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omor</text:p>
          </table:table-cell>
          <table:table-cell office:value-type="string" calcext:value-type="string">
            <text:p>Id Wuku</text:p>
          </table:table-cell>
          <table:table-cell office:value-type="string" calcext:value-type="string">
            <text:p>Wuku</text:p>
          </table:table-cell>
          <table:table-cell office:value-type="string" calcext:value-type="string">
            <text:p>Urip Wuku</text:p>
          </table:table-cell>
          <table:table-cell office:value-type="string" calcext:value-type="string">
            <text:p>EkaWara</text:p>
          </table:table-cell>
          <table:table-cell office:value-type="string" calcext:value-type="string">
            <text:p>UripEkawara</text:p>
          </table:table-cell>
          <table:table-cell office:value-type="string" calcext:value-type="string">
            <text:p>DwiWara</text:p>
          </table:table-cell>
          <table:table-cell office:value-type="string" calcext:value-type="string">
            <text:p>UripDwiWara</text:p>
          </table:table-cell>
          <table:table-cell office:value-type="string" calcext:value-type="string">
            <text:p>TriWara</text:p>
          </table:table-cell>
          <table:table-cell office:value-type="string" calcext:value-type="string">
            <text:p>UripTriWara</text:p>
          </table:table-cell>
          <table:table-cell office:value-type="string" calcext:value-type="string">
            <text:p>CaturWara</text:p>
          </table:table-cell>
          <table:table-cell office:value-type="string" calcext:value-type="string">
            <text:p>UripCaturWara</text:p>
          </table:table-cell>
          <table:table-cell office:value-type="string" calcext:value-type="string">
            <text:p>PancaWara</text:p>
          </table:table-cell>
          <table:table-cell office:value-type="string" calcext:value-type="string">
            <text:p>UripPancaWara</text:p>
          </table:table-cell>
          <table:table-cell office:value-type="string" calcext:value-type="string">
            <text:p>SadWara</text:p>
          </table:table-cell>
          <table:table-cell office:value-type="string" calcext:value-type="string">
            <text:p>UripSadWara</text:p>
          </table:table-cell>
          <table:table-cell office:value-type="string" calcext:value-type="string">
            <text:p>SaptaWara</text:p>
          </table:table-cell>
          <table:table-cell office:value-type="string" calcext:value-type="string">
            <text:p>UripSaptaWara</text:p>
          </table:table-cell>
          <table:table-cell office:value-type="string" calcext:value-type="string">
            <text:p>AstaWara</text:p>
          </table:table-cell>
          <table:table-cell office:value-type="string" calcext:value-type="string">
            <text:p>UripAstawara</text:p>
          </table:table-cell>
          <table:table-cell office:value-type="string" calcext:value-type="string">
            <text:p>SangaWara</text:p>
          </table:table-cell>
          <table:table-cell office:value-type="string" calcext:value-type="string">
            <text:p>UripSangaWara</text:p>
          </table:table-cell>
          <table:table-cell table:style-name="Default" office:value-type="string" calcext:value-type="string">
            <text:p>DasaWara</text:p>
          </table:table-cell>
          <table:table-cell office:value-type="string" calcext:value-type="string">
            <text:p>UripDasaWa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]-MOD([.A2];7))/7" office:value-type="float" office:value="0" calcext:value-type="float">
            <text:p>0</text:p>
          </table:table-cell>
          <table:table-cell office:value-type="string" calcext:value-type="string">
            <text:p>Sinta</text:p>
          </table:table-cell>
          <table:table-cell office:value-type="float" office:value="7" calcext:value-type="float">
            <text:p>7</text:p>
          </table:table-cell>
          <table:table-cell table:formula="of:=IF(MOD([.N2]+[.R2];2)=1;&quot;Luang&quot;;&quot;-&quot;)" office:value-type="string" office:string-value="-" calcext:value-type="string">
            <text:p>-</text:p>
          </table:table-cell>
          <table:table-cell table:formula="of:=IF(MOD([.N2]+[.R2];2)=1;1;0)" office:value-type="float" office:value="0" calcext:value-type="float">
            <text:p>0</text:p>
          </table:table-cell>
          <table:table-cell table:formula="of:=IF(MOD([.N2]+[.R2];2)=1;&quot;Pepet&quot;;&quot;Menga&quot;)" office:value-type="string" office:string-value="Menga" calcext:value-type="string">
            <text:p>Menga</text:p>
          </table:table-cell>
          <table:table-cell table:formula="of:=IF(MOD([.N2]+[.R2];2)=1;4;5)" office:value-type="float" office:value="5" calcext:value-type="float">
            <text:p>5</text:p>
          </table:table-cell>
          <table:table-cell table:formula="of:=COM.MICROSOFT.IFS(MOD([.A2];3)=0;&quot;Pasah&quot;;MOD([.A2];3)=1;&quot;Beteng&quot;;MOD([.A2];3)=2;&quot;Kajeng&quot;)" office:value-type="string" office:string-value="Pasah" calcext:value-type="string">
            <text:p>Pasah</text:p>
          </table:table-cell>
          <table:table-cell table:formula="of:=COM.MICROSOFT.IFS(MOD([.A2];3)=0;9;MOD([.A2];3)=1;4;MOD([.A2];3)=2;7)" office:value-type="float" office:value="9" calcext:value-type="float">
            <text:p>9</text:p>
          </table:table-cell>
          <table:table-cell table:formula="of:=COM.MICROSOFT.IFS(MOD([.A2];4)=0;&quot;Sri&quot;;MOD([.A2];4)=1;&quot;Laba&quot;;MOD([.A2];4)=2;&quot;Jaya&quot;;MOD([.A2];4)=3;&quot;Menala&quot;)" office:value-type="string" office:string-value="Sri" calcext:value-type="string">
            <text:p>Sri</text:p>
          </table:table-cell>
          <table:table-cell table:formula="of:=COM.MICROSOFT.IFS(MOD([.A2];4)=0;6;MOD([.A2];4)=1;5;MOD([.A2];4)=2;1;MOD([.A2];4)=3;8)" office:value-type="float" office:value="6" calcext:value-type="float">
            <text:p>6</text:p>
          </table:table-cell>
          <table:table-cell table:formula="of:=COM.MICROSOFT.IFS(MOD([.A2];5)=0;&quot;Pahing&quot;;MOD([.A2];5)=1;&quot;Pon&quot;;MOD([.A2];5)=2;&quot;Wage&quot;;MOD([.A2];5)=3;&quot;Kliwon&quot;;MOD([.A2];5)=4;&quot;Umanis&quot;)" office:value-type="string" office:string-value="Pahing" calcext:value-type="string">
            <text:p>Pahing</text:p>
          </table:table-cell>
          <table:table-cell table:formula="of:=COM.MICROSOFT.IFS(MOD([.A2];5)=0;9;MOD([.A2];5)=1;7;MOD([.A2];5)=2;4;MOD([.A2];5)=3;8;MOD([.A2];5)=4;5)" office:value-type="float" office:value="9" calcext:value-type="float">
            <text:p>9</text:p>
          </table:table-cell>
          <table:table-cell table:formula="of:=COM.MICROSOFT.IFS(MOD([.A2];6)=0;&quot;Tungleh&quot;;MOD([.A2];6)=1;&quot;Aryang&quot;;MOD([.A2];6)=2;&quot;Urukung&quot;;MOD([.A2];6)=3;&quot;Paniron&quot;;MOD([.A2];6)=4;&quot;Was&quot;;MOD([.A2];6)=5;&quot;Maulu&quot;)" office:value-type="string" office:string-value="Tungleh" calcext:value-type="string">
            <text:p>Tungleh</text:p>
          </table:table-cell>
          <table:table-cell table:formula="of:=COM.MICROSOFT.IFS(MOD([.A2];6)=0;7;MOD([.A2];6)=1;6;MOD([.A2];6)=2;5;MOD([.A2];6)=3;8;MOD([.A2];6)=4;9;MOD([.A2];6)=5;3)" office:value-type="float" office:value="7" calcext:value-type="float">
            <text:p>7</text:p>
          </table:table-cell>
          <table:table-cell table:formula="of:=COM.MICROSOFT.IFS(MOD([.A2];7)=0;&quot;Redite&quot;;MOD([.A2];7)=1;&quot;Soma&quot;;MOD([.A2];7)=2;&quot;Anggara&quot;;MOD([.A2];7)=3;&quot;Budha&quot;;MOD([.A2];7)=4;&quot;Wraspati&quot;;MOD([.A2];7)=5;&quot;Sukra&quot;;MOD([.A2];7);&quot;Saniscara&quot;)" office:value-type="string" office:string-value="Redite" calcext:value-type="string">
            <text:p>Redite</text:p>
          </table:table-cell>
          <table:table-cell table:formula="of:=COM.MICROSOFT.IFS(MOD([.A2];7)=0;5;MOD([.A2];7)=1;4;MOD([.A2];7)=2;3;MOD([.A2];7)=3;7;MOD([.A2];7)=4;8;MOD([.A2];7)=5;6;MOD([.A2];7);9)" office:value-type="float" office:value="5" calcext:value-type="float">
            <text:p>5</text:p>
          </table:table-cell>
          <table:table-cell table:formula="of:=COM.MICROSOFT.IFS(MOD([.A2];8)=0;&quot;Sri&quot;;MOD([.A2];8)=1;&quot;Indra&quot;;MOD([.A2];8)=2;&quot;Guru&quot;;MOD([.A2];8)=3;&quot;Yama&quot;;MOD([.A2];8)=4;&quot;Ludra&quot;;MOD([.A2];8)=5;&quot;Brahma&quot;;MOD([.A2];8)=6;&quot;Kala&quot;;MOD([.A2];8)=7;&quot;Uma&quot;)" office:value-type="string" office:string-value="Sri" calcext:value-type="string">
            <text:p>Sri</text:p>
          </table:table-cell>
          <table:table-cell table:formula="of:=COM.MICROSOFT.IFS(MOD([.A2];8)=0;6;MOD([.A2];8)=1;5;MOD([.A2];8)=2;8;MOD([.A2];8)=3;9;MOD([.A2];8)=4;3;MOD([.A2];8)=5;7;MOD([.A2];8)=6;1;MOD([.A2];8)=7;4)" office:value-type="float" office:value="6" calcext:value-type="float">
            <text:p>6</text:p>
          </table:table-cell>
          <table:table-cell office:value-type="string" calcext:value-type="string">
            <text:p>Dangu</text:p>
          </table:table-cell>
          <table:table-cell office:value-type="float" office:value="5" calcext:value-type="float">
            <text:p>5</text:p>
          </table:table-cell>
          <table:table-cell table:formula="of:=COM.MICROSOFT.IFS(MOD(MOD([.N2]+[.R2];10);10)=0;&quot;Pandita&quot;;MOD(MOD([.N2]+[.R2];10);10)=1;&quot;Pati&quot;;MOD(MOD([.N2]+[.R2];10);10)=2;&quot;Suka&quot;;MOD(MOD([.N2]+[.R2];10);10)=3;&quot;Duka&quot;;MOD(MOD([.N2]+[.R2];10);10)=4;&quot;Sri&quot;;MOD(MOD([.N2]+[.R2];10);10)=5;&quot;Manuh&quot;;MOD(MOD([.N2]+[.R2];10);10)=6;&quot;Manusa&quot;;MOD(MOD([.N2]+[.R2];10);10)=7;&quot;Raja&quot;;MOD(MOD([.N2]+[.R2];10);10)=8;&quot;Dewa&quot;;MOD(MOD([.N2]+[.R2];10);10)=9;&quot;Raksasa&quot;)" office:value-type="string" office:string-value="Sri" calcext:value-type="string">
            <text:p>Sri</text:p>
          </table:table-cell>
          <table:table-cell table:formula="of:=COM.MICROSOFT.IFS(MOD(MOD([.N2]+[.R2];10);10)=0;5;MOD(MOD([.N2]+[.R2];10);10)=1;7;MOD(MOD([.N2]+[.R2];10);10)=2;10;MOD(MOD([.N2]+[.R2];10);10)=3;4;MOD(MOD([.N2]+[.R2];10);10)=4;6;MOD(MOD([.N2]+[.R2];10);10)=5;2;MOD(MOD([.N2]+[.R2];10);10)=6;3;MOD(MOD([.N2]+[.R2];10);10)=7;8;MOD(MOD([.N2]+[.R2];10);10)=8;9;MOD(MOD([.N2]+[.R2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-MOD([.A3];7))/7" office:value-type="float" office:value="0" calcext:value-type="float">
            <text:p>0</text:p>
          </table:table-cell>
          <table:table-cell office:value-type="string" calcext:value-type="string">
            <text:p>Sinta</text:p>
          </table:table-cell>
          <table:table-cell office:value-type="float" office:value="7" calcext:value-type="float">
            <text:p>7</text:p>
          </table:table-cell>
          <table:table-cell table:formula="of:=IF(MOD([.N3]+[.R3];2)=1;&quot;Luang&quot;;&quot;-&quot;)" office:value-type="string" office:string-value="Luang" calcext:value-type="string">
            <text:p>Luang</text:p>
          </table:table-cell>
          <table:table-cell table:formula="of:=IF(MOD([.N3]+[.R3];2)=1;1;0)" office:value-type="float" office:value="1" calcext:value-type="float">
            <text:p>1</text:p>
          </table:table-cell>
          <table:table-cell table:formula="of:=IF(MOD([.N3]+[.R3];2)=1;&quot;Pepet&quot;;&quot;Menga&quot;)" office:value-type="string" office:string-value="Pepet" calcext:value-type="string">
            <text:p>Pepet</text:p>
          </table:table-cell>
          <table:table-cell table:formula="of:=IF(MOD([.N3]+[.R3];2)=1;4;5)" office:value-type="float" office:value="4" calcext:value-type="float">
            <text:p>4</text:p>
          </table:table-cell>
          <table:table-cell table:formula="of:=COM.MICROSOFT.IFS(MOD([.A3];3)=0;&quot;Pasah&quot;;MOD([.A3];3)=1;&quot;Beteng&quot;;MOD([.A3];3)=2;&quot;Kajeng&quot;)" office:value-type="string" office:string-value="Beteng" calcext:value-type="string">
            <text:p>Beteng</text:p>
          </table:table-cell>
          <table:table-cell table:formula="of:=COM.MICROSOFT.IFS(MOD([.A3];3)=0;9;MOD([.A3];3)=1;4;MOD([.A3];3)=2;7)" office:value-type="float" office:value="4" calcext:value-type="float">
            <text:p>4</text:p>
          </table:table-cell>
          <table:table-cell table:formula="of:=COM.MICROSOFT.IFS(MOD([.A3];4)=0;&quot;Sri&quot;;MOD([.A3];4)=1;&quot;Laba&quot;;MOD([.A3];4)=2;&quot;Jaya&quot;;MOD([.A3];4)=3;&quot;Menala&quot;)" office:value-type="string" office:string-value="Laba" calcext:value-type="string">
            <text:p>Laba</text:p>
          </table:table-cell>
          <table:table-cell table:formula="of:=COM.MICROSOFT.IFS(MOD([.A3];4)=0;6;MOD([.A3];4)=1;5;MOD([.A3];4)=2;1;MOD([.A3];4)=3;8)" office:value-type="float" office:value="5" calcext:value-type="float">
            <text:p>5</text:p>
          </table:table-cell>
          <table:table-cell table:formula="of:=COM.MICROSOFT.IFS(MOD([.A3];5)=0;&quot;Pahing&quot;;MOD([.A3];5)=1;&quot;Pon&quot;;MOD([.A3];5)=2;&quot;Wage&quot;;MOD([.A3];5)=3;&quot;Kliwon&quot;;MOD([.A3];5)=4;&quot;Umanis&quot;)" office:value-type="string" office:string-value="Pon" calcext:value-type="string">
            <text:p>Pon</text:p>
          </table:table-cell>
          <table:table-cell table:formula="of:=COM.MICROSOFT.IFS(MOD([.A3];5)=0;9;MOD([.A3];5)=1;7;MOD([.A3];5)=2;4;MOD([.A3];5)=3;8;MOD([.A3];5)=4;5)" office:value-type="float" office:value="7" calcext:value-type="float">
            <text:p>7</text:p>
          </table:table-cell>
          <table:table-cell table:formula="of:=COM.MICROSOFT.IFS(MOD([.A3];6)=0;&quot;Tungleh&quot;;MOD([.A3];6)=1;&quot;Aryang&quot;;MOD([.A3];6)=2;&quot;Urukung&quot;;MOD([.A3];6)=3;&quot;Paniron&quot;;MOD([.A3];6)=4;&quot;Was&quot;;MOD([.A3];6)=5;&quot;Maulu&quot;)" office:value-type="string" office:string-value="Aryang" calcext:value-type="string">
            <text:p>Aryang</text:p>
          </table:table-cell>
          <table:table-cell table:formula="of:=COM.MICROSOFT.IFS(MOD([.A3];6)=0;7;MOD([.A3];6)=1;6;MOD([.A3];6)=2;5;MOD([.A3];6)=3;8;MOD([.A3];6)=4;9;MOD([.A3];6)=5;3)" office:value-type="float" office:value="6" calcext:value-type="float">
            <text:p>6</text:p>
          </table:table-cell>
          <table:table-cell table:formula="of:=COM.MICROSOFT.IFS(MOD([.A3];7)=0;&quot;Redite&quot;;MOD([.A3];7)=1;&quot;Soma&quot;;MOD([.A3];7)=2;&quot;Anggara&quot;;MOD([.A3];7)=3;&quot;Budha&quot;;MOD([.A3];7)=4;&quot;Wraspati&quot;;MOD([.A3];7)=5;&quot;Sukra&quot;;MOD([.A3];7);&quot;Saniscara&quot;)" office:value-type="string" office:string-value="Soma" calcext:value-type="string">
            <text:p>Soma</text:p>
          </table:table-cell>
          <table:table-cell table:formula="of:=COM.MICROSOFT.IFS(MOD([.A3];7)=0;5;MOD([.A3];7)=1;4;MOD([.A3];7)=2;3;MOD([.A3];7)=3;7;MOD([.A3];7)=4;8;MOD([.A3];7)=5;6;MOD([.A3];7);9)" office:value-type="float" office:value="4" calcext:value-type="float">
            <text:p>4</text:p>
          </table:table-cell>
          <table:table-cell table:formula="of:=COM.MICROSOFT.IFS(MOD([.A3];8)=0;&quot;Sri&quot;;MOD([.A3];8)=1;&quot;Indra&quot;;MOD([.A3];8)=2;&quot;Guru&quot;;MOD([.A3];8)=3;&quot;Yama&quot;;MOD([.A3];8)=4;&quot;Ludra&quot;;MOD([.A3];8)=5;&quot;Brahma&quot;;MOD([.A3];8)=6;&quot;Kala&quot;;MOD([.A3];8)=7;&quot;Uma&quot;)" office:value-type="string" office:string-value="Indra" calcext:value-type="string">
            <text:p>Indra</text:p>
          </table:table-cell>
          <table:table-cell table:formula="of:=COM.MICROSOFT.IFS(MOD([.A3];8)=0;6;MOD([.A3];8)=1;5;MOD([.A3];8)=2;8;MOD([.A3];8)=3;9;MOD([.A3];8)=4;3;MOD([.A3];8)=5;7;MOD([.A3];8)=6;1;MOD([.A3];8)=7;4)" office:value-type="float" office:value="5" calcext:value-type="float">
            <text:p>5</text:p>
          </table:table-cell>
          <table:table-cell office:value-type="string" calcext:value-type="string">
            <text:p>Dangu</text:p>
          </table:table-cell>
          <table:table-cell office:value-type="float" office:value="5" calcext:value-type="float">
            <text:p>5</text:p>
          </table:table-cell>
          <table:table-cell table:formula="of:=COM.MICROSOFT.IFS(MOD(MOD([.N3]+[.R3];10);10)=0;&quot;Pandita&quot;;MOD(MOD([.N3]+[.R3];10);10)=1;&quot;Pati&quot;;MOD(MOD([.N3]+[.R3];10);10)=2;&quot;Suka&quot;;MOD(MOD([.N3]+[.R3];10);10)=3;&quot;Duka&quot;;MOD(MOD([.N3]+[.R3];10);10)=4;&quot;Sri&quot;;MOD(MOD([.N3]+[.R3];10);10)=5;&quot;Manuh&quot;;MOD(MOD([.N3]+[.R3];10);10)=6;&quot;Manusa&quot;;MOD(MOD([.N3]+[.R3];10);10)=7;&quot;Raja&quot;;MOD(MOD([.N3]+[.R3];10);10)=8;&quot;Dewa&quot;;MOD(MOD([.N3]+[.R3];10);10)=9;&quot;Raksasa&quot;)" office:value-type="string" office:string-value="Pati" calcext:value-type="string">
            <text:p>Pati</text:p>
          </table:table-cell>
          <table:table-cell table:formula="of:=COM.MICROSOFT.IFS(MOD(MOD([.N3]+[.R3];10);10)=0;5;MOD(MOD([.N3]+[.R3];10);10)=1;7;MOD(MOD([.N3]+[.R3];10);10)=2;10;MOD(MOD([.N3]+[.R3];10);10)=3;4;MOD(MOD([.N3]+[.R3];10);10)=4;6;MOD(MOD([.N3]+[.R3];10);10)=5;2;MOD(MOD([.N3]+[.R3];10);10)=6;3;MOD(MOD([.N3]+[.R3];10);10)=7;8;MOD(MOD([.N3]+[.R3];10);10)=8;9;MOD(MOD([.N3]+[.R3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-MOD([.A4];7))/7" office:value-type="float" office:value="0" calcext:value-type="float">
            <text:p>0</text:p>
          </table:table-cell>
          <table:table-cell office:value-type="string" calcext:value-type="string">
            <text:p>Sinta</text:p>
          </table:table-cell>
          <table:table-cell office:value-type="float" office:value="7" calcext:value-type="float">
            <text:p>7</text:p>
          </table:table-cell>
          <table:table-cell table:formula="of:=IF(MOD([.N4]+[.R4];2)=1;&quot;Luang&quot;;&quot;-&quot;)" office:value-type="string" office:string-value="Luang" calcext:value-type="string">
            <text:p>Luang</text:p>
          </table:table-cell>
          <table:table-cell table:formula="of:=IF(MOD([.N4]+[.R4];2)=1;1;0)" office:value-type="float" office:value="1" calcext:value-type="float">
            <text:p>1</text:p>
          </table:table-cell>
          <table:table-cell table:formula="of:=IF(MOD([.N4]+[.R4];2)=1;&quot;Pepet&quot;;&quot;Menga&quot;)" office:value-type="string" office:string-value="Pepet" calcext:value-type="string">
            <text:p>Pepet</text:p>
          </table:table-cell>
          <table:table-cell table:formula="of:=IF(MOD([.N4]+[.R4];2)=1;4;5)" office:value-type="float" office:value="4" calcext:value-type="float">
            <text:p>4</text:p>
          </table:table-cell>
          <table:table-cell table:formula="of:=COM.MICROSOFT.IFS(MOD([.A4];3)=0;&quot;Pasah&quot;;MOD([.A4];3)=1;&quot;Beteng&quot;;MOD([.A4];3)=2;&quot;Kajeng&quot;)" office:value-type="string" office:string-value="Kajeng" calcext:value-type="string">
            <text:p>Kajeng</text:p>
          </table:table-cell>
          <table:table-cell table:formula="of:=COM.MICROSOFT.IFS(MOD([.A4];3)=0;9;MOD([.A4];3)=1;4;MOD([.A4];3)=2;7)" office:value-type="float" office:value="7" calcext:value-type="float">
            <text:p>7</text:p>
          </table:table-cell>
          <table:table-cell table:formula="of:=COM.MICROSOFT.IFS(MOD([.A4];4)=0;&quot;Sri&quot;;MOD([.A4];4)=1;&quot;Laba&quot;;MOD([.A4];4)=2;&quot;Jaya&quot;;MOD([.A4];4)=3;&quot;Menala&quot;)" office:value-type="string" office:string-value="Jaya" calcext:value-type="string">
            <text:p>Jaya</text:p>
          </table:table-cell>
          <table:table-cell table:formula="of:=COM.MICROSOFT.IFS(MOD([.A4];4)=0;6;MOD([.A4];4)=1;5;MOD([.A4];4)=2;1;MOD([.A4];4)=3;8)" office:value-type="float" office:value="1" calcext:value-type="float">
            <text:p>1</text:p>
          </table:table-cell>
          <table:table-cell table:formula="of:=COM.MICROSOFT.IFS(MOD([.A4];5)=0;&quot;Pahing&quot;;MOD([.A4];5)=1;&quot;Pon&quot;;MOD([.A4];5)=2;&quot;Wage&quot;;MOD([.A4];5)=3;&quot;Kliwon&quot;;MOD([.A4];5)=4;&quot;Umanis&quot;)" office:value-type="string" office:string-value="Wage" calcext:value-type="string">
            <text:p>Wage</text:p>
          </table:table-cell>
          <table:table-cell table:formula="of:=COM.MICROSOFT.IFS(MOD([.A4];5)=0;9;MOD([.A4];5)=1;7;MOD([.A4];5)=2;4;MOD([.A4];5)=3;8;MOD([.A4];5)=4;5)" office:value-type="float" office:value="4" calcext:value-type="float">
            <text:p>4</text:p>
          </table:table-cell>
          <table:table-cell table:formula="of:=COM.MICROSOFT.IFS(MOD([.A4];6)=0;&quot;Tungleh&quot;;MOD([.A4];6)=1;&quot;Aryang&quot;;MOD([.A4];6)=2;&quot;Urukung&quot;;MOD([.A4];6)=3;&quot;Paniron&quot;;MOD([.A4];6)=4;&quot;Was&quot;;MOD([.A4];6)=5;&quot;Maulu&quot;)" office:value-type="string" office:string-value="Urukung" calcext:value-type="string">
            <text:p>Urukung</text:p>
          </table:table-cell>
          <table:table-cell table:formula="of:=COM.MICROSOFT.IFS(MOD([.A4];6)=0;7;MOD([.A4];6)=1;6;MOD([.A4];6)=2;5;MOD([.A4];6)=3;8;MOD([.A4];6)=4;9;MOD([.A4];6)=5;3)" office:value-type="float" office:value="5" calcext:value-type="float">
            <text:p>5</text:p>
          </table:table-cell>
          <table:table-cell table:formula="of:=COM.MICROSOFT.IFS(MOD([.A4];7)=0;&quot;Redite&quot;;MOD([.A4];7)=1;&quot;Soma&quot;;MOD([.A4];7)=2;&quot;Anggara&quot;;MOD([.A4];7)=3;&quot;Budha&quot;;MOD([.A4];7)=4;&quot;Wraspati&quot;;MOD([.A4];7)=5;&quot;Sukra&quot;;MOD([.A4];7);&quot;Saniscara&quot;)" office:value-type="string" office:string-value="Anggara" calcext:value-type="string">
            <text:p>Anggara</text:p>
          </table:table-cell>
          <table:table-cell table:formula="of:=COM.MICROSOFT.IFS(MOD([.A4];7)=0;5;MOD([.A4];7)=1;4;MOD([.A4];7)=2;3;MOD([.A4];7)=3;7;MOD([.A4];7)=4;8;MOD([.A4];7)=5;6;MOD([.A4];7);9)" office:value-type="float" office:value="3" calcext:value-type="float">
            <text:p>3</text:p>
          </table:table-cell>
          <table:table-cell table:formula="of:=COM.MICROSOFT.IFS(MOD([.A4];8)=0;&quot;Sri&quot;;MOD([.A4];8)=1;&quot;Indra&quot;;MOD([.A4];8)=2;&quot;Guru&quot;;MOD([.A4];8)=3;&quot;Yama&quot;;MOD([.A4];8)=4;&quot;Ludra&quot;;MOD([.A4];8)=5;&quot;Brahma&quot;;MOD([.A4];8)=6;&quot;Kala&quot;;MOD([.A4];8)=7;&quot;Uma&quot;)" office:value-type="string" office:string-value="Guru" calcext:value-type="string">
            <text:p>Guru</text:p>
          </table:table-cell>
          <table:table-cell table:formula="of:=COM.MICROSOFT.IFS(MOD([.A4];8)=0;6;MOD([.A4];8)=1;5;MOD([.A4];8)=2;8;MOD([.A4];8)=3;9;MOD([.A4];8)=4;3;MOD([.A4];8)=5;7;MOD([.A4];8)=6;1;MOD([.A4];8)=7;4)" office:value-type="float" office:value="8" calcext:value-type="float">
            <text:p>8</text:p>
          </table:table-cell>
          <table:table-cell office:value-type="string" calcext:value-type="string">
            <text:p>Dangu</text:p>
          </table:table-cell>
          <table:table-cell office:value-type="float" office:value="5" calcext:value-type="float">
            <text:p>5</text:p>
          </table:table-cell>
          <table:table-cell table:formula="of:=COM.MICROSOFT.IFS(MOD(MOD([.N4]+[.R4];10);10)=0;&quot;Pandita&quot;;MOD(MOD([.N4]+[.R4];10);10)=1;&quot;Pati&quot;;MOD(MOD([.N4]+[.R4];10);10)=2;&quot;Suka&quot;;MOD(MOD([.N4]+[.R4];10);10)=3;&quot;Duka&quot;;MOD(MOD([.N4]+[.R4];10);10)=4;&quot;Sri&quot;;MOD(MOD([.N4]+[.R4];10);10)=5;&quot;Manuh&quot;;MOD(MOD([.N4]+[.R4];10);10)=6;&quot;Manusa&quot;;MOD(MOD([.N4]+[.R4];10);10)=7;&quot;Raja&quot;;MOD(MOD([.N4]+[.R4];10);10)=8;&quot;Dewa&quot;;MOD(MOD([.N4]+[.R4];10);10)=9;&quot;Raksasa&quot;)" office:value-type="string" office:string-value="Raja" calcext:value-type="string">
            <text:p>Raja</text:p>
          </table:table-cell>
          <table:table-cell table:formula="of:=COM.MICROSOFT.IFS(MOD(MOD([.N4]+[.R4];10);10)=0;5;MOD(MOD([.N4]+[.R4];10);10)=1;7;MOD(MOD([.N4]+[.R4];10);10)=2;10;MOD(MOD([.N4]+[.R4];10);10)=3;4;MOD(MOD([.N4]+[.R4];10);10)=4;6;MOD(MOD([.N4]+[.R4];10);10)=5;2;MOD(MOD([.N4]+[.R4];10);10)=6;3;MOD(MOD([.N4]+[.R4];10);10)=7;8;MOD(MOD([.N4]+[.R4];10);10)=8;9;MOD(MOD([.N4]+[.R4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-MOD([.A5];7))/7" office:value-type="float" office:value="0" calcext:value-type="float">
            <text:p>0</text:p>
          </table:table-cell>
          <table:table-cell office:value-type="string" calcext:value-type="string">
            <text:p>Sinta</text:p>
          </table:table-cell>
          <table:table-cell office:value-type="float" office:value="7" calcext:value-type="float">
            <text:p>7</text:p>
          </table:table-cell>
          <table:table-cell table:formula="of:=IF(MOD([.N5]+[.R5];2)=1;&quot;Luang&quot;;&quot;-&quot;)" office:value-type="string" office:string-value="Luang" calcext:value-type="string">
            <text:p>Luang</text:p>
          </table:table-cell>
          <table:table-cell table:formula="of:=IF(MOD([.N5]+[.R5];2)=1;1;0)" office:value-type="float" office:value="1" calcext:value-type="float">
            <text:p>1</text:p>
          </table:table-cell>
          <table:table-cell table:formula="of:=IF(MOD([.N5]+[.R5];2)=1;&quot;Pepet&quot;;&quot;Menga&quot;)" office:value-type="string" office:string-value="Pepet" calcext:value-type="string">
            <text:p>Pepet</text:p>
          </table:table-cell>
          <table:table-cell table:formula="of:=IF(MOD([.N5]+[.R5];2)=1;4;5)" office:value-type="float" office:value="4" calcext:value-type="float">
            <text:p>4</text:p>
          </table:table-cell>
          <table:table-cell table:formula="of:=COM.MICROSOFT.IFS(MOD([.A5];3)=0;&quot;Pasah&quot;;MOD([.A5];3)=1;&quot;Beteng&quot;;MOD([.A5];3)=2;&quot;Kajeng&quot;)" office:value-type="string" office:string-value="Pasah" calcext:value-type="string">
            <text:p>Pasah</text:p>
          </table:table-cell>
          <table:table-cell table:formula="of:=COM.MICROSOFT.IFS(MOD([.A5];3)=0;9;MOD([.A5];3)=1;4;MOD([.A5];3)=2;7)" office:value-type="float" office:value="9" calcext:value-type="float">
            <text:p>9</text:p>
          </table:table-cell>
          <table:table-cell table:formula="of:=COM.MICROSOFT.IFS(MOD([.A5];4)=0;&quot;Sri&quot;;MOD([.A5];4)=1;&quot;Laba&quot;;MOD([.A5];4)=2;&quot;Jaya&quot;;MOD([.A5];4)=3;&quot;Menala&quot;)" office:value-type="string" office:string-value="Menala" calcext:value-type="string">
            <text:p>Menala</text:p>
          </table:table-cell>
          <table:table-cell table:formula="of:=COM.MICROSOFT.IFS(MOD([.A5];4)=0;6;MOD([.A5];4)=1;5;MOD([.A5];4)=2;1;MOD([.A5];4)=3;8)" office:value-type="float" office:value="8" calcext:value-type="float">
            <text:p>8</text:p>
          </table:table-cell>
          <table:table-cell table:formula="of:=COM.MICROSOFT.IFS(MOD([.A5];5)=0;&quot;Pahing&quot;;MOD([.A5];5)=1;&quot;Pon&quot;;MOD([.A5];5)=2;&quot;Wage&quot;;MOD([.A5];5)=3;&quot;Kliwon&quot;;MOD([.A5];5)=4;&quot;Umanis&quot;)" office:value-type="string" office:string-value="Kliwon" calcext:value-type="string">
            <text:p>Kliwon</text:p>
          </table:table-cell>
          <table:table-cell table:formula="of:=COM.MICROSOFT.IFS(MOD([.A5];5)=0;9;MOD([.A5];5)=1;7;MOD([.A5];5)=2;4;MOD([.A5];5)=3;8;MOD([.A5];5)=4;5)" office:value-type="float" office:value="8" calcext:value-type="float">
            <text:p>8</text:p>
          </table:table-cell>
          <table:table-cell table:formula="of:=COM.MICROSOFT.IFS(MOD([.A5];6)=0;&quot;Tungleh&quot;;MOD([.A5];6)=1;&quot;Aryang&quot;;MOD([.A5];6)=2;&quot;Urukung&quot;;MOD([.A5];6)=3;&quot;Paniron&quot;;MOD([.A5];6)=4;&quot;Was&quot;;MOD([.A5];6)=5;&quot;Maulu&quot;)" office:value-type="string" office:string-value="Paniron" calcext:value-type="string">
            <text:p>Paniron</text:p>
          </table:table-cell>
          <table:table-cell table:formula="of:=COM.MICROSOFT.IFS(MOD([.A5];6)=0;7;MOD([.A5];6)=1;6;MOD([.A5];6)=2;5;MOD([.A5];6)=3;8;MOD([.A5];6)=4;9;MOD([.A5];6)=5;3)" office:value-type="float" office:value="8" calcext:value-type="float">
            <text:p>8</text:p>
          </table:table-cell>
          <table:table-cell table:formula="of:=COM.MICROSOFT.IFS(MOD([.A5];7)=0;&quot;Redite&quot;;MOD([.A5];7)=1;&quot;Soma&quot;;MOD([.A5];7)=2;&quot;Anggara&quot;;MOD([.A5];7)=3;&quot;Budha&quot;;MOD([.A5];7)=4;&quot;Wraspati&quot;;MOD([.A5];7)=5;&quot;Sukra&quot;;MOD([.A5];7);&quot;Saniscara&quot;)" office:value-type="string" office:string-value="Budha" calcext:value-type="string">
            <text:p>Budha</text:p>
          </table:table-cell>
          <table:table-cell table:formula="of:=COM.MICROSOFT.IFS(MOD([.A5];7)=0;5;MOD([.A5];7)=1;4;MOD([.A5];7)=2;3;MOD([.A5];7)=3;7;MOD([.A5];7)=4;8;MOD([.A5];7)=5;6;MOD([.A5];7);9)" office:value-type="float" office:value="7" calcext:value-type="float">
            <text:p>7</text:p>
          </table:table-cell>
          <table:table-cell table:formula="of:=COM.MICROSOFT.IFS(MOD([.A5];8)=0;&quot;Sri&quot;;MOD([.A5];8)=1;&quot;Indra&quot;;MOD([.A5];8)=2;&quot;Guru&quot;;MOD([.A5];8)=3;&quot;Yama&quot;;MOD([.A5];8)=4;&quot;Ludra&quot;;MOD([.A5];8)=5;&quot;Brahma&quot;;MOD([.A5];8)=6;&quot;Kala&quot;;MOD([.A5];8)=7;&quot;Uma&quot;)" office:value-type="string" office:string-value="Yama" calcext:value-type="string">
            <text:p>Yama</text:p>
          </table:table-cell>
          <table:table-cell table:formula="of:=COM.MICROSOFT.IFS(MOD([.A5];8)=0;6;MOD([.A5];8)=1;5;MOD([.A5];8)=2;8;MOD([.A5];8)=3;9;MOD([.A5];8)=4;3;MOD([.A5];8)=5;7;MOD([.A5];8)=6;1;MOD([.A5];8)=7;4)" office:value-type="float" office:value="9" calcext:value-type="float">
            <text:p>9</text:p>
          </table:table-cell>
          <table:table-cell table:formula="of:=COM.MICROSOFT.IFS(MOD([.A5]-3;9)=0;&quot;Dangu&quot;;MOD([.A5]-3;9)=1;&quot;Jangur&quot;;MOD([.A5]-3;9)=2;&quot;Gigis&quot;;MOD([.A5]-3;9)=3;&quot;Nohan&quot;;MOD([.A5]-3;9)=4;&quot;Ogan&quot;;MOD([.A5]-3;9)=5;&quot;Erengan&quot;;MOD([.A5]-3;9)=6;&quot;Urungan&quot;;MOD([.A5]-3;9)=7;&quot;Tulus&quot;;MOD([.A5]-3;9)=8;&quot;Dadi&quot;)" office:value-type="string" office:string-value="Dangu" calcext:value-type="string">
            <text:p>Dangu</text:p>
          </table:table-cell>
          <table:table-cell table:formula="of:=COM.MICROSOFT.IFS(MOD([.A5]-3;9)=0;5;MOD([.A5]-3;9)=1;8;MOD([.A5]-3;9)=2;9;MOD([.A5]-3;9)=3;3;MOD([.A5]-3;9)=4;7;MOD([.A5]-3;9)=5;1;MOD([.A5]-3;9)=6;4;MOD([.A5]-3;9)=7;6;MOD([.A5]-3;9)=8;8)" office:value-type="float" office:value="5" calcext:value-type="float">
            <text:p>5</text:p>
          </table:table-cell>
          <table:table-cell table:formula="of:=COM.MICROSOFT.IFS(MOD(MOD([.N5]+[.R5];10);10)=0;&quot;Pandita&quot;;MOD(MOD([.N5]+[.R5];10);10)=1;&quot;Pati&quot;;MOD(MOD([.N5]+[.R5];10);10)=2;&quot;Suka&quot;;MOD(MOD([.N5]+[.R5];10);10)=3;&quot;Duka&quot;;MOD(MOD([.N5]+[.R5];10);10)=4;&quot;Sri&quot;;MOD(MOD([.N5]+[.R5];10);10)=5;&quot;Manuh&quot;;MOD(MOD([.N5]+[.R5];10);10)=6;&quot;Manusa&quot;;MOD(MOD([.N5]+[.R5];10);10)=7;&quot;Raja&quot;;MOD(MOD([.N5]+[.R5];10);10)=8;&quot;Dewa&quot;;MOD(MOD([.N5]+[.R5];10);10)=9;&quot;Raksasa&quot;)" office:value-type="string" office:string-value="Manuh" calcext:value-type="string">
            <text:p>Manuh</text:p>
          </table:table-cell>
          <table:table-cell table:formula="of:=COM.MICROSOFT.IFS(MOD(MOD([.N5]+[.R5];10);10)=0;5;MOD(MOD([.N5]+[.R5];10);10)=1;7;MOD(MOD([.N5]+[.R5];10);10)=2;10;MOD(MOD([.N5]+[.R5];10);10)=3;4;MOD(MOD([.N5]+[.R5];10);10)=4;6;MOD(MOD([.N5]+[.R5];10);10)=5;2;MOD(MOD([.N5]+[.R5];10);10)=6;3;MOD(MOD([.N5]+[.R5];10);10)=7;8;MOD(MOD([.N5]+[.R5];10);10)=8;9;MOD(MOD([.N5]+[.R5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]-MOD([.A6];7))/7" office:value-type="float" office:value="0" calcext:value-type="float">
            <text:p>0</text:p>
          </table:table-cell>
          <table:table-cell office:value-type="string" calcext:value-type="string">
            <text:p>Sinta</text:p>
          </table:table-cell>
          <table:table-cell office:value-type="float" office:value="7" calcext:value-type="float">
            <text:p>7</text:p>
          </table:table-cell>
          <table:table-cell table:formula="of:=IF(MOD([.N6]+[.R6];2)=1;&quot;Luang&quot;;&quot;-&quot;)" office:value-type="string" office:string-value="Luang" calcext:value-type="string">
            <text:p>Luang</text:p>
          </table:table-cell>
          <table:table-cell table:formula="of:=IF(MOD([.N6]+[.R6];2)=1;1;0)" office:value-type="float" office:value="1" calcext:value-type="float">
            <text:p>1</text:p>
          </table:table-cell>
          <table:table-cell table:formula="of:=IF(MOD([.N6]+[.R6];2)=1;&quot;Pepet&quot;;&quot;Menga&quot;)" office:value-type="string" office:string-value="Pepet" calcext:value-type="string">
            <text:p>Pepet</text:p>
          </table:table-cell>
          <table:table-cell table:formula="of:=IF(MOD([.N6]+[.R6];2)=1;4;5)" office:value-type="float" office:value="4" calcext:value-type="float">
            <text:p>4</text:p>
          </table:table-cell>
          <table:table-cell table:formula="of:=COM.MICROSOFT.IFS(MOD([.A6];3)=0;&quot;Pasah&quot;;MOD([.A6];3)=1;&quot;Beteng&quot;;MOD([.A6];3)=2;&quot;Kajeng&quot;)" office:value-type="string" office:string-value="Beteng" calcext:value-type="string">
            <text:p>Beteng</text:p>
          </table:table-cell>
          <table:table-cell table:formula="of:=COM.MICROSOFT.IFS(MOD([.A6];3)=0;9;MOD([.A6];3)=1;4;MOD([.A6];3)=2;7)" office:value-type="float" office:value="4" calcext:value-type="float">
            <text:p>4</text:p>
          </table:table-cell>
          <table:table-cell table:formula="of:=COM.MICROSOFT.IFS(MOD([.A6];4)=0;&quot;Sri&quot;;MOD([.A6];4)=1;&quot;Laba&quot;;MOD([.A6];4)=2;&quot;Jaya&quot;;MOD([.A6];4)=3;&quot;Menala&quot;)" office:value-type="string" office:string-value="Sri" calcext:value-type="string">
            <text:p>Sri</text:p>
          </table:table-cell>
          <table:table-cell table:formula="of:=COM.MICROSOFT.IFS(MOD([.A6];4)=0;6;MOD([.A6];4)=1;5;MOD([.A6];4)=2;1;MOD([.A6];4)=3;8)" office:value-type="float" office:value="6" calcext:value-type="float">
            <text:p>6</text:p>
          </table:table-cell>
          <table:table-cell table:formula="of:=COM.MICROSOFT.IFS(MOD([.A6];5)=0;&quot;Pahing&quot;;MOD([.A6];5)=1;&quot;Pon&quot;;MOD([.A6];5)=2;&quot;Wage&quot;;MOD([.A6];5)=3;&quot;Kliwon&quot;;MOD([.A6];5)=4;&quot;Umanis&quot;)" office:value-type="string" office:string-value="Umanis" calcext:value-type="string">
            <text:p>Umanis</text:p>
          </table:table-cell>
          <table:table-cell table:formula="of:=COM.MICROSOFT.IFS(MOD([.A6];5)=0;9;MOD([.A6];5)=1;7;MOD([.A6];5)=2;4;MOD([.A6];5)=3;8;MOD([.A6];5)=4;5)" office:value-type="float" office:value="5" calcext:value-type="float">
            <text:p>5</text:p>
          </table:table-cell>
          <table:table-cell table:formula="of:=COM.MICROSOFT.IFS(MOD([.A6];6)=0;&quot;Tungleh&quot;;MOD([.A6];6)=1;&quot;Aryang&quot;;MOD([.A6];6)=2;&quot;Urukung&quot;;MOD([.A6];6)=3;&quot;Paniron&quot;;MOD([.A6];6)=4;&quot;Was&quot;;MOD([.A6];6)=5;&quot;Maulu&quot;)" office:value-type="string" office:string-value="Was" calcext:value-type="string">
            <text:p>Was</text:p>
          </table:table-cell>
          <table:table-cell table:formula="of:=COM.MICROSOFT.IFS(MOD([.A6];6)=0;7;MOD([.A6];6)=1;6;MOD([.A6];6)=2;5;MOD([.A6];6)=3;8;MOD([.A6];6)=4;9;MOD([.A6];6)=5;3)" office:value-type="float" office:value="9" calcext:value-type="float">
            <text:p>9</text:p>
          </table:table-cell>
          <table:table-cell table:formula="of:=COM.MICROSOFT.IFS(MOD([.A6];7)=0;&quot;Redite&quot;;MOD([.A6];7)=1;&quot;Soma&quot;;MOD([.A6];7)=2;&quot;Anggara&quot;;MOD([.A6];7)=3;&quot;Budha&quot;;MOD([.A6];7)=4;&quot;Wraspati&quot;;MOD([.A6];7)=5;&quot;Sukra&quot;;MOD([.A6];7);&quot;Saniscara&quot;)" office:value-type="string" office:string-value="Wraspati" calcext:value-type="string">
            <text:p>Wraspati</text:p>
          </table:table-cell>
          <table:table-cell table:formula="of:=COM.MICROSOFT.IFS(MOD([.A6];7)=0;5;MOD([.A6];7)=1;4;MOD([.A6];7)=2;3;MOD([.A6];7)=3;7;MOD([.A6];7)=4;8;MOD([.A6];7)=5;6;MOD([.A6];7);9)" office:value-type="float" office:value="8" calcext:value-type="float">
            <text:p>8</text:p>
          </table:table-cell>
          <table:table-cell table:formula="of:=COM.MICROSOFT.IFS(MOD([.A6];8)=0;&quot;Sri&quot;;MOD([.A6];8)=1;&quot;Indra&quot;;MOD([.A6];8)=2;&quot;Guru&quot;;MOD([.A6];8)=3;&quot;Yama&quot;;MOD([.A6];8)=4;&quot;Ludra&quot;;MOD([.A6];8)=5;&quot;Brahma&quot;;MOD([.A6];8)=6;&quot;Kala&quot;;MOD([.A6];8)=7;&quot;Uma&quot;)" office:value-type="string" office:string-value="Ludra" calcext:value-type="string">
            <text:p>Ludra</text:p>
          </table:table-cell>
          <table:table-cell table:formula="of:=COM.MICROSOFT.IFS(MOD([.A6];8)=0;6;MOD([.A6];8)=1;5;MOD([.A6];8)=2;8;MOD([.A6];8)=3;9;MOD([.A6];8)=4;3;MOD([.A6];8)=5;7;MOD([.A6];8)=6;1;MOD([.A6];8)=7;4)" office:value-type="float" office:value="3" calcext:value-type="float">
            <text:p>3</text:p>
          </table:table-cell>
          <table:table-cell table:formula="of:=COM.MICROSOFT.IFS(MOD([.A6]-3;9)=0;&quot;Dangu&quot;;MOD([.A6]-3;9)=1;&quot;Jangur&quot;;MOD([.A6]-3;9)=2;&quot;Gigis&quot;;MOD([.A6]-3;9)=3;&quot;Nohan&quot;;MOD([.A6]-3;9)=4;&quot;Ogan&quot;;MOD([.A6]-3;9)=5;&quot;Erengan&quot;;MOD([.A6]-3;9)=6;&quot;Urungan&quot;;MOD([.A6]-3;9)=7;&quot;Tulus&quot;;MOD([.A6]-3;9)=8;&quot;Dadi&quot;)" office:value-type="string" office:string-value="Jangur" calcext:value-type="string">
            <text:p>Jangur</text:p>
          </table:table-cell>
          <table:table-cell table:formula="of:=COM.MICROSOFT.IFS(MOD([.A6]-3;9)=0;5;MOD([.A6]-3;9)=1;8;MOD([.A6]-3;9)=2;9;MOD([.A6]-3;9)=3;3;MOD([.A6]-3;9)=4;7;MOD([.A6]-3;9)=5;1;MOD([.A6]-3;9)=6;4;MOD([.A6]-3;9)=7;6;MOD([.A6]-3;9)=8;8)" office:value-type="float" office:value="8" calcext:value-type="float">
            <text:p>8</text:p>
          </table:table-cell>
          <table:table-cell table:formula="of:=COM.MICROSOFT.IFS(MOD(MOD([.N6]+[.R6];10);10)=0;&quot;Pandita&quot;;MOD(MOD([.N6]+[.R6];10);10)=1;&quot;Pati&quot;;MOD(MOD([.N6]+[.R6];10);10)=2;&quot;Suka&quot;;MOD(MOD([.N6]+[.R6];10);10)=3;&quot;Duka&quot;;MOD(MOD([.N6]+[.R6];10);10)=4;&quot;Sri&quot;;MOD(MOD([.N6]+[.R6];10);10)=5;&quot;Manuh&quot;;MOD(MOD([.N6]+[.R6];10);10)=6;&quot;Manusa&quot;;MOD(MOD([.N6]+[.R6];10);10)=7;&quot;Raja&quot;;MOD(MOD([.N6]+[.R6];10);10)=8;&quot;Dewa&quot;;MOD(MOD([.N6]+[.R6];10);10)=9;&quot;Raksasa&quot;)" office:value-type="string" office:string-value="Duka" calcext:value-type="string">
            <text:p>Duka</text:p>
          </table:table-cell>
          <table:table-cell table:formula="of:=COM.MICROSOFT.IFS(MOD(MOD([.N6]+[.R6];10);10)=0;5;MOD(MOD([.N6]+[.R6];10);10)=1;7;MOD(MOD([.N6]+[.R6];10);10)=2;10;MOD(MOD([.N6]+[.R6];10);10)=3;4;MOD(MOD([.N6]+[.R6];10);10)=4;6;MOD(MOD([.N6]+[.R6];10);10)=5;2;MOD(MOD([.N6]+[.R6];10);10)=6;3;MOD(MOD([.N6]+[.R6];10);10)=7;8;MOD(MOD([.N6]+[.R6];10);10)=8;9;MOD(MOD([.N6]+[.R6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7]-MOD([.A7];7))/7" office:value-type="float" office:value="0" calcext:value-type="float">
            <text:p>0</text:p>
          </table:table-cell>
          <table:table-cell office:value-type="string" calcext:value-type="string">
            <text:p>Sinta</text:p>
          </table:table-cell>
          <table:table-cell office:value-type="float" office:value="7" calcext:value-type="float">
            <text:p>7</text:p>
          </table:table-cell>
          <table:table-cell table:formula="of:=IF(MOD([.N7]+[.R7];2)=1;&quot;Luang&quot;;&quot;-&quot;)" office:value-type="string" office:string-value="Luang" calcext:value-type="string">
            <text:p>Luang</text:p>
          </table:table-cell>
          <table:table-cell table:formula="of:=IF(MOD([.N7]+[.R7];2)=1;1;0)" office:value-type="float" office:value="1" calcext:value-type="float">
            <text:p>1</text:p>
          </table:table-cell>
          <table:table-cell table:formula="of:=IF(MOD([.N7]+[.R7];2)=1;&quot;Pepet&quot;;&quot;Menga&quot;)" office:value-type="string" office:string-value="Pepet" calcext:value-type="string">
            <text:p>Pepet</text:p>
          </table:table-cell>
          <table:table-cell table:formula="of:=IF(MOD([.N7]+[.R7];2)=1;4;5)" office:value-type="float" office:value="4" calcext:value-type="float">
            <text:p>4</text:p>
          </table:table-cell>
          <table:table-cell table:formula="of:=COM.MICROSOFT.IFS(MOD([.A7];3)=0;&quot;Pasah&quot;;MOD([.A7];3)=1;&quot;Beteng&quot;;MOD([.A7];3)=2;&quot;Kajeng&quot;)" office:value-type="string" office:string-value="Kajeng" calcext:value-type="string">
            <text:p>Kajeng</text:p>
          </table:table-cell>
          <table:table-cell table:formula="of:=COM.MICROSOFT.IFS(MOD([.A7];3)=0;9;MOD([.A7];3)=1;4;MOD([.A7];3)=2;7)" office:value-type="float" office:value="7" calcext:value-type="float">
            <text:p>7</text:p>
          </table:table-cell>
          <table:table-cell table:formula="of:=COM.MICROSOFT.IFS(MOD([.A7];4)=0;&quot;Sri&quot;;MOD([.A7];4)=1;&quot;Laba&quot;;MOD([.A7];4)=2;&quot;Jaya&quot;;MOD([.A7];4)=3;&quot;Menala&quot;)" office:value-type="string" office:string-value="Laba" calcext:value-type="string">
            <text:p>Laba</text:p>
          </table:table-cell>
          <table:table-cell table:formula="of:=COM.MICROSOFT.IFS(MOD([.A7];4)=0;6;MOD([.A7];4)=1;5;MOD([.A7];4)=2;1;MOD([.A7];4)=3;8)" office:value-type="float" office:value="5" calcext:value-type="float">
            <text:p>5</text:p>
          </table:table-cell>
          <table:table-cell table:formula="of:=COM.MICROSOFT.IFS(MOD([.A7];5)=0;&quot;Pahing&quot;;MOD([.A7];5)=1;&quot;Pon&quot;;MOD([.A7];5)=2;&quot;Wage&quot;;MOD([.A7];5)=3;&quot;Kliwon&quot;;MOD([.A7];5)=4;&quot;Umanis&quot;)" office:value-type="string" office:string-value="Pahing" calcext:value-type="string">
            <text:p>Pahing</text:p>
          </table:table-cell>
          <table:table-cell table:formula="of:=COM.MICROSOFT.IFS(MOD([.A7];5)=0;9;MOD([.A7];5)=1;7;MOD([.A7];5)=2;4;MOD([.A7];5)=3;8;MOD([.A7];5)=4;5)" office:value-type="float" office:value="9" calcext:value-type="float">
            <text:p>9</text:p>
          </table:table-cell>
          <table:table-cell table:formula="of:=COM.MICROSOFT.IFS(MOD([.A7];6)=0;&quot;Tungleh&quot;;MOD([.A7];6)=1;&quot;Aryang&quot;;MOD([.A7];6)=2;&quot;Urukung&quot;;MOD([.A7];6)=3;&quot;Paniron&quot;;MOD([.A7];6)=4;&quot;Was&quot;;MOD([.A7];6)=5;&quot;Maulu&quot;)" office:value-type="string" office:string-value="Maulu" calcext:value-type="string">
            <text:p>Maulu</text:p>
          </table:table-cell>
          <table:table-cell table:formula="of:=COM.MICROSOFT.IFS(MOD([.A7];6)=0;7;MOD([.A7];6)=1;6;MOD([.A7];6)=2;5;MOD([.A7];6)=3;8;MOD([.A7];6)=4;9;MOD([.A7];6)=5;3)" office:value-type="float" office:value="3" calcext:value-type="float">
            <text:p>3</text:p>
          </table:table-cell>
          <table:table-cell table:formula="of:=COM.MICROSOFT.IFS(MOD([.A7];7)=0;&quot;Redite&quot;;MOD([.A7];7)=1;&quot;Soma&quot;;MOD([.A7];7)=2;&quot;Anggara&quot;;MOD([.A7];7)=3;&quot;Budha&quot;;MOD([.A7];7)=4;&quot;Wraspati&quot;;MOD([.A7];7)=5;&quot;Sukra&quot;;MOD([.A7];7);&quot;Saniscara&quot;)" office:value-type="string" office:string-value="Sukra" calcext:value-type="string">
            <text:p>Sukra</text:p>
          </table:table-cell>
          <table:table-cell table:formula="of:=COM.MICROSOFT.IFS(MOD([.A7];7)=0;5;MOD([.A7];7)=1;4;MOD([.A7];7)=2;3;MOD([.A7];7)=3;7;MOD([.A7];7)=4;8;MOD([.A7];7)=5;6;MOD([.A7];7);9)" office:value-type="float" office:value="6" calcext:value-type="float">
            <text:p>6</text:p>
          </table:table-cell>
          <table:table-cell table:formula="of:=COM.MICROSOFT.IFS(MOD([.A7];8)=0;&quot;Sri&quot;;MOD([.A7];8)=1;&quot;Indra&quot;;MOD([.A7];8)=2;&quot;Guru&quot;;MOD([.A7];8)=3;&quot;Yama&quot;;MOD([.A7];8)=4;&quot;Ludra&quot;;MOD([.A7];8)=5;&quot;Brahma&quot;;MOD([.A7];8)=6;&quot;Kala&quot;;MOD([.A7];8)=7;&quot;Uma&quot;)" office:value-type="string" office:string-value="Brahma" calcext:value-type="string">
            <text:p>Brahma</text:p>
          </table:table-cell>
          <table:table-cell table:formula="of:=COM.MICROSOFT.IFS(MOD([.A7];8)=0;6;MOD([.A7];8)=1;5;MOD([.A7];8)=2;8;MOD([.A7];8)=3;9;MOD([.A7];8)=4;3;MOD([.A7];8)=5;7;MOD([.A7];8)=6;1;MOD([.A7];8)=7;4)" office:value-type="float" office:value="7" calcext:value-type="float">
            <text:p>7</text:p>
          </table:table-cell>
          <table:table-cell table:formula="of:=COM.MICROSOFT.IFS(MOD([.A7]-3;9)=0;&quot;Dangu&quot;;MOD([.A7]-3;9)=1;&quot;Jangur&quot;;MOD([.A7]-3;9)=2;&quot;Gigis&quot;;MOD([.A7]-3;9)=3;&quot;Nohan&quot;;MOD([.A7]-3;9)=4;&quot;Ogan&quot;;MOD([.A7]-3;9)=5;&quot;Erengan&quot;;MOD([.A7]-3;9)=6;&quot;Urungan&quot;;MOD([.A7]-3;9)=7;&quot;Tulus&quot;;MOD([.A7]-3;9)=8;&quot;Dadi&quot;)" office:value-type="string" office:string-value="Gigis" calcext:value-type="string">
            <text:p>Gigis</text:p>
          </table:table-cell>
          <table:table-cell table:formula="of:=COM.MICROSOFT.IFS(MOD([.A7]-3;9)=0;5;MOD([.A7]-3;9)=1;8;MOD([.A7]-3;9)=2;9;MOD([.A7]-3;9)=3;3;MOD([.A7]-3;9)=4;7;MOD([.A7]-3;9)=5;1;MOD([.A7]-3;9)=6;4;MOD([.A7]-3;9)=7;6;MOD([.A7]-3;9)=8;8)" office:value-type="float" office:value="9" calcext:value-type="float">
            <text:p>9</text:p>
          </table:table-cell>
          <table:table-cell table:formula="of:=COM.MICROSOFT.IFS(MOD(MOD([.N7]+[.R7];10);10)=0;&quot;Pandita&quot;;MOD(MOD([.N7]+[.R7];10);10)=1;&quot;Pati&quot;;MOD(MOD([.N7]+[.R7];10);10)=2;&quot;Suka&quot;;MOD(MOD([.N7]+[.R7];10);10)=3;&quot;Duka&quot;;MOD(MOD([.N7]+[.R7];10);10)=4;&quot;Sri&quot;;MOD(MOD([.N7]+[.R7];10);10)=5;&quot;Manuh&quot;;MOD(MOD([.N7]+[.R7];10);10)=6;&quot;Manusa&quot;;MOD(MOD([.N7]+[.R7];10);10)=7;&quot;Raja&quot;;MOD(MOD([.N7]+[.R7];10);10)=8;&quot;Dewa&quot;;MOD(MOD([.N7]+[.R7];10);10)=9;&quot;Raksasa&quot;)" office:value-type="string" office:string-value="Manuh" calcext:value-type="string">
            <text:p>Manuh</text:p>
          </table:table-cell>
          <table:table-cell table:formula="of:=COM.MICROSOFT.IFS(MOD(MOD([.N7]+[.R7];10);10)=0;5;MOD(MOD([.N7]+[.R7];10);10)=1;7;MOD(MOD([.N7]+[.R7];10);10)=2;10;MOD(MOD([.N7]+[.R7];10);10)=3;4;MOD(MOD([.N7]+[.R7];10);10)=4;6;MOD(MOD([.N7]+[.R7];10);10)=5;2;MOD(MOD([.N7]+[.R7];10);10)=6;3;MOD(MOD([.N7]+[.R7];10);10)=7;8;MOD(MOD([.N7]+[.R7];10);10)=8;9;MOD(MOD([.N7]+[.R7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]-MOD([.A8];7))/7" office:value-type="float" office:value="0" calcext:value-type="float">
            <text:p>0</text:p>
          </table:table-cell>
          <table:table-cell office:value-type="string" calcext:value-type="string">
            <text:p>Sinta</text:p>
          </table:table-cell>
          <table:table-cell office:value-type="float" office:value="7" calcext:value-type="float">
            <text:p>7</text:p>
          </table:table-cell>
          <table:table-cell table:formula="of:=IF(MOD([.N8]+[.R8];2)=1;&quot;Luang&quot;;&quot;-&quot;)" office:value-type="string" office:string-value="-" calcext:value-type="string">
            <text:p>-</text:p>
          </table:table-cell>
          <table:table-cell table:formula="of:=IF(MOD([.N8]+[.R8];2)=1;1;0)" office:value-type="float" office:value="0" calcext:value-type="float">
            <text:p>0</text:p>
          </table:table-cell>
          <table:table-cell table:formula="of:=IF(MOD([.N8]+[.R8];2)=1;&quot;Pepet&quot;;&quot;Menga&quot;)" office:value-type="string" office:string-value="Menga" calcext:value-type="string">
            <text:p>Menga</text:p>
          </table:table-cell>
          <table:table-cell table:formula="of:=IF(MOD([.N8]+[.R8];2)=1;4;5)" office:value-type="float" office:value="5" calcext:value-type="float">
            <text:p>5</text:p>
          </table:table-cell>
          <table:table-cell table:formula="of:=COM.MICROSOFT.IFS(MOD([.A8];3)=0;&quot;Pasah&quot;;MOD([.A8];3)=1;&quot;Beteng&quot;;MOD([.A8];3)=2;&quot;Kajeng&quot;)" office:value-type="string" office:string-value="Pasah" calcext:value-type="string">
            <text:p>Pasah</text:p>
          </table:table-cell>
          <table:table-cell table:formula="of:=COM.MICROSOFT.IFS(MOD([.A8];3)=0;9;MOD([.A8];3)=1;4;MOD([.A8];3)=2;7)" office:value-type="float" office:value="9" calcext:value-type="float">
            <text:p>9</text:p>
          </table:table-cell>
          <table:table-cell table:formula="of:=COM.MICROSOFT.IFS(MOD([.A8];4)=0;&quot;Sri&quot;;MOD([.A8];4)=1;&quot;Laba&quot;;MOD([.A8];4)=2;&quot;Jaya&quot;;MOD([.A8];4)=3;&quot;Menala&quot;)" office:value-type="string" office:string-value="Jaya" calcext:value-type="string">
            <text:p>Jaya</text:p>
          </table:table-cell>
          <table:table-cell table:formula="of:=COM.MICROSOFT.IFS(MOD([.A8];4)=0;6;MOD([.A8];4)=1;5;MOD([.A8];4)=2;1;MOD([.A8];4)=3;8)" office:value-type="float" office:value="1" calcext:value-type="float">
            <text:p>1</text:p>
          </table:table-cell>
          <table:table-cell table:formula="of:=COM.MICROSOFT.IFS(MOD([.A8];5)=0;&quot;Pahing&quot;;MOD([.A8];5)=1;&quot;Pon&quot;;MOD([.A8];5)=2;&quot;Wage&quot;;MOD([.A8];5)=3;&quot;Kliwon&quot;;MOD([.A8];5)=4;&quot;Umanis&quot;)" office:value-type="string" office:string-value="Pon" calcext:value-type="string">
            <text:p>Pon</text:p>
          </table:table-cell>
          <table:table-cell table:formula="of:=COM.MICROSOFT.IFS(MOD([.A8];5)=0;9;MOD([.A8];5)=1;7;MOD([.A8];5)=2;4;MOD([.A8];5)=3;8;MOD([.A8];5)=4;5)" office:value-type="float" office:value="7" calcext:value-type="float">
            <text:p>7</text:p>
          </table:table-cell>
          <table:table-cell table:formula="of:=COM.MICROSOFT.IFS(MOD([.A8];6)=0;&quot;Tungleh&quot;;MOD([.A8];6)=1;&quot;Aryang&quot;;MOD([.A8];6)=2;&quot;Urukung&quot;;MOD([.A8];6)=3;&quot;Paniron&quot;;MOD([.A8];6)=4;&quot;Was&quot;;MOD([.A8];6)=5;&quot;Maulu&quot;)" office:value-type="string" office:string-value="Tungleh" calcext:value-type="string">
            <text:p>Tungleh</text:p>
          </table:table-cell>
          <table:table-cell table:formula="of:=COM.MICROSOFT.IFS(MOD([.A8];6)=0;7;MOD([.A8];6)=1;6;MOD([.A8];6)=2;5;MOD([.A8];6)=3;8;MOD([.A8];6)=4;9;MOD([.A8];6)=5;3)" office:value-type="float" office:value="7" calcext:value-type="float">
            <text:p>7</text:p>
          </table:table-cell>
          <table:table-cell table:formula="of:=COM.MICROSOFT.IFS(MOD([.A8];7)=0;&quot;Redite&quot;;MOD([.A8];7)=1;&quot;Soma&quot;;MOD([.A8];7)=2;&quot;Anggara&quot;;MOD([.A8];7)=3;&quot;Budha&quot;;MOD([.A8];7)=4;&quot;Wraspati&quot;;MOD([.A8];7)=5;&quot;Sukra&quot;;MOD([.A8];7);&quot;Saniscara&quot;)" office:value-type="string" office:string-value="Saniscara" calcext:value-type="string">
            <text:p>Saniscara</text:p>
          </table:table-cell>
          <table:table-cell table:formula="of:=COM.MICROSOFT.IFS(MOD([.A8];7)=0;5;MOD([.A8];7)=1;4;MOD([.A8];7)=2;3;MOD([.A8];7)=3;7;MOD([.A8];7)=4;8;MOD([.A8];7)=5;6;MOD([.A8];7);9)" office:value-type="float" office:value="9" calcext:value-type="float">
            <text:p>9</text:p>
          </table:table-cell>
          <table:table-cell table:formula="of:=COM.MICROSOFT.IFS(MOD([.A8];8)=0;&quot;Sri&quot;;MOD([.A8];8)=1;&quot;Indra&quot;;MOD([.A8];8)=2;&quot;Guru&quot;;MOD([.A8];8)=3;&quot;Yama&quot;;MOD([.A8];8)=4;&quot;Ludra&quot;;MOD([.A8];8)=5;&quot;Brahma&quot;;MOD([.A8];8)=6;&quot;Kala&quot;;MOD([.A8];8)=7;&quot;Uma&quot;)" office:value-type="string" office:string-value="Kala" calcext:value-type="string">
            <text:p>Kala</text:p>
          </table:table-cell>
          <table:table-cell table:formula="of:=COM.MICROSOFT.IFS(MOD([.A8];8)=0;6;MOD([.A8];8)=1;5;MOD([.A8];8)=2;8;MOD([.A8];8)=3;9;MOD([.A8];8)=4;3;MOD([.A8];8)=5;7;MOD([.A8];8)=6;1;MOD([.A8];8)=7;4)" office:value-type="float" office:value="1" calcext:value-type="float">
            <text:p>1</text:p>
          </table:table-cell>
          <table:table-cell table:formula="of:=COM.MICROSOFT.IFS(MOD([.A8]-3;9)=0;&quot;Dangu&quot;;MOD([.A8]-3;9)=1;&quot;Jangur&quot;;MOD([.A8]-3;9)=2;&quot;Gigis&quot;;MOD([.A8]-3;9)=3;&quot;Nohan&quot;;MOD([.A8]-3;9)=4;&quot;Ogan&quot;;MOD([.A8]-3;9)=5;&quot;Erengan&quot;;MOD([.A8]-3;9)=6;&quot;Urungan&quot;;MOD([.A8]-3;9)=7;&quot;Tulus&quot;;MOD([.A8]-3;9)=8;&quot;Dadi&quot;)" office:value-type="string" office:string-value="Nohan" calcext:value-type="string">
            <text:p>Nohan</text:p>
          </table:table-cell>
          <table:table-cell table:formula="of:=COM.MICROSOFT.IFS(MOD([.A8]-3;9)=0;5;MOD([.A8]-3;9)=1;8;MOD([.A8]-3;9)=2;9;MOD([.A8]-3;9)=3;3;MOD([.A8]-3;9)=4;7;MOD([.A8]-3;9)=5;1;MOD([.A8]-3;9)=6;4;MOD([.A8]-3;9)=7;6;MOD([.A8]-3;9)=8;8)" office:value-type="float" office:value="3" calcext:value-type="float">
            <text:p>3</text:p>
          </table:table-cell>
          <table:table-cell table:formula="of:=COM.MICROSOFT.IFS(MOD(MOD([.N8]+[.R8];10);10)=0;&quot;Pandita&quot;;MOD(MOD([.N8]+[.R8];10);10)=1;&quot;Pati&quot;;MOD(MOD([.N8]+[.R8];10);10)=2;&quot;Suka&quot;;MOD(MOD([.N8]+[.R8];10);10)=3;&quot;Duka&quot;;MOD(MOD([.N8]+[.R8];10);10)=4;&quot;Sri&quot;;MOD(MOD([.N8]+[.R8];10);10)=5;&quot;Manuh&quot;;MOD(MOD([.N8]+[.R8];10);10)=6;&quot;Manusa&quot;;MOD(MOD([.N8]+[.R8];10);10)=7;&quot;Raja&quot;;MOD(MOD([.N8]+[.R8];10);10)=8;&quot;Dewa&quot;;MOD(MOD([.N8]+[.R8];10);10)=9;&quot;Raksasa&quot;)" office:value-type="string" office:string-value="Manusa" calcext:value-type="string">
            <text:p>Manusa</text:p>
          </table:table-cell>
          <table:table-cell table:formula="of:=COM.MICROSOFT.IFS(MOD(MOD([.N8]+[.R8];10);10)=0;5;MOD(MOD([.N8]+[.R8];10);10)=1;7;MOD(MOD([.N8]+[.R8];10);10)=2;10;MOD(MOD([.N8]+[.R8];10);10)=3;4;MOD(MOD([.N8]+[.R8];10);10)=4;6;MOD(MOD([.N8]+[.R8];10);10)=5;2;MOD(MOD([.N8]+[.R8];10);10)=6;3;MOD(MOD([.N8]+[.R8];10);10)=7;8;MOD(MOD([.N8]+[.R8];10);10)=8;9;MOD(MOD([.N8]+[.R8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-MOD([.A9];7))/7" office:value-type="float" office:value="1" calcext:value-type="float">
            <text:p>1</text:p>
          </table:table-cell>
          <table:table-cell office:value-type="string" calcext:value-type="string">
            <text:p>Landep</text:p>
          </table:table-cell>
          <table:table-cell office:value-type="float" office:value="1" calcext:value-type="float">
            <text:p>1</text:p>
          </table:table-cell>
          <table:table-cell table:formula="of:=IF(MOD([.N9]+[.R9];2)=1;&quot;Luang&quot;;&quot;-&quot;)" office:value-type="string" office:string-value="Luang" calcext:value-type="string">
            <text:p>Luang</text:p>
          </table:table-cell>
          <table:table-cell table:formula="of:=IF(MOD([.N9]+[.R9];2)=1;1;0)" office:value-type="float" office:value="1" calcext:value-type="float">
            <text:p>1</text:p>
          </table:table-cell>
          <table:table-cell table:formula="of:=IF(MOD([.N9]+[.R9];2)=1;&quot;Pepet&quot;;&quot;Menga&quot;)" office:value-type="string" office:string-value="Pepet" calcext:value-type="string">
            <text:p>Pepet</text:p>
          </table:table-cell>
          <table:table-cell table:formula="of:=IF(MOD([.N9]+[.R9];2)=1;4;5)" office:value-type="float" office:value="4" calcext:value-type="float">
            <text:p>4</text:p>
          </table:table-cell>
          <table:table-cell table:formula="of:=COM.MICROSOFT.IFS(MOD([.A9];3)=0;&quot;Pasah&quot;;MOD([.A9];3)=1;&quot;Beteng&quot;;MOD([.A9];3)=2;&quot;Kajeng&quot;)" office:value-type="string" office:string-value="Beteng" calcext:value-type="string">
            <text:p>Beteng</text:p>
          </table:table-cell>
          <table:table-cell table:formula="of:=COM.MICROSOFT.IFS(MOD([.A9];3)=0;9;MOD([.A9];3)=1;4;MOD([.A9];3)=2;7)" office:value-type="float" office:value="4" calcext:value-type="float">
            <text:p>4</text:p>
          </table:table-cell>
          <table:table-cell table:formula="of:=COM.MICROSOFT.IFS(MOD([.A9];4)=0;&quot;Sri&quot;;MOD([.A9];4)=1;&quot;Laba&quot;;MOD([.A9];4)=2;&quot;Jaya&quot;;MOD([.A9];4)=3;&quot;Menala&quot;)" office:value-type="string" office:string-value="Menala" calcext:value-type="string">
            <text:p>Menala</text:p>
          </table:table-cell>
          <table:table-cell table:formula="of:=COM.MICROSOFT.IFS(MOD([.A9];4)=0;6;MOD([.A9];4)=1;5;MOD([.A9];4)=2;1;MOD([.A9];4)=3;8)" office:value-type="float" office:value="8" calcext:value-type="float">
            <text:p>8</text:p>
          </table:table-cell>
          <table:table-cell table:formula="of:=COM.MICROSOFT.IFS(MOD([.A9];5)=0;&quot;Pahing&quot;;MOD([.A9];5)=1;&quot;Pon&quot;;MOD([.A9];5)=2;&quot;Wage&quot;;MOD([.A9];5)=3;&quot;Kliwon&quot;;MOD([.A9];5)=4;&quot;Umanis&quot;)" office:value-type="string" office:string-value="Wage" calcext:value-type="string">
            <text:p>Wage</text:p>
          </table:table-cell>
          <table:table-cell table:formula="of:=COM.MICROSOFT.IFS(MOD([.A9];5)=0;9;MOD([.A9];5)=1;7;MOD([.A9];5)=2;4;MOD([.A9];5)=3;8;MOD([.A9];5)=4;5)" office:value-type="float" office:value="4" calcext:value-type="float">
            <text:p>4</text:p>
          </table:table-cell>
          <table:table-cell table:formula="of:=COM.MICROSOFT.IFS(MOD([.A9];6)=0;&quot;Tungleh&quot;;MOD([.A9];6)=1;&quot;Aryang&quot;;MOD([.A9];6)=2;&quot;Urukung&quot;;MOD([.A9];6)=3;&quot;Paniron&quot;;MOD([.A9];6)=4;&quot;Was&quot;;MOD([.A9];6)=5;&quot;Maulu&quot;)" office:value-type="string" office:string-value="Aryang" calcext:value-type="string">
            <text:p>Aryang</text:p>
          </table:table-cell>
          <table:table-cell table:formula="of:=COM.MICROSOFT.IFS(MOD([.A9];6)=0;7;MOD([.A9];6)=1;6;MOD([.A9];6)=2;5;MOD([.A9];6)=3;8;MOD([.A9];6)=4;9;MOD([.A9];6)=5;3)" office:value-type="float" office:value="6" calcext:value-type="float">
            <text:p>6</text:p>
          </table:table-cell>
          <table:table-cell table:formula="of:=COM.MICROSOFT.IFS(MOD([.A9];7)=0;&quot;Redite&quot;;MOD([.A9];7)=1;&quot;Soma&quot;;MOD([.A9];7)=2;&quot;Anggara&quot;;MOD([.A9];7)=3;&quot;Budha&quot;;MOD([.A9];7)=4;&quot;Wraspati&quot;;MOD([.A9];7)=5;&quot;Sukra&quot;;MOD([.A9];7);&quot;Saniscara&quot;)" office:value-type="string" office:string-value="Redite" calcext:value-type="string">
            <text:p>Redite</text:p>
          </table:table-cell>
          <table:table-cell table:formula="of:=COM.MICROSOFT.IFS(MOD([.A9];7)=0;5;MOD([.A9];7)=1;4;MOD([.A9];7)=2;3;MOD([.A9];7)=3;7;MOD([.A9];7)=4;8;MOD([.A9];7)=5;6;MOD([.A9];7);9)" office:value-type="float" office:value="5" calcext:value-type="float">
            <text:p>5</text:p>
          </table:table-cell>
          <table:table-cell table:formula="of:=COM.MICROSOFT.IFS(MOD([.A9];8)=0;&quot;Sri&quot;;MOD([.A9];8)=1;&quot;Indra&quot;;MOD([.A9];8)=2;&quot;Guru&quot;;MOD([.A9];8)=3;&quot;Yama&quot;;MOD([.A9];8)=4;&quot;Ludra&quot;;MOD([.A9];8)=5;&quot;Brahma&quot;;MOD([.A9];8)=6;&quot;Kala&quot;;MOD([.A9];8)=7;&quot;Uma&quot;)" office:value-type="string" office:string-value="Uma" calcext:value-type="string">
            <text:p>Uma</text:p>
          </table:table-cell>
          <table:table-cell table:formula="of:=COM.MICROSOFT.IFS(MOD([.A9];8)=0;6;MOD([.A9];8)=1;5;MOD([.A9];8)=2;8;MOD([.A9];8)=3;9;MOD([.A9];8)=4;3;MOD([.A9];8)=5;7;MOD([.A9];8)=6;1;MOD([.A9];8)=7;4)" office:value-type="float" office:value="4" calcext:value-type="float">
            <text:p>4</text:p>
          </table:table-cell>
          <table:table-cell table:formula="of:=COM.MICROSOFT.IFS(MOD([.A9]-3;9)=0;&quot;Dangu&quot;;MOD([.A9]-3;9)=1;&quot;Jangur&quot;;MOD([.A9]-3;9)=2;&quot;Gigis&quot;;MOD([.A9]-3;9)=3;&quot;Nohan&quot;;MOD([.A9]-3;9)=4;&quot;Ogan&quot;;MOD([.A9]-3;9)=5;&quot;Erengan&quot;;MOD([.A9]-3;9)=6;&quot;Urungan&quot;;MOD([.A9]-3;9)=7;&quot;Tulus&quot;;MOD([.A9]-3;9)=8;&quot;Dadi&quot;)" office:value-type="string" office:string-value="Ogan" calcext:value-type="string">
            <text:p>Ogan</text:p>
          </table:table-cell>
          <table:table-cell table:formula="of:=COM.MICROSOFT.IFS(MOD([.A9]-3;9)=0;5;MOD([.A9]-3;9)=1;8;MOD([.A9]-3;9)=2;9;MOD([.A9]-3;9)=3;3;MOD([.A9]-3;9)=4;7;MOD([.A9]-3;9)=5;1;MOD([.A9]-3;9)=6;4;MOD([.A9]-3;9)=7;6;MOD([.A9]-3;9)=8;8)" office:value-type="float" office:value="7" calcext:value-type="float">
            <text:p>7</text:p>
          </table:table-cell>
          <table:table-cell table:formula="of:=COM.MICROSOFT.IFS(MOD(MOD([.N9]+[.R9];10);10)=0;&quot;Pandita&quot;;MOD(MOD([.N9]+[.R9];10);10)=1;&quot;Pati&quot;;MOD(MOD([.N9]+[.R9];10);10)=2;&quot;Suka&quot;;MOD(MOD([.N9]+[.R9];10);10)=3;&quot;Duka&quot;;MOD(MOD([.N9]+[.R9];10);10)=4;&quot;Sri&quot;;MOD(MOD([.N9]+[.R9];10);10)=5;&quot;Manuh&quot;;MOD(MOD([.N9]+[.R9];10);10)=6;&quot;Manusa&quot;;MOD(MOD([.N9]+[.R9];10);10)=7;&quot;Raja&quot;;MOD(MOD([.N9]+[.R9];10);10)=8;&quot;Dewa&quot;;MOD(MOD([.N9]+[.R9];10);10)=9;&quot;Raksasa&quot;)" office:value-type="string" office:string-value="Raksasa" calcext:value-type="string">
            <text:p>Raksasa</text:p>
          </table:table-cell>
          <table:table-cell table:formula="of:=COM.MICROSOFT.IFS(MOD(MOD([.N9]+[.R9];10);10)=0;5;MOD(MOD([.N9]+[.R9];10);10)=1;7;MOD(MOD([.N9]+[.R9];10);10)=2;10;MOD(MOD([.N9]+[.R9];10);10)=3;4;MOD(MOD([.N9]+[.R9];10);10)=4;6;MOD(MOD([.N9]+[.R9];10);10)=5;2;MOD(MOD([.N9]+[.R9];10);10)=6;3;MOD(MOD([.N9]+[.R9];10);10)=7;8;MOD(MOD([.N9]+[.R9];10);10)=8;9;MOD(MOD([.N9]+[.R9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0]-MOD([.A10];7))/7" office:value-type="float" office:value="1" calcext:value-type="float">
            <text:p>1</text:p>
          </table:table-cell>
          <table:table-cell office:value-type="string" calcext:value-type="string">
            <text:p>Landep</text:p>
          </table:table-cell>
          <table:table-cell office:value-type="float" office:value="1" calcext:value-type="float">
            <text:p>1</text:p>
          </table:table-cell>
          <table:table-cell table:formula="of:=IF(MOD([.N10]+[.R10];2)=1;&quot;Luang&quot;;&quot;-&quot;)" office:value-type="string" office:string-value="-" calcext:value-type="string">
            <text:p>-</text:p>
          </table:table-cell>
          <table:table-cell table:formula="of:=IF(MOD([.N10]+[.R10];2)=1;1;0)" office:value-type="float" office:value="0" calcext:value-type="float">
            <text:p>0</text:p>
          </table:table-cell>
          <table:table-cell table:formula="of:=IF(MOD([.N10]+[.R10];2)=1;&quot;Pepet&quot;;&quot;Menga&quot;)" office:value-type="string" office:string-value="Menga" calcext:value-type="string">
            <text:p>Menga</text:p>
          </table:table-cell>
          <table:table-cell table:formula="of:=IF(MOD([.N10]+[.R10];2)=1;4;5)" office:value-type="float" office:value="5" calcext:value-type="float">
            <text:p>5</text:p>
          </table:table-cell>
          <table:table-cell table:formula="of:=COM.MICROSOFT.IFS(MOD([.A10];3)=0;&quot;Pasah&quot;;MOD([.A10];3)=1;&quot;Beteng&quot;;MOD([.A10];3)=2;&quot;Kajeng&quot;)" office:value-type="string" office:string-value="Kajeng" calcext:value-type="string">
            <text:p>Kajeng</text:p>
          </table:table-cell>
          <table:table-cell table:formula="of:=COM.MICROSOFT.IFS(MOD([.A10];3)=0;9;MOD([.A10];3)=1;4;MOD([.A10];3)=2;7)" office:value-type="float" office:value="7" calcext:value-type="float">
            <text:p>7</text:p>
          </table:table-cell>
          <table:table-cell table:formula="of:=COM.MICROSOFT.IFS(MOD([.A10];4)=0;&quot;Sri&quot;;MOD([.A10];4)=1;&quot;Laba&quot;;MOD([.A10];4)=2;&quot;Jaya&quot;;MOD([.A10];4)=3;&quot;Menala&quot;)" office:value-type="string" office:string-value="Sri" calcext:value-type="string">
            <text:p>Sri</text:p>
          </table:table-cell>
          <table:table-cell table:formula="of:=COM.MICROSOFT.IFS(MOD([.A10];4)=0;6;MOD([.A10];4)=1;5;MOD([.A10];4)=2;1;MOD([.A10];4)=3;8)" office:value-type="float" office:value="6" calcext:value-type="float">
            <text:p>6</text:p>
          </table:table-cell>
          <table:table-cell table:formula="of:=COM.MICROSOFT.IFS(MOD([.A10];5)=0;&quot;Pahing&quot;;MOD([.A10];5)=1;&quot;Pon&quot;;MOD([.A10];5)=2;&quot;Wage&quot;;MOD([.A10];5)=3;&quot;Kliwon&quot;;MOD([.A10];5)=4;&quot;Umanis&quot;)" office:value-type="string" office:string-value="Kliwon" calcext:value-type="string">
            <text:p>Kliwon</text:p>
          </table:table-cell>
          <table:table-cell table:formula="of:=COM.MICROSOFT.IFS(MOD([.A10];5)=0;9;MOD([.A10];5)=1;7;MOD([.A10];5)=2;4;MOD([.A10];5)=3;8;MOD([.A10];5)=4;5)" office:value-type="float" office:value="8" calcext:value-type="float">
            <text:p>8</text:p>
          </table:table-cell>
          <table:table-cell table:formula="of:=COM.MICROSOFT.IFS(MOD([.A10];6)=0;&quot;Tungleh&quot;;MOD([.A10];6)=1;&quot;Aryang&quot;;MOD([.A10];6)=2;&quot;Urukung&quot;;MOD([.A10];6)=3;&quot;Paniron&quot;;MOD([.A10];6)=4;&quot;Was&quot;;MOD([.A10];6)=5;&quot;Maulu&quot;)" office:value-type="string" office:string-value="Urukung" calcext:value-type="string">
            <text:p>Urukung</text:p>
          </table:table-cell>
          <table:table-cell table:formula="of:=COM.MICROSOFT.IFS(MOD([.A10];6)=0;7;MOD([.A10];6)=1;6;MOD([.A10];6)=2;5;MOD([.A10];6)=3;8;MOD([.A10];6)=4;9;MOD([.A10];6)=5;3)" office:value-type="float" office:value="5" calcext:value-type="float">
            <text:p>5</text:p>
          </table:table-cell>
          <table:table-cell table:formula="of:=COM.MICROSOFT.IFS(MOD([.A10];7)=0;&quot;Redite&quot;;MOD([.A10];7)=1;&quot;Soma&quot;;MOD([.A10];7)=2;&quot;Anggara&quot;;MOD([.A10];7)=3;&quot;Budha&quot;;MOD([.A10];7)=4;&quot;Wraspati&quot;;MOD([.A10];7)=5;&quot;Sukra&quot;;MOD([.A10];7);&quot;Saniscara&quot;)" office:value-type="string" office:string-value="Soma" calcext:value-type="string">
            <text:p>Soma</text:p>
          </table:table-cell>
          <table:table-cell table:formula="of:=COM.MICROSOFT.IFS(MOD([.A10];7)=0;5;MOD([.A10];7)=1;4;MOD([.A10];7)=2;3;MOD([.A10];7)=3;7;MOD([.A10];7)=4;8;MOD([.A10];7)=5;6;MOD([.A10];7);9)" office:value-type="float" office:value="4" calcext:value-type="float">
            <text:p>4</text:p>
          </table:table-cell>
          <table:table-cell table:formula="of:=COM.MICROSOFT.IFS(MOD([.A10];8)=0;&quot;Sri&quot;;MOD([.A10];8)=1;&quot;Indra&quot;;MOD([.A10];8)=2;&quot;Guru&quot;;MOD([.A10];8)=3;&quot;Yama&quot;;MOD([.A10];8)=4;&quot;Ludra&quot;;MOD([.A10];8)=5;&quot;Brahma&quot;;MOD([.A10];8)=6;&quot;Kala&quot;;MOD([.A10];8)=7;&quot;Uma&quot;)" office:value-type="string" office:string-value="Sri" calcext:value-type="string">
            <text:p>Sri</text:p>
          </table:table-cell>
          <table:table-cell table:formula="of:=COM.MICROSOFT.IFS(MOD([.A10];8)=0;6;MOD([.A10];8)=1;5;MOD([.A10];8)=2;8;MOD([.A10];8)=3;9;MOD([.A10];8)=4;3;MOD([.A10];8)=5;7;MOD([.A10];8)=6;1;MOD([.A10];8)=7;4)" office:value-type="float" office:value="6" calcext:value-type="float">
            <text:p>6</text:p>
          </table:table-cell>
          <table:table-cell table:formula="of:=COM.MICROSOFT.IFS(MOD([.A10]-3;9)=0;&quot;Dangu&quot;;MOD([.A10]-3;9)=1;&quot;Jangur&quot;;MOD([.A10]-3;9)=2;&quot;Gigis&quot;;MOD([.A10]-3;9)=3;&quot;Nohan&quot;;MOD([.A10]-3;9)=4;&quot;Ogan&quot;;MOD([.A10]-3;9)=5;&quot;Erengan&quot;;MOD([.A10]-3;9)=6;&quot;Urungan&quot;;MOD([.A10]-3;9)=7;&quot;Tulus&quot;;MOD([.A10]-3;9)=8;&quot;Dadi&quot;)" office:value-type="string" office:string-value="Erengan" calcext:value-type="string">
            <text:p>Erengan</text:p>
          </table:table-cell>
          <table:table-cell table:formula="of:=COM.MICROSOFT.IFS(MOD([.A10]-3;9)=0;5;MOD([.A10]-3;9)=1;8;MOD([.A10]-3;9)=2;9;MOD([.A10]-3;9)=3;3;MOD([.A10]-3;9)=4;7;MOD([.A10]-3;9)=5;1;MOD([.A10]-3;9)=6;4;MOD([.A10]-3;9)=7;6;MOD([.A10]-3;9)=8;8)" office:value-type="float" office:value="1" calcext:value-type="float">
            <text:p>1</text:p>
          </table:table-cell>
          <table:table-cell table:formula="of:=COM.MICROSOFT.IFS(MOD(MOD([.N10]+[.R10];10);10)=0;&quot;Pandita&quot;;MOD(MOD([.N10]+[.R10];10);10)=1;&quot;Pati&quot;;MOD(MOD([.N10]+[.R10];10);10)=2;&quot;Suka&quot;;MOD(MOD([.N10]+[.R10];10);10)=3;&quot;Duka&quot;;MOD(MOD([.N10]+[.R10];10);10)=4;&quot;Sri&quot;;MOD(MOD([.N10]+[.R10];10);10)=5;&quot;Manuh&quot;;MOD(MOD([.N10]+[.R10];10);10)=6;&quot;Manusa&quot;;MOD(MOD([.N10]+[.R10];10);10)=7;&quot;Raja&quot;;MOD(MOD([.N10]+[.R10];10);10)=8;&quot;Dewa&quot;;MOD(MOD([.N10]+[.R10];10);10)=9;&quot;Raksasa&quot;)" office:value-type="string" office:string-value="Suka" calcext:value-type="string">
            <text:p>Suka</text:p>
          </table:table-cell>
          <table:table-cell table:formula="of:=COM.MICROSOFT.IFS(MOD(MOD([.N10]+[.R10];10);10)=0;5;MOD(MOD([.N10]+[.R10];10);10)=1;7;MOD(MOD([.N10]+[.R10];10);10)=2;10;MOD(MOD([.N10]+[.R10];10);10)=3;4;MOD(MOD([.N10]+[.R10];10);10)=4;6;MOD(MOD([.N10]+[.R10];10);10)=5;2;MOD(MOD([.N10]+[.R10];10);10)=6;3;MOD(MOD([.N10]+[.R10];10);10)=7;8;MOD(MOD([.N10]+[.R10];10);10)=8;9;MOD(MOD([.N10]+[.R10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]-MOD([.A11];7))/7" office:value-type="float" office:value="1" calcext:value-type="float">
            <text:p>1</text:p>
          </table:table-cell>
          <table:table-cell office:value-type="string" calcext:value-type="string">
            <text:p>Landep</text:p>
          </table:table-cell>
          <table:table-cell office:value-type="float" office:value="1" calcext:value-type="float">
            <text:p>1</text:p>
          </table:table-cell>
          <table:table-cell table:formula="of:=IF(MOD([.N11]+[.R11];2)=1;&quot;Luang&quot;;&quot;-&quot;)" office:value-type="string" office:string-value="-" calcext:value-type="string">
            <text:p>-</text:p>
          </table:table-cell>
          <table:table-cell table:formula="of:=IF(MOD([.N11]+[.R11];2)=1;1;0)" office:value-type="float" office:value="0" calcext:value-type="float">
            <text:p>0</text:p>
          </table:table-cell>
          <table:table-cell table:formula="of:=IF(MOD([.N11]+[.R11];2)=1;&quot;Pepet&quot;;&quot;Menga&quot;)" office:value-type="string" office:string-value="Menga" calcext:value-type="string">
            <text:p>Menga</text:p>
          </table:table-cell>
          <table:table-cell table:formula="of:=IF(MOD([.N11]+[.R11];2)=1;4;5)" office:value-type="float" office:value="5" calcext:value-type="float">
            <text:p>5</text:p>
          </table:table-cell>
          <table:table-cell table:formula="of:=COM.MICROSOFT.IFS(MOD([.A11];3)=0;&quot;Pasah&quot;;MOD([.A11];3)=1;&quot;Beteng&quot;;MOD([.A11];3)=2;&quot;Kajeng&quot;)" office:value-type="string" office:string-value="Pasah" calcext:value-type="string">
            <text:p>Pasah</text:p>
          </table:table-cell>
          <table:table-cell table:formula="of:=COM.MICROSOFT.IFS(MOD([.A11];3)=0;9;MOD([.A11];3)=1;4;MOD([.A11];3)=2;7)" office:value-type="float" office:value="9" calcext:value-type="float">
            <text:p>9</text:p>
          </table:table-cell>
          <table:table-cell table:formula="of:=COM.MICROSOFT.IFS(MOD([.A11];4)=0;&quot;Sri&quot;;MOD([.A11];4)=1;&quot;Laba&quot;;MOD([.A11];4)=2;&quot;Jaya&quot;;MOD([.A11];4)=3;&quot;Menala&quot;)" office:value-type="string" office:string-value="Laba" calcext:value-type="string">
            <text:p>Laba</text:p>
          </table:table-cell>
          <table:table-cell table:formula="of:=COM.MICROSOFT.IFS(MOD([.A11];4)=0;6;MOD([.A11];4)=1;5;MOD([.A11];4)=2;1;MOD([.A11];4)=3;8)" office:value-type="float" office:value="5" calcext:value-type="float">
            <text:p>5</text:p>
          </table:table-cell>
          <table:table-cell table:formula="of:=COM.MICROSOFT.IFS(MOD([.A11];5)=0;&quot;Pahing&quot;;MOD([.A11];5)=1;&quot;Pon&quot;;MOD([.A11];5)=2;&quot;Wage&quot;;MOD([.A11];5)=3;&quot;Kliwon&quot;;MOD([.A11];5)=4;&quot;Umanis&quot;)" office:value-type="string" office:string-value="Umanis" calcext:value-type="string">
            <text:p>Umanis</text:p>
          </table:table-cell>
          <table:table-cell table:formula="of:=COM.MICROSOFT.IFS(MOD([.A11];5)=0;9;MOD([.A11];5)=1;7;MOD([.A11];5)=2;4;MOD([.A11];5)=3;8;MOD([.A11];5)=4;5)" office:value-type="float" office:value="5" calcext:value-type="float">
            <text:p>5</text:p>
          </table:table-cell>
          <table:table-cell table:formula="of:=COM.MICROSOFT.IFS(MOD([.A11];6)=0;&quot;Tungleh&quot;;MOD([.A11];6)=1;&quot;Aryang&quot;;MOD([.A11];6)=2;&quot;Urukung&quot;;MOD([.A11];6)=3;&quot;Paniron&quot;;MOD([.A11];6)=4;&quot;Was&quot;;MOD([.A11];6)=5;&quot;Maulu&quot;)" office:value-type="string" office:string-value="Paniron" calcext:value-type="string">
            <text:p>Paniron</text:p>
          </table:table-cell>
          <table:table-cell table:formula="of:=COM.MICROSOFT.IFS(MOD([.A11];6)=0;7;MOD([.A11];6)=1;6;MOD([.A11];6)=2;5;MOD([.A11];6)=3;8;MOD([.A11];6)=4;9;MOD([.A11];6)=5;3)" office:value-type="float" office:value="8" calcext:value-type="float">
            <text:p>8</text:p>
          </table:table-cell>
          <table:table-cell table:formula="of:=COM.MICROSOFT.IFS(MOD([.A11];7)=0;&quot;Redite&quot;;MOD([.A11];7)=1;&quot;Soma&quot;;MOD([.A11];7)=2;&quot;Anggara&quot;;MOD([.A11];7)=3;&quot;Budha&quot;;MOD([.A11];7)=4;&quot;Wraspati&quot;;MOD([.A11];7)=5;&quot;Sukra&quot;;MOD([.A11];7);&quot;Saniscara&quot;)" office:value-type="string" office:string-value="Anggara" calcext:value-type="string">
            <text:p>Anggara</text:p>
          </table:table-cell>
          <table:table-cell table:formula="of:=COM.MICROSOFT.IFS(MOD([.A11];7)=0;5;MOD([.A11];7)=1;4;MOD([.A11];7)=2;3;MOD([.A11];7)=3;7;MOD([.A11];7)=4;8;MOD([.A11];7)=5;6;MOD([.A11];7);9)" office:value-type="float" office:value="3" calcext:value-type="float">
            <text:p>3</text:p>
          </table:table-cell>
          <table:table-cell table:formula="of:=COM.MICROSOFT.IFS(MOD([.A11];8)=0;&quot;Sri&quot;;MOD([.A11];8)=1;&quot;Indra&quot;;MOD([.A11];8)=2;&quot;Guru&quot;;MOD([.A11];8)=3;&quot;Yama&quot;;MOD([.A11];8)=4;&quot;Ludra&quot;;MOD([.A11];8)=5;&quot;Brahma&quot;;MOD([.A11];8)=6;&quot;Kala&quot;;MOD([.A11];8)=7;&quot;Uma&quot;)" office:value-type="string" office:string-value="Indra" calcext:value-type="string">
            <text:p>Indra</text:p>
          </table:table-cell>
          <table:table-cell table:formula="of:=COM.MICROSOFT.IFS(MOD([.A11];8)=0;6;MOD([.A11];8)=1;5;MOD([.A11];8)=2;8;MOD([.A11];8)=3;9;MOD([.A11];8)=4;3;MOD([.A11];8)=5;7;MOD([.A11];8)=6;1;MOD([.A11];8)=7;4)" office:value-type="float" office:value="5" calcext:value-type="float">
            <text:p>5</text:p>
          </table:table-cell>
          <table:table-cell table:formula="of:=COM.MICROSOFT.IFS(MOD([.A11]-3;9)=0;&quot;Dangu&quot;;MOD([.A11]-3;9)=1;&quot;Jangur&quot;;MOD([.A11]-3;9)=2;&quot;Gigis&quot;;MOD([.A11]-3;9)=3;&quot;Nohan&quot;;MOD([.A11]-3;9)=4;&quot;Ogan&quot;;MOD([.A11]-3;9)=5;&quot;Erengan&quot;;MOD([.A11]-3;9)=6;&quot;Urungan&quot;;MOD([.A11]-3;9)=7;&quot;Tulus&quot;;MOD([.A11]-3;9)=8;&quot;Dadi&quot;)" office:value-type="string" office:string-value="Urungan" calcext:value-type="string">
            <text:p>Urungan</text:p>
          </table:table-cell>
          <table:table-cell table:formula="of:=COM.MICROSOFT.IFS(MOD([.A11]-3;9)=0;5;MOD([.A11]-3;9)=1;8;MOD([.A11]-3;9)=2;9;MOD([.A11]-3;9)=3;3;MOD([.A11]-3;9)=4;7;MOD([.A11]-3;9)=5;1;MOD([.A11]-3;9)=6;4;MOD([.A11]-3;9)=7;6;MOD([.A11]-3;9)=8;8)" office:value-type="float" office:value="4" calcext:value-type="float">
            <text:p>4</text:p>
          </table:table-cell>
          <table:table-cell table:formula="of:=COM.MICROSOFT.IFS(MOD(MOD([.N11]+[.R11];10);10)=0;&quot;Pandita&quot;;MOD(MOD([.N11]+[.R11];10);10)=1;&quot;Pati&quot;;MOD(MOD([.N11]+[.R11];10);10)=2;&quot;Suka&quot;;MOD(MOD([.N11]+[.R11];10);10)=3;&quot;Duka&quot;;MOD(MOD([.N11]+[.R11];10);10)=4;&quot;Sri&quot;;MOD(MOD([.N11]+[.R11];10);10)=5;&quot;Manuh&quot;;MOD(MOD([.N11]+[.R11];10);10)=6;&quot;Manusa&quot;;MOD(MOD([.N11]+[.R11];10);10)=7;&quot;Raja&quot;;MOD(MOD([.N11]+[.R11];10);10)=8;&quot;Dewa&quot;;MOD(MOD([.N11]+[.R11];10);10)=9;&quot;Raksasa&quot;)" office:value-type="string" office:string-value="Dewa" calcext:value-type="string">
            <text:p>Dewa</text:p>
          </table:table-cell>
          <table:table-cell table:formula="of:=COM.MICROSOFT.IFS(MOD(MOD([.N11]+[.R11];10);10)=0;5;MOD(MOD([.N11]+[.R11];10);10)=1;7;MOD(MOD([.N11]+[.R11];10);10)=2;10;MOD(MOD([.N11]+[.R11];10);10)=3;4;MOD(MOD([.N11]+[.R11];10);10)=4;6;MOD(MOD([.N11]+[.R11];10);10)=5;2;MOD(MOD([.N11]+[.R11];10);10)=6;3;MOD(MOD([.N11]+[.R11];10);10)=7;8;MOD(MOD([.N11]+[.R11];10);10)=8;9;MOD(MOD([.N11]+[.R11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-MOD([.A12];7))/7" office:value-type="float" office:value="1" calcext:value-type="float">
            <text:p>1</text:p>
          </table:table-cell>
          <table:table-cell office:value-type="string" calcext:value-type="string">
            <text:p>Landep</text:p>
          </table:table-cell>
          <table:table-cell office:value-type="float" office:value="1" calcext:value-type="float">
            <text:p>1</text:p>
          </table:table-cell>
          <table:table-cell table:formula="of:=IF(MOD([.N12]+[.R12];2)=1;&quot;Luang&quot;;&quot;-&quot;)" office:value-type="string" office:string-value="-" calcext:value-type="string">
            <text:p>-</text:p>
          </table:table-cell>
          <table:table-cell table:formula="of:=IF(MOD([.N12]+[.R12];2)=1;1;0)" office:value-type="float" office:value="0" calcext:value-type="float">
            <text:p>0</text:p>
          </table:table-cell>
          <table:table-cell table:formula="of:=IF(MOD([.N12]+[.R12];2)=1;&quot;Pepet&quot;;&quot;Menga&quot;)" office:value-type="string" office:string-value="Menga" calcext:value-type="string">
            <text:p>Menga</text:p>
          </table:table-cell>
          <table:table-cell table:formula="of:=IF(MOD([.N12]+[.R12];2)=1;4;5)" office:value-type="float" office:value="5" calcext:value-type="float">
            <text:p>5</text:p>
          </table:table-cell>
          <table:table-cell table:formula="of:=COM.MICROSOFT.IFS(MOD([.A12];3)=0;&quot;Pasah&quot;;MOD([.A12];3)=1;&quot;Beteng&quot;;MOD([.A12];3)=2;&quot;Kajeng&quot;)" office:value-type="string" office:string-value="Beteng" calcext:value-type="string">
            <text:p>Beteng</text:p>
          </table:table-cell>
          <table:table-cell table:formula="of:=COM.MICROSOFT.IFS(MOD([.A12];3)=0;9;MOD([.A12];3)=1;4;MOD([.A12];3)=2;7)" office:value-type="float" office:value="4" calcext:value-type="float">
            <text:p>4</text:p>
          </table:table-cell>
          <table:table-cell table:formula="of:=COM.MICROSOFT.IFS(MOD([.A12];4)=0;&quot;Sri&quot;;MOD([.A12];4)=1;&quot;Laba&quot;;MOD([.A12];4)=2;&quot;Jaya&quot;;MOD([.A12];4)=3;&quot;Menala&quot;)" office:value-type="string" office:string-value="Jaya" calcext:value-type="string">
            <text:p>Jaya</text:p>
          </table:table-cell>
          <table:table-cell table:formula="of:=COM.MICROSOFT.IFS(MOD([.A12];4)=0;6;MOD([.A12];4)=1;5;MOD([.A12];4)=2;1;MOD([.A12];4)=3;8)" office:value-type="float" office:value="1" calcext:value-type="float">
            <text:p>1</text:p>
          </table:table-cell>
          <table:table-cell table:formula="of:=COM.MICROSOFT.IFS(MOD([.A12];5)=0;&quot;Pahing&quot;;MOD([.A12];5)=1;&quot;Pon&quot;;MOD([.A12];5)=2;&quot;Wage&quot;;MOD([.A12];5)=3;&quot;Kliwon&quot;;MOD([.A12];5)=4;&quot;Umanis&quot;)" office:value-type="string" office:string-value="Pahing" calcext:value-type="string">
            <text:p>Pahing</text:p>
          </table:table-cell>
          <table:table-cell table:formula="of:=COM.MICROSOFT.IFS(MOD([.A12];5)=0;9;MOD([.A12];5)=1;7;MOD([.A12];5)=2;4;MOD([.A12];5)=3;8;MOD([.A12];5)=4;5)" office:value-type="float" office:value="9" calcext:value-type="float">
            <text:p>9</text:p>
          </table:table-cell>
          <table:table-cell table:formula="of:=COM.MICROSOFT.IFS(MOD([.A12];6)=0;&quot;Tungleh&quot;;MOD([.A12];6)=1;&quot;Aryang&quot;;MOD([.A12];6)=2;&quot;Urukung&quot;;MOD([.A12];6)=3;&quot;Paniron&quot;;MOD([.A12];6)=4;&quot;Was&quot;;MOD([.A12];6)=5;&quot;Maulu&quot;)" office:value-type="string" office:string-value="Was" calcext:value-type="string">
            <text:p>Was</text:p>
          </table:table-cell>
          <table:table-cell table:formula="of:=COM.MICROSOFT.IFS(MOD([.A12];6)=0;7;MOD([.A12];6)=1;6;MOD([.A12];6)=2;5;MOD([.A12];6)=3;8;MOD([.A12];6)=4;9;MOD([.A12];6)=5;3)" office:value-type="float" office:value="9" calcext:value-type="float">
            <text:p>9</text:p>
          </table:table-cell>
          <table:table-cell table:formula="of:=COM.MICROSOFT.IFS(MOD([.A12];7)=0;&quot;Redite&quot;;MOD([.A12];7)=1;&quot;Soma&quot;;MOD([.A12];7)=2;&quot;Anggara&quot;;MOD([.A12];7)=3;&quot;Budha&quot;;MOD([.A12];7)=4;&quot;Wraspati&quot;;MOD([.A12];7)=5;&quot;Sukra&quot;;MOD([.A12];7);&quot;Saniscara&quot;)" office:value-type="string" office:string-value="Budha" calcext:value-type="string">
            <text:p>Budha</text:p>
          </table:table-cell>
          <table:table-cell table:formula="of:=COM.MICROSOFT.IFS(MOD([.A12];7)=0;5;MOD([.A12];7)=1;4;MOD([.A12];7)=2;3;MOD([.A12];7)=3;7;MOD([.A12];7)=4;8;MOD([.A12];7)=5;6;MOD([.A12];7);9)" office:value-type="float" office:value="7" calcext:value-type="float">
            <text:p>7</text:p>
          </table:table-cell>
          <table:table-cell table:formula="of:=COM.MICROSOFT.IFS(MOD([.A12];8)=0;&quot;Sri&quot;;MOD([.A12];8)=1;&quot;Indra&quot;;MOD([.A12];8)=2;&quot;Guru&quot;;MOD([.A12];8)=3;&quot;Yama&quot;;MOD([.A12];8)=4;&quot;Ludra&quot;;MOD([.A12];8)=5;&quot;Brahma&quot;;MOD([.A12];8)=6;&quot;Kala&quot;;MOD([.A12];8)=7;&quot;Uma&quot;)" office:value-type="string" office:string-value="Guru" calcext:value-type="string">
            <text:p>Guru</text:p>
          </table:table-cell>
          <table:table-cell table:formula="of:=COM.MICROSOFT.IFS(MOD([.A12];8)=0;6;MOD([.A12];8)=1;5;MOD([.A12];8)=2;8;MOD([.A12];8)=3;9;MOD([.A12];8)=4;3;MOD([.A12];8)=5;7;MOD([.A12];8)=6;1;MOD([.A12];8)=7;4)" office:value-type="float" office:value="8" calcext:value-type="float">
            <text:p>8</text:p>
          </table:table-cell>
          <table:table-cell table:formula="of:=COM.MICROSOFT.IFS(MOD([.A12]-3;9)=0;&quot;Dangu&quot;;MOD([.A12]-3;9)=1;&quot;Jangur&quot;;MOD([.A12]-3;9)=2;&quot;Gigis&quot;;MOD([.A12]-3;9)=3;&quot;Nohan&quot;;MOD([.A12]-3;9)=4;&quot;Ogan&quot;;MOD([.A12]-3;9)=5;&quot;Erengan&quot;;MOD([.A12]-3;9)=6;&quot;Urungan&quot;;MOD([.A12]-3;9)=7;&quot;Tulus&quot;;MOD([.A12]-3;9)=8;&quot;Dadi&quot;)" office:value-type="string" office:string-value="Tulus" calcext:value-type="string">
            <text:p>Tulus</text:p>
          </table:table-cell>
          <table:table-cell table:formula="of:=COM.MICROSOFT.IFS(MOD([.A12]-3;9)=0;5;MOD([.A12]-3;9)=1;8;MOD([.A12]-3;9)=2;9;MOD([.A12]-3;9)=3;3;MOD([.A12]-3;9)=4;7;MOD([.A12]-3;9)=5;1;MOD([.A12]-3;9)=6;4;MOD([.A12]-3;9)=7;6;MOD([.A12]-3;9)=8;8)" office:value-type="float" office:value="6" calcext:value-type="float">
            <text:p>6</text:p>
          </table:table-cell>
          <table:table-cell table:formula="of:=COM.MICROSOFT.IFS(MOD(MOD([.N12]+[.R12];10);10)=0;&quot;Pandita&quot;;MOD(MOD([.N12]+[.R12];10);10)=1;&quot;Pati&quot;;MOD(MOD([.N12]+[.R12];10);10)=2;&quot;Suka&quot;;MOD(MOD([.N12]+[.R12];10);10)=3;&quot;Duka&quot;;MOD(MOD([.N12]+[.R12];10);10)=4;&quot;Sri&quot;;MOD(MOD([.N12]+[.R12];10);10)=5;&quot;Manuh&quot;;MOD(MOD([.N12]+[.R12];10);10)=6;&quot;Manusa&quot;;MOD(MOD([.N12]+[.R12];10);10)=7;&quot;Raja&quot;;MOD(MOD([.N12]+[.R12];10);10)=8;&quot;Dewa&quot;;MOD(MOD([.N12]+[.R12];10);10)=9;&quot;Raksasa&quot;)" office:value-type="string" office:string-value="Manusa" calcext:value-type="string">
            <text:p>Manusa</text:p>
          </table:table-cell>
          <table:table-cell table:formula="of:=COM.MICROSOFT.IFS(MOD(MOD([.N12]+[.R12];10);10)=0;5;MOD(MOD([.N12]+[.R12];10);10)=1;7;MOD(MOD([.N12]+[.R12];10);10)=2;10;MOD(MOD([.N12]+[.R12];10);10)=3;4;MOD(MOD([.N12]+[.R12];10);10)=4;6;MOD(MOD([.N12]+[.R12];10);10)=5;2;MOD(MOD([.N12]+[.R12];10);10)=6;3;MOD(MOD([.N12]+[.R12];10);10)=7;8;MOD(MOD([.N12]+[.R12];10);10)=8;9;MOD(MOD([.N12]+[.R12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-MOD([.A13];7))/7" office:value-type="float" office:value="1" calcext:value-type="float">
            <text:p>1</text:p>
          </table:table-cell>
          <table:table-cell office:value-type="string" calcext:value-type="string">
            <text:p>Landep</text:p>
          </table:table-cell>
          <table:table-cell office:value-type="float" office:value="1" calcext:value-type="float">
            <text:p>1</text:p>
          </table:table-cell>
          <table:table-cell table:formula="of:=IF(MOD([.N13]+[.R13];2)=1;&quot;Luang&quot;;&quot;-&quot;)" office:value-type="string" office:string-value="Luang" calcext:value-type="string">
            <text:p>Luang</text:p>
          </table:table-cell>
          <table:table-cell table:formula="of:=IF(MOD([.N13]+[.R13];2)=1;1;0)" office:value-type="float" office:value="1" calcext:value-type="float">
            <text:p>1</text:p>
          </table:table-cell>
          <table:table-cell table:formula="of:=IF(MOD([.N13]+[.R13];2)=1;&quot;Pepet&quot;;&quot;Menga&quot;)" office:value-type="string" office:string-value="Pepet" calcext:value-type="string">
            <text:p>Pepet</text:p>
          </table:table-cell>
          <table:table-cell table:formula="of:=IF(MOD([.N13]+[.R13];2)=1;4;5)" office:value-type="float" office:value="4" calcext:value-type="float">
            <text:p>4</text:p>
          </table:table-cell>
          <table:table-cell table:formula="of:=COM.MICROSOFT.IFS(MOD([.A13];3)=0;&quot;Pasah&quot;;MOD([.A13];3)=1;&quot;Beteng&quot;;MOD([.A13];3)=2;&quot;Kajeng&quot;)" office:value-type="string" office:string-value="Kajeng" calcext:value-type="string">
            <text:p>Kajeng</text:p>
          </table:table-cell>
          <table:table-cell table:formula="of:=COM.MICROSOFT.IFS(MOD([.A13];3)=0;9;MOD([.A13];3)=1;4;MOD([.A13];3)=2;7)" office:value-type="float" office:value="7" calcext:value-type="float">
            <text:p>7</text:p>
          </table:table-cell>
          <table:table-cell table:formula="of:=COM.MICROSOFT.IFS(MOD([.A13];4)=0;&quot;Sri&quot;;MOD([.A13];4)=1;&quot;Laba&quot;;MOD([.A13];4)=2;&quot;Jaya&quot;;MOD([.A13];4)=3;&quot;Menala&quot;)" office:value-type="string" office:string-value="Menala" calcext:value-type="string">
            <text:p>Menala</text:p>
          </table:table-cell>
          <table:table-cell table:formula="of:=COM.MICROSOFT.IFS(MOD([.A13];4)=0;6;MOD([.A13];4)=1;5;MOD([.A13];4)=2;1;MOD([.A13];4)=3;8)" office:value-type="float" office:value="8" calcext:value-type="float">
            <text:p>8</text:p>
          </table:table-cell>
          <table:table-cell table:formula="of:=COM.MICROSOFT.IFS(MOD([.A13];5)=0;&quot;Pahing&quot;;MOD([.A13];5)=1;&quot;Pon&quot;;MOD([.A13];5)=2;&quot;Wage&quot;;MOD([.A13];5)=3;&quot;Kliwon&quot;;MOD([.A13];5)=4;&quot;Umanis&quot;)" office:value-type="string" office:string-value="Pon" calcext:value-type="string">
            <text:p>Pon</text:p>
          </table:table-cell>
          <table:table-cell table:formula="of:=COM.MICROSOFT.IFS(MOD([.A13];5)=0;9;MOD([.A13];5)=1;7;MOD([.A13];5)=2;4;MOD([.A13];5)=3;8;MOD([.A13];5)=4;5)" office:value-type="float" office:value="7" calcext:value-type="float">
            <text:p>7</text:p>
          </table:table-cell>
          <table:table-cell table:formula="of:=COM.MICROSOFT.IFS(MOD([.A13];6)=0;&quot;Tungleh&quot;;MOD([.A13];6)=1;&quot;Aryang&quot;;MOD([.A13];6)=2;&quot;Urukung&quot;;MOD([.A13];6)=3;&quot;Paniron&quot;;MOD([.A13];6)=4;&quot;Was&quot;;MOD([.A13];6)=5;&quot;Maulu&quot;)" office:value-type="string" office:string-value="Maulu" calcext:value-type="string">
            <text:p>Maulu</text:p>
          </table:table-cell>
          <table:table-cell table:formula="of:=COM.MICROSOFT.IFS(MOD([.A13];6)=0;7;MOD([.A13];6)=1;6;MOD([.A13];6)=2;5;MOD([.A13];6)=3;8;MOD([.A13];6)=4;9;MOD([.A13];6)=5;3)" office:value-type="float" office:value="3" calcext:value-type="float">
            <text:p>3</text:p>
          </table:table-cell>
          <table:table-cell table:formula="of:=COM.MICROSOFT.IFS(MOD([.A13];7)=0;&quot;Redite&quot;;MOD([.A13];7)=1;&quot;Soma&quot;;MOD([.A13];7)=2;&quot;Anggara&quot;;MOD([.A13];7)=3;&quot;Budha&quot;;MOD([.A13];7)=4;&quot;Wraspati&quot;;MOD([.A13];7)=5;&quot;Sukra&quot;;MOD([.A13];7);&quot;Saniscara&quot;)" office:value-type="string" office:string-value="Wraspati" calcext:value-type="string">
            <text:p>Wraspati</text:p>
          </table:table-cell>
          <table:table-cell table:formula="of:=COM.MICROSOFT.IFS(MOD([.A13];7)=0;5;MOD([.A13];7)=1;4;MOD([.A13];7)=2;3;MOD([.A13];7)=3;7;MOD([.A13];7)=4;8;MOD([.A13];7)=5;6;MOD([.A13];7);9)" office:value-type="float" office:value="8" calcext:value-type="float">
            <text:p>8</text:p>
          </table:table-cell>
          <table:table-cell table:formula="of:=COM.MICROSOFT.IFS(MOD([.A13];8)=0;&quot;Sri&quot;;MOD([.A13];8)=1;&quot;Indra&quot;;MOD([.A13];8)=2;&quot;Guru&quot;;MOD([.A13];8)=3;&quot;Yama&quot;;MOD([.A13];8)=4;&quot;Ludra&quot;;MOD([.A13];8)=5;&quot;Brahma&quot;;MOD([.A13];8)=6;&quot;Kala&quot;;MOD([.A13];8)=7;&quot;Uma&quot;)" office:value-type="string" office:string-value="Yama" calcext:value-type="string">
            <text:p>Yama</text:p>
          </table:table-cell>
          <table:table-cell table:formula="of:=COM.MICROSOFT.IFS(MOD([.A13];8)=0;6;MOD([.A13];8)=1;5;MOD([.A13];8)=2;8;MOD([.A13];8)=3;9;MOD([.A13];8)=4;3;MOD([.A13];8)=5;7;MOD([.A13];8)=6;1;MOD([.A13];8)=7;4)" office:value-type="float" office:value="9" calcext:value-type="float">
            <text:p>9</text:p>
          </table:table-cell>
          <table:table-cell table:formula="of:=COM.MICROSOFT.IFS(MOD([.A13]-3;9)=0;&quot;Dangu&quot;;MOD([.A13]-3;9)=1;&quot;Jangur&quot;;MOD([.A13]-3;9)=2;&quot;Gigis&quot;;MOD([.A13]-3;9)=3;&quot;Nohan&quot;;MOD([.A13]-3;9)=4;&quot;Ogan&quot;;MOD([.A13]-3;9)=5;&quot;Erengan&quot;;MOD([.A13]-3;9)=6;&quot;Urungan&quot;;MOD([.A13]-3;9)=7;&quot;Tulus&quot;;MOD([.A13]-3;9)=8;&quot;Dadi&quot;)" office:value-type="string" office:string-value="Dadi" calcext:value-type="string">
            <text:p>Dadi</text:p>
          </table:table-cell>
          <table:table-cell table:formula="of:=COM.MICROSOFT.IFS(MOD([.A13]-3;9)=0;5;MOD([.A13]-3;9)=1;8;MOD([.A13]-3;9)=2;9;MOD([.A13]-3;9)=3;3;MOD([.A13]-3;9)=4;7;MOD([.A13]-3;9)=5;1;MOD([.A13]-3;9)=6;4;MOD([.A13]-3;9)=7;6;MOD([.A13]-3;9)=8;8)" office:value-type="float" office:value="8" calcext:value-type="float">
            <text:p>8</text:p>
          </table:table-cell>
          <table:table-cell table:formula="of:=COM.MICROSOFT.IFS(MOD(MOD([.N13]+[.R13];10);10)=0;&quot;Pandita&quot;;MOD(MOD([.N13]+[.R13];10);10)=1;&quot;Pati&quot;;MOD(MOD([.N13]+[.R13];10);10)=2;&quot;Suka&quot;;MOD(MOD([.N13]+[.R13];10);10)=3;&quot;Duka&quot;;MOD(MOD([.N13]+[.R13];10);10)=4;&quot;Sri&quot;;MOD(MOD([.N13]+[.R13];10);10)=5;&quot;Manuh&quot;;MOD(MOD([.N13]+[.R13];10);10)=6;&quot;Manusa&quot;;MOD(MOD([.N13]+[.R13];10);10)=7;&quot;Raja&quot;;MOD(MOD([.N13]+[.R13];10);10)=8;&quot;Dewa&quot;;MOD(MOD([.N13]+[.R13];10);10)=9;&quot;Raksasa&quot;)" office:value-type="string" office:string-value="Manuh" calcext:value-type="string">
            <text:p>Manuh</text:p>
          </table:table-cell>
          <table:table-cell table:formula="of:=COM.MICROSOFT.IFS(MOD(MOD([.N13]+[.R13];10);10)=0;5;MOD(MOD([.N13]+[.R13];10);10)=1;7;MOD(MOD([.N13]+[.R13];10);10)=2;10;MOD(MOD([.N13]+[.R13];10);10)=3;4;MOD(MOD([.N13]+[.R13];10);10)=4;6;MOD(MOD([.N13]+[.R13];10);10)=5;2;MOD(MOD([.N13]+[.R13];10);10)=6;3;MOD(MOD([.N13]+[.R13];10);10)=7;8;MOD(MOD([.N13]+[.R13];10);10)=8;9;MOD(MOD([.N13]+[.R13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-MOD([.A14];7))/7" office:value-type="float" office:value="1" calcext:value-type="float">
            <text:p>1</text:p>
          </table:table-cell>
          <table:table-cell office:value-type="string" calcext:value-type="string">
            <text:p>Landep</text:p>
          </table:table-cell>
          <table:table-cell office:value-type="float" office:value="1" calcext:value-type="float">
            <text:p>1</text:p>
          </table:table-cell>
          <table:table-cell table:formula="of:=IF(MOD([.N14]+[.R14];2)=1;&quot;Luang&quot;;&quot;-&quot;)" office:value-type="string" office:string-value="-" calcext:value-type="string">
            <text:p>-</text:p>
          </table:table-cell>
          <table:table-cell table:formula="of:=IF(MOD([.N14]+[.R14];2)=1;1;0)" office:value-type="float" office:value="0" calcext:value-type="float">
            <text:p>0</text:p>
          </table:table-cell>
          <table:table-cell table:formula="of:=IF(MOD([.N14]+[.R14];2)=1;&quot;Pepet&quot;;&quot;Menga&quot;)" office:value-type="string" office:string-value="Menga" calcext:value-type="string">
            <text:p>Menga</text:p>
          </table:table-cell>
          <table:table-cell table:formula="of:=IF(MOD([.N14]+[.R14];2)=1;4;5)" office:value-type="float" office:value="5" calcext:value-type="float">
            <text:p>5</text:p>
          </table:table-cell>
          <table:table-cell table:formula="of:=COM.MICROSOFT.IFS(MOD([.A14];3)=0;&quot;Pasah&quot;;MOD([.A14];3)=1;&quot;Beteng&quot;;MOD([.A14];3)=2;&quot;Kajeng&quot;)" office:value-type="string" office:string-value="Pasah" calcext:value-type="string">
            <text:p>Pasah</text:p>
          </table:table-cell>
          <table:table-cell table:formula="of:=COM.MICROSOFT.IFS(MOD([.A14];3)=0;9;MOD([.A14];3)=1;4;MOD([.A14];3)=2;7)" office:value-type="float" office:value="9" calcext:value-type="float">
            <text:p>9</text:p>
          </table:table-cell>
          <table:table-cell table:formula="of:=COM.MICROSOFT.IFS(MOD([.A14];4)=0;&quot;Sri&quot;;MOD([.A14];4)=1;&quot;Laba&quot;;MOD([.A14];4)=2;&quot;Jaya&quot;;MOD([.A14];4)=3;&quot;Menala&quot;)" office:value-type="string" office:string-value="Sri" calcext:value-type="string">
            <text:p>Sri</text:p>
          </table:table-cell>
          <table:table-cell table:formula="of:=COM.MICROSOFT.IFS(MOD([.A14];4)=0;6;MOD([.A14];4)=1;5;MOD([.A14];4)=2;1;MOD([.A14];4)=3;8)" office:value-type="float" office:value="6" calcext:value-type="float">
            <text:p>6</text:p>
          </table:table-cell>
          <table:table-cell table:formula="of:=COM.MICROSOFT.IFS(MOD([.A14];5)=0;&quot;Pahing&quot;;MOD([.A14];5)=1;&quot;Pon&quot;;MOD([.A14];5)=2;&quot;Wage&quot;;MOD([.A14];5)=3;&quot;Kliwon&quot;;MOD([.A14];5)=4;&quot;Umanis&quot;)" office:value-type="string" office:string-value="Wage" calcext:value-type="string">
            <text:p>Wage</text:p>
          </table:table-cell>
          <table:table-cell table:formula="of:=COM.MICROSOFT.IFS(MOD([.A14];5)=0;9;MOD([.A14];5)=1;7;MOD([.A14];5)=2;4;MOD([.A14];5)=3;8;MOD([.A14];5)=4;5)" office:value-type="float" office:value="4" calcext:value-type="float">
            <text:p>4</text:p>
          </table:table-cell>
          <table:table-cell table:formula="of:=COM.MICROSOFT.IFS(MOD([.A14];6)=0;&quot;Tungleh&quot;;MOD([.A14];6)=1;&quot;Aryang&quot;;MOD([.A14];6)=2;&quot;Urukung&quot;;MOD([.A14];6)=3;&quot;Paniron&quot;;MOD([.A14];6)=4;&quot;Was&quot;;MOD([.A14];6)=5;&quot;Maulu&quot;)" office:value-type="string" office:string-value="Tungleh" calcext:value-type="string">
            <text:p>Tungleh</text:p>
          </table:table-cell>
          <table:table-cell table:formula="of:=COM.MICROSOFT.IFS(MOD([.A14];6)=0;7;MOD([.A14];6)=1;6;MOD([.A14];6)=2;5;MOD([.A14];6)=3;8;MOD([.A14];6)=4;9;MOD([.A14];6)=5;3)" office:value-type="float" office:value="7" calcext:value-type="float">
            <text:p>7</text:p>
          </table:table-cell>
          <table:table-cell table:formula="of:=COM.MICROSOFT.IFS(MOD([.A14];7)=0;&quot;Redite&quot;;MOD([.A14];7)=1;&quot;Soma&quot;;MOD([.A14];7)=2;&quot;Anggara&quot;;MOD([.A14];7)=3;&quot;Budha&quot;;MOD([.A14];7)=4;&quot;Wraspati&quot;;MOD([.A14];7)=5;&quot;Sukra&quot;;MOD([.A14];7);&quot;Saniscara&quot;)" office:value-type="string" office:string-value="Sukra" calcext:value-type="string">
            <text:p>Sukra</text:p>
          </table:table-cell>
          <table:table-cell table:formula="of:=COM.MICROSOFT.IFS(MOD([.A14];7)=0;5;MOD([.A14];7)=1;4;MOD([.A14];7)=2;3;MOD([.A14];7)=3;7;MOD([.A14];7)=4;8;MOD([.A14];7)=5;6;MOD([.A14];7);9)" office:value-type="float" office:value="6" calcext:value-type="float">
            <text:p>6</text:p>
          </table:table-cell>
          <table:table-cell table:formula="of:=COM.MICROSOFT.IFS(MOD([.A14];8)=0;&quot;Sri&quot;;MOD([.A14];8)=1;&quot;Indra&quot;;MOD([.A14];8)=2;&quot;Guru&quot;;MOD([.A14];8)=3;&quot;Yama&quot;;MOD([.A14];8)=4;&quot;Ludra&quot;;MOD([.A14];8)=5;&quot;Brahma&quot;;MOD([.A14];8)=6;&quot;Kala&quot;;MOD([.A14];8)=7;&quot;Uma&quot;)" office:value-type="string" office:string-value="Ludra" calcext:value-type="string">
            <text:p>Ludra</text:p>
          </table:table-cell>
          <table:table-cell table:formula="of:=COM.MICROSOFT.IFS(MOD([.A14];8)=0;6;MOD([.A14];8)=1;5;MOD([.A14];8)=2;8;MOD([.A14];8)=3;9;MOD([.A14];8)=4;3;MOD([.A14];8)=5;7;MOD([.A14];8)=6;1;MOD([.A14];8)=7;4)" office:value-type="float" office:value="3" calcext:value-type="float">
            <text:p>3</text:p>
          </table:table-cell>
          <table:table-cell table:formula="of:=COM.MICROSOFT.IFS(MOD([.A14]-3;9)=0;&quot;Dangu&quot;;MOD([.A14]-3;9)=1;&quot;Jangur&quot;;MOD([.A14]-3;9)=2;&quot;Gigis&quot;;MOD([.A14]-3;9)=3;&quot;Nohan&quot;;MOD([.A14]-3;9)=4;&quot;Ogan&quot;;MOD([.A14]-3;9)=5;&quot;Erengan&quot;;MOD([.A14]-3;9)=6;&quot;Urungan&quot;;MOD([.A14]-3;9)=7;&quot;Tulus&quot;;MOD([.A14]-3;9)=8;&quot;Dadi&quot;)" office:value-type="string" office:string-value="Dangu" calcext:value-type="string">
            <text:p>Dangu</text:p>
          </table:table-cell>
          <table:table-cell table:formula="of:=COM.MICROSOFT.IFS(MOD([.A14]-3;9)=0;5;MOD([.A14]-3;9)=1;8;MOD([.A14]-3;9)=2;9;MOD([.A14]-3;9)=3;3;MOD([.A14]-3;9)=4;7;MOD([.A14]-3;9)=5;1;MOD([.A14]-3;9)=6;4;MOD([.A14]-3;9)=7;6;MOD([.A14]-3;9)=8;8)" office:value-type="float" office:value="5" calcext:value-type="float">
            <text:p>5</text:p>
          </table:table-cell>
          <table:table-cell table:formula="of:=COM.MICROSOFT.IFS(MOD(MOD([.N14]+[.R14];10);10)=0;&quot;Pandita&quot;;MOD(MOD([.N14]+[.R14];10);10)=1;&quot;Pati&quot;;MOD(MOD([.N14]+[.R14];10);10)=2;&quot;Suka&quot;;MOD(MOD([.N14]+[.R14];10);10)=3;&quot;Duka&quot;;MOD(MOD([.N14]+[.R14];10);10)=4;&quot;Sri&quot;;MOD(MOD([.N14]+[.R14];10);10)=5;&quot;Manuh&quot;;MOD(MOD([.N14]+[.R14];10);10)=6;&quot;Manusa&quot;;MOD(MOD([.N14]+[.R14];10);10)=7;&quot;Raja&quot;;MOD(MOD([.N14]+[.R14];10);10)=8;&quot;Dewa&quot;;MOD(MOD([.N14]+[.R14];10);10)=9;&quot;Raksasa&quot;)" office:value-type="string" office:string-value="Pandita" calcext:value-type="string">
            <text:p>Pandita</text:p>
          </table:table-cell>
          <table:table-cell table:formula="of:=COM.MICROSOFT.IFS(MOD(MOD([.N14]+[.R14];10);10)=0;5;MOD(MOD([.N14]+[.R14];10);10)=1;7;MOD(MOD([.N14]+[.R14];10);10)=2;10;MOD(MOD([.N14]+[.R14];10);10)=3;4;MOD(MOD([.N14]+[.R14];10);10)=4;6;MOD(MOD([.N14]+[.R14];10);10)=5;2;MOD(MOD([.N14]+[.R14];10);10)=6;3;MOD(MOD([.N14]+[.R14];10);10)=7;8;MOD(MOD([.N14]+[.R14];10);10)=8;9;MOD(MOD([.N14]+[.R14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]-MOD([.A15];7))/7" office:value-type="float" office:value="1" calcext:value-type="float">
            <text:p>1</text:p>
          </table:table-cell>
          <table:table-cell office:value-type="string" calcext:value-type="string">
            <text:p>Landep</text:p>
          </table:table-cell>
          <table:table-cell office:value-type="float" office:value="1" calcext:value-type="float">
            <text:p>1</text:p>
          </table:table-cell>
          <table:table-cell table:formula="of:=IF(MOD([.N15]+[.R15];2)=1;&quot;Luang&quot;;&quot;-&quot;)" office:value-type="string" office:string-value="Luang" calcext:value-type="string">
            <text:p>Luang</text:p>
          </table:table-cell>
          <table:table-cell table:formula="of:=IF(MOD([.N15]+[.R15];2)=1;1;0)" office:value-type="float" office:value="1" calcext:value-type="float">
            <text:p>1</text:p>
          </table:table-cell>
          <table:table-cell table:formula="of:=IF(MOD([.N15]+[.R15];2)=1;&quot;Pepet&quot;;&quot;Menga&quot;)" office:value-type="string" office:string-value="Pepet" calcext:value-type="string">
            <text:p>Pepet</text:p>
          </table:table-cell>
          <table:table-cell table:formula="of:=IF(MOD([.N15]+[.R15];2)=1;4;5)" office:value-type="float" office:value="4" calcext:value-type="float">
            <text:p>4</text:p>
          </table:table-cell>
          <table:table-cell table:formula="of:=COM.MICROSOFT.IFS(MOD([.A15];3)=0;&quot;Pasah&quot;;MOD([.A15];3)=1;&quot;Beteng&quot;;MOD([.A15];3)=2;&quot;Kajeng&quot;)" office:value-type="string" office:string-value="Beteng" calcext:value-type="string">
            <text:p>Beteng</text:p>
          </table:table-cell>
          <table:table-cell table:formula="of:=COM.MICROSOFT.IFS(MOD([.A15];3)=0;9;MOD([.A15];3)=1;4;MOD([.A15];3)=2;7)" office:value-type="float" office:value="4" calcext:value-type="float">
            <text:p>4</text:p>
          </table:table-cell>
          <table:table-cell table:formula="of:=COM.MICROSOFT.IFS(MOD([.A15];4)=0;&quot;Sri&quot;;MOD([.A15];4)=1;&quot;Laba&quot;;MOD([.A15];4)=2;&quot;Jaya&quot;;MOD([.A15];4)=3;&quot;Menala&quot;)" office:value-type="string" office:string-value="Laba" calcext:value-type="string">
            <text:p>Laba</text:p>
          </table:table-cell>
          <table:table-cell table:formula="of:=COM.MICROSOFT.IFS(MOD([.A15];4)=0;6;MOD([.A15];4)=1;5;MOD([.A15];4)=2;1;MOD([.A15];4)=3;8)" office:value-type="float" office:value="5" calcext:value-type="float">
            <text:p>5</text:p>
          </table:table-cell>
          <table:table-cell table:formula="of:=COM.MICROSOFT.IFS(MOD([.A15];5)=0;&quot;Pahing&quot;;MOD([.A15];5)=1;&quot;Pon&quot;;MOD([.A15];5)=2;&quot;Wage&quot;;MOD([.A15];5)=3;&quot;Kliwon&quot;;MOD([.A15];5)=4;&quot;Umanis&quot;)" office:value-type="string" office:string-value="Kliwon" calcext:value-type="string">
            <text:p>Kliwon</text:p>
          </table:table-cell>
          <table:table-cell table:formula="of:=COM.MICROSOFT.IFS(MOD([.A15];5)=0;9;MOD([.A15];5)=1;7;MOD([.A15];5)=2;4;MOD([.A15];5)=3;8;MOD([.A15];5)=4;5)" office:value-type="float" office:value="8" calcext:value-type="float">
            <text:p>8</text:p>
          </table:table-cell>
          <table:table-cell table:formula="of:=COM.MICROSOFT.IFS(MOD([.A15];6)=0;&quot;Tungleh&quot;;MOD([.A15];6)=1;&quot;Aryang&quot;;MOD([.A15];6)=2;&quot;Urukung&quot;;MOD([.A15];6)=3;&quot;Paniron&quot;;MOD([.A15];6)=4;&quot;Was&quot;;MOD([.A15];6)=5;&quot;Maulu&quot;)" office:value-type="string" office:string-value="Aryang" calcext:value-type="string">
            <text:p>Aryang</text:p>
          </table:table-cell>
          <table:table-cell table:formula="of:=COM.MICROSOFT.IFS(MOD([.A15];6)=0;7;MOD([.A15];6)=1;6;MOD([.A15];6)=2;5;MOD([.A15];6)=3;8;MOD([.A15];6)=4;9;MOD([.A15];6)=5;3)" office:value-type="float" office:value="6" calcext:value-type="float">
            <text:p>6</text:p>
          </table:table-cell>
          <table:table-cell table:formula="of:=COM.MICROSOFT.IFS(MOD([.A15];7)=0;&quot;Redite&quot;;MOD([.A15];7)=1;&quot;Soma&quot;;MOD([.A15];7)=2;&quot;Anggara&quot;;MOD([.A15];7)=3;&quot;Budha&quot;;MOD([.A15];7)=4;&quot;Wraspati&quot;;MOD([.A15];7)=5;&quot;Sukra&quot;;MOD([.A15];7);&quot;Saniscara&quot;)" office:value-type="string" office:string-value="Saniscara" calcext:value-type="string">
            <text:p>Saniscara</text:p>
          </table:table-cell>
          <table:table-cell table:formula="of:=COM.MICROSOFT.IFS(MOD([.A15];7)=0;5;MOD([.A15];7)=1;4;MOD([.A15];7)=2;3;MOD([.A15];7)=3;7;MOD([.A15];7)=4;8;MOD([.A15];7)=5;6;MOD([.A15];7);9)" office:value-type="float" office:value="9" calcext:value-type="float">
            <text:p>9</text:p>
          </table:table-cell>
          <table:table-cell table:formula="of:=COM.MICROSOFT.IFS(MOD([.A15];8)=0;&quot;Sri&quot;;MOD([.A15];8)=1;&quot;Indra&quot;;MOD([.A15];8)=2;&quot;Guru&quot;;MOD([.A15];8)=3;&quot;Yama&quot;;MOD([.A15];8)=4;&quot;Ludra&quot;;MOD([.A15];8)=5;&quot;Brahma&quot;;MOD([.A15];8)=6;&quot;Kala&quot;;MOD([.A15];8)=7;&quot;Uma&quot;)" office:value-type="string" office:string-value="Brahma" calcext:value-type="string">
            <text:p>Brahma</text:p>
          </table:table-cell>
          <table:table-cell table:formula="of:=COM.MICROSOFT.IFS(MOD([.A15];8)=0;6;MOD([.A15];8)=1;5;MOD([.A15];8)=2;8;MOD([.A15];8)=3;9;MOD([.A15];8)=4;3;MOD([.A15];8)=5;7;MOD([.A15];8)=6;1;MOD([.A15];8)=7;4)" office:value-type="float" office:value="7" calcext:value-type="float">
            <text:p>7</text:p>
          </table:table-cell>
          <table:table-cell table:formula="of:=COM.MICROSOFT.IFS(MOD([.A15]-3;9)=0;&quot;Dangu&quot;;MOD([.A15]-3;9)=1;&quot;Jangur&quot;;MOD([.A15]-3;9)=2;&quot;Gigis&quot;;MOD([.A15]-3;9)=3;&quot;Nohan&quot;;MOD([.A15]-3;9)=4;&quot;Ogan&quot;;MOD([.A15]-3;9)=5;&quot;Erengan&quot;;MOD([.A15]-3;9)=6;&quot;Urungan&quot;;MOD([.A15]-3;9)=7;&quot;Tulus&quot;;MOD([.A15]-3;9)=8;&quot;Dadi&quot;)" office:value-type="string" office:string-value="Jangur" calcext:value-type="string">
            <text:p>Jangur</text:p>
          </table:table-cell>
          <table:table-cell table:formula="of:=COM.MICROSOFT.IFS(MOD([.A15]-3;9)=0;5;MOD([.A15]-3;9)=1;8;MOD([.A15]-3;9)=2;9;MOD([.A15]-3;9)=3;3;MOD([.A15]-3;9)=4;7;MOD([.A15]-3;9)=5;1;MOD([.A15]-3;9)=6;4;MOD([.A15]-3;9)=7;6;MOD([.A15]-3;9)=8;8)" office:value-type="float" office:value="8" calcext:value-type="float">
            <text:p>8</text:p>
          </table:table-cell>
          <table:table-cell table:formula="of:=COM.MICROSOFT.IFS(MOD(MOD([.N15]+[.R15];10);10)=0;&quot;Pandita&quot;;MOD(MOD([.N15]+[.R15];10);10)=1;&quot;Pati&quot;;MOD(MOD([.N15]+[.R15];10);10)=2;&quot;Suka&quot;;MOD(MOD([.N15]+[.R15];10);10)=3;&quot;Duka&quot;;MOD(MOD([.N15]+[.R15];10);10)=4;&quot;Sri&quot;;MOD(MOD([.N15]+[.R15];10);10)=5;&quot;Manuh&quot;;MOD(MOD([.N15]+[.R15];10);10)=6;&quot;Manusa&quot;;MOD(MOD([.N15]+[.R15];10);10)=7;&quot;Raja&quot;;MOD(MOD([.N15]+[.R15];10);10)=8;&quot;Dewa&quot;;MOD(MOD([.N15]+[.R15];10);10)=9;&quot;Raksasa&quot;)" office:value-type="string" office:string-value="Raja" calcext:value-type="string">
            <text:p>Raja</text:p>
          </table:table-cell>
          <table:table-cell table:formula="of:=COM.MICROSOFT.IFS(MOD(MOD([.N15]+[.R15];10);10)=0;5;MOD(MOD([.N15]+[.R15];10);10)=1;7;MOD(MOD([.N15]+[.R15];10);10)=2;10;MOD(MOD([.N15]+[.R15];10);10)=3;4;MOD(MOD([.N15]+[.R15];10);10)=4;6;MOD(MOD([.N15]+[.R15];10);10)=5;2;MOD(MOD([.N15]+[.R15];10);10)=6;3;MOD(MOD([.N15]+[.R15];10);10)=7;8;MOD(MOD([.N15]+[.R15];10);10)=8;9;MOD(MOD([.N15]+[.R15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]-MOD([.A16];7))/7" office:value-type="float" office:value="2" calcext:value-type="float">
            <text:p>2</text:p>
          </table:table-cell>
          <table:table-cell office:value-type="string" calcext:value-type="string">
            <text:p>Ukir</text:p>
          </table:table-cell>
          <table:table-cell office:value-type="float" office:value="4" calcext:value-type="float">
            <text:p>4</text:p>
          </table:table-cell>
          <table:table-cell table:formula="of:=IF(MOD([.N16]+[.R16];2)=1;&quot;Luang&quot;;&quot;-&quot;)" office:value-type="string" office:string-value="-" calcext:value-type="string">
            <text:p>-</text:p>
          </table:table-cell>
          <table:table-cell table:formula="of:=IF(MOD([.N16]+[.R16];2)=1;1;0)" office:value-type="float" office:value="0" calcext:value-type="float">
            <text:p>0</text:p>
          </table:table-cell>
          <table:table-cell table:formula="of:=IF(MOD([.N16]+[.R16];2)=1;&quot;Pepet&quot;;&quot;Menga&quot;)" office:value-type="string" office:string-value="Menga" calcext:value-type="string">
            <text:p>Menga</text:p>
          </table:table-cell>
          <table:table-cell table:formula="of:=IF(MOD([.N16]+[.R16];2)=1;4;5)" office:value-type="float" office:value="5" calcext:value-type="float">
            <text:p>5</text:p>
          </table:table-cell>
          <table:table-cell table:formula="of:=COM.MICROSOFT.IFS(MOD([.A16];3)=0;&quot;Pasah&quot;;MOD([.A16];3)=1;&quot;Beteng&quot;;MOD([.A16];3)=2;&quot;Kajeng&quot;)" office:value-type="string" office:string-value="Kajeng" calcext:value-type="string">
            <text:p>Kajeng</text:p>
          </table:table-cell>
          <table:table-cell table:formula="of:=COM.MICROSOFT.IFS(MOD([.A16];3)=0;9;MOD([.A16];3)=1;4;MOD([.A16];3)=2;7)" office:value-type="float" office:value="7" calcext:value-type="float">
            <text:p>7</text:p>
          </table:table-cell>
          <table:table-cell table:formula="of:=COM.MICROSOFT.IFS(MOD([.A16];4)=0;&quot;Sri&quot;;MOD([.A16];4)=1;&quot;Laba&quot;;MOD([.A16];4)=2;&quot;Jaya&quot;;MOD([.A16];4)=3;&quot;Menala&quot;)" office:value-type="string" office:string-value="Jaya" calcext:value-type="string">
            <text:p>Jaya</text:p>
          </table:table-cell>
          <table:table-cell table:formula="of:=COM.MICROSOFT.IFS(MOD([.A16];4)=0;6;MOD([.A16];4)=1;5;MOD([.A16];4)=2;1;MOD([.A16];4)=3;8)" office:value-type="float" office:value="1" calcext:value-type="float">
            <text:p>1</text:p>
          </table:table-cell>
          <table:table-cell table:formula="of:=COM.MICROSOFT.IFS(MOD([.A16];5)=0;&quot;Pahing&quot;;MOD([.A16];5)=1;&quot;Pon&quot;;MOD([.A16];5)=2;&quot;Wage&quot;;MOD([.A16];5)=3;&quot;Kliwon&quot;;MOD([.A16];5)=4;&quot;Umanis&quot;)" office:value-type="string" office:string-value="Umanis" calcext:value-type="string">
            <text:p>Umanis</text:p>
          </table:table-cell>
          <table:table-cell table:formula="of:=COM.MICROSOFT.IFS(MOD([.A16];5)=0;9;MOD([.A16];5)=1;7;MOD([.A16];5)=2;4;MOD([.A16];5)=3;8;MOD([.A16];5)=4;5)" office:value-type="float" office:value="5" calcext:value-type="float">
            <text:p>5</text:p>
          </table:table-cell>
          <table:table-cell table:formula="of:=COM.MICROSOFT.IFS(MOD([.A16];6)=0;&quot;Tungleh&quot;;MOD([.A16];6)=1;&quot;Aryang&quot;;MOD([.A16];6)=2;&quot;Urukung&quot;;MOD([.A16];6)=3;&quot;Paniron&quot;;MOD([.A16];6)=4;&quot;Was&quot;;MOD([.A16];6)=5;&quot;Maulu&quot;)" office:value-type="string" office:string-value="Urukung" calcext:value-type="string">
            <text:p>Urukung</text:p>
          </table:table-cell>
          <table:table-cell table:formula="of:=COM.MICROSOFT.IFS(MOD([.A16];6)=0;7;MOD([.A16];6)=1;6;MOD([.A16];6)=2;5;MOD([.A16];6)=3;8;MOD([.A16];6)=4;9;MOD([.A16];6)=5;3)" office:value-type="float" office:value="5" calcext:value-type="float">
            <text:p>5</text:p>
          </table:table-cell>
          <table:table-cell table:formula="of:=COM.MICROSOFT.IFS(MOD([.A16];7)=0;&quot;Redite&quot;;MOD([.A16];7)=1;&quot;Soma&quot;;MOD([.A16];7)=2;&quot;Anggara&quot;;MOD([.A16];7)=3;&quot;Budha&quot;;MOD([.A16];7)=4;&quot;Wraspati&quot;;MOD([.A16];7)=5;&quot;Sukra&quot;;MOD([.A16];7);&quot;Saniscara&quot;)" office:value-type="string" office:string-value="Redite" calcext:value-type="string">
            <text:p>Redite</text:p>
          </table:table-cell>
          <table:table-cell table:formula="of:=COM.MICROSOFT.IFS(MOD([.A16];7)=0;5;MOD([.A16];7)=1;4;MOD([.A16];7)=2;3;MOD([.A16];7)=3;7;MOD([.A16];7)=4;8;MOD([.A16];7)=5;6;MOD([.A16];7);9)" office:value-type="float" office:value="5" calcext:value-type="float">
            <text:p>5</text:p>
          </table:table-cell>
          <table:table-cell table:formula="of:=COM.MICROSOFT.IFS(MOD([.A16];8)=0;&quot;Sri&quot;;MOD([.A16];8)=1;&quot;Indra&quot;;MOD([.A16];8)=2;&quot;Guru&quot;;MOD([.A16];8)=3;&quot;Yama&quot;;MOD([.A16];8)=4;&quot;Ludra&quot;;MOD([.A16];8)=5;&quot;Brahma&quot;;MOD([.A16];8)=6;&quot;Kala&quot;;MOD([.A16];8)=7;&quot;Uma&quot;)" office:value-type="string" office:string-value="Kala" calcext:value-type="string">
            <text:p>Kala</text:p>
          </table:table-cell>
          <table:table-cell table:formula="of:=COM.MICROSOFT.IFS(MOD([.A16];8)=0;6;MOD([.A16];8)=1;5;MOD([.A16];8)=2;8;MOD([.A16];8)=3;9;MOD([.A16];8)=4;3;MOD([.A16];8)=5;7;MOD([.A16];8)=6;1;MOD([.A16];8)=7;4)" office:value-type="float" office:value="1" calcext:value-type="float">
            <text:p>1</text:p>
          </table:table-cell>
          <table:table-cell table:formula="of:=COM.MICROSOFT.IFS(MOD([.A16]-3;9)=0;&quot;Dangu&quot;;MOD([.A16]-3;9)=1;&quot;Jangur&quot;;MOD([.A16]-3;9)=2;&quot;Gigis&quot;;MOD([.A16]-3;9)=3;&quot;Nohan&quot;;MOD([.A16]-3;9)=4;&quot;Ogan&quot;;MOD([.A16]-3;9)=5;&quot;Erengan&quot;;MOD([.A16]-3;9)=6;&quot;Urungan&quot;;MOD([.A16]-3;9)=7;&quot;Tulus&quot;;MOD([.A16]-3;9)=8;&quot;Dadi&quot;)" office:value-type="string" office:string-value="Gigis" calcext:value-type="string">
            <text:p>Gigis</text:p>
          </table:table-cell>
          <table:table-cell table:formula="of:=COM.MICROSOFT.IFS(MOD([.A16]-3;9)=0;5;MOD([.A16]-3;9)=1;8;MOD([.A16]-3;9)=2;9;MOD([.A16]-3;9)=3;3;MOD([.A16]-3;9)=4;7;MOD([.A16]-3;9)=5;1;MOD([.A16]-3;9)=6;4;MOD([.A16]-3;9)=7;6;MOD([.A16]-3;9)=8;8)" office:value-type="float" office:value="9" calcext:value-type="float">
            <text:p>9</text:p>
          </table:table-cell>
          <table:table-cell table:formula="of:=COM.MICROSOFT.IFS(MOD(MOD([.N16]+[.R16];10);10)=0;&quot;Pandita&quot;;MOD(MOD([.N16]+[.R16];10);10)=1;&quot;Pati&quot;;MOD(MOD([.N16]+[.R16];10);10)=2;&quot;Suka&quot;;MOD(MOD([.N16]+[.R16];10);10)=3;&quot;Duka&quot;;MOD(MOD([.N16]+[.R16];10);10)=4;&quot;Sri&quot;;MOD(MOD([.N16]+[.R16];10);10)=5;&quot;Manuh&quot;;MOD(MOD([.N16]+[.R16];10);10)=6;&quot;Manusa&quot;;MOD(MOD([.N16]+[.R16];10);10)=7;&quot;Raja&quot;;MOD(MOD([.N16]+[.R16];10);10)=8;&quot;Dewa&quot;;MOD(MOD([.N16]+[.R16];10);10)=9;&quot;Raksasa&quot;)" office:value-type="string" office:string-value="Pandita" calcext:value-type="string">
            <text:p>Pandita</text:p>
          </table:table-cell>
          <table:table-cell table:formula="of:=COM.MICROSOFT.IFS(MOD(MOD([.N16]+[.R16];10);10)=0;5;MOD(MOD([.N16]+[.R16];10);10)=1;7;MOD(MOD([.N16]+[.R16];10);10)=2;10;MOD(MOD([.N16]+[.R16];10);10)=3;4;MOD(MOD([.N16]+[.R16];10);10)=4;6;MOD(MOD([.N16]+[.R16];10);10)=5;2;MOD(MOD([.N16]+[.R16];10);10)=6;3;MOD(MOD([.N16]+[.R16];10);10)=7;8;MOD(MOD([.N16]+[.R16];10);10)=8;9;MOD(MOD([.N16]+[.R16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-MOD([.A17];7))/7" office:value-type="float" office:value="2" calcext:value-type="float">
            <text:p>2</text:p>
          </table:table-cell>
          <table:table-cell office:value-type="string" calcext:value-type="string">
            <text:p>Ukir</text:p>
          </table:table-cell>
          <table:table-cell office:value-type="float" office:value="4" calcext:value-type="float">
            <text:p>4</text:p>
          </table:table-cell>
          <table:table-cell table:formula="of:=IF(MOD([.N17]+[.R17];2)=1;&quot;Luang&quot;;&quot;-&quot;)" office:value-type="string" office:string-value="Luang" calcext:value-type="string">
            <text:p>Luang</text:p>
          </table:table-cell>
          <table:table-cell table:formula="of:=IF(MOD([.N17]+[.R17];2)=1;1;0)" office:value-type="float" office:value="1" calcext:value-type="float">
            <text:p>1</text:p>
          </table:table-cell>
          <table:table-cell table:formula="of:=IF(MOD([.N17]+[.R17];2)=1;&quot;Pepet&quot;;&quot;Menga&quot;)" office:value-type="string" office:string-value="Pepet" calcext:value-type="string">
            <text:p>Pepet</text:p>
          </table:table-cell>
          <table:table-cell table:formula="of:=IF(MOD([.N17]+[.R17];2)=1;4;5)" office:value-type="float" office:value="4" calcext:value-type="float">
            <text:p>4</text:p>
          </table:table-cell>
          <table:table-cell table:formula="of:=COM.MICROSOFT.IFS(MOD([.A17];3)=0;&quot;Pasah&quot;;MOD([.A17];3)=1;&quot;Beteng&quot;;MOD([.A17];3)=2;&quot;Kajeng&quot;)" office:value-type="string" office:string-value="Pasah" calcext:value-type="string">
            <text:p>Pasah</text:p>
          </table:table-cell>
          <table:table-cell table:formula="of:=COM.MICROSOFT.IFS(MOD([.A17];3)=0;9;MOD([.A17];3)=1;4;MOD([.A17];3)=2;7)" office:value-type="float" office:value="9" calcext:value-type="float">
            <text:p>9</text:p>
          </table:table-cell>
          <table:table-cell table:formula="of:=COM.MICROSOFT.IFS(MOD([.A17];4)=0;&quot;Sri&quot;;MOD([.A17];4)=1;&quot;Laba&quot;;MOD([.A17];4)=2;&quot;Jaya&quot;;MOD([.A17];4)=3;&quot;Menala&quot;)" office:value-type="string" office:string-value="Menala" calcext:value-type="string">
            <text:p>Menala</text:p>
          </table:table-cell>
          <table:table-cell table:formula="of:=COM.MICROSOFT.IFS(MOD([.A17];4)=0;6;MOD([.A17];4)=1;5;MOD([.A17];4)=2;1;MOD([.A17];4)=3;8)" office:value-type="float" office:value="8" calcext:value-type="float">
            <text:p>8</text:p>
          </table:table-cell>
          <table:table-cell table:formula="of:=COM.MICROSOFT.IFS(MOD([.A17];5)=0;&quot;Pahing&quot;;MOD([.A17];5)=1;&quot;Pon&quot;;MOD([.A17];5)=2;&quot;Wage&quot;;MOD([.A17];5)=3;&quot;Kliwon&quot;;MOD([.A17];5)=4;&quot;Umanis&quot;)" office:value-type="string" office:string-value="Pahing" calcext:value-type="string">
            <text:p>Pahing</text:p>
          </table:table-cell>
          <table:table-cell table:formula="of:=COM.MICROSOFT.IFS(MOD([.A17];5)=0;9;MOD([.A17];5)=1;7;MOD([.A17];5)=2;4;MOD([.A17];5)=3;8;MOD([.A17];5)=4;5)" office:value-type="float" office:value="9" calcext:value-type="float">
            <text:p>9</text:p>
          </table:table-cell>
          <table:table-cell table:formula="of:=COM.MICROSOFT.IFS(MOD([.A17];6)=0;&quot;Tungleh&quot;;MOD([.A17];6)=1;&quot;Aryang&quot;;MOD([.A17];6)=2;&quot;Urukung&quot;;MOD([.A17];6)=3;&quot;Paniron&quot;;MOD([.A17];6)=4;&quot;Was&quot;;MOD([.A17];6)=5;&quot;Maulu&quot;)" office:value-type="string" office:string-value="Paniron" calcext:value-type="string">
            <text:p>Paniron</text:p>
          </table:table-cell>
          <table:table-cell table:formula="of:=COM.MICROSOFT.IFS(MOD([.A17];6)=0;7;MOD([.A17];6)=1;6;MOD([.A17];6)=2;5;MOD([.A17];6)=3;8;MOD([.A17];6)=4;9;MOD([.A17];6)=5;3)" office:value-type="float" office:value="8" calcext:value-type="float">
            <text:p>8</text:p>
          </table:table-cell>
          <table:table-cell table:formula="of:=COM.MICROSOFT.IFS(MOD([.A17];7)=0;&quot;Redite&quot;;MOD([.A17];7)=1;&quot;Soma&quot;;MOD([.A17];7)=2;&quot;Anggara&quot;;MOD([.A17];7)=3;&quot;Budha&quot;;MOD([.A17];7)=4;&quot;Wraspati&quot;;MOD([.A17];7)=5;&quot;Sukra&quot;;MOD([.A17];7);&quot;Saniscara&quot;)" office:value-type="string" office:string-value="Soma" calcext:value-type="string">
            <text:p>Soma</text:p>
          </table:table-cell>
          <table:table-cell table:formula="of:=COM.MICROSOFT.IFS(MOD([.A17];7)=0;5;MOD([.A17];7)=1;4;MOD([.A17];7)=2;3;MOD([.A17];7)=3;7;MOD([.A17];7)=4;8;MOD([.A17];7)=5;6;MOD([.A17];7);9)" office:value-type="float" office:value="4" calcext:value-type="float">
            <text:p>4</text:p>
          </table:table-cell>
          <table:table-cell table:formula="of:=COM.MICROSOFT.IFS(MOD([.A17];8)=0;&quot;Sri&quot;;MOD([.A17];8)=1;&quot;Indra&quot;;MOD([.A17];8)=2;&quot;Guru&quot;;MOD([.A17];8)=3;&quot;Yama&quot;;MOD([.A17];8)=4;&quot;Ludra&quot;;MOD([.A17];8)=5;&quot;Brahma&quot;;MOD([.A17];8)=6;&quot;Kala&quot;;MOD([.A17];8)=7;&quot;Uma&quot;)" office:value-type="string" office:string-value="Uma" calcext:value-type="string">
            <text:p>Uma</text:p>
          </table:table-cell>
          <table:table-cell table:formula="of:=COM.MICROSOFT.IFS(MOD([.A17];8)=0;6;MOD([.A17];8)=1;5;MOD([.A17];8)=2;8;MOD([.A17];8)=3;9;MOD([.A17];8)=4;3;MOD([.A17];8)=5;7;MOD([.A17];8)=6;1;MOD([.A17];8)=7;4)" office:value-type="float" office:value="4" calcext:value-type="float">
            <text:p>4</text:p>
          </table:table-cell>
          <table:table-cell table:formula="of:=COM.MICROSOFT.IFS(MOD([.A17]-3;9)=0;&quot;Dangu&quot;;MOD([.A17]-3;9)=1;&quot;Jangur&quot;;MOD([.A17]-3;9)=2;&quot;Gigis&quot;;MOD([.A17]-3;9)=3;&quot;Nohan&quot;;MOD([.A17]-3;9)=4;&quot;Ogan&quot;;MOD([.A17]-3;9)=5;&quot;Erengan&quot;;MOD([.A17]-3;9)=6;&quot;Urungan&quot;;MOD([.A17]-3;9)=7;&quot;Tulus&quot;;MOD([.A17]-3;9)=8;&quot;Dadi&quot;)" office:value-type="string" office:string-value="Nohan" calcext:value-type="string">
            <text:p>Nohan</text:p>
          </table:table-cell>
          <table:table-cell table:formula="of:=COM.MICROSOFT.IFS(MOD([.A17]-3;9)=0;5;MOD([.A17]-3;9)=1;8;MOD([.A17]-3;9)=2;9;MOD([.A17]-3;9)=3;3;MOD([.A17]-3;9)=4;7;MOD([.A17]-3;9)=5;1;MOD([.A17]-3;9)=6;4;MOD([.A17]-3;9)=7;6;MOD([.A17]-3;9)=8;8)" office:value-type="float" office:value="3" calcext:value-type="float">
            <text:p>3</text:p>
          </table:table-cell>
          <table:table-cell table:formula="of:=COM.MICROSOFT.IFS(MOD(MOD([.N17]+[.R17];10);10)=0;&quot;Pandita&quot;;MOD(MOD([.N17]+[.R17];10);10)=1;&quot;Pati&quot;;MOD(MOD([.N17]+[.R17];10);10)=2;&quot;Suka&quot;;MOD(MOD([.N17]+[.R17];10);10)=3;&quot;Duka&quot;;MOD(MOD([.N17]+[.R17];10);10)=4;&quot;Sri&quot;;MOD(MOD([.N17]+[.R17];10);10)=5;&quot;Manuh&quot;;MOD(MOD([.N17]+[.R17];10);10)=6;&quot;Manusa&quot;;MOD(MOD([.N17]+[.R17];10);10)=7;&quot;Raja&quot;;MOD(MOD([.N17]+[.R17];10);10)=8;&quot;Dewa&quot;;MOD(MOD([.N17]+[.R17];10);10)=9;&quot;Raksasa&quot;)" office:value-type="string" office:string-value="Duka" calcext:value-type="string">
            <text:p>Duka</text:p>
          </table:table-cell>
          <table:table-cell table:formula="of:=COM.MICROSOFT.IFS(MOD(MOD([.N17]+[.R17];10);10)=0;5;MOD(MOD([.N17]+[.R17];10);10)=1;7;MOD(MOD([.N17]+[.R17];10);10)=2;10;MOD(MOD([.N17]+[.R17];10);10)=3;4;MOD(MOD([.N17]+[.R17];10);10)=4;6;MOD(MOD([.N17]+[.R17];10);10)=5;2;MOD(MOD([.N17]+[.R17];10);10)=6;3;MOD(MOD([.N17]+[.R17];10);10)=7;8;MOD(MOD([.N17]+[.R17];10);10)=8;9;MOD(MOD([.N17]+[.R17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8]-MOD([.A18];7))/7" office:value-type="float" office:value="2" calcext:value-type="float">
            <text:p>2</text:p>
          </table:table-cell>
          <table:table-cell office:value-type="string" calcext:value-type="string">
            <text:p>Ukir</text:p>
          </table:table-cell>
          <table:table-cell office:value-type="float" office:value="4" calcext:value-type="float">
            <text:p>4</text:p>
          </table:table-cell>
          <table:table-cell table:formula="of:=IF(MOD([.N18]+[.R18];2)=1;&quot;Luang&quot;;&quot;-&quot;)" office:value-type="string" office:string-value="-" calcext:value-type="string">
            <text:p>-</text:p>
          </table:table-cell>
          <table:table-cell table:formula="of:=IF(MOD([.N18]+[.R18];2)=1;1;0)" office:value-type="float" office:value="0" calcext:value-type="float">
            <text:p>0</text:p>
          </table:table-cell>
          <table:table-cell table:formula="of:=IF(MOD([.N18]+[.R18];2)=1;&quot;Pepet&quot;;&quot;Menga&quot;)" office:value-type="string" office:string-value="Menga" calcext:value-type="string">
            <text:p>Menga</text:p>
          </table:table-cell>
          <table:table-cell table:formula="of:=IF(MOD([.N18]+[.R18];2)=1;4;5)" office:value-type="float" office:value="5" calcext:value-type="float">
            <text:p>5</text:p>
          </table:table-cell>
          <table:table-cell table:formula="of:=COM.MICROSOFT.IFS(MOD([.A18];3)=0;&quot;Pasah&quot;;MOD([.A18];3)=1;&quot;Beteng&quot;;MOD([.A18];3)=2;&quot;Kajeng&quot;)" office:value-type="string" office:string-value="Beteng" calcext:value-type="string">
            <text:p>Beteng</text:p>
          </table:table-cell>
          <table:table-cell table:formula="of:=COM.MICROSOFT.IFS(MOD([.A18];3)=0;9;MOD([.A18];3)=1;4;MOD([.A18];3)=2;7)" office:value-type="float" office:value="4" calcext:value-type="float">
            <text:p>4</text:p>
          </table:table-cell>
          <table:table-cell table:formula="of:=COM.MICROSOFT.IFS(MOD([.A18];4)=0;&quot;Sri&quot;;MOD([.A18];4)=1;&quot;Laba&quot;;MOD([.A18];4)=2;&quot;Jaya&quot;;MOD([.A18];4)=3;&quot;Menala&quot;)" office:value-type="string" office:string-value="Sri" calcext:value-type="string">
            <text:p>Sri</text:p>
          </table:table-cell>
          <table:table-cell table:formula="of:=COM.MICROSOFT.IFS(MOD([.A18];4)=0;6;MOD([.A18];4)=1;5;MOD([.A18];4)=2;1;MOD([.A18];4)=3;8)" office:value-type="float" office:value="6" calcext:value-type="float">
            <text:p>6</text:p>
          </table:table-cell>
          <table:table-cell table:formula="of:=COM.MICROSOFT.IFS(MOD([.A18];5)=0;&quot;Pahing&quot;;MOD([.A18];5)=1;&quot;Pon&quot;;MOD([.A18];5)=2;&quot;Wage&quot;;MOD([.A18];5)=3;&quot;Kliwon&quot;;MOD([.A18];5)=4;&quot;Umanis&quot;)" office:value-type="string" office:string-value="Pon" calcext:value-type="string">
            <text:p>Pon</text:p>
          </table:table-cell>
          <table:table-cell table:formula="of:=COM.MICROSOFT.IFS(MOD([.A18];5)=0;9;MOD([.A18];5)=1;7;MOD([.A18];5)=2;4;MOD([.A18];5)=3;8;MOD([.A18];5)=4;5)" office:value-type="float" office:value="7" calcext:value-type="float">
            <text:p>7</text:p>
          </table:table-cell>
          <table:table-cell table:formula="of:=COM.MICROSOFT.IFS(MOD([.A18];6)=0;&quot;Tungleh&quot;;MOD([.A18];6)=1;&quot;Aryang&quot;;MOD([.A18];6)=2;&quot;Urukung&quot;;MOD([.A18];6)=3;&quot;Paniron&quot;;MOD([.A18];6)=4;&quot;Was&quot;;MOD([.A18];6)=5;&quot;Maulu&quot;)" office:value-type="string" office:string-value="Was" calcext:value-type="string">
            <text:p>Was</text:p>
          </table:table-cell>
          <table:table-cell table:formula="of:=COM.MICROSOFT.IFS(MOD([.A18];6)=0;7;MOD([.A18];6)=1;6;MOD([.A18];6)=2;5;MOD([.A18];6)=3;8;MOD([.A18];6)=4;9;MOD([.A18];6)=5;3)" office:value-type="float" office:value="9" calcext:value-type="float">
            <text:p>9</text:p>
          </table:table-cell>
          <table:table-cell table:formula="of:=COM.MICROSOFT.IFS(MOD([.A18];7)=0;&quot;Redite&quot;;MOD([.A18];7)=1;&quot;Soma&quot;;MOD([.A18];7)=2;&quot;Anggara&quot;;MOD([.A18];7)=3;&quot;Budha&quot;;MOD([.A18];7)=4;&quot;Wraspati&quot;;MOD([.A18];7)=5;&quot;Sukra&quot;;MOD([.A18];7);&quot;Saniscara&quot;)" office:value-type="string" office:string-value="Anggara" calcext:value-type="string">
            <text:p>Anggara</text:p>
          </table:table-cell>
          <table:table-cell table:formula="of:=COM.MICROSOFT.IFS(MOD([.A18];7)=0;5;MOD([.A18];7)=1;4;MOD([.A18];7)=2;3;MOD([.A18];7)=3;7;MOD([.A18];7)=4;8;MOD([.A18];7)=5;6;MOD([.A18];7);9)" office:value-type="float" office:value="3" calcext:value-type="float">
            <text:p>3</text:p>
          </table:table-cell>
          <table:table-cell table:formula="of:=COM.MICROSOFT.IFS(MOD([.A18];8)=0;&quot;Sri&quot;;MOD([.A18];8)=1;&quot;Indra&quot;;MOD([.A18];8)=2;&quot;Guru&quot;;MOD([.A18];8)=3;&quot;Yama&quot;;MOD([.A18];8)=4;&quot;Ludra&quot;;MOD([.A18];8)=5;&quot;Brahma&quot;;MOD([.A18];8)=6;&quot;Kala&quot;;MOD([.A18];8)=7;&quot;Uma&quot;)" office:value-type="string" office:string-value="Sri" calcext:value-type="string">
            <text:p>Sri</text:p>
          </table:table-cell>
          <table:table-cell table:formula="of:=COM.MICROSOFT.IFS(MOD([.A18];8)=0;6;MOD([.A18];8)=1;5;MOD([.A18];8)=2;8;MOD([.A18];8)=3;9;MOD([.A18];8)=4;3;MOD([.A18];8)=5;7;MOD([.A18];8)=6;1;MOD([.A18];8)=7;4)" office:value-type="float" office:value="6" calcext:value-type="float">
            <text:p>6</text:p>
          </table:table-cell>
          <table:table-cell table:formula="of:=COM.MICROSOFT.IFS(MOD([.A18]-3;9)=0;&quot;Dangu&quot;;MOD([.A18]-3;9)=1;&quot;Jangur&quot;;MOD([.A18]-3;9)=2;&quot;Gigis&quot;;MOD([.A18]-3;9)=3;&quot;Nohan&quot;;MOD([.A18]-3;9)=4;&quot;Ogan&quot;;MOD([.A18]-3;9)=5;&quot;Erengan&quot;;MOD([.A18]-3;9)=6;&quot;Urungan&quot;;MOD([.A18]-3;9)=7;&quot;Tulus&quot;;MOD([.A18]-3;9)=8;&quot;Dadi&quot;)" office:value-type="string" office:string-value="Ogan" calcext:value-type="string">
            <text:p>Ogan</text:p>
          </table:table-cell>
          <table:table-cell table:formula="of:=COM.MICROSOFT.IFS(MOD([.A18]-3;9)=0;5;MOD([.A18]-3;9)=1;8;MOD([.A18]-3;9)=2;9;MOD([.A18]-3;9)=3;3;MOD([.A18]-3;9)=4;7;MOD([.A18]-3;9)=5;1;MOD([.A18]-3;9)=6;4;MOD([.A18]-3;9)=7;6;MOD([.A18]-3;9)=8;8)" office:value-type="float" office:value="7" calcext:value-type="float">
            <text:p>7</text:p>
          </table:table-cell>
          <table:table-cell table:formula="of:=COM.MICROSOFT.IFS(MOD(MOD([.N18]+[.R18];10);10)=0;&quot;Pandita&quot;;MOD(MOD([.N18]+[.R18];10);10)=1;&quot;Pati&quot;;MOD(MOD([.N18]+[.R18];10);10)=2;&quot;Suka&quot;;MOD(MOD([.N18]+[.R18];10);10)=3;&quot;Duka&quot;;MOD(MOD([.N18]+[.R18];10);10)=4;&quot;Sri&quot;;MOD(MOD([.N18]+[.R18];10);10)=5;&quot;Manuh&quot;;MOD(MOD([.N18]+[.R18];10);10)=6;&quot;Manusa&quot;;MOD(MOD([.N18]+[.R18];10);10)=7;&quot;Raja&quot;;MOD(MOD([.N18]+[.R18];10);10)=8;&quot;Dewa&quot;;MOD(MOD([.N18]+[.R18];10);10)=9;&quot;Raksasa&quot;)" office:value-type="string" office:string-value="Pandita" calcext:value-type="string">
            <text:p>Pandita</text:p>
          </table:table-cell>
          <table:table-cell table:formula="of:=COM.MICROSOFT.IFS(MOD(MOD([.N18]+[.R18];10);10)=0;5;MOD(MOD([.N18]+[.R18];10);10)=1;7;MOD(MOD([.N18]+[.R18];10);10)=2;10;MOD(MOD([.N18]+[.R18];10);10)=3;4;MOD(MOD([.N18]+[.R18];10);10)=4;6;MOD(MOD([.N18]+[.R18];10);10)=5;2;MOD(MOD([.N18]+[.R18];10);10)=6;3;MOD(MOD([.N18]+[.R18];10);10)=7;8;MOD(MOD([.N18]+[.R18];10);10)=8;9;MOD(MOD([.N18]+[.R18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9]-MOD([.A19];7))/7" office:value-type="float" office:value="2" calcext:value-type="float">
            <text:p>2</text:p>
          </table:table-cell>
          <table:table-cell office:value-type="string" calcext:value-type="string">
            <text:p>Ukir</text:p>
          </table:table-cell>
          <table:table-cell office:value-type="float" office:value="4" calcext:value-type="float">
            <text:p>4</text:p>
          </table:table-cell>
          <table:table-cell table:formula="of:=IF(MOD([.N19]+[.R19];2)=1;&quot;Luang&quot;;&quot;-&quot;)" office:value-type="string" office:string-value="Luang" calcext:value-type="string">
            <text:p>Luang</text:p>
          </table:table-cell>
          <table:table-cell table:formula="of:=IF(MOD([.N19]+[.R19];2)=1;1;0)" office:value-type="float" office:value="1" calcext:value-type="float">
            <text:p>1</text:p>
          </table:table-cell>
          <table:table-cell table:formula="of:=IF(MOD([.N19]+[.R19];2)=1;&quot;Pepet&quot;;&quot;Menga&quot;)" office:value-type="string" office:string-value="Pepet" calcext:value-type="string">
            <text:p>Pepet</text:p>
          </table:table-cell>
          <table:table-cell table:formula="of:=IF(MOD([.N19]+[.R19];2)=1;4;5)" office:value-type="float" office:value="4" calcext:value-type="float">
            <text:p>4</text:p>
          </table:table-cell>
          <table:table-cell table:formula="of:=COM.MICROSOFT.IFS(MOD([.A19];3)=0;&quot;Pasah&quot;;MOD([.A19];3)=1;&quot;Beteng&quot;;MOD([.A19];3)=2;&quot;Kajeng&quot;)" office:value-type="string" office:string-value="Kajeng" calcext:value-type="string">
            <text:p>Kajeng</text:p>
          </table:table-cell>
          <table:table-cell table:formula="of:=COM.MICROSOFT.IFS(MOD([.A19];3)=0;9;MOD([.A19];3)=1;4;MOD([.A19];3)=2;7)" office:value-type="float" office:value="7" calcext:value-type="float">
            <text:p>7</text:p>
          </table:table-cell>
          <table:table-cell table:formula="of:=COM.MICROSOFT.IFS(MOD([.A19];4)=0;&quot;Sri&quot;;MOD([.A19];4)=1;&quot;Laba&quot;;MOD([.A19];4)=2;&quot;Jaya&quot;;MOD([.A19];4)=3;&quot;Menala&quot;)" office:value-type="string" office:string-value="Laba" calcext:value-type="string">
            <text:p>Laba</text:p>
          </table:table-cell>
          <table:table-cell table:formula="of:=COM.MICROSOFT.IFS(MOD([.A19];4)=0;6;MOD([.A19];4)=1;5;MOD([.A19];4)=2;1;MOD([.A19];4)=3;8)" office:value-type="float" office:value="5" calcext:value-type="float">
            <text:p>5</text:p>
          </table:table-cell>
          <table:table-cell table:formula="of:=COM.MICROSOFT.IFS(MOD([.A19];5)=0;&quot;Pahing&quot;;MOD([.A19];5)=1;&quot;Pon&quot;;MOD([.A19];5)=2;&quot;Wage&quot;;MOD([.A19];5)=3;&quot;Kliwon&quot;;MOD([.A19];5)=4;&quot;Umanis&quot;)" office:value-type="string" office:string-value="Wage" calcext:value-type="string">
            <text:p>Wage</text:p>
          </table:table-cell>
          <table:table-cell table:formula="of:=COM.MICROSOFT.IFS(MOD([.A19];5)=0;9;MOD([.A19];5)=1;7;MOD([.A19];5)=2;4;MOD([.A19];5)=3;8;MOD([.A19];5)=4;5)" office:value-type="float" office:value="4" calcext:value-type="float">
            <text:p>4</text:p>
          </table:table-cell>
          <table:table-cell table:formula="of:=COM.MICROSOFT.IFS(MOD([.A19];6)=0;&quot;Tungleh&quot;;MOD([.A19];6)=1;&quot;Aryang&quot;;MOD([.A19];6)=2;&quot;Urukung&quot;;MOD([.A19];6)=3;&quot;Paniron&quot;;MOD([.A19];6)=4;&quot;Was&quot;;MOD([.A19];6)=5;&quot;Maulu&quot;)" office:value-type="string" office:string-value="Maulu" calcext:value-type="string">
            <text:p>Maulu</text:p>
          </table:table-cell>
          <table:table-cell table:formula="of:=COM.MICROSOFT.IFS(MOD([.A19];6)=0;7;MOD([.A19];6)=1;6;MOD([.A19];6)=2;5;MOD([.A19];6)=3;8;MOD([.A19];6)=4;9;MOD([.A19];6)=5;3)" office:value-type="float" office:value="3" calcext:value-type="float">
            <text:p>3</text:p>
          </table:table-cell>
          <table:table-cell table:formula="of:=COM.MICROSOFT.IFS(MOD([.A19];7)=0;&quot;Redite&quot;;MOD([.A19];7)=1;&quot;Soma&quot;;MOD([.A19];7)=2;&quot;Anggara&quot;;MOD([.A19];7)=3;&quot;Budha&quot;;MOD([.A19];7)=4;&quot;Wraspati&quot;;MOD([.A19];7)=5;&quot;Sukra&quot;;MOD([.A19];7);&quot;Saniscara&quot;)" office:value-type="string" office:string-value="Budha" calcext:value-type="string">
            <text:p>Budha</text:p>
          </table:table-cell>
          <table:table-cell table:formula="of:=COM.MICROSOFT.IFS(MOD([.A19];7)=0;5;MOD([.A19];7)=1;4;MOD([.A19];7)=2;3;MOD([.A19];7)=3;7;MOD([.A19];7)=4;8;MOD([.A19];7)=5;6;MOD([.A19];7);9)" office:value-type="float" office:value="7" calcext:value-type="float">
            <text:p>7</text:p>
          </table:table-cell>
          <table:table-cell table:formula="of:=COM.MICROSOFT.IFS(MOD([.A19];8)=0;&quot;Sri&quot;;MOD([.A19];8)=1;&quot;Indra&quot;;MOD([.A19];8)=2;&quot;Guru&quot;;MOD([.A19];8)=3;&quot;Yama&quot;;MOD([.A19];8)=4;&quot;Ludra&quot;;MOD([.A19];8)=5;&quot;Brahma&quot;;MOD([.A19];8)=6;&quot;Kala&quot;;MOD([.A19];8)=7;&quot;Uma&quot;)" office:value-type="string" office:string-value="Indra" calcext:value-type="string">
            <text:p>Indra</text:p>
          </table:table-cell>
          <table:table-cell table:formula="of:=COM.MICROSOFT.IFS(MOD([.A19];8)=0;6;MOD([.A19];8)=1;5;MOD([.A19];8)=2;8;MOD([.A19];8)=3;9;MOD([.A19];8)=4;3;MOD([.A19];8)=5;7;MOD([.A19];8)=6;1;MOD([.A19];8)=7;4)" office:value-type="float" office:value="5" calcext:value-type="float">
            <text:p>5</text:p>
          </table:table-cell>
          <table:table-cell table:formula="of:=COM.MICROSOFT.IFS(MOD([.A19]-3;9)=0;&quot;Dangu&quot;;MOD([.A19]-3;9)=1;&quot;Jangur&quot;;MOD([.A19]-3;9)=2;&quot;Gigis&quot;;MOD([.A19]-3;9)=3;&quot;Nohan&quot;;MOD([.A19]-3;9)=4;&quot;Ogan&quot;;MOD([.A19]-3;9)=5;&quot;Erengan&quot;;MOD([.A19]-3;9)=6;&quot;Urungan&quot;;MOD([.A19]-3;9)=7;&quot;Tulus&quot;;MOD([.A19]-3;9)=8;&quot;Dadi&quot;)" office:value-type="string" office:string-value="Erengan" calcext:value-type="string">
            <text:p>Erengan</text:p>
          </table:table-cell>
          <table:table-cell table:formula="of:=COM.MICROSOFT.IFS(MOD([.A19]-3;9)=0;5;MOD([.A19]-3;9)=1;8;MOD([.A19]-3;9)=2;9;MOD([.A19]-3;9)=3;3;MOD([.A19]-3;9)=4;7;MOD([.A19]-3;9)=5;1;MOD([.A19]-3;9)=6;4;MOD([.A19]-3;9)=7;6;MOD([.A19]-3;9)=8;8)" office:value-type="float" office:value="1" calcext:value-type="float">
            <text:p>1</text:p>
          </table:table-cell>
          <table:table-cell table:formula="of:=COM.MICROSOFT.IFS(MOD(MOD([.N19]+[.R19];10);10)=0;&quot;Pandita&quot;;MOD(MOD([.N19]+[.R19];10);10)=1;&quot;Pati&quot;;MOD(MOD([.N19]+[.R19];10);10)=2;&quot;Suka&quot;;MOD(MOD([.N19]+[.R19];10);10)=3;&quot;Duka&quot;;MOD(MOD([.N19]+[.R19];10);10)=4;&quot;Sri&quot;;MOD(MOD([.N19]+[.R19];10);10)=5;&quot;Manuh&quot;;MOD(MOD([.N19]+[.R19];10);10)=6;&quot;Manusa&quot;;MOD(MOD([.N19]+[.R19];10);10)=7;&quot;Raja&quot;;MOD(MOD([.N19]+[.R19];10);10)=8;&quot;Dewa&quot;;MOD(MOD([.N19]+[.R19];10);10)=9;&quot;Raksasa&quot;)" office:value-type="string" office:string-value="Pati" calcext:value-type="string">
            <text:p>Pati</text:p>
          </table:table-cell>
          <table:table-cell table:formula="of:=COM.MICROSOFT.IFS(MOD(MOD([.N19]+[.R19];10);10)=0;5;MOD(MOD([.N19]+[.R19];10);10)=1;7;MOD(MOD([.N19]+[.R19];10);10)=2;10;MOD(MOD([.N19]+[.R19];10);10)=3;4;MOD(MOD([.N19]+[.R19];10);10)=4;6;MOD(MOD([.N19]+[.R19];10);10)=5;2;MOD(MOD([.N19]+[.R19];10);10)=6;3;MOD(MOD([.N19]+[.R19];10);10)=7;8;MOD(MOD([.N19]+[.R19];10);10)=8;9;MOD(MOD([.N19]+[.R19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0]-MOD([.A20];7))/7" office:value-type="float" office:value="2" calcext:value-type="float">
            <text:p>2</text:p>
          </table:table-cell>
          <table:table-cell office:value-type="string" calcext:value-type="string">
            <text:p>Ukir</text:p>
          </table:table-cell>
          <table:table-cell office:value-type="float" office:value="4" calcext:value-type="float">
            <text:p>4</text:p>
          </table:table-cell>
          <table:table-cell table:formula="of:=IF(MOD([.N20]+[.R20];2)=1;&quot;Luang&quot;;&quot;-&quot;)" office:value-type="string" office:string-value="-" calcext:value-type="string">
            <text:p>-</text:p>
          </table:table-cell>
          <table:table-cell table:formula="of:=IF(MOD([.N20]+[.R20];2)=1;1;0)" office:value-type="float" office:value="0" calcext:value-type="float">
            <text:p>0</text:p>
          </table:table-cell>
          <table:table-cell table:formula="of:=IF(MOD([.N20]+[.R20];2)=1;&quot;Pepet&quot;;&quot;Menga&quot;)" office:value-type="string" office:string-value="Menga" calcext:value-type="string">
            <text:p>Menga</text:p>
          </table:table-cell>
          <table:table-cell table:formula="of:=IF(MOD([.N20]+[.R20];2)=1;4;5)" office:value-type="float" office:value="5" calcext:value-type="float">
            <text:p>5</text:p>
          </table:table-cell>
          <table:table-cell table:formula="of:=COM.MICROSOFT.IFS(MOD([.A20];3)=0;&quot;Pasah&quot;;MOD([.A20];3)=1;&quot;Beteng&quot;;MOD([.A20];3)=2;&quot;Kajeng&quot;)" office:value-type="string" office:string-value="Pasah" calcext:value-type="string">
            <text:p>Pasah</text:p>
          </table:table-cell>
          <table:table-cell table:formula="of:=COM.MICROSOFT.IFS(MOD([.A20];3)=0;9;MOD([.A20];3)=1;4;MOD([.A20];3)=2;7)" office:value-type="float" office:value="9" calcext:value-type="float">
            <text:p>9</text:p>
          </table:table-cell>
          <table:table-cell table:formula="of:=COM.MICROSOFT.IFS(MOD([.A20];4)=0;&quot;Sri&quot;;MOD([.A20];4)=1;&quot;Laba&quot;;MOD([.A20];4)=2;&quot;Jaya&quot;;MOD([.A20];4)=3;&quot;Menala&quot;)" office:value-type="string" office:string-value="Jaya" calcext:value-type="string">
            <text:p>Jaya</text:p>
          </table:table-cell>
          <table:table-cell table:formula="of:=COM.MICROSOFT.IFS(MOD([.A20];4)=0;6;MOD([.A20];4)=1;5;MOD([.A20];4)=2;1;MOD([.A20];4)=3;8)" office:value-type="float" office:value="1" calcext:value-type="float">
            <text:p>1</text:p>
          </table:table-cell>
          <table:table-cell table:formula="of:=COM.MICROSOFT.IFS(MOD([.A20];5)=0;&quot;Pahing&quot;;MOD([.A20];5)=1;&quot;Pon&quot;;MOD([.A20];5)=2;&quot;Wage&quot;;MOD([.A20];5)=3;&quot;Kliwon&quot;;MOD([.A20];5)=4;&quot;Umanis&quot;)" office:value-type="string" office:string-value="Kliwon" calcext:value-type="string">
            <text:p>Kliwon</text:p>
          </table:table-cell>
          <table:table-cell table:formula="of:=COM.MICROSOFT.IFS(MOD([.A20];5)=0;9;MOD([.A20];5)=1;7;MOD([.A20];5)=2;4;MOD([.A20];5)=3;8;MOD([.A20];5)=4;5)" office:value-type="float" office:value="8" calcext:value-type="float">
            <text:p>8</text:p>
          </table:table-cell>
          <table:table-cell table:formula="of:=COM.MICROSOFT.IFS(MOD([.A20];6)=0;&quot;Tungleh&quot;;MOD([.A20];6)=1;&quot;Aryang&quot;;MOD([.A20];6)=2;&quot;Urukung&quot;;MOD([.A20];6)=3;&quot;Paniron&quot;;MOD([.A20];6)=4;&quot;Was&quot;;MOD([.A20];6)=5;&quot;Maulu&quot;)" office:value-type="string" office:string-value="Tungleh" calcext:value-type="string">
            <text:p>Tungleh</text:p>
          </table:table-cell>
          <table:table-cell table:formula="of:=COM.MICROSOFT.IFS(MOD([.A20];6)=0;7;MOD([.A20];6)=1;6;MOD([.A20];6)=2;5;MOD([.A20];6)=3;8;MOD([.A20];6)=4;9;MOD([.A20];6)=5;3)" office:value-type="float" office:value="7" calcext:value-type="float">
            <text:p>7</text:p>
          </table:table-cell>
          <table:table-cell table:formula="of:=COM.MICROSOFT.IFS(MOD([.A20];7)=0;&quot;Redite&quot;;MOD([.A20];7)=1;&quot;Soma&quot;;MOD([.A20];7)=2;&quot;Anggara&quot;;MOD([.A20];7)=3;&quot;Budha&quot;;MOD([.A20];7)=4;&quot;Wraspati&quot;;MOD([.A20];7)=5;&quot;Sukra&quot;;MOD([.A20];7);&quot;Saniscara&quot;)" office:value-type="string" office:string-value="Wraspati" calcext:value-type="string">
            <text:p>Wraspati</text:p>
          </table:table-cell>
          <table:table-cell table:formula="of:=COM.MICROSOFT.IFS(MOD([.A20];7)=0;5;MOD([.A20];7)=1;4;MOD([.A20];7)=2;3;MOD([.A20];7)=3;7;MOD([.A20];7)=4;8;MOD([.A20];7)=5;6;MOD([.A20];7);9)" office:value-type="float" office:value="8" calcext:value-type="float">
            <text:p>8</text:p>
          </table:table-cell>
          <table:table-cell table:formula="of:=COM.MICROSOFT.IFS(MOD([.A20];8)=0;&quot;Sri&quot;;MOD([.A20];8)=1;&quot;Indra&quot;;MOD([.A20];8)=2;&quot;Guru&quot;;MOD([.A20];8)=3;&quot;Yama&quot;;MOD([.A20];8)=4;&quot;Ludra&quot;;MOD([.A20];8)=5;&quot;Brahma&quot;;MOD([.A20];8)=6;&quot;Kala&quot;;MOD([.A20];8)=7;&quot;Uma&quot;)" office:value-type="string" office:string-value="Guru" calcext:value-type="string">
            <text:p>Guru</text:p>
          </table:table-cell>
          <table:table-cell table:formula="of:=COM.MICROSOFT.IFS(MOD([.A20];8)=0;6;MOD([.A20];8)=1;5;MOD([.A20];8)=2;8;MOD([.A20];8)=3;9;MOD([.A20];8)=4;3;MOD([.A20];8)=5;7;MOD([.A20];8)=6;1;MOD([.A20];8)=7;4)" office:value-type="float" office:value="8" calcext:value-type="float">
            <text:p>8</text:p>
          </table:table-cell>
          <table:table-cell table:formula="of:=COM.MICROSOFT.IFS(MOD([.A20]-3;9)=0;&quot;Dangu&quot;;MOD([.A20]-3;9)=1;&quot;Jangur&quot;;MOD([.A20]-3;9)=2;&quot;Gigis&quot;;MOD([.A20]-3;9)=3;&quot;Nohan&quot;;MOD([.A20]-3;9)=4;&quot;Ogan&quot;;MOD([.A20]-3;9)=5;&quot;Erengan&quot;;MOD([.A20]-3;9)=6;&quot;Urungan&quot;;MOD([.A20]-3;9)=7;&quot;Tulus&quot;;MOD([.A20]-3;9)=8;&quot;Dadi&quot;)" office:value-type="string" office:string-value="Urungan" calcext:value-type="string">
            <text:p>Urungan</text:p>
          </table:table-cell>
          <table:table-cell table:formula="of:=COM.MICROSOFT.IFS(MOD([.A20]-3;9)=0;5;MOD([.A20]-3;9)=1;8;MOD([.A20]-3;9)=2;9;MOD([.A20]-3;9)=3;3;MOD([.A20]-3;9)=4;7;MOD([.A20]-3;9)=5;1;MOD([.A20]-3;9)=6;4;MOD([.A20]-3;9)=7;6;MOD([.A20]-3;9)=8;8)" office:value-type="float" office:value="4" calcext:value-type="float">
            <text:p>4</text:p>
          </table:table-cell>
          <table:table-cell table:formula="of:=COM.MICROSOFT.IFS(MOD(MOD([.N20]+[.R20];10);10)=0;&quot;Pandita&quot;;MOD(MOD([.N20]+[.R20];10);10)=1;&quot;Pati&quot;;MOD(MOD([.N20]+[.R20];10);10)=2;&quot;Suka&quot;;MOD(MOD([.N20]+[.R20];10);10)=3;&quot;Duka&quot;;MOD(MOD([.N20]+[.R20];10);10)=4;&quot;Sri&quot;;MOD(MOD([.N20]+[.R20];10);10)=5;&quot;Manuh&quot;;MOD(MOD([.N20]+[.R20];10);10)=6;&quot;Manusa&quot;;MOD(MOD([.N20]+[.R20];10);10)=7;&quot;Raja&quot;;MOD(MOD([.N20]+[.R20];10);10)=8;&quot;Dewa&quot;;MOD(MOD([.N20]+[.R20];10);10)=9;&quot;Raksasa&quot;)" office:value-type="string" office:string-value="Manusa" calcext:value-type="string">
            <text:p>Manusa</text:p>
          </table:table-cell>
          <table:table-cell table:formula="of:=COM.MICROSOFT.IFS(MOD(MOD([.N20]+[.R20];10);10)=0;5;MOD(MOD([.N20]+[.R20];10);10)=1;7;MOD(MOD([.N20]+[.R20];10);10)=2;10;MOD(MOD([.N20]+[.R20];10);10)=3;4;MOD(MOD([.N20]+[.R20];10);10)=4;6;MOD(MOD([.N20]+[.R20];10);10)=5;2;MOD(MOD([.N20]+[.R20];10);10)=6;3;MOD(MOD([.N20]+[.R20];10);10)=7;8;MOD(MOD([.N20]+[.R20];10);10)=8;9;MOD(MOD([.N20]+[.R20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1]-MOD([.A21];7))/7" office:value-type="float" office:value="2" calcext:value-type="float">
            <text:p>2</text:p>
          </table:table-cell>
          <table:table-cell office:value-type="string" calcext:value-type="string">
            <text:p>Ukir</text:p>
          </table:table-cell>
          <table:table-cell office:value-type="float" office:value="4" calcext:value-type="float">
            <text:p>4</text:p>
          </table:table-cell>
          <table:table-cell table:formula="of:=IF(MOD([.N21]+[.R21];2)=1;&quot;Luang&quot;;&quot;-&quot;)" office:value-type="string" office:string-value="Luang" calcext:value-type="string">
            <text:p>Luang</text:p>
          </table:table-cell>
          <table:table-cell table:formula="of:=IF(MOD([.N21]+[.R21];2)=1;1;0)" office:value-type="float" office:value="1" calcext:value-type="float">
            <text:p>1</text:p>
          </table:table-cell>
          <table:table-cell table:formula="of:=IF(MOD([.N21]+[.R21];2)=1;&quot;Pepet&quot;;&quot;Menga&quot;)" office:value-type="string" office:string-value="Pepet" calcext:value-type="string">
            <text:p>Pepet</text:p>
          </table:table-cell>
          <table:table-cell table:formula="of:=IF(MOD([.N21]+[.R21];2)=1;4;5)" office:value-type="float" office:value="4" calcext:value-type="float">
            <text:p>4</text:p>
          </table:table-cell>
          <table:table-cell table:formula="of:=COM.MICROSOFT.IFS(MOD([.A21];3)=0;&quot;Pasah&quot;;MOD([.A21];3)=1;&quot;Beteng&quot;;MOD([.A21];3)=2;&quot;Kajeng&quot;)" office:value-type="string" office:string-value="Beteng" calcext:value-type="string">
            <text:p>Beteng</text:p>
          </table:table-cell>
          <table:table-cell table:formula="of:=COM.MICROSOFT.IFS(MOD([.A21];3)=0;9;MOD([.A21];3)=1;4;MOD([.A21];3)=2;7)" office:value-type="float" office:value="4" calcext:value-type="float">
            <text:p>4</text:p>
          </table:table-cell>
          <table:table-cell table:formula="of:=COM.MICROSOFT.IFS(MOD([.A21];4)=0;&quot;Sri&quot;;MOD([.A21];4)=1;&quot;Laba&quot;;MOD([.A21];4)=2;&quot;Jaya&quot;;MOD([.A21];4)=3;&quot;Menala&quot;)" office:value-type="string" office:string-value="Menala" calcext:value-type="string">
            <text:p>Menala</text:p>
          </table:table-cell>
          <table:table-cell table:formula="of:=COM.MICROSOFT.IFS(MOD([.A21];4)=0;6;MOD([.A21];4)=1;5;MOD([.A21];4)=2;1;MOD([.A21];4)=3;8)" office:value-type="float" office:value="8" calcext:value-type="float">
            <text:p>8</text:p>
          </table:table-cell>
          <table:table-cell table:formula="of:=COM.MICROSOFT.IFS(MOD([.A21];5)=0;&quot;Pahing&quot;;MOD([.A21];5)=1;&quot;Pon&quot;;MOD([.A21];5)=2;&quot;Wage&quot;;MOD([.A21];5)=3;&quot;Kliwon&quot;;MOD([.A21];5)=4;&quot;Umanis&quot;)" office:value-type="string" office:string-value="Umanis" calcext:value-type="string">
            <text:p>Umanis</text:p>
          </table:table-cell>
          <table:table-cell table:formula="of:=COM.MICROSOFT.IFS(MOD([.A21];5)=0;9;MOD([.A21];5)=1;7;MOD([.A21];5)=2;4;MOD([.A21];5)=3;8;MOD([.A21];5)=4;5)" office:value-type="float" office:value="5" calcext:value-type="float">
            <text:p>5</text:p>
          </table:table-cell>
          <table:table-cell table:formula="of:=COM.MICROSOFT.IFS(MOD([.A21];6)=0;&quot;Tungleh&quot;;MOD([.A21];6)=1;&quot;Aryang&quot;;MOD([.A21];6)=2;&quot;Urukung&quot;;MOD([.A21];6)=3;&quot;Paniron&quot;;MOD([.A21];6)=4;&quot;Was&quot;;MOD([.A21];6)=5;&quot;Maulu&quot;)" office:value-type="string" office:string-value="Aryang" calcext:value-type="string">
            <text:p>Aryang</text:p>
          </table:table-cell>
          <table:table-cell table:formula="of:=COM.MICROSOFT.IFS(MOD([.A21];6)=0;7;MOD([.A21];6)=1;6;MOD([.A21];6)=2;5;MOD([.A21];6)=3;8;MOD([.A21];6)=4;9;MOD([.A21];6)=5;3)" office:value-type="float" office:value="6" calcext:value-type="float">
            <text:p>6</text:p>
          </table:table-cell>
          <table:table-cell table:formula="of:=COM.MICROSOFT.IFS(MOD([.A21];7)=0;&quot;Redite&quot;;MOD([.A21];7)=1;&quot;Soma&quot;;MOD([.A21];7)=2;&quot;Anggara&quot;;MOD([.A21];7)=3;&quot;Budha&quot;;MOD([.A21];7)=4;&quot;Wraspati&quot;;MOD([.A21];7)=5;&quot;Sukra&quot;;MOD([.A21];7);&quot;Saniscara&quot;)" office:value-type="string" office:string-value="Sukra" calcext:value-type="string">
            <text:p>Sukra</text:p>
          </table:table-cell>
          <table:table-cell table:formula="of:=COM.MICROSOFT.IFS(MOD([.A21];7)=0;5;MOD([.A21];7)=1;4;MOD([.A21];7)=2;3;MOD([.A21];7)=3;7;MOD([.A21];7)=4;8;MOD([.A21];7)=5;6;MOD([.A21];7);9)" office:value-type="float" office:value="6" calcext:value-type="float">
            <text:p>6</text:p>
          </table:table-cell>
          <table:table-cell table:formula="of:=COM.MICROSOFT.IFS(MOD([.A21];8)=0;&quot;Sri&quot;;MOD([.A21];8)=1;&quot;Indra&quot;;MOD([.A21];8)=2;&quot;Guru&quot;;MOD([.A21];8)=3;&quot;Yama&quot;;MOD([.A21];8)=4;&quot;Ludra&quot;;MOD([.A21];8)=5;&quot;Brahma&quot;;MOD([.A21];8)=6;&quot;Kala&quot;;MOD([.A21];8)=7;&quot;Uma&quot;)" office:value-type="string" office:string-value="Yama" calcext:value-type="string">
            <text:p>Yama</text:p>
          </table:table-cell>
          <table:table-cell table:formula="of:=COM.MICROSOFT.IFS(MOD([.A21];8)=0;6;MOD([.A21];8)=1;5;MOD([.A21];8)=2;8;MOD([.A21];8)=3;9;MOD([.A21];8)=4;3;MOD([.A21];8)=5;7;MOD([.A21];8)=6;1;MOD([.A21];8)=7;4)" office:value-type="float" office:value="9" calcext:value-type="float">
            <text:p>9</text:p>
          </table:table-cell>
          <table:table-cell table:formula="of:=COM.MICROSOFT.IFS(MOD([.A21]-3;9)=0;&quot;Dangu&quot;;MOD([.A21]-3;9)=1;&quot;Jangur&quot;;MOD([.A21]-3;9)=2;&quot;Gigis&quot;;MOD([.A21]-3;9)=3;&quot;Nohan&quot;;MOD([.A21]-3;9)=4;&quot;Ogan&quot;;MOD([.A21]-3;9)=5;&quot;Erengan&quot;;MOD([.A21]-3;9)=6;&quot;Urungan&quot;;MOD([.A21]-3;9)=7;&quot;Tulus&quot;;MOD([.A21]-3;9)=8;&quot;Dadi&quot;)" office:value-type="string" office:string-value="Tulus" calcext:value-type="string">
            <text:p>Tulus</text:p>
          </table:table-cell>
          <table:table-cell table:formula="of:=COM.MICROSOFT.IFS(MOD([.A21]-3;9)=0;5;MOD([.A21]-3;9)=1;8;MOD([.A21]-3;9)=2;9;MOD([.A21]-3;9)=3;3;MOD([.A21]-3;9)=4;7;MOD([.A21]-3;9)=5;1;MOD([.A21]-3;9)=6;4;MOD([.A21]-3;9)=7;6;MOD([.A21]-3;9)=8;8)" office:value-type="float" office:value="6" calcext:value-type="float">
            <text:p>6</text:p>
          </table:table-cell>
          <table:table-cell table:formula="of:=COM.MICROSOFT.IFS(MOD(MOD([.N21]+[.R21];10);10)=0;&quot;Pandita&quot;;MOD(MOD([.N21]+[.R21];10);10)=1;&quot;Pati&quot;;MOD(MOD([.N21]+[.R21];10);10)=2;&quot;Suka&quot;;MOD(MOD([.N21]+[.R21];10);10)=3;&quot;Duka&quot;;MOD(MOD([.N21]+[.R21];10);10)=4;&quot;Sri&quot;;MOD(MOD([.N21]+[.R21];10);10)=5;&quot;Manuh&quot;;MOD(MOD([.N21]+[.R21];10);10)=6;&quot;Manusa&quot;;MOD(MOD([.N21]+[.R21];10);10)=7;&quot;Raja&quot;;MOD(MOD([.N21]+[.R21];10);10)=8;&quot;Dewa&quot;;MOD(MOD([.N21]+[.R21];10);10)=9;&quot;Raksasa&quot;)" office:value-type="string" office:string-value="Pati" calcext:value-type="string">
            <text:p>Pati</text:p>
          </table:table-cell>
          <table:table-cell table:formula="of:=COM.MICROSOFT.IFS(MOD(MOD([.N21]+[.R21];10);10)=0;5;MOD(MOD([.N21]+[.R21];10);10)=1;7;MOD(MOD([.N21]+[.R21];10);10)=2;10;MOD(MOD([.N21]+[.R21];10);10)=3;4;MOD(MOD([.N21]+[.R21];10);10)=4;6;MOD(MOD([.N21]+[.R21];10);10)=5;2;MOD(MOD([.N21]+[.R21];10);10)=6;3;MOD(MOD([.N21]+[.R21];10);10)=7;8;MOD(MOD([.N21]+[.R21];10);10)=8;9;MOD(MOD([.N21]+[.R21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2]-MOD([.A22];7))/7" office:value-type="float" office:value="2" calcext:value-type="float">
            <text:p>2</text:p>
          </table:table-cell>
          <table:table-cell office:value-type="string" calcext:value-type="string">
            <text:p>Ukir</text:p>
          </table:table-cell>
          <table:table-cell office:value-type="float" office:value="4" calcext:value-type="float">
            <text:p>4</text:p>
          </table:table-cell>
          <table:table-cell table:formula="of:=IF(MOD([.N22]+[.R22];2)=1;&quot;Luang&quot;;&quot;-&quot;)" office:value-type="string" office:string-value="-" calcext:value-type="string">
            <text:p>-</text:p>
          </table:table-cell>
          <table:table-cell table:formula="of:=IF(MOD([.N22]+[.R22];2)=1;1;0)" office:value-type="float" office:value="0" calcext:value-type="float">
            <text:p>0</text:p>
          </table:table-cell>
          <table:table-cell table:formula="of:=IF(MOD([.N22]+[.R22];2)=1;&quot;Pepet&quot;;&quot;Menga&quot;)" office:value-type="string" office:string-value="Menga" calcext:value-type="string">
            <text:p>Menga</text:p>
          </table:table-cell>
          <table:table-cell table:formula="of:=IF(MOD([.N22]+[.R22];2)=1;4;5)" office:value-type="float" office:value="5" calcext:value-type="float">
            <text:p>5</text:p>
          </table:table-cell>
          <table:table-cell table:formula="of:=COM.MICROSOFT.IFS(MOD([.A22];3)=0;&quot;Pasah&quot;;MOD([.A22];3)=1;&quot;Beteng&quot;;MOD([.A22];3)=2;&quot;Kajeng&quot;)" office:value-type="string" office:string-value="Kajeng" calcext:value-type="string">
            <text:p>Kajeng</text:p>
          </table:table-cell>
          <table:table-cell table:formula="of:=COM.MICROSOFT.IFS(MOD([.A22];3)=0;9;MOD([.A22];3)=1;4;MOD([.A22];3)=2;7)" office:value-type="float" office:value="7" calcext:value-type="float">
            <text:p>7</text:p>
          </table:table-cell>
          <table:table-cell table:formula="of:=COM.MICROSOFT.IFS(MOD([.A22];4)=0;&quot;Sri&quot;;MOD([.A22];4)=1;&quot;Laba&quot;;MOD([.A22];4)=2;&quot;Jaya&quot;;MOD([.A22];4)=3;&quot;Menala&quot;)" office:value-type="string" office:string-value="Sri" calcext:value-type="string">
            <text:p>Sri</text:p>
          </table:table-cell>
          <table:table-cell table:formula="of:=COM.MICROSOFT.IFS(MOD([.A22];4)=0;6;MOD([.A22];4)=1;5;MOD([.A22];4)=2;1;MOD([.A22];4)=3;8)" office:value-type="float" office:value="6" calcext:value-type="float">
            <text:p>6</text:p>
          </table:table-cell>
          <table:table-cell table:formula="of:=COM.MICROSOFT.IFS(MOD([.A22];5)=0;&quot;Pahing&quot;;MOD([.A22];5)=1;&quot;Pon&quot;;MOD([.A22];5)=2;&quot;Wage&quot;;MOD([.A22];5)=3;&quot;Kliwon&quot;;MOD([.A22];5)=4;&quot;Umanis&quot;)" office:value-type="string" office:string-value="Pahing" calcext:value-type="string">
            <text:p>Pahing</text:p>
          </table:table-cell>
          <table:table-cell table:formula="of:=COM.MICROSOFT.IFS(MOD([.A22];5)=0;9;MOD([.A22];5)=1;7;MOD([.A22];5)=2;4;MOD([.A22];5)=3;8;MOD([.A22];5)=4;5)" office:value-type="float" office:value="9" calcext:value-type="float">
            <text:p>9</text:p>
          </table:table-cell>
          <table:table-cell table:formula="of:=COM.MICROSOFT.IFS(MOD([.A22];6)=0;&quot;Tungleh&quot;;MOD([.A22];6)=1;&quot;Aryang&quot;;MOD([.A22];6)=2;&quot;Urukung&quot;;MOD([.A22];6)=3;&quot;Paniron&quot;;MOD([.A22];6)=4;&quot;Was&quot;;MOD([.A22];6)=5;&quot;Maulu&quot;)" office:value-type="string" office:string-value="Urukung" calcext:value-type="string">
            <text:p>Urukung</text:p>
          </table:table-cell>
          <table:table-cell table:formula="of:=COM.MICROSOFT.IFS(MOD([.A22];6)=0;7;MOD([.A22];6)=1;6;MOD([.A22];6)=2;5;MOD([.A22];6)=3;8;MOD([.A22];6)=4;9;MOD([.A22];6)=5;3)" office:value-type="float" office:value="5" calcext:value-type="float">
            <text:p>5</text:p>
          </table:table-cell>
          <table:table-cell table:formula="of:=COM.MICROSOFT.IFS(MOD([.A22];7)=0;&quot;Redite&quot;;MOD([.A22];7)=1;&quot;Soma&quot;;MOD([.A22];7)=2;&quot;Anggara&quot;;MOD([.A22];7)=3;&quot;Budha&quot;;MOD([.A22];7)=4;&quot;Wraspati&quot;;MOD([.A22];7)=5;&quot;Sukra&quot;;MOD([.A22];7);&quot;Saniscara&quot;)" office:value-type="string" office:string-value="Saniscara" calcext:value-type="string">
            <text:p>Saniscara</text:p>
          </table:table-cell>
          <table:table-cell table:formula="of:=COM.MICROSOFT.IFS(MOD([.A22];7)=0;5;MOD([.A22];7)=1;4;MOD([.A22];7)=2;3;MOD([.A22];7)=3;7;MOD([.A22];7)=4;8;MOD([.A22];7)=5;6;MOD([.A22];7);9)" office:value-type="float" office:value="9" calcext:value-type="float">
            <text:p>9</text:p>
          </table:table-cell>
          <table:table-cell table:formula="of:=COM.MICROSOFT.IFS(MOD([.A22];8)=0;&quot;Sri&quot;;MOD([.A22];8)=1;&quot;Indra&quot;;MOD([.A22];8)=2;&quot;Guru&quot;;MOD([.A22];8)=3;&quot;Yama&quot;;MOD([.A22];8)=4;&quot;Ludra&quot;;MOD([.A22];8)=5;&quot;Brahma&quot;;MOD([.A22];8)=6;&quot;Kala&quot;;MOD([.A22];8)=7;&quot;Uma&quot;)" office:value-type="string" office:string-value="Ludra" calcext:value-type="string">
            <text:p>Ludra</text:p>
          </table:table-cell>
          <table:table-cell table:formula="of:=COM.MICROSOFT.IFS(MOD([.A22];8)=0;6;MOD([.A22];8)=1;5;MOD([.A22];8)=2;8;MOD([.A22];8)=3;9;MOD([.A22];8)=4;3;MOD([.A22];8)=5;7;MOD([.A22];8)=6;1;MOD([.A22];8)=7;4)" office:value-type="float" office:value="3" calcext:value-type="float">
            <text:p>3</text:p>
          </table:table-cell>
          <table:table-cell table:formula="of:=COM.MICROSOFT.IFS(MOD([.A22]-3;9)=0;&quot;Dangu&quot;;MOD([.A22]-3;9)=1;&quot;Jangur&quot;;MOD([.A22]-3;9)=2;&quot;Gigis&quot;;MOD([.A22]-3;9)=3;&quot;Nohan&quot;;MOD([.A22]-3;9)=4;&quot;Ogan&quot;;MOD([.A22]-3;9)=5;&quot;Erengan&quot;;MOD([.A22]-3;9)=6;&quot;Urungan&quot;;MOD([.A22]-3;9)=7;&quot;Tulus&quot;;MOD([.A22]-3;9)=8;&quot;Dadi&quot;)" office:value-type="string" office:string-value="Dadi" calcext:value-type="string">
            <text:p>Dadi</text:p>
          </table:table-cell>
          <table:table-cell table:formula="of:=COM.MICROSOFT.IFS(MOD([.A22]-3;9)=0;5;MOD([.A22]-3;9)=1;8;MOD([.A22]-3;9)=2;9;MOD([.A22]-3;9)=3;3;MOD([.A22]-3;9)=4;7;MOD([.A22]-3;9)=5;1;MOD([.A22]-3;9)=6;4;MOD([.A22]-3;9)=7;6;MOD([.A22]-3;9)=8;8)" office:value-type="float" office:value="8" calcext:value-type="float">
            <text:p>8</text:p>
          </table:table-cell>
          <table:table-cell table:formula="of:=COM.MICROSOFT.IFS(MOD(MOD([.N22]+[.R22];10);10)=0;&quot;Pandita&quot;;MOD(MOD([.N22]+[.R22];10);10)=1;&quot;Pati&quot;;MOD(MOD([.N22]+[.R22];10);10)=2;&quot;Suka&quot;;MOD(MOD([.N22]+[.R22];10);10)=3;&quot;Duka&quot;;MOD(MOD([.N22]+[.R22];10);10)=4;&quot;Sri&quot;;MOD(MOD([.N22]+[.R22];10);10)=5;&quot;Manuh&quot;;MOD(MOD([.N22]+[.R22];10);10)=6;&quot;Manusa&quot;;MOD(MOD([.N22]+[.R22];10);10)=7;&quot;Raja&quot;;MOD(MOD([.N22]+[.R22];10);10)=8;&quot;Dewa&quot;;MOD(MOD([.N22]+[.R22];10);10)=9;&quot;Raksasa&quot;)" office:value-type="string" office:string-value="Dewa" calcext:value-type="string">
            <text:p>Dewa</text:p>
          </table:table-cell>
          <table:table-cell table:formula="of:=COM.MICROSOFT.IFS(MOD(MOD([.N22]+[.R22];10);10)=0;5;MOD(MOD([.N22]+[.R22];10);10)=1;7;MOD(MOD([.N22]+[.R22];10);10)=2;10;MOD(MOD([.N22]+[.R22];10);10)=3;4;MOD(MOD([.N22]+[.R22];10);10)=4;6;MOD(MOD([.N22]+[.R22];10);10)=5;2;MOD(MOD([.N22]+[.R22];10);10)=6;3;MOD(MOD([.N22]+[.R22];10);10)=7;8;MOD(MOD([.N22]+[.R22];10);10)=8;9;MOD(MOD([.N22]+[.R22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3]-MOD([.A23];7))/7" office:value-type="float" office:value="3" calcext:value-type="float">
            <text:p>3</text:p>
          </table:table-cell>
          <table:table-cell office:value-type="string" calcext:value-type="string">
            <text:p>Kulantir</text:p>
          </table:table-cell>
          <table:table-cell office:value-type="float" office:value="6" calcext:value-type="float">
            <text:p>6</text:p>
          </table:table-cell>
          <table:table-cell table:formula="of:=IF(MOD([.N23]+[.R23];2)=1;&quot;Luang&quot;;&quot;-&quot;)" office:value-type="string" office:string-value="-" calcext:value-type="string">
            <text:p>-</text:p>
          </table:table-cell>
          <table:table-cell table:formula="of:=IF(MOD([.N23]+[.R23];2)=1;1;0)" office:value-type="float" office:value="0" calcext:value-type="float">
            <text:p>0</text:p>
          </table:table-cell>
          <table:table-cell table:formula="of:=IF(MOD([.N23]+[.R23];2)=1;&quot;Pepet&quot;;&quot;Menga&quot;)" office:value-type="string" office:string-value="Menga" calcext:value-type="string">
            <text:p>Menga</text:p>
          </table:table-cell>
          <table:table-cell table:formula="of:=IF(MOD([.N23]+[.R23];2)=1;4;5)" office:value-type="float" office:value="5" calcext:value-type="float">
            <text:p>5</text:p>
          </table:table-cell>
          <table:table-cell table:formula="of:=COM.MICROSOFT.IFS(MOD([.A23];3)=0;&quot;Pasah&quot;;MOD([.A23];3)=1;&quot;Beteng&quot;;MOD([.A23];3)=2;&quot;Kajeng&quot;)" office:value-type="string" office:string-value="Pasah" calcext:value-type="string">
            <text:p>Pasah</text:p>
          </table:table-cell>
          <table:table-cell table:formula="of:=COM.MICROSOFT.IFS(MOD([.A23];3)=0;9;MOD([.A23];3)=1;4;MOD([.A23];3)=2;7)" office:value-type="float" office:value="9" calcext:value-type="float">
            <text:p>9</text:p>
          </table:table-cell>
          <table:table-cell table:formula="of:=COM.MICROSOFT.IFS(MOD([.A23];4)=0;&quot;Sri&quot;;MOD([.A23];4)=1;&quot;Laba&quot;;MOD([.A23];4)=2;&quot;Jaya&quot;;MOD([.A23];4)=3;&quot;Menala&quot;)" office:value-type="string" office:string-value="Laba" calcext:value-type="string">
            <text:p>Laba</text:p>
          </table:table-cell>
          <table:table-cell table:formula="of:=COM.MICROSOFT.IFS(MOD([.A23];4)=0;6;MOD([.A23];4)=1;5;MOD([.A23];4)=2;1;MOD([.A23];4)=3;8)" office:value-type="float" office:value="5" calcext:value-type="float">
            <text:p>5</text:p>
          </table:table-cell>
          <table:table-cell table:formula="of:=COM.MICROSOFT.IFS(MOD([.A23];5)=0;&quot;Pahing&quot;;MOD([.A23];5)=1;&quot;Pon&quot;;MOD([.A23];5)=2;&quot;Wage&quot;;MOD([.A23];5)=3;&quot;Kliwon&quot;;MOD([.A23];5)=4;&quot;Umanis&quot;)" office:value-type="string" office:string-value="Pon" calcext:value-type="string">
            <text:p>Pon</text:p>
          </table:table-cell>
          <table:table-cell table:formula="of:=COM.MICROSOFT.IFS(MOD([.A23];5)=0;9;MOD([.A23];5)=1;7;MOD([.A23];5)=2;4;MOD([.A23];5)=3;8;MOD([.A23];5)=4;5)" office:value-type="float" office:value="7" calcext:value-type="float">
            <text:p>7</text:p>
          </table:table-cell>
          <table:table-cell table:formula="of:=COM.MICROSOFT.IFS(MOD([.A23];6)=0;&quot;Tungleh&quot;;MOD([.A23];6)=1;&quot;Aryang&quot;;MOD([.A23];6)=2;&quot;Urukung&quot;;MOD([.A23];6)=3;&quot;Paniron&quot;;MOD([.A23];6)=4;&quot;Was&quot;;MOD([.A23];6)=5;&quot;Maulu&quot;)" office:value-type="string" office:string-value="Paniron" calcext:value-type="string">
            <text:p>Paniron</text:p>
          </table:table-cell>
          <table:table-cell table:formula="of:=COM.MICROSOFT.IFS(MOD([.A23];6)=0;7;MOD([.A23];6)=1;6;MOD([.A23];6)=2;5;MOD([.A23];6)=3;8;MOD([.A23];6)=4;9;MOD([.A23];6)=5;3)" office:value-type="float" office:value="8" calcext:value-type="float">
            <text:p>8</text:p>
          </table:table-cell>
          <table:table-cell table:formula="of:=COM.MICROSOFT.IFS(MOD([.A23];7)=0;&quot;Redite&quot;;MOD([.A23];7)=1;&quot;Soma&quot;;MOD([.A23];7)=2;&quot;Anggara&quot;;MOD([.A23];7)=3;&quot;Budha&quot;;MOD([.A23];7)=4;&quot;Wraspati&quot;;MOD([.A23];7)=5;&quot;Sukra&quot;;MOD([.A23];7);&quot;Saniscara&quot;)" office:value-type="string" office:string-value="Redite" calcext:value-type="string">
            <text:p>Redite</text:p>
          </table:table-cell>
          <table:table-cell table:formula="of:=COM.MICROSOFT.IFS(MOD([.A23];7)=0;5;MOD([.A23];7)=1;4;MOD([.A23];7)=2;3;MOD([.A23];7)=3;7;MOD([.A23];7)=4;8;MOD([.A23];7)=5;6;MOD([.A23];7);9)" office:value-type="float" office:value="5" calcext:value-type="float">
            <text:p>5</text:p>
          </table:table-cell>
          <table:table-cell table:formula="of:=COM.MICROSOFT.IFS(MOD([.A23];8)=0;&quot;Sri&quot;;MOD([.A23];8)=1;&quot;Indra&quot;;MOD([.A23];8)=2;&quot;Guru&quot;;MOD([.A23];8)=3;&quot;Yama&quot;;MOD([.A23];8)=4;&quot;Ludra&quot;;MOD([.A23];8)=5;&quot;Brahma&quot;;MOD([.A23];8)=6;&quot;Kala&quot;;MOD([.A23];8)=7;&quot;Uma&quot;)" office:value-type="string" office:string-value="Brahma" calcext:value-type="string">
            <text:p>Brahma</text:p>
          </table:table-cell>
          <table:table-cell table:formula="of:=COM.MICROSOFT.IFS(MOD([.A23];8)=0;6;MOD([.A23];8)=1;5;MOD([.A23];8)=2;8;MOD([.A23];8)=3;9;MOD([.A23];8)=4;3;MOD([.A23];8)=5;7;MOD([.A23];8)=6;1;MOD([.A23];8)=7;4)" office:value-type="float" office:value="7" calcext:value-type="float">
            <text:p>7</text:p>
          </table:table-cell>
          <table:table-cell table:formula="of:=COM.MICROSOFT.IFS(MOD([.A23]-3;9)=0;&quot;Dangu&quot;;MOD([.A23]-3;9)=1;&quot;Jangur&quot;;MOD([.A23]-3;9)=2;&quot;Gigis&quot;;MOD([.A23]-3;9)=3;&quot;Nohan&quot;;MOD([.A23]-3;9)=4;&quot;Ogan&quot;;MOD([.A23]-3;9)=5;&quot;Erengan&quot;;MOD([.A23]-3;9)=6;&quot;Urungan&quot;;MOD([.A23]-3;9)=7;&quot;Tulus&quot;;MOD([.A23]-3;9)=8;&quot;Dadi&quot;)" office:value-type="string" office:string-value="Dangu" calcext:value-type="string">
            <text:p>Dangu</text:p>
          </table:table-cell>
          <table:table-cell table:formula="of:=COM.MICROSOFT.IFS(MOD([.A23]-3;9)=0;5;MOD([.A23]-3;9)=1;8;MOD([.A23]-3;9)=2;9;MOD([.A23]-3;9)=3;3;MOD([.A23]-3;9)=4;7;MOD([.A23]-3;9)=5;1;MOD([.A23]-3;9)=6;4;MOD([.A23]-3;9)=7;6;MOD([.A23]-3;9)=8;8)" office:value-type="float" office:value="5" calcext:value-type="float">
            <text:p>5</text:p>
          </table:table-cell>
          <table:table-cell table:formula="of:=COM.MICROSOFT.IFS(MOD(MOD([.N23]+[.R23];10);10)=0;&quot;Pandita&quot;;MOD(MOD([.N23]+[.R23];10);10)=1;&quot;Pati&quot;;MOD(MOD([.N23]+[.R23];10);10)=2;&quot;Suka&quot;;MOD(MOD([.N23]+[.R23];10);10)=3;&quot;Duka&quot;;MOD(MOD([.N23]+[.R23];10);10)=4;&quot;Sri&quot;;MOD(MOD([.N23]+[.R23];10);10)=5;&quot;Manuh&quot;;MOD(MOD([.N23]+[.R23];10);10)=6;&quot;Manusa&quot;;MOD(MOD([.N23]+[.R23];10);10)=7;&quot;Raja&quot;;MOD(MOD([.N23]+[.R23];10);10)=8;&quot;Dewa&quot;;MOD(MOD([.N23]+[.R23];10);10)=9;&quot;Raksasa&quot;)" office:value-type="string" office:string-value="Suka" calcext:value-type="string">
            <text:p>Suka</text:p>
          </table:table-cell>
          <table:table-cell table:formula="of:=COM.MICROSOFT.IFS(MOD(MOD([.N23]+[.R23];10);10)=0;5;MOD(MOD([.N23]+[.R23];10);10)=1;7;MOD(MOD([.N23]+[.R23];10);10)=2;10;MOD(MOD([.N23]+[.R23];10);10)=3;4;MOD(MOD([.N23]+[.R23];10);10)=4;6;MOD(MOD([.N23]+[.R23];10);10)=5;2;MOD(MOD([.N23]+[.R23];10);10)=6;3;MOD(MOD([.N23]+[.R23];10);10)=7;8;MOD(MOD([.N23]+[.R23];10);10)=8;9;MOD(MOD([.N23]+[.R23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4]-MOD([.A24];7))/7" office:value-type="float" office:value="3" calcext:value-type="float">
            <text:p>3</text:p>
          </table:table-cell>
          <table:table-cell office:value-type="string" calcext:value-type="string">
            <text:p>Kulantir</text:p>
          </table:table-cell>
          <table:table-cell office:value-type="float" office:value="6" calcext:value-type="float">
            <text:p>6</text:p>
          </table:table-cell>
          <table:table-cell table:formula="of:=IF(MOD([.N24]+[.R24];2)=1;&quot;Luang&quot;;&quot;-&quot;)" office:value-type="string" office:string-value="-" calcext:value-type="string">
            <text:p>-</text:p>
          </table:table-cell>
          <table:table-cell table:formula="of:=IF(MOD([.N24]+[.R24];2)=1;1;0)" office:value-type="float" office:value="0" calcext:value-type="float">
            <text:p>0</text:p>
          </table:table-cell>
          <table:table-cell table:formula="of:=IF(MOD([.N24]+[.R24];2)=1;&quot;Pepet&quot;;&quot;Menga&quot;)" office:value-type="string" office:string-value="Menga" calcext:value-type="string">
            <text:p>Menga</text:p>
          </table:table-cell>
          <table:table-cell table:formula="of:=IF(MOD([.N24]+[.R24];2)=1;4;5)" office:value-type="float" office:value="5" calcext:value-type="float">
            <text:p>5</text:p>
          </table:table-cell>
          <table:table-cell table:formula="of:=COM.MICROSOFT.IFS(MOD([.A24];3)=0;&quot;Pasah&quot;;MOD([.A24];3)=1;&quot;Beteng&quot;;MOD([.A24];3)=2;&quot;Kajeng&quot;)" office:value-type="string" office:string-value="Beteng" calcext:value-type="string">
            <text:p>Beteng</text:p>
          </table:table-cell>
          <table:table-cell table:formula="of:=COM.MICROSOFT.IFS(MOD([.A24];3)=0;9;MOD([.A24];3)=1;4;MOD([.A24];3)=2;7)" office:value-type="float" office:value="4" calcext:value-type="float">
            <text:p>4</text:p>
          </table:table-cell>
          <table:table-cell table:formula="of:=COM.MICROSOFT.IFS(MOD([.A24];4)=0;&quot;Sri&quot;;MOD([.A24];4)=1;&quot;Laba&quot;;MOD([.A24];4)=2;&quot;Jaya&quot;;MOD([.A24];4)=3;&quot;Menala&quot;)" office:value-type="string" office:string-value="Jaya" calcext:value-type="string">
            <text:p>Jaya</text:p>
          </table:table-cell>
          <table:table-cell table:formula="of:=COM.MICROSOFT.IFS(MOD([.A24];4)=0;6;MOD([.A24];4)=1;5;MOD([.A24];4)=2;1;MOD([.A24];4)=3;8)" office:value-type="float" office:value="1" calcext:value-type="float">
            <text:p>1</text:p>
          </table:table-cell>
          <table:table-cell table:formula="of:=COM.MICROSOFT.IFS(MOD([.A24];5)=0;&quot;Pahing&quot;;MOD([.A24];5)=1;&quot;Pon&quot;;MOD([.A24];5)=2;&quot;Wage&quot;;MOD([.A24];5)=3;&quot;Kliwon&quot;;MOD([.A24];5)=4;&quot;Umanis&quot;)" office:value-type="string" office:string-value="Wage" calcext:value-type="string">
            <text:p>Wage</text:p>
          </table:table-cell>
          <table:table-cell table:formula="of:=COM.MICROSOFT.IFS(MOD([.A24];5)=0;9;MOD([.A24];5)=1;7;MOD([.A24];5)=2;4;MOD([.A24];5)=3;8;MOD([.A24];5)=4;5)" office:value-type="float" office:value="4" calcext:value-type="float">
            <text:p>4</text:p>
          </table:table-cell>
          <table:table-cell table:formula="of:=COM.MICROSOFT.IFS(MOD([.A24];6)=0;&quot;Tungleh&quot;;MOD([.A24];6)=1;&quot;Aryang&quot;;MOD([.A24];6)=2;&quot;Urukung&quot;;MOD([.A24];6)=3;&quot;Paniron&quot;;MOD([.A24];6)=4;&quot;Was&quot;;MOD([.A24];6)=5;&quot;Maulu&quot;)" office:value-type="string" office:string-value="Was" calcext:value-type="string">
            <text:p>Was</text:p>
          </table:table-cell>
          <table:table-cell table:formula="of:=COM.MICROSOFT.IFS(MOD([.A24];6)=0;7;MOD([.A24];6)=1;6;MOD([.A24];6)=2;5;MOD([.A24];6)=3;8;MOD([.A24];6)=4;9;MOD([.A24];6)=5;3)" office:value-type="float" office:value="9" calcext:value-type="float">
            <text:p>9</text:p>
          </table:table-cell>
          <table:table-cell table:formula="of:=COM.MICROSOFT.IFS(MOD([.A24];7)=0;&quot;Redite&quot;;MOD([.A24];7)=1;&quot;Soma&quot;;MOD([.A24];7)=2;&quot;Anggara&quot;;MOD([.A24];7)=3;&quot;Budha&quot;;MOD([.A24];7)=4;&quot;Wraspati&quot;;MOD([.A24];7)=5;&quot;Sukra&quot;;MOD([.A24];7);&quot;Saniscara&quot;)" office:value-type="string" office:string-value="Soma" calcext:value-type="string">
            <text:p>Soma</text:p>
          </table:table-cell>
          <table:table-cell table:formula="of:=COM.MICROSOFT.IFS(MOD([.A24];7)=0;5;MOD([.A24];7)=1;4;MOD([.A24];7)=2;3;MOD([.A24];7)=3;7;MOD([.A24];7)=4;8;MOD([.A24];7)=5;6;MOD([.A24];7);9)" office:value-type="float" office:value="4" calcext:value-type="float">
            <text:p>4</text:p>
          </table:table-cell>
          <table:table-cell table:formula="of:=COM.MICROSOFT.IFS(MOD([.A24];8)=0;&quot;Sri&quot;;MOD([.A24];8)=1;&quot;Indra&quot;;MOD([.A24];8)=2;&quot;Guru&quot;;MOD([.A24];8)=3;&quot;Yama&quot;;MOD([.A24];8)=4;&quot;Ludra&quot;;MOD([.A24];8)=5;&quot;Brahma&quot;;MOD([.A24];8)=6;&quot;Kala&quot;;MOD([.A24];8)=7;&quot;Uma&quot;)" office:value-type="string" office:string-value="Kala" calcext:value-type="string">
            <text:p>Kala</text:p>
          </table:table-cell>
          <table:table-cell table:formula="of:=COM.MICROSOFT.IFS(MOD([.A24];8)=0;6;MOD([.A24];8)=1;5;MOD([.A24];8)=2;8;MOD([.A24];8)=3;9;MOD([.A24];8)=4;3;MOD([.A24];8)=5;7;MOD([.A24];8)=6;1;MOD([.A24];8)=7;4)" office:value-type="float" office:value="1" calcext:value-type="float">
            <text:p>1</text:p>
          </table:table-cell>
          <table:table-cell table:formula="of:=COM.MICROSOFT.IFS(MOD([.A24]-3;9)=0;&quot;Dangu&quot;;MOD([.A24]-3;9)=1;&quot;Jangur&quot;;MOD([.A24]-3;9)=2;&quot;Gigis&quot;;MOD([.A24]-3;9)=3;&quot;Nohan&quot;;MOD([.A24]-3;9)=4;&quot;Ogan&quot;;MOD([.A24]-3;9)=5;&quot;Erengan&quot;;MOD([.A24]-3;9)=6;&quot;Urungan&quot;;MOD([.A24]-3;9)=7;&quot;Tulus&quot;;MOD([.A24]-3;9)=8;&quot;Dadi&quot;)" office:value-type="string" office:string-value="Jangur" calcext:value-type="string">
            <text:p>Jangur</text:p>
          </table:table-cell>
          <table:table-cell table:formula="of:=COM.MICROSOFT.IFS(MOD([.A24]-3;9)=0;5;MOD([.A24]-3;9)=1;8;MOD([.A24]-3;9)=2;9;MOD([.A24]-3;9)=3;3;MOD([.A24]-3;9)=4;7;MOD([.A24]-3;9)=5;1;MOD([.A24]-3;9)=6;4;MOD([.A24]-3;9)=7;6;MOD([.A24]-3;9)=8;8)" office:value-type="float" office:value="8" calcext:value-type="float">
            <text:p>8</text:p>
          </table:table-cell>
          <table:table-cell table:formula="of:=COM.MICROSOFT.IFS(MOD(MOD([.N24]+[.R24];10);10)=0;&quot;Pandita&quot;;MOD(MOD([.N24]+[.R24];10);10)=1;&quot;Pati&quot;;MOD(MOD([.N24]+[.R24];10);10)=2;&quot;Suka&quot;;MOD(MOD([.N24]+[.R24];10);10)=3;&quot;Duka&quot;;MOD(MOD([.N24]+[.R24];10);10)=4;&quot;Sri&quot;;MOD(MOD([.N24]+[.R24];10);10)=5;&quot;Manuh&quot;;MOD(MOD([.N24]+[.R24];10);10)=6;&quot;Manusa&quot;;MOD(MOD([.N24]+[.R24];10);10)=7;&quot;Raja&quot;;MOD(MOD([.N24]+[.R24];10);10)=8;&quot;Dewa&quot;;MOD(MOD([.N24]+[.R24];10);10)=9;&quot;Raksasa&quot;)" office:value-type="string" office:string-value="Dewa" calcext:value-type="string">
            <text:p>Dewa</text:p>
          </table:table-cell>
          <table:table-cell table:formula="of:=COM.MICROSOFT.IFS(MOD(MOD([.N24]+[.R24];10);10)=0;5;MOD(MOD([.N24]+[.R24];10);10)=1;7;MOD(MOD([.N24]+[.R24];10);10)=2;10;MOD(MOD([.N24]+[.R24];10);10)=3;4;MOD(MOD([.N24]+[.R24];10);10)=4;6;MOD(MOD([.N24]+[.R24];10);10)=5;2;MOD(MOD([.N24]+[.R24];10);10)=6;3;MOD(MOD([.N24]+[.R24];10);10)=7;8;MOD(MOD([.N24]+[.R24];10);10)=8;9;MOD(MOD([.N24]+[.R24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5]-MOD([.A25];7))/7" office:value-type="float" office:value="3" calcext:value-type="float">
            <text:p>3</text:p>
          </table:table-cell>
          <table:table-cell office:value-type="string" calcext:value-type="string">
            <text:p>Kulantir</text:p>
          </table:table-cell>
          <table:table-cell office:value-type="float" office:value="6" calcext:value-type="float">
            <text:p>6</text:p>
          </table:table-cell>
          <table:table-cell table:formula="of:=IF(MOD([.N25]+[.R25];2)=1;&quot;Luang&quot;;&quot;-&quot;)" office:value-type="string" office:string-value="Luang" calcext:value-type="string">
            <text:p>Luang</text:p>
          </table:table-cell>
          <table:table-cell table:formula="of:=IF(MOD([.N25]+[.R25];2)=1;1;0)" office:value-type="float" office:value="1" calcext:value-type="float">
            <text:p>1</text:p>
          </table:table-cell>
          <table:table-cell table:formula="of:=IF(MOD([.N25]+[.R25];2)=1;&quot;Pepet&quot;;&quot;Menga&quot;)" office:value-type="string" office:string-value="Pepet" calcext:value-type="string">
            <text:p>Pepet</text:p>
          </table:table-cell>
          <table:table-cell table:formula="of:=IF(MOD([.N25]+[.R25];2)=1;4;5)" office:value-type="float" office:value="4" calcext:value-type="float">
            <text:p>4</text:p>
          </table:table-cell>
          <table:table-cell table:formula="of:=COM.MICROSOFT.IFS(MOD([.A25];3)=0;&quot;Pasah&quot;;MOD([.A25];3)=1;&quot;Beteng&quot;;MOD([.A25];3)=2;&quot;Kajeng&quot;)" office:value-type="string" office:string-value="Kajeng" calcext:value-type="string">
            <text:p>Kajeng</text:p>
          </table:table-cell>
          <table:table-cell table:formula="of:=COM.MICROSOFT.IFS(MOD([.A25];3)=0;9;MOD([.A25];3)=1;4;MOD([.A25];3)=2;7)" office:value-type="float" office:value="7" calcext:value-type="float">
            <text:p>7</text:p>
          </table:table-cell>
          <table:table-cell table:formula="of:=COM.MICROSOFT.IFS(MOD([.A25];4)=0;&quot;Sri&quot;;MOD([.A25];4)=1;&quot;Laba&quot;;MOD([.A25];4)=2;&quot;Jaya&quot;;MOD([.A25];4)=3;&quot;Menala&quot;)" office:value-type="string" office:string-value="Menala" calcext:value-type="string">
            <text:p>Menala</text:p>
          </table:table-cell>
          <table:table-cell table:formula="of:=COM.MICROSOFT.IFS(MOD([.A25];4)=0;6;MOD([.A25];4)=1;5;MOD([.A25];4)=2;1;MOD([.A25];4)=3;8)" office:value-type="float" office:value="8" calcext:value-type="float">
            <text:p>8</text:p>
          </table:table-cell>
          <table:table-cell table:formula="of:=COM.MICROSOFT.IFS(MOD([.A25];5)=0;&quot;Pahing&quot;;MOD([.A25];5)=1;&quot;Pon&quot;;MOD([.A25];5)=2;&quot;Wage&quot;;MOD([.A25];5)=3;&quot;Kliwon&quot;;MOD([.A25];5)=4;&quot;Umanis&quot;)" office:value-type="string" office:string-value="Kliwon" calcext:value-type="string">
            <text:p>Kliwon</text:p>
          </table:table-cell>
          <table:table-cell table:formula="of:=COM.MICROSOFT.IFS(MOD([.A25];5)=0;9;MOD([.A25];5)=1;7;MOD([.A25];5)=2;4;MOD([.A25];5)=3;8;MOD([.A25];5)=4;5)" office:value-type="float" office:value="8" calcext:value-type="float">
            <text:p>8</text:p>
          </table:table-cell>
          <table:table-cell table:formula="of:=COM.MICROSOFT.IFS(MOD([.A25];6)=0;&quot;Tungleh&quot;;MOD([.A25];6)=1;&quot;Aryang&quot;;MOD([.A25];6)=2;&quot;Urukung&quot;;MOD([.A25];6)=3;&quot;Paniron&quot;;MOD([.A25];6)=4;&quot;Was&quot;;MOD([.A25];6)=5;&quot;Maulu&quot;)" office:value-type="string" office:string-value="Maulu" calcext:value-type="string">
            <text:p>Maulu</text:p>
          </table:table-cell>
          <table:table-cell table:formula="of:=COM.MICROSOFT.IFS(MOD([.A25];6)=0;7;MOD([.A25];6)=1;6;MOD([.A25];6)=2;5;MOD([.A25];6)=3;8;MOD([.A25];6)=4;9;MOD([.A25];6)=5;3)" office:value-type="float" office:value="3" calcext:value-type="float">
            <text:p>3</text:p>
          </table:table-cell>
          <table:table-cell table:formula="of:=COM.MICROSOFT.IFS(MOD([.A25];7)=0;&quot;Redite&quot;;MOD([.A25];7)=1;&quot;Soma&quot;;MOD([.A25];7)=2;&quot;Anggara&quot;;MOD([.A25];7)=3;&quot;Budha&quot;;MOD([.A25];7)=4;&quot;Wraspati&quot;;MOD([.A25];7)=5;&quot;Sukra&quot;;MOD([.A25];7);&quot;Saniscara&quot;)" office:value-type="string" office:string-value="Anggara" calcext:value-type="string">
            <text:p>Anggara</text:p>
          </table:table-cell>
          <table:table-cell table:formula="of:=COM.MICROSOFT.IFS(MOD([.A25];7)=0;5;MOD([.A25];7)=1;4;MOD([.A25];7)=2;3;MOD([.A25];7)=3;7;MOD([.A25];7)=4;8;MOD([.A25];7)=5;6;MOD([.A25];7);9)" office:value-type="float" office:value="3" calcext:value-type="float">
            <text:p>3</text:p>
          </table:table-cell>
          <table:table-cell table:formula="of:=COM.MICROSOFT.IFS(MOD([.A25];8)=0;&quot;Sri&quot;;MOD([.A25];8)=1;&quot;Indra&quot;;MOD([.A25];8)=2;&quot;Guru&quot;;MOD([.A25];8)=3;&quot;Yama&quot;;MOD([.A25];8)=4;&quot;Ludra&quot;;MOD([.A25];8)=5;&quot;Brahma&quot;;MOD([.A25];8)=6;&quot;Kala&quot;;MOD([.A25];8)=7;&quot;Uma&quot;)" office:value-type="string" office:string-value="Uma" calcext:value-type="string">
            <text:p>Uma</text:p>
          </table:table-cell>
          <table:table-cell table:formula="of:=COM.MICROSOFT.IFS(MOD([.A25];8)=0;6;MOD([.A25];8)=1;5;MOD([.A25];8)=2;8;MOD([.A25];8)=3;9;MOD([.A25];8)=4;3;MOD([.A25];8)=5;7;MOD([.A25];8)=6;1;MOD([.A25];8)=7;4)" office:value-type="float" office:value="4" calcext:value-type="float">
            <text:p>4</text:p>
          </table:table-cell>
          <table:table-cell table:formula="of:=COM.MICROSOFT.IFS(MOD([.A25]-3;9)=0;&quot;Dangu&quot;;MOD([.A25]-3;9)=1;&quot;Jangur&quot;;MOD([.A25]-3;9)=2;&quot;Gigis&quot;;MOD([.A25]-3;9)=3;&quot;Nohan&quot;;MOD([.A25]-3;9)=4;&quot;Ogan&quot;;MOD([.A25]-3;9)=5;&quot;Erengan&quot;;MOD([.A25]-3;9)=6;&quot;Urungan&quot;;MOD([.A25]-3;9)=7;&quot;Tulus&quot;;MOD([.A25]-3;9)=8;&quot;Dadi&quot;)" office:value-type="string" office:string-value="Gigis" calcext:value-type="string">
            <text:p>Gigis</text:p>
          </table:table-cell>
          <table:table-cell table:formula="of:=COM.MICROSOFT.IFS(MOD([.A25]-3;9)=0;5;MOD([.A25]-3;9)=1;8;MOD([.A25]-3;9)=2;9;MOD([.A25]-3;9)=3;3;MOD([.A25]-3;9)=4;7;MOD([.A25]-3;9)=5;1;MOD([.A25]-3;9)=6;4;MOD([.A25]-3;9)=7;6;MOD([.A25]-3;9)=8;8)" office:value-type="float" office:value="9" calcext:value-type="float">
            <text:p>9</text:p>
          </table:table-cell>
          <table:table-cell table:formula="of:=COM.MICROSOFT.IFS(MOD(MOD([.N25]+[.R25];10);10)=0;&quot;Pandita&quot;;MOD(MOD([.N25]+[.R25];10);10)=1;&quot;Pati&quot;;MOD(MOD([.N25]+[.R25];10);10)=2;&quot;Suka&quot;;MOD(MOD([.N25]+[.R25];10);10)=3;&quot;Duka&quot;;MOD(MOD([.N25]+[.R25];10);10)=4;&quot;Sri&quot;;MOD(MOD([.N25]+[.R25];10);10)=5;&quot;Manuh&quot;;MOD(MOD([.N25]+[.R25];10);10)=6;&quot;Manusa&quot;;MOD(MOD([.N25]+[.R25];10);10)=7;&quot;Raja&quot;;MOD(MOD([.N25]+[.R25];10);10)=8;&quot;Dewa&quot;;MOD(MOD([.N25]+[.R25];10);10)=9;&quot;Raksasa&quot;)" office:value-type="string" office:string-value="Pati" calcext:value-type="string">
            <text:p>Pati</text:p>
          </table:table-cell>
          <table:table-cell table:formula="of:=COM.MICROSOFT.IFS(MOD(MOD([.N25]+[.R25];10);10)=0;5;MOD(MOD([.N25]+[.R25];10);10)=1;7;MOD(MOD([.N25]+[.R25];10);10)=2;10;MOD(MOD([.N25]+[.R25];10);10)=3;4;MOD(MOD([.N25]+[.R25];10);10)=4;6;MOD(MOD([.N25]+[.R25];10);10)=5;2;MOD(MOD([.N25]+[.R25];10);10)=6;3;MOD(MOD([.N25]+[.R25];10);10)=7;8;MOD(MOD([.N25]+[.R25];10);10)=8;9;MOD(MOD([.N25]+[.R25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6]-MOD([.A26];7))/7" office:value-type="float" office:value="3" calcext:value-type="float">
            <text:p>3</text:p>
          </table:table-cell>
          <table:table-cell office:value-type="string" calcext:value-type="string">
            <text:p>Kulantir</text:p>
          </table:table-cell>
          <table:table-cell office:value-type="float" office:value="6" calcext:value-type="float">
            <text:p>6</text:p>
          </table:table-cell>
          <table:table-cell table:formula="of:=IF(MOD([.N26]+[.R26];2)=1;&quot;Luang&quot;;&quot;-&quot;)" office:value-type="string" office:string-value="-" calcext:value-type="string">
            <text:p>-</text:p>
          </table:table-cell>
          <table:table-cell table:formula="of:=IF(MOD([.N26]+[.R26];2)=1;1;0)" office:value-type="float" office:value="0" calcext:value-type="float">
            <text:p>0</text:p>
          </table:table-cell>
          <table:table-cell table:formula="of:=IF(MOD([.N26]+[.R26];2)=1;&quot;Pepet&quot;;&quot;Menga&quot;)" office:value-type="string" office:string-value="Menga" calcext:value-type="string">
            <text:p>Menga</text:p>
          </table:table-cell>
          <table:table-cell table:formula="of:=IF(MOD([.N26]+[.R26];2)=1;4;5)" office:value-type="float" office:value="5" calcext:value-type="float">
            <text:p>5</text:p>
          </table:table-cell>
          <table:table-cell table:formula="of:=COM.MICROSOFT.IFS(MOD([.A26];3)=0;&quot;Pasah&quot;;MOD([.A26];3)=1;&quot;Beteng&quot;;MOD([.A26];3)=2;&quot;Kajeng&quot;)" office:value-type="string" office:string-value="Pasah" calcext:value-type="string">
            <text:p>Pasah</text:p>
          </table:table-cell>
          <table:table-cell table:formula="of:=COM.MICROSOFT.IFS(MOD([.A26];3)=0;9;MOD([.A26];3)=1;4;MOD([.A26];3)=2;7)" office:value-type="float" office:value="9" calcext:value-type="float">
            <text:p>9</text:p>
          </table:table-cell>
          <table:table-cell table:formula="of:=COM.MICROSOFT.IFS(MOD([.A26];4)=0;&quot;Sri&quot;;MOD([.A26];4)=1;&quot;Laba&quot;;MOD([.A26];4)=2;&quot;Jaya&quot;;MOD([.A26];4)=3;&quot;Menala&quot;)" office:value-type="string" office:string-value="Sri" calcext:value-type="string">
            <text:p>Sri</text:p>
          </table:table-cell>
          <table:table-cell table:formula="of:=COM.MICROSOFT.IFS(MOD([.A26];4)=0;6;MOD([.A26];4)=1;5;MOD([.A26];4)=2;1;MOD([.A26];4)=3;8)" office:value-type="float" office:value="6" calcext:value-type="float">
            <text:p>6</text:p>
          </table:table-cell>
          <table:table-cell table:formula="of:=COM.MICROSOFT.IFS(MOD([.A26];5)=0;&quot;Pahing&quot;;MOD([.A26];5)=1;&quot;Pon&quot;;MOD([.A26];5)=2;&quot;Wage&quot;;MOD([.A26];5)=3;&quot;Kliwon&quot;;MOD([.A26];5)=4;&quot;Umanis&quot;)" office:value-type="string" office:string-value="Umanis" calcext:value-type="string">
            <text:p>Umanis</text:p>
          </table:table-cell>
          <table:table-cell table:formula="of:=COM.MICROSOFT.IFS(MOD([.A26];5)=0;9;MOD([.A26];5)=1;7;MOD([.A26];5)=2;4;MOD([.A26];5)=3;8;MOD([.A26];5)=4;5)" office:value-type="float" office:value="5" calcext:value-type="float">
            <text:p>5</text:p>
          </table:table-cell>
          <table:table-cell table:formula="of:=COM.MICROSOFT.IFS(MOD([.A26];6)=0;&quot;Tungleh&quot;;MOD([.A26];6)=1;&quot;Aryang&quot;;MOD([.A26];6)=2;&quot;Urukung&quot;;MOD([.A26];6)=3;&quot;Paniron&quot;;MOD([.A26];6)=4;&quot;Was&quot;;MOD([.A26];6)=5;&quot;Maulu&quot;)" office:value-type="string" office:string-value="Tungleh" calcext:value-type="string">
            <text:p>Tungleh</text:p>
          </table:table-cell>
          <table:table-cell table:formula="of:=COM.MICROSOFT.IFS(MOD([.A26];6)=0;7;MOD([.A26];6)=1;6;MOD([.A26];6)=2;5;MOD([.A26];6)=3;8;MOD([.A26];6)=4;9;MOD([.A26];6)=5;3)" office:value-type="float" office:value="7" calcext:value-type="float">
            <text:p>7</text:p>
          </table:table-cell>
          <table:table-cell table:formula="of:=COM.MICROSOFT.IFS(MOD([.A26];7)=0;&quot;Redite&quot;;MOD([.A26];7)=1;&quot;Soma&quot;;MOD([.A26];7)=2;&quot;Anggara&quot;;MOD([.A26];7)=3;&quot;Budha&quot;;MOD([.A26];7)=4;&quot;Wraspati&quot;;MOD([.A26];7)=5;&quot;Sukra&quot;;MOD([.A26];7);&quot;Saniscara&quot;)" office:value-type="string" office:string-value="Budha" calcext:value-type="string">
            <text:p>Budha</text:p>
          </table:table-cell>
          <table:table-cell table:formula="of:=COM.MICROSOFT.IFS(MOD([.A26];7)=0;5;MOD([.A26];7)=1;4;MOD([.A26];7)=2;3;MOD([.A26];7)=3;7;MOD([.A26];7)=4;8;MOD([.A26];7)=5;6;MOD([.A26];7);9)" office:value-type="float" office:value="7" calcext:value-type="float">
            <text:p>7</text:p>
          </table:table-cell>
          <table:table-cell table:formula="of:=COM.MICROSOFT.IFS(MOD([.A26];8)=0;&quot;Sri&quot;;MOD([.A26];8)=1;&quot;Indra&quot;;MOD([.A26];8)=2;&quot;Guru&quot;;MOD([.A26];8)=3;&quot;Yama&quot;;MOD([.A26];8)=4;&quot;Ludra&quot;;MOD([.A26];8)=5;&quot;Brahma&quot;;MOD([.A26];8)=6;&quot;Kala&quot;;MOD([.A26];8)=7;&quot;Uma&quot;)" office:value-type="string" office:string-value="Sri" calcext:value-type="string">
            <text:p>Sri</text:p>
          </table:table-cell>
          <table:table-cell table:formula="of:=COM.MICROSOFT.IFS(MOD([.A26];8)=0;6;MOD([.A26];8)=1;5;MOD([.A26];8)=2;8;MOD([.A26];8)=3;9;MOD([.A26];8)=4;3;MOD([.A26];8)=5;7;MOD([.A26];8)=6;1;MOD([.A26];8)=7;4)" office:value-type="float" office:value="6" calcext:value-type="float">
            <text:p>6</text:p>
          </table:table-cell>
          <table:table-cell table:formula="of:=COM.MICROSOFT.IFS(MOD([.A26]-3;9)=0;&quot;Dangu&quot;;MOD([.A26]-3;9)=1;&quot;Jangur&quot;;MOD([.A26]-3;9)=2;&quot;Gigis&quot;;MOD([.A26]-3;9)=3;&quot;Nohan&quot;;MOD([.A26]-3;9)=4;&quot;Ogan&quot;;MOD([.A26]-3;9)=5;&quot;Erengan&quot;;MOD([.A26]-3;9)=6;&quot;Urungan&quot;;MOD([.A26]-3;9)=7;&quot;Tulus&quot;;MOD([.A26]-3;9)=8;&quot;Dadi&quot;)" office:value-type="string" office:string-value="Nohan" calcext:value-type="string">
            <text:p>Nohan</text:p>
          </table:table-cell>
          <table:table-cell table:formula="of:=COM.MICROSOFT.IFS(MOD([.A26]-3;9)=0;5;MOD([.A26]-3;9)=1;8;MOD([.A26]-3;9)=2;9;MOD([.A26]-3;9)=3;3;MOD([.A26]-3;9)=4;7;MOD([.A26]-3;9)=5;1;MOD([.A26]-3;9)=6;4;MOD([.A26]-3;9)=7;6;MOD([.A26]-3;9)=8;8)" office:value-type="float" office:value="3" calcext:value-type="float">
            <text:p>3</text:p>
          </table:table-cell>
          <table:table-cell table:formula="of:=COM.MICROSOFT.IFS(MOD(MOD([.N26]+[.R26];10);10)=0;&quot;Pandita&quot;;MOD(MOD([.N26]+[.R26];10);10)=1;&quot;Pati&quot;;MOD(MOD([.N26]+[.R26];10);10)=2;&quot;Suka&quot;;MOD(MOD([.N26]+[.R26];10);10)=3;&quot;Duka&quot;;MOD(MOD([.N26]+[.R26];10);10)=4;&quot;Sri&quot;;MOD(MOD([.N26]+[.R26];10);10)=5;&quot;Manuh&quot;;MOD(MOD([.N26]+[.R26];10);10)=6;&quot;Manusa&quot;;MOD(MOD([.N26]+[.R26];10);10)=7;&quot;Raja&quot;;MOD(MOD([.N26]+[.R26];10);10)=8;&quot;Dewa&quot;;MOD(MOD([.N26]+[.R26];10);10)=9;&quot;Raksasa&quot;)" office:value-type="string" office:string-value="Suka" calcext:value-type="string">
            <text:p>Suka</text:p>
          </table:table-cell>
          <table:table-cell table:formula="of:=COM.MICROSOFT.IFS(MOD(MOD([.N26]+[.R26];10);10)=0;5;MOD(MOD([.N26]+[.R26];10);10)=1;7;MOD(MOD([.N26]+[.R26];10);10)=2;10;MOD(MOD([.N26]+[.R26];10);10)=3;4;MOD(MOD([.N26]+[.R26];10);10)=4;6;MOD(MOD([.N26]+[.R26];10);10)=5;2;MOD(MOD([.N26]+[.R26];10);10)=6;3;MOD(MOD([.N26]+[.R26];10);10)=7;8;MOD(MOD([.N26]+[.R26];10);10)=8;9;MOD(MOD([.N26]+[.R26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7]-MOD([.A27];7))/7" office:value-type="float" office:value="3" calcext:value-type="float">
            <text:p>3</text:p>
          </table:table-cell>
          <table:table-cell office:value-type="string" calcext:value-type="string">
            <text:p>Kulantir</text:p>
          </table:table-cell>
          <table:table-cell office:value-type="float" office:value="6" calcext:value-type="float">
            <text:p>6</text:p>
          </table:table-cell>
          <table:table-cell table:formula="of:=IF(MOD([.N27]+[.R27];2)=1;&quot;Luang&quot;;&quot;-&quot;)" office:value-type="string" office:string-value="Luang" calcext:value-type="string">
            <text:p>Luang</text:p>
          </table:table-cell>
          <table:table-cell table:formula="of:=IF(MOD([.N27]+[.R27];2)=1;1;0)" office:value-type="float" office:value="1" calcext:value-type="float">
            <text:p>1</text:p>
          </table:table-cell>
          <table:table-cell table:formula="of:=IF(MOD([.N27]+[.R27];2)=1;&quot;Pepet&quot;;&quot;Menga&quot;)" office:value-type="string" office:string-value="Pepet" calcext:value-type="string">
            <text:p>Pepet</text:p>
          </table:table-cell>
          <table:table-cell table:formula="of:=IF(MOD([.N27]+[.R27];2)=1;4;5)" office:value-type="float" office:value="4" calcext:value-type="float">
            <text:p>4</text:p>
          </table:table-cell>
          <table:table-cell table:formula="of:=COM.MICROSOFT.IFS(MOD([.A27];3)=0;&quot;Pasah&quot;;MOD([.A27];3)=1;&quot;Beteng&quot;;MOD([.A27];3)=2;&quot;Kajeng&quot;)" office:value-type="string" office:string-value="Beteng" calcext:value-type="string">
            <text:p>Beteng</text:p>
          </table:table-cell>
          <table:table-cell table:formula="of:=COM.MICROSOFT.IFS(MOD([.A27];3)=0;9;MOD([.A27];3)=1;4;MOD([.A27];3)=2;7)" office:value-type="float" office:value="4" calcext:value-type="float">
            <text:p>4</text:p>
          </table:table-cell>
          <table:table-cell table:formula="of:=COM.MICROSOFT.IFS(MOD([.A27];4)=0;&quot;Sri&quot;;MOD([.A27];4)=1;&quot;Laba&quot;;MOD([.A27];4)=2;&quot;Jaya&quot;;MOD([.A27];4)=3;&quot;Menala&quot;)" office:value-type="string" office:string-value="Laba" calcext:value-type="string">
            <text:p>Laba</text:p>
          </table:table-cell>
          <table:table-cell table:formula="of:=COM.MICROSOFT.IFS(MOD([.A27];4)=0;6;MOD([.A27];4)=1;5;MOD([.A27];4)=2;1;MOD([.A27];4)=3;8)" office:value-type="float" office:value="5" calcext:value-type="float">
            <text:p>5</text:p>
          </table:table-cell>
          <table:table-cell table:formula="of:=COM.MICROSOFT.IFS(MOD([.A27];5)=0;&quot;Pahing&quot;;MOD([.A27];5)=1;&quot;Pon&quot;;MOD([.A27];5)=2;&quot;Wage&quot;;MOD([.A27];5)=3;&quot;Kliwon&quot;;MOD([.A27];5)=4;&quot;Umanis&quot;)" office:value-type="string" office:string-value="Pahing" calcext:value-type="string">
            <text:p>Pahing</text:p>
          </table:table-cell>
          <table:table-cell table:formula="of:=COM.MICROSOFT.IFS(MOD([.A27];5)=0;9;MOD([.A27];5)=1;7;MOD([.A27];5)=2;4;MOD([.A27];5)=3;8;MOD([.A27];5)=4;5)" office:value-type="float" office:value="9" calcext:value-type="float">
            <text:p>9</text:p>
          </table:table-cell>
          <table:table-cell table:formula="of:=COM.MICROSOFT.IFS(MOD([.A27];6)=0;&quot;Tungleh&quot;;MOD([.A27];6)=1;&quot;Aryang&quot;;MOD([.A27];6)=2;&quot;Urukung&quot;;MOD([.A27];6)=3;&quot;Paniron&quot;;MOD([.A27];6)=4;&quot;Was&quot;;MOD([.A27];6)=5;&quot;Maulu&quot;)" office:value-type="string" office:string-value="Aryang" calcext:value-type="string">
            <text:p>Aryang</text:p>
          </table:table-cell>
          <table:table-cell table:formula="of:=COM.MICROSOFT.IFS(MOD([.A27];6)=0;7;MOD([.A27];6)=1;6;MOD([.A27];6)=2;5;MOD([.A27];6)=3;8;MOD([.A27];6)=4;9;MOD([.A27];6)=5;3)" office:value-type="float" office:value="6" calcext:value-type="float">
            <text:p>6</text:p>
          </table:table-cell>
          <table:table-cell table:formula="of:=COM.MICROSOFT.IFS(MOD([.A27];7)=0;&quot;Redite&quot;;MOD([.A27];7)=1;&quot;Soma&quot;;MOD([.A27];7)=2;&quot;Anggara&quot;;MOD([.A27];7)=3;&quot;Budha&quot;;MOD([.A27];7)=4;&quot;Wraspati&quot;;MOD([.A27];7)=5;&quot;Sukra&quot;;MOD([.A27];7);&quot;Saniscara&quot;)" office:value-type="string" office:string-value="Wraspati" calcext:value-type="string">
            <text:p>Wraspati</text:p>
          </table:table-cell>
          <table:table-cell table:formula="of:=COM.MICROSOFT.IFS(MOD([.A27];7)=0;5;MOD([.A27];7)=1;4;MOD([.A27];7)=2;3;MOD([.A27];7)=3;7;MOD([.A27];7)=4;8;MOD([.A27];7)=5;6;MOD([.A27];7);9)" office:value-type="float" office:value="8" calcext:value-type="float">
            <text:p>8</text:p>
          </table:table-cell>
          <table:table-cell table:formula="of:=COM.MICROSOFT.IFS(MOD([.A27];8)=0;&quot;Sri&quot;;MOD([.A27];8)=1;&quot;Indra&quot;;MOD([.A27];8)=2;&quot;Guru&quot;;MOD([.A27];8)=3;&quot;Yama&quot;;MOD([.A27];8)=4;&quot;Ludra&quot;;MOD([.A27];8)=5;&quot;Brahma&quot;;MOD([.A27];8)=6;&quot;Kala&quot;;MOD([.A27];8)=7;&quot;Uma&quot;)" office:value-type="string" office:string-value="Indra" calcext:value-type="string">
            <text:p>Indra</text:p>
          </table:table-cell>
          <table:table-cell table:formula="of:=COM.MICROSOFT.IFS(MOD([.A27];8)=0;6;MOD([.A27];8)=1;5;MOD([.A27];8)=2;8;MOD([.A27];8)=3;9;MOD([.A27];8)=4;3;MOD([.A27];8)=5;7;MOD([.A27];8)=6;1;MOD([.A27];8)=7;4)" office:value-type="float" office:value="5" calcext:value-type="float">
            <text:p>5</text:p>
          </table:table-cell>
          <table:table-cell table:formula="of:=COM.MICROSOFT.IFS(MOD([.A27]-3;9)=0;&quot;Dangu&quot;;MOD([.A27]-3;9)=1;&quot;Jangur&quot;;MOD([.A27]-3;9)=2;&quot;Gigis&quot;;MOD([.A27]-3;9)=3;&quot;Nohan&quot;;MOD([.A27]-3;9)=4;&quot;Ogan&quot;;MOD([.A27]-3;9)=5;&quot;Erengan&quot;;MOD([.A27]-3;9)=6;&quot;Urungan&quot;;MOD([.A27]-3;9)=7;&quot;Tulus&quot;;MOD([.A27]-3;9)=8;&quot;Dadi&quot;)" office:value-type="string" office:string-value="Ogan" calcext:value-type="string">
            <text:p>Ogan</text:p>
          </table:table-cell>
          <table:table-cell table:formula="of:=COM.MICROSOFT.IFS(MOD([.A27]-3;9)=0;5;MOD([.A27]-3;9)=1;8;MOD([.A27]-3;9)=2;9;MOD([.A27]-3;9)=3;3;MOD([.A27]-3;9)=4;7;MOD([.A27]-3;9)=5;1;MOD([.A27]-3;9)=6;4;MOD([.A27]-3;9)=7;6;MOD([.A27]-3;9)=8;8)" office:value-type="float" office:value="7" calcext:value-type="float">
            <text:p>7</text:p>
          </table:table-cell>
          <table:table-cell table:formula="of:=COM.MICROSOFT.IFS(MOD(MOD([.N27]+[.R27];10);10)=0;&quot;Pandita&quot;;MOD(MOD([.N27]+[.R27];10);10)=1;&quot;Pati&quot;;MOD(MOD([.N27]+[.R27];10);10)=2;&quot;Suka&quot;;MOD(MOD([.N27]+[.R27];10);10)=3;&quot;Duka&quot;;MOD(MOD([.N27]+[.R27];10);10)=4;&quot;Sri&quot;;MOD(MOD([.N27]+[.R27];10);10)=5;&quot;Manuh&quot;;MOD(MOD([.N27]+[.R27];10);10)=6;&quot;Manusa&quot;;MOD(MOD([.N27]+[.R27];10);10)=7;&quot;Raja&quot;;MOD(MOD([.N27]+[.R27];10);10)=8;&quot;Dewa&quot;;MOD(MOD([.N27]+[.R27];10);10)=9;&quot;Raksasa&quot;)" office:value-type="string" office:string-value="Raja" calcext:value-type="string">
            <text:p>Raja</text:p>
          </table:table-cell>
          <table:table-cell table:formula="of:=COM.MICROSOFT.IFS(MOD(MOD([.N27]+[.R27];10);10)=0;5;MOD(MOD([.N27]+[.R27];10);10)=1;7;MOD(MOD([.N27]+[.R27];10);10)=2;10;MOD(MOD([.N27]+[.R27];10);10)=3;4;MOD(MOD([.N27]+[.R27];10);10)=4;6;MOD(MOD([.N27]+[.R27];10);10)=5;2;MOD(MOD([.N27]+[.R27];10);10)=6;3;MOD(MOD([.N27]+[.R27];10);10)=7;8;MOD(MOD([.N27]+[.R27];10);10)=8;9;MOD(MOD([.N27]+[.R27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8]-MOD([.A28];7))/7" office:value-type="float" office:value="3" calcext:value-type="float">
            <text:p>3</text:p>
          </table:table-cell>
          <table:table-cell office:value-type="string" calcext:value-type="string">
            <text:p>Kulantir</text:p>
          </table:table-cell>
          <table:table-cell office:value-type="float" office:value="6" calcext:value-type="float">
            <text:p>6</text:p>
          </table:table-cell>
          <table:table-cell table:formula="of:=IF(MOD([.N28]+[.R28];2)=1;&quot;Luang&quot;;&quot;-&quot;)" office:value-type="string" office:string-value="Luang" calcext:value-type="string">
            <text:p>Luang</text:p>
          </table:table-cell>
          <table:table-cell table:formula="of:=IF(MOD([.N28]+[.R28];2)=1;1;0)" office:value-type="float" office:value="1" calcext:value-type="float">
            <text:p>1</text:p>
          </table:table-cell>
          <table:table-cell table:formula="of:=IF(MOD([.N28]+[.R28];2)=1;&quot;Pepet&quot;;&quot;Menga&quot;)" office:value-type="string" office:string-value="Pepet" calcext:value-type="string">
            <text:p>Pepet</text:p>
          </table:table-cell>
          <table:table-cell table:formula="of:=IF(MOD([.N28]+[.R28];2)=1;4;5)" office:value-type="float" office:value="4" calcext:value-type="float">
            <text:p>4</text:p>
          </table:table-cell>
          <table:table-cell table:formula="of:=COM.MICROSOFT.IFS(MOD([.A28];3)=0;&quot;Pasah&quot;;MOD([.A28];3)=1;&quot;Beteng&quot;;MOD([.A28];3)=2;&quot;Kajeng&quot;)" office:value-type="string" office:string-value="Kajeng" calcext:value-type="string">
            <text:p>Kajeng</text:p>
          </table:table-cell>
          <table:table-cell table:formula="of:=COM.MICROSOFT.IFS(MOD([.A28];3)=0;9;MOD([.A28];3)=1;4;MOD([.A28];3)=2;7)" office:value-type="float" office:value="7" calcext:value-type="float">
            <text:p>7</text:p>
          </table:table-cell>
          <table:table-cell table:formula="of:=COM.MICROSOFT.IFS(MOD([.A28];4)=0;&quot;Sri&quot;;MOD([.A28];4)=1;&quot;Laba&quot;;MOD([.A28];4)=2;&quot;Jaya&quot;;MOD([.A28];4)=3;&quot;Menala&quot;)" office:value-type="string" office:string-value="Jaya" calcext:value-type="string">
            <text:p>Jaya</text:p>
          </table:table-cell>
          <table:table-cell table:formula="of:=COM.MICROSOFT.IFS(MOD([.A28];4)=0;6;MOD([.A28];4)=1;5;MOD([.A28];4)=2;1;MOD([.A28];4)=3;8)" office:value-type="float" office:value="1" calcext:value-type="float">
            <text:p>1</text:p>
          </table:table-cell>
          <table:table-cell table:formula="of:=COM.MICROSOFT.IFS(MOD([.A28];5)=0;&quot;Pahing&quot;;MOD([.A28];5)=1;&quot;Pon&quot;;MOD([.A28];5)=2;&quot;Wage&quot;;MOD([.A28];5)=3;&quot;Kliwon&quot;;MOD([.A28];5)=4;&quot;Umanis&quot;)" office:value-type="string" office:string-value="Pon" calcext:value-type="string">
            <text:p>Pon</text:p>
          </table:table-cell>
          <table:table-cell table:formula="of:=COM.MICROSOFT.IFS(MOD([.A28];5)=0;9;MOD([.A28];5)=1;7;MOD([.A28];5)=2;4;MOD([.A28];5)=3;8;MOD([.A28];5)=4;5)" office:value-type="float" office:value="7" calcext:value-type="float">
            <text:p>7</text:p>
          </table:table-cell>
          <table:table-cell table:formula="of:=COM.MICROSOFT.IFS(MOD([.A28];6)=0;&quot;Tungleh&quot;;MOD([.A28];6)=1;&quot;Aryang&quot;;MOD([.A28];6)=2;&quot;Urukung&quot;;MOD([.A28];6)=3;&quot;Paniron&quot;;MOD([.A28];6)=4;&quot;Was&quot;;MOD([.A28];6)=5;&quot;Maulu&quot;)" office:value-type="string" office:string-value="Urukung" calcext:value-type="string">
            <text:p>Urukung</text:p>
          </table:table-cell>
          <table:table-cell table:formula="of:=COM.MICROSOFT.IFS(MOD([.A28];6)=0;7;MOD([.A28];6)=1;6;MOD([.A28];6)=2;5;MOD([.A28];6)=3;8;MOD([.A28];6)=4;9;MOD([.A28];6)=5;3)" office:value-type="float" office:value="5" calcext:value-type="float">
            <text:p>5</text:p>
          </table:table-cell>
          <table:table-cell table:formula="of:=COM.MICROSOFT.IFS(MOD([.A28];7)=0;&quot;Redite&quot;;MOD([.A28];7)=1;&quot;Soma&quot;;MOD([.A28];7)=2;&quot;Anggara&quot;;MOD([.A28];7)=3;&quot;Budha&quot;;MOD([.A28];7)=4;&quot;Wraspati&quot;;MOD([.A28];7)=5;&quot;Sukra&quot;;MOD([.A28];7);&quot;Saniscara&quot;)" office:value-type="string" office:string-value="Sukra" calcext:value-type="string">
            <text:p>Sukra</text:p>
          </table:table-cell>
          <table:table-cell table:formula="of:=COM.MICROSOFT.IFS(MOD([.A28];7)=0;5;MOD([.A28];7)=1;4;MOD([.A28];7)=2;3;MOD([.A28];7)=3;7;MOD([.A28];7)=4;8;MOD([.A28];7)=5;6;MOD([.A28];7);9)" office:value-type="float" office:value="6" calcext:value-type="float">
            <text:p>6</text:p>
          </table:table-cell>
          <table:table-cell table:formula="of:=COM.MICROSOFT.IFS(MOD([.A28];8)=0;&quot;Sri&quot;;MOD([.A28];8)=1;&quot;Indra&quot;;MOD([.A28];8)=2;&quot;Guru&quot;;MOD([.A28];8)=3;&quot;Yama&quot;;MOD([.A28];8)=4;&quot;Ludra&quot;;MOD([.A28];8)=5;&quot;Brahma&quot;;MOD([.A28];8)=6;&quot;Kala&quot;;MOD([.A28];8)=7;&quot;Uma&quot;)" office:value-type="string" office:string-value="Guru" calcext:value-type="string">
            <text:p>Guru</text:p>
          </table:table-cell>
          <table:table-cell table:formula="of:=COM.MICROSOFT.IFS(MOD([.A28];8)=0;6;MOD([.A28];8)=1;5;MOD([.A28];8)=2;8;MOD([.A28];8)=3;9;MOD([.A28];8)=4;3;MOD([.A28];8)=5;7;MOD([.A28];8)=6;1;MOD([.A28];8)=7;4)" office:value-type="float" office:value="8" calcext:value-type="float">
            <text:p>8</text:p>
          </table:table-cell>
          <table:table-cell table:formula="of:=COM.MICROSOFT.IFS(MOD([.A28]-3;9)=0;&quot;Dangu&quot;;MOD([.A28]-3;9)=1;&quot;Jangur&quot;;MOD([.A28]-3;9)=2;&quot;Gigis&quot;;MOD([.A28]-3;9)=3;&quot;Nohan&quot;;MOD([.A28]-3;9)=4;&quot;Ogan&quot;;MOD([.A28]-3;9)=5;&quot;Erengan&quot;;MOD([.A28]-3;9)=6;&quot;Urungan&quot;;MOD([.A28]-3;9)=7;&quot;Tulus&quot;;MOD([.A28]-3;9)=8;&quot;Dadi&quot;)" office:value-type="string" office:string-value="Erengan" calcext:value-type="string">
            <text:p>Erengan</text:p>
          </table:table-cell>
          <table:table-cell table:formula="of:=COM.MICROSOFT.IFS(MOD([.A28]-3;9)=0;5;MOD([.A28]-3;9)=1;8;MOD([.A28]-3;9)=2;9;MOD([.A28]-3;9)=3;3;MOD([.A28]-3;9)=4;7;MOD([.A28]-3;9)=5;1;MOD([.A28]-3;9)=6;4;MOD([.A28]-3;9)=7;6;MOD([.A28]-3;9)=8;8)" office:value-type="float" office:value="1" calcext:value-type="float">
            <text:p>1</text:p>
          </table:table-cell>
          <table:table-cell table:formula="of:=COM.MICROSOFT.IFS(MOD(MOD([.N28]+[.R28];10);10)=0;&quot;Pandita&quot;;MOD(MOD([.N28]+[.R28];10);10)=1;&quot;Pati&quot;;MOD(MOD([.N28]+[.R28];10);10)=2;&quot;Suka&quot;;MOD(MOD([.N28]+[.R28];10);10)=3;&quot;Duka&quot;;MOD(MOD([.N28]+[.R28];10);10)=4;&quot;Sri&quot;;MOD(MOD([.N28]+[.R28];10);10)=5;&quot;Manuh&quot;;MOD(MOD([.N28]+[.R28];10);10)=6;&quot;Manusa&quot;;MOD(MOD([.N28]+[.R28];10);10)=7;&quot;Raja&quot;;MOD(MOD([.N28]+[.R28];10);10)=8;&quot;Dewa&quot;;MOD(MOD([.N28]+[.R28];10);10)=9;&quot;Raksasa&quot;)" office:value-type="string" office:string-value="Duka" calcext:value-type="string">
            <text:p>Duka</text:p>
          </table:table-cell>
          <table:table-cell table:formula="of:=COM.MICROSOFT.IFS(MOD(MOD([.N28]+[.R28];10);10)=0;5;MOD(MOD([.N28]+[.R28];10);10)=1;7;MOD(MOD([.N28]+[.R28];10);10)=2;10;MOD(MOD([.N28]+[.R28];10);10)=3;4;MOD(MOD([.N28]+[.R28];10);10)=4;6;MOD(MOD([.N28]+[.R28];10);10)=5;2;MOD(MOD([.N28]+[.R28];10);10)=6;3;MOD(MOD([.N28]+[.R28];10);10)=7;8;MOD(MOD([.N28]+[.R28];10);10)=8;9;MOD(MOD([.N28]+[.R28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29]-MOD([.A29];7))/7" office:value-type="float" office:value="3" calcext:value-type="float">
            <text:p>3</text:p>
          </table:table-cell>
          <table:table-cell office:value-type="string" calcext:value-type="string">
            <text:p>Kulantir</text:p>
          </table:table-cell>
          <table:table-cell office:value-type="float" office:value="6" calcext:value-type="float">
            <text:p>6</text:p>
          </table:table-cell>
          <table:table-cell table:formula="of:=IF(MOD([.N29]+[.R29];2)=1;&quot;Luang&quot;;&quot;-&quot;)" office:value-type="string" office:string-value="Luang" calcext:value-type="string">
            <text:p>Luang</text:p>
          </table:table-cell>
          <table:table-cell table:formula="of:=IF(MOD([.N29]+[.R29];2)=1;1;0)" office:value-type="float" office:value="1" calcext:value-type="float">
            <text:p>1</text:p>
          </table:table-cell>
          <table:table-cell table:formula="of:=IF(MOD([.N29]+[.R29];2)=1;&quot;Pepet&quot;;&quot;Menga&quot;)" office:value-type="string" office:string-value="Pepet" calcext:value-type="string">
            <text:p>Pepet</text:p>
          </table:table-cell>
          <table:table-cell table:formula="of:=IF(MOD([.N29]+[.R29];2)=1;4;5)" office:value-type="float" office:value="4" calcext:value-type="float">
            <text:p>4</text:p>
          </table:table-cell>
          <table:table-cell table:formula="of:=COM.MICROSOFT.IFS(MOD([.A29];3)=0;&quot;Pasah&quot;;MOD([.A29];3)=1;&quot;Beteng&quot;;MOD([.A29];3)=2;&quot;Kajeng&quot;)" office:value-type="string" office:string-value="Pasah" calcext:value-type="string">
            <text:p>Pasah</text:p>
          </table:table-cell>
          <table:table-cell table:formula="of:=COM.MICROSOFT.IFS(MOD([.A29];3)=0;9;MOD([.A29];3)=1;4;MOD([.A29];3)=2;7)" office:value-type="float" office:value="9" calcext:value-type="float">
            <text:p>9</text:p>
          </table:table-cell>
          <table:table-cell table:formula="of:=COM.MICROSOFT.IFS(MOD([.A29];4)=0;&quot;Sri&quot;;MOD([.A29];4)=1;&quot;Laba&quot;;MOD([.A29];4)=2;&quot;Jaya&quot;;MOD([.A29];4)=3;&quot;Menala&quot;)" office:value-type="string" office:string-value="Menala" calcext:value-type="string">
            <text:p>Menala</text:p>
          </table:table-cell>
          <table:table-cell table:formula="of:=COM.MICROSOFT.IFS(MOD([.A29];4)=0;6;MOD([.A29];4)=1;5;MOD([.A29];4)=2;1;MOD([.A29];4)=3;8)" office:value-type="float" office:value="8" calcext:value-type="float">
            <text:p>8</text:p>
          </table:table-cell>
          <table:table-cell table:formula="of:=COM.MICROSOFT.IFS(MOD([.A29];5)=0;&quot;Pahing&quot;;MOD([.A29];5)=1;&quot;Pon&quot;;MOD([.A29];5)=2;&quot;Wage&quot;;MOD([.A29];5)=3;&quot;Kliwon&quot;;MOD([.A29];5)=4;&quot;Umanis&quot;)" office:value-type="string" office:string-value="Wage" calcext:value-type="string">
            <text:p>Wage</text:p>
          </table:table-cell>
          <table:table-cell table:formula="of:=COM.MICROSOFT.IFS(MOD([.A29];5)=0;9;MOD([.A29];5)=1;7;MOD([.A29];5)=2;4;MOD([.A29];5)=3;8;MOD([.A29];5)=4;5)" office:value-type="float" office:value="4" calcext:value-type="float">
            <text:p>4</text:p>
          </table:table-cell>
          <table:table-cell table:formula="of:=COM.MICROSOFT.IFS(MOD([.A29];6)=0;&quot;Tungleh&quot;;MOD([.A29];6)=1;&quot;Aryang&quot;;MOD([.A29];6)=2;&quot;Urukung&quot;;MOD([.A29];6)=3;&quot;Paniron&quot;;MOD([.A29];6)=4;&quot;Was&quot;;MOD([.A29];6)=5;&quot;Maulu&quot;)" office:value-type="string" office:string-value="Paniron" calcext:value-type="string">
            <text:p>Paniron</text:p>
          </table:table-cell>
          <table:table-cell table:formula="of:=COM.MICROSOFT.IFS(MOD([.A29];6)=0;7;MOD([.A29];6)=1;6;MOD([.A29];6)=2;5;MOD([.A29];6)=3;8;MOD([.A29];6)=4;9;MOD([.A29];6)=5;3)" office:value-type="float" office:value="8" calcext:value-type="float">
            <text:p>8</text:p>
          </table:table-cell>
          <table:table-cell table:formula="of:=COM.MICROSOFT.IFS(MOD([.A29];7)=0;&quot;Redite&quot;;MOD([.A29];7)=1;&quot;Soma&quot;;MOD([.A29];7)=2;&quot;Anggara&quot;;MOD([.A29];7)=3;&quot;Budha&quot;;MOD([.A29];7)=4;&quot;Wraspati&quot;;MOD([.A29];7)=5;&quot;Sukra&quot;;MOD([.A29];7);&quot;Saniscara&quot;)" office:value-type="string" office:string-value="Saniscara" calcext:value-type="string">
            <text:p>Saniscara</text:p>
          </table:table-cell>
          <table:table-cell table:formula="of:=COM.MICROSOFT.IFS(MOD([.A29];7)=0;5;MOD([.A29];7)=1;4;MOD([.A29];7)=2;3;MOD([.A29];7)=3;7;MOD([.A29];7)=4;8;MOD([.A29];7)=5;6;MOD([.A29];7);9)" office:value-type="float" office:value="9" calcext:value-type="float">
            <text:p>9</text:p>
          </table:table-cell>
          <table:table-cell table:formula="of:=COM.MICROSOFT.IFS(MOD([.A29];8)=0;&quot;Sri&quot;;MOD([.A29];8)=1;&quot;Indra&quot;;MOD([.A29];8)=2;&quot;Guru&quot;;MOD([.A29];8)=3;&quot;Yama&quot;;MOD([.A29];8)=4;&quot;Ludra&quot;;MOD([.A29];8)=5;&quot;Brahma&quot;;MOD([.A29];8)=6;&quot;Kala&quot;;MOD([.A29];8)=7;&quot;Uma&quot;)" office:value-type="string" office:string-value="Yama" calcext:value-type="string">
            <text:p>Yama</text:p>
          </table:table-cell>
          <table:table-cell table:formula="of:=COM.MICROSOFT.IFS(MOD([.A29];8)=0;6;MOD([.A29];8)=1;5;MOD([.A29];8)=2;8;MOD([.A29];8)=3;9;MOD([.A29];8)=4;3;MOD([.A29];8)=5;7;MOD([.A29];8)=6;1;MOD([.A29];8)=7;4)" office:value-type="float" office:value="9" calcext:value-type="float">
            <text:p>9</text:p>
          </table:table-cell>
          <table:table-cell table:formula="of:=COM.MICROSOFT.IFS(MOD([.A29]-3;9)=0;&quot;Dangu&quot;;MOD([.A29]-3;9)=1;&quot;Jangur&quot;;MOD([.A29]-3;9)=2;&quot;Gigis&quot;;MOD([.A29]-3;9)=3;&quot;Nohan&quot;;MOD([.A29]-3;9)=4;&quot;Ogan&quot;;MOD([.A29]-3;9)=5;&quot;Erengan&quot;;MOD([.A29]-3;9)=6;&quot;Urungan&quot;;MOD([.A29]-3;9)=7;&quot;Tulus&quot;;MOD([.A29]-3;9)=8;&quot;Dadi&quot;)" office:value-type="string" office:string-value="Urungan" calcext:value-type="string">
            <text:p>Urungan</text:p>
          </table:table-cell>
          <table:table-cell table:formula="of:=COM.MICROSOFT.IFS(MOD([.A29]-3;9)=0;5;MOD([.A29]-3;9)=1;8;MOD([.A29]-3;9)=2;9;MOD([.A29]-3;9)=3;3;MOD([.A29]-3;9)=4;7;MOD([.A29]-3;9)=5;1;MOD([.A29]-3;9)=6;4;MOD([.A29]-3;9)=7;6;MOD([.A29]-3;9)=8;8)" office:value-type="float" office:value="4" calcext:value-type="float">
            <text:p>4</text:p>
          </table:table-cell>
          <table:table-cell table:formula="of:=COM.MICROSOFT.IFS(MOD(MOD([.N29]+[.R29];10);10)=0;&quot;Pandita&quot;;MOD(MOD([.N29]+[.R29];10);10)=1;&quot;Pati&quot;;MOD(MOD([.N29]+[.R29];10);10)=2;&quot;Suka&quot;;MOD(MOD([.N29]+[.R29];10);10)=3;&quot;Duka&quot;;MOD(MOD([.N29]+[.R29];10);10)=4;&quot;Sri&quot;;MOD(MOD([.N29]+[.R29];10);10)=5;&quot;Manuh&quot;;MOD(MOD([.N29]+[.R29];10);10)=6;&quot;Manusa&quot;;MOD(MOD([.N29]+[.R29];10);10)=7;&quot;Raja&quot;;MOD(MOD([.N29]+[.R29];10);10)=8;&quot;Dewa&quot;;MOD(MOD([.N29]+[.R29];10);10)=9;&quot;Raksasa&quot;)" office:value-type="string" office:string-value="Duka" calcext:value-type="string">
            <text:p>Duka</text:p>
          </table:table-cell>
          <table:table-cell table:formula="of:=COM.MICROSOFT.IFS(MOD(MOD([.N29]+[.R29];10);10)=0;5;MOD(MOD([.N29]+[.R29];10);10)=1;7;MOD(MOD([.N29]+[.R29];10);10)=2;10;MOD(MOD([.N29]+[.R29];10);10)=3;4;MOD(MOD([.N29]+[.R29];10);10)=4;6;MOD(MOD([.N29]+[.R29];10);10)=5;2;MOD(MOD([.N29]+[.R29];10);10)=6;3;MOD(MOD([.N29]+[.R29];10);10)=7;8;MOD(MOD([.N29]+[.R29];10);10)=8;9;MOD(MOD([.N29]+[.R29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30]-MOD([.A30];7))/7" office:value-type="float" office:value="4" calcext:value-type="float">
            <text:p>4</text:p>
          </table:table-cell>
          <table:table-cell office:value-type="string" calcext:value-type="string">
            <text:p>Tolu</text:p>
          </table:table-cell>
          <table:table-cell office:value-type="float" office:value="5" calcext:value-type="float">
            <text:p>5</text:p>
          </table:table-cell>
          <table:table-cell table:formula="of:=IF(MOD([.N30]+[.R30];2)=1;&quot;Luang&quot;;&quot;-&quot;)" office:value-type="string" office:string-value="Luang" calcext:value-type="string">
            <text:p>Luang</text:p>
          </table:table-cell>
          <table:table-cell table:formula="of:=IF(MOD([.N30]+[.R30];2)=1;1;0)" office:value-type="float" office:value="1" calcext:value-type="float">
            <text:p>1</text:p>
          </table:table-cell>
          <table:table-cell table:formula="of:=IF(MOD([.N30]+[.R30];2)=1;&quot;Pepet&quot;;&quot;Menga&quot;)" office:value-type="string" office:string-value="Pepet" calcext:value-type="string">
            <text:p>Pepet</text:p>
          </table:table-cell>
          <table:table-cell table:formula="of:=IF(MOD([.N30]+[.R30];2)=1;4;5)" office:value-type="float" office:value="4" calcext:value-type="float">
            <text:p>4</text:p>
          </table:table-cell>
          <table:table-cell table:formula="of:=COM.MICROSOFT.IFS(MOD([.A30];3)=0;&quot;Pasah&quot;;MOD([.A30];3)=1;&quot;Beteng&quot;;MOD([.A30];3)=2;&quot;Kajeng&quot;)" office:value-type="string" office:string-value="Beteng" calcext:value-type="string">
            <text:p>Beteng</text:p>
          </table:table-cell>
          <table:table-cell table:formula="of:=COM.MICROSOFT.IFS(MOD([.A30];3)=0;9;MOD([.A30];3)=1;4;MOD([.A30];3)=2;7)" office:value-type="float" office:value="4" calcext:value-type="float">
            <text:p>4</text:p>
          </table:table-cell>
          <table:table-cell table:formula="of:=COM.MICROSOFT.IFS(MOD([.A30];4)=0;&quot;Sri&quot;;MOD([.A30];4)=1;&quot;Laba&quot;;MOD([.A30];4)=2;&quot;Jaya&quot;;MOD([.A30];4)=3;&quot;Menala&quot;)" office:value-type="string" office:string-value="Sri" calcext:value-type="string">
            <text:p>Sri</text:p>
          </table:table-cell>
          <table:table-cell table:formula="of:=COM.MICROSOFT.IFS(MOD([.A30];4)=0;6;MOD([.A30];4)=1;5;MOD([.A30];4)=2;1;MOD([.A30];4)=3;8)" office:value-type="float" office:value="6" calcext:value-type="float">
            <text:p>6</text:p>
          </table:table-cell>
          <table:table-cell table:formula="of:=COM.MICROSOFT.IFS(MOD([.A30];5)=0;&quot;Pahing&quot;;MOD([.A30];5)=1;&quot;Pon&quot;;MOD([.A30];5)=2;&quot;Wage&quot;;MOD([.A30];5)=3;&quot;Kliwon&quot;;MOD([.A30];5)=4;&quot;Umanis&quot;)" office:value-type="string" office:string-value="Kliwon" calcext:value-type="string">
            <text:p>Kliwon</text:p>
          </table:table-cell>
          <table:table-cell table:formula="of:=COM.MICROSOFT.IFS(MOD([.A30];5)=0;9;MOD([.A30];5)=1;7;MOD([.A30];5)=2;4;MOD([.A30];5)=3;8;MOD([.A30];5)=4;5)" office:value-type="float" office:value="8" calcext:value-type="float">
            <text:p>8</text:p>
          </table:table-cell>
          <table:table-cell table:formula="of:=COM.MICROSOFT.IFS(MOD([.A30];6)=0;&quot;Tungleh&quot;;MOD([.A30];6)=1;&quot;Aryang&quot;;MOD([.A30];6)=2;&quot;Urukung&quot;;MOD([.A30];6)=3;&quot;Paniron&quot;;MOD([.A30];6)=4;&quot;Was&quot;;MOD([.A30];6)=5;&quot;Maulu&quot;)" office:value-type="string" office:string-value="Was" calcext:value-type="string">
            <text:p>Was</text:p>
          </table:table-cell>
          <table:table-cell table:formula="of:=COM.MICROSOFT.IFS(MOD([.A30];6)=0;7;MOD([.A30];6)=1;6;MOD([.A30];6)=2;5;MOD([.A30];6)=3;8;MOD([.A30];6)=4;9;MOD([.A30];6)=5;3)" office:value-type="float" office:value="9" calcext:value-type="float">
            <text:p>9</text:p>
          </table:table-cell>
          <table:table-cell table:formula="of:=COM.MICROSOFT.IFS(MOD([.A30];7)=0;&quot;Redite&quot;;MOD([.A30];7)=1;&quot;Soma&quot;;MOD([.A30];7)=2;&quot;Anggara&quot;;MOD([.A30];7)=3;&quot;Budha&quot;;MOD([.A30];7)=4;&quot;Wraspati&quot;;MOD([.A30];7)=5;&quot;Sukra&quot;;MOD([.A30];7);&quot;Saniscara&quot;)" office:value-type="string" office:string-value="Redite" calcext:value-type="string">
            <text:p>Redite</text:p>
          </table:table-cell>
          <table:table-cell table:formula="of:=COM.MICROSOFT.IFS(MOD([.A30];7)=0;5;MOD([.A30];7)=1;4;MOD([.A30];7)=2;3;MOD([.A30];7)=3;7;MOD([.A30];7)=4;8;MOD([.A30];7)=5;6;MOD([.A30];7);9)" office:value-type="float" office:value="5" calcext:value-type="float">
            <text:p>5</text:p>
          </table:table-cell>
          <table:table-cell table:formula="of:=COM.MICROSOFT.IFS(MOD([.A30];8)=0;&quot;Sri&quot;;MOD([.A30];8)=1;&quot;Indra&quot;;MOD([.A30];8)=2;&quot;Guru&quot;;MOD([.A30];8)=3;&quot;Yama&quot;;MOD([.A30];8)=4;&quot;Ludra&quot;;MOD([.A30];8)=5;&quot;Brahma&quot;;MOD([.A30];8)=6;&quot;Kala&quot;;MOD([.A30];8)=7;&quot;Uma&quot;)" office:value-type="string" office:string-value="Ludra" calcext:value-type="string">
            <text:p>Ludra</text:p>
          </table:table-cell>
          <table:table-cell table:formula="of:=COM.MICROSOFT.IFS(MOD([.A30];8)=0;6;MOD([.A30];8)=1;5;MOD([.A30];8)=2;8;MOD([.A30];8)=3;9;MOD([.A30];8)=4;3;MOD([.A30];8)=5;7;MOD([.A30];8)=6;1;MOD([.A30];8)=7;4)" office:value-type="float" office:value="3" calcext:value-type="float">
            <text:p>3</text:p>
          </table:table-cell>
          <table:table-cell table:formula="of:=COM.MICROSOFT.IFS(MOD([.A30]-3;9)=0;&quot;Dangu&quot;;MOD([.A30]-3;9)=1;&quot;Jangur&quot;;MOD([.A30]-3;9)=2;&quot;Gigis&quot;;MOD([.A30]-3;9)=3;&quot;Nohan&quot;;MOD([.A30]-3;9)=4;&quot;Ogan&quot;;MOD([.A30]-3;9)=5;&quot;Erengan&quot;;MOD([.A30]-3;9)=6;&quot;Urungan&quot;;MOD([.A30]-3;9)=7;&quot;Tulus&quot;;MOD([.A30]-3;9)=8;&quot;Dadi&quot;)" office:value-type="string" office:string-value="Tulus" calcext:value-type="string">
            <text:p>Tulus</text:p>
          </table:table-cell>
          <table:table-cell table:formula="of:=COM.MICROSOFT.IFS(MOD([.A30]-3;9)=0;5;MOD([.A30]-3;9)=1;8;MOD([.A30]-3;9)=2;9;MOD([.A30]-3;9)=3;3;MOD([.A30]-3;9)=4;7;MOD([.A30]-3;9)=5;1;MOD([.A30]-3;9)=6;4;MOD([.A30]-3;9)=7;6;MOD([.A30]-3;9)=8;8)" office:value-type="float" office:value="6" calcext:value-type="float">
            <text:p>6</text:p>
          </table:table-cell>
          <table:table-cell table:formula="of:=COM.MICROSOFT.IFS(MOD(MOD([.N30]+[.R30];10);10)=0;&quot;Pandita&quot;;MOD(MOD([.N30]+[.R30];10);10)=1;&quot;Pati&quot;;MOD(MOD([.N30]+[.R30];10);10)=2;&quot;Suka&quot;;MOD(MOD([.N30]+[.R30];10);10)=3;&quot;Duka&quot;;MOD(MOD([.N30]+[.R30];10);10)=4;&quot;Sri&quot;;MOD(MOD([.N30]+[.R30];10);10)=5;&quot;Manuh&quot;;MOD(MOD([.N30]+[.R30];10);10)=6;&quot;Manusa&quot;;MOD(MOD([.N30]+[.R30];10);10)=7;&quot;Raja&quot;;MOD(MOD([.N30]+[.R30];10);10)=8;&quot;Dewa&quot;;MOD(MOD([.N30]+[.R30];10);10)=9;&quot;Raksasa&quot;)" office:value-type="string" office:string-value="Duka" calcext:value-type="string">
            <text:p>Duka</text:p>
          </table:table-cell>
          <table:table-cell table:formula="of:=COM.MICROSOFT.IFS(MOD(MOD([.N30]+[.R30];10);10)=0;5;MOD(MOD([.N30]+[.R30];10);10)=1;7;MOD(MOD([.N30]+[.R30];10);10)=2;10;MOD(MOD([.N30]+[.R30];10);10)=3;4;MOD(MOD([.N30]+[.R30];10);10)=4;6;MOD(MOD([.N30]+[.R30];10);10)=5;2;MOD(MOD([.N30]+[.R30];10);10)=6;3;MOD(MOD([.N30]+[.R30];10);10)=7;8;MOD(MOD([.N30]+[.R30];10);10)=8;9;MOD(MOD([.N30]+[.R30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31]-MOD([.A31];7))/7" office:value-type="float" office:value="4" calcext:value-type="float">
            <text:p>4</text:p>
          </table:table-cell>
          <table:table-cell office:value-type="string" calcext:value-type="string">
            <text:p>Tolu</text:p>
          </table:table-cell>
          <table:table-cell office:value-type="float" office:value="5" calcext:value-type="float">
            <text:p>5</text:p>
          </table:table-cell>
          <table:table-cell table:formula="of:=IF(MOD([.N31]+[.R31];2)=1;&quot;Luang&quot;;&quot;-&quot;)" office:value-type="string" office:string-value="Luang" calcext:value-type="string">
            <text:p>Luang</text:p>
          </table:table-cell>
          <table:table-cell table:formula="of:=IF(MOD([.N31]+[.R31];2)=1;1;0)" office:value-type="float" office:value="1" calcext:value-type="float">
            <text:p>1</text:p>
          </table:table-cell>
          <table:table-cell table:formula="of:=IF(MOD([.N31]+[.R31];2)=1;&quot;Pepet&quot;;&quot;Menga&quot;)" office:value-type="string" office:string-value="Pepet" calcext:value-type="string">
            <text:p>Pepet</text:p>
          </table:table-cell>
          <table:table-cell table:formula="of:=IF(MOD([.N31]+[.R31];2)=1;4;5)" office:value-type="float" office:value="4" calcext:value-type="float">
            <text:p>4</text:p>
          </table:table-cell>
          <table:table-cell table:formula="of:=COM.MICROSOFT.IFS(MOD([.A31];3)=0;&quot;Pasah&quot;;MOD([.A31];3)=1;&quot;Beteng&quot;;MOD([.A31];3)=2;&quot;Kajeng&quot;)" office:value-type="string" office:string-value="Kajeng" calcext:value-type="string">
            <text:p>Kajeng</text:p>
          </table:table-cell>
          <table:table-cell table:formula="of:=COM.MICROSOFT.IFS(MOD([.A31];3)=0;9;MOD([.A31];3)=1;4;MOD([.A31];3)=2;7)" office:value-type="float" office:value="7" calcext:value-type="float">
            <text:p>7</text:p>
          </table:table-cell>
          <table:table-cell table:formula="of:=COM.MICROSOFT.IFS(MOD([.A31];4)=0;&quot;Sri&quot;;MOD([.A31];4)=1;&quot;Laba&quot;;MOD([.A31];4)=2;&quot;Jaya&quot;;MOD([.A31];4)=3;&quot;Menala&quot;)" office:value-type="string" office:string-value="Laba" calcext:value-type="string">
            <text:p>Laba</text:p>
          </table:table-cell>
          <table:table-cell table:formula="of:=COM.MICROSOFT.IFS(MOD([.A31];4)=0;6;MOD([.A31];4)=1;5;MOD([.A31];4)=2;1;MOD([.A31];4)=3;8)" office:value-type="float" office:value="5" calcext:value-type="float">
            <text:p>5</text:p>
          </table:table-cell>
          <table:table-cell table:formula="of:=COM.MICROSOFT.IFS(MOD([.A31];5)=0;&quot;Pahing&quot;;MOD([.A31];5)=1;&quot;Pon&quot;;MOD([.A31];5)=2;&quot;Wage&quot;;MOD([.A31];5)=3;&quot;Kliwon&quot;;MOD([.A31];5)=4;&quot;Umanis&quot;)" office:value-type="string" office:string-value="Umanis" calcext:value-type="string">
            <text:p>Umanis</text:p>
          </table:table-cell>
          <table:table-cell table:formula="of:=COM.MICROSOFT.IFS(MOD([.A31];5)=0;9;MOD([.A31];5)=1;7;MOD([.A31];5)=2;4;MOD([.A31];5)=3;8;MOD([.A31];5)=4;5)" office:value-type="float" office:value="5" calcext:value-type="float">
            <text:p>5</text:p>
          </table:table-cell>
          <table:table-cell table:formula="of:=COM.MICROSOFT.IFS(MOD([.A31];6)=0;&quot;Tungleh&quot;;MOD([.A31];6)=1;&quot;Aryang&quot;;MOD([.A31];6)=2;&quot;Urukung&quot;;MOD([.A31];6)=3;&quot;Paniron&quot;;MOD([.A31];6)=4;&quot;Was&quot;;MOD([.A31];6)=5;&quot;Maulu&quot;)" office:value-type="string" office:string-value="Maulu" calcext:value-type="string">
            <text:p>Maulu</text:p>
          </table:table-cell>
          <table:table-cell table:formula="of:=COM.MICROSOFT.IFS(MOD([.A31];6)=0;7;MOD([.A31];6)=1;6;MOD([.A31];6)=2;5;MOD([.A31];6)=3;8;MOD([.A31];6)=4;9;MOD([.A31];6)=5;3)" office:value-type="float" office:value="3" calcext:value-type="float">
            <text:p>3</text:p>
          </table:table-cell>
          <table:table-cell table:formula="of:=COM.MICROSOFT.IFS(MOD([.A31];7)=0;&quot;Redite&quot;;MOD([.A31];7)=1;&quot;Soma&quot;;MOD([.A31];7)=2;&quot;Anggara&quot;;MOD([.A31];7)=3;&quot;Budha&quot;;MOD([.A31];7)=4;&quot;Wraspati&quot;;MOD([.A31];7)=5;&quot;Sukra&quot;;MOD([.A31];7);&quot;Saniscara&quot;)" office:value-type="string" office:string-value="Soma" calcext:value-type="string">
            <text:p>Soma</text:p>
          </table:table-cell>
          <table:table-cell table:formula="of:=COM.MICROSOFT.IFS(MOD([.A31];7)=0;5;MOD([.A31];7)=1;4;MOD([.A31];7)=2;3;MOD([.A31];7)=3;7;MOD([.A31];7)=4;8;MOD([.A31];7)=5;6;MOD([.A31];7);9)" office:value-type="float" office:value="4" calcext:value-type="float">
            <text:p>4</text:p>
          </table:table-cell>
          <table:table-cell table:formula="of:=COM.MICROSOFT.IFS(MOD([.A31];8)=0;&quot;Sri&quot;;MOD([.A31];8)=1;&quot;Indra&quot;;MOD([.A31];8)=2;&quot;Guru&quot;;MOD([.A31];8)=3;&quot;Yama&quot;;MOD([.A31];8)=4;&quot;Ludra&quot;;MOD([.A31];8)=5;&quot;Brahma&quot;;MOD([.A31];8)=6;&quot;Kala&quot;;MOD([.A31];8)=7;&quot;Uma&quot;)" office:value-type="string" office:string-value="Brahma" calcext:value-type="string">
            <text:p>Brahma</text:p>
          </table:table-cell>
          <table:table-cell table:formula="of:=COM.MICROSOFT.IFS(MOD([.A31];8)=0;6;MOD([.A31];8)=1;5;MOD([.A31];8)=2;8;MOD([.A31];8)=3;9;MOD([.A31];8)=4;3;MOD([.A31];8)=5;7;MOD([.A31];8)=6;1;MOD([.A31];8)=7;4)" office:value-type="float" office:value="7" calcext:value-type="float">
            <text:p>7</text:p>
          </table:table-cell>
          <table:table-cell table:formula="of:=COM.MICROSOFT.IFS(MOD([.A31]-3;9)=0;&quot;Dangu&quot;;MOD([.A31]-3;9)=1;&quot;Jangur&quot;;MOD([.A31]-3;9)=2;&quot;Gigis&quot;;MOD([.A31]-3;9)=3;&quot;Nohan&quot;;MOD([.A31]-3;9)=4;&quot;Ogan&quot;;MOD([.A31]-3;9)=5;&quot;Erengan&quot;;MOD([.A31]-3;9)=6;&quot;Urungan&quot;;MOD([.A31]-3;9)=7;&quot;Tulus&quot;;MOD([.A31]-3;9)=8;&quot;Dadi&quot;)" office:value-type="string" office:string-value="Dadi" calcext:value-type="string">
            <text:p>Dadi</text:p>
          </table:table-cell>
          <table:table-cell table:formula="of:=COM.MICROSOFT.IFS(MOD([.A31]-3;9)=0;5;MOD([.A31]-3;9)=1;8;MOD([.A31]-3;9)=2;9;MOD([.A31]-3;9)=3;3;MOD([.A31]-3;9)=4;7;MOD([.A31]-3;9)=5;1;MOD([.A31]-3;9)=6;4;MOD([.A31]-3;9)=7;6;MOD([.A31]-3;9)=8;8)" office:value-type="float" office:value="8" calcext:value-type="float">
            <text:p>8</text:p>
          </table:table-cell>
          <table:table-cell table:formula="of:=COM.MICROSOFT.IFS(MOD(MOD([.N31]+[.R31];10);10)=0;&quot;Pandita&quot;;MOD(MOD([.N31]+[.R31];10);10)=1;&quot;Pati&quot;;MOD(MOD([.N31]+[.R31];10);10)=2;&quot;Suka&quot;;MOD(MOD([.N31]+[.R31];10);10)=3;&quot;Duka&quot;;MOD(MOD([.N31]+[.R31];10);10)=4;&quot;Sri&quot;;MOD(MOD([.N31]+[.R31];10);10)=5;&quot;Manuh&quot;;MOD(MOD([.N31]+[.R31];10);10)=6;&quot;Manusa&quot;;MOD(MOD([.N31]+[.R31];10);10)=7;&quot;Raja&quot;;MOD(MOD([.N31]+[.R31];10);10)=8;&quot;Dewa&quot;;MOD(MOD([.N31]+[.R31];10);10)=9;&quot;Raksasa&quot;)" office:value-type="string" office:string-value="Raksasa" calcext:value-type="string">
            <text:p>Raksasa</text:p>
          </table:table-cell>
          <table:table-cell table:formula="of:=COM.MICROSOFT.IFS(MOD(MOD([.N31]+[.R31];10);10)=0;5;MOD(MOD([.N31]+[.R31];10);10)=1;7;MOD(MOD([.N31]+[.R31];10);10)=2;10;MOD(MOD([.N31]+[.R31];10);10)=3;4;MOD(MOD([.N31]+[.R31];10);10)=4;6;MOD(MOD([.N31]+[.R31];10);10)=5;2;MOD(MOD([.N31]+[.R31];10);10)=6;3;MOD(MOD([.N31]+[.R31];10);10)=7;8;MOD(MOD([.N31]+[.R31];10);10)=8;9;MOD(MOD([.N31]+[.R31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2]-MOD([.A32];7))/7" office:value-type="float" office:value="4" calcext:value-type="float">
            <text:p>4</text:p>
          </table:table-cell>
          <table:table-cell office:value-type="string" calcext:value-type="string">
            <text:p>Tolu</text:p>
          </table:table-cell>
          <table:table-cell office:value-type="float" office:value="5" calcext:value-type="float">
            <text:p>5</text:p>
          </table:table-cell>
          <table:table-cell table:formula="of:=IF(MOD([.N32]+[.R32];2)=1;&quot;Luang&quot;;&quot;-&quot;)" office:value-type="string" office:string-value="-" calcext:value-type="string">
            <text:p>-</text:p>
          </table:table-cell>
          <table:table-cell table:formula="of:=IF(MOD([.N32]+[.R32];2)=1;1;0)" office:value-type="float" office:value="0" calcext:value-type="float">
            <text:p>0</text:p>
          </table:table-cell>
          <table:table-cell table:formula="of:=IF(MOD([.N32]+[.R32];2)=1;&quot;Pepet&quot;;&quot;Menga&quot;)" office:value-type="string" office:string-value="Menga" calcext:value-type="string">
            <text:p>Menga</text:p>
          </table:table-cell>
          <table:table-cell table:formula="of:=IF(MOD([.N32]+[.R32];2)=1;4;5)" office:value-type="float" office:value="5" calcext:value-type="float">
            <text:p>5</text:p>
          </table:table-cell>
          <table:table-cell table:formula="of:=COM.MICROSOFT.IFS(MOD([.A32];3)=0;&quot;Pasah&quot;;MOD([.A32];3)=1;&quot;Beteng&quot;;MOD([.A32];3)=2;&quot;Kajeng&quot;)" office:value-type="string" office:string-value="Pasah" calcext:value-type="string">
            <text:p>Pasah</text:p>
          </table:table-cell>
          <table:table-cell table:formula="of:=COM.MICROSOFT.IFS(MOD([.A32];3)=0;9;MOD([.A32];3)=1;4;MOD([.A32];3)=2;7)" office:value-type="float" office:value="9" calcext:value-type="float">
            <text:p>9</text:p>
          </table:table-cell>
          <table:table-cell table:formula="of:=COM.MICROSOFT.IFS(MOD([.A32];4)=0;&quot;Sri&quot;;MOD([.A32];4)=1;&quot;Laba&quot;;MOD([.A32];4)=2;&quot;Jaya&quot;;MOD([.A32];4)=3;&quot;Menala&quot;)" office:value-type="string" office:string-value="Jaya" calcext:value-type="string">
            <text:p>Jaya</text:p>
          </table:table-cell>
          <table:table-cell table:formula="of:=COM.MICROSOFT.IFS(MOD([.A32];4)=0;6;MOD([.A32];4)=1;5;MOD([.A32];4)=2;1;MOD([.A32];4)=3;8)" office:value-type="float" office:value="1" calcext:value-type="float">
            <text:p>1</text:p>
          </table:table-cell>
          <table:table-cell table:formula="of:=COM.MICROSOFT.IFS(MOD([.A32];5)=0;&quot;Pahing&quot;;MOD([.A32];5)=1;&quot;Pon&quot;;MOD([.A32];5)=2;&quot;Wage&quot;;MOD([.A32];5)=3;&quot;Kliwon&quot;;MOD([.A32];5)=4;&quot;Umanis&quot;)" office:value-type="string" office:string-value="Pahing" calcext:value-type="string">
            <text:p>Pahing</text:p>
          </table:table-cell>
          <table:table-cell table:formula="of:=COM.MICROSOFT.IFS(MOD([.A32];5)=0;9;MOD([.A32];5)=1;7;MOD([.A32];5)=2;4;MOD([.A32];5)=3;8;MOD([.A32];5)=4;5)" office:value-type="float" office:value="9" calcext:value-type="float">
            <text:p>9</text:p>
          </table:table-cell>
          <table:table-cell table:formula="of:=COM.MICROSOFT.IFS(MOD([.A32];6)=0;&quot;Tungleh&quot;;MOD([.A32];6)=1;&quot;Aryang&quot;;MOD([.A32];6)=2;&quot;Urukung&quot;;MOD([.A32];6)=3;&quot;Paniron&quot;;MOD([.A32];6)=4;&quot;Was&quot;;MOD([.A32];6)=5;&quot;Maulu&quot;)" office:value-type="string" office:string-value="Tungleh" calcext:value-type="string">
            <text:p>Tungleh</text:p>
          </table:table-cell>
          <table:table-cell table:formula="of:=COM.MICROSOFT.IFS(MOD([.A32];6)=0;7;MOD([.A32];6)=1;6;MOD([.A32];6)=2;5;MOD([.A32];6)=3;8;MOD([.A32];6)=4;9;MOD([.A32];6)=5;3)" office:value-type="float" office:value="7" calcext:value-type="float">
            <text:p>7</text:p>
          </table:table-cell>
          <table:table-cell table:formula="of:=COM.MICROSOFT.IFS(MOD([.A32];7)=0;&quot;Redite&quot;;MOD([.A32];7)=1;&quot;Soma&quot;;MOD([.A32];7)=2;&quot;Anggara&quot;;MOD([.A32];7)=3;&quot;Budha&quot;;MOD([.A32];7)=4;&quot;Wraspati&quot;;MOD([.A32];7)=5;&quot;Sukra&quot;;MOD([.A32];7);&quot;Saniscara&quot;)" office:value-type="string" office:string-value="Anggara" calcext:value-type="string">
            <text:p>Anggara</text:p>
          </table:table-cell>
          <table:table-cell table:formula="of:=COM.MICROSOFT.IFS(MOD([.A32];7)=0;5;MOD([.A32];7)=1;4;MOD([.A32];7)=2;3;MOD([.A32];7)=3;7;MOD([.A32];7)=4;8;MOD([.A32];7)=5;6;MOD([.A32];7);9)" office:value-type="float" office:value="3" calcext:value-type="float">
            <text:p>3</text:p>
          </table:table-cell>
          <table:table-cell table:formula="of:=COM.MICROSOFT.IFS(MOD([.A32];8)=0;&quot;Sri&quot;;MOD([.A32];8)=1;&quot;Indra&quot;;MOD([.A32];8)=2;&quot;Guru&quot;;MOD([.A32];8)=3;&quot;Yama&quot;;MOD([.A32];8)=4;&quot;Ludra&quot;;MOD([.A32];8)=5;&quot;Brahma&quot;;MOD([.A32];8)=6;&quot;Kala&quot;;MOD([.A32];8)=7;&quot;Uma&quot;)" office:value-type="string" office:string-value="Kala" calcext:value-type="string">
            <text:p>Kala</text:p>
          </table:table-cell>
          <table:table-cell table:formula="of:=COM.MICROSOFT.IFS(MOD([.A32];8)=0;6;MOD([.A32];8)=1;5;MOD([.A32];8)=2;8;MOD([.A32];8)=3;9;MOD([.A32];8)=4;3;MOD([.A32];8)=5;7;MOD([.A32];8)=6;1;MOD([.A32];8)=7;4)" office:value-type="float" office:value="1" calcext:value-type="float">
            <text:p>1</text:p>
          </table:table-cell>
          <table:table-cell table:formula="of:=COM.MICROSOFT.IFS(MOD([.A32]-3;9)=0;&quot;Dangu&quot;;MOD([.A32]-3;9)=1;&quot;Jangur&quot;;MOD([.A32]-3;9)=2;&quot;Gigis&quot;;MOD([.A32]-3;9)=3;&quot;Nohan&quot;;MOD([.A32]-3;9)=4;&quot;Ogan&quot;;MOD([.A32]-3;9)=5;&quot;Erengan&quot;;MOD([.A32]-3;9)=6;&quot;Urungan&quot;;MOD([.A32]-3;9)=7;&quot;Tulus&quot;;MOD([.A32]-3;9)=8;&quot;Dadi&quot;)" office:value-type="string" office:string-value="Dangu" calcext:value-type="string">
            <text:p>Dangu</text:p>
          </table:table-cell>
          <table:table-cell table:formula="of:=COM.MICROSOFT.IFS(MOD([.A32]-3;9)=0;5;MOD([.A32]-3;9)=1;8;MOD([.A32]-3;9)=2;9;MOD([.A32]-3;9)=3;3;MOD([.A32]-3;9)=4;7;MOD([.A32]-3;9)=5;1;MOD([.A32]-3;9)=6;4;MOD([.A32]-3;9)=7;6;MOD([.A32]-3;9)=8;8)" office:value-type="float" office:value="5" calcext:value-type="float">
            <text:p>5</text:p>
          </table:table-cell>
          <table:table-cell table:formula="of:=COM.MICROSOFT.IFS(MOD(MOD([.N32]+[.R32];10);10)=0;&quot;Pandita&quot;;MOD(MOD([.N32]+[.R32];10);10)=1;&quot;Pati&quot;;MOD(MOD([.N32]+[.R32];10);10)=2;&quot;Suka&quot;;MOD(MOD([.N32]+[.R32];10);10)=3;&quot;Duka&quot;;MOD(MOD([.N32]+[.R32];10);10)=4;&quot;Sri&quot;;MOD(MOD([.N32]+[.R32];10);10)=5;&quot;Manuh&quot;;MOD(MOD([.N32]+[.R32];10);10)=6;&quot;Manusa&quot;;MOD(MOD([.N32]+[.R32];10);10)=7;&quot;Raja&quot;;MOD(MOD([.N32]+[.R32];10);10)=8;&quot;Dewa&quot;;MOD(MOD([.N32]+[.R32];10);10)=9;&quot;Raksasa&quot;)" office:value-type="string" office:string-value="Suka" calcext:value-type="string">
            <text:p>Suka</text:p>
          </table:table-cell>
          <table:table-cell table:formula="of:=COM.MICROSOFT.IFS(MOD(MOD([.N32]+[.R32];10);10)=0;5;MOD(MOD([.N32]+[.R32];10);10)=1;7;MOD(MOD([.N32]+[.R32];10);10)=2;10;MOD(MOD([.N32]+[.R32];10);10)=3;4;MOD(MOD([.N32]+[.R32];10);10)=4;6;MOD(MOD([.N32]+[.R32];10);10)=5;2;MOD(MOD([.N32]+[.R32];10);10)=6;3;MOD(MOD([.N32]+[.R32];10);10)=7;8;MOD(MOD([.N32]+[.R32];10);10)=8;9;MOD(MOD([.N32]+[.R32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3]-MOD([.A33];7))/7" office:value-type="float" office:value="4" calcext:value-type="float">
            <text:p>4</text:p>
          </table:table-cell>
          <table:table-cell office:value-type="string" calcext:value-type="string">
            <text:p>Tolu</text:p>
          </table:table-cell>
          <table:table-cell office:value-type="float" office:value="5" calcext:value-type="float">
            <text:p>5</text:p>
          </table:table-cell>
          <table:table-cell table:formula="of:=IF(MOD([.N33]+[.R33];2)=1;&quot;Luang&quot;;&quot;-&quot;)" office:value-type="string" office:string-value="-" calcext:value-type="string">
            <text:p>-</text:p>
          </table:table-cell>
          <table:table-cell table:formula="of:=IF(MOD([.N33]+[.R33];2)=1;1;0)" office:value-type="float" office:value="0" calcext:value-type="float">
            <text:p>0</text:p>
          </table:table-cell>
          <table:table-cell table:formula="of:=IF(MOD([.N33]+[.R33];2)=1;&quot;Pepet&quot;;&quot;Menga&quot;)" office:value-type="string" office:string-value="Menga" calcext:value-type="string">
            <text:p>Menga</text:p>
          </table:table-cell>
          <table:table-cell table:formula="of:=IF(MOD([.N33]+[.R33];2)=1;4;5)" office:value-type="float" office:value="5" calcext:value-type="float">
            <text:p>5</text:p>
          </table:table-cell>
          <table:table-cell table:formula="of:=COM.MICROSOFT.IFS(MOD([.A33];3)=0;&quot;Pasah&quot;;MOD([.A33];3)=1;&quot;Beteng&quot;;MOD([.A33];3)=2;&quot;Kajeng&quot;)" office:value-type="string" office:string-value="Beteng" calcext:value-type="string">
            <text:p>Beteng</text:p>
          </table:table-cell>
          <table:table-cell table:formula="of:=COM.MICROSOFT.IFS(MOD([.A33];3)=0;9;MOD([.A33];3)=1;4;MOD([.A33];3)=2;7)" office:value-type="float" office:value="4" calcext:value-type="float">
            <text:p>4</text:p>
          </table:table-cell>
          <table:table-cell table:formula="of:=COM.MICROSOFT.IFS(MOD([.A33];4)=0;&quot;Sri&quot;;MOD([.A33];4)=1;&quot;Laba&quot;;MOD([.A33];4)=2;&quot;Jaya&quot;;MOD([.A33];4)=3;&quot;Menala&quot;)" office:value-type="string" office:string-value="Menala" calcext:value-type="string">
            <text:p>Menala</text:p>
          </table:table-cell>
          <table:table-cell table:formula="of:=COM.MICROSOFT.IFS(MOD([.A33];4)=0;6;MOD([.A33];4)=1;5;MOD([.A33];4)=2;1;MOD([.A33];4)=3;8)" office:value-type="float" office:value="8" calcext:value-type="float">
            <text:p>8</text:p>
          </table:table-cell>
          <table:table-cell table:formula="of:=COM.MICROSOFT.IFS(MOD([.A33];5)=0;&quot;Pahing&quot;;MOD([.A33];5)=1;&quot;Pon&quot;;MOD([.A33];5)=2;&quot;Wage&quot;;MOD([.A33];5)=3;&quot;Kliwon&quot;;MOD([.A33];5)=4;&quot;Umanis&quot;)" office:value-type="string" office:string-value="Pon" calcext:value-type="string">
            <text:p>Pon</text:p>
          </table:table-cell>
          <table:table-cell table:formula="of:=COM.MICROSOFT.IFS(MOD([.A33];5)=0;9;MOD([.A33];5)=1;7;MOD([.A33];5)=2;4;MOD([.A33];5)=3;8;MOD([.A33];5)=4;5)" office:value-type="float" office:value="7" calcext:value-type="float">
            <text:p>7</text:p>
          </table:table-cell>
          <table:table-cell table:formula="of:=COM.MICROSOFT.IFS(MOD([.A33];6)=0;&quot;Tungleh&quot;;MOD([.A33];6)=1;&quot;Aryang&quot;;MOD([.A33];6)=2;&quot;Urukung&quot;;MOD([.A33];6)=3;&quot;Paniron&quot;;MOD([.A33];6)=4;&quot;Was&quot;;MOD([.A33];6)=5;&quot;Maulu&quot;)" office:value-type="string" office:string-value="Aryang" calcext:value-type="string">
            <text:p>Aryang</text:p>
          </table:table-cell>
          <table:table-cell table:formula="of:=COM.MICROSOFT.IFS(MOD([.A33];6)=0;7;MOD([.A33];6)=1;6;MOD([.A33];6)=2;5;MOD([.A33];6)=3;8;MOD([.A33];6)=4;9;MOD([.A33];6)=5;3)" office:value-type="float" office:value="6" calcext:value-type="float">
            <text:p>6</text:p>
          </table:table-cell>
          <table:table-cell table:formula="of:=COM.MICROSOFT.IFS(MOD([.A33];7)=0;&quot;Redite&quot;;MOD([.A33];7)=1;&quot;Soma&quot;;MOD([.A33];7)=2;&quot;Anggara&quot;;MOD([.A33];7)=3;&quot;Budha&quot;;MOD([.A33];7)=4;&quot;Wraspati&quot;;MOD([.A33];7)=5;&quot;Sukra&quot;;MOD([.A33];7);&quot;Saniscara&quot;)" office:value-type="string" office:string-value="Budha" calcext:value-type="string">
            <text:p>Budha</text:p>
          </table:table-cell>
          <table:table-cell table:formula="of:=COM.MICROSOFT.IFS(MOD([.A33];7)=0;5;MOD([.A33];7)=1;4;MOD([.A33];7)=2;3;MOD([.A33];7)=3;7;MOD([.A33];7)=4;8;MOD([.A33];7)=5;6;MOD([.A33];7);9)" office:value-type="float" office:value="7" calcext:value-type="float">
            <text:p>7</text:p>
          </table:table-cell>
          <table:table-cell table:formula="of:=COM.MICROSOFT.IFS(MOD([.A33];8)=0;&quot;Sri&quot;;MOD([.A33];8)=1;&quot;Indra&quot;;MOD([.A33];8)=2;&quot;Guru&quot;;MOD([.A33];8)=3;&quot;Yama&quot;;MOD([.A33];8)=4;&quot;Ludra&quot;;MOD([.A33];8)=5;&quot;Brahma&quot;;MOD([.A33];8)=6;&quot;Kala&quot;;MOD([.A33];8)=7;&quot;Uma&quot;)" office:value-type="string" office:string-value="Uma" calcext:value-type="string">
            <text:p>Uma</text:p>
          </table:table-cell>
          <table:table-cell table:formula="of:=COM.MICROSOFT.IFS(MOD([.A33];8)=0;6;MOD([.A33];8)=1;5;MOD([.A33];8)=2;8;MOD([.A33];8)=3;9;MOD([.A33];8)=4;3;MOD([.A33];8)=5;7;MOD([.A33];8)=6;1;MOD([.A33];8)=7;4)" office:value-type="float" office:value="4" calcext:value-type="float">
            <text:p>4</text:p>
          </table:table-cell>
          <table:table-cell table:formula="of:=COM.MICROSOFT.IFS(MOD([.A33]-3;9)=0;&quot;Dangu&quot;;MOD([.A33]-3;9)=1;&quot;Jangur&quot;;MOD([.A33]-3;9)=2;&quot;Gigis&quot;;MOD([.A33]-3;9)=3;&quot;Nohan&quot;;MOD([.A33]-3;9)=4;&quot;Ogan&quot;;MOD([.A33]-3;9)=5;&quot;Erengan&quot;;MOD([.A33]-3;9)=6;&quot;Urungan&quot;;MOD([.A33]-3;9)=7;&quot;Tulus&quot;;MOD([.A33]-3;9)=8;&quot;Dadi&quot;)" office:value-type="string" office:string-value="Jangur" calcext:value-type="string">
            <text:p>Jangur</text:p>
          </table:table-cell>
          <table:table-cell table:formula="of:=COM.MICROSOFT.IFS(MOD([.A33]-3;9)=0;5;MOD([.A33]-3;9)=1;8;MOD([.A33]-3;9)=2;9;MOD([.A33]-3;9)=3;3;MOD([.A33]-3;9)=4;7;MOD([.A33]-3;9)=5;1;MOD([.A33]-3;9)=6;4;MOD([.A33]-3;9)=7;6;MOD([.A33]-3;9)=8;8)" office:value-type="float" office:value="8" calcext:value-type="float">
            <text:p>8</text:p>
          </table:table-cell>
          <table:table-cell table:formula="of:=COM.MICROSOFT.IFS(MOD(MOD([.N33]+[.R33];10);10)=0;&quot;Pandita&quot;;MOD(MOD([.N33]+[.R33];10);10)=1;&quot;Pati&quot;;MOD(MOD([.N33]+[.R33];10);10)=2;&quot;Suka&quot;;MOD(MOD([.N33]+[.R33];10);10)=3;&quot;Duka&quot;;MOD(MOD([.N33]+[.R33];10);10)=4;&quot;Sri&quot;;MOD(MOD([.N33]+[.R33];10);10)=5;&quot;Manuh&quot;;MOD(MOD([.N33]+[.R33];10);10)=6;&quot;Manusa&quot;;MOD(MOD([.N33]+[.R33];10);10)=7;&quot;Raja&quot;;MOD(MOD([.N33]+[.R33];10);10)=8;&quot;Dewa&quot;;MOD(MOD([.N33]+[.R33];10);10)=9;&quot;Raksasa&quot;)" office:value-type="string" office:string-value="Sri" calcext:value-type="string">
            <text:p>Sri</text:p>
          </table:table-cell>
          <table:table-cell table:formula="of:=COM.MICROSOFT.IFS(MOD(MOD([.N33]+[.R33];10);10)=0;5;MOD(MOD([.N33]+[.R33];10);10)=1;7;MOD(MOD([.N33]+[.R33];10);10)=2;10;MOD(MOD([.N33]+[.R33];10);10)=3;4;MOD(MOD([.N33]+[.R33];10);10)=4;6;MOD(MOD([.N33]+[.R33];10);10)=5;2;MOD(MOD([.N33]+[.R33];10);10)=6;3;MOD(MOD([.N33]+[.R33];10);10)=7;8;MOD(MOD([.N33]+[.R33];10);10)=8;9;MOD(MOD([.N33]+[.R33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34]-MOD([.A34];7))/7" office:value-type="float" office:value="4" calcext:value-type="float">
            <text:p>4</text:p>
          </table:table-cell>
          <table:table-cell office:value-type="string" calcext:value-type="string">
            <text:p>Tolu</text:p>
          </table:table-cell>
          <table:table-cell office:value-type="float" office:value="5" calcext:value-type="float">
            <text:p>5</text:p>
          </table:table-cell>
          <table:table-cell table:formula="of:=IF(MOD([.N34]+[.R34];2)=1;&quot;Luang&quot;;&quot;-&quot;)" office:value-type="string" office:string-value="-" calcext:value-type="string">
            <text:p>-</text:p>
          </table:table-cell>
          <table:table-cell table:formula="of:=IF(MOD([.N34]+[.R34];2)=1;1;0)" office:value-type="float" office:value="0" calcext:value-type="float">
            <text:p>0</text:p>
          </table:table-cell>
          <table:table-cell table:formula="of:=IF(MOD([.N34]+[.R34];2)=1;&quot;Pepet&quot;;&quot;Menga&quot;)" office:value-type="string" office:string-value="Menga" calcext:value-type="string">
            <text:p>Menga</text:p>
          </table:table-cell>
          <table:table-cell table:formula="of:=IF(MOD([.N34]+[.R34];2)=1;4;5)" office:value-type="float" office:value="5" calcext:value-type="float">
            <text:p>5</text:p>
          </table:table-cell>
          <table:table-cell table:formula="of:=COM.MICROSOFT.IFS(MOD([.A34];3)=0;&quot;Pasah&quot;;MOD([.A34];3)=1;&quot;Beteng&quot;;MOD([.A34];3)=2;&quot;Kajeng&quot;)" office:value-type="string" office:string-value="Kajeng" calcext:value-type="string">
            <text:p>Kajeng</text:p>
          </table:table-cell>
          <table:table-cell table:formula="of:=COM.MICROSOFT.IFS(MOD([.A34];3)=0;9;MOD([.A34];3)=1;4;MOD([.A34];3)=2;7)" office:value-type="float" office:value="7" calcext:value-type="float">
            <text:p>7</text:p>
          </table:table-cell>
          <table:table-cell table:formula="of:=COM.MICROSOFT.IFS(MOD([.A34];4)=0;&quot;Sri&quot;;MOD([.A34];4)=1;&quot;Laba&quot;;MOD([.A34];4)=2;&quot;Jaya&quot;;MOD([.A34];4)=3;&quot;Menala&quot;)" office:value-type="string" office:string-value="Sri" calcext:value-type="string">
            <text:p>Sri</text:p>
          </table:table-cell>
          <table:table-cell table:formula="of:=COM.MICROSOFT.IFS(MOD([.A34];4)=0;6;MOD([.A34];4)=1;5;MOD([.A34];4)=2;1;MOD([.A34];4)=3;8)" office:value-type="float" office:value="6" calcext:value-type="float">
            <text:p>6</text:p>
          </table:table-cell>
          <table:table-cell table:formula="of:=COM.MICROSOFT.IFS(MOD([.A34];5)=0;&quot;Pahing&quot;;MOD([.A34];5)=1;&quot;Pon&quot;;MOD([.A34];5)=2;&quot;Wage&quot;;MOD([.A34];5)=3;&quot;Kliwon&quot;;MOD([.A34];5)=4;&quot;Umanis&quot;)" office:value-type="string" office:string-value="Wage" calcext:value-type="string">
            <text:p>Wage</text:p>
          </table:table-cell>
          <table:table-cell table:formula="of:=COM.MICROSOFT.IFS(MOD([.A34];5)=0;9;MOD([.A34];5)=1;7;MOD([.A34];5)=2;4;MOD([.A34];5)=3;8;MOD([.A34];5)=4;5)" office:value-type="float" office:value="4" calcext:value-type="float">
            <text:p>4</text:p>
          </table:table-cell>
          <table:table-cell table:formula="of:=COM.MICROSOFT.IFS(MOD([.A34];6)=0;&quot;Tungleh&quot;;MOD([.A34];6)=1;&quot;Aryang&quot;;MOD([.A34];6)=2;&quot;Urukung&quot;;MOD([.A34];6)=3;&quot;Paniron&quot;;MOD([.A34];6)=4;&quot;Was&quot;;MOD([.A34];6)=5;&quot;Maulu&quot;)" office:value-type="string" office:string-value="Urukung" calcext:value-type="string">
            <text:p>Urukung</text:p>
          </table:table-cell>
          <table:table-cell table:formula="of:=COM.MICROSOFT.IFS(MOD([.A34];6)=0;7;MOD([.A34];6)=1;6;MOD([.A34];6)=2;5;MOD([.A34];6)=3;8;MOD([.A34];6)=4;9;MOD([.A34];6)=5;3)" office:value-type="float" office:value="5" calcext:value-type="float">
            <text:p>5</text:p>
          </table:table-cell>
          <table:table-cell table:formula="of:=COM.MICROSOFT.IFS(MOD([.A34];7)=0;&quot;Redite&quot;;MOD([.A34];7)=1;&quot;Soma&quot;;MOD([.A34];7)=2;&quot;Anggara&quot;;MOD([.A34];7)=3;&quot;Budha&quot;;MOD([.A34];7)=4;&quot;Wraspati&quot;;MOD([.A34];7)=5;&quot;Sukra&quot;;MOD([.A34];7);&quot;Saniscara&quot;)" office:value-type="string" office:string-value="Wraspati" calcext:value-type="string">
            <text:p>Wraspati</text:p>
          </table:table-cell>
          <table:table-cell table:formula="of:=COM.MICROSOFT.IFS(MOD([.A34];7)=0;5;MOD([.A34];7)=1;4;MOD([.A34];7)=2;3;MOD([.A34];7)=3;7;MOD([.A34];7)=4;8;MOD([.A34];7)=5;6;MOD([.A34];7);9)" office:value-type="float" office:value="8" calcext:value-type="float">
            <text:p>8</text:p>
          </table:table-cell>
          <table:table-cell table:formula="of:=COM.MICROSOFT.IFS(MOD([.A34];8)=0;&quot;Sri&quot;;MOD([.A34];8)=1;&quot;Indra&quot;;MOD([.A34];8)=2;&quot;Guru&quot;;MOD([.A34];8)=3;&quot;Yama&quot;;MOD([.A34];8)=4;&quot;Ludra&quot;;MOD([.A34];8)=5;&quot;Brahma&quot;;MOD([.A34];8)=6;&quot;Kala&quot;;MOD([.A34];8)=7;&quot;Uma&quot;)" office:value-type="string" office:string-value="Sri" calcext:value-type="string">
            <text:p>Sri</text:p>
          </table:table-cell>
          <table:table-cell table:formula="of:=COM.MICROSOFT.IFS(MOD([.A34];8)=0;6;MOD([.A34];8)=1;5;MOD([.A34];8)=2;8;MOD([.A34];8)=3;9;MOD([.A34];8)=4;3;MOD([.A34];8)=5;7;MOD([.A34];8)=6;1;MOD([.A34];8)=7;4)" office:value-type="float" office:value="6" calcext:value-type="float">
            <text:p>6</text:p>
          </table:table-cell>
          <table:table-cell table:formula="of:=COM.MICROSOFT.IFS(MOD([.A34]-3;9)=0;&quot;Dangu&quot;;MOD([.A34]-3;9)=1;&quot;Jangur&quot;;MOD([.A34]-3;9)=2;&quot;Gigis&quot;;MOD([.A34]-3;9)=3;&quot;Nohan&quot;;MOD([.A34]-3;9)=4;&quot;Ogan&quot;;MOD([.A34]-3;9)=5;&quot;Erengan&quot;;MOD([.A34]-3;9)=6;&quot;Urungan&quot;;MOD([.A34]-3;9)=7;&quot;Tulus&quot;;MOD([.A34]-3;9)=8;&quot;Dadi&quot;)" office:value-type="string" office:string-value="Gigis" calcext:value-type="string">
            <text:p>Gigis</text:p>
          </table:table-cell>
          <table:table-cell table:formula="of:=COM.MICROSOFT.IFS(MOD([.A34]-3;9)=0;5;MOD([.A34]-3;9)=1;8;MOD([.A34]-3;9)=2;9;MOD([.A34]-3;9)=3;3;MOD([.A34]-3;9)=4;7;MOD([.A34]-3;9)=5;1;MOD([.A34]-3;9)=6;4;MOD([.A34]-3;9)=7;6;MOD([.A34]-3;9)=8;8)" office:value-type="float" office:value="9" calcext:value-type="float">
            <text:p>9</text:p>
          </table:table-cell>
          <table:table-cell table:formula="of:=COM.MICROSOFT.IFS(MOD(MOD([.N34]+[.R34];10);10)=0;&quot;Pandita&quot;;MOD(MOD([.N34]+[.R34];10);10)=1;&quot;Pati&quot;;MOD(MOD([.N34]+[.R34];10);10)=2;&quot;Suka&quot;;MOD(MOD([.N34]+[.R34];10);10)=3;&quot;Duka&quot;;MOD(MOD([.N34]+[.R34];10);10)=4;&quot;Sri&quot;;MOD(MOD([.N34]+[.R34];10);10)=5;&quot;Manuh&quot;;MOD(MOD([.N34]+[.R34];10);10)=6;&quot;Manusa&quot;;MOD(MOD([.N34]+[.R34];10);10)=7;&quot;Raja&quot;;MOD(MOD([.N34]+[.R34];10);10)=8;&quot;Dewa&quot;;MOD(MOD([.N34]+[.R34];10);10)=9;&quot;Raksasa&quot;)" office:value-type="string" office:string-value="Suka" calcext:value-type="string">
            <text:p>Suka</text:p>
          </table:table-cell>
          <table:table-cell table:formula="of:=COM.MICROSOFT.IFS(MOD(MOD([.N34]+[.R34];10);10)=0;5;MOD(MOD([.N34]+[.R34];10);10)=1;7;MOD(MOD([.N34]+[.R34];10);10)=2;10;MOD(MOD([.N34]+[.R34];10);10)=3;4;MOD(MOD([.N34]+[.R34];10);10)=4;6;MOD(MOD([.N34]+[.R34];10);10)=5;2;MOD(MOD([.N34]+[.R34];10);10)=6;3;MOD(MOD([.N34]+[.R34];10);10)=7;8;MOD(MOD([.N34]+[.R34];10);10)=8;9;MOD(MOD([.N34]+[.R34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35]-MOD([.A35];7))/7" office:value-type="float" office:value="4" calcext:value-type="float">
            <text:p>4</text:p>
          </table:table-cell>
          <table:table-cell office:value-type="string" calcext:value-type="string">
            <text:p>Tolu</text:p>
          </table:table-cell>
          <table:table-cell office:value-type="float" office:value="5" calcext:value-type="float">
            <text:p>5</text:p>
          </table:table-cell>
          <table:table-cell table:formula="of:=IF(MOD([.N35]+[.R35];2)=1;&quot;Luang&quot;;&quot;-&quot;)" office:value-type="string" office:string-value="-" calcext:value-type="string">
            <text:p>-</text:p>
          </table:table-cell>
          <table:table-cell table:formula="of:=IF(MOD([.N35]+[.R35];2)=1;1;0)" office:value-type="float" office:value="0" calcext:value-type="float">
            <text:p>0</text:p>
          </table:table-cell>
          <table:table-cell table:formula="of:=IF(MOD([.N35]+[.R35];2)=1;&quot;Pepet&quot;;&quot;Menga&quot;)" office:value-type="string" office:string-value="Menga" calcext:value-type="string">
            <text:p>Menga</text:p>
          </table:table-cell>
          <table:table-cell table:formula="of:=IF(MOD([.N35]+[.R35];2)=1;4;5)" office:value-type="float" office:value="5" calcext:value-type="float">
            <text:p>5</text:p>
          </table:table-cell>
          <table:table-cell table:formula="of:=COM.MICROSOFT.IFS(MOD([.A35];3)=0;&quot;Pasah&quot;;MOD([.A35];3)=1;&quot;Beteng&quot;;MOD([.A35];3)=2;&quot;Kajeng&quot;)" office:value-type="string" office:string-value="Pasah" calcext:value-type="string">
            <text:p>Pasah</text:p>
          </table:table-cell>
          <table:table-cell table:formula="of:=COM.MICROSOFT.IFS(MOD([.A35];3)=0;9;MOD([.A35];3)=1;4;MOD([.A35];3)=2;7)" office:value-type="float" office:value="9" calcext:value-type="float">
            <text:p>9</text:p>
          </table:table-cell>
          <table:table-cell table:formula="of:=COM.MICROSOFT.IFS(MOD([.A35];4)=0;&quot;Sri&quot;;MOD([.A35];4)=1;&quot;Laba&quot;;MOD([.A35];4)=2;&quot;Jaya&quot;;MOD([.A35];4)=3;&quot;Menala&quot;)" office:value-type="string" office:string-value="Laba" calcext:value-type="string">
            <text:p>Laba</text:p>
          </table:table-cell>
          <table:table-cell table:formula="of:=COM.MICROSOFT.IFS(MOD([.A35];4)=0;6;MOD([.A35];4)=1;5;MOD([.A35];4)=2;1;MOD([.A35];4)=3;8)" office:value-type="float" office:value="5" calcext:value-type="float">
            <text:p>5</text:p>
          </table:table-cell>
          <table:table-cell table:formula="of:=COM.MICROSOFT.IFS(MOD([.A35];5)=0;&quot;Pahing&quot;;MOD([.A35];5)=1;&quot;Pon&quot;;MOD([.A35];5)=2;&quot;Wage&quot;;MOD([.A35];5)=3;&quot;Kliwon&quot;;MOD([.A35];5)=4;&quot;Umanis&quot;)" office:value-type="string" office:string-value="Kliwon" calcext:value-type="string">
            <text:p>Kliwon</text:p>
          </table:table-cell>
          <table:table-cell table:formula="of:=COM.MICROSOFT.IFS(MOD([.A35];5)=0;9;MOD([.A35];5)=1;7;MOD([.A35];5)=2;4;MOD([.A35];5)=3;8;MOD([.A35];5)=4;5)" office:value-type="float" office:value="8" calcext:value-type="float">
            <text:p>8</text:p>
          </table:table-cell>
          <table:table-cell table:formula="of:=COM.MICROSOFT.IFS(MOD([.A35];6)=0;&quot;Tungleh&quot;;MOD([.A35];6)=1;&quot;Aryang&quot;;MOD([.A35];6)=2;&quot;Urukung&quot;;MOD([.A35];6)=3;&quot;Paniron&quot;;MOD([.A35];6)=4;&quot;Was&quot;;MOD([.A35];6)=5;&quot;Maulu&quot;)" office:value-type="string" office:string-value="Paniron" calcext:value-type="string">
            <text:p>Paniron</text:p>
          </table:table-cell>
          <table:table-cell table:formula="of:=COM.MICROSOFT.IFS(MOD([.A35];6)=0;7;MOD([.A35];6)=1;6;MOD([.A35];6)=2;5;MOD([.A35];6)=3;8;MOD([.A35];6)=4;9;MOD([.A35];6)=5;3)" office:value-type="float" office:value="8" calcext:value-type="float">
            <text:p>8</text:p>
          </table:table-cell>
          <table:table-cell table:formula="of:=COM.MICROSOFT.IFS(MOD([.A35];7)=0;&quot;Redite&quot;;MOD([.A35];7)=1;&quot;Soma&quot;;MOD([.A35];7)=2;&quot;Anggara&quot;;MOD([.A35];7)=3;&quot;Budha&quot;;MOD([.A35];7)=4;&quot;Wraspati&quot;;MOD([.A35];7)=5;&quot;Sukra&quot;;MOD([.A35];7);&quot;Saniscara&quot;)" office:value-type="string" office:string-value="Sukra" calcext:value-type="string">
            <text:p>Sukra</text:p>
          </table:table-cell>
          <table:table-cell table:formula="of:=COM.MICROSOFT.IFS(MOD([.A35];7)=0;5;MOD([.A35];7)=1;4;MOD([.A35];7)=2;3;MOD([.A35];7)=3;7;MOD([.A35];7)=4;8;MOD([.A35];7)=5;6;MOD([.A35];7);9)" office:value-type="float" office:value="6" calcext:value-type="float">
            <text:p>6</text:p>
          </table:table-cell>
          <table:table-cell table:formula="of:=COM.MICROSOFT.IFS(MOD([.A35];8)=0;&quot;Sri&quot;;MOD([.A35];8)=1;&quot;Indra&quot;;MOD([.A35];8)=2;&quot;Guru&quot;;MOD([.A35];8)=3;&quot;Yama&quot;;MOD([.A35];8)=4;&quot;Ludra&quot;;MOD([.A35];8)=5;&quot;Brahma&quot;;MOD([.A35];8)=6;&quot;Kala&quot;;MOD([.A35];8)=7;&quot;Uma&quot;)" office:value-type="string" office:string-value="Indra" calcext:value-type="string">
            <text:p>Indra</text:p>
          </table:table-cell>
          <table:table-cell table:formula="of:=COM.MICROSOFT.IFS(MOD([.A35];8)=0;6;MOD([.A35];8)=1;5;MOD([.A35];8)=2;8;MOD([.A35];8)=3;9;MOD([.A35];8)=4;3;MOD([.A35];8)=5;7;MOD([.A35];8)=6;1;MOD([.A35];8)=7;4)" office:value-type="float" office:value="5" calcext:value-type="float">
            <text:p>5</text:p>
          </table:table-cell>
          <table:table-cell table:formula="of:=COM.MICROSOFT.IFS(MOD([.A35]-3;9)=0;&quot;Dangu&quot;;MOD([.A35]-3;9)=1;&quot;Jangur&quot;;MOD([.A35]-3;9)=2;&quot;Gigis&quot;;MOD([.A35]-3;9)=3;&quot;Nohan&quot;;MOD([.A35]-3;9)=4;&quot;Ogan&quot;;MOD([.A35]-3;9)=5;&quot;Erengan&quot;;MOD([.A35]-3;9)=6;&quot;Urungan&quot;;MOD([.A35]-3;9)=7;&quot;Tulus&quot;;MOD([.A35]-3;9)=8;&quot;Dadi&quot;)" office:value-type="string" office:string-value="Nohan" calcext:value-type="string">
            <text:p>Nohan</text:p>
          </table:table-cell>
          <table:table-cell table:formula="of:=COM.MICROSOFT.IFS(MOD([.A35]-3;9)=0;5;MOD([.A35]-3;9)=1;8;MOD([.A35]-3;9)=2;9;MOD([.A35]-3;9)=3;3;MOD([.A35]-3;9)=4;7;MOD([.A35]-3;9)=5;1;MOD([.A35]-3;9)=6;4;MOD([.A35]-3;9)=7;6;MOD([.A35]-3;9)=8;8)" office:value-type="float" office:value="3" calcext:value-type="float">
            <text:p>3</text:p>
          </table:table-cell>
          <table:table-cell table:formula="of:=COM.MICROSOFT.IFS(MOD(MOD([.N35]+[.R35];10);10)=0;&quot;Pandita&quot;;MOD(MOD([.N35]+[.R35];10);10)=1;&quot;Pati&quot;;MOD(MOD([.N35]+[.R35];10);10)=2;&quot;Suka&quot;;MOD(MOD([.N35]+[.R35];10);10)=3;&quot;Duka&quot;;MOD(MOD([.N35]+[.R35];10);10)=4;&quot;Sri&quot;;MOD(MOD([.N35]+[.R35];10);10)=5;&quot;Manuh&quot;;MOD(MOD([.N35]+[.R35];10);10)=6;&quot;Manusa&quot;;MOD(MOD([.N35]+[.R35];10);10)=7;&quot;Raja&quot;;MOD(MOD([.N35]+[.R35];10);10)=8;&quot;Dewa&quot;;MOD(MOD([.N35]+[.R35];10);10)=9;&quot;Raksasa&quot;)" office:value-type="string" office:string-value="Sri" calcext:value-type="string">
            <text:p>Sri</text:p>
          </table:table-cell>
          <table:table-cell table:formula="of:=COM.MICROSOFT.IFS(MOD(MOD([.N35]+[.R35];10);10)=0;5;MOD(MOD([.N35]+[.R35];10);10)=1;7;MOD(MOD([.N35]+[.R35];10);10)=2;10;MOD(MOD([.N35]+[.R35];10);10)=3;4;MOD(MOD([.N35]+[.R35];10);10)=4;6;MOD(MOD([.N35]+[.R35];10);10)=5;2;MOD(MOD([.N35]+[.R35];10);10)=6;3;MOD(MOD([.N35]+[.R35];10);10)=7;8;MOD(MOD([.N35]+[.R35];10);10)=8;9;MOD(MOD([.N35]+[.R35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36]-MOD([.A36];7))/7" office:value-type="float" office:value="4" calcext:value-type="float">
            <text:p>4</text:p>
          </table:table-cell>
          <table:table-cell office:value-type="string" calcext:value-type="string">
            <text:p>Tolu</text:p>
          </table:table-cell>
          <table:table-cell office:value-type="float" office:value="5" calcext:value-type="float">
            <text:p>5</text:p>
          </table:table-cell>
          <table:table-cell table:formula="of:=IF(MOD([.N36]+[.R36];2)=1;&quot;Luang&quot;;&quot;-&quot;)" office:value-type="string" office:string-value="-" calcext:value-type="string">
            <text:p>-</text:p>
          </table:table-cell>
          <table:table-cell table:formula="of:=IF(MOD([.N36]+[.R36];2)=1;1;0)" office:value-type="float" office:value="0" calcext:value-type="float">
            <text:p>0</text:p>
          </table:table-cell>
          <table:table-cell table:formula="of:=IF(MOD([.N36]+[.R36];2)=1;&quot;Pepet&quot;;&quot;Menga&quot;)" office:value-type="string" office:string-value="Menga" calcext:value-type="string">
            <text:p>Menga</text:p>
          </table:table-cell>
          <table:table-cell table:formula="of:=IF(MOD([.N36]+[.R36];2)=1;4;5)" office:value-type="float" office:value="5" calcext:value-type="float">
            <text:p>5</text:p>
          </table:table-cell>
          <table:table-cell table:formula="of:=COM.MICROSOFT.IFS(MOD([.A36];3)=0;&quot;Pasah&quot;;MOD([.A36];3)=1;&quot;Beteng&quot;;MOD([.A36];3)=2;&quot;Kajeng&quot;)" office:value-type="string" office:string-value="Beteng" calcext:value-type="string">
            <text:p>Beteng</text:p>
          </table:table-cell>
          <table:table-cell table:formula="of:=COM.MICROSOFT.IFS(MOD([.A36];3)=0;9;MOD([.A36];3)=1;4;MOD([.A36];3)=2;7)" office:value-type="float" office:value="4" calcext:value-type="float">
            <text:p>4</text:p>
          </table:table-cell>
          <table:table-cell table:formula="of:=COM.MICROSOFT.IFS(MOD([.A36];4)=0;&quot;Sri&quot;;MOD([.A36];4)=1;&quot;Laba&quot;;MOD([.A36];4)=2;&quot;Jaya&quot;;MOD([.A36];4)=3;&quot;Menala&quot;)" office:value-type="string" office:string-value="Jaya" calcext:value-type="string">
            <text:p>Jaya</text:p>
          </table:table-cell>
          <table:table-cell table:formula="of:=COM.MICROSOFT.IFS(MOD([.A36];4)=0;6;MOD([.A36];4)=1;5;MOD([.A36];4)=2;1;MOD([.A36];4)=3;8)" office:value-type="float" office:value="1" calcext:value-type="float">
            <text:p>1</text:p>
          </table:table-cell>
          <table:table-cell table:formula="of:=COM.MICROSOFT.IFS(MOD([.A36];5)=0;&quot;Pahing&quot;;MOD([.A36];5)=1;&quot;Pon&quot;;MOD([.A36];5)=2;&quot;Wage&quot;;MOD([.A36];5)=3;&quot;Kliwon&quot;;MOD([.A36];5)=4;&quot;Umanis&quot;)" office:value-type="string" office:string-value="Umanis" calcext:value-type="string">
            <text:p>Umanis</text:p>
          </table:table-cell>
          <table:table-cell table:formula="of:=COM.MICROSOFT.IFS(MOD([.A36];5)=0;9;MOD([.A36];5)=1;7;MOD([.A36];5)=2;4;MOD([.A36];5)=3;8;MOD([.A36];5)=4;5)" office:value-type="float" office:value="5" calcext:value-type="float">
            <text:p>5</text:p>
          </table:table-cell>
          <table:table-cell table:formula="of:=COM.MICROSOFT.IFS(MOD([.A36];6)=0;&quot;Tungleh&quot;;MOD([.A36];6)=1;&quot;Aryang&quot;;MOD([.A36];6)=2;&quot;Urukung&quot;;MOD([.A36];6)=3;&quot;Paniron&quot;;MOD([.A36];6)=4;&quot;Was&quot;;MOD([.A36];6)=5;&quot;Maulu&quot;)" office:value-type="string" office:string-value="Was" calcext:value-type="string">
            <text:p>Was</text:p>
          </table:table-cell>
          <table:table-cell table:formula="of:=COM.MICROSOFT.IFS(MOD([.A36];6)=0;7;MOD([.A36];6)=1;6;MOD([.A36];6)=2;5;MOD([.A36];6)=3;8;MOD([.A36];6)=4;9;MOD([.A36];6)=5;3)" office:value-type="float" office:value="9" calcext:value-type="float">
            <text:p>9</text:p>
          </table:table-cell>
          <table:table-cell table:formula="of:=COM.MICROSOFT.IFS(MOD([.A36];7)=0;&quot;Redite&quot;;MOD([.A36];7)=1;&quot;Soma&quot;;MOD([.A36];7)=2;&quot;Anggara&quot;;MOD([.A36];7)=3;&quot;Budha&quot;;MOD([.A36];7)=4;&quot;Wraspati&quot;;MOD([.A36];7)=5;&quot;Sukra&quot;;MOD([.A36];7);&quot;Saniscara&quot;)" office:value-type="string" office:string-value="Saniscara" calcext:value-type="string">
            <text:p>Saniscara</text:p>
          </table:table-cell>
          <table:table-cell table:formula="of:=COM.MICROSOFT.IFS(MOD([.A36];7)=0;5;MOD([.A36];7)=1;4;MOD([.A36];7)=2;3;MOD([.A36];7)=3;7;MOD([.A36];7)=4;8;MOD([.A36];7)=5;6;MOD([.A36];7);9)" office:value-type="float" office:value="9" calcext:value-type="float">
            <text:p>9</text:p>
          </table:table-cell>
          <table:table-cell table:formula="of:=COM.MICROSOFT.IFS(MOD([.A36];8)=0;&quot;Sri&quot;;MOD([.A36];8)=1;&quot;Indra&quot;;MOD([.A36];8)=2;&quot;Guru&quot;;MOD([.A36];8)=3;&quot;Yama&quot;;MOD([.A36];8)=4;&quot;Ludra&quot;;MOD([.A36];8)=5;&quot;Brahma&quot;;MOD([.A36];8)=6;&quot;Kala&quot;;MOD([.A36];8)=7;&quot;Uma&quot;)" office:value-type="string" office:string-value="Guru" calcext:value-type="string">
            <text:p>Guru</text:p>
          </table:table-cell>
          <table:table-cell table:formula="of:=COM.MICROSOFT.IFS(MOD([.A36];8)=0;6;MOD([.A36];8)=1;5;MOD([.A36];8)=2;8;MOD([.A36];8)=3;9;MOD([.A36];8)=4;3;MOD([.A36];8)=5;7;MOD([.A36];8)=6;1;MOD([.A36];8)=7;4)" office:value-type="float" office:value="8" calcext:value-type="float">
            <text:p>8</text:p>
          </table:table-cell>
          <table:table-cell table:formula="of:=COM.MICROSOFT.IFS(MOD([.A36]-3;9)=0;&quot;Dangu&quot;;MOD([.A36]-3;9)=1;&quot;Jangur&quot;;MOD([.A36]-3;9)=2;&quot;Gigis&quot;;MOD([.A36]-3;9)=3;&quot;Nohan&quot;;MOD([.A36]-3;9)=4;&quot;Ogan&quot;;MOD([.A36]-3;9)=5;&quot;Erengan&quot;;MOD([.A36]-3;9)=6;&quot;Urungan&quot;;MOD([.A36]-3;9)=7;&quot;Tulus&quot;;MOD([.A36]-3;9)=8;&quot;Dadi&quot;)" office:value-type="string" office:string-value="Ogan" calcext:value-type="string">
            <text:p>Ogan</text:p>
          </table:table-cell>
          <table:table-cell table:formula="of:=COM.MICROSOFT.IFS(MOD([.A36]-3;9)=0;5;MOD([.A36]-3;9)=1;8;MOD([.A36]-3;9)=2;9;MOD([.A36]-3;9)=3;3;MOD([.A36]-3;9)=4;7;MOD([.A36]-3;9)=5;1;MOD([.A36]-3;9)=6;4;MOD([.A36]-3;9)=7;6;MOD([.A36]-3;9)=8;8)" office:value-type="float" office:value="7" calcext:value-type="float">
            <text:p>7</text:p>
          </table:table-cell>
          <table:table-cell table:formula="of:=COM.MICROSOFT.IFS(MOD(MOD([.N36]+[.R36];10);10)=0;&quot;Pandita&quot;;MOD(MOD([.N36]+[.R36];10);10)=1;&quot;Pati&quot;;MOD(MOD([.N36]+[.R36];10);10)=2;&quot;Suka&quot;;MOD(MOD([.N36]+[.R36];10);10)=3;&quot;Duka&quot;;MOD(MOD([.N36]+[.R36];10);10)=4;&quot;Sri&quot;;MOD(MOD([.N36]+[.R36];10);10)=5;&quot;Manuh&quot;;MOD(MOD([.N36]+[.R36];10);10)=6;&quot;Manusa&quot;;MOD(MOD([.N36]+[.R36];10);10)=7;&quot;Raja&quot;;MOD(MOD([.N36]+[.R36];10);10)=8;&quot;Dewa&quot;;MOD(MOD([.N36]+[.R36];10);10)=9;&quot;Raksasa&quot;)" office:value-type="string" office:string-value="Sri" calcext:value-type="string">
            <text:p>Sri</text:p>
          </table:table-cell>
          <table:table-cell table:formula="of:=COM.MICROSOFT.IFS(MOD(MOD([.N36]+[.R36];10);10)=0;5;MOD(MOD([.N36]+[.R36];10);10)=1;7;MOD(MOD([.N36]+[.R36];10);10)=2;10;MOD(MOD([.N36]+[.R36];10);10)=3;4;MOD(MOD([.N36]+[.R36];10);10)=4;6;MOD(MOD([.N36]+[.R36];10);10)=5;2;MOD(MOD([.N36]+[.R36];10);10)=6;3;MOD(MOD([.N36]+[.R36];10);10)=7;8;MOD(MOD([.N36]+[.R36];10);10)=8;9;MOD(MOD([.N36]+[.R36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37]-MOD([.A37];7))/7" office:value-type="float" office:value="5" calcext:value-type="float">
            <text:p>5</text:p>
          </table:table-cell>
          <table:table-cell office:value-type="string" calcext:value-type="string">
            <text:p>Gumbreg</text:p>
          </table:table-cell>
          <table:table-cell office:value-type="float" office:value="8" calcext:value-type="float">
            <text:p>8</text:p>
          </table:table-cell>
          <table:table-cell table:formula="of:=IF(MOD([.N37]+[.R37];2)=1;&quot;Luang&quot;;&quot;-&quot;)" office:value-type="string" office:string-value="-" calcext:value-type="string">
            <text:p>-</text:p>
          </table:table-cell>
          <table:table-cell table:formula="of:=IF(MOD([.N37]+[.R37];2)=1;1;0)" office:value-type="float" office:value="0" calcext:value-type="float">
            <text:p>0</text:p>
          </table:table-cell>
          <table:table-cell table:formula="of:=IF(MOD([.N37]+[.R37];2)=1;&quot;Pepet&quot;;&quot;Menga&quot;)" office:value-type="string" office:string-value="Menga" calcext:value-type="string">
            <text:p>Menga</text:p>
          </table:table-cell>
          <table:table-cell table:formula="of:=IF(MOD([.N37]+[.R37];2)=1;4;5)" office:value-type="float" office:value="5" calcext:value-type="float">
            <text:p>5</text:p>
          </table:table-cell>
          <table:table-cell table:formula="of:=COM.MICROSOFT.IFS(MOD([.A37];3)=0;&quot;Pasah&quot;;MOD([.A37];3)=1;&quot;Beteng&quot;;MOD([.A37];3)=2;&quot;Kajeng&quot;)" office:value-type="string" office:string-value="Kajeng" calcext:value-type="string">
            <text:p>Kajeng</text:p>
          </table:table-cell>
          <table:table-cell table:formula="of:=COM.MICROSOFT.IFS(MOD([.A37];3)=0;9;MOD([.A37];3)=1;4;MOD([.A37];3)=2;7)" office:value-type="float" office:value="7" calcext:value-type="float">
            <text:p>7</text:p>
          </table:table-cell>
          <table:table-cell table:formula="of:=COM.MICROSOFT.IFS(MOD([.A37];4)=0;&quot;Sri&quot;;MOD([.A37];4)=1;&quot;Laba&quot;;MOD([.A37];4)=2;&quot;Jaya&quot;;MOD([.A37];4)=3;&quot;Menala&quot;)" office:value-type="string" office:string-value="Menala" calcext:value-type="string">
            <text:p>Menala</text:p>
          </table:table-cell>
          <table:table-cell table:formula="of:=COM.MICROSOFT.IFS(MOD([.A37];4)=0;6;MOD([.A37];4)=1;5;MOD([.A37];4)=2;1;MOD([.A37];4)=3;8)" office:value-type="float" office:value="8" calcext:value-type="float">
            <text:p>8</text:p>
          </table:table-cell>
          <table:table-cell table:formula="of:=COM.MICROSOFT.IFS(MOD([.A37];5)=0;&quot;Pahing&quot;;MOD([.A37];5)=1;&quot;Pon&quot;;MOD([.A37];5)=2;&quot;Wage&quot;;MOD([.A37];5)=3;&quot;Kliwon&quot;;MOD([.A37];5)=4;&quot;Umanis&quot;)" office:value-type="string" office:string-value="Pahing" calcext:value-type="string">
            <text:p>Pahing</text:p>
          </table:table-cell>
          <table:table-cell table:formula="of:=COM.MICROSOFT.IFS(MOD([.A37];5)=0;9;MOD([.A37];5)=1;7;MOD([.A37];5)=2;4;MOD([.A37];5)=3;8;MOD([.A37];5)=4;5)" office:value-type="float" office:value="9" calcext:value-type="float">
            <text:p>9</text:p>
          </table:table-cell>
          <table:table-cell table:formula="of:=COM.MICROSOFT.IFS(MOD([.A37];6)=0;&quot;Tungleh&quot;;MOD([.A37];6)=1;&quot;Aryang&quot;;MOD([.A37];6)=2;&quot;Urukung&quot;;MOD([.A37];6)=3;&quot;Paniron&quot;;MOD([.A37];6)=4;&quot;Was&quot;;MOD([.A37];6)=5;&quot;Maulu&quot;)" office:value-type="string" office:string-value="Maulu" calcext:value-type="string">
            <text:p>Maulu</text:p>
          </table:table-cell>
          <table:table-cell table:formula="of:=COM.MICROSOFT.IFS(MOD([.A37];6)=0;7;MOD([.A37];6)=1;6;MOD([.A37];6)=2;5;MOD([.A37];6)=3;8;MOD([.A37];6)=4;9;MOD([.A37];6)=5;3)" office:value-type="float" office:value="3" calcext:value-type="float">
            <text:p>3</text:p>
          </table:table-cell>
          <table:table-cell table:formula="of:=COM.MICROSOFT.IFS(MOD([.A37];7)=0;&quot;Redite&quot;;MOD([.A37];7)=1;&quot;Soma&quot;;MOD([.A37];7)=2;&quot;Anggara&quot;;MOD([.A37];7)=3;&quot;Budha&quot;;MOD([.A37];7)=4;&quot;Wraspati&quot;;MOD([.A37];7)=5;&quot;Sukra&quot;;MOD([.A37];7);&quot;Saniscara&quot;)" office:value-type="string" office:string-value="Redite" calcext:value-type="string">
            <text:p>Redite</text:p>
          </table:table-cell>
          <table:table-cell table:formula="of:=COM.MICROSOFT.IFS(MOD([.A37];7)=0;5;MOD([.A37];7)=1;4;MOD([.A37];7)=2;3;MOD([.A37];7)=3;7;MOD([.A37];7)=4;8;MOD([.A37];7)=5;6;MOD([.A37];7);9)" office:value-type="float" office:value="5" calcext:value-type="float">
            <text:p>5</text:p>
          </table:table-cell>
          <table:table-cell table:formula="of:=COM.MICROSOFT.IFS(MOD([.A37];8)=0;&quot;Sri&quot;;MOD([.A37];8)=1;&quot;Indra&quot;;MOD([.A37];8)=2;&quot;Guru&quot;;MOD([.A37];8)=3;&quot;Yama&quot;;MOD([.A37];8)=4;&quot;Ludra&quot;;MOD([.A37];8)=5;&quot;Brahma&quot;;MOD([.A37];8)=6;&quot;Kala&quot;;MOD([.A37];8)=7;&quot;Uma&quot;)" office:value-type="string" office:string-value="Yama" calcext:value-type="string">
            <text:p>Yama</text:p>
          </table:table-cell>
          <table:table-cell table:formula="of:=COM.MICROSOFT.IFS(MOD([.A37];8)=0;6;MOD([.A37];8)=1;5;MOD([.A37];8)=2;8;MOD([.A37];8)=3;9;MOD([.A37];8)=4;3;MOD([.A37];8)=5;7;MOD([.A37];8)=6;1;MOD([.A37];8)=7;4)" office:value-type="float" office:value="9" calcext:value-type="float">
            <text:p>9</text:p>
          </table:table-cell>
          <table:table-cell table:formula="of:=COM.MICROSOFT.IFS(MOD([.A37]-3;9)=0;&quot;Dangu&quot;;MOD([.A37]-3;9)=1;&quot;Jangur&quot;;MOD([.A37]-3;9)=2;&quot;Gigis&quot;;MOD([.A37]-3;9)=3;&quot;Nohan&quot;;MOD([.A37]-3;9)=4;&quot;Ogan&quot;;MOD([.A37]-3;9)=5;&quot;Erengan&quot;;MOD([.A37]-3;9)=6;&quot;Urungan&quot;;MOD([.A37]-3;9)=7;&quot;Tulus&quot;;MOD([.A37]-3;9)=8;&quot;Dadi&quot;)" office:value-type="string" office:string-value="Erengan" calcext:value-type="string">
            <text:p>Erengan</text:p>
          </table:table-cell>
          <table:table-cell table:formula="of:=COM.MICROSOFT.IFS(MOD([.A37]-3;9)=0;5;MOD([.A37]-3;9)=1;8;MOD([.A37]-3;9)=2;9;MOD([.A37]-3;9)=3;3;MOD([.A37]-3;9)=4;7;MOD([.A37]-3;9)=5;1;MOD([.A37]-3;9)=6;4;MOD([.A37]-3;9)=7;6;MOD([.A37]-3;9)=8;8)" office:value-type="float" office:value="1" calcext:value-type="float">
            <text:p>1</text:p>
          </table:table-cell>
          <table:table-cell table:formula="of:=COM.MICROSOFT.IFS(MOD(MOD([.N37]+[.R37];10);10)=0;&quot;Pandita&quot;;MOD(MOD([.N37]+[.R37];10);10)=1;&quot;Pati&quot;;MOD(MOD([.N37]+[.R37];10);10)=2;&quot;Suka&quot;;MOD(MOD([.N37]+[.R37];10);10)=3;&quot;Duka&quot;;MOD(MOD([.N37]+[.R37];10);10)=4;&quot;Sri&quot;;MOD(MOD([.N37]+[.R37];10);10)=5;&quot;Manuh&quot;;MOD(MOD([.N37]+[.R37];10);10)=6;&quot;Manusa&quot;;MOD(MOD([.N37]+[.R37];10);10)=7;&quot;Raja&quot;;MOD(MOD([.N37]+[.R37];10);10)=8;&quot;Dewa&quot;;MOD(MOD([.N37]+[.R37];10);10)=9;&quot;Raksasa&quot;)" office:value-type="string" office:string-value="Sri" calcext:value-type="string">
            <text:p>Sri</text:p>
          </table:table-cell>
          <table:table-cell table:formula="of:=COM.MICROSOFT.IFS(MOD(MOD([.N37]+[.R37];10);10)=0;5;MOD(MOD([.N37]+[.R37];10);10)=1;7;MOD(MOD([.N37]+[.R37];10);10)=2;10;MOD(MOD([.N37]+[.R37];10);10)=3;4;MOD(MOD([.N37]+[.R37];10);10)=4;6;MOD(MOD([.N37]+[.R37];10);10)=5;2;MOD(MOD([.N37]+[.R37];10);10)=6;3;MOD(MOD([.N37]+[.R37];10);10)=7;8;MOD(MOD([.N37]+[.R37];10);10)=8;9;MOD(MOD([.N37]+[.R37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38]-MOD([.A38];7))/7" office:value-type="float" office:value="5" calcext:value-type="float">
            <text:p>5</text:p>
          </table:table-cell>
          <table:table-cell office:value-type="string" calcext:value-type="string">
            <text:p>Gumbreg</text:p>
          </table:table-cell>
          <table:table-cell office:value-type="float" office:value="8" calcext:value-type="float">
            <text:p>8</text:p>
          </table:table-cell>
          <table:table-cell table:formula="of:=IF(MOD([.N38]+[.R38];2)=1;&quot;Luang&quot;;&quot;-&quot;)" office:value-type="string" office:string-value="Luang" calcext:value-type="string">
            <text:p>Luang</text:p>
          </table:table-cell>
          <table:table-cell table:formula="of:=IF(MOD([.N38]+[.R38];2)=1;1;0)" office:value-type="float" office:value="1" calcext:value-type="float">
            <text:p>1</text:p>
          </table:table-cell>
          <table:table-cell table:formula="of:=IF(MOD([.N38]+[.R38];2)=1;&quot;Pepet&quot;;&quot;Menga&quot;)" office:value-type="string" office:string-value="Pepet" calcext:value-type="string">
            <text:p>Pepet</text:p>
          </table:table-cell>
          <table:table-cell table:formula="of:=IF(MOD([.N38]+[.R38];2)=1;4;5)" office:value-type="float" office:value="4" calcext:value-type="float">
            <text:p>4</text:p>
          </table:table-cell>
          <table:table-cell table:formula="of:=COM.MICROSOFT.IFS(MOD([.A38];3)=0;&quot;Pasah&quot;;MOD([.A38];3)=1;&quot;Beteng&quot;;MOD([.A38];3)=2;&quot;Kajeng&quot;)" office:value-type="string" office:string-value="Pasah" calcext:value-type="string">
            <text:p>Pasah</text:p>
          </table:table-cell>
          <table:table-cell table:formula="of:=COM.MICROSOFT.IFS(MOD([.A38];3)=0;9;MOD([.A38];3)=1;4;MOD([.A38];3)=2;7)" office:value-type="float" office:value="9" calcext:value-type="float">
            <text:p>9</text:p>
          </table:table-cell>
          <table:table-cell table:formula="of:=COM.MICROSOFT.IFS(MOD([.A38];4)=0;&quot;Sri&quot;;MOD([.A38];4)=1;&quot;Laba&quot;;MOD([.A38];4)=2;&quot;Jaya&quot;;MOD([.A38];4)=3;&quot;Menala&quot;)" office:value-type="string" office:string-value="Sri" calcext:value-type="string">
            <text:p>Sri</text:p>
          </table:table-cell>
          <table:table-cell table:formula="of:=COM.MICROSOFT.IFS(MOD([.A38];4)=0;6;MOD([.A38];4)=1;5;MOD([.A38];4)=2;1;MOD([.A38];4)=3;8)" office:value-type="float" office:value="6" calcext:value-type="float">
            <text:p>6</text:p>
          </table:table-cell>
          <table:table-cell table:formula="of:=COM.MICROSOFT.IFS(MOD([.A38];5)=0;&quot;Pahing&quot;;MOD([.A38];5)=1;&quot;Pon&quot;;MOD([.A38];5)=2;&quot;Wage&quot;;MOD([.A38];5)=3;&quot;Kliwon&quot;;MOD([.A38];5)=4;&quot;Umanis&quot;)" office:value-type="string" office:string-value="Pon" calcext:value-type="string">
            <text:p>Pon</text:p>
          </table:table-cell>
          <table:table-cell table:formula="of:=COM.MICROSOFT.IFS(MOD([.A38];5)=0;9;MOD([.A38];5)=1;7;MOD([.A38];5)=2;4;MOD([.A38];5)=3;8;MOD([.A38];5)=4;5)" office:value-type="float" office:value="7" calcext:value-type="float">
            <text:p>7</text:p>
          </table:table-cell>
          <table:table-cell table:formula="of:=COM.MICROSOFT.IFS(MOD([.A38];6)=0;&quot;Tungleh&quot;;MOD([.A38];6)=1;&quot;Aryang&quot;;MOD([.A38];6)=2;&quot;Urukung&quot;;MOD([.A38];6)=3;&quot;Paniron&quot;;MOD([.A38];6)=4;&quot;Was&quot;;MOD([.A38];6)=5;&quot;Maulu&quot;)" office:value-type="string" office:string-value="Tungleh" calcext:value-type="string">
            <text:p>Tungleh</text:p>
          </table:table-cell>
          <table:table-cell table:formula="of:=COM.MICROSOFT.IFS(MOD([.A38];6)=0;7;MOD([.A38];6)=1;6;MOD([.A38];6)=2;5;MOD([.A38];6)=3;8;MOD([.A38];6)=4;9;MOD([.A38];6)=5;3)" office:value-type="float" office:value="7" calcext:value-type="float">
            <text:p>7</text:p>
          </table:table-cell>
          <table:table-cell table:formula="of:=COM.MICROSOFT.IFS(MOD([.A38];7)=0;&quot;Redite&quot;;MOD([.A38];7)=1;&quot;Soma&quot;;MOD([.A38];7)=2;&quot;Anggara&quot;;MOD([.A38];7)=3;&quot;Budha&quot;;MOD([.A38];7)=4;&quot;Wraspati&quot;;MOD([.A38];7)=5;&quot;Sukra&quot;;MOD([.A38];7);&quot;Saniscara&quot;)" office:value-type="string" office:string-value="Soma" calcext:value-type="string">
            <text:p>Soma</text:p>
          </table:table-cell>
          <table:table-cell table:formula="of:=COM.MICROSOFT.IFS(MOD([.A38];7)=0;5;MOD([.A38];7)=1;4;MOD([.A38];7)=2;3;MOD([.A38];7)=3;7;MOD([.A38];7)=4;8;MOD([.A38];7)=5;6;MOD([.A38];7);9)" office:value-type="float" office:value="4" calcext:value-type="float">
            <text:p>4</text:p>
          </table:table-cell>
          <table:table-cell table:formula="of:=COM.MICROSOFT.IFS(MOD([.A38];8)=0;&quot;Sri&quot;;MOD([.A38];8)=1;&quot;Indra&quot;;MOD([.A38];8)=2;&quot;Guru&quot;;MOD([.A38];8)=3;&quot;Yama&quot;;MOD([.A38];8)=4;&quot;Ludra&quot;;MOD([.A38];8)=5;&quot;Brahma&quot;;MOD([.A38];8)=6;&quot;Kala&quot;;MOD([.A38];8)=7;&quot;Uma&quot;)" office:value-type="string" office:string-value="Ludra" calcext:value-type="string">
            <text:p>Ludra</text:p>
          </table:table-cell>
          <table:table-cell table:formula="of:=COM.MICROSOFT.IFS(MOD([.A38];8)=0;6;MOD([.A38];8)=1;5;MOD([.A38];8)=2;8;MOD([.A38];8)=3;9;MOD([.A38];8)=4;3;MOD([.A38];8)=5;7;MOD([.A38];8)=6;1;MOD([.A38];8)=7;4)" office:value-type="float" office:value="3" calcext:value-type="float">
            <text:p>3</text:p>
          </table:table-cell>
          <table:table-cell table:formula="of:=COM.MICROSOFT.IFS(MOD([.A38]-3;9)=0;&quot;Dangu&quot;;MOD([.A38]-3;9)=1;&quot;Jangur&quot;;MOD([.A38]-3;9)=2;&quot;Gigis&quot;;MOD([.A38]-3;9)=3;&quot;Nohan&quot;;MOD([.A38]-3;9)=4;&quot;Ogan&quot;;MOD([.A38]-3;9)=5;&quot;Erengan&quot;;MOD([.A38]-3;9)=6;&quot;Urungan&quot;;MOD([.A38]-3;9)=7;&quot;Tulus&quot;;MOD([.A38]-3;9)=8;&quot;Dadi&quot;)" office:value-type="string" office:string-value="Urungan" calcext:value-type="string">
            <text:p>Urungan</text:p>
          </table:table-cell>
          <table:table-cell table:formula="of:=COM.MICROSOFT.IFS(MOD([.A38]-3;9)=0;5;MOD([.A38]-3;9)=1;8;MOD([.A38]-3;9)=2;9;MOD([.A38]-3;9)=3;3;MOD([.A38]-3;9)=4;7;MOD([.A38]-3;9)=5;1;MOD([.A38]-3;9)=6;4;MOD([.A38]-3;9)=7;6;MOD([.A38]-3;9)=8;8)" office:value-type="float" office:value="4" calcext:value-type="float">
            <text:p>4</text:p>
          </table:table-cell>
          <table:table-cell table:formula="of:=COM.MICROSOFT.IFS(MOD(MOD([.N38]+[.R38];10);10)=0;&quot;Pandita&quot;;MOD(MOD([.N38]+[.R38];10);10)=1;&quot;Pati&quot;;MOD(MOD([.N38]+[.R38];10);10)=2;&quot;Suka&quot;;MOD(MOD([.N38]+[.R38];10);10)=3;&quot;Duka&quot;;MOD(MOD([.N38]+[.R38];10);10)=4;&quot;Sri&quot;;MOD(MOD([.N38]+[.R38];10);10)=5;&quot;Manuh&quot;;MOD(MOD([.N38]+[.R38];10);10)=6;&quot;Manusa&quot;;MOD(MOD([.N38]+[.R38];10);10)=7;&quot;Raja&quot;;MOD(MOD([.N38]+[.R38];10);10)=8;&quot;Dewa&quot;;MOD(MOD([.N38]+[.R38];10);10)=9;&quot;Raksasa&quot;)" office:value-type="string" office:string-value="Pati" calcext:value-type="string">
            <text:p>Pati</text:p>
          </table:table-cell>
          <table:table-cell table:formula="of:=COM.MICROSOFT.IFS(MOD(MOD([.N38]+[.R38];10);10)=0;5;MOD(MOD([.N38]+[.R38];10);10)=1;7;MOD(MOD([.N38]+[.R38];10);10)=2;10;MOD(MOD([.N38]+[.R38];10);10)=3;4;MOD(MOD([.N38]+[.R38];10);10)=4;6;MOD(MOD([.N38]+[.R38];10);10)=5;2;MOD(MOD([.N38]+[.R38];10);10)=6;3;MOD(MOD([.N38]+[.R38];10);10)=7;8;MOD(MOD([.N38]+[.R38];10);10)=8;9;MOD(MOD([.N38]+[.R38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39]-MOD([.A39];7))/7" office:value-type="float" office:value="5" calcext:value-type="float">
            <text:p>5</text:p>
          </table:table-cell>
          <table:table-cell office:value-type="string" calcext:value-type="string">
            <text:p>Gumbreg</text:p>
          </table:table-cell>
          <table:table-cell office:value-type="float" office:value="8" calcext:value-type="float">
            <text:p>8</text:p>
          </table:table-cell>
          <table:table-cell table:formula="of:=IF(MOD([.N39]+[.R39];2)=1;&quot;Luang&quot;;&quot;-&quot;)" office:value-type="string" office:string-value="Luang" calcext:value-type="string">
            <text:p>Luang</text:p>
          </table:table-cell>
          <table:table-cell table:formula="of:=IF(MOD([.N39]+[.R39];2)=1;1;0)" office:value-type="float" office:value="1" calcext:value-type="float">
            <text:p>1</text:p>
          </table:table-cell>
          <table:table-cell table:formula="of:=IF(MOD([.N39]+[.R39];2)=1;&quot;Pepet&quot;;&quot;Menga&quot;)" office:value-type="string" office:string-value="Pepet" calcext:value-type="string">
            <text:p>Pepet</text:p>
          </table:table-cell>
          <table:table-cell table:formula="of:=IF(MOD([.N39]+[.R39];2)=1;4;5)" office:value-type="float" office:value="4" calcext:value-type="float">
            <text:p>4</text:p>
          </table:table-cell>
          <table:table-cell table:formula="of:=COM.MICROSOFT.IFS(MOD([.A39];3)=0;&quot;Pasah&quot;;MOD([.A39];3)=1;&quot;Beteng&quot;;MOD([.A39];3)=2;&quot;Kajeng&quot;)" office:value-type="string" office:string-value="Beteng" calcext:value-type="string">
            <text:p>Beteng</text:p>
          </table:table-cell>
          <table:table-cell table:formula="of:=COM.MICROSOFT.IFS(MOD([.A39];3)=0;9;MOD([.A39];3)=1;4;MOD([.A39];3)=2;7)" office:value-type="float" office:value="4" calcext:value-type="float">
            <text:p>4</text:p>
          </table:table-cell>
          <table:table-cell table:formula="of:=COM.MICROSOFT.IFS(MOD([.A39];4)=0;&quot;Sri&quot;;MOD([.A39];4)=1;&quot;Laba&quot;;MOD([.A39];4)=2;&quot;Jaya&quot;;MOD([.A39];4)=3;&quot;Menala&quot;)" office:value-type="string" office:string-value="Laba" calcext:value-type="string">
            <text:p>Laba</text:p>
          </table:table-cell>
          <table:table-cell table:formula="of:=COM.MICROSOFT.IFS(MOD([.A39];4)=0;6;MOD([.A39];4)=1;5;MOD([.A39];4)=2;1;MOD([.A39];4)=3;8)" office:value-type="float" office:value="5" calcext:value-type="float">
            <text:p>5</text:p>
          </table:table-cell>
          <table:table-cell table:formula="of:=COM.MICROSOFT.IFS(MOD([.A39];5)=0;&quot;Pahing&quot;;MOD([.A39];5)=1;&quot;Pon&quot;;MOD([.A39];5)=2;&quot;Wage&quot;;MOD([.A39];5)=3;&quot;Kliwon&quot;;MOD([.A39];5)=4;&quot;Umanis&quot;)" office:value-type="string" office:string-value="Wage" calcext:value-type="string">
            <text:p>Wage</text:p>
          </table:table-cell>
          <table:table-cell table:formula="of:=COM.MICROSOFT.IFS(MOD([.A39];5)=0;9;MOD([.A39];5)=1;7;MOD([.A39];5)=2;4;MOD([.A39];5)=3;8;MOD([.A39];5)=4;5)" office:value-type="float" office:value="4" calcext:value-type="float">
            <text:p>4</text:p>
          </table:table-cell>
          <table:table-cell table:formula="of:=COM.MICROSOFT.IFS(MOD([.A39];6)=0;&quot;Tungleh&quot;;MOD([.A39];6)=1;&quot;Aryang&quot;;MOD([.A39];6)=2;&quot;Urukung&quot;;MOD([.A39];6)=3;&quot;Paniron&quot;;MOD([.A39];6)=4;&quot;Was&quot;;MOD([.A39];6)=5;&quot;Maulu&quot;)" office:value-type="string" office:string-value="Aryang" calcext:value-type="string">
            <text:p>Aryang</text:p>
          </table:table-cell>
          <table:table-cell table:formula="of:=COM.MICROSOFT.IFS(MOD([.A39];6)=0;7;MOD([.A39];6)=1;6;MOD([.A39];6)=2;5;MOD([.A39];6)=3;8;MOD([.A39];6)=4;9;MOD([.A39];6)=5;3)" office:value-type="float" office:value="6" calcext:value-type="float">
            <text:p>6</text:p>
          </table:table-cell>
          <table:table-cell table:formula="of:=COM.MICROSOFT.IFS(MOD([.A39];7)=0;&quot;Redite&quot;;MOD([.A39];7)=1;&quot;Soma&quot;;MOD([.A39];7)=2;&quot;Anggara&quot;;MOD([.A39];7)=3;&quot;Budha&quot;;MOD([.A39];7)=4;&quot;Wraspati&quot;;MOD([.A39];7)=5;&quot;Sukra&quot;;MOD([.A39];7);&quot;Saniscara&quot;)" office:value-type="string" office:string-value="Anggara" calcext:value-type="string">
            <text:p>Anggara</text:p>
          </table:table-cell>
          <table:table-cell table:formula="of:=COM.MICROSOFT.IFS(MOD([.A39];7)=0;5;MOD([.A39];7)=1;4;MOD([.A39];7)=2;3;MOD([.A39];7)=3;7;MOD([.A39];7)=4;8;MOD([.A39];7)=5;6;MOD([.A39];7);9)" office:value-type="float" office:value="3" calcext:value-type="float">
            <text:p>3</text:p>
          </table:table-cell>
          <table:table-cell table:formula="of:=COM.MICROSOFT.IFS(MOD([.A39];8)=0;&quot;Sri&quot;;MOD([.A39];8)=1;&quot;Indra&quot;;MOD([.A39];8)=2;&quot;Guru&quot;;MOD([.A39];8)=3;&quot;Yama&quot;;MOD([.A39];8)=4;&quot;Ludra&quot;;MOD([.A39];8)=5;&quot;Brahma&quot;;MOD([.A39];8)=6;&quot;Kala&quot;;MOD([.A39];8)=7;&quot;Uma&quot;)" office:value-type="string" office:string-value="Brahma" calcext:value-type="string">
            <text:p>Brahma</text:p>
          </table:table-cell>
          <table:table-cell table:formula="of:=COM.MICROSOFT.IFS(MOD([.A39];8)=0;6;MOD([.A39];8)=1;5;MOD([.A39];8)=2;8;MOD([.A39];8)=3;9;MOD([.A39];8)=4;3;MOD([.A39];8)=5;7;MOD([.A39];8)=6;1;MOD([.A39];8)=7;4)" office:value-type="float" office:value="7" calcext:value-type="float">
            <text:p>7</text:p>
          </table:table-cell>
          <table:table-cell table:formula="of:=COM.MICROSOFT.IFS(MOD([.A39]-3;9)=0;&quot;Dangu&quot;;MOD([.A39]-3;9)=1;&quot;Jangur&quot;;MOD([.A39]-3;9)=2;&quot;Gigis&quot;;MOD([.A39]-3;9)=3;&quot;Nohan&quot;;MOD([.A39]-3;9)=4;&quot;Ogan&quot;;MOD([.A39]-3;9)=5;&quot;Erengan&quot;;MOD([.A39]-3;9)=6;&quot;Urungan&quot;;MOD([.A39]-3;9)=7;&quot;Tulus&quot;;MOD([.A39]-3;9)=8;&quot;Dadi&quot;)" office:value-type="string" office:string-value="Tulus" calcext:value-type="string">
            <text:p>Tulus</text:p>
          </table:table-cell>
          <table:table-cell table:formula="of:=COM.MICROSOFT.IFS(MOD([.A39]-3;9)=0;5;MOD([.A39]-3;9)=1;8;MOD([.A39]-3;9)=2;9;MOD([.A39]-3;9)=3;3;MOD([.A39]-3;9)=4;7;MOD([.A39]-3;9)=5;1;MOD([.A39]-3;9)=6;4;MOD([.A39]-3;9)=7;6;MOD([.A39]-3;9)=8;8)" office:value-type="float" office:value="6" calcext:value-type="float">
            <text:p>6</text:p>
          </table:table-cell>
          <table:table-cell table:formula="of:=COM.MICROSOFT.IFS(MOD(MOD([.N39]+[.R39];10);10)=0;&quot;Pandita&quot;;MOD(MOD([.N39]+[.R39];10);10)=1;&quot;Pati&quot;;MOD(MOD([.N39]+[.R39];10);10)=2;&quot;Suka&quot;;MOD(MOD([.N39]+[.R39];10);10)=3;&quot;Duka&quot;;MOD(MOD([.N39]+[.R39];10);10)=4;&quot;Sri&quot;;MOD(MOD([.N39]+[.R39];10);10)=5;&quot;Manuh&quot;;MOD(MOD([.N39]+[.R39];10);10)=6;&quot;Manusa&quot;;MOD(MOD([.N39]+[.R39];10);10)=7;&quot;Raja&quot;;MOD(MOD([.N39]+[.R39];10);10)=8;&quot;Dewa&quot;;MOD(MOD([.N39]+[.R39];10);10)=9;&quot;Raksasa&quot;)" office:value-type="string" office:string-value="Raja" calcext:value-type="string">
            <text:p>Raja</text:p>
          </table:table-cell>
          <table:table-cell table:formula="of:=COM.MICROSOFT.IFS(MOD(MOD([.N39]+[.R39];10);10)=0;5;MOD(MOD([.N39]+[.R39];10);10)=1;7;MOD(MOD([.N39]+[.R39];10);10)=2;10;MOD(MOD([.N39]+[.R39];10);10)=3;4;MOD(MOD([.N39]+[.R39];10);10)=4;6;MOD(MOD([.N39]+[.R39];10);10)=5;2;MOD(MOD([.N39]+[.R39];10);10)=6;3;MOD(MOD([.N39]+[.R39];10);10)=7;8;MOD(MOD([.N39]+[.R39];10);10)=8;9;MOD(MOD([.N39]+[.R39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40]-MOD([.A40];7))/7" office:value-type="float" office:value="5" calcext:value-type="float">
            <text:p>5</text:p>
          </table:table-cell>
          <table:table-cell office:value-type="string" calcext:value-type="string">
            <text:p>Gumbreg</text:p>
          </table:table-cell>
          <table:table-cell office:value-type="float" office:value="8" calcext:value-type="float">
            <text:p>8</text:p>
          </table:table-cell>
          <table:table-cell table:formula="of:=IF(MOD([.N40]+[.R40];2)=1;&quot;Luang&quot;;&quot;-&quot;)" office:value-type="string" office:string-value="Luang" calcext:value-type="string">
            <text:p>Luang</text:p>
          </table:table-cell>
          <table:table-cell table:formula="of:=IF(MOD([.N40]+[.R40];2)=1;1;0)" office:value-type="float" office:value="1" calcext:value-type="float">
            <text:p>1</text:p>
          </table:table-cell>
          <table:table-cell table:formula="of:=IF(MOD([.N40]+[.R40];2)=1;&quot;Pepet&quot;;&quot;Menga&quot;)" office:value-type="string" office:string-value="Pepet" calcext:value-type="string">
            <text:p>Pepet</text:p>
          </table:table-cell>
          <table:table-cell table:formula="of:=IF(MOD([.N40]+[.R40];2)=1;4;5)" office:value-type="float" office:value="4" calcext:value-type="float">
            <text:p>4</text:p>
          </table:table-cell>
          <table:table-cell table:formula="of:=COM.MICROSOFT.IFS(MOD([.A40];3)=0;&quot;Pasah&quot;;MOD([.A40];3)=1;&quot;Beteng&quot;;MOD([.A40];3)=2;&quot;Kajeng&quot;)" office:value-type="string" office:string-value="Kajeng" calcext:value-type="string">
            <text:p>Kajeng</text:p>
          </table:table-cell>
          <table:table-cell table:formula="of:=COM.MICROSOFT.IFS(MOD([.A40];3)=0;9;MOD([.A40];3)=1;4;MOD([.A40];3)=2;7)" office:value-type="float" office:value="7" calcext:value-type="float">
            <text:p>7</text:p>
          </table:table-cell>
          <table:table-cell table:formula="of:=COM.MICROSOFT.IFS(MOD([.A40];4)=0;&quot;Sri&quot;;MOD([.A40];4)=1;&quot;Laba&quot;;MOD([.A40];4)=2;&quot;Jaya&quot;;MOD([.A40];4)=3;&quot;Menala&quot;)" office:value-type="string" office:string-value="Jaya" calcext:value-type="string">
            <text:p>Jaya</text:p>
          </table:table-cell>
          <table:table-cell table:formula="of:=COM.MICROSOFT.IFS(MOD([.A40];4)=0;6;MOD([.A40];4)=1;5;MOD([.A40];4)=2;1;MOD([.A40];4)=3;8)" office:value-type="float" office:value="1" calcext:value-type="float">
            <text:p>1</text:p>
          </table:table-cell>
          <table:table-cell table:formula="of:=COM.MICROSOFT.IFS(MOD([.A40];5)=0;&quot;Pahing&quot;;MOD([.A40];5)=1;&quot;Pon&quot;;MOD([.A40];5)=2;&quot;Wage&quot;;MOD([.A40];5)=3;&quot;Kliwon&quot;;MOD([.A40];5)=4;&quot;Umanis&quot;)" office:value-type="string" office:string-value="Kliwon" calcext:value-type="string">
            <text:p>Kliwon</text:p>
          </table:table-cell>
          <table:table-cell table:formula="of:=COM.MICROSOFT.IFS(MOD([.A40];5)=0;9;MOD([.A40];5)=1;7;MOD([.A40];5)=2;4;MOD([.A40];5)=3;8;MOD([.A40];5)=4;5)" office:value-type="float" office:value="8" calcext:value-type="float">
            <text:p>8</text:p>
          </table:table-cell>
          <table:table-cell table:formula="of:=COM.MICROSOFT.IFS(MOD([.A40];6)=0;&quot;Tungleh&quot;;MOD([.A40];6)=1;&quot;Aryang&quot;;MOD([.A40];6)=2;&quot;Urukung&quot;;MOD([.A40];6)=3;&quot;Paniron&quot;;MOD([.A40];6)=4;&quot;Was&quot;;MOD([.A40];6)=5;&quot;Maulu&quot;)" office:value-type="string" office:string-value="Urukung" calcext:value-type="string">
            <text:p>Urukung</text:p>
          </table:table-cell>
          <table:table-cell table:formula="of:=COM.MICROSOFT.IFS(MOD([.A40];6)=0;7;MOD([.A40];6)=1;6;MOD([.A40];6)=2;5;MOD([.A40];6)=3;8;MOD([.A40];6)=4;9;MOD([.A40];6)=5;3)" office:value-type="float" office:value="5" calcext:value-type="float">
            <text:p>5</text:p>
          </table:table-cell>
          <table:table-cell table:formula="of:=COM.MICROSOFT.IFS(MOD([.A40];7)=0;&quot;Redite&quot;;MOD([.A40];7)=1;&quot;Soma&quot;;MOD([.A40];7)=2;&quot;Anggara&quot;;MOD([.A40];7)=3;&quot;Budha&quot;;MOD([.A40];7)=4;&quot;Wraspati&quot;;MOD([.A40];7)=5;&quot;Sukra&quot;;MOD([.A40];7);&quot;Saniscara&quot;)" office:value-type="string" office:string-value="Budha" calcext:value-type="string">
            <text:p>Budha</text:p>
          </table:table-cell>
          <table:table-cell table:formula="of:=COM.MICROSOFT.IFS(MOD([.A40];7)=0;5;MOD([.A40];7)=1;4;MOD([.A40];7)=2;3;MOD([.A40];7)=3;7;MOD([.A40];7)=4;8;MOD([.A40];7)=5;6;MOD([.A40];7);9)" office:value-type="float" office:value="7" calcext:value-type="float">
            <text:p>7</text:p>
          </table:table-cell>
          <table:table-cell table:formula="of:=COM.MICROSOFT.IFS(MOD([.A40];8)=0;&quot;Sri&quot;;MOD([.A40];8)=1;&quot;Indra&quot;;MOD([.A40];8)=2;&quot;Guru&quot;;MOD([.A40];8)=3;&quot;Yama&quot;;MOD([.A40];8)=4;&quot;Ludra&quot;;MOD([.A40];8)=5;&quot;Brahma&quot;;MOD([.A40];8)=6;&quot;Kala&quot;;MOD([.A40];8)=7;&quot;Uma&quot;)" office:value-type="string" office:string-value="Kala" calcext:value-type="string">
            <text:p>Kala</text:p>
          </table:table-cell>
          <table:table-cell table:formula="of:=COM.MICROSOFT.IFS(MOD([.A40];8)=0;6;MOD([.A40];8)=1;5;MOD([.A40];8)=2;8;MOD([.A40];8)=3;9;MOD([.A40];8)=4;3;MOD([.A40];8)=5;7;MOD([.A40];8)=6;1;MOD([.A40];8)=7;4)" office:value-type="float" office:value="1" calcext:value-type="float">
            <text:p>1</text:p>
          </table:table-cell>
          <table:table-cell table:formula="of:=COM.MICROSOFT.IFS(MOD([.A40]-3;9)=0;&quot;Dangu&quot;;MOD([.A40]-3;9)=1;&quot;Jangur&quot;;MOD([.A40]-3;9)=2;&quot;Gigis&quot;;MOD([.A40]-3;9)=3;&quot;Nohan&quot;;MOD([.A40]-3;9)=4;&quot;Ogan&quot;;MOD([.A40]-3;9)=5;&quot;Erengan&quot;;MOD([.A40]-3;9)=6;&quot;Urungan&quot;;MOD([.A40]-3;9)=7;&quot;Tulus&quot;;MOD([.A40]-3;9)=8;&quot;Dadi&quot;)" office:value-type="string" office:string-value="Dadi" calcext:value-type="string">
            <text:p>Dadi</text:p>
          </table:table-cell>
          <table:table-cell table:formula="of:=COM.MICROSOFT.IFS(MOD([.A40]-3;9)=0;5;MOD([.A40]-3;9)=1;8;MOD([.A40]-3;9)=2;9;MOD([.A40]-3;9)=3;3;MOD([.A40]-3;9)=4;7;MOD([.A40]-3;9)=5;1;MOD([.A40]-3;9)=6;4;MOD([.A40]-3;9)=7;6;MOD([.A40]-3;9)=8;8)" office:value-type="float" office:value="8" calcext:value-type="float">
            <text:p>8</text:p>
          </table:table-cell>
          <table:table-cell table:formula="of:=COM.MICROSOFT.IFS(MOD(MOD([.N40]+[.R40];10);10)=0;&quot;Pandita&quot;;MOD(MOD([.N40]+[.R40];10);10)=1;&quot;Pati&quot;;MOD(MOD([.N40]+[.R40];10);10)=2;&quot;Suka&quot;;MOD(MOD([.N40]+[.R40];10);10)=3;&quot;Duka&quot;;MOD(MOD([.N40]+[.R40];10);10)=4;&quot;Sri&quot;;MOD(MOD([.N40]+[.R40];10);10)=5;&quot;Manuh&quot;;MOD(MOD([.N40]+[.R40];10);10)=6;&quot;Manusa&quot;;MOD(MOD([.N40]+[.R40];10);10)=7;&quot;Raja&quot;;MOD(MOD([.N40]+[.R40];10);10)=8;&quot;Dewa&quot;;MOD(MOD([.N40]+[.R40];10);10)=9;&quot;Raksasa&quot;)" office:value-type="string" office:string-value="Manuh" calcext:value-type="string">
            <text:p>Manuh</text:p>
          </table:table-cell>
          <table:table-cell table:formula="of:=COM.MICROSOFT.IFS(MOD(MOD([.N40]+[.R40];10);10)=0;5;MOD(MOD([.N40]+[.R40];10);10)=1;7;MOD(MOD([.N40]+[.R40];10);10)=2;10;MOD(MOD([.N40]+[.R40];10);10)=3;4;MOD(MOD([.N40]+[.R40];10);10)=4;6;MOD(MOD([.N40]+[.R40];10);10)=5;2;MOD(MOD([.N40]+[.R40];10);10)=6;3;MOD(MOD([.N40]+[.R40];10);10)=7;8;MOD(MOD([.N40]+[.R40];10);10)=8;9;MOD(MOD([.N40]+[.R40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41]-MOD([.A41];7))/7" office:value-type="float" office:value="5" calcext:value-type="float">
            <text:p>5</text:p>
          </table:table-cell>
          <table:table-cell office:value-type="string" calcext:value-type="string">
            <text:p>Gumbreg</text:p>
          </table:table-cell>
          <table:table-cell office:value-type="float" office:value="8" calcext:value-type="float">
            <text:p>8</text:p>
          </table:table-cell>
          <table:table-cell table:formula="of:=IF(MOD([.N41]+[.R41];2)=1;&quot;Luang&quot;;&quot;-&quot;)" office:value-type="string" office:string-value="Luang" calcext:value-type="string">
            <text:p>Luang</text:p>
          </table:table-cell>
          <table:table-cell table:formula="of:=IF(MOD([.N41]+[.R41];2)=1;1;0)" office:value-type="float" office:value="1" calcext:value-type="float">
            <text:p>1</text:p>
          </table:table-cell>
          <table:table-cell table:formula="of:=IF(MOD([.N41]+[.R41];2)=1;&quot;Pepet&quot;;&quot;Menga&quot;)" office:value-type="string" office:string-value="Pepet" calcext:value-type="string">
            <text:p>Pepet</text:p>
          </table:table-cell>
          <table:table-cell table:formula="of:=IF(MOD([.N41]+[.R41];2)=1;4;5)" office:value-type="float" office:value="4" calcext:value-type="float">
            <text:p>4</text:p>
          </table:table-cell>
          <table:table-cell table:formula="of:=COM.MICROSOFT.IFS(MOD([.A41];3)=0;&quot;Pasah&quot;;MOD([.A41];3)=1;&quot;Beteng&quot;;MOD([.A41];3)=2;&quot;Kajeng&quot;)" office:value-type="string" office:string-value="Pasah" calcext:value-type="string">
            <text:p>Pasah</text:p>
          </table:table-cell>
          <table:table-cell table:formula="of:=COM.MICROSOFT.IFS(MOD([.A41];3)=0;9;MOD([.A41];3)=1;4;MOD([.A41];3)=2;7)" office:value-type="float" office:value="9" calcext:value-type="float">
            <text:p>9</text:p>
          </table:table-cell>
          <table:table-cell table:formula="of:=COM.MICROSOFT.IFS(MOD([.A41];4)=0;&quot;Sri&quot;;MOD([.A41];4)=1;&quot;Laba&quot;;MOD([.A41];4)=2;&quot;Jaya&quot;;MOD([.A41];4)=3;&quot;Menala&quot;)" office:value-type="string" office:string-value="Menala" calcext:value-type="string">
            <text:p>Menala</text:p>
          </table:table-cell>
          <table:table-cell table:formula="of:=COM.MICROSOFT.IFS(MOD([.A41];4)=0;6;MOD([.A41];4)=1;5;MOD([.A41];4)=2;1;MOD([.A41];4)=3;8)" office:value-type="float" office:value="8" calcext:value-type="float">
            <text:p>8</text:p>
          </table:table-cell>
          <table:table-cell table:formula="of:=COM.MICROSOFT.IFS(MOD([.A41];5)=0;&quot;Pahing&quot;;MOD([.A41];5)=1;&quot;Pon&quot;;MOD([.A41];5)=2;&quot;Wage&quot;;MOD([.A41];5)=3;&quot;Kliwon&quot;;MOD([.A41];5)=4;&quot;Umanis&quot;)" office:value-type="string" office:string-value="Umanis" calcext:value-type="string">
            <text:p>Umanis</text:p>
          </table:table-cell>
          <table:table-cell table:formula="of:=COM.MICROSOFT.IFS(MOD([.A41];5)=0;9;MOD([.A41];5)=1;7;MOD([.A41];5)=2;4;MOD([.A41];5)=3;8;MOD([.A41];5)=4;5)" office:value-type="float" office:value="5" calcext:value-type="float">
            <text:p>5</text:p>
          </table:table-cell>
          <table:table-cell table:formula="of:=COM.MICROSOFT.IFS(MOD([.A41];6)=0;&quot;Tungleh&quot;;MOD([.A41];6)=1;&quot;Aryang&quot;;MOD([.A41];6)=2;&quot;Urukung&quot;;MOD([.A41];6)=3;&quot;Paniron&quot;;MOD([.A41];6)=4;&quot;Was&quot;;MOD([.A41];6)=5;&quot;Maulu&quot;)" office:value-type="string" office:string-value="Paniron" calcext:value-type="string">
            <text:p>Paniron</text:p>
          </table:table-cell>
          <table:table-cell table:formula="of:=COM.MICROSOFT.IFS(MOD([.A41];6)=0;7;MOD([.A41];6)=1;6;MOD([.A41];6)=2;5;MOD([.A41];6)=3;8;MOD([.A41];6)=4;9;MOD([.A41];6)=5;3)" office:value-type="float" office:value="8" calcext:value-type="float">
            <text:p>8</text:p>
          </table:table-cell>
          <table:table-cell table:formula="of:=COM.MICROSOFT.IFS(MOD([.A41];7)=0;&quot;Redite&quot;;MOD([.A41];7)=1;&quot;Soma&quot;;MOD([.A41];7)=2;&quot;Anggara&quot;;MOD([.A41];7)=3;&quot;Budha&quot;;MOD([.A41];7)=4;&quot;Wraspati&quot;;MOD([.A41];7)=5;&quot;Sukra&quot;;MOD([.A41];7);&quot;Saniscara&quot;)" office:value-type="string" office:string-value="Wraspati" calcext:value-type="string">
            <text:p>Wraspati</text:p>
          </table:table-cell>
          <table:table-cell table:formula="of:=COM.MICROSOFT.IFS(MOD([.A41];7)=0;5;MOD([.A41];7)=1;4;MOD([.A41];7)=2;3;MOD([.A41];7)=3;7;MOD([.A41];7)=4;8;MOD([.A41];7)=5;6;MOD([.A41];7);9)" office:value-type="float" office:value="8" calcext:value-type="float">
            <text:p>8</text:p>
          </table:table-cell>
          <table:table-cell table:formula="of:=COM.MICROSOFT.IFS(MOD([.A41];8)=0;&quot;Sri&quot;;MOD([.A41];8)=1;&quot;Indra&quot;;MOD([.A41];8)=2;&quot;Guru&quot;;MOD([.A41];8)=3;&quot;Yama&quot;;MOD([.A41];8)=4;&quot;Ludra&quot;;MOD([.A41];8)=5;&quot;Brahma&quot;;MOD([.A41];8)=6;&quot;Kala&quot;;MOD([.A41];8)=7;&quot;Uma&quot;)" office:value-type="string" office:string-value="Uma" calcext:value-type="string">
            <text:p>Uma</text:p>
          </table:table-cell>
          <table:table-cell table:formula="of:=COM.MICROSOFT.IFS(MOD([.A41];8)=0;6;MOD([.A41];8)=1;5;MOD([.A41];8)=2;8;MOD([.A41];8)=3;9;MOD([.A41];8)=4;3;MOD([.A41];8)=5;7;MOD([.A41];8)=6;1;MOD([.A41];8)=7;4)" office:value-type="float" office:value="4" calcext:value-type="float">
            <text:p>4</text:p>
          </table:table-cell>
          <table:table-cell table:formula="of:=COM.MICROSOFT.IFS(MOD([.A41]-3;9)=0;&quot;Dangu&quot;;MOD([.A41]-3;9)=1;&quot;Jangur&quot;;MOD([.A41]-3;9)=2;&quot;Gigis&quot;;MOD([.A41]-3;9)=3;&quot;Nohan&quot;;MOD([.A41]-3;9)=4;&quot;Ogan&quot;;MOD([.A41]-3;9)=5;&quot;Erengan&quot;;MOD([.A41]-3;9)=6;&quot;Urungan&quot;;MOD([.A41]-3;9)=7;&quot;Tulus&quot;;MOD([.A41]-3;9)=8;&quot;Dadi&quot;)" office:value-type="string" office:string-value="Dangu" calcext:value-type="string">
            <text:p>Dangu</text:p>
          </table:table-cell>
          <table:table-cell table:formula="of:=COM.MICROSOFT.IFS(MOD([.A41]-3;9)=0;5;MOD([.A41]-3;9)=1;8;MOD([.A41]-3;9)=2;9;MOD([.A41]-3;9)=3;3;MOD([.A41]-3;9)=4;7;MOD([.A41]-3;9)=5;1;MOD([.A41]-3;9)=6;4;MOD([.A41]-3;9)=7;6;MOD([.A41]-3;9)=8;8)" office:value-type="float" office:value="5" calcext:value-type="float">
            <text:p>5</text:p>
          </table:table-cell>
          <table:table-cell table:formula="of:=COM.MICROSOFT.IFS(MOD(MOD([.N41]+[.R41];10);10)=0;&quot;Pandita&quot;;MOD(MOD([.N41]+[.R41];10);10)=1;&quot;Pati&quot;;MOD(MOD([.N41]+[.R41];10);10)=2;&quot;Suka&quot;;MOD(MOD([.N41]+[.R41];10);10)=3;&quot;Duka&quot;;MOD(MOD([.N41]+[.R41];10);10)=4;&quot;Sri&quot;;MOD(MOD([.N41]+[.R41];10);10)=5;&quot;Manuh&quot;;MOD(MOD([.N41]+[.R41];10);10)=6;&quot;Manusa&quot;;MOD(MOD([.N41]+[.R41];10);10)=7;&quot;Raja&quot;;MOD(MOD([.N41]+[.R41];10);10)=8;&quot;Dewa&quot;;MOD(MOD([.N41]+[.R41];10);10)=9;&quot;Raksasa&quot;)" office:value-type="string" office:string-value="Duka" calcext:value-type="string">
            <text:p>Duka</text:p>
          </table:table-cell>
          <table:table-cell table:formula="of:=COM.MICROSOFT.IFS(MOD(MOD([.N41]+[.R41];10);10)=0;5;MOD(MOD([.N41]+[.R41];10);10)=1;7;MOD(MOD([.N41]+[.R41];10);10)=2;10;MOD(MOD([.N41]+[.R41];10);10)=3;4;MOD(MOD([.N41]+[.R41];10);10)=4;6;MOD(MOD([.N41]+[.R41];10);10)=5;2;MOD(MOD([.N41]+[.R41];10);10)=6;3;MOD(MOD([.N41]+[.R41];10);10)=7;8;MOD(MOD([.N41]+[.R41];10);10)=8;9;MOD(MOD([.N41]+[.R41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42]-MOD([.A42];7))/7" office:value-type="float" office:value="5" calcext:value-type="float">
            <text:p>5</text:p>
          </table:table-cell>
          <table:table-cell office:value-type="string" calcext:value-type="string">
            <text:p>Gumbreg</text:p>
          </table:table-cell>
          <table:table-cell office:value-type="float" office:value="8" calcext:value-type="float">
            <text:p>8</text:p>
          </table:table-cell>
          <table:table-cell table:formula="of:=IF(MOD([.N42]+[.R42];2)=1;&quot;Luang&quot;;&quot;-&quot;)" office:value-type="string" office:string-value="Luang" calcext:value-type="string">
            <text:p>Luang</text:p>
          </table:table-cell>
          <table:table-cell table:formula="of:=IF(MOD([.N42]+[.R42];2)=1;1;0)" office:value-type="float" office:value="1" calcext:value-type="float">
            <text:p>1</text:p>
          </table:table-cell>
          <table:table-cell table:formula="of:=IF(MOD([.N42]+[.R42];2)=1;&quot;Pepet&quot;;&quot;Menga&quot;)" office:value-type="string" office:string-value="Pepet" calcext:value-type="string">
            <text:p>Pepet</text:p>
          </table:table-cell>
          <table:table-cell table:formula="of:=IF(MOD([.N42]+[.R42];2)=1;4;5)" office:value-type="float" office:value="4" calcext:value-type="float">
            <text:p>4</text:p>
          </table:table-cell>
          <table:table-cell table:formula="of:=COM.MICROSOFT.IFS(MOD([.A42];3)=0;&quot;Pasah&quot;;MOD([.A42];3)=1;&quot;Beteng&quot;;MOD([.A42];3)=2;&quot;Kajeng&quot;)" office:value-type="string" office:string-value="Beteng" calcext:value-type="string">
            <text:p>Beteng</text:p>
          </table:table-cell>
          <table:table-cell table:formula="of:=COM.MICROSOFT.IFS(MOD([.A42];3)=0;9;MOD([.A42];3)=1;4;MOD([.A42];3)=2;7)" office:value-type="float" office:value="4" calcext:value-type="float">
            <text:p>4</text:p>
          </table:table-cell>
          <table:table-cell table:formula="of:=COM.MICROSOFT.IFS(MOD([.A42];4)=0;&quot;Sri&quot;;MOD([.A42];4)=1;&quot;Laba&quot;;MOD([.A42];4)=2;&quot;Jaya&quot;;MOD([.A42];4)=3;&quot;Menala&quot;)" office:value-type="string" office:string-value="Sri" calcext:value-type="string">
            <text:p>Sri</text:p>
          </table:table-cell>
          <table:table-cell table:formula="of:=COM.MICROSOFT.IFS(MOD([.A42];4)=0;6;MOD([.A42];4)=1;5;MOD([.A42];4)=2;1;MOD([.A42];4)=3;8)" office:value-type="float" office:value="6" calcext:value-type="float">
            <text:p>6</text:p>
          </table:table-cell>
          <table:table-cell table:formula="of:=COM.MICROSOFT.IFS(MOD([.A42];5)=0;&quot;Pahing&quot;;MOD([.A42];5)=1;&quot;Pon&quot;;MOD([.A42];5)=2;&quot;Wage&quot;;MOD([.A42];5)=3;&quot;Kliwon&quot;;MOD([.A42];5)=4;&quot;Umanis&quot;)" office:value-type="string" office:string-value="Pahing" calcext:value-type="string">
            <text:p>Pahing</text:p>
          </table:table-cell>
          <table:table-cell table:formula="of:=COM.MICROSOFT.IFS(MOD([.A42];5)=0;9;MOD([.A42];5)=1;7;MOD([.A42];5)=2;4;MOD([.A42];5)=3;8;MOD([.A42];5)=4;5)" office:value-type="float" office:value="9" calcext:value-type="float">
            <text:p>9</text:p>
          </table:table-cell>
          <table:table-cell table:formula="of:=COM.MICROSOFT.IFS(MOD([.A42];6)=0;&quot;Tungleh&quot;;MOD([.A42];6)=1;&quot;Aryang&quot;;MOD([.A42];6)=2;&quot;Urukung&quot;;MOD([.A42];6)=3;&quot;Paniron&quot;;MOD([.A42];6)=4;&quot;Was&quot;;MOD([.A42];6)=5;&quot;Maulu&quot;)" office:value-type="string" office:string-value="Was" calcext:value-type="string">
            <text:p>Was</text:p>
          </table:table-cell>
          <table:table-cell table:formula="of:=COM.MICROSOFT.IFS(MOD([.A42];6)=0;7;MOD([.A42];6)=1;6;MOD([.A42];6)=2;5;MOD([.A42];6)=3;8;MOD([.A42];6)=4;9;MOD([.A42];6)=5;3)" office:value-type="float" office:value="9" calcext:value-type="float">
            <text:p>9</text:p>
          </table:table-cell>
          <table:table-cell table:formula="of:=COM.MICROSOFT.IFS(MOD([.A42];7)=0;&quot;Redite&quot;;MOD([.A42];7)=1;&quot;Soma&quot;;MOD([.A42];7)=2;&quot;Anggara&quot;;MOD([.A42];7)=3;&quot;Budha&quot;;MOD([.A42];7)=4;&quot;Wraspati&quot;;MOD([.A42];7)=5;&quot;Sukra&quot;;MOD([.A42];7);&quot;Saniscara&quot;)" office:value-type="string" office:string-value="Sukra" calcext:value-type="string">
            <text:p>Sukra</text:p>
          </table:table-cell>
          <table:table-cell table:formula="of:=COM.MICROSOFT.IFS(MOD([.A42];7)=0;5;MOD([.A42];7)=1;4;MOD([.A42];7)=2;3;MOD([.A42];7)=3;7;MOD([.A42];7)=4;8;MOD([.A42];7)=5;6;MOD([.A42];7);9)" office:value-type="float" office:value="6" calcext:value-type="float">
            <text:p>6</text:p>
          </table:table-cell>
          <table:table-cell table:formula="of:=COM.MICROSOFT.IFS(MOD([.A42];8)=0;&quot;Sri&quot;;MOD([.A42];8)=1;&quot;Indra&quot;;MOD([.A42];8)=2;&quot;Guru&quot;;MOD([.A42];8)=3;&quot;Yama&quot;;MOD([.A42];8)=4;&quot;Ludra&quot;;MOD([.A42];8)=5;&quot;Brahma&quot;;MOD([.A42];8)=6;&quot;Kala&quot;;MOD([.A42];8)=7;&quot;Uma&quot;)" office:value-type="string" office:string-value="Sri" calcext:value-type="string">
            <text:p>Sri</text:p>
          </table:table-cell>
          <table:table-cell table:formula="of:=COM.MICROSOFT.IFS(MOD([.A42];8)=0;6;MOD([.A42];8)=1;5;MOD([.A42];8)=2;8;MOD([.A42];8)=3;9;MOD([.A42];8)=4;3;MOD([.A42];8)=5;7;MOD([.A42];8)=6;1;MOD([.A42];8)=7;4)" office:value-type="float" office:value="6" calcext:value-type="float">
            <text:p>6</text:p>
          </table:table-cell>
          <table:table-cell table:formula="of:=COM.MICROSOFT.IFS(MOD([.A42]-3;9)=0;&quot;Dangu&quot;;MOD([.A42]-3;9)=1;&quot;Jangur&quot;;MOD([.A42]-3;9)=2;&quot;Gigis&quot;;MOD([.A42]-3;9)=3;&quot;Nohan&quot;;MOD([.A42]-3;9)=4;&quot;Ogan&quot;;MOD([.A42]-3;9)=5;&quot;Erengan&quot;;MOD([.A42]-3;9)=6;&quot;Urungan&quot;;MOD([.A42]-3;9)=7;&quot;Tulus&quot;;MOD([.A42]-3;9)=8;&quot;Dadi&quot;)" office:value-type="string" office:string-value="Jangur" calcext:value-type="string">
            <text:p>Jangur</text:p>
          </table:table-cell>
          <table:table-cell table:formula="of:=COM.MICROSOFT.IFS(MOD([.A42]-3;9)=0;5;MOD([.A42]-3;9)=1;8;MOD([.A42]-3;9)=2;9;MOD([.A42]-3;9)=3;3;MOD([.A42]-3;9)=4;7;MOD([.A42]-3;9)=5;1;MOD([.A42]-3;9)=6;4;MOD([.A42]-3;9)=7;6;MOD([.A42]-3;9)=8;8)" office:value-type="float" office:value="8" calcext:value-type="float">
            <text:p>8</text:p>
          </table:table-cell>
          <table:table-cell table:formula="of:=COM.MICROSOFT.IFS(MOD(MOD([.N42]+[.R42];10);10)=0;&quot;Pandita&quot;;MOD(MOD([.N42]+[.R42];10);10)=1;&quot;Pati&quot;;MOD(MOD([.N42]+[.R42];10);10)=2;&quot;Suka&quot;;MOD(MOD([.N42]+[.R42];10);10)=3;&quot;Duka&quot;;MOD(MOD([.N42]+[.R42];10);10)=4;&quot;Sri&quot;;MOD(MOD([.N42]+[.R42];10);10)=5;&quot;Manuh&quot;;MOD(MOD([.N42]+[.R42];10);10)=6;&quot;Manusa&quot;;MOD(MOD([.N42]+[.R42];10);10)=7;&quot;Raja&quot;;MOD(MOD([.N42]+[.R42];10);10)=8;&quot;Dewa&quot;;MOD(MOD([.N42]+[.R42];10);10)=9;&quot;Raksasa&quot;)" office:value-type="string" office:string-value="Manuh" calcext:value-type="string">
            <text:p>Manuh</text:p>
          </table:table-cell>
          <table:table-cell table:formula="of:=COM.MICROSOFT.IFS(MOD(MOD([.N42]+[.R42];10);10)=0;5;MOD(MOD([.N42]+[.R42];10);10)=1;7;MOD(MOD([.N42]+[.R42];10);10)=2;10;MOD(MOD([.N42]+[.R42];10);10)=3;4;MOD(MOD([.N42]+[.R42];10);10)=4;6;MOD(MOD([.N42]+[.R42];10);10)=5;2;MOD(MOD([.N42]+[.R42];10);10)=6;3;MOD(MOD([.N42]+[.R42];10);10)=7;8;MOD(MOD([.N42]+[.R42];10);10)=8;9;MOD(MOD([.N42]+[.R42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43]-MOD([.A43];7))/7" office:value-type="float" office:value="5" calcext:value-type="float">
            <text:p>5</text:p>
          </table:table-cell>
          <table:table-cell office:value-type="string" calcext:value-type="string">
            <text:p>Gumbreg</text:p>
          </table:table-cell>
          <table:table-cell office:value-type="float" office:value="8" calcext:value-type="float">
            <text:p>8</text:p>
          </table:table-cell>
          <table:table-cell table:formula="of:=IF(MOD([.N43]+[.R43];2)=1;&quot;Luang&quot;;&quot;-&quot;)" office:value-type="string" office:string-value="-" calcext:value-type="string">
            <text:p>-</text:p>
          </table:table-cell>
          <table:table-cell table:formula="of:=IF(MOD([.N43]+[.R43];2)=1;1;0)" office:value-type="float" office:value="0" calcext:value-type="float">
            <text:p>0</text:p>
          </table:table-cell>
          <table:table-cell table:formula="of:=IF(MOD([.N43]+[.R43];2)=1;&quot;Pepet&quot;;&quot;Menga&quot;)" office:value-type="string" office:string-value="Menga" calcext:value-type="string">
            <text:p>Menga</text:p>
          </table:table-cell>
          <table:table-cell table:formula="of:=IF(MOD([.N43]+[.R43];2)=1;4;5)" office:value-type="float" office:value="5" calcext:value-type="float">
            <text:p>5</text:p>
          </table:table-cell>
          <table:table-cell table:formula="of:=COM.MICROSOFT.IFS(MOD([.A43];3)=0;&quot;Pasah&quot;;MOD([.A43];3)=1;&quot;Beteng&quot;;MOD([.A43];3)=2;&quot;Kajeng&quot;)" office:value-type="string" office:string-value="Kajeng" calcext:value-type="string">
            <text:p>Kajeng</text:p>
          </table:table-cell>
          <table:table-cell table:formula="of:=COM.MICROSOFT.IFS(MOD([.A43];3)=0;9;MOD([.A43];3)=1;4;MOD([.A43];3)=2;7)" office:value-type="float" office:value="7" calcext:value-type="float">
            <text:p>7</text:p>
          </table:table-cell>
          <table:table-cell table:formula="of:=COM.MICROSOFT.IFS(MOD([.A43];4)=0;&quot;Sri&quot;;MOD([.A43];4)=1;&quot;Laba&quot;;MOD([.A43];4)=2;&quot;Jaya&quot;;MOD([.A43];4)=3;&quot;Menala&quot;)" office:value-type="string" office:string-value="Laba" calcext:value-type="string">
            <text:p>Laba</text:p>
          </table:table-cell>
          <table:table-cell table:formula="of:=COM.MICROSOFT.IFS(MOD([.A43];4)=0;6;MOD([.A43];4)=1;5;MOD([.A43];4)=2;1;MOD([.A43];4)=3;8)" office:value-type="float" office:value="5" calcext:value-type="float">
            <text:p>5</text:p>
          </table:table-cell>
          <table:table-cell table:formula="of:=COM.MICROSOFT.IFS(MOD([.A43];5)=0;&quot;Pahing&quot;;MOD([.A43];5)=1;&quot;Pon&quot;;MOD([.A43];5)=2;&quot;Wage&quot;;MOD([.A43];5)=3;&quot;Kliwon&quot;;MOD([.A43];5)=4;&quot;Umanis&quot;)" office:value-type="string" office:string-value="Pon" calcext:value-type="string">
            <text:p>Pon</text:p>
          </table:table-cell>
          <table:table-cell table:formula="of:=COM.MICROSOFT.IFS(MOD([.A43];5)=0;9;MOD([.A43];5)=1;7;MOD([.A43];5)=2;4;MOD([.A43];5)=3;8;MOD([.A43];5)=4;5)" office:value-type="float" office:value="7" calcext:value-type="float">
            <text:p>7</text:p>
          </table:table-cell>
          <table:table-cell table:formula="of:=COM.MICROSOFT.IFS(MOD([.A43];6)=0;&quot;Tungleh&quot;;MOD([.A43];6)=1;&quot;Aryang&quot;;MOD([.A43];6)=2;&quot;Urukung&quot;;MOD([.A43];6)=3;&quot;Paniron&quot;;MOD([.A43];6)=4;&quot;Was&quot;;MOD([.A43];6)=5;&quot;Maulu&quot;)" office:value-type="string" office:string-value="Maulu" calcext:value-type="string">
            <text:p>Maulu</text:p>
          </table:table-cell>
          <table:table-cell table:formula="of:=COM.MICROSOFT.IFS(MOD([.A43];6)=0;7;MOD([.A43];6)=1;6;MOD([.A43];6)=2;5;MOD([.A43];6)=3;8;MOD([.A43];6)=4;9;MOD([.A43];6)=5;3)" office:value-type="float" office:value="3" calcext:value-type="float">
            <text:p>3</text:p>
          </table:table-cell>
          <table:table-cell table:formula="of:=COM.MICROSOFT.IFS(MOD([.A43];7)=0;&quot;Redite&quot;;MOD([.A43];7)=1;&quot;Soma&quot;;MOD([.A43];7)=2;&quot;Anggara&quot;;MOD([.A43];7)=3;&quot;Budha&quot;;MOD([.A43];7)=4;&quot;Wraspati&quot;;MOD([.A43];7)=5;&quot;Sukra&quot;;MOD([.A43];7);&quot;Saniscara&quot;)" office:value-type="string" office:string-value="Saniscara" calcext:value-type="string">
            <text:p>Saniscara</text:p>
          </table:table-cell>
          <table:table-cell table:formula="of:=COM.MICROSOFT.IFS(MOD([.A43];7)=0;5;MOD([.A43];7)=1;4;MOD([.A43];7)=2;3;MOD([.A43];7)=3;7;MOD([.A43];7)=4;8;MOD([.A43];7)=5;6;MOD([.A43];7);9)" office:value-type="float" office:value="9" calcext:value-type="float">
            <text:p>9</text:p>
          </table:table-cell>
          <table:table-cell table:formula="of:=COM.MICROSOFT.IFS(MOD([.A43];8)=0;&quot;Sri&quot;;MOD([.A43];8)=1;&quot;Indra&quot;;MOD([.A43];8)=2;&quot;Guru&quot;;MOD([.A43];8)=3;&quot;Yama&quot;;MOD([.A43];8)=4;&quot;Ludra&quot;;MOD([.A43];8)=5;&quot;Brahma&quot;;MOD([.A43];8)=6;&quot;Kala&quot;;MOD([.A43];8)=7;&quot;Uma&quot;)" office:value-type="string" office:string-value="Indra" calcext:value-type="string">
            <text:p>Indra</text:p>
          </table:table-cell>
          <table:table-cell table:formula="of:=COM.MICROSOFT.IFS(MOD([.A43];8)=0;6;MOD([.A43];8)=1;5;MOD([.A43];8)=2;8;MOD([.A43];8)=3;9;MOD([.A43];8)=4;3;MOD([.A43];8)=5;7;MOD([.A43];8)=6;1;MOD([.A43];8)=7;4)" office:value-type="float" office:value="5" calcext:value-type="float">
            <text:p>5</text:p>
          </table:table-cell>
          <table:table-cell table:formula="of:=COM.MICROSOFT.IFS(MOD([.A43]-3;9)=0;&quot;Dangu&quot;;MOD([.A43]-3;9)=1;&quot;Jangur&quot;;MOD([.A43]-3;9)=2;&quot;Gigis&quot;;MOD([.A43]-3;9)=3;&quot;Nohan&quot;;MOD([.A43]-3;9)=4;&quot;Ogan&quot;;MOD([.A43]-3;9)=5;&quot;Erengan&quot;;MOD([.A43]-3;9)=6;&quot;Urungan&quot;;MOD([.A43]-3;9)=7;&quot;Tulus&quot;;MOD([.A43]-3;9)=8;&quot;Dadi&quot;)" office:value-type="string" office:string-value="Gigis" calcext:value-type="string">
            <text:p>Gigis</text:p>
          </table:table-cell>
          <table:table-cell table:formula="of:=COM.MICROSOFT.IFS(MOD([.A43]-3;9)=0;5;MOD([.A43]-3;9)=1;8;MOD([.A43]-3;9)=2;9;MOD([.A43]-3;9)=3;3;MOD([.A43]-3;9)=4;7;MOD([.A43]-3;9)=5;1;MOD([.A43]-3;9)=6;4;MOD([.A43]-3;9)=7;6;MOD([.A43]-3;9)=8;8)" office:value-type="float" office:value="9" calcext:value-type="float">
            <text:p>9</text:p>
          </table:table-cell>
          <table:table-cell table:formula="of:=COM.MICROSOFT.IFS(MOD(MOD([.N43]+[.R43];10);10)=0;&quot;Pandita&quot;;MOD(MOD([.N43]+[.R43];10);10)=1;&quot;Pati&quot;;MOD(MOD([.N43]+[.R43];10);10)=2;&quot;Suka&quot;;MOD(MOD([.N43]+[.R43];10);10)=3;&quot;Duka&quot;;MOD(MOD([.N43]+[.R43];10);10)=4;&quot;Sri&quot;;MOD(MOD([.N43]+[.R43];10);10)=5;&quot;Manuh&quot;;MOD(MOD([.N43]+[.R43];10);10)=6;&quot;Manusa&quot;;MOD(MOD([.N43]+[.R43];10);10)=7;&quot;Raja&quot;;MOD(MOD([.N43]+[.R43];10);10)=8;&quot;Dewa&quot;;MOD(MOD([.N43]+[.R43];10);10)=9;&quot;Raksasa&quot;)" office:value-type="string" office:string-value="Manusa" calcext:value-type="string">
            <text:p>Manusa</text:p>
          </table:table-cell>
          <table:table-cell table:formula="of:=COM.MICROSOFT.IFS(MOD(MOD([.N43]+[.R43];10);10)=0;5;MOD(MOD([.N43]+[.R43];10);10)=1;7;MOD(MOD([.N43]+[.R43];10);10)=2;10;MOD(MOD([.N43]+[.R43];10);10)=3;4;MOD(MOD([.N43]+[.R43];10);10)=4;6;MOD(MOD([.N43]+[.R43];10);10)=5;2;MOD(MOD([.N43]+[.R43];10);10)=6;3;MOD(MOD([.N43]+[.R43];10);10)=7;8;MOD(MOD([.N43]+[.R43];10);10)=8;9;MOD(MOD([.N43]+[.R43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44]-MOD([.A44];7))/7" office:value-type="float" office:value="6" calcext:value-type="float">
            <text:p>6</text:p>
          </table:table-cell>
          <table:table-cell office:value-type="string" calcext:value-type="string">
            <text:p>Wariga</text:p>
          </table:table-cell>
          <table:table-cell office:value-type="float" office:value="9" calcext:value-type="float">
            <text:p>9</text:p>
          </table:table-cell>
          <table:table-cell table:formula="of:=IF(MOD([.N44]+[.R44];2)=1;&quot;Luang&quot;;&quot;-&quot;)" office:value-type="string" office:string-value="Luang" calcext:value-type="string">
            <text:p>Luang</text:p>
          </table:table-cell>
          <table:table-cell table:formula="of:=IF(MOD([.N44]+[.R44];2)=1;1;0)" office:value-type="float" office:value="1" calcext:value-type="float">
            <text:p>1</text:p>
          </table:table-cell>
          <table:table-cell table:formula="of:=IF(MOD([.N44]+[.R44];2)=1;&quot;Pepet&quot;;&quot;Menga&quot;)" office:value-type="string" office:string-value="Pepet" calcext:value-type="string">
            <text:p>Pepet</text:p>
          </table:table-cell>
          <table:table-cell table:formula="of:=IF(MOD([.N44]+[.R44];2)=1;4;5)" office:value-type="float" office:value="4" calcext:value-type="float">
            <text:p>4</text:p>
          </table:table-cell>
          <table:table-cell table:formula="of:=COM.MICROSOFT.IFS(MOD([.A44];3)=0;&quot;Pasah&quot;;MOD([.A44];3)=1;&quot;Beteng&quot;;MOD([.A44];3)=2;&quot;Kajeng&quot;)" office:value-type="string" office:string-value="Pasah" calcext:value-type="string">
            <text:p>Pasah</text:p>
          </table:table-cell>
          <table:table-cell table:formula="of:=COM.MICROSOFT.IFS(MOD([.A44];3)=0;9;MOD([.A44];3)=1;4;MOD([.A44];3)=2;7)" office:value-type="float" office:value="9" calcext:value-type="float">
            <text:p>9</text:p>
          </table:table-cell>
          <table:table-cell table:formula="of:=COM.MICROSOFT.IFS(MOD([.A44];4)=0;&quot;Sri&quot;;MOD([.A44];4)=1;&quot;Laba&quot;;MOD([.A44];4)=2;&quot;Jaya&quot;;MOD([.A44];4)=3;&quot;Menala&quot;)" office:value-type="string" office:string-value="Jaya" calcext:value-type="string">
            <text:p>Jaya</text:p>
          </table:table-cell>
          <table:table-cell table:formula="of:=COM.MICROSOFT.IFS(MOD([.A44];4)=0;6;MOD([.A44];4)=1;5;MOD([.A44];4)=2;1;MOD([.A44];4)=3;8)" office:value-type="float" office:value="1" calcext:value-type="float">
            <text:p>1</text:p>
          </table:table-cell>
          <table:table-cell table:formula="of:=COM.MICROSOFT.IFS(MOD([.A44];5)=0;&quot;Pahing&quot;;MOD([.A44];5)=1;&quot;Pon&quot;;MOD([.A44];5)=2;&quot;Wage&quot;;MOD([.A44];5)=3;&quot;Kliwon&quot;;MOD([.A44];5)=4;&quot;Umanis&quot;)" office:value-type="string" office:string-value="Wage" calcext:value-type="string">
            <text:p>Wage</text:p>
          </table:table-cell>
          <table:table-cell table:formula="of:=COM.MICROSOFT.IFS(MOD([.A44];5)=0;9;MOD([.A44];5)=1;7;MOD([.A44];5)=2;4;MOD([.A44];5)=3;8;MOD([.A44];5)=4;5)" office:value-type="float" office:value="4" calcext:value-type="float">
            <text:p>4</text:p>
          </table:table-cell>
          <table:table-cell table:formula="of:=COM.MICROSOFT.IFS(MOD([.A44];6)=0;&quot;Tungleh&quot;;MOD([.A44];6)=1;&quot;Aryang&quot;;MOD([.A44];6)=2;&quot;Urukung&quot;;MOD([.A44];6)=3;&quot;Paniron&quot;;MOD([.A44];6)=4;&quot;Was&quot;;MOD([.A44];6)=5;&quot;Maulu&quot;)" office:value-type="string" office:string-value="Tungleh" calcext:value-type="string">
            <text:p>Tungleh</text:p>
          </table:table-cell>
          <table:table-cell table:formula="of:=COM.MICROSOFT.IFS(MOD([.A44];6)=0;7;MOD([.A44];6)=1;6;MOD([.A44];6)=2;5;MOD([.A44];6)=3;8;MOD([.A44];6)=4;9;MOD([.A44];6)=5;3)" office:value-type="float" office:value="7" calcext:value-type="float">
            <text:p>7</text:p>
          </table:table-cell>
          <table:table-cell table:formula="of:=COM.MICROSOFT.IFS(MOD([.A44];7)=0;&quot;Redite&quot;;MOD([.A44];7)=1;&quot;Soma&quot;;MOD([.A44];7)=2;&quot;Anggara&quot;;MOD([.A44];7)=3;&quot;Budha&quot;;MOD([.A44];7)=4;&quot;Wraspati&quot;;MOD([.A44];7)=5;&quot;Sukra&quot;;MOD([.A44];7);&quot;Saniscara&quot;)" office:value-type="string" office:string-value="Redite" calcext:value-type="string">
            <text:p>Redite</text:p>
          </table:table-cell>
          <table:table-cell table:formula="of:=COM.MICROSOFT.IFS(MOD([.A44];7)=0;5;MOD([.A44];7)=1;4;MOD([.A44];7)=2;3;MOD([.A44];7)=3;7;MOD([.A44];7)=4;8;MOD([.A44];7)=5;6;MOD([.A44];7);9)" office:value-type="float" office:value="5" calcext:value-type="float">
            <text:p>5</text:p>
          </table:table-cell>
          <table:table-cell table:formula="of:=COM.MICROSOFT.IFS(MOD([.A44];8)=0;&quot;Sri&quot;;MOD([.A44];8)=1;&quot;Indra&quot;;MOD([.A44];8)=2;&quot;Guru&quot;;MOD([.A44];8)=3;&quot;Yama&quot;;MOD([.A44];8)=4;&quot;Ludra&quot;;MOD([.A44];8)=5;&quot;Brahma&quot;;MOD([.A44];8)=6;&quot;Kala&quot;;MOD([.A44];8)=7;&quot;Uma&quot;)" office:value-type="string" office:string-value="Guru" calcext:value-type="string">
            <text:p>Guru</text:p>
          </table:table-cell>
          <table:table-cell table:formula="of:=COM.MICROSOFT.IFS(MOD([.A44];8)=0;6;MOD([.A44];8)=1;5;MOD([.A44];8)=2;8;MOD([.A44];8)=3;9;MOD([.A44];8)=4;3;MOD([.A44];8)=5;7;MOD([.A44];8)=6;1;MOD([.A44];8)=7;4)" office:value-type="float" office:value="8" calcext:value-type="float">
            <text:p>8</text:p>
          </table:table-cell>
          <table:table-cell table:formula="of:=COM.MICROSOFT.IFS(MOD([.A44]-3;9)=0;&quot;Dangu&quot;;MOD([.A44]-3;9)=1;&quot;Jangur&quot;;MOD([.A44]-3;9)=2;&quot;Gigis&quot;;MOD([.A44]-3;9)=3;&quot;Nohan&quot;;MOD([.A44]-3;9)=4;&quot;Ogan&quot;;MOD([.A44]-3;9)=5;&quot;Erengan&quot;;MOD([.A44]-3;9)=6;&quot;Urungan&quot;;MOD([.A44]-3;9)=7;&quot;Tulus&quot;;MOD([.A44]-3;9)=8;&quot;Dadi&quot;)" office:value-type="string" office:string-value="Nohan" calcext:value-type="string">
            <text:p>Nohan</text:p>
          </table:table-cell>
          <table:table-cell table:formula="of:=COM.MICROSOFT.IFS(MOD([.A44]-3;9)=0;5;MOD([.A44]-3;9)=1;8;MOD([.A44]-3;9)=2;9;MOD([.A44]-3;9)=3;3;MOD([.A44]-3;9)=4;7;MOD([.A44]-3;9)=5;1;MOD([.A44]-3;9)=6;4;MOD([.A44]-3;9)=7;6;MOD([.A44]-3;9)=8;8)" office:value-type="float" office:value="3" calcext:value-type="float">
            <text:p>3</text:p>
          </table:table-cell>
          <table:table-cell table:formula="of:=COM.MICROSOFT.IFS(MOD(MOD([.N44]+[.R44];10);10)=0;&quot;Pandita&quot;;MOD(MOD([.N44]+[.R44];10);10)=1;&quot;Pati&quot;;MOD(MOD([.N44]+[.R44];10);10)=2;&quot;Suka&quot;;MOD(MOD([.N44]+[.R44];10);10)=3;&quot;Duka&quot;;MOD(MOD([.N44]+[.R44];10);10)=4;&quot;Sri&quot;;MOD(MOD([.N44]+[.R44];10);10)=5;&quot;Manuh&quot;;MOD(MOD([.N44]+[.R44];10);10)=6;&quot;Manusa&quot;;MOD(MOD([.N44]+[.R44];10);10)=7;&quot;Raja&quot;;MOD(MOD([.N44]+[.R44];10);10)=8;&quot;Dewa&quot;;MOD(MOD([.N44]+[.R44];10);10)=9;&quot;Raksasa&quot;)" office:value-type="string" office:string-value="Raksasa" calcext:value-type="string">
            <text:p>Raksasa</text:p>
          </table:table-cell>
          <table:table-cell table:formula="of:=COM.MICROSOFT.IFS(MOD(MOD([.N44]+[.R44];10);10)=0;5;MOD(MOD([.N44]+[.R44];10);10)=1;7;MOD(MOD([.N44]+[.R44];10);10)=2;10;MOD(MOD([.N44]+[.R44];10);10)=3;4;MOD(MOD([.N44]+[.R44];10);10)=4;6;MOD(MOD([.N44]+[.R44];10);10)=5;2;MOD(MOD([.N44]+[.R44];10);10)=6;3;MOD(MOD([.N44]+[.R44];10);10)=7;8;MOD(MOD([.N44]+[.R44];10);10)=8;9;MOD(MOD([.N44]+[.R44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45]-MOD([.A45];7))/7" office:value-type="float" office:value="6" calcext:value-type="float">
            <text:p>6</text:p>
          </table:table-cell>
          <table:table-cell office:value-type="string" calcext:value-type="string">
            <text:p>Wariga</text:p>
          </table:table-cell>
          <table:table-cell office:value-type="float" office:value="9" calcext:value-type="float">
            <text:p>9</text:p>
          </table:table-cell>
          <table:table-cell table:formula="of:=IF(MOD([.N45]+[.R45];2)=1;&quot;Luang&quot;;&quot;-&quot;)" office:value-type="string" office:string-value="-" calcext:value-type="string">
            <text:p>-</text:p>
          </table:table-cell>
          <table:table-cell table:formula="of:=IF(MOD([.N45]+[.R45];2)=1;1;0)" office:value-type="float" office:value="0" calcext:value-type="float">
            <text:p>0</text:p>
          </table:table-cell>
          <table:table-cell table:formula="of:=IF(MOD([.N45]+[.R45];2)=1;&quot;Pepet&quot;;&quot;Menga&quot;)" office:value-type="string" office:string-value="Menga" calcext:value-type="string">
            <text:p>Menga</text:p>
          </table:table-cell>
          <table:table-cell table:formula="of:=IF(MOD([.N45]+[.R45];2)=1;4;5)" office:value-type="float" office:value="5" calcext:value-type="float">
            <text:p>5</text:p>
          </table:table-cell>
          <table:table-cell table:formula="of:=COM.MICROSOFT.IFS(MOD([.A45];3)=0;&quot;Pasah&quot;;MOD([.A45];3)=1;&quot;Beteng&quot;;MOD([.A45];3)=2;&quot;Kajeng&quot;)" office:value-type="string" office:string-value="Beteng" calcext:value-type="string">
            <text:p>Beteng</text:p>
          </table:table-cell>
          <table:table-cell table:formula="of:=COM.MICROSOFT.IFS(MOD([.A45];3)=0;9;MOD([.A45];3)=1;4;MOD([.A45];3)=2;7)" office:value-type="float" office:value="4" calcext:value-type="float">
            <text:p>4</text:p>
          </table:table-cell>
          <table:table-cell table:formula="of:=COM.MICROSOFT.IFS(MOD([.A45];4)=0;&quot;Sri&quot;;MOD([.A45];4)=1;&quot;Laba&quot;;MOD([.A45];4)=2;&quot;Jaya&quot;;MOD([.A45];4)=3;&quot;Menala&quot;)" office:value-type="string" office:string-value="Menala" calcext:value-type="string">
            <text:p>Menala</text:p>
          </table:table-cell>
          <table:table-cell table:formula="of:=COM.MICROSOFT.IFS(MOD([.A45];4)=0;6;MOD([.A45];4)=1;5;MOD([.A45];4)=2;1;MOD([.A45];4)=3;8)" office:value-type="float" office:value="8" calcext:value-type="float">
            <text:p>8</text:p>
          </table:table-cell>
          <table:table-cell table:formula="of:=COM.MICROSOFT.IFS(MOD([.A45];5)=0;&quot;Pahing&quot;;MOD([.A45];5)=1;&quot;Pon&quot;;MOD([.A45];5)=2;&quot;Wage&quot;;MOD([.A45];5)=3;&quot;Kliwon&quot;;MOD([.A45];5)=4;&quot;Umanis&quot;)" office:value-type="string" office:string-value="Kliwon" calcext:value-type="string">
            <text:p>Kliwon</text:p>
          </table:table-cell>
          <table:table-cell table:formula="of:=COM.MICROSOFT.IFS(MOD([.A45];5)=0;9;MOD([.A45];5)=1;7;MOD([.A45];5)=2;4;MOD([.A45];5)=3;8;MOD([.A45];5)=4;5)" office:value-type="float" office:value="8" calcext:value-type="float">
            <text:p>8</text:p>
          </table:table-cell>
          <table:table-cell table:formula="of:=COM.MICROSOFT.IFS(MOD([.A45];6)=0;&quot;Tungleh&quot;;MOD([.A45];6)=1;&quot;Aryang&quot;;MOD([.A45];6)=2;&quot;Urukung&quot;;MOD([.A45];6)=3;&quot;Paniron&quot;;MOD([.A45];6)=4;&quot;Was&quot;;MOD([.A45];6)=5;&quot;Maulu&quot;)" office:value-type="string" office:string-value="Aryang" calcext:value-type="string">
            <text:p>Aryang</text:p>
          </table:table-cell>
          <table:table-cell table:formula="of:=COM.MICROSOFT.IFS(MOD([.A45];6)=0;7;MOD([.A45];6)=1;6;MOD([.A45];6)=2;5;MOD([.A45];6)=3;8;MOD([.A45];6)=4;9;MOD([.A45];6)=5;3)" office:value-type="float" office:value="6" calcext:value-type="float">
            <text:p>6</text:p>
          </table:table-cell>
          <table:table-cell table:formula="of:=COM.MICROSOFT.IFS(MOD([.A45];7)=0;&quot;Redite&quot;;MOD([.A45];7)=1;&quot;Soma&quot;;MOD([.A45];7)=2;&quot;Anggara&quot;;MOD([.A45];7)=3;&quot;Budha&quot;;MOD([.A45];7)=4;&quot;Wraspati&quot;;MOD([.A45];7)=5;&quot;Sukra&quot;;MOD([.A45];7);&quot;Saniscara&quot;)" office:value-type="string" office:string-value="Soma" calcext:value-type="string">
            <text:p>Soma</text:p>
          </table:table-cell>
          <table:table-cell table:formula="of:=COM.MICROSOFT.IFS(MOD([.A45];7)=0;5;MOD([.A45];7)=1;4;MOD([.A45];7)=2;3;MOD([.A45];7)=3;7;MOD([.A45];7)=4;8;MOD([.A45];7)=5;6;MOD([.A45];7);9)" office:value-type="float" office:value="4" calcext:value-type="float">
            <text:p>4</text:p>
          </table:table-cell>
          <table:table-cell table:formula="of:=COM.MICROSOFT.IFS(MOD([.A45];8)=0;&quot;Sri&quot;;MOD([.A45];8)=1;&quot;Indra&quot;;MOD([.A45];8)=2;&quot;Guru&quot;;MOD([.A45];8)=3;&quot;Yama&quot;;MOD([.A45];8)=4;&quot;Ludra&quot;;MOD([.A45];8)=5;&quot;Brahma&quot;;MOD([.A45];8)=6;&quot;Kala&quot;;MOD([.A45];8)=7;&quot;Uma&quot;)" office:value-type="string" office:string-value="Yama" calcext:value-type="string">
            <text:p>Yama</text:p>
          </table:table-cell>
          <table:table-cell table:formula="of:=COM.MICROSOFT.IFS(MOD([.A45];8)=0;6;MOD([.A45];8)=1;5;MOD([.A45];8)=2;8;MOD([.A45];8)=3;9;MOD([.A45];8)=4;3;MOD([.A45];8)=5;7;MOD([.A45];8)=6;1;MOD([.A45];8)=7;4)" office:value-type="float" office:value="9" calcext:value-type="float">
            <text:p>9</text:p>
          </table:table-cell>
          <table:table-cell table:formula="of:=COM.MICROSOFT.IFS(MOD([.A45]-3;9)=0;&quot;Dangu&quot;;MOD([.A45]-3;9)=1;&quot;Jangur&quot;;MOD([.A45]-3;9)=2;&quot;Gigis&quot;;MOD([.A45]-3;9)=3;&quot;Nohan&quot;;MOD([.A45]-3;9)=4;&quot;Ogan&quot;;MOD([.A45]-3;9)=5;&quot;Erengan&quot;;MOD([.A45]-3;9)=6;&quot;Urungan&quot;;MOD([.A45]-3;9)=7;&quot;Tulus&quot;;MOD([.A45]-3;9)=8;&quot;Dadi&quot;)" office:value-type="string" office:string-value="Ogan" calcext:value-type="string">
            <text:p>Ogan</text:p>
          </table:table-cell>
          <table:table-cell table:formula="of:=COM.MICROSOFT.IFS(MOD([.A45]-3;9)=0;5;MOD([.A45]-3;9)=1;8;MOD([.A45]-3;9)=2;9;MOD([.A45]-3;9)=3;3;MOD([.A45]-3;9)=4;7;MOD([.A45]-3;9)=5;1;MOD([.A45]-3;9)=6;4;MOD([.A45]-3;9)=7;6;MOD([.A45]-3;9)=8;8)" office:value-type="float" office:value="7" calcext:value-type="float">
            <text:p>7</text:p>
          </table:table-cell>
          <table:table-cell table:formula="of:=COM.MICROSOFT.IFS(MOD(MOD([.N45]+[.R45];10);10)=0;&quot;Pandita&quot;;MOD(MOD([.N45]+[.R45];10);10)=1;&quot;Pati&quot;;MOD(MOD([.N45]+[.R45];10);10)=2;&quot;Suka&quot;;MOD(MOD([.N45]+[.R45];10);10)=3;&quot;Duka&quot;;MOD(MOD([.N45]+[.R45];10);10)=4;&quot;Sri&quot;;MOD(MOD([.N45]+[.R45];10);10)=5;&quot;Manuh&quot;;MOD(MOD([.N45]+[.R45];10);10)=6;&quot;Manusa&quot;;MOD(MOD([.N45]+[.R45];10);10)=7;&quot;Raja&quot;;MOD(MOD([.N45]+[.R45];10);10)=8;&quot;Dewa&quot;;MOD(MOD([.N45]+[.R45];10);10)=9;&quot;Raksasa&quot;)" office:value-type="string" office:string-value="Suka" calcext:value-type="string">
            <text:p>Suka</text:p>
          </table:table-cell>
          <table:table-cell table:formula="of:=COM.MICROSOFT.IFS(MOD(MOD([.N45]+[.R45];10);10)=0;5;MOD(MOD([.N45]+[.R45];10);10)=1;7;MOD(MOD([.N45]+[.R45];10);10)=2;10;MOD(MOD([.N45]+[.R45];10);10)=3;4;MOD(MOD([.N45]+[.R45];10);10)=4;6;MOD(MOD([.N45]+[.R45];10);10)=5;2;MOD(MOD([.N45]+[.R45];10);10)=6;3;MOD(MOD([.N45]+[.R45];10);10)=7;8;MOD(MOD([.N45]+[.R45];10);10)=8;9;MOD(MOD([.N45]+[.R45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46]-MOD([.A46];7))/7" office:value-type="float" office:value="6" calcext:value-type="float">
            <text:p>6</text:p>
          </table:table-cell>
          <table:table-cell office:value-type="string" calcext:value-type="string">
            <text:p>Wariga</text:p>
          </table:table-cell>
          <table:table-cell office:value-type="float" office:value="9" calcext:value-type="float">
            <text:p>9</text:p>
          </table:table-cell>
          <table:table-cell table:formula="of:=IF(MOD([.N46]+[.R46];2)=1;&quot;Luang&quot;;&quot;-&quot;)" office:value-type="string" office:string-value="-" calcext:value-type="string">
            <text:p>-</text:p>
          </table:table-cell>
          <table:table-cell table:formula="of:=IF(MOD([.N46]+[.R46];2)=1;1;0)" office:value-type="float" office:value="0" calcext:value-type="float">
            <text:p>0</text:p>
          </table:table-cell>
          <table:table-cell table:formula="of:=IF(MOD([.N46]+[.R46];2)=1;&quot;Pepet&quot;;&quot;Menga&quot;)" office:value-type="string" office:string-value="Menga" calcext:value-type="string">
            <text:p>Menga</text:p>
          </table:table-cell>
          <table:table-cell table:formula="of:=IF(MOD([.N46]+[.R46];2)=1;4;5)" office:value-type="float" office:value="5" calcext:value-type="float">
            <text:p>5</text:p>
          </table:table-cell>
          <table:table-cell table:formula="of:=COM.MICROSOFT.IFS(MOD([.A46];3)=0;&quot;Pasah&quot;;MOD([.A46];3)=1;&quot;Beteng&quot;;MOD([.A46];3)=2;&quot;Kajeng&quot;)" office:value-type="string" office:string-value="Kajeng" calcext:value-type="string">
            <text:p>Kajeng</text:p>
          </table:table-cell>
          <table:table-cell table:formula="of:=COM.MICROSOFT.IFS(MOD([.A46];3)=0;9;MOD([.A46];3)=1;4;MOD([.A46];3)=2;7)" office:value-type="float" office:value="7" calcext:value-type="float">
            <text:p>7</text:p>
          </table:table-cell>
          <table:table-cell table:formula="of:=COM.MICROSOFT.IFS(MOD([.A46];4)=0;&quot;Sri&quot;;MOD([.A46];4)=1;&quot;Laba&quot;;MOD([.A46];4)=2;&quot;Jaya&quot;;MOD([.A46];4)=3;&quot;Menala&quot;)" office:value-type="string" office:string-value="Sri" calcext:value-type="string">
            <text:p>Sri</text:p>
          </table:table-cell>
          <table:table-cell table:formula="of:=COM.MICROSOFT.IFS(MOD([.A46];4)=0;6;MOD([.A46];4)=1;5;MOD([.A46];4)=2;1;MOD([.A46];4)=3;8)" office:value-type="float" office:value="6" calcext:value-type="float">
            <text:p>6</text:p>
          </table:table-cell>
          <table:table-cell table:formula="of:=COM.MICROSOFT.IFS(MOD([.A46];5)=0;&quot;Pahing&quot;;MOD([.A46];5)=1;&quot;Pon&quot;;MOD([.A46];5)=2;&quot;Wage&quot;;MOD([.A46];5)=3;&quot;Kliwon&quot;;MOD([.A46];5)=4;&quot;Umanis&quot;)" office:value-type="string" office:string-value="Umanis" calcext:value-type="string">
            <text:p>Umanis</text:p>
          </table:table-cell>
          <table:table-cell table:formula="of:=COM.MICROSOFT.IFS(MOD([.A46];5)=0;9;MOD([.A46];5)=1;7;MOD([.A46];5)=2;4;MOD([.A46];5)=3;8;MOD([.A46];5)=4;5)" office:value-type="float" office:value="5" calcext:value-type="float">
            <text:p>5</text:p>
          </table:table-cell>
          <table:table-cell table:formula="of:=COM.MICROSOFT.IFS(MOD([.A46];6)=0;&quot;Tungleh&quot;;MOD([.A46];6)=1;&quot;Aryang&quot;;MOD([.A46];6)=2;&quot;Urukung&quot;;MOD([.A46];6)=3;&quot;Paniron&quot;;MOD([.A46];6)=4;&quot;Was&quot;;MOD([.A46];6)=5;&quot;Maulu&quot;)" office:value-type="string" office:string-value="Urukung" calcext:value-type="string">
            <text:p>Urukung</text:p>
          </table:table-cell>
          <table:table-cell table:formula="of:=COM.MICROSOFT.IFS(MOD([.A46];6)=0;7;MOD([.A46];6)=1;6;MOD([.A46];6)=2;5;MOD([.A46];6)=3;8;MOD([.A46];6)=4;9;MOD([.A46];6)=5;3)" office:value-type="float" office:value="5" calcext:value-type="float">
            <text:p>5</text:p>
          </table:table-cell>
          <table:table-cell table:formula="of:=COM.MICROSOFT.IFS(MOD([.A46];7)=0;&quot;Redite&quot;;MOD([.A46];7)=1;&quot;Soma&quot;;MOD([.A46];7)=2;&quot;Anggara&quot;;MOD([.A46];7)=3;&quot;Budha&quot;;MOD([.A46];7)=4;&quot;Wraspati&quot;;MOD([.A46];7)=5;&quot;Sukra&quot;;MOD([.A46];7);&quot;Saniscara&quot;)" office:value-type="string" office:string-value="Anggara" calcext:value-type="string">
            <text:p>Anggara</text:p>
          </table:table-cell>
          <table:table-cell table:formula="of:=COM.MICROSOFT.IFS(MOD([.A46];7)=0;5;MOD([.A46];7)=1;4;MOD([.A46];7)=2;3;MOD([.A46];7)=3;7;MOD([.A46];7)=4;8;MOD([.A46];7)=5;6;MOD([.A46];7);9)" office:value-type="float" office:value="3" calcext:value-type="float">
            <text:p>3</text:p>
          </table:table-cell>
          <table:table-cell table:formula="of:=COM.MICROSOFT.IFS(MOD([.A46];8)=0;&quot;Sri&quot;;MOD([.A46];8)=1;&quot;Indra&quot;;MOD([.A46];8)=2;&quot;Guru&quot;;MOD([.A46];8)=3;&quot;Yama&quot;;MOD([.A46];8)=4;&quot;Ludra&quot;;MOD([.A46];8)=5;&quot;Brahma&quot;;MOD([.A46];8)=6;&quot;Kala&quot;;MOD([.A46];8)=7;&quot;Uma&quot;)" office:value-type="string" office:string-value="Ludra" calcext:value-type="string">
            <text:p>Ludra</text:p>
          </table:table-cell>
          <table:table-cell table:formula="of:=COM.MICROSOFT.IFS(MOD([.A46];8)=0;6;MOD([.A46];8)=1;5;MOD([.A46];8)=2;8;MOD([.A46];8)=3;9;MOD([.A46];8)=4;3;MOD([.A46];8)=5;7;MOD([.A46];8)=6;1;MOD([.A46];8)=7;4)" office:value-type="float" office:value="3" calcext:value-type="float">
            <text:p>3</text:p>
          </table:table-cell>
          <table:table-cell table:formula="of:=COM.MICROSOFT.IFS(MOD([.A46]-3;9)=0;&quot;Dangu&quot;;MOD([.A46]-3;9)=1;&quot;Jangur&quot;;MOD([.A46]-3;9)=2;&quot;Gigis&quot;;MOD([.A46]-3;9)=3;&quot;Nohan&quot;;MOD([.A46]-3;9)=4;&quot;Ogan&quot;;MOD([.A46]-3;9)=5;&quot;Erengan&quot;;MOD([.A46]-3;9)=6;&quot;Urungan&quot;;MOD([.A46]-3;9)=7;&quot;Tulus&quot;;MOD([.A46]-3;9)=8;&quot;Dadi&quot;)" office:value-type="string" office:string-value="Erengan" calcext:value-type="string">
            <text:p>Erengan</text:p>
          </table:table-cell>
          <table:table-cell table:formula="of:=COM.MICROSOFT.IFS(MOD([.A46]-3;9)=0;5;MOD([.A46]-3;9)=1;8;MOD([.A46]-3;9)=2;9;MOD([.A46]-3;9)=3;3;MOD([.A46]-3;9)=4;7;MOD([.A46]-3;9)=5;1;MOD([.A46]-3;9)=6;4;MOD([.A46]-3;9)=7;6;MOD([.A46]-3;9)=8;8)" office:value-type="float" office:value="1" calcext:value-type="float">
            <text:p>1</text:p>
          </table:table-cell>
          <table:table-cell table:formula="of:=COM.MICROSOFT.IFS(MOD(MOD([.N46]+[.R46];10);10)=0;&quot;Pandita&quot;;MOD(MOD([.N46]+[.R46];10);10)=1;&quot;Pati&quot;;MOD(MOD([.N46]+[.R46];10);10)=2;&quot;Suka&quot;;MOD(MOD([.N46]+[.R46];10);10)=3;&quot;Duka&quot;;MOD(MOD([.N46]+[.R46];10);10)=4;&quot;Sri&quot;;MOD(MOD([.N46]+[.R46];10);10)=5;&quot;Manuh&quot;;MOD(MOD([.N46]+[.R46];10);10)=6;&quot;Manusa&quot;;MOD(MOD([.N46]+[.R46];10);10)=7;&quot;Raja&quot;;MOD(MOD([.N46]+[.R46];10);10)=8;&quot;Dewa&quot;;MOD(MOD([.N46]+[.R46];10);10)=9;&quot;Raksasa&quot;)" office:value-type="string" office:string-value="Dewa" calcext:value-type="string">
            <text:p>Dewa</text:p>
          </table:table-cell>
          <table:table-cell table:formula="of:=COM.MICROSOFT.IFS(MOD(MOD([.N46]+[.R46];10);10)=0;5;MOD(MOD([.N46]+[.R46];10);10)=1;7;MOD(MOD([.N46]+[.R46];10);10)=2;10;MOD(MOD([.N46]+[.R46];10);10)=3;4;MOD(MOD([.N46]+[.R46];10);10)=4;6;MOD(MOD([.N46]+[.R46];10);10)=5;2;MOD(MOD([.N46]+[.R46];10);10)=6;3;MOD(MOD([.N46]+[.R46];10);10)=7;8;MOD(MOD([.N46]+[.R46];10);10)=8;9;MOD(MOD([.N46]+[.R46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47]-MOD([.A47];7))/7" office:value-type="float" office:value="6" calcext:value-type="float">
            <text:p>6</text:p>
          </table:table-cell>
          <table:table-cell office:value-type="string" calcext:value-type="string">
            <text:p>Wariga</text:p>
          </table:table-cell>
          <table:table-cell office:value-type="float" office:value="9" calcext:value-type="float">
            <text:p>9</text:p>
          </table:table-cell>
          <table:table-cell table:formula="of:=IF(MOD([.N47]+[.R47];2)=1;&quot;Luang&quot;;&quot;-&quot;)" office:value-type="string" office:string-value="-" calcext:value-type="string">
            <text:p>-</text:p>
          </table:table-cell>
          <table:table-cell table:formula="of:=IF(MOD([.N47]+[.R47];2)=1;1;0)" office:value-type="float" office:value="0" calcext:value-type="float">
            <text:p>0</text:p>
          </table:table-cell>
          <table:table-cell table:formula="of:=IF(MOD([.N47]+[.R47];2)=1;&quot;Pepet&quot;;&quot;Menga&quot;)" office:value-type="string" office:string-value="Menga" calcext:value-type="string">
            <text:p>Menga</text:p>
          </table:table-cell>
          <table:table-cell table:formula="of:=IF(MOD([.N47]+[.R47];2)=1;4;5)" office:value-type="float" office:value="5" calcext:value-type="float">
            <text:p>5</text:p>
          </table:table-cell>
          <table:table-cell table:formula="of:=COM.MICROSOFT.IFS(MOD([.A47];3)=0;&quot;Pasah&quot;;MOD([.A47];3)=1;&quot;Beteng&quot;;MOD([.A47];3)=2;&quot;Kajeng&quot;)" office:value-type="string" office:string-value="Pasah" calcext:value-type="string">
            <text:p>Pasah</text:p>
          </table:table-cell>
          <table:table-cell table:formula="of:=COM.MICROSOFT.IFS(MOD([.A47];3)=0;9;MOD([.A47];3)=1;4;MOD([.A47];3)=2;7)" office:value-type="float" office:value="9" calcext:value-type="float">
            <text:p>9</text:p>
          </table:table-cell>
          <table:table-cell table:formula="of:=COM.MICROSOFT.IFS(MOD([.A47];4)=0;&quot;Sri&quot;;MOD([.A47];4)=1;&quot;Laba&quot;;MOD([.A47];4)=2;&quot;Jaya&quot;;MOD([.A47];4)=3;&quot;Menala&quot;)" office:value-type="string" office:string-value="Laba" calcext:value-type="string">
            <text:p>Laba</text:p>
          </table:table-cell>
          <table:table-cell table:formula="of:=COM.MICROSOFT.IFS(MOD([.A47];4)=0;6;MOD([.A47];4)=1;5;MOD([.A47];4)=2;1;MOD([.A47];4)=3;8)" office:value-type="float" office:value="5" calcext:value-type="float">
            <text:p>5</text:p>
          </table:table-cell>
          <table:table-cell table:formula="of:=COM.MICROSOFT.IFS(MOD([.A47];5)=0;&quot;Pahing&quot;;MOD([.A47];5)=1;&quot;Pon&quot;;MOD([.A47];5)=2;&quot;Wage&quot;;MOD([.A47];5)=3;&quot;Kliwon&quot;;MOD([.A47];5)=4;&quot;Umanis&quot;)" office:value-type="string" office:string-value="Pahing" calcext:value-type="string">
            <text:p>Pahing</text:p>
          </table:table-cell>
          <table:table-cell table:formula="of:=COM.MICROSOFT.IFS(MOD([.A47];5)=0;9;MOD([.A47];5)=1;7;MOD([.A47];5)=2;4;MOD([.A47];5)=3;8;MOD([.A47];5)=4;5)" office:value-type="float" office:value="9" calcext:value-type="float">
            <text:p>9</text:p>
          </table:table-cell>
          <table:table-cell table:formula="of:=COM.MICROSOFT.IFS(MOD([.A47];6)=0;&quot;Tungleh&quot;;MOD([.A47];6)=1;&quot;Aryang&quot;;MOD([.A47];6)=2;&quot;Urukung&quot;;MOD([.A47];6)=3;&quot;Paniron&quot;;MOD([.A47];6)=4;&quot;Was&quot;;MOD([.A47];6)=5;&quot;Maulu&quot;)" office:value-type="string" office:string-value="Paniron" calcext:value-type="string">
            <text:p>Paniron</text:p>
          </table:table-cell>
          <table:table-cell table:formula="of:=COM.MICROSOFT.IFS(MOD([.A47];6)=0;7;MOD([.A47];6)=1;6;MOD([.A47];6)=2;5;MOD([.A47];6)=3;8;MOD([.A47];6)=4;9;MOD([.A47];6)=5;3)" office:value-type="float" office:value="8" calcext:value-type="float">
            <text:p>8</text:p>
          </table:table-cell>
          <table:table-cell table:formula="of:=COM.MICROSOFT.IFS(MOD([.A47];7)=0;&quot;Redite&quot;;MOD([.A47];7)=1;&quot;Soma&quot;;MOD([.A47];7)=2;&quot;Anggara&quot;;MOD([.A47];7)=3;&quot;Budha&quot;;MOD([.A47];7)=4;&quot;Wraspati&quot;;MOD([.A47];7)=5;&quot;Sukra&quot;;MOD([.A47];7);&quot;Saniscara&quot;)" office:value-type="string" office:string-value="Budha" calcext:value-type="string">
            <text:p>Budha</text:p>
          </table:table-cell>
          <table:table-cell table:formula="of:=COM.MICROSOFT.IFS(MOD([.A47];7)=0;5;MOD([.A47];7)=1;4;MOD([.A47];7)=2;3;MOD([.A47];7)=3;7;MOD([.A47];7)=4;8;MOD([.A47];7)=5;6;MOD([.A47];7);9)" office:value-type="float" office:value="7" calcext:value-type="float">
            <text:p>7</text:p>
          </table:table-cell>
          <table:table-cell table:formula="of:=COM.MICROSOFT.IFS(MOD([.A47];8)=0;&quot;Sri&quot;;MOD([.A47];8)=1;&quot;Indra&quot;;MOD([.A47];8)=2;&quot;Guru&quot;;MOD([.A47];8)=3;&quot;Yama&quot;;MOD([.A47];8)=4;&quot;Ludra&quot;;MOD([.A47];8)=5;&quot;Brahma&quot;;MOD([.A47];8)=6;&quot;Kala&quot;;MOD([.A47];8)=7;&quot;Uma&quot;)" office:value-type="string" office:string-value="Brahma" calcext:value-type="string">
            <text:p>Brahma</text:p>
          </table:table-cell>
          <table:table-cell table:formula="of:=COM.MICROSOFT.IFS(MOD([.A47];8)=0;6;MOD([.A47];8)=1;5;MOD([.A47];8)=2;8;MOD([.A47];8)=3;9;MOD([.A47];8)=4;3;MOD([.A47];8)=5;7;MOD([.A47];8)=6;1;MOD([.A47];8)=7;4)" office:value-type="float" office:value="7" calcext:value-type="float">
            <text:p>7</text:p>
          </table:table-cell>
          <table:table-cell table:formula="of:=COM.MICROSOFT.IFS(MOD([.A47]-3;9)=0;&quot;Dangu&quot;;MOD([.A47]-3;9)=1;&quot;Jangur&quot;;MOD([.A47]-3;9)=2;&quot;Gigis&quot;;MOD([.A47]-3;9)=3;&quot;Nohan&quot;;MOD([.A47]-3;9)=4;&quot;Ogan&quot;;MOD([.A47]-3;9)=5;&quot;Erengan&quot;;MOD([.A47]-3;9)=6;&quot;Urungan&quot;;MOD([.A47]-3;9)=7;&quot;Tulus&quot;;MOD([.A47]-3;9)=8;&quot;Dadi&quot;)" office:value-type="string" office:string-value="Urungan" calcext:value-type="string">
            <text:p>Urungan</text:p>
          </table:table-cell>
          <table:table-cell table:formula="of:=COM.MICROSOFT.IFS(MOD([.A47]-3;9)=0;5;MOD([.A47]-3;9)=1;8;MOD([.A47]-3;9)=2;9;MOD([.A47]-3;9)=3;3;MOD([.A47]-3;9)=4;7;MOD([.A47]-3;9)=5;1;MOD([.A47]-3;9)=6;4;MOD([.A47]-3;9)=7;6;MOD([.A47]-3;9)=8;8)" office:value-type="float" office:value="4" calcext:value-type="float">
            <text:p>4</text:p>
          </table:table-cell>
          <table:table-cell table:formula="of:=COM.MICROSOFT.IFS(MOD(MOD([.N47]+[.R47];10);10)=0;&quot;Pandita&quot;;MOD(MOD([.N47]+[.R47];10);10)=1;&quot;Pati&quot;;MOD(MOD([.N47]+[.R47];10);10)=2;&quot;Suka&quot;;MOD(MOD([.N47]+[.R47];10);10)=3;&quot;Duka&quot;;MOD(MOD([.N47]+[.R47];10);10)=4;&quot;Sri&quot;;MOD(MOD([.N47]+[.R47];10);10)=5;&quot;Manuh&quot;;MOD(MOD([.N47]+[.R47];10);10)=6;&quot;Manusa&quot;;MOD(MOD([.N47]+[.R47];10);10)=7;&quot;Raja&quot;;MOD(MOD([.N47]+[.R47];10);10)=8;&quot;Dewa&quot;;MOD(MOD([.N47]+[.R47];10);10)=9;&quot;Raksasa&quot;)" office:value-type="string" office:string-value="Manusa" calcext:value-type="string">
            <text:p>Manusa</text:p>
          </table:table-cell>
          <table:table-cell table:formula="of:=COM.MICROSOFT.IFS(MOD(MOD([.N47]+[.R47];10);10)=0;5;MOD(MOD([.N47]+[.R47];10);10)=1;7;MOD(MOD([.N47]+[.R47];10);10)=2;10;MOD(MOD([.N47]+[.R47];10);10)=3;4;MOD(MOD([.N47]+[.R47];10);10)=4;6;MOD(MOD([.N47]+[.R47];10);10)=5;2;MOD(MOD([.N47]+[.R47];10);10)=6;3;MOD(MOD([.N47]+[.R47];10);10)=7;8;MOD(MOD([.N47]+[.R47];10);10)=8;9;MOD(MOD([.N47]+[.R47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48]-MOD([.A48];7))/7" office:value-type="float" office:value="6" calcext:value-type="float">
            <text:p>6</text:p>
          </table:table-cell>
          <table:table-cell office:value-type="string" calcext:value-type="string">
            <text:p>Wariga</text:p>
          </table:table-cell>
          <table:table-cell office:value-type="float" office:value="9" calcext:value-type="float">
            <text:p>9</text:p>
          </table:table-cell>
          <table:table-cell table:formula="of:=IF(MOD([.N48]+[.R48];2)=1;&quot;Luang&quot;;&quot;-&quot;)" office:value-type="string" office:string-value="Luang" calcext:value-type="string">
            <text:p>Luang</text:p>
          </table:table-cell>
          <table:table-cell table:formula="of:=IF(MOD([.N48]+[.R48];2)=1;1;0)" office:value-type="float" office:value="1" calcext:value-type="float">
            <text:p>1</text:p>
          </table:table-cell>
          <table:table-cell table:formula="of:=IF(MOD([.N48]+[.R48];2)=1;&quot;Pepet&quot;;&quot;Menga&quot;)" office:value-type="string" office:string-value="Pepet" calcext:value-type="string">
            <text:p>Pepet</text:p>
          </table:table-cell>
          <table:table-cell table:formula="of:=IF(MOD([.N48]+[.R48];2)=1;4;5)" office:value-type="float" office:value="4" calcext:value-type="float">
            <text:p>4</text:p>
          </table:table-cell>
          <table:table-cell table:formula="of:=COM.MICROSOFT.IFS(MOD([.A48];3)=0;&quot;Pasah&quot;;MOD([.A48];3)=1;&quot;Beteng&quot;;MOD([.A48];3)=2;&quot;Kajeng&quot;)" office:value-type="string" office:string-value="Beteng" calcext:value-type="string">
            <text:p>Beteng</text:p>
          </table:table-cell>
          <table:table-cell table:formula="of:=COM.MICROSOFT.IFS(MOD([.A48];3)=0;9;MOD([.A48];3)=1;4;MOD([.A48];3)=2;7)" office:value-type="float" office:value="4" calcext:value-type="float">
            <text:p>4</text:p>
          </table:table-cell>
          <table:table-cell table:formula="of:=COM.MICROSOFT.IFS(MOD([.A48];4)=0;&quot;Sri&quot;;MOD([.A48];4)=1;&quot;Laba&quot;;MOD([.A48];4)=2;&quot;Jaya&quot;;MOD([.A48];4)=3;&quot;Menala&quot;)" office:value-type="string" office:string-value="Jaya" calcext:value-type="string">
            <text:p>Jaya</text:p>
          </table:table-cell>
          <table:table-cell table:formula="of:=COM.MICROSOFT.IFS(MOD([.A48];4)=0;6;MOD([.A48];4)=1;5;MOD([.A48];4)=2;1;MOD([.A48];4)=3;8)" office:value-type="float" office:value="1" calcext:value-type="float">
            <text:p>1</text:p>
          </table:table-cell>
          <table:table-cell table:formula="of:=COM.MICROSOFT.IFS(MOD([.A48];5)=0;&quot;Pahing&quot;;MOD([.A48];5)=1;&quot;Pon&quot;;MOD([.A48];5)=2;&quot;Wage&quot;;MOD([.A48];5)=3;&quot;Kliwon&quot;;MOD([.A48];5)=4;&quot;Umanis&quot;)" office:value-type="string" office:string-value="Pon" calcext:value-type="string">
            <text:p>Pon</text:p>
          </table:table-cell>
          <table:table-cell table:formula="of:=COM.MICROSOFT.IFS(MOD([.A48];5)=0;9;MOD([.A48];5)=1;7;MOD([.A48];5)=2;4;MOD([.A48];5)=3;8;MOD([.A48];5)=4;5)" office:value-type="float" office:value="7" calcext:value-type="float">
            <text:p>7</text:p>
          </table:table-cell>
          <table:table-cell table:formula="of:=COM.MICROSOFT.IFS(MOD([.A48];6)=0;&quot;Tungleh&quot;;MOD([.A48];6)=1;&quot;Aryang&quot;;MOD([.A48];6)=2;&quot;Urukung&quot;;MOD([.A48];6)=3;&quot;Paniron&quot;;MOD([.A48];6)=4;&quot;Was&quot;;MOD([.A48];6)=5;&quot;Maulu&quot;)" office:value-type="string" office:string-value="Was" calcext:value-type="string">
            <text:p>Was</text:p>
          </table:table-cell>
          <table:table-cell table:formula="of:=COM.MICROSOFT.IFS(MOD([.A48];6)=0;7;MOD([.A48];6)=1;6;MOD([.A48];6)=2;5;MOD([.A48];6)=3;8;MOD([.A48];6)=4;9;MOD([.A48];6)=5;3)" office:value-type="float" office:value="9" calcext:value-type="float">
            <text:p>9</text:p>
          </table:table-cell>
          <table:table-cell table:formula="of:=COM.MICROSOFT.IFS(MOD([.A48];7)=0;&quot;Redite&quot;;MOD([.A48];7)=1;&quot;Soma&quot;;MOD([.A48];7)=2;&quot;Anggara&quot;;MOD([.A48];7)=3;&quot;Budha&quot;;MOD([.A48];7)=4;&quot;Wraspati&quot;;MOD([.A48];7)=5;&quot;Sukra&quot;;MOD([.A48];7);&quot;Saniscara&quot;)" office:value-type="string" office:string-value="Wraspati" calcext:value-type="string">
            <text:p>Wraspati</text:p>
          </table:table-cell>
          <table:table-cell table:formula="of:=COM.MICROSOFT.IFS(MOD([.A48];7)=0;5;MOD([.A48];7)=1;4;MOD([.A48];7)=2;3;MOD([.A48];7)=3;7;MOD([.A48];7)=4;8;MOD([.A48];7)=5;6;MOD([.A48];7);9)" office:value-type="float" office:value="8" calcext:value-type="float">
            <text:p>8</text:p>
          </table:table-cell>
          <table:table-cell table:formula="of:=COM.MICROSOFT.IFS(MOD([.A48];8)=0;&quot;Sri&quot;;MOD([.A48];8)=1;&quot;Indra&quot;;MOD([.A48];8)=2;&quot;Guru&quot;;MOD([.A48];8)=3;&quot;Yama&quot;;MOD([.A48];8)=4;&quot;Ludra&quot;;MOD([.A48];8)=5;&quot;Brahma&quot;;MOD([.A48];8)=6;&quot;Kala&quot;;MOD([.A48];8)=7;&quot;Uma&quot;)" office:value-type="string" office:string-value="Kala" calcext:value-type="string">
            <text:p>Kala</text:p>
          </table:table-cell>
          <table:table-cell table:formula="of:=COM.MICROSOFT.IFS(MOD([.A48];8)=0;6;MOD([.A48];8)=1;5;MOD([.A48];8)=2;8;MOD([.A48];8)=3;9;MOD([.A48];8)=4;3;MOD([.A48];8)=5;7;MOD([.A48];8)=6;1;MOD([.A48];8)=7;4)" office:value-type="float" office:value="1" calcext:value-type="float">
            <text:p>1</text:p>
          </table:table-cell>
          <table:table-cell table:formula="of:=COM.MICROSOFT.IFS(MOD([.A48]-3;9)=0;&quot;Dangu&quot;;MOD([.A48]-3;9)=1;&quot;Jangur&quot;;MOD([.A48]-3;9)=2;&quot;Gigis&quot;;MOD([.A48]-3;9)=3;&quot;Nohan&quot;;MOD([.A48]-3;9)=4;&quot;Ogan&quot;;MOD([.A48]-3;9)=5;&quot;Erengan&quot;;MOD([.A48]-3;9)=6;&quot;Urungan&quot;;MOD([.A48]-3;9)=7;&quot;Tulus&quot;;MOD([.A48]-3;9)=8;&quot;Dadi&quot;)" office:value-type="string" office:string-value="Tulus" calcext:value-type="string">
            <text:p>Tulus</text:p>
          </table:table-cell>
          <table:table-cell table:formula="of:=COM.MICROSOFT.IFS(MOD([.A48]-3;9)=0;5;MOD([.A48]-3;9)=1;8;MOD([.A48]-3;9)=2;9;MOD([.A48]-3;9)=3;3;MOD([.A48]-3;9)=4;7;MOD([.A48]-3;9)=5;1;MOD([.A48]-3;9)=6;4;MOD([.A48]-3;9)=7;6;MOD([.A48]-3;9)=8;8)" office:value-type="float" office:value="6" calcext:value-type="float">
            <text:p>6</text:p>
          </table:table-cell>
          <table:table-cell table:formula="of:=COM.MICROSOFT.IFS(MOD(MOD([.N48]+[.R48];10);10)=0;&quot;Pandita&quot;;MOD(MOD([.N48]+[.R48];10);10)=1;&quot;Pati&quot;;MOD(MOD([.N48]+[.R48];10);10)=2;&quot;Suka&quot;;MOD(MOD([.N48]+[.R48];10);10)=3;&quot;Duka&quot;;MOD(MOD([.N48]+[.R48];10);10)=4;&quot;Sri&quot;;MOD(MOD([.N48]+[.R48];10);10)=5;&quot;Manuh&quot;;MOD(MOD([.N48]+[.R48];10);10)=6;&quot;Manusa&quot;;MOD(MOD([.N48]+[.R48];10);10)=7;&quot;Raja&quot;;MOD(MOD([.N48]+[.R48];10);10)=8;&quot;Dewa&quot;;MOD(MOD([.N48]+[.R48];10);10)=9;&quot;Raksasa&quot;)" office:value-type="string" office:string-value="Manuh" calcext:value-type="string">
            <text:p>Manuh</text:p>
          </table:table-cell>
          <table:table-cell table:formula="of:=COM.MICROSOFT.IFS(MOD(MOD([.N48]+[.R48];10);10)=0;5;MOD(MOD([.N48]+[.R48];10);10)=1;7;MOD(MOD([.N48]+[.R48];10);10)=2;10;MOD(MOD([.N48]+[.R48];10);10)=3;4;MOD(MOD([.N48]+[.R48];10);10)=4;6;MOD(MOD([.N48]+[.R48];10);10)=5;2;MOD(MOD([.N48]+[.R48];10);10)=6;3;MOD(MOD([.N48]+[.R48];10);10)=7;8;MOD(MOD([.N48]+[.R48];10);10)=8;9;MOD(MOD([.N48]+[.R48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49]-MOD([.A49];7))/7" office:value-type="float" office:value="6" calcext:value-type="float">
            <text:p>6</text:p>
          </table:table-cell>
          <table:table-cell office:value-type="string" calcext:value-type="string">
            <text:p>Wariga</text:p>
          </table:table-cell>
          <table:table-cell office:value-type="float" office:value="9" calcext:value-type="float">
            <text:p>9</text:p>
          </table:table-cell>
          <table:table-cell table:formula="of:=IF(MOD([.N49]+[.R49];2)=1;&quot;Luang&quot;;&quot;-&quot;)" office:value-type="string" office:string-value="-" calcext:value-type="string">
            <text:p>-</text:p>
          </table:table-cell>
          <table:table-cell table:formula="of:=IF(MOD([.N49]+[.R49];2)=1;1;0)" office:value-type="float" office:value="0" calcext:value-type="float">
            <text:p>0</text:p>
          </table:table-cell>
          <table:table-cell table:formula="of:=IF(MOD([.N49]+[.R49];2)=1;&quot;Pepet&quot;;&quot;Menga&quot;)" office:value-type="string" office:string-value="Menga" calcext:value-type="string">
            <text:p>Menga</text:p>
          </table:table-cell>
          <table:table-cell table:formula="of:=IF(MOD([.N49]+[.R49];2)=1;4;5)" office:value-type="float" office:value="5" calcext:value-type="float">
            <text:p>5</text:p>
          </table:table-cell>
          <table:table-cell table:formula="of:=COM.MICROSOFT.IFS(MOD([.A49];3)=0;&quot;Pasah&quot;;MOD([.A49];3)=1;&quot;Beteng&quot;;MOD([.A49];3)=2;&quot;Kajeng&quot;)" office:value-type="string" office:string-value="Kajeng" calcext:value-type="string">
            <text:p>Kajeng</text:p>
          </table:table-cell>
          <table:table-cell table:formula="of:=COM.MICROSOFT.IFS(MOD([.A49];3)=0;9;MOD([.A49];3)=1;4;MOD([.A49];3)=2;7)" office:value-type="float" office:value="7" calcext:value-type="float">
            <text:p>7</text:p>
          </table:table-cell>
          <table:table-cell table:formula="of:=COM.MICROSOFT.IFS(MOD([.A49];4)=0;&quot;Sri&quot;;MOD([.A49];4)=1;&quot;Laba&quot;;MOD([.A49];4)=2;&quot;Jaya&quot;;MOD([.A49];4)=3;&quot;Menala&quot;)" office:value-type="string" office:string-value="Menala" calcext:value-type="string">
            <text:p>Menala</text:p>
          </table:table-cell>
          <table:table-cell table:formula="of:=COM.MICROSOFT.IFS(MOD([.A49];4)=0;6;MOD([.A49];4)=1;5;MOD([.A49];4)=2;1;MOD([.A49];4)=3;8)" office:value-type="float" office:value="8" calcext:value-type="float">
            <text:p>8</text:p>
          </table:table-cell>
          <table:table-cell table:formula="of:=COM.MICROSOFT.IFS(MOD([.A49];5)=0;&quot;Pahing&quot;;MOD([.A49];5)=1;&quot;Pon&quot;;MOD([.A49];5)=2;&quot;Wage&quot;;MOD([.A49];5)=3;&quot;Kliwon&quot;;MOD([.A49];5)=4;&quot;Umanis&quot;)" office:value-type="string" office:string-value="Wage" calcext:value-type="string">
            <text:p>Wage</text:p>
          </table:table-cell>
          <table:table-cell table:formula="of:=COM.MICROSOFT.IFS(MOD([.A49];5)=0;9;MOD([.A49];5)=1;7;MOD([.A49];5)=2;4;MOD([.A49];5)=3;8;MOD([.A49];5)=4;5)" office:value-type="float" office:value="4" calcext:value-type="float">
            <text:p>4</text:p>
          </table:table-cell>
          <table:table-cell table:formula="of:=COM.MICROSOFT.IFS(MOD([.A49];6)=0;&quot;Tungleh&quot;;MOD([.A49];6)=1;&quot;Aryang&quot;;MOD([.A49];6)=2;&quot;Urukung&quot;;MOD([.A49];6)=3;&quot;Paniron&quot;;MOD([.A49];6)=4;&quot;Was&quot;;MOD([.A49];6)=5;&quot;Maulu&quot;)" office:value-type="string" office:string-value="Maulu" calcext:value-type="string">
            <text:p>Maulu</text:p>
          </table:table-cell>
          <table:table-cell table:formula="of:=COM.MICROSOFT.IFS(MOD([.A49];6)=0;7;MOD([.A49];6)=1;6;MOD([.A49];6)=2;5;MOD([.A49];6)=3;8;MOD([.A49];6)=4;9;MOD([.A49];6)=5;3)" office:value-type="float" office:value="3" calcext:value-type="float">
            <text:p>3</text:p>
          </table:table-cell>
          <table:table-cell table:formula="of:=COM.MICROSOFT.IFS(MOD([.A49];7)=0;&quot;Redite&quot;;MOD([.A49];7)=1;&quot;Soma&quot;;MOD([.A49];7)=2;&quot;Anggara&quot;;MOD([.A49];7)=3;&quot;Budha&quot;;MOD([.A49];7)=4;&quot;Wraspati&quot;;MOD([.A49];7)=5;&quot;Sukra&quot;;MOD([.A49];7);&quot;Saniscara&quot;)" office:value-type="string" office:string-value="Sukra" calcext:value-type="string">
            <text:p>Sukra</text:p>
          </table:table-cell>
          <table:table-cell table:formula="of:=COM.MICROSOFT.IFS(MOD([.A49];7)=0;5;MOD([.A49];7)=1;4;MOD([.A49];7)=2;3;MOD([.A49];7)=3;7;MOD([.A49];7)=4;8;MOD([.A49];7)=5;6;MOD([.A49];7);9)" office:value-type="float" office:value="6" calcext:value-type="float">
            <text:p>6</text:p>
          </table:table-cell>
          <table:table-cell table:formula="of:=COM.MICROSOFT.IFS(MOD([.A49];8)=0;&quot;Sri&quot;;MOD([.A49];8)=1;&quot;Indra&quot;;MOD([.A49];8)=2;&quot;Guru&quot;;MOD([.A49];8)=3;&quot;Yama&quot;;MOD([.A49];8)=4;&quot;Ludra&quot;;MOD([.A49];8)=5;&quot;Brahma&quot;;MOD([.A49];8)=6;&quot;Kala&quot;;MOD([.A49];8)=7;&quot;Uma&quot;)" office:value-type="string" office:string-value="Uma" calcext:value-type="string">
            <text:p>Uma</text:p>
          </table:table-cell>
          <table:table-cell table:formula="of:=COM.MICROSOFT.IFS(MOD([.A49];8)=0;6;MOD([.A49];8)=1;5;MOD([.A49];8)=2;8;MOD([.A49];8)=3;9;MOD([.A49];8)=4;3;MOD([.A49];8)=5;7;MOD([.A49];8)=6;1;MOD([.A49];8)=7;4)" office:value-type="float" office:value="4" calcext:value-type="float">
            <text:p>4</text:p>
          </table:table-cell>
          <table:table-cell table:formula="of:=COM.MICROSOFT.IFS(MOD([.A49]-3;9)=0;&quot;Dangu&quot;;MOD([.A49]-3;9)=1;&quot;Jangur&quot;;MOD([.A49]-3;9)=2;&quot;Gigis&quot;;MOD([.A49]-3;9)=3;&quot;Nohan&quot;;MOD([.A49]-3;9)=4;&quot;Ogan&quot;;MOD([.A49]-3;9)=5;&quot;Erengan&quot;;MOD([.A49]-3;9)=6;&quot;Urungan&quot;;MOD([.A49]-3;9)=7;&quot;Tulus&quot;;MOD([.A49]-3;9)=8;&quot;Dadi&quot;)" office:value-type="string" office:string-value="Dadi" calcext:value-type="string">
            <text:p>Dadi</text:p>
          </table:table-cell>
          <table:table-cell table:formula="of:=COM.MICROSOFT.IFS(MOD([.A49]-3;9)=0;5;MOD([.A49]-3;9)=1;8;MOD([.A49]-3;9)=2;9;MOD([.A49]-3;9)=3;3;MOD([.A49]-3;9)=4;7;MOD([.A49]-3;9)=5;1;MOD([.A49]-3;9)=6;4;MOD([.A49]-3;9)=7;6;MOD([.A49]-3;9)=8;8)" office:value-type="float" office:value="8" calcext:value-type="float">
            <text:p>8</text:p>
          </table:table-cell>
          <table:table-cell table:formula="of:=COM.MICROSOFT.IFS(MOD(MOD([.N49]+[.R49];10);10)=0;&quot;Pandita&quot;;MOD(MOD([.N49]+[.R49];10);10)=1;&quot;Pati&quot;;MOD(MOD([.N49]+[.R49];10);10)=2;&quot;Suka&quot;;MOD(MOD([.N49]+[.R49];10);10)=3;&quot;Duka&quot;;MOD(MOD([.N49]+[.R49];10);10)=4;&quot;Sri&quot;;MOD(MOD([.N49]+[.R49];10);10)=5;&quot;Manuh&quot;;MOD(MOD([.N49]+[.R49];10);10)=6;&quot;Manusa&quot;;MOD(MOD([.N49]+[.R49];10);10)=7;&quot;Raja&quot;;MOD(MOD([.N49]+[.R49];10);10)=8;&quot;Dewa&quot;;MOD(MOD([.N49]+[.R49];10);10)=9;&quot;Raksasa&quot;)" office:value-type="string" office:string-value="Pandita" calcext:value-type="string">
            <text:p>Pandita</text:p>
          </table:table-cell>
          <table:table-cell table:formula="of:=COM.MICROSOFT.IFS(MOD(MOD([.N49]+[.R49];10);10)=0;5;MOD(MOD([.N49]+[.R49];10);10)=1;7;MOD(MOD([.N49]+[.R49];10);10)=2;10;MOD(MOD([.N49]+[.R49];10);10)=3;4;MOD(MOD([.N49]+[.R49];10);10)=4;6;MOD(MOD([.N49]+[.R49];10);10)=5;2;MOD(MOD([.N49]+[.R49];10);10)=6;3;MOD(MOD([.N49]+[.R49];10);10)=7;8;MOD(MOD([.N49]+[.R49];10);10)=8;9;MOD(MOD([.N49]+[.R49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50]-MOD([.A50];7))/7" office:value-type="float" office:value="6" calcext:value-type="float">
            <text:p>6</text:p>
          </table:table-cell>
          <table:table-cell office:value-type="string" calcext:value-type="string">
            <text:p>Wariga</text:p>
          </table:table-cell>
          <table:table-cell office:value-type="float" office:value="9" calcext:value-type="float">
            <text:p>9</text:p>
          </table:table-cell>
          <table:table-cell table:formula="of:=IF(MOD([.N50]+[.R50];2)=1;&quot;Luang&quot;;&quot;-&quot;)" office:value-type="string" office:string-value="Luang" calcext:value-type="string">
            <text:p>Luang</text:p>
          </table:table-cell>
          <table:table-cell table:formula="of:=IF(MOD([.N50]+[.R50];2)=1;1;0)" office:value-type="float" office:value="1" calcext:value-type="float">
            <text:p>1</text:p>
          </table:table-cell>
          <table:table-cell table:formula="of:=IF(MOD([.N50]+[.R50];2)=1;&quot;Pepet&quot;;&quot;Menga&quot;)" office:value-type="string" office:string-value="Pepet" calcext:value-type="string">
            <text:p>Pepet</text:p>
          </table:table-cell>
          <table:table-cell table:formula="of:=IF(MOD([.N50]+[.R50];2)=1;4;5)" office:value-type="float" office:value="4" calcext:value-type="float">
            <text:p>4</text:p>
          </table:table-cell>
          <table:table-cell table:formula="of:=COM.MICROSOFT.IFS(MOD([.A50];3)=0;&quot;Pasah&quot;;MOD([.A50];3)=1;&quot;Beteng&quot;;MOD([.A50];3)=2;&quot;Kajeng&quot;)" office:value-type="string" office:string-value="Pasah" calcext:value-type="string">
            <text:p>Pasah</text:p>
          </table:table-cell>
          <table:table-cell table:formula="of:=COM.MICROSOFT.IFS(MOD([.A50];3)=0;9;MOD([.A50];3)=1;4;MOD([.A50];3)=2;7)" office:value-type="float" office:value="9" calcext:value-type="float">
            <text:p>9</text:p>
          </table:table-cell>
          <table:table-cell table:formula="of:=COM.MICROSOFT.IFS(MOD([.A50];4)=0;&quot;Sri&quot;;MOD([.A50];4)=1;&quot;Laba&quot;;MOD([.A50];4)=2;&quot;Jaya&quot;;MOD([.A50];4)=3;&quot;Menala&quot;)" office:value-type="string" office:string-value="Sri" calcext:value-type="string">
            <text:p>Sri</text:p>
          </table:table-cell>
          <table:table-cell table:formula="of:=COM.MICROSOFT.IFS(MOD([.A50];4)=0;6;MOD([.A50];4)=1;5;MOD([.A50];4)=2;1;MOD([.A50];4)=3;8)" office:value-type="float" office:value="6" calcext:value-type="float">
            <text:p>6</text:p>
          </table:table-cell>
          <table:table-cell table:formula="of:=COM.MICROSOFT.IFS(MOD([.A50];5)=0;&quot;Pahing&quot;;MOD([.A50];5)=1;&quot;Pon&quot;;MOD([.A50];5)=2;&quot;Wage&quot;;MOD([.A50];5)=3;&quot;Kliwon&quot;;MOD([.A50];5)=4;&quot;Umanis&quot;)" office:value-type="string" office:string-value="Kliwon" calcext:value-type="string">
            <text:p>Kliwon</text:p>
          </table:table-cell>
          <table:table-cell table:formula="of:=COM.MICROSOFT.IFS(MOD([.A50];5)=0;9;MOD([.A50];5)=1;7;MOD([.A50];5)=2;4;MOD([.A50];5)=3;8;MOD([.A50];5)=4;5)" office:value-type="float" office:value="8" calcext:value-type="float">
            <text:p>8</text:p>
          </table:table-cell>
          <table:table-cell table:formula="of:=COM.MICROSOFT.IFS(MOD([.A50];6)=0;&quot;Tungleh&quot;;MOD([.A50];6)=1;&quot;Aryang&quot;;MOD([.A50];6)=2;&quot;Urukung&quot;;MOD([.A50];6)=3;&quot;Paniron&quot;;MOD([.A50];6)=4;&quot;Was&quot;;MOD([.A50];6)=5;&quot;Maulu&quot;)" office:value-type="string" office:string-value="Tungleh" calcext:value-type="string">
            <text:p>Tungleh</text:p>
          </table:table-cell>
          <table:table-cell table:formula="of:=COM.MICROSOFT.IFS(MOD([.A50];6)=0;7;MOD([.A50];6)=1;6;MOD([.A50];6)=2;5;MOD([.A50];6)=3;8;MOD([.A50];6)=4;9;MOD([.A50];6)=5;3)" office:value-type="float" office:value="7" calcext:value-type="float">
            <text:p>7</text:p>
          </table:table-cell>
          <table:table-cell table:formula="of:=COM.MICROSOFT.IFS(MOD([.A50];7)=0;&quot;Redite&quot;;MOD([.A50];7)=1;&quot;Soma&quot;;MOD([.A50];7)=2;&quot;Anggara&quot;;MOD([.A50];7)=3;&quot;Budha&quot;;MOD([.A50];7)=4;&quot;Wraspati&quot;;MOD([.A50];7)=5;&quot;Sukra&quot;;MOD([.A50];7);&quot;Saniscara&quot;)" office:value-type="string" office:string-value="Saniscara" calcext:value-type="string">
            <text:p>Saniscara</text:p>
          </table:table-cell>
          <table:table-cell table:formula="of:=COM.MICROSOFT.IFS(MOD([.A50];7)=0;5;MOD([.A50];7)=1;4;MOD([.A50];7)=2;3;MOD([.A50];7)=3;7;MOD([.A50];7)=4;8;MOD([.A50];7)=5;6;MOD([.A50];7);9)" office:value-type="float" office:value="9" calcext:value-type="float">
            <text:p>9</text:p>
          </table:table-cell>
          <table:table-cell table:formula="of:=COM.MICROSOFT.IFS(MOD([.A50];8)=0;&quot;Sri&quot;;MOD([.A50];8)=1;&quot;Indra&quot;;MOD([.A50];8)=2;&quot;Guru&quot;;MOD([.A50];8)=3;&quot;Yama&quot;;MOD([.A50];8)=4;&quot;Ludra&quot;;MOD([.A50];8)=5;&quot;Brahma&quot;;MOD([.A50];8)=6;&quot;Kala&quot;;MOD([.A50];8)=7;&quot;Uma&quot;)" office:value-type="string" office:string-value="Sri" calcext:value-type="string">
            <text:p>Sri</text:p>
          </table:table-cell>
          <table:table-cell table:formula="of:=COM.MICROSOFT.IFS(MOD([.A50];8)=0;6;MOD([.A50];8)=1;5;MOD([.A50];8)=2;8;MOD([.A50];8)=3;9;MOD([.A50];8)=4;3;MOD([.A50];8)=5;7;MOD([.A50];8)=6;1;MOD([.A50];8)=7;4)" office:value-type="float" office:value="6" calcext:value-type="float">
            <text:p>6</text:p>
          </table:table-cell>
          <table:table-cell table:formula="of:=COM.MICROSOFT.IFS(MOD([.A50]-3;9)=0;&quot;Dangu&quot;;MOD([.A50]-3;9)=1;&quot;Jangur&quot;;MOD([.A50]-3;9)=2;&quot;Gigis&quot;;MOD([.A50]-3;9)=3;&quot;Nohan&quot;;MOD([.A50]-3;9)=4;&quot;Ogan&quot;;MOD([.A50]-3;9)=5;&quot;Erengan&quot;;MOD([.A50]-3;9)=6;&quot;Urungan&quot;;MOD([.A50]-3;9)=7;&quot;Tulus&quot;;MOD([.A50]-3;9)=8;&quot;Dadi&quot;)" office:value-type="string" office:string-value="Dangu" calcext:value-type="string">
            <text:p>Dangu</text:p>
          </table:table-cell>
          <table:table-cell table:formula="of:=COM.MICROSOFT.IFS(MOD([.A50]-3;9)=0;5;MOD([.A50]-3;9)=1;8;MOD([.A50]-3;9)=2;9;MOD([.A50]-3;9)=3;3;MOD([.A50]-3;9)=4;7;MOD([.A50]-3;9)=5;1;MOD([.A50]-3;9)=6;4;MOD([.A50]-3;9)=7;6;MOD([.A50]-3;9)=8;8)" office:value-type="float" office:value="5" calcext:value-type="float">
            <text:p>5</text:p>
          </table:table-cell>
          <table:table-cell table:formula="of:=COM.MICROSOFT.IFS(MOD(MOD([.N50]+[.R50];10);10)=0;&quot;Pandita&quot;;MOD(MOD([.N50]+[.R50];10);10)=1;&quot;Pati&quot;;MOD(MOD([.N50]+[.R50];10);10)=2;&quot;Suka&quot;;MOD(MOD([.N50]+[.R50];10);10)=3;&quot;Duka&quot;;MOD(MOD([.N50]+[.R50];10);10)=4;&quot;Sri&quot;;MOD(MOD([.N50]+[.R50];10);10)=5;&quot;Manuh&quot;;MOD(MOD([.N50]+[.R50];10);10)=6;&quot;Manusa&quot;;MOD(MOD([.N50]+[.R50];10);10)=7;&quot;Raja&quot;;MOD(MOD([.N50]+[.R50];10);10)=8;&quot;Dewa&quot;;MOD(MOD([.N50]+[.R50];10);10)=9;&quot;Raksasa&quot;)" office:value-type="string" office:string-value="Raja" calcext:value-type="string">
            <text:p>Raja</text:p>
          </table:table-cell>
          <table:table-cell table:formula="of:=COM.MICROSOFT.IFS(MOD(MOD([.N50]+[.R50];10);10)=0;5;MOD(MOD([.N50]+[.R50];10);10)=1;7;MOD(MOD([.N50]+[.R50];10);10)=2;10;MOD(MOD([.N50]+[.R50];10);10)=3;4;MOD(MOD([.N50]+[.R50];10);10)=4;6;MOD(MOD([.N50]+[.R50];10);10)=5;2;MOD(MOD([.N50]+[.R50];10);10)=6;3;MOD(MOD([.N50]+[.R50];10);10)=7;8;MOD(MOD([.N50]+[.R50];10);10)=8;9;MOD(MOD([.N50]+[.R50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51]-MOD([.A51];7))/7" office:value-type="float" office:value="7" calcext:value-type="float">
            <text:p>7</text:p>
          </table:table-cell>
          <table:table-cell office:value-type="string" calcext:value-type="string">
            <text:p>Warigadean</text:p>
          </table:table-cell>
          <table:table-cell office:value-type="float" office:value="3" calcext:value-type="float">
            <text:p>3</text:p>
          </table:table-cell>
          <table:table-cell table:formula="of:=IF(MOD([.N51]+[.R51];2)=1;&quot;Luang&quot;;&quot;-&quot;)" office:value-type="string" office:string-value="-" calcext:value-type="string">
            <text:p>-</text:p>
          </table:table-cell>
          <table:table-cell table:formula="of:=IF(MOD([.N51]+[.R51];2)=1;1;0)" office:value-type="float" office:value="0" calcext:value-type="float">
            <text:p>0</text:p>
          </table:table-cell>
          <table:table-cell table:formula="of:=IF(MOD([.N51]+[.R51];2)=1;&quot;Pepet&quot;;&quot;Menga&quot;)" office:value-type="string" office:string-value="Menga" calcext:value-type="string">
            <text:p>Menga</text:p>
          </table:table-cell>
          <table:table-cell table:formula="of:=IF(MOD([.N51]+[.R51];2)=1;4;5)" office:value-type="float" office:value="5" calcext:value-type="float">
            <text:p>5</text:p>
          </table:table-cell>
          <table:table-cell table:formula="of:=COM.MICROSOFT.IFS(MOD([.A51];3)=0;&quot;Pasah&quot;;MOD([.A51];3)=1;&quot;Beteng&quot;;MOD([.A51];3)=2;&quot;Kajeng&quot;)" office:value-type="string" office:string-value="Beteng" calcext:value-type="string">
            <text:p>Beteng</text:p>
          </table:table-cell>
          <table:table-cell table:formula="of:=COM.MICROSOFT.IFS(MOD([.A51];3)=0;9;MOD([.A51];3)=1;4;MOD([.A51];3)=2;7)" office:value-type="float" office:value="4" calcext:value-type="float">
            <text:p>4</text:p>
          </table:table-cell>
          <table:table-cell table:formula="of:=COM.MICROSOFT.IFS(MOD([.A51];4)=0;&quot;Sri&quot;;MOD([.A51];4)=1;&quot;Laba&quot;;MOD([.A51];4)=2;&quot;Jaya&quot;;MOD([.A51];4)=3;&quot;Menala&quot;)" office:value-type="string" office:string-value="Laba" calcext:value-type="string">
            <text:p>Laba</text:p>
          </table:table-cell>
          <table:table-cell table:formula="of:=COM.MICROSOFT.IFS(MOD([.A51];4)=0;6;MOD([.A51];4)=1;5;MOD([.A51];4)=2;1;MOD([.A51];4)=3;8)" office:value-type="float" office:value="5" calcext:value-type="float">
            <text:p>5</text:p>
          </table:table-cell>
          <table:table-cell table:formula="of:=COM.MICROSOFT.IFS(MOD([.A51];5)=0;&quot;Pahing&quot;;MOD([.A51];5)=1;&quot;Pon&quot;;MOD([.A51];5)=2;&quot;Wage&quot;;MOD([.A51];5)=3;&quot;Kliwon&quot;;MOD([.A51];5)=4;&quot;Umanis&quot;)" office:value-type="string" office:string-value="Umanis" calcext:value-type="string">
            <text:p>Umanis</text:p>
          </table:table-cell>
          <table:table-cell table:formula="of:=COM.MICROSOFT.IFS(MOD([.A51];5)=0;9;MOD([.A51];5)=1;7;MOD([.A51];5)=2;4;MOD([.A51];5)=3;8;MOD([.A51];5)=4;5)" office:value-type="float" office:value="5" calcext:value-type="float">
            <text:p>5</text:p>
          </table:table-cell>
          <table:table-cell table:formula="of:=COM.MICROSOFT.IFS(MOD([.A51];6)=0;&quot;Tungleh&quot;;MOD([.A51];6)=1;&quot;Aryang&quot;;MOD([.A51];6)=2;&quot;Urukung&quot;;MOD([.A51];6)=3;&quot;Paniron&quot;;MOD([.A51];6)=4;&quot;Was&quot;;MOD([.A51];6)=5;&quot;Maulu&quot;)" office:value-type="string" office:string-value="Aryang" calcext:value-type="string">
            <text:p>Aryang</text:p>
          </table:table-cell>
          <table:table-cell table:formula="of:=COM.MICROSOFT.IFS(MOD([.A51];6)=0;7;MOD([.A51];6)=1;6;MOD([.A51];6)=2;5;MOD([.A51];6)=3;8;MOD([.A51];6)=4;9;MOD([.A51];6)=5;3)" office:value-type="float" office:value="6" calcext:value-type="float">
            <text:p>6</text:p>
          </table:table-cell>
          <table:table-cell table:formula="of:=COM.MICROSOFT.IFS(MOD([.A51];7)=0;&quot;Redite&quot;;MOD([.A51];7)=1;&quot;Soma&quot;;MOD([.A51];7)=2;&quot;Anggara&quot;;MOD([.A51];7)=3;&quot;Budha&quot;;MOD([.A51];7)=4;&quot;Wraspati&quot;;MOD([.A51];7)=5;&quot;Sukra&quot;;MOD([.A51];7);&quot;Saniscara&quot;)" office:value-type="string" office:string-value="Redite" calcext:value-type="string">
            <text:p>Redite</text:p>
          </table:table-cell>
          <table:table-cell table:formula="of:=COM.MICROSOFT.IFS(MOD([.A51];7)=0;5;MOD([.A51];7)=1;4;MOD([.A51];7)=2;3;MOD([.A51];7)=3;7;MOD([.A51];7)=4;8;MOD([.A51];7)=5;6;MOD([.A51];7);9)" office:value-type="float" office:value="5" calcext:value-type="float">
            <text:p>5</text:p>
          </table:table-cell>
          <table:table-cell table:formula="of:=COM.MICROSOFT.IFS(MOD([.A51];8)=0;&quot;Sri&quot;;MOD([.A51];8)=1;&quot;Indra&quot;;MOD([.A51];8)=2;&quot;Guru&quot;;MOD([.A51];8)=3;&quot;Yama&quot;;MOD([.A51];8)=4;&quot;Ludra&quot;;MOD([.A51];8)=5;&quot;Brahma&quot;;MOD([.A51];8)=6;&quot;Kala&quot;;MOD([.A51];8)=7;&quot;Uma&quot;)" office:value-type="string" office:string-value="Indra" calcext:value-type="string">
            <text:p>Indra</text:p>
          </table:table-cell>
          <table:table-cell table:formula="of:=COM.MICROSOFT.IFS(MOD([.A51];8)=0;6;MOD([.A51];8)=1;5;MOD([.A51];8)=2;8;MOD([.A51];8)=3;9;MOD([.A51];8)=4;3;MOD([.A51];8)=5;7;MOD([.A51];8)=6;1;MOD([.A51];8)=7;4)" office:value-type="float" office:value="5" calcext:value-type="float">
            <text:p>5</text:p>
          </table:table-cell>
          <table:table-cell table:formula="of:=COM.MICROSOFT.IFS(MOD([.A51]-3;9)=0;&quot;Dangu&quot;;MOD([.A51]-3;9)=1;&quot;Jangur&quot;;MOD([.A51]-3;9)=2;&quot;Gigis&quot;;MOD([.A51]-3;9)=3;&quot;Nohan&quot;;MOD([.A51]-3;9)=4;&quot;Ogan&quot;;MOD([.A51]-3;9)=5;&quot;Erengan&quot;;MOD([.A51]-3;9)=6;&quot;Urungan&quot;;MOD([.A51]-3;9)=7;&quot;Tulus&quot;;MOD([.A51]-3;9)=8;&quot;Dadi&quot;)" office:value-type="string" office:string-value="Jangur" calcext:value-type="string">
            <text:p>Jangur</text:p>
          </table:table-cell>
          <table:table-cell table:formula="of:=COM.MICROSOFT.IFS(MOD([.A51]-3;9)=0;5;MOD([.A51]-3;9)=1;8;MOD([.A51]-3;9)=2;9;MOD([.A51]-3;9)=3;3;MOD([.A51]-3;9)=4;7;MOD([.A51]-3;9)=5;1;MOD([.A51]-3;9)=6;4;MOD([.A51]-3;9)=7;6;MOD([.A51]-3;9)=8;8)" office:value-type="float" office:value="8" calcext:value-type="float">
            <text:p>8</text:p>
          </table:table-cell>
          <table:table-cell table:formula="of:=COM.MICROSOFT.IFS(MOD(MOD([.N51]+[.R51];10);10)=0;&quot;Pandita&quot;;MOD(MOD([.N51]+[.R51];10);10)=1;&quot;Pati&quot;;MOD(MOD([.N51]+[.R51];10);10)=2;&quot;Suka&quot;;MOD(MOD([.N51]+[.R51];10);10)=3;&quot;Duka&quot;;MOD(MOD([.N51]+[.R51];10);10)=4;&quot;Sri&quot;;MOD(MOD([.N51]+[.R51];10);10)=5;&quot;Manuh&quot;;MOD(MOD([.N51]+[.R51];10);10)=6;&quot;Manusa&quot;;MOD(MOD([.N51]+[.R51];10);10)=7;&quot;Raja&quot;;MOD(MOD([.N51]+[.R51];10);10)=8;&quot;Dewa&quot;;MOD(MOD([.N51]+[.R51];10);10)=9;&quot;Raksasa&quot;)" office:value-type="string" office:string-value="Pandita" calcext:value-type="string">
            <text:p>Pandita</text:p>
          </table:table-cell>
          <table:table-cell table:formula="of:=COM.MICROSOFT.IFS(MOD(MOD([.N51]+[.R51];10);10)=0;5;MOD(MOD([.N51]+[.R51];10);10)=1;7;MOD(MOD([.N51]+[.R51];10);10)=2;10;MOD(MOD([.N51]+[.R51];10);10)=3;4;MOD(MOD([.N51]+[.R51];10);10)=4;6;MOD(MOD([.N51]+[.R51];10);10)=5;2;MOD(MOD([.N51]+[.R51];10);10)=6;3;MOD(MOD([.N51]+[.R51];10);10)=7;8;MOD(MOD([.N51]+[.R51];10);10)=8;9;MOD(MOD([.N51]+[.R51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52]-MOD([.A52];7))/7" office:value-type="float" office:value="7" calcext:value-type="float">
            <text:p>7</text:p>
          </table:table-cell>
          <table:table-cell office:value-type="string" calcext:value-type="string">
            <text:p>Warigadean</text:p>
          </table:table-cell>
          <table:table-cell office:value-type="float" office:value="3" calcext:value-type="float">
            <text:p>3</text:p>
          </table:table-cell>
          <table:table-cell table:formula="of:=IF(MOD([.N52]+[.R52];2)=1;&quot;Luang&quot;;&quot;-&quot;)" office:value-type="string" office:string-value="Luang" calcext:value-type="string">
            <text:p>Luang</text:p>
          </table:table-cell>
          <table:table-cell table:formula="of:=IF(MOD([.N52]+[.R52];2)=1;1;0)" office:value-type="float" office:value="1" calcext:value-type="float">
            <text:p>1</text:p>
          </table:table-cell>
          <table:table-cell table:formula="of:=IF(MOD([.N52]+[.R52];2)=1;&quot;Pepet&quot;;&quot;Menga&quot;)" office:value-type="string" office:string-value="Pepet" calcext:value-type="string">
            <text:p>Pepet</text:p>
          </table:table-cell>
          <table:table-cell table:formula="of:=IF(MOD([.N52]+[.R52];2)=1;4;5)" office:value-type="float" office:value="4" calcext:value-type="float">
            <text:p>4</text:p>
          </table:table-cell>
          <table:table-cell table:formula="of:=COM.MICROSOFT.IFS(MOD([.A52];3)=0;&quot;Pasah&quot;;MOD([.A52];3)=1;&quot;Beteng&quot;;MOD([.A52];3)=2;&quot;Kajeng&quot;)" office:value-type="string" office:string-value="Kajeng" calcext:value-type="string">
            <text:p>Kajeng</text:p>
          </table:table-cell>
          <table:table-cell table:formula="of:=COM.MICROSOFT.IFS(MOD([.A52];3)=0;9;MOD([.A52];3)=1;4;MOD([.A52];3)=2;7)" office:value-type="float" office:value="7" calcext:value-type="float">
            <text:p>7</text:p>
          </table:table-cell>
          <table:table-cell table:formula="of:=COM.MICROSOFT.IFS(MOD([.A52];4)=0;&quot;Sri&quot;;MOD([.A52];4)=1;&quot;Laba&quot;;MOD([.A52];4)=2;&quot;Jaya&quot;;MOD([.A52];4)=3;&quot;Menala&quot;)" office:value-type="string" office:string-value="Jaya" calcext:value-type="string">
            <text:p>Jaya</text:p>
          </table:table-cell>
          <table:table-cell table:formula="of:=COM.MICROSOFT.IFS(MOD([.A52];4)=0;6;MOD([.A52];4)=1;5;MOD([.A52];4)=2;1;MOD([.A52];4)=3;8)" office:value-type="float" office:value="1" calcext:value-type="float">
            <text:p>1</text:p>
          </table:table-cell>
          <table:table-cell table:formula="of:=COM.MICROSOFT.IFS(MOD([.A52];5)=0;&quot;Pahing&quot;;MOD([.A52];5)=1;&quot;Pon&quot;;MOD([.A52];5)=2;&quot;Wage&quot;;MOD([.A52];5)=3;&quot;Kliwon&quot;;MOD([.A52];5)=4;&quot;Umanis&quot;)" office:value-type="string" office:string-value="Pahing" calcext:value-type="string">
            <text:p>Pahing</text:p>
          </table:table-cell>
          <table:table-cell table:formula="of:=COM.MICROSOFT.IFS(MOD([.A52];5)=0;9;MOD([.A52];5)=1;7;MOD([.A52];5)=2;4;MOD([.A52];5)=3;8;MOD([.A52];5)=4;5)" office:value-type="float" office:value="9" calcext:value-type="float">
            <text:p>9</text:p>
          </table:table-cell>
          <table:table-cell table:formula="of:=COM.MICROSOFT.IFS(MOD([.A52];6)=0;&quot;Tungleh&quot;;MOD([.A52];6)=1;&quot;Aryang&quot;;MOD([.A52];6)=2;&quot;Urukung&quot;;MOD([.A52];6)=3;&quot;Paniron&quot;;MOD([.A52];6)=4;&quot;Was&quot;;MOD([.A52];6)=5;&quot;Maulu&quot;)" office:value-type="string" office:string-value="Urukung" calcext:value-type="string">
            <text:p>Urukung</text:p>
          </table:table-cell>
          <table:table-cell table:formula="of:=COM.MICROSOFT.IFS(MOD([.A52];6)=0;7;MOD([.A52];6)=1;6;MOD([.A52];6)=2;5;MOD([.A52];6)=3;8;MOD([.A52];6)=4;9;MOD([.A52];6)=5;3)" office:value-type="float" office:value="5" calcext:value-type="float">
            <text:p>5</text:p>
          </table:table-cell>
          <table:table-cell table:formula="of:=COM.MICROSOFT.IFS(MOD([.A52];7)=0;&quot;Redite&quot;;MOD([.A52];7)=1;&quot;Soma&quot;;MOD([.A52];7)=2;&quot;Anggara&quot;;MOD([.A52];7)=3;&quot;Budha&quot;;MOD([.A52];7)=4;&quot;Wraspati&quot;;MOD([.A52];7)=5;&quot;Sukra&quot;;MOD([.A52];7);&quot;Saniscara&quot;)" office:value-type="string" office:string-value="Soma" calcext:value-type="string">
            <text:p>Soma</text:p>
          </table:table-cell>
          <table:table-cell table:formula="of:=COM.MICROSOFT.IFS(MOD([.A52];7)=0;5;MOD([.A52];7)=1;4;MOD([.A52];7)=2;3;MOD([.A52];7)=3;7;MOD([.A52];7)=4;8;MOD([.A52];7)=5;6;MOD([.A52];7);9)" office:value-type="float" office:value="4" calcext:value-type="float">
            <text:p>4</text:p>
          </table:table-cell>
          <table:table-cell table:formula="of:=COM.MICROSOFT.IFS(MOD([.A52];8)=0;&quot;Sri&quot;;MOD([.A52];8)=1;&quot;Indra&quot;;MOD([.A52];8)=2;&quot;Guru&quot;;MOD([.A52];8)=3;&quot;Yama&quot;;MOD([.A52];8)=4;&quot;Ludra&quot;;MOD([.A52];8)=5;&quot;Brahma&quot;;MOD([.A52];8)=6;&quot;Kala&quot;;MOD([.A52];8)=7;&quot;Uma&quot;)" office:value-type="string" office:string-value="Guru" calcext:value-type="string">
            <text:p>Guru</text:p>
          </table:table-cell>
          <table:table-cell table:formula="of:=COM.MICROSOFT.IFS(MOD([.A52];8)=0;6;MOD([.A52];8)=1;5;MOD([.A52];8)=2;8;MOD([.A52];8)=3;9;MOD([.A52];8)=4;3;MOD([.A52];8)=5;7;MOD([.A52];8)=6;1;MOD([.A52];8)=7;4)" office:value-type="float" office:value="8" calcext:value-type="float">
            <text:p>8</text:p>
          </table:table-cell>
          <table:table-cell table:formula="of:=COM.MICROSOFT.IFS(MOD([.A52]-3;9)=0;&quot;Dangu&quot;;MOD([.A52]-3;9)=1;&quot;Jangur&quot;;MOD([.A52]-3;9)=2;&quot;Gigis&quot;;MOD([.A52]-3;9)=3;&quot;Nohan&quot;;MOD([.A52]-3;9)=4;&quot;Ogan&quot;;MOD([.A52]-3;9)=5;&quot;Erengan&quot;;MOD([.A52]-3;9)=6;&quot;Urungan&quot;;MOD([.A52]-3;9)=7;&quot;Tulus&quot;;MOD([.A52]-3;9)=8;&quot;Dadi&quot;)" office:value-type="string" office:string-value="Gigis" calcext:value-type="string">
            <text:p>Gigis</text:p>
          </table:table-cell>
          <table:table-cell table:formula="of:=COM.MICROSOFT.IFS(MOD([.A52]-3;9)=0;5;MOD([.A52]-3;9)=1;8;MOD([.A52]-3;9)=2;9;MOD([.A52]-3;9)=3;3;MOD([.A52]-3;9)=4;7;MOD([.A52]-3;9)=5;1;MOD([.A52]-3;9)=6;4;MOD([.A52]-3;9)=7;6;MOD([.A52]-3;9)=8;8)" office:value-type="float" office:value="9" calcext:value-type="float">
            <text:p>9</text:p>
          </table:table-cell>
          <table:table-cell table:formula="of:=COM.MICROSOFT.IFS(MOD(MOD([.N52]+[.R52];10);10)=0;&quot;Pandita&quot;;MOD(MOD([.N52]+[.R52];10);10)=1;&quot;Pati&quot;;MOD(MOD([.N52]+[.R52];10);10)=2;&quot;Suka&quot;;MOD(MOD([.N52]+[.R52];10);10)=3;&quot;Duka&quot;;MOD(MOD([.N52]+[.R52];10);10)=4;&quot;Sri&quot;;MOD(MOD([.N52]+[.R52];10);10)=5;&quot;Manuh&quot;;MOD(MOD([.N52]+[.R52];10);10)=6;&quot;Manusa&quot;;MOD(MOD([.N52]+[.R52];10);10)=7;&quot;Raja&quot;;MOD(MOD([.N52]+[.R52];10);10)=8;&quot;Dewa&quot;;MOD(MOD([.N52]+[.R52];10);10)=9;&quot;Raksasa&quot;)" office:value-type="string" office:string-value="Duka" calcext:value-type="string">
            <text:p>Duka</text:p>
          </table:table-cell>
          <table:table-cell table:formula="of:=COM.MICROSOFT.IFS(MOD(MOD([.N52]+[.R52];10);10)=0;5;MOD(MOD([.N52]+[.R52];10);10)=1;7;MOD(MOD([.N52]+[.R52];10);10)=2;10;MOD(MOD([.N52]+[.R52];10);10)=3;4;MOD(MOD([.N52]+[.R52];10);10)=4;6;MOD(MOD([.N52]+[.R52];10);10)=5;2;MOD(MOD([.N52]+[.R52];10);10)=6;3;MOD(MOD([.N52]+[.R52];10);10)=7;8;MOD(MOD([.N52]+[.R52];10);10)=8;9;MOD(MOD([.N52]+[.R52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3]-MOD([.A53];7))/7" office:value-type="float" office:value="7" calcext:value-type="float">
            <text:p>7</text:p>
          </table:table-cell>
          <table:table-cell office:value-type="string" calcext:value-type="string">
            <text:p>Warigadean</text:p>
          </table:table-cell>
          <table:table-cell office:value-type="float" office:value="3" calcext:value-type="float">
            <text:p>3</text:p>
          </table:table-cell>
          <table:table-cell table:formula="of:=IF(MOD([.N53]+[.R53];2)=1;&quot;Luang&quot;;&quot;-&quot;)" office:value-type="string" office:string-value="-" calcext:value-type="string">
            <text:p>-</text:p>
          </table:table-cell>
          <table:table-cell table:formula="of:=IF(MOD([.N53]+[.R53];2)=1;1;0)" office:value-type="float" office:value="0" calcext:value-type="float">
            <text:p>0</text:p>
          </table:table-cell>
          <table:table-cell table:formula="of:=IF(MOD([.N53]+[.R53];2)=1;&quot;Pepet&quot;;&quot;Menga&quot;)" office:value-type="string" office:string-value="Menga" calcext:value-type="string">
            <text:p>Menga</text:p>
          </table:table-cell>
          <table:table-cell table:formula="of:=IF(MOD([.N53]+[.R53];2)=1;4;5)" office:value-type="float" office:value="5" calcext:value-type="float">
            <text:p>5</text:p>
          </table:table-cell>
          <table:table-cell table:formula="of:=COM.MICROSOFT.IFS(MOD([.A53];3)=0;&quot;Pasah&quot;;MOD([.A53];3)=1;&quot;Beteng&quot;;MOD([.A53];3)=2;&quot;Kajeng&quot;)" office:value-type="string" office:string-value="Pasah" calcext:value-type="string">
            <text:p>Pasah</text:p>
          </table:table-cell>
          <table:table-cell table:formula="of:=COM.MICROSOFT.IFS(MOD([.A53];3)=0;9;MOD([.A53];3)=1;4;MOD([.A53];3)=2;7)" office:value-type="float" office:value="9" calcext:value-type="float">
            <text:p>9</text:p>
          </table:table-cell>
          <table:table-cell table:formula="of:=COM.MICROSOFT.IFS(MOD([.A53];4)=0;&quot;Sri&quot;;MOD([.A53];4)=1;&quot;Laba&quot;;MOD([.A53];4)=2;&quot;Jaya&quot;;MOD([.A53];4)=3;&quot;Menala&quot;)" office:value-type="string" office:string-value="Menala" calcext:value-type="string">
            <text:p>Menala</text:p>
          </table:table-cell>
          <table:table-cell table:formula="of:=COM.MICROSOFT.IFS(MOD([.A53];4)=0;6;MOD([.A53];4)=1;5;MOD([.A53];4)=2;1;MOD([.A53];4)=3;8)" office:value-type="float" office:value="8" calcext:value-type="float">
            <text:p>8</text:p>
          </table:table-cell>
          <table:table-cell table:formula="of:=COM.MICROSOFT.IFS(MOD([.A53];5)=0;&quot;Pahing&quot;;MOD([.A53];5)=1;&quot;Pon&quot;;MOD([.A53];5)=2;&quot;Wage&quot;;MOD([.A53];5)=3;&quot;Kliwon&quot;;MOD([.A53];5)=4;&quot;Umanis&quot;)" office:value-type="string" office:string-value="Pon" calcext:value-type="string">
            <text:p>Pon</text:p>
          </table:table-cell>
          <table:table-cell table:formula="of:=COM.MICROSOFT.IFS(MOD([.A53];5)=0;9;MOD([.A53];5)=1;7;MOD([.A53];5)=2;4;MOD([.A53];5)=3;8;MOD([.A53];5)=4;5)" office:value-type="float" office:value="7" calcext:value-type="float">
            <text:p>7</text:p>
          </table:table-cell>
          <table:table-cell table:formula="of:=COM.MICROSOFT.IFS(MOD([.A53];6)=0;&quot;Tungleh&quot;;MOD([.A53];6)=1;&quot;Aryang&quot;;MOD([.A53];6)=2;&quot;Urukung&quot;;MOD([.A53];6)=3;&quot;Paniron&quot;;MOD([.A53];6)=4;&quot;Was&quot;;MOD([.A53];6)=5;&quot;Maulu&quot;)" office:value-type="string" office:string-value="Paniron" calcext:value-type="string">
            <text:p>Paniron</text:p>
          </table:table-cell>
          <table:table-cell table:formula="of:=COM.MICROSOFT.IFS(MOD([.A53];6)=0;7;MOD([.A53];6)=1;6;MOD([.A53];6)=2;5;MOD([.A53];6)=3;8;MOD([.A53];6)=4;9;MOD([.A53];6)=5;3)" office:value-type="float" office:value="8" calcext:value-type="float">
            <text:p>8</text:p>
          </table:table-cell>
          <table:table-cell table:formula="of:=COM.MICROSOFT.IFS(MOD([.A53];7)=0;&quot;Redite&quot;;MOD([.A53];7)=1;&quot;Soma&quot;;MOD([.A53];7)=2;&quot;Anggara&quot;;MOD([.A53];7)=3;&quot;Budha&quot;;MOD([.A53];7)=4;&quot;Wraspati&quot;;MOD([.A53];7)=5;&quot;Sukra&quot;;MOD([.A53];7);&quot;Saniscara&quot;)" office:value-type="string" office:string-value="Anggara" calcext:value-type="string">
            <text:p>Anggara</text:p>
          </table:table-cell>
          <table:table-cell table:formula="of:=COM.MICROSOFT.IFS(MOD([.A53];7)=0;5;MOD([.A53];7)=1;4;MOD([.A53];7)=2;3;MOD([.A53];7)=3;7;MOD([.A53];7)=4;8;MOD([.A53];7)=5;6;MOD([.A53];7);9)" office:value-type="float" office:value="3" calcext:value-type="float">
            <text:p>3</text:p>
          </table:table-cell>
          <table:table-cell table:formula="of:=COM.MICROSOFT.IFS(MOD([.A53];8)=0;&quot;Sri&quot;;MOD([.A53];8)=1;&quot;Indra&quot;;MOD([.A53];8)=2;&quot;Guru&quot;;MOD([.A53];8)=3;&quot;Yama&quot;;MOD([.A53];8)=4;&quot;Ludra&quot;;MOD([.A53];8)=5;&quot;Brahma&quot;;MOD([.A53];8)=6;&quot;Kala&quot;;MOD([.A53];8)=7;&quot;Uma&quot;)" office:value-type="string" office:string-value="Yama" calcext:value-type="string">
            <text:p>Yama</text:p>
          </table:table-cell>
          <table:table-cell table:formula="of:=COM.MICROSOFT.IFS(MOD([.A53];8)=0;6;MOD([.A53];8)=1;5;MOD([.A53];8)=2;8;MOD([.A53];8)=3;9;MOD([.A53];8)=4;3;MOD([.A53];8)=5;7;MOD([.A53];8)=6;1;MOD([.A53];8)=7;4)" office:value-type="float" office:value="9" calcext:value-type="float">
            <text:p>9</text:p>
          </table:table-cell>
          <table:table-cell table:formula="of:=COM.MICROSOFT.IFS(MOD([.A53]-3;9)=0;&quot;Dangu&quot;;MOD([.A53]-3;9)=1;&quot;Jangur&quot;;MOD([.A53]-3;9)=2;&quot;Gigis&quot;;MOD([.A53]-3;9)=3;&quot;Nohan&quot;;MOD([.A53]-3;9)=4;&quot;Ogan&quot;;MOD([.A53]-3;9)=5;&quot;Erengan&quot;;MOD([.A53]-3;9)=6;&quot;Urungan&quot;;MOD([.A53]-3;9)=7;&quot;Tulus&quot;;MOD([.A53]-3;9)=8;&quot;Dadi&quot;)" office:value-type="string" office:string-value="Nohan" calcext:value-type="string">
            <text:p>Nohan</text:p>
          </table:table-cell>
          <table:table-cell table:formula="of:=COM.MICROSOFT.IFS(MOD([.A53]-3;9)=0;5;MOD([.A53]-3;9)=1;8;MOD([.A53]-3;9)=2;9;MOD([.A53]-3;9)=3;3;MOD([.A53]-3;9)=4;7;MOD([.A53]-3;9)=5;1;MOD([.A53]-3;9)=6;4;MOD([.A53]-3;9)=7;6;MOD([.A53]-3;9)=8;8)" office:value-type="float" office:value="3" calcext:value-type="float">
            <text:p>3</text:p>
          </table:table-cell>
          <table:table-cell table:formula="of:=COM.MICROSOFT.IFS(MOD(MOD([.N53]+[.R53];10);10)=0;&quot;Pandita&quot;;MOD(MOD([.N53]+[.R53];10);10)=1;&quot;Pati&quot;;MOD(MOD([.N53]+[.R53];10);10)=2;&quot;Suka&quot;;MOD(MOD([.N53]+[.R53];10);10)=3;&quot;Duka&quot;;MOD(MOD([.N53]+[.R53];10);10)=4;&quot;Sri&quot;;MOD(MOD([.N53]+[.R53];10);10)=5;&quot;Manuh&quot;;MOD(MOD([.N53]+[.R53];10);10)=6;&quot;Manusa&quot;;MOD(MOD([.N53]+[.R53];10);10)=7;&quot;Raja&quot;;MOD(MOD([.N53]+[.R53];10);10)=8;&quot;Dewa&quot;;MOD(MOD([.N53]+[.R53];10);10)=9;&quot;Raksasa&quot;)" office:value-type="string" office:string-value="Pandita" calcext:value-type="string">
            <text:p>Pandita</text:p>
          </table:table-cell>
          <table:table-cell table:formula="of:=COM.MICROSOFT.IFS(MOD(MOD([.N53]+[.R53];10);10)=0;5;MOD(MOD([.N53]+[.R53];10);10)=1;7;MOD(MOD([.N53]+[.R53];10);10)=2;10;MOD(MOD([.N53]+[.R53];10);10)=3;4;MOD(MOD([.N53]+[.R53];10);10)=4;6;MOD(MOD([.N53]+[.R53];10);10)=5;2;MOD(MOD([.N53]+[.R53];10);10)=6;3;MOD(MOD([.N53]+[.R53];10);10)=7;8;MOD(MOD([.N53]+[.R53];10);10)=8;9;MOD(MOD([.N53]+[.R53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54]-MOD([.A54];7))/7" office:value-type="float" office:value="7" calcext:value-type="float">
            <text:p>7</text:p>
          </table:table-cell>
          <table:table-cell office:value-type="string" calcext:value-type="string">
            <text:p>Warigadean</text:p>
          </table:table-cell>
          <table:table-cell office:value-type="float" office:value="3" calcext:value-type="float">
            <text:p>3</text:p>
          </table:table-cell>
          <table:table-cell table:formula="of:=IF(MOD([.N54]+[.R54];2)=1;&quot;Luang&quot;;&quot;-&quot;)" office:value-type="string" office:string-value="Luang" calcext:value-type="string">
            <text:p>Luang</text:p>
          </table:table-cell>
          <table:table-cell table:formula="of:=IF(MOD([.N54]+[.R54];2)=1;1;0)" office:value-type="float" office:value="1" calcext:value-type="float">
            <text:p>1</text:p>
          </table:table-cell>
          <table:table-cell table:formula="of:=IF(MOD([.N54]+[.R54];2)=1;&quot;Pepet&quot;;&quot;Menga&quot;)" office:value-type="string" office:string-value="Pepet" calcext:value-type="string">
            <text:p>Pepet</text:p>
          </table:table-cell>
          <table:table-cell table:formula="of:=IF(MOD([.N54]+[.R54];2)=1;4;5)" office:value-type="float" office:value="4" calcext:value-type="float">
            <text:p>4</text:p>
          </table:table-cell>
          <table:table-cell table:formula="of:=COM.MICROSOFT.IFS(MOD([.A54];3)=0;&quot;Pasah&quot;;MOD([.A54];3)=1;&quot;Beteng&quot;;MOD([.A54];3)=2;&quot;Kajeng&quot;)" office:value-type="string" office:string-value="Beteng" calcext:value-type="string">
            <text:p>Beteng</text:p>
          </table:table-cell>
          <table:table-cell table:formula="of:=COM.MICROSOFT.IFS(MOD([.A54];3)=0;9;MOD([.A54];3)=1;4;MOD([.A54];3)=2;7)" office:value-type="float" office:value="4" calcext:value-type="float">
            <text:p>4</text:p>
          </table:table-cell>
          <table:table-cell table:formula="of:=COM.MICROSOFT.IFS(MOD([.A54];4)=0;&quot;Sri&quot;;MOD([.A54];4)=1;&quot;Laba&quot;;MOD([.A54];4)=2;&quot;Jaya&quot;;MOD([.A54];4)=3;&quot;Menala&quot;)" office:value-type="string" office:string-value="Sri" calcext:value-type="string">
            <text:p>Sri</text:p>
          </table:table-cell>
          <table:table-cell table:formula="of:=COM.MICROSOFT.IFS(MOD([.A54];4)=0;6;MOD([.A54];4)=1;5;MOD([.A54];4)=2;1;MOD([.A54];4)=3;8)" office:value-type="float" office:value="6" calcext:value-type="float">
            <text:p>6</text:p>
          </table:table-cell>
          <table:table-cell table:formula="of:=COM.MICROSOFT.IFS(MOD([.A54];5)=0;&quot;Pahing&quot;;MOD([.A54];5)=1;&quot;Pon&quot;;MOD([.A54];5)=2;&quot;Wage&quot;;MOD([.A54];5)=3;&quot;Kliwon&quot;;MOD([.A54];5)=4;&quot;Umanis&quot;)" office:value-type="string" office:string-value="Wage" calcext:value-type="string">
            <text:p>Wage</text:p>
          </table:table-cell>
          <table:table-cell table:formula="of:=COM.MICROSOFT.IFS(MOD([.A54];5)=0;9;MOD([.A54];5)=1;7;MOD([.A54];5)=2;4;MOD([.A54];5)=3;8;MOD([.A54];5)=4;5)" office:value-type="float" office:value="4" calcext:value-type="float">
            <text:p>4</text:p>
          </table:table-cell>
          <table:table-cell table:formula="of:=COM.MICROSOFT.IFS(MOD([.A54];6)=0;&quot;Tungleh&quot;;MOD([.A54];6)=1;&quot;Aryang&quot;;MOD([.A54];6)=2;&quot;Urukung&quot;;MOD([.A54];6)=3;&quot;Paniron&quot;;MOD([.A54];6)=4;&quot;Was&quot;;MOD([.A54];6)=5;&quot;Maulu&quot;)" office:value-type="string" office:string-value="Was" calcext:value-type="string">
            <text:p>Was</text:p>
          </table:table-cell>
          <table:table-cell table:formula="of:=COM.MICROSOFT.IFS(MOD([.A54];6)=0;7;MOD([.A54];6)=1;6;MOD([.A54];6)=2;5;MOD([.A54];6)=3;8;MOD([.A54];6)=4;9;MOD([.A54];6)=5;3)" office:value-type="float" office:value="9" calcext:value-type="float">
            <text:p>9</text:p>
          </table:table-cell>
          <table:table-cell table:formula="of:=COM.MICROSOFT.IFS(MOD([.A54];7)=0;&quot;Redite&quot;;MOD([.A54];7)=1;&quot;Soma&quot;;MOD([.A54];7)=2;&quot;Anggara&quot;;MOD([.A54];7)=3;&quot;Budha&quot;;MOD([.A54];7)=4;&quot;Wraspati&quot;;MOD([.A54];7)=5;&quot;Sukra&quot;;MOD([.A54];7);&quot;Saniscara&quot;)" office:value-type="string" office:string-value="Budha" calcext:value-type="string">
            <text:p>Budha</text:p>
          </table:table-cell>
          <table:table-cell table:formula="of:=COM.MICROSOFT.IFS(MOD([.A54];7)=0;5;MOD([.A54];7)=1;4;MOD([.A54];7)=2;3;MOD([.A54];7)=3;7;MOD([.A54];7)=4;8;MOD([.A54];7)=5;6;MOD([.A54];7);9)" office:value-type="float" office:value="7" calcext:value-type="float">
            <text:p>7</text:p>
          </table:table-cell>
          <table:table-cell table:formula="of:=COM.MICROSOFT.IFS(MOD([.A54];8)=0;&quot;Sri&quot;;MOD([.A54];8)=1;&quot;Indra&quot;;MOD([.A54];8)=2;&quot;Guru&quot;;MOD([.A54];8)=3;&quot;Yama&quot;;MOD([.A54];8)=4;&quot;Ludra&quot;;MOD([.A54];8)=5;&quot;Brahma&quot;;MOD([.A54];8)=6;&quot;Kala&quot;;MOD([.A54];8)=7;&quot;Uma&quot;)" office:value-type="string" office:string-value="Ludra" calcext:value-type="string">
            <text:p>Ludra</text:p>
          </table:table-cell>
          <table:table-cell table:formula="of:=COM.MICROSOFT.IFS(MOD([.A54];8)=0;6;MOD([.A54];8)=1;5;MOD([.A54];8)=2;8;MOD([.A54];8)=3;9;MOD([.A54];8)=4;3;MOD([.A54];8)=5;7;MOD([.A54];8)=6;1;MOD([.A54];8)=7;4)" office:value-type="float" office:value="3" calcext:value-type="float">
            <text:p>3</text:p>
          </table:table-cell>
          <table:table-cell table:formula="of:=COM.MICROSOFT.IFS(MOD([.A54]-3;9)=0;&quot;Dangu&quot;;MOD([.A54]-3;9)=1;&quot;Jangur&quot;;MOD([.A54]-3;9)=2;&quot;Gigis&quot;;MOD([.A54]-3;9)=3;&quot;Nohan&quot;;MOD([.A54]-3;9)=4;&quot;Ogan&quot;;MOD([.A54]-3;9)=5;&quot;Erengan&quot;;MOD([.A54]-3;9)=6;&quot;Urungan&quot;;MOD([.A54]-3;9)=7;&quot;Tulus&quot;;MOD([.A54]-3;9)=8;&quot;Dadi&quot;)" office:value-type="string" office:string-value="Ogan" calcext:value-type="string">
            <text:p>Ogan</text:p>
          </table:table-cell>
          <table:table-cell table:formula="of:=COM.MICROSOFT.IFS(MOD([.A54]-3;9)=0;5;MOD([.A54]-3;9)=1;8;MOD([.A54]-3;9)=2;9;MOD([.A54]-3;9)=3;3;MOD([.A54]-3;9)=4;7;MOD([.A54]-3;9)=5;1;MOD([.A54]-3;9)=6;4;MOD([.A54]-3;9)=7;6;MOD([.A54]-3;9)=8;8)" office:value-type="float" office:value="7" calcext:value-type="float">
            <text:p>7</text:p>
          </table:table-cell>
          <table:table-cell table:formula="of:=COM.MICROSOFT.IFS(MOD(MOD([.N54]+[.R54];10);10)=0;&quot;Pandita&quot;;MOD(MOD([.N54]+[.R54];10);10)=1;&quot;Pati&quot;;MOD(MOD([.N54]+[.R54];10);10)=2;&quot;Suka&quot;;MOD(MOD([.N54]+[.R54];10);10)=3;&quot;Duka&quot;;MOD(MOD([.N54]+[.R54];10);10)=4;&quot;Sri&quot;;MOD(MOD([.N54]+[.R54];10);10)=5;&quot;Manuh&quot;;MOD(MOD([.N54]+[.R54];10);10)=6;&quot;Manusa&quot;;MOD(MOD([.N54]+[.R54];10);10)=7;&quot;Raja&quot;;MOD(MOD([.N54]+[.R54];10);10)=8;&quot;Dewa&quot;;MOD(MOD([.N54]+[.R54];10);10)=9;&quot;Raksasa&quot;)" office:value-type="string" office:string-value="Pati" calcext:value-type="string">
            <text:p>Pati</text:p>
          </table:table-cell>
          <table:table-cell table:formula="of:=COM.MICROSOFT.IFS(MOD(MOD([.N54]+[.R54];10);10)=0;5;MOD(MOD([.N54]+[.R54];10);10)=1;7;MOD(MOD([.N54]+[.R54];10);10)=2;10;MOD(MOD([.N54]+[.R54];10);10)=3;4;MOD(MOD([.N54]+[.R54];10);10)=4;6;MOD(MOD([.N54]+[.R54];10);10)=5;2;MOD(MOD([.N54]+[.R54];10);10)=6;3;MOD(MOD([.N54]+[.R54];10);10)=7;8;MOD(MOD([.N54]+[.R54];10);10)=8;9;MOD(MOD([.N54]+[.R54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55]-MOD([.A55];7))/7" office:value-type="float" office:value="7" calcext:value-type="float">
            <text:p>7</text:p>
          </table:table-cell>
          <table:table-cell office:value-type="string" calcext:value-type="string">
            <text:p>Warigadean</text:p>
          </table:table-cell>
          <table:table-cell office:value-type="float" office:value="3" calcext:value-type="float">
            <text:p>3</text:p>
          </table:table-cell>
          <table:table-cell table:formula="of:=IF(MOD([.N55]+[.R55];2)=1;&quot;Luang&quot;;&quot;-&quot;)" office:value-type="string" office:string-value="-" calcext:value-type="string">
            <text:p>-</text:p>
          </table:table-cell>
          <table:table-cell table:formula="of:=IF(MOD([.N55]+[.R55];2)=1;1;0)" office:value-type="float" office:value="0" calcext:value-type="float">
            <text:p>0</text:p>
          </table:table-cell>
          <table:table-cell table:formula="of:=IF(MOD([.N55]+[.R55];2)=1;&quot;Pepet&quot;;&quot;Menga&quot;)" office:value-type="string" office:string-value="Menga" calcext:value-type="string">
            <text:p>Menga</text:p>
          </table:table-cell>
          <table:table-cell table:formula="of:=IF(MOD([.N55]+[.R55];2)=1;4;5)" office:value-type="float" office:value="5" calcext:value-type="float">
            <text:p>5</text:p>
          </table:table-cell>
          <table:table-cell table:formula="of:=COM.MICROSOFT.IFS(MOD([.A55];3)=0;&quot;Pasah&quot;;MOD([.A55];3)=1;&quot;Beteng&quot;;MOD([.A55];3)=2;&quot;Kajeng&quot;)" office:value-type="string" office:string-value="Kajeng" calcext:value-type="string">
            <text:p>Kajeng</text:p>
          </table:table-cell>
          <table:table-cell table:formula="of:=COM.MICROSOFT.IFS(MOD([.A55];3)=0;9;MOD([.A55];3)=1;4;MOD([.A55];3)=2;7)" office:value-type="float" office:value="7" calcext:value-type="float">
            <text:p>7</text:p>
          </table:table-cell>
          <table:table-cell table:formula="of:=COM.MICROSOFT.IFS(MOD([.A55];4)=0;&quot;Sri&quot;;MOD([.A55];4)=1;&quot;Laba&quot;;MOD([.A55];4)=2;&quot;Jaya&quot;;MOD([.A55];4)=3;&quot;Menala&quot;)" office:value-type="string" office:string-value="Laba" calcext:value-type="string">
            <text:p>Laba</text:p>
          </table:table-cell>
          <table:table-cell table:formula="of:=COM.MICROSOFT.IFS(MOD([.A55];4)=0;6;MOD([.A55];4)=1;5;MOD([.A55];4)=2;1;MOD([.A55];4)=3;8)" office:value-type="float" office:value="5" calcext:value-type="float">
            <text:p>5</text:p>
          </table:table-cell>
          <table:table-cell table:formula="of:=COM.MICROSOFT.IFS(MOD([.A55];5)=0;&quot;Pahing&quot;;MOD([.A55];5)=1;&quot;Pon&quot;;MOD([.A55];5)=2;&quot;Wage&quot;;MOD([.A55];5)=3;&quot;Kliwon&quot;;MOD([.A55];5)=4;&quot;Umanis&quot;)" office:value-type="string" office:string-value="Kliwon" calcext:value-type="string">
            <text:p>Kliwon</text:p>
          </table:table-cell>
          <table:table-cell table:formula="of:=COM.MICROSOFT.IFS(MOD([.A55];5)=0;9;MOD([.A55];5)=1;7;MOD([.A55];5)=2;4;MOD([.A55];5)=3;8;MOD([.A55];5)=4;5)" office:value-type="float" office:value="8" calcext:value-type="float">
            <text:p>8</text:p>
          </table:table-cell>
          <table:table-cell table:formula="of:=COM.MICROSOFT.IFS(MOD([.A55];6)=0;&quot;Tungleh&quot;;MOD([.A55];6)=1;&quot;Aryang&quot;;MOD([.A55];6)=2;&quot;Urukung&quot;;MOD([.A55];6)=3;&quot;Paniron&quot;;MOD([.A55];6)=4;&quot;Was&quot;;MOD([.A55];6)=5;&quot;Maulu&quot;)" office:value-type="string" office:string-value="Maulu" calcext:value-type="string">
            <text:p>Maulu</text:p>
          </table:table-cell>
          <table:table-cell table:formula="of:=COM.MICROSOFT.IFS(MOD([.A55];6)=0;7;MOD([.A55];6)=1;6;MOD([.A55];6)=2;5;MOD([.A55];6)=3;8;MOD([.A55];6)=4;9;MOD([.A55];6)=5;3)" office:value-type="float" office:value="3" calcext:value-type="float">
            <text:p>3</text:p>
          </table:table-cell>
          <table:table-cell table:formula="of:=COM.MICROSOFT.IFS(MOD([.A55];7)=0;&quot;Redite&quot;;MOD([.A55];7)=1;&quot;Soma&quot;;MOD([.A55];7)=2;&quot;Anggara&quot;;MOD([.A55];7)=3;&quot;Budha&quot;;MOD([.A55];7)=4;&quot;Wraspati&quot;;MOD([.A55];7)=5;&quot;Sukra&quot;;MOD([.A55];7);&quot;Saniscara&quot;)" office:value-type="string" office:string-value="Wraspati" calcext:value-type="string">
            <text:p>Wraspati</text:p>
          </table:table-cell>
          <table:table-cell table:formula="of:=COM.MICROSOFT.IFS(MOD([.A55];7)=0;5;MOD([.A55];7)=1;4;MOD([.A55];7)=2;3;MOD([.A55];7)=3;7;MOD([.A55];7)=4;8;MOD([.A55];7)=5;6;MOD([.A55];7);9)" office:value-type="float" office:value="8" calcext:value-type="float">
            <text:p>8</text:p>
          </table:table-cell>
          <table:table-cell table:formula="of:=COM.MICROSOFT.IFS(MOD([.A55];8)=0;&quot;Sri&quot;;MOD([.A55];8)=1;&quot;Indra&quot;;MOD([.A55];8)=2;&quot;Guru&quot;;MOD([.A55];8)=3;&quot;Yama&quot;;MOD([.A55];8)=4;&quot;Ludra&quot;;MOD([.A55];8)=5;&quot;Brahma&quot;;MOD([.A55];8)=6;&quot;Kala&quot;;MOD([.A55];8)=7;&quot;Uma&quot;)" office:value-type="string" office:string-value="Brahma" calcext:value-type="string">
            <text:p>Brahma</text:p>
          </table:table-cell>
          <table:table-cell table:formula="of:=COM.MICROSOFT.IFS(MOD([.A55];8)=0;6;MOD([.A55];8)=1;5;MOD([.A55];8)=2;8;MOD([.A55];8)=3;9;MOD([.A55];8)=4;3;MOD([.A55];8)=5;7;MOD([.A55];8)=6;1;MOD([.A55];8)=7;4)" office:value-type="float" office:value="7" calcext:value-type="float">
            <text:p>7</text:p>
          </table:table-cell>
          <table:table-cell table:formula="of:=COM.MICROSOFT.IFS(MOD([.A55]-3;9)=0;&quot;Dangu&quot;;MOD([.A55]-3;9)=1;&quot;Jangur&quot;;MOD([.A55]-3;9)=2;&quot;Gigis&quot;;MOD([.A55]-3;9)=3;&quot;Nohan&quot;;MOD([.A55]-3;9)=4;&quot;Ogan&quot;;MOD([.A55]-3;9)=5;&quot;Erengan&quot;;MOD([.A55]-3;9)=6;&quot;Urungan&quot;;MOD([.A55]-3;9)=7;&quot;Tulus&quot;;MOD([.A55]-3;9)=8;&quot;Dadi&quot;)" office:value-type="string" office:string-value="Erengan" calcext:value-type="string">
            <text:p>Erengan</text:p>
          </table:table-cell>
          <table:table-cell table:formula="of:=COM.MICROSOFT.IFS(MOD([.A55]-3;9)=0;5;MOD([.A55]-3;9)=1;8;MOD([.A55]-3;9)=2;9;MOD([.A55]-3;9)=3;3;MOD([.A55]-3;9)=4;7;MOD([.A55]-3;9)=5;1;MOD([.A55]-3;9)=6;4;MOD([.A55]-3;9)=7;6;MOD([.A55]-3;9)=8;8)" office:value-type="float" office:value="1" calcext:value-type="float">
            <text:p>1</text:p>
          </table:table-cell>
          <table:table-cell table:formula="of:=COM.MICROSOFT.IFS(MOD(MOD([.N55]+[.R55];10);10)=0;&quot;Pandita&quot;;MOD(MOD([.N55]+[.R55];10);10)=1;&quot;Pati&quot;;MOD(MOD([.N55]+[.R55];10);10)=2;&quot;Suka&quot;;MOD(MOD([.N55]+[.R55];10);10)=3;&quot;Duka&quot;;MOD(MOD([.N55]+[.R55];10);10)=4;&quot;Sri&quot;;MOD(MOD([.N55]+[.R55];10);10)=5;&quot;Manuh&quot;;MOD(MOD([.N55]+[.R55];10);10)=6;&quot;Manusa&quot;;MOD(MOD([.N55]+[.R55];10);10)=7;&quot;Raja&quot;;MOD(MOD([.N55]+[.R55];10);10)=8;&quot;Dewa&quot;;MOD(MOD([.N55]+[.R55];10);10)=9;&quot;Raksasa&quot;)" office:value-type="string" office:string-value="Manusa" calcext:value-type="string">
            <text:p>Manusa</text:p>
          </table:table-cell>
          <table:table-cell table:formula="of:=COM.MICROSOFT.IFS(MOD(MOD([.N55]+[.R55];10);10)=0;5;MOD(MOD([.N55]+[.R55];10);10)=1;7;MOD(MOD([.N55]+[.R55];10);10)=2;10;MOD(MOD([.N55]+[.R55];10);10)=3;4;MOD(MOD([.N55]+[.R55];10);10)=4;6;MOD(MOD([.N55]+[.R55];10);10)=5;2;MOD(MOD([.N55]+[.R55];10);10)=6;3;MOD(MOD([.N55]+[.R55];10);10)=7;8;MOD(MOD([.N55]+[.R55];10);10)=8;9;MOD(MOD([.N55]+[.R55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56]-MOD([.A56];7))/7" office:value-type="float" office:value="7" calcext:value-type="float">
            <text:p>7</text:p>
          </table:table-cell>
          <table:table-cell office:value-type="string" calcext:value-type="string">
            <text:p>Warigadean</text:p>
          </table:table-cell>
          <table:table-cell office:value-type="float" office:value="3" calcext:value-type="float">
            <text:p>3</text:p>
          </table:table-cell>
          <table:table-cell table:formula="of:=IF(MOD([.N56]+[.R56];2)=1;&quot;Luang&quot;;&quot;-&quot;)" office:value-type="string" office:string-value="Luang" calcext:value-type="string">
            <text:p>Luang</text:p>
          </table:table-cell>
          <table:table-cell table:formula="of:=IF(MOD([.N56]+[.R56];2)=1;1;0)" office:value-type="float" office:value="1" calcext:value-type="float">
            <text:p>1</text:p>
          </table:table-cell>
          <table:table-cell table:formula="of:=IF(MOD([.N56]+[.R56];2)=1;&quot;Pepet&quot;;&quot;Menga&quot;)" office:value-type="string" office:string-value="Pepet" calcext:value-type="string">
            <text:p>Pepet</text:p>
          </table:table-cell>
          <table:table-cell table:formula="of:=IF(MOD([.N56]+[.R56];2)=1;4;5)" office:value-type="float" office:value="4" calcext:value-type="float">
            <text:p>4</text:p>
          </table:table-cell>
          <table:table-cell table:formula="of:=COM.MICROSOFT.IFS(MOD([.A56];3)=0;&quot;Pasah&quot;;MOD([.A56];3)=1;&quot;Beteng&quot;;MOD([.A56];3)=2;&quot;Kajeng&quot;)" office:value-type="string" office:string-value="Pasah" calcext:value-type="string">
            <text:p>Pasah</text:p>
          </table:table-cell>
          <table:table-cell table:formula="of:=COM.MICROSOFT.IFS(MOD([.A56];3)=0;9;MOD([.A56];3)=1;4;MOD([.A56];3)=2;7)" office:value-type="float" office:value="9" calcext:value-type="float">
            <text:p>9</text:p>
          </table:table-cell>
          <table:table-cell table:formula="of:=COM.MICROSOFT.IFS(MOD([.A56];4)=0;&quot;Sri&quot;;MOD([.A56];4)=1;&quot;Laba&quot;;MOD([.A56];4)=2;&quot;Jaya&quot;;MOD([.A56];4)=3;&quot;Menala&quot;)" office:value-type="string" office:string-value="Jaya" calcext:value-type="string">
            <text:p>Jaya</text:p>
          </table:table-cell>
          <table:table-cell table:formula="of:=COM.MICROSOFT.IFS(MOD([.A56];4)=0;6;MOD([.A56];4)=1;5;MOD([.A56];4)=2;1;MOD([.A56];4)=3;8)" office:value-type="float" office:value="1" calcext:value-type="float">
            <text:p>1</text:p>
          </table:table-cell>
          <table:table-cell table:formula="of:=COM.MICROSOFT.IFS(MOD([.A56];5)=0;&quot;Pahing&quot;;MOD([.A56];5)=1;&quot;Pon&quot;;MOD([.A56];5)=2;&quot;Wage&quot;;MOD([.A56];5)=3;&quot;Kliwon&quot;;MOD([.A56];5)=4;&quot;Umanis&quot;)" office:value-type="string" office:string-value="Umanis" calcext:value-type="string">
            <text:p>Umanis</text:p>
          </table:table-cell>
          <table:table-cell table:formula="of:=COM.MICROSOFT.IFS(MOD([.A56];5)=0;9;MOD([.A56];5)=1;7;MOD([.A56];5)=2;4;MOD([.A56];5)=3;8;MOD([.A56];5)=4;5)" office:value-type="float" office:value="5" calcext:value-type="float">
            <text:p>5</text:p>
          </table:table-cell>
          <table:table-cell table:formula="of:=COM.MICROSOFT.IFS(MOD([.A56];6)=0;&quot;Tungleh&quot;;MOD([.A56];6)=1;&quot;Aryang&quot;;MOD([.A56];6)=2;&quot;Urukung&quot;;MOD([.A56];6)=3;&quot;Paniron&quot;;MOD([.A56];6)=4;&quot;Was&quot;;MOD([.A56];6)=5;&quot;Maulu&quot;)" office:value-type="string" office:string-value="Tungleh" calcext:value-type="string">
            <text:p>Tungleh</text:p>
          </table:table-cell>
          <table:table-cell table:formula="of:=COM.MICROSOFT.IFS(MOD([.A56];6)=0;7;MOD([.A56];6)=1;6;MOD([.A56];6)=2;5;MOD([.A56];6)=3;8;MOD([.A56];6)=4;9;MOD([.A56];6)=5;3)" office:value-type="float" office:value="7" calcext:value-type="float">
            <text:p>7</text:p>
          </table:table-cell>
          <table:table-cell table:formula="of:=COM.MICROSOFT.IFS(MOD([.A56];7)=0;&quot;Redite&quot;;MOD([.A56];7)=1;&quot;Soma&quot;;MOD([.A56];7)=2;&quot;Anggara&quot;;MOD([.A56];7)=3;&quot;Budha&quot;;MOD([.A56];7)=4;&quot;Wraspati&quot;;MOD([.A56];7)=5;&quot;Sukra&quot;;MOD([.A56];7);&quot;Saniscara&quot;)" office:value-type="string" office:string-value="Sukra" calcext:value-type="string">
            <text:p>Sukra</text:p>
          </table:table-cell>
          <table:table-cell table:formula="of:=COM.MICROSOFT.IFS(MOD([.A56];7)=0;5;MOD([.A56];7)=1;4;MOD([.A56];7)=2;3;MOD([.A56];7)=3;7;MOD([.A56];7)=4;8;MOD([.A56];7)=5;6;MOD([.A56];7);9)" office:value-type="float" office:value="6" calcext:value-type="float">
            <text:p>6</text:p>
          </table:table-cell>
          <table:table-cell table:formula="of:=COM.MICROSOFT.IFS(MOD([.A56];8)=0;&quot;Sri&quot;;MOD([.A56];8)=1;&quot;Indra&quot;;MOD([.A56];8)=2;&quot;Guru&quot;;MOD([.A56];8)=3;&quot;Yama&quot;;MOD([.A56];8)=4;&quot;Ludra&quot;;MOD([.A56];8)=5;&quot;Brahma&quot;;MOD([.A56];8)=6;&quot;Kala&quot;;MOD([.A56];8)=7;&quot;Uma&quot;)" office:value-type="string" office:string-value="Kala" calcext:value-type="string">
            <text:p>Kala</text:p>
          </table:table-cell>
          <table:table-cell table:formula="of:=COM.MICROSOFT.IFS(MOD([.A56];8)=0;6;MOD([.A56];8)=1;5;MOD([.A56];8)=2;8;MOD([.A56];8)=3;9;MOD([.A56];8)=4;3;MOD([.A56];8)=5;7;MOD([.A56];8)=6;1;MOD([.A56];8)=7;4)" office:value-type="float" office:value="1" calcext:value-type="float">
            <text:p>1</text:p>
          </table:table-cell>
          <table:table-cell table:formula="of:=COM.MICROSOFT.IFS(MOD([.A56]-3;9)=0;&quot;Dangu&quot;;MOD([.A56]-3;9)=1;&quot;Jangur&quot;;MOD([.A56]-3;9)=2;&quot;Gigis&quot;;MOD([.A56]-3;9)=3;&quot;Nohan&quot;;MOD([.A56]-3;9)=4;&quot;Ogan&quot;;MOD([.A56]-3;9)=5;&quot;Erengan&quot;;MOD([.A56]-3;9)=6;&quot;Urungan&quot;;MOD([.A56]-3;9)=7;&quot;Tulus&quot;;MOD([.A56]-3;9)=8;&quot;Dadi&quot;)" office:value-type="string" office:string-value="Urungan" calcext:value-type="string">
            <text:p>Urungan</text:p>
          </table:table-cell>
          <table:table-cell table:formula="of:=COM.MICROSOFT.IFS(MOD([.A56]-3;9)=0;5;MOD([.A56]-3;9)=1;8;MOD([.A56]-3;9)=2;9;MOD([.A56]-3;9)=3;3;MOD([.A56]-3;9)=4;7;MOD([.A56]-3;9)=5;1;MOD([.A56]-3;9)=6;4;MOD([.A56]-3;9)=7;6;MOD([.A56]-3;9)=8;8)" office:value-type="float" office:value="4" calcext:value-type="float">
            <text:p>4</text:p>
          </table:table-cell>
          <table:table-cell table:formula="of:=COM.MICROSOFT.IFS(MOD(MOD([.N56]+[.R56];10);10)=0;&quot;Pandita&quot;;MOD(MOD([.N56]+[.R56];10);10)=1;&quot;Pati&quot;;MOD(MOD([.N56]+[.R56];10);10)=2;&quot;Suka&quot;;MOD(MOD([.N56]+[.R56];10);10)=3;&quot;Duka&quot;;MOD(MOD([.N56]+[.R56];10);10)=4;&quot;Sri&quot;;MOD(MOD([.N56]+[.R56];10);10)=5;&quot;Manuh&quot;;MOD(MOD([.N56]+[.R56];10);10)=6;&quot;Manusa&quot;;MOD(MOD([.N56]+[.R56];10);10)=7;&quot;Raja&quot;;MOD(MOD([.N56]+[.R56];10);10)=8;&quot;Dewa&quot;;MOD(MOD([.N56]+[.R56];10);10)=9;&quot;Raksasa&quot;)" office:value-type="string" office:string-value="Pati" calcext:value-type="string">
            <text:p>Pati</text:p>
          </table:table-cell>
          <table:table-cell table:formula="of:=COM.MICROSOFT.IFS(MOD(MOD([.N56]+[.R56];10);10)=0;5;MOD(MOD([.N56]+[.R56];10);10)=1;7;MOD(MOD([.N56]+[.R56];10);10)=2;10;MOD(MOD([.N56]+[.R56];10);10)=3;4;MOD(MOD([.N56]+[.R56];10);10)=4;6;MOD(MOD([.N56]+[.R56];10);10)=5;2;MOD(MOD([.N56]+[.R56];10);10)=6;3;MOD(MOD([.N56]+[.R56];10);10)=7;8;MOD(MOD([.N56]+[.R56];10);10)=8;9;MOD(MOD([.N56]+[.R56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57]-MOD([.A57];7))/7" office:value-type="float" office:value="7" calcext:value-type="float">
            <text:p>7</text:p>
          </table:table-cell>
          <table:table-cell office:value-type="string" calcext:value-type="string">
            <text:p>Warigadean</text:p>
          </table:table-cell>
          <table:table-cell office:value-type="float" office:value="3" calcext:value-type="float">
            <text:p>3</text:p>
          </table:table-cell>
          <table:table-cell table:formula="of:=IF(MOD([.N57]+[.R57];2)=1;&quot;Luang&quot;;&quot;-&quot;)" office:value-type="string" office:string-value="-" calcext:value-type="string">
            <text:p>-</text:p>
          </table:table-cell>
          <table:table-cell table:formula="of:=IF(MOD([.N57]+[.R57];2)=1;1;0)" office:value-type="float" office:value="0" calcext:value-type="float">
            <text:p>0</text:p>
          </table:table-cell>
          <table:table-cell table:formula="of:=IF(MOD([.N57]+[.R57];2)=1;&quot;Pepet&quot;;&quot;Menga&quot;)" office:value-type="string" office:string-value="Menga" calcext:value-type="string">
            <text:p>Menga</text:p>
          </table:table-cell>
          <table:table-cell table:formula="of:=IF(MOD([.N57]+[.R57];2)=1;4;5)" office:value-type="float" office:value="5" calcext:value-type="float">
            <text:p>5</text:p>
          </table:table-cell>
          <table:table-cell table:formula="of:=COM.MICROSOFT.IFS(MOD([.A57];3)=0;&quot;Pasah&quot;;MOD([.A57];3)=1;&quot;Beteng&quot;;MOD([.A57];3)=2;&quot;Kajeng&quot;)" office:value-type="string" office:string-value="Beteng" calcext:value-type="string">
            <text:p>Beteng</text:p>
          </table:table-cell>
          <table:table-cell table:formula="of:=COM.MICROSOFT.IFS(MOD([.A57];3)=0;9;MOD([.A57];3)=1;4;MOD([.A57];3)=2;7)" office:value-type="float" office:value="4" calcext:value-type="float">
            <text:p>4</text:p>
          </table:table-cell>
          <table:table-cell table:formula="of:=COM.MICROSOFT.IFS(MOD([.A57];4)=0;&quot;Sri&quot;;MOD([.A57];4)=1;&quot;Laba&quot;;MOD([.A57];4)=2;&quot;Jaya&quot;;MOD([.A57];4)=3;&quot;Menala&quot;)" office:value-type="string" office:string-value="Menala" calcext:value-type="string">
            <text:p>Menala</text:p>
          </table:table-cell>
          <table:table-cell table:formula="of:=COM.MICROSOFT.IFS(MOD([.A57];4)=0;6;MOD([.A57];4)=1;5;MOD([.A57];4)=2;1;MOD([.A57];4)=3;8)" office:value-type="float" office:value="8" calcext:value-type="float">
            <text:p>8</text:p>
          </table:table-cell>
          <table:table-cell table:formula="of:=COM.MICROSOFT.IFS(MOD([.A57];5)=0;&quot;Pahing&quot;;MOD([.A57];5)=1;&quot;Pon&quot;;MOD([.A57];5)=2;&quot;Wage&quot;;MOD([.A57];5)=3;&quot;Kliwon&quot;;MOD([.A57];5)=4;&quot;Umanis&quot;)" office:value-type="string" office:string-value="Pahing" calcext:value-type="string">
            <text:p>Pahing</text:p>
          </table:table-cell>
          <table:table-cell table:formula="of:=COM.MICROSOFT.IFS(MOD([.A57];5)=0;9;MOD([.A57];5)=1;7;MOD([.A57];5)=2;4;MOD([.A57];5)=3;8;MOD([.A57];5)=4;5)" office:value-type="float" office:value="9" calcext:value-type="float">
            <text:p>9</text:p>
          </table:table-cell>
          <table:table-cell table:formula="of:=COM.MICROSOFT.IFS(MOD([.A57];6)=0;&quot;Tungleh&quot;;MOD([.A57];6)=1;&quot;Aryang&quot;;MOD([.A57];6)=2;&quot;Urukung&quot;;MOD([.A57];6)=3;&quot;Paniron&quot;;MOD([.A57];6)=4;&quot;Was&quot;;MOD([.A57];6)=5;&quot;Maulu&quot;)" office:value-type="string" office:string-value="Aryang" calcext:value-type="string">
            <text:p>Aryang</text:p>
          </table:table-cell>
          <table:table-cell table:formula="of:=COM.MICROSOFT.IFS(MOD([.A57];6)=0;7;MOD([.A57];6)=1;6;MOD([.A57];6)=2;5;MOD([.A57];6)=3;8;MOD([.A57];6)=4;9;MOD([.A57];6)=5;3)" office:value-type="float" office:value="6" calcext:value-type="float">
            <text:p>6</text:p>
          </table:table-cell>
          <table:table-cell table:formula="of:=COM.MICROSOFT.IFS(MOD([.A57];7)=0;&quot;Redite&quot;;MOD([.A57];7)=1;&quot;Soma&quot;;MOD([.A57];7)=2;&quot;Anggara&quot;;MOD([.A57];7)=3;&quot;Budha&quot;;MOD([.A57];7)=4;&quot;Wraspati&quot;;MOD([.A57];7)=5;&quot;Sukra&quot;;MOD([.A57];7);&quot;Saniscara&quot;)" office:value-type="string" office:string-value="Saniscara" calcext:value-type="string">
            <text:p>Saniscara</text:p>
          </table:table-cell>
          <table:table-cell table:formula="of:=COM.MICROSOFT.IFS(MOD([.A57];7)=0;5;MOD([.A57];7)=1;4;MOD([.A57];7)=2;3;MOD([.A57];7)=3;7;MOD([.A57];7)=4;8;MOD([.A57];7)=5;6;MOD([.A57];7);9)" office:value-type="float" office:value="9" calcext:value-type="float">
            <text:p>9</text:p>
          </table:table-cell>
          <table:table-cell table:formula="of:=COM.MICROSOFT.IFS(MOD([.A57];8)=0;&quot;Sri&quot;;MOD([.A57];8)=1;&quot;Indra&quot;;MOD([.A57];8)=2;&quot;Guru&quot;;MOD([.A57];8)=3;&quot;Yama&quot;;MOD([.A57];8)=4;&quot;Ludra&quot;;MOD([.A57];8)=5;&quot;Brahma&quot;;MOD([.A57];8)=6;&quot;Kala&quot;;MOD([.A57];8)=7;&quot;Uma&quot;)" office:value-type="string" office:string-value="Uma" calcext:value-type="string">
            <text:p>Uma</text:p>
          </table:table-cell>
          <table:table-cell table:formula="of:=COM.MICROSOFT.IFS(MOD([.A57];8)=0;6;MOD([.A57];8)=1;5;MOD([.A57];8)=2;8;MOD([.A57];8)=3;9;MOD([.A57];8)=4;3;MOD([.A57];8)=5;7;MOD([.A57];8)=6;1;MOD([.A57];8)=7;4)" office:value-type="float" office:value="4" calcext:value-type="float">
            <text:p>4</text:p>
          </table:table-cell>
          <table:table-cell table:formula="of:=COM.MICROSOFT.IFS(MOD([.A57]-3;9)=0;&quot;Dangu&quot;;MOD([.A57]-3;9)=1;&quot;Jangur&quot;;MOD([.A57]-3;9)=2;&quot;Gigis&quot;;MOD([.A57]-3;9)=3;&quot;Nohan&quot;;MOD([.A57]-3;9)=4;&quot;Ogan&quot;;MOD([.A57]-3;9)=5;&quot;Erengan&quot;;MOD([.A57]-3;9)=6;&quot;Urungan&quot;;MOD([.A57]-3;9)=7;&quot;Tulus&quot;;MOD([.A57]-3;9)=8;&quot;Dadi&quot;)" office:value-type="string" office:string-value="Tulus" calcext:value-type="string">
            <text:p>Tulus</text:p>
          </table:table-cell>
          <table:table-cell table:formula="of:=COM.MICROSOFT.IFS(MOD([.A57]-3;9)=0;5;MOD([.A57]-3;9)=1;8;MOD([.A57]-3;9)=2;9;MOD([.A57]-3;9)=3;3;MOD([.A57]-3;9)=4;7;MOD([.A57]-3;9)=5;1;MOD([.A57]-3;9)=6;4;MOD([.A57]-3;9)=7;6;MOD([.A57]-3;9)=8;8)" office:value-type="float" office:value="6" calcext:value-type="float">
            <text:p>6</text:p>
          </table:table-cell>
          <table:table-cell table:formula="of:=COM.MICROSOFT.IFS(MOD(MOD([.N57]+[.R57];10);10)=0;&quot;Pandita&quot;;MOD(MOD([.N57]+[.R57];10);10)=1;&quot;Pati&quot;;MOD(MOD([.N57]+[.R57];10);10)=2;&quot;Suka&quot;;MOD(MOD([.N57]+[.R57];10);10)=3;&quot;Duka&quot;;MOD(MOD([.N57]+[.R57];10);10)=4;&quot;Sri&quot;;MOD(MOD([.N57]+[.R57];10);10)=5;&quot;Manuh&quot;;MOD(MOD([.N57]+[.R57];10);10)=6;&quot;Manusa&quot;;MOD(MOD([.N57]+[.R57];10);10)=7;&quot;Raja&quot;;MOD(MOD([.N57]+[.R57];10);10)=8;&quot;Dewa&quot;;MOD(MOD([.N57]+[.R57];10);10)=9;&quot;Raksasa&quot;)" office:value-type="string" office:string-value="Dewa" calcext:value-type="string">
            <text:p>Dewa</text:p>
          </table:table-cell>
          <table:table-cell table:formula="of:=COM.MICROSOFT.IFS(MOD(MOD([.N57]+[.R57];10);10)=0;5;MOD(MOD([.N57]+[.R57];10);10)=1;7;MOD(MOD([.N57]+[.R57];10);10)=2;10;MOD(MOD([.N57]+[.R57];10);10)=3;4;MOD(MOD([.N57]+[.R57];10);10)=4;6;MOD(MOD([.N57]+[.R57];10);10)=5;2;MOD(MOD([.N57]+[.R57];10);10)=6;3;MOD(MOD([.N57]+[.R57];10);10)=7;8;MOD(MOD([.N57]+[.R57];10);10)=8;9;MOD(MOD([.N57]+[.R57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58]-MOD([.A58];7))/7" office:value-type="float" office:value="8" calcext:value-type="float">
            <text:p>8</text:p>
          </table:table-cell>
          <table:table-cell office:value-type="string" calcext:value-type="string">
            <text:p>Julungwangi</text:p>
          </table:table-cell>
          <table:table-cell office:value-type="float" office:value="7" calcext:value-type="float">
            <text:p>7</text:p>
          </table:table-cell>
          <table:table-cell table:formula="of:=IF(MOD([.N58]+[.R58];2)=1;&quot;Luang&quot;;&quot;-&quot;)" office:value-type="string" office:string-value="-" calcext:value-type="string">
            <text:p>-</text:p>
          </table:table-cell>
          <table:table-cell table:formula="of:=IF(MOD([.N58]+[.R58];2)=1;1;0)" office:value-type="float" office:value="0" calcext:value-type="float">
            <text:p>0</text:p>
          </table:table-cell>
          <table:table-cell table:formula="of:=IF(MOD([.N58]+[.R58];2)=1;&quot;Pepet&quot;;&quot;Menga&quot;)" office:value-type="string" office:string-value="Menga" calcext:value-type="string">
            <text:p>Menga</text:p>
          </table:table-cell>
          <table:table-cell table:formula="of:=IF(MOD([.N58]+[.R58];2)=1;4;5)" office:value-type="float" office:value="5" calcext:value-type="float">
            <text:p>5</text:p>
          </table:table-cell>
          <table:table-cell table:formula="of:=COM.MICROSOFT.IFS(MOD([.A58];3)=0;&quot;Pasah&quot;;MOD([.A58];3)=1;&quot;Beteng&quot;;MOD([.A58];3)=2;&quot;Kajeng&quot;)" office:value-type="string" office:string-value="Kajeng" calcext:value-type="string">
            <text:p>Kajeng</text:p>
          </table:table-cell>
          <table:table-cell table:formula="of:=COM.MICROSOFT.IFS(MOD([.A58];3)=0;9;MOD([.A58];3)=1;4;MOD([.A58];3)=2;7)" office:value-type="float" office:value="7" calcext:value-type="float">
            <text:p>7</text:p>
          </table:table-cell>
          <table:table-cell table:formula="of:=COM.MICROSOFT.IFS(MOD([.A58];4)=0;&quot;Sri&quot;;MOD([.A58];4)=1;&quot;Laba&quot;;MOD([.A58];4)=2;&quot;Jaya&quot;;MOD([.A58];4)=3;&quot;Menala&quot;)" office:value-type="string" office:string-value="Sri" calcext:value-type="string">
            <text:p>Sri</text:p>
          </table:table-cell>
          <table:table-cell table:formula="of:=COM.MICROSOFT.IFS(MOD([.A58];4)=0;6;MOD([.A58];4)=1;5;MOD([.A58];4)=2;1;MOD([.A58];4)=3;8)" office:value-type="float" office:value="6" calcext:value-type="float">
            <text:p>6</text:p>
          </table:table-cell>
          <table:table-cell table:formula="of:=COM.MICROSOFT.IFS(MOD([.A58];5)=0;&quot;Pahing&quot;;MOD([.A58];5)=1;&quot;Pon&quot;;MOD([.A58];5)=2;&quot;Wage&quot;;MOD([.A58];5)=3;&quot;Kliwon&quot;;MOD([.A58];5)=4;&quot;Umanis&quot;)" office:value-type="string" office:string-value="Pon" calcext:value-type="string">
            <text:p>Pon</text:p>
          </table:table-cell>
          <table:table-cell table:formula="of:=COM.MICROSOFT.IFS(MOD([.A58];5)=0;9;MOD([.A58];5)=1;7;MOD([.A58];5)=2;4;MOD([.A58];5)=3;8;MOD([.A58];5)=4;5)" office:value-type="float" office:value="7" calcext:value-type="float">
            <text:p>7</text:p>
          </table:table-cell>
          <table:table-cell table:formula="of:=COM.MICROSOFT.IFS(MOD([.A58];6)=0;&quot;Tungleh&quot;;MOD([.A58];6)=1;&quot;Aryang&quot;;MOD([.A58];6)=2;&quot;Urukung&quot;;MOD([.A58];6)=3;&quot;Paniron&quot;;MOD([.A58];6)=4;&quot;Was&quot;;MOD([.A58];6)=5;&quot;Maulu&quot;)" office:value-type="string" office:string-value="Urukung" calcext:value-type="string">
            <text:p>Urukung</text:p>
          </table:table-cell>
          <table:table-cell table:formula="of:=COM.MICROSOFT.IFS(MOD([.A58];6)=0;7;MOD([.A58];6)=1;6;MOD([.A58];6)=2;5;MOD([.A58];6)=3;8;MOD([.A58];6)=4;9;MOD([.A58];6)=5;3)" office:value-type="float" office:value="5" calcext:value-type="float">
            <text:p>5</text:p>
          </table:table-cell>
          <table:table-cell table:formula="of:=COM.MICROSOFT.IFS(MOD([.A58];7)=0;&quot;Redite&quot;;MOD([.A58];7)=1;&quot;Soma&quot;;MOD([.A58];7)=2;&quot;Anggara&quot;;MOD([.A58];7)=3;&quot;Budha&quot;;MOD([.A58];7)=4;&quot;Wraspati&quot;;MOD([.A58];7)=5;&quot;Sukra&quot;;MOD([.A58];7);&quot;Saniscara&quot;)" office:value-type="string" office:string-value="Redite" calcext:value-type="string">
            <text:p>Redite</text:p>
          </table:table-cell>
          <table:table-cell table:formula="of:=COM.MICROSOFT.IFS(MOD([.A58];7)=0;5;MOD([.A58];7)=1;4;MOD([.A58];7)=2;3;MOD([.A58];7)=3;7;MOD([.A58];7)=4;8;MOD([.A58];7)=5;6;MOD([.A58];7);9)" office:value-type="float" office:value="5" calcext:value-type="float">
            <text:p>5</text:p>
          </table:table-cell>
          <table:table-cell table:formula="of:=COM.MICROSOFT.IFS(MOD([.A58];8)=0;&quot;Sri&quot;;MOD([.A58];8)=1;&quot;Indra&quot;;MOD([.A58];8)=2;&quot;Guru&quot;;MOD([.A58];8)=3;&quot;Yama&quot;;MOD([.A58];8)=4;&quot;Ludra&quot;;MOD([.A58];8)=5;&quot;Brahma&quot;;MOD([.A58];8)=6;&quot;Kala&quot;;MOD([.A58];8)=7;&quot;Uma&quot;)" office:value-type="string" office:string-value="Sri" calcext:value-type="string">
            <text:p>Sri</text:p>
          </table:table-cell>
          <table:table-cell table:formula="of:=COM.MICROSOFT.IFS(MOD([.A58];8)=0;6;MOD([.A58];8)=1;5;MOD([.A58];8)=2;8;MOD([.A58];8)=3;9;MOD([.A58];8)=4;3;MOD([.A58];8)=5;7;MOD([.A58];8)=6;1;MOD([.A58];8)=7;4)" office:value-type="float" office:value="6" calcext:value-type="float">
            <text:p>6</text:p>
          </table:table-cell>
          <table:table-cell table:formula="of:=COM.MICROSOFT.IFS(MOD([.A58]-3;9)=0;&quot;Dangu&quot;;MOD([.A58]-3;9)=1;&quot;Jangur&quot;;MOD([.A58]-3;9)=2;&quot;Gigis&quot;;MOD([.A58]-3;9)=3;&quot;Nohan&quot;;MOD([.A58]-3;9)=4;&quot;Ogan&quot;;MOD([.A58]-3;9)=5;&quot;Erengan&quot;;MOD([.A58]-3;9)=6;&quot;Urungan&quot;;MOD([.A58]-3;9)=7;&quot;Tulus&quot;;MOD([.A58]-3;9)=8;&quot;Dadi&quot;)" office:value-type="string" office:string-value="Dadi" calcext:value-type="string">
            <text:p>Dadi</text:p>
          </table:table-cell>
          <table:table-cell table:formula="of:=COM.MICROSOFT.IFS(MOD([.A58]-3;9)=0;5;MOD([.A58]-3;9)=1;8;MOD([.A58]-3;9)=2;9;MOD([.A58]-3;9)=3;3;MOD([.A58]-3;9)=4;7;MOD([.A58]-3;9)=5;1;MOD([.A58]-3;9)=6;4;MOD([.A58]-3;9)=7;6;MOD([.A58]-3;9)=8;8)" office:value-type="float" office:value="8" calcext:value-type="float">
            <text:p>8</text:p>
          </table:table-cell>
          <table:table-cell table:formula="of:=COM.MICROSOFT.IFS(MOD(MOD([.N58]+[.R58];10);10)=0;&quot;Pandita&quot;;MOD(MOD([.N58]+[.R58];10);10)=1;&quot;Pati&quot;;MOD(MOD([.N58]+[.R58];10);10)=2;&quot;Suka&quot;;MOD(MOD([.N58]+[.R58];10);10)=3;&quot;Duka&quot;;MOD(MOD([.N58]+[.R58];10);10)=4;&quot;Sri&quot;;MOD(MOD([.N58]+[.R58];10);10)=5;&quot;Manuh&quot;;MOD(MOD([.N58]+[.R58];10);10)=6;&quot;Manusa&quot;;MOD(MOD([.N58]+[.R58];10);10)=7;&quot;Raja&quot;;MOD(MOD([.N58]+[.R58];10);10)=8;&quot;Dewa&quot;;MOD(MOD([.N58]+[.R58];10);10)=9;&quot;Raksasa&quot;)" office:value-type="string" office:string-value="Suka" calcext:value-type="string">
            <text:p>Suka</text:p>
          </table:table-cell>
          <table:table-cell table:formula="of:=COM.MICROSOFT.IFS(MOD(MOD([.N58]+[.R58];10);10)=0;5;MOD(MOD([.N58]+[.R58];10);10)=1;7;MOD(MOD([.N58]+[.R58];10);10)=2;10;MOD(MOD([.N58]+[.R58];10);10)=3;4;MOD(MOD([.N58]+[.R58];10);10)=4;6;MOD(MOD([.N58]+[.R58];10);10)=5;2;MOD(MOD([.N58]+[.R58];10);10)=6;3;MOD(MOD([.N58]+[.R58];10);10)=7;8;MOD(MOD([.N58]+[.R58];10);10)=8;9;MOD(MOD([.N58]+[.R58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59]-MOD([.A59];7))/7" office:value-type="float" office:value="8" calcext:value-type="float">
            <text:p>8</text:p>
          </table:table-cell>
          <table:table-cell office:value-type="string" calcext:value-type="string">
            <text:p>Julungwangi</text:p>
          </table:table-cell>
          <table:table-cell office:value-type="float" office:value="7" calcext:value-type="float">
            <text:p>7</text:p>
          </table:table-cell>
          <table:table-cell table:formula="of:=IF(MOD([.N59]+[.R59];2)=1;&quot;Luang&quot;;&quot;-&quot;)" office:value-type="string" office:string-value="-" calcext:value-type="string">
            <text:p>-</text:p>
          </table:table-cell>
          <table:table-cell table:formula="of:=IF(MOD([.N59]+[.R59];2)=1;1;0)" office:value-type="float" office:value="0" calcext:value-type="float">
            <text:p>0</text:p>
          </table:table-cell>
          <table:table-cell table:formula="of:=IF(MOD([.N59]+[.R59];2)=1;&quot;Pepet&quot;;&quot;Menga&quot;)" office:value-type="string" office:string-value="Menga" calcext:value-type="string">
            <text:p>Menga</text:p>
          </table:table-cell>
          <table:table-cell table:formula="of:=IF(MOD([.N59]+[.R59];2)=1;4;5)" office:value-type="float" office:value="5" calcext:value-type="float">
            <text:p>5</text:p>
          </table:table-cell>
          <table:table-cell table:formula="of:=COM.MICROSOFT.IFS(MOD([.A59];3)=0;&quot;Pasah&quot;;MOD([.A59];3)=1;&quot;Beteng&quot;;MOD([.A59];3)=2;&quot;Kajeng&quot;)" office:value-type="string" office:string-value="Pasah" calcext:value-type="string">
            <text:p>Pasah</text:p>
          </table:table-cell>
          <table:table-cell table:formula="of:=COM.MICROSOFT.IFS(MOD([.A59];3)=0;9;MOD([.A59];3)=1;4;MOD([.A59];3)=2;7)" office:value-type="float" office:value="9" calcext:value-type="float">
            <text:p>9</text:p>
          </table:table-cell>
          <table:table-cell table:formula="of:=COM.MICROSOFT.IFS(MOD([.A59];4)=0;&quot;Sri&quot;;MOD([.A59];4)=1;&quot;Laba&quot;;MOD([.A59];4)=2;&quot;Jaya&quot;;MOD([.A59];4)=3;&quot;Menala&quot;)" office:value-type="string" office:string-value="Laba" calcext:value-type="string">
            <text:p>Laba</text:p>
          </table:table-cell>
          <table:table-cell table:formula="of:=COM.MICROSOFT.IFS(MOD([.A59];4)=0;6;MOD([.A59];4)=1;5;MOD([.A59];4)=2;1;MOD([.A59];4)=3;8)" office:value-type="float" office:value="5" calcext:value-type="float">
            <text:p>5</text:p>
          </table:table-cell>
          <table:table-cell table:formula="of:=COM.MICROSOFT.IFS(MOD([.A59];5)=0;&quot;Pahing&quot;;MOD([.A59];5)=1;&quot;Pon&quot;;MOD([.A59];5)=2;&quot;Wage&quot;;MOD([.A59];5)=3;&quot;Kliwon&quot;;MOD([.A59];5)=4;&quot;Umanis&quot;)" office:value-type="string" office:string-value="Wage" calcext:value-type="string">
            <text:p>Wage</text:p>
          </table:table-cell>
          <table:table-cell table:formula="of:=COM.MICROSOFT.IFS(MOD([.A59];5)=0;9;MOD([.A59];5)=1;7;MOD([.A59];5)=2;4;MOD([.A59];5)=3;8;MOD([.A59];5)=4;5)" office:value-type="float" office:value="4" calcext:value-type="float">
            <text:p>4</text:p>
          </table:table-cell>
          <table:table-cell table:formula="of:=COM.MICROSOFT.IFS(MOD([.A59];6)=0;&quot;Tungleh&quot;;MOD([.A59];6)=1;&quot;Aryang&quot;;MOD([.A59];6)=2;&quot;Urukung&quot;;MOD([.A59];6)=3;&quot;Paniron&quot;;MOD([.A59];6)=4;&quot;Was&quot;;MOD([.A59];6)=5;&quot;Maulu&quot;)" office:value-type="string" office:string-value="Paniron" calcext:value-type="string">
            <text:p>Paniron</text:p>
          </table:table-cell>
          <table:table-cell table:formula="of:=COM.MICROSOFT.IFS(MOD([.A59];6)=0;7;MOD([.A59];6)=1;6;MOD([.A59];6)=2;5;MOD([.A59];6)=3;8;MOD([.A59];6)=4;9;MOD([.A59];6)=5;3)" office:value-type="float" office:value="8" calcext:value-type="float">
            <text:p>8</text:p>
          </table:table-cell>
          <table:table-cell table:formula="of:=COM.MICROSOFT.IFS(MOD([.A59];7)=0;&quot;Redite&quot;;MOD([.A59];7)=1;&quot;Soma&quot;;MOD([.A59];7)=2;&quot;Anggara&quot;;MOD([.A59];7)=3;&quot;Budha&quot;;MOD([.A59];7)=4;&quot;Wraspati&quot;;MOD([.A59];7)=5;&quot;Sukra&quot;;MOD([.A59];7);&quot;Saniscara&quot;)" office:value-type="string" office:string-value="Soma" calcext:value-type="string">
            <text:p>Soma</text:p>
          </table:table-cell>
          <table:table-cell table:formula="of:=COM.MICROSOFT.IFS(MOD([.A59];7)=0;5;MOD([.A59];7)=1;4;MOD([.A59];7)=2;3;MOD([.A59];7)=3;7;MOD([.A59];7)=4;8;MOD([.A59];7)=5;6;MOD([.A59];7);9)" office:value-type="float" office:value="4" calcext:value-type="float">
            <text:p>4</text:p>
          </table:table-cell>
          <table:table-cell table:formula="of:=COM.MICROSOFT.IFS(MOD([.A59];8)=0;&quot;Sri&quot;;MOD([.A59];8)=1;&quot;Indra&quot;;MOD([.A59];8)=2;&quot;Guru&quot;;MOD([.A59];8)=3;&quot;Yama&quot;;MOD([.A59];8)=4;&quot;Ludra&quot;;MOD([.A59];8)=5;&quot;Brahma&quot;;MOD([.A59];8)=6;&quot;Kala&quot;;MOD([.A59];8)=7;&quot;Uma&quot;)" office:value-type="string" office:string-value="Indra" calcext:value-type="string">
            <text:p>Indra</text:p>
          </table:table-cell>
          <table:table-cell table:formula="of:=COM.MICROSOFT.IFS(MOD([.A59];8)=0;6;MOD([.A59];8)=1;5;MOD([.A59];8)=2;8;MOD([.A59];8)=3;9;MOD([.A59];8)=4;3;MOD([.A59];8)=5;7;MOD([.A59];8)=6;1;MOD([.A59];8)=7;4)" office:value-type="float" office:value="5" calcext:value-type="float">
            <text:p>5</text:p>
          </table:table-cell>
          <table:table-cell table:formula="of:=COM.MICROSOFT.IFS(MOD([.A59]-3;9)=0;&quot;Dangu&quot;;MOD([.A59]-3;9)=1;&quot;Jangur&quot;;MOD([.A59]-3;9)=2;&quot;Gigis&quot;;MOD([.A59]-3;9)=3;&quot;Nohan&quot;;MOD([.A59]-3;9)=4;&quot;Ogan&quot;;MOD([.A59]-3;9)=5;&quot;Erengan&quot;;MOD([.A59]-3;9)=6;&quot;Urungan&quot;;MOD([.A59]-3;9)=7;&quot;Tulus&quot;;MOD([.A59]-3;9)=8;&quot;Dadi&quot;)" office:value-type="string" office:string-value="Dangu" calcext:value-type="string">
            <text:p>Dangu</text:p>
          </table:table-cell>
          <table:table-cell table:formula="of:=COM.MICROSOFT.IFS(MOD([.A59]-3;9)=0;5;MOD([.A59]-3;9)=1;8;MOD([.A59]-3;9)=2;9;MOD([.A59]-3;9)=3;3;MOD([.A59]-3;9)=4;7;MOD([.A59]-3;9)=5;1;MOD([.A59]-3;9)=6;4;MOD([.A59]-3;9)=7;6;MOD([.A59]-3;9)=8;8)" office:value-type="float" office:value="5" calcext:value-type="float">
            <text:p>5</text:p>
          </table:table-cell>
          <table:table-cell table:formula="of:=COM.MICROSOFT.IFS(MOD(MOD([.N59]+[.R59];10);10)=0;&quot;Pandita&quot;;MOD(MOD([.N59]+[.R59];10);10)=1;&quot;Pati&quot;;MOD(MOD([.N59]+[.R59];10);10)=2;&quot;Suka&quot;;MOD(MOD([.N59]+[.R59];10);10)=3;&quot;Duka&quot;;MOD(MOD([.N59]+[.R59];10);10)=4;&quot;Sri&quot;;MOD(MOD([.N59]+[.R59];10);10)=5;&quot;Manuh&quot;;MOD(MOD([.N59]+[.R59];10);10)=6;&quot;Manusa&quot;;MOD(MOD([.N59]+[.R59];10);10)=7;&quot;Raja&quot;;MOD(MOD([.N59]+[.R59];10);10)=8;&quot;Dewa&quot;;MOD(MOD([.N59]+[.R59];10);10)=9;&quot;Raksasa&quot;)" office:value-type="string" office:string-value="Dewa" calcext:value-type="string">
            <text:p>Dewa</text:p>
          </table:table-cell>
          <table:table-cell table:formula="of:=COM.MICROSOFT.IFS(MOD(MOD([.N59]+[.R59];10);10)=0;5;MOD(MOD([.N59]+[.R59];10);10)=1;7;MOD(MOD([.N59]+[.R59];10);10)=2;10;MOD(MOD([.N59]+[.R59];10);10)=3;4;MOD(MOD([.N59]+[.R59];10);10)=4;6;MOD(MOD([.N59]+[.R59];10);10)=5;2;MOD(MOD([.N59]+[.R59];10);10)=6;3;MOD(MOD([.N59]+[.R59];10);10)=7;8;MOD(MOD([.N59]+[.R59];10);10)=8;9;MOD(MOD([.N59]+[.R59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60]-MOD([.A60];7))/7" office:value-type="float" office:value="8" calcext:value-type="float">
            <text:p>8</text:p>
          </table:table-cell>
          <table:table-cell office:value-type="string" calcext:value-type="string">
            <text:p>Julungwangi</text:p>
          </table:table-cell>
          <table:table-cell office:value-type="float" office:value="7" calcext:value-type="float">
            <text:p>7</text:p>
          </table:table-cell>
          <table:table-cell table:formula="of:=IF(MOD([.N60]+[.R60];2)=1;&quot;Luang&quot;;&quot;-&quot;)" office:value-type="string" office:string-value="Luang" calcext:value-type="string">
            <text:p>Luang</text:p>
          </table:table-cell>
          <table:table-cell table:formula="of:=IF(MOD([.N60]+[.R60];2)=1;1;0)" office:value-type="float" office:value="1" calcext:value-type="float">
            <text:p>1</text:p>
          </table:table-cell>
          <table:table-cell table:formula="of:=IF(MOD([.N60]+[.R60];2)=1;&quot;Pepet&quot;;&quot;Menga&quot;)" office:value-type="string" office:string-value="Pepet" calcext:value-type="string">
            <text:p>Pepet</text:p>
          </table:table-cell>
          <table:table-cell table:formula="of:=IF(MOD([.N60]+[.R60];2)=1;4;5)" office:value-type="float" office:value="4" calcext:value-type="float">
            <text:p>4</text:p>
          </table:table-cell>
          <table:table-cell table:formula="of:=COM.MICROSOFT.IFS(MOD([.A60];3)=0;&quot;Pasah&quot;;MOD([.A60];3)=1;&quot;Beteng&quot;;MOD([.A60];3)=2;&quot;Kajeng&quot;)" office:value-type="string" office:string-value="Beteng" calcext:value-type="string">
            <text:p>Beteng</text:p>
          </table:table-cell>
          <table:table-cell table:formula="of:=COM.MICROSOFT.IFS(MOD([.A60];3)=0;9;MOD([.A60];3)=1;4;MOD([.A60];3)=2;7)" office:value-type="float" office:value="4" calcext:value-type="float">
            <text:p>4</text:p>
          </table:table-cell>
          <table:table-cell table:formula="of:=COM.MICROSOFT.IFS(MOD([.A60];4)=0;&quot;Sri&quot;;MOD([.A60];4)=1;&quot;Laba&quot;;MOD([.A60];4)=2;&quot;Jaya&quot;;MOD([.A60];4)=3;&quot;Menala&quot;)" office:value-type="string" office:string-value="Jaya" calcext:value-type="string">
            <text:p>Jaya</text:p>
          </table:table-cell>
          <table:table-cell table:formula="of:=COM.MICROSOFT.IFS(MOD([.A60];4)=0;6;MOD([.A60];4)=1;5;MOD([.A60];4)=2;1;MOD([.A60];4)=3;8)" office:value-type="float" office:value="1" calcext:value-type="float">
            <text:p>1</text:p>
          </table:table-cell>
          <table:table-cell table:formula="of:=COM.MICROSOFT.IFS(MOD([.A60];5)=0;&quot;Pahing&quot;;MOD([.A60];5)=1;&quot;Pon&quot;;MOD([.A60];5)=2;&quot;Wage&quot;;MOD([.A60];5)=3;&quot;Kliwon&quot;;MOD([.A60];5)=4;&quot;Umanis&quot;)" office:value-type="string" office:string-value="Kliwon" calcext:value-type="string">
            <text:p>Kliwon</text:p>
          </table:table-cell>
          <table:table-cell table:formula="of:=COM.MICROSOFT.IFS(MOD([.A60];5)=0;9;MOD([.A60];5)=1;7;MOD([.A60];5)=2;4;MOD([.A60];5)=3;8;MOD([.A60];5)=4;5)" office:value-type="float" office:value="8" calcext:value-type="float">
            <text:p>8</text:p>
          </table:table-cell>
          <table:table-cell table:formula="of:=COM.MICROSOFT.IFS(MOD([.A60];6)=0;&quot;Tungleh&quot;;MOD([.A60];6)=1;&quot;Aryang&quot;;MOD([.A60];6)=2;&quot;Urukung&quot;;MOD([.A60];6)=3;&quot;Paniron&quot;;MOD([.A60];6)=4;&quot;Was&quot;;MOD([.A60];6)=5;&quot;Maulu&quot;)" office:value-type="string" office:string-value="Was" calcext:value-type="string">
            <text:p>Was</text:p>
          </table:table-cell>
          <table:table-cell table:formula="of:=COM.MICROSOFT.IFS(MOD([.A60];6)=0;7;MOD([.A60];6)=1;6;MOD([.A60];6)=2;5;MOD([.A60];6)=3;8;MOD([.A60];6)=4;9;MOD([.A60];6)=5;3)" office:value-type="float" office:value="9" calcext:value-type="float">
            <text:p>9</text:p>
          </table:table-cell>
          <table:table-cell table:formula="of:=COM.MICROSOFT.IFS(MOD([.A60];7)=0;&quot;Redite&quot;;MOD([.A60];7)=1;&quot;Soma&quot;;MOD([.A60];7)=2;&quot;Anggara&quot;;MOD([.A60];7)=3;&quot;Budha&quot;;MOD([.A60];7)=4;&quot;Wraspati&quot;;MOD([.A60];7)=5;&quot;Sukra&quot;;MOD([.A60];7);&quot;Saniscara&quot;)" office:value-type="string" office:string-value="Anggara" calcext:value-type="string">
            <text:p>Anggara</text:p>
          </table:table-cell>
          <table:table-cell table:formula="of:=COM.MICROSOFT.IFS(MOD([.A60];7)=0;5;MOD([.A60];7)=1;4;MOD([.A60];7)=2;3;MOD([.A60];7)=3;7;MOD([.A60];7)=4;8;MOD([.A60];7)=5;6;MOD([.A60];7);9)" office:value-type="float" office:value="3" calcext:value-type="float">
            <text:p>3</text:p>
          </table:table-cell>
          <table:table-cell table:formula="of:=COM.MICROSOFT.IFS(MOD([.A60];8)=0;&quot;Sri&quot;;MOD([.A60];8)=1;&quot;Indra&quot;;MOD([.A60];8)=2;&quot;Guru&quot;;MOD([.A60];8)=3;&quot;Yama&quot;;MOD([.A60];8)=4;&quot;Ludra&quot;;MOD([.A60];8)=5;&quot;Brahma&quot;;MOD([.A60];8)=6;&quot;Kala&quot;;MOD([.A60];8)=7;&quot;Uma&quot;)" office:value-type="string" office:string-value="Guru" calcext:value-type="string">
            <text:p>Guru</text:p>
          </table:table-cell>
          <table:table-cell table:formula="of:=COM.MICROSOFT.IFS(MOD([.A60];8)=0;6;MOD([.A60];8)=1;5;MOD([.A60];8)=2;8;MOD([.A60];8)=3;9;MOD([.A60];8)=4;3;MOD([.A60];8)=5;7;MOD([.A60];8)=6;1;MOD([.A60];8)=7;4)" office:value-type="float" office:value="8" calcext:value-type="float">
            <text:p>8</text:p>
          </table:table-cell>
          <table:table-cell table:formula="of:=COM.MICROSOFT.IFS(MOD([.A60]-3;9)=0;&quot;Dangu&quot;;MOD([.A60]-3;9)=1;&quot;Jangur&quot;;MOD([.A60]-3;9)=2;&quot;Gigis&quot;;MOD([.A60]-3;9)=3;&quot;Nohan&quot;;MOD([.A60]-3;9)=4;&quot;Ogan&quot;;MOD([.A60]-3;9)=5;&quot;Erengan&quot;;MOD([.A60]-3;9)=6;&quot;Urungan&quot;;MOD([.A60]-3;9)=7;&quot;Tulus&quot;;MOD([.A60]-3;9)=8;&quot;Dadi&quot;)" office:value-type="string" office:string-value="Jangur" calcext:value-type="string">
            <text:p>Jangur</text:p>
          </table:table-cell>
          <table:table-cell table:formula="of:=COM.MICROSOFT.IFS(MOD([.A60]-3;9)=0;5;MOD([.A60]-3;9)=1;8;MOD([.A60]-3;9)=2;9;MOD([.A60]-3;9)=3;3;MOD([.A60]-3;9)=4;7;MOD([.A60]-3;9)=5;1;MOD([.A60]-3;9)=6;4;MOD([.A60]-3;9)=7;6;MOD([.A60]-3;9)=8;8)" office:value-type="float" office:value="8" calcext:value-type="float">
            <text:p>8</text:p>
          </table:table-cell>
          <table:table-cell table:formula="of:=COM.MICROSOFT.IFS(MOD(MOD([.N60]+[.R60];10);10)=0;&quot;Pandita&quot;;MOD(MOD([.N60]+[.R60];10);10)=1;&quot;Pati&quot;;MOD(MOD([.N60]+[.R60];10);10)=2;&quot;Suka&quot;;MOD(MOD([.N60]+[.R60];10);10)=3;&quot;Duka&quot;;MOD(MOD([.N60]+[.R60];10);10)=4;&quot;Sri&quot;;MOD(MOD([.N60]+[.R60];10);10)=5;&quot;Manuh&quot;;MOD(MOD([.N60]+[.R60];10);10)=6;&quot;Manusa&quot;;MOD(MOD([.N60]+[.R60];10);10)=7;&quot;Raja&quot;;MOD(MOD([.N60]+[.R60];10);10)=8;&quot;Dewa&quot;;MOD(MOD([.N60]+[.R60];10);10)=9;&quot;Raksasa&quot;)" office:value-type="string" office:string-value="Pati" calcext:value-type="string">
            <text:p>Pati</text:p>
          </table:table-cell>
          <table:table-cell table:formula="of:=COM.MICROSOFT.IFS(MOD(MOD([.N60]+[.R60];10);10)=0;5;MOD(MOD([.N60]+[.R60];10);10)=1;7;MOD(MOD([.N60]+[.R60];10);10)=2;10;MOD(MOD([.N60]+[.R60];10);10)=3;4;MOD(MOD([.N60]+[.R60];10);10)=4;6;MOD(MOD([.N60]+[.R60];10);10)=5;2;MOD(MOD([.N60]+[.R60];10);10)=6;3;MOD(MOD([.N60]+[.R60];10);10)=7;8;MOD(MOD([.N60]+[.R60];10);10)=8;9;MOD(MOD([.N60]+[.R60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61]-MOD([.A61];7))/7" office:value-type="float" office:value="8" calcext:value-type="float">
            <text:p>8</text:p>
          </table:table-cell>
          <table:table-cell office:value-type="string" calcext:value-type="string">
            <text:p>Julungwangi</text:p>
          </table:table-cell>
          <table:table-cell office:value-type="float" office:value="7" calcext:value-type="float">
            <text:p>7</text:p>
          </table:table-cell>
          <table:table-cell table:formula="of:=IF(MOD([.N61]+[.R61];2)=1;&quot;Luang&quot;;&quot;-&quot;)" office:value-type="string" office:string-value="-" calcext:value-type="string">
            <text:p>-</text:p>
          </table:table-cell>
          <table:table-cell table:formula="of:=IF(MOD([.N61]+[.R61];2)=1;1;0)" office:value-type="float" office:value="0" calcext:value-type="float">
            <text:p>0</text:p>
          </table:table-cell>
          <table:table-cell table:formula="of:=IF(MOD([.N61]+[.R61];2)=1;&quot;Pepet&quot;;&quot;Menga&quot;)" office:value-type="string" office:string-value="Menga" calcext:value-type="string">
            <text:p>Menga</text:p>
          </table:table-cell>
          <table:table-cell table:formula="of:=IF(MOD([.N61]+[.R61];2)=1;4;5)" office:value-type="float" office:value="5" calcext:value-type="float">
            <text:p>5</text:p>
          </table:table-cell>
          <table:table-cell table:formula="of:=COM.MICROSOFT.IFS(MOD([.A61];3)=0;&quot;Pasah&quot;;MOD([.A61];3)=1;&quot;Beteng&quot;;MOD([.A61];3)=2;&quot;Kajeng&quot;)" office:value-type="string" office:string-value="Kajeng" calcext:value-type="string">
            <text:p>Kajeng</text:p>
          </table:table-cell>
          <table:table-cell table:formula="of:=COM.MICROSOFT.IFS(MOD([.A61];3)=0;9;MOD([.A61];3)=1;4;MOD([.A61];3)=2;7)" office:value-type="float" office:value="7" calcext:value-type="float">
            <text:p>7</text:p>
          </table:table-cell>
          <table:table-cell table:formula="of:=COM.MICROSOFT.IFS(MOD([.A61];4)=0;&quot;Sri&quot;;MOD([.A61];4)=1;&quot;Laba&quot;;MOD([.A61];4)=2;&quot;Jaya&quot;;MOD([.A61];4)=3;&quot;Menala&quot;)" office:value-type="string" office:string-value="Menala" calcext:value-type="string">
            <text:p>Menala</text:p>
          </table:table-cell>
          <table:table-cell table:formula="of:=COM.MICROSOFT.IFS(MOD([.A61];4)=0;6;MOD([.A61];4)=1;5;MOD([.A61];4)=2;1;MOD([.A61];4)=3;8)" office:value-type="float" office:value="8" calcext:value-type="float">
            <text:p>8</text:p>
          </table:table-cell>
          <table:table-cell table:formula="of:=COM.MICROSOFT.IFS(MOD([.A61];5)=0;&quot;Pahing&quot;;MOD([.A61];5)=1;&quot;Pon&quot;;MOD([.A61];5)=2;&quot;Wage&quot;;MOD([.A61];5)=3;&quot;Kliwon&quot;;MOD([.A61];5)=4;&quot;Umanis&quot;)" office:value-type="string" office:string-value="Umanis" calcext:value-type="string">
            <text:p>Umanis</text:p>
          </table:table-cell>
          <table:table-cell table:formula="of:=COM.MICROSOFT.IFS(MOD([.A61];5)=0;9;MOD([.A61];5)=1;7;MOD([.A61];5)=2;4;MOD([.A61];5)=3;8;MOD([.A61];5)=4;5)" office:value-type="float" office:value="5" calcext:value-type="float">
            <text:p>5</text:p>
          </table:table-cell>
          <table:table-cell table:formula="of:=COM.MICROSOFT.IFS(MOD([.A61];6)=0;&quot;Tungleh&quot;;MOD([.A61];6)=1;&quot;Aryang&quot;;MOD([.A61];6)=2;&quot;Urukung&quot;;MOD([.A61];6)=3;&quot;Paniron&quot;;MOD([.A61];6)=4;&quot;Was&quot;;MOD([.A61];6)=5;&quot;Maulu&quot;)" office:value-type="string" office:string-value="Maulu" calcext:value-type="string">
            <text:p>Maulu</text:p>
          </table:table-cell>
          <table:table-cell table:formula="of:=COM.MICROSOFT.IFS(MOD([.A61];6)=0;7;MOD([.A61];6)=1;6;MOD([.A61];6)=2;5;MOD([.A61];6)=3;8;MOD([.A61];6)=4;9;MOD([.A61];6)=5;3)" office:value-type="float" office:value="3" calcext:value-type="float">
            <text:p>3</text:p>
          </table:table-cell>
          <table:table-cell table:formula="of:=COM.MICROSOFT.IFS(MOD([.A61];7)=0;&quot;Redite&quot;;MOD([.A61];7)=1;&quot;Soma&quot;;MOD([.A61];7)=2;&quot;Anggara&quot;;MOD([.A61];7)=3;&quot;Budha&quot;;MOD([.A61];7)=4;&quot;Wraspati&quot;;MOD([.A61];7)=5;&quot;Sukra&quot;;MOD([.A61];7);&quot;Saniscara&quot;)" office:value-type="string" office:string-value="Budha" calcext:value-type="string">
            <text:p>Budha</text:p>
          </table:table-cell>
          <table:table-cell table:formula="of:=COM.MICROSOFT.IFS(MOD([.A61];7)=0;5;MOD([.A61];7)=1;4;MOD([.A61];7)=2;3;MOD([.A61];7)=3;7;MOD([.A61];7)=4;8;MOD([.A61];7)=5;6;MOD([.A61];7);9)" office:value-type="float" office:value="7" calcext:value-type="float">
            <text:p>7</text:p>
          </table:table-cell>
          <table:table-cell table:formula="of:=COM.MICROSOFT.IFS(MOD([.A61];8)=0;&quot;Sri&quot;;MOD([.A61];8)=1;&quot;Indra&quot;;MOD([.A61];8)=2;&quot;Guru&quot;;MOD([.A61];8)=3;&quot;Yama&quot;;MOD([.A61];8)=4;&quot;Ludra&quot;;MOD([.A61];8)=5;&quot;Brahma&quot;;MOD([.A61];8)=6;&quot;Kala&quot;;MOD([.A61];8)=7;&quot;Uma&quot;)" office:value-type="string" office:string-value="Yama" calcext:value-type="string">
            <text:p>Yama</text:p>
          </table:table-cell>
          <table:table-cell table:formula="of:=COM.MICROSOFT.IFS(MOD([.A61];8)=0;6;MOD([.A61];8)=1;5;MOD([.A61];8)=2;8;MOD([.A61];8)=3;9;MOD([.A61];8)=4;3;MOD([.A61];8)=5;7;MOD([.A61];8)=6;1;MOD([.A61];8)=7;4)" office:value-type="float" office:value="9" calcext:value-type="float">
            <text:p>9</text:p>
          </table:table-cell>
          <table:table-cell table:formula="of:=COM.MICROSOFT.IFS(MOD([.A61]-3;9)=0;&quot;Dangu&quot;;MOD([.A61]-3;9)=1;&quot;Jangur&quot;;MOD([.A61]-3;9)=2;&quot;Gigis&quot;;MOD([.A61]-3;9)=3;&quot;Nohan&quot;;MOD([.A61]-3;9)=4;&quot;Ogan&quot;;MOD([.A61]-3;9)=5;&quot;Erengan&quot;;MOD([.A61]-3;9)=6;&quot;Urungan&quot;;MOD([.A61]-3;9)=7;&quot;Tulus&quot;;MOD([.A61]-3;9)=8;&quot;Dadi&quot;)" office:value-type="string" office:string-value="Gigis" calcext:value-type="string">
            <text:p>Gigis</text:p>
          </table:table-cell>
          <table:table-cell table:formula="of:=COM.MICROSOFT.IFS(MOD([.A61]-3;9)=0;5;MOD([.A61]-3;9)=1;8;MOD([.A61]-3;9)=2;9;MOD([.A61]-3;9)=3;3;MOD([.A61]-3;9)=4;7;MOD([.A61]-3;9)=5;1;MOD([.A61]-3;9)=6;4;MOD([.A61]-3;9)=7;6;MOD([.A61]-3;9)=8;8)" office:value-type="float" office:value="9" calcext:value-type="float">
            <text:p>9</text:p>
          </table:table-cell>
          <table:table-cell table:formula="of:=COM.MICROSOFT.IFS(MOD(MOD([.N61]+[.R61];10);10)=0;&quot;Pandita&quot;;MOD(MOD([.N61]+[.R61];10);10)=1;&quot;Pati&quot;;MOD(MOD([.N61]+[.R61];10);10)=2;&quot;Suka&quot;;MOD(MOD([.N61]+[.R61];10);10)=3;&quot;Duka&quot;;MOD(MOD([.N61]+[.R61];10);10)=4;&quot;Sri&quot;;MOD(MOD([.N61]+[.R61];10);10)=5;&quot;Manuh&quot;;MOD(MOD([.N61]+[.R61];10);10)=6;&quot;Manusa&quot;;MOD(MOD([.N61]+[.R61];10);10)=7;&quot;Raja&quot;;MOD(MOD([.N61]+[.R61];10);10)=8;&quot;Dewa&quot;;MOD(MOD([.N61]+[.R61];10);10)=9;&quot;Raksasa&quot;)" office:value-type="string" office:string-value="Suka" calcext:value-type="string">
            <text:p>Suka</text:p>
          </table:table-cell>
          <table:table-cell table:formula="of:=COM.MICROSOFT.IFS(MOD(MOD([.N61]+[.R61];10);10)=0;5;MOD(MOD([.N61]+[.R61];10);10)=1;7;MOD(MOD([.N61]+[.R61];10);10)=2;10;MOD(MOD([.N61]+[.R61];10);10)=3;4;MOD(MOD([.N61]+[.R61];10);10)=4;6;MOD(MOD([.N61]+[.R61];10);10)=5;2;MOD(MOD([.N61]+[.R61];10);10)=6;3;MOD(MOD([.N61]+[.R61];10);10)=7;8;MOD(MOD([.N61]+[.R61];10);10)=8;9;MOD(MOD([.N61]+[.R61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62]-MOD([.A62];7))/7" office:value-type="float" office:value="8" calcext:value-type="float">
            <text:p>8</text:p>
          </table:table-cell>
          <table:table-cell office:value-type="string" calcext:value-type="string">
            <text:p>Julungwangi</text:p>
          </table:table-cell>
          <table:table-cell office:value-type="float" office:value="7" calcext:value-type="float">
            <text:p>7</text:p>
          </table:table-cell>
          <table:table-cell table:formula="of:=IF(MOD([.N62]+[.R62];2)=1;&quot;Luang&quot;;&quot;-&quot;)" office:value-type="string" office:string-value="Luang" calcext:value-type="string">
            <text:p>Luang</text:p>
          </table:table-cell>
          <table:table-cell table:formula="of:=IF(MOD([.N62]+[.R62];2)=1;1;0)" office:value-type="float" office:value="1" calcext:value-type="float">
            <text:p>1</text:p>
          </table:table-cell>
          <table:table-cell table:formula="of:=IF(MOD([.N62]+[.R62];2)=1;&quot;Pepet&quot;;&quot;Menga&quot;)" office:value-type="string" office:string-value="Pepet" calcext:value-type="string">
            <text:p>Pepet</text:p>
          </table:table-cell>
          <table:table-cell table:formula="of:=IF(MOD([.N62]+[.R62];2)=1;4;5)" office:value-type="float" office:value="4" calcext:value-type="float">
            <text:p>4</text:p>
          </table:table-cell>
          <table:table-cell table:formula="of:=COM.MICROSOFT.IFS(MOD([.A62];3)=0;&quot;Pasah&quot;;MOD([.A62];3)=1;&quot;Beteng&quot;;MOD([.A62];3)=2;&quot;Kajeng&quot;)" office:value-type="string" office:string-value="Pasah" calcext:value-type="string">
            <text:p>Pasah</text:p>
          </table:table-cell>
          <table:table-cell table:formula="of:=COM.MICROSOFT.IFS(MOD([.A62];3)=0;9;MOD([.A62];3)=1;4;MOD([.A62];3)=2;7)" office:value-type="float" office:value="9" calcext:value-type="float">
            <text:p>9</text:p>
          </table:table-cell>
          <table:table-cell table:formula="of:=COM.MICROSOFT.IFS(MOD([.A62];4)=0;&quot;Sri&quot;;MOD([.A62];4)=1;&quot;Laba&quot;;MOD([.A62];4)=2;&quot;Jaya&quot;;MOD([.A62];4)=3;&quot;Menala&quot;)" office:value-type="string" office:string-value="Sri" calcext:value-type="string">
            <text:p>Sri</text:p>
          </table:table-cell>
          <table:table-cell table:formula="of:=COM.MICROSOFT.IFS(MOD([.A62];4)=0;6;MOD([.A62];4)=1;5;MOD([.A62];4)=2;1;MOD([.A62];4)=3;8)" office:value-type="float" office:value="6" calcext:value-type="float">
            <text:p>6</text:p>
          </table:table-cell>
          <table:table-cell table:formula="of:=COM.MICROSOFT.IFS(MOD([.A62];5)=0;&quot;Pahing&quot;;MOD([.A62];5)=1;&quot;Pon&quot;;MOD([.A62];5)=2;&quot;Wage&quot;;MOD([.A62];5)=3;&quot;Kliwon&quot;;MOD([.A62];5)=4;&quot;Umanis&quot;)" office:value-type="string" office:string-value="Pahing" calcext:value-type="string">
            <text:p>Pahing</text:p>
          </table:table-cell>
          <table:table-cell table:formula="of:=COM.MICROSOFT.IFS(MOD([.A62];5)=0;9;MOD([.A62];5)=1;7;MOD([.A62];5)=2;4;MOD([.A62];5)=3;8;MOD([.A62];5)=4;5)" office:value-type="float" office:value="9" calcext:value-type="float">
            <text:p>9</text:p>
          </table:table-cell>
          <table:table-cell table:formula="of:=COM.MICROSOFT.IFS(MOD([.A62];6)=0;&quot;Tungleh&quot;;MOD([.A62];6)=1;&quot;Aryang&quot;;MOD([.A62];6)=2;&quot;Urukung&quot;;MOD([.A62];6)=3;&quot;Paniron&quot;;MOD([.A62];6)=4;&quot;Was&quot;;MOD([.A62];6)=5;&quot;Maulu&quot;)" office:value-type="string" office:string-value="Tungleh" calcext:value-type="string">
            <text:p>Tungleh</text:p>
          </table:table-cell>
          <table:table-cell table:formula="of:=COM.MICROSOFT.IFS(MOD([.A62];6)=0;7;MOD([.A62];6)=1;6;MOD([.A62];6)=2;5;MOD([.A62];6)=3;8;MOD([.A62];6)=4;9;MOD([.A62];6)=5;3)" office:value-type="float" office:value="7" calcext:value-type="float">
            <text:p>7</text:p>
          </table:table-cell>
          <table:table-cell table:formula="of:=COM.MICROSOFT.IFS(MOD([.A62];7)=0;&quot;Redite&quot;;MOD([.A62];7)=1;&quot;Soma&quot;;MOD([.A62];7)=2;&quot;Anggara&quot;;MOD([.A62];7)=3;&quot;Budha&quot;;MOD([.A62];7)=4;&quot;Wraspati&quot;;MOD([.A62];7)=5;&quot;Sukra&quot;;MOD([.A62];7);&quot;Saniscara&quot;)" office:value-type="string" office:string-value="Wraspati" calcext:value-type="string">
            <text:p>Wraspati</text:p>
          </table:table-cell>
          <table:table-cell table:formula="of:=COM.MICROSOFT.IFS(MOD([.A62];7)=0;5;MOD([.A62];7)=1;4;MOD([.A62];7)=2;3;MOD([.A62];7)=3;7;MOD([.A62];7)=4;8;MOD([.A62];7)=5;6;MOD([.A62];7);9)" office:value-type="float" office:value="8" calcext:value-type="float">
            <text:p>8</text:p>
          </table:table-cell>
          <table:table-cell table:formula="of:=COM.MICROSOFT.IFS(MOD([.A62];8)=0;&quot;Sri&quot;;MOD([.A62];8)=1;&quot;Indra&quot;;MOD([.A62];8)=2;&quot;Guru&quot;;MOD([.A62];8)=3;&quot;Yama&quot;;MOD([.A62];8)=4;&quot;Ludra&quot;;MOD([.A62];8)=5;&quot;Brahma&quot;;MOD([.A62];8)=6;&quot;Kala&quot;;MOD([.A62];8)=7;&quot;Uma&quot;)" office:value-type="string" office:string-value="Ludra" calcext:value-type="string">
            <text:p>Ludra</text:p>
          </table:table-cell>
          <table:table-cell table:formula="of:=COM.MICROSOFT.IFS(MOD([.A62];8)=0;6;MOD([.A62];8)=1;5;MOD([.A62];8)=2;8;MOD([.A62];8)=3;9;MOD([.A62];8)=4;3;MOD([.A62];8)=5;7;MOD([.A62];8)=6;1;MOD([.A62];8)=7;4)" office:value-type="float" office:value="3" calcext:value-type="float">
            <text:p>3</text:p>
          </table:table-cell>
          <table:table-cell table:formula="of:=COM.MICROSOFT.IFS(MOD([.A62]-3;9)=0;&quot;Dangu&quot;;MOD([.A62]-3;9)=1;&quot;Jangur&quot;;MOD([.A62]-3;9)=2;&quot;Gigis&quot;;MOD([.A62]-3;9)=3;&quot;Nohan&quot;;MOD([.A62]-3;9)=4;&quot;Ogan&quot;;MOD([.A62]-3;9)=5;&quot;Erengan&quot;;MOD([.A62]-3;9)=6;&quot;Urungan&quot;;MOD([.A62]-3;9)=7;&quot;Tulus&quot;;MOD([.A62]-3;9)=8;&quot;Dadi&quot;)" office:value-type="string" office:string-value="Nohan" calcext:value-type="string">
            <text:p>Nohan</text:p>
          </table:table-cell>
          <table:table-cell table:formula="of:=COM.MICROSOFT.IFS(MOD([.A62]-3;9)=0;5;MOD([.A62]-3;9)=1;8;MOD([.A62]-3;9)=2;9;MOD([.A62]-3;9)=3;3;MOD([.A62]-3;9)=4;7;MOD([.A62]-3;9)=5;1;MOD([.A62]-3;9)=6;4;MOD([.A62]-3;9)=7;6;MOD([.A62]-3;9)=8;8)" office:value-type="float" office:value="3" calcext:value-type="float">
            <text:p>3</text:p>
          </table:table-cell>
          <table:table-cell table:formula="of:=COM.MICROSOFT.IFS(MOD(MOD([.N62]+[.R62];10);10)=0;&quot;Pandita&quot;;MOD(MOD([.N62]+[.R62];10);10)=1;&quot;Pati&quot;;MOD(MOD([.N62]+[.R62];10);10)=2;&quot;Suka&quot;;MOD(MOD([.N62]+[.R62];10);10)=3;&quot;Duka&quot;;MOD(MOD([.N62]+[.R62];10);10)=4;&quot;Sri&quot;;MOD(MOD([.N62]+[.R62];10);10)=5;&quot;Manuh&quot;;MOD(MOD([.N62]+[.R62];10);10)=6;&quot;Manusa&quot;;MOD(MOD([.N62]+[.R62];10);10)=7;&quot;Raja&quot;;MOD(MOD([.N62]+[.R62];10);10)=8;&quot;Dewa&quot;;MOD(MOD([.N62]+[.R62];10);10)=9;&quot;Raksasa&quot;)" office:value-type="string" office:string-value="Raja" calcext:value-type="string">
            <text:p>Raja</text:p>
          </table:table-cell>
          <table:table-cell table:formula="of:=COM.MICROSOFT.IFS(MOD(MOD([.N62]+[.R62];10);10)=0;5;MOD(MOD([.N62]+[.R62];10);10)=1;7;MOD(MOD([.N62]+[.R62];10);10)=2;10;MOD(MOD([.N62]+[.R62];10);10)=3;4;MOD(MOD([.N62]+[.R62];10);10)=4;6;MOD(MOD([.N62]+[.R62];10);10)=5;2;MOD(MOD([.N62]+[.R62];10);10)=6;3;MOD(MOD([.N62]+[.R62];10);10)=7;8;MOD(MOD([.N62]+[.R62];10);10)=8;9;MOD(MOD([.N62]+[.R62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63]-MOD([.A63];7))/7" office:value-type="float" office:value="8" calcext:value-type="float">
            <text:p>8</text:p>
          </table:table-cell>
          <table:table-cell office:value-type="string" calcext:value-type="string">
            <text:p>Julungwangi</text:p>
          </table:table-cell>
          <table:table-cell office:value-type="float" office:value="7" calcext:value-type="float">
            <text:p>7</text:p>
          </table:table-cell>
          <table:table-cell table:formula="of:=IF(MOD([.N63]+[.R63];2)=1;&quot;Luang&quot;;&quot;-&quot;)" office:value-type="string" office:string-value="Luang" calcext:value-type="string">
            <text:p>Luang</text:p>
          </table:table-cell>
          <table:table-cell table:formula="of:=IF(MOD([.N63]+[.R63];2)=1;1;0)" office:value-type="float" office:value="1" calcext:value-type="float">
            <text:p>1</text:p>
          </table:table-cell>
          <table:table-cell table:formula="of:=IF(MOD([.N63]+[.R63];2)=1;&quot;Pepet&quot;;&quot;Menga&quot;)" office:value-type="string" office:string-value="Pepet" calcext:value-type="string">
            <text:p>Pepet</text:p>
          </table:table-cell>
          <table:table-cell table:formula="of:=IF(MOD([.N63]+[.R63];2)=1;4;5)" office:value-type="float" office:value="4" calcext:value-type="float">
            <text:p>4</text:p>
          </table:table-cell>
          <table:table-cell table:formula="of:=COM.MICROSOFT.IFS(MOD([.A63];3)=0;&quot;Pasah&quot;;MOD([.A63];3)=1;&quot;Beteng&quot;;MOD([.A63];3)=2;&quot;Kajeng&quot;)" office:value-type="string" office:string-value="Beteng" calcext:value-type="string">
            <text:p>Beteng</text:p>
          </table:table-cell>
          <table:table-cell table:formula="of:=COM.MICROSOFT.IFS(MOD([.A63];3)=0;9;MOD([.A63];3)=1;4;MOD([.A63];3)=2;7)" office:value-type="float" office:value="4" calcext:value-type="float">
            <text:p>4</text:p>
          </table:table-cell>
          <table:table-cell table:formula="of:=COM.MICROSOFT.IFS(MOD([.A63];4)=0;&quot;Sri&quot;;MOD([.A63];4)=1;&quot;Laba&quot;;MOD([.A63];4)=2;&quot;Jaya&quot;;MOD([.A63];4)=3;&quot;Menala&quot;)" office:value-type="string" office:string-value="Laba" calcext:value-type="string">
            <text:p>Laba</text:p>
          </table:table-cell>
          <table:table-cell table:formula="of:=COM.MICROSOFT.IFS(MOD([.A63];4)=0;6;MOD([.A63];4)=1;5;MOD([.A63];4)=2;1;MOD([.A63];4)=3;8)" office:value-type="float" office:value="5" calcext:value-type="float">
            <text:p>5</text:p>
          </table:table-cell>
          <table:table-cell table:formula="of:=COM.MICROSOFT.IFS(MOD([.A63];5)=0;&quot;Pahing&quot;;MOD([.A63];5)=1;&quot;Pon&quot;;MOD([.A63];5)=2;&quot;Wage&quot;;MOD([.A63];5)=3;&quot;Kliwon&quot;;MOD([.A63];5)=4;&quot;Umanis&quot;)" office:value-type="string" office:string-value="Pon" calcext:value-type="string">
            <text:p>Pon</text:p>
          </table:table-cell>
          <table:table-cell table:formula="of:=COM.MICROSOFT.IFS(MOD([.A63];5)=0;9;MOD([.A63];5)=1;7;MOD([.A63];5)=2;4;MOD([.A63];5)=3;8;MOD([.A63];5)=4;5)" office:value-type="float" office:value="7" calcext:value-type="float">
            <text:p>7</text:p>
          </table:table-cell>
          <table:table-cell table:formula="of:=COM.MICROSOFT.IFS(MOD([.A63];6)=0;&quot;Tungleh&quot;;MOD([.A63];6)=1;&quot;Aryang&quot;;MOD([.A63];6)=2;&quot;Urukung&quot;;MOD([.A63];6)=3;&quot;Paniron&quot;;MOD([.A63];6)=4;&quot;Was&quot;;MOD([.A63];6)=5;&quot;Maulu&quot;)" office:value-type="string" office:string-value="Aryang" calcext:value-type="string">
            <text:p>Aryang</text:p>
          </table:table-cell>
          <table:table-cell table:formula="of:=COM.MICROSOFT.IFS(MOD([.A63];6)=0;7;MOD([.A63];6)=1;6;MOD([.A63];6)=2;5;MOD([.A63];6)=3;8;MOD([.A63];6)=4;9;MOD([.A63];6)=5;3)" office:value-type="float" office:value="6" calcext:value-type="float">
            <text:p>6</text:p>
          </table:table-cell>
          <table:table-cell table:formula="of:=COM.MICROSOFT.IFS(MOD([.A63];7)=0;&quot;Redite&quot;;MOD([.A63];7)=1;&quot;Soma&quot;;MOD([.A63];7)=2;&quot;Anggara&quot;;MOD([.A63];7)=3;&quot;Budha&quot;;MOD([.A63];7)=4;&quot;Wraspati&quot;;MOD([.A63];7)=5;&quot;Sukra&quot;;MOD([.A63];7);&quot;Saniscara&quot;)" office:value-type="string" office:string-value="Sukra" calcext:value-type="string">
            <text:p>Sukra</text:p>
          </table:table-cell>
          <table:table-cell table:formula="of:=COM.MICROSOFT.IFS(MOD([.A63];7)=0;5;MOD([.A63];7)=1;4;MOD([.A63];7)=2;3;MOD([.A63];7)=3;7;MOD([.A63];7)=4;8;MOD([.A63];7)=5;6;MOD([.A63];7);9)" office:value-type="float" office:value="6" calcext:value-type="float">
            <text:p>6</text:p>
          </table:table-cell>
          <table:table-cell table:formula="of:=COM.MICROSOFT.IFS(MOD([.A63];8)=0;&quot;Sri&quot;;MOD([.A63];8)=1;&quot;Indra&quot;;MOD([.A63];8)=2;&quot;Guru&quot;;MOD([.A63];8)=3;&quot;Yama&quot;;MOD([.A63];8)=4;&quot;Ludra&quot;;MOD([.A63];8)=5;&quot;Brahma&quot;;MOD([.A63];8)=6;&quot;Kala&quot;;MOD([.A63];8)=7;&quot;Uma&quot;)" office:value-type="string" office:string-value="Brahma" calcext:value-type="string">
            <text:p>Brahma</text:p>
          </table:table-cell>
          <table:table-cell table:formula="of:=COM.MICROSOFT.IFS(MOD([.A63];8)=0;6;MOD([.A63];8)=1;5;MOD([.A63];8)=2;8;MOD([.A63];8)=3;9;MOD([.A63];8)=4;3;MOD([.A63];8)=5;7;MOD([.A63];8)=6;1;MOD([.A63];8)=7;4)" office:value-type="float" office:value="7" calcext:value-type="float">
            <text:p>7</text:p>
          </table:table-cell>
          <table:table-cell table:formula="of:=COM.MICROSOFT.IFS(MOD([.A63]-3;9)=0;&quot;Dangu&quot;;MOD([.A63]-3;9)=1;&quot;Jangur&quot;;MOD([.A63]-3;9)=2;&quot;Gigis&quot;;MOD([.A63]-3;9)=3;&quot;Nohan&quot;;MOD([.A63]-3;9)=4;&quot;Ogan&quot;;MOD([.A63]-3;9)=5;&quot;Erengan&quot;;MOD([.A63]-3;9)=6;&quot;Urungan&quot;;MOD([.A63]-3;9)=7;&quot;Tulus&quot;;MOD([.A63]-3;9)=8;&quot;Dadi&quot;)" office:value-type="string" office:string-value="Ogan" calcext:value-type="string">
            <text:p>Ogan</text:p>
          </table:table-cell>
          <table:table-cell table:formula="of:=COM.MICROSOFT.IFS(MOD([.A63]-3;9)=0;5;MOD([.A63]-3;9)=1;8;MOD([.A63]-3;9)=2;9;MOD([.A63]-3;9)=3;3;MOD([.A63]-3;9)=4;7;MOD([.A63]-3;9)=5;1;MOD([.A63]-3;9)=6;4;MOD([.A63]-3;9)=7;6;MOD([.A63]-3;9)=8;8)" office:value-type="float" office:value="7" calcext:value-type="float">
            <text:p>7</text:p>
          </table:table-cell>
          <table:table-cell table:formula="of:=COM.MICROSOFT.IFS(MOD(MOD([.N63]+[.R63];10);10)=0;&quot;Pandita&quot;;MOD(MOD([.N63]+[.R63];10);10)=1;&quot;Pati&quot;;MOD(MOD([.N63]+[.R63];10);10)=2;&quot;Suka&quot;;MOD(MOD([.N63]+[.R63];10);10)=3;&quot;Duka&quot;;MOD(MOD([.N63]+[.R63];10);10)=4;&quot;Sri&quot;;MOD(MOD([.N63]+[.R63];10);10)=5;&quot;Manuh&quot;;MOD(MOD([.N63]+[.R63];10);10)=6;&quot;Manusa&quot;;MOD(MOD([.N63]+[.R63];10);10)=7;&quot;Raja&quot;;MOD(MOD([.N63]+[.R63];10);10)=8;&quot;Dewa&quot;;MOD(MOD([.N63]+[.R63];10);10)=9;&quot;Raksasa&quot;)" office:value-type="string" office:string-value="Duka" calcext:value-type="string">
            <text:p>Duka</text:p>
          </table:table-cell>
          <table:table-cell table:formula="of:=COM.MICROSOFT.IFS(MOD(MOD([.N63]+[.R63];10);10)=0;5;MOD(MOD([.N63]+[.R63];10);10)=1;7;MOD(MOD([.N63]+[.R63];10);10)=2;10;MOD(MOD([.N63]+[.R63];10);10)=3;4;MOD(MOD([.N63]+[.R63];10);10)=4;6;MOD(MOD([.N63]+[.R63];10);10)=5;2;MOD(MOD([.N63]+[.R63];10);10)=6;3;MOD(MOD([.N63]+[.R63];10);10)=7;8;MOD(MOD([.N63]+[.R63];10);10)=8;9;MOD(MOD([.N63]+[.R63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4]-MOD([.A64];7))/7" office:value-type="float" office:value="8" calcext:value-type="float">
            <text:p>8</text:p>
          </table:table-cell>
          <table:table-cell office:value-type="string" calcext:value-type="string">
            <text:p>Julungwangi</text:p>
          </table:table-cell>
          <table:table-cell office:value-type="float" office:value="7" calcext:value-type="float">
            <text:p>7</text:p>
          </table:table-cell>
          <table:table-cell table:formula="of:=IF(MOD([.N64]+[.R64];2)=1;&quot;Luang&quot;;&quot;-&quot;)" office:value-type="string" office:string-value="Luang" calcext:value-type="string">
            <text:p>Luang</text:p>
          </table:table-cell>
          <table:table-cell table:formula="of:=IF(MOD([.N64]+[.R64];2)=1;1;0)" office:value-type="float" office:value="1" calcext:value-type="float">
            <text:p>1</text:p>
          </table:table-cell>
          <table:table-cell table:formula="of:=IF(MOD([.N64]+[.R64];2)=1;&quot;Pepet&quot;;&quot;Menga&quot;)" office:value-type="string" office:string-value="Pepet" calcext:value-type="string">
            <text:p>Pepet</text:p>
          </table:table-cell>
          <table:table-cell table:formula="of:=IF(MOD([.N64]+[.R64];2)=1;4;5)" office:value-type="float" office:value="4" calcext:value-type="float">
            <text:p>4</text:p>
          </table:table-cell>
          <table:table-cell table:formula="of:=COM.MICROSOFT.IFS(MOD([.A64];3)=0;&quot;Pasah&quot;;MOD([.A64];3)=1;&quot;Beteng&quot;;MOD([.A64];3)=2;&quot;Kajeng&quot;)" office:value-type="string" office:string-value="Kajeng" calcext:value-type="string">
            <text:p>Kajeng</text:p>
          </table:table-cell>
          <table:table-cell table:formula="of:=COM.MICROSOFT.IFS(MOD([.A64];3)=0;9;MOD([.A64];3)=1;4;MOD([.A64];3)=2;7)" office:value-type="float" office:value="7" calcext:value-type="float">
            <text:p>7</text:p>
          </table:table-cell>
          <table:table-cell table:formula="of:=COM.MICROSOFT.IFS(MOD([.A64];4)=0;&quot;Sri&quot;;MOD([.A64];4)=1;&quot;Laba&quot;;MOD([.A64];4)=2;&quot;Jaya&quot;;MOD([.A64];4)=3;&quot;Menala&quot;)" office:value-type="string" office:string-value="Jaya" calcext:value-type="string">
            <text:p>Jaya</text:p>
          </table:table-cell>
          <table:table-cell table:formula="of:=COM.MICROSOFT.IFS(MOD([.A64];4)=0;6;MOD([.A64];4)=1;5;MOD([.A64];4)=2;1;MOD([.A64];4)=3;8)" office:value-type="float" office:value="1" calcext:value-type="float">
            <text:p>1</text:p>
          </table:table-cell>
          <table:table-cell table:formula="of:=COM.MICROSOFT.IFS(MOD([.A64];5)=0;&quot;Pahing&quot;;MOD([.A64];5)=1;&quot;Pon&quot;;MOD([.A64];5)=2;&quot;Wage&quot;;MOD([.A64];5)=3;&quot;Kliwon&quot;;MOD([.A64];5)=4;&quot;Umanis&quot;)" office:value-type="string" office:string-value="Wage" calcext:value-type="string">
            <text:p>Wage</text:p>
          </table:table-cell>
          <table:table-cell table:formula="of:=COM.MICROSOFT.IFS(MOD([.A64];5)=0;9;MOD([.A64];5)=1;7;MOD([.A64];5)=2;4;MOD([.A64];5)=3;8;MOD([.A64];5)=4;5)" office:value-type="float" office:value="4" calcext:value-type="float">
            <text:p>4</text:p>
          </table:table-cell>
          <table:table-cell table:formula="of:=COM.MICROSOFT.IFS(MOD([.A64];6)=0;&quot;Tungleh&quot;;MOD([.A64];6)=1;&quot;Aryang&quot;;MOD([.A64];6)=2;&quot;Urukung&quot;;MOD([.A64];6)=3;&quot;Paniron&quot;;MOD([.A64];6)=4;&quot;Was&quot;;MOD([.A64];6)=5;&quot;Maulu&quot;)" office:value-type="string" office:string-value="Urukung" calcext:value-type="string">
            <text:p>Urukung</text:p>
          </table:table-cell>
          <table:table-cell table:formula="of:=COM.MICROSOFT.IFS(MOD([.A64];6)=0;7;MOD([.A64];6)=1;6;MOD([.A64];6)=2;5;MOD([.A64];6)=3;8;MOD([.A64];6)=4;9;MOD([.A64];6)=5;3)" office:value-type="float" office:value="5" calcext:value-type="float">
            <text:p>5</text:p>
          </table:table-cell>
          <table:table-cell table:formula="of:=COM.MICROSOFT.IFS(MOD([.A64];7)=0;&quot;Redite&quot;;MOD([.A64];7)=1;&quot;Soma&quot;;MOD([.A64];7)=2;&quot;Anggara&quot;;MOD([.A64];7)=3;&quot;Budha&quot;;MOD([.A64];7)=4;&quot;Wraspati&quot;;MOD([.A64];7)=5;&quot;Sukra&quot;;MOD([.A64];7);&quot;Saniscara&quot;)" office:value-type="string" office:string-value="Saniscara" calcext:value-type="string">
            <text:p>Saniscara</text:p>
          </table:table-cell>
          <table:table-cell table:formula="of:=COM.MICROSOFT.IFS(MOD([.A64];7)=0;5;MOD([.A64];7)=1;4;MOD([.A64];7)=2;3;MOD([.A64];7)=3;7;MOD([.A64];7)=4;8;MOD([.A64];7)=5;6;MOD([.A64];7);9)" office:value-type="float" office:value="9" calcext:value-type="float">
            <text:p>9</text:p>
          </table:table-cell>
          <table:table-cell table:formula="of:=COM.MICROSOFT.IFS(MOD([.A64];8)=0;&quot;Sri&quot;;MOD([.A64];8)=1;&quot;Indra&quot;;MOD([.A64];8)=2;&quot;Guru&quot;;MOD([.A64];8)=3;&quot;Yama&quot;;MOD([.A64];8)=4;&quot;Ludra&quot;;MOD([.A64];8)=5;&quot;Brahma&quot;;MOD([.A64];8)=6;&quot;Kala&quot;;MOD([.A64];8)=7;&quot;Uma&quot;)" office:value-type="string" office:string-value="Kala" calcext:value-type="string">
            <text:p>Kala</text:p>
          </table:table-cell>
          <table:table-cell table:formula="of:=COM.MICROSOFT.IFS(MOD([.A64];8)=0;6;MOD([.A64];8)=1;5;MOD([.A64];8)=2;8;MOD([.A64];8)=3;9;MOD([.A64];8)=4;3;MOD([.A64];8)=5;7;MOD([.A64];8)=6;1;MOD([.A64];8)=7;4)" office:value-type="float" office:value="1" calcext:value-type="float">
            <text:p>1</text:p>
          </table:table-cell>
          <table:table-cell table:formula="of:=COM.MICROSOFT.IFS(MOD([.A64]-3;9)=0;&quot;Dangu&quot;;MOD([.A64]-3;9)=1;&quot;Jangur&quot;;MOD([.A64]-3;9)=2;&quot;Gigis&quot;;MOD([.A64]-3;9)=3;&quot;Nohan&quot;;MOD([.A64]-3;9)=4;&quot;Ogan&quot;;MOD([.A64]-3;9)=5;&quot;Erengan&quot;;MOD([.A64]-3;9)=6;&quot;Urungan&quot;;MOD([.A64]-3;9)=7;&quot;Tulus&quot;;MOD([.A64]-3;9)=8;&quot;Dadi&quot;)" office:value-type="string" office:string-value="Erengan" calcext:value-type="string">
            <text:p>Erengan</text:p>
          </table:table-cell>
          <table:table-cell table:formula="of:=COM.MICROSOFT.IFS(MOD([.A64]-3;9)=0;5;MOD([.A64]-3;9)=1;8;MOD([.A64]-3;9)=2;9;MOD([.A64]-3;9)=3;3;MOD([.A64]-3;9)=4;7;MOD([.A64]-3;9)=5;1;MOD([.A64]-3;9)=6;4;MOD([.A64]-3;9)=7;6;MOD([.A64]-3;9)=8;8)" office:value-type="float" office:value="1" calcext:value-type="float">
            <text:p>1</text:p>
          </table:table-cell>
          <table:table-cell table:formula="of:=COM.MICROSOFT.IFS(MOD(MOD([.N64]+[.R64];10);10)=0;&quot;Pandita&quot;;MOD(MOD([.N64]+[.R64];10);10)=1;&quot;Pati&quot;;MOD(MOD([.N64]+[.R64];10);10)=2;&quot;Suka&quot;;MOD(MOD([.N64]+[.R64];10);10)=3;&quot;Duka&quot;;MOD(MOD([.N64]+[.R64];10);10)=4;&quot;Sri&quot;;MOD(MOD([.N64]+[.R64];10);10)=5;&quot;Manuh&quot;;MOD(MOD([.N64]+[.R64];10);10)=6;&quot;Manusa&quot;;MOD(MOD([.N64]+[.R64];10);10)=7;&quot;Raja&quot;;MOD(MOD([.N64]+[.R64];10);10)=8;&quot;Dewa&quot;;MOD(MOD([.N64]+[.R64];10);10)=9;&quot;Raksasa&quot;)" office:value-type="string" office:string-value="Duka" calcext:value-type="string">
            <text:p>Duka</text:p>
          </table:table-cell>
          <table:table-cell table:formula="of:=COM.MICROSOFT.IFS(MOD(MOD([.N64]+[.R64];10);10)=0;5;MOD(MOD([.N64]+[.R64];10);10)=1;7;MOD(MOD([.N64]+[.R64];10);10)=2;10;MOD(MOD([.N64]+[.R64];10);10)=3;4;MOD(MOD([.N64]+[.R64];10);10)=4;6;MOD(MOD([.N64]+[.R64];10);10)=5;2;MOD(MOD([.N64]+[.R64];10);10)=6;3;MOD(MOD([.N64]+[.R64];10);10)=7;8;MOD(MOD([.N64]+[.R64];10);10)=8;9;MOD(MOD([.N64]+[.R64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5]-MOD([.A65];7))/7" office:value-type="float" office:value="9" calcext:value-type="float">
            <text:p>9</text:p>
          </table:table-cell>
          <table:table-cell office:value-type="string" calcext:value-type="string">
            <text:p>Sungsang</text:p>
          </table:table-cell>
          <table:table-cell office:value-type="float" office:value="1" calcext:value-type="float">
            <text:p>1</text:p>
          </table:table-cell>
          <table:table-cell table:formula="of:=IF(MOD([.N65]+[.R65];2)=1;&quot;Luang&quot;;&quot;-&quot;)" office:value-type="string" office:string-value="Luang" calcext:value-type="string">
            <text:p>Luang</text:p>
          </table:table-cell>
          <table:table-cell table:formula="of:=IF(MOD([.N65]+[.R65];2)=1;1;0)" office:value-type="float" office:value="1" calcext:value-type="float">
            <text:p>1</text:p>
          </table:table-cell>
          <table:table-cell table:formula="of:=IF(MOD([.N65]+[.R65];2)=1;&quot;Pepet&quot;;&quot;Menga&quot;)" office:value-type="string" office:string-value="Pepet" calcext:value-type="string">
            <text:p>Pepet</text:p>
          </table:table-cell>
          <table:table-cell table:formula="of:=IF(MOD([.N65]+[.R65];2)=1;4;5)" office:value-type="float" office:value="4" calcext:value-type="float">
            <text:p>4</text:p>
          </table:table-cell>
          <table:table-cell table:formula="of:=COM.MICROSOFT.IFS(MOD([.A65];3)=0;&quot;Pasah&quot;;MOD([.A65];3)=1;&quot;Beteng&quot;;MOD([.A65];3)=2;&quot;Kajeng&quot;)" office:value-type="string" office:string-value="Pasah" calcext:value-type="string">
            <text:p>Pasah</text:p>
          </table:table-cell>
          <table:table-cell table:formula="of:=COM.MICROSOFT.IFS(MOD([.A65];3)=0;9;MOD([.A65];3)=1;4;MOD([.A65];3)=2;7)" office:value-type="float" office:value="9" calcext:value-type="float">
            <text:p>9</text:p>
          </table:table-cell>
          <table:table-cell table:formula="of:=COM.MICROSOFT.IFS(MOD([.A65];4)=0;&quot;Sri&quot;;MOD([.A65];4)=1;&quot;Laba&quot;;MOD([.A65];4)=2;&quot;Jaya&quot;;MOD([.A65];4)=3;&quot;Menala&quot;)" office:value-type="string" office:string-value="Menala" calcext:value-type="string">
            <text:p>Menala</text:p>
          </table:table-cell>
          <table:table-cell table:formula="of:=COM.MICROSOFT.IFS(MOD([.A65];4)=0;6;MOD([.A65];4)=1;5;MOD([.A65];4)=2;1;MOD([.A65];4)=3;8)" office:value-type="float" office:value="8" calcext:value-type="float">
            <text:p>8</text:p>
          </table:table-cell>
          <table:table-cell table:formula="of:=COM.MICROSOFT.IFS(MOD([.A65];5)=0;&quot;Pahing&quot;;MOD([.A65];5)=1;&quot;Pon&quot;;MOD([.A65];5)=2;&quot;Wage&quot;;MOD([.A65];5)=3;&quot;Kliwon&quot;;MOD([.A65];5)=4;&quot;Umanis&quot;)" office:value-type="string" office:string-value="Kliwon" calcext:value-type="string">
            <text:p>Kliwon</text:p>
          </table:table-cell>
          <table:table-cell table:formula="of:=COM.MICROSOFT.IFS(MOD([.A65];5)=0;9;MOD([.A65];5)=1;7;MOD([.A65];5)=2;4;MOD([.A65];5)=3;8;MOD([.A65];5)=4;5)" office:value-type="float" office:value="8" calcext:value-type="float">
            <text:p>8</text:p>
          </table:table-cell>
          <table:table-cell table:formula="of:=COM.MICROSOFT.IFS(MOD([.A65];6)=0;&quot;Tungleh&quot;;MOD([.A65];6)=1;&quot;Aryang&quot;;MOD([.A65];6)=2;&quot;Urukung&quot;;MOD([.A65];6)=3;&quot;Paniron&quot;;MOD([.A65];6)=4;&quot;Was&quot;;MOD([.A65];6)=5;&quot;Maulu&quot;)" office:value-type="string" office:string-value="Paniron" calcext:value-type="string">
            <text:p>Paniron</text:p>
          </table:table-cell>
          <table:table-cell table:formula="of:=COM.MICROSOFT.IFS(MOD([.A65];6)=0;7;MOD([.A65];6)=1;6;MOD([.A65];6)=2;5;MOD([.A65];6)=3;8;MOD([.A65];6)=4;9;MOD([.A65];6)=5;3)" office:value-type="float" office:value="8" calcext:value-type="float">
            <text:p>8</text:p>
          </table:table-cell>
          <table:table-cell table:formula="of:=COM.MICROSOFT.IFS(MOD([.A65];7)=0;&quot;Redite&quot;;MOD([.A65];7)=1;&quot;Soma&quot;;MOD([.A65];7)=2;&quot;Anggara&quot;;MOD([.A65];7)=3;&quot;Budha&quot;;MOD([.A65];7)=4;&quot;Wraspati&quot;;MOD([.A65];7)=5;&quot;Sukra&quot;;MOD([.A65];7);&quot;Saniscara&quot;)" office:value-type="string" office:string-value="Redite" calcext:value-type="string">
            <text:p>Redite</text:p>
          </table:table-cell>
          <table:table-cell table:formula="of:=COM.MICROSOFT.IFS(MOD([.A65];7)=0;5;MOD([.A65];7)=1;4;MOD([.A65];7)=2;3;MOD([.A65];7)=3;7;MOD([.A65];7)=4;8;MOD([.A65];7)=5;6;MOD([.A65];7);9)" office:value-type="float" office:value="5" calcext:value-type="float">
            <text:p>5</text:p>
          </table:table-cell>
          <table:table-cell table:formula="of:=COM.MICROSOFT.IFS(MOD([.A65];8)=0;&quot;Sri&quot;;MOD([.A65];8)=1;&quot;Indra&quot;;MOD([.A65];8)=2;&quot;Guru&quot;;MOD([.A65];8)=3;&quot;Yama&quot;;MOD([.A65];8)=4;&quot;Ludra&quot;;MOD([.A65];8)=5;&quot;Brahma&quot;;MOD([.A65];8)=6;&quot;Kala&quot;;MOD([.A65];8)=7;&quot;Uma&quot;)" office:value-type="string" office:string-value="Uma" calcext:value-type="string">
            <text:p>Uma</text:p>
          </table:table-cell>
          <table:table-cell table:formula="of:=COM.MICROSOFT.IFS(MOD([.A65];8)=0;6;MOD([.A65];8)=1;5;MOD([.A65];8)=2;8;MOD([.A65];8)=3;9;MOD([.A65];8)=4;3;MOD([.A65];8)=5;7;MOD([.A65];8)=6;1;MOD([.A65];8)=7;4)" office:value-type="float" office:value="4" calcext:value-type="float">
            <text:p>4</text:p>
          </table:table-cell>
          <table:table-cell table:formula="of:=COM.MICROSOFT.IFS(MOD([.A65]-3;9)=0;&quot;Dangu&quot;;MOD([.A65]-3;9)=1;&quot;Jangur&quot;;MOD([.A65]-3;9)=2;&quot;Gigis&quot;;MOD([.A65]-3;9)=3;&quot;Nohan&quot;;MOD([.A65]-3;9)=4;&quot;Ogan&quot;;MOD([.A65]-3;9)=5;&quot;Erengan&quot;;MOD([.A65]-3;9)=6;&quot;Urungan&quot;;MOD([.A65]-3;9)=7;&quot;Tulus&quot;;MOD([.A65]-3;9)=8;&quot;Dadi&quot;)" office:value-type="string" office:string-value="Urungan" calcext:value-type="string">
            <text:p>Urungan</text:p>
          </table:table-cell>
          <table:table-cell table:formula="of:=COM.MICROSOFT.IFS(MOD([.A65]-3;9)=0;5;MOD([.A65]-3;9)=1;8;MOD([.A65]-3;9)=2;9;MOD([.A65]-3;9)=3;3;MOD([.A65]-3;9)=4;7;MOD([.A65]-3;9)=5;1;MOD([.A65]-3;9)=6;4;MOD([.A65]-3;9)=7;6;MOD([.A65]-3;9)=8;8)" office:value-type="float" office:value="4" calcext:value-type="float">
            <text:p>4</text:p>
          </table:table-cell>
          <table:table-cell table:formula="of:=COM.MICROSOFT.IFS(MOD(MOD([.N65]+[.R65];10);10)=0;&quot;Pandita&quot;;MOD(MOD([.N65]+[.R65];10);10)=1;&quot;Pati&quot;;MOD(MOD([.N65]+[.R65];10);10)=2;&quot;Suka&quot;;MOD(MOD([.N65]+[.R65];10);10)=3;&quot;Duka&quot;;MOD(MOD([.N65]+[.R65];10);10)=4;&quot;Sri&quot;;MOD(MOD([.N65]+[.R65];10);10)=5;&quot;Manuh&quot;;MOD(MOD([.N65]+[.R65];10);10)=6;&quot;Manusa&quot;;MOD(MOD([.N65]+[.R65];10);10)=7;&quot;Raja&quot;;MOD(MOD([.N65]+[.R65];10);10)=8;&quot;Dewa&quot;;MOD(MOD([.N65]+[.R65];10);10)=9;&quot;Raksasa&quot;)" office:value-type="string" office:string-value="Duka" calcext:value-type="string">
            <text:p>Duka</text:p>
          </table:table-cell>
          <table:table-cell table:formula="of:=COM.MICROSOFT.IFS(MOD(MOD([.N65]+[.R65];10);10)=0;5;MOD(MOD([.N65]+[.R65];10);10)=1;7;MOD(MOD([.N65]+[.R65];10);10)=2;10;MOD(MOD([.N65]+[.R65];10);10)=3;4;MOD(MOD([.N65]+[.R65];10);10)=4;6;MOD(MOD([.N65]+[.R65];10);10)=5;2;MOD(MOD([.N65]+[.R65];10);10)=6;3;MOD(MOD([.N65]+[.R65];10);10)=7;8;MOD(MOD([.N65]+[.R65];10);10)=8;9;MOD(MOD([.N65]+[.R65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66]-MOD([.A66];7))/7" office:value-type="float" office:value="9" calcext:value-type="float">
            <text:p>9</text:p>
          </table:table-cell>
          <table:table-cell office:value-type="string" calcext:value-type="string">
            <text:p>Sungsang</text:p>
          </table:table-cell>
          <table:table-cell office:value-type="float" office:value="1" calcext:value-type="float">
            <text:p>1</text:p>
          </table:table-cell>
          <table:table-cell table:formula="of:=IF(MOD([.N66]+[.R66];2)=1;&quot;Luang&quot;;&quot;-&quot;)" office:value-type="string" office:string-value="Luang" calcext:value-type="string">
            <text:p>Luang</text:p>
          </table:table-cell>
          <table:table-cell table:formula="of:=IF(MOD([.N66]+[.R66];2)=1;1;0)" office:value-type="float" office:value="1" calcext:value-type="float">
            <text:p>1</text:p>
          </table:table-cell>
          <table:table-cell table:formula="of:=IF(MOD([.N66]+[.R66];2)=1;&quot;Pepet&quot;;&quot;Menga&quot;)" office:value-type="string" office:string-value="Pepet" calcext:value-type="string">
            <text:p>Pepet</text:p>
          </table:table-cell>
          <table:table-cell table:formula="of:=IF(MOD([.N66]+[.R66];2)=1;4;5)" office:value-type="float" office:value="4" calcext:value-type="float">
            <text:p>4</text:p>
          </table:table-cell>
          <table:table-cell table:formula="of:=COM.MICROSOFT.IFS(MOD([.A66];3)=0;&quot;Pasah&quot;;MOD([.A66];3)=1;&quot;Beteng&quot;;MOD([.A66];3)=2;&quot;Kajeng&quot;)" office:value-type="string" office:string-value="Beteng" calcext:value-type="string">
            <text:p>Beteng</text:p>
          </table:table-cell>
          <table:table-cell table:formula="of:=COM.MICROSOFT.IFS(MOD([.A66];3)=0;9;MOD([.A66];3)=1;4;MOD([.A66];3)=2;7)" office:value-type="float" office:value="4" calcext:value-type="float">
            <text:p>4</text:p>
          </table:table-cell>
          <table:table-cell table:formula="of:=COM.MICROSOFT.IFS(MOD([.A66];4)=0;&quot;Sri&quot;;MOD([.A66];4)=1;&quot;Laba&quot;;MOD([.A66];4)=2;&quot;Jaya&quot;;MOD([.A66];4)=3;&quot;Menala&quot;)" office:value-type="string" office:string-value="Sri" calcext:value-type="string">
            <text:p>Sri</text:p>
          </table:table-cell>
          <table:table-cell table:formula="of:=COM.MICROSOFT.IFS(MOD([.A66];4)=0;6;MOD([.A66];4)=1;5;MOD([.A66];4)=2;1;MOD([.A66];4)=3;8)" office:value-type="float" office:value="6" calcext:value-type="float">
            <text:p>6</text:p>
          </table:table-cell>
          <table:table-cell table:formula="of:=COM.MICROSOFT.IFS(MOD([.A66];5)=0;&quot;Pahing&quot;;MOD([.A66];5)=1;&quot;Pon&quot;;MOD([.A66];5)=2;&quot;Wage&quot;;MOD([.A66];5)=3;&quot;Kliwon&quot;;MOD([.A66];5)=4;&quot;Umanis&quot;)" office:value-type="string" office:string-value="Umanis" calcext:value-type="string">
            <text:p>Umanis</text:p>
          </table:table-cell>
          <table:table-cell table:formula="of:=COM.MICROSOFT.IFS(MOD([.A66];5)=0;9;MOD([.A66];5)=1;7;MOD([.A66];5)=2;4;MOD([.A66];5)=3;8;MOD([.A66];5)=4;5)" office:value-type="float" office:value="5" calcext:value-type="float">
            <text:p>5</text:p>
          </table:table-cell>
          <table:table-cell table:formula="of:=COM.MICROSOFT.IFS(MOD([.A66];6)=0;&quot;Tungleh&quot;;MOD([.A66];6)=1;&quot;Aryang&quot;;MOD([.A66];6)=2;&quot;Urukung&quot;;MOD([.A66];6)=3;&quot;Paniron&quot;;MOD([.A66];6)=4;&quot;Was&quot;;MOD([.A66];6)=5;&quot;Maulu&quot;)" office:value-type="string" office:string-value="Was" calcext:value-type="string">
            <text:p>Was</text:p>
          </table:table-cell>
          <table:table-cell table:formula="of:=COM.MICROSOFT.IFS(MOD([.A66];6)=0;7;MOD([.A66];6)=1;6;MOD([.A66];6)=2;5;MOD([.A66];6)=3;8;MOD([.A66];6)=4;9;MOD([.A66];6)=5;3)" office:value-type="float" office:value="9" calcext:value-type="float">
            <text:p>9</text:p>
          </table:table-cell>
          <table:table-cell table:formula="of:=COM.MICROSOFT.IFS(MOD([.A66];7)=0;&quot;Redite&quot;;MOD([.A66];7)=1;&quot;Soma&quot;;MOD([.A66];7)=2;&quot;Anggara&quot;;MOD([.A66];7)=3;&quot;Budha&quot;;MOD([.A66];7)=4;&quot;Wraspati&quot;;MOD([.A66];7)=5;&quot;Sukra&quot;;MOD([.A66];7);&quot;Saniscara&quot;)" office:value-type="string" office:string-value="Soma" calcext:value-type="string">
            <text:p>Soma</text:p>
          </table:table-cell>
          <table:table-cell table:formula="of:=COM.MICROSOFT.IFS(MOD([.A66];7)=0;5;MOD([.A66];7)=1;4;MOD([.A66];7)=2;3;MOD([.A66];7)=3;7;MOD([.A66];7)=4;8;MOD([.A66];7)=5;6;MOD([.A66];7);9)" office:value-type="float" office:value="4" calcext:value-type="float">
            <text:p>4</text:p>
          </table:table-cell>
          <table:table-cell table:formula="of:=COM.MICROSOFT.IFS(MOD([.A66];8)=0;&quot;Sri&quot;;MOD([.A66];8)=1;&quot;Indra&quot;;MOD([.A66];8)=2;&quot;Guru&quot;;MOD([.A66];8)=3;&quot;Yama&quot;;MOD([.A66];8)=4;&quot;Ludra&quot;;MOD([.A66];8)=5;&quot;Brahma&quot;;MOD([.A66];8)=6;&quot;Kala&quot;;MOD([.A66];8)=7;&quot;Uma&quot;)" office:value-type="string" office:string-value="Sri" calcext:value-type="string">
            <text:p>Sri</text:p>
          </table:table-cell>
          <table:table-cell table:formula="of:=COM.MICROSOFT.IFS(MOD([.A66];8)=0;6;MOD([.A66];8)=1;5;MOD([.A66];8)=2;8;MOD([.A66];8)=3;9;MOD([.A66];8)=4;3;MOD([.A66];8)=5;7;MOD([.A66];8)=6;1;MOD([.A66];8)=7;4)" office:value-type="float" office:value="6" calcext:value-type="float">
            <text:p>6</text:p>
          </table:table-cell>
          <table:table-cell table:formula="of:=COM.MICROSOFT.IFS(MOD([.A66]-3;9)=0;&quot;Dangu&quot;;MOD([.A66]-3;9)=1;&quot;Jangur&quot;;MOD([.A66]-3;9)=2;&quot;Gigis&quot;;MOD([.A66]-3;9)=3;&quot;Nohan&quot;;MOD([.A66]-3;9)=4;&quot;Ogan&quot;;MOD([.A66]-3;9)=5;&quot;Erengan&quot;;MOD([.A66]-3;9)=6;&quot;Urungan&quot;;MOD([.A66]-3;9)=7;&quot;Tulus&quot;;MOD([.A66]-3;9)=8;&quot;Dadi&quot;)" office:value-type="string" office:string-value="Tulus" calcext:value-type="string">
            <text:p>Tulus</text:p>
          </table:table-cell>
          <table:table-cell table:formula="of:=COM.MICROSOFT.IFS(MOD([.A66]-3;9)=0;5;MOD([.A66]-3;9)=1;8;MOD([.A66]-3;9)=2;9;MOD([.A66]-3;9)=3;3;MOD([.A66]-3;9)=4;7;MOD([.A66]-3;9)=5;1;MOD([.A66]-3;9)=6;4;MOD([.A66]-3;9)=7;6;MOD([.A66]-3;9)=8;8)" office:value-type="float" office:value="6" calcext:value-type="float">
            <text:p>6</text:p>
          </table:table-cell>
          <table:table-cell table:formula="of:=COM.MICROSOFT.IFS(MOD(MOD([.N66]+[.R66];10);10)=0;&quot;Pandita&quot;;MOD(MOD([.N66]+[.R66];10);10)=1;&quot;Pati&quot;;MOD(MOD([.N66]+[.R66];10);10)=2;&quot;Suka&quot;;MOD(MOD([.N66]+[.R66];10);10)=3;&quot;Duka&quot;;MOD(MOD([.N66]+[.R66];10);10)=4;&quot;Sri&quot;;MOD(MOD([.N66]+[.R66];10);10)=5;&quot;Manuh&quot;;MOD(MOD([.N66]+[.R66];10);10)=6;&quot;Manusa&quot;;MOD(MOD([.N66]+[.R66];10);10)=7;&quot;Raja&quot;;MOD(MOD([.N66]+[.R66];10);10)=8;&quot;Dewa&quot;;MOD(MOD([.N66]+[.R66];10);10)=9;&quot;Raksasa&quot;)" office:value-type="string" office:string-value="Raksasa" calcext:value-type="string">
            <text:p>Raksasa</text:p>
          </table:table-cell>
          <table:table-cell table:formula="of:=COM.MICROSOFT.IFS(MOD(MOD([.N66]+[.R66];10);10)=0;5;MOD(MOD([.N66]+[.R66];10);10)=1;7;MOD(MOD([.N66]+[.R66];10);10)=2;10;MOD(MOD([.N66]+[.R66];10);10)=3;4;MOD(MOD([.N66]+[.R66];10);10)=4;6;MOD(MOD([.N66]+[.R66];10);10)=5;2;MOD(MOD([.N66]+[.R66];10);10)=6;3;MOD(MOD([.N66]+[.R66];10);10)=7;8;MOD(MOD([.N66]+[.R66];10);10)=8;9;MOD(MOD([.N66]+[.R66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67]-MOD([.A67];7))/7" office:value-type="float" office:value="9" calcext:value-type="float">
            <text:p>9</text:p>
          </table:table-cell>
          <table:table-cell office:value-type="string" calcext:value-type="string">
            <text:p>Sungsang</text:p>
          </table:table-cell>
          <table:table-cell office:value-type="float" office:value="1" calcext:value-type="float">
            <text:p>1</text:p>
          </table:table-cell>
          <table:table-cell table:formula="of:=IF(MOD([.N67]+[.R67];2)=1;&quot;Luang&quot;;&quot;-&quot;)" office:value-type="string" office:string-value="-" calcext:value-type="string">
            <text:p>-</text:p>
          </table:table-cell>
          <table:table-cell table:formula="of:=IF(MOD([.N67]+[.R67];2)=1;1;0)" office:value-type="float" office:value="0" calcext:value-type="float">
            <text:p>0</text:p>
          </table:table-cell>
          <table:table-cell table:formula="of:=IF(MOD([.N67]+[.R67];2)=1;&quot;Pepet&quot;;&quot;Menga&quot;)" office:value-type="string" office:string-value="Menga" calcext:value-type="string">
            <text:p>Menga</text:p>
          </table:table-cell>
          <table:table-cell table:formula="of:=IF(MOD([.N67]+[.R67];2)=1;4;5)" office:value-type="float" office:value="5" calcext:value-type="float">
            <text:p>5</text:p>
          </table:table-cell>
          <table:table-cell table:formula="of:=COM.MICROSOFT.IFS(MOD([.A67];3)=0;&quot;Pasah&quot;;MOD([.A67];3)=1;&quot;Beteng&quot;;MOD([.A67];3)=2;&quot;Kajeng&quot;)" office:value-type="string" office:string-value="Kajeng" calcext:value-type="string">
            <text:p>Kajeng</text:p>
          </table:table-cell>
          <table:table-cell table:formula="of:=COM.MICROSOFT.IFS(MOD([.A67];3)=0;9;MOD([.A67];3)=1;4;MOD([.A67];3)=2;7)" office:value-type="float" office:value="7" calcext:value-type="float">
            <text:p>7</text:p>
          </table:table-cell>
          <table:table-cell table:formula="of:=COM.MICROSOFT.IFS(MOD([.A67];4)=0;&quot;Sri&quot;;MOD([.A67];4)=1;&quot;Laba&quot;;MOD([.A67];4)=2;&quot;Jaya&quot;;MOD([.A67];4)=3;&quot;Menala&quot;)" office:value-type="string" office:string-value="Laba" calcext:value-type="string">
            <text:p>Laba</text:p>
          </table:table-cell>
          <table:table-cell table:formula="of:=COM.MICROSOFT.IFS(MOD([.A67];4)=0;6;MOD([.A67];4)=1;5;MOD([.A67];4)=2;1;MOD([.A67];4)=3;8)" office:value-type="float" office:value="5" calcext:value-type="float">
            <text:p>5</text:p>
          </table:table-cell>
          <table:table-cell table:formula="of:=COM.MICROSOFT.IFS(MOD([.A67];5)=0;&quot;Pahing&quot;;MOD([.A67];5)=1;&quot;Pon&quot;;MOD([.A67];5)=2;&quot;Wage&quot;;MOD([.A67];5)=3;&quot;Kliwon&quot;;MOD([.A67];5)=4;&quot;Umanis&quot;)" office:value-type="string" office:string-value="Pahing" calcext:value-type="string">
            <text:p>Pahing</text:p>
          </table:table-cell>
          <table:table-cell table:formula="of:=COM.MICROSOFT.IFS(MOD([.A67];5)=0;9;MOD([.A67];5)=1;7;MOD([.A67];5)=2;4;MOD([.A67];5)=3;8;MOD([.A67];5)=4;5)" office:value-type="float" office:value="9" calcext:value-type="float">
            <text:p>9</text:p>
          </table:table-cell>
          <table:table-cell table:formula="of:=COM.MICROSOFT.IFS(MOD([.A67];6)=0;&quot;Tungleh&quot;;MOD([.A67];6)=1;&quot;Aryang&quot;;MOD([.A67];6)=2;&quot;Urukung&quot;;MOD([.A67];6)=3;&quot;Paniron&quot;;MOD([.A67];6)=4;&quot;Was&quot;;MOD([.A67];6)=5;&quot;Maulu&quot;)" office:value-type="string" office:string-value="Maulu" calcext:value-type="string">
            <text:p>Maulu</text:p>
          </table:table-cell>
          <table:table-cell table:formula="of:=COM.MICROSOFT.IFS(MOD([.A67];6)=0;7;MOD([.A67];6)=1;6;MOD([.A67];6)=2;5;MOD([.A67];6)=3;8;MOD([.A67];6)=4;9;MOD([.A67];6)=5;3)" office:value-type="float" office:value="3" calcext:value-type="float">
            <text:p>3</text:p>
          </table:table-cell>
          <table:table-cell table:formula="of:=COM.MICROSOFT.IFS(MOD([.A67];7)=0;&quot;Redite&quot;;MOD([.A67];7)=1;&quot;Soma&quot;;MOD([.A67];7)=2;&quot;Anggara&quot;;MOD([.A67];7)=3;&quot;Budha&quot;;MOD([.A67];7)=4;&quot;Wraspati&quot;;MOD([.A67];7)=5;&quot;Sukra&quot;;MOD([.A67];7);&quot;Saniscara&quot;)" office:value-type="string" office:string-value="Anggara" calcext:value-type="string">
            <text:p>Anggara</text:p>
          </table:table-cell>
          <table:table-cell table:formula="of:=COM.MICROSOFT.IFS(MOD([.A67];7)=0;5;MOD([.A67];7)=1;4;MOD([.A67];7)=2;3;MOD([.A67];7)=3;7;MOD([.A67];7)=4;8;MOD([.A67];7)=5;6;MOD([.A67];7);9)" office:value-type="float" office:value="3" calcext:value-type="float">
            <text:p>3</text:p>
          </table:table-cell>
          <table:table-cell table:formula="of:=COM.MICROSOFT.IFS(MOD([.A67];8)=0;&quot;Sri&quot;;MOD([.A67];8)=1;&quot;Indra&quot;;MOD([.A67];8)=2;&quot;Guru&quot;;MOD([.A67];8)=3;&quot;Yama&quot;;MOD([.A67];8)=4;&quot;Ludra&quot;;MOD([.A67];8)=5;&quot;Brahma&quot;;MOD([.A67];8)=6;&quot;Kala&quot;;MOD([.A67];8)=7;&quot;Uma&quot;)" office:value-type="string" office:string-value="Indra" calcext:value-type="string">
            <text:p>Indra</text:p>
          </table:table-cell>
          <table:table-cell table:formula="of:=COM.MICROSOFT.IFS(MOD([.A67];8)=0;6;MOD([.A67];8)=1;5;MOD([.A67];8)=2;8;MOD([.A67];8)=3;9;MOD([.A67];8)=4;3;MOD([.A67];8)=5;7;MOD([.A67];8)=6;1;MOD([.A67];8)=7;4)" office:value-type="float" office:value="5" calcext:value-type="float">
            <text:p>5</text:p>
          </table:table-cell>
          <table:table-cell table:formula="of:=COM.MICROSOFT.IFS(MOD([.A67]-3;9)=0;&quot;Dangu&quot;;MOD([.A67]-3;9)=1;&quot;Jangur&quot;;MOD([.A67]-3;9)=2;&quot;Gigis&quot;;MOD([.A67]-3;9)=3;&quot;Nohan&quot;;MOD([.A67]-3;9)=4;&quot;Ogan&quot;;MOD([.A67]-3;9)=5;&quot;Erengan&quot;;MOD([.A67]-3;9)=6;&quot;Urungan&quot;;MOD([.A67]-3;9)=7;&quot;Tulus&quot;;MOD([.A67]-3;9)=8;&quot;Dadi&quot;)" office:value-type="string" office:string-value="Dadi" calcext:value-type="string">
            <text:p>Dadi</text:p>
          </table:table-cell>
          <table:table-cell table:formula="of:=COM.MICROSOFT.IFS(MOD([.A67]-3;9)=0;5;MOD([.A67]-3;9)=1;8;MOD([.A67]-3;9)=2;9;MOD([.A67]-3;9)=3;3;MOD([.A67]-3;9)=4;7;MOD([.A67]-3;9)=5;1;MOD([.A67]-3;9)=6;4;MOD([.A67]-3;9)=7;6;MOD([.A67]-3;9)=8;8)" office:value-type="float" office:value="8" calcext:value-type="float">
            <text:p>8</text:p>
          </table:table-cell>
          <table:table-cell table:formula="of:=COM.MICROSOFT.IFS(MOD(MOD([.N67]+[.R67];10);10)=0;&quot;Pandita&quot;;MOD(MOD([.N67]+[.R67];10);10)=1;&quot;Pati&quot;;MOD(MOD([.N67]+[.R67];10);10)=2;&quot;Suka&quot;;MOD(MOD([.N67]+[.R67];10);10)=3;&quot;Duka&quot;;MOD(MOD([.N67]+[.R67];10);10)=4;&quot;Sri&quot;;MOD(MOD([.N67]+[.R67];10);10)=5;&quot;Manuh&quot;;MOD(MOD([.N67]+[.R67];10);10)=6;&quot;Manusa&quot;;MOD(MOD([.N67]+[.R67];10);10)=7;&quot;Raja&quot;;MOD(MOD([.N67]+[.R67];10);10)=8;&quot;Dewa&quot;;MOD(MOD([.N67]+[.R67];10);10)=9;&quot;Raksasa&quot;)" office:value-type="string" office:string-value="Suka" calcext:value-type="string">
            <text:p>Suka</text:p>
          </table:table-cell>
          <table:table-cell table:formula="of:=COM.MICROSOFT.IFS(MOD(MOD([.N67]+[.R67];10);10)=0;5;MOD(MOD([.N67]+[.R67];10);10)=1;7;MOD(MOD([.N67]+[.R67];10);10)=2;10;MOD(MOD([.N67]+[.R67];10);10)=3;4;MOD(MOD([.N67]+[.R67];10);10)=4;6;MOD(MOD([.N67]+[.R67];10);10)=5;2;MOD(MOD([.N67]+[.R67];10);10)=6;3;MOD(MOD([.N67]+[.R67];10);10)=7;8;MOD(MOD([.N67]+[.R67];10);10)=8;9;MOD(MOD([.N67]+[.R67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68]-MOD([.A68];7))/7" office:value-type="float" office:value="9" calcext:value-type="float">
            <text:p>9</text:p>
          </table:table-cell>
          <table:table-cell office:value-type="string" calcext:value-type="string">
            <text:p>Sungsang</text:p>
          </table:table-cell>
          <table:table-cell office:value-type="float" office:value="1" calcext:value-type="float">
            <text:p>1</text:p>
          </table:table-cell>
          <table:table-cell table:formula="of:=IF(MOD([.N68]+[.R68];2)=1;&quot;Luang&quot;;&quot;-&quot;)" office:value-type="string" office:string-value="-" calcext:value-type="string">
            <text:p>-</text:p>
          </table:table-cell>
          <table:table-cell table:formula="of:=IF(MOD([.N68]+[.R68];2)=1;1;0)" office:value-type="float" office:value="0" calcext:value-type="float">
            <text:p>0</text:p>
          </table:table-cell>
          <table:table-cell table:formula="of:=IF(MOD([.N68]+[.R68];2)=1;&quot;Pepet&quot;;&quot;Menga&quot;)" office:value-type="string" office:string-value="Menga" calcext:value-type="string">
            <text:p>Menga</text:p>
          </table:table-cell>
          <table:table-cell table:formula="of:=IF(MOD([.N68]+[.R68];2)=1;4;5)" office:value-type="float" office:value="5" calcext:value-type="float">
            <text:p>5</text:p>
          </table:table-cell>
          <table:table-cell table:formula="of:=COM.MICROSOFT.IFS(MOD([.A68];3)=0;&quot;Pasah&quot;;MOD([.A68];3)=1;&quot;Beteng&quot;;MOD([.A68];3)=2;&quot;Kajeng&quot;)" office:value-type="string" office:string-value="Pasah" calcext:value-type="string">
            <text:p>Pasah</text:p>
          </table:table-cell>
          <table:table-cell table:formula="of:=COM.MICROSOFT.IFS(MOD([.A68];3)=0;9;MOD([.A68];3)=1;4;MOD([.A68];3)=2;7)" office:value-type="float" office:value="9" calcext:value-type="float">
            <text:p>9</text:p>
          </table:table-cell>
          <table:table-cell table:formula="of:=COM.MICROSOFT.IFS(MOD([.A68];4)=0;&quot;Sri&quot;;MOD([.A68];4)=1;&quot;Laba&quot;;MOD([.A68];4)=2;&quot;Jaya&quot;;MOD([.A68];4)=3;&quot;Menala&quot;)" office:value-type="string" office:string-value="Jaya" calcext:value-type="string">
            <text:p>Jaya</text:p>
          </table:table-cell>
          <table:table-cell table:formula="of:=COM.MICROSOFT.IFS(MOD([.A68];4)=0;6;MOD([.A68];4)=1;5;MOD([.A68];4)=2;1;MOD([.A68];4)=3;8)" office:value-type="float" office:value="1" calcext:value-type="float">
            <text:p>1</text:p>
          </table:table-cell>
          <table:table-cell table:formula="of:=COM.MICROSOFT.IFS(MOD([.A68];5)=0;&quot;Pahing&quot;;MOD([.A68];5)=1;&quot;Pon&quot;;MOD([.A68];5)=2;&quot;Wage&quot;;MOD([.A68];5)=3;&quot;Kliwon&quot;;MOD([.A68];5)=4;&quot;Umanis&quot;)" office:value-type="string" office:string-value="Pon" calcext:value-type="string">
            <text:p>Pon</text:p>
          </table:table-cell>
          <table:table-cell table:formula="of:=COM.MICROSOFT.IFS(MOD([.A68];5)=0;9;MOD([.A68];5)=1;7;MOD([.A68];5)=2;4;MOD([.A68];5)=3;8;MOD([.A68];5)=4;5)" office:value-type="float" office:value="7" calcext:value-type="float">
            <text:p>7</text:p>
          </table:table-cell>
          <table:table-cell table:formula="of:=COM.MICROSOFT.IFS(MOD([.A68];6)=0;&quot;Tungleh&quot;;MOD([.A68];6)=1;&quot;Aryang&quot;;MOD([.A68];6)=2;&quot;Urukung&quot;;MOD([.A68];6)=3;&quot;Paniron&quot;;MOD([.A68];6)=4;&quot;Was&quot;;MOD([.A68];6)=5;&quot;Maulu&quot;)" office:value-type="string" office:string-value="Tungleh" calcext:value-type="string">
            <text:p>Tungleh</text:p>
          </table:table-cell>
          <table:table-cell table:formula="of:=COM.MICROSOFT.IFS(MOD([.A68];6)=0;7;MOD([.A68];6)=1;6;MOD([.A68];6)=2;5;MOD([.A68];6)=3;8;MOD([.A68];6)=4;9;MOD([.A68];6)=5;3)" office:value-type="float" office:value="7" calcext:value-type="float">
            <text:p>7</text:p>
          </table:table-cell>
          <table:table-cell table:formula="of:=COM.MICROSOFT.IFS(MOD([.A68];7)=0;&quot;Redite&quot;;MOD([.A68];7)=1;&quot;Soma&quot;;MOD([.A68];7)=2;&quot;Anggara&quot;;MOD([.A68];7)=3;&quot;Budha&quot;;MOD([.A68];7)=4;&quot;Wraspati&quot;;MOD([.A68];7)=5;&quot;Sukra&quot;;MOD([.A68];7);&quot;Saniscara&quot;)" office:value-type="string" office:string-value="Budha" calcext:value-type="string">
            <text:p>Budha</text:p>
          </table:table-cell>
          <table:table-cell table:formula="of:=COM.MICROSOFT.IFS(MOD([.A68];7)=0;5;MOD([.A68];7)=1;4;MOD([.A68];7)=2;3;MOD([.A68];7)=3;7;MOD([.A68];7)=4;8;MOD([.A68];7)=5;6;MOD([.A68];7);9)" office:value-type="float" office:value="7" calcext:value-type="float">
            <text:p>7</text:p>
          </table:table-cell>
          <table:table-cell table:formula="of:=COM.MICROSOFT.IFS(MOD([.A68];8)=0;&quot;Sri&quot;;MOD([.A68];8)=1;&quot;Indra&quot;;MOD([.A68];8)=2;&quot;Guru&quot;;MOD([.A68];8)=3;&quot;Yama&quot;;MOD([.A68];8)=4;&quot;Ludra&quot;;MOD([.A68];8)=5;&quot;Brahma&quot;;MOD([.A68];8)=6;&quot;Kala&quot;;MOD([.A68];8)=7;&quot;Uma&quot;)" office:value-type="string" office:string-value="Guru" calcext:value-type="string">
            <text:p>Guru</text:p>
          </table:table-cell>
          <table:table-cell table:formula="of:=COM.MICROSOFT.IFS(MOD([.A68];8)=0;6;MOD([.A68];8)=1;5;MOD([.A68];8)=2;8;MOD([.A68];8)=3;9;MOD([.A68];8)=4;3;MOD([.A68];8)=5;7;MOD([.A68];8)=6;1;MOD([.A68];8)=7;4)" office:value-type="float" office:value="8" calcext:value-type="float">
            <text:p>8</text:p>
          </table:table-cell>
          <table:table-cell table:formula="of:=COM.MICROSOFT.IFS(MOD([.A68]-3;9)=0;&quot;Dangu&quot;;MOD([.A68]-3;9)=1;&quot;Jangur&quot;;MOD([.A68]-3;9)=2;&quot;Gigis&quot;;MOD([.A68]-3;9)=3;&quot;Nohan&quot;;MOD([.A68]-3;9)=4;&quot;Ogan&quot;;MOD([.A68]-3;9)=5;&quot;Erengan&quot;;MOD([.A68]-3;9)=6;&quot;Urungan&quot;;MOD([.A68]-3;9)=7;&quot;Tulus&quot;;MOD([.A68]-3;9)=8;&quot;Dadi&quot;)" office:value-type="string" office:string-value="Dangu" calcext:value-type="string">
            <text:p>Dangu</text:p>
          </table:table-cell>
          <table:table-cell table:formula="of:=COM.MICROSOFT.IFS(MOD([.A68]-3;9)=0;5;MOD([.A68]-3;9)=1;8;MOD([.A68]-3;9)=2;9;MOD([.A68]-3;9)=3;3;MOD([.A68]-3;9)=4;7;MOD([.A68]-3;9)=5;1;MOD([.A68]-3;9)=6;4;MOD([.A68]-3;9)=7;6;MOD([.A68]-3;9)=8;8)" office:value-type="float" office:value="5" calcext:value-type="float">
            <text:p>5</text:p>
          </table:table-cell>
          <table:table-cell table:formula="of:=COM.MICROSOFT.IFS(MOD(MOD([.N68]+[.R68];10);10)=0;&quot;Pandita&quot;;MOD(MOD([.N68]+[.R68];10);10)=1;&quot;Pati&quot;;MOD(MOD([.N68]+[.R68];10);10)=2;&quot;Suka&quot;;MOD(MOD([.N68]+[.R68];10);10)=3;&quot;Duka&quot;;MOD(MOD([.N68]+[.R68];10);10)=4;&quot;Sri&quot;;MOD(MOD([.N68]+[.R68];10);10)=5;&quot;Manuh&quot;;MOD(MOD([.N68]+[.R68];10);10)=6;&quot;Manusa&quot;;MOD(MOD([.N68]+[.R68];10);10)=7;&quot;Raja&quot;;MOD(MOD([.N68]+[.R68];10);10)=8;&quot;Dewa&quot;;MOD(MOD([.N68]+[.R68];10);10)=9;&quot;Raksasa&quot;)" office:value-type="string" office:string-value="Sri" calcext:value-type="string">
            <text:p>Sri</text:p>
          </table:table-cell>
          <table:table-cell table:formula="of:=COM.MICROSOFT.IFS(MOD(MOD([.N68]+[.R68];10);10)=0;5;MOD(MOD([.N68]+[.R68];10);10)=1;7;MOD(MOD([.N68]+[.R68];10);10)=2;10;MOD(MOD([.N68]+[.R68];10);10)=3;4;MOD(MOD([.N68]+[.R68];10);10)=4;6;MOD(MOD([.N68]+[.R68];10);10)=5;2;MOD(MOD([.N68]+[.R68];10);10)=6;3;MOD(MOD([.N68]+[.R68];10);10)=7;8;MOD(MOD([.N68]+[.R68];10);10)=8;9;MOD(MOD([.N68]+[.R68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69]-MOD([.A69];7))/7" office:value-type="float" office:value="9" calcext:value-type="float">
            <text:p>9</text:p>
          </table:table-cell>
          <table:table-cell office:value-type="string" calcext:value-type="string">
            <text:p>Sungsang</text:p>
          </table:table-cell>
          <table:table-cell office:value-type="float" office:value="1" calcext:value-type="float">
            <text:p>1</text:p>
          </table:table-cell>
          <table:table-cell table:formula="of:=IF(MOD([.N69]+[.R69];2)=1;&quot;Luang&quot;;&quot;-&quot;)" office:value-type="string" office:string-value="-" calcext:value-type="string">
            <text:p>-</text:p>
          </table:table-cell>
          <table:table-cell table:formula="of:=IF(MOD([.N69]+[.R69];2)=1;1;0)" office:value-type="float" office:value="0" calcext:value-type="float">
            <text:p>0</text:p>
          </table:table-cell>
          <table:table-cell table:formula="of:=IF(MOD([.N69]+[.R69];2)=1;&quot;Pepet&quot;;&quot;Menga&quot;)" office:value-type="string" office:string-value="Menga" calcext:value-type="string">
            <text:p>Menga</text:p>
          </table:table-cell>
          <table:table-cell table:formula="of:=IF(MOD([.N69]+[.R69];2)=1;4;5)" office:value-type="float" office:value="5" calcext:value-type="float">
            <text:p>5</text:p>
          </table:table-cell>
          <table:table-cell table:formula="of:=COM.MICROSOFT.IFS(MOD([.A69];3)=0;&quot;Pasah&quot;;MOD([.A69];3)=1;&quot;Beteng&quot;;MOD([.A69];3)=2;&quot;Kajeng&quot;)" office:value-type="string" office:string-value="Beteng" calcext:value-type="string">
            <text:p>Beteng</text:p>
          </table:table-cell>
          <table:table-cell table:formula="of:=COM.MICROSOFT.IFS(MOD([.A69];3)=0;9;MOD([.A69];3)=1;4;MOD([.A69];3)=2;7)" office:value-type="float" office:value="4" calcext:value-type="float">
            <text:p>4</text:p>
          </table:table-cell>
          <table:table-cell table:formula="of:=COM.MICROSOFT.IFS(MOD([.A69];4)=0;&quot;Sri&quot;;MOD([.A69];4)=1;&quot;Laba&quot;;MOD([.A69];4)=2;&quot;Jaya&quot;;MOD([.A69];4)=3;&quot;Menala&quot;)" office:value-type="string" office:string-value="Menala" calcext:value-type="string">
            <text:p>Menala</text:p>
          </table:table-cell>
          <table:table-cell table:formula="of:=COM.MICROSOFT.IFS(MOD([.A69];4)=0;6;MOD([.A69];4)=1;5;MOD([.A69];4)=2;1;MOD([.A69];4)=3;8)" office:value-type="float" office:value="8" calcext:value-type="float">
            <text:p>8</text:p>
          </table:table-cell>
          <table:table-cell table:formula="of:=COM.MICROSOFT.IFS(MOD([.A69];5)=0;&quot;Pahing&quot;;MOD([.A69];5)=1;&quot;Pon&quot;;MOD([.A69];5)=2;&quot;Wage&quot;;MOD([.A69];5)=3;&quot;Kliwon&quot;;MOD([.A69];5)=4;&quot;Umanis&quot;)" office:value-type="string" office:string-value="Wage" calcext:value-type="string">
            <text:p>Wage</text:p>
          </table:table-cell>
          <table:table-cell table:formula="of:=COM.MICROSOFT.IFS(MOD([.A69];5)=0;9;MOD([.A69];5)=1;7;MOD([.A69];5)=2;4;MOD([.A69];5)=3;8;MOD([.A69];5)=4;5)" office:value-type="float" office:value="4" calcext:value-type="float">
            <text:p>4</text:p>
          </table:table-cell>
          <table:table-cell table:formula="of:=COM.MICROSOFT.IFS(MOD([.A69];6)=0;&quot;Tungleh&quot;;MOD([.A69];6)=1;&quot;Aryang&quot;;MOD([.A69];6)=2;&quot;Urukung&quot;;MOD([.A69];6)=3;&quot;Paniron&quot;;MOD([.A69];6)=4;&quot;Was&quot;;MOD([.A69];6)=5;&quot;Maulu&quot;)" office:value-type="string" office:string-value="Aryang" calcext:value-type="string">
            <text:p>Aryang</text:p>
          </table:table-cell>
          <table:table-cell table:formula="of:=COM.MICROSOFT.IFS(MOD([.A69];6)=0;7;MOD([.A69];6)=1;6;MOD([.A69];6)=2;5;MOD([.A69];6)=3;8;MOD([.A69];6)=4;9;MOD([.A69];6)=5;3)" office:value-type="float" office:value="6" calcext:value-type="float">
            <text:p>6</text:p>
          </table:table-cell>
          <table:table-cell table:formula="of:=COM.MICROSOFT.IFS(MOD([.A69];7)=0;&quot;Redite&quot;;MOD([.A69];7)=1;&quot;Soma&quot;;MOD([.A69];7)=2;&quot;Anggara&quot;;MOD([.A69];7)=3;&quot;Budha&quot;;MOD([.A69];7)=4;&quot;Wraspati&quot;;MOD([.A69];7)=5;&quot;Sukra&quot;;MOD([.A69];7);&quot;Saniscara&quot;)" office:value-type="string" office:string-value="Wraspati" calcext:value-type="string">
            <text:p>Wraspati</text:p>
          </table:table-cell>
          <table:table-cell table:formula="of:=COM.MICROSOFT.IFS(MOD([.A69];7)=0;5;MOD([.A69];7)=1;4;MOD([.A69];7)=2;3;MOD([.A69];7)=3;7;MOD([.A69];7)=4;8;MOD([.A69];7)=5;6;MOD([.A69];7);9)" office:value-type="float" office:value="8" calcext:value-type="float">
            <text:p>8</text:p>
          </table:table-cell>
          <table:table-cell table:formula="of:=COM.MICROSOFT.IFS(MOD([.A69];8)=0;&quot;Sri&quot;;MOD([.A69];8)=1;&quot;Indra&quot;;MOD([.A69];8)=2;&quot;Guru&quot;;MOD([.A69];8)=3;&quot;Yama&quot;;MOD([.A69];8)=4;&quot;Ludra&quot;;MOD([.A69];8)=5;&quot;Brahma&quot;;MOD([.A69];8)=6;&quot;Kala&quot;;MOD([.A69];8)=7;&quot;Uma&quot;)" office:value-type="string" office:string-value="Yama" calcext:value-type="string">
            <text:p>Yama</text:p>
          </table:table-cell>
          <table:table-cell table:formula="of:=COM.MICROSOFT.IFS(MOD([.A69];8)=0;6;MOD([.A69];8)=1;5;MOD([.A69];8)=2;8;MOD([.A69];8)=3;9;MOD([.A69];8)=4;3;MOD([.A69];8)=5;7;MOD([.A69];8)=6;1;MOD([.A69];8)=7;4)" office:value-type="float" office:value="9" calcext:value-type="float">
            <text:p>9</text:p>
          </table:table-cell>
          <table:table-cell table:formula="of:=COM.MICROSOFT.IFS(MOD([.A69]-3;9)=0;&quot;Dangu&quot;;MOD([.A69]-3;9)=1;&quot;Jangur&quot;;MOD([.A69]-3;9)=2;&quot;Gigis&quot;;MOD([.A69]-3;9)=3;&quot;Nohan&quot;;MOD([.A69]-3;9)=4;&quot;Ogan&quot;;MOD([.A69]-3;9)=5;&quot;Erengan&quot;;MOD([.A69]-3;9)=6;&quot;Urungan&quot;;MOD([.A69]-3;9)=7;&quot;Tulus&quot;;MOD([.A69]-3;9)=8;&quot;Dadi&quot;)" office:value-type="string" office:string-value="Jangur" calcext:value-type="string">
            <text:p>Jangur</text:p>
          </table:table-cell>
          <table:table-cell table:formula="of:=COM.MICROSOFT.IFS(MOD([.A69]-3;9)=0;5;MOD([.A69]-3;9)=1;8;MOD([.A69]-3;9)=2;9;MOD([.A69]-3;9)=3;3;MOD([.A69]-3;9)=4;7;MOD([.A69]-3;9)=5;1;MOD([.A69]-3;9)=6;4;MOD([.A69]-3;9)=7;6;MOD([.A69]-3;9)=8;8)" office:value-type="float" office:value="8" calcext:value-type="float">
            <text:p>8</text:p>
          </table:table-cell>
          <table:table-cell table:formula="of:=COM.MICROSOFT.IFS(MOD(MOD([.N69]+[.R69];10);10)=0;&quot;Pandita&quot;;MOD(MOD([.N69]+[.R69];10);10)=1;&quot;Pati&quot;;MOD(MOD([.N69]+[.R69];10);10)=2;&quot;Suka&quot;;MOD(MOD([.N69]+[.R69];10);10)=3;&quot;Duka&quot;;MOD(MOD([.N69]+[.R69];10);10)=4;&quot;Sri&quot;;MOD(MOD([.N69]+[.R69];10);10)=5;&quot;Manuh&quot;;MOD(MOD([.N69]+[.R69];10);10)=6;&quot;Manusa&quot;;MOD(MOD([.N69]+[.R69];10);10)=7;&quot;Raja&quot;;MOD(MOD([.N69]+[.R69];10);10)=8;&quot;Dewa&quot;;MOD(MOD([.N69]+[.R69];10);10)=9;&quot;Raksasa&quot;)" office:value-type="string" office:string-value="Suka" calcext:value-type="string">
            <text:p>Suka</text:p>
          </table:table-cell>
          <table:table-cell table:formula="of:=COM.MICROSOFT.IFS(MOD(MOD([.N69]+[.R69];10);10)=0;5;MOD(MOD([.N69]+[.R69];10);10)=1;7;MOD(MOD([.N69]+[.R69];10);10)=2;10;MOD(MOD([.N69]+[.R69];10);10)=3;4;MOD(MOD([.N69]+[.R69];10);10)=4;6;MOD(MOD([.N69]+[.R69];10);10)=5;2;MOD(MOD([.N69]+[.R69];10);10)=6;3;MOD(MOD([.N69]+[.R69];10);10)=7;8;MOD(MOD([.N69]+[.R69];10);10)=8;9;MOD(MOD([.N69]+[.R69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70]-MOD([.A70];7))/7" office:value-type="float" office:value="9" calcext:value-type="float">
            <text:p>9</text:p>
          </table:table-cell>
          <table:table-cell office:value-type="string" calcext:value-type="string">
            <text:p>Sungsang</text:p>
          </table:table-cell>
          <table:table-cell office:value-type="float" office:value="1" calcext:value-type="float">
            <text:p>1</text:p>
          </table:table-cell>
          <table:table-cell table:formula="of:=IF(MOD([.N70]+[.R70];2)=1;&quot;Luang&quot;;&quot;-&quot;)" office:value-type="string" office:string-value="-" calcext:value-type="string">
            <text:p>-</text:p>
          </table:table-cell>
          <table:table-cell table:formula="of:=IF(MOD([.N70]+[.R70];2)=1;1;0)" office:value-type="float" office:value="0" calcext:value-type="float">
            <text:p>0</text:p>
          </table:table-cell>
          <table:table-cell table:formula="of:=IF(MOD([.N70]+[.R70];2)=1;&quot;Pepet&quot;;&quot;Menga&quot;)" office:value-type="string" office:string-value="Menga" calcext:value-type="string">
            <text:p>Menga</text:p>
          </table:table-cell>
          <table:table-cell table:formula="of:=IF(MOD([.N70]+[.R70];2)=1;4;5)" office:value-type="float" office:value="5" calcext:value-type="float">
            <text:p>5</text:p>
          </table:table-cell>
          <table:table-cell table:formula="of:=COM.MICROSOFT.IFS(MOD([.A70];3)=0;&quot;Pasah&quot;;MOD([.A70];3)=1;&quot;Beteng&quot;;MOD([.A70];3)=2;&quot;Kajeng&quot;)" office:value-type="string" office:string-value="Kajeng" calcext:value-type="string">
            <text:p>Kajeng</text:p>
          </table:table-cell>
          <table:table-cell table:formula="of:=COM.MICROSOFT.IFS(MOD([.A70];3)=0;9;MOD([.A70];3)=1;4;MOD([.A70];3)=2;7)" office:value-type="float" office:value="7" calcext:value-type="float">
            <text:p>7</text:p>
          </table:table-cell>
          <table:table-cell table:formula="of:=COM.MICROSOFT.IFS(MOD([.A70];4)=0;&quot;Sri&quot;;MOD([.A70];4)=1;&quot;Laba&quot;;MOD([.A70];4)=2;&quot;Jaya&quot;;MOD([.A70];4)=3;&quot;Menala&quot;)" office:value-type="string" office:string-value="Sri" calcext:value-type="string">
            <text:p>Sri</text:p>
          </table:table-cell>
          <table:table-cell table:formula="of:=COM.MICROSOFT.IFS(MOD([.A70];4)=0;6;MOD([.A70];4)=1;5;MOD([.A70];4)=2;1;MOD([.A70];4)=3;8)" office:value-type="float" office:value="6" calcext:value-type="float">
            <text:p>6</text:p>
          </table:table-cell>
          <table:table-cell table:formula="of:=COM.MICROSOFT.IFS(MOD([.A70];5)=0;&quot;Pahing&quot;;MOD([.A70];5)=1;&quot;Pon&quot;;MOD([.A70];5)=2;&quot;Wage&quot;;MOD([.A70];5)=3;&quot;Kliwon&quot;;MOD([.A70];5)=4;&quot;Umanis&quot;)" office:value-type="string" office:string-value="Kliwon" calcext:value-type="string">
            <text:p>Kliwon</text:p>
          </table:table-cell>
          <table:table-cell table:formula="of:=COM.MICROSOFT.IFS(MOD([.A70];5)=0;9;MOD([.A70];5)=1;7;MOD([.A70];5)=2;4;MOD([.A70];5)=3;8;MOD([.A70];5)=4;5)" office:value-type="float" office:value="8" calcext:value-type="float">
            <text:p>8</text:p>
          </table:table-cell>
          <table:table-cell table:formula="of:=COM.MICROSOFT.IFS(MOD([.A70];6)=0;&quot;Tungleh&quot;;MOD([.A70];6)=1;&quot;Aryang&quot;;MOD([.A70];6)=2;&quot;Urukung&quot;;MOD([.A70];6)=3;&quot;Paniron&quot;;MOD([.A70];6)=4;&quot;Was&quot;;MOD([.A70];6)=5;&quot;Maulu&quot;)" office:value-type="string" office:string-value="Urukung" calcext:value-type="string">
            <text:p>Urukung</text:p>
          </table:table-cell>
          <table:table-cell table:formula="of:=COM.MICROSOFT.IFS(MOD([.A70];6)=0;7;MOD([.A70];6)=1;6;MOD([.A70];6)=2;5;MOD([.A70];6)=3;8;MOD([.A70];6)=4;9;MOD([.A70];6)=5;3)" office:value-type="float" office:value="5" calcext:value-type="float">
            <text:p>5</text:p>
          </table:table-cell>
          <table:table-cell table:formula="of:=COM.MICROSOFT.IFS(MOD([.A70];7)=0;&quot;Redite&quot;;MOD([.A70];7)=1;&quot;Soma&quot;;MOD([.A70];7)=2;&quot;Anggara&quot;;MOD([.A70];7)=3;&quot;Budha&quot;;MOD([.A70];7)=4;&quot;Wraspati&quot;;MOD([.A70];7)=5;&quot;Sukra&quot;;MOD([.A70];7);&quot;Saniscara&quot;)" office:value-type="string" office:string-value="Sukra" calcext:value-type="string">
            <text:p>Sukra</text:p>
          </table:table-cell>
          <table:table-cell table:formula="of:=COM.MICROSOFT.IFS(MOD([.A70];7)=0;5;MOD([.A70];7)=1;4;MOD([.A70];7)=2;3;MOD([.A70];7)=3;7;MOD([.A70];7)=4;8;MOD([.A70];7)=5;6;MOD([.A70];7);9)" office:value-type="float" office:value="6" calcext:value-type="float">
            <text:p>6</text:p>
          </table:table-cell>
          <table:table-cell table:formula="of:=COM.MICROSOFT.IFS(MOD([.A70];8)=0;&quot;Sri&quot;;MOD([.A70];8)=1;&quot;Indra&quot;;MOD([.A70];8)=2;&quot;Guru&quot;;MOD([.A70];8)=3;&quot;Yama&quot;;MOD([.A70];8)=4;&quot;Ludra&quot;;MOD([.A70];8)=5;&quot;Brahma&quot;;MOD([.A70];8)=6;&quot;Kala&quot;;MOD([.A70];8)=7;&quot;Uma&quot;)" office:value-type="string" office:string-value="Ludra" calcext:value-type="string">
            <text:p>Ludra</text:p>
          </table:table-cell>
          <table:table-cell table:formula="of:=COM.MICROSOFT.IFS(MOD([.A70];8)=0;6;MOD([.A70];8)=1;5;MOD([.A70];8)=2;8;MOD([.A70];8)=3;9;MOD([.A70];8)=4;3;MOD([.A70];8)=5;7;MOD([.A70];8)=6;1;MOD([.A70];8)=7;4)" office:value-type="float" office:value="3" calcext:value-type="float">
            <text:p>3</text:p>
          </table:table-cell>
          <table:table-cell table:formula="of:=COM.MICROSOFT.IFS(MOD([.A70]-3;9)=0;&quot;Dangu&quot;;MOD([.A70]-3;9)=1;&quot;Jangur&quot;;MOD([.A70]-3;9)=2;&quot;Gigis&quot;;MOD([.A70]-3;9)=3;&quot;Nohan&quot;;MOD([.A70]-3;9)=4;&quot;Ogan&quot;;MOD([.A70]-3;9)=5;&quot;Erengan&quot;;MOD([.A70]-3;9)=6;&quot;Urungan&quot;;MOD([.A70]-3;9)=7;&quot;Tulus&quot;;MOD([.A70]-3;9)=8;&quot;Dadi&quot;)" office:value-type="string" office:string-value="Gigis" calcext:value-type="string">
            <text:p>Gigis</text:p>
          </table:table-cell>
          <table:table-cell table:formula="of:=COM.MICROSOFT.IFS(MOD([.A70]-3;9)=0;5;MOD([.A70]-3;9)=1;8;MOD([.A70]-3;9)=2;9;MOD([.A70]-3;9)=3;3;MOD([.A70]-3;9)=4;7;MOD([.A70]-3;9)=5;1;MOD([.A70]-3;9)=6;4;MOD([.A70]-3;9)=7;6;MOD([.A70]-3;9)=8;8)" office:value-type="float" office:value="9" calcext:value-type="float">
            <text:p>9</text:p>
          </table:table-cell>
          <table:table-cell table:formula="of:=COM.MICROSOFT.IFS(MOD(MOD([.N70]+[.R70];10);10)=0;&quot;Pandita&quot;;MOD(MOD([.N70]+[.R70];10);10)=1;&quot;Pati&quot;;MOD(MOD([.N70]+[.R70];10);10)=2;&quot;Suka&quot;;MOD(MOD([.N70]+[.R70];10);10)=3;&quot;Duka&quot;;MOD(MOD([.N70]+[.R70];10);10)=4;&quot;Sri&quot;;MOD(MOD([.N70]+[.R70];10);10)=5;&quot;Manuh&quot;;MOD(MOD([.N70]+[.R70];10);10)=6;&quot;Manusa&quot;;MOD(MOD([.N70]+[.R70];10);10)=7;&quot;Raja&quot;;MOD(MOD([.N70]+[.R70];10);10)=8;&quot;Dewa&quot;;MOD(MOD([.N70]+[.R70];10);10)=9;&quot;Raksasa&quot;)" office:value-type="string" office:string-value="Sri" calcext:value-type="string">
            <text:p>Sri</text:p>
          </table:table-cell>
          <table:table-cell table:formula="of:=COM.MICROSOFT.IFS(MOD(MOD([.N70]+[.R70];10);10)=0;5;MOD(MOD([.N70]+[.R70];10);10)=1;7;MOD(MOD([.N70]+[.R70];10);10)=2;10;MOD(MOD([.N70]+[.R70];10);10)=3;4;MOD(MOD([.N70]+[.R70];10);10)=4;6;MOD(MOD([.N70]+[.R70];10);10)=5;2;MOD(MOD([.N70]+[.R70];10);10)=6;3;MOD(MOD([.N70]+[.R70];10);10)=7;8;MOD(MOD([.N70]+[.R70];10);10)=8;9;MOD(MOD([.N70]+[.R70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71]-MOD([.A71];7))/7" office:value-type="float" office:value="9" calcext:value-type="float">
            <text:p>9</text:p>
          </table:table-cell>
          <table:table-cell office:value-type="string" calcext:value-type="string">
            <text:p>Sungsang</text:p>
          </table:table-cell>
          <table:table-cell office:value-type="float" office:value="1" calcext:value-type="float">
            <text:p>1</text:p>
          </table:table-cell>
          <table:table-cell table:formula="of:=IF(MOD([.N71]+[.R71];2)=1;&quot;Luang&quot;;&quot;-&quot;)" office:value-type="string" office:string-value="-" calcext:value-type="string">
            <text:p>-</text:p>
          </table:table-cell>
          <table:table-cell table:formula="of:=IF(MOD([.N71]+[.R71];2)=1;1;0)" office:value-type="float" office:value="0" calcext:value-type="float">
            <text:p>0</text:p>
          </table:table-cell>
          <table:table-cell table:formula="of:=IF(MOD([.N71]+[.R71];2)=1;&quot;Pepet&quot;;&quot;Menga&quot;)" office:value-type="string" office:string-value="Menga" calcext:value-type="string">
            <text:p>Menga</text:p>
          </table:table-cell>
          <table:table-cell table:formula="of:=IF(MOD([.N71]+[.R71];2)=1;4;5)" office:value-type="float" office:value="5" calcext:value-type="float">
            <text:p>5</text:p>
          </table:table-cell>
          <table:table-cell table:formula="of:=COM.MICROSOFT.IFS(MOD([.A71];3)=0;&quot;Pasah&quot;;MOD([.A71];3)=1;&quot;Beteng&quot;;MOD([.A71];3)=2;&quot;Kajeng&quot;)" office:value-type="string" office:string-value="Pasah" calcext:value-type="string">
            <text:p>Pasah</text:p>
          </table:table-cell>
          <table:table-cell table:formula="of:=COM.MICROSOFT.IFS(MOD([.A71];3)=0;9;MOD([.A71];3)=1;4;MOD([.A71];3)=2;7)" office:value-type="float" office:value="9" calcext:value-type="float">
            <text:p>9</text:p>
          </table:table-cell>
          <table:table-cell table:formula="of:=COM.MICROSOFT.IFS(MOD([.A71];4)=0;&quot;Sri&quot;;MOD([.A71];4)=1;&quot;Laba&quot;;MOD([.A71];4)=2;&quot;Jaya&quot;;MOD([.A71];4)=3;&quot;Menala&quot;)" office:value-type="string" office:string-value="Laba" calcext:value-type="string">
            <text:p>Laba</text:p>
          </table:table-cell>
          <table:table-cell table:formula="of:=COM.MICROSOFT.IFS(MOD([.A71];4)=0;6;MOD([.A71];4)=1;5;MOD([.A71];4)=2;1;MOD([.A71];4)=3;8)" office:value-type="float" office:value="5" calcext:value-type="float">
            <text:p>5</text:p>
          </table:table-cell>
          <table:table-cell table:formula="of:=COM.MICROSOFT.IFS(MOD([.A71];5)=0;&quot;Pahing&quot;;MOD([.A71];5)=1;&quot;Pon&quot;;MOD([.A71];5)=2;&quot;Wage&quot;;MOD([.A71];5)=3;&quot;Kliwon&quot;;MOD([.A71];5)=4;&quot;Umanis&quot;)" office:value-type="string" office:string-value="Umanis" calcext:value-type="string">
            <text:p>Umanis</text:p>
          </table:table-cell>
          <table:table-cell table:formula="of:=COM.MICROSOFT.IFS(MOD([.A71];5)=0;9;MOD([.A71];5)=1;7;MOD([.A71];5)=2;4;MOD([.A71];5)=3;8;MOD([.A71];5)=4;5)" office:value-type="float" office:value="5" calcext:value-type="float">
            <text:p>5</text:p>
          </table:table-cell>
          <table:table-cell table:formula="of:=COM.MICROSOFT.IFS(MOD([.A71];6)=0;&quot;Tungleh&quot;;MOD([.A71];6)=1;&quot;Aryang&quot;;MOD([.A71];6)=2;&quot;Urukung&quot;;MOD([.A71];6)=3;&quot;Paniron&quot;;MOD([.A71];6)=4;&quot;Was&quot;;MOD([.A71];6)=5;&quot;Maulu&quot;)" office:value-type="string" office:string-value="Paniron" calcext:value-type="string">
            <text:p>Paniron</text:p>
          </table:table-cell>
          <table:table-cell table:formula="of:=COM.MICROSOFT.IFS(MOD([.A71];6)=0;7;MOD([.A71];6)=1;6;MOD([.A71];6)=2;5;MOD([.A71];6)=3;8;MOD([.A71];6)=4;9;MOD([.A71];6)=5;3)" office:value-type="float" office:value="8" calcext:value-type="float">
            <text:p>8</text:p>
          </table:table-cell>
          <table:table-cell table:formula="of:=COM.MICROSOFT.IFS(MOD([.A71];7)=0;&quot;Redite&quot;;MOD([.A71];7)=1;&quot;Soma&quot;;MOD([.A71];7)=2;&quot;Anggara&quot;;MOD([.A71];7)=3;&quot;Budha&quot;;MOD([.A71];7)=4;&quot;Wraspati&quot;;MOD([.A71];7)=5;&quot;Sukra&quot;;MOD([.A71];7);&quot;Saniscara&quot;)" office:value-type="string" office:string-value="Saniscara" calcext:value-type="string">
            <text:p>Saniscara</text:p>
          </table:table-cell>
          <table:table-cell table:formula="of:=COM.MICROSOFT.IFS(MOD([.A71];7)=0;5;MOD([.A71];7)=1;4;MOD([.A71];7)=2;3;MOD([.A71];7)=3;7;MOD([.A71];7)=4;8;MOD([.A71];7)=5;6;MOD([.A71];7);9)" office:value-type="float" office:value="9" calcext:value-type="float">
            <text:p>9</text:p>
          </table:table-cell>
          <table:table-cell table:formula="of:=COM.MICROSOFT.IFS(MOD([.A71];8)=0;&quot;Sri&quot;;MOD([.A71];8)=1;&quot;Indra&quot;;MOD([.A71];8)=2;&quot;Guru&quot;;MOD([.A71];8)=3;&quot;Yama&quot;;MOD([.A71];8)=4;&quot;Ludra&quot;;MOD([.A71];8)=5;&quot;Brahma&quot;;MOD([.A71];8)=6;&quot;Kala&quot;;MOD([.A71];8)=7;&quot;Uma&quot;)" office:value-type="string" office:string-value="Brahma" calcext:value-type="string">
            <text:p>Brahma</text:p>
          </table:table-cell>
          <table:table-cell table:formula="of:=COM.MICROSOFT.IFS(MOD([.A71];8)=0;6;MOD([.A71];8)=1;5;MOD([.A71];8)=2;8;MOD([.A71];8)=3;9;MOD([.A71];8)=4;3;MOD([.A71];8)=5;7;MOD([.A71];8)=6;1;MOD([.A71];8)=7;4)" office:value-type="float" office:value="7" calcext:value-type="float">
            <text:p>7</text:p>
          </table:table-cell>
          <table:table-cell table:formula="of:=COM.MICROSOFT.IFS(MOD([.A71]-3;9)=0;&quot;Dangu&quot;;MOD([.A71]-3;9)=1;&quot;Jangur&quot;;MOD([.A71]-3;9)=2;&quot;Gigis&quot;;MOD([.A71]-3;9)=3;&quot;Nohan&quot;;MOD([.A71]-3;9)=4;&quot;Ogan&quot;;MOD([.A71]-3;9)=5;&quot;Erengan&quot;;MOD([.A71]-3;9)=6;&quot;Urungan&quot;;MOD([.A71]-3;9)=7;&quot;Tulus&quot;;MOD([.A71]-3;9)=8;&quot;Dadi&quot;)" office:value-type="string" office:string-value="Nohan" calcext:value-type="string">
            <text:p>Nohan</text:p>
          </table:table-cell>
          <table:table-cell table:formula="of:=COM.MICROSOFT.IFS(MOD([.A71]-3;9)=0;5;MOD([.A71]-3;9)=1;8;MOD([.A71]-3;9)=2;9;MOD([.A71]-3;9)=3;3;MOD([.A71]-3;9)=4;7;MOD([.A71]-3;9)=5;1;MOD([.A71]-3;9)=6;4;MOD([.A71]-3;9)=7;6;MOD([.A71]-3;9)=8;8)" office:value-type="float" office:value="3" calcext:value-type="float">
            <text:p>3</text:p>
          </table:table-cell>
          <table:table-cell table:formula="of:=COM.MICROSOFT.IFS(MOD(MOD([.N71]+[.R71];10);10)=0;&quot;Pandita&quot;;MOD(MOD([.N71]+[.R71];10);10)=1;&quot;Pati&quot;;MOD(MOD([.N71]+[.R71];10);10)=2;&quot;Suka&quot;;MOD(MOD([.N71]+[.R71];10);10)=3;&quot;Duka&quot;;MOD(MOD([.N71]+[.R71];10);10)=4;&quot;Sri&quot;;MOD(MOD([.N71]+[.R71];10);10)=5;&quot;Manuh&quot;;MOD(MOD([.N71]+[.R71];10);10)=6;&quot;Manusa&quot;;MOD(MOD([.N71]+[.R71];10);10)=7;&quot;Raja&quot;;MOD(MOD([.N71]+[.R71];10);10)=8;&quot;Dewa&quot;;MOD(MOD([.N71]+[.R71];10);10)=9;&quot;Raksasa&quot;)" office:value-type="string" office:string-value="Sri" calcext:value-type="string">
            <text:p>Sri</text:p>
          </table:table-cell>
          <table:table-cell table:formula="of:=COM.MICROSOFT.IFS(MOD(MOD([.N71]+[.R71];10);10)=0;5;MOD(MOD([.N71]+[.R71];10);10)=1;7;MOD(MOD([.N71]+[.R71];10);10)=2;10;MOD(MOD([.N71]+[.R71];10);10)=3;4;MOD(MOD([.N71]+[.R71];10);10)=4;6;MOD(MOD([.N71]+[.R71];10);10)=5;2;MOD(MOD([.N71]+[.R71];10);10)=6;3;MOD(MOD([.N71]+[.R71];10);10)=7;8;MOD(MOD([.N71]+[.R71];10);10)=8;9;MOD(MOD([.N71]+[.R71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2]-MOD([.A72];7))/7" office:value-type="float" office:value="10" calcext:value-type="float">
            <text:p>10</text:p>
          </table:table-cell>
          <table:table-cell office:value-type="string" calcext:value-type="string">
            <text:p>Dungulan</text:p>
          </table:table-cell>
          <table:table-cell office:value-type="float" office:value="4" calcext:value-type="float">
            <text:p>4</text:p>
          </table:table-cell>
          <table:table-cell table:formula="of:=IF(MOD([.N72]+[.R72];2)=1;&quot;Luang&quot;;&quot;-&quot;)" office:value-type="string" office:string-value="-" calcext:value-type="string">
            <text:p>-</text:p>
          </table:table-cell>
          <table:table-cell table:formula="of:=IF(MOD([.N72]+[.R72];2)=1;1;0)" office:value-type="float" office:value="0" calcext:value-type="float">
            <text:p>0</text:p>
          </table:table-cell>
          <table:table-cell table:formula="of:=IF(MOD([.N72]+[.R72];2)=1;&quot;Pepet&quot;;&quot;Menga&quot;)" office:value-type="string" office:string-value="Menga" calcext:value-type="string">
            <text:p>Menga</text:p>
          </table:table-cell>
          <table:table-cell table:formula="of:=IF(MOD([.N72]+[.R72];2)=1;4;5)" office:value-type="float" office:value="5" calcext:value-type="float">
            <text:p>5</text:p>
          </table:table-cell>
          <table:table-cell table:formula="of:=COM.MICROSOFT.IFS(MOD([.A72];3)=0;&quot;Pasah&quot;;MOD([.A72];3)=1;&quot;Beteng&quot;;MOD([.A72];3)=2;&quot;Kajeng&quot;)" office:value-type="string" office:string-value="Beteng" calcext:value-type="string">
            <text:p>Beteng</text:p>
          </table:table-cell>
          <table:table-cell table:formula="of:=COM.MICROSOFT.IFS(MOD([.A72];3)=0;9;MOD([.A72];3)=1;4;MOD([.A72];3)=2;7)" office:value-type="float" office:value="4" calcext:value-type="float">
            <text:p>4</text:p>
          </table:table-cell>
          <table:table-cell table:formula="of:=COM.MICROSOFT.IFS(MOD([.A72];4)=0;&quot;Sri&quot;;MOD([.A72];4)=1;&quot;Laba&quot;;MOD([.A72];4)=2;&quot;Jaya&quot;;MOD([.A72];4)=3;&quot;Menala&quot;)" office:value-type="string" office:string-value="Jaya" calcext:value-type="string">
            <text:p>Jaya</text:p>
          </table:table-cell>
          <table:table-cell table:formula="of:=COM.MICROSOFT.IFS(MOD([.A72];4)=0;6;MOD([.A72];4)=1;5;MOD([.A72];4)=2;1;MOD([.A72];4)=3;8)" office:value-type="float" office:value="1" calcext:value-type="float">
            <text:p>1</text:p>
          </table:table-cell>
          <table:table-cell table:formula="of:=COM.MICROSOFT.IFS(MOD([.A72];5)=0;&quot;Pahing&quot;;MOD([.A72];5)=1;&quot;Pon&quot;;MOD([.A72];5)=2;&quot;Wage&quot;;MOD([.A72];5)=3;&quot;Kliwon&quot;;MOD([.A72];5)=4;&quot;Umanis&quot;)" office:value-type="string" office:string-value="Pahing" calcext:value-type="string">
            <text:p>Pahing</text:p>
          </table:table-cell>
          <table:table-cell table:formula="of:=COM.MICROSOFT.IFS(MOD([.A72];5)=0;9;MOD([.A72];5)=1;7;MOD([.A72];5)=2;4;MOD([.A72];5)=3;8;MOD([.A72];5)=4;5)" office:value-type="float" office:value="9" calcext:value-type="float">
            <text:p>9</text:p>
          </table:table-cell>
          <table:table-cell table:formula="of:=COM.MICROSOFT.IFS(MOD([.A72];6)=0;&quot;Tungleh&quot;;MOD([.A72];6)=1;&quot;Aryang&quot;;MOD([.A72];6)=2;&quot;Urukung&quot;;MOD([.A72];6)=3;&quot;Paniron&quot;;MOD([.A72];6)=4;&quot;Was&quot;;MOD([.A72];6)=5;&quot;Maulu&quot;)" office:value-type="string" office:string-value="Was" calcext:value-type="string">
            <text:p>Was</text:p>
          </table:table-cell>
          <table:table-cell table:formula="of:=COM.MICROSOFT.IFS(MOD([.A72];6)=0;7;MOD([.A72];6)=1;6;MOD([.A72];6)=2;5;MOD([.A72];6)=3;8;MOD([.A72];6)=4;9;MOD([.A72];6)=5;3)" office:value-type="float" office:value="9" calcext:value-type="float">
            <text:p>9</text:p>
          </table:table-cell>
          <table:table-cell table:formula="of:=COM.MICROSOFT.IFS(MOD([.A72];7)=0;&quot;Redite&quot;;MOD([.A72];7)=1;&quot;Soma&quot;;MOD([.A72];7)=2;&quot;Anggara&quot;;MOD([.A72];7)=3;&quot;Budha&quot;;MOD([.A72];7)=4;&quot;Wraspati&quot;;MOD([.A72];7)=5;&quot;Sukra&quot;;MOD([.A72];7);&quot;Saniscara&quot;)" office:value-type="string" office:string-value="Redite" calcext:value-type="string">
            <text:p>Redite</text:p>
          </table:table-cell>
          <table:table-cell table:formula="of:=COM.MICROSOFT.IFS(MOD([.A72];7)=0;5;MOD([.A72];7)=1;4;MOD([.A72];7)=2;3;MOD([.A72];7)=3;7;MOD([.A72];7)=4;8;MOD([.A72];7)=5;6;MOD([.A72];7);9)" office:value-type="float" office:value="5" calcext:value-type="float">
            <text:p>5</text:p>
          </table:table-cell>
          <table:table-cell table:formula="of:=COM.MICROSOFT.IFS(MOD([.A72];8)=0;&quot;Sri&quot;;MOD([.A72];8)=1;&quot;Indra&quot;;MOD([.A72];8)=2;&quot;Guru&quot;;MOD([.A72];8)=3;&quot;Yama&quot;;MOD([.A72];8)=4;&quot;Ludra&quot;;MOD([.A72];8)=5;&quot;Brahma&quot;;MOD([.A72];8)=6;&quot;Kala&quot;;MOD([.A72];8)=7;&quot;Uma&quot;)" office:value-type="string" office:string-value="Kala" calcext:value-type="string">
            <text:p>Kala</text:p>
          </table:table-cell>
          <table:table-cell table:formula="of:=COM.MICROSOFT.IFS(MOD([.A72];8)=0;6;MOD([.A72];8)=1;5;MOD([.A72];8)=2;8;MOD([.A72];8)=3;9;MOD([.A72];8)=4;3;MOD([.A72];8)=5;7;MOD([.A72];8)=6;1;MOD([.A72];8)=7;4)" office:value-type="float" office:value="1" calcext:value-type="float">
            <text:p>1</text:p>
          </table:table-cell>
          <table:table-cell table:formula="of:=COM.MICROSOFT.IFS(MOD([.A72]-3;9)=0;&quot;Dangu&quot;;MOD([.A72]-3;9)=1;&quot;Jangur&quot;;MOD([.A72]-3;9)=2;&quot;Gigis&quot;;MOD([.A72]-3;9)=3;&quot;Nohan&quot;;MOD([.A72]-3;9)=4;&quot;Ogan&quot;;MOD([.A72]-3;9)=5;&quot;Erengan&quot;;MOD([.A72]-3;9)=6;&quot;Urungan&quot;;MOD([.A72]-3;9)=7;&quot;Tulus&quot;;MOD([.A72]-3;9)=8;&quot;Dadi&quot;)" office:value-type="string" office:string-value="Ogan" calcext:value-type="string">
            <text:p>Ogan</text:p>
          </table:table-cell>
          <table:table-cell table:formula="of:=COM.MICROSOFT.IFS(MOD([.A72]-3;9)=0;5;MOD([.A72]-3;9)=1;8;MOD([.A72]-3;9)=2;9;MOD([.A72]-3;9)=3;3;MOD([.A72]-3;9)=4;7;MOD([.A72]-3;9)=5;1;MOD([.A72]-3;9)=6;4;MOD([.A72]-3;9)=7;6;MOD([.A72]-3;9)=8;8)" office:value-type="float" office:value="7" calcext:value-type="float">
            <text:p>7</text:p>
          </table:table-cell>
          <table:table-cell table:formula="of:=COM.MICROSOFT.IFS(MOD(MOD([.N72]+[.R72];10);10)=0;&quot;Pandita&quot;;MOD(MOD([.N72]+[.R72];10);10)=1;&quot;Pati&quot;;MOD(MOD([.N72]+[.R72];10);10)=2;&quot;Suka&quot;;MOD(MOD([.N72]+[.R72];10);10)=3;&quot;Duka&quot;;MOD(MOD([.N72]+[.R72];10);10)=4;&quot;Sri&quot;;MOD(MOD([.N72]+[.R72];10);10)=5;&quot;Manuh&quot;;MOD(MOD([.N72]+[.R72];10);10)=6;&quot;Manusa&quot;;MOD(MOD([.N72]+[.R72];10);10)=7;&quot;Raja&quot;;MOD(MOD([.N72]+[.R72];10);10)=8;&quot;Dewa&quot;;MOD(MOD([.N72]+[.R72];10);10)=9;&quot;Raksasa&quot;)" office:value-type="string" office:string-value="Sri" calcext:value-type="string">
            <text:p>Sri</text:p>
          </table:table-cell>
          <table:table-cell table:formula="of:=COM.MICROSOFT.IFS(MOD(MOD([.N72]+[.R72];10);10)=0;5;MOD(MOD([.N72]+[.R72];10);10)=1;7;MOD(MOD([.N72]+[.R72];10);10)=2;10;MOD(MOD([.N72]+[.R72];10);10)=3;4;MOD(MOD([.N72]+[.R72];10);10)=4;6;MOD(MOD([.N72]+[.R72];10);10)=5;2;MOD(MOD([.N72]+[.R72];10);10)=6;3;MOD(MOD([.N72]+[.R72];10);10)=7;8;MOD(MOD([.N72]+[.R72];10);10)=8;9;MOD(MOD([.N72]+[.R72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73]-MOD([.A73];7))/7" office:value-type="float" office:value="10" calcext:value-type="float">
            <text:p>10</text:p>
          </table:table-cell>
          <table:table-cell office:value-type="string" calcext:value-type="string">
            <text:p>Dungulan</text:p>
          </table:table-cell>
          <table:table-cell office:value-type="float" office:value="4" calcext:value-type="float">
            <text:p>4</text:p>
          </table:table-cell>
          <table:table-cell table:formula="of:=IF(MOD([.N73]+[.R73];2)=1;&quot;Luang&quot;;&quot;-&quot;)" office:value-type="string" office:string-value="Luang" calcext:value-type="string">
            <text:p>Luang</text:p>
          </table:table-cell>
          <table:table-cell table:formula="of:=IF(MOD([.N73]+[.R73];2)=1;1;0)" office:value-type="float" office:value="1" calcext:value-type="float">
            <text:p>1</text:p>
          </table:table-cell>
          <table:table-cell table:formula="of:=IF(MOD([.N73]+[.R73];2)=1;&quot;Pepet&quot;;&quot;Menga&quot;)" office:value-type="string" office:string-value="Pepet" calcext:value-type="string">
            <text:p>Pepet</text:p>
          </table:table-cell>
          <table:table-cell table:formula="of:=IF(MOD([.N73]+[.R73];2)=1;4;5)" office:value-type="float" office:value="4" calcext:value-type="float">
            <text:p>4</text:p>
          </table:table-cell>
          <table:table-cell table:formula="of:=COM.MICROSOFT.IFS(MOD([.A73];3)=0;&quot;Pasah&quot;;MOD([.A73];3)=1;&quot;Beteng&quot;;MOD([.A73];3)=2;&quot;Kajeng&quot;)" office:value-type="string" office:string-value="Kajeng" calcext:value-type="string">
            <text:p>Kajeng</text:p>
          </table:table-cell>
          <table:table-cell table:formula="of:=COM.MICROSOFT.IFS(MOD([.A73];3)=0;9;MOD([.A73];3)=1;4;MOD([.A73];3)=2;7)" office:value-type="float" office:value="7" calcext:value-type="float">
            <text:p>7</text:p>
          </table:table-cell>
          <table:table-cell office:value-type="string" calcext:value-type="string">
            <text:p>Jaya</text:p>
          </table:table-cell>
          <table:table-cell office:value-type="float" office:value="1" calcext:value-type="float">
            <text:p>1</text:p>
          </table:table-cell>
          <table:table-cell table:formula="of:=COM.MICROSOFT.IFS(MOD([.A73];5)=0;&quot;Pahing&quot;;MOD([.A73];5)=1;&quot;Pon&quot;;MOD([.A73];5)=2;&quot;Wage&quot;;MOD([.A73];5)=3;&quot;Kliwon&quot;;MOD([.A73];5)=4;&quot;Umanis&quot;)" office:value-type="string" office:string-value="Pon" calcext:value-type="string">
            <text:p>Pon</text:p>
          </table:table-cell>
          <table:table-cell table:formula="of:=COM.MICROSOFT.IFS(MOD([.A73];5)=0;9;MOD([.A73];5)=1;7;MOD([.A73];5)=2;4;MOD([.A73];5)=3;8;MOD([.A73];5)=4;5)" office:value-type="float" office:value="7" calcext:value-type="float">
            <text:p>7</text:p>
          </table:table-cell>
          <table:table-cell table:formula="of:=COM.MICROSOFT.IFS(MOD([.A73];6)=0;&quot;Tungleh&quot;;MOD([.A73];6)=1;&quot;Aryang&quot;;MOD([.A73];6)=2;&quot;Urukung&quot;;MOD([.A73];6)=3;&quot;Paniron&quot;;MOD([.A73];6)=4;&quot;Was&quot;;MOD([.A73];6)=5;&quot;Maulu&quot;)" office:value-type="string" office:string-value="Maulu" calcext:value-type="string">
            <text:p>Maulu</text:p>
          </table:table-cell>
          <table:table-cell table:formula="of:=COM.MICROSOFT.IFS(MOD([.A73];6)=0;7;MOD([.A73];6)=1;6;MOD([.A73];6)=2;5;MOD([.A73];6)=3;8;MOD([.A73];6)=4;9;MOD([.A73];6)=5;3)" office:value-type="float" office:value="3" calcext:value-type="float">
            <text:p>3</text:p>
          </table:table-cell>
          <table:table-cell table:formula="of:=COM.MICROSOFT.IFS(MOD([.A73];7)=0;&quot;Redite&quot;;MOD([.A73];7)=1;&quot;Soma&quot;;MOD([.A73];7)=2;&quot;Anggara&quot;;MOD([.A73];7)=3;&quot;Budha&quot;;MOD([.A73];7)=4;&quot;Wraspati&quot;;MOD([.A73];7)=5;&quot;Sukra&quot;;MOD([.A73];7);&quot;Saniscara&quot;)" office:value-type="string" office:string-value="Soma" calcext:value-type="string">
            <text:p>Soma</text:p>
          </table:table-cell>
          <table:table-cell table:formula="of:=COM.MICROSOFT.IFS(MOD([.A73];7)=0;5;MOD([.A73];7)=1;4;MOD([.A73];7)=2;3;MOD([.A73];7)=3;7;MOD([.A73];7)=4;8;MOD([.A73];7)=5;6;MOD([.A73];7);9)" office:value-type="float" office:value="4" calcext:value-type="float">
            <text:p>4</text:p>
          </table:table-cell>
          <table:table-cell office:value-type="string" calcext:value-type="string">
            <text:p>Kala</text:p>
          </table:table-cell>
          <table:table-cell office:value-type="float" office:value="1" calcext:value-type="float">
            <text:p>1</text:p>
          </table:table-cell>
          <table:table-cell table:formula="of:=COM.MICROSOFT.IFS(MOD([.A73]-3;9)=0;&quot;Dangu&quot;;MOD([.A73]-3;9)=1;&quot;Jangur&quot;;MOD([.A73]-3;9)=2;&quot;Gigis&quot;;MOD([.A73]-3;9)=3;&quot;Nohan&quot;;MOD([.A73]-3;9)=4;&quot;Ogan&quot;;MOD([.A73]-3;9)=5;&quot;Erengan&quot;;MOD([.A73]-3;9)=6;&quot;Urungan&quot;;MOD([.A73]-3;9)=7;&quot;Tulus&quot;;MOD([.A73]-3;9)=8;&quot;Dadi&quot;)" office:value-type="string" office:string-value="Erengan" calcext:value-type="string">
            <text:p>Erengan</text:p>
          </table:table-cell>
          <table:table-cell table:formula="of:=COM.MICROSOFT.IFS(MOD([.A73]-3;9)=0;5;MOD([.A73]-3;9)=1;8;MOD([.A73]-3;9)=2;9;MOD([.A73]-3;9)=3;3;MOD([.A73]-3;9)=4;7;MOD([.A73]-3;9)=5;1;MOD([.A73]-3;9)=6;4;MOD([.A73]-3;9)=7;6;MOD([.A73]-3;9)=8;8)" office:value-type="float" office:value="1" calcext:value-type="float">
            <text:p>1</text:p>
          </table:table-cell>
          <table:table-cell table:formula="of:=COM.MICROSOFT.IFS(MOD(MOD([.N73]+[.R73];10);10)=0;&quot;Pandita&quot;;MOD(MOD([.N73]+[.R73];10);10)=1;&quot;Pati&quot;;MOD(MOD([.N73]+[.R73];10);10)=2;&quot;Suka&quot;;MOD(MOD([.N73]+[.R73];10);10)=3;&quot;Duka&quot;;MOD(MOD([.N73]+[.R73];10);10)=4;&quot;Sri&quot;;MOD(MOD([.N73]+[.R73];10);10)=5;&quot;Manuh&quot;;MOD(MOD([.N73]+[.R73];10);10)=6;&quot;Manusa&quot;;MOD(MOD([.N73]+[.R73];10);10)=7;&quot;Raja&quot;;MOD(MOD([.N73]+[.R73];10);10)=8;&quot;Dewa&quot;;MOD(MOD([.N73]+[.R73];10);10)=9;&quot;Raksasa&quot;)" office:value-type="string" office:string-value="Pati" calcext:value-type="string">
            <text:p>Pati</text:p>
          </table:table-cell>
          <table:table-cell table:formula="of:=COM.MICROSOFT.IFS(MOD(MOD([.N73]+[.R73];10);10)=0;5;MOD(MOD([.N73]+[.R73];10);10)=1;7;MOD(MOD([.N73]+[.R73];10);10)=2;10;MOD(MOD([.N73]+[.R73];10);10)=3;4;MOD(MOD([.N73]+[.R73];10);10)=4;6;MOD(MOD([.N73]+[.R73];10);10)=5;2;MOD(MOD([.N73]+[.R73];10);10)=6;3;MOD(MOD([.N73]+[.R73];10);10)=7;8;MOD(MOD([.N73]+[.R73];10);10)=8;9;MOD(MOD([.N73]+[.R73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74]-MOD([.A74];7))/7" office:value-type="float" office:value="10" calcext:value-type="float">
            <text:p>10</text:p>
          </table:table-cell>
          <table:table-cell office:value-type="string" calcext:value-type="string">
            <text:p>Dungulan</text:p>
          </table:table-cell>
          <table:table-cell office:value-type="float" office:value="4" calcext:value-type="float">
            <text:p>4</text:p>
          </table:table-cell>
          <table:table-cell table:formula="of:=IF(MOD([.N74]+[.R74];2)=1;&quot;Luang&quot;;&quot;-&quot;)" office:value-type="string" office:string-value="Luang" calcext:value-type="string">
            <text:p>Luang</text:p>
          </table:table-cell>
          <table:table-cell table:formula="of:=IF(MOD([.N74]+[.R74];2)=1;1;0)" office:value-type="float" office:value="1" calcext:value-type="float">
            <text:p>1</text:p>
          </table:table-cell>
          <table:table-cell table:formula="of:=IF(MOD([.N74]+[.R74];2)=1;&quot;Pepet&quot;;&quot;Menga&quot;)" office:value-type="string" office:string-value="Pepet" calcext:value-type="string">
            <text:p>Pepet</text:p>
          </table:table-cell>
          <table:table-cell table:formula="of:=IF(MOD([.N74]+[.R74];2)=1;4;5)" office:value-type="float" office:value="4" calcext:value-type="float">
            <text:p>4</text:p>
          </table:table-cell>
          <table:table-cell table:formula="of:=COM.MICROSOFT.IFS(MOD([.A74];3)=0;&quot;Pasah&quot;;MOD([.A74];3)=1;&quot;Beteng&quot;;MOD([.A74];3)=2;&quot;Kajeng&quot;)" office:value-type="string" office:string-value="Pasah" calcext:value-type="string">
            <text:p>Pasah</text:p>
          </table:table-cell>
          <table:table-cell table:formula="of:=COM.MICROSOFT.IFS(MOD([.A74];3)=0;9;MOD([.A74];3)=1;4;MOD([.A74];3)=2;7)" office:value-type="float" office:value="9" calcext:value-type="float">
            <text:p>9</text:p>
          </table:table-cell>
          <table:table-cell office:value-type="string" calcext:value-type="string">
            <text:p>Jaya</text:p>
          </table:table-cell>
          <table:table-cell office:value-type="float" office:value="1" calcext:value-type="float">
            <text:p>1</text:p>
          </table:table-cell>
          <table:table-cell table:formula="of:=COM.MICROSOFT.IFS(MOD([.A74];5)=0;&quot;Pahing&quot;;MOD([.A74];5)=1;&quot;Pon&quot;;MOD([.A74];5)=2;&quot;Wage&quot;;MOD([.A74];5)=3;&quot;Kliwon&quot;;MOD([.A74];5)=4;&quot;Umanis&quot;)" office:value-type="string" office:string-value="Wage" calcext:value-type="string">
            <text:p>Wage</text:p>
          </table:table-cell>
          <table:table-cell table:formula="of:=COM.MICROSOFT.IFS(MOD([.A74];5)=0;9;MOD([.A74];5)=1;7;MOD([.A74];5)=2;4;MOD([.A74];5)=3;8;MOD([.A74];5)=4;5)" office:value-type="float" office:value="4" calcext:value-type="float">
            <text:p>4</text:p>
          </table:table-cell>
          <table:table-cell table:formula="of:=COM.MICROSOFT.IFS(MOD([.A74];6)=0;&quot;Tungleh&quot;;MOD([.A74];6)=1;&quot;Aryang&quot;;MOD([.A74];6)=2;&quot;Urukung&quot;;MOD([.A74];6)=3;&quot;Paniron&quot;;MOD([.A74];6)=4;&quot;Was&quot;;MOD([.A74];6)=5;&quot;Maulu&quot;)" office:value-type="string" office:string-value="Tungleh" calcext:value-type="string">
            <text:p>Tungleh</text:p>
          </table:table-cell>
          <table:table-cell table:formula="of:=COM.MICROSOFT.IFS(MOD([.A74];6)=0;7;MOD([.A74];6)=1;6;MOD([.A74];6)=2;5;MOD([.A74];6)=3;8;MOD([.A74];6)=4;9;MOD([.A74];6)=5;3)" office:value-type="float" office:value="7" calcext:value-type="float">
            <text:p>7</text:p>
          </table:table-cell>
          <table:table-cell table:formula="of:=COM.MICROSOFT.IFS(MOD([.A74];7)=0;&quot;Redite&quot;;MOD([.A74];7)=1;&quot;Soma&quot;;MOD([.A74];7)=2;&quot;Anggara&quot;;MOD([.A74];7)=3;&quot;Budha&quot;;MOD([.A74];7)=4;&quot;Wraspati&quot;;MOD([.A74];7)=5;&quot;Sukra&quot;;MOD([.A74];7);&quot;Saniscara&quot;)" office:value-type="string" office:string-value="Anggara" calcext:value-type="string">
            <text:p>Anggara</text:p>
          </table:table-cell>
          <table:table-cell table:formula="of:=COM.MICROSOFT.IFS(MOD([.A74];7)=0;5;MOD([.A74];7)=1;4;MOD([.A74];7)=2;3;MOD([.A74];7)=3;7;MOD([.A74];7)=4;8;MOD([.A74];7)=5;6;MOD([.A74];7);9)" office:value-type="float" office:value="3" calcext:value-type="float">
            <text:p>3</text:p>
          </table:table-cell>
          <table:table-cell office:value-type="string" calcext:value-type="string">
            <text:p>Kala</text:p>
          </table:table-cell>
          <table:table-cell office:value-type="float" office:value="1" calcext:value-type="float">
            <text:p>1</text:p>
          </table:table-cell>
          <table:table-cell table:formula="of:=COM.MICROSOFT.IFS(MOD([.A74]-3;9)=0;&quot;Dangu&quot;;MOD([.A74]-3;9)=1;&quot;Jangur&quot;;MOD([.A74]-3;9)=2;&quot;Gigis&quot;;MOD([.A74]-3;9)=3;&quot;Nohan&quot;;MOD([.A74]-3;9)=4;&quot;Ogan&quot;;MOD([.A74]-3;9)=5;&quot;Erengan&quot;;MOD([.A74]-3;9)=6;&quot;Urungan&quot;;MOD([.A74]-3;9)=7;&quot;Tulus&quot;;MOD([.A74]-3;9)=8;&quot;Dadi&quot;)" office:value-type="string" office:string-value="Urungan" calcext:value-type="string">
            <text:p>Urungan</text:p>
          </table:table-cell>
          <table:table-cell table:formula="of:=COM.MICROSOFT.IFS(MOD([.A74]-3;9)=0;5;MOD([.A74]-3;9)=1;8;MOD([.A74]-3;9)=2;9;MOD([.A74]-3;9)=3;3;MOD([.A74]-3;9)=4;7;MOD([.A74]-3;9)=5;1;MOD([.A74]-3;9)=6;4;MOD([.A74]-3;9)=7;6;MOD([.A74]-3;9)=8;8)" office:value-type="float" office:value="4" calcext:value-type="float">
            <text:p>4</text:p>
          </table:table-cell>
          <table:table-cell table:formula="of:=COM.MICROSOFT.IFS(MOD(MOD([.N74]+[.R74];10);10)=0;&quot;Pandita&quot;;MOD(MOD([.N74]+[.R74];10);10)=1;&quot;Pati&quot;;MOD(MOD([.N74]+[.R74];10);10)=2;&quot;Suka&quot;;MOD(MOD([.N74]+[.R74];10);10)=3;&quot;Duka&quot;;MOD(MOD([.N74]+[.R74];10);10)=4;&quot;Sri&quot;;MOD(MOD([.N74]+[.R74];10);10)=5;&quot;Manuh&quot;;MOD(MOD([.N74]+[.R74];10);10)=6;&quot;Manusa&quot;;MOD(MOD([.N74]+[.R74];10);10)=7;&quot;Raja&quot;;MOD(MOD([.N74]+[.R74];10);10)=8;&quot;Dewa&quot;;MOD(MOD([.N74]+[.R74];10);10)=9;&quot;Raksasa&quot;)" office:value-type="string" office:string-value="Raja" calcext:value-type="string">
            <text:p>Raja</text:p>
          </table:table-cell>
          <table:table-cell table:formula="of:=COM.MICROSOFT.IFS(MOD(MOD([.N74]+[.R74];10);10)=0;5;MOD(MOD([.N74]+[.R74];10);10)=1;7;MOD(MOD([.N74]+[.R74];10);10)=2;10;MOD(MOD([.N74]+[.R74];10);10)=3;4;MOD(MOD([.N74]+[.R74];10);10)=4;6;MOD(MOD([.N74]+[.R74];10);10)=5;2;MOD(MOD([.N74]+[.R74];10);10)=6;3;MOD(MOD([.N74]+[.R74];10);10)=7;8;MOD(MOD([.N74]+[.R74];10);10)=8;9;MOD(MOD([.N74]+[.R74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75]-MOD([.A75];7))/7" office:value-type="float" office:value="10" calcext:value-type="float">
            <text:p>10</text:p>
          </table:table-cell>
          <table:table-cell office:value-type="string" calcext:value-type="string">
            <text:p>Dungulan</text:p>
          </table:table-cell>
          <table:table-cell office:value-type="float" office:value="4" calcext:value-type="float">
            <text:p>4</text:p>
          </table:table-cell>
          <table:table-cell table:formula="of:=IF(MOD([.N75]+[.R75];2)=1;&quot;Luang&quot;;&quot;-&quot;)" office:value-type="string" office:string-value="Luang" calcext:value-type="string">
            <text:p>Luang</text:p>
          </table:table-cell>
          <table:table-cell table:formula="of:=IF(MOD([.N75]+[.R75];2)=1;1;0)" office:value-type="float" office:value="1" calcext:value-type="float">
            <text:p>1</text:p>
          </table:table-cell>
          <table:table-cell table:formula="of:=IF(MOD([.N75]+[.R75];2)=1;&quot;Pepet&quot;;&quot;Menga&quot;)" office:value-type="string" office:string-value="Pepet" calcext:value-type="string">
            <text:p>Pepet</text:p>
          </table:table-cell>
          <table:table-cell table:formula="of:=IF(MOD([.N75]+[.R75];2)=1;4;5)" office:value-type="float" office:value="4" calcext:value-type="float">
            <text:p>4</text:p>
          </table:table-cell>
          <table:table-cell table:formula="of:=COM.MICROSOFT.IFS(MOD([.A75];3)=0;&quot;Pasah&quot;;MOD([.A75];3)=1;&quot;Beteng&quot;;MOD([.A75];3)=2;&quot;Kajeng&quot;)" office:value-type="string" office:string-value="Beteng" calcext:value-type="string">
            <text:p>Beteng</text:p>
          </table:table-cell>
          <table:table-cell table:formula="of:=COM.MICROSOFT.IFS(MOD([.A75];3)=0;9;MOD([.A75];3)=1;4;MOD([.A75];3)=2;7)" office:value-type="float" office:value="4" calcext:value-type="float">
            <text:p>4</text:p>
          </table:table-cell>
          <table:table-cell table:formula="of:=COM.MICROSOFT.IFS(MOD([.A75]+2;4)=0;&quot;Sri&quot;;MOD([.A75]+2;4)=1;&quot;Laba&quot;;MOD([.A75]+2;4)=2;&quot;Jaya&quot;;MOD([.A75]+2;4)=3;&quot;Menala&quot;)" office:value-type="string" office:string-value="Menala" calcext:value-type="string">
            <text:p>Menala</text:p>
          </table:table-cell>
          <table:table-cell table:formula="of:=COM.MICROSOFT.IFS(MOD([.A75]+2;4)=0;6;MOD([.A75]+2;4)=1;5;MOD([.A75]+2;4)=2;1;MOD([.A75]+2;4)=3;8)" office:value-type="float" office:value="8" calcext:value-type="float">
            <text:p>8</text:p>
          </table:table-cell>
          <table:table-cell table:formula="of:=COM.MICROSOFT.IFS(MOD([.A75];5)=0;&quot;Pahing&quot;;MOD([.A75];5)=1;&quot;Pon&quot;;MOD([.A75];5)=2;&quot;Wage&quot;;MOD([.A75];5)=3;&quot;Kliwon&quot;;MOD([.A75];5)=4;&quot;Umanis&quot;)" office:value-type="string" office:string-value="Kliwon" calcext:value-type="string">
            <text:p>Kliwon</text:p>
          </table:table-cell>
          <table:table-cell table:formula="of:=COM.MICROSOFT.IFS(MOD([.A75];5)=0;9;MOD([.A75];5)=1;7;MOD([.A75];5)=2;4;MOD([.A75];5)=3;8;MOD([.A75];5)=4;5)" office:value-type="float" office:value="8" calcext:value-type="float">
            <text:p>8</text:p>
          </table:table-cell>
          <table:table-cell table:formula="of:=COM.MICROSOFT.IFS(MOD([.A75];6)=0;&quot;Tungleh&quot;;MOD([.A75];6)=1;&quot;Aryang&quot;;MOD([.A75];6)=2;&quot;Urukung&quot;;MOD([.A75];6)=3;&quot;Paniron&quot;;MOD([.A75];6)=4;&quot;Was&quot;;MOD([.A75];6)=5;&quot;Maulu&quot;)" office:value-type="string" office:string-value="Aryang" calcext:value-type="string">
            <text:p>Aryang</text:p>
          </table:table-cell>
          <table:table-cell table:formula="of:=COM.MICROSOFT.IFS(MOD([.A75];6)=0;7;MOD([.A75];6)=1;6;MOD([.A75];6)=2;5;MOD([.A75];6)=3;8;MOD([.A75];6)=4;9;MOD([.A75];6)=5;3)" office:value-type="float" office:value="6" calcext:value-type="float">
            <text:p>6</text:p>
          </table:table-cell>
          <table:table-cell table:formula="of:=COM.MICROSOFT.IFS(MOD([.A75];7)=0;&quot;Redite&quot;;MOD([.A75];7)=1;&quot;Soma&quot;;MOD([.A75];7)=2;&quot;Anggara&quot;;MOD([.A75];7)=3;&quot;Budha&quot;;MOD([.A75];7)=4;&quot;Wraspati&quot;;MOD([.A75];7)=5;&quot;Sukra&quot;;MOD([.A75];7);&quot;Saniscara&quot;)" office:value-type="string" office:string-value="Budha" calcext:value-type="string">
            <text:p>Budha</text:p>
          </table:table-cell>
          <table:table-cell table:formula="of:=COM.MICROSOFT.IFS(MOD([.A75];7)=0;5;MOD([.A75];7)=1;4;MOD([.A75];7)=2;3;MOD([.A75];7)=3;7;MOD([.A75];7)=4;8;MOD([.A75];7)=5;6;MOD([.A75];7);9)" office:value-type="float" office:value="7" calcext:value-type="float">
            <text:p>7</text:p>
          </table:table-cell>
          <table:table-cell table:formula="of:=COM.MICROSOFT.IFS(MOD([.A75]+6;8)=0;&quot;Sri&quot;;MOD([.A75]+6;8)=1;&quot;Indra&quot;;MOD([.A75]+6;8)=2;&quot;Guru&quot;;MOD([.A75]+6;8)=3;&quot;Yama&quot;;MOD([.A75]+6;8)=4;&quot;Ludra&quot;;MOD([.A75]+6;8)=5;&quot;Brahma&quot;;MOD([.A75]+6;8)=6;&quot;Kala&quot;;MOD([.A75]+6;8)=7;&quot;Uma&quot;)" office:value-type="string" office:string-value="Uma" calcext:value-type="string">
            <text:p>Uma</text:p>
          </table:table-cell>
          <table:table-cell table:formula="of:=COM.MICROSOFT.IFS(MOD([.A75]+6;8)=0;6;MOD([.A75]+6;8)=1;5;MOD([.A75]+6;8)=2;8;MOD([.A75]+6;8)=3;9;MOD([.A75]+6;8)=4;3;MOD([.A75]+6;8)=5;7;MOD([.A75]+6;8)=6;1;MOD([.A75]+6;8)=7;4)" office:value-type="float" office:value="4" calcext:value-type="float">
            <text:p>4</text:p>
          </table:table-cell>
          <table:table-cell table:formula="of:=COM.MICROSOFT.IFS(MOD([.A75]-3;9)=0;&quot;Dangu&quot;;MOD([.A75]-3;9)=1;&quot;Jangur&quot;;MOD([.A75]-3;9)=2;&quot;Gigis&quot;;MOD([.A75]-3;9)=3;&quot;Nohan&quot;;MOD([.A75]-3;9)=4;&quot;Ogan&quot;;MOD([.A75]-3;9)=5;&quot;Erengan&quot;;MOD([.A75]-3;9)=6;&quot;Urungan&quot;;MOD([.A75]-3;9)=7;&quot;Tulus&quot;;MOD([.A75]-3;9)=8;&quot;Dadi&quot;)" office:value-type="string" office:string-value="Tulus" calcext:value-type="string">
            <text:p>Tulus</text:p>
          </table:table-cell>
          <table:table-cell table:formula="of:=COM.MICROSOFT.IFS(MOD([.A75]-3;9)=0;5;MOD([.A75]-3;9)=1;8;MOD([.A75]-3;9)=2;9;MOD([.A75]-3;9)=3;3;MOD([.A75]-3;9)=4;7;MOD([.A75]-3;9)=5;1;MOD([.A75]-3;9)=6;4;MOD([.A75]-3;9)=7;6;MOD([.A75]-3;9)=8;8)" office:value-type="float" office:value="6" calcext:value-type="float">
            <text:p>6</text:p>
          </table:table-cell>
          <table:table-cell table:formula="of:=COM.MICROSOFT.IFS(MOD(MOD([.N75]+[.R75];10);10)=0;&quot;Pandita&quot;;MOD(MOD([.N75]+[.R75];10);10)=1;&quot;Pati&quot;;MOD(MOD([.N75]+[.R75];10);10)=2;&quot;Suka&quot;;MOD(MOD([.N75]+[.R75];10);10)=3;&quot;Duka&quot;;MOD(MOD([.N75]+[.R75];10);10)=4;&quot;Sri&quot;;MOD(MOD([.N75]+[.R75];10);10)=5;&quot;Manuh&quot;;MOD(MOD([.N75]+[.R75];10);10)=6;&quot;Manusa&quot;;MOD(MOD([.N75]+[.R75];10);10)=7;&quot;Raja&quot;;MOD(MOD([.N75]+[.R75];10);10)=8;&quot;Dewa&quot;;MOD(MOD([.N75]+[.R75];10);10)=9;&quot;Raksasa&quot;)" office:value-type="string" office:string-value="Manuh" calcext:value-type="string">
            <text:p>Manuh</text:p>
          </table:table-cell>
          <table:table-cell table:formula="of:=COM.MICROSOFT.IFS(MOD(MOD([.N75]+[.R75];10);10)=0;5;MOD(MOD([.N75]+[.R75];10);10)=1;7;MOD(MOD([.N75]+[.R75];10);10)=2;10;MOD(MOD([.N75]+[.R75];10);10)=3;4;MOD(MOD([.N75]+[.R75];10);10)=4;6;MOD(MOD([.N75]+[.R75];10);10)=5;2;MOD(MOD([.N75]+[.R75];10);10)=6;3;MOD(MOD([.N75]+[.R75];10);10)=7;8;MOD(MOD([.N75]+[.R75];10);10)=8;9;MOD(MOD([.N75]+[.R75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76]-MOD([.A76];7))/7" office:value-type="float" office:value="10" calcext:value-type="float">
            <text:p>10</text:p>
          </table:table-cell>
          <table:table-cell office:value-type="string" calcext:value-type="string">
            <text:p>Dungulan</text:p>
          </table:table-cell>
          <table:table-cell office:value-type="float" office:value="4" calcext:value-type="float">
            <text:p>4</text:p>
          </table:table-cell>
          <table:table-cell table:formula="of:=IF(MOD([.N76]+[.R76];2)=1;&quot;Luang&quot;;&quot;-&quot;)" office:value-type="string" office:string-value="Luang" calcext:value-type="string">
            <text:p>Luang</text:p>
          </table:table-cell>
          <table:table-cell table:formula="of:=IF(MOD([.N76]+[.R76];2)=1;1;0)" office:value-type="float" office:value="1" calcext:value-type="float">
            <text:p>1</text:p>
          </table:table-cell>
          <table:table-cell table:formula="of:=IF(MOD([.N76]+[.R76];2)=1;&quot;Pepet&quot;;&quot;Menga&quot;)" office:value-type="string" office:string-value="Pepet" calcext:value-type="string">
            <text:p>Pepet</text:p>
          </table:table-cell>
          <table:table-cell table:formula="of:=IF(MOD([.N76]+[.R76];2)=1;4;5)" office:value-type="float" office:value="4" calcext:value-type="float">
            <text:p>4</text:p>
          </table:table-cell>
          <table:table-cell table:formula="of:=COM.MICROSOFT.IFS(MOD([.A76];3)=0;&quot;Pasah&quot;;MOD([.A76];3)=1;&quot;Beteng&quot;;MOD([.A76];3)=2;&quot;Kajeng&quot;)" office:value-type="string" office:string-value="Kajeng" calcext:value-type="string">
            <text:p>Kajeng</text:p>
          </table:table-cell>
          <table:table-cell table:formula="of:=COM.MICROSOFT.IFS(MOD([.A76];3)=0;9;MOD([.A76];3)=1;4;MOD([.A76];3)=2;7)" office:value-type="float" office:value="7" calcext:value-type="float">
            <text:p>7</text:p>
          </table:table-cell>
          <table:table-cell table:formula="of:=COM.MICROSOFT.IFS(MOD([.A76]+2;4)=0;&quot;Sri&quot;;MOD([.A76]+2;4)=1;&quot;Laba&quot;;MOD([.A76]+2;4)=2;&quot;Jaya&quot;;MOD([.A76]+2;4)=3;&quot;Menala&quot;)" office:value-type="string" office:string-value="Sri" calcext:value-type="string">
            <text:p>Sri</text:p>
          </table:table-cell>
          <table:table-cell table:formula="of:=COM.MICROSOFT.IFS(MOD([.A76]+2;4)=0;6;MOD([.A76]+2;4)=1;5;MOD([.A76]+2;4)=2;1;MOD([.A76]+2;4)=3;8)" office:value-type="float" office:value="6" calcext:value-type="float">
            <text:p>6</text:p>
          </table:table-cell>
          <table:table-cell table:formula="of:=COM.MICROSOFT.IFS(MOD([.A76];5)=0;&quot;Pahing&quot;;MOD([.A76];5)=1;&quot;Pon&quot;;MOD([.A76];5)=2;&quot;Wage&quot;;MOD([.A76];5)=3;&quot;Kliwon&quot;;MOD([.A76];5)=4;&quot;Umanis&quot;)" office:value-type="string" office:string-value="Umanis" calcext:value-type="string">
            <text:p>Umanis</text:p>
          </table:table-cell>
          <table:table-cell table:formula="of:=COM.MICROSOFT.IFS(MOD([.A76];5)=0;9;MOD([.A76];5)=1;7;MOD([.A76];5)=2;4;MOD([.A76];5)=3;8;MOD([.A76];5)=4;5)" office:value-type="float" office:value="5" calcext:value-type="float">
            <text:p>5</text:p>
          </table:table-cell>
          <table:table-cell table:formula="of:=COM.MICROSOFT.IFS(MOD([.A76];6)=0;&quot;Tungleh&quot;;MOD([.A76];6)=1;&quot;Aryang&quot;;MOD([.A76];6)=2;&quot;Urukung&quot;;MOD([.A76];6)=3;&quot;Paniron&quot;;MOD([.A76];6)=4;&quot;Was&quot;;MOD([.A76];6)=5;&quot;Maulu&quot;)" office:value-type="string" office:string-value="Urukung" calcext:value-type="string">
            <text:p>Urukung</text:p>
          </table:table-cell>
          <table:table-cell table:formula="of:=COM.MICROSOFT.IFS(MOD([.A76];6)=0;7;MOD([.A76];6)=1;6;MOD([.A76];6)=2;5;MOD([.A76];6)=3;8;MOD([.A76];6)=4;9;MOD([.A76];6)=5;3)" office:value-type="float" office:value="5" calcext:value-type="float">
            <text:p>5</text:p>
          </table:table-cell>
          <table:table-cell table:formula="of:=COM.MICROSOFT.IFS(MOD([.A76];7)=0;&quot;Redite&quot;;MOD([.A76];7)=1;&quot;Soma&quot;;MOD([.A76];7)=2;&quot;Anggara&quot;;MOD([.A76];7)=3;&quot;Budha&quot;;MOD([.A76];7)=4;&quot;Wraspati&quot;;MOD([.A76];7)=5;&quot;Sukra&quot;;MOD([.A76];7);&quot;Saniscara&quot;)" office:value-type="string" office:string-value="Wraspati" calcext:value-type="string">
            <text:p>Wraspati</text:p>
          </table:table-cell>
          <table:table-cell table:formula="of:=COM.MICROSOFT.IFS(MOD([.A76];7)=0;5;MOD([.A76];7)=1;4;MOD([.A76];7)=2;3;MOD([.A76];7)=3;7;MOD([.A76];7)=4;8;MOD([.A76];7)=5;6;MOD([.A76];7);9)" office:value-type="float" office:value="8" calcext:value-type="float">
            <text:p>8</text:p>
          </table:table-cell>
          <table:table-cell table:formula="of:=COM.MICROSOFT.IFS(MOD([.A76]+6;8)=0;&quot;Sri&quot;;MOD([.A76]+6;8)=1;&quot;Indra&quot;;MOD([.A76]+6;8)=2;&quot;Guru&quot;;MOD([.A76]+6;8)=3;&quot;Yama&quot;;MOD([.A76]+6;8)=4;&quot;Ludra&quot;;MOD([.A76]+6;8)=5;&quot;Brahma&quot;;MOD([.A76]+6;8)=6;&quot;Kala&quot;;MOD([.A76]+6;8)=7;&quot;Uma&quot;)" office:value-type="string" office:string-value="Sri" calcext:value-type="string">
            <text:p>Sri</text:p>
          </table:table-cell>
          <table:table-cell table:formula="of:=COM.MICROSOFT.IFS(MOD([.A76]+6;8)=0;6;MOD([.A76]+6;8)=1;5;MOD([.A76]+6;8)=2;8;MOD([.A76]+6;8)=3;9;MOD([.A76]+6;8)=4;3;MOD([.A76]+6;8)=5;7;MOD([.A76]+6;8)=6;1;MOD([.A76]+6;8)=7;4)" office:value-type="float" office:value="6" calcext:value-type="float">
            <text:p>6</text:p>
          </table:table-cell>
          <table:table-cell table:formula="of:=COM.MICROSOFT.IFS(MOD([.A76]-3;9)=0;&quot;Dangu&quot;;MOD([.A76]-3;9)=1;&quot;Jangur&quot;;MOD([.A76]-3;9)=2;&quot;Gigis&quot;;MOD([.A76]-3;9)=3;&quot;Nohan&quot;;MOD([.A76]-3;9)=4;&quot;Ogan&quot;;MOD([.A76]-3;9)=5;&quot;Erengan&quot;;MOD([.A76]-3;9)=6;&quot;Urungan&quot;;MOD([.A76]-3;9)=7;&quot;Tulus&quot;;MOD([.A76]-3;9)=8;&quot;Dadi&quot;)" office:value-type="string" office:string-value="Dadi" calcext:value-type="string">
            <text:p>Dadi</text:p>
          </table:table-cell>
          <table:table-cell table:formula="of:=COM.MICROSOFT.IFS(MOD([.A76]-3;9)=0;5;MOD([.A76]-3;9)=1;8;MOD([.A76]-3;9)=2;9;MOD([.A76]-3;9)=3;3;MOD([.A76]-3;9)=4;7;MOD([.A76]-3;9)=5;1;MOD([.A76]-3;9)=6;4;MOD([.A76]-3;9)=7;6;MOD([.A76]-3;9)=8;8)" office:value-type="float" office:value="8" calcext:value-type="float">
            <text:p>8</text:p>
          </table:table-cell>
          <table:table-cell table:formula="of:=COM.MICROSOFT.IFS(MOD(MOD([.N76]+[.R76];10);10)=0;&quot;Pandita&quot;;MOD(MOD([.N76]+[.R76];10);10)=1;&quot;Pati&quot;;MOD(MOD([.N76]+[.R76];10);10)=2;&quot;Suka&quot;;MOD(MOD([.N76]+[.R76];10);10)=3;&quot;Duka&quot;;MOD(MOD([.N76]+[.R76];10);10)=4;&quot;Sri&quot;;MOD(MOD([.N76]+[.R76];10);10)=5;&quot;Manuh&quot;;MOD(MOD([.N76]+[.R76];10);10)=6;&quot;Manusa&quot;;MOD(MOD([.N76]+[.R76];10);10)=7;&quot;Raja&quot;;MOD(MOD([.N76]+[.R76];10);10)=8;&quot;Dewa&quot;;MOD(MOD([.N76]+[.R76];10);10)=9;&quot;Raksasa&quot;)" office:value-type="string" office:string-value="Duka" calcext:value-type="string">
            <text:p>Duka</text:p>
          </table:table-cell>
          <table:table-cell table:formula="of:=COM.MICROSOFT.IFS(MOD(MOD([.N76]+[.R76];10);10)=0;5;MOD(MOD([.N76]+[.R76];10);10)=1;7;MOD(MOD([.N76]+[.R76];10);10)=2;10;MOD(MOD([.N76]+[.R76];10);10)=3;4;MOD(MOD([.N76]+[.R76];10);10)=4;6;MOD(MOD([.N76]+[.R76];10);10)=5;2;MOD(MOD([.N76]+[.R76];10);10)=6;3;MOD(MOD([.N76]+[.R76];10);10)=7;8;MOD(MOD([.N76]+[.R76];10);10)=8;9;MOD(MOD([.N76]+[.R76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77]-MOD([.A77];7))/7" office:value-type="float" office:value="10" calcext:value-type="float">
            <text:p>10</text:p>
          </table:table-cell>
          <table:table-cell office:value-type="string" calcext:value-type="string">
            <text:p>Dungulan</text:p>
          </table:table-cell>
          <table:table-cell office:value-type="float" office:value="4" calcext:value-type="float">
            <text:p>4</text:p>
          </table:table-cell>
          <table:table-cell table:formula="of:=IF(MOD([.N77]+[.R77];2)=1;&quot;Luang&quot;;&quot;-&quot;)" office:value-type="string" office:string-value="Luang" calcext:value-type="string">
            <text:p>Luang</text:p>
          </table:table-cell>
          <table:table-cell table:formula="of:=IF(MOD([.N77]+[.R77];2)=1;1;0)" office:value-type="float" office:value="1" calcext:value-type="float">
            <text:p>1</text:p>
          </table:table-cell>
          <table:table-cell table:formula="of:=IF(MOD([.N77]+[.R77];2)=1;&quot;Pepet&quot;;&quot;Menga&quot;)" office:value-type="string" office:string-value="Pepet" calcext:value-type="string">
            <text:p>Pepet</text:p>
          </table:table-cell>
          <table:table-cell table:formula="of:=IF(MOD([.N77]+[.R77];2)=1;4;5)" office:value-type="float" office:value="4" calcext:value-type="float">
            <text:p>4</text:p>
          </table:table-cell>
          <table:table-cell table:formula="of:=COM.MICROSOFT.IFS(MOD([.A77];3)=0;&quot;Pasah&quot;;MOD([.A77];3)=1;&quot;Beteng&quot;;MOD([.A77];3)=2;&quot;Kajeng&quot;)" office:value-type="string" office:string-value="Pasah" calcext:value-type="string">
            <text:p>Pasah</text:p>
          </table:table-cell>
          <table:table-cell table:formula="of:=COM.MICROSOFT.IFS(MOD([.A77];3)=0;9;MOD([.A77];3)=1;4;MOD([.A77];3)=2;7)" office:value-type="float" office:value="9" calcext:value-type="float">
            <text:p>9</text:p>
          </table:table-cell>
          <table:table-cell table:formula="of:=COM.MICROSOFT.IFS(MOD([.A77]+2;4)=0;&quot;Sri&quot;;MOD([.A77]+2;4)=1;&quot;Laba&quot;;MOD([.A77]+2;4)=2;&quot;Jaya&quot;;MOD([.A77]+2;4)=3;&quot;Menala&quot;)" office:value-type="string" office:string-value="Laba" calcext:value-type="string">
            <text:p>Laba</text:p>
          </table:table-cell>
          <table:table-cell table:formula="of:=COM.MICROSOFT.IFS(MOD([.A77]+2;4)=0;6;MOD([.A77]+2;4)=1;5;MOD([.A77]+2;4)=2;1;MOD([.A77]+2;4)=3;8)" office:value-type="float" office:value="5" calcext:value-type="float">
            <text:p>5</text:p>
          </table:table-cell>
          <table:table-cell table:formula="of:=COM.MICROSOFT.IFS(MOD([.A77];5)=0;&quot;Pahing&quot;;MOD([.A77];5)=1;&quot;Pon&quot;;MOD([.A77];5)=2;&quot;Wage&quot;;MOD([.A77];5)=3;&quot;Kliwon&quot;;MOD([.A77];5)=4;&quot;Umanis&quot;)" office:value-type="string" office:string-value="Pahing" calcext:value-type="string">
            <text:p>Pahing</text:p>
          </table:table-cell>
          <table:table-cell table:formula="of:=COM.MICROSOFT.IFS(MOD([.A77];5)=0;9;MOD([.A77];5)=1;7;MOD([.A77];5)=2;4;MOD([.A77];5)=3;8;MOD([.A77];5)=4;5)" office:value-type="float" office:value="9" calcext:value-type="float">
            <text:p>9</text:p>
          </table:table-cell>
          <table:table-cell table:formula="of:=COM.MICROSOFT.IFS(MOD([.A77];6)=0;&quot;Tungleh&quot;;MOD([.A77];6)=1;&quot;Aryang&quot;;MOD([.A77];6)=2;&quot;Urukung&quot;;MOD([.A77];6)=3;&quot;Paniron&quot;;MOD([.A77];6)=4;&quot;Was&quot;;MOD([.A77];6)=5;&quot;Maulu&quot;)" office:value-type="string" office:string-value="Paniron" calcext:value-type="string">
            <text:p>Paniron</text:p>
          </table:table-cell>
          <table:table-cell table:formula="of:=COM.MICROSOFT.IFS(MOD([.A77];6)=0;7;MOD([.A77];6)=1;6;MOD([.A77];6)=2;5;MOD([.A77];6)=3;8;MOD([.A77];6)=4;9;MOD([.A77];6)=5;3)" office:value-type="float" office:value="8" calcext:value-type="float">
            <text:p>8</text:p>
          </table:table-cell>
          <table:table-cell table:formula="of:=COM.MICROSOFT.IFS(MOD([.A77];7)=0;&quot;Redite&quot;;MOD([.A77];7)=1;&quot;Soma&quot;;MOD([.A77];7)=2;&quot;Anggara&quot;;MOD([.A77];7)=3;&quot;Budha&quot;;MOD([.A77];7)=4;&quot;Wraspati&quot;;MOD([.A77];7)=5;&quot;Sukra&quot;;MOD([.A77];7);&quot;Saniscara&quot;)" office:value-type="string" office:string-value="Sukra" calcext:value-type="string">
            <text:p>Sukra</text:p>
          </table:table-cell>
          <table:table-cell table:formula="of:=COM.MICROSOFT.IFS(MOD([.A77];7)=0;5;MOD([.A77];7)=1;4;MOD([.A77];7)=2;3;MOD([.A77];7)=3;7;MOD([.A77];7)=4;8;MOD([.A77];7)=5;6;MOD([.A77];7);9)" office:value-type="float" office:value="6" calcext:value-type="float">
            <text:p>6</text:p>
          </table:table-cell>
          <table:table-cell table:formula="of:=COM.MICROSOFT.IFS(MOD([.A77]+6;8)=0;&quot;Sri&quot;;MOD([.A77]+6;8)=1;&quot;Indra&quot;;MOD([.A77]+6;8)=2;&quot;Guru&quot;;MOD([.A77]+6;8)=3;&quot;Yama&quot;;MOD([.A77]+6;8)=4;&quot;Ludra&quot;;MOD([.A77]+6;8)=5;&quot;Brahma&quot;;MOD([.A77]+6;8)=6;&quot;Kala&quot;;MOD([.A77]+6;8)=7;&quot;Uma&quot;)" office:value-type="string" office:string-value="Indra" calcext:value-type="string">
            <text:p>Indra</text:p>
          </table:table-cell>
          <table:table-cell table:formula="of:=COM.MICROSOFT.IFS(MOD([.A77]+6;8)=0;6;MOD([.A77]+6;8)=1;5;MOD([.A77]+6;8)=2;8;MOD([.A77]+6;8)=3;9;MOD([.A77]+6;8)=4;3;MOD([.A77]+6;8)=5;7;MOD([.A77]+6;8)=6;1;MOD([.A77]+6;8)=7;4)" office:value-type="float" office:value="5" calcext:value-type="float">
            <text:p>5</text:p>
          </table:table-cell>
          <table:table-cell table:formula="of:=COM.MICROSOFT.IFS(MOD([.A77]-3;9)=0;&quot;Dangu&quot;;MOD([.A77]-3;9)=1;&quot;Jangur&quot;;MOD([.A77]-3;9)=2;&quot;Gigis&quot;;MOD([.A77]-3;9)=3;&quot;Nohan&quot;;MOD([.A77]-3;9)=4;&quot;Ogan&quot;;MOD([.A77]-3;9)=5;&quot;Erengan&quot;;MOD([.A77]-3;9)=6;&quot;Urungan&quot;;MOD([.A77]-3;9)=7;&quot;Tulus&quot;;MOD([.A77]-3;9)=8;&quot;Dadi&quot;)" office:value-type="string" office:string-value="Dangu" calcext:value-type="string">
            <text:p>Dangu</text:p>
          </table:table-cell>
          <table:table-cell table:formula="of:=COM.MICROSOFT.IFS(MOD([.A77]-3;9)=0;5;MOD([.A77]-3;9)=1;8;MOD([.A77]-3;9)=2;9;MOD([.A77]-3;9)=3;3;MOD([.A77]-3;9)=4;7;MOD([.A77]-3;9)=5;1;MOD([.A77]-3;9)=6;4;MOD([.A77]-3;9)=7;6;MOD([.A77]-3;9)=8;8)" office:value-type="float" office:value="5" calcext:value-type="float">
            <text:p>5</text:p>
          </table:table-cell>
          <table:table-cell table:formula="of:=COM.MICROSOFT.IFS(MOD(MOD([.N77]+[.R77];10);10)=0;&quot;Pandita&quot;;MOD(MOD([.N77]+[.R77];10);10)=1;&quot;Pati&quot;;MOD(MOD([.N77]+[.R77];10);10)=2;&quot;Suka&quot;;MOD(MOD([.N77]+[.R77];10);10)=3;&quot;Duka&quot;;MOD(MOD([.N77]+[.R77];10);10)=4;&quot;Sri&quot;;MOD(MOD([.N77]+[.R77];10);10)=5;&quot;Manuh&quot;;MOD(MOD([.N77]+[.R77];10);10)=6;&quot;Manusa&quot;;MOD(MOD([.N77]+[.R77];10);10)=7;&quot;Raja&quot;;MOD(MOD([.N77]+[.R77];10);10)=8;&quot;Dewa&quot;;MOD(MOD([.N77]+[.R77];10);10)=9;&quot;Raksasa&quot;)" office:value-type="string" office:string-value="Manuh" calcext:value-type="string">
            <text:p>Manuh</text:p>
          </table:table-cell>
          <table:table-cell table:formula="of:=COM.MICROSOFT.IFS(MOD(MOD([.N77]+[.R77];10);10)=0;5;MOD(MOD([.N77]+[.R77];10);10)=1;7;MOD(MOD([.N77]+[.R77];10);10)=2;10;MOD(MOD([.N77]+[.R77];10);10)=3;4;MOD(MOD([.N77]+[.R77];10);10)=4;6;MOD(MOD([.N77]+[.R77];10);10)=5;2;MOD(MOD([.N77]+[.R77];10);10)=6;3;MOD(MOD([.N77]+[.R77];10);10)=7;8;MOD(MOD([.N77]+[.R77];10);10)=8;9;MOD(MOD([.N77]+[.R77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78]-MOD([.A78];7))/7" office:value-type="float" office:value="10" calcext:value-type="float">
            <text:p>10</text:p>
          </table:table-cell>
          <table:table-cell office:value-type="string" calcext:value-type="string">
            <text:p>Dungulan</text:p>
          </table:table-cell>
          <table:table-cell office:value-type="float" office:value="4" calcext:value-type="float">
            <text:p>4</text:p>
          </table:table-cell>
          <table:table-cell table:formula="of:=IF(MOD([.N78]+[.R78];2)=1;&quot;Luang&quot;;&quot;-&quot;)" office:value-type="string" office:string-value="-" calcext:value-type="string">
            <text:p>-</text:p>
          </table:table-cell>
          <table:table-cell table:formula="of:=IF(MOD([.N78]+[.R78];2)=1;1;0)" office:value-type="float" office:value="0" calcext:value-type="float">
            <text:p>0</text:p>
          </table:table-cell>
          <table:table-cell table:formula="of:=IF(MOD([.N78]+[.R78];2)=1;&quot;Pepet&quot;;&quot;Menga&quot;)" office:value-type="string" office:string-value="Menga" calcext:value-type="string">
            <text:p>Menga</text:p>
          </table:table-cell>
          <table:table-cell table:formula="of:=IF(MOD([.N78]+[.R78];2)=1;4;5)" office:value-type="float" office:value="5" calcext:value-type="float">
            <text:p>5</text:p>
          </table:table-cell>
          <table:table-cell table:formula="of:=COM.MICROSOFT.IFS(MOD([.A78];3)=0;&quot;Pasah&quot;;MOD([.A78];3)=1;&quot;Beteng&quot;;MOD([.A78];3)=2;&quot;Kajeng&quot;)" office:value-type="string" office:string-value="Beteng" calcext:value-type="string">
            <text:p>Beteng</text:p>
          </table:table-cell>
          <table:table-cell table:formula="of:=COM.MICROSOFT.IFS(MOD([.A78];3)=0;9;MOD([.A78];3)=1;4;MOD([.A78];3)=2;7)" office:value-type="float" office:value="4" calcext:value-type="float">
            <text:p>4</text:p>
          </table:table-cell>
          <table:table-cell table:formula="of:=COM.MICROSOFT.IFS(MOD([.A78]+2;4)=0;&quot;Sri&quot;;MOD([.A78]+2;4)=1;&quot;Laba&quot;;MOD([.A78]+2;4)=2;&quot;Jaya&quot;;MOD([.A78]+2;4)=3;&quot;Menala&quot;)" office:value-type="string" office:string-value="Jaya" calcext:value-type="string">
            <text:p>Jaya</text:p>
          </table:table-cell>
          <table:table-cell table:formula="of:=COM.MICROSOFT.IFS(MOD([.A78]+2;4)=0;6;MOD([.A78]+2;4)=1;5;MOD([.A78]+2;4)=2;1;MOD([.A78]+2;4)=3;8)" office:value-type="float" office:value="1" calcext:value-type="float">
            <text:p>1</text:p>
          </table:table-cell>
          <table:table-cell table:formula="of:=COM.MICROSOFT.IFS(MOD([.A78];5)=0;&quot;Pahing&quot;;MOD([.A78];5)=1;&quot;Pon&quot;;MOD([.A78];5)=2;&quot;Wage&quot;;MOD([.A78];5)=3;&quot;Kliwon&quot;;MOD([.A78];5)=4;&quot;Umanis&quot;)" office:value-type="string" office:string-value="Pon" calcext:value-type="string">
            <text:p>Pon</text:p>
          </table:table-cell>
          <table:table-cell table:formula="of:=COM.MICROSOFT.IFS(MOD([.A78];5)=0;9;MOD([.A78];5)=1;7;MOD([.A78];5)=2;4;MOD([.A78];5)=3;8;MOD([.A78];5)=4;5)" office:value-type="float" office:value="7" calcext:value-type="float">
            <text:p>7</text:p>
          </table:table-cell>
          <table:table-cell table:formula="of:=COM.MICROSOFT.IFS(MOD([.A78];6)=0;&quot;Tungleh&quot;;MOD([.A78];6)=1;&quot;Aryang&quot;;MOD([.A78];6)=2;&quot;Urukung&quot;;MOD([.A78];6)=3;&quot;Paniron&quot;;MOD([.A78];6)=4;&quot;Was&quot;;MOD([.A78];6)=5;&quot;Maulu&quot;)" office:value-type="string" office:string-value="Was" calcext:value-type="string">
            <text:p>Was</text:p>
          </table:table-cell>
          <table:table-cell table:formula="of:=COM.MICROSOFT.IFS(MOD([.A78];6)=0;7;MOD([.A78];6)=1;6;MOD([.A78];6)=2;5;MOD([.A78];6)=3;8;MOD([.A78];6)=4;9;MOD([.A78];6)=5;3)" office:value-type="float" office:value="9" calcext:value-type="float">
            <text:p>9</text:p>
          </table:table-cell>
          <table:table-cell table:formula="of:=COM.MICROSOFT.IFS(MOD([.A78];7)=0;&quot;Redite&quot;;MOD([.A78];7)=1;&quot;Soma&quot;;MOD([.A78];7)=2;&quot;Anggara&quot;;MOD([.A78];7)=3;&quot;Budha&quot;;MOD([.A78];7)=4;&quot;Wraspati&quot;;MOD([.A78];7)=5;&quot;Sukra&quot;;MOD([.A78];7);&quot;Saniscara&quot;)" office:value-type="string" office:string-value="Saniscara" calcext:value-type="string">
            <text:p>Saniscara</text:p>
          </table:table-cell>
          <table:table-cell table:formula="of:=COM.MICROSOFT.IFS(MOD([.A78];7)=0;5;MOD([.A78];7)=1;4;MOD([.A78];7)=2;3;MOD([.A78];7)=3;7;MOD([.A78];7)=4;8;MOD([.A78];7)=5;6;MOD([.A78];7);9)" office:value-type="float" office:value="9" calcext:value-type="float">
            <text:p>9</text:p>
          </table:table-cell>
          <table:table-cell table:formula="of:=COM.MICROSOFT.IFS(MOD([.A78]+6;8)=0;&quot;Sri&quot;;MOD([.A78]+6;8)=1;&quot;Indra&quot;;MOD([.A78]+6;8)=2;&quot;Guru&quot;;MOD([.A78]+6;8)=3;&quot;Yama&quot;;MOD([.A78]+6;8)=4;&quot;Ludra&quot;;MOD([.A78]+6;8)=5;&quot;Brahma&quot;;MOD([.A78]+6;8)=6;&quot;Kala&quot;;MOD([.A78]+6;8)=7;&quot;Uma&quot;)" office:value-type="string" office:string-value="Guru" calcext:value-type="string">
            <text:p>Guru</text:p>
          </table:table-cell>
          <table:table-cell table:formula="of:=COM.MICROSOFT.IFS(MOD([.A78]+6;8)=0;6;MOD([.A78]+6;8)=1;5;MOD([.A78]+6;8)=2;8;MOD([.A78]+6;8)=3;9;MOD([.A78]+6;8)=4;3;MOD([.A78]+6;8)=5;7;MOD([.A78]+6;8)=6;1;MOD([.A78]+6;8)=7;4)" office:value-type="float" office:value="8" calcext:value-type="float">
            <text:p>8</text:p>
          </table:table-cell>
          <table:table-cell table:formula="of:=COM.MICROSOFT.IFS(MOD([.A78]-3;9)=0;&quot;Dangu&quot;;MOD([.A78]-3;9)=1;&quot;Jangur&quot;;MOD([.A78]-3;9)=2;&quot;Gigis&quot;;MOD([.A78]-3;9)=3;&quot;Nohan&quot;;MOD([.A78]-3;9)=4;&quot;Ogan&quot;;MOD([.A78]-3;9)=5;&quot;Erengan&quot;;MOD([.A78]-3;9)=6;&quot;Urungan&quot;;MOD([.A78]-3;9)=7;&quot;Tulus&quot;;MOD([.A78]-3;9)=8;&quot;Dadi&quot;)" office:value-type="string" office:string-value="Jangur" calcext:value-type="string">
            <text:p>Jangur</text:p>
          </table:table-cell>
          <table:table-cell table:formula="of:=COM.MICROSOFT.IFS(MOD([.A78]-3;9)=0;5;MOD([.A78]-3;9)=1;8;MOD([.A78]-3;9)=2;9;MOD([.A78]-3;9)=3;3;MOD([.A78]-3;9)=4;7;MOD([.A78]-3;9)=5;1;MOD([.A78]-3;9)=6;4;MOD([.A78]-3;9)=7;6;MOD([.A78]-3;9)=8;8)" office:value-type="float" office:value="8" calcext:value-type="float">
            <text:p>8</text:p>
          </table:table-cell>
          <table:table-cell table:formula="of:=COM.MICROSOFT.IFS(MOD(MOD([.N78]+[.R78];10);10)=0;&quot;Pandita&quot;;MOD(MOD([.N78]+[.R78];10);10)=1;&quot;Pati&quot;;MOD(MOD([.N78]+[.R78];10);10)=2;&quot;Suka&quot;;MOD(MOD([.N78]+[.R78];10);10)=3;&quot;Duka&quot;;MOD(MOD([.N78]+[.R78];10);10)=4;&quot;Sri&quot;;MOD(MOD([.N78]+[.R78];10);10)=5;&quot;Manuh&quot;;MOD(MOD([.N78]+[.R78];10);10)=6;&quot;Manusa&quot;;MOD(MOD([.N78]+[.R78];10);10)=7;&quot;Raja&quot;;MOD(MOD([.N78]+[.R78];10);10)=8;&quot;Dewa&quot;;MOD(MOD([.N78]+[.R78];10);10)=9;&quot;Raksasa&quot;)" office:value-type="string" office:string-value="Manusa" calcext:value-type="string">
            <text:p>Manusa</text:p>
          </table:table-cell>
          <table:table-cell table:formula="of:=COM.MICROSOFT.IFS(MOD(MOD([.N78]+[.R78];10);10)=0;5;MOD(MOD([.N78]+[.R78];10);10)=1;7;MOD(MOD([.N78]+[.R78];10);10)=2;10;MOD(MOD([.N78]+[.R78];10);10)=3;4;MOD(MOD([.N78]+[.R78];10);10)=4;6;MOD(MOD([.N78]+[.R78];10);10)=5;2;MOD(MOD([.N78]+[.R78];10);10)=6;3;MOD(MOD([.N78]+[.R78];10);10)=7;8;MOD(MOD([.N78]+[.R78];10);10)=8;9;MOD(MOD([.N78]+[.R78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79]-MOD([.A79];7))/7" office:value-type="float" office:value="11" calcext:value-type="float">
            <text:p>11</text:p>
          </table:table-cell>
          <table:table-cell office:value-type="string" calcext:value-type="string">
            <text:p>Kuningan</text:p>
          </table:table-cell>
          <table:table-cell office:value-type="float" office:value="6" calcext:value-type="float">
            <text:p>6</text:p>
          </table:table-cell>
          <table:table-cell table:formula="of:=IF(MOD([.N79]+[.R79];2)=1;&quot;Luang&quot;;&quot;-&quot;)" office:value-type="string" office:string-value="Luang" calcext:value-type="string">
            <text:p>Luang</text:p>
          </table:table-cell>
          <table:table-cell table:formula="of:=IF(MOD([.N79]+[.R79];2)=1;1;0)" office:value-type="float" office:value="1" calcext:value-type="float">
            <text:p>1</text:p>
          </table:table-cell>
          <table:table-cell table:formula="of:=IF(MOD([.N79]+[.R79];2)=1;&quot;Pepet&quot;;&quot;Menga&quot;)" office:value-type="string" office:string-value="Pepet" calcext:value-type="string">
            <text:p>Pepet</text:p>
          </table:table-cell>
          <table:table-cell table:formula="of:=IF(MOD([.N79]+[.R79];2)=1;4;5)" office:value-type="float" office:value="4" calcext:value-type="float">
            <text:p>4</text:p>
          </table:table-cell>
          <table:table-cell table:formula="of:=COM.MICROSOFT.IFS(MOD([.A79];3)=0;&quot;Pasah&quot;;MOD([.A79];3)=1;&quot;Beteng&quot;;MOD([.A79];3)=2;&quot;Kajeng&quot;)" office:value-type="string" office:string-value="Kajeng" calcext:value-type="string">
            <text:p>Kajeng</text:p>
          </table:table-cell>
          <table:table-cell table:formula="of:=COM.MICROSOFT.IFS(MOD([.A79];3)=0;9;MOD([.A79];3)=1;4;MOD([.A79];3)=2;7)" office:value-type="float" office:value="7" calcext:value-type="float">
            <text:p>7</text:p>
          </table:table-cell>
          <table:table-cell table:formula="of:=COM.MICROSOFT.IFS(MOD([.A79]+2;4)=0;&quot;Sri&quot;;MOD([.A79]+2;4)=1;&quot;Laba&quot;;MOD([.A79]+2;4)=2;&quot;Jaya&quot;;MOD([.A79]+2;4)=3;&quot;Menala&quot;)" office:value-type="string" office:string-value="Menala" calcext:value-type="string">
            <text:p>Menala</text:p>
          </table:table-cell>
          <table:table-cell table:formula="of:=COM.MICROSOFT.IFS(MOD([.A79]+2;4)=0;6;MOD([.A79]+2;4)=1;5;MOD([.A79]+2;4)=2;1;MOD([.A79]+2;4)=3;8)" office:value-type="float" office:value="8" calcext:value-type="float">
            <text:p>8</text:p>
          </table:table-cell>
          <table:table-cell table:formula="of:=COM.MICROSOFT.IFS(MOD([.A79];5)=0;&quot;Pahing&quot;;MOD([.A79];5)=1;&quot;Pon&quot;;MOD([.A79];5)=2;&quot;Wage&quot;;MOD([.A79];5)=3;&quot;Kliwon&quot;;MOD([.A79];5)=4;&quot;Umanis&quot;)" office:value-type="string" office:string-value="Wage" calcext:value-type="string">
            <text:p>Wage</text:p>
          </table:table-cell>
          <table:table-cell table:formula="of:=COM.MICROSOFT.IFS(MOD([.A79];5)=0;9;MOD([.A79];5)=1;7;MOD([.A79];5)=2;4;MOD([.A79];5)=3;8;MOD([.A79];5)=4;5)" office:value-type="float" office:value="4" calcext:value-type="float">
            <text:p>4</text:p>
          </table:table-cell>
          <table:table-cell table:formula="of:=COM.MICROSOFT.IFS(MOD([.A79];6)=0;&quot;Tungleh&quot;;MOD([.A79];6)=1;&quot;Aryang&quot;;MOD([.A79];6)=2;&quot;Urukung&quot;;MOD([.A79];6)=3;&quot;Paniron&quot;;MOD([.A79];6)=4;&quot;Was&quot;;MOD([.A79];6)=5;&quot;Maulu&quot;)" office:value-type="string" office:string-value="Maulu" calcext:value-type="string">
            <text:p>Maulu</text:p>
          </table:table-cell>
          <table:table-cell table:formula="of:=COM.MICROSOFT.IFS(MOD([.A79];6)=0;7;MOD([.A79];6)=1;6;MOD([.A79];6)=2;5;MOD([.A79];6)=3;8;MOD([.A79];6)=4;9;MOD([.A79];6)=5;3)" office:value-type="float" office:value="3" calcext:value-type="float">
            <text:p>3</text:p>
          </table:table-cell>
          <table:table-cell table:formula="of:=COM.MICROSOFT.IFS(MOD([.A79];7)=0;&quot;Redite&quot;;MOD([.A79];7)=1;&quot;Soma&quot;;MOD([.A79];7)=2;&quot;Anggara&quot;;MOD([.A79];7)=3;&quot;Budha&quot;;MOD([.A79];7)=4;&quot;Wraspati&quot;;MOD([.A79];7)=5;&quot;Sukra&quot;;MOD([.A79];7);&quot;Saniscara&quot;)" office:value-type="string" office:string-value="Redite" calcext:value-type="string">
            <text:p>Redite</text:p>
          </table:table-cell>
          <table:table-cell table:formula="of:=COM.MICROSOFT.IFS(MOD([.A79];7)=0;5;MOD([.A79];7)=1;4;MOD([.A79];7)=2;3;MOD([.A79];7)=3;7;MOD([.A79];7)=4;8;MOD([.A79];7)=5;6;MOD([.A79];7);9)" office:value-type="float" office:value="5" calcext:value-type="float">
            <text:p>5</text:p>
          </table:table-cell>
          <table:table-cell table:formula="of:=COM.MICROSOFT.IFS(MOD([.A79]+6;8)=0;&quot;Sri&quot;;MOD([.A79]+6;8)=1;&quot;Indra&quot;;MOD([.A79]+6;8)=2;&quot;Guru&quot;;MOD([.A79]+6;8)=3;&quot;Yama&quot;;MOD([.A79]+6;8)=4;&quot;Ludra&quot;;MOD([.A79]+6;8)=5;&quot;Brahma&quot;;MOD([.A79]+6;8)=6;&quot;Kala&quot;;MOD([.A79]+6;8)=7;&quot;Uma&quot;)" office:value-type="string" office:string-value="Yama" calcext:value-type="string">
            <text:p>Yama</text:p>
          </table:table-cell>
          <table:table-cell table:formula="of:=COM.MICROSOFT.IFS(MOD([.A79]+6;8)=0;6;MOD([.A79]+6;8)=1;5;MOD([.A79]+6;8)=2;8;MOD([.A79]+6;8)=3;9;MOD([.A79]+6;8)=4;3;MOD([.A79]+6;8)=5;7;MOD([.A79]+6;8)=6;1;MOD([.A79]+6;8)=7;4)" office:value-type="float" office:value="9" calcext:value-type="float">
            <text:p>9</text:p>
          </table:table-cell>
          <table:table-cell table:formula="of:=COM.MICROSOFT.IFS(MOD([.A79]-3;9)=0;&quot;Dangu&quot;;MOD([.A79]-3;9)=1;&quot;Jangur&quot;;MOD([.A79]-3;9)=2;&quot;Gigis&quot;;MOD([.A79]-3;9)=3;&quot;Nohan&quot;;MOD([.A79]-3;9)=4;&quot;Ogan&quot;;MOD([.A79]-3;9)=5;&quot;Erengan&quot;;MOD([.A79]-3;9)=6;&quot;Urungan&quot;;MOD([.A79]-3;9)=7;&quot;Tulus&quot;;MOD([.A79]-3;9)=8;&quot;Dadi&quot;)" office:value-type="string" office:string-value="Gigis" calcext:value-type="string">
            <text:p>Gigis</text:p>
          </table:table-cell>
          <table:table-cell table:formula="of:=COM.MICROSOFT.IFS(MOD([.A79]-3;9)=0;5;MOD([.A79]-3;9)=1;8;MOD([.A79]-3;9)=2;9;MOD([.A79]-3;9)=3;3;MOD([.A79]-3;9)=4;7;MOD([.A79]-3;9)=5;1;MOD([.A79]-3;9)=6;4;MOD([.A79]-3;9)=7;6;MOD([.A79]-3;9)=8;8)" office:value-type="float" office:value="9" calcext:value-type="float">
            <text:p>9</text:p>
          </table:table-cell>
          <table:table-cell table:formula="of:=COM.MICROSOFT.IFS(MOD(MOD([.N79]+[.R79];10);10)=0;&quot;Pandita&quot;;MOD(MOD([.N79]+[.R79];10);10)=1;&quot;Pati&quot;;MOD(MOD([.N79]+[.R79];10);10)=2;&quot;Suka&quot;;MOD(MOD([.N79]+[.R79];10);10)=3;&quot;Duka&quot;;MOD(MOD([.N79]+[.R79];10);10)=4;&quot;Sri&quot;;MOD(MOD([.N79]+[.R79];10);10)=5;&quot;Manuh&quot;;MOD(MOD([.N79]+[.R79];10);10)=6;&quot;Manusa&quot;;MOD(MOD([.N79]+[.R79];10);10)=7;&quot;Raja&quot;;MOD(MOD([.N79]+[.R79];10);10)=8;&quot;Dewa&quot;;MOD(MOD([.N79]+[.R79];10);10)=9;&quot;Raksasa&quot;)" office:value-type="string" office:string-value="Raksasa" calcext:value-type="string">
            <text:p>Raksasa</text:p>
          </table:table-cell>
          <table:table-cell table:formula="of:=COM.MICROSOFT.IFS(MOD(MOD([.N79]+[.R79];10);10)=0;5;MOD(MOD([.N79]+[.R79];10);10)=1;7;MOD(MOD([.N79]+[.R79];10);10)=2;10;MOD(MOD([.N79]+[.R79];10);10)=3;4;MOD(MOD([.N79]+[.R79];10);10)=4;6;MOD(MOD([.N79]+[.R79];10);10)=5;2;MOD(MOD([.N79]+[.R79];10);10)=6;3;MOD(MOD([.N79]+[.R79];10);10)=7;8;MOD(MOD([.N79]+[.R79];10);10)=8;9;MOD(MOD([.N79]+[.R79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80]-MOD([.A80];7))/7" office:value-type="float" office:value="11" calcext:value-type="float">
            <text:p>11</text:p>
          </table:table-cell>
          <table:table-cell office:value-type="string" calcext:value-type="string">
            <text:p>Kuningan</text:p>
          </table:table-cell>
          <table:table-cell office:value-type="float" office:value="6" calcext:value-type="float">
            <text:p>6</text:p>
          </table:table-cell>
          <table:table-cell table:formula="of:=IF(MOD([.N80]+[.R80];2)=1;&quot;Luang&quot;;&quot;-&quot;)" office:value-type="string" office:string-value="-" calcext:value-type="string">
            <text:p>-</text:p>
          </table:table-cell>
          <table:table-cell table:formula="of:=IF(MOD([.N80]+[.R80];2)=1;1;0)" office:value-type="float" office:value="0" calcext:value-type="float">
            <text:p>0</text:p>
          </table:table-cell>
          <table:table-cell table:formula="of:=IF(MOD([.N80]+[.R80];2)=1;&quot;Pepet&quot;;&quot;Menga&quot;)" office:value-type="string" office:string-value="Menga" calcext:value-type="string">
            <text:p>Menga</text:p>
          </table:table-cell>
          <table:table-cell table:formula="of:=IF(MOD([.N80]+[.R80];2)=1;4;5)" office:value-type="float" office:value="5" calcext:value-type="float">
            <text:p>5</text:p>
          </table:table-cell>
          <table:table-cell table:formula="of:=COM.MICROSOFT.IFS(MOD([.A80];3)=0;&quot;Pasah&quot;;MOD([.A80];3)=1;&quot;Beteng&quot;;MOD([.A80];3)=2;&quot;Kajeng&quot;)" office:value-type="string" office:string-value="Pasah" calcext:value-type="string">
            <text:p>Pasah</text:p>
          </table:table-cell>
          <table:table-cell table:formula="of:=COM.MICROSOFT.IFS(MOD([.A80];3)=0;9;MOD([.A80];3)=1;4;MOD([.A80];3)=2;7)" office:value-type="float" office:value="9" calcext:value-type="float">
            <text:p>9</text:p>
          </table:table-cell>
          <table:table-cell table:formula="of:=COM.MICROSOFT.IFS(MOD([.A80]+2;4)=0;&quot;Sri&quot;;MOD([.A80]+2;4)=1;&quot;Laba&quot;;MOD([.A80]+2;4)=2;&quot;Jaya&quot;;MOD([.A80]+2;4)=3;&quot;Menala&quot;)" office:value-type="string" office:string-value="Sri" calcext:value-type="string">
            <text:p>Sri</text:p>
          </table:table-cell>
          <table:table-cell table:formula="of:=COM.MICROSOFT.IFS(MOD([.A80]+2;4)=0;6;MOD([.A80]+2;4)=1;5;MOD([.A80]+2;4)=2;1;MOD([.A80]+2;4)=3;8)" office:value-type="float" office:value="6" calcext:value-type="float">
            <text:p>6</text:p>
          </table:table-cell>
          <table:table-cell table:formula="of:=COM.MICROSOFT.IFS(MOD([.A80];5)=0;&quot;Pahing&quot;;MOD([.A80];5)=1;&quot;Pon&quot;;MOD([.A80];5)=2;&quot;Wage&quot;;MOD([.A80];5)=3;&quot;Kliwon&quot;;MOD([.A80];5)=4;&quot;Umanis&quot;)" office:value-type="string" office:string-value="Kliwon" calcext:value-type="string">
            <text:p>Kliwon</text:p>
          </table:table-cell>
          <table:table-cell table:formula="of:=COM.MICROSOFT.IFS(MOD([.A80];5)=0;9;MOD([.A80];5)=1;7;MOD([.A80];5)=2;4;MOD([.A80];5)=3;8;MOD([.A80];5)=4;5)" office:value-type="float" office:value="8" calcext:value-type="float">
            <text:p>8</text:p>
          </table:table-cell>
          <table:table-cell table:formula="of:=COM.MICROSOFT.IFS(MOD([.A80];6)=0;&quot;Tungleh&quot;;MOD([.A80];6)=1;&quot;Aryang&quot;;MOD([.A80];6)=2;&quot;Urukung&quot;;MOD([.A80];6)=3;&quot;Paniron&quot;;MOD([.A80];6)=4;&quot;Was&quot;;MOD([.A80];6)=5;&quot;Maulu&quot;)" office:value-type="string" office:string-value="Tungleh" calcext:value-type="string">
            <text:p>Tungleh</text:p>
          </table:table-cell>
          <table:table-cell table:formula="of:=COM.MICROSOFT.IFS(MOD([.A80];6)=0;7;MOD([.A80];6)=1;6;MOD([.A80];6)=2;5;MOD([.A80];6)=3;8;MOD([.A80];6)=4;9;MOD([.A80];6)=5;3)" office:value-type="float" office:value="7" calcext:value-type="float">
            <text:p>7</text:p>
          </table:table-cell>
          <table:table-cell table:formula="of:=COM.MICROSOFT.IFS(MOD([.A80];7)=0;&quot;Redite&quot;;MOD([.A80];7)=1;&quot;Soma&quot;;MOD([.A80];7)=2;&quot;Anggara&quot;;MOD([.A80];7)=3;&quot;Budha&quot;;MOD([.A80];7)=4;&quot;Wraspati&quot;;MOD([.A80];7)=5;&quot;Sukra&quot;;MOD([.A80];7);&quot;Saniscara&quot;)" office:value-type="string" office:string-value="Soma" calcext:value-type="string">
            <text:p>Soma</text:p>
          </table:table-cell>
          <table:table-cell table:formula="of:=COM.MICROSOFT.IFS(MOD([.A80];7)=0;5;MOD([.A80];7)=1;4;MOD([.A80];7)=2;3;MOD([.A80];7)=3;7;MOD([.A80];7)=4;8;MOD([.A80];7)=5;6;MOD([.A80];7);9)" office:value-type="float" office:value="4" calcext:value-type="float">
            <text:p>4</text:p>
          </table:table-cell>
          <table:table-cell table:formula="of:=COM.MICROSOFT.IFS(MOD([.A80]+6;8)=0;&quot;Sri&quot;;MOD([.A80]+6;8)=1;&quot;Indra&quot;;MOD([.A80]+6;8)=2;&quot;Guru&quot;;MOD([.A80]+6;8)=3;&quot;Yama&quot;;MOD([.A80]+6;8)=4;&quot;Ludra&quot;;MOD([.A80]+6;8)=5;&quot;Brahma&quot;;MOD([.A80]+6;8)=6;&quot;Kala&quot;;MOD([.A80]+6;8)=7;&quot;Uma&quot;)" office:value-type="string" office:string-value="Ludra" calcext:value-type="string">
            <text:p>Ludra</text:p>
          </table:table-cell>
          <table:table-cell table:formula="of:=COM.MICROSOFT.IFS(MOD([.A80]+6;8)=0;6;MOD([.A80]+6;8)=1;5;MOD([.A80]+6;8)=2;8;MOD([.A80]+6;8)=3;9;MOD([.A80]+6;8)=4;3;MOD([.A80]+6;8)=5;7;MOD([.A80]+6;8)=6;1;MOD([.A80]+6;8)=7;4)" office:value-type="float" office:value="3" calcext:value-type="float">
            <text:p>3</text:p>
          </table:table-cell>
          <table:table-cell table:formula="of:=COM.MICROSOFT.IFS(MOD([.A80]-3;9)=0;&quot;Dangu&quot;;MOD([.A80]-3;9)=1;&quot;Jangur&quot;;MOD([.A80]-3;9)=2;&quot;Gigis&quot;;MOD([.A80]-3;9)=3;&quot;Nohan&quot;;MOD([.A80]-3;9)=4;&quot;Ogan&quot;;MOD([.A80]-3;9)=5;&quot;Erengan&quot;;MOD([.A80]-3;9)=6;&quot;Urungan&quot;;MOD([.A80]-3;9)=7;&quot;Tulus&quot;;MOD([.A80]-3;9)=8;&quot;Dadi&quot;)" office:value-type="string" office:string-value="Nohan" calcext:value-type="string">
            <text:p>Nohan</text:p>
          </table:table-cell>
          <table:table-cell table:formula="of:=COM.MICROSOFT.IFS(MOD([.A80]-3;9)=0;5;MOD([.A80]-3;9)=1;8;MOD([.A80]-3;9)=2;9;MOD([.A80]-3;9)=3;3;MOD([.A80]-3;9)=4;7;MOD([.A80]-3;9)=5;1;MOD([.A80]-3;9)=6;4;MOD([.A80]-3;9)=7;6;MOD([.A80]-3;9)=8;8)" office:value-type="float" office:value="3" calcext:value-type="float">
            <text:p>3</text:p>
          </table:table-cell>
          <table:table-cell table:formula="of:=COM.MICROSOFT.IFS(MOD(MOD([.N80]+[.R80];10);10)=0;&quot;Pandita&quot;;MOD(MOD([.N80]+[.R80];10);10)=1;&quot;Pati&quot;;MOD(MOD([.N80]+[.R80];10);10)=2;&quot;Suka&quot;;MOD(MOD([.N80]+[.R80];10);10)=3;&quot;Duka&quot;;MOD(MOD([.N80]+[.R80];10);10)=4;&quot;Sri&quot;;MOD(MOD([.N80]+[.R80];10);10)=5;&quot;Manuh&quot;;MOD(MOD([.N80]+[.R80];10);10)=6;&quot;Manusa&quot;;MOD(MOD([.N80]+[.R80];10);10)=7;&quot;Raja&quot;;MOD(MOD([.N80]+[.R80];10);10)=8;&quot;Dewa&quot;;MOD(MOD([.N80]+[.R80];10);10)=9;&quot;Raksasa&quot;)" office:value-type="string" office:string-value="Suka" calcext:value-type="string">
            <text:p>Suka</text:p>
          </table:table-cell>
          <table:table-cell table:formula="of:=COM.MICROSOFT.IFS(MOD(MOD([.N80]+[.R80];10);10)=0;5;MOD(MOD([.N80]+[.R80];10);10)=1;7;MOD(MOD([.N80]+[.R80];10);10)=2;10;MOD(MOD([.N80]+[.R80];10);10)=3;4;MOD(MOD([.N80]+[.R80];10);10)=4;6;MOD(MOD([.N80]+[.R80];10);10)=5;2;MOD(MOD([.N80]+[.R80];10);10)=6;3;MOD(MOD([.N80]+[.R80];10);10)=7;8;MOD(MOD([.N80]+[.R80];10);10)=8;9;MOD(MOD([.N80]+[.R80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81]-MOD([.A81];7))/7" office:value-type="float" office:value="11" calcext:value-type="float">
            <text:p>11</text:p>
          </table:table-cell>
          <table:table-cell office:value-type="string" calcext:value-type="string">
            <text:p>Kuningan</text:p>
          </table:table-cell>
          <table:table-cell office:value-type="float" office:value="6" calcext:value-type="float">
            <text:p>6</text:p>
          </table:table-cell>
          <table:table-cell table:formula="of:=IF(MOD([.N81]+[.R81];2)=1;&quot;Luang&quot;;&quot;-&quot;)" office:value-type="string" office:string-value="-" calcext:value-type="string">
            <text:p>-</text:p>
          </table:table-cell>
          <table:table-cell table:formula="of:=IF(MOD([.N81]+[.R81];2)=1;1;0)" office:value-type="float" office:value="0" calcext:value-type="float">
            <text:p>0</text:p>
          </table:table-cell>
          <table:table-cell table:formula="of:=IF(MOD([.N81]+[.R81];2)=1;&quot;Pepet&quot;;&quot;Menga&quot;)" office:value-type="string" office:string-value="Menga" calcext:value-type="string">
            <text:p>Menga</text:p>
          </table:table-cell>
          <table:table-cell table:formula="of:=IF(MOD([.N81]+[.R81];2)=1;4;5)" office:value-type="float" office:value="5" calcext:value-type="float">
            <text:p>5</text:p>
          </table:table-cell>
          <table:table-cell table:formula="of:=COM.MICROSOFT.IFS(MOD([.A81];3)=0;&quot;Pasah&quot;;MOD([.A81];3)=1;&quot;Beteng&quot;;MOD([.A81];3)=2;&quot;Kajeng&quot;)" office:value-type="string" office:string-value="Beteng" calcext:value-type="string">
            <text:p>Beteng</text:p>
          </table:table-cell>
          <table:table-cell table:formula="of:=COM.MICROSOFT.IFS(MOD([.A81];3)=0;9;MOD([.A81];3)=1;4;MOD([.A81];3)=2;7)" office:value-type="float" office:value="4" calcext:value-type="float">
            <text:p>4</text:p>
          </table:table-cell>
          <table:table-cell table:formula="of:=COM.MICROSOFT.IFS(MOD([.A81]+2;4)=0;&quot;Sri&quot;;MOD([.A81]+2;4)=1;&quot;Laba&quot;;MOD([.A81]+2;4)=2;&quot;Jaya&quot;;MOD([.A81]+2;4)=3;&quot;Menala&quot;)" office:value-type="string" office:string-value="Laba" calcext:value-type="string">
            <text:p>Laba</text:p>
          </table:table-cell>
          <table:table-cell table:formula="of:=COM.MICROSOFT.IFS(MOD([.A81]+2;4)=0;6;MOD([.A81]+2;4)=1;5;MOD([.A81]+2;4)=2;1;MOD([.A81]+2;4)=3;8)" office:value-type="float" office:value="5" calcext:value-type="float">
            <text:p>5</text:p>
          </table:table-cell>
          <table:table-cell table:formula="of:=COM.MICROSOFT.IFS(MOD([.A81];5)=0;&quot;Pahing&quot;;MOD([.A81];5)=1;&quot;Pon&quot;;MOD([.A81];5)=2;&quot;Wage&quot;;MOD([.A81];5)=3;&quot;Kliwon&quot;;MOD([.A81];5)=4;&quot;Umanis&quot;)" office:value-type="string" office:string-value="Umanis" calcext:value-type="string">
            <text:p>Umanis</text:p>
          </table:table-cell>
          <table:table-cell table:formula="of:=COM.MICROSOFT.IFS(MOD([.A81];5)=0;9;MOD([.A81];5)=1;7;MOD([.A81];5)=2;4;MOD([.A81];5)=3;8;MOD([.A81];5)=4;5)" office:value-type="float" office:value="5" calcext:value-type="float">
            <text:p>5</text:p>
          </table:table-cell>
          <table:table-cell table:formula="of:=COM.MICROSOFT.IFS(MOD([.A81];6)=0;&quot;Tungleh&quot;;MOD([.A81];6)=1;&quot;Aryang&quot;;MOD([.A81];6)=2;&quot;Urukung&quot;;MOD([.A81];6)=3;&quot;Paniron&quot;;MOD([.A81];6)=4;&quot;Was&quot;;MOD([.A81];6)=5;&quot;Maulu&quot;)" office:value-type="string" office:string-value="Aryang" calcext:value-type="string">
            <text:p>Aryang</text:p>
          </table:table-cell>
          <table:table-cell table:formula="of:=COM.MICROSOFT.IFS(MOD([.A81];6)=0;7;MOD([.A81];6)=1;6;MOD([.A81];6)=2;5;MOD([.A81];6)=3;8;MOD([.A81];6)=4;9;MOD([.A81];6)=5;3)" office:value-type="float" office:value="6" calcext:value-type="float">
            <text:p>6</text:p>
          </table:table-cell>
          <table:table-cell table:formula="of:=COM.MICROSOFT.IFS(MOD([.A81];7)=0;&quot;Redite&quot;;MOD([.A81];7)=1;&quot;Soma&quot;;MOD([.A81];7)=2;&quot;Anggara&quot;;MOD([.A81];7)=3;&quot;Budha&quot;;MOD([.A81];7)=4;&quot;Wraspati&quot;;MOD([.A81];7)=5;&quot;Sukra&quot;;MOD([.A81];7);&quot;Saniscara&quot;)" office:value-type="string" office:string-value="Anggara" calcext:value-type="string">
            <text:p>Anggara</text:p>
          </table:table-cell>
          <table:table-cell table:formula="of:=COM.MICROSOFT.IFS(MOD([.A81];7)=0;5;MOD([.A81];7)=1;4;MOD([.A81];7)=2;3;MOD([.A81];7)=3;7;MOD([.A81];7)=4;8;MOD([.A81];7)=5;6;MOD([.A81];7);9)" office:value-type="float" office:value="3" calcext:value-type="float">
            <text:p>3</text:p>
          </table:table-cell>
          <table:table-cell table:formula="of:=COM.MICROSOFT.IFS(MOD([.A81]+6;8)=0;&quot;Sri&quot;;MOD([.A81]+6;8)=1;&quot;Indra&quot;;MOD([.A81]+6;8)=2;&quot;Guru&quot;;MOD([.A81]+6;8)=3;&quot;Yama&quot;;MOD([.A81]+6;8)=4;&quot;Ludra&quot;;MOD([.A81]+6;8)=5;&quot;Brahma&quot;;MOD([.A81]+6;8)=6;&quot;Kala&quot;;MOD([.A81]+6;8)=7;&quot;Uma&quot;)" office:value-type="string" office:string-value="Brahma" calcext:value-type="string">
            <text:p>Brahma</text:p>
          </table:table-cell>
          <table:table-cell table:formula="of:=COM.MICROSOFT.IFS(MOD([.A81]+6;8)=0;6;MOD([.A81]+6;8)=1;5;MOD([.A81]+6;8)=2;8;MOD([.A81]+6;8)=3;9;MOD([.A81]+6;8)=4;3;MOD([.A81]+6;8)=5;7;MOD([.A81]+6;8)=6;1;MOD([.A81]+6;8)=7;4)" office:value-type="float" office:value="7" calcext:value-type="float">
            <text:p>7</text:p>
          </table:table-cell>
          <table:table-cell table:formula="of:=COM.MICROSOFT.IFS(MOD([.A81]-3;9)=0;&quot;Dangu&quot;;MOD([.A81]-3;9)=1;&quot;Jangur&quot;;MOD([.A81]-3;9)=2;&quot;Gigis&quot;;MOD([.A81]-3;9)=3;&quot;Nohan&quot;;MOD([.A81]-3;9)=4;&quot;Ogan&quot;;MOD([.A81]-3;9)=5;&quot;Erengan&quot;;MOD([.A81]-3;9)=6;&quot;Urungan&quot;;MOD([.A81]-3;9)=7;&quot;Tulus&quot;;MOD([.A81]-3;9)=8;&quot;Dadi&quot;)" office:value-type="string" office:string-value="Ogan" calcext:value-type="string">
            <text:p>Ogan</text:p>
          </table:table-cell>
          <table:table-cell table:formula="of:=COM.MICROSOFT.IFS(MOD([.A81]-3;9)=0;5;MOD([.A81]-3;9)=1;8;MOD([.A81]-3;9)=2;9;MOD([.A81]-3;9)=3;3;MOD([.A81]-3;9)=4;7;MOD([.A81]-3;9)=5;1;MOD([.A81]-3;9)=6;4;MOD([.A81]-3;9)=7;6;MOD([.A81]-3;9)=8;8)" office:value-type="float" office:value="7" calcext:value-type="float">
            <text:p>7</text:p>
          </table:table-cell>
          <table:table-cell table:formula="of:=COM.MICROSOFT.IFS(MOD(MOD([.N81]+[.R81];10);10)=0;&quot;Pandita&quot;;MOD(MOD([.N81]+[.R81];10);10)=1;&quot;Pati&quot;;MOD(MOD([.N81]+[.R81];10);10)=2;&quot;Suka&quot;;MOD(MOD([.N81]+[.R81];10);10)=3;&quot;Duka&quot;;MOD(MOD([.N81]+[.R81];10);10)=4;&quot;Sri&quot;;MOD(MOD([.N81]+[.R81];10);10)=5;&quot;Manuh&quot;;MOD(MOD([.N81]+[.R81];10);10)=6;&quot;Manusa&quot;;MOD(MOD([.N81]+[.R81];10);10)=7;&quot;Raja&quot;;MOD(MOD([.N81]+[.R81];10);10)=8;&quot;Dewa&quot;;MOD(MOD([.N81]+[.R81];10);10)=9;&quot;Raksasa&quot;)" office:value-type="string" office:string-value="Dewa" calcext:value-type="string">
            <text:p>Dewa</text:p>
          </table:table-cell>
          <table:table-cell table:formula="of:=COM.MICROSOFT.IFS(MOD(MOD([.N81]+[.R81];10);10)=0;5;MOD(MOD([.N81]+[.R81];10);10)=1;7;MOD(MOD([.N81]+[.R81];10);10)=2;10;MOD(MOD([.N81]+[.R81];10);10)=3;4;MOD(MOD([.N81]+[.R81];10);10)=4;6;MOD(MOD([.N81]+[.R81];10);10)=5;2;MOD(MOD([.N81]+[.R81];10);10)=6;3;MOD(MOD([.N81]+[.R81];10);10)=7;8;MOD(MOD([.N81]+[.R81];10);10)=8;9;MOD(MOD([.N81]+[.R81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2]-MOD([.A82];7))/7" office:value-type="float" office:value="11" calcext:value-type="float">
            <text:p>11</text:p>
          </table:table-cell>
          <table:table-cell office:value-type="string" calcext:value-type="string">
            <text:p>Kuningan</text:p>
          </table:table-cell>
          <table:table-cell office:value-type="float" office:value="6" calcext:value-type="float">
            <text:p>6</text:p>
          </table:table-cell>
          <table:table-cell table:formula="of:=IF(MOD([.N82]+[.R82];2)=1;&quot;Luang&quot;;&quot;-&quot;)" office:value-type="string" office:string-value="-" calcext:value-type="string">
            <text:p>-</text:p>
          </table:table-cell>
          <table:table-cell table:formula="of:=IF(MOD([.N82]+[.R82];2)=1;1;0)" office:value-type="float" office:value="0" calcext:value-type="float">
            <text:p>0</text:p>
          </table:table-cell>
          <table:table-cell table:formula="of:=IF(MOD([.N82]+[.R82];2)=1;&quot;Pepet&quot;;&quot;Menga&quot;)" office:value-type="string" office:string-value="Menga" calcext:value-type="string">
            <text:p>Menga</text:p>
          </table:table-cell>
          <table:table-cell table:formula="of:=IF(MOD([.N82]+[.R82];2)=1;4;5)" office:value-type="float" office:value="5" calcext:value-type="float">
            <text:p>5</text:p>
          </table:table-cell>
          <table:table-cell table:formula="of:=COM.MICROSOFT.IFS(MOD([.A82];3)=0;&quot;Pasah&quot;;MOD([.A82];3)=1;&quot;Beteng&quot;;MOD([.A82];3)=2;&quot;Kajeng&quot;)" office:value-type="string" office:string-value="Kajeng" calcext:value-type="string">
            <text:p>Kajeng</text:p>
          </table:table-cell>
          <table:table-cell table:formula="of:=COM.MICROSOFT.IFS(MOD([.A82];3)=0;9;MOD([.A82];3)=1;4;MOD([.A82];3)=2;7)" office:value-type="float" office:value="7" calcext:value-type="float">
            <text:p>7</text:p>
          </table:table-cell>
          <table:table-cell table:formula="of:=COM.MICROSOFT.IFS(MOD([.A82]+2;4)=0;&quot;Sri&quot;;MOD([.A82]+2;4)=1;&quot;Laba&quot;;MOD([.A82]+2;4)=2;&quot;Jaya&quot;;MOD([.A82]+2;4)=3;&quot;Menala&quot;)" office:value-type="string" office:string-value="Jaya" calcext:value-type="string">
            <text:p>Jaya</text:p>
          </table:table-cell>
          <table:table-cell table:formula="of:=COM.MICROSOFT.IFS(MOD([.A82]+2;4)=0;6;MOD([.A82]+2;4)=1;5;MOD([.A82]+2;4)=2;1;MOD([.A82]+2;4)=3;8)" office:value-type="float" office:value="1" calcext:value-type="float">
            <text:p>1</text:p>
          </table:table-cell>
          <table:table-cell table:formula="of:=COM.MICROSOFT.IFS(MOD([.A82];5)=0;&quot;Pahing&quot;;MOD([.A82];5)=1;&quot;Pon&quot;;MOD([.A82];5)=2;&quot;Wage&quot;;MOD([.A82];5)=3;&quot;Kliwon&quot;;MOD([.A82];5)=4;&quot;Umanis&quot;)" office:value-type="string" office:string-value="Pahing" calcext:value-type="string">
            <text:p>Pahing</text:p>
          </table:table-cell>
          <table:table-cell table:formula="of:=COM.MICROSOFT.IFS(MOD([.A82];5)=0;9;MOD([.A82];5)=1;7;MOD([.A82];5)=2;4;MOD([.A82];5)=3;8;MOD([.A82];5)=4;5)" office:value-type="float" office:value="9" calcext:value-type="float">
            <text:p>9</text:p>
          </table:table-cell>
          <table:table-cell table:formula="of:=COM.MICROSOFT.IFS(MOD([.A82];6)=0;&quot;Tungleh&quot;;MOD([.A82];6)=1;&quot;Aryang&quot;;MOD([.A82];6)=2;&quot;Urukung&quot;;MOD([.A82];6)=3;&quot;Paniron&quot;;MOD([.A82];6)=4;&quot;Was&quot;;MOD([.A82];6)=5;&quot;Maulu&quot;)" office:value-type="string" office:string-value="Urukung" calcext:value-type="string">
            <text:p>Urukung</text:p>
          </table:table-cell>
          <table:table-cell table:formula="of:=COM.MICROSOFT.IFS(MOD([.A82];6)=0;7;MOD([.A82];6)=1;6;MOD([.A82];6)=2;5;MOD([.A82];6)=3;8;MOD([.A82];6)=4;9;MOD([.A82];6)=5;3)" office:value-type="float" office:value="5" calcext:value-type="float">
            <text:p>5</text:p>
          </table:table-cell>
          <table:table-cell table:formula="of:=COM.MICROSOFT.IFS(MOD([.A82];7)=0;&quot;Redite&quot;;MOD([.A82];7)=1;&quot;Soma&quot;;MOD([.A82];7)=2;&quot;Anggara&quot;;MOD([.A82];7)=3;&quot;Budha&quot;;MOD([.A82];7)=4;&quot;Wraspati&quot;;MOD([.A82];7)=5;&quot;Sukra&quot;;MOD([.A82];7);&quot;Saniscara&quot;)" office:value-type="string" office:string-value="Budha" calcext:value-type="string">
            <text:p>Budha</text:p>
          </table:table-cell>
          <table:table-cell table:formula="of:=COM.MICROSOFT.IFS(MOD([.A82];7)=0;5;MOD([.A82];7)=1;4;MOD([.A82];7)=2;3;MOD([.A82];7)=3;7;MOD([.A82];7)=4;8;MOD([.A82];7)=5;6;MOD([.A82];7);9)" office:value-type="float" office:value="7" calcext:value-type="float">
            <text:p>7</text:p>
          </table:table-cell>
          <table:table-cell table:formula="of:=COM.MICROSOFT.IFS(MOD([.A82]+6;8)=0;&quot;Sri&quot;;MOD([.A82]+6;8)=1;&quot;Indra&quot;;MOD([.A82]+6;8)=2;&quot;Guru&quot;;MOD([.A82]+6;8)=3;&quot;Yama&quot;;MOD([.A82]+6;8)=4;&quot;Ludra&quot;;MOD([.A82]+6;8)=5;&quot;Brahma&quot;;MOD([.A82]+6;8)=6;&quot;Kala&quot;;MOD([.A82]+6;8)=7;&quot;Uma&quot;)" office:value-type="string" office:string-value="Kala" calcext:value-type="string">
            <text:p>Kala</text:p>
          </table:table-cell>
          <table:table-cell table:formula="of:=COM.MICROSOFT.IFS(MOD([.A82]+6;8)=0;6;MOD([.A82]+6;8)=1;5;MOD([.A82]+6;8)=2;8;MOD([.A82]+6;8)=3;9;MOD([.A82]+6;8)=4;3;MOD([.A82]+6;8)=5;7;MOD([.A82]+6;8)=6;1;MOD([.A82]+6;8)=7;4)" office:value-type="float" office:value="1" calcext:value-type="float">
            <text:p>1</text:p>
          </table:table-cell>
          <table:table-cell table:formula="of:=COM.MICROSOFT.IFS(MOD([.A82]-3;9)=0;&quot;Dangu&quot;;MOD([.A82]-3;9)=1;&quot;Jangur&quot;;MOD([.A82]-3;9)=2;&quot;Gigis&quot;;MOD([.A82]-3;9)=3;&quot;Nohan&quot;;MOD([.A82]-3;9)=4;&quot;Ogan&quot;;MOD([.A82]-3;9)=5;&quot;Erengan&quot;;MOD([.A82]-3;9)=6;&quot;Urungan&quot;;MOD([.A82]-3;9)=7;&quot;Tulus&quot;;MOD([.A82]-3;9)=8;&quot;Dadi&quot;)" office:value-type="string" office:string-value="Erengan" calcext:value-type="string">
            <text:p>Erengan</text:p>
          </table:table-cell>
          <table:table-cell table:formula="of:=COM.MICROSOFT.IFS(MOD([.A82]-3;9)=0;5;MOD([.A82]-3;9)=1;8;MOD([.A82]-3;9)=2;9;MOD([.A82]-3;9)=3;3;MOD([.A82]-3;9)=4;7;MOD([.A82]-3;9)=5;1;MOD([.A82]-3;9)=6;4;MOD([.A82]-3;9)=7;6;MOD([.A82]-3;9)=8;8)" office:value-type="float" office:value="1" calcext:value-type="float">
            <text:p>1</text:p>
          </table:table-cell>
          <table:table-cell table:formula="of:=COM.MICROSOFT.IFS(MOD(MOD([.N82]+[.R82];10);10)=0;&quot;Pandita&quot;;MOD(MOD([.N82]+[.R82];10);10)=1;&quot;Pati&quot;;MOD(MOD([.N82]+[.R82];10);10)=2;&quot;Suka&quot;;MOD(MOD([.N82]+[.R82];10);10)=3;&quot;Duka&quot;;MOD(MOD([.N82]+[.R82];10);10)=4;&quot;Sri&quot;;MOD(MOD([.N82]+[.R82];10);10)=5;&quot;Manuh&quot;;MOD(MOD([.N82]+[.R82];10);10)=6;&quot;Manusa&quot;;MOD(MOD([.N82]+[.R82];10);10)=7;&quot;Raja&quot;;MOD(MOD([.N82]+[.R82];10);10)=8;&quot;Dewa&quot;;MOD(MOD([.N82]+[.R82];10);10)=9;&quot;Raksasa&quot;)" office:value-type="string" office:string-value="Manusa" calcext:value-type="string">
            <text:p>Manusa</text:p>
          </table:table-cell>
          <table:table-cell table:formula="of:=COM.MICROSOFT.IFS(MOD(MOD([.N82]+[.R82];10);10)=0;5;MOD(MOD([.N82]+[.R82];10);10)=1;7;MOD(MOD([.N82]+[.R82];10);10)=2;10;MOD(MOD([.N82]+[.R82];10);10)=3;4;MOD(MOD([.N82]+[.R82];10);10)=4;6;MOD(MOD([.N82]+[.R82];10);10)=5;2;MOD(MOD([.N82]+[.R82];10);10)=6;3;MOD(MOD([.N82]+[.R82];10);10)=7;8;MOD(MOD([.N82]+[.R82];10);10)=8;9;MOD(MOD([.N82]+[.R82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83]-MOD([.A83];7))/7" office:value-type="float" office:value="11" calcext:value-type="float">
            <text:p>11</text:p>
          </table:table-cell>
          <table:table-cell office:value-type="string" calcext:value-type="string">
            <text:p>Kuningan</text:p>
          </table:table-cell>
          <table:table-cell office:value-type="float" office:value="6" calcext:value-type="float">
            <text:p>6</text:p>
          </table:table-cell>
          <table:table-cell table:formula="of:=IF(MOD([.N83]+[.R83];2)=1;&quot;Luang&quot;;&quot;-&quot;)" office:value-type="string" office:string-value="Luang" calcext:value-type="string">
            <text:p>Luang</text:p>
          </table:table-cell>
          <table:table-cell table:formula="of:=IF(MOD([.N83]+[.R83];2)=1;1;0)" office:value-type="float" office:value="1" calcext:value-type="float">
            <text:p>1</text:p>
          </table:table-cell>
          <table:table-cell table:formula="of:=IF(MOD([.N83]+[.R83];2)=1;&quot;Pepet&quot;;&quot;Menga&quot;)" office:value-type="string" office:string-value="Pepet" calcext:value-type="string">
            <text:p>Pepet</text:p>
          </table:table-cell>
          <table:table-cell table:formula="of:=IF(MOD([.N83]+[.R83];2)=1;4;5)" office:value-type="float" office:value="4" calcext:value-type="float">
            <text:p>4</text:p>
          </table:table-cell>
          <table:table-cell table:formula="of:=COM.MICROSOFT.IFS(MOD([.A83];3)=0;&quot;Pasah&quot;;MOD([.A83];3)=1;&quot;Beteng&quot;;MOD([.A83];3)=2;&quot;Kajeng&quot;)" office:value-type="string" office:string-value="Pasah" calcext:value-type="string">
            <text:p>Pasah</text:p>
          </table:table-cell>
          <table:table-cell table:formula="of:=COM.MICROSOFT.IFS(MOD([.A83];3)=0;9;MOD([.A83];3)=1;4;MOD([.A83];3)=2;7)" office:value-type="float" office:value="9" calcext:value-type="float">
            <text:p>9</text:p>
          </table:table-cell>
          <table:table-cell table:formula="of:=COM.MICROSOFT.IFS(MOD([.A83]+2;4)=0;&quot;Sri&quot;;MOD([.A83]+2;4)=1;&quot;Laba&quot;;MOD([.A83]+2;4)=2;&quot;Jaya&quot;;MOD([.A83]+2;4)=3;&quot;Menala&quot;)" office:value-type="string" office:string-value="Menala" calcext:value-type="string">
            <text:p>Menala</text:p>
          </table:table-cell>
          <table:table-cell table:formula="of:=COM.MICROSOFT.IFS(MOD([.A83]+2;4)=0;6;MOD([.A83]+2;4)=1;5;MOD([.A83]+2;4)=2;1;MOD([.A83]+2;4)=3;8)" office:value-type="float" office:value="8" calcext:value-type="float">
            <text:p>8</text:p>
          </table:table-cell>
          <table:table-cell table:formula="of:=COM.MICROSOFT.IFS(MOD([.A83];5)=0;&quot;Pahing&quot;;MOD([.A83];5)=1;&quot;Pon&quot;;MOD([.A83];5)=2;&quot;Wage&quot;;MOD([.A83];5)=3;&quot;Kliwon&quot;;MOD([.A83];5)=4;&quot;Umanis&quot;)" office:value-type="string" office:string-value="Pon" calcext:value-type="string">
            <text:p>Pon</text:p>
          </table:table-cell>
          <table:table-cell table:formula="of:=COM.MICROSOFT.IFS(MOD([.A83];5)=0;9;MOD([.A83];5)=1;7;MOD([.A83];5)=2;4;MOD([.A83];5)=3;8;MOD([.A83];5)=4;5)" office:value-type="float" office:value="7" calcext:value-type="float">
            <text:p>7</text:p>
          </table:table-cell>
          <table:table-cell table:formula="of:=COM.MICROSOFT.IFS(MOD([.A83];6)=0;&quot;Tungleh&quot;;MOD([.A83];6)=1;&quot;Aryang&quot;;MOD([.A83];6)=2;&quot;Urukung&quot;;MOD([.A83];6)=3;&quot;Paniron&quot;;MOD([.A83];6)=4;&quot;Was&quot;;MOD([.A83];6)=5;&quot;Maulu&quot;)" office:value-type="string" office:string-value="Paniron" calcext:value-type="string">
            <text:p>Paniron</text:p>
          </table:table-cell>
          <table:table-cell table:formula="of:=COM.MICROSOFT.IFS(MOD([.A83];6)=0;7;MOD([.A83];6)=1;6;MOD([.A83];6)=2;5;MOD([.A83];6)=3;8;MOD([.A83];6)=4;9;MOD([.A83];6)=5;3)" office:value-type="float" office:value="8" calcext:value-type="float">
            <text:p>8</text:p>
          </table:table-cell>
          <table:table-cell table:formula="of:=COM.MICROSOFT.IFS(MOD([.A83];7)=0;&quot;Redite&quot;;MOD([.A83];7)=1;&quot;Soma&quot;;MOD([.A83];7)=2;&quot;Anggara&quot;;MOD([.A83];7)=3;&quot;Budha&quot;;MOD([.A83];7)=4;&quot;Wraspati&quot;;MOD([.A83];7)=5;&quot;Sukra&quot;;MOD([.A83];7);&quot;Saniscara&quot;)" office:value-type="string" office:string-value="Wraspati" calcext:value-type="string">
            <text:p>Wraspati</text:p>
          </table:table-cell>
          <table:table-cell table:formula="of:=COM.MICROSOFT.IFS(MOD([.A83];7)=0;5;MOD([.A83];7)=1;4;MOD([.A83];7)=2;3;MOD([.A83];7)=3;7;MOD([.A83];7)=4;8;MOD([.A83];7)=5;6;MOD([.A83];7);9)" office:value-type="float" office:value="8" calcext:value-type="float">
            <text:p>8</text:p>
          </table:table-cell>
          <table:table-cell table:formula="of:=COM.MICROSOFT.IFS(MOD([.A83]+6;8)=0;&quot;Sri&quot;;MOD([.A83]+6;8)=1;&quot;Indra&quot;;MOD([.A83]+6;8)=2;&quot;Guru&quot;;MOD([.A83]+6;8)=3;&quot;Yama&quot;;MOD([.A83]+6;8)=4;&quot;Ludra&quot;;MOD([.A83]+6;8)=5;&quot;Brahma&quot;;MOD([.A83]+6;8)=6;&quot;Kala&quot;;MOD([.A83]+6;8)=7;&quot;Uma&quot;)" office:value-type="string" office:string-value="Uma" calcext:value-type="string">
            <text:p>Uma</text:p>
          </table:table-cell>
          <table:table-cell table:formula="of:=COM.MICROSOFT.IFS(MOD([.A83]+6;8)=0;6;MOD([.A83]+6;8)=1;5;MOD([.A83]+6;8)=2;8;MOD([.A83]+6;8)=3;9;MOD([.A83]+6;8)=4;3;MOD([.A83]+6;8)=5;7;MOD([.A83]+6;8)=6;1;MOD([.A83]+6;8)=7;4)" office:value-type="float" office:value="4" calcext:value-type="float">
            <text:p>4</text:p>
          </table:table-cell>
          <table:table-cell table:formula="of:=COM.MICROSOFT.IFS(MOD([.A83]-3;9)=0;&quot;Dangu&quot;;MOD([.A83]-3;9)=1;&quot;Jangur&quot;;MOD([.A83]-3;9)=2;&quot;Gigis&quot;;MOD([.A83]-3;9)=3;&quot;Nohan&quot;;MOD([.A83]-3;9)=4;&quot;Ogan&quot;;MOD([.A83]-3;9)=5;&quot;Erengan&quot;;MOD([.A83]-3;9)=6;&quot;Urungan&quot;;MOD([.A83]-3;9)=7;&quot;Tulus&quot;;MOD([.A83]-3;9)=8;&quot;Dadi&quot;)" office:value-type="string" office:string-value="Urungan" calcext:value-type="string">
            <text:p>Urungan</text:p>
          </table:table-cell>
          <table:table-cell table:formula="of:=COM.MICROSOFT.IFS(MOD([.A83]-3;9)=0;5;MOD([.A83]-3;9)=1;8;MOD([.A83]-3;9)=2;9;MOD([.A83]-3;9)=3;3;MOD([.A83]-3;9)=4;7;MOD([.A83]-3;9)=5;1;MOD([.A83]-3;9)=6;4;MOD([.A83]-3;9)=7;6;MOD([.A83]-3;9)=8;8)" office:value-type="float" office:value="4" calcext:value-type="float">
            <text:p>4</text:p>
          </table:table-cell>
          <table:table-cell table:formula="of:=COM.MICROSOFT.IFS(MOD(MOD([.N83]+[.R83];10);10)=0;&quot;Pandita&quot;;MOD(MOD([.N83]+[.R83];10);10)=1;&quot;Pati&quot;;MOD(MOD([.N83]+[.R83];10);10)=2;&quot;Suka&quot;;MOD(MOD([.N83]+[.R83];10);10)=3;&quot;Duka&quot;;MOD(MOD([.N83]+[.R83];10);10)=4;&quot;Sri&quot;;MOD(MOD([.N83]+[.R83];10);10)=5;&quot;Manuh&quot;;MOD(MOD([.N83]+[.R83];10);10)=6;&quot;Manusa&quot;;MOD(MOD([.N83]+[.R83];10);10)=7;&quot;Raja&quot;;MOD(MOD([.N83]+[.R83];10);10)=8;&quot;Dewa&quot;;MOD(MOD([.N83]+[.R83];10);10)=9;&quot;Raksasa&quot;)" office:value-type="string" office:string-value="Manuh" calcext:value-type="string">
            <text:p>Manuh</text:p>
          </table:table-cell>
          <table:table-cell table:formula="of:=COM.MICROSOFT.IFS(MOD(MOD([.N83]+[.R83];10);10)=0;5;MOD(MOD([.N83]+[.R83];10);10)=1;7;MOD(MOD([.N83]+[.R83];10);10)=2;10;MOD(MOD([.N83]+[.R83];10);10)=3;4;MOD(MOD([.N83]+[.R83];10);10)=4;6;MOD(MOD([.N83]+[.R83];10);10)=5;2;MOD(MOD([.N83]+[.R83];10);10)=6;3;MOD(MOD([.N83]+[.R83];10);10)=7;8;MOD(MOD([.N83]+[.R83];10);10)=8;9;MOD(MOD([.N83]+[.R83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A84]-MOD([.A84];7))/7" office:value-type="float" office:value="11" calcext:value-type="float">
            <text:p>11</text:p>
          </table:table-cell>
          <table:table-cell office:value-type="string" calcext:value-type="string">
            <text:p>Kuningan</text:p>
          </table:table-cell>
          <table:table-cell office:value-type="float" office:value="6" calcext:value-type="float">
            <text:p>6</text:p>
          </table:table-cell>
          <table:table-cell table:formula="of:=IF(MOD([.N84]+[.R84];2)=1;&quot;Luang&quot;;&quot;-&quot;)" office:value-type="string" office:string-value="-" calcext:value-type="string">
            <text:p>-</text:p>
          </table:table-cell>
          <table:table-cell table:formula="of:=IF(MOD([.N84]+[.R84];2)=1;1;0)" office:value-type="float" office:value="0" calcext:value-type="float">
            <text:p>0</text:p>
          </table:table-cell>
          <table:table-cell table:formula="of:=IF(MOD([.N84]+[.R84];2)=1;&quot;Pepet&quot;;&quot;Menga&quot;)" office:value-type="string" office:string-value="Menga" calcext:value-type="string">
            <text:p>Menga</text:p>
          </table:table-cell>
          <table:table-cell table:formula="of:=IF(MOD([.N84]+[.R84];2)=1;4;5)" office:value-type="float" office:value="5" calcext:value-type="float">
            <text:p>5</text:p>
          </table:table-cell>
          <table:table-cell table:formula="of:=COM.MICROSOFT.IFS(MOD([.A84];3)=0;&quot;Pasah&quot;;MOD([.A84];3)=1;&quot;Beteng&quot;;MOD([.A84];3)=2;&quot;Kajeng&quot;)" office:value-type="string" office:string-value="Beteng" calcext:value-type="string">
            <text:p>Beteng</text:p>
          </table:table-cell>
          <table:table-cell table:formula="of:=COM.MICROSOFT.IFS(MOD([.A84];3)=0;9;MOD([.A84];3)=1;4;MOD([.A84];3)=2;7)" office:value-type="float" office:value="4" calcext:value-type="float">
            <text:p>4</text:p>
          </table:table-cell>
          <table:table-cell table:formula="of:=COM.MICROSOFT.IFS(MOD([.A84]+2;4)=0;&quot;Sri&quot;;MOD([.A84]+2;4)=1;&quot;Laba&quot;;MOD([.A84]+2;4)=2;&quot;Jaya&quot;;MOD([.A84]+2;4)=3;&quot;Menala&quot;)" office:value-type="string" office:string-value="Sri" calcext:value-type="string">
            <text:p>Sri</text:p>
          </table:table-cell>
          <table:table-cell table:formula="of:=COM.MICROSOFT.IFS(MOD([.A84]+2;4)=0;6;MOD([.A84]+2;4)=1;5;MOD([.A84]+2;4)=2;1;MOD([.A84]+2;4)=3;8)" office:value-type="float" office:value="6" calcext:value-type="float">
            <text:p>6</text:p>
          </table:table-cell>
          <table:table-cell table:formula="of:=COM.MICROSOFT.IFS(MOD([.A84];5)=0;&quot;Pahing&quot;;MOD([.A84];5)=1;&quot;Pon&quot;;MOD([.A84];5)=2;&quot;Wage&quot;;MOD([.A84];5)=3;&quot;Kliwon&quot;;MOD([.A84];5)=4;&quot;Umanis&quot;)" office:value-type="string" office:string-value="Wage" calcext:value-type="string">
            <text:p>Wage</text:p>
          </table:table-cell>
          <table:table-cell table:formula="of:=COM.MICROSOFT.IFS(MOD([.A84];5)=0;9;MOD([.A84];5)=1;7;MOD([.A84];5)=2;4;MOD([.A84];5)=3;8;MOD([.A84];5)=4;5)" office:value-type="float" office:value="4" calcext:value-type="float">
            <text:p>4</text:p>
          </table:table-cell>
          <table:table-cell table:formula="of:=COM.MICROSOFT.IFS(MOD([.A84];6)=0;&quot;Tungleh&quot;;MOD([.A84];6)=1;&quot;Aryang&quot;;MOD([.A84];6)=2;&quot;Urukung&quot;;MOD([.A84];6)=3;&quot;Paniron&quot;;MOD([.A84];6)=4;&quot;Was&quot;;MOD([.A84];6)=5;&quot;Maulu&quot;)" office:value-type="string" office:string-value="Was" calcext:value-type="string">
            <text:p>Was</text:p>
          </table:table-cell>
          <table:table-cell table:formula="of:=COM.MICROSOFT.IFS(MOD([.A84];6)=0;7;MOD([.A84];6)=1;6;MOD([.A84];6)=2;5;MOD([.A84];6)=3;8;MOD([.A84];6)=4;9;MOD([.A84];6)=5;3)" office:value-type="float" office:value="9" calcext:value-type="float">
            <text:p>9</text:p>
          </table:table-cell>
          <table:table-cell table:formula="of:=COM.MICROSOFT.IFS(MOD([.A84];7)=0;&quot;Redite&quot;;MOD([.A84];7)=1;&quot;Soma&quot;;MOD([.A84];7)=2;&quot;Anggara&quot;;MOD([.A84];7)=3;&quot;Budha&quot;;MOD([.A84];7)=4;&quot;Wraspati&quot;;MOD([.A84];7)=5;&quot;Sukra&quot;;MOD([.A84];7);&quot;Saniscara&quot;)" office:value-type="string" office:string-value="Sukra" calcext:value-type="string">
            <text:p>Sukra</text:p>
          </table:table-cell>
          <table:table-cell table:formula="of:=COM.MICROSOFT.IFS(MOD([.A84];7)=0;5;MOD([.A84];7)=1;4;MOD([.A84];7)=2;3;MOD([.A84];7)=3;7;MOD([.A84];7)=4;8;MOD([.A84];7)=5;6;MOD([.A84];7);9)" office:value-type="float" office:value="6" calcext:value-type="float">
            <text:p>6</text:p>
          </table:table-cell>
          <table:table-cell table:formula="of:=COM.MICROSOFT.IFS(MOD([.A84]+6;8)=0;&quot;Sri&quot;;MOD([.A84]+6;8)=1;&quot;Indra&quot;;MOD([.A84]+6;8)=2;&quot;Guru&quot;;MOD([.A84]+6;8)=3;&quot;Yama&quot;;MOD([.A84]+6;8)=4;&quot;Ludra&quot;;MOD([.A84]+6;8)=5;&quot;Brahma&quot;;MOD([.A84]+6;8)=6;&quot;Kala&quot;;MOD([.A84]+6;8)=7;&quot;Uma&quot;)" office:value-type="string" office:string-value="Sri" calcext:value-type="string">
            <text:p>Sri</text:p>
          </table:table-cell>
          <table:table-cell table:formula="of:=COM.MICROSOFT.IFS(MOD([.A84]+6;8)=0;6;MOD([.A84]+6;8)=1;5;MOD([.A84]+6;8)=2;8;MOD([.A84]+6;8)=3;9;MOD([.A84]+6;8)=4;3;MOD([.A84]+6;8)=5;7;MOD([.A84]+6;8)=6;1;MOD([.A84]+6;8)=7;4)" office:value-type="float" office:value="6" calcext:value-type="float">
            <text:p>6</text:p>
          </table:table-cell>
          <table:table-cell table:formula="of:=COM.MICROSOFT.IFS(MOD([.A84]-3;9)=0;&quot;Dangu&quot;;MOD([.A84]-3;9)=1;&quot;Jangur&quot;;MOD([.A84]-3;9)=2;&quot;Gigis&quot;;MOD([.A84]-3;9)=3;&quot;Nohan&quot;;MOD([.A84]-3;9)=4;&quot;Ogan&quot;;MOD([.A84]-3;9)=5;&quot;Erengan&quot;;MOD([.A84]-3;9)=6;&quot;Urungan&quot;;MOD([.A84]-3;9)=7;&quot;Tulus&quot;;MOD([.A84]-3;9)=8;&quot;Dadi&quot;)" office:value-type="string" office:string-value="Tulus" calcext:value-type="string">
            <text:p>Tulus</text:p>
          </table:table-cell>
          <table:table-cell table:formula="of:=COM.MICROSOFT.IFS(MOD([.A84]-3;9)=0;5;MOD([.A84]-3;9)=1;8;MOD([.A84]-3;9)=2;9;MOD([.A84]-3;9)=3;3;MOD([.A84]-3;9)=4;7;MOD([.A84]-3;9)=5;1;MOD([.A84]-3;9)=6;4;MOD([.A84]-3;9)=7;6;MOD([.A84]-3;9)=8;8)" office:value-type="float" office:value="6" calcext:value-type="float">
            <text:p>6</text:p>
          </table:table-cell>
          <table:table-cell table:formula="of:=COM.MICROSOFT.IFS(MOD(MOD([.N84]+[.R84];10);10)=0;&quot;Pandita&quot;;MOD(MOD([.N84]+[.R84];10);10)=1;&quot;Pati&quot;;MOD(MOD([.N84]+[.R84];10);10)=2;&quot;Suka&quot;;MOD(MOD([.N84]+[.R84];10);10)=3;&quot;Duka&quot;;MOD(MOD([.N84]+[.R84];10);10)=4;&quot;Sri&quot;;MOD(MOD([.N84]+[.R84];10);10)=5;&quot;Manuh&quot;;MOD(MOD([.N84]+[.R84];10);10)=6;&quot;Manusa&quot;;MOD(MOD([.N84]+[.R84];10);10)=7;&quot;Raja&quot;;MOD(MOD([.N84]+[.R84];10);10)=8;&quot;Dewa&quot;;MOD(MOD([.N84]+[.R84];10);10)=9;&quot;Raksasa&quot;)" office:value-type="string" office:string-value="Pandita" calcext:value-type="string">
            <text:p>Pandita</text:p>
          </table:table-cell>
          <table:table-cell table:formula="of:=COM.MICROSOFT.IFS(MOD(MOD([.N84]+[.R84];10);10)=0;5;MOD(MOD([.N84]+[.R84];10);10)=1;7;MOD(MOD([.N84]+[.R84];10);10)=2;10;MOD(MOD([.N84]+[.R84];10);10)=3;4;MOD(MOD([.N84]+[.R84];10);10)=4;6;MOD(MOD([.N84]+[.R84];10);10)=5;2;MOD(MOD([.N84]+[.R84];10);10)=6;3;MOD(MOD([.N84]+[.R84];10);10)=7;8;MOD(MOD([.N84]+[.R84];10);10)=8;9;MOD(MOD([.N84]+[.R84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85]-MOD([.A85];7))/7" office:value-type="float" office:value="11" calcext:value-type="float">
            <text:p>11</text:p>
          </table:table-cell>
          <table:table-cell office:value-type="string" calcext:value-type="string">
            <text:p>Kuningan</text:p>
          </table:table-cell>
          <table:table-cell office:value-type="float" office:value="6" calcext:value-type="float">
            <text:p>6</text:p>
          </table:table-cell>
          <table:table-cell table:formula="of:=IF(MOD([.N85]+[.R85];2)=1;&quot;Luang&quot;;&quot;-&quot;)" office:value-type="string" office:string-value="Luang" calcext:value-type="string">
            <text:p>Luang</text:p>
          </table:table-cell>
          <table:table-cell table:formula="of:=IF(MOD([.N85]+[.R85];2)=1;1;0)" office:value-type="float" office:value="1" calcext:value-type="float">
            <text:p>1</text:p>
          </table:table-cell>
          <table:table-cell table:formula="of:=IF(MOD([.N85]+[.R85];2)=1;&quot;Pepet&quot;;&quot;Menga&quot;)" office:value-type="string" office:string-value="Pepet" calcext:value-type="string">
            <text:p>Pepet</text:p>
          </table:table-cell>
          <table:table-cell table:formula="of:=IF(MOD([.N85]+[.R85];2)=1;4;5)" office:value-type="float" office:value="4" calcext:value-type="float">
            <text:p>4</text:p>
          </table:table-cell>
          <table:table-cell table:formula="of:=COM.MICROSOFT.IFS(MOD([.A85];3)=0;&quot;Pasah&quot;;MOD([.A85];3)=1;&quot;Beteng&quot;;MOD([.A85];3)=2;&quot;Kajeng&quot;)" office:value-type="string" office:string-value="Kajeng" calcext:value-type="string">
            <text:p>Kajeng</text:p>
          </table:table-cell>
          <table:table-cell table:formula="of:=COM.MICROSOFT.IFS(MOD([.A85];3)=0;9;MOD([.A85];3)=1;4;MOD([.A85];3)=2;7)" office:value-type="float" office:value="7" calcext:value-type="float">
            <text:p>7</text:p>
          </table:table-cell>
          <table:table-cell table:formula="of:=COM.MICROSOFT.IFS(MOD([.A85]+2;4)=0;&quot;Sri&quot;;MOD([.A85]+2;4)=1;&quot;Laba&quot;;MOD([.A85]+2;4)=2;&quot;Jaya&quot;;MOD([.A85]+2;4)=3;&quot;Menala&quot;)" office:value-type="string" office:string-value="Laba" calcext:value-type="string">
            <text:p>Laba</text:p>
          </table:table-cell>
          <table:table-cell table:formula="of:=COM.MICROSOFT.IFS(MOD([.A85]+2;4)=0;6;MOD([.A85]+2;4)=1;5;MOD([.A85]+2;4)=2;1;MOD([.A85]+2;4)=3;8)" office:value-type="float" office:value="5" calcext:value-type="float">
            <text:p>5</text:p>
          </table:table-cell>
          <table:table-cell table:formula="of:=COM.MICROSOFT.IFS(MOD([.A85];5)=0;&quot;Pahing&quot;;MOD([.A85];5)=1;&quot;Pon&quot;;MOD([.A85];5)=2;&quot;Wage&quot;;MOD([.A85];5)=3;&quot;Kliwon&quot;;MOD([.A85];5)=4;&quot;Umanis&quot;)" office:value-type="string" office:string-value="Kliwon" calcext:value-type="string">
            <text:p>Kliwon</text:p>
          </table:table-cell>
          <table:table-cell table:formula="of:=COM.MICROSOFT.IFS(MOD([.A85];5)=0;9;MOD([.A85];5)=1;7;MOD([.A85];5)=2;4;MOD([.A85];5)=3;8;MOD([.A85];5)=4;5)" office:value-type="float" office:value="8" calcext:value-type="float">
            <text:p>8</text:p>
          </table:table-cell>
          <table:table-cell table:formula="of:=COM.MICROSOFT.IFS(MOD([.A85];6)=0;&quot;Tungleh&quot;;MOD([.A85];6)=1;&quot;Aryang&quot;;MOD([.A85];6)=2;&quot;Urukung&quot;;MOD([.A85];6)=3;&quot;Paniron&quot;;MOD([.A85];6)=4;&quot;Was&quot;;MOD([.A85];6)=5;&quot;Maulu&quot;)" office:value-type="string" office:string-value="Maulu" calcext:value-type="string">
            <text:p>Maulu</text:p>
          </table:table-cell>
          <table:table-cell table:formula="of:=COM.MICROSOFT.IFS(MOD([.A85];6)=0;7;MOD([.A85];6)=1;6;MOD([.A85];6)=2;5;MOD([.A85];6)=3;8;MOD([.A85];6)=4;9;MOD([.A85];6)=5;3)" office:value-type="float" office:value="3" calcext:value-type="float">
            <text:p>3</text:p>
          </table:table-cell>
          <table:table-cell table:formula="of:=COM.MICROSOFT.IFS(MOD([.A85];7)=0;&quot;Redite&quot;;MOD([.A85];7)=1;&quot;Soma&quot;;MOD([.A85];7)=2;&quot;Anggara&quot;;MOD([.A85];7)=3;&quot;Budha&quot;;MOD([.A85];7)=4;&quot;Wraspati&quot;;MOD([.A85];7)=5;&quot;Sukra&quot;;MOD([.A85];7);&quot;Saniscara&quot;)" office:value-type="string" office:string-value="Saniscara" calcext:value-type="string">
            <text:p>Saniscara</text:p>
          </table:table-cell>
          <table:table-cell table:formula="of:=COM.MICROSOFT.IFS(MOD([.A85];7)=0;5;MOD([.A85];7)=1;4;MOD([.A85];7)=2;3;MOD([.A85];7)=3;7;MOD([.A85];7)=4;8;MOD([.A85];7)=5;6;MOD([.A85];7);9)" office:value-type="float" office:value="9" calcext:value-type="float">
            <text:p>9</text:p>
          </table:table-cell>
          <table:table-cell table:formula="of:=COM.MICROSOFT.IFS(MOD([.A85]+6;8)=0;&quot;Sri&quot;;MOD([.A85]+6;8)=1;&quot;Indra&quot;;MOD([.A85]+6;8)=2;&quot;Guru&quot;;MOD([.A85]+6;8)=3;&quot;Yama&quot;;MOD([.A85]+6;8)=4;&quot;Ludra&quot;;MOD([.A85]+6;8)=5;&quot;Brahma&quot;;MOD([.A85]+6;8)=6;&quot;Kala&quot;;MOD([.A85]+6;8)=7;&quot;Uma&quot;)" office:value-type="string" office:string-value="Indra" calcext:value-type="string">
            <text:p>Indra</text:p>
          </table:table-cell>
          <table:table-cell table:formula="of:=COM.MICROSOFT.IFS(MOD([.A85]+6;8)=0;6;MOD([.A85]+6;8)=1;5;MOD([.A85]+6;8)=2;8;MOD([.A85]+6;8)=3;9;MOD([.A85]+6;8)=4;3;MOD([.A85]+6;8)=5;7;MOD([.A85]+6;8)=6;1;MOD([.A85]+6;8)=7;4)" office:value-type="float" office:value="5" calcext:value-type="float">
            <text:p>5</text:p>
          </table:table-cell>
          <table:table-cell table:formula="of:=COM.MICROSOFT.IFS(MOD([.A85]-3;9)=0;&quot;Dangu&quot;;MOD([.A85]-3;9)=1;&quot;Jangur&quot;;MOD([.A85]-3;9)=2;&quot;Gigis&quot;;MOD([.A85]-3;9)=3;&quot;Nohan&quot;;MOD([.A85]-3;9)=4;&quot;Ogan&quot;;MOD([.A85]-3;9)=5;&quot;Erengan&quot;;MOD([.A85]-3;9)=6;&quot;Urungan&quot;;MOD([.A85]-3;9)=7;&quot;Tulus&quot;;MOD([.A85]-3;9)=8;&quot;Dadi&quot;)" office:value-type="string" office:string-value="Dadi" calcext:value-type="string">
            <text:p>Dadi</text:p>
          </table:table-cell>
          <table:table-cell table:formula="of:=COM.MICROSOFT.IFS(MOD([.A85]-3;9)=0;5;MOD([.A85]-3;9)=1;8;MOD([.A85]-3;9)=2;9;MOD([.A85]-3;9)=3;3;MOD([.A85]-3;9)=4;7;MOD([.A85]-3;9)=5;1;MOD([.A85]-3;9)=6;4;MOD([.A85]-3;9)=7;6;MOD([.A85]-3;9)=8;8)" office:value-type="float" office:value="8" calcext:value-type="float">
            <text:p>8</text:p>
          </table:table-cell>
          <table:table-cell table:formula="of:=COM.MICROSOFT.IFS(MOD(MOD([.N85]+[.R85];10);10)=0;&quot;Pandita&quot;;MOD(MOD([.N85]+[.R85];10);10)=1;&quot;Pati&quot;;MOD(MOD([.N85]+[.R85];10);10)=2;&quot;Suka&quot;;MOD(MOD([.N85]+[.R85];10);10)=3;&quot;Duka&quot;;MOD(MOD([.N85]+[.R85];10);10)=4;&quot;Sri&quot;;MOD(MOD([.N85]+[.R85];10);10)=5;&quot;Manuh&quot;;MOD(MOD([.N85]+[.R85];10);10)=6;&quot;Manusa&quot;;MOD(MOD([.N85]+[.R85];10);10)=7;&quot;Raja&quot;;MOD(MOD([.N85]+[.R85];10);10)=8;&quot;Dewa&quot;;MOD(MOD([.N85]+[.R85];10);10)=9;&quot;Raksasa&quot;)" office:value-type="string" office:string-value="Raja" calcext:value-type="string">
            <text:p>Raja</text:p>
          </table:table-cell>
          <table:table-cell table:formula="of:=COM.MICROSOFT.IFS(MOD(MOD([.N85]+[.R85];10);10)=0;5;MOD(MOD([.N85]+[.R85];10);10)=1;7;MOD(MOD([.N85]+[.R85];10);10)=2;10;MOD(MOD([.N85]+[.R85];10);10)=3;4;MOD(MOD([.N85]+[.R85];10);10)=4;6;MOD(MOD([.N85]+[.R85];10);10)=5;2;MOD(MOD([.N85]+[.R85];10);10)=6;3;MOD(MOD([.N85]+[.R85];10);10)=7;8;MOD(MOD([.N85]+[.R85];10);10)=8;9;MOD(MOD([.N85]+[.R85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86]-MOD([.A86];7))/7" office:value-type="float" office:value="12" calcext:value-type="float">
            <text:p>12</text:p>
          </table:table-cell>
          <table:table-cell office:value-type="string" calcext:value-type="string">
            <text:p>Langkir</text:p>
          </table:table-cell>
          <table:table-cell office:value-type="float" office:value="5" calcext:value-type="float">
            <text:p>5</text:p>
          </table:table-cell>
          <table:table-cell table:formula="of:=IF(MOD([.N86]+[.R86];2)=1;&quot;Luang&quot;;&quot;-&quot;)" office:value-type="string" office:string-value="-" calcext:value-type="string">
            <text:p>-</text:p>
          </table:table-cell>
          <table:table-cell table:formula="of:=IF(MOD([.N86]+[.R86];2)=1;1;0)" office:value-type="float" office:value="0" calcext:value-type="float">
            <text:p>0</text:p>
          </table:table-cell>
          <table:table-cell table:formula="of:=IF(MOD([.N86]+[.R86];2)=1;&quot;Pepet&quot;;&quot;Menga&quot;)" office:value-type="string" office:string-value="Menga" calcext:value-type="string">
            <text:p>Menga</text:p>
          </table:table-cell>
          <table:table-cell table:formula="of:=IF(MOD([.N86]+[.R86];2)=1;4;5)" office:value-type="float" office:value="5" calcext:value-type="float">
            <text:p>5</text:p>
          </table:table-cell>
          <table:table-cell table:formula="of:=COM.MICROSOFT.IFS(MOD([.A86];3)=0;&quot;Pasah&quot;;MOD([.A86];3)=1;&quot;Beteng&quot;;MOD([.A86];3)=2;&quot;Kajeng&quot;)" office:value-type="string" office:string-value="Pasah" calcext:value-type="string">
            <text:p>Pasah</text:p>
          </table:table-cell>
          <table:table-cell table:formula="of:=COM.MICROSOFT.IFS(MOD([.A86];3)=0;9;MOD([.A86];3)=1;4;MOD([.A86];3)=2;7)" office:value-type="float" office:value="9" calcext:value-type="float">
            <text:p>9</text:p>
          </table:table-cell>
          <table:table-cell table:formula="of:=COM.MICROSOFT.IFS(MOD([.A86]+2;4)=0;&quot;Sri&quot;;MOD([.A86]+2;4)=1;&quot;Laba&quot;;MOD([.A86]+2;4)=2;&quot;Jaya&quot;;MOD([.A86]+2;4)=3;&quot;Menala&quot;)" office:value-type="string" office:string-value="Jaya" calcext:value-type="string">
            <text:p>Jaya</text:p>
          </table:table-cell>
          <table:table-cell table:formula="of:=COM.MICROSOFT.IFS(MOD([.A86]+2;4)=0;6;MOD([.A86]+2;4)=1;5;MOD([.A86]+2;4)=2;1;MOD([.A86]+2;4)=3;8)" office:value-type="float" office:value="1" calcext:value-type="float">
            <text:p>1</text:p>
          </table:table-cell>
          <table:table-cell table:formula="of:=COM.MICROSOFT.IFS(MOD([.A86];5)=0;&quot;Pahing&quot;;MOD([.A86];5)=1;&quot;Pon&quot;;MOD([.A86];5)=2;&quot;Wage&quot;;MOD([.A86];5)=3;&quot;Kliwon&quot;;MOD([.A86];5)=4;&quot;Umanis&quot;)" office:value-type="string" office:string-value="Umanis" calcext:value-type="string">
            <text:p>Umanis</text:p>
          </table:table-cell>
          <table:table-cell table:formula="of:=COM.MICROSOFT.IFS(MOD([.A86];5)=0;9;MOD([.A86];5)=1;7;MOD([.A86];5)=2;4;MOD([.A86];5)=3;8;MOD([.A86];5)=4;5)" office:value-type="float" office:value="5" calcext:value-type="float">
            <text:p>5</text:p>
          </table:table-cell>
          <table:table-cell table:formula="of:=COM.MICROSOFT.IFS(MOD([.A86];6)=0;&quot;Tungleh&quot;;MOD([.A86];6)=1;&quot;Aryang&quot;;MOD([.A86];6)=2;&quot;Urukung&quot;;MOD([.A86];6)=3;&quot;Paniron&quot;;MOD([.A86];6)=4;&quot;Was&quot;;MOD([.A86];6)=5;&quot;Maulu&quot;)" office:value-type="string" office:string-value="Tungleh" calcext:value-type="string">
            <text:p>Tungleh</text:p>
          </table:table-cell>
          <table:table-cell table:formula="of:=COM.MICROSOFT.IFS(MOD([.A86];6)=0;7;MOD([.A86];6)=1;6;MOD([.A86];6)=2;5;MOD([.A86];6)=3;8;MOD([.A86];6)=4;9;MOD([.A86];6)=5;3)" office:value-type="float" office:value="7" calcext:value-type="float">
            <text:p>7</text:p>
          </table:table-cell>
          <table:table-cell table:formula="of:=COM.MICROSOFT.IFS(MOD([.A86];7)=0;&quot;Redite&quot;;MOD([.A86];7)=1;&quot;Soma&quot;;MOD([.A86];7)=2;&quot;Anggara&quot;;MOD([.A86];7)=3;&quot;Budha&quot;;MOD([.A86];7)=4;&quot;Wraspati&quot;;MOD([.A86];7)=5;&quot;Sukra&quot;;MOD([.A86];7);&quot;Saniscara&quot;)" office:value-type="string" office:string-value="Redite" calcext:value-type="string">
            <text:p>Redite</text:p>
          </table:table-cell>
          <table:table-cell table:formula="of:=COM.MICROSOFT.IFS(MOD([.A86];7)=0;5;MOD([.A86];7)=1;4;MOD([.A86];7)=2;3;MOD([.A86];7)=3;7;MOD([.A86];7)=4;8;MOD([.A86];7)=5;6;MOD([.A86];7);9)" office:value-type="float" office:value="5" calcext:value-type="float">
            <text:p>5</text:p>
          </table:table-cell>
          <table:table-cell table:formula="of:=COM.MICROSOFT.IFS(MOD([.A86]+6;8)=0;&quot;Sri&quot;;MOD([.A86]+6;8)=1;&quot;Indra&quot;;MOD([.A86]+6;8)=2;&quot;Guru&quot;;MOD([.A86]+6;8)=3;&quot;Yama&quot;;MOD([.A86]+6;8)=4;&quot;Ludra&quot;;MOD([.A86]+6;8)=5;&quot;Brahma&quot;;MOD([.A86]+6;8)=6;&quot;Kala&quot;;MOD([.A86]+6;8)=7;&quot;Uma&quot;)" office:value-type="string" office:string-value="Guru" calcext:value-type="string">
            <text:p>Guru</text:p>
          </table:table-cell>
          <table:table-cell table:formula="of:=COM.MICROSOFT.IFS(MOD([.A86]+6;8)=0;6;MOD([.A86]+6;8)=1;5;MOD([.A86]+6;8)=2;8;MOD([.A86]+6;8)=3;9;MOD([.A86]+6;8)=4;3;MOD([.A86]+6;8)=5;7;MOD([.A86]+6;8)=6;1;MOD([.A86]+6;8)=7;4)" office:value-type="float" office:value="8" calcext:value-type="float">
            <text:p>8</text:p>
          </table:table-cell>
          <table:table-cell table:formula="of:=COM.MICROSOFT.IFS(MOD([.A86]-3;9)=0;&quot;Dangu&quot;;MOD([.A86]-3;9)=1;&quot;Jangur&quot;;MOD([.A86]-3;9)=2;&quot;Gigis&quot;;MOD([.A86]-3;9)=3;&quot;Nohan&quot;;MOD([.A86]-3;9)=4;&quot;Ogan&quot;;MOD([.A86]-3;9)=5;&quot;Erengan&quot;;MOD([.A86]-3;9)=6;&quot;Urungan&quot;;MOD([.A86]-3;9)=7;&quot;Tulus&quot;;MOD([.A86]-3;9)=8;&quot;Dadi&quot;)" office:value-type="string" office:string-value="Dangu" calcext:value-type="string">
            <text:p>Dangu</text:p>
          </table:table-cell>
          <table:table-cell table:formula="of:=COM.MICROSOFT.IFS(MOD([.A86]-3;9)=0;5;MOD([.A86]-3;9)=1;8;MOD([.A86]-3;9)=2;9;MOD([.A86]-3;9)=3;3;MOD([.A86]-3;9)=4;7;MOD([.A86]-3;9)=5;1;MOD([.A86]-3;9)=6;4;MOD([.A86]-3;9)=7;6;MOD([.A86]-3;9)=8;8)" office:value-type="float" office:value="5" calcext:value-type="float">
            <text:p>5</text:p>
          </table:table-cell>
          <table:table-cell table:formula="of:=COM.MICROSOFT.IFS(MOD(MOD([.N86]+[.R86];10);10)=0;&quot;Pandita&quot;;MOD(MOD([.N86]+[.R86];10);10)=1;&quot;Pati&quot;;MOD(MOD([.N86]+[.R86];10);10)=2;&quot;Suka&quot;;MOD(MOD([.N86]+[.R86];10);10)=3;&quot;Duka&quot;;MOD(MOD([.N86]+[.R86];10);10)=4;&quot;Sri&quot;;MOD(MOD([.N86]+[.R86];10);10)=5;&quot;Manuh&quot;;MOD(MOD([.N86]+[.R86];10);10)=6;&quot;Manusa&quot;;MOD(MOD([.N86]+[.R86];10);10)=7;&quot;Raja&quot;;MOD(MOD([.N86]+[.R86];10);10)=8;&quot;Dewa&quot;;MOD(MOD([.N86]+[.R86];10);10)=9;&quot;Raksasa&quot;)" office:value-type="string" office:string-value="Pandita" calcext:value-type="string">
            <text:p>Pandita</text:p>
          </table:table-cell>
          <table:table-cell table:formula="of:=COM.MICROSOFT.IFS(MOD(MOD([.N86]+[.R86];10);10)=0;5;MOD(MOD([.N86]+[.R86];10);10)=1;7;MOD(MOD([.N86]+[.R86];10);10)=2;10;MOD(MOD([.N86]+[.R86];10);10)=3;4;MOD(MOD([.N86]+[.R86];10);10)=4;6;MOD(MOD([.N86]+[.R86];10);10)=5;2;MOD(MOD([.N86]+[.R86];10);10)=6;3;MOD(MOD([.N86]+[.R86];10);10)=7;8;MOD(MOD([.N86]+[.R86];10);10)=8;9;MOD(MOD([.N86]+[.R86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87]-MOD([.A87];7))/7" office:value-type="float" office:value="12" calcext:value-type="float">
            <text:p>12</text:p>
          </table:table-cell>
          <table:table-cell office:value-type="string" calcext:value-type="string">
            <text:p>Langkir</text:p>
          </table:table-cell>
          <table:table-cell office:value-type="float" office:value="5" calcext:value-type="float">
            <text:p>5</text:p>
          </table:table-cell>
          <table:table-cell table:formula="of:=IF(MOD([.N87]+[.R87];2)=1;&quot;Luang&quot;;&quot;-&quot;)" office:value-type="string" office:string-value="Luang" calcext:value-type="string">
            <text:p>Luang</text:p>
          </table:table-cell>
          <table:table-cell table:formula="of:=IF(MOD([.N87]+[.R87];2)=1;1;0)" office:value-type="float" office:value="1" calcext:value-type="float">
            <text:p>1</text:p>
          </table:table-cell>
          <table:table-cell table:formula="of:=IF(MOD([.N87]+[.R87];2)=1;&quot;Pepet&quot;;&quot;Menga&quot;)" office:value-type="string" office:string-value="Pepet" calcext:value-type="string">
            <text:p>Pepet</text:p>
          </table:table-cell>
          <table:table-cell table:formula="of:=IF(MOD([.N87]+[.R87];2)=1;4;5)" office:value-type="float" office:value="4" calcext:value-type="float">
            <text:p>4</text:p>
          </table:table-cell>
          <table:table-cell table:formula="of:=COM.MICROSOFT.IFS(MOD([.A87];3)=0;&quot;Pasah&quot;;MOD([.A87];3)=1;&quot;Beteng&quot;;MOD([.A87];3)=2;&quot;Kajeng&quot;)" office:value-type="string" office:string-value="Beteng" calcext:value-type="string">
            <text:p>Beteng</text:p>
          </table:table-cell>
          <table:table-cell table:formula="of:=COM.MICROSOFT.IFS(MOD([.A87];3)=0;9;MOD([.A87];3)=1;4;MOD([.A87];3)=2;7)" office:value-type="float" office:value="4" calcext:value-type="float">
            <text:p>4</text:p>
          </table:table-cell>
          <table:table-cell table:formula="of:=COM.MICROSOFT.IFS(MOD([.A87]+2;4)=0;&quot;Sri&quot;;MOD([.A87]+2;4)=1;&quot;Laba&quot;;MOD([.A87]+2;4)=2;&quot;Jaya&quot;;MOD([.A87]+2;4)=3;&quot;Menala&quot;)" office:value-type="string" office:string-value="Menala" calcext:value-type="string">
            <text:p>Menala</text:p>
          </table:table-cell>
          <table:table-cell table:formula="of:=COM.MICROSOFT.IFS(MOD([.A87]+2;4)=0;6;MOD([.A87]+2;4)=1;5;MOD([.A87]+2;4)=2;1;MOD([.A87]+2;4)=3;8)" office:value-type="float" office:value="8" calcext:value-type="float">
            <text:p>8</text:p>
          </table:table-cell>
          <table:table-cell table:formula="of:=COM.MICROSOFT.IFS(MOD([.A87];5)=0;&quot;Pahing&quot;;MOD([.A87];5)=1;&quot;Pon&quot;;MOD([.A87];5)=2;&quot;Wage&quot;;MOD([.A87];5)=3;&quot;Kliwon&quot;;MOD([.A87];5)=4;&quot;Umanis&quot;)" office:value-type="string" office:string-value="Pahing" calcext:value-type="string">
            <text:p>Pahing</text:p>
          </table:table-cell>
          <table:table-cell table:formula="of:=COM.MICROSOFT.IFS(MOD([.A87];5)=0;9;MOD([.A87];5)=1;7;MOD([.A87];5)=2;4;MOD([.A87];5)=3;8;MOD([.A87];5)=4;5)" office:value-type="float" office:value="9" calcext:value-type="float">
            <text:p>9</text:p>
          </table:table-cell>
          <table:table-cell table:formula="of:=COM.MICROSOFT.IFS(MOD([.A87];6)=0;&quot;Tungleh&quot;;MOD([.A87];6)=1;&quot;Aryang&quot;;MOD([.A87];6)=2;&quot;Urukung&quot;;MOD([.A87];6)=3;&quot;Paniron&quot;;MOD([.A87];6)=4;&quot;Was&quot;;MOD([.A87];6)=5;&quot;Maulu&quot;)" office:value-type="string" office:string-value="Aryang" calcext:value-type="string">
            <text:p>Aryang</text:p>
          </table:table-cell>
          <table:table-cell table:formula="of:=COM.MICROSOFT.IFS(MOD([.A87];6)=0;7;MOD([.A87];6)=1;6;MOD([.A87];6)=2;5;MOD([.A87];6)=3;8;MOD([.A87];6)=4;9;MOD([.A87];6)=5;3)" office:value-type="float" office:value="6" calcext:value-type="float">
            <text:p>6</text:p>
          </table:table-cell>
          <table:table-cell table:formula="of:=COM.MICROSOFT.IFS(MOD([.A87];7)=0;&quot;Redite&quot;;MOD([.A87];7)=1;&quot;Soma&quot;;MOD([.A87];7)=2;&quot;Anggara&quot;;MOD([.A87];7)=3;&quot;Budha&quot;;MOD([.A87];7)=4;&quot;Wraspati&quot;;MOD([.A87];7)=5;&quot;Sukra&quot;;MOD([.A87];7);&quot;Saniscara&quot;)" office:value-type="string" office:string-value="Soma" calcext:value-type="string">
            <text:p>Soma</text:p>
          </table:table-cell>
          <table:table-cell table:formula="of:=COM.MICROSOFT.IFS(MOD([.A87];7)=0;5;MOD([.A87];7)=1;4;MOD([.A87];7)=2;3;MOD([.A87];7)=3;7;MOD([.A87];7)=4;8;MOD([.A87];7)=5;6;MOD([.A87];7);9)" office:value-type="float" office:value="4" calcext:value-type="float">
            <text:p>4</text:p>
          </table:table-cell>
          <table:table-cell table:formula="of:=COM.MICROSOFT.IFS(MOD([.A87]+6;8)=0;&quot;Sri&quot;;MOD([.A87]+6;8)=1;&quot;Indra&quot;;MOD([.A87]+6;8)=2;&quot;Guru&quot;;MOD([.A87]+6;8)=3;&quot;Yama&quot;;MOD([.A87]+6;8)=4;&quot;Ludra&quot;;MOD([.A87]+6;8)=5;&quot;Brahma&quot;;MOD([.A87]+6;8)=6;&quot;Kala&quot;;MOD([.A87]+6;8)=7;&quot;Uma&quot;)" office:value-type="string" office:string-value="Yama" calcext:value-type="string">
            <text:p>Yama</text:p>
          </table:table-cell>
          <table:table-cell table:formula="of:=COM.MICROSOFT.IFS(MOD([.A87]+6;8)=0;6;MOD([.A87]+6;8)=1;5;MOD([.A87]+6;8)=2;8;MOD([.A87]+6;8)=3;9;MOD([.A87]+6;8)=4;3;MOD([.A87]+6;8)=5;7;MOD([.A87]+6;8)=6;1;MOD([.A87]+6;8)=7;4)" office:value-type="float" office:value="9" calcext:value-type="float">
            <text:p>9</text:p>
          </table:table-cell>
          <table:table-cell table:formula="of:=COM.MICROSOFT.IFS(MOD([.A87]-3;9)=0;&quot;Dangu&quot;;MOD([.A87]-3;9)=1;&quot;Jangur&quot;;MOD([.A87]-3;9)=2;&quot;Gigis&quot;;MOD([.A87]-3;9)=3;&quot;Nohan&quot;;MOD([.A87]-3;9)=4;&quot;Ogan&quot;;MOD([.A87]-3;9)=5;&quot;Erengan&quot;;MOD([.A87]-3;9)=6;&quot;Urungan&quot;;MOD([.A87]-3;9)=7;&quot;Tulus&quot;;MOD([.A87]-3;9)=8;&quot;Dadi&quot;)" office:value-type="string" office:string-value="Jangur" calcext:value-type="string">
            <text:p>Jangur</text:p>
          </table:table-cell>
          <table:table-cell table:formula="of:=COM.MICROSOFT.IFS(MOD([.A87]-3;9)=0;5;MOD([.A87]-3;9)=1;8;MOD([.A87]-3;9)=2;9;MOD([.A87]-3;9)=3;3;MOD([.A87]-3;9)=4;7;MOD([.A87]-3;9)=5;1;MOD([.A87]-3;9)=6;4;MOD([.A87]-3;9)=7;6;MOD([.A87]-3;9)=8;8)" office:value-type="float" office:value="8" calcext:value-type="float">
            <text:p>8</text:p>
          </table:table-cell>
          <table:table-cell table:formula="of:=COM.MICROSOFT.IFS(MOD(MOD([.N87]+[.R87];10);10)=0;&quot;Pandita&quot;;MOD(MOD([.N87]+[.R87];10);10)=1;&quot;Pati&quot;;MOD(MOD([.N87]+[.R87];10);10)=2;&quot;Suka&quot;;MOD(MOD([.N87]+[.R87];10);10)=3;&quot;Duka&quot;;MOD(MOD([.N87]+[.R87];10);10)=4;&quot;Sri&quot;;MOD(MOD([.N87]+[.R87];10);10)=5;&quot;Manuh&quot;;MOD(MOD([.N87]+[.R87];10);10)=6;&quot;Manusa&quot;;MOD(MOD([.N87]+[.R87];10);10)=7;&quot;Raja&quot;;MOD(MOD([.N87]+[.R87];10);10)=8;&quot;Dewa&quot;;MOD(MOD([.N87]+[.R87];10);10)=9;&quot;Raksasa&quot;)" office:value-type="string" office:string-value="Duka" calcext:value-type="string">
            <text:p>Duka</text:p>
          </table:table-cell>
          <table:table-cell table:formula="of:=COM.MICROSOFT.IFS(MOD(MOD([.N87]+[.R87];10);10)=0;5;MOD(MOD([.N87]+[.R87];10);10)=1;7;MOD(MOD([.N87]+[.R87];10);10)=2;10;MOD(MOD([.N87]+[.R87];10);10)=3;4;MOD(MOD([.N87]+[.R87];10);10)=4;6;MOD(MOD([.N87]+[.R87];10);10)=5;2;MOD(MOD([.N87]+[.R87];10);10)=6;3;MOD(MOD([.N87]+[.R87];10);10)=7;8;MOD(MOD([.N87]+[.R87];10);10)=8;9;MOD(MOD([.N87]+[.R87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88]-MOD([.A88];7))/7" office:value-type="float" office:value="12" calcext:value-type="float">
            <text:p>12</text:p>
          </table:table-cell>
          <table:table-cell office:value-type="string" calcext:value-type="string">
            <text:p>Langkir</text:p>
          </table:table-cell>
          <table:table-cell office:value-type="float" office:value="5" calcext:value-type="float">
            <text:p>5</text:p>
          </table:table-cell>
          <table:table-cell table:formula="of:=IF(MOD([.N88]+[.R88];2)=1;&quot;Luang&quot;;&quot;-&quot;)" office:value-type="string" office:string-value="-" calcext:value-type="string">
            <text:p>-</text:p>
          </table:table-cell>
          <table:table-cell table:formula="of:=IF(MOD([.N88]+[.R88];2)=1;1;0)" office:value-type="float" office:value="0" calcext:value-type="float">
            <text:p>0</text:p>
          </table:table-cell>
          <table:table-cell table:formula="of:=IF(MOD([.N88]+[.R88];2)=1;&quot;Pepet&quot;;&quot;Menga&quot;)" office:value-type="string" office:string-value="Menga" calcext:value-type="string">
            <text:p>Menga</text:p>
          </table:table-cell>
          <table:table-cell table:formula="of:=IF(MOD([.N88]+[.R88];2)=1;4;5)" office:value-type="float" office:value="5" calcext:value-type="float">
            <text:p>5</text:p>
          </table:table-cell>
          <table:table-cell table:formula="of:=COM.MICROSOFT.IFS(MOD([.A88];3)=0;&quot;Pasah&quot;;MOD([.A88];3)=1;&quot;Beteng&quot;;MOD([.A88];3)=2;&quot;Kajeng&quot;)" office:value-type="string" office:string-value="Kajeng" calcext:value-type="string">
            <text:p>Kajeng</text:p>
          </table:table-cell>
          <table:table-cell table:formula="of:=COM.MICROSOFT.IFS(MOD([.A88];3)=0;9;MOD([.A88];3)=1;4;MOD([.A88];3)=2;7)" office:value-type="float" office:value="7" calcext:value-type="float">
            <text:p>7</text:p>
          </table:table-cell>
          <table:table-cell table:formula="of:=COM.MICROSOFT.IFS(MOD([.A88]+2;4)=0;&quot;Sri&quot;;MOD([.A88]+2;4)=1;&quot;Laba&quot;;MOD([.A88]+2;4)=2;&quot;Jaya&quot;;MOD([.A88]+2;4)=3;&quot;Menala&quot;)" office:value-type="string" office:string-value="Sri" calcext:value-type="string">
            <text:p>Sri</text:p>
          </table:table-cell>
          <table:table-cell table:formula="of:=COM.MICROSOFT.IFS(MOD([.A88]+2;4)=0;6;MOD([.A88]+2;4)=1;5;MOD([.A88]+2;4)=2;1;MOD([.A88]+2;4)=3;8)" office:value-type="float" office:value="6" calcext:value-type="float">
            <text:p>6</text:p>
          </table:table-cell>
          <table:table-cell table:formula="of:=COM.MICROSOFT.IFS(MOD([.A88];5)=0;&quot;Pahing&quot;;MOD([.A88];5)=1;&quot;Pon&quot;;MOD([.A88];5)=2;&quot;Wage&quot;;MOD([.A88];5)=3;&quot;Kliwon&quot;;MOD([.A88];5)=4;&quot;Umanis&quot;)" office:value-type="string" office:string-value="Pon" calcext:value-type="string">
            <text:p>Pon</text:p>
          </table:table-cell>
          <table:table-cell table:formula="of:=COM.MICROSOFT.IFS(MOD([.A88];5)=0;9;MOD([.A88];5)=1;7;MOD([.A88];5)=2;4;MOD([.A88];5)=3;8;MOD([.A88];5)=4;5)" office:value-type="float" office:value="7" calcext:value-type="float">
            <text:p>7</text:p>
          </table:table-cell>
          <table:table-cell table:formula="of:=COM.MICROSOFT.IFS(MOD([.A88];6)=0;&quot;Tungleh&quot;;MOD([.A88];6)=1;&quot;Aryang&quot;;MOD([.A88];6)=2;&quot;Urukung&quot;;MOD([.A88];6)=3;&quot;Paniron&quot;;MOD([.A88];6)=4;&quot;Was&quot;;MOD([.A88];6)=5;&quot;Maulu&quot;)" office:value-type="string" office:string-value="Urukung" calcext:value-type="string">
            <text:p>Urukung</text:p>
          </table:table-cell>
          <table:table-cell table:formula="of:=COM.MICROSOFT.IFS(MOD([.A88];6)=0;7;MOD([.A88];6)=1;6;MOD([.A88];6)=2;5;MOD([.A88];6)=3;8;MOD([.A88];6)=4;9;MOD([.A88];6)=5;3)" office:value-type="float" office:value="5" calcext:value-type="float">
            <text:p>5</text:p>
          </table:table-cell>
          <table:table-cell table:formula="of:=COM.MICROSOFT.IFS(MOD([.A88];7)=0;&quot;Redite&quot;;MOD([.A88];7)=1;&quot;Soma&quot;;MOD([.A88];7)=2;&quot;Anggara&quot;;MOD([.A88];7)=3;&quot;Budha&quot;;MOD([.A88];7)=4;&quot;Wraspati&quot;;MOD([.A88];7)=5;&quot;Sukra&quot;;MOD([.A88];7);&quot;Saniscara&quot;)" office:value-type="string" office:string-value="Anggara" calcext:value-type="string">
            <text:p>Anggara</text:p>
          </table:table-cell>
          <table:table-cell table:formula="of:=COM.MICROSOFT.IFS(MOD([.A88];7)=0;5;MOD([.A88];7)=1;4;MOD([.A88];7)=2;3;MOD([.A88];7)=3;7;MOD([.A88];7)=4;8;MOD([.A88];7)=5;6;MOD([.A88];7);9)" office:value-type="float" office:value="3" calcext:value-type="float">
            <text:p>3</text:p>
          </table:table-cell>
          <table:table-cell table:formula="of:=COM.MICROSOFT.IFS(MOD([.A88]+6;8)=0;&quot;Sri&quot;;MOD([.A88]+6;8)=1;&quot;Indra&quot;;MOD([.A88]+6;8)=2;&quot;Guru&quot;;MOD([.A88]+6;8)=3;&quot;Yama&quot;;MOD([.A88]+6;8)=4;&quot;Ludra&quot;;MOD([.A88]+6;8)=5;&quot;Brahma&quot;;MOD([.A88]+6;8)=6;&quot;Kala&quot;;MOD([.A88]+6;8)=7;&quot;Uma&quot;)" office:value-type="string" office:string-value="Ludra" calcext:value-type="string">
            <text:p>Ludra</text:p>
          </table:table-cell>
          <table:table-cell table:formula="of:=COM.MICROSOFT.IFS(MOD([.A88]+6;8)=0;6;MOD([.A88]+6;8)=1;5;MOD([.A88]+6;8)=2;8;MOD([.A88]+6;8)=3;9;MOD([.A88]+6;8)=4;3;MOD([.A88]+6;8)=5;7;MOD([.A88]+6;8)=6;1;MOD([.A88]+6;8)=7;4)" office:value-type="float" office:value="3" calcext:value-type="float">
            <text:p>3</text:p>
          </table:table-cell>
          <table:table-cell table:formula="of:=COM.MICROSOFT.IFS(MOD([.A88]-3;9)=0;&quot;Dangu&quot;;MOD([.A88]-3;9)=1;&quot;Jangur&quot;;MOD([.A88]-3;9)=2;&quot;Gigis&quot;;MOD([.A88]-3;9)=3;&quot;Nohan&quot;;MOD([.A88]-3;9)=4;&quot;Ogan&quot;;MOD([.A88]-3;9)=5;&quot;Erengan&quot;;MOD([.A88]-3;9)=6;&quot;Urungan&quot;;MOD([.A88]-3;9)=7;&quot;Tulus&quot;;MOD([.A88]-3;9)=8;&quot;Dadi&quot;)" office:value-type="string" office:string-value="Gigis" calcext:value-type="string">
            <text:p>Gigis</text:p>
          </table:table-cell>
          <table:table-cell table:formula="of:=COM.MICROSOFT.IFS(MOD([.A88]-3;9)=0;5;MOD([.A88]-3;9)=1;8;MOD([.A88]-3;9)=2;9;MOD([.A88]-3;9)=3;3;MOD([.A88]-3;9)=4;7;MOD([.A88]-3;9)=5;1;MOD([.A88]-3;9)=6;4;MOD([.A88]-3;9)=7;6;MOD([.A88]-3;9)=8;8)" office:value-type="float" office:value="9" calcext:value-type="float">
            <text:p>9</text:p>
          </table:table-cell>
          <table:table-cell table:formula="of:=COM.MICROSOFT.IFS(MOD(MOD([.N88]+[.R88];10);10)=0;&quot;Pandita&quot;;MOD(MOD([.N88]+[.R88];10);10)=1;&quot;Pati&quot;;MOD(MOD([.N88]+[.R88];10);10)=2;&quot;Suka&quot;;MOD(MOD([.N88]+[.R88];10);10)=3;&quot;Duka&quot;;MOD(MOD([.N88]+[.R88];10);10)=4;&quot;Sri&quot;;MOD(MOD([.N88]+[.R88];10);10)=5;&quot;Manuh&quot;;MOD(MOD([.N88]+[.R88];10);10)=6;&quot;Manusa&quot;;MOD(MOD([.N88]+[.R88];10);10)=7;&quot;Raja&quot;;MOD(MOD([.N88]+[.R88];10);10)=8;&quot;Dewa&quot;;MOD(MOD([.N88]+[.R88];10);10)=9;&quot;Raksasa&quot;)" office:value-type="string" office:string-value="Pandita" calcext:value-type="string">
            <text:p>Pandita</text:p>
          </table:table-cell>
          <table:table-cell table:formula="of:=COM.MICROSOFT.IFS(MOD(MOD([.N88]+[.R88];10);10)=0;5;MOD(MOD([.N88]+[.R88];10);10)=1;7;MOD(MOD([.N88]+[.R88];10);10)=2;10;MOD(MOD([.N88]+[.R88];10);10)=3;4;MOD(MOD([.N88]+[.R88];10);10)=4;6;MOD(MOD([.N88]+[.R88];10);10)=5;2;MOD(MOD([.N88]+[.R88];10);10)=6;3;MOD(MOD([.N88]+[.R88];10);10)=7;8;MOD(MOD([.N88]+[.R88];10);10)=8;9;MOD(MOD([.N88]+[.R88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89]-MOD([.A89];7))/7" office:value-type="float" office:value="12" calcext:value-type="float">
            <text:p>12</text:p>
          </table:table-cell>
          <table:table-cell office:value-type="string" calcext:value-type="string">
            <text:p>Langkir</text:p>
          </table:table-cell>
          <table:table-cell office:value-type="float" office:value="5" calcext:value-type="float">
            <text:p>5</text:p>
          </table:table-cell>
          <table:table-cell table:formula="of:=IF(MOD([.N89]+[.R89];2)=1;&quot;Luang&quot;;&quot;-&quot;)" office:value-type="string" office:string-value="Luang" calcext:value-type="string">
            <text:p>Luang</text:p>
          </table:table-cell>
          <table:table-cell table:formula="of:=IF(MOD([.N89]+[.R89];2)=1;1;0)" office:value-type="float" office:value="1" calcext:value-type="float">
            <text:p>1</text:p>
          </table:table-cell>
          <table:table-cell table:formula="of:=IF(MOD([.N89]+[.R89];2)=1;&quot;Pepet&quot;;&quot;Menga&quot;)" office:value-type="string" office:string-value="Pepet" calcext:value-type="string">
            <text:p>Pepet</text:p>
          </table:table-cell>
          <table:table-cell table:formula="of:=IF(MOD([.N89]+[.R89];2)=1;4;5)" office:value-type="float" office:value="4" calcext:value-type="float">
            <text:p>4</text:p>
          </table:table-cell>
          <table:table-cell table:formula="of:=COM.MICROSOFT.IFS(MOD([.A89];3)=0;&quot;Pasah&quot;;MOD([.A89];3)=1;&quot;Beteng&quot;;MOD([.A89];3)=2;&quot;Kajeng&quot;)" office:value-type="string" office:string-value="Pasah" calcext:value-type="string">
            <text:p>Pasah</text:p>
          </table:table-cell>
          <table:table-cell table:formula="of:=COM.MICROSOFT.IFS(MOD([.A89];3)=0;9;MOD([.A89];3)=1;4;MOD([.A89];3)=2;7)" office:value-type="float" office:value="9" calcext:value-type="float">
            <text:p>9</text:p>
          </table:table-cell>
          <table:table-cell table:formula="of:=COM.MICROSOFT.IFS(MOD([.A89]+2;4)=0;&quot;Sri&quot;;MOD([.A89]+2;4)=1;&quot;Laba&quot;;MOD([.A89]+2;4)=2;&quot;Jaya&quot;;MOD([.A89]+2;4)=3;&quot;Menala&quot;)" office:value-type="string" office:string-value="Laba" calcext:value-type="string">
            <text:p>Laba</text:p>
          </table:table-cell>
          <table:table-cell table:formula="of:=COM.MICROSOFT.IFS(MOD([.A89]+2;4)=0;6;MOD([.A89]+2;4)=1;5;MOD([.A89]+2;4)=2;1;MOD([.A89]+2;4)=3;8)" office:value-type="float" office:value="5" calcext:value-type="float">
            <text:p>5</text:p>
          </table:table-cell>
          <table:table-cell table:formula="of:=COM.MICROSOFT.IFS(MOD([.A89];5)=0;&quot;Pahing&quot;;MOD([.A89];5)=1;&quot;Pon&quot;;MOD([.A89];5)=2;&quot;Wage&quot;;MOD([.A89];5)=3;&quot;Kliwon&quot;;MOD([.A89];5)=4;&quot;Umanis&quot;)" office:value-type="string" office:string-value="Wage" calcext:value-type="string">
            <text:p>Wage</text:p>
          </table:table-cell>
          <table:table-cell table:formula="of:=COM.MICROSOFT.IFS(MOD([.A89];5)=0;9;MOD([.A89];5)=1;7;MOD([.A89];5)=2;4;MOD([.A89];5)=3;8;MOD([.A89];5)=4;5)" office:value-type="float" office:value="4" calcext:value-type="float">
            <text:p>4</text:p>
          </table:table-cell>
          <table:table-cell table:formula="of:=COM.MICROSOFT.IFS(MOD([.A89];6)=0;&quot;Tungleh&quot;;MOD([.A89];6)=1;&quot;Aryang&quot;;MOD([.A89];6)=2;&quot;Urukung&quot;;MOD([.A89];6)=3;&quot;Paniron&quot;;MOD([.A89];6)=4;&quot;Was&quot;;MOD([.A89];6)=5;&quot;Maulu&quot;)" office:value-type="string" office:string-value="Paniron" calcext:value-type="string">
            <text:p>Paniron</text:p>
          </table:table-cell>
          <table:table-cell table:formula="of:=COM.MICROSOFT.IFS(MOD([.A89];6)=0;7;MOD([.A89];6)=1;6;MOD([.A89];6)=2;5;MOD([.A89];6)=3;8;MOD([.A89];6)=4;9;MOD([.A89];6)=5;3)" office:value-type="float" office:value="8" calcext:value-type="float">
            <text:p>8</text:p>
          </table:table-cell>
          <table:table-cell table:formula="of:=COM.MICROSOFT.IFS(MOD([.A89];7)=0;&quot;Redite&quot;;MOD([.A89];7)=1;&quot;Soma&quot;;MOD([.A89];7)=2;&quot;Anggara&quot;;MOD([.A89];7)=3;&quot;Budha&quot;;MOD([.A89];7)=4;&quot;Wraspati&quot;;MOD([.A89];7)=5;&quot;Sukra&quot;;MOD([.A89];7);&quot;Saniscara&quot;)" office:value-type="string" office:string-value="Budha" calcext:value-type="string">
            <text:p>Budha</text:p>
          </table:table-cell>
          <table:table-cell table:formula="of:=COM.MICROSOFT.IFS(MOD([.A89];7)=0;5;MOD([.A89];7)=1;4;MOD([.A89];7)=2;3;MOD([.A89];7)=3;7;MOD([.A89];7)=4;8;MOD([.A89];7)=5;6;MOD([.A89];7);9)" office:value-type="float" office:value="7" calcext:value-type="float">
            <text:p>7</text:p>
          </table:table-cell>
          <table:table-cell table:formula="of:=COM.MICROSOFT.IFS(MOD([.A89]+6;8)=0;&quot;Sri&quot;;MOD([.A89]+6;8)=1;&quot;Indra&quot;;MOD([.A89]+6;8)=2;&quot;Guru&quot;;MOD([.A89]+6;8)=3;&quot;Yama&quot;;MOD([.A89]+6;8)=4;&quot;Ludra&quot;;MOD([.A89]+6;8)=5;&quot;Brahma&quot;;MOD([.A89]+6;8)=6;&quot;Kala&quot;;MOD([.A89]+6;8)=7;&quot;Uma&quot;)" office:value-type="string" office:string-value="Brahma" calcext:value-type="string">
            <text:p>Brahma</text:p>
          </table:table-cell>
          <table:table-cell table:formula="of:=COM.MICROSOFT.IFS(MOD([.A89]+6;8)=0;6;MOD([.A89]+6;8)=1;5;MOD([.A89]+6;8)=2;8;MOD([.A89]+6;8)=3;9;MOD([.A89]+6;8)=4;3;MOD([.A89]+6;8)=5;7;MOD([.A89]+6;8)=6;1;MOD([.A89]+6;8)=7;4)" office:value-type="float" office:value="7" calcext:value-type="float">
            <text:p>7</text:p>
          </table:table-cell>
          <table:table-cell table:formula="of:=COM.MICROSOFT.IFS(MOD([.A89]-3;9)=0;&quot;Dangu&quot;;MOD([.A89]-3;9)=1;&quot;Jangur&quot;;MOD([.A89]-3;9)=2;&quot;Gigis&quot;;MOD([.A89]-3;9)=3;&quot;Nohan&quot;;MOD([.A89]-3;9)=4;&quot;Ogan&quot;;MOD([.A89]-3;9)=5;&quot;Erengan&quot;;MOD([.A89]-3;9)=6;&quot;Urungan&quot;;MOD([.A89]-3;9)=7;&quot;Tulus&quot;;MOD([.A89]-3;9)=8;&quot;Dadi&quot;)" office:value-type="string" office:string-value="Nohan" calcext:value-type="string">
            <text:p>Nohan</text:p>
          </table:table-cell>
          <table:table-cell table:formula="of:=COM.MICROSOFT.IFS(MOD([.A89]-3;9)=0;5;MOD([.A89]-3;9)=1;8;MOD([.A89]-3;9)=2;9;MOD([.A89]-3;9)=3;3;MOD([.A89]-3;9)=4;7;MOD([.A89]-3;9)=5;1;MOD([.A89]-3;9)=6;4;MOD([.A89]-3;9)=7;6;MOD([.A89]-3;9)=8;8)" office:value-type="float" office:value="3" calcext:value-type="float">
            <text:p>3</text:p>
          </table:table-cell>
          <table:table-cell table:formula="of:=COM.MICROSOFT.IFS(MOD(MOD([.N89]+[.R89];10);10)=0;&quot;Pandita&quot;;MOD(MOD([.N89]+[.R89];10);10)=1;&quot;Pati&quot;;MOD(MOD([.N89]+[.R89];10);10)=2;&quot;Suka&quot;;MOD(MOD([.N89]+[.R89];10);10)=3;&quot;Duka&quot;;MOD(MOD([.N89]+[.R89];10);10)=4;&quot;Sri&quot;;MOD(MOD([.N89]+[.R89];10);10)=5;&quot;Manuh&quot;;MOD(MOD([.N89]+[.R89];10);10)=6;&quot;Manusa&quot;;MOD(MOD([.N89]+[.R89];10);10)=7;&quot;Raja&quot;;MOD(MOD([.N89]+[.R89];10);10)=8;&quot;Dewa&quot;;MOD(MOD([.N89]+[.R89];10);10)=9;&quot;Raksasa&quot;)" office:value-type="string" office:string-value="Pati" calcext:value-type="string">
            <text:p>Pati</text:p>
          </table:table-cell>
          <table:table-cell table:formula="of:=COM.MICROSOFT.IFS(MOD(MOD([.N89]+[.R89];10);10)=0;5;MOD(MOD([.N89]+[.R89];10);10)=1;7;MOD(MOD([.N89]+[.R89];10);10)=2;10;MOD(MOD([.N89]+[.R89];10);10)=3;4;MOD(MOD([.N89]+[.R89];10);10)=4;6;MOD(MOD([.N89]+[.R89];10);10)=5;2;MOD(MOD([.N89]+[.R89];10);10)=6;3;MOD(MOD([.N89]+[.R89];10);10)=7;8;MOD(MOD([.N89]+[.R89];10);10)=8;9;MOD(MOD([.N89]+[.R89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90]-MOD([.A90];7))/7" office:value-type="float" office:value="12" calcext:value-type="float">
            <text:p>12</text:p>
          </table:table-cell>
          <table:table-cell office:value-type="string" calcext:value-type="string">
            <text:p>Langkir</text:p>
          </table:table-cell>
          <table:table-cell office:value-type="float" office:value="5" calcext:value-type="float">
            <text:p>5</text:p>
          </table:table-cell>
          <table:table-cell table:formula="of:=IF(MOD([.N90]+[.R90];2)=1;&quot;Luang&quot;;&quot;-&quot;)" office:value-type="string" office:string-value="-" calcext:value-type="string">
            <text:p>-</text:p>
          </table:table-cell>
          <table:table-cell table:formula="of:=IF(MOD([.N90]+[.R90];2)=1;1;0)" office:value-type="float" office:value="0" calcext:value-type="float">
            <text:p>0</text:p>
          </table:table-cell>
          <table:table-cell table:formula="of:=IF(MOD([.N90]+[.R90];2)=1;&quot;Pepet&quot;;&quot;Menga&quot;)" office:value-type="string" office:string-value="Menga" calcext:value-type="string">
            <text:p>Menga</text:p>
          </table:table-cell>
          <table:table-cell table:formula="of:=IF(MOD([.N90]+[.R90];2)=1;4;5)" office:value-type="float" office:value="5" calcext:value-type="float">
            <text:p>5</text:p>
          </table:table-cell>
          <table:table-cell table:formula="of:=COM.MICROSOFT.IFS(MOD([.A90];3)=0;&quot;Pasah&quot;;MOD([.A90];3)=1;&quot;Beteng&quot;;MOD([.A90];3)=2;&quot;Kajeng&quot;)" office:value-type="string" office:string-value="Beteng" calcext:value-type="string">
            <text:p>Beteng</text:p>
          </table:table-cell>
          <table:table-cell table:formula="of:=COM.MICROSOFT.IFS(MOD([.A90];3)=0;9;MOD([.A90];3)=1;4;MOD([.A90];3)=2;7)" office:value-type="float" office:value="4" calcext:value-type="float">
            <text:p>4</text:p>
          </table:table-cell>
          <table:table-cell table:formula="of:=COM.MICROSOFT.IFS(MOD([.A90]+2;4)=0;&quot;Sri&quot;;MOD([.A90]+2;4)=1;&quot;Laba&quot;;MOD([.A90]+2;4)=2;&quot;Jaya&quot;;MOD([.A90]+2;4)=3;&quot;Menala&quot;)" office:value-type="string" office:string-value="Jaya" calcext:value-type="string">
            <text:p>Jaya</text:p>
          </table:table-cell>
          <table:table-cell table:formula="of:=COM.MICROSOFT.IFS(MOD([.A90]+2;4)=0;6;MOD([.A90]+2;4)=1;5;MOD([.A90]+2;4)=2;1;MOD([.A90]+2;4)=3;8)" office:value-type="float" office:value="1" calcext:value-type="float">
            <text:p>1</text:p>
          </table:table-cell>
          <table:table-cell table:formula="of:=COM.MICROSOFT.IFS(MOD([.A90];5)=0;&quot;Pahing&quot;;MOD([.A90];5)=1;&quot;Pon&quot;;MOD([.A90];5)=2;&quot;Wage&quot;;MOD([.A90];5)=3;&quot;Kliwon&quot;;MOD([.A90];5)=4;&quot;Umanis&quot;)" office:value-type="string" office:string-value="Kliwon" calcext:value-type="string">
            <text:p>Kliwon</text:p>
          </table:table-cell>
          <table:table-cell table:formula="of:=COM.MICROSOFT.IFS(MOD([.A90];5)=0;9;MOD([.A90];5)=1;7;MOD([.A90];5)=2;4;MOD([.A90];5)=3;8;MOD([.A90];5)=4;5)" office:value-type="float" office:value="8" calcext:value-type="float">
            <text:p>8</text:p>
          </table:table-cell>
          <table:table-cell table:formula="of:=COM.MICROSOFT.IFS(MOD([.A90];6)=0;&quot;Tungleh&quot;;MOD([.A90];6)=1;&quot;Aryang&quot;;MOD([.A90];6)=2;&quot;Urukung&quot;;MOD([.A90];6)=3;&quot;Paniron&quot;;MOD([.A90];6)=4;&quot;Was&quot;;MOD([.A90];6)=5;&quot;Maulu&quot;)" office:value-type="string" office:string-value="Was" calcext:value-type="string">
            <text:p>Was</text:p>
          </table:table-cell>
          <table:table-cell table:formula="of:=COM.MICROSOFT.IFS(MOD([.A90];6)=0;7;MOD([.A90];6)=1;6;MOD([.A90];6)=2;5;MOD([.A90];6)=3;8;MOD([.A90];6)=4;9;MOD([.A90];6)=5;3)" office:value-type="float" office:value="9" calcext:value-type="float">
            <text:p>9</text:p>
          </table:table-cell>
          <table:table-cell table:formula="of:=COM.MICROSOFT.IFS(MOD([.A90];7)=0;&quot;Redite&quot;;MOD([.A90];7)=1;&quot;Soma&quot;;MOD([.A90];7)=2;&quot;Anggara&quot;;MOD([.A90];7)=3;&quot;Budha&quot;;MOD([.A90];7)=4;&quot;Wraspati&quot;;MOD([.A90];7)=5;&quot;Sukra&quot;;MOD([.A90];7);&quot;Saniscara&quot;)" office:value-type="string" office:string-value="Wraspati" calcext:value-type="string">
            <text:p>Wraspati</text:p>
          </table:table-cell>
          <table:table-cell table:formula="of:=COM.MICROSOFT.IFS(MOD([.A90];7)=0;5;MOD([.A90];7)=1;4;MOD([.A90];7)=2;3;MOD([.A90];7)=3;7;MOD([.A90];7)=4;8;MOD([.A90];7)=5;6;MOD([.A90];7);9)" office:value-type="float" office:value="8" calcext:value-type="float">
            <text:p>8</text:p>
          </table:table-cell>
          <table:table-cell table:formula="of:=COM.MICROSOFT.IFS(MOD([.A90]+6;8)=0;&quot;Sri&quot;;MOD([.A90]+6;8)=1;&quot;Indra&quot;;MOD([.A90]+6;8)=2;&quot;Guru&quot;;MOD([.A90]+6;8)=3;&quot;Yama&quot;;MOD([.A90]+6;8)=4;&quot;Ludra&quot;;MOD([.A90]+6;8)=5;&quot;Brahma&quot;;MOD([.A90]+6;8)=6;&quot;Kala&quot;;MOD([.A90]+6;8)=7;&quot;Uma&quot;)" office:value-type="string" office:string-value="Kala" calcext:value-type="string">
            <text:p>Kala</text:p>
          </table:table-cell>
          <table:table-cell table:formula="of:=COM.MICROSOFT.IFS(MOD([.A90]+6;8)=0;6;MOD([.A90]+6;8)=1;5;MOD([.A90]+6;8)=2;8;MOD([.A90]+6;8)=3;9;MOD([.A90]+6;8)=4;3;MOD([.A90]+6;8)=5;7;MOD([.A90]+6;8)=6;1;MOD([.A90]+6;8)=7;4)" office:value-type="float" office:value="1" calcext:value-type="float">
            <text:p>1</text:p>
          </table:table-cell>
          <table:table-cell table:formula="of:=COM.MICROSOFT.IFS(MOD([.A90]-3;9)=0;&quot;Dangu&quot;;MOD([.A90]-3;9)=1;&quot;Jangur&quot;;MOD([.A90]-3;9)=2;&quot;Gigis&quot;;MOD([.A90]-3;9)=3;&quot;Nohan&quot;;MOD([.A90]-3;9)=4;&quot;Ogan&quot;;MOD([.A90]-3;9)=5;&quot;Erengan&quot;;MOD([.A90]-3;9)=6;&quot;Urungan&quot;;MOD([.A90]-3;9)=7;&quot;Tulus&quot;;MOD([.A90]-3;9)=8;&quot;Dadi&quot;)" office:value-type="string" office:string-value="Ogan" calcext:value-type="string">
            <text:p>Ogan</text:p>
          </table:table-cell>
          <table:table-cell table:formula="of:=COM.MICROSOFT.IFS(MOD([.A90]-3;9)=0;5;MOD([.A90]-3;9)=1;8;MOD([.A90]-3;9)=2;9;MOD([.A90]-3;9)=3;3;MOD([.A90]-3;9)=4;7;MOD([.A90]-3;9)=5;1;MOD([.A90]-3;9)=6;4;MOD([.A90]-3;9)=7;6;MOD([.A90]-3;9)=8;8)" office:value-type="float" office:value="7" calcext:value-type="float">
            <text:p>7</text:p>
          </table:table-cell>
          <table:table-cell table:formula="of:=COM.MICROSOFT.IFS(MOD(MOD([.N90]+[.R90];10);10)=0;&quot;Pandita&quot;;MOD(MOD([.N90]+[.R90];10);10)=1;&quot;Pati&quot;;MOD(MOD([.N90]+[.R90];10);10)=2;&quot;Suka&quot;;MOD(MOD([.N90]+[.R90];10);10)=3;&quot;Duka&quot;;MOD(MOD([.N90]+[.R90];10);10)=4;&quot;Sri&quot;;MOD(MOD([.N90]+[.R90];10);10)=5;&quot;Manuh&quot;;MOD(MOD([.N90]+[.R90];10);10)=6;&quot;Manusa&quot;;MOD(MOD([.N90]+[.R90];10);10)=7;&quot;Raja&quot;;MOD(MOD([.N90]+[.R90];10);10)=8;&quot;Dewa&quot;;MOD(MOD([.N90]+[.R90];10);10)=9;&quot;Raksasa&quot;)" office:value-type="string" office:string-value="Manusa" calcext:value-type="string">
            <text:p>Manusa</text:p>
          </table:table-cell>
          <table:table-cell table:formula="of:=COM.MICROSOFT.IFS(MOD(MOD([.N90]+[.R90];10);10)=0;5;MOD(MOD([.N90]+[.R90];10);10)=1;7;MOD(MOD([.N90]+[.R90];10);10)=2;10;MOD(MOD([.N90]+[.R90];10);10)=3;4;MOD(MOD([.N90]+[.R90];10);10)=4;6;MOD(MOD([.N90]+[.R90];10);10)=5;2;MOD(MOD([.N90]+[.R90];10);10)=6;3;MOD(MOD([.N90]+[.R90];10);10)=7;8;MOD(MOD([.N90]+[.R90];10);10)=8;9;MOD(MOD([.N90]+[.R90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91]-MOD([.A91];7))/7" office:value-type="float" office:value="12" calcext:value-type="float">
            <text:p>12</text:p>
          </table:table-cell>
          <table:table-cell office:value-type="string" calcext:value-type="string">
            <text:p>Langkir</text:p>
          </table:table-cell>
          <table:table-cell office:value-type="float" office:value="5" calcext:value-type="float">
            <text:p>5</text:p>
          </table:table-cell>
          <table:table-cell table:formula="of:=IF(MOD([.N91]+[.R91];2)=1;&quot;Luang&quot;;&quot;-&quot;)" office:value-type="string" office:string-value="Luang" calcext:value-type="string">
            <text:p>Luang</text:p>
          </table:table-cell>
          <table:table-cell table:formula="of:=IF(MOD([.N91]+[.R91];2)=1;1;0)" office:value-type="float" office:value="1" calcext:value-type="float">
            <text:p>1</text:p>
          </table:table-cell>
          <table:table-cell table:formula="of:=IF(MOD([.N91]+[.R91];2)=1;&quot;Pepet&quot;;&quot;Menga&quot;)" office:value-type="string" office:string-value="Pepet" calcext:value-type="string">
            <text:p>Pepet</text:p>
          </table:table-cell>
          <table:table-cell table:formula="of:=IF(MOD([.N91]+[.R91];2)=1;4;5)" office:value-type="float" office:value="4" calcext:value-type="float">
            <text:p>4</text:p>
          </table:table-cell>
          <table:table-cell table:formula="of:=COM.MICROSOFT.IFS(MOD([.A91];3)=0;&quot;Pasah&quot;;MOD([.A91];3)=1;&quot;Beteng&quot;;MOD([.A91];3)=2;&quot;Kajeng&quot;)" office:value-type="string" office:string-value="Kajeng" calcext:value-type="string">
            <text:p>Kajeng</text:p>
          </table:table-cell>
          <table:table-cell table:formula="of:=COM.MICROSOFT.IFS(MOD([.A91];3)=0;9;MOD([.A91];3)=1;4;MOD([.A91];3)=2;7)" office:value-type="float" office:value="7" calcext:value-type="float">
            <text:p>7</text:p>
          </table:table-cell>
          <table:table-cell table:formula="of:=COM.MICROSOFT.IFS(MOD([.A91]+2;4)=0;&quot;Sri&quot;;MOD([.A91]+2;4)=1;&quot;Laba&quot;;MOD([.A91]+2;4)=2;&quot;Jaya&quot;;MOD([.A91]+2;4)=3;&quot;Menala&quot;)" office:value-type="string" office:string-value="Menala" calcext:value-type="string">
            <text:p>Menala</text:p>
          </table:table-cell>
          <table:table-cell table:formula="of:=COM.MICROSOFT.IFS(MOD([.A91]+2;4)=0;6;MOD([.A91]+2;4)=1;5;MOD([.A91]+2;4)=2;1;MOD([.A91]+2;4)=3;8)" office:value-type="float" office:value="8" calcext:value-type="float">
            <text:p>8</text:p>
          </table:table-cell>
          <table:table-cell table:formula="of:=COM.MICROSOFT.IFS(MOD([.A91];5)=0;&quot;Pahing&quot;;MOD([.A91];5)=1;&quot;Pon&quot;;MOD([.A91];5)=2;&quot;Wage&quot;;MOD([.A91];5)=3;&quot;Kliwon&quot;;MOD([.A91];5)=4;&quot;Umanis&quot;)" office:value-type="string" office:string-value="Umanis" calcext:value-type="string">
            <text:p>Umanis</text:p>
          </table:table-cell>
          <table:table-cell table:formula="of:=COM.MICROSOFT.IFS(MOD([.A91];5)=0;9;MOD([.A91];5)=1;7;MOD([.A91];5)=2;4;MOD([.A91];5)=3;8;MOD([.A91];5)=4;5)" office:value-type="float" office:value="5" calcext:value-type="float">
            <text:p>5</text:p>
          </table:table-cell>
          <table:table-cell table:formula="of:=COM.MICROSOFT.IFS(MOD([.A91];6)=0;&quot;Tungleh&quot;;MOD([.A91];6)=1;&quot;Aryang&quot;;MOD([.A91];6)=2;&quot;Urukung&quot;;MOD([.A91];6)=3;&quot;Paniron&quot;;MOD([.A91];6)=4;&quot;Was&quot;;MOD([.A91];6)=5;&quot;Maulu&quot;)" office:value-type="string" office:string-value="Maulu" calcext:value-type="string">
            <text:p>Maulu</text:p>
          </table:table-cell>
          <table:table-cell table:formula="of:=COM.MICROSOFT.IFS(MOD([.A91];6)=0;7;MOD([.A91];6)=1;6;MOD([.A91];6)=2;5;MOD([.A91];6)=3;8;MOD([.A91];6)=4;9;MOD([.A91];6)=5;3)" office:value-type="float" office:value="3" calcext:value-type="float">
            <text:p>3</text:p>
          </table:table-cell>
          <table:table-cell table:formula="of:=COM.MICROSOFT.IFS(MOD([.A91];7)=0;&quot;Redite&quot;;MOD([.A91];7)=1;&quot;Soma&quot;;MOD([.A91];7)=2;&quot;Anggara&quot;;MOD([.A91];7)=3;&quot;Budha&quot;;MOD([.A91];7)=4;&quot;Wraspati&quot;;MOD([.A91];7)=5;&quot;Sukra&quot;;MOD([.A91];7);&quot;Saniscara&quot;)" office:value-type="string" office:string-value="Sukra" calcext:value-type="string">
            <text:p>Sukra</text:p>
          </table:table-cell>
          <table:table-cell table:formula="of:=COM.MICROSOFT.IFS(MOD([.A91];7)=0;5;MOD([.A91];7)=1;4;MOD([.A91];7)=2;3;MOD([.A91];7)=3;7;MOD([.A91];7)=4;8;MOD([.A91];7)=5;6;MOD([.A91];7);9)" office:value-type="float" office:value="6" calcext:value-type="float">
            <text:p>6</text:p>
          </table:table-cell>
          <table:table-cell table:formula="of:=COM.MICROSOFT.IFS(MOD([.A91]+6;8)=0;&quot;Sri&quot;;MOD([.A91]+6;8)=1;&quot;Indra&quot;;MOD([.A91]+6;8)=2;&quot;Guru&quot;;MOD([.A91]+6;8)=3;&quot;Yama&quot;;MOD([.A91]+6;8)=4;&quot;Ludra&quot;;MOD([.A91]+6;8)=5;&quot;Brahma&quot;;MOD([.A91]+6;8)=6;&quot;Kala&quot;;MOD([.A91]+6;8)=7;&quot;Uma&quot;)" office:value-type="string" office:string-value="Uma" calcext:value-type="string">
            <text:p>Uma</text:p>
          </table:table-cell>
          <table:table-cell table:formula="of:=COM.MICROSOFT.IFS(MOD([.A91]+6;8)=0;6;MOD([.A91]+6;8)=1;5;MOD([.A91]+6;8)=2;8;MOD([.A91]+6;8)=3;9;MOD([.A91]+6;8)=4;3;MOD([.A91]+6;8)=5;7;MOD([.A91]+6;8)=6;1;MOD([.A91]+6;8)=7;4)" office:value-type="float" office:value="4" calcext:value-type="float">
            <text:p>4</text:p>
          </table:table-cell>
          <table:table-cell table:formula="of:=COM.MICROSOFT.IFS(MOD([.A91]-3;9)=0;&quot;Dangu&quot;;MOD([.A91]-3;9)=1;&quot;Jangur&quot;;MOD([.A91]-3;9)=2;&quot;Gigis&quot;;MOD([.A91]-3;9)=3;&quot;Nohan&quot;;MOD([.A91]-3;9)=4;&quot;Ogan&quot;;MOD([.A91]-3;9)=5;&quot;Erengan&quot;;MOD([.A91]-3;9)=6;&quot;Urungan&quot;;MOD([.A91]-3;9)=7;&quot;Tulus&quot;;MOD([.A91]-3;9)=8;&quot;Dadi&quot;)" office:value-type="string" office:string-value="Erengan" calcext:value-type="string">
            <text:p>Erengan</text:p>
          </table:table-cell>
          <table:table-cell table:formula="of:=COM.MICROSOFT.IFS(MOD([.A91]-3;9)=0;5;MOD([.A91]-3;9)=1;8;MOD([.A91]-3;9)=2;9;MOD([.A91]-3;9)=3;3;MOD([.A91]-3;9)=4;7;MOD([.A91]-3;9)=5;1;MOD([.A91]-3;9)=6;4;MOD([.A91]-3;9)=7;6;MOD([.A91]-3;9)=8;8)" office:value-type="float" office:value="1" calcext:value-type="float">
            <text:p>1</text:p>
          </table:table-cell>
          <table:table-cell table:formula="of:=COM.MICROSOFT.IFS(MOD(MOD([.N91]+[.R91];10);10)=0;&quot;Pandita&quot;;MOD(MOD([.N91]+[.R91];10);10)=1;&quot;Pati&quot;;MOD(MOD([.N91]+[.R91];10);10)=2;&quot;Suka&quot;;MOD(MOD([.N91]+[.R91];10);10)=3;&quot;Duka&quot;;MOD(MOD([.N91]+[.R91];10);10)=4;&quot;Sri&quot;;MOD(MOD([.N91]+[.R91];10);10)=5;&quot;Manuh&quot;;MOD(MOD([.N91]+[.R91];10);10)=6;&quot;Manusa&quot;;MOD(MOD([.N91]+[.R91];10);10)=7;&quot;Raja&quot;;MOD(MOD([.N91]+[.R91];10);10)=8;&quot;Dewa&quot;;MOD(MOD([.N91]+[.R91];10);10)=9;&quot;Raksasa&quot;)" office:value-type="string" office:string-value="Pati" calcext:value-type="string">
            <text:p>Pati</text:p>
          </table:table-cell>
          <table:table-cell table:formula="of:=COM.MICROSOFT.IFS(MOD(MOD([.N91]+[.R91];10);10)=0;5;MOD(MOD([.N91]+[.R91];10);10)=1;7;MOD(MOD([.N91]+[.R91];10);10)=2;10;MOD(MOD([.N91]+[.R91];10);10)=3;4;MOD(MOD([.N91]+[.R91];10);10)=4;6;MOD(MOD([.N91]+[.R91];10);10)=5;2;MOD(MOD([.N91]+[.R91];10);10)=6;3;MOD(MOD([.N91]+[.R91];10);10)=7;8;MOD(MOD([.N91]+[.R91];10);10)=8;9;MOD(MOD([.N91]+[.R91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92]-MOD([.A92];7))/7" office:value-type="float" office:value="12" calcext:value-type="float">
            <text:p>12</text:p>
          </table:table-cell>
          <table:table-cell office:value-type="string" calcext:value-type="string">
            <text:p>Langkir</text:p>
          </table:table-cell>
          <table:table-cell office:value-type="float" office:value="5" calcext:value-type="float">
            <text:p>5</text:p>
          </table:table-cell>
          <table:table-cell table:formula="of:=IF(MOD([.N92]+[.R92];2)=1;&quot;Luang&quot;;&quot;-&quot;)" office:value-type="string" office:string-value="-" calcext:value-type="string">
            <text:p>-</text:p>
          </table:table-cell>
          <table:table-cell table:formula="of:=IF(MOD([.N92]+[.R92];2)=1;1;0)" office:value-type="float" office:value="0" calcext:value-type="float">
            <text:p>0</text:p>
          </table:table-cell>
          <table:table-cell table:formula="of:=IF(MOD([.N92]+[.R92];2)=1;&quot;Pepet&quot;;&quot;Menga&quot;)" office:value-type="string" office:string-value="Menga" calcext:value-type="string">
            <text:p>Menga</text:p>
          </table:table-cell>
          <table:table-cell table:formula="of:=IF(MOD([.N92]+[.R92];2)=1;4;5)" office:value-type="float" office:value="5" calcext:value-type="float">
            <text:p>5</text:p>
          </table:table-cell>
          <table:table-cell table:formula="of:=COM.MICROSOFT.IFS(MOD([.A92];3)=0;&quot;Pasah&quot;;MOD([.A92];3)=1;&quot;Beteng&quot;;MOD([.A92];3)=2;&quot;Kajeng&quot;)" office:value-type="string" office:string-value="Pasah" calcext:value-type="string">
            <text:p>Pasah</text:p>
          </table:table-cell>
          <table:table-cell table:formula="of:=COM.MICROSOFT.IFS(MOD([.A92];3)=0;9;MOD([.A92];3)=1;4;MOD([.A92];3)=2;7)" office:value-type="float" office:value="9" calcext:value-type="float">
            <text:p>9</text:p>
          </table:table-cell>
          <table:table-cell table:formula="of:=COM.MICROSOFT.IFS(MOD([.A92]+2;4)=0;&quot;Sri&quot;;MOD([.A92]+2;4)=1;&quot;Laba&quot;;MOD([.A92]+2;4)=2;&quot;Jaya&quot;;MOD([.A92]+2;4)=3;&quot;Menala&quot;)" office:value-type="string" office:string-value="Sri" calcext:value-type="string">
            <text:p>Sri</text:p>
          </table:table-cell>
          <table:table-cell table:formula="of:=COM.MICROSOFT.IFS(MOD([.A92]+2;4)=0;6;MOD([.A92]+2;4)=1;5;MOD([.A92]+2;4)=2;1;MOD([.A92]+2;4)=3;8)" office:value-type="float" office:value="6" calcext:value-type="float">
            <text:p>6</text:p>
          </table:table-cell>
          <table:table-cell table:formula="of:=COM.MICROSOFT.IFS(MOD([.A92];5)=0;&quot;Pahing&quot;;MOD([.A92];5)=1;&quot;Pon&quot;;MOD([.A92];5)=2;&quot;Wage&quot;;MOD([.A92];5)=3;&quot;Kliwon&quot;;MOD([.A92];5)=4;&quot;Umanis&quot;)" office:value-type="string" office:string-value="Pahing" calcext:value-type="string">
            <text:p>Pahing</text:p>
          </table:table-cell>
          <table:table-cell table:formula="of:=COM.MICROSOFT.IFS(MOD([.A92];5)=0;9;MOD([.A92];5)=1;7;MOD([.A92];5)=2;4;MOD([.A92];5)=3;8;MOD([.A92];5)=4;5)" office:value-type="float" office:value="9" calcext:value-type="float">
            <text:p>9</text:p>
          </table:table-cell>
          <table:table-cell table:formula="of:=COM.MICROSOFT.IFS(MOD([.A92];6)=0;&quot;Tungleh&quot;;MOD([.A92];6)=1;&quot;Aryang&quot;;MOD([.A92];6)=2;&quot;Urukung&quot;;MOD([.A92];6)=3;&quot;Paniron&quot;;MOD([.A92];6)=4;&quot;Was&quot;;MOD([.A92];6)=5;&quot;Maulu&quot;)" office:value-type="string" office:string-value="Tungleh" calcext:value-type="string">
            <text:p>Tungleh</text:p>
          </table:table-cell>
          <table:table-cell table:formula="of:=COM.MICROSOFT.IFS(MOD([.A92];6)=0;7;MOD([.A92];6)=1;6;MOD([.A92];6)=2;5;MOD([.A92];6)=3;8;MOD([.A92];6)=4;9;MOD([.A92];6)=5;3)" office:value-type="float" office:value="7" calcext:value-type="float">
            <text:p>7</text:p>
          </table:table-cell>
          <table:table-cell table:formula="of:=COM.MICROSOFT.IFS(MOD([.A92];7)=0;&quot;Redite&quot;;MOD([.A92];7)=1;&quot;Soma&quot;;MOD([.A92];7)=2;&quot;Anggara&quot;;MOD([.A92];7)=3;&quot;Budha&quot;;MOD([.A92];7)=4;&quot;Wraspati&quot;;MOD([.A92];7)=5;&quot;Sukra&quot;;MOD([.A92];7);&quot;Saniscara&quot;)" office:value-type="string" office:string-value="Saniscara" calcext:value-type="string">
            <text:p>Saniscara</text:p>
          </table:table-cell>
          <table:table-cell table:formula="of:=COM.MICROSOFT.IFS(MOD([.A92];7)=0;5;MOD([.A92];7)=1;4;MOD([.A92];7)=2;3;MOD([.A92];7)=3;7;MOD([.A92];7)=4;8;MOD([.A92];7)=5;6;MOD([.A92];7);9)" office:value-type="float" office:value="9" calcext:value-type="float">
            <text:p>9</text:p>
          </table:table-cell>
          <table:table-cell table:formula="of:=COM.MICROSOFT.IFS(MOD([.A92]+6;8)=0;&quot;Sri&quot;;MOD([.A92]+6;8)=1;&quot;Indra&quot;;MOD([.A92]+6;8)=2;&quot;Guru&quot;;MOD([.A92]+6;8)=3;&quot;Yama&quot;;MOD([.A92]+6;8)=4;&quot;Ludra&quot;;MOD([.A92]+6;8)=5;&quot;Brahma&quot;;MOD([.A92]+6;8)=6;&quot;Kala&quot;;MOD([.A92]+6;8)=7;&quot;Uma&quot;)" office:value-type="string" office:string-value="Sri" calcext:value-type="string">
            <text:p>Sri</text:p>
          </table:table-cell>
          <table:table-cell table:formula="of:=COM.MICROSOFT.IFS(MOD([.A92]+6;8)=0;6;MOD([.A92]+6;8)=1;5;MOD([.A92]+6;8)=2;8;MOD([.A92]+6;8)=3;9;MOD([.A92]+6;8)=4;3;MOD([.A92]+6;8)=5;7;MOD([.A92]+6;8)=6;1;MOD([.A92]+6;8)=7;4)" office:value-type="float" office:value="6" calcext:value-type="float">
            <text:p>6</text:p>
          </table:table-cell>
          <table:table-cell table:formula="of:=COM.MICROSOFT.IFS(MOD([.A92]-3;9)=0;&quot;Dangu&quot;;MOD([.A92]-3;9)=1;&quot;Jangur&quot;;MOD([.A92]-3;9)=2;&quot;Gigis&quot;;MOD([.A92]-3;9)=3;&quot;Nohan&quot;;MOD([.A92]-3;9)=4;&quot;Ogan&quot;;MOD([.A92]-3;9)=5;&quot;Erengan&quot;;MOD([.A92]-3;9)=6;&quot;Urungan&quot;;MOD([.A92]-3;9)=7;&quot;Tulus&quot;;MOD([.A92]-3;9)=8;&quot;Dadi&quot;)" office:value-type="string" office:string-value="Urungan" calcext:value-type="string">
            <text:p>Urungan</text:p>
          </table:table-cell>
          <table:table-cell table:formula="of:=COM.MICROSOFT.IFS(MOD([.A92]-3;9)=0;5;MOD([.A92]-3;9)=1;8;MOD([.A92]-3;9)=2;9;MOD([.A92]-3;9)=3;3;MOD([.A92]-3;9)=4;7;MOD([.A92]-3;9)=5;1;MOD([.A92]-3;9)=6;4;MOD([.A92]-3;9)=7;6;MOD([.A92]-3;9)=8;8)" office:value-type="float" office:value="4" calcext:value-type="float">
            <text:p>4</text:p>
          </table:table-cell>
          <table:table-cell table:formula="of:=COM.MICROSOFT.IFS(MOD(MOD([.N92]+[.R92];10);10)=0;&quot;Pandita&quot;;MOD(MOD([.N92]+[.R92];10);10)=1;&quot;Pati&quot;;MOD(MOD([.N92]+[.R92];10);10)=2;&quot;Suka&quot;;MOD(MOD([.N92]+[.R92];10);10)=3;&quot;Duka&quot;;MOD(MOD([.N92]+[.R92];10);10)=4;&quot;Sri&quot;;MOD(MOD([.N92]+[.R92];10);10)=5;&quot;Manuh&quot;;MOD(MOD([.N92]+[.R92];10);10)=6;&quot;Manusa&quot;;MOD(MOD([.N92]+[.R92];10);10)=7;&quot;Raja&quot;;MOD(MOD([.N92]+[.R92];10);10)=8;&quot;Dewa&quot;;MOD(MOD([.N92]+[.R92];10);10)=9;&quot;Raksasa&quot;)" office:value-type="string" office:string-value="Dewa" calcext:value-type="string">
            <text:p>Dewa</text:p>
          </table:table-cell>
          <table:table-cell table:formula="of:=COM.MICROSOFT.IFS(MOD(MOD([.N92]+[.R92];10);10)=0;5;MOD(MOD([.N92]+[.R92];10);10)=1;7;MOD(MOD([.N92]+[.R92];10);10)=2;10;MOD(MOD([.N92]+[.R92];10);10)=3;4;MOD(MOD([.N92]+[.R92];10);10)=4;6;MOD(MOD([.N92]+[.R92];10);10)=5;2;MOD(MOD([.N92]+[.R92];10);10)=6;3;MOD(MOD([.N92]+[.R92];10);10)=7;8;MOD(MOD([.N92]+[.R92];10);10)=8;9;MOD(MOD([.N92]+[.R92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93]-MOD([.A93];7))/7" office:value-type="float" office:value="13" calcext:value-type="float">
            <text:p>13</text:p>
          </table:table-cell>
          <table:table-cell office:value-type="string" calcext:value-type="string">
            <text:p>Medangsia</text:p>
          </table:table-cell>
          <table:table-cell office:value-type="float" office:value="8" calcext:value-type="float">
            <text:p>8</text:p>
          </table:table-cell>
          <table:table-cell table:formula="of:=IF(MOD([.N93]+[.R93];2)=1;&quot;Luang&quot;;&quot;-&quot;)" office:value-type="string" office:string-value="-" calcext:value-type="string">
            <text:p>-</text:p>
          </table:table-cell>
          <table:table-cell table:formula="of:=IF(MOD([.N93]+[.R93];2)=1;1;0)" office:value-type="float" office:value="0" calcext:value-type="float">
            <text:p>0</text:p>
          </table:table-cell>
          <table:table-cell table:formula="of:=IF(MOD([.N93]+[.R93];2)=1;&quot;Pepet&quot;;&quot;Menga&quot;)" office:value-type="string" office:string-value="Menga" calcext:value-type="string">
            <text:p>Menga</text:p>
          </table:table-cell>
          <table:table-cell table:formula="of:=IF(MOD([.N93]+[.R93];2)=1;4;5)" office:value-type="float" office:value="5" calcext:value-type="float">
            <text:p>5</text:p>
          </table:table-cell>
          <table:table-cell table:formula="of:=COM.MICROSOFT.IFS(MOD([.A93];3)=0;&quot;Pasah&quot;;MOD([.A93];3)=1;&quot;Beteng&quot;;MOD([.A93];3)=2;&quot;Kajeng&quot;)" office:value-type="string" office:string-value="Beteng" calcext:value-type="string">
            <text:p>Beteng</text:p>
          </table:table-cell>
          <table:table-cell table:formula="of:=COM.MICROSOFT.IFS(MOD([.A93];3)=0;9;MOD([.A93];3)=1;4;MOD([.A93];3)=2;7)" office:value-type="float" office:value="4" calcext:value-type="float">
            <text:p>4</text:p>
          </table:table-cell>
          <table:table-cell table:formula="of:=COM.MICROSOFT.IFS(MOD([.A93]+2;4)=0;&quot;Sri&quot;;MOD([.A93]+2;4)=1;&quot;Laba&quot;;MOD([.A93]+2;4)=2;&quot;Jaya&quot;;MOD([.A93]+2;4)=3;&quot;Menala&quot;)" office:value-type="string" office:string-value="Laba" calcext:value-type="string">
            <text:p>Laba</text:p>
          </table:table-cell>
          <table:table-cell table:formula="of:=COM.MICROSOFT.IFS(MOD([.A93]+2;4)=0;6;MOD([.A93]+2;4)=1;5;MOD([.A93]+2;4)=2;1;MOD([.A93]+2;4)=3;8)" office:value-type="float" office:value="5" calcext:value-type="float">
            <text:p>5</text:p>
          </table:table-cell>
          <table:table-cell table:formula="of:=COM.MICROSOFT.IFS(MOD([.A93];5)=0;&quot;Pahing&quot;;MOD([.A93];5)=1;&quot;Pon&quot;;MOD([.A93];5)=2;&quot;Wage&quot;;MOD([.A93];5)=3;&quot;Kliwon&quot;;MOD([.A93];5)=4;&quot;Umanis&quot;)" office:value-type="string" office:string-value="Pon" calcext:value-type="string">
            <text:p>Pon</text:p>
          </table:table-cell>
          <table:table-cell table:formula="of:=COM.MICROSOFT.IFS(MOD([.A93];5)=0;9;MOD([.A93];5)=1;7;MOD([.A93];5)=2;4;MOD([.A93];5)=3;8;MOD([.A93];5)=4;5)" office:value-type="float" office:value="7" calcext:value-type="float">
            <text:p>7</text:p>
          </table:table-cell>
          <table:table-cell table:formula="of:=COM.MICROSOFT.IFS(MOD([.A93];6)=0;&quot;Tungleh&quot;;MOD([.A93];6)=1;&quot;Aryang&quot;;MOD([.A93];6)=2;&quot;Urukung&quot;;MOD([.A93];6)=3;&quot;Paniron&quot;;MOD([.A93];6)=4;&quot;Was&quot;;MOD([.A93];6)=5;&quot;Maulu&quot;)" office:value-type="string" office:string-value="Aryang" calcext:value-type="string">
            <text:p>Aryang</text:p>
          </table:table-cell>
          <table:table-cell table:formula="of:=COM.MICROSOFT.IFS(MOD([.A93];6)=0;7;MOD([.A93];6)=1;6;MOD([.A93];6)=2;5;MOD([.A93];6)=3;8;MOD([.A93];6)=4;9;MOD([.A93];6)=5;3)" office:value-type="float" office:value="6" calcext:value-type="float">
            <text:p>6</text:p>
          </table:table-cell>
          <table:table-cell table:formula="of:=COM.MICROSOFT.IFS(MOD([.A93];7)=0;&quot;Redite&quot;;MOD([.A93];7)=1;&quot;Soma&quot;;MOD([.A93];7)=2;&quot;Anggara&quot;;MOD([.A93];7)=3;&quot;Budha&quot;;MOD([.A93];7)=4;&quot;Wraspati&quot;;MOD([.A93];7)=5;&quot;Sukra&quot;;MOD([.A93];7);&quot;Saniscara&quot;)" office:value-type="string" office:string-value="Redite" calcext:value-type="string">
            <text:p>Redite</text:p>
          </table:table-cell>
          <table:table-cell table:formula="of:=COM.MICROSOFT.IFS(MOD([.A93];7)=0;5;MOD([.A93];7)=1;4;MOD([.A93];7)=2;3;MOD([.A93];7)=3;7;MOD([.A93];7)=4;8;MOD([.A93];7)=5;6;MOD([.A93];7);9)" office:value-type="float" office:value="5" calcext:value-type="float">
            <text:p>5</text:p>
          </table:table-cell>
          <table:table-cell table:formula="of:=COM.MICROSOFT.IFS(MOD([.A93]+6;8)=0;&quot;Sri&quot;;MOD([.A93]+6;8)=1;&quot;Indra&quot;;MOD([.A93]+6;8)=2;&quot;Guru&quot;;MOD([.A93]+6;8)=3;&quot;Yama&quot;;MOD([.A93]+6;8)=4;&quot;Ludra&quot;;MOD([.A93]+6;8)=5;&quot;Brahma&quot;;MOD([.A93]+6;8)=6;&quot;Kala&quot;;MOD([.A93]+6;8)=7;&quot;Uma&quot;)" office:value-type="string" office:string-value="Indra" calcext:value-type="string">
            <text:p>Indra</text:p>
          </table:table-cell>
          <table:table-cell table:formula="of:=COM.MICROSOFT.IFS(MOD([.A93]+6;8)=0;6;MOD([.A93]+6;8)=1;5;MOD([.A93]+6;8)=2;8;MOD([.A93]+6;8)=3;9;MOD([.A93]+6;8)=4;3;MOD([.A93]+6;8)=5;7;MOD([.A93]+6;8)=6;1;MOD([.A93]+6;8)=7;4)" office:value-type="float" office:value="5" calcext:value-type="float">
            <text:p>5</text:p>
          </table:table-cell>
          <table:table-cell table:formula="of:=COM.MICROSOFT.IFS(MOD([.A93]-3;9)=0;&quot;Dangu&quot;;MOD([.A93]-3;9)=1;&quot;Jangur&quot;;MOD([.A93]-3;9)=2;&quot;Gigis&quot;;MOD([.A93]-3;9)=3;&quot;Nohan&quot;;MOD([.A93]-3;9)=4;&quot;Ogan&quot;;MOD([.A93]-3;9)=5;&quot;Erengan&quot;;MOD([.A93]-3;9)=6;&quot;Urungan&quot;;MOD([.A93]-3;9)=7;&quot;Tulus&quot;;MOD([.A93]-3;9)=8;&quot;Dadi&quot;)" office:value-type="string" office:string-value="Tulus" calcext:value-type="string">
            <text:p>Tulus</text:p>
          </table:table-cell>
          <table:table-cell table:formula="of:=COM.MICROSOFT.IFS(MOD([.A93]-3;9)=0;5;MOD([.A93]-3;9)=1;8;MOD([.A93]-3;9)=2;9;MOD([.A93]-3;9)=3;3;MOD([.A93]-3;9)=4;7;MOD([.A93]-3;9)=5;1;MOD([.A93]-3;9)=6;4;MOD([.A93]-3;9)=7;6;MOD([.A93]-3;9)=8;8)" office:value-type="float" office:value="6" calcext:value-type="float">
            <text:p>6</text:p>
          </table:table-cell>
          <table:table-cell table:formula="of:=COM.MICROSOFT.IFS(MOD(MOD([.N93]+[.R93];10);10)=0;&quot;Pandita&quot;;MOD(MOD([.N93]+[.R93];10);10)=1;&quot;Pati&quot;;MOD(MOD([.N93]+[.R93];10);10)=2;&quot;Suka&quot;;MOD(MOD([.N93]+[.R93];10);10)=3;&quot;Duka&quot;;MOD(MOD([.N93]+[.R93];10);10)=4;&quot;Sri&quot;;MOD(MOD([.N93]+[.R93];10);10)=5;&quot;Manuh&quot;;MOD(MOD([.N93]+[.R93];10);10)=6;&quot;Manusa&quot;;MOD(MOD([.N93]+[.R93];10);10)=7;&quot;Raja&quot;;MOD(MOD([.N93]+[.R93];10);10)=8;&quot;Dewa&quot;;MOD(MOD([.N93]+[.R93];10);10)=9;&quot;Raksasa&quot;)" office:value-type="string" office:string-value="Suka" calcext:value-type="string">
            <text:p>Suka</text:p>
          </table:table-cell>
          <table:table-cell table:formula="of:=COM.MICROSOFT.IFS(MOD(MOD([.N93]+[.R93];10);10)=0;5;MOD(MOD([.N93]+[.R93];10);10)=1;7;MOD(MOD([.N93]+[.R93];10);10)=2;10;MOD(MOD([.N93]+[.R93];10);10)=3;4;MOD(MOD([.N93]+[.R93];10);10)=4;6;MOD(MOD([.N93]+[.R93];10);10)=5;2;MOD(MOD([.N93]+[.R93];10);10)=6;3;MOD(MOD([.N93]+[.R93];10);10)=7;8;MOD(MOD([.N93]+[.R93];10);10)=8;9;MOD(MOD([.N93]+[.R93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94]-MOD([.A94];7))/7" office:value-type="float" office:value="13" calcext:value-type="float">
            <text:p>13</text:p>
          </table:table-cell>
          <table:table-cell office:value-type="string" calcext:value-type="string">
            <text:p>Medangsia</text:p>
          </table:table-cell>
          <table:table-cell office:value-type="float" office:value="8" calcext:value-type="float">
            <text:p>8</text:p>
          </table:table-cell>
          <table:table-cell table:formula="of:=IF(MOD([.N94]+[.R94];2)=1;&quot;Luang&quot;;&quot;-&quot;)" office:value-type="string" office:string-value="-" calcext:value-type="string">
            <text:p>-</text:p>
          </table:table-cell>
          <table:table-cell table:formula="of:=IF(MOD([.N94]+[.R94];2)=1;1;0)" office:value-type="float" office:value="0" calcext:value-type="float">
            <text:p>0</text:p>
          </table:table-cell>
          <table:table-cell table:formula="of:=IF(MOD([.N94]+[.R94];2)=1;&quot;Pepet&quot;;&quot;Menga&quot;)" office:value-type="string" office:string-value="Menga" calcext:value-type="string">
            <text:p>Menga</text:p>
          </table:table-cell>
          <table:table-cell table:formula="of:=IF(MOD([.N94]+[.R94];2)=1;4;5)" office:value-type="float" office:value="5" calcext:value-type="float">
            <text:p>5</text:p>
          </table:table-cell>
          <table:table-cell table:formula="of:=COM.MICROSOFT.IFS(MOD([.A94];3)=0;&quot;Pasah&quot;;MOD([.A94];3)=1;&quot;Beteng&quot;;MOD([.A94];3)=2;&quot;Kajeng&quot;)" office:value-type="string" office:string-value="Kajeng" calcext:value-type="string">
            <text:p>Kajeng</text:p>
          </table:table-cell>
          <table:table-cell table:formula="of:=COM.MICROSOFT.IFS(MOD([.A94];3)=0;9;MOD([.A94];3)=1;4;MOD([.A94];3)=2;7)" office:value-type="float" office:value="7" calcext:value-type="float">
            <text:p>7</text:p>
          </table:table-cell>
          <table:table-cell table:formula="of:=COM.MICROSOFT.IFS(MOD([.A94]+2;4)=0;&quot;Sri&quot;;MOD([.A94]+2;4)=1;&quot;Laba&quot;;MOD([.A94]+2;4)=2;&quot;Jaya&quot;;MOD([.A94]+2;4)=3;&quot;Menala&quot;)" office:value-type="string" office:string-value="Jaya" calcext:value-type="string">
            <text:p>Jaya</text:p>
          </table:table-cell>
          <table:table-cell table:formula="of:=COM.MICROSOFT.IFS(MOD([.A94]+2;4)=0;6;MOD([.A94]+2;4)=1;5;MOD([.A94]+2;4)=2;1;MOD([.A94]+2;4)=3;8)" office:value-type="float" office:value="1" calcext:value-type="float">
            <text:p>1</text:p>
          </table:table-cell>
          <table:table-cell table:formula="of:=COM.MICROSOFT.IFS(MOD([.A94];5)=0;&quot;Pahing&quot;;MOD([.A94];5)=1;&quot;Pon&quot;;MOD([.A94];5)=2;&quot;Wage&quot;;MOD([.A94];5)=3;&quot;Kliwon&quot;;MOD([.A94];5)=4;&quot;Umanis&quot;)" office:value-type="string" office:string-value="Wage" calcext:value-type="string">
            <text:p>Wage</text:p>
          </table:table-cell>
          <table:table-cell table:formula="of:=COM.MICROSOFT.IFS(MOD([.A94];5)=0;9;MOD([.A94];5)=1;7;MOD([.A94];5)=2;4;MOD([.A94];5)=3;8;MOD([.A94];5)=4;5)" office:value-type="float" office:value="4" calcext:value-type="float">
            <text:p>4</text:p>
          </table:table-cell>
          <table:table-cell table:formula="of:=COM.MICROSOFT.IFS(MOD([.A94];6)=0;&quot;Tungleh&quot;;MOD([.A94];6)=1;&quot;Aryang&quot;;MOD([.A94];6)=2;&quot;Urukung&quot;;MOD([.A94];6)=3;&quot;Paniron&quot;;MOD([.A94];6)=4;&quot;Was&quot;;MOD([.A94];6)=5;&quot;Maulu&quot;)" office:value-type="string" office:string-value="Urukung" calcext:value-type="string">
            <text:p>Urukung</text:p>
          </table:table-cell>
          <table:table-cell table:formula="of:=COM.MICROSOFT.IFS(MOD([.A94];6)=0;7;MOD([.A94];6)=1;6;MOD([.A94];6)=2;5;MOD([.A94];6)=3;8;MOD([.A94];6)=4;9;MOD([.A94];6)=5;3)" office:value-type="float" office:value="5" calcext:value-type="float">
            <text:p>5</text:p>
          </table:table-cell>
          <table:table-cell table:formula="of:=COM.MICROSOFT.IFS(MOD([.A94];7)=0;&quot;Redite&quot;;MOD([.A94];7)=1;&quot;Soma&quot;;MOD([.A94];7)=2;&quot;Anggara&quot;;MOD([.A94];7)=3;&quot;Budha&quot;;MOD([.A94];7)=4;&quot;Wraspati&quot;;MOD([.A94];7)=5;&quot;Sukra&quot;;MOD([.A94];7);&quot;Saniscara&quot;)" office:value-type="string" office:string-value="Soma" calcext:value-type="string">
            <text:p>Soma</text:p>
          </table:table-cell>
          <table:table-cell table:formula="of:=COM.MICROSOFT.IFS(MOD([.A94];7)=0;5;MOD([.A94];7)=1;4;MOD([.A94];7)=2;3;MOD([.A94];7)=3;7;MOD([.A94];7)=4;8;MOD([.A94];7)=5;6;MOD([.A94];7);9)" office:value-type="float" office:value="4" calcext:value-type="float">
            <text:p>4</text:p>
          </table:table-cell>
          <table:table-cell table:formula="of:=COM.MICROSOFT.IFS(MOD([.A94]+6;8)=0;&quot;Sri&quot;;MOD([.A94]+6;8)=1;&quot;Indra&quot;;MOD([.A94]+6;8)=2;&quot;Guru&quot;;MOD([.A94]+6;8)=3;&quot;Yama&quot;;MOD([.A94]+6;8)=4;&quot;Ludra&quot;;MOD([.A94]+6;8)=5;&quot;Brahma&quot;;MOD([.A94]+6;8)=6;&quot;Kala&quot;;MOD([.A94]+6;8)=7;&quot;Uma&quot;)" office:value-type="string" office:string-value="Guru" calcext:value-type="string">
            <text:p>Guru</text:p>
          </table:table-cell>
          <table:table-cell table:formula="of:=COM.MICROSOFT.IFS(MOD([.A94]+6;8)=0;6;MOD([.A94]+6;8)=1;5;MOD([.A94]+6;8)=2;8;MOD([.A94]+6;8)=3;9;MOD([.A94]+6;8)=4;3;MOD([.A94]+6;8)=5;7;MOD([.A94]+6;8)=6;1;MOD([.A94]+6;8)=7;4)" office:value-type="float" office:value="8" calcext:value-type="float">
            <text:p>8</text:p>
          </table:table-cell>
          <table:table-cell table:formula="of:=COM.MICROSOFT.IFS(MOD([.A94]-3;9)=0;&quot;Dangu&quot;;MOD([.A94]-3;9)=1;&quot;Jangur&quot;;MOD([.A94]-3;9)=2;&quot;Gigis&quot;;MOD([.A94]-3;9)=3;&quot;Nohan&quot;;MOD([.A94]-3;9)=4;&quot;Ogan&quot;;MOD([.A94]-3;9)=5;&quot;Erengan&quot;;MOD([.A94]-3;9)=6;&quot;Urungan&quot;;MOD([.A94]-3;9)=7;&quot;Tulus&quot;;MOD([.A94]-3;9)=8;&quot;Dadi&quot;)" office:value-type="string" office:string-value="Dadi" calcext:value-type="string">
            <text:p>Dadi</text:p>
          </table:table-cell>
          <table:table-cell table:formula="of:=COM.MICROSOFT.IFS(MOD([.A94]-3;9)=0;5;MOD([.A94]-3;9)=1;8;MOD([.A94]-3;9)=2;9;MOD([.A94]-3;9)=3;3;MOD([.A94]-3;9)=4;7;MOD([.A94]-3;9)=5;1;MOD([.A94]-3;9)=6;4;MOD([.A94]-3;9)=7;6;MOD([.A94]-3;9)=8;8)" office:value-type="float" office:value="8" calcext:value-type="float">
            <text:p>8</text:p>
          </table:table-cell>
          <table:table-cell table:formula="of:=COM.MICROSOFT.IFS(MOD(MOD([.N94]+[.R94];10);10)=0;&quot;Pandita&quot;;MOD(MOD([.N94]+[.R94];10);10)=1;&quot;Pati&quot;;MOD(MOD([.N94]+[.R94];10);10)=2;&quot;Suka&quot;;MOD(MOD([.N94]+[.R94];10);10)=3;&quot;Duka&quot;;MOD(MOD([.N94]+[.R94];10);10)=4;&quot;Sri&quot;;MOD(MOD([.N94]+[.R94];10);10)=5;&quot;Manuh&quot;;MOD(MOD([.N94]+[.R94];10);10)=6;&quot;Manusa&quot;;MOD(MOD([.N94]+[.R94];10);10)=7;&quot;Raja&quot;;MOD(MOD([.N94]+[.R94];10);10)=8;&quot;Dewa&quot;;MOD(MOD([.N94]+[.R94];10);10)=9;&quot;Raksasa&quot;)" office:value-type="string" office:string-value="Dewa" calcext:value-type="string">
            <text:p>Dewa</text:p>
          </table:table-cell>
          <table:table-cell table:formula="of:=COM.MICROSOFT.IFS(MOD(MOD([.N94]+[.R94];10);10)=0;5;MOD(MOD([.N94]+[.R94];10);10)=1;7;MOD(MOD([.N94]+[.R94];10);10)=2;10;MOD(MOD([.N94]+[.R94];10);10)=3;4;MOD(MOD([.N94]+[.R94];10);10)=4;6;MOD(MOD([.N94]+[.R94];10);10)=5;2;MOD(MOD([.N94]+[.R94];10);10)=6;3;MOD(MOD([.N94]+[.R94];10);10)=7;8;MOD(MOD([.N94]+[.R94];10);10)=8;9;MOD(MOD([.N94]+[.R94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95]-MOD([.A95];7))/7" office:value-type="float" office:value="13" calcext:value-type="float">
            <text:p>13</text:p>
          </table:table-cell>
          <table:table-cell office:value-type="string" calcext:value-type="string">
            <text:p>Medangsia</text:p>
          </table:table-cell>
          <table:table-cell office:value-type="float" office:value="8" calcext:value-type="float">
            <text:p>8</text:p>
          </table:table-cell>
          <table:table-cell table:formula="of:=IF(MOD([.N95]+[.R95];2)=1;&quot;Luang&quot;;&quot;-&quot;)" office:value-type="string" office:string-value="Luang" calcext:value-type="string">
            <text:p>Luang</text:p>
          </table:table-cell>
          <table:table-cell table:formula="of:=IF(MOD([.N95]+[.R95];2)=1;1;0)" office:value-type="float" office:value="1" calcext:value-type="float">
            <text:p>1</text:p>
          </table:table-cell>
          <table:table-cell table:formula="of:=IF(MOD([.N95]+[.R95];2)=1;&quot;Pepet&quot;;&quot;Menga&quot;)" office:value-type="string" office:string-value="Pepet" calcext:value-type="string">
            <text:p>Pepet</text:p>
          </table:table-cell>
          <table:table-cell table:formula="of:=IF(MOD([.N95]+[.R95];2)=1;4;5)" office:value-type="float" office:value="4" calcext:value-type="float">
            <text:p>4</text:p>
          </table:table-cell>
          <table:table-cell table:formula="of:=COM.MICROSOFT.IFS(MOD([.A95];3)=0;&quot;Pasah&quot;;MOD([.A95];3)=1;&quot;Beteng&quot;;MOD([.A95];3)=2;&quot;Kajeng&quot;)" office:value-type="string" office:string-value="Pasah" calcext:value-type="string">
            <text:p>Pasah</text:p>
          </table:table-cell>
          <table:table-cell table:formula="of:=COM.MICROSOFT.IFS(MOD([.A95];3)=0;9;MOD([.A95];3)=1;4;MOD([.A95];3)=2;7)" office:value-type="float" office:value="9" calcext:value-type="float">
            <text:p>9</text:p>
          </table:table-cell>
          <table:table-cell table:formula="of:=COM.MICROSOFT.IFS(MOD([.A95]+2;4)=0;&quot;Sri&quot;;MOD([.A95]+2;4)=1;&quot;Laba&quot;;MOD([.A95]+2;4)=2;&quot;Jaya&quot;;MOD([.A95]+2;4)=3;&quot;Menala&quot;)" office:value-type="string" office:string-value="Menala" calcext:value-type="string">
            <text:p>Menala</text:p>
          </table:table-cell>
          <table:table-cell table:formula="of:=COM.MICROSOFT.IFS(MOD([.A95]+2;4)=0;6;MOD([.A95]+2;4)=1;5;MOD([.A95]+2;4)=2;1;MOD([.A95]+2;4)=3;8)" office:value-type="float" office:value="8" calcext:value-type="float">
            <text:p>8</text:p>
          </table:table-cell>
          <table:table-cell table:formula="of:=COM.MICROSOFT.IFS(MOD([.A95];5)=0;&quot;Pahing&quot;;MOD([.A95];5)=1;&quot;Pon&quot;;MOD([.A95];5)=2;&quot;Wage&quot;;MOD([.A95];5)=3;&quot;Kliwon&quot;;MOD([.A95];5)=4;&quot;Umanis&quot;)" office:value-type="string" office:string-value="Kliwon" calcext:value-type="string">
            <text:p>Kliwon</text:p>
          </table:table-cell>
          <table:table-cell table:formula="of:=COM.MICROSOFT.IFS(MOD([.A95];5)=0;9;MOD([.A95];5)=1;7;MOD([.A95];5)=2;4;MOD([.A95];5)=3;8;MOD([.A95];5)=4;5)" office:value-type="float" office:value="8" calcext:value-type="float">
            <text:p>8</text:p>
          </table:table-cell>
          <table:table-cell table:formula="of:=COM.MICROSOFT.IFS(MOD([.A95];6)=0;&quot;Tungleh&quot;;MOD([.A95];6)=1;&quot;Aryang&quot;;MOD([.A95];6)=2;&quot;Urukung&quot;;MOD([.A95];6)=3;&quot;Paniron&quot;;MOD([.A95];6)=4;&quot;Was&quot;;MOD([.A95];6)=5;&quot;Maulu&quot;)" office:value-type="string" office:string-value="Paniron" calcext:value-type="string">
            <text:p>Paniron</text:p>
          </table:table-cell>
          <table:table-cell table:formula="of:=COM.MICROSOFT.IFS(MOD([.A95];6)=0;7;MOD([.A95];6)=1;6;MOD([.A95];6)=2;5;MOD([.A95];6)=3;8;MOD([.A95];6)=4;9;MOD([.A95];6)=5;3)" office:value-type="float" office:value="8" calcext:value-type="float">
            <text:p>8</text:p>
          </table:table-cell>
          <table:table-cell table:formula="of:=COM.MICROSOFT.IFS(MOD([.A95];7)=0;&quot;Redite&quot;;MOD([.A95];7)=1;&quot;Soma&quot;;MOD([.A95];7)=2;&quot;Anggara&quot;;MOD([.A95];7)=3;&quot;Budha&quot;;MOD([.A95];7)=4;&quot;Wraspati&quot;;MOD([.A95];7)=5;&quot;Sukra&quot;;MOD([.A95];7);&quot;Saniscara&quot;)" office:value-type="string" office:string-value="Anggara" calcext:value-type="string">
            <text:p>Anggara</text:p>
          </table:table-cell>
          <table:table-cell table:formula="of:=COM.MICROSOFT.IFS(MOD([.A95];7)=0;5;MOD([.A95];7)=1;4;MOD([.A95];7)=2;3;MOD([.A95];7)=3;7;MOD([.A95];7)=4;8;MOD([.A95];7)=5;6;MOD([.A95];7);9)" office:value-type="float" office:value="3" calcext:value-type="float">
            <text:p>3</text:p>
          </table:table-cell>
          <table:table-cell table:formula="of:=COM.MICROSOFT.IFS(MOD([.A95]+6;8)=0;&quot;Sri&quot;;MOD([.A95]+6;8)=1;&quot;Indra&quot;;MOD([.A95]+6;8)=2;&quot;Guru&quot;;MOD([.A95]+6;8)=3;&quot;Yama&quot;;MOD([.A95]+6;8)=4;&quot;Ludra&quot;;MOD([.A95]+6;8)=5;&quot;Brahma&quot;;MOD([.A95]+6;8)=6;&quot;Kala&quot;;MOD([.A95]+6;8)=7;&quot;Uma&quot;)" office:value-type="string" office:string-value="Yama" calcext:value-type="string">
            <text:p>Yama</text:p>
          </table:table-cell>
          <table:table-cell table:formula="of:=COM.MICROSOFT.IFS(MOD([.A95]+6;8)=0;6;MOD([.A95]+6;8)=1;5;MOD([.A95]+6;8)=2;8;MOD([.A95]+6;8)=3;9;MOD([.A95]+6;8)=4;3;MOD([.A95]+6;8)=5;7;MOD([.A95]+6;8)=6;1;MOD([.A95]+6;8)=7;4)" office:value-type="float" office:value="9" calcext:value-type="float">
            <text:p>9</text:p>
          </table:table-cell>
          <table:table-cell table:formula="of:=COM.MICROSOFT.IFS(MOD([.A95]-3;9)=0;&quot;Dangu&quot;;MOD([.A95]-3;9)=1;&quot;Jangur&quot;;MOD([.A95]-3;9)=2;&quot;Gigis&quot;;MOD([.A95]-3;9)=3;&quot;Nohan&quot;;MOD([.A95]-3;9)=4;&quot;Ogan&quot;;MOD([.A95]-3;9)=5;&quot;Erengan&quot;;MOD([.A95]-3;9)=6;&quot;Urungan&quot;;MOD([.A95]-3;9)=7;&quot;Tulus&quot;;MOD([.A95]-3;9)=8;&quot;Dadi&quot;)" office:value-type="string" office:string-value="Dangu" calcext:value-type="string">
            <text:p>Dangu</text:p>
          </table:table-cell>
          <table:table-cell table:formula="of:=COM.MICROSOFT.IFS(MOD([.A95]-3;9)=0;5;MOD([.A95]-3;9)=1;8;MOD([.A95]-3;9)=2;9;MOD([.A95]-3;9)=3;3;MOD([.A95]-3;9)=4;7;MOD([.A95]-3;9)=5;1;MOD([.A95]-3;9)=6;4;MOD([.A95]-3;9)=7;6;MOD([.A95]-3;9)=8;8)" office:value-type="float" office:value="5" calcext:value-type="float">
            <text:p>5</text:p>
          </table:table-cell>
          <table:table-cell table:formula="of:=COM.MICROSOFT.IFS(MOD(MOD([.N95]+[.R95];10);10)=0;&quot;Pandita&quot;;MOD(MOD([.N95]+[.R95];10);10)=1;&quot;Pati&quot;;MOD(MOD([.N95]+[.R95];10);10)=2;&quot;Suka&quot;;MOD(MOD([.N95]+[.R95];10);10)=3;&quot;Duka&quot;;MOD(MOD([.N95]+[.R95];10);10)=4;&quot;Sri&quot;;MOD(MOD([.N95]+[.R95];10);10)=5;&quot;Manuh&quot;;MOD(MOD([.N95]+[.R95];10);10)=6;&quot;Manusa&quot;;MOD(MOD([.N95]+[.R95];10);10)=7;&quot;Raja&quot;;MOD(MOD([.N95]+[.R95];10);10)=8;&quot;Dewa&quot;;MOD(MOD([.N95]+[.R95];10);10)=9;&quot;Raksasa&quot;)" office:value-type="string" office:string-value="Pati" calcext:value-type="string">
            <text:p>Pati</text:p>
          </table:table-cell>
          <table:table-cell table:formula="of:=COM.MICROSOFT.IFS(MOD(MOD([.N95]+[.R95];10);10)=0;5;MOD(MOD([.N95]+[.R95];10);10)=1;7;MOD(MOD([.N95]+[.R95];10);10)=2;10;MOD(MOD([.N95]+[.R95];10);10)=3;4;MOD(MOD([.N95]+[.R95];10);10)=4;6;MOD(MOD([.N95]+[.R95];10);10)=5;2;MOD(MOD([.N95]+[.R95];10);10)=6;3;MOD(MOD([.N95]+[.R95];10);10)=7;8;MOD(MOD([.N95]+[.R95];10);10)=8;9;MOD(MOD([.N95]+[.R95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96]-MOD([.A96];7))/7" office:value-type="float" office:value="13" calcext:value-type="float">
            <text:p>13</text:p>
          </table:table-cell>
          <table:table-cell office:value-type="string" calcext:value-type="string">
            <text:p>Medangsia</text:p>
          </table:table-cell>
          <table:table-cell office:value-type="float" office:value="8" calcext:value-type="float">
            <text:p>8</text:p>
          </table:table-cell>
          <table:table-cell table:formula="of:=IF(MOD([.N96]+[.R96];2)=1;&quot;Luang&quot;;&quot;-&quot;)" office:value-type="string" office:string-value="-" calcext:value-type="string">
            <text:p>-</text:p>
          </table:table-cell>
          <table:table-cell table:formula="of:=IF(MOD([.N96]+[.R96];2)=1;1;0)" office:value-type="float" office:value="0" calcext:value-type="float">
            <text:p>0</text:p>
          </table:table-cell>
          <table:table-cell table:formula="of:=IF(MOD([.N96]+[.R96];2)=1;&quot;Pepet&quot;;&quot;Menga&quot;)" office:value-type="string" office:string-value="Menga" calcext:value-type="string">
            <text:p>Menga</text:p>
          </table:table-cell>
          <table:table-cell table:formula="of:=IF(MOD([.N96]+[.R96];2)=1;4;5)" office:value-type="float" office:value="5" calcext:value-type="float">
            <text:p>5</text:p>
          </table:table-cell>
          <table:table-cell table:formula="of:=COM.MICROSOFT.IFS(MOD([.A96];3)=0;&quot;Pasah&quot;;MOD([.A96];3)=1;&quot;Beteng&quot;;MOD([.A96];3)=2;&quot;Kajeng&quot;)" office:value-type="string" office:string-value="Beteng" calcext:value-type="string">
            <text:p>Beteng</text:p>
          </table:table-cell>
          <table:table-cell table:formula="of:=COM.MICROSOFT.IFS(MOD([.A96];3)=0;9;MOD([.A96];3)=1;4;MOD([.A96];3)=2;7)" office:value-type="float" office:value="4" calcext:value-type="float">
            <text:p>4</text:p>
          </table:table-cell>
          <table:table-cell table:formula="of:=COM.MICROSOFT.IFS(MOD([.A96]+2;4)=0;&quot;Sri&quot;;MOD([.A96]+2;4)=1;&quot;Laba&quot;;MOD([.A96]+2;4)=2;&quot;Jaya&quot;;MOD([.A96]+2;4)=3;&quot;Menala&quot;)" office:value-type="string" office:string-value="Sri" calcext:value-type="string">
            <text:p>Sri</text:p>
          </table:table-cell>
          <table:table-cell table:formula="of:=COM.MICROSOFT.IFS(MOD([.A96]+2;4)=0;6;MOD([.A96]+2;4)=1;5;MOD([.A96]+2;4)=2;1;MOD([.A96]+2;4)=3;8)" office:value-type="float" office:value="6" calcext:value-type="float">
            <text:p>6</text:p>
          </table:table-cell>
          <table:table-cell table:formula="of:=COM.MICROSOFT.IFS(MOD([.A96];5)=0;&quot;Pahing&quot;;MOD([.A96];5)=1;&quot;Pon&quot;;MOD([.A96];5)=2;&quot;Wage&quot;;MOD([.A96];5)=3;&quot;Kliwon&quot;;MOD([.A96];5)=4;&quot;Umanis&quot;)" office:value-type="string" office:string-value="Umanis" calcext:value-type="string">
            <text:p>Umanis</text:p>
          </table:table-cell>
          <table:table-cell table:formula="of:=COM.MICROSOFT.IFS(MOD([.A96];5)=0;9;MOD([.A96];5)=1;7;MOD([.A96];5)=2;4;MOD([.A96];5)=3;8;MOD([.A96];5)=4;5)" office:value-type="float" office:value="5" calcext:value-type="float">
            <text:p>5</text:p>
          </table:table-cell>
          <table:table-cell table:formula="of:=COM.MICROSOFT.IFS(MOD([.A96];6)=0;&quot;Tungleh&quot;;MOD([.A96];6)=1;&quot;Aryang&quot;;MOD([.A96];6)=2;&quot;Urukung&quot;;MOD([.A96];6)=3;&quot;Paniron&quot;;MOD([.A96];6)=4;&quot;Was&quot;;MOD([.A96];6)=5;&quot;Maulu&quot;)" office:value-type="string" office:string-value="Was" calcext:value-type="string">
            <text:p>Was</text:p>
          </table:table-cell>
          <table:table-cell table:formula="of:=COM.MICROSOFT.IFS(MOD([.A96];6)=0;7;MOD([.A96];6)=1;6;MOD([.A96];6)=2;5;MOD([.A96];6)=3;8;MOD([.A96];6)=4;9;MOD([.A96];6)=5;3)" office:value-type="float" office:value="9" calcext:value-type="float">
            <text:p>9</text:p>
          </table:table-cell>
          <table:table-cell table:formula="of:=COM.MICROSOFT.IFS(MOD([.A96];7)=0;&quot;Redite&quot;;MOD([.A96];7)=1;&quot;Soma&quot;;MOD([.A96];7)=2;&quot;Anggara&quot;;MOD([.A96];7)=3;&quot;Budha&quot;;MOD([.A96];7)=4;&quot;Wraspati&quot;;MOD([.A96];7)=5;&quot;Sukra&quot;;MOD([.A96];7);&quot;Saniscara&quot;)" office:value-type="string" office:string-value="Budha" calcext:value-type="string">
            <text:p>Budha</text:p>
          </table:table-cell>
          <table:table-cell table:formula="of:=COM.MICROSOFT.IFS(MOD([.A96];7)=0;5;MOD([.A96];7)=1;4;MOD([.A96];7)=2;3;MOD([.A96];7)=3;7;MOD([.A96];7)=4;8;MOD([.A96];7)=5;6;MOD([.A96];7);9)" office:value-type="float" office:value="7" calcext:value-type="float">
            <text:p>7</text:p>
          </table:table-cell>
          <table:table-cell table:formula="of:=COM.MICROSOFT.IFS(MOD([.A96]+6;8)=0;&quot;Sri&quot;;MOD([.A96]+6;8)=1;&quot;Indra&quot;;MOD([.A96]+6;8)=2;&quot;Guru&quot;;MOD([.A96]+6;8)=3;&quot;Yama&quot;;MOD([.A96]+6;8)=4;&quot;Ludra&quot;;MOD([.A96]+6;8)=5;&quot;Brahma&quot;;MOD([.A96]+6;8)=6;&quot;Kala&quot;;MOD([.A96]+6;8)=7;&quot;Uma&quot;)" office:value-type="string" office:string-value="Ludra" calcext:value-type="string">
            <text:p>Ludra</text:p>
          </table:table-cell>
          <table:table-cell table:formula="of:=COM.MICROSOFT.IFS(MOD([.A96]+6;8)=0;6;MOD([.A96]+6;8)=1;5;MOD([.A96]+6;8)=2;8;MOD([.A96]+6;8)=3;9;MOD([.A96]+6;8)=4;3;MOD([.A96]+6;8)=5;7;MOD([.A96]+6;8)=6;1;MOD([.A96]+6;8)=7;4)" office:value-type="float" office:value="3" calcext:value-type="float">
            <text:p>3</text:p>
          </table:table-cell>
          <table:table-cell table:formula="of:=COM.MICROSOFT.IFS(MOD([.A96]-3;9)=0;&quot;Dangu&quot;;MOD([.A96]-3;9)=1;&quot;Jangur&quot;;MOD([.A96]-3;9)=2;&quot;Gigis&quot;;MOD([.A96]-3;9)=3;&quot;Nohan&quot;;MOD([.A96]-3;9)=4;&quot;Ogan&quot;;MOD([.A96]-3;9)=5;&quot;Erengan&quot;;MOD([.A96]-3;9)=6;&quot;Urungan&quot;;MOD([.A96]-3;9)=7;&quot;Tulus&quot;;MOD([.A96]-3;9)=8;&quot;Dadi&quot;)" office:value-type="string" office:string-value="Jangur" calcext:value-type="string">
            <text:p>Jangur</text:p>
          </table:table-cell>
          <table:table-cell table:formula="of:=COM.MICROSOFT.IFS(MOD([.A96]-3;9)=0;5;MOD([.A96]-3;9)=1;8;MOD([.A96]-3;9)=2;9;MOD([.A96]-3;9)=3;3;MOD([.A96]-3;9)=4;7;MOD([.A96]-3;9)=5;1;MOD([.A96]-3;9)=6;4;MOD([.A96]-3;9)=7;6;MOD([.A96]-3;9)=8;8)" office:value-type="float" office:value="8" calcext:value-type="float">
            <text:p>8</text:p>
          </table:table-cell>
          <table:table-cell table:formula="of:=COM.MICROSOFT.IFS(MOD(MOD([.N96]+[.R96];10);10)=0;&quot;Pandita&quot;;MOD(MOD([.N96]+[.R96];10);10)=1;&quot;Pati&quot;;MOD(MOD([.N96]+[.R96];10);10)=2;&quot;Suka&quot;;MOD(MOD([.N96]+[.R96];10);10)=3;&quot;Duka&quot;;MOD(MOD([.N96]+[.R96];10);10)=4;&quot;Sri&quot;;MOD(MOD([.N96]+[.R96];10);10)=5;&quot;Manuh&quot;;MOD(MOD([.N96]+[.R96];10);10)=6;&quot;Manusa&quot;;MOD(MOD([.N96]+[.R96];10);10)=7;&quot;Raja&quot;;MOD(MOD([.N96]+[.R96];10);10)=8;&quot;Dewa&quot;;MOD(MOD([.N96]+[.R96];10);10)=9;&quot;Raksasa&quot;)" office:value-type="string" office:string-value="Suka" calcext:value-type="string">
            <text:p>Suka</text:p>
          </table:table-cell>
          <table:table-cell table:formula="of:=COM.MICROSOFT.IFS(MOD(MOD([.N96]+[.R96];10);10)=0;5;MOD(MOD([.N96]+[.R96];10);10)=1;7;MOD(MOD([.N96]+[.R96];10);10)=2;10;MOD(MOD([.N96]+[.R96];10);10)=3;4;MOD(MOD([.N96]+[.R96];10);10)=4;6;MOD(MOD([.N96]+[.R96];10);10)=5;2;MOD(MOD([.N96]+[.R96];10);10)=6;3;MOD(MOD([.N96]+[.R96];10);10)=7;8;MOD(MOD([.N96]+[.R96];10);10)=8;9;MOD(MOD([.N96]+[.R96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97]-MOD([.A97];7))/7" office:value-type="float" office:value="13" calcext:value-type="float">
            <text:p>13</text:p>
          </table:table-cell>
          <table:table-cell office:value-type="string" calcext:value-type="string">
            <text:p>Medangsia</text:p>
          </table:table-cell>
          <table:table-cell office:value-type="float" office:value="8" calcext:value-type="float">
            <text:p>8</text:p>
          </table:table-cell>
          <table:table-cell table:formula="of:=IF(MOD([.N97]+[.R97];2)=1;&quot;Luang&quot;;&quot;-&quot;)" office:value-type="string" office:string-value="Luang" calcext:value-type="string">
            <text:p>Luang</text:p>
          </table:table-cell>
          <table:table-cell table:formula="of:=IF(MOD([.N97]+[.R97];2)=1;1;0)" office:value-type="float" office:value="1" calcext:value-type="float">
            <text:p>1</text:p>
          </table:table-cell>
          <table:table-cell table:formula="of:=IF(MOD([.N97]+[.R97];2)=1;&quot;Pepet&quot;;&quot;Menga&quot;)" office:value-type="string" office:string-value="Pepet" calcext:value-type="string">
            <text:p>Pepet</text:p>
          </table:table-cell>
          <table:table-cell table:formula="of:=IF(MOD([.N97]+[.R97];2)=1;4;5)" office:value-type="float" office:value="4" calcext:value-type="float">
            <text:p>4</text:p>
          </table:table-cell>
          <table:table-cell table:formula="of:=COM.MICROSOFT.IFS(MOD([.A97];3)=0;&quot;Pasah&quot;;MOD([.A97];3)=1;&quot;Beteng&quot;;MOD([.A97];3)=2;&quot;Kajeng&quot;)" office:value-type="string" office:string-value="Kajeng" calcext:value-type="string">
            <text:p>Kajeng</text:p>
          </table:table-cell>
          <table:table-cell table:formula="of:=COM.MICROSOFT.IFS(MOD([.A97];3)=0;9;MOD([.A97];3)=1;4;MOD([.A97];3)=2;7)" office:value-type="float" office:value="7" calcext:value-type="float">
            <text:p>7</text:p>
          </table:table-cell>
          <table:table-cell table:formula="of:=COM.MICROSOFT.IFS(MOD([.A97]+2;4)=0;&quot;Sri&quot;;MOD([.A97]+2;4)=1;&quot;Laba&quot;;MOD([.A97]+2;4)=2;&quot;Jaya&quot;;MOD([.A97]+2;4)=3;&quot;Menala&quot;)" office:value-type="string" office:string-value="Laba" calcext:value-type="string">
            <text:p>Laba</text:p>
          </table:table-cell>
          <table:table-cell table:formula="of:=COM.MICROSOFT.IFS(MOD([.A97]+2;4)=0;6;MOD([.A97]+2;4)=1;5;MOD([.A97]+2;4)=2;1;MOD([.A97]+2;4)=3;8)" office:value-type="float" office:value="5" calcext:value-type="float">
            <text:p>5</text:p>
          </table:table-cell>
          <table:table-cell table:formula="of:=COM.MICROSOFT.IFS(MOD([.A97];5)=0;&quot;Pahing&quot;;MOD([.A97];5)=1;&quot;Pon&quot;;MOD([.A97];5)=2;&quot;Wage&quot;;MOD([.A97];5)=3;&quot;Kliwon&quot;;MOD([.A97];5)=4;&quot;Umanis&quot;)" office:value-type="string" office:string-value="Pahing" calcext:value-type="string">
            <text:p>Pahing</text:p>
          </table:table-cell>
          <table:table-cell table:formula="of:=COM.MICROSOFT.IFS(MOD([.A97];5)=0;9;MOD([.A97];5)=1;7;MOD([.A97];5)=2;4;MOD([.A97];5)=3;8;MOD([.A97];5)=4;5)" office:value-type="float" office:value="9" calcext:value-type="float">
            <text:p>9</text:p>
          </table:table-cell>
          <table:table-cell table:formula="of:=COM.MICROSOFT.IFS(MOD([.A97];6)=0;&quot;Tungleh&quot;;MOD([.A97];6)=1;&quot;Aryang&quot;;MOD([.A97];6)=2;&quot;Urukung&quot;;MOD([.A97];6)=3;&quot;Paniron&quot;;MOD([.A97];6)=4;&quot;Was&quot;;MOD([.A97];6)=5;&quot;Maulu&quot;)" office:value-type="string" office:string-value="Maulu" calcext:value-type="string">
            <text:p>Maulu</text:p>
          </table:table-cell>
          <table:table-cell table:formula="of:=COM.MICROSOFT.IFS(MOD([.A97];6)=0;7;MOD([.A97];6)=1;6;MOD([.A97];6)=2;5;MOD([.A97];6)=3;8;MOD([.A97];6)=4;9;MOD([.A97];6)=5;3)" office:value-type="float" office:value="3" calcext:value-type="float">
            <text:p>3</text:p>
          </table:table-cell>
          <table:table-cell table:formula="of:=COM.MICROSOFT.IFS(MOD([.A97];7)=0;&quot;Redite&quot;;MOD([.A97];7)=1;&quot;Soma&quot;;MOD([.A97];7)=2;&quot;Anggara&quot;;MOD([.A97];7)=3;&quot;Budha&quot;;MOD([.A97];7)=4;&quot;Wraspati&quot;;MOD([.A97];7)=5;&quot;Sukra&quot;;MOD([.A97];7);&quot;Saniscara&quot;)" office:value-type="string" office:string-value="Wraspati" calcext:value-type="string">
            <text:p>Wraspati</text:p>
          </table:table-cell>
          <table:table-cell table:formula="of:=COM.MICROSOFT.IFS(MOD([.A97];7)=0;5;MOD([.A97];7)=1;4;MOD([.A97];7)=2;3;MOD([.A97];7)=3;7;MOD([.A97];7)=4;8;MOD([.A97];7)=5;6;MOD([.A97];7);9)" office:value-type="float" office:value="8" calcext:value-type="float">
            <text:p>8</text:p>
          </table:table-cell>
          <table:table-cell table:formula="of:=COM.MICROSOFT.IFS(MOD([.A97]+6;8)=0;&quot;Sri&quot;;MOD([.A97]+6;8)=1;&quot;Indra&quot;;MOD([.A97]+6;8)=2;&quot;Guru&quot;;MOD([.A97]+6;8)=3;&quot;Yama&quot;;MOD([.A97]+6;8)=4;&quot;Ludra&quot;;MOD([.A97]+6;8)=5;&quot;Brahma&quot;;MOD([.A97]+6;8)=6;&quot;Kala&quot;;MOD([.A97]+6;8)=7;&quot;Uma&quot;)" office:value-type="string" office:string-value="Brahma" calcext:value-type="string">
            <text:p>Brahma</text:p>
          </table:table-cell>
          <table:table-cell table:formula="of:=COM.MICROSOFT.IFS(MOD([.A97]+6;8)=0;6;MOD([.A97]+6;8)=1;5;MOD([.A97]+6;8)=2;8;MOD([.A97]+6;8)=3;9;MOD([.A97]+6;8)=4;3;MOD([.A97]+6;8)=5;7;MOD([.A97]+6;8)=6;1;MOD([.A97]+6;8)=7;4)" office:value-type="float" office:value="7" calcext:value-type="float">
            <text:p>7</text:p>
          </table:table-cell>
          <table:table-cell table:formula="of:=COM.MICROSOFT.IFS(MOD([.A97]-3;9)=0;&quot;Dangu&quot;;MOD([.A97]-3;9)=1;&quot;Jangur&quot;;MOD([.A97]-3;9)=2;&quot;Gigis&quot;;MOD([.A97]-3;9)=3;&quot;Nohan&quot;;MOD([.A97]-3;9)=4;&quot;Ogan&quot;;MOD([.A97]-3;9)=5;&quot;Erengan&quot;;MOD([.A97]-3;9)=6;&quot;Urungan&quot;;MOD([.A97]-3;9)=7;&quot;Tulus&quot;;MOD([.A97]-3;9)=8;&quot;Dadi&quot;)" office:value-type="string" office:string-value="Gigis" calcext:value-type="string">
            <text:p>Gigis</text:p>
          </table:table-cell>
          <table:table-cell table:formula="of:=COM.MICROSOFT.IFS(MOD([.A97]-3;9)=0;5;MOD([.A97]-3;9)=1;8;MOD([.A97]-3;9)=2;9;MOD([.A97]-3;9)=3;3;MOD([.A97]-3;9)=4;7;MOD([.A97]-3;9)=5;1;MOD([.A97]-3;9)=6;4;MOD([.A97]-3;9)=7;6;MOD([.A97]-3;9)=8;8)" office:value-type="float" office:value="9" calcext:value-type="float">
            <text:p>9</text:p>
          </table:table-cell>
          <table:table-cell table:formula="of:=COM.MICROSOFT.IFS(MOD(MOD([.N97]+[.R97];10);10)=0;&quot;Pandita&quot;;MOD(MOD([.N97]+[.R97];10);10)=1;&quot;Pati&quot;;MOD(MOD([.N97]+[.R97];10);10)=2;&quot;Suka&quot;;MOD(MOD([.N97]+[.R97];10);10)=3;&quot;Duka&quot;;MOD(MOD([.N97]+[.R97];10);10)=4;&quot;Sri&quot;;MOD(MOD([.N97]+[.R97];10);10)=5;&quot;Manuh&quot;;MOD(MOD([.N97]+[.R97];10);10)=6;&quot;Manusa&quot;;MOD(MOD([.N97]+[.R97];10);10)=7;&quot;Raja&quot;;MOD(MOD([.N97]+[.R97];10);10)=8;&quot;Dewa&quot;;MOD(MOD([.N97]+[.R97];10);10)=9;&quot;Raksasa&quot;)" office:value-type="string" office:string-value="Raja" calcext:value-type="string">
            <text:p>Raja</text:p>
          </table:table-cell>
          <table:table-cell table:formula="of:=COM.MICROSOFT.IFS(MOD(MOD([.N97]+[.R97];10);10)=0;5;MOD(MOD([.N97]+[.R97];10);10)=1;7;MOD(MOD([.N97]+[.R97];10);10)=2;10;MOD(MOD([.N97]+[.R97];10);10)=3;4;MOD(MOD([.N97]+[.R97];10);10)=4;6;MOD(MOD([.N97]+[.R97];10);10)=5;2;MOD(MOD([.N97]+[.R97];10);10)=6;3;MOD(MOD([.N97]+[.R97];10);10)=7;8;MOD(MOD([.N97]+[.R97];10);10)=8;9;MOD(MOD([.N97]+[.R97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A98]-MOD([.A98];7))/7" office:value-type="float" office:value="13" calcext:value-type="float">
            <text:p>13</text:p>
          </table:table-cell>
          <table:table-cell office:value-type="string" calcext:value-type="string">
            <text:p>Medangsia</text:p>
          </table:table-cell>
          <table:table-cell office:value-type="float" office:value="8" calcext:value-type="float">
            <text:p>8</text:p>
          </table:table-cell>
          <table:table-cell table:formula="of:=IF(MOD([.N98]+[.R98];2)=1;&quot;Luang&quot;;&quot;-&quot;)" office:value-type="string" office:string-value="Luang" calcext:value-type="string">
            <text:p>Luang</text:p>
          </table:table-cell>
          <table:table-cell table:formula="of:=IF(MOD([.N98]+[.R98];2)=1;1;0)" office:value-type="float" office:value="1" calcext:value-type="float">
            <text:p>1</text:p>
          </table:table-cell>
          <table:table-cell table:formula="of:=IF(MOD([.N98]+[.R98];2)=1;&quot;Pepet&quot;;&quot;Menga&quot;)" office:value-type="string" office:string-value="Pepet" calcext:value-type="string">
            <text:p>Pepet</text:p>
          </table:table-cell>
          <table:table-cell table:formula="of:=IF(MOD([.N98]+[.R98];2)=1;4;5)" office:value-type="float" office:value="4" calcext:value-type="float">
            <text:p>4</text:p>
          </table:table-cell>
          <table:table-cell table:formula="of:=COM.MICROSOFT.IFS(MOD([.A98];3)=0;&quot;Pasah&quot;;MOD([.A98];3)=1;&quot;Beteng&quot;;MOD([.A98];3)=2;&quot;Kajeng&quot;)" office:value-type="string" office:string-value="Pasah" calcext:value-type="string">
            <text:p>Pasah</text:p>
          </table:table-cell>
          <table:table-cell table:formula="of:=COM.MICROSOFT.IFS(MOD([.A98];3)=0;9;MOD([.A98];3)=1;4;MOD([.A98];3)=2;7)" office:value-type="float" office:value="9" calcext:value-type="float">
            <text:p>9</text:p>
          </table:table-cell>
          <table:table-cell table:formula="of:=COM.MICROSOFT.IFS(MOD([.A98]+2;4)=0;&quot;Sri&quot;;MOD([.A98]+2;4)=1;&quot;Laba&quot;;MOD([.A98]+2;4)=2;&quot;Jaya&quot;;MOD([.A98]+2;4)=3;&quot;Menala&quot;)" office:value-type="string" office:string-value="Jaya" calcext:value-type="string">
            <text:p>Jaya</text:p>
          </table:table-cell>
          <table:table-cell table:formula="of:=COM.MICROSOFT.IFS(MOD([.A98]+2;4)=0;6;MOD([.A98]+2;4)=1;5;MOD([.A98]+2;4)=2;1;MOD([.A98]+2;4)=3;8)" office:value-type="float" office:value="1" calcext:value-type="float">
            <text:p>1</text:p>
          </table:table-cell>
          <table:table-cell table:formula="of:=COM.MICROSOFT.IFS(MOD([.A98];5)=0;&quot;Pahing&quot;;MOD([.A98];5)=1;&quot;Pon&quot;;MOD([.A98];5)=2;&quot;Wage&quot;;MOD([.A98];5)=3;&quot;Kliwon&quot;;MOD([.A98];5)=4;&quot;Umanis&quot;)" office:value-type="string" office:string-value="Pon" calcext:value-type="string">
            <text:p>Pon</text:p>
          </table:table-cell>
          <table:table-cell table:formula="of:=COM.MICROSOFT.IFS(MOD([.A98];5)=0;9;MOD([.A98];5)=1;7;MOD([.A98];5)=2;4;MOD([.A98];5)=3;8;MOD([.A98];5)=4;5)" office:value-type="float" office:value="7" calcext:value-type="float">
            <text:p>7</text:p>
          </table:table-cell>
          <table:table-cell table:formula="of:=COM.MICROSOFT.IFS(MOD([.A98];6)=0;&quot;Tungleh&quot;;MOD([.A98];6)=1;&quot;Aryang&quot;;MOD([.A98];6)=2;&quot;Urukung&quot;;MOD([.A98];6)=3;&quot;Paniron&quot;;MOD([.A98];6)=4;&quot;Was&quot;;MOD([.A98];6)=5;&quot;Maulu&quot;)" office:value-type="string" office:string-value="Tungleh" calcext:value-type="string">
            <text:p>Tungleh</text:p>
          </table:table-cell>
          <table:table-cell table:formula="of:=COM.MICROSOFT.IFS(MOD([.A98];6)=0;7;MOD([.A98];6)=1;6;MOD([.A98];6)=2;5;MOD([.A98];6)=3;8;MOD([.A98];6)=4;9;MOD([.A98];6)=5;3)" office:value-type="float" office:value="7" calcext:value-type="float">
            <text:p>7</text:p>
          </table:table-cell>
          <table:table-cell table:formula="of:=COM.MICROSOFT.IFS(MOD([.A98];7)=0;&quot;Redite&quot;;MOD([.A98];7)=1;&quot;Soma&quot;;MOD([.A98];7)=2;&quot;Anggara&quot;;MOD([.A98];7)=3;&quot;Budha&quot;;MOD([.A98];7)=4;&quot;Wraspati&quot;;MOD([.A98];7)=5;&quot;Sukra&quot;;MOD([.A98];7);&quot;Saniscara&quot;)" office:value-type="string" office:string-value="Sukra" calcext:value-type="string">
            <text:p>Sukra</text:p>
          </table:table-cell>
          <table:table-cell table:formula="of:=COM.MICROSOFT.IFS(MOD([.A98];7)=0;5;MOD([.A98];7)=1;4;MOD([.A98];7)=2;3;MOD([.A98];7)=3;7;MOD([.A98];7)=4;8;MOD([.A98];7)=5;6;MOD([.A98];7);9)" office:value-type="float" office:value="6" calcext:value-type="float">
            <text:p>6</text:p>
          </table:table-cell>
          <table:table-cell table:formula="of:=COM.MICROSOFT.IFS(MOD([.A98]+6;8)=0;&quot;Sri&quot;;MOD([.A98]+6;8)=1;&quot;Indra&quot;;MOD([.A98]+6;8)=2;&quot;Guru&quot;;MOD([.A98]+6;8)=3;&quot;Yama&quot;;MOD([.A98]+6;8)=4;&quot;Ludra&quot;;MOD([.A98]+6;8)=5;&quot;Brahma&quot;;MOD([.A98]+6;8)=6;&quot;Kala&quot;;MOD([.A98]+6;8)=7;&quot;Uma&quot;)" office:value-type="string" office:string-value="Kala" calcext:value-type="string">
            <text:p>Kala</text:p>
          </table:table-cell>
          <table:table-cell table:formula="of:=COM.MICROSOFT.IFS(MOD([.A98]+6;8)=0;6;MOD([.A98]+6;8)=1;5;MOD([.A98]+6;8)=2;8;MOD([.A98]+6;8)=3;9;MOD([.A98]+6;8)=4;3;MOD([.A98]+6;8)=5;7;MOD([.A98]+6;8)=6;1;MOD([.A98]+6;8)=7;4)" office:value-type="float" office:value="1" calcext:value-type="float">
            <text:p>1</text:p>
          </table:table-cell>
          <table:table-cell table:formula="of:=COM.MICROSOFT.IFS(MOD([.A98]-3;9)=0;&quot;Dangu&quot;;MOD([.A98]-3;9)=1;&quot;Jangur&quot;;MOD([.A98]-3;9)=2;&quot;Gigis&quot;;MOD([.A98]-3;9)=3;&quot;Nohan&quot;;MOD([.A98]-3;9)=4;&quot;Ogan&quot;;MOD([.A98]-3;9)=5;&quot;Erengan&quot;;MOD([.A98]-3;9)=6;&quot;Urungan&quot;;MOD([.A98]-3;9)=7;&quot;Tulus&quot;;MOD([.A98]-3;9)=8;&quot;Dadi&quot;)" office:value-type="string" office:string-value="Nohan" calcext:value-type="string">
            <text:p>Nohan</text:p>
          </table:table-cell>
          <table:table-cell table:formula="of:=COM.MICROSOFT.IFS(MOD([.A98]-3;9)=0;5;MOD([.A98]-3;9)=1;8;MOD([.A98]-3;9)=2;9;MOD([.A98]-3;9)=3;3;MOD([.A98]-3;9)=4;7;MOD([.A98]-3;9)=5;1;MOD([.A98]-3;9)=6;4;MOD([.A98]-3;9)=7;6;MOD([.A98]-3;9)=8;8)" office:value-type="float" office:value="3" calcext:value-type="float">
            <text:p>3</text:p>
          </table:table-cell>
          <table:table-cell table:formula="of:=COM.MICROSOFT.IFS(MOD(MOD([.N98]+[.R98];10);10)=0;&quot;Pandita&quot;;MOD(MOD([.N98]+[.R98];10);10)=1;&quot;Pati&quot;;MOD(MOD([.N98]+[.R98];10);10)=2;&quot;Suka&quot;;MOD(MOD([.N98]+[.R98];10);10)=3;&quot;Duka&quot;;MOD(MOD([.N98]+[.R98];10);10)=4;&quot;Sri&quot;;MOD(MOD([.N98]+[.R98];10);10)=5;&quot;Manuh&quot;;MOD(MOD([.N98]+[.R98];10);10)=6;&quot;Manusa&quot;;MOD(MOD([.N98]+[.R98];10);10)=7;&quot;Raja&quot;;MOD(MOD([.N98]+[.R98];10);10)=8;&quot;Dewa&quot;;MOD(MOD([.N98]+[.R98];10);10)=9;&quot;Raksasa&quot;)" office:value-type="string" office:string-value="Duka" calcext:value-type="string">
            <text:p>Duka</text:p>
          </table:table-cell>
          <table:table-cell table:formula="of:=COM.MICROSOFT.IFS(MOD(MOD([.N98]+[.R98];10);10)=0;5;MOD(MOD([.N98]+[.R98];10);10)=1;7;MOD(MOD([.N98]+[.R98];10);10)=2;10;MOD(MOD([.N98]+[.R98];10);10)=3;4;MOD(MOD([.N98]+[.R98];10);10)=4;6;MOD(MOD([.N98]+[.R98];10);10)=5;2;MOD(MOD([.N98]+[.R98];10);10)=6;3;MOD(MOD([.N98]+[.R98];10);10)=7;8;MOD(MOD([.N98]+[.R98];10);10)=8;9;MOD(MOD([.N98]+[.R98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99]-MOD([.A99];7))/7" office:value-type="float" office:value="13" calcext:value-type="float">
            <text:p>13</text:p>
          </table:table-cell>
          <table:table-cell office:value-type="string" calcext:value-type="string">
            <text:p>Medangsia</text:p>
          </table:table-cell>
          <table:table-cell office:value-type="float" office:value="8" calcext:value-type="float">
            <text:p>8</text:p>
          </table:table-cell>
          <table:table-cell table:formula="of:=IF(MOD([.N99]+[.R99];2)=1;&quot;Luang&quot;;&quot;-&quot;)" office:value-type="string" office:string-value="Luang" calcext:value-type="string">
            <text:p>Luang</text:p>
          </table:table-cell>
          <table:table-cell table:formula="of:=IF(MOD([.N99]+[.R99];2)=1;1;0)" office:value-type="float" office:value="1" calcext:value-type="float">
            <text:p>1</text:p>
          </table:table-cell>
          <table:table-cell table:formula="of:=IF(MOD([.N99]+[.R99];2)=1;&quot;Pepet&quot;;&quot;Menga&quot;)" office:value-type="string" office:string-value="Pepet" calcext:value-type="string">
            <text:p>Pepet</text:p>
          </table:table-cell>
          <table:table-cell table:formula="of:=IF(MOD([.N99]+[.R99];2)=1;4;5)" office:value-type="float" office:value="4" calcext:value-type="float">
            <text:p>4</text:p>
          </table:table-cell>
          <table:table-cell table:formula="of:=COM.MICROSOFT.IFS(MOD([.A99];3)=0;&quot;Pasah&quot;;MOD([.A99];3)=1;&quot;Beteng&quot;;MOD([.A99];3)=2;&quot;Kajeng&quot;)" office:value-type="string" office:string-value="Beteng" calcext:value-type="string">
            <text:p>Beteng</text:p>
          </table:table-cell>
          <table:table-cell table:formula="of:=COM.MICROSOFT.IFS(MOD([.A99];3)=0;9;MOD([.A99];3)=1;4;MOD([.A99];3)=2;7)" office:value-type="float" office:value="4" calcext:value-type="float">
            <text:p>4</text:p>
          </table:table-cell>
          <table:table-cell table:formula="of:=COM.MICROSOFT.IFS(MOD([.A99]+2;4)=0;&quot;Sri&quot;;MOD([.A99]+2;4)=1;&quot;Laba&quot;;MOD([.A99]+2;4)=2;&quot;Jaya&quot;;MOD([.A99]+2;4)=3;&quot;Menala&quot;)" office:value-type="string" office:string-value="Menala" calcext:value-type="string">
            <text:p>Menala</text:p>
          </table:table-cell>
          <table:table-cell table:formula="of:=COM.MICROSOFT.IFS(MOD([.A99]+2;4)=0;6;MOD([.A99]+2;4)=1;5;MOD([.A99]+2;4)=2;1;MOD([.A99]+2;4)=3;8)" office:value-type="float" office:value="8" calcext:value-type="float">
            <text:p>8</text:p>
          </table:table-cell>
          <table:table-cell table:formula="of:=COM.MICROSOFT.IFS(MOD([.A99];5)=0;&quot;Pahing&quot;;MOD([.A99];5)=1;&quot;Pon&quot;;MOD([.A99];5)=2;&quot;Wage&quot;;MOD([.A99];5)=3;&quot;Kliwon&quot;;MOD([.A99];5)=4;&quot;Umanis&quot;)" office:value-type="string" office:string-value="Wage" calcext:value-type="string">
            <text:p>Wage</text:p>
          </table:table-cell>
          <table:table-cell table:formula="of:=COM.MICROSOFT.IFS(MOD([.A99];5)=0;9;MOD([.A99];5)=1;7;MOD([.A99];5)=2;4;MOD([.A99];5)=3;8;MOD([.A99];5)=4;5)" office:value-type="float" office:value="4" calcext:value-type="float">
            <text:p>4</text:p>
          </table:table-cell>
          <table:table-cell table:formula="of:=COM.MICROSOFT.IFS(MOD([.A99];6)=0;&quot;Tungleh&quot;;MOD([.A99];6)=1;&quot;Aryang&quot;;MOD([.A99];6)=2;&quot;Urukung&quot;;MOD([.A99];6)=3;&quot;Paniron&quot;;MOD([.A99];6)=4;&quot;Was&quot;;MOD([.A99];6)=5;&quot;Maulu&quot;)" office:value-type="string" office:string-value="Aryang" calcext:value-type="string">
            <text:p>Aryang</text:p>
          </table:table-cell>
          <table:table-cell table:formula="of:=COM.MICROSOFT.IFS(MOD([.A99];6)=0;7;MOD([.A99];6)=1;6;MOD([.A99];6)=2;5;MOD([.A99];6)=3;8;MOD([.A99];6)=4;9;MOD([.A99];6)=5;3)" office:value-type="float" office:value="6" calcext:value-type="float">
            <text:p>6</text:p>
          </table:table-cell>
          <table:table-cell table:formula="of:=COM.MICROSOFT.IFS(MOD([.A99];7)=0;&quot;Redite&quot;;MOD([.A99];7)=1;&quot;Soma&quot;;MOD([.A99];7)=2;&quot;Anggara&quot;;MOD([.A99];7)=3;&quot;Budha&quot;;MOD([.A99];7)=4;&quot;Wraspati&quot;;MOD([.A99];7)=5;&quot;Sukra&quot;;MOD([.A99];7);&quot;Saniscara&quot;)" office:value-type="string" office:string-value="Saniscara" calcext:value-type="string">
            <text:p>Saniscara</text:p>
          </table:table-cell>
          <table:table-cell table:formula="of:=COM.MICROSOFT.IFS(MOD([.A99];7)=0;5;MOD([.A99];7)=1;4;MOD([.A99];7)=2;3;MOD([.A99];7)=3;7;MOD([.A99];7)=4;8;MOD([.A99];7)=5;6;MOD([.A99];7);9)" office:value-type="float" office:value="9" calcext:value-type="float">
            <text:p>9</text:p>
          </table:table-cell>
          <table:table-cell table:formula="of:=COM.MICROSOFT.IFS(MOD([.A99]+6;8)=0;&quot;Sri&quot;;MOD([.A99]+6;8)=1;&quot;Indra&quot;;MOD([.A99]+6;8)=2;&quot;Guru&quot;;MOD([.A99]+6;8)=3;&quot;Yama&quot;;MOD([.A99]+6;8)=4;&quot;Ludra&quot;;MOD([.A99]+6;8)=5;&quot;Brahma&quot;;MOD([.A99]+6;8)=6;&quot;Kala&quot;;MOD([.A99]+6;8)=7;&quot;Uma&quot;)" office:value-type="string" office:string-value="Uma" calcext:value-type="string">
            <text:p>Uma</text:p>
          </table:table-cell>
          <table:table-cell table:formula="of:=COM.MICROSOFT.IFS(MOD([.A99]+6;8)=0;6;MOD([.A99]+6;8)=1;5;MOD([.A99]+6;8)=2;8;MOD([.A99]+6;8)=3;9;MOD([.A99]+6;8)=4;3;MOD([.A99]+6;8)=5;7;MOD([.A99]+6;8)=6;1;MOD([.A99]+6;8)=7;4)" office:value-type="float" office:value="4" calcext:value-type="float">
            <text:p>4</text:p>
          </table:table-cell>
          <table:table-cell table:formula="of:=COM.MICROSOFT.IFS(MOD([.A99]-3;9)=0;&quot;Dangu&quot;;MOD([.A99]-3;9)=1;&quot;Jangur&quot;;MOD([.A99]-3;9)=2;&quot;Gigis&quot;;MOD([.A99]-3;9)=3;&quot;Nohan&quot;;MOD([.A99]-3;9)=4;&quot;Ogan&quot;;MOD([.A99]-3;9)=5;&quot;Erengan&quot;;MOD([.A99]-3;9)=6;&quot;Urungan&quot;;MOD([.A99]-3;9)=7;&quot;Tulus&quot;;MOD([.A99]-3;9)=8;&quot;Dadi&quot;)" office:value-type="string" office:string-value="Ogan" calcext:value-type="string">
            <text:p>Ogan</text:p>
          </table:table-cell>
          <table:table-cell table:formula="of:=COM.MICROSOFT.IFS(MOD([.A99]-3;9)=0;5;MOD([.A99]-3;9)=1;8;MOD([.A99]-3;9)=2;9;MOD([.A99]-3;9)=3;3;MOD([.A99]-3;9)=4;7;MOD([.A99]-3;9)=5;1;MOD([.A99]-3;9)=6;4;MOD([.A99]-3;9)=7;6;MOD([.A99]-3;9)=8;8)" office:value-type="float" office:value="7" calcext:value-type="float">
            <text:p>7</text:p>
          </table:table-cell>
          <table:table-cell table:formula="of:=COM.MICROSOFT.IFS(MOD(MOD([.N99]+[.R99];10);10)=0;&quot;Pandita&quot;;MOD(MOD([.N99]+[.R99];10);10)=1;&quot;Pati&quot;;MOD(MOD([.N99]+[.R99];10);10)=2;&quot;Suka&quot;;MOD(MOD([.N99]+[.R99];10);10)=3;&quot;Duka&quot;;MOD(MOD([.N99]+[.R99];10);10)=4;&quot;Sri&quot;;MOD(MOD([.N99]+[.R99];10);10)=5;&quot;Manuh&quot;;MOD(MOD([.N99]+[.R99];10);10)=6;&quot;Manusa&quot;;MOD(MOD([.N99]+[.R99];10);10)=7;&quot;Raja&quot;;MOD(MOD([.N99]+[.R99];10);10)=8;&quot;Dewa&quot;;MOD(MOD([.N99]+[.R99];10);10)=9;&quot;Raksasa&quot;)" office:value-type="string" office:string-value="Duka" calcext:value-type="string">
            <text:p>Duka</text:p>
          </table:table-cell>
          <table:table-cell table:formula="of:=COM.MICROSOFT.IFS(MOD(MOD([.N99]+[.R99];10);10)=0;5;MOD(MOD([.N99]+[.R99];10);10)=1;7;MOD(MOD([.N99]+[.R99];10);10)=2;10;MOD(MOD([.N99]+[.R99];10);10)=3;4;MOD(MOD([.N99]+[.R99];10);10)=4;6;MOD(MOD([.N99]+[.R99];10);10)=5;2;MOD(MOD([.N99]+[.R99];10);10)=6;3;MOD(MOD([.N99]+[.R99];10);10)=7;8;MOD(MOD([.N99]+[.R99];10);10)=8;9;MOD(MOD([.N99]+[.R99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100]-MOD([.A100];7))/7" office:value-type="float" office:value="14" calcext:value-type="float">
            <text:p>14</text:p>
          </table:table-cell>
          <table:table-cell office:value-type="string" calcext:value-type="string">
            <text:p>Pujut</text:p>
          </table:table-cell>
          <table:table-cell office:value-type="float" office:value="9" calcext:value-type="float">
            <text:p>9</text:p>
          </table:table-cell>
          <table:table-cell table:formula="of:=IF(MOD([.N100]+[.R100];2)=1;&quot;Luang&quot;;&quot;-&quot;)" office:value-type="string" office:string-value="Luang" calcext:value-type="string">
            <text:p>Luang</text:p>
          </table:table-cell>
          <table:table-cell table:formula="of:=IF(MOD([.N100]+[.R100];2)=1;1;0)" office:value-type="float" office:value="1" calcext:value-type="float">
            <text:p>1</text:p>
          </table:table-cell>
          <table:table-cell table:formula="of:=IF(MOD([.N100]+[.R100];2)=1;&quot;Pepet&quot;;&quot;Menga&quot;)" office:value-type="string" office:string-value="Pepet" calcext:value-type="string">
            <text:p>Pepet</text:p>
          </table:table-cell>
          <table:table-cell table:formula="of:=IF(MOD([.N100]+[.R100];2)=1;4;5)" office:value-type="float" office:value="4" calcext:value-type="float">
            <text:p>4</text:p>
          </table:table-cell>
          <table:table-cell table:formula="of:=COM.MICROSOFT.IFS(MOD([.A100];3)=0;&quot;Pasah&quot;;MOD([.A100];3)=1;&quot;Beteng&quot;;MOD([.A100];3)=2;&quot;Kajeng&quot;)" office:value-type="string" office:string-value="Kajeng" calcext:value-type="string">
            <text:p>Kajeng</text:p>
          </table:table-cell>
          <table:table-cell table:formula="of:=COM.MICROSOFT.IFS(MOD([.A100];3)=0;9;MOD([.A100];3)=1;4;MOD([.A100];3)=2;7)" office:value-type="float" office:value="7" calcext:value-type="float">
            <text:p>7</text:p>
          </table:table-cell>
          <table:table-cell table:formula="of:=COM.MICROSOFT.IFS(MOD([.A100]+2;4)=0;&quot;Sri&quot;;MOD([.A100]+2;4)=1;&quot;Laba&quot;;MOD([.A100]+2;4)=2;&quot;Jaya&quot;;MOD([.A100]+2;4)=3;&quot;Menala&quot;)" office:value-type="string" office:string-value="Sri" calcext:value-type="string">
            <text:p>Sri</text:p>
          </table:table-cell>
          <table:table-cell table:formula="of:=COM.MICROSOFT.IFS(MOD([.A100]+2;4)=0;6;MOD([.A100]+2;4)=1;5;MOD([.A100]+2;4)=2;1;MOD([.A100]+2;4)=3;8)" office:value-type="float" office:value="6" calcext:value-type="float">
            <text:p>6</text:p>
          </table:table-cell>
          <table:table-cell table:formula="of:=COM.MICROSOFT.IFS(MOD([.A100];5)=0;&quot;Pahing&quot;;MOD([.A100];5)=1;&quot;Pon&quot;;MOD([.A100];5)=2;&quot;Wage&quot;;MOD([.A100];5)=3;&quot;Kliwon&quot;;MOD([.A100];5)=4;&quot;Umanis&quot;)" office:value-type="string" office:string-value="Kliwon" calcext:value-type="string">
            <text:p>Kliwon</text:p>
          </table:table-cell>
          <table:table-cell table:formula="of:=COM.MICROSOFT.IFS(MOD([.A100];5)=0;9;MOD([.A100];5)=1;7;MOD([.A100];5)=2;4;MOD([.A100];5)=3;8;MOD([.A100];5)=4;5)" office:value-type="float" office:value="8" calcext:value-type="float">
            <text:p>8</text:p>
          </table:table-cell>
          <table:table-cell table:formula="of:=COM.MICROSOFT.IFS(MOD([.A100];6)=0;&quot;Tungleh&quot;;MOD([.A100];6)=1;&quot;Aryang&quot;;MOD([.A100];6)=2;&quot;Urukung&quot;;MOD([.A100];6)=3;&quot;Paniron&quot;;MOD([.A100];6)=4;&quot;Was&quot;;MOD([.A100];6)=5;&quot;Maulu&quot;)" office:value-type="string" office:string-value="Urukung" calcext:value-type="string">
            <text:p>Urukung</text:p>
          </table:table-cell>
          <table:table-cell table:formula="of:=COM.MICROSOFT.IFS(MOD([.A100];6)=0;7;MOD([.A100];6)=1;6;MOD([.A100];6)=2;5;MOD([.A100];6)=3;8;MOD([.A100];6)=4;9;MOD([.A100];6)=5;3)" office:value-type="float" office:value="5" calcext:value-type="float">
            <text:p>5</text:p>
          </table:table-cell>
          <table:table-cell table:formula="of:=COM.MICROSOFT.IFS(MOD([.A100];7)=0;&quot;Redite&quot;;MOD([.A100];7)=1;&quot;Soma&quot;;MOD([.A100];7)=2;&quot;Anggara&quot;;MOD([.A100];7)=3;&quot;Budha&quot;;MOD([.A100];7)=4;&quot;Wraspati&quot;;MOD([.A100];7)=5;&quot;Sukra&quot;;MOD([.A100];7);&quot;Saniscara&quot;)" office:value-type="string" office:string-value="Redite" calcext:value-type="string">
            <text:p>Redite</text:p>
          </table:table-cell>
          <table:table-cell table:formula="of:=COM.MICROSOFT.IFS(MOD([.A100];7)=0;5;MOD([.A100];7)=1;4;MOD([.A100];7)=2;3;MOD([.A100];7)=3;7;MOD([.A100];7)=4;8;MOD([.A100];7)=5;6;MOD([.A100];7);9)" office:value-type="float" office:value="5" calcext:value-type="float">
            <text:p>5</text:p>
          </table:table-cell>
          <table:table-cell table:formula="of:=COM.MICROSOFT.IFS(MOD([.A100]+6;8)=0;&quot;Sri&quot;;MOD([.A100]+6;8)=1;&quot;Indra&quot;;MOD([.A100]+6;8)=2;&quot;Guru&quot;;MOD([.A100]+6;8)=3;&quot;Yama&quot;;MOD([.A100]+6;8)=4;&quot;Ludra&quot;;MOD([.A100]+6;8)=5;&quot;Brahma&quot;;MOD([.A100]+6;8)=6;&quot;Kala&quot;;MOD([.A100]+6;8)=7;&quot;Uma&quot;)" office:value-type="string" office:string-value="Sri" calcext:value-type="string">
            <text:p>Sri</text:p>
          </table:table-cell>
          <table:table-cell table:formula="of:=COM.MICROSOFT.IFS(MOD([.A100]+6;8)=0;6;MOD([.A100]+6;8)=1;5;MOD([.A100]+6;8)=2;8;MOD([.A100]+6;8)=3;9;MOD([.A100]+6;8)=4;3;MOD([.A100]+6;8)=5;7;MOD([.A100]+6;8)=6;1;MOD([.A100]+6;8)=7;4)" office:value-type="float" office:value="6" calcext:value-type="float">
            <text:p>6</text:p>
          </table:table-cell>
          <table:table-cell table:formula="of:=COM.MICROSOFT.IFS(MOD([.A100]-3;9)=0;&quot;Dangu&quot;;MOD([.A100]-3;9)=1;&quot;Jangur&quot;;MOD([.A100]-3;9)=2;&quot;Gigis&quot;;MOD([.A100]-3;9)=3;&quot;Nohan&quot;;MOD([.A100]-3;9)=4;&quot;Ogan&quot;;MOD([.A100]-3;9)=5;&quot;Erengan&quot;;MOD([.A100]-3;9)=6;&quot;Urungan&quot;;MOD([.A100]-3;9)=7;&quot;Tulus&quot;;MOD([.A100]-3;9)=8;&quot;Dadi&quot;)" office:value-type="string" office:string-value="Erengan" calcext:value-type="string">
            <text:p>Erengan</text:p>
          </table:table-cell>
          <table:table-cell table:formula="of:=COM.MICROSOFT.IFS(MOD([.A100]-3;9)=0;5;MOD([.A100]-3;9)=1;8;MOD([.A100]-3;9)=2;9;MOD([.A100]-3;9)=3;3;MOD([.A100]-3;9)=4;7;MOD([.A100]-3;9)=5;1;MOD([.A100]-3;9)=6;4;MOD([.A100]-3;9)=7;6;MOD([.A100]-3;9)=8;8)" office:value-type="float" office:value="1" calcext:value-type="float">
            <text:p>1</text:p>
          </table:table-cell>
          <table:table-cell table:formula="of:=COM.MICROSOFT.IFS(MOD(MOD([.N100]+[.R100];10);10)=0;&quot;Pandita&quot;;MOD(MOD([.N100]+[.R100];10);10)=1;&quot;Pati&quot;;MOD(MOD([.N100]+[.R100];10);10)=2;&quot;Suka&quot;;MOD(MOD([.N100]+[.R100];10);10)=3;&quot;Duka&quot;;MOD(MOD([.N100]+[.R100];10);10)=4;&quot;Sri&quot;;MOD(MOD([.N100]+[.R100];10);10)=5;&quot;Manuh&quot;;MOD(MOD([.N100]+[.R100];10);10)=6;&quot;Manusa&quot;;MOD(MOD([.N100]+[.R100];10);10)=7;&quot;Raja&quot;;MOD(MOD([.N100]+[.R100];10);10)=8;&quot;Dewa&quot;;MOD(MOD([.N100]+[.R100];10);10)=9;&quot;Raksasa&quot;)" office:value-type="string" office:string-value="Duka" calcext:value-type="string">
            <text:p>Duka</text:p>
          </table:table-cell>
          <table:table-cell table:formula="of:=COM.MICROSOFT.IFS(MOD(MOD([.N100]+[.R100];10);10)=0;5;MOD(MOD([.N100]+[.R100];10);10)=1;7;MOD(MOD([.N100]+[.R100];10);10)=2;10;MOD(MOD([.N100]+[.R100];10);10)=3;4;MOD(MOD([.N100]+[.R100];10);10)=4;6;MOD(MOD([.N100]+[.R100];10);10)=5;2;MOD(MOD([.N100]+[.R100];10);10)=6;3;MOD(MOD([.N100]+[.R100];10);10)=7;8;MOD(MOD([.N100]+[.R100];10);10)=8;9;MOD(MOD([.N100]+[.R100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101]-MOD([.A101];7))/7" office:value-type="float" office:value="14" calcext:value-type="float">
            <text:p>14</text:p>
          </table:table-cell>
          <table:table-cell office:value-type="string" calcext:value-type="string">
            <text:p>Pujut</text:p>
          </table:table-cell>
          <table:table-cell office:value-type="float" office:value="9" calcext:value-type="float">
            <text:p>9</text:p>
          </table:table-cell>
          <table:table-cell table:formula="of:=IF(MOD([.N101]+[.R101];2)=1;&quot;Luang&quot;;&quot;-&quot;)" office:value-type="string" office:string-value="Luang" calcext:value-type="string">
            <text:p>Luang</text:p>
          </table:table-cell>
          <table:table-cell table:formula="of:=IF(MOD([.N101]+[.R101];2)=1;1;0)" office:value-type="float" office:value="1" calcext:value-type="float">
            <text:p>1</text:p>
          </table:table-cell>
          <table:table-cell table:formula="of:=IF(MOD([.N101]+[.R101];2)=1;&quot;Pepet&quot;;&quot;Menga&quot;)" office:value-type="string" office:string-value="Pepet" calcext:value-type="string">
            <text:p>Pepet</text:p>
          </table:table-cell>
          <table:table-cell table:formula="of:=IF(MOD([.N101]+[.R101];2)=1;4;5)" office:value-type="float" office:value="4" calcext:value-type="float">
            <text:p>4</text:p>
          </table:table-cell>
          <table:table-cell table:formula="of:=COM.MICROSOFT.IFS(MOD([.A101];3)=0;&quot;Pasah&quot;;MOD([.A101];3)=1;&quot;Beteng&quot;;MOD([.A101];3)=2;&quot;Kajeng&quot;)" office:value-type="string" office:string-value="Pasah" calcext:value-type="string">
            <text:p>Pasah</text:p>
          </table:table-cell>
          <table:table-cell table:formula="of:=COM.MICROSOFT.IFS(MOD([.A101];3)=0;9;MOD([.A101];3)=1;4;MOD([.A101];3)=2;7)" office:value-type="float" office:value="9" calcext:value-type="float">
            <text:p>9</text:p>
          </table:table-cell>
          <table:table-cell table:formula="of:=COM.MICROSOFT.IFS(MOD([.A101]+2;4)=0;&quot;Sri&quot;;MOD([.A101]+2;4)=1;&quot;Laba&quot;;MOD([.A101]+2;4)=2;&quot;Jaya&quot;;MOD([.A101]+2;4)=3;&quot;Menala&quot;)" office:value-type="string" office:string-value="Laba" calcext:value-type="string">
            <text:p>Laba</text:p>
          </table:table-cell>
          <table:table-cell table:formula="of:=COM.MICROSOFT.IFS(MOD([.A101]+2;4)=0;6;MOD([.A101]+2;4)=1;5;MOD([.A101]+2;4)=2;1;MOD([.A101]+2;4)=3;8)" office:value-type="float" office:value="5" calcext:value-type="float">
            <text:p>5</text:p>
          </table:table-cell>
          <table:table-cell table:formula="of:=COM.MICROSOFT.IFS(MOD([.A101];5)=0;&quot;Pahing&quot;;MOD([.A101];5)=1;&quot;Pon&quot;;MOD([.A101];5)=2;&quot;Wage&quot;;MOD([.A101];5)=3;&quot;Kliwon&quot;;MOD([.A101];5)=4;&quot;Umanis&quot;)" office:value-type="string" office:string-value="Umanis" calcext:value-type="string">
            <text:p>Umanis</text:p>
          </table:table-cell>
          <table:table-cell table:formula="of:=COM.MICROSOFT.IFS(MOD([.A101];5)=0;9;MOD([.A101];5)=1;7;MOD([.A101];5)=2;4;MOD([.A101];5)=3;8;MOD([.A101];5)=4;5)" office:value-type="float" office:value="5" calcext:value-type="float">
            <text:p>5</text:p>
          </table:table-cell>
          <table:table-cell table:formula="of:=COM.MICROSOFT.IFS(MOD([.A101];6)=0;&quot;Tungleh&quot;;MOD([.A101];6)=1;&quot;Aryang&quot;;MOD([.A101];6)=2;&quot;Urukung&quot;;MOD([.A101];6)=3;&quot;Paniron&quot;;MOD([.A101];6)=4;&quot;Was&quot;;MOD([.A101];6)=5;&quot;Maulu&quot;)" office:value-type="string" office:string-value="Paniron" calcext:value-type="string">
            <text:p>Paniron</text:p>
          </table:table-cell>
          <table:table-cell table:formula="of:=COM.MICROSOFT.IFS(MOD([.A101];6)=0;7;MOD([.A101];6)=1;6;MOD([.A101];6)=2;5;MOD([.A101];6)=3;8;MOD([.A101];6)=4;9;MOD([.A101];6)=5;3)" office:value-type="float" office:value="8" calcext:value-type="float">
            <text:p>8</text:p>
          </table:table-cell>
          <table:table-cell table:formula="of:=COM.MICROSOFT.IFS(MOD([.A101];7)=0;&quot;Redite&quot;;MOD([.A101];7)=1;&quot;Soma&quot;;MOD([.A101];7)=2;&quot;Anggara&quot;;MOD([.A101];7)=3;&quot;Budha&quot;;MOD([.A101];7)=4;&quot;Wraspati&quot;;MOD([.A101];7)=5;&quot;Sukra&quot;;MOD([.A101];7);&quot;Saniscara&quot;)" office:value-type="string" office:string-value="Soma" calcext:value-type="string">
            <text:p>Soma</text:p>
          </table:table-cell>
          <table:table-cell table:formula="of:=COM.MICROSOFT.IFS(MOD([.A101];7)=0;5;MOD([.A101];7)=1;4;MOD([.A101];7)=2;3;MOD([.A101];7)=3;7;MOD([.A101];7)=4;8;MOD([.A101];7)=5;6;MOD([.A101];7);9)" office:value-type="float" office:value="4" calcext:value-type="float">
            <text:p>4</text:p>
          </table:table-cell>
          <table:table-cell table:formula="of:=COM.MICROSOFT.IFS(MOD([.A101]+6;8)=0;&quot;Sri&quot;;MOD([.A101]+6;8)=1;&quot;Indra&quot;;MOD([.A101]+6;8)=2;&quot;Guru&quot;;MOD([.A101]+6;8)=3;&quot;Yama&quot;;MOD([.A101]+6;8)=4;&quot;Ludra&quot;;MOD([.A101]+6;8)=5;&quot;Brahma&quot;;MOD([.A101]+6;8)=6;&quot;Kala&quot;;MOD([.A101]+6;8)=7;&quot;Uma&quot;)" office:value-type="string" office:string-value="Indra" calcext:value-type="string">
            <text:p>Indra</text:p>
          </table:table-cell>
          <table:table-cell table:formula="of:=COM.MICROSOFT.IFS(MOD([.A101]+6;8)=0;6;MOD([.A101]+6;8)=1;5;MOD([.A101]+6;8)=2;8;MOD([.A101]+6;8)=3;9;MOD([.A101]+6;8)=4;3;MOD([.A101]+6;8)=5;7;MOD([.A101]+6;8)=6;1;MOD([.A101]+6;8)=7;4)" office:value-type="float" office:value="5" calcext:value-type="float">
            <text:p>5</text:p>
          </table:table-cell>
          <table:table-cell table:formula="of:=COM.MICROSOFT.IFS(MOD([.A101]-3;9)=0;&quot;Dangu&quot;;MOD([.A101]-3;9)=1;&quot;Jangur&quot;;MOD([.A101]-3;9)=2;&quot;Gigis&quot;;MOD([.A101]-3;9)=3;&quot;Nohan&quot;;MOD([.A101]-3;9)=4;&quot;Ogan&quot;;MOD([.A101]-3;9)=5;&quot;Erengan&quot;;MOD([.A101]-3;9)=6;&quot;Urungan&quot;;MOD([.A101]-3;9)=7;&quot;Tulus&quot;;MOD([.A101]-3;9)=8;&quot;Dadi&quot;)" office:value-type="string" office:string-value="Urungan" calcext:value-type="string">
            <text:p>Urungan</text:p>
          </table:table-cell>
          <table:table-cell table:formula="of:=COM.MICROSOFT.IFS(MOD([.A101]-3;9)=0;5;MOD([.A101]-3;9)=1;8;MOD([.A101]-3;9)=2;9;MOD([.A101]-3;9)=3;3;MOD([.A101]-3;9)=4;7;MOD([.A101]-3;9)=5;1;MOD([.A101]-3;9)=6;4;MOD([.A101]-3;9)=7;6;MOD([.A101]-3;9)=8;8)" office:value-type="float" office:value="4" calcext:value-type="float">
            <text:p>4</text:p>
          </table:table-cell>
          <table:table-cell table:formula="of:=COM.MICROSOFT.IFS(MOD(MOD([.N101]+[.R101];10);10)=0;&quot;Pandita&quot;;MOD(MOD([.N101]+[.R101];10);10)=1;&quot;Pati&quot;;MOD(MOD([.N101]+[.R101];10);10)=2;&quot;Suka&quot;;MOD(MOD([.N101]+[.R101];10);10)=3;&quot;Duka&quot;;MOD(MOD([.N101]+[.R101];10);10)=4;&quot;Sri&quot;;MOD(MOD([.N101]+[.R101];10);10)=5;&quot;Manuh&quot;;MOD(MOD([.N101]+[.R101];10);10)=6;&quot;Manusa&quot;;MOD(MOD([.N101]+[.R101];10);10)=7;&quot;Raja&quot;;MOD(MOD([.N101]+[.R101];10);10)=8;&quot;Dewa&quot;;MOD(MOD([.N101]+[.R101];10);10)=9;&quot;Raksasa&quot;)" office:value-type="string" office:string-value="Raksasa" calcext:value-type="string">
            <text:p>Raksasa</text:p>
          </table:table-cell>
          <table:table-cell table:formula="of:=COM.MICROSOFT.IFS(MOD(MOD([.N101]+[.R101];10);10)=0;5;MOD(MOD([.N101]+[.R101];10);10)=1;7;MOD(MOD([.N101]+[.R101];10);10)=2;10;MOD(MOD([.N101]+[.R101];10);10)=3;4;MOD(MOD([.N101]+[.R101];10);10)=4;6;MOD(MOD([.N101]+[.R101];10);10)=5;2;MOD(MOD([.N101]+[.R101];10);10)=6;3;MOD(MOD([.N101]+[.R101];10);10)=7;8;MOD(MOD([.N101]+[.R101];10);10)=8;9;MOD(MOD([.N101]+[.R101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02]-MOD([.A102];7))/7" office:value-type="float" office:value="14" calcext:value-type="float">
            <text:p>14</text:p>
          </table:table-cell>
          <table:table-cell office:value-type="string" calcext:value-type="string">
            <text:p>Pujut</text:p>
          </table:table-cell>
          <table:table-cell office:value-type="float" office:value="9" calcext:value-type="float">
            <text:p>9</text:p>
          </table:table-cell>
          <table:table-cell table:formula="of:=IF(MOD([.N102]+[.R102];2)=1;&quot;Luang&quot;;&quot;-&quot;)" office:value-type="string" office:string-value="-" calcext:value-type="string">
            <text:p>-</text:p>
          </table:table-cell>
          <table:table-cell table:formula="of:=IF(MOD([.N102]+[.R102];2)=1;1;0)" office:value-type="float" office:value="0" calcext:value-type="float">
            <text:p>0</text:p>
          </table:table-cell>
          <table:table-cell table:formula="of:=IF(MOD([.N102]+[.R102];2)=1;&quot;Pepet&quot;;&quot;Menga&quot;)" office:value-type="string" office:string-value="Menga" calcext:value-type="string">
            <text:p>Menga</text:p>
          </table:table-cell>
          <table:table-cell table:formula="of:=IF(MOD([.N102]+[.R102];2)=1;4;5)" office:value-type="float" office:value="5" calcext:value-type="float">
            <text:p>5</text:p>
          </table:table-cell>
          <table:table-cell table:formula="of:=COM.MICROSOFT.IFS(MOD([.A102];3)=0;&quot;Pasah&quot;;MOD([.A102];3)=1;&quot;Beteng&quot;;MOD([.A102];3)=2;&quot;Kajeng&quot;)" office:value-type="string" office:string-value="Beteng" calcext:value-type="string">
            <text:p>Beteng</text:p>
          </table:table-cell>
          <table:table-cell table:formula="of:=COM.MICROSOFT.IFS(MOD([.A102];3)=0;9;MOD([.A102];3)=1;4;MOD([.A102];3)=2;7)" office:value-type="float" office:value="4" calcext:value-type="float">
            <text:p>4</text:p>
          </table:table-cell>
          <table:table-cell table:formula="of:=COM.MICROSOFT.IFS(MOD([.A102]+2;4)=0;&quot;Sri&quot;;MOD([.A102]+2;4)=1;&quot;Laba&quot;;MOD([.A102]+2;4)=2;&quot;Jaya&quot;;MOD([.A102]+2;4)=3;&quot;Menala&quot;)" office:value-type="string" office:string-value="Jaya" calcext:value-type="string">
            <text:p>Jaya</text:p>
          </table:table-cell>
          <table:table-cell table:formula="of:=COM.MICROSOFT.IFS(MOD([.A102]+2;4)=0;6;MOD([.A102]+2;4)=1;5;MOD([.A102]+2;4)=2;1;MOD([.A102]+2;4)=3;8)" office:value-type="float" office:value="1" calcext:value-type="float">
            <text:p>1</text:p>
          </table:table-cell>
          <table:table-cell table:formula="of:=COM.MICROSOFT.IFS(MOD([.A102];5)=0;&quot;Pahing&quot;;MOD([.A102];5)=1;&quot;Pon&quot;;MOD([.A102];5)=2;&quot;Wage&quot;;MOD([.A102];5)=3;&quot;Kliwon&quot;;MOD([.A102];5)=4;&quot;Umanis&quot;)" office:value-type="string" office:string-value="Pahing" calcext:value-type="string">
            <text:p>Pahing</text:p>
          </table:table-cell>
          <table:table-cell table:formula="of:=COM.MICROSOFT.IFS(MOD([.A102];5)=0;9;MOD([.A102];5)=1;7;MOD([.A102];5)=2;4;MOD([.A102];5)=3;8;MOD([.A102];5)=4;5)" office:value-type="float" office:value="9" calcext:value-type="float">
            <text:p>9</text:p>
          </table:table-cell>
          <table:table-cell table:formula="of:=COM.MICROSOFT.IFS(MOD([.A102];6)=0;&quot;Tungleh&quot;;MOD([.A102];6)=1;&quot;Aryang&quot;;MOD([.A102];6)=2;&quot;Urukung&quot;;MOD([.A102];6)=3;&quot;Paniron&quot;;MOD([.A102];6)=4;&quot;Was&quot;;MOD([.A102];6)=5;&quot;Maulu&quot;)" office:value-type="string" office:string-value="Was" calcext:value-type="string">
            <text:p>Was</text:p>
          </table:table-cell>
          <table:table-cell table:formula="of:=COM.MICROSOFT.IFS(MOD([.A102];6)=0;7;MOD([.A102];6)=1;6;MOD([.A102];6)=2;5;MOD([.A102];6)=3;8;MOD([.A102];6)=4;9;MOD([.A102];6)=5;3)" office:value-type="float" office:value="9" calcext:value-type="float">
            <text:p>9</text:p>
          </table:table-cell>
          <table:table-cell table:formula="of:=COM.MICROSOFT.IFS(MOD([.A102];7)=0;&quot;Redite&quot;;MOD([.A102];7)=1;&quot;Soma&quot;;MOD([.A102];7)=2;&quot;Anggara&quot;;MOD([.A102];7)=3;&quot;Budha&quot;;MOD([.A102];7)=4;&quot;Wraspati&quot;;MOD([.A102];7)=5;&quot;Sukra&quot;;MOD([.A102];7);&quot;Saniscara&quot;)" office:value-type="string" office:string-value="Anggara" calcext:value-type="string">
            <text:p>Anggara</text:p>
          </table:table-cell>
          <table:table-cell table:formula="of:=COM.MICROSOFT.IFS(MOD([.A102];7)=0;5;MOD([.A102];7)=1;4;MOD([.A102];7)=2;3;MOD([.A102];7)=3;7;MOD([.A102];7)=4;8;MOD([.A102];7)=5;6;MOD([.A102];7);9)" office:value-type="float" office:value="3" calcext:value-type="float">
            <text:p>3</text:p>
          </table:table-cell>
          <table:table-cell table:formula="of:=COM.MICROSOFT.IFS(MOD([.A102]+6;8)=0;&quot;Sri&quot;;MOD([.A102]+6;8)=1;&quot;Indra&quot;;MOD([.A102]+6;8)=2;&quot;Guru&quot;;MOD([.A102]+6;8)=3;&quot;Yama&quot;;MOD([.A102]+6;8)=4;&quot;Ludra&quot;;MOD([.A102]+6;8)=5;&quot;Brahma&quot;;MOD([.A102]+6;8)=6;&quot;Kala&quot;;MOD([.A102]+6;8)=7;&quot;Uma&quot;)" office:value-type="string" office:string-value="Guru" calcext:value-type="string">
            <text:p>Guru</text:p>
          </table:table-cell>
          <table:table-cell table:formula="of:=COM.MICROSOFT.IFS(MOD([.A102]+6;8)=0;6;MOD([.A102]+6;8)=1;5;MOD([.A102]+6;8)=2;8;MOD([.A102]+6;8)=3;9;MOD([.A102]+6;8)=4;3;MOD([.A102]+6;8)=5;7;MOD([.A102]+6;8)=6;1;MOD([.A102]+6;8)=7;4)" office:value-type="float" office:value="8" calcext:value-type="float">
            <text:p>8</text:p>
          </table:table-cell>
          <table:table-cell table:formula="of:=COM.MICROSOFT.IFS(MOD([.A102]-3;9)=0;&quot;Dangu&quot;;MOD([.A102]-3;9)=1;&quot;Jangur&quot;;MOD([.A102]-3;9)=2;&quot;Gigis&quot;;MOD([.A102]-3;9)=3;&quot;Nohan&quot;;MOD([.A102]-3;9)=4;&quot;Ogan&quot;;MOD([.A102]-3;9)=5;&quot;Erengan&quot;;MOD([.A102]-3;9)=6;&quot;Urungan&quot;;MOD([.A102]-3;9)=7;&quot;Tulus&quot;;MOD([.A102]-3;9)=8;&quot;Dadi&quot;)" office:value-type="string" office:string-value="Tulus" calcext:value-type="string">
            <text:p>Tulus</text:p>
          </table:table-cell>
          <table:table-cell table:formula="of:=COM.MICROSOFT.IFS(MOD([.A102]-3;9)=0;5;MOD([.A102]-3;9)=1;8;MOD([.A102]-3;9)=2;9;MOD([.A102]-3;9)=3;3;MOD([.A102]-3;9)=4;7;MOD([.A102]-3;9)=5;1;MOD([.A102]-3;9)=6;4;MOD([.A102]-3;9)=7;6;MOD([.A102]-3;9)=8;8)" office:value-type="float" office:value="6" calcext:value-type="float">
            <text:p>6</text:p>
          </table:table-cell>
          <table:table-cell table:formula="of:=COM.MICROSOFT.IFS(MOD(MOD([.N102]+[.R102];10);10)=0;&quot;Pandita&quot;;MOD(MOD([.N102]+[.R102];10);10)=1;&quot;Pati&quot;;MOD(MOD([.N102]+[.R102];10);10)=2;&quot;Suka&quot;;MOD(MOD([.N102]+[.R102];10);10)=3;&quot;Duka&quot;;MOD(MOD([.N102]+[.R102];10);10)=4;&quot;Sri&quot;;MOD(MOD([.N102]+[.R102];10);10)=5;&quot;Manuh&quot;;MOD(MOD([.N102]+[.R102];10);10)=6;&quot;Manusa&quot;;MOD(MOD([.N102]+[.R102];10);10)=7;&quot;Raja&quot;;MOD(MOD([.N102]+[.R102];10);10)=8;&quot;Dewa&quot;;MOD(MOD([.N102]+[.R102];10);10)=9;&quot;Raksasa&quot;)" office:value-type="string" office:string-value="Suka" calcext:value-type="string">
            <text:p>Suka</text:p>
          </table:table-cell>
          <table:table-cell table:formula="of:=COM.MICROSOFT.IFS(MOD(MOD([.N102]+[.R102];10);10)=0;5;MOD(MOD([.N102]+[.R102];10);10)=1;7;MOD(MOD([.N102]+[.R102];10);10)=2;10;MOD(MOD([.N102]+[.R102];10);10)=3;4;MOD(MOD([.N102]+[.R102];10);10)=4;6;MOD(MOD([.N102]+[.R102];10);10)=5;2;MOD(MOD([.N102]+[.R102];10);10)=6;3;MOD(MOD([.N102]+[.R102];10);10)=7;8;MOD(MOD([.N102]+[.R102];10);10)=8;9;MOD(MOD([.N102]+[.R102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103]-MOD([.A103];7))/7" office:value-type="float" office:value="14" calcext:value-type="float">
            <text:p>14</text:p>
          </table:table-cell>
          <table:table-cell office:value-type="string" calcext:value-type="string">
            <text:p>Pujut</text:p>
          </table:table-cell>
          <table:table-cell office:value-type="float" office:value="9" calcext:value-type="float">
            <text:p>9</text:p>
          </table:table-cell>
          <table:table-cell table:formula="of:=IF(MOD([.N103]+[.R103];2)=1;&quot;Luang&quot;;&quot;-&quot;)" office:value-type="string" office:string-value="-" calcext:value-type="string">
            <text:p>-</text:p>
          </table:table-cell>
          <table:table-cell table:formula="of:=IF(MOD([.N103]+[.R103];2)=1;1;0)" office:value-type="float" office:value="0" calcext:value-type="float">
            <text:p>0</text:p>
          </table:table-cell>
          <table:table-cell table:formula="of:=IF(MOD([.N103]+[.R103];2)=1;&quot;Pepet&quot;;&quot;Menga&quot;)" office:value-type="string" office:string-value="Menga" calcext:value-type="string">
            <text:p>Menga</text:p>
          </table:table-cell>
          <table:table-cell table:formula="of:=IF(MOD([.N103]+[.R103];2)=1;4;5)" office:value-type="float" office:value="5" calcext:value-type="float">
            <text:p>5</text:p>
          </table:table-cell>
          <table:table-cell table:formula="of:=COM.MICROSOFT.IFS(MOD([.A103];3)=0;&quot;Pasah&quot;;MOD([.A103];3)=1;&quot;Beteng&quot;;MOD([.A103];3)=2;&quot;Kajeng&quot;)" office:value-type="string" office:string-value="Kajeng" calcext:value-type="string">
            <text:p>Kajeng</text:p>
          </table:table-cell>
          <table:table-cell table:formula="of:=COM.MICROSOFT.IFS(MOD([.A103];3)=0;9;MOD([.A103];3)=1;4;MOD([.A103];3)=2;7)" office:value-type="float" office:value="7" calcext:value-type="float">
            <text:p>7</text:p>
          </table:table-cell>
          <table:table-cell table:formula="of:=COM.MICROSOFT.IFS(MOD([.A103]+2;4)=0;&quot;Sri&quot;;MOD([.A103]+2;4)=1;&quot;Laba&quot;;MOD([.A103]+2;4)=2;&quot;Jaya&quot;;MOD([.A103]+2;4)=3;&quot;Menala&quot;)" office:value-type="string" office:string-value="Menala" calcext:value-type="string">
            <text:p>Menala</text:p>
          </table:table-cell>
          <table:table-cell table:formula="of:=COM.MICROSOFT.IFS(MOD([.A103]+2;4)=0;6;MOD([.A103]+2;4)=1;5;MOD([.A103]+2;4)=2;1;MOD([.A103]+2;4)=3;8)" office:value-type="float" office:value="8" calcext:value-type="float">
            <text:p>8</text:p>
          </table:table-cell>
          <table:table-cell table:formula="of:=COM.MICROSOFT.IFS(MOD([.A103];5)=0;&quot;Pahing&quot;;MOD([.A103];5)=1;&quot;Pon&quot;;MOD([.A103];5)=2;&quot;Wage&quot;;MOD([.A103];5)=3;&quot;Kliwon&quot;;MOD([.A103];5)=4;&quot;Umanis&quot;)" office:value-type="string" office:string-value="Pon" calcext:value-type="string">
            <text:p>Pon</text:p>
          </table:table-cell>
          <table:table-cell table:formula="of:=COM.MICROSOFT.IFS(MOD([.A103];5)=0;9;MOD([.A103];5)=1;7;MOD([.A103];5)=2;4;MOD([.A103];5)=3;8;MOD([.A103];5)=4;5)" office:value-type="float" office:value="7" calcext:value-type="float">
            <text:p>7</text:p>
          </table:table-cell>
          <table:table-cell table:formula="of:=COM.MICROSOFT.IFS(MOD([.A103];6)=0;&quot;Tungleh&quot;;MOD([.A103];6)=1;&quot;Aryang&quot;;MOD([.A103];6)=2;&quot;Urukung&quot;;MOD([.A103];6)=3;&quot;Paniron&quot;;MOD([.A103];6)=4;&quot;Was&quot;;MOD([.A103];6)=5;&quot;Maulu&quot;)" office:value-type="string" office:string-value="Maulu" calcext:value-type="string">
            <text:p>Maulu</text:p>
          </table:table-cell>
          <table:table-cell table:formula="of:=COM.MICROSOFT.IFS(MOD([.A103];6)=0;7;MOD([.A103];6)=1;6;MOD([.A103];6)=2;5;MOD([.A103];6)=3;8;MOD([.A103];6)=4;9;MOD([.A103];6)=5;3)" office:value-type="float" office:value="3" calcext:value-type="float">
            <text:p>3</text:p>
          </table:table-cell>
          <table:table-cell table:formula="of:=COM.MICROSOFT.IFS(MOD([.A103];7)=0;&quot;Redite&quot;;MOD([.A103];7)=1;&quot;Soma&quot;;MOD([.A103];7)=2;&quot;Anggara&quot;;MOD([.A103];7)=3;&quot;Budha&quot;;MOD([.A103];7)=4;&quot;Wraspati&quot;;MOD([.A103];7)=5;&quot;Sukra&quot;;MOD([.A103];7);&quot;Saniscara&quot;)" office:value-type="string" office:string-value="Budha" calcext:value-type="string">
            <text:p>Budha</text:p>
          </table:table-cell>
          <table:table-cell table:formula="of:=COM.MICROSOFT.IFS(MOD([.A103];7)=0;5;MOD([.A103];7)=1;4;MOD([.A103];7)=2;3;MOD([.A103];7)=3;7;MOD([.A103];7)=4;8;MOD([.A103];7)=5;6;MOD([.A103];7);9)" office:value-type="float" office:value="7" calcext:value-type="float">
            <text:p>7</text:p>
          </table:table-cell>
          <table:table-cell table:formula="of:=COM.MICROSOFT.IFS(MOD([.A103]+6;8)=0;&quot;Sri&quot;;MOD([.A103]+6;8)=1;&quot;Indra&quot;;MOD([.A103]+6;8)=2;&quot;Guru&quot;;MOD([.A103]+6;8)=3;&quot;Yama&quot;;MOD([.A103]+6;8)=4;&quot;Ludra&quot;;MOD([.A103]+6;8)=5;&quot;Brahma&quot;;MOD([.A103]+6;8)=6;&quot;Kala&quot;;MOD([.A103]+6;8)=7;&quot;Uma&quot;)" office:value-type="string" office:string-value="Yama" calcext:value-type="string">
            <text:p>Yama</text:p>
          </table:table-cell>
          <table:table-cell table:formula="of:=COM.MICROSOFT.IFS(MOD([.A103]+6;8)=0;6;MOD([.A103]+6;8)=1;5;MOD([.A103]+6;8)=2;8;MOD([.A103]+6;8)=3;9;MOD([.A103]+6;8)=4;3;MOD([.A103]+6;8)=5;7;MOD([.A103]+6;8)=6;1;MOD([.A103]+6;8)=7;4)" office:value-type="float" office:value="9" calcext:value-type="float">
            <text:p>9</text:p>
          </table:table-cell>
          <table:table-cell table:formula="of:=COM.MICROSOFT.IFS(MOD([.A103]-3;9)=0;&quot;Dangu&quot;;MOD([.A103]-3;9)=1;&quot;Jangur&quot;;MOD([.A103]-3;9)=2;&quot;Gigis&quot;;MOD([.A103]-3;9)=3;&quot;Nohan&quot;;MOD([.A103]-3;9)=4;&quot;Ogan&quot;;MOD([.A103]-3;9)=5;&quot;Erengan&quot;;MOD([.A103]-3;9)=6;&quot;Urungan&quot;;MOD([.A103]-3;9)=7;&quot;Tulus&quot;;MOD([.A103]-3;9)=8;&quot;Dadi&quot;)" office:value-type="string" office:string-value="Dadi" calcext:value-type="string">
            <text:p>Dadi</text:p>
          </table:table-cell>
          <table:table-cell table:formula="of:=COM.MICROSOFT.IFS(MOD([.A103]-3;9)=0;5;MOD([.A103]-3;9)=1;8;MOD([.A103]-3;9)=2;9;MOD([.A103]-3;9)=3;3;MOD([.A103]-3;9)=4;7;MOD([.A103]-3;9)=5;1;MOD([.A103]-3;9)=6;4;MOD([.A103]-3;9)=7;6;MOD([.A103]-3;9)=8;8)" office:value-type="float" office:value="8" calcext:value-type="float">
            <text:p>8</text:p>
          </table:table-cell>
          <table:table-cell table:formula="of:=COM.MICROSOFT.IFS(MOD(MOD([.N103]+[.R103];10);10)=0;&quot;Pandita&quot;;MOD(MOD([.N103]+[.R103];10);10)=1;&quot;Pati&quot;;MOD(MOD([.N103]+[.R103];10);10)=2;&quot;Suka&quot;;MOD(MOD([.N103]+[.R103];10);10)=3;&quot;Duka&quot;;MOD(MOD([.N103]+[.R103];10);10)=4;&quot;Sri&quot;;MOD(MOD([.N103]+[.R103];10);10)=5;&quot;Manuh&quot;;MOD(MOD([.N103]+[.R103];10);10)=6;&quot;Manusa&quot;;MOD(MOD([.N103]+[.R103];10);10)=7;&quot;Raja&quot;;MOD(MOD([.N103]+[.R103];10);10)=8;&quot;Dewa&quot;;MOD(MOD([.N103]+[.R103];10);10)=9;&quot;Raksasa&quot;)" office:value-type="string" office:string-value="Sri" calcext:value-type="string">
            <text:p>Sri</text:p>
          </table:table-cell>
          <table:table-cell table:formula="of:=COM.MICROSOFT.IFS(MOD(MOD([.N103]+[.R103];10);10)=0;5;MOD(MOD([.N103]+[.R103];10);10)=1;7;MOD(MOD([.N103]+[.R103];10);10)=2;10;MOD(MOD([.N103]+[.R103];10);10)=3;4;MOD(MOD([.N103]+[.R103];10);10)=4;6;MOD(MOD([.N103]+[.R103];10);10)=5;2;MOD(MOD([.N103]+[.R103];10);10)=6;3;MOD(MOD([.N103]+[.R103];10);10)=7;8;MOD(MOD([.N103]+[.R103];10);10)=8;9;MOD(MOD([.N103]+[.R103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104]-MOD([.A104];7))/7" office:value-type="float" office:value="14" calcext:value-type="float">
            <text:p>14</text:p>
          </table:table-cell>
          <table:table-cell office:value-type="string" calcext:value-type="string">
            <text:p>Pujut</text:p>
          </table:table-cell>
          <table:table-cell office:value-type="float" office:value="9" calcext:value-type="float">
            <text:p>9</text:p>
          </table:table-cell>
          <table:table-cell table:formula="of:=IF(MOD([.N104]+[.R104];2)=1;&quot;Luang&quot;;&quot;-&quot;)" office:value-type="string" office:string-value="-" calcext:value-type="string">
            <text:p>-</text:p>
          </table:table-cell>
          <table:table-cell table:formula="of:=IF(MOD([.N104]+[.R104];2)=1;1;0)" office:value-type="float" office:value="0" calcext:value-type="float">
            <text:p>0</text:p>
          </table:table-cell>
          <table:table-cell table:formula="of:=IF(MOD([.N104]+[.R104];2)=1;&quot;Pepet&quot;;&quot;Menga&quot;)" office:value-type="string" office:string-value="Menga" calcext:value-type="string">
            <text:p>Menga</text:p>
          </table:table-cell>
          <table:table-cell table:formula="of:=IF(MOD([.N104]+[.R104];2)=1;4;5)" office:value-type="float" office:value="5" calcext:value-type="float">
            <text:p>5</text:p>
          </table:table-cell>
          <table:table-cell table:formula="of:=COM.MICROSOFT.IFS(MOD([.A104];3)=0;&quot;Pasah&quot;;MOD([.A104];3)=1;&quot;Beteng&quot;;MOD([.A104];3)=2;&quot;Kajeng&quot;)" office:value-type="string" office:string-value="Pasah" calcext:value-type="string">
            <text:p>Pasah</text:p>
          </table:table-cell>
          <table:table-cell table:formula="of:=COM.MICROSOFT.IFS(MOD([.A104];3)=0;9;MOD([.A104];3)=1;4;MOD([.A104];3)=2;7)" office:value-type="float" office:value="9" calcext:value-type="float">
            <text:p>9</text:p>
          </table:table-cell>
          <table:table-cell table:formula="of:=COM.MICROSOFT.IFS(MOD([.A104]+2;4)=0;&quot;Sri&quot;;MOD([.A104]+2;4)=1;&quot;Laba&quot;;MOD([.A104]+2;4)=2;&quot;Jaya&quot;;MOD([.A104]+2;4)=3;&quot;Menala&quot;)" office:value-type="string" office:string-value="Sri" calcext:value-type="string">
            <text:p>Sri</text:p>
          </table:table-cell>
          <table:table-cell table:formula="of:=COM.MICROSOFT.IFS(MOD([.A104]+2;4)=0;6;MOD([.A104]+2;4)=1;5;MOD([.A104]+2;4)=2;1;MOD([.A104]+2;4)=3;8)" office:value-type="float" office:value="6" calcext:value-type="float">
            <text:p>6</text:p>
          </table:table-cell>
          <table:table-cell table:formula="of:=COM.MICROSOFT.IFS(MOD([.A104];5)=0;&quot;Pahing&quot;;MOD([.A104];5)=1;&quot;Pon&quot;;MOD([.A104];5)=2;&quot;Wage&quot;;MOD([.A104];5)=3;&quot;Kliwon&quot;;MOD([.A104];5)=4;&quot;Umanis&quot;)" office:value-type="string" office:string-value="Wage" calcext:value-type="string">
            <text:p>Wage</text:p>
          </table:table-cell>
          <table:table-cell table:formula="of:=COM.MICROSOFT.IFS(MOD([.A104];5)=0;9;MOD([.A104];5)=1;7;MOD([.A104];5)=2;4;MOD([.A104];5)=3;8;MOD([.A104];5)=4;5)" office:value-type="float" office:value="4" calcext:value-type="float">
            <text:p>4</text:p>
          </table:table-cell>
          <table:table-cell table:formula="of:=COM.MICROSOFT.IFS(MOD([.A104];6)=0;&quot;Tungleh&quot;;MOD([.A104];6)=1;&quot;Aryang&quot;;MOD([.A104];6)=2;&quot;Urukung&quot;;MOD([.A104];6)=3;&quot;Paniron&quot;;MOD([.A104];6)=4;&quot;Was&quot;;MOD([.A104];6)=5;&quot;Maulu&quot;)" office:value-type="string" office:string-value="Tungleh" calcext:value-type="string">
            <text:p>Tungleh</text:p>
          </table:table-cell>
          <table:table-cell table:formula="of:=COM.MICROSOFT.IFS(MOD([.A104];6)=0;7;MOD([.A104];6)=1;6;MOD([.A104];6)=2;5;MOD([.A104];6)=3;8;MOD([.A104];6)=4;9;MOD([.A104];6)=5;3)" office:value-type="float" office:value="7" calcext:value-type="float">
            <text:p>7</text:p>
          </table:table-cell>
          <table:table-cell table:formula="of:=COM.MICROSOFT.IFS(MOD([.A104];7)=0;&quot;Redite&quot;;MOD([.A104];7)=1;&quot;Soma&quot;;MOD([.A104];7)=2;&quot;Anggara&quot;;MOD([.A104];7)=3;&quot;Budha&quot;;MOD([.A104];7)=4;&quot;Wraspati&quot;;MOD([.A104];7)=5;&quot;Sukra&quot;;MOD([.A104];7);&quot;Saniscara&quot;)" office:value-type="string" office:string-value="Wraspati" calcext:value-type="string">
            <text:p>Wraspati</text:p>
          </table:table-cell>
          <table:table-cell table:formula="of:=COM.MICROSOFT.IFS(MOD([.A104];7)=0;5;MOD([.A104];7)=1;4;MOD([.A104];7)=2;3;MOD([.A104];7)=3;7;MOD([.A104];7)=4;8;MOD([.A104];7)=5;6;MOD([.A104];7);9)" office:value-type="float" office:value="8" calcext:value-type="float">
            <text:p>8</text:p>
          </table:table-cell>
          <table:table-cell table:formula="of:=COM.MICROSOFT.IFS(MOD([.A104]+6;8)=0;&quot;Sri&quot;;MOD([.A104]+6;8)=1;&quot;Indra&quot;;MOD([.A104]+6;8)=2;&quot;Guru&quot;;MOD([.A104]+6;8)=3;&quot;Yama&quot;;MOD([.A104]+6;8)=4;&quot;Ludra&quot;;MOD([.A104]+6;8)=5;&quot;Brahma&quot;;MOD([.A104]+6;8)=6;&quot;Kala&quot;;MOD([.A104]+6;8)=7;&quot;Uma&quot;)" office:value-type="string" office:string-value="Ludra" calcext:value-type="string">
            <text:p>Ludra</text:p>
          </table:table-cell>
          <table:table-cell table:formula="of:=COM.MICROSOFT.IFS(MOD([.A104]+6;8)=0;6;MOD([.A104]+6;8)=1;5;MOD([.A104]+6;8)=2;8;MOD([.A104]+6;8)=3;9;MOD([.A104]+6;8)=4;3;MOD([.A104]+6;8)=5;7;MOD([.A104]+6;8)=6;1;MOD([.A104]+6;8)=7;4)" office:value-type="float" office:value="3" calcext:value-type="float">
            <text:p>3</text:p>
          </table:table-cell>
          <table:table-cell table:formula="of:=COM.MICROSOFT.IFS(MOD([.A104]-3;9)=0;&quot;Dangu&quot;;MOD([.A104]-3;9)=1;&quot;Jangur&quot;;MOD([.A104]-3;9)=2;&quot;Gigis&quot;;MOD([.A104]-3;9)=3;&quot;Nohan&quot;;MOD([.A104]-3;9)=4;&quot;Ogan&quot;;MOD([.A104]-3;9)=5;&quot;Erengan&quot;;MOD([.A104]-3;9)=6;&quot;Urungan&quot;;MOD([.A104]-3;9)=7;&quot;Tulus&quot;;MOD([.A104]-3;9)=8;&quot;Dadi&quot;)" office:value-type="string" office:string-value="Dangu" calcext:value-type="string">
            <text:p>Dangu</text:p>
          </table:table-cell>
          <table:table-cell table:formula="of:=COM.MICROSOFT.IFS(MOD([.A104]-3;9)=0;5;MOD([.A104]-3;9)=1;8;MOD([.A104]-3;9)=2;9;MOD([.A104]-3;9)=3;3;MOD([.A104]-3;9)=4;7;MOD([.A104]-3;9)=5;1;MOD([.A104]-3;9)=6;4;MOD([.A104]-3;9)=7;6;MOD([.A104]-3;9)=8;8)" office:value-type="float" office:value="5" calcext:value-type="float">
            <text:p>5</text:p>
          </table:table-cell>
          <table:table-cell table:formula="of:=COM.MICROSOFT.IFS(MOD(MOD([.N104]+[.R104];10);10)=0;&quot;Pandita&quot;;MOD(MOD([.N104]+[.R104];10);10)=1;&quot;Pati&quot;;MOD(MOD([.N104]+[.R104];10);10)=2;&quot;Suka&quot;;MOD(MOD([.N104]+[.R104];10);10)=3;&quot;Duka&quot;;MOD(MOD([.N104]+[.R104];10);10)=4;&quot;Sri&quot;;MOD(MOD([.N104]+[.R104];10);10)=5;&quot;Manuh&quot;;MOD(MOD([.N104]+[.R104];10);10)=6;&quot;Manusa&quot;;MOD(MOD([.N104]+[.R104];10);10)=7;&quot;Raja&quot;;MOD(MOD([.N104]+[.R104];10);10)=8;&quot;Dewa&quot;;MOD(MOD([.N104]+[.R104];10);10)=9;&quot;Raksasa&quot;)" office:value-type="string" office:string-value="Suka" calcext:value-type="string">
            <text:p>Suka</text:p>
          </table:table-cell>
          <table:table-cell table:formula="of:=COM.MICROSOFT.IFS(MOD(MOD([.N104]+[.R104];10);10)=0;5;MOD(MOD([.N104]+[.R104];10);10)=1;7;MOD(MOD([.N104]+[.R104];10);10)=2;10;MOD(MOD([.N104]+[.R104];10);10)=3;4;MOD(MOD([.N104]+[.R104];10);10)=4;6;MOD(MOD([.N104]+[.R104];10);10)=5;2;MOD(MOD([.N104]+[.R104];10);10)=6;3;MOD(MOD([.N104]+[.R104];10);10)=7;8;MOD(MOD([.N104]+[.R104];10);10)=8;9;MOD(MOD([.N104]+[.R104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A105]-MOD([.A105];7))/7" office:value-type="float" office:value="14" calcext:value-type="float">
            <text:p>14</text:p>
          </table:table-cell>
          <table:table-cell office:value-type="string" calcext:value-type="string">
            <text:p>Pujut</text:p>
          </table:table-cell>
          <table:table-cell office:value-type="float" office:value="9" calcext:value-type="float">
            <text:p>9</text:p>
          </table:table-cell>
          <table:table-cell table:formula="of:=IF(MOD([.N105]+[.R105];2)=1;&quot;Luang&quot;;&quot;-&quot;)" office:value-type="string" office:string-value="-" calcext:value-type="string">
            <text:p>-</text:p>
          </table:table-cell>
          <table:table-cell table:formula="of:=IF(MOD([.N105]+[.R105];2)=1;1;0)" office:value-type="float" office:value="0" calcext:value-type="float">
            <text:p>0</text:p>
          </table:table-cell>
          <table:table-cell table:formula="of:=IF(MOD([.N105]+[.R105];2)=1;&quot;Pepet&quot;;&quot;Menga&quot;)" office:value-type="string" office:string-value="Menga" calcext:value-type="string">
            <text:p>Menga</text:p>
          </table:table-cell>
          <table:table-cell table:formula="of:=IF(MOD([.N105]+[.R105];2)=1;4;5)" office:value-type="float" office:value="5" calcext:value-type="float">
            <text:p>5</text:p>
          </table:table-cell>
          <table:table-cell table:formula="of:=COM.MICROSOFT.IFS(MOD([.A105];3)=0;&quot;Pasah&quot;;MOD([.A105];3)=1;&quot;Beteng&quot;;MOD([.A105];3)=2;&quot;Kajeng&quot;)" office:value-type="string" office:string-value="Beteng" calcext:value-type="string">
            <text:p>Beteng</text:p>
          </table:table-cell>
          <table:table-cell table:formula="of:=COM.MICROSOFT.IFS(MOD([.A105];3)=0;9;MOD([.A105];3)=1;4;MOD([.A105];3)=2;7)" office:value-type="float" office:value="4" calcext:value-type="float">
            <text:p>4</text:p>
          </table:table-cell>
          <table:table-cell table:formula="of:=COM.MICROSOFT.IFS(MOD([.A105]+2;4)=0;&quot;Sri&quot;;MOD([.A105]+2;4)=1;&quot;Laba&quot;;MOD([.A105]+2;4)=2;&quot;Jaya&quot;;MOD([.A105]+2;4)=3;&quot;Menala&quot;)" office:value-type="string" office:string-value="Laba" calcext:value-type="string">
            <text:p>Laba</text:p>
          </table:table-cell>
          <table:table-cell table:formula="of:=COM.MICROSOFT.IFS(MOD([.A105]+2;4)=0;6;MOD([.A105]+2;4)=1;5;MOD([.A105]+2;4)=2;1;MOD([.A105]+2;4)=3;8)" office:value-type="float" office:value="5" calcext:value-type="float">
            <text:p>5</text:p>
          </table:table-cell>
          <table:table-cell table:formula="of:=COM.MICROSOFT.IFS(MOD([.A105];5)=0;&quot;Pahing&quot;;MOD([.A105];5)=1;&quot;Pon&quot;;MOD([.A105];5)=2;&quot;Wage&quot;;MOD([.A105];5)=3;&quot;Kliwon&quot;;MOD([.A105];5)=4;&quot;Umanis&quot;)" office:value-type="string" office:string-value="Kliwon" calcext:value-type="string">
            <text:p>Kliwon</text:p>
          </table:table-cell>
          <table:table-cell table:formula="of:=COM.MICROSOFT.IFS(MOD([.A105];5)=0;9;MOD([.A105];5)=1;7;MOD([.A105];5)=2;4;MOD([.A105];5)=3;8;MOD([.A105];5)=4;5)" office:value-type="float" office:value="8" calcext:value-type="float">
            <text:p>8</text:p>
          </table:table-cell>
          <table:table-cell table:formula="of:=COM.MICROSOFT.IFS(MOD([.A105];6)=0;&quot;Tungleh&quot;;MOD([.A105];6)=1;&quot;Aryang&quot;;MOD([.A105];6)=2;&quot;Urukung&quot;;MOD([.A105];6)=3;&quot;Paniron&quot;;MOD([.A105];6)=4;&quot;Was&quot;;MOD([.A105];6)=5;&quot;Maulu&quot;)" office:value-type="string" office:string-value="Aryang" calcext:value-type="string">
            <text:p>Aryang</text:p>
          </table:table-cell>
          <table:table-cell table:formula="of:=COM.MICROSOFT.IFS(MOD([.A105];6)=0;7;MOD([.A105];6)=1;6;MOD([.A105];6)=2;5;MOD([.A105];6)=3;8;MOD([.A105];6)=4;9;MOD([.A105];6)=5;3)" office:value-type="float" office:value="6" calcext:value-type="float">
            <text:p>6</text:p>
          </table:table-cell>
          <table:table-cell table:formula="of:=COM.MICROSOFT.IFS(MOD([.A105];7)=0;&quot;Redite&quot;;MOD([.A105];7)=1;&quot;Soma&quot;;MOD([.A105];7)=2;&quot;Anggara&quot;;MOD([.A105];7)=3;&quot;Budha&quot;;MOD([.A105];7)=4;&quot;Wraspati&quot;;MOD([.A105];7)=5;&quot;Sukra&quot;;MOD([.A105];7);&quot;Saniscara&quot;)" office:value-type="string" office:string-value="Sukra" calcext:value-type="string">
            <text:p>Sukra</text:p>
          </table:table-cell>
          <table:table-cell table:formula="of:=COM.MICROSOFT.IFS(MOD([.A105];7)=0;5;MOD([.A105];7)=1;4;MOD([.A105];7)=2;3;MOD([.A105];7)=3;7;MOD([.A105];7)=4;8;MOD([.A105];7)=5;6;MOD([.A105];7);9)" office:value-type="float" office:value="6" calcext:value-type="float">
            <text:p>6</text:p>
          </table:table-cell>
          <table:table-cell table:formula="of:=COM.MICROSOFT.IFS(MOD([.A105]+6;8)=0;&quot;Sri&quot;;MOD([.A105]+6;8)=1;&quot;Indra&quot;;MOD([.A105]+6;8)=2;&quot;Guru&quot;;MOD([.A105]+6;8)=3;&quot;Yama&quot;;MOD([.A105]+6;8)=4;&quot;Ludra&quot;;MOD([.A105]+6;8)=5;&quot;Brahma&quot;;MOD([.A105]+6;8)=6;&quot;Kala&quot;;MOD([.A105]+6;8)=7;&quot;Uma&quot;)" office:value-type="string" office:string-value="Brahma" calcext:value-type="string">
            <text:p>Brahma</text:p>
          </table:table-cell>
          <table:table-cell table:formula="of:=COM.MICROSOFT.IFS(MOD([.A105]+6;8)=0;6;MOD([.A105]+6;8)=1;5;MOD([.A105]+6;8)=2;8;MOD([.A105]+6;8)=3;9;MOD([.A105]+6;8)=4;3;MOD([.A105]+6;8)=5;7;MOD([.A105]+6;8)=6;1;MOD([.A105]+6;8)=7;4)" office:value-type="float" office:value="7" calcext:value-type="float">
            <text:p>7</text:p>
          </table:table-cell>
          <table:table-cell table:formula="of:=COM.MICROSOFT.IFS(MOD([.A105]-3;9)=0;&quot;Dangu&quot;;MOD([.A105]-3;9)=1;&quot;Jangur&quot;;MOD([.A105]-3;9)=2;&quot;Gigis&quot;;MOD([.A105]-3;9)=3;&quot;Nohan&quot;;MOD([.A105]-3;9)=4;&quot;Ogan&quot;;MOD([.A105]-3;9)=5;&quot;Erengan&quot;;MOD([.A105]-3;9)=6;&quot;Urungan&quot;;MOD([.A105]-3;9)=7;&quot;Tulus&quot;;MOD([.A105]-3;9)=8;&quot;Dadi&quot;)" office:value-type="string" office:string-value="Jangur" calcext:value-type="string">
            <text:p>Jangur</text:p>
          </table:table-cell>
          <table:table-cell table:formula="of:=COM.MICROSOFT.IFS(MOD([.A105]-3;9)=0;5;MOD([.A105]-3;9)=1;8;MOD([.A105]-3;9)=2;9;MOD([.A105]-3;9)=3;3;MOD([.A105]-3;9)=4;7;MOD([.A105]-3;9)=5;1;MOD([.A105]-3;9)=6;4;MOD([.A105]-3;9)=7;6;MOD([.A105]-3;9)=8;8)" office:value-type="float" office:value="8" calcext:value-type="float">
            <text:p>8</text:p>
          </table:table-cell>
          <table:table-cell table:formula="of:=COM.MICROSOFT.IFS(MOD(MOD([.N105]+[.R105];10);10)=0;&quot;Pandita&quot;;MOD(MOD([.N105]+[.R105];10);10)=1;&quot;Pati&quot;;MOD(MOD([.N105]+[.R105];10);10)=2;&quot;Suka&quot;;MOD(MOD([.N105]+[.R105];10);10)=3;&quot;Duka&quot;;MOD(MOD([.N105]+[.R105];10);10)=4;&quot;Sri&quot;;MOD(MOD([.N105]+[.R105];10);10)=5;&quot;Manuh&quot;;MOD(MOD([.N105]+[.R105];10);10)=6;&quot;Manusa&quot;;MOD(MOD([.N105]+[.R105];10);10)=7;&quot;Raja&quot;;MOD(MOD([.N105]+[.R105];10);10)=8;&quot;Dewa&quot;;MOD(MOD([.N105]+[.R105];10);10)=9;&quot;Raksasa&quot;)" office:value-type="string" office:string-value="Sri" calcext:value-type="string">
            <text:p>Sri</text:p>
          </table:table-cell>
          <table:table-cell table:formula="of:=COM.MICROSOFT.IFS(MOD(MOD([.N105]+[.R105];10);10)=0;5;MOD(MOD([.N105]+[.R105];10);10)=1;7;MOD(MOD([.N105]+[.R105];10);10)=2;10;MOD(MOD([.N105]+[.R105];10);10)=3;4;MOD(MOD([.N105]+[.R105];10);10)=4;6;MOD(MOD([.N105]+[.R105];10);10)=5;2;MOD(MOD([.N105]+[.R105];10);10)=6;3;MOD(MOD([.N105]+[.R105];10);10)=7;8;MOD(MOD([.N105]+[.R105];10);10)=8;9;MOD(MOD([.N105]+[.R105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106]-MOD([.A106];7))/7" office:value-type="float" office:value="14" calcext:value-type="float">
            <text:p>14</text:p>
          </table:table-cell>
          <table:table-cell office:value-type="string" calcext:value-type="string">
            <text:p>Pujut</text:p>
          </table:table-cell>
          <table:table-cell office:value-type="float" office:value="9" calcext:value-type="float">
            <text:p>9</text:p>
          </table:table-cell>
          <table:table-cell table:formula="of:=IF(MOD([.N106]+[.R106];2)=1;&quot;Luang&quot;;&quot;-&quot;)" office:value-type="string" office:string-value="-" calcext:value-type="string">
            <text:p>-</text:p>
          </table:table-cell>
          <table:table-cell table:formula="of:=IF(MOD([.N106]+[.R106];2)=1;1;0)" office:value-type="float" office:value="0" calcext:value-type="float">
            <text:p>0</text:p>
          </table:table-cell>
          <table:table-cell table:formula="of:=IF(MOD([.N106]+[.R106];2)=1;&quot;Pepet&quot;;&quot;Menga&quot;)" office:value-type="string" office:string-value="Menga" calcext:value-type="string">
            <text:p>Menga</text:p>
          </table:table-cell>
          <table:table-cell table:formula="of:=IF(MOD([.N106]+[.R106];2)=1;4;5)" office:value-type="float" office:value="5" calcext:value-type="float">
            <text:p>5</text:p>
          </table:table-cell>
          <table:table-cell table:formula="of:=COM.MICROSOFT.IFS(MOD([.A106];3)=0;&quot;Pasah&quot;;MOD([.A106];3)=1;&quot;Beteng&quot;;MOD([.A106];3)=2;&quot;Kajeng&quot;)" office:value-type="string" office:string-value="Kajeng" calcext:value-type="string">
            <text:p>Kajeng</text:p>
          </table:table-cell>
          <table:table-cell table:formula="of:=COM.MICROSOFT.IFS(MOD([.A106];3)=0;9;MOD([.A106];3)=1;4;MOD([.A106];3)=2;7)" office:value-type="float" office:value="7" calcext:value-type="float">
            <text:p>7</text:p>
          </table:table-cell>
          <table:table-cell table:formula="of:=COM.MICROSOFT.IFS(MOD([.A106]+2;4)=0;&quot;Sri&quot;;MOD([.A106]+2;4)=1;&quot;Laba&quot;;MOD([.A106]+2;4)=2;&quot;Jaya&quot;;MOD([.A106]+2;4)=3;&quot;Menala&quot;)" office:value-type="string" office:string-value="Jaya" calcext:value-type="string">
            <text:p>Jaya</text:p>
          </table:table-cell>
          <table:table-cell table:formula="of:=COM.MICROSOFT.IFS(MOD([.A106]+2;4)=0;6;MOD([.A106]+2;4)=1;5;MOD([.A106]+2;4)=2;1;MOD([.A106]+2;4)=3;8)" office:value-type="float" office:value="1" calcext:value-type="float">
            <text:p>1</text:p>
          </table:table-cell>
          <table:table-cell table:formula="of:=COM.MICROSOFT.IFS(MOD([.A106];5)=0;&quot;Pahing&quot;;MOD([.A106];5)=1;&quot;Pon&quot;;MOD([.A106];5)=2;&quot;Wage&quot;;MOD([.A106];5)=3;&quot;Kliwon&quot;;MOD([.A106];5)=4;&quot;Umanis&quot;)" office:value-type="string" office:string-value="Umanis" calcext:value-type="string">
            <text:p>Umanis</text:p>
          </table:table-cell>
          <table:table-cell table:formula="of:=COM.MICROSOFT.IFS(MOD([.A106];5)=0;9;MOD([.A106];5)=1;7;MOD([.A106];5)=2;4;MOD([.A106];5)=3;8;MOD([.A106];5)=4;5)" office:value-type="float" office:value="5" calcext:value-type="float">
            <text:p>5</text:p>
          </table:table-cell>
          <table:table-cell table:formula="of:=COM.MICROSOFT.IFS(MOD([.A106];6)=0;&quot;Tungleh&quot;;MOD([.A106];6)=1;&quot;Aryang&quot;;MOD([.A106];6)=2;&quot;Urukung&quot;;MOD([.A106];6)=3;&quot;Paniron&quot;;MOD([.A106];6)=4;&quot;Was&quot;;MOD([.A106];6)=5;&quot;Maulu&quot;)" office:value-type="string" office:string-value="Urukung" calcext:value-type="string">
            <text:p>Urukung</text:p>
          </table:table-cell>
          <table:table-cell table:formula="of:=COM.MICROSOFT.IFS(MOD([.A106];6)=0;7;MOD([.A106];6)=1;6;MOD([.A106];6)=2;5;MOD([.A106];6)=3;8;MOD([.A106];6)=4;9;MOD([.A106];6)=5;3)" office:value-type="float" office:value="5" calcext:value-type="float">
            <text:p>5</text:p>
          </table:table-cell>
          <table:table-cell table:formula="of:=COM.MICROSOFT.IFS(MOD([.A106];7)=0;&quot;Redite&quot;;MOD([.A106];7)=1;&quot;Soma&quot;;MOD([.A106];7)=2;&quot;Anggara&quot;;MOD([.A106];7)=3;&quot;Budha&quot;;MOD([.A106];7)=4;&quot;Wraspati&quot;;MOD([.A106];7)=5;&quot;Sukra&quot;;MOD([.A106];7);&quot;Saniscara&quot;)" office:value-type="string" office:string-value="Saniscara" calcext:value-type="string">
            <text:p>Saniscara</text:p>
          </table:table-cell>
          <table:table-cell table:formula="of:=COM.MICROSOFT.IFS(MOD([.A106];7)=0;5;MOD([.A106];7)=1;4;MOD([.A106];7)=2;3;MOD([.A106];7)=3;7;MOD([.A106];7)=4;8;MOD([.A106];7)=5;6;MOD([.A106];7);9)" office:value-type="float" office:value="9" calcext:value-type="float">
            <text:p>9</text:p>
          </table:table-cell>
          <table:table-cell table:formula="of:=COM.MICROSOFT.IFS(MOD([.A106]+6;8)=0;&quot;Sri&quot;;MOD([.A106]+6;8)=1;&quot;Indra&quot;;MOD([.A106]+6;8)=2;&quot;Guru&quot;;MOD([.A106]+6;8)=3;&quot;Yama&quot;;MOD([.A106]+6;8)=4;&quot;Ludra&quot;;MOD([.A106]+6;8)=5;&quot;Brahma&quot;;MOD([.A106]+6;8)=6;&quot;Kala&quot;;MOD([.A106]+6;8)=7;&quot;Uma&quot;)" office:value-type="string" office:string-value="Kala" calcext:value-type="string">
            <text:p>Kala</text:p>
          </table:table-cell>
          <table:table-cell table:formula="of:=COM.MICROSOFT.IFS(MOD([.A106]+6;8)=0;6;MOD([.A106]+6;8)=1;5;MOD([.A106]+6;8)=2;8;MOD([.A106]+6;8)=3;9;MOD([.A106]+6;8)=4;3;MOD([.A106]+6;8)=5;7;MOD([.A106]+6;8)=6;1;MOD([.A106]+6;8)=7;4)" office:value-type="float" office:value="1" calcext:value-type="float">
            <text:p>1</text:p>
          </table:table-cell>
          <table:table-cell table:formula="of:=COM.MICROSOFT.IFS(MOD([.A106]-3;9)=0;&quot;Dangu&quot;;MOD([.A106]-3;9)=1;&quot;Jangur&quot;;MOD([.A106]-3;9)=2;&quot;Gigis&quot;;MOD([.A106]-3;9)=3;&quot;Nohan&quot;;MOD([.A106]-3;9)=4;&quot;Ogan&quot;;MOD([.A106]-3;9)=5;&quot;Erengan&quot;;MOD([.A106]-3;9)=6;&quot;Urungan&quot;;MOD([.A106]-3;9)=7;&quot;Tulus&quot;;MOD([.A106]-3;9)=8;&quot;Dadi&quot;)" office:value-type="string" office:string-value="Gigis" calcext:value-type="string">
            <text:p>Gigis</text:p>
          </table:table-cell>
          <table:table-cell table:formula="of:=COM.MICROSOFT.IFS(MOD([.A106]-3;9)=0;5;MOD([.A106]-3;9)=1;8;MOD([.A106]-3;9)=2;9;MOD([.A106]-3;9)=3;3;MOD([.A106]-3;9)=4;7;MOD([.A106]-3;9)=5;1;MOD([.A106]-3;9)=6;4;MOD([.A106]-3;9)=7;6;MOD([.A106]-3;9)=8;8)" office:value-type="float" office:value="9" calcext:value-type="float">
            <text:p>9</text:p>
          </table:table-cell>
          <table:table-cell table:formula="of:=COM.MICROSOFT.IFS(MOD(MOD([.N106]+[.R106];10);10)=0;&quot;Pandita&quot;;MOD(MOD([.N106]+[.R106];10);10)=1;&quot;Pati&quot;;MOD(MOD([.N106]+[.R106];10);10)=2;&quot;Suka&quot;;MOD(MOD([.N106]+[.R106];10);10)=3;&quot;Duka&quot;;MOD(MOD([.N106]+[.R106];10);10)=4;&quot;Sri&quot;;MOD(MOD([.N106]+[.R106];10);10)=5;&quot;Manuh&quot;;MOD(MOD([.N106]+[.R106];10);10)=6;&quot;Manusa&quot;;MOD(MOD([.N106]+[.R106];10);10)=7;&quot;Raja&quot;;MOD(MOD([.N106]+[.R106];10);10)=8;&quot;Dewa&quot;;MOD(MOD([.N106]+[.R106];10);10)=9;&quot;Raksasa&quot;)" office:value-type="string" office:string-value="Sri" calcext:value-type="string">
            <text:p>Sri</text:p>
          </table:table-cell>
          <table:table-cell table:formula="of:=COM.MICROSOFT.IFS(MOD(MOD([.N106]+[.R106];10);10)=0;5;MOD(MOD([.N106]+[.R106];10);10)=1;7;MOD(MOD([.N106]+[.R106];10);10)=2;10;MOD(MOD([.N106]+[.R106];10);10)=3;4;MOD(MOD([.N106]+[.R106];10);10)=4;6;MOD(MOD([.N106]+[.R106];10);10)=5;2;MOD(MOD([.N106]+[.R106];10);10)=6;3;MOD(MOD([.N106]+[.R106];10);10)=7;8;MOD(MOD([.N106]+[.R106];10);10)=8;9;MOD(MOD([.N106]+[.R106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107]-MOD([.A107];7))/7" office:value-type="float" office:value="15" calcext:value-type="float">
            <text:p>15</text:p>
          </table:table-cell>
          <table:table-cell office:value-type="string" calcext:value-type="string">
            <text:p>Pahang</text:p>
          </table:table-cell>
          <table:table-cell office:value-type="float" office:value="3" calcext:value-type="float">
            <text:p>3</text:p>
          </table:table-cell>
          <table:table-cell table:formula="of:=IF(MOD([.N107]+[.R107];2)=1;&quot;Luang&quot;;&quot;-&quot;)" office:value-type="string" office:string-value="-" calcext:value-type="string">
            <text:p>-</text:p>
          </table:table-cell>
          <table:table-cell table:formula="of:=IF(MOD([.N107]+[.R107];2)=1;1;0)" office:value-type="float" office:value="0" calcext:value-type="float">
            <text:p>0</text:p>
          </table:table-cell>
          <table:table-cell table:formula="of:=IF(MOD([.N107]+[.R107];2)=1;&quot;Pepet&quot;;&quot;Menga&quot;)" office:value-type="string" office:string-value="Menga" calcext:value-type="string">
            <text:p>Menga</text:p>
          </table:table-cell>
          <table:table-cell table:formula="of:=IF(MOD([.N107]+[.R107];2)=1;4;5)" office:value-type="float" office:value="5" calcext:value-type="float">
            <text:p>5</text:p>
          </table:table-cell>
          <table:table-cell table:formula="of:=COM.MICROSOFT.IFS(MOD([.A107];3)=0;&quot;Pasah&quot;;MOD([.A107];3)=1;&quot;Beteng&quot;;MOD([.A107];3)=2;&quot;Kajeng&quot;)" office:value-type="string" office:string-value="Pasah" calcext:value-type="string">
            <text:p>Pasah</text:p>
          </table:table-cell>
          <table:table-cell table:formula="of:=COM.MICROSOFT.IFS(MOD([.A107];3)=0;9;MOD([.A107];3)=1;4;MOD([.A107];3)=2;7)" office:value-type="float" office:value="9" calcext:value-type="float">
            <text:p>9</text:p>
          </table:table-cell>
          <table:table-cell table:formula="of:=COM.MICROSOFT.IFS(MOD([.A107]+2;4)=0;&quot;Sri&quot;;MOD([.A107]+2;4)=1;&quot;Laba&quot;;MOD([.A107]+2;4)=2;&quot;Jaya&quot;;MOD([.A107]+2;4)=3;&quot;Menala&quot;)" office:value-type="string" office:string-value="Menala" calcext:value-type="string">
            <text:p>Menala</text:p>
          </table:table-cell>
          <table:table-cell table:formula="of:=COM.MICROSOFT.IFS(MOD([.A107]+2;4)=0;6;MOD([.A107]+2;4)=1;5;MOD([.A107]+2;4)=2;1;MOD([.A107]+2;4)=3;8)" office:value-type="float" office:value="8" calcext:value-type="float">
            <text:p>8</text:p>
          </table:table-cell>
          <table:table-cell table:formula="of:=COM.MICROSOFT.IFS(MOD([.A107];5)=0;&quot;Pahing&quot;;MOD([.A107];5)=1;&quot;Pon&quot;;MOD([.A107];5)=2;&quot;Wage&quot;;MOD([.A107];5)=3;&quot;Kliwon&quot;;MOD([.A107];5)=4;&quot;Umanis&quot;)" office:value-type="string" office:string-value="Pahing" calcext:value-type="string">
            <text:p>Pahing</text:p>
          </table:table-cell>
          <table:table-cell table:formula="of:=COM.MICROSOFT.IFS(MOD([.A107];5)=0;9;MOD([.A107];5)=1;7;MOD([.A107];5)=2;4;MOD([.A107];5)=3;8;MOD([.A107];5)=4;5)" office:value-type="float" office:value="9" calcext:value-type="float">
            <text:p>9</text:p>
          </table:table-cell>
          <table:table-cell table:formula="of:=COM.MICROSOFT.IFS(MOD([.A107];6)=0;&quot;Tungleh&quot;;MOD([.A107];6)=1;&quot;Aryang&quot;;MOD([.A107];6)=2;&quot;Urukung&quot;;MOD([.A107];6)=3;&quot;Paniron&quot;;MOD([.A107];6)=4;&quot;Was&quot;;MOD([.A107];6)=5;&quot;Maulu&quot;)" office:value-type="string" office:string-value="Paniron" calcext:value-type="string">
            <text:p>Paniron</text:p>
          </table:table-cell>
          <table:table-cell table:formula="of:=COM.MICROSOFT.IFS(MOD([.A107];6)=0;7;MOD([.A107];6)=1;6;MOD([.A107];6)=2;5;MOD([.A107];6)=3;8;MOD([.A107];6)=4;9;MOD([.A107];6)=5;3)" office:value-type="float" office:value="8" calcext:value-type="float">
            <text:p>8</text:p>
          </table:table-cell>
          <table:table-cell table:formula="of:=COM.MICROSOFT.IFS(MOD([.A107];7)=0;&quot;Redite&quot;;MOD([.A107];7)=1;&quot;Soma&quot;;MOD([.A107];7)=2;&quot;Anggara&quot;;MOD([.A107];7)=3;&quot;Budha&quot;;MOD([.A107];7)=4;&quot;Wraspati&quot;;MOD([.A107];7)=5;&quot;Sukra&quot;;MOD([.A107];7);&quot;Saniscara&quot;)" office:value-type="string" office:string-value="Redite" calcext:value-type="string">
            <text:p>Redite</text:p>
          </table:table-cell>
          <table:table-cell table:formula="of:=COM.MICROSOFT.IFS(MOD([.A107];7)=0;5;MOD([.A107];7)=1;4;MOD([.A107];7)=2;3;MOD([.A107];7)=3;7;MOD([.A107];7)=4;8;MOD([.A107];7)=5;6;MOD([.A107];7);9)" office:value-type="float" office:value="5" calcext:value-type="float">
            <text:p>5</text:p>
          </table:table-cell>
          <table:table-cell table:formula="of:=COM.MICROSOFT.IFS(MOD([.A107]+6;8)=0;&quot;Sri&quot;;MOD([.A107]+6;8)=1;&quot;Indra&quot;;MOD([.A107]+6;8)=2;&quot;Guru&quot;;MOD([.A107]+6;8)=3;&quot;Yama&quot;;MOD([.A107]+6;8)=4;&quot;Ludra&quot;;MOD([.A107]+6;8)=5;&quot;Brahma&quot;;MOD([.A107]+6;8)=6;&quot;Kala&quot;;MOD([.A107]+6;8)=7;&quot;Uma&quot;)" office:value-type="string" office:string-value="Uma" calcext:value-type="string">
            <text:p>Uma</text:p>
          </table:table-cell>
          <table:table-cell table:formula="of:=COM.MICROSOFT.IFS(MOD([.A107]+6;8)=0;6;MOD([.A107]+6;8)=1;5;MOD([.A107]+6;8)=2;8;MOD([.A107]+6;8)=3;9;MOD([.A107]+6;8)=4;3;MOD([.A107]+6;8)=5;7;MOD([.A107]+6;8)=6;1;MOD([.A107]+6;8)=7;4)" office:value-type="float" office:value="4" calcext:value-type="float">
            <text:p>4</text:p>
          </table:table-cell>
          <table:table-cell table:formula="of:=COM.MICROSOFT.IFS(MOD([.A107]-3;9)=0;&quot;Dangu&quot;;MOD([.A107]-3;9)=1;&quot;Jangur&quot;;MOD([.A107]-3;9)=2;&quot;Gigis&quot;;MOD([.A107]-3;9)=3;&quot;Nohan&quot;;MOD([.A107]-3;9)=4;&quot;Ogan&quot;;MOD([.A107]-3;9)=5;&quot;Erengan&quot;;MOD([.A107]-3;9)=6;&quot;Urungan&quot;;MOD([.A107]-3;9)=7;&quot;Tulus&quot;;MOD([.A107]-3;9)=8;&quot;Dadi&quot;)" office:value-type="string" office:string-value="Nohan" calcext:value-type="string">
            <text:p>Nohan</text:p>
          </table:table-cell>
          <table:table-cell table:formula="of:=COM.MICROSOFT.IFS(MOD([.A107]-3;9)=0;5;MOD([.A107]-3;9)=1;8;MOD([.A107]-3;9)=2;9;MOD([.A107]-3;9)=3;3;MOD([.A107]-3;9)=4;7;MOD([.A107]-3;9)=5;1;MOD([.A107]-3;9)=6;4;MOD([.A107]-3;9)=7;6;MOD([.A107]-3;9)=8;8)" office:value-type="float" office:value="3" calcext:value-type="float">
            <text:p>3</text:p>
          </table:table-cell>
          <table:table-cell table:formula="of:=COM.MICROSOFT.IFS(MOD(MOD([.N107]+[.R107];10);10)=0;&quot;Pandita&quot;;MOD(MOD([.N107]+[.R107];10);10)=1;&quot;Pati&quot;;MOD(MOD([.N107]+[.R107];10);10)=2;&quot;Suka&quot;;MOD(MOD([.N107]+[.R107];10);10)=3;&quot;Duka&quot;;MOD(MOD([.N107]+[.R107];10);10)=4;&quot;Sri&quot;;MOD(MOD([.N107]+[.R107];10);10)=5;&quot;Manuh&quot;;MOD(MOD([.N107]+[.R107];10);10)=6;&quot;Manusa&quot;;MOD(MOD([.N107]+[.R107];10);10)=7;&quot;Raja&quot;;MOD(MOD([.N107]+[.R107];10);10)=8;&quot;Dewa&quot;;MOD(MOD([.N107]+[.R107];10);10)=9;&quot;Raksasa&quot;)" office:value-type="string" office:string-value="Sri" calcext:value-type="string">
            <text:p>Sri</text:p>
          </table:table-cell>
          <table:table-cell table:formula="of:=COM.MICROSOFT.IFS(MOD(MOD([.N107]+[.R107];10);10)=0;5;MOD(MOD([.N107]+[.R107];10);10)=1;7;MOD(MOD([.N107]+[.R107];10);10)=2;10;MOD(MOD([.N107]+[.R107];10);10)=3;4;MOD(MOD([.N107]+[.R107];10);10)=4;6;MOD(MOD([.N107]+[.R107];10);10)=5;2;MOD(MOD([.N107]+[.R107];10);10)=6;3;MOD(MOD([.N107]+[.R107];10);10)=7;8;MOD(MOD([.N107]+[.R107];10);10)=8;9;MOD(MOD([.N107]+[.R107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A108]-MOD([.A108];7))/7" office:value-type="float" office:value="15" calcext:value-type="float">
            <text:p>15</text:p>
          </table:table-cell>
          <table:table-cell office:value-type="string" calcext:value-type="string">
            <text:p>Pahang</text:p>
          </table:table-cell>
          <table:table-cell office:value-type="float" office:value="3" calcext:value-type="float">
            <text:p>3</text:p>
          </table:table-cell>
          <table:table-cell table:formula="of:=IF(MOD([.N108]+[.R108];2)=1;&quot;Luang&quot;;&quot;-&quot;)" office:value-type="string" office:string-value="Luang" calcext:value-type="string">
            <text:p>Luang</text:p>
          </table:table-cell>
          <table:table-cell table:formula="of:=IF(MOD([.N108]+[.R108];2)=1;1;0)" office:value-type="float" office:value="1" calcext:value-type="float">
            <text:p>1</text:p>
          </table:table-cell>
          <table:table-cell table:formula="of:=IF(MOD([.N108]+[.R108];2)=1;&quot;Pepet&quot;;&quot;Menga&quot;)" office:value-type="string" office:string-value="Pepet" calcext:value-type="string">
            <text:p>Pepet</text:p>
          </table:table-cell>
          <table:table-cell table:formula="of:=IF(MOD([.N108]+[.R108];2)=1;4;5)" office:value-type="float" office:value="4" calcext:value-type="float">
            <text:p>4</text:p>
          </table:table-cell>
          <table:table-cell table:formula="of:=COM.MICROSOFT.IFS(MOD([.A108];3)=0;&quot;Pasah&quot;;MOD([.A108];3)=1;&quot;Beteng&quot;;MOD([.A108];3)=2;&quot;Kajeng&quot;)" office:value-type="string" office:string-value="Beteng" calcext:value-type="string">
            <text:p>Beteng</text:p>
          </table:table-cell>
          <table:table-cell table:formula="of:=COM.MICROSOFT.IFS(MOD([.A108];3)=0;9;MOD([.A108];3)=1;4;MOD([.A108];3)=2;7)" office:value-type="float" office:value="4" calcext:value-type="float">
            <text:p>4</text:p>
          </table:table-cell>
          <table:table-cell table:formula="of:=COM.MICROSOFT.IFS(MOD([.A108]+2;4)=0;&quot;Sri&quot;;MOD([.A108]+2;4)=1;&quot;Laba&quot;;MOD([.A108]+2;4)=2;&quot;Jaya&quot;;MOD([.A108]+2;4)=3;&quot;Menala&quot;)" office:value-type="string" office:string-value="Sri" calcext:value-type="string">
            <text:p>Sri</text:p>
          </table:table-cell>
          <table:table-cell table:formula="of:=COM.MICROSOFT.IFS(MOD([.A108]+2;4)=0;6;MOD([.A108]+2;4)=1;5;MOD([.A108]+2;4)=2;1;MOD([.A108]+2;4)=3;8)" office:value-type="float" office:value="6" calcext:value-type="float">
            <text:p>6</text:p>
          </table:table-cell>
          <table:table-cell table:formula="of:=COM.MICROSOFT.IFS(MOD([.A108];5)=0;&quot;Pahing&quot;;MOD([.A108];5)=1;&quot;Pon&quot;;MOD([.A108];5)=2;&quot;Wage&quot;;MOD([.A108];5)=3;&quot;Kliwon&quot;;MOD([.A108];5)=4;&quot;Umanis&quot;)" office:value-type="string" office:string-value="Pon" calcext:value-type="string">
            <text:p>Pon</text:p>
          </table:table-cell>
          <table:table-cell table:formula="of:=COM.MICROSOFT.IFS(MOD([.A108];5)=0;9;MOD([.A108];5)=1;7;MOD([.A108];5)=2;4;MOD([.A108];5)=3;8;MOD([.A108];5)=4;5)" office:value-type="float" office:value="7" calcext:value-type="float">
            <text:p>7</text:p>
          </table:table-cell>
          <table:table-cell table:formula="of:=COM.MICROSOFT.IFS(MOD([.A108];6)=0;&quot;Tungleh&quot;;MOD([.A108];6)=1;&quot;Aryang&quot;;MOD([.A108];6)=2;&quot;Urukung&quot;;MOD([.A108];6)=3;&quot;Paniron&quot;;MOD([.A108];6)=4;&quot;Was&quot;;MOD([.A108];6)=5;&quot;Maulu&quot;)" office:value-type="string" office:string-value="Was" calcext:value-type="string">
            <text:p>Was</text:p>
          </table:table-cell>
          <table:table-cell table:formula="of:=COM.MICROSOFT.IFS(MOD([.A108];6)=0;7;MOD([.A108];6)=1;6;MOD([.A108];6)=2;5;MOD([.A108];6)=3;8;MOD([.A108];6)=4;9;MOD([.A108];6)=5;3)" office:value-type="float" office:value="9" calcext:value-type="float">
            <text:p>9</text:p>
          </table:table-cell>
          <table:table-cell table:formula="of:=COM.MICROSOFT.IFS(MOD([.A108];7)=0;&quot;Redite&quot;;MOD([.A108];7)=1;&quot;Soma&quot;;MOD([.A108];7)=2;&quot;Anggara&quot;;MOD([.A108];7)=3;&quot;Budha&quot;;MOD([.A108];7)=4;&quot;Wraspati&quot;;MOD([.A108];7)=5;&quot;Sukra&quot;;MOD([.A108];7);&quot;Saniscara&quot;)" office:value-type="string" office:string-value="Soma" calcext:value-type="string">
            <text:p>Soma</text:p>
          </table:table-cell>
          <table:table-cell table:formula="of:=COM.MICROSOFT.IFS(MOD([.A108];7)=0;5;MOD([.A108];7)=1;4;MOD([.A108];7)=2;3;MOD([.A108];7)=3;7;MOD([.A108];7)=4;8;MOD([.A108];7)=5;6;MOD([.A108];7);9)" office:value-type="float" office:value="4" calcext:value-type="float">
            <text:p>4</text:p>
          </table:table-cell>
          <table:table-cell table:formula="of:=COM.MICROSOFT.IFS(MOD([.A108]+6;8)=0;&quot;Sri&quot;;MOD([.A108]+6;8)=1;&quot;Indra&quot;;MOD([.A108]+6;8)=2;&quot;Guru&quot;;MOD([.A108]+6;8)=3;&quot;Yama&quot;;MOD([.A108]+6;8)=4;&quot;Ludra&quot;;MOD([.A108]+6;8)=5;&quot;Brahma&quot;;MOD([.A108]+6;8)=6;&quot;Kala&quot;;MOD([.A108]+6;8)=7;&quot;Uma&quot;)" office:value-type="string" office:string-value="Sri" calcext:value-type="string">
            <text:p>Sri</text:p>
          </table:table-cell>
          <table:table-cell table:formula="of:=COM.MICROSOFT.IFS(MOD([.A108]+6;8)=0;6;MOD([.A108]+6;8)=1;5;MOD([.A108]+6;8)=2;8;MOD([.A108]+6;8)=3;9;MOD([.A108]+6;8)=4;3;MOD([.A108]+6;8)=5;7;MOD([.A108]+6;8)=6;1;MOD([.A108]+6;8)=7;4)" office:value-type="float" office:value="6" calcext:value-type="float">
            <text:p>6</text:p>
          </table:table-cell>
          <table:table-cell table:formula="of:=COM.MICROSOFT.IFS(MOD([.A108]-3;9)=0;&quot;Dangu&quot;;MOD([.A108]-3;9)=1;&quot;Jangur&quot;;MOD([.A108]-3;9)=2;&quot;Gigis&quot;;MOD([.A108]-3;9)=3;&quot;Nohan&quot;;MOD([.A108]-3;9)=4;&quot;Ogan&quot;;MOD([.A108]-3;9)=5;&quot;Erengan&quot;;MOD([.A108]-3;9)=6;&quot;Urungan&quot;;MOD([.A108]-3;9)=7;&quot;Tulus&quot;;MOD([.A108]-3;9)=8;&quot;Dadi&quot;)" office:value-type="string" office:string-value="Ogan" calcext:value-type="string">
            <text:p>Ogan</text:p>
          </table:table-cell>
          <table:table-cell table:formula="of:=COM.MICROSOFT.IFS(MOD([.A108]-3;9)=0;5;MOD([.A108]-3;9)=1;8;MOD([.A108]-3;9)=2;9;MOD([.A108]-3;9)=3;3;MOD([.A108]-3;9)=4;7;MOD([.A108]-3;9)=5;1;MOD([.A108]-3;9)=6;4;MOD([.A108]-3;9)=7;6;MOD([.A108]-3;9)=8;8)" office:value-type="float" office:value="7" calcext:value-type="float">
            <text:p>7</text:p>
          </table:table-cell>
          <table:table-cell table:formula="of:=COM.MICROSOFT.IFS(MOD(MOD([.N108]+[.R108];10);10)=0;&quot;Pandita&quot;;MOD(MOD([.N108]+[.R108];10);10)=1;&quot;Pati&quot;;MOD(MOD([.N108]+[.R108];10);10)=2;&quot;Suka&quot;;MOD(MOD([.N108]+[.R108];10);10)=3;&quot;Duka&quot;;MOD(MOD([.N108]+[.R108];10);10)=4;&quot;Sri&quot;;MOD(MOD([.N108]+[.R108];10);10)=5;&quot;Manuh&quot;;MOD(MOD([.N108]+[.R108];10);10)=6;&quot;Manusa&quot;;MOD(MOD([.N108]+[.R108];10);10)=7;&quot;Raja&quot;;MOD(MOD([.N108]+[.R108];10);10)=8;&quot;Dewa&quot;;MOD(MOD([.N108]+[.R108];10);10)=9;&quot;Raksasa&quot;)" office:value-type="string" office:string-value="Pati" calcext:value-type="string">
            <text:p>Pati</text:p>
          </table:table-cell>
          <table:table-cell table:formula="of:=COM.MICROSOFT.IFS(MOD(MOD([.N108]+[.R108];10);10)=0;5;MOD(MOD([.N108]+[.R108];10);10)=1;7;MOD(MOD([.N108]+[.R108];10);10)=2;10;MOD(MOD([.N108]+[.R108];10);10)=3;4;MOD(MOD([.N108]+[.R108];10);10)=4;6;MOD(MOD([.N108]+[.R108];10);10)=5;2;MOD(MOD([.N108]+[.R108];10);10)=6;3;MOD(MOD([.N108]+[.R108];10);10)=7;8;MOD(MOD([.N108]+[.R108];10);10)=8;9;MOD(MOD([.N108]+[.R108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109]-MOD([.A109];7))/7" office:value-type="float" office:value="15" calcext:value-type="float">
            <text:p>15</text:p>
          </table:table-cell>
          <table:table-cell office:value-type="string" calcext:value-type="string">
            <text:p>Pahang</text:p>
          </table:table-cell>
          <table:table-cell office:value-type="float" office:value="3" calcext:value-type="float">
            <text:p>3</text:p>
          </table:table-cell>
          <table:table-cell table:formula="of:=IF(MOD([.N109]+[.R109];2)=1;&quot;Luang&quot;;&quot;-&quot;)" office:value-type="string" office:string-value="Luang" calcext:value-type="string">
            <text:p>Luang</text:p>
          </table:table-cell>
          <table:table-cell table:formula="of:=IF(MOD([.N109]+[.R109];2)=1;1;0)" office:value-type="float" office:value="1" calcext:value-type="float">
            <text:p>1</text:p>
          </table:table-cell>
          <table:table-cell table:formula="of:=IF(MOD([.N109]+[.R109];2)=1;&quot;Pepet&quot;;&quot;Menga&quot;)" office:value-type="string" office:string-value="Pepet" calcext:value-type="string">
            <text:p>Pepet</text:p>
          </table:table-cell>
          <table:table-cell table:formula="of:=IF(MOD([.N109]+[.R109];2)=1;4;5)" office:value-type="float" office:value="4" calcext:value-type="float">
            <text:p>4</text:p>
          </table:table-cell>
          <table:table-cell table:formula="of:=COM.MICROSOFT.IFS(MOD([.A109];3)=0;&quot;Pasah&quot;;MOD([.A109];3)=1;&quot;Beteng&quot;;MOD([.A109];3)=2;&quot;Kajeng&quot;)" office:value-type="string" office:string-value="Kajeng" calcext:value-type="string">
            <text:p>Kajeng</text:p>
          </table:table-cell>
          <table:table-cell table:formula="of:=COM.MICROSOFT.IFS(MOD([.A109];3)=0;9;MOD([.A109];3)=1;4;MOD([.A109];3)=2;7)" office:value-type="float" office:value="7" calcext:value-type="float">
            <text:p>7</text:p>
          </table:table-cell>
          <table:table-cell table:formula="of:=COM.MICROSOFT.IFS(MOD([.A109]+2;4)=0;&quot;Sri&quot;;MOD([.A109]+2;4)=1;&quot;Laba&quot;;MOD([.A109]+2;4)=2;&quot;Jaya&quot;;MOD([.A109]+2;4)=3;&quot;Menala&quot;)" office:value-type="string" office:string-value="Laba" calcext:value-type="string">
            <text:p>Laba</text:p>
          </table:table-cell>
          <table:table-cell table:formula="of:=COM.MICROSOFT.IFS(MOD([.A109]+2;4)=0;6;MOD([.A109]+2;4)=1;5;MOD([.A109]+2;4)=2;1;MOD([.A109]+2;4)=3;8)" office:value-type="float" office:value="5" calcext:value-type="float">
            <text:p>5</text:p>
          </table:table-cell>
          <table:table-cell table:formula="of:=COM.MICROSOFT.IFS(MOD([.A109];5)=0;&quot;Pahing&quot;;MOD([.A109];5)=1;&quot;Pon&quot;;MOD([.A109];5)=2;&quot;Wage&quot;;MOD([.A109];5)=3;&quot;Kliwon&quot;;MOD([.A109];5)=4;&quot;Umanis&quot;)" office:value-type="string" office:string-value="Wage" calcext:value-type="string">
            <text:p>Wage</text:p>
          </table:table-cell>
          <table:table-cell table:formula="of:=COM.MICROSOFT.IFS(MOD([.A109];5)=0;9;MOD([.A109];5)=1;7;MOD([.A109];5)=2;4;MOD([.A109];5)=3;8;MOD([.A109];5)=4;5)" office:value-type="float" office:value="4" calcext:value-type="float">
            <text:p>4</text:p>
          </table:table-cell>
          <table:table-cell table:formula="of:=COM.MICROSOFT.IFS(MOD([.A109];6)=0;&quot;Tungleh&quot;;MOD([.A109];6)=1;&quot;Aryang&quot;;MOD([.A109];6)=2;&quot;Urukung&quot;;MOD([.A109];6)=3;&quot;Paniron&quot;;MOD([.A109];6)=4;&quot;Was&quot;;MOD([.A109];6)=5;&quot;Maulu&quot;)" office:value-type="string" office:string-value="Maulu" calcext:value-type="string">
            <text:p>Maulu</text:p>
          </table:table-cell>
          <table:table-cell table:formula="of:=COM.MICROSOFT.IFS(MOD([.A109];6)=0;7;MOD([.A109];6)=1;6;MOD([.A109];6)=2;5;MOD([.A109];6)=3;8;MOD([.A109];6)=4;9;MOD([.A109];6)=5;3)" office:value-type="float" office:value="3" calcext:value-type="float">
            <text:p>3</text:p>
          </table:table-cell>
          <table:table-cell table:formula="of:=COM.MICROSOFT.IFS(MOD([.A109];7)=0;&quot;Redite&quot;;MOD([.A109];7)=1;&quot;Soma&quot;;MOD([.A109];7)=2;&quot;Anggara&quot;;MOD([.A109];7)=3;&quot;Budha&quot;;MOD([.A109];7)=4;&quot;Wraspati&quot;;MOD([.A109];7)=5;&quot;Sukra&quot;;MOD([.A109];7);&quot;Saniscara&quot;)" office:value-type="string" office:string-value="Anggara" calcext:value-type="string">
            <text:p>Anggara</text:p>
          </table:table-cell>
          <table:table-cell table:formula="of:=COM.MICROSOFT.IFS(MOD([.A109];7)=0;5;MOD([.A109];7)=1;4;MOD([.A109];7)=2;3;MOD([.A109];7)=3;7;MOD([.A109];7)=4;8;MOD([.A109];7)=5;6;MOD([.A109];7);9)" office:value-type="float" office:value="3" calcext:value-type="float">
            <text:p>3</text:p>
          </table:table-cell>
          <table:table-cell table:formula="of:=COM.MICROSOFT.IFS(MOD([.A109]+6;8)=0;&quot;Sri&quot;;MOD([.A109]+6;8)=1;&quot;Indra&quot;;MOD([.A109]+6;8)=2;&quot;Guru&quot;;MOD([.A109]+6;8)=3;&quot;Yama&quot;;MOD([.A109]+6;8)=4;&quot;Ludra&quot;;MOD([.A109]+6;8)=5;&quot;Brahma&quot;;MOD([.A109]+6;8)=6;&quot;Kala&quot;;MOD([.A109]+6;8)=7;&quot;Uma&quot;)" office:value-type="string" office:string-value="Indra" calcext:value-type="string">
            <text:p>Indra</text:p>
          </table:table-cell>
          <table:table-cell table:formula="of:=COM.MICROSOFT.IFS(MOD([.A109]+6;8)=0;6;MOD([.A109]+6;8)=1;5;MOD([.A109]+6;8)=2;8;MOD([.A109]+6;8)=3;9;MOD([.A109]+6;8)=4;3;MOD([.A109]+6;8)=5;7;MOD([.A109]+6;8)=6;1;MOD([.A109]+6;8)=7;4)" office:value-type="float" office:value="5" calcext:value-type="float">
            <text:p>5</text:p>
          </table:table-cell>
          <table:table-cell table:formula="of:=COM.MICROSOFT.IFS(MOD([.A109]-3;9)=0;&quot;Dangu&quot;;MOD([.A109]-3;9)=1;&quot;Jangur&quot;;MOD([.A109]-3;9)=2;&quot;Gigis&quot;;MOD([.A109]-3;9)=3;&quot;Nohan&quot;;MOD([.A109]-3;9)=4;&quot;Ogan&quot;;MOD([.A109]-3;9)=5;&quot;Erengan&quot;;MOD([.A109]-3;9)=6;&quot;Urungan&quot;;MOD([.A109]-3;9)=7;&quot;Tulus&quot;;MOD([.A109]-3;9)=8;&quot;Dadi&quot;)" office:value-type="string" office:string-value="Erengan" calcext:value-type="string">
            <text:p>Erengan</text:p>
          </table:table-cell>
          <table:table-cell table:formula="of:=COM.MICROSOFT.IFS(MOD([.A109]-3;9)=0;5;MOD([.A109]-3;9)=1;8;MOD([.A109]-3;9)=2;9;MOD([.A109]-3;9)=3;3;MOD([.A109]-3;9)=4;7;MOD([.A109]-3;9)=5;1;MOD([.A109]-3;9)=6;4;MOD([.A109]-3;9)=7;6;MOD([.A109]-3;9)=8;8)" office:value-type="float" office:value="1" calcext:value-type="float">
            <text:p>1</text:p>
          </table:table-cell>
          <table:table-cell table:formula="of:=COM.MICROSOFT.IFS(MOD(MOD([.N109]+[.R109];10);10)=0;&quot;Pandita&quot;;MOD(MOD([.N109]+[.R109];10);10)=1;&quot;Pati&quot;;MOD(MOD([.N109]+[.R109];10);10)=2;&quot;Suka&quot;;MOD(MOD([.N109]+[.R109];10);10)=3;&quot;Duka&quot;;MOD(MOD([.N109]+[.R109];10);10)=4;&quot;Sri&quot;;MOD(MOD([.N109]+[.R109];10);10)=5;&quot;Manuh&quot;;MOD(MOD([.N109]+[.R109];10);10)=6;&quot;Manusa&quot;;MOD(MOD([.N109]+[.R109];10);10)=7;&quot;Raja&quot;;MOD(MOD([.N109]+[.R109];10);10)=8;&quot;Dewa&quot;;MOD(MOD([.N109]+[.R109];10);10)=9;&quot;Raksasa&quot;)" office:value-type="string" office:string-value="Raja" calcext:value-type="string">
            <text:p>Raja</text:p>
          </table:table-cell>
          <table:table-cell table:formula="of:=COM.MICROSOFT.IFS(MOD(MOD([.N109]+[.R109];10);10)=0;5;MOD(MOD([.N109]+[.R109];10);10)=1;7;MOD(MOD([.N109]+[.R109];10);10)=2;10;MOD(MOD([.N109]+[.R109];10);10)=3;4;MOD(MOD([.N109]+[.R109];10);10)=4;6;MOD(MOD([.N109]+[.R109];10);10)=5;2;MOD(MOD([.N109]+[.R109];10);10)=6;3;MOD(MOD([.N109]+[.R109];10);10)=7;8;MOD(MOD([.N109]+[.R109];10);10)=8;9;MOD(MOD([.N109]+[.R109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110]-MOD([.A110];7))/7" office:value-type="float" office:value="15" calcext:value-type="float">
            <text:p>15</text:p>
          </table:table-cell>
          <table:table-cell office:value-type="string" calcext:value-type="string">
            <text:p>Pahang</text:p>
          </table:table-cell>
          <table:table-cell office:value-type="float" office:value="3" calcext:value-type="float">
            <text:p>3</text:p>
          </table:table-cell>
          <table:table-cell table:formula="of:=IF(MOD([.N110]+[.R110];2)=1;&quot;Luang&quot;;&quot;-&quot;)" office:value-type="string" office:string-value="Luang" calcext:value-type="string">
            <text:p>Luang</text:p>
          </table:table-cell>
          <table:table-cell table:formula="of:=IF(MOD([.N110]+[.R110];2)=1;1;0)" office:value-type="float" office:value="1" calcext:value-type="float">
            <text:p>1</text:p>
          </table:table-cell>
          <table:table-cell table:formula="of:=IF(MOD([.N110]+[.R110];2)=1;&quot;Pepet&quot;;&quot;Menga&quot;)" office:value-type="string" office:string-value="Pepet" calcext:value-type="string">
            <text:p>Pepet</text:p>
          </table:table-cell>
          <table:table-cell table:formula="of:=IF(MOD([.N110]+[.R110];2)=1;4;5)" office:value-type="float" office:value="4" calcext:value-type="float">
            <text:p>4</text:p>
          </table:table-cell>
          <table:table-cell table:formula="of:=COM.MICROSOFT.IFS(MOD([.A110];3)=0;&quot;Pasah&quot;;MOD([.A110];3)=1;&quot;Beteng&quot;;MOD([.A110];3)=2;&quot;Kajeng&quot;)" office:value-type="string" office:string-value="Pasah" calcext:value-type="string">
            <text:p>Pasah</text:p>
          </table:table-cell>
          <table:table-cell table:formula="of:=COM.MICROSOFT.IFS(MOD([.A110];3)=0;9;MOD([.A110];3)=1;4;MOD([.A110];3)=2;7)" office:value-type="float" office:value="9" calcext:value-type="float">
            <text:p>9</text:p>
          </table:table-cell>
          <table:table-cell table:formula="of:=COM.MICROSOFT.IFS(MOD([.A110]+2;4)=0;&quot;Sri&quot;;MOD([.A110]+2;4)=1;&quot;Laba&quot;;MOD([.A110]+2;4)=2;&quot;Jaya&quot;;MOD([.A110]+2;4)=3;&quot;Menala&quot;)" office:value-type="string" office:string-value="Jaya" calcext:value-type="string">
            <text:p>Jaya</text:p>
          </table:table-cell>
          <table:table-cell table:formula="of:=COM.MICROSOFT.IFS(MOD([.A110]+2;4)=0;6;MOD([.A110]+2;4)=1;5;MOD([.A110]+2;4)=2;1;MOD([.A110]+2;4)=3;8)" office:value-type="float" office:value="1" calcext:value-type="float">
            <text:p>1</text:p>
          </table:table-cell>
          <table:table-cell table:formula="of:=COM.MICROSOFT.IFS(MOD([.A110];5)=0;&quot;Pahing&quot;;MOD([.A110];5)=1;&quot;Pon&quot;;MOD([.A110];5)=2;&quot;Wage&quot;;MOD([.A110];5)=3;&quot;Kliwon&quot;;MOD([.A110];5)=4;&quot;Umanis&quot;)" office:value-type="string" office:string-value="Kliwon" calcext:value-type="string">
            <text:p>Kliwon</text:p>
          </table:table-cell>
          <table:table-cell table:formula="of:=COM.MICROSOFT.IFS(MOD([.A110];5)=0;9;MOD([.A110];5)=1;7;MOD([.A110];5)=2;4;MOD([.A110];5)=3;8;MOD([.A110];5)=4;5)" office:value-type="float" office:value="8" calcext:value-type="float">
            <text:p>8</text:p>
          </table:table-cell>
          <table:table-cell table:formula="of:=COM.MICROSOFT.IFS(MOD([.A110];6)=0;&quot;Tungleh&quot;;MOD([.A110];6)=1;&quot;Aryang&quot;;MOD([.A110];6)=2;&quot;Urukung&quot;;MOD([.A110];6)=3;&quot;Paniron&quot;;MOD([.A110];6)=4;&quot;Was&quot;;MOD([.A110];6)=5;&quot;Maulu&quot;)" office:value-type="string" office:string-value="Tungleh" calcext:value-type="string">
            <text:p>Tungleh</text:p>
          </table:table-cell>
          <table:table-cell table:formula="of:=COM.MICROSOFT.IFS(MOD([.A110];6)=0;7;MOD([.A110];6)=1;6;MOD([.A110];6)=2;5;MOD([.A110];6)=3;8;MOD([.A110];6)=4;9;MOD([.A110];6)=5;3)" office:value-type="float" office:value="7" calcext:value-type="float">
            <text:p>7</text:p>
          </table:table-cell>
          <table:table-cell table:formula="of:=COM.MICROSOFT.IFS(MOD([.A110];7)=0;&quot;Redite&quot;;MOD([.A110];7)=1;&quot;Soma&quot;;MOD([.A110];7)=2;&quot;Anggara&quot;;MOD([.A110];7)=3;&quot;Budha&quot;;MOD([.A110];7)=4;&quot;Wraspati&quot;;MOD([.A110];7)=5;&quot;Sukra&quot;;MOD([.A110];7);&quot;Saniscara&quot;)" office:value-type="string" office:string-value="Budha" calcext:value-type="string">
            <text:p>Budha</text:p>
          </table:table-cell>
          <table:table-cell table:formula="of:=COM.MICROSOFT.IFS(MOD([.A110];7)=0;5;MOD([.A110];7)=1;4;MOD([.A110];7)=2;3;MOD([.A110];7)=3;7;MOD([.A110];7)=4;8;MOD([.A110];7)=5;6;MOD([.A110];7);9)" office:value-type="float" office:value="7" calcext:value-type="float">
            <text:p>7</text:p>
          </table:table-cell>
          <table:table-cell table:formula="of:=COM.MICROSOFT.IFS(MOD([.A110]+6;8)=0;&quot;Sri&quot;;MOD([.A110]+6;8)=1;&quot;Indra&quot;;MOD([.A110]+6;8)=2;&quot;Guru&quot;;MOD([.A110]+6;8)=3;&quot;Yama&quot;;MOD([.A110]+6;8)=4;&quot;Ludra&quot;;MOD([.A110]+6;8)=5;&quot;Brahma&quot;;MOD([.A110]+6;8)=6;&quot;Kala&quot;;MOD([.A110]+6;8)=7;&quot;Uma&quot;)" office:value-type="string" office:string-value="Guru" calcext:value-type="string">
            <text:p>Guru</text:p>
          </table:table-cell>
          <table:table-cell table:formula="of:=COM.MICROSOFT.IFS(MOD([.A110]+6;8)=0;6;MOD([.A110]+6;8)=1;5;MOD([.A110]+6;8)=2;8;MOD([.A110]+6;8)=3;9;MOD([.A110]+6;8)=4;3;MOD([.A110]+6;8)=5;7;MOD([.A110]+6;8)=6;1;MOD([.A110]+6;8)=7;4)" office:value-type="float" office:value="8" calcext:value-type="float">
            <text:p>8</text:p>
          </table:table-cell>
          <table:table-cell table:formula="of:=COM.MICROSOFT.IFS(MOD([.A110]-3;9)=0;&quot;Dangu&quot;;MOD([.A110]-3;9)=1;&quot;Jangur&quot;;MOD([.A110]-3;9)=2;&quot;Gigis&quot;;MOD([.A110]-3;9)=3;&quot;Nohan&quot;;MOD([.A110]-3;9)=4;&quot;Ogan&quot;;MOD([.A110]-3;9)=5;&quot;Erengan&quot;;MOD([.A110]-3;9)=6;&quot;Urungan&quot;;MOD([.A110]-3;9)=7;&quot;Tulus&quot;;MOD([.A110]-3;9)=8;&quot;Dadi&quot;)" office:value-type="string" office:string-value="Urungan" calcext:value-type="string">
            <text:p>Urungan</text:p>
          </table:table-cell>
          <table:table-cell table:formula="of:=COM.MICROSOFT.IFS(MOD([.A110]-3;9)=0;5;MOD([.A110]-3;9)=1;8;MOD([.A110]-3;9)=2;9;MOD([.A110]-3;9)=3;3;MOD([.A110]-3;9)=4;7;MOD([.A110]-3;9)=5;1;MOD([.A110]-3;9)=6;4;MOD([.A110]-3;9)=7;6;MOD([.A110]-3;9)=8;8)" office:value-type="float" office:value="4" calcext:value-type="float">
            <text:p>4</text:p>
          </table:table-cell>
          <table:table-cell table:formula="of:=COM.MICROSOFT.IFS(MOD(MOD([.N110]+[.R110];10);10)=0;&quot;Pandita&quot;;MOD(MOD([.N110]+[.R110];10);10)=1;&quot;Pati&quot;;MOD(MOD([.N110]+[.R110];10);10)=2;&quot;Suka&quot;;MOD(MOD([.N110]+[.R110];10);10)=3;&quot;Duka&quot;;MOD(MOD([.N110]+[.R110];10);10)=4;&quot;Sri&quot;;MOD(MOD([.N110]+[.R110];10);10)=5;&quot;Manuh&quot;;MOD(MOD([.N110]+[.R110];10);10)=6;&quot;Manusa&quot;;MOD(MOD([.N110]+[.R110];10);10)=7;&quot;Raja&quot;;MOD(MOD([.N110]+[.R110];10);10)=8;&quot;Dewa&quot;;MOD(MOD([.N110]+[.R110];10);10)=9;&quot;Raksasa&quot;)" office:value-type="string" office:string-value="Manuh" calcext:value-type="string">
            <text:p>Manuh</text:p>
          </table:table-cell>
          <table:table-cell table:formula="of:=COM.MICROSOFT.IFS(MOD(MOD([.N110]+[.R110];10);10)=0;5;MOD(MOD([.N110]+[.R110];10);10)=1;7;MOD(MOD([.N110]+[.R110];10);10)=2;10;MOD(MOD([.N110]+[.R110];10);10)=3;4;MOD(MOD([.N110]+[.R110];10);10)=4;6;MOD(MOD([.N110]+[.R110];10);10)=5;2;MOD(MOD([.N110]+[.R110];10);10)=6;3;MOD(MOD([.N110]+[.R110];10);10)=7;8;MOD(MOD([.N110]+[.R110];10);10)=8;9;MOD(MOD([.N110]+[.R110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A111]-MOD([.A111];7))/7" office:value-type="float" office:value="15" calcext:value-type="float">
            <text:p>15</text:p>
          </table:table-cell>
          <table:table-cell office:value-type="string" calcext:value-type="string">
            <text:p>Pahang</text:p>
          </table:table-cell>
          <table:table-cell office:value-type="float" office:value="3" calcext:value-type="float">
            <text:p>3</text:p>
          </table:table-cell>
          <table:table-cell table:formula="of:=IF(MOD([.N111]+[.R111];2)=1;&quot;Luang&quot;;&quot;-&quot;)" office:value-type="string" office:string-value="Luang" calcext:value-type="string">
            <text:p>Luang</text:p>
          </table:table-cell>
          <table:table-cell table:formula="of:=IF(MOD([.N111]+[.R111];2)=1;1;0)" office:value-type="float" office:value="1" calcext:value-type="float">
            <text:p>1</text:p>
          </table:table-cell>
          <table:table-cell table:formula="of:=IF(MOD([.N111]+[.R111];2)=1;&quot;Pepet&quot;;&quot;Menga&quot;)" office:value-type="string" office:string-value="Pepet" calcext:value-type="string">
            <text:p>Pepet</text:p>
          </table:table-cell>
          <table:table-cell table:formula="of:=IF(MOD([.N111]+[.R111];2)=1;4;5)" office:value-type="float" office:value="4" calcext:value-type="float">
            <text:p>4</text:p>
          </table:table-cell>
          <table:table-cell table:formula="of:=COM.MICROSOFT.IFS(MOD([.A111];3)=0;&quot;Pasah&quot;;MOD([.A111];3)=1;&quot;Beteng&quot;;MOD([.A111];3)=2;&quot;Kajeng&quot;)" office:value-type="string" office:string-value="Beteng" calcext:value-type="string">
            <text:p>Beteng</text:p>
          </table:table-cell>
          <table:table-cell table:formula="of:=COM.MICROSOFT.IFS(MOD([.A111];3)=0;9;MOD([.A111];3)=1;4;MOD([.A111];3)=2;7)" office:value-type="float" office:value="4" calcext:value-type="float">
            <text:p>4</text:p>
          </table:table-cell>
          <table:table-cell table:formula="of:=COM.MICROSOFT.IFS(MOD([.A111]+2;4)=0;&quot;Sri&quot;;MOD([.A111]+2;4)=1;&quot;Laba&quot;;MOD([.A111]+2;4)=2;&quot;Jaya&quot;;MOD([.A111]+2;4)=3;&quot;Menala&quot;)" office:value-type="string" office:string-value="Menala" calcext:value-type="string">
            <text:p>Menala</text:p>
          </table:table-cell>
          <table:table-cell table:formula="of:=COM.MICROSOFT.IFS(MOD([.A111]+2;4)=0;6;MOD([.A111]+2;4)=1;5;MOD([.A111]+2;4)=2;1;MOD([.A111]+2;4)=3;8)" office:value-type="float" office:value="8" calcext:value-type="float">
            <text:p>8</text:p>
          </table:table-cell>
          <table:table-cell table:formula="of:=COM.MICROSOFT.IFS(MOD([.A111];5)=0;&quot;Pahing&quot;;MOD([.A111];5)=1;&quot;Pon&quot;;MOD([.A111];5)=2;&quot;Wage&quot;;MOD([.A111];5)=3;&quot;Kliwon&quot;;MOD([.A111];5)=4;&quot;Umanis&quot;)" office:value-type="string" office:string-value="Umanis" calcext:value-type="string">
            <text:p>Umanis</text:p>
          </table:table-cell>
          <table:table-cell table:formula="of:=COM.MICROSOFT.IFS(MOD([.A111];5)=0;9;MOD([.A111];5)=1;7;MOD([.A111];5)=2;4;MOD([.A111];5)=3;8;MOD([.A111];5)=4;5)" office:value-type="float" office:value="5" calcext:value-type="float">
            <text:p>5</text:p>
          </table:table-cell>
          <table:table-cell table:formula="of:=COM.MICROSOFT.IFS(MOD([.A111];6)=0;&quot;Tungleh&quot;;MOD([.A111];6)=1;&quot;Aryang&quot;;MOD([.A111];6)=2;&quot;Urukung&quot;;MOD([.A111];6)=3;&quot;Paniron&quot;;MOD([.A111];6)=4;&quot;Was&quot;;MOD([.A111];6)=5;&quot;Maulu&quot;)" office:value-type="string" office:string-value="Aryang" calcext:value-type="string">
            <text:p>Aryang</text:p>
          </table:table-cell>
          <table:table-cell table:formula="of:=COM.MICROSOFT.IFS(MOD([.A111];6)=0;7;MOD([.A111];6)=1;6;MOD([.A111];6)=2;5;MOD([.A111];6)=3;8;MOD([.A111];6)=4;9;MOD([.A111];6)=5;3)" office:value-type="float" office:value="6" calcext:value-type="float">
            <text:p>6</text:p>
          </table:table-cell>
          <table:table-cell table:formula="of:=COM.MICROSOFT.IFS(MOD([.A111];7)=0;&quot;Redite&quot;;MOD([.A111];7)=1;&quot;Soma&quot;;MOD([.A111];7)=2;&quot;Anggara&quot;;MOD([.A111];7)=3;&quot;Budha&quot;;MOD([.A111];7)=4;&quot;Wraspati&quot;;MOD([.A111];7)=5;&quot;Sukra&quot;;MOD([.A111];7);&quot;Saniscara&quot;)" office:value-type="string" office:string-value="Wraspati" calcext:value-type="string">
            <text:p>Wraspati</text:p>
          </table:table-cell>
          <table:table-cell table:formula="of:=COM.MICROSOFT.IFS(MOD([.A111];7)=0;5;MOD([.A111];7)=1;4;MOD([.A111];7)=2;3;MOD([.A111];7)=3;7;MOD([.A111];7)=4;8;MOD([.A111];7)=5;6;MOD([.A111];7);9)" office:value-type="float" office:value="8" calcext:value-type="float">
            <text:p>8</text:p>
          </table:table-cell>
          <table:table-cell table:formula="of:=COM.MICROSOFT.IFS(MOD([.A111]+6;8)=0;&quot;Sri&quot;;MOD([.A111]+6;8)=1;&quot;Indra&quot;;MOD([.A111]+6;8)=2;&quot;Guru&quot;;MOD([.A111]+6;8)=3;&quot;Yama&quot;;MOD([.A111]+6;8)=4;&quot;Ludra&quot;;MOD([.A111]+6;8)=5;&quot;Brahma&quot;;MOD([.A111]+6;8)=6;&quot;Kala&quot;;MOD([.A111]+6;8)=7;&quot;Uma&quot;)" office:value-type="string" office:string-value="Yama" calcext:value-type="string">
            <text:p>Yama</text:p>
          </table:table-cell>
          <table:table-cell table:formula="of:=COM.MICROSOFT.IFS(MOD([.A111]+6;8)=0;6;MOD([.A111]+6;8)=1;5;MOD([.A111]+6;8)=2;8;MOD([.A111]+6;8)=3;9;MOD([.A111]+6;8)=4;3;MOD([.A111]+6;8)=5;7;MOD([.A111]+6;8)=6;1;MOD([.A111]+6;8)=7;4)" office:value-type="float" office:value="9" calcext:value-type="float">
            <text:p>9</text:p>
          </table:table-cell>
          <table:table-cell table:formula="of:=COM.MICROSOFT.IFS(MOD([.A111]-3;9)=0;&quot;Dangu&quot;;MOD([.A111]-3;9)=1;&quot;Jangur&quot;;MOD([.A111]-3;9)=2;&quot;Gigis&quot;;MOD([.A111]-3;9)=3;&quot;Nohan&quot;;MOD([.A111]-3;9)=4;&quot;Ogan&quot;;MOD([.A111]-3;9)=5;&quot;Erengan&quot;;MOD([.A111]-3;9)=6;&quot;Urungan&quot;;MOD([.A111]-3;9)=7;&quot;Tulus&quot;;MOD([.A111]-3;9)=8;&quot;Dadi&quot;)" office:value-type="string" office:string-value="Tulus" calcext:value-type="string">
            <text:p>Tulus</text:p>
          </table:table-cell>
          <table:table-cell table:formula="of:=COM.MICROSOFT.IFS(MOD([.A111]-3;9)=0;5;MOD([.A111]-3;9)=1;8;MOD([.A111]-3;9)=2;9;MOD([.A111]-3;9)=3;3;MOD([.A111]-3;9)=4;7;MOD([.A111]-3;9)=5;1;MOD([.A111]-3;9)=6;4;MOD([.A111]-3;9)=7;6;MOD([.A111]-3;9)=8;8)" office:value-type="float" office:value="6" calcext:value-type="float">
            <text:p>6</text:p>
          </table:table-cell>
          <table:table-cell table:formula="of:=COM.MICROSOFT.IFS(MOD(MOD([.N111]+[.R111];10);10)=0;&quot;Pandita&quot;;MOD(MOD([.N111]+[.R111];10);10)=1;&quot;Pati&quot;;MOD(MOD([.N111]+[.R111];10);10)=2;&quot;Suka&quot;;MOD(MOD([.N111]+[.R111];10);10)=3;&quot;Duka&quot;;MOD(MOD([.N111]+[.R111];10);10)=4;&quot;Sri&quot;;MOD(MOD([.N111]+[.R111];10);10)=5;&quot;Manuh&quot;;MOD(MOD([.N111]+[.R111];10);10)=6;&quot;Manusa&quot;;MOD(MOD([.N111]+[.R111];10);10)=7;&quot;Raja&quot;;MOD(MOD([.N111]+[.R111];10);10)=8;&quot;Dewa&quot;;MOD(MOD([.N111]+[.R111];10);10)=9;&quot;Raksasa&quot;)" office:value-type="string" office:string-value="Duka" calcext:value-type="string">
            <text:p>Duka</text:p>
          </table:table-cell>
          <table:table-cell table:formula="of:=COM.MICROSOFT.IFS(MOD(MOD([.N111]+[.R111];10);10)=0;5;MOD(MOD([.N111]+[.R111];10);10)=1;7;MOD(MOD([.N111]+[.R111];10);10)=2;10;MOD(MOD([.N111]+[.R111];10);10)=3;4;MOD(MOD([.N111]+[.R111];10);10)=4;6;MOD(MOD([.N111]+[.R111];10);10)=5;2;MOD(MOD([.N111]+[.R111];10);10)=6;3;MOD(MOD([.N111]+[.R111];10);10)=7;8;MOD(MOD([.N111]+[.R111];10);10)=8;9;MOD(MOD([.N111]+[.R111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12]-MOD([.A112];7))/7" office:value-type="float" office:value="15" calcext:value-type="float">
            <text:p>15</text:p>
          </table:table-cell>
          <table:table-cell office:value-type="string" calcext:value-type="string">
            <text:p>Pahang</text:p>
          </table:table-cell>
          <table:table-cell office:value-type="float" office:value="3" calcext:value-type="float">
            <text:p>3</text:p>
          </table:table-cell>
          <table:table-cell table:formula="of:=IF(MOD([.N112]+[.R112];2)=1;&quot;Luang&quot;;&quot;-&quot;)" office:value-type="string" office:string-value="Luang" calcext:value-type="string">
            <text:p>Luang</text:p>
          </table:table-cell>
          <table:table-cell table:formula="of:=IF(MOD([.N112]+[.R112];2)=1;1;0)" office:value-type="float" office:value="1" calcext:value-type="float">
            <text:p>1</text:p>
          </table:table-cell>
          <table:table-cell table:formula="of:=IF(MOD([.N112]+[.R112];2)=1;&quot;Pepet&quot;;&quot;Menga&quot;)" office:value-type="string" office:string-value="Pepet" calcext:value-type="string">
            <text:p>Pepet</text:p>
          </table:table-cell>
          <table:table-cell table:formula="of:=IF(MOD([.N112]+[.R112];2)=1;4;5)" office:value-type="float" office:value="4" calcext:value-type="float">
            <text:p>4</text:p>
          </table:table-cell>
          <table:table-cell table:formula="of:=COM.MICROSOFT.IFS(MOD([.A112];3)=0;&quot;Pasah&quot;;MOD([.A112];3)=1;&quot;Beteng&quot;;MOD([.A112];3)=2;&quot;Kajeng&quot;)" office:value-type="string" office:string-value="Kajeng" calcext:value-type="string">
            <text:p>Kajeng</text:p>
          </table:table-cell>
          <table:table-cell table:formula="of:=COM.MICROSOFT.IFS(MOD([.A112];3)=0;9;MOD([.A112];3)=1;4;MOD([.A112];3)=2;7)" office:value-type="float" office:value="7" calcext:value-type="float">
            <text:p>7</text:p>
          </table:table-cell>
          <table:table-cell table:formula="of:=COM.MICROSOFT.IFS(MOD([.A112]+2;4)=0;&quot;Sri&quot;;MOD([.A112]+2;4)=1;&quot;Laba&quot;;MOD([.A112]+2;4)=2;&quot;Jaya&quot;;MOD([.A112]+2;4)=3;&quot;Menala&quot;)" office:value-type="string" office:string-value="Sri" calcext:value-type="string">
            <text:p>Sri</text:p>
          </table:table-cell>
          <table:table-cell table:formula="of:=COM.MICROSOFT.IFS(MOD([.A112]+2;4)=0;6;MOD([.A112]+2;4)=1;5;MOD([.A112]+2;4)=2;1;MOD([.A112]+2;4)=3;8)" office:value-type="float" office:value="6" calcext:value-type="float">
            <text:p>6</text:p>
          </table:table-cell>
          <table:table-cell table:formula="of:=COM.MICROSOFT.IFS(MOD([.A112];5)=0;&quot;Pahing&quot;;MOD([.A112];5)=1;&quot;Pon&quot;;MOD([.A112];5)=2;&quot;Wage&quot;;MOD([.A112];5)=3;&quot;Kliwon&quot;;MOD([.A112];5)=4;&quot;Umanis&quot;)" office:value-type="string" office:string-value="Pahing" calcext:value-type="string">
            <text:p>Pahing</text:p>
          </table:table-cell>
          <table:table-cell table:formula="of:=COM.MICROSOFT.IFS(MOD([.A112];5)=0;9;MOD([.A112];5)=1;7;MOD([.A112];5)=2;4;MOD([.A112];5)=3;8;MOD([.A112];5)=4;5)" office:value-type="float" office:value="9" calcext:value-type="float">
            <text:p>9</text:p>
          </table:table-cell>
          <table:table-cell table:formula="of:=COM.MICROSOFT.IFS(MOD([.A112];6)=0;&quot;Tungleh&quot;;MOD([.A112];6)=1;&quot;Aryang&quot;;MOD([.A112];6)=2;&quot;Urukung&quot;;MOD([.A112];6)=3;&quot;Paniron&quot;;MOD([.A112];6)=4;&quot;Was&quot;;MOD([.A112];6)=5;&quot;Maulu&quot;)" office:value-type="string" office:string-value="Urukung" calcext:value-type="string">
            <text:p>Urukung</text:p>
          </table:table-cell>
          <table:table-cell table:formula="of:=COM.MICROSOFT.IFS(MOD([.A112];6)=0;7;MOD([.A112];6)=1;6;MOD([.A112];6)=2;5;MOD([.A112];6)=3;8;MOD([.A112];6)=4;9;MOD([.A112];6)=5;3)" office:value-type="float" office:value="5" calcext:value-type="float">
            <text:p>5</text:p>
          </table:table-cell>
          <table:table-cell table:formula="of:=COM.MICROSOFT.IFS(MOD([.A112];7)=0;&quot;Redite&quot;;MOD([.A112];7)=1;&quot;Soma&quot;;MOD([.A112];7)=2;&quot;Anggara&quot;;MOD([.A112];7)=3;&quot;Budha&quot;;MOD([.A112];7)=4;&quot;Wraspati&quot;;MOD([.A112];7)=5;&quot;Sukra&quot;;MOD([.A112];7);&quot;Saniscara&quot;)" office:value-type="string" office:string-value="Sukra" calcext:value-type="string">
            <text:p>Sukra</text:p>
          </table:table-cell>
          <table:table-cell table:formula="of:=COM.MICROSOFT.IFS(MOD([.A112];7)=0;5;MOD([.A112];7)=1;4;MOD([.A112];7)=2;3;MOD([.A112];7)=3;7;MOD([.A112];7)=4;8;MOD([.A112];7)=5;6;MOD([.A112];7);9)" office:value-type="float" office:value="6" calcext:value-type="float">
            <text:p>6</text:p>
          </table:table-cell>
          <table:table-cell table:formula="of:=COM.MICROSOFT.IFS(MOD([.A112]+6;8)=0;&quot;Sri&quot;;MOD([.A112]+6;8)=1;&quot;Indra&quot;;MOD([.A112]+6;8)=2;&quot;Guru&quot;;MOD([.A112]+6;8)=3;&quot;Yama&quot;;MOD([.A112]+6;8)=4;&quot;Ludra&quot;;MOD([.A112]+6;8)=5;&quot;Brahma&quot;;MOD([.A112]+6;8)=6;&quot;Kala&quot;;MOD([.A112]+6;8)=7;&quot;Uma&quot;)" office:value-type="string" office:string-value="Ludra" calcext:value-type="string">
            <text:p>Ludra</text:p>
          </table:table-cell>
          <table:table-cell table:formula="of:=COM.MICROSOFT.IFS(MOD([.A112]+6;8)=0;6;MOD([.A112]+6;8)=1;5;MOD([.A112]+6;8)=2;8;MOD([.A112]+6;8)=3;9;MOD([.A112]+6;8)=4;3;MOD([.A112]+6;8)=5;7;MOD([.A112]+6;8)=6;1;MOD([.A112]+6;8)=7;4)" office:value-type="float" office:value="3" calcext:value-type="float">
            <text:p>3</text:p>
          </table:table-cell>
          <table:table-cell table:formula="of:=COM.MICROSOFT.IFS(MOD([.A112]-3;9)=0;&quot;Dangu&quot;;MOD([.A112]-3;9)=1;&quot;Jangur&quot;;MOD([.A112]-3;9)=2;&quot;Gigis&quot;;MOD([.A112]-3;9)=3;&quot;Nohan&quot;;MOD([.A112]-3;9)=4;&quot;Ogan&quot;;MOD([.A112]-3;9)=5;&quot;Erengan&quot;;MOD([.A112]-3;9)=6;&quot;Urungan&quot;;MOD([.A112]-3;9)=7;&quot;Tulus&quot;;MOD([.A112]-3;9)=8;&quot;Dadi&quot;)" office:value-type="string" office:string-value="Dadi" calcext:value-type="string">
            <text:p>Dadi</text:p>
          </table:table-cell>
          <table:table-cell table:formula="of:=COM.MICROSOFT.IFS(MOD([.A112]-3;9)=0;5;MOD([.A112]-3;9)=1;8;MOD([.A112]-3;9)=2;9;MOD([.A112]-3;9)=3;3;MOD([.A112]-3;9)=4;7;MOD([.A112]-3;9)=5;1;MOD([.A112]-3;9)=6;4;MOD([.A112]-3;9)=7;6;MOD([.A112]-3;9)=8;8)" office:value-type="float" office:value="8" calcext:value-type="float">
            <text:p>8</text:p>
          </table:table-cell>
          <table:table-cell table:formula="of:=COM.MICROSOFT.IFS(MOD(MOD([.N112]+[.R112];10);10)=0;&quot;Pandita&quot;;MOD(MOD([.N112]+[.R112];10);10)=1;&quot;Pati&quot;;MOD(MOD([.N112]+[.R112];10);10)=2;&quot;Suka&quot;;MOD(MOD([.N112]+[.R112];10);10)=3;&quot;Duka&quot;;MOD(MOD([.N112]+[.R112];10);10)=4;&quot;Sri&quot;;MOD(MOD([.N112]+[.R112];10);10)=5;&quot;Manuh&quot;;MOD(MOD([.N112]+[.R112];10);10)=6;&quot;Manusa&quot;;MOD(MOD([.N112]+[.R112];10);10)=7;&quot;Raja&quot;;MOD(MOD([.N112]+[.R112];10);10)=8;&quot;Dewa&quot;;MOD(MOD([.N112]+[.R112];10);10)=9;&quot;Raksasa&quot;)" office:value-type="string" office:string-value="Manuh" calcext:value-type="string">
            <text:p>Manuh</text:p>
          </table:table-cell>
          <table:table-cell table:formula="of:=COM.MICROSOFT.IFS(MOD(MOD([.N112]+[.R112];10);10)=0;5;MOD(MOD([.N112]+[.R112];10);10)=1;7;MOD(MOD([.N112]+[.R112];10);10)=2;10;MOD(MOD([.N112]+[.R112];10);10)=3;4;MOD(MOD([.N112]+[.R112];10);10)=4;6;MOD(MOD([.N112]+[.R112];10);10)=5;2;MOD(MOD([.N112]+[.R112];10);10)=6;3;MOD(MOD([.N112]+[.R112];10);10)=7;8;MOD(MOD([.N112]+[.R112];10);10)=8;9;MOD(MOD([.N112]+[.R112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113]-MOD([.A113];7))/7" office:value-type="float" office:value="15" calcext:value-type="float">
            <text:p>15</text:p>
          </table:table-cell>
          <table:table-cell office:value-type="string" calcext:value-type="string">
            <text:p>Pahang</text:p>
          </table:table-cell>
          <table:table-cell office:value-type="float" office:value="3" calcext:value-type="float">
            <text:p>3</text:p>
          </table:table-cell>
          <table:table-cell table:formula="of:=IF(MOD([.N113]+[.R113];2)=1;&quot;Luang&quot;;&quot;-&quot;)" office:value-type="string" office:string-value="-" calcext:value-type="string">
            <text:p>-</text:p>
          </table:table-cell>
          <table:table-cell table:formula="of:=IF(MOD([.N113]+[.R113];2)=1;1;0)" office:value-type="float" office:value="0" calcext:value-type="float">
            <text:p>0</text:p>
          </table:table-cell>
          <table:table-cell table:formula="of:=IF(MOD([.N113]+[.R113];2)=1;&quot;Pepet&quot;;&quot;Menga&quot;)" office:value-type="string" office:string-value="Menga" calcext:value-type="string">
            <text:p>Menga</text:p>
          </table:table-cell>
          <table:table-cell table:formula="of:=IF(MOD([.N113]+[.R113];2)=1;4;5)" office:value-type="float" office:value="5" calcext:value-type="float">
            <text:p>5</text:p>
          </table:table-cell>
          <table:table-cell table:formula="of:=COM.MICROSOFT.IFS(MOD([.A113];3)=0;&quot;Pasah&quot;;MOD([.A113];3)=1;&quot;Beteng&quot;;MOD([.A113];3)=2;&quot;Kajeng&quot;)" office:value-type="string" office:string-value="Pasah" calcext:value-type="string">
            <text:p>Pasah</text:p>
          </table:table-cell>
          <table:table-cell table:formula="of:=COM.MICROSOFT.IFS(MOD([.A113];3)=0;9;MOD([.A113];3)=1;4;MOD([.A113];3)=2;7)" office:value-type="float" office:value="9" calcext:value-type="float">
            <text:p>9</text:p>
          </table:table-cell>
          <table:table-cell table:formula="of:=COM.MICROSOFT.IFS(MOD([.A113]+2;4)=0;&quot;Sri&quot;;MOD([.A113]+2;4)=1;&quot;Laba&quot;;MOD([.A113]+2;4)=2;&quot;Jaya&quot;;MOD([.A113]+2;4)=3;&quot;Menala&quot;)" office:value-type="string" office:string-value="Laba" calcext:value-type="string">
            <text:p>Laba</text:p>
          </table:table-cell>
          <table:table-cell table:formula="of:=COM.MICROSOFT.IFS(MOD([.A113]+2;4)=0;6;MOD([.A113]+2;4)=1;5;MOD([.A113]+2;4)=2;1;MOD([.A113]+2;4)=3;8)" office:value-type="float" office:value="5" calcext:value-type="float">
            <text:p>5</text:p>
          </table:table-cell>
          <table:table-cell table:formula="of:=COM.MICROSOFT.IFS(MOD([.A113];5)=0;&quot;Pahing&quot;;MOD([.A113];5)=1;&quot;Pon&quot;;MOD([.A113];5)=2;&quot;Wage&quot;;MOD([.A113];5)=3;&quot;Kliwon&quot;;MOD([.A113];5)=4;&quot;Umanis&quot;)" office:value-type="string" office:string-value="Pon" calcext:value-type="string">
            <text:p>Pon</text:p>
          </table:table-cell>
          <table:table-cell table:formula="of:=COM.MICROSOFT.IFS(MOD([.A113];5)=0;9;MOD([.A113];5)=1;7;MOD([.A113];5)=2;4;MOD([.A113];5)=3;8;MOD([.A113];5)=4;5)" office:value-type="float" office:value="7" calcext:value-type="float">
            <text:p>7</text:p>
          </table:table-cell>
          <table:table-cell table:formula="of:=COM.MICROSOFT.IFS(MOD([.A113];6)=0;&quot;Tungleh&quot;;MOD([.A113];6)=1;&quot;Aryang&quot;;MOD([.A113];6)=2;&quot;Urukung&quot;;MOD([.A113];6)=3;&quot;Paniron&quot;;MOD([.A113];6)=4;&quot;Was&quot;;MOD([.A113];6)=5;&quot;Maulu&quot;)" office:value-type="string" office:string-value="Paniron" calcext:value-type="string">
            <text:p>Paniron</text:p>
          </table:table-cell>
          <table:table-cell table:formula="of:=COM.MICROSOFT.IFS(MOD([.A113];6)=0;7;MOD([.A113];6)=1;6;MOD([.A113];6)=2;5;MOD([.A113];6)=3;8;MOD([.A113];6)=4;9;MOD([.A113];6)=5;3)" office:value-type="float" office:value="8" calcext:value-type="float">
            <text:p>8</text:p>
          </table:table-cell>
          <table:table-cell table:formula="of:=COM.MICROSOFT.IFS(MOD([.A113];7)=0;&quot;Redite&quot;;MOD([.A113];7)=1;&quot;Soma&quot;;MOD([.A113];7)=2;&quot;Anggara&quot;;MOD([.A113];7)=3;&quot;Budha&quot;;MOD([.A113];7)=4;&quot;Wraspati&quot;;MOD([.A113];7)=5;&quot;Sukra&quot;;MOD([.A113];7);&quot;Saniscara&quot;)" office:value-type="string" office:string-value="Saniscara" calcext:value-type="string">
            <text:p>Saniscara</text:p>
          </table:table-cell>
          <table:table-cell table:formula="of:=COM.MICROSOFT.IFS(MOD([.A113];7)=0;5;MOD([.A113];7)=1;4;MOD([.A113];7)=2;3;MOD([.A113];7)=3;7;MOD([.A113];7)=4;8;MOD([.A113];7)=5;6;MOD([.A113];7);9)" office:value-type="float" office:value="9" calcext:value-type="float">
            <text:p>9</text:p>
          </table:table-cell>
          <table:table-cell table:formula="of:=COM.MICROSOFT.IFS(MOD([.A113]+6;8)=0;&quot;Sri&quot;;MOD([.A113]+6;8)=1;&quot;Indra&quot;;MOD([.A113]+6;8)=2;&quot;Guru&quot;;MOD([.A113]+6;8)=3;&quot;Yama&quot;;MOD([.A113]+6;8)=4;&quot;Ludra&quot;;MOD([.A113]+6;8)=5;&quot;Brahma&quot;;MOD([.A113]+6;8)=6;&quot;Kala&quot;;MOD([.A113]+6;8)=7;&quot;Uma&quot;)" office:value-type="string" office:string-value="Brahma" calcext:value-type="string">
            <text:p>Brahma</text:p>
          </table:table-cell>
          <table:table-cell table:formula="of:=COM.MICROSOFT.IFS(MOD([.A113]+6;8)=0;6;MOD([.A113]+6;8)=1;5;MOD([.A113]+6;8)=2;8;MOD([.A113]+6;8)=3;9;MOD([.A113]+6;8)=4;3;MOD([.A113]+6;8)=5;7;MOD([.A113]+6;8)=6;1;MOD([.A113]+6;8)=7;4)" office:value-type="float" office:value="7" calcext:value-type="float">
            <text:p>7</text:p>
          </table:table-cell>
          <table:table-cell table:formula="of:=COM.MICROSOFT.IFS(MOD([.A113]-3;9)=0;&quot;Dangu&quot;;MOD([.A113]-3;9)=1;&quot;Jangur&quot;;MOD([.A113]-3;9)=2;&quot;Gigis&quot;;MOD([.A113]-3;9)=3;&quot;Nohan&quot;;MOD([.A113]-3;9)=4;&quot;Ogan&quot;;MOD([.A113]-3;9)=5;&quot;Erengan&quot;;MOD([.A113]-3;9)=6;&quot;Urungan&quot;;MOD([.A113]-3;9)=7;&quot;Tulus&quot;;MOD([.A113]-3;9)=8;&quot;Dadi&quot;)" office:value-type="string" office:string-value="Dangu" calcext:value-type="string">
            <text:p>Dangu</text:p>
          </table:table-cell>
          <table:table-cell table:formula="of:=COM.MICROSOFT.IFS(MOD([.A113]-3;9)=0;5;MOD([.A113]-3;9)=1;8;MOD([.A113]-3;9)=2;9;MOD([.A113]-3;9)=3;3;MOD([.A113]-3;9)=4;7;MOD([.A113]-3;9)=5;1;MOD([.A113]-3;9)=6;4;MOD([.A113]-3;9)=7;6;MOD([.A113]-3;9)=8;8)" office:value-type="float" office:value="5" calcext:value-type="float">
            <text:p>5</text:p>
          </table:table-cell>
          <table:table-cell table:formula="of:=COM.MICROSOFT.IFS(MOD(MOD([.N113]+[.R113];10);10)=0;&quot;Pandita&quot;;MOD(MOD([.N113]+[.R113];10);10)=1;&quot;Pati&quot;;MOD(MOD([.N113]+[.R113];10);10)=2;&quot;Suka&quot;;MOD(MOD([.N113]+[.R113];10);10)=3;&quot;Duka&quot;;MOD(MOD([.N113]+[.R113];10);10)=4;&quot;Sri&quot;;MOD(MOD([.N113]+[.R113];10);10)=5;&quot;Manuh&quot;;MOD(MOD([.N113]+[.R113];10);10)=6;&quot;Manusa&quot;;MOD(MOD([.N113]+[.R113];10);10)=7;&quot;Raja&quot;;MOD(MOD([.N113]+[.R113];10);10)=8;&quot;Dewa&quot;;MOD(MOD([.N113]+[.R113];10);10)=9;&quot;Raksasa&quot;)" office:value-type="string" office:string-value="Manusa" calcext:value-type="string">
            <text:p>Manusa</text:p>
          </table:table-cell>
          <table:table-cell table:formula="of:=COM.MICROSOFT.IFS(MOD(MOD([.N113]+[.R113];10);10)=0;5;MOD(MOD([.N113]+[.R113];10);10)=1;7;MOD(MOD([.N113]+[.R113];10);10)=2;10;MOD(MOD([.N113]+[.R113];10);10)=3;4;MOD(MOD([.N113]+[.R113];10);10)=4;6;MOD(MOD([.N113]+[.R113];10);10)=5;2;MOD(MOD([.N113]+[.R113];10);10)=6;3;MOD(MOD([.N113]+[.R113];10);10)=7;8;MOD(MOD([.N113]+[.R113];10);10)=8;9;MOD(MOD([.N113]+[.R113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114]-MOD([.A114];7))/7" office:value-type="float" office:value="16" calcext:value-type="float">
            <text:p>16</text:p>
          </table:table-cell>
          <table:table-cell office:value-type="string" calcext:value-type="string">
            <text:p>Krulut</text:p>
          </table:table-cell>
          <table:table-cell office:value-type="float" office:value="7" calcext:value-type="float">
            <text:p>7</text:p>
          </table:table-cell>
          <table:table-cell table:formula="of:=IF(MOD([.N114]+[.R114];2)=1;&quot;Luang&quot;;&quot;-&quot;)" office:value-type="string" office:string-value="Luang" calcext:value-type="string">
            <text:p>Luang</text:p>
          </table:table-cell>
          <table:table-cell table:formula="of:=IF(MOD([.N114]+[.R114];2)=1;1;0)" office:value-type="float" office:value="1" calcext:value-type="float">
            <text:p>1</text:p>
          </table:table-cell>
          <table:table-cell table:formula="of:=IF(MOD([.N114]+[.R114];2)=1;&quot;Pepet&quot;;&quot;Menga&quot;)" office:value-type="string" office:string-value="Pepet" calcext:value-type="string">
            <text:p>Pepet</text:p>
          </table:table-cell>
          <table:table-cell table:formula="of:=IF(MOD([.N114]+[.R114];2)=1;4;5)" office:value-type="float" office:value="4" calcext:value-type="float">
            <text:p>4</text:p>
          </table:table-cell>
          <table:table-cell table:formula="of:=COM.MICROSOFT.IFS(MOD([.A114];3)=0;&quot;Pasah&quot;;MOD([.A114];3)=1;&quot;Beteng&quot;;MOD([.A114];3)=2;&quot;Kajeng&quot;)" office:value-type="string" office:string-value="Beteng" calcext:value-type="string">
            <text:p>Beteng</text:p>
          </table:table-cell>
          <table:table-cell table:formula="of:=COM.MICROSOFT.IFS(MOD([.A114];3)=0;9;MOD([.A114];3)=1;4;MOD([.A114];3)=2;7)" office:value-type="float" office:value="4" calcext:value-type="float">
            <text:p>4</text:p>
          </table:table-cell>
          <table:table-cell table:formula="of:=COM.MICROSOFT.IFS(MOD([.A114]+2;4)=0;&quot;Sri&quot;;MOD([.A114]+2;4)=1;&quot;Laba&quot;;MOD([.A114]+2;4)=2;&quot;Jaya&quot;;MOD([.A114]+2;4)=3;&quot;Menala&quot;)" office:value-type="string" office:string-value="Jaya" calcext:value-type="string">
            <text:p>Jaya</text:p>
          </table:table-cell>
          <table:table-cell table:formula="of:=COM.MICROSOFT.IFS(MOD([.A114]+2;4)=0;6;MOD([.A114]+2;4)=1;5;MOD([.A114]+2;4)=2;1;MOD([.A114]+2;4)=3;8)" office:value-type="float" office:value="1" calcext:value-type="float">
            <text:p>1</text:p>
          </table:table-cell>
          <table:table-cell table:formula="of:=COM.MICROSOFT.IFS(MOD([.A114];5)=0;&quot;Pahing&quot;;MOD([.A114];5)=1;&quot;Pon&quot;;MOD([.A114];5)=2;&quot;Wage&quot;;MOD([.A114];5)=3;&quot;Kliwon&quot;;MOD([.A114];5)=4;&quot;Umanis&quot;)" office:value-type="string" office:string-value="Wage" calcext:value-type="string">
            <text:p>Wage</text:p>
          </table:table-cell>
          <table:table-cell table:formula="of:=COM.MICROSOFT.IFS(MOD([.A114];5)=0;9;MOD([.A114];5)=1;7;MOD([.A114];5)=2;4;MOD([.A114];5)=3;8;MOD([.A114];5)=4;5)" office:value-type="float" office:value="4" calcext:value-type="float">
            <text:p>4</text:p>
          </table:table-cell>
          <table:table-cell table:formula="of:=COM.MICROSOFT.IFS(MOD([.A114];6)=0;&quot;Tungleh&quot;;MOD([.A114];6)=1;&quot;Aryang&quot;;MOD([.A114];6)=2;&quot;Urukung&quot;;MOD([.A114];6)=3;&quot;Paniron&quot;;MOD([.A114];6)=4;&quot;Was&quot;;MOD([.A114];6)=5;&quot;Maulu&quot;)" office:value-type="string" office:string-value="Was" calcext:value-type="string">
            <text:p>Was</text:p>
          </table:table-cell>
          <table:table-cell table:formula="of:=COM.MICROSOFT.IFS(MOD([.A114];6)=0;7;MOD([.A114];6)=1;6;MOD([.A114];6)=2;5;MOD([.A114];6)=3;8;MOD([.A114];6)=4;9;MOD([.A114];6)=5;3)" office:value-type="float" office:value="9" calcext:value-type="float">
            <text:p>9</text:p>
          </table:table-cell>
          <table:table-cell table:formula="of:=COM.MICROSOFT.IFS(MOD([.A114];7)=0;&quot;Redite&quot;;MOD([.A114];7)=1;&quot;Soma&quot;;MOD([.A114];7)=2;&quot;Anggara&quot;;MOD([.A114];7)=3;&quot;Budha&quot;;MOD([.A114];7)=4;&quot;Wraspati&quot;;MOD([.A114];7)=5;&quot;Sukra&quot;;MOD([.A114];7);&quot;Saniscara&quot;)" office:value-type="string" office:string-value="Redite" calcext:value-type="string">
            <text:p>Redite</text:p>
          </table:table-cell>
          <table:table-cell table:formula="of:=COM.MICROSOFT.IFS(MOD([.A114];7)=0;5;MOD([.A114];7)=1;4;MOD([.A114];7)=2;3;MOD([.A114];7)=3;7;MOD([.A114];7)=4;8;MOD([.A114];7)=5;6;MOD([.A114];7);9)" office:value-type="float" office:value="5" calcext:value-type="float">
            <text:p>5</text:p>
          </table:table-cell>
          <table:table-cell table:formula="of:=COM.MICROSOFT.IFS(MOD([.A114]+6;8)=0;&quot;Sri&quot;;MOD([.A114]+6;8)=1;&quot;Indra&quot;;MOD([.A114]+6;8)=2;&quot;Guru&quot;;MOD([.A114]+6;8)=3;&quot;Yama&quot;;MOD([.A114]+6;8)=4;&quot;Ludra&quot;;MOD([.A114]+6;8)=5;&quot;Brahma&quot;;MOD([.A114]+6;8)=6;&quot;Kala&quot;;MOD([.A114]+6;8)=7;&quot;Uma&quot;)" office:value-type="string" office:string-value="Kala" calcext:value-type="string">
            <text:p>Kala</text:p>
          </table:table-cell>
          <table:table-cell table:formula="of:=COM.MICROSOFT.IFS(MOD([.A114]+6;8)=0;6;MOD([.A114]+6;8)=1;5;MOD([.A114]+6;8)=2;8;MOD([.A114]+6;8)=3;9;MOD([.A114]+6;8)=4;3;MOD([.A114]+6;8)=5;7;MOD([.A114]+6;8)=6;1;MOD([.A114]+6;8)=7;4)" office:value-type="float" office:value="1" calcext:value-type="float">
            <text:p>1</text:p>
          </table:table-cell>
          <table:table-cell table:formula="of:=COM.MICROSOFT.IFS(MOD([.A114]-3;9)=0;&quot;Dangu&quot;;MOD([.A114]-3;9)=1;&quot;Jangur&quot;;MOD([.A114]-3;9)=2;&quot;Gigis&quot;;MOD([.A114]-3;9)=3;&quot;Nohan&quot;;MOD([.A114]-3;9)=4;&quot;Ogan&quot;;MOD([.A114]-3;9)=5;&quot;Erengan&quot;;MOD([.A114]-3;9)=6;&quot;Urungan&quot;;MOD([.A114]-3;9)=7;&quot;Tulus&quot;;MOD([.A114]-3;9)=8;&quot;Dadi&quot;)" office:value-type="string" office:string-value="Jangur" calcext:value-type="string">
            <text:p>Jangur</text:p>
          </table:table-cell>
          <table:table-cell table:formula="of:=COM.MICROSOFT.IFS(MOD([.A114]-3;9)=0;5;MOD([.A114]-3;9)=1;8;MOD([.A114]-3;9)=2;9;MOD([.A114]-3;9)=3;3;MOD([.A114]-3;9)=4;7;MOD([.A114]-3;9)=5;1;MOD([.A114]-3;9)=6;4;MOD([.A114]-3;9)=7;6;MOD([.A114]-3;9)=8;8)" office:value-type="float" office:value="8" calcext:value-type="float">
            <text:p>8</text:p>
          </table:table-cell>
          <table:table-cell table:formula="of:=COM.MICROSOFT.IFS(MOD(MOD([.N114]+[.R114];10);10)=0;&quot;Pandita&quot;;MOD(MOD([.N114]+[.R114];10);10)=1;&quot;Pati&quot;;MOD(MOD([.N114]+[.R114];10);10)=2;&quot;Suka&quot;;MOD(MOD([.N114]+[.R114];10);10)=3;&quot;Duka&quot;;MOD(MOD([.N114]+[.R114];10);10)=4;&quot;Sri&quot;;MOD(MOD([.N114]+[.R114];10);10)=5;&quot;Manuh&quot;;MOD(MOD([.N114]+[.R114];10);10)=6;&quot;Manusa&quot;;MOD(MOD([.N114]+[.R114];10);10)=7;&quot;Raja&quot;;MOD(MOD([.N114]+[.R114];10);10)=8;&quot;Dewa&quot;;MOD(MOD([.N114]+[.R114];10);10)=9;&quot;Raksasa&quot;)" office:value-type="string" office:string-value="Raksasa" calcext:value-type="string">
            <text:p>Raksasa</text:p>
          </table:table-cell>
          <table:table-cell table:formula="of:=COM.MICROSOFT.IFS(MOD(MOD([.N114]+[.R114];10);10)=0;5;MOD(MOD([.N114]+[.R114];10);10)=1;7;MOD(MOD([.N114]+[.R114];10);10)=2;10;MOD(MOD([.N114]+[.R114];10);10)=3;4;MOD(MOD([.N114]+[.R114];10);10)=4;6;MOD(MOD([.N114]+[.R114];10);10)=5;2;MOD(MOD([.N114]+[.R114];10);10)=6;3;MOD(MOD([.N114]+[.R114];10);10)=7;8;MOD(MOD([.N114]+[.R114];10);10)=8;9;MOD(MOD([.N114]+[.R114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115]-MOD([.A115];7))/7" office:value-type="float" office:value="16" calcext:value-type="float">
            <text:p>16</text:p>
          </table:table-cell>
          <table:table-cell office:value-type="string" calcext:value-type="string">
            <text:p>Krulut</text:p>
          </table:table-cell>
          <table:table-cell office:value-type="float" office:value="7" calcext:value-type="float">
            <text:p>7</text:p>
          </table:table-cell>
          <table:table-cell table:formula="of:=IF(MOD([.N115]+[.R115];2)=1;&quot;Luang&quot;;&quot;-&quot;)" office:value-type="string" office:string-value="-" calcext:value-type="string">
            <text:p>-</text:p>
          </table:table-cell>
          <table:table-cell table:formula="of:=IF(MOD([.N115]+[.R115];2)=1;1;0)" office:value-type="float" office:value="0" calcext:value-type="float">
            <text:p>0</text:p>
          </table:table-cell>
          <table:table-cell table:formula="of:=IF(MOD([.N115]+[.R115];2)=1;&quot;Pepet&quot;;&quot;Menga&quot;)" office:value-type="string" office:string-value="Menga" calcext:value-type="string">
            <text:p>Menga</text:p>
          </table:table-cell>
          <table:table-cell table:formula="of:=IF(MOD([.N115]+[.R115];2)=1;4;5)" office:value-type="float" office:value="5" calcext:value-type="float">
            <text:p>5</text:p>
          </table:table-cell>
          <table:table-cell table:formula="of:=COM.MICROSOFT.IFS(MOD([.A115];3)=0;&quot;Pasah&quot;;MOD([.A115];3)=1;&quot;Beteng&quot;;MOD([.A115];3)=2;&quot;Kajeng&quot;)" office:value-type="string" office:string-value="Kajeng" calcext:value-type="string">
            <text:p>Kajeng</text:p>
          </table:table-cell>
          <table:table-cell table:formula="of:=COM.MICROSOFT.IFS(MOD([.A115];3)=0;9;MOD([.A115];3)=1;4;MOD([.A115];3)=2;7)" office:value-type="float" office:value="7" calcext:value-type="float">
            <text:p>7</text:p>
          </table:table-cell>
          <table:table-cell table:formula="of:=COM.MICROSOFT.IFS(MOD([.A115]+2;4)=0;&quot;Sri&quot;;MOD([.A115]+2;4)=1;&quot;Laba&quot;;MOD([.A115]+2;4)=2;&quot;Jaya&quot;;MOD([.A115]+2;4)=3;&quot;Menala&quot;)" office:value-type="string" office:string-value="Menala" calcext:value-type="string">
            <text:p>Menala</text:p>
          </table:table-cell>
          <table:table-cell table:formula="of:=COM.MICROSOFT.IFS(MOD([.A115]+2;4)=0;6;MOD([.A115]+2;4)=1;5;MOD([.A115]+2;4)=2;1;MOD([.A115]+2;4)=3;8)" office:value-type="float" office:value="8" calcext:value-type="float">
            <text:p>8</text:p>
          </table:table-cell>
          <table:table-cell table:formula="of:=COM.MICROSOFT.IFS(MOD([.A115];5)=0;&quot;Pahing&quot;;MOD([.A115];5)=1;&quot;Pon&quot;;MOD([.A115];5)=2;&quot;Wage&quot;;MOD([.A115];5)=3;&quot;Kliwon&quot;;MOD([.A115];5)=4;&quot;Umanis&quot;)" office:value-type="string" office:string-value="Kliwon" calcext:value-type="string">
            <text:p>Kliwon</text:p>
          </table:table-cell>
          <table:table-cell table:formula="of:=COM.MICROSOFT.IFS(MOD([.A115];5)=0;9;MOD([.A115];5)=1;7;MOD([.A115];5)=2;4;MOD([.A115];5)=3;8;MOD([.A115];5)=4;5)" office:value-type="float" office:value="8" calcext:value-type="float">
            <text:p>8</text:p>
          </table:table-cell>
          <table:table-cell table:formula="of:=COM.MICROSOFT.IFS(MOD([.A115];6)=0;&quot;Tungleh&quot;;MOD([.A115];6)=1;&quot;Aryang&quot;;MOD([.A115];6)=2;&quot;Urukung&quot;;MOD([.A115];6)=3;&quot;Paniron&quot;;MOD([.A115];6)=4;&quot;Was&quot;;MOD([.A115];6)=5;&quot;Maulu&quot;)" office:value-type="string" office:string-value="Maulu" calcext:value-type="string">
            <text:p>Maulu</text:p>
          </table:table-cell>
          <table:table-cell table:formula="of:=COM.MICROSOFT.IFS(MOD([.A115];6)=0;7;MOD([.A115];6)=1;6;MOD([.A115];6)=2;5;MOD([.A115];6)=3;8;MOD([.A115];6)=4;9;MOD([.A115];6)=5;3)" office:value-type="float" office:value="3" calcext:value-type="float">
            <text:p>3</text:p>
          </table:table-cell>
          <table:table-cell table:formula="of:=COM.MICROSOFT.IFS(MOD([.A115];7)=0;&quot;Redite&quot;;MOD([.A115];7)=1;&quot;Soma&quot;;MOD([.A115];7)=2;&quot;Anggara&quot;;MOD([.A115];7)=3;&quot;Budha&quot;;MOD([.A115];7)=4;&quot;Wraspati&quot;;MOD([.A115];7)=5;&quot;Sukra&quot;;MOD([.A115];7);&quot;Saniscara&quot;)" office:value-type="string" office:string-value="Soma" calcext:value-type="string">
            <text:p>Soma</text:p>
          </table:table-cell>
          <table:table-cell table:formula="of:=COM.MICROSOFT.IFS(MOD([.A115];7)=0;5;MOD([.A115];7)=1;4;MOD([.A115];7)=2;3;MOD([.A115];7)=3;7;MOD([.A115];7)=4;8;MOD([.A115];7)=5;6;MOD([.A115];7);9)" office:value-type="float" office:value="4" calcext:value-type="float">
            <text:p>4</text:p>
          </table:table-cell>
          <table:table-cell table:formula="of:=COM.MICROSOFT.IFS(MOD([.A115]+6;8)=0;&quot;Sri&quot;;MOD([.A115]+6;8)=1;&quot;Indra&quot;;MOD([.A115]+6;8)=2;&quot;Guru&quot;;MOD([.A115]+6;8)=3;&quot;Yama&quot;;MOD([.A115]+6;8)=4;&quot;Ludra&quot;;MOD([.A115]+6;8)=5;&quot;Brahma&quot;;MOD([.A115]+6;8)=6;&quot;Kala&quot;;MOD([.A115]+6;8)=7;&quot;Uma&quot;)" office:value-type="string" office:string-value="Uma" calcext:value-type="string">
            <text:p>Uma</text:p>
          </table:table-cell>
          <table:table-cell table:formula="of:=COM.MICROSOFT.IFS(MOD([.A115]+6;8)=0;6;MOD([.A115]+6;8)=1;5;MOD([.A115]+6;8)=2;8;MOD([.A115]+6;8)=3;9;MOD([.A115]+6;8)=4;3;MOD([.A115]+6;8)=5;7;MOD([.A115]+6;8)=6;1;MOD([.A115]+6;8)=7;4)" office:value-type="float" office:value="4" calcext:value-type="float">
            <text:p>4</text:p>
          </table:table-cell>
          <table:table-cell table:formula="of:=COM.MICROSOFT.IFS(MOD([.A115]-3;9)=0;&quot;Dangu&quot;;MOD([.A115]-3;9)=1;&quot;Jangur&quot;;MOD([.A115]-3;9)=2;&quot;Gigis&quot;;MOD([.A115]-3;9)=3;&quot;Nohan&quot;;MOD([.A115]-3;9)=4;&quot;Ogan&quot;;MOD([.A115]-3;9)=5;&quot;Erengan&quot;;MOD([.A115]-3;9)=6;&quot;Urungan&quot;;MOD([.A115]-3;9)=7;&quot;Tulus&quot;;MOD([.A115]-3;9)=8;&quot;Dadi&quot;)" office:value-type="string" office:string-value="Gigis" calcext:value-type="string">
            <text:p>Gigis</text:p>
          </table:table-cell>
          <table:table-cell table:formula="of:=COM.MICROSOFT.IFS(MOD([.A115]-3;9)=0;5;MOD([.A115]-3;9)=1;8;MOD([.A115]-3;9)=2;9;MOD([.A115]-3;9)=3;3;MOD([.A115]-3;9)=4;7;MOD([.A115]-3;9)=5;1;MOD([.A115]-3;9)=6;4;MOD([.A115]-3;9)=7;6;MOD([.A115]-3;9)=8;8)" office:value-type="float" office:value="9" calcext:value-type="float">
            <text:p>9</text:p>
          </table:table-cell>
          <table:table-cell table:formula="of:=COM.MICROSOFT.IFS(MOD(MOD([.N115]+[.R115];10);10)=0;&quot;Pandita&quot;;MOD(MOD([.N115]+[.R115];10);10)=1;&quot;Pati&quot;;MOD(MOD([.N115]+[.R115];10);10)=2;&quot;Suka&quot;;MOD(MOD([.N115]+[.R115];10);10)=3;&quot;Duka&quot;;MOD(MOD([.N115]+[.R115];10);10)=4;&quot;Sri&quot;;MOD(MOD([.N115]+[.R115];10);10)=5;&quot;Manuh&quot;;MOD(MOD([.N115]+[.R115];10);10)=6;&quot;Manusa&quot;;MOD(MOD([.N115]+[.R115];10);10)=7;&quot;Raja&quot;;MOD(MOD([.N115]+[.R115];10);10)=8;&quot;Dewa&quot;;MOD(MOD([.N115]+[.R115];10);10)=9;&quot;Raksasa&quot;)" office:value-type="string" office:string-value="Suka" calcext:value-type="string">
            <text:p>Suka</text:p>
          </table:table-cell>
          <table:table-cell table:formula="of:=COM.MICROSOFT.IFS(MOD(MOD([.N115]+[.R115];10);10)=0;5;MOD(MOD([.N115]+[.R115];10);10)=1;7;MOD(MOD([.N115]+[.R115];10);10)=2;10;MOD(MOD([.N115]+[.R115];10);10)=3;4;MOD(MOD([.N115]+[.R115];10);10)=4;6;MOD(MOD([.N115]+[.R115];10);10)=5;2;MOD(MOD([.N115]+[.R115];10);10)=6;3;MOD(MOD([.N115]+[.R115];10);10)=7;8;MOD(MOD([.N115]+[.R115];10);10)=8;9;MOD(MOD([.N115]+[.R115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A116]-MOD([.A116];7))/7" office:value-type="float" office:value="16" calcext:value-type="float">
            <text:p>16</text:p>
          </table:table-cell>
          <table:table-cell office:value-type="string" calcext:value-type="string">
            <text:p>Krulut</text:p>
          </table:table-cell>
          <table:table-cell office:value-type="float" office:value="7" calcext:value-type="float">
            <text:p>7</text:p>
          </table:table-cell>
          <table:table-cell table:formula="of:=IF(MOD([.N116]+[.R116];2)=1;&quot;Luang&quot;;&quot;-&quot;)" office:value-type="string" office:string-value="-" calcext:value-type="string">
            <text:p>-</text:p>
          </table:table-cell>
          <table:table-cell table:formula="of:=IF(MOD([.N116]+[.R116];2)=1;1;0)" office:value-type="float" office:value="0" calcext:value-type="float">
            <text:p>0</text:p>
          </table:table-cell>
          <table:table-cell table:formula="of:=IF(MOD([.N116]+[.R116];2)=1;&quot;Pepet&quot;;&quot;Menga&quot;)" office:value-type="string" office:string-value="Menga" calcext:value-type="string">
            <text:p>Menga</text:p>
          </table:table-cell>
          <table:table-cell table:formula="of:=IF(MOD([.N116]+[.R116];2)=1;4;5)" office:value-type="float" office:value="5" calcext:value-type="float">
            <text:p>5</text:p>
          </table:table-cell>
          <table:table-cell table:formula="of:=COM.MICROSOFT.IFS(MOD([.A116];3)=0;&quot;Pasah&quot;;MOD([.A116];3)=1;&quot;Beteng&quot;;MOD([.A116];3)=2;&quot;Kajeng&quot;)" office:value-type="string" office:string-value="Pasah" calcext:value-type="string">
            <text:p>Pasah</text:p>
          </table:table-cell>
          <table:table-cell table:formula="of:=COM.MICROSOFT.IFS(MOD([.A116];3)=0;9;MOD([.A116];3)=1;4;MOD([.A116];3)=2;7)" office:value-type="float" office:value="9" calcext:value-type="float">
            <text:p>9</text:p>
          </table:table-cell>
          <table:table-cell table:formula="of:=COM.MICROSOFT.IFS(MOD([.A116]+2;4)=0;&quot;Sri&quot;;MOD([.A116]+2;4)=1;&quot;Laba&quot;;MOD([.A116]+2;4)=2;&quot;Jaya&quot;;MOD([.A116]+2;4)=3;&quot;Menala&quot;)" office:value-type="string" office:string-value="Sri" calcext:value-type="string">
            <text:p>Sri</text:p>
          </table:table-cell>
          <table:table-cell table:formula="of:=COM.MICROSOFT.IFS(MOD([.A116]+2;4)=0;6;MOD([.A116]+2;4)=1;5;MOD([.A116]+2;4)=2;1;MOD([.A116]+2;4)=3;8)" office:value-type="float" office:value="6" calcext:value-type="float">
            <text:p>6</text:p>
          </table:table-cell>
          <table:table-cell table:formula="of:=COM.MICROSOFT.IFS(MOD([.A116];5)=0;&quot;Pahing&quot;;MOD([.A116];5)=1;&quot;Pon&quot;;MOD([.A116];5)=2;&quot;Wage&quot;;MOD([.A116];5)=3;&quot;Kliwon&quot;;MOD([.A116];5)=4;&quot;Umanis&quot;)" office:value-type="string" office:string-value="Umanis" calcext:value-type="string">
            <text:p>Umanis</text:p>
          </table:table-cell>
          <table:table-cell table:formula="of:=COM.MICROSOFT.IFS(MOD([.A116];5)=0;9;MOD([.A116];5)=1;7;MOD([.A116];5)=2;4;MOD([.A116];5)=3;8;MOD([.A116];5)=4;5)" office:value-type="float" office:value="5" calcext:value-type="float">
            <text:p>5</text:p>
          </table:table-cell>
          <table:table-cell table:formula="of:=COM.MICROSOFT.IFS(MOD([.A116];6)=0;&quot;Tungleh&quot;;MOD([.A116];6)=1;&quot;Aryang&quot;;MOD([.A116];6)=2;&quot;Urukung&quot;;MOD([.A116];6)=3;&quot;Paniron&quot;;MOD([.A116];6)=4;&quot;Was&quot;;MOD([.A116];6)=5;&quot;Maulu&quot;)" office:value-type="string" office:string-value="Tungleh" calcext:value-type="string">
            <text:p>Tungleh</text:p>
          </table:table-cell>
          <table:table-cell table:formula="of:=COM.MICROSOFT.IFS(MOD([.A116];6)=0;7;MOD([.A116];6)=1;6;MOD([.A116];6)=2;5;MOD([.A116];6)=3;8;MOD([.A116];6)=4;9;MOD([.A116];6)=5;3)" office:value-type="float" office:value="7" calcext:value-type="float">
            <text:p>7</text:p>
          </table:table-cell>
          <table:table-cell table:formula="of:=COM.MICROSOFT.IFS(MOD([.A116];7)=0;&quot;Redite&quot;;MOD([.A116];7)=1;&quot;Soma&quot;;MOD([.A116];7)=2;&quot;Anggara&quot;;MOD([.A116];7)=3;&quot;Budha&quot;;MOD([.A116];7)=4;&quot;Wraspati&quot;;MOD([.A116];7)=5;&quot;Sukra&quot;;MOD([.A116];7);&quot;Saniscara&quot;)" office:value-type="string" office:string-value="Anggara" calcext:value-type="string">
            <text:p>Anggara</text:p>
          </table:table-cell>
          <table:table-cell table:formula="of:=COM.MICROSOFT.IFS(MOD([.A116];7)=0;5;MOD([.A116];7)=1;4;MOD([.A116];7)=2;3;MOD([.A116];7)=3;7;MOD([.A116];7)=4;8;MOD([.A116];7)=5;6;MOD([.A116];7);9)" office:value-type="float" office:value="3" calcext:value-type="float">
            <text:p>3</text:p>
          </table:table-cell>
          <table:table-cell table:formula="of:=COM.MICROSOFT.IFS(MOD([.A116]+6;8)=0;&quot;Sri&quot;;MOD([.A116]+6;8)=1;&quot;Indra&quot;;MOD([.A116]+6;8)=2;&quot;Guru&quot;;MOD([.A116]+6;8)=3;&quot;Yama&quot;;MOD([.A116]+6;8)=4;&quot;Ludra&quot;;MOD([.A116]+6;8)=5;&quot;Brahma&quot;;MOD([.A116]+6;8)=6;&quot;Kala&quot;;MOD([.A116]+6;8)=7;&quot;Uma&quot;)" office:value-type="string" office:string-value="Sri" calcext:value-type="string">
            <text:p>Sri</text:p>
          </table:table-cell>
          <table:table-cell table:formula="of:=COM.MICROSOFT.IFS(MOD([.A116]+6;8)=0;6;MOD([.A116]+6;8)=1;5;MOD([.A116]+6;8)=2;8;MOD([.A116]+6;8)=3;9;MOD([.A116]+6;8)=4;3;MOD([.A116]+6;8)=5;7;MOD([.A116]+6;8)=6;1;MOD([.A116]+6;8)=7;4)" office:value-type="float" office:value="6" calcext:value-type="float">
            <text:p>6</text:p>
          </table:table-cell>
          <table:table-cell table:formula="of:=COM.MICROSOFT.IFS(MOD([.A116]-3;9)=0;&quot;Dangu&quot;;MOD([.A116]-3;9)=1;&quot;Jangur&quot;;MOD([.A116]-3;9)=2;&quot;Gigis&quot;;MOD([.A116]-3;9)=3;&quot;Nohan&quot;;MOD([.A116]-3;9)=4;&quot;Ogan&quot;;MOD([.A116]-3;9)=5;&quot;Erengan&quot;;MOD([.A116]-3;9)=6;&quot;Urungan&quot;;MOD([.A116]-3;9)=7;&quot;Tulus&quot;;MOD([.A116]-3;9)=8;&quot;Dadi&quot;)" office:value-type="string" office:string-value="Nohan" calcext:value-type="string">
            <text:p>Nohan</text:p>
          </table:table-cell>
          <table:table-cell table:formula="of:=COM.MICROSOFT.IFS(MOD([.A116]-3;9)=0;5;MOD([.A116]-3;9)=1;8;MOD([.A116]-3;9)=2;9;MOD([.A116]-3;9)=3;3;MOD([.A116]-3;9)=4;7;MOD([.A116]-3;9)=5;1;MOD([.A116]-3;9)=6;4;MOD([.A116]-3;9)=7;6;MOD([.A116]-3;9)=8;8)" office:value-type="float" office:value="3" calcext:value-type="float">
            <text:p>3</text:p>
          </table:table-cell>
          <table:table-cell table:formula="of:=COM.MICROSOFT.IFS(MOD(MOD([.N116]+[.R116];10);10)=0;&quot;Pandita&quot;;MOD(MOD([.N116]+[.R116];10);10)=1;&quot;Pati&quot;;MOD(MOD([.N116]+[.R116];10);10)=2;&quot;Suka&quot;;MOD(MOD([.N116]+[.R116];10);10)=3;&quot;Duka&quot;;MOD(MOD([.N116]+[.R116];10);10)=4;&quot;Sri&quot;;MOD(MOD([.N116]+[.R116];10);10)=5;&quot;Manuh&quot;;MOD(MOD([.N116]+[.R116];10);10)=6;&quot;Manusa&quot;;MOD(MOD([.N116]+[.R116];10);10)=7;&quot;Raja&quot;;MOD(MOD([.N116]+[.R116];10);10)=8;&quot;Dewa&quot;;MOD(MOD([.N116]+[.R116];10);10)=9;&quot;Raksasa&quot;)" office:value-type="string" office:string-value="Dewa" calcext:value-type="string">
            <text:p>Dewa</text:p>
          </table:table-cell>
          <table:table-cell table:formula="of:=COM.MICROSOFT.IFS(MOD(MOD([.N116]+[.R116];10);10)=0;5;MOD(MOD([.N116]+[.R116];10);10)=1;7;MOD(MOD([.N116]+[.R116];10);10)=2;10;MOD(MOD([.N116]+[.R116];10);10)=3;4;MOD(MOD([.N116]+[.R116];10);10)=4;6;MOD(MOD([.N116]+[.R116];10);10)=5;2;MOD(MOD([.N116]+[.R116];10);10)=6;3;MOD(MOD([.N116]+[.R116];10);10)=7;8;MOD(MOD([.N116]+[.R116];10);10)=8;9;MOD(MOD([.N116]+[.R116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17]-MOD([.A117];7))/7" office:value-type="float" office:value="16" calcext:value-type="float">
            <text:p>16</text:p>
          </table:table-cell>
          <table:table-cell office:value-type="string" calcext:value-type="string">
            <text:p>Krulut</text:p>
          </table:table-cell>
          <table:table-cell office:value-type="float" office:value="7" calcext:value-type="float">
            <text:p>7</text:p>
          </table:table-cell>
          <table:table-cell table:formula="of:=IF(MOD([.N117]+[.R117];2)=1;&quot;Luang&quot;;&quot;-&quot;)" office:value-type="string" office:string-value="-" calcext:value-type="string">
            <text:p>-</text:p>
          </table:table-cell>
          <table:table-cell table:formula="of:=IF(MOD([.N117]+[.R117];2)=1;1;0)" office:value-type="float" office:value="0" calcext:value-type="float">
            <text:p>0</text:p>
          </table:table-cell>
          <table:table-cell table:formula="of:=IF(MOD([.N117]+[.R117];2)=1;&quot;Pepet&quot;;&quot;Menga&quot;)" office:value-type="string" office:string-value="Menga" calcext:value-type="string">
            <text:p>Menga</text:p>
          </table:table-cell>
          <table:table-cell table:formula="of:=IF(MOD([.N117]+[.R117];2)=1;4;5)" office:value-type="float" office:value="5" calcext:value-type="float">
            <text:p>5</text:p>
          </table:table-cell>
          <table:table-cell table:formula="of:=COM.MICROSOFT.IFS(MOD([.A117];3)=0;&quot;Pasah&quot;;MOD([.A117];3)=1;&quot;Beteng&quot;;MOD([.A117];3)=2;&quot;Kajeng&quot;)" office:value-type="string" office:string-value="Beteng" calcext:value-type="string">
            <text:p>Beteng</text:p>
          </table:table-cell>
          <table:table-cell table:formula="of:=COM.MICROSOFT.IFS(MOD([.A117];3)=0;9;MOD([.A117];3)=1;4;MOD([.A117];3)=2;7)" office:value-type="float" office:value="4" calcext:value-type="float">
            <text:p>4</text:p>
          </table:table-cell>
          <table:table-cell table:formula="of:=COM.MICROSOFT.IFS(MOD([.A117]+2;4)=0;&quot;Sri&quot;;MOD([.A117]+2;4)=1;&quot;Laba&quot;;MOD([.A117]+2;4)=2;&quot;Jaya&quot;;MOD([.A117]+2;4)=3;&quot;Menala&quot;)" office:value-type="string" office:string-value="Laba" calcext:value-type="string">
            <text:p>Laba</text:p>
          </table:table-cell>
          <table:table-cell table:formula="of:=COM.MICROSOFT.IFS(MOD([.A117]+2;4)=0;6;MOD([.A117]+2;4)=1;5;MOD([.A117]+2;4)=2;1;MOD([.A117]+2;4)=3;8)" office:value-type="float" office:value="5" calcext:value-type="float">
            <text:p>5</text:p>
          </table:table-cell>
          <table:table-cell table:formula="of:=COM.MICROSOFT.IFS(MOD([.A117];5)=0;&quot;Pahing&quot;;MOD([.A117];5)=1;&quot;Pon&quot;;MOD([.A117];5)=2;&quot;Wage&quot;;MOD([.A117];5)=3;&quot;Kliwon&quot;;MOD([.A117];5)=4;&quot;Umanis&quot;)" office:value-type="string" office:string-value="Pahing" calcext:value-type="string">
            <text:p>Pahing</text:p>
          </table:table-cell>
          <table:table-cell table:formula="of:=COM.MICROSOFT.IFS(MOD([.A117];5)=0;9;MOD([.A117];5)=1;7;MOD([.A117];5)=2;4;MOD([.A117];5)=3;8;MOD([.A117];5)=4;5)" office:value-type="float" office:value="9" calcext:value-type="float">
            <text:p>9</text:p>
          </table:table-cell>
          <table:table-cell table:formula="of:=COM.MICROSOFT.IFS(MOD([.A117];6)=0;&quot;Tungleh&quot;;MOD([.A117];6)=1;&quot;Aryang&quot;;MOD([.A117];6)=2;&quot;Urukung&quot;;MOD([.A117];6)=3;&quot;Paniron&quot;;MOD([.A117];6)=4;&quot;Was&quot;;MOD([.A117];6)=5;&quot;Maulu&quot;)" office:value-type="string" office:string-value="Aryang" calcext:value-type="string">
            <text:p>Aryang</text:p>
          </table:table-cell>
          <table:table-cell table:formula="of:=COM.MICROSOFT.IFS(MOD([.A117];6)=0;7;MOD([.A117];6)=1;6;MOD([.A117];6)=2;5;MOD([.A117];6)=3;8;MOD([.A117];6)=4;9;MOD([.A117];6)=5;3)" office:value-type="float" office:value="6" calcext:value-type="float">
            <text:p>6</text:p>
          </table:table-cell>
          <table:table-cell table:formula="of:=COM.MICROSOFT.IFS(MOD([.A117];7)=0;&quot;Redite&quot;;MOD([.A117];7)=1;&quot;Soma&quot;;MOD([.A117];7)=2;&quot;Anggara&quot;;MOD([.A117];7)=3;&quot;Budha&quot;;MOD([.A117];7)=4;&quot;Wraspati&quot;;MOD([.A117];7)=5;&quot;Sukra&quot;;MOD([.A117];7);&quot;Saniscara&quot;)" office:value-type="string" office:string-value="Budha" calcext:value-type="string">
            <text:p>Budha</text:p>
          </table:table-cell>
          <table:table-cell table:formula="of:=COM.MICROSOFT.IFS(MOD([.A117];7)=0;5;MOD([.A117];7)=1;4;MOD([.A117];7)=2;3;MOD([.A117];7)=3;7;MOD([.A117];7)=4;8;MOD([.A117];7)=5;6;MOD([.A117];7);9)" office:value-type="float" office:value="7" calcext:value-type="float">
            <text:p>7</text:p>
          </table:table-cell>
          <table:table-cell table:formula="of:=COM.MICROSOFT.IFS(MOD([.A117]+6;8)=0;&quot;Sri&quot;;MOD([.A117]+6;8)=1;&quot;Indra&quot;;MOD([.A117]+6;8)=2;&quot;Guru&quot;;MOD([.A117]+6;8)=3;&quot;Yama&quot;;MOD([.A117]+6;8)=4;&quot;Ludra&quot;;MOD([.A117]+6;8)=5;&quot;Brahma&quot;;MOD([.A117]+6;8)=6;&quot;Kala&quot;;MOD([.A117]+6;8)=7;&quot;Uma&quot;)" office:value-type="string" office:string-value="Indra" calcext:value-type="string">
            <text:p>Indra</text:p>
          </table:table-cell>
          <table:table-cell table:formula="of:=COM.MICROSOFT.IFS(MOD([.A117]+6;8)=0;6;MOD([.A117]+6;8)=1;5;MOD([.A117]+6;8)=2;8;MOD([.A117]+6;8)=3;9;MOD([.A117]+6;8)=4;3;MOD([.A117]+6;8)=5;7;MOD([.A117]+6;8)=6;1;MOD([.A117]+6;8)=7;4)" office:value-type="float" office:value="5" calcext:value-type="float">
            <text:p>5</text:p>
          </table:table-cell>
          <table:table-cell table:formula="of:=COM.MICROSOFT.IFS(MOD([.A117]-3;9)=0;&quot;Dangu&quot;;MOD([.A117]-3;9)=1;&quot;Jangur&quot;;MOD([.A117]-3;9)=2;&quot;Gigis&quot;;MOD([.A117]-3;9)=3;&quot;Nohan&quot;;MOD([.A117]-3;9)=4;&quot;Ogan&quot;;MOD([.A117]-3;9)=5;&quot;Erengan&quot;;MOD([.A117]-3;9)=6;&quot;Urungan&quot;;MOD([.A117]-3;9)=7;&quot;Tulus&quot;;MOD([.A117]-3;9)=8;&quot;Dadi&quot;)" office:value-type="string" office:string-value="Ogan" calcext:value-type="string">
            <text:p>Ogan</text:p>
          </table:table-cell>
          <table:table-cell table:formula="of:=COM.MICROSOFT.IFS(MOD([.A117]-3;9)=0;5;MOD([.A117]-3;9)=1;8;MOD([.A117]-3;9)=2;9;MOD([.A117]-3;9)=3;3;MOD([.A117]-3;9)=4;7;MOD([.A117]-3;9)=5;1;MOD([.A117]-3;9)=6;4;MOD([.A117]-3;9)=7;6;MOD([.A117]-3;9)=8;8)" office:value-type="float" office:value="7" calcext:value-type="float">
            <text:p>7</text:p>
          </table:table-cell>
          <table:table-cell table:formula="of:=COM.MICROSOFT.IFS(MOD(MOD([.N117]+[.R117];10);10)=0;&quot;Pandita&quot;;MOD(MOD([.N117]+[.R117];10);10)=1;&quot;Pati&quot;;MOD(MOD([.N117]+[.R117];10);10)=2;&quot;Suka&quot;;MOD(MOD([.N117]+[.R117];10);10)=3;&quot;Duka&quot;;MOD(MOD([.N117]+[.R117];10);10)=4;&quot;Sri&quot;;MOD(MOD([.N117]+[.R117];10);10)=5;&quot;Manuh&quot;;MOD(MOD([.N117]+[.R117];10);10)=6;&quot;Manusa&quot;;MOD(MOD([.N117]+[.R117];10);10)=7;&quot;Raja&quot;;MOD(MOD([.N117]+[.R117];10);10)=8;&quot;Dewa&quot;;MOD(MOD([.N117]+[.R117];10);10)=9;&quot;Raksasa&quot;)" office:value-type="string" office:string-value="Manusa" calcext:value-type="string">
            <text:p>Manusa</text:p>
          </table:table-cell>
          <table:table-cell table:formula="of:=COM.MICROSOFT.IFS(MOD(MOD([.N117]+[.R117];10);10)=0;5;MOD(MOD([.N117]+[.R117];10);10)=1;7;MOD(MOD([.N117]+[.R117];10);10)=2;10;MOD(MOD([.N117]+[.R117];10);10)=3;4;MOD(MOD([.N117]+[.R117];10);10)=4;6;MOD(MOD([.N117]+[.R117];10);10)=5;2;MOD(MOD([.N117]+[.R117];10);10)=6;3;MOD(MOD([.N117]+[.R117];10);10)=7;8;MOD(MOD([.N117]+[.R117];10);10)=8;9;MOD(MOD([.N117]+[.R117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118]-MOD([.A118];7))/7" office:value-type="float" office:value="16" calcext:value-type="float">
            <text:p>16</text:p>
          </table:table-cell>
          <table:table-cell office:value-type="string" calcext:value-type="string">
            <text:p>Krulut</text:p>
          </table:table-cell>
          <table:table-cell office:value-type="float" office:value="7" calcext:value-type="float">
            <text:p>7</text:p>
          </table:table-cell>
          <table:table-cell table:formula="of:=IF(MOD([.N118]+[.R118];2)=1;&quot;Luang&quot;;&quot;-&quot;)" office:value-type="string" office:string-value="Luang" calcext:value-type="string">
            <text:p>Luang</text:p>
          </table:table-cell>
          <table:table-cell table:formula="of:=IF(MOD([.N118]+[.R118];2)=1;1;0)" office:value-type="float" office:value="1" calcext:value-type="float">
            <text:p>1</text:p>
          </table:table-cell>
          <table:table-cell table:formula="of:=IF(MOD([.N118]+[.R118];2)=1;&quot;Pepet&quot;;&quot;Menga&quot;)" office:value-type="string" office:string-value="Pepet" calcext:value-type="string">
            <text:p>Pepet</text:p>
          </table:table-cell>
          <table:table-cell table:formula="of:=IF(MOD([.N118]+[.R118];2)=1;4;5)" office:value-type="float" office:value="4" calcext:value-type="float">
            <text:p>4</text:p>
          </table:table-cell>
          <table:table-cell table:formula="of:=COM.MICROSOFT.IFS(MOD([.A118];3)=0;&quot;Pasah&quot;;MOD([.A118];3)=1;&quot;Beteng&quot;;MOD([.A118];3)=2;&quot;Kajeng&quot;)" office:value-type="string" office:string-value="Kajeng" calcext:value-type="string">
            <text:p>Kajeng</text:p>
          </table:table-cell>
          <table:table-cell table:formula="of:=COM.MICROSOFT.IFS(MOD([.A118];3)=0;9;MOD([.A118];3)=1;4;MOD([.A118];3)=2;7)" office:value-type="float" office:value="7" calcext:value-type="float">
            <text:p>7</text:p>
          </table:table-cell>
          <table:table-cell table:formula="of:=COM.MICROSOFT.IFS(MOD([.A118]+2;4)=0;&quot;Sri&quot;;MOD([.A118]+2;4)=1;&quot;Laba&quot;;MOD([.A118]+2;4)=2;&quot;Jaya&quot;;MOD([.A118]+2;4)=3;&quot;Menala&quot;)" office:value-type="string" office:string-value="Jaya" calcext:value-type="string">
            <text:p>Jaya</text:p>
          </table:table-cell>
          <table:table-cell table:formula="of:=COM.MICROSOFT.IFS(MOD([.A118]+2;4)=0;6;MOD([.A118]+2;4)=1;5;MOD([.A118]+2;4)=2;1;MOD([.A118]+2;4)=3;8)" office:value-type="float" office:value="1" calcext:value-type="float">
            <text:p>1</text:p>
          </table:table-cell>
          <table:table-cell table:formula="of:=COM.MICROSOFT.IFS(MOD([.A118];5)=0;&quot;Pahing&quot;;MOD([.A118];5)=1;&quot;Pon&quot;;MOD([.A118];5)=2;&quot;Wage&quot;;MOD([.A118];5)=3;&quot;Kliwon&quot;;MOD([.A118];5)=4;&quot;Umanis&quot;)" office:value-type="string" office:string-value="Pon" calcext:value-type="string">
            <text:p>Pon</text:p>
          </table:table-cell>
          <table:table-cell table:formula="of:=COM.MICROSOFT.IFS(MOD([.A118];5)=0;9;MOD([.A118];5)=1;7;MOD([.A118];5)=2;4;MOD([.A118];5)=3;8;MOD([.A118];5)=4;5)" office:value-type="float" office:value="7" calcext:value-type="float">
            <text:p>7</text:p>
          </table:table-cell>
          <table:table-cell table:formula="of:=COM.MICROSOFT.IFS(MOD([.A118];6)=0;&quot;Tungleh&quot;;MOD([.A118];6)=1;&quot;Aryang&quot;;MOD([.A118];6)=2;&quot;Urukung&quot;;MOD([.A118];6)=3;&quot;Paniron&quot;;MOD([.A118];6)=4;&quot;Was&quot;;MOD([.A118];6)=5;&quot;Maulu&quot;)" office:value-type="string" office:string-value="Urukung" calcext:value-type="string">
            <text:p>Urukung</text:p>
          </table:table-cell>
          <table:table-cell table:formula="of:=COM.MICROSOFT.IFS(MOD([.A118];6)=0;7;MOD([.A118];6)=1;6;MOD([.A118];6)=2;5;MOD([.A118];6)=3;8;MOD([.A118];6)=4;9;MOD([.A118];6)=5;3)" office:value-type="float" office:value="5" calcext:value-type="float">
            <text:p>5</text:p>
          </table:table-cell>
          <table:table-cell table:formula="of:=COM.MICROSOFT.IFS(MOD([.A118];7)=0;&quot;Redite&quot;;MOD([.A118];7)=1;&quot;Soma&quot;;MOD([.A118];7)=2;&quot;Anggara&quot;;MOD([.A118];7)=3;&quot;Budha&quot;;MOD([.A118];7)=4;&quot;Wraspati&quot;;MOD([.A118];7)=5;&quot;Sukra&quot;;MOD([.A118];7);&quot;Saniscara&quot;)" office:value-type="string" office:string-value="Wraspati" calcext:value-type="string">
            <text:p>Wraspati</text:p>
          </table:table-cell>
          <table:table-cell table:formula="of:=COM.MICROSOFT.IFS(MOD([.A118];7)=0;5;MOD([.A118];7)=1;4;MOD([.A118];7)=2;3;MOD([.A118];7)=3;7;MOD([.A118];7)=4;8;MOD([.A118];7)=5;6;MOD([.A118];7);9)" office:value-type="float" office:value="8" calcext:value-type="float">
            <text:p>8</text:p>
          </table:table-cell>
          <table:table-cell table:formula="of:=COM.MICROSOFT.IFS(MOD([.A118]+6;8)=0;&quot;Sri&quot;;MOD([.A118]+6;8)=1;&quot;Indra&quot;;MOD([.A118]+6;8)=2;&quot;Guru&quot;;MOD([.A118]+6;8)=3;&quot;Yama&quot;;MOD([.A118]+6;8)=4;&quot;Ludra&quot;;MOD([.A118]+6;8)=5;&quot;Brahma&quot;;MOD([.A118]+6;8)=6;&quot;Kala&quot;;MOD([.A118]+6;8)=7;&quot;Uma&quot;)" office:value-type="string" office:string-value="Guru" calcext:value-type="string">
            <text:p>Guru</text:p>
          </table:table-cell>
          <table:table-cell table:formula="of:=COM.MICROSOFT.IFS(MOD([.A118]+6;8)=0;6;MOD([.A118]+6;8)=1;5;MOD([.A118]+6;8)=2;8;MOD([.A118]+6;8)=3;9;MOD([.A118]+6;8)=4;3;MOD([.A118]+6;8)=5;7;MOD([.A118]+6;8)=6;1;MOD([.A118]+6;8)=7;4)" office:value-type="float" office:value="8" calcext:value-type="float">
            <text:p>8</text:p>
          </table:table-cell>
          <table:table-cell table:formula="of:=COM.MICROSOFT.IFS(MOD([.A118]-3;9)=0;&quot;Dangu&quot;;MOD([.A118]-3;9)=1;&quot;Jangur&quot;;MOD([.A118]-3;9)=2;&quot;Gigis&quot;;MOD([.A118]-3;9)=3;&quot;Nohan&quot;;MOD([.A118]-3;9)=4;&quot;Ogan&quot;;MOD([.A118]-3;9)=5;&quot;Erengan&quot;;MOD([.A118]-3;9)=6;&quot;Urungan&quot;;MOD([.A118]-3;9)=7;&quot;Tulus&quot;;MOD([.A118]-3;9)=8;&quot;Dadi&quot;)" office:value-type="string" office:string-value="Erengan" calcext:value-type="string">
            <text:p>Erengan</text:p>
          </table:table-cell>
          <table:table-cell table:formula="of:=COM.MICROSOFT.IFS(MOD([.A118]-3;9)=0;5;MOD([.A118]-3;9)=1;8;MOD([.A118]-3;9)=2;9;MOD([.A118]-3;9)=3;3;MOD([.A118]-3;9)=4;7;MOD([.A118]-3;9)=5;1;MOD([.A118]-3;9)=6;4;MOD([.A118]-3;9)=7;6;MOD([.A118]-3;9)=8;8)" office:value-type="float" office:value="1" calcext:value-type="float">
            <text:p>1</text:p>
          </table:table-cell>
          <table:table-cell table:formula="of:=COM.MICROSOFT.IFS(MOD(MOD([.N118]+[.R118];10);10)=0;&quot;Pandita&quot;;MOD(MOD([.N118]+[.R118];10);10)=1;&quot;Pati&quot;;MOD(MOD([.N118]+[.R118];10);10)=2;&quot;Suka&quot;;MOD(MOD([.N118]+[.R118];10);10)=3;&quot;Duka&quot;;MOD(MOD([.N118]+[.R118];10);10)=4;&quot;Sri&quot;;MOD(MOD([.N118]+[.R118];10);10)=5;&quot;Manuh&quot;;MOD(MOD([.N118]+[.R118];10);10)=6;&quot;Manusa&quot;;MOD(MOD([.N118]+[.R118];10);10)=7;&quot;Raja&quot;;MOD(MOD([.N118]+[.R118];10);10)=8;&quot;Dewa&quot;;MOD(MOD([.N118]+[.R118];10);10)=9;&quot;Raksasa&quot;)" office:value-type="string" office:string-value="Manuh" calcext:value-type="string">
            <text:p>Manuh</text:p>
          </table:table-cell>
          <table:table-cell table:formula="of:=COM.MICROSOFT.IFS(MOD(MOD([.N118]+[.R118];10);10)=0;5;MOD(MOD([.N118]+[.R118];10);10)=1;7;MOD(MOD([.N118]+[.R118];10);10)=2;10;MOD(MOD([.N118]+[.R118];10);10)=3;4;MOD(MOD([.N118]+[.R118];10);10)=4;6;MOD(MOD([.N118]+[.R118];10);10)=5;2;MOD(MOD([.N118]+[.R118];10);10)=6;3;MOD(MOD([.N118]+[.R118];10);10)=7;8;MOD(MOD([.N118]+[.R118];10);10)=8;9;MOD(MOD([.N118]+[.R118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A119]-MOD([.A119];7))/7" office:value-type="float" office:value="16" calcext:value-type="float">
            <text:p>16</text:p>
          </table:table-cell>
          <table:table-cell office:value-type="string" calcext:value-type="string">
            <text:p>Krulut</text:p>
          </table:table-cell>
          <table:table-cell office:value-type="float" office:value="7" calcext:value-type="float">
            <text:p>7</text:p>
          </table:table-cell>
          <table:table-cell table:formula="of:=IF(MOD([.N119]+[.R119];2)=1;&quot;Luang&quot;;&quot;-&quot;)" office:value-type="string" office:string-value="-" calcext:value-type="string">
            <text:p>-</text:p>
          </table:table-cell>
          <table:table-cell table:formula="of:=IF(MOD([.N119]+[.R119];2)=1;1;0)" office:value-type="float" office:value="0" calcext:value-type="float">
            <text:p>0</text:p>
          </table:table-cell>
          <table:table-cell table:formula="of:=IF(MOD([.N119]+[.R119];2)=1;&quot;Pepet&quot;;&quot;Menga&quot;)" office:value-type="string" office:string-value="Menga" calcext:value-type="string">
            <text:p>Menga</text:p>
          </table:table-cell>
          <table:table-cell table:formula="of:=IF(MOD([.N119]+[.R119];2)=1;4;5)" office:value-type="float" office:value="5" calcext:value-type="float">
            <text:p>5</text:p>
          </table:table-cell>
          <table:table-cell table:formula="of:=COM.MICROSOFT.IFS(MOD([.A119];3)=0;&quot;Pasah&quot;;MOD([.A119];3)=1;&quot;Beteng&quot;;MOD([.A119];3)=2;&quot;Kajeng&quot;)" office:value-type="string" office:string-value="Pasah" calcext:value-type="string">
            <text:p>Pasah</text:p>
          </table:table-cell>
          <table:table-cell table:formula="of:=COM.MICROSOFT.IFS(MOD([.A119];3)=0;9;MOD([.A119];3)=1;4;MOD([.A119];3)=2;7)" office:value-type="float" office:value="9" calcext:value-type="float">
            <text:p>9</text:p>
          </table:table-cell>
          <table:table-cell table:formula="of:=COM.MICROSOFT.IFS(MOD([.A119]+2;4)=0;&quot;Sri&quot;;MOD([.A119]+2;4)=1;&quot;Laba&quot;;MOD([.A119]+2;4)=2;&quot;Jaya&quot;;MOD([.A119]+2;4)=3;&quot;Menala&quot;)" office:value-type="string" office:string-value="Menala" calcext:value-type="string">
            <text:p>Menala</text:p>
          </table:table-cell>
          <table:table-cell table:formula="of:=COM.MICROSOFT.IFS(MOD([.A119]+2;4)=0;6;MOD([.A119]+2;4)=1;5;MOD([.A119]+2;4)=2;1;MOD([.A119]+2;4)=3;8)" office:value-type="float" office:value="8" calcext:value-type="float">
            <text:p>8</text:p>
          </table:table-cell>
          <table:table-cell table:formula="of:=COM.MICROSOFT.IFS(MOD([.A119];5)=0;&quot;Pahing&quot;;MOD([.A119];5)=1;&quot;Pon&quot;;MOD([.A119];5)=2;&quot;Wage&quot;;MOD([.A119];5)=3;&quot;Kliwon&quot;;MOD([.A119];5)=4;&quot;Umanis&quot;)" office:value-type="string" office:string-value="Wage" calcext:value-type="string">
            <text:p>Wage</text:p>
          </table:table-cell>
          <table:table-cell table:formula="of:=COM.MICROSOFT.IFS(MOD([.A119];5)=0;9;MOD([.A119];5)=1;7;MOD([.A119];5)=2;4;MOD([.A119];5)=3;8;MOD([.A119];5)=4;5)" office:value-type="float" office:value="4" calcext:value-type="float">
            <text:p>4</text:p>
          </table:table-cell>
          <table:table-cell table:formula="of:=COM.MICROSOFT.IFS(MOD([.A119];6)=0;&quot;Tungleh&quot;;MOD([.A119];6)=1;&quot;Aryang&quot;;MOD([.A119];6)=2;&quot;Urukung&quot;;MOD([.A119];6)=3;&quot;Paniron&quot;;MOD([.A119];6)=4;&quot;Was&quot;;MOD([.A119];6)=5;&quot;Maulu&quot;)" office:value-type="string" office:string-value="Paniron" calcext:value-type="string">
            <text:p>Paniron</text:p>
          </table:table-cell>
          <table:table-cell table:formula="of:=COM.MICROSOFT.IFS(MOD([.A119];6)=0;7;MOD([.A119];6)=1;6;MOD([.A119];6)=2;5;MOD([.A119];6)=3;8;MOD([.A119];6)=4;9;MOD([.A119];6)=5;3)" office:value-type="float" office:value="8" calcext:value-type="float">
            <text:p>8</text:p>
          </table:table-cell>
          <table:table-cell table:formula="of:=COM.MICROSOFT.IFS(MOD([.A119];7)=0;&quot;Redite&quot;;MOD([.A119];7)=1;&quot;Soma&quot;;MOD([.A119];7)=2;&quot;Anggara&quot;;MOD([.A119];7)=3;&quot;Budha&quot;;MOD([.A119];7)=4;&quot;Wraspati&quot;;MOD([.A119];7)=5;&quot;Sukra&quot;;MOD([.A119];7);&quot;Saniscara&quot;)" office:value-type="string" office:string-value="Sukra" calcext:value-type="string">
            <text:p>Sukra</text:p>
          </table:table-cell>
          <table:table-cell table:formula="of:=COM.MICROSOFT.IFS(MOD([.A119];7)=0;5;MOD([.A119];7)=1;4;MOD([.A119];7)=2;3;MOD([.A119];7)=3;7;MOD([.A119];7)=4;8;MOD([.A119];7)=5;6;MOD([.A119];7);9)" office:value-type="float" office:value="6" calcext:value-type="float">
            <text:p>6</text:p>
          </table:table-cell>
          <table:table-cell table:formula="of:=COM.MICROSOFT.IFS(MOD([.A119]+6;8)=0;&quot;Sri&quot;;MOD([.A119]+6;8)=1;&quot;Indra&quot;;MOD([.A119]+6;8)=2;&quot;Guru&quot;;MOD([.A119]+6;8)=3;&quot;Yama&quot;;MOD([.A119]+6;8)=4;&quot;Ludra&quot;;MOD([.A119]+6;8)=5;&quot;Brahma&quot;;MOD([.A119]+6;8)=6;&quot;Kala&quot;;MOD([.A119]+6;8)=7;&quot;Uma&quot;)" office:value-type="string" office:string-value="Yama" calcext:value-type="string">
            <text:p>Yama</text:p>
          </table:table-cell>
          <table:table-cell table:formula="of:=COM.MICROSOFT.IFS(MOD([.A119]+6;8)=0;6;MOD([.A119]+6;8)=1;5;MOD([.A119]+6;8)=2;8;MOD([.A119]+6;8)=3;9;MOD([.A119]+6;8)=4;3;MOD([.A119]+6;8)=5;7;MOD([.A119]+6;8)=6;1;MOD([.A119]+6;8)=7;4)" office:value-type="float" office:value="9" calcext:value-type="float">
            <text:p>9</text:p>
          </table:table-cell>
          <table:table-cell table:formula="of:=COM.MICROSOFT.IFS(MOD([.A119]-3;9)=0;&quot;Dangu&quot;;MOD([.A119]-3;9)=1;&quot;Jangur&quot;;MOD([.A119]-3;9)=2;&quot;Gigis&quot;;MOD([.A119]-3;9)=3;&quot;Nohan&quot;;MOD([.A119]-3;9)=4;&quot;Ogan&quot;;MOD([.A119]-3;9)=5;&quot;Erengan&quot;;MOD([.A119]-3;9)=6;&quot;Urungan&quot;;MOD([.A119]-3;9)=7;&quot;Tulus&quot;;MOD([.A119]-3;9)=8;&quot;Dadi&quot;)" office:value-type="string" office:string-value="Urungan" calcext:value-type="string">
            <text:p>Urungan</text:p>
          </table:table-cell>
          <table:table-cell table:formula="of:=COM.MICROSOFT.IFS(MOD([.A119]-3;9)=0;5;MOD([.A119]-3;9)=1;8;MOD([.A119]-3;9)=2;9;MOD([.A119]-3;9)=3;3;MOD([.A119]-3;9)=4;7;MOD([.A119]-3;9)=5;1;MOD([.A119]-3;9)=6;4;MOD([.A119]-3;9)=7;6;MOD([.A119]-3;9)=8;8)" office:value-type="float" office:value="4" calcext:value-type="float">
            <text:p>4</text:p>
          </table:table-cell>
          <table:table-cell table:formula="of:=COM.MICROSOFT.IFS(MOD(MOD([.N119]+[.R119];10);10)=0;&quot;Pandita&quot;;MOD(MOD([.N119]+[.R119];10);10)=1;&quot;Pati&quot;;MOD(MOD([.N119]+[.R119];10);10)=2;&quot;Suka&quot;;MOD(MOD([.N119]+[.R119];10);10)=3;&quot;Duka&quot;;MOD(MOD([.N119]+[.R119];10);10)=4;&quot;Sri&quot;;MOD(MOD([.N119]+[.R119];10);10)=5;&quot;Manuh&quot;;MOD(MOD([.N119]+[.R119];10);10)=6;&quot;Manusa&quot;;MOD(MOD([.N119]+[.R119];10);10)=7;&quot;Raja&quot;;MOD(MOD([.N119]+[.R119];10);10)=8;&quot;Dewa&quot;;MOD(MOD([.N119]+[.R119];10);10)=9;&quot;Raksasa&quot;)" office:value-type="string" office:string-value="Pandita" calcext:value-type="string">
            <text:p>Pandita</text:p>
          </table:table-cell>
          <table:table-cell table:formula="of:=COM.MICROSOFT.IFS(MOD(MOD([.N119]+[.R119];10);10)=0;5;MOD(MOD([.N119]+[.R119];10);10)=1;7;MOD(MOD([.N119]+[.R119];10);10)=2;10;MOD(MOD([.N119]+[.R119];10);10)=3;4;MOD(MOD([.N119]+[.R119];10);10)=4;6;MOD(MOD([.N119]+[.R119];10);10)=5;2;MOD(MOD([.N119]+[.R119];10);10)=6;3;MOD(MOD([.N119]+[.R119];10);10)=7;8;MOD(MOD([.N119]+[.R119];10);10)=8;9;MOD(MOD([.N119]+[.R119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A120]-MOD([.A120];7))/7" office:value-type="float" office:value="16" calcext:value-type="float">
            <text:p>16</text:p>
          </table:table-cell>
          <table:table-cell office:value-type="string" calcext:value-type="string">
            <text:p>Krulut</text:p>
          </table:table-cell>
          <table:table-cell office:value-type="float" office:value="7" calcext:value-type="float">
            <text:p>7</text:p>
          </table:table-cell>
          <table:table-cell table:formula="of:=IF(MOD([.N120]+[.R120];2)=1;&quot;Luang&quot;;&quot;-&quot;)" office:value-type="string" office:string-value="Luang" calcext:value-type="string">
            <text:p>Luang</text:p>
          </table:table-cell>
          <table:table-cell table:formula="of:=IF(MOD([.N120]+[.R120];2)=1;1;0)" office:value-type="float" office:value="1" calcext:value-type="float">
            <text:p>1</text:p>
          </table:table-cell>
          <table:table-cell table:formula="of:=IF(MOD([.N120]+[.R120];2)=1;&quot;Pepet&quot;;&quot;Menga&quot;)" office:value-type="string" office:string-value="Pepet" calcext:value-type="string">
            <text:p>Pepet</text:p>
          </table:table-cell>
          <table:table-cell table:formula="of:=IF(MOD([.N120]+[.R120];2)=1;4;5)" office:value-type="float" office:value="4" calcext:value-type="float">
            <text:p>4</text:p>
          </table:table-cell>
          <table:table-cell table:formula="of:=COM.MICROSOFT.IFS(MOD([.A120];3)=0;&quot;Pasah&quot;;MOD([.A120];3)=1;&quot;Beteng&quot;;MOD([.A120];3)=2;&quot;Kajeng&quot;)" office:value-type="string" office:string-value="Beteng" calcext:value-type="string">
            <text:p>Beteng</text:p>
          </table:table-cell>
          <table:table-cell table:formula="of:=COM.MICROSOFT.IFS(MOD([.A120];3)=0;9;MOD([.A120];3)=1;4;MOD([.A120];3)=2;7)" office:value-type="float" office:value="4" calcext:value-type="float">
            <text:p>4</text:p>
          </table:table-cell>
          <table:table-cell table:formula="of:=COM.MICROSOFT.IFS(MOD([.A120]+2;4)=0;&quot;Sri&quot;;MOD([.A120]+2;4)=1;&quot;Laba&quot;;MOD([.A120]+2;4)=2;&quot;Jaya&quot;;MOD([.A120]+2;4)=3;&quot;Menala&quot;)" office:value-type="string" office:string-value="Sri" calcext:value-type="string">
            <text:p>Sri</text:p>
          </table:table-cell>
          <table:table-cell table:formula="of:=COM.MICROSOFT.IFS(MOD([.A120]+2;4)=0;6;MOD([.A120]+2;4)=1;5;MOD([.A120]+2;4)=2;1;MOD([.A120]+2;4)=3;8)" office:value-type="float" office:value="6" calcext:value-type="float">
            <text:p>6</text:p>
          </table:table-cell>
          <table:table-cell table:formula="of:=COM.MICROSOFT.IFS(MOD([.A120];5)=0;&quot;Pahing&quot;;MOD([.A120];5)=1;&quot;Pon&quot;;MOD([.A120];5)=2;&quot;Wage&quot;;MOD([.A120];5)=3;&quot;Kliwon&quot;;MOD([.A120];5)=4;&quot;Umanis&quot;)" office:value-type="string" office:string-value="Kliwon" calcext:value-type="string">
            <text:p>Kliwon</text:p>
          </table:table-cell>
          <table:table-cell table:formula="of:=COM.MICROSOFT.IFS(MOD([.A120];5)=0;9;MOD([.A120];5)=1;7;MOD([.A120];5)=2;4;MOD([.A120];5)=3;8;MOD([.A120];5)=4;5)" office:value-type="float" office:value="8" calcext:value-type="float">
            <text:p>8</text:p>
          </table:table-cell>
          <table:table-cell table:formula="of:=COM.MICROSOFT.IFS(MOD([.A120];6)=0;&quot;Tungleh&quot;;MOD([.A120];6)=1;&quot;Aryang&quot;;MOD([.A120];6)=2;&quot;Urukung&quot;;MOD([.A120];6)=3;&quot;Paniron&quot;;MOD([.A120];6)=4;&quot;Was&quot;;MOD([.A120];6)=5;&quot;Maulu&quot;)" office:value-type="string" office:string-value="Was" calcext:value-type="string">
            <text:p>Was</text:p>
          </table:table-cell>
          <table:table-cell table:formula="of:=COM.MICROSOFT.IFS(MOD([.A120];6)=0;7;MOD([.A120];6)=1;6;MOD([.A120];6)=2;5;MOD([.A120];6)=3;8;MOD([.A120];6)=4;9;MOD([.A120];6)=5;3)" office:value-type="float" office:value="9" calcext:value-type="float">
            <text:p>9</text:p>
          </table:table-cell>
          <table:table-cell table:formula="of:=COM.MICROSOFT.IFS(MOD([.A120];7)=0;&quot;Redite&quot;;MOD([.A120];7)=1;&quot;Soma&quot;;MOD([.A120];7)=2;&quot;Anggara&quot;;MOD([.A120];7)=3;&quot;Budha&quot;;MOD([.A120];7)=4;&quot;Wraspati&quot;;MOD([.A120];7)=5;&quot;Sukra&quot;;MOD([.A120];7);&quot;Saniscara&quot;)" office:value-type="string" office:string-value="Saniscara" calcext:value-type="string">
            <text:p>Saniscara</text:p>
          </table:table-cell>
          <table:table-cell table:formula="of:=COM.MICROSOFT.IFS(MOD([.A120];7)=0;5;MOD([.A120];7)=1;4;MOD([.A120];7)=2;3;MOD([.A120];7)=3;7;MOD([.A120];7)=4;8;MOD([.A120];7)=5;6;MOD([.A120];7);9)" office:value-type="float" office:value="9" calcext:value-type="float">
            <text:p>9</text:p>
          </table:table-cell>
          <table:table-cell table:formula="of:=COM.MICROSOFT.IFS(MOD([.A120]+6;8)=0;&quot;Sri&quot;;MOD([.A120]+6;8)=1;&quot;Indra&quot;;MOD([.A120]+6;8)=2;&quot;Guru&quot;;MOD([.A120]+6;8)=3;&quot;Yama&quot;;MOD([.A120]+6;8)=4;&quot;Ludra&quot;;MOD([.A120]+6;8)=5;&quot;Brahma&quot;;MOD([.A120]+6;8)=6;&quot;Kala&quot;;MOD([.A120]+6;8)=7;&quot;Uma&quot;)" office:value-type="string" office:string-value="Ludra" calcext:value-type="string">
            <text:p>Ludra</text:p>
          </table:table-cell>
          <table:table-cell table:formula="of:=COM.MICROSOFT.IFS(MOD([.A120]+6;8)=0;6;MOD([.A120]+6;8)=1;5;MOD([.A120]+6;8)=2;8;MOD([.A120]+6;8)=3;9;MOD([.A120]+6;8)=4;3;MOD([.A120]+6;8)=5;7;MOD([.A120]+6;8)=6;1;MOD([.A120]+6;8)=7;4)" office:value-type="float" office:value="3" calcext:value-type="float">
            <text:p>3</text:p>
          </table:table-cell>
          <table:table-cell table:formula="of:=COM.MICROSOFT.IFS(MOD([.A120]-3;9)=0;&quot;Dangu&quot;;MOD([.A120]-3;9)=1;&quot;Jangur&quot;;MOD([.A120]-3;9)=2;&quot;Gigis&quot;;MOD([.A120]-3;9)=3;&quot;Nohan&quot;;MOD([.A120]-3;9)=4;&quot;Ogan&quot;;MOD([.A120]-3;9)=5;&quot;Erengan&quot;;MOD([.A120]-3;9)=6;&quot;Urungan&quot;;MOD([.A120]-3;9)=7;&quot;Tulus&quot;;MOD([.A120]-3;9)=8;&quot;Dadi&quot;)" office:value-type="string" office:string-value="Tulus" calcext:value-type="string">
            <text:p>Tulus</text:p>
          </table:table-cell>
          <table:table-cell table:formula="of:=COM.MICROSOFT.IFS(MOD([.A120]-3;9)=0;5;MOD([.A120]-3;9)=1;8;MOD([.A120]-3;9)=2;9;MOD([.A120]-3;9)=3;3;MOD([.A120]-3;9)=4;7;MOD([.A120]-3;9)=5;1;MOD([.A120]-3;9)=6;4;MOD([.A120]-3;9)=7;6;MOD([.A120]-3;9)=8;8)" office:value-type="float" office:value="6" calcext:value-type="float">
            <text:p>6</text:p>
          </table:table-cell>
          <table:table-cell table:formula="of:=COM.MICROSOFT.IFS(MOD(MOD([.N120]+[.R120];10);10)=0;&quot;Pandita&quot;;MOD(MOD([.N120]+[.R120];10);10)=1;&quot;Pati&quot;;MOD(MOD([.N120]+[.R120];10);10)=2;&quot;Suka&quot;;MOD(MOD([.N120]+[.R120];10);10)=3;&quot;Duka&quot;;MOD(MOD([.N120]+[.R120];10);10)=4;&quot;Sri&quot;;MOD(MOD([.N120]+[.R120];10);10)=5;&quot;Manuh&quot;;MOD(MOD([.N120]+[.R120];10);10)=6;&quot;Manusa&quot;;MOD(MOD([.N120]+[.R120];10);10)=7;&quot;Raja&quot;;MOD(MOD([.N120]+[.R120];10);10)=8;&quot;Dewa&quot;;MOD(MOD([.N120]+[.R120];10);10)=9;&quot;Raksasa&quot;)" office:value-type="string" office:string-value="Raja" calcext:value-type="string">
            <text:p>Raja</text:p>
          </table:table-cell>
          <table:table-cell table:formula="of:=COM.MICROSOFT.IFS(MOD(MOD([.N120]+[.R120];10);10)=0;5;MOD(MOD([.N120]+[.R120];10);10)=1;7;MOD(MOD([.N120]+[.R120];10);10)=2;10;MOD(MOD([.N120]+[.R120];10);10)=3;4;MOD(MOD([.N120]+[.R120];10);10)=4;6;MOD(MOD([.N120]+[.R120];10);10)=5;2;MOD(MOD([.N120]+[.R120];10);10)=6;3;MOD(MOD([.N120]+[.R120];10);10)=7;8;MOD(MOD([.N120]+[.R120];10);10)=8;9;MOD(MOD([.N120]+[.R120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A121]-MOD([.A121];7))/7" office:value-type="float" office:value="17" calcext:value-type="float">
            <text:p>17</text:p>
          </table:table-cell>
          <table:table-cell office:value-type="string" calcext:value-type="string">
            <text:p>Merakih</text:p>
          </table:table-cell>
          <table:table-cell office:value-type="float" office:value="1" calcext:value-type="float">
            <text:p>1</text:p>
          </table:table-cell>
          <table:table-cell table:formula="of:=IF(MOD([.N121]+[.R121];2)=1;&quot;Luang&quot;;&quot;-&quot;)" office:value-type="string" office:string-value="-" calcext:value-type="string">
            <text:p>-</text:p>
          </table:table-cell>
          <table:table-cell table:formula="of:=IF(MOD([.N121]+[.R121];2)=1;1;0)" office:value-type="float" office:value="0" calcext:value-type="float">
            <text:p>0</text:p>
          </table:table-cell>
          <table:table-cell table:formula="of:=IF(MOD([.N121]+[.R121];2)=1;&quot;Pepet&quot;;&quot;Menga&quot;)" office:value-type="string" office:string-value="Menga" calcext:value-type="string">
            <text:p>Menga</text:p>
          </table:table-cell>
          <table:table-cell table:formula="of:=IF(MOD([.N121]+[.R121];2)=1;4;5)" office:value-type="float" office:value="5" calcext:value-type="float">
            <text:p>5</text:p>
          </table:table-cell>
          <table:table-cell table:formula="of:=COM.MICROSOFT.IFS(MOD([.A121];3)=0;&quot;Pasah&quot;;MOD([.A121];3)=1;&quot;Beteng&quot;;MOD([.A121];3)=2;&quot;Kajeng&quot;)" office:value-type="string" office:string-value="Kajeng" calcext:value-type="string">
            <text:p>Kajeng</text:p>
          </table:table-cell>
          <table:table-cell table:formula="of:=COM.MICROSOFT.IFS(MOD([.A121];3)=0;9;MOD([.A121];3)=1;4;MOD([.A121];3)=2;7)" office:value-type="float" office:value="7" calcext:value-type="float">
            <text:p>7</text:p>
          </table:table-cell>
          <table:table-cell table:formula="of:=COM.MICROSOFT.IFS(MOD([.A121]+2;4)=0;&quot;Sri&quot;;MOD([.A121]+2;4)=1;&quot;Laba&quot;;MOD([.A121]+2;4)=2;&quot;Jaya&quot;;MOD([.A121]+2;4)=3;&quot;Menala&quot;)" office:value-type="string" office:string-value="Laba" calcext:value-type="string">
            <text:p>Laba</text:p>
          </table:table-cell>
          <table:table-cell table:formula="of:=COM.MICROSOFT.IFS(MOD([.A121]+2;4)=0;6;MOD([.A121]+2;4)=1;5;MOD([.A121]+2;4)=2;1;MOD([.A121]+2;4)=3;8)" office:value-type="float" office:value="5" calcext:value-type="float">
            <text:p>5</text:p>
          </table:table-cell>
          <table:table-cell table:formula="of:=COM.MICROSOFT.IFS(MOD([.A121];5)=0;&quot;Pahing&quot;;MOD([.A121];5)=1;&quot;Pon&quot;;MOD([.A121];5)=2;&quot;Wage&quot;;MOD([.A121];5)=3;&quot;Kliwon&quot;;MOD([.A121];5)=4;&quot;Umanis&quot;)" office:value-type="string" office:string-value="Umanis" calcext:value-type="string">
            <text:p>Umanis</text:p>
          </table:table-cell>
          <table:table-cell table:formula="of:=COM.MICROSOFT.IFS(MOD([.A121];5)=0;9;MOD([.A121];5)=1;7;MOD([.A121];5)=2;4;MOD([.A121];5)=3;8;MOD([.A121];5)=4;5)" office:value-type="float" office:value="5" calcext:value-type="float">
            <text:p>5</text:p>
          </table:table-cell>
          <table:table-cell table:formula="of:=COM.MICROSOFT.IFS(MOD([.A121];6)=0;&quot;Tungleh&quot;;MOD([.A121];6)=1;&quot;Aryang&quot;;MOD([.A121];6)=2;&quot;Urukung&quot;;MOD([.A121];6)=3;&quot;Paniron&quot;;MOD([.A121];6)=4;&quot;Was&quot;;MOD([.A121];6)=5;&quot;Maulu&quot;)" office:value-type="string" office:string-value="Maulu" calcext:value-type="string">
            <text:p>Maulu</text:p>
          </table:table-cell>
          <table:table-cell table:formula="of:=COM.MICROSOFT.IFS(MOD([.A121];6)=0;7;MOD([.A121];6)=1;6;MOD([.A121];6)=2;5;MOD([.A121];6)=3;8;MOD([.A121];6)=4;9;MOD([.A121];6)=5;3)" office:value-type="float" office:value="3" calcext:value-type="float">
            <text:p>3</text:p>
          </table:table-cell>
          <table:table-cell table:formula="of:=COM.MICROSOFT.IFS(MOD([.A121];7)=0;&quot;Redite&quot;;MOD([.A121];7)=1;&quot;Soma&quot;;MOD([.A121];7)=2;&quot;Anggara&quot;;MOD([.A121];7)=3;&quot;Budha&quot;;MOD([.A121];7)=4;&quot;Wraspati&quot;;MOD([.A121];7)=5;&quot;Sukra&quot;;MOD([.A121];7);&quot;Saniscara&quot;)" office:value-type="string" office:string-value="Redite" calcext:value-type="string">
            <text:p>Redite</text:p>
          </table:table-cell>
          <table:table-cell table:formula="of:=COM.MICROSOFT.IFS(MOD([.A121];7)=0;5;MOD([.A121];7)=1;4;MOD([.A121];7)=2;3;MOD([.A121];7)=3;7;MOD([.A121];7)=4;8;MOD([.A121];7)=5;6;MOD([.A121];7);9)" office:value-type="float" office:value="5" calcext:value-type="float">
            <text:p>5</text:p>
          </table:table-cell>
          <table:table-cell table:formula="of:=COM.MICROSOFT.IFS(MOD([.A121]+6;8)=0;&quot;Sri&quot;;MOD([.A121]+6;8)=1;&quot;Indra&quot;;MOD([.A121]+6;8)=2;&quot;Guru&quot;;MOD([.A121]+6;8)=3;&quot;Yama&quot;;MOD([.A121]+6;8)=4;&quot;Ludra&quot;;MOD([.A121]+6;8)=5;&quot;Brahma&quot;;MOD([.A121]+6;8)=6;&quot;Kala&quot;;MOD([.A121]+6;8)=7;&quot;Uma&quot;)" office:value-type="string" office:string-value="Brahma" calcext:value-type="string">
            <text:p>Brahma</text:p>
          </table:table-cell>
          <table:table-cell table:formula="of:=COM.MICROSOFT.IFS(MOD([.A121]+6;8)=0;6;MOD([.A121]+6;8)=1;5;MOD([.A121]+6;8)=2;8;MOD([.A121]+6;8)=3;9;MOD([.A121]+6;8)=4;3;MOD([.A121]+6;8)=5;7;MOD([.A121]+6;8)=6;1;MOD([.A121]+6;8)=7;4)" office:value-type="float" office:value="7" calcext:value-type="float">
            <text:p>7</text:p>
          </table:table-cell>
          <table:table-cell table:formula="of:=COM.MICROSOFT.IFS(MOD([.A121]-3;9)=0;&quot;Dangu&quot;;MOD([.A121]-3;9)=1;&quot;Jangur&quot;;MOD([.A121]-3;9)=2;&quot;Gigis&quot;;MOD([.A121]-3;9)=3;&quot;Nohan&quot;;MOD([.A121]-3;9)=4;&quot;Ogan&quot;;MOD([.A121]-3;9)=5;&quot;Erengan&quot;;MOD([.A121]-3;9)=6;&quot;Urungan&quot;;MOD([.A121]-3;9)=7;&quot;Tulus&quot;;MOD([.A121]-3;9)=8;&quot;Dadi&quot;)" office:value-type="string" office:string-value="Dadi" calcext:value-type="string">
            <text:p>Dadi</text:p>
          </table:table-cell>
          <table:table-cell table:formula="of:=COM.MICROSOFT.IFS(MOD([.A121]-3;9)=0;5;MOD([.A121]-3;9)=1;8;MOD([.A121]-3;9)=2;9;MOD([.A121]-3;9)=3;3;MOD([.A121]-3;9)=4;7;MOD([.A121]-3;9)=5;1;MOD([.A121]-3;9)=6;4;MOD([.A121]-3;9)=7;6;MOD([.A121]-3;9)=8;8)" office:value-type="float" office:value="8" calcext:value-type="float">
            <text:p>8</text:p>
          </table:table-cell>
          <table:table-cell table:formula="of:=COM.MICROSOFT.IFS(MOD(MOD([.N121]+[.R121];10);10)=0;&quot;Pandita&quot;;MOD(MOD([.N121]+[.R121];10);10)=1;&quot;Pati&quot;;MOD(MOD([.N121]+[.R121];10);10)=2;&quot;Suka&quot;;MOD(MOD([.N121]+[.R121];10);10)=3;&quot;Duka&quot;;MOD(MOD([.N121]+[.R121];10);10)=4;&quot;Sri&quot;;MOD(MOD([.N121]+[.R121];10);10)=5;&quot;Manuh&quot;;MOD(MOD([.N121]+[.R121];10);10)=6;&quot;Manusa&quot;;MOD(MOD([.N121]+[.R121];10);10)=7;&quot;Raja&quot;;MOD(MOD([.N121]+[.R121];10);10)=8;&quot;Dewa&quot;;MOD(MOD([.N121]+[.R121];10);10)=9;&quot;Raksasa&quot;)" office:value-type="string" office:string-value="Pandita" calcext:value-type="string">
            <text:p>Pandita</text:p>
          </table:table-cell>
          <table:table-cell table:formula="of:=COM.MICROSOFT.IFS(MOD(MOD([.N121]+[.R121];10);10)=0;5;MOD(MOD([.N121]+[.R121];10);10)=1;7;MOD(MOD([.N121]+[.R121];10);10)=2;10;MOD(MOD([.N121]+[.R121];10);10)=3;4;MOD(MOD([.N121]+[.R121];10);10)=4;6;MOD(MOD([.N121]+[.R121];10);10)=5;2;MOD(MOD([.N121]+[.R121];10);10)=6;3;MOD(MOD([.N121]+[.R121];10);10)=7;8;MOD(MOD([.N121]+[.R121];10);10)=8;9;MOD(MOD([.N121]+[.R121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22]-MOD([.A122];7))/7" office:value-type="float" office:value="17" calcext:value-type="float">
            <text:p>17</text:p>
          </table:table-cell>
          <table:table-cell office:value-type="string" calcext:value-type="string">
            <text:p>Merakih</text:p>
          </table:table-cell>
          <table:table-cell office:value-type="float" office:value="1" calcext:value-type="float">
            <text:p>1</text:p>
          </table:table-cell>
          <table:table-cell table:formula="of:=IF(MOD([.N122]+[.R122];2)=1;&quot;Luang&quot;;&quot;-&quot;)" office:value-type="string" office:string-value="Luang" calcext:value-type="string">
            <text:p>Luang</text:p>
          </table:table-cell>
          <table:table-cell table:formula="of:=IF(MOD([.N122]+[.R122];2)=1;1;0)" office:value-type="float" office:value="1" calcext:value-type="float">
            <text:p>1</text:p>
          </table:table-cell>
          <table:table-cell table:formula="of:=IF(MOD([.N122]+[.R122];2)=1;&quot;Pepet&quot;;&quot;Menga&quot;)" office:value-type="string" office:string-value="Pepet" calcext:value-type="string">
            <text:p>Pepet</text:p>
          </table:table-cell>
          <table:table-cell table:formula="of:=IF(MOD([.N122]+[.R122];2)=1;4;5)" office:value-type="float" office:value="4" calcext:value-type="float">
            <text:p>4</text:p>
          </table:table-cell>
          <table:table-cell table:formula="of:=COM.MICROSOFT.IFS(MOD([.A122];3)=0;&quot;Pasah&quot;;MOD([.A122];3)=1;&quot;Beteng&quot;;MOD([.A122];3)=2;&quot;Kajeng&quot;)" office:value-type="string" office:string-value="Pasah" calcext:value-type="string">
            <text:p>Pasah</text:p>
          </table:table-cell>
          <table:table-cell table:formula="of:=COM.MICROSOFT.IFS(MOD([.A122];3)=0;9;MOD([.A122];3)=1;4;MOD([.A122];3)=2;7)" office:value-type="float" office:value="9" calcext:value-type="float">
            <text:p>9</text:p>
          </table:table-cell>
          <table:table-cell table:formula="of:=COM.MICROSOFT.IFS(MOD([.A122]+2;4)=0;&quot;Sri&quot;;MOD([.A122]+2;4)=1;&quot;Laba&quot;;MOD([.A122]+2;4)=2;&quot;Jaya&quot;;MOD([.A122]+2;4)=3;&quot;Menala&quot;)" office:value-type="string" office:string-value="Jaya" calcext:value-type="string">
            <text:p>Jaya</text:p>
          </table:table-cell>
          <table:table-cell table:formula="of:=COM.MICROSOFT.IFS(MOD([.A122]+2;4)=0;6;MOD([.A122]+2;4)=1;5;MOD([.A122]+2;4)=2;1;MOD([.A122]+2;4)=3;8)" office:value-type="float" office:value="1" calcext:value-type="float">
            <text:p>1</text:p>
          </table:table-cell>
          <table:table-cell table:formula="of:=COM.MICROSOFT.IFS(MOD([.A122];5)=0;&quot;Pahing&quot;;MOD([.A122];5)=1;&quot;Pon&quot;;MOD([.A122];5)=2;&quot;Wage&quot;;MOD([.A122];5)=3;&quot;Kliwon&quot;;MOD([.A122];5)=4;&quot;Umanis&quot;)" office:value-type="string" office:string-value="Pahing" calcext:value-type="string">
            <text:p>Pahing</text:p>
          </table:table-cell>
          <table:table-cell table:formula="of:=COM.MICROSOFT.IFS(MOD([.A122];5)=0;9;MOD([.A122];5)=1;7;MOD([.A122];5)=2;4;MOD([.A122];5)=3;8;MOD([.A122];5)=4;5)" office:value-type="float" office:value="9" calcext:value-type="float">
            <text:p>9</text:p>
          </table:table-cell>
          <table:table-cell table:formula="of:=COM.MICROSOFT.IFS(MOD([.A122];6)=0;&quot;Tungleh&quot;;MOD([.A122];6)=1;&quot;Aryang&quot;;MOD([.A122];6)=2;&quot;Urukung&quot;;MOD([.A122];6)=3;&quot;Paniron&quot;;MOD([.A122];6)=4;&quot;Was&quot;;MOD([.A122];6)=5;&quot;Maulu&quot;)" office:value-type="string" office:string-value="Tungleh" calcext:value-type="string">
            <text:p>Tungleh</text:p>
          </table:table-cell>
          <table:table-cell table:formula="of:=COM.MICROSOFT.IFS(MOD([.A122];6)=0;7;MOD([.A122];6)=1;6;MOD([.A122];6)=2;5;MOD([.A122];6)=3;8;MOD([.A122];6)=4;9;MOD([.A122];6)=5;3)" office:value-type="float" office:value="7" calcext:value-type="float">
            <text:p>7</text:p>
          </table:table-cell>
          <table:table-cell table:formula="of:=COM.MICROSOFT.IFS(MOD([.A122];7)=0;&quot;Redite&quot;;MOD([.A122];7)=1;&quot;Soma&quot;;MOD([.A122];7)=2;&quot;Anggara&quot;;MOD([.A122];7)=3;&quot;Budha&quot;;MOD([.A122];7)=4;&quot;Wraspati&quot;;MOD([.A122];7)=5;&quot;Sukra&quot;;MOD([.A122];7);&quot;Saniscara&quot;)" office:value-type="string" office:string-value="Soma" calcext:value-type="string">
            <text:p>Soma</text:p>
          </table:table-cell>
          <table:table-cell table:formula="of:=COM.MICROSOFT.IFS(MOD([.A122];7)=0;5;MOD([.A122];7)=1;4;MOD([.A122];7)=2;3;MOD([.A122];7)=3;7;MOD([.A122];7)=4;8;MOD([.A122];7)=5;6;MOD([.A122];7);9)" office:value-type="float" office:value="4" calcext:value-type="float">
            <text:p>4</text:p>
          </table:table-cell>
          <table:table-cell table:formula="of:=COM.MICROSOFT.IFS(MOD([.A122]+6;8)=0;&quot;Sri&quot;;MOD([.A122]+6;8)=1;&quot;Indra&quot;;MOD([.A122]+6;8)=2;&quot;Guru&quot;;MOD([.A122]+6;8)=3;&quot;Yama&quot;;MOD([.A122]+6;8)=4;&quot;Ludra&quot;;MOD([.A122]+6;8)=5;&quot;Brahma&quot;;MOD([.A122]+6;8)=6;&quot;Kala&quot;;MOD([.A122]+6;8)=7;&quot;Uma&quot;)" office:value-type="string" office:string-value="Kala" calcext:value-type="string">
            <text:p>Kala</text:p>
          </table:table-cell>
          <table:table-cell table:formula="of:=COM.MICROSOFT.IFS(MOD([.A122]+6;8)=0;6;MOD([.A122]+6;8)=1;5;MOD([.A122]+6;8)=2;8;MOD([.A122]+6;8)=3;9;MOD([.A122]+6;8)=4;3;MOD([.A122]+6;8)=5;7;MOD([.A122]+6;8)=6;1;MOD([.A122]+6;8)=7;4)" office:value-type="float" office:value="1" calcext:value-type="float">
            <text:p>1</text:p>
          </table:table-cell>
          <table:table-cell table:formula="of:=COM.MICROSOFT.IFS(MOD([.A122]-3;9)=0;&quot;Dangu&quot;;MOD([.A122]-3;9)=1;&quot;Jangur&quot;;MOD([.A122]-3;9)=2;&quot;Gigis&quot;;MOD([.A122]-3;9)=3;&quot;Nohan&quot;;MOD([.A122]-3;9)=4;&quot;Ogan&quot;;MOD([.A122]-3;9)=5;&quot;Erengan&quot;;MOD([.A122]-3;9)=6;&quot;Urungan&quot;;MOD([.A122]-3;9)=7;&quot;Tulus&quot;;MOD([.A122]-3;9)=8;&quot;Dadi&quot;)" office:value-type="string" office:string-value="Dangu" calcext:value-type="string">
            <text:p>Dangu</text:p>
          </table:table-cell>
          <table:table-cell table:formula="of:=COM.MICROSOFT.IFS(MOD([.A122]-3;9)=0;5;MOD([.A122]-3;9)=1;8;MOD([.A122]-3;9)=2;9;MOD([.A122]-3;9)=3;3;MOD([.A122]-3;9)=4;7;MOD([.A122]-3;9)=5;1;MOD([.A122]-3;9)=6;4;MOD([.A122]-3;9)=7;6;MOD([.A122]-3;9)=8;8)" office:value-type="float" office:value="5" calcext:value-type="float">
            <text:p>5</text:p>
          </table:table-cell>
          <table:table-cell table:formula="of:=COM.MICROSOFT.IFS(MOD(MOD([.N122]+[.R122];10);10)=0;&quot;Pandita&quot;;MOD(MOD([.N122]+[.R122];10);10)=1;&quot;Pati&quot;;MOD(MOD([.N122]+[.R122];10);10)=2;&quot;Suka&quot;;MOD(MOD([.N122]+[.R122];10);10)=3;&quot;Duka&quot;;MOD(MOD([.N122]+[.R122];10);10)=4;&quot;Sri&quot;;MOD(MOD([.N122]+[.R122];10);10)=5;&quot;Manuh&quot;;MOD(MOD([.N122]+[.R122];10);10)=6;&quot;Manusa&quot;;MOD(MOD([.N122]+[.R122];10);10)=7;&quot;Raja&quot;;MOD(MOD([.N122]+[.R122];10);10)=8;&quot;Dewa&quot;;MOD(MOD([.N122]+[.R122];10);10)=9;&quot;Raksasa&quot;)" office:value-type="string" office:string-value="Duka" calcext:value-type="string">
            <text:p>Duka</text:p>
          </table:table-cell>
          <table:table-cell table:formula="of:=COM.MICROSOFT.IFS(MOD(MOD([.N122]+[.R122];10);10)=0;5;MOD(MOD([.N122]+[.R122];10);10)=1;7;MOD(MOD([.N122]+[.R122];10);10)=2;10;MOD(MOD([.N122]+[.R122];10);10)=3;4;MOD(MOD([.N122]+[.R122];10);10)=4;6;MOD(MOD([.N122]+[.R122];10);10)=5;2;MOD(MOD([.N122]+[.R122];10);10)=6;3;MOD(MOD([.N122]+[.R122];10);10)=7;8;MOD(MOD([.N122]+[.R122];10);10)=8;9;MOD(MOD([.N122]+[.R122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23]-MOD([.A123];7))/7" office:value-type="float" office:value="17" calcext:value-type="float">
            <text:p>17</text:p>
          </table:table-cell>
          <table:table-cell office:value-type="string" calcext:value-type="string">
            <text:p>Merakih</text:p>
          </table:table-cell>
          <table:table-cell office:value-type="float" office:value="1" calcext:value-type="float">
            <text:p>1</text:p>
          </table:table-cell>
          <table:table-cell table:formula="of:=IF(MOD([.N123]+[.R123];2)=1;&quot;Luang&quot;;&quot;-&quot;)" office:value-type="string" office:string-value="-" calcext:value-type="string">
            <text:p>-</text:p>
          </table:table-cell>
          <table:table-cell table:formula="of:=IF(MOD([.N123]+[.R123];2)=1;1;0)" office:value-type="float" office:value="0" calcext:value-type="float">
            <text:p>0</text:p>
          </table:table-cell>
          <table:table-cell table:formula="of:=IF(MOD([.N123]+[.R123];2)=1;&quot;Pepet&quot;;&quot;Menga&quot;)" office:value-type="string" office:string-value="Menga" calcext:value-type="string">
            <text:p>Menga</text:p>
          </table:table-cell>
          <table:table-cell table:formula="of:=IF(MOD([.N123]+[.R123];2)=1;4;5)" office:value-type="float" office:value="5" calcext:value-type="float">
            <text:p>5</text:p>
          </table:table-cell>
          <table:table-cell table:formula="of:=COM.MICROSOFT.IFS(MOD([.A123];3)=0;&quot;Pasah&quot;;MOD([.A123];3)=1;&quot;Beteng&quot;;MOD([.A123];3)=2;&quot;Kajeng&quot;)" office:value-type="string" office:string-value="Beteng" calcext:value-type="string">
            <text:p>Beteng</text:p>
          </table:table-cell>
          <table:table-cell table:formula="of:=COM.MICROSOFT.IFS(MOD([.A123];3)=0;9;MOD([.A123];3)=1;4;MOD([.A123];3)=2;7)" office:value-type="float" office:value="4" calcext:value-type="float">
            <text:p>4</text:p>
          </table:table-cell>
          <table:table-cell table:formula="of:=COM.MICROSOFT.IFS(MOD([.A123]+2;4)=0;&quot;Sri&quot;;MOD([.A123]+2;4)=1;&quot;Laba&quot;;MOD([.A123]+2;4)=2;&quot;Jaya&quot;;MOD([.A123]+2;4)=3;&quot;Menala&quot;)" office:value-type="string" office:string-value="Menala" calcext:value-type="string">
            <text:p>Menala</text:p>
          </table:table-cell>
          <table:table-cell table:formula="of:=COM.MICROSOFT.IFS(MOD([.A123]+2;4)=0;6;MOD([.A123]+2;4)=1;5;MOD([.A123]+2;4)=2;1;MOD([.A123]+2;4)=3;8)" office:value-type="float" office:value="8" calcext:value-type="float">
            <text:p>8</text:p>
          </table:table-cell>
          <table:table-cell table:formula="of:=COM.MICROSOFT.IFS(MOD([.A123];5)=0;&quot;Pahing&quot;;MOD([.A123];5)=1;&quot;Pon&quot;;MOD([.A123];5)=2;&quot;Wage&quot;;MOD([.A123];5)=3;&quot;Kliwon&quot;;MOD([.A123];5)=4;&quot;Umanis&quot;)" office:value-type="string" office:string-value="Pon" calcext:value-type="string">
            <text:p>Pon</text:p>
          </table:table-cell>
          <table:table-cell table:formula="of:=COM.MICROSOFT.IFS(MOD([.A123];5)=0;9;MOD([.A123];5)=1;7;MOD([.A123];5)=2;4;MOD([.A123];5)=3;8;MOD([.A123];5)=4;5)" office:value-type="float" office:value="7" calcext:value-type="float">
            <text:p>7</text:p>
          </table:table-cell>
          <table:table-cell table:formula="of:=COM.MICROSOFT.IFS(MOD([.A123];6)=0;&quot;Tungleh&quot;;MOD([.A123];6)=1;&quot;Aryang&quot;;MOD([.A123];6)=2;&quot;Urukung&quot;;MOD([.A123];6)=3;&quot;Paniron&quot;;MOD([.A123];6)=4;&quot;Was&quot;;MOD([.A123];6)=5;&quot;Maulu&quot;)" office:value-type="string" office:string-value="Aryang" calcext:value-type="string">
            <text:p>Aryang</text:p>
          </table:table-cell>
          <table:table-cell table:formula="of:=COM.MICROSOFT.IFS(MOD([.A123];6)=0;7;MOD([.A123];6)=1;6;MOD([.A123];6)=2;5;MOD([.A123];6)=3;8;MOD([.A123];6)=4;9;MOD([.A123];6)=5;3)" office:value-type="float" office:value="6" calcext:value-type="float">
            <text:p>6</text:p>
          </table:table-cell>
          <table:table-cell table:formula="of:=COM.MICROSOFT.IFS(MOD([.A123];7)=0;&quot;Redite&quot;;MOD([.A123];7)=1;&quot;Soma&quot;;MOD([.A123];7)=2;&quot;Anggara&quot;;MOD([.A123];7)=3;&quot;Budha&quot;;MOD([.A123];7)=4;&quot;Wraspati&quot;;MOD([.A123];7)=5;&quot;Sukra&quot;;MOD([.A123];7);&quot;Saniscara&quot;)" office:value-type="string" office:string-value="Anggara" calcext:value-type="string">
            <text:p>Anggara</text:p>
          </table:table-cell>
          <table:table-cell table:formula="of:=COM.MICROSOFT.IFS(MOD([.A123];7)=0;5;MOD([.A123];7)=1;4;MOD([.A123];7)=2;3;MOD([.A123];7)=3;7;MOD([.A123];7)=4;8;MOD([.A123];7)=5;6;MOD([.A123];7);9)" office:value-type="float" office:value="3" calcext:value-type="float">
            <text:p>3</text:p>
          </table:table-cell>
          <table:table-cell table:formula="of:=COM.MICROSOFT.IFS(MOD([.A123]+6;8)=0;&quot;Sri&quot;;MOD([.A123]+6;8)=1;&quot;Indra&quot;;MOD([.A123]+6;8)=2;&quot;Guru&quot;;MOD([.A123]+6;8)=3;&quot;Yama&quot;;MOD([.A123]+6;8)=4;&quot;Ludra&quot;;MOD([.A123]+6;8)=5;&quot;Brahma&quot;;MOD([.A123]+6;8)=6;&quot;Kala&quot;;MOD([.A123]+6;8)=7;&quot;Uma&quot;)" office:value-type="string" office:string-value="Uma" calcext:value-type="string">
            <text:p>Uma</text:p>
          </table:table-cell>
          <table:table-cell table:formula="of:=COM.MICROSOFT.IFS(MOD([.A123]+6;8)=0;6;MOD([.A123]+6;8)=1;5;MOD([.A123]+6;8)=2;8;MOD([.A123]+6;8)=3;9;MOD([.A123]+6;8)=4;3;MOD([.A123]+6;8)=5;7;MOD([.A123]+6;8)=6;1;MOD([.A123]+6;8)=7;4)" office:value-type="float" office:value="4" calcext:value-type="float">
            <text:p>4</text:p>
          </table:table-cell>
          <table:table-cell table:formula="of:=COM.MICROSOFT.IFS(MOD([.A123]-3;9)=0;&quot;Dangu&quot;;MOD([.A123]-3;9)=1;&quot;Jangur&quot;;MOD([.A123]-3;9)=2;&quot;Gigis&quot;;MOD([.A123]-3;9)=3;&quot;Nohan&quot;;MOD([.A123]-3;9)=4;&quot;Ogan&quot;;MOD([.A123]-3;9)=5;&quot;Erengan&quot;;MOD([.A123]-3;9)=6;&quot;Urungan&quot;;MOD([.A123]-3;9)=7;&quot;Tulus&quot;;MOD([.A123]-3;9)=8;&quot;Dadi&quot;)" office:value-type="string" office:string-value="Jangur" calcext:value-type="string">
            <text:p>Jangur</text:p>
          </table:table-cell>
          <table:table-cell table:formula="of:=COM.MICROSOFT.IFS(MOD([.A123]-3;9)=0;5;MOD([.A123]-3;9)=1;8;MOD([.A123]-3;9)=2;9;MOD([.A123]-3;9)=3;3;MOD([.A123]-3;9)=4;7;MOD([.A123]-3;9)=5;1;MOD([.A123]-3;9)=6;4;MOD([.A123]-3;9)=7;6;MOD([.A123]-3;9)=8;8)" office:value-type="float" office:value="8" calcext:value-type="float">
            <text:p>8</text:p>
          </table:table-cell>
          <table:table-cell table:formula="of:=COM.MICROSOFT.IFS(MOD(MOD([.N123]+[.R123];10);10)=0;&quot;Pandita&quot;;MOD(MOD([.N123]+[.R123];10);10)=1;&quot;Pati&quot;;MOD(MOD([.N123]+[.R123];10);10)=2;&quot;Suka&quot;;MOD(MOD([.N123]+[.R123];10);10)=3;&quot;Duka&quot;;MOD(MOD([.N123]+[.R123];10);10)=4;&quot;Sri&quot;;MOD(MOD([.N123]+[.R123];10);10)=5;&quot;Manuh&quot;;MOD(MOD([.N123]+[.R123];10);10)=6;&quot;Manusa&quot;;MOD(MOD([.N123]+[.R123];10);10)=7;&quot;Raja&quot;;MOD(MOD([.N123]+[.R123];10);10)=8;&quot;Dewa&quot;;MOD(MOD([.N123]+[.R123];10);10)=9;&quot;Raksasa&quot;)" office:value-type="string" office:string-value="Pandita" calcext:value-type="string">
            <text:p>Pandita</text:p>
          </table:table-cell>
          <table:table-cell table:formula="of:=COM.MICROSOFT.IFS(MOD(MOD([.N123]+[.R123];10);10)=0;5;MOD(MOD([.N123]+[.R123];10);10)=1;7;MOD(MOD([.N123]+[.R123];10);10)=2;10;MOD(MOD([.N123]+[.R123];10);10)=3;4;MOD(MOD([.N123]+[.R123];10);10)=4;6;MOD(MOD([.N123]+[.R123];10);10)=5;2;MOD(MOD([.N123]+[.R123];10);10)=6;3;MOD(MOD([.N123]+[.R123];10);10)=7;8;MOD(MOD([.N123]+[.R123];10);10)=8;9;MOD(MOD([.N123]+[.R123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124]-MOD([.A124];7))/7" office:value-type="float" office:value="17" calcext:value-type="float">
            <text:p>17</text:p>
          </table:table-cell>
          <table:table-cell office:value-type="string" calcext:value-type="string">
            <text:p>Merakih</text:p>
          </table:table-cell>
          <table:table-cell office:value-type="float" office:value="1" calcext:value-type="float">
            <text:p>1</text:p>
          </table:table-cell>
          <table:table-cell table:formula="of:=IF(MOD([.N124]+[.R124];2)=1;&quot;Luang&quot;;&quot;-&quot;)" office:value-type="string" office:string-value="Luang" calcext:value-type="string">
            <text:p>Luang</text:p>
          </table:table-cell>
          <table:table-cell table:formula="of:=IF(MOD([.N124]+[.R124];2)=1;1;0)" office:value-type="float" office:value="1" calcext:value-type="float">
            <text:p>1</text:p>
          </table:table-cell>
          <table:table-cell table:formula="of:=IF(MOD([.N124]+[.R124];2)=1;&quot;Pepet&quot;;&quot;Menga&quot;)" office:value-type="string" office:string-value="Pepet" calcext:value-type="string">
            <text:p>Pepet</text:p>
          </table:table-cell>
          <table:table-cell table:formula="of:=IF(MOD([.N124]+[.R124];2)=1;4;5)" office:value-type="float" office:value="4" calcext:value-type="float">
            <text:p>4</text:p>
          </table:table-cell>
          <table:table-cell table:formula="of:=COM.MICROSOFT.IFS(MOD([.A124];3)=0;&quot;Pasah&quot;;MOD([.A124];3)=1;&quot;Beteng&quot;;MOD([.A124];3)=2;&quot;Kajeng&quot;)" office:value-type="string" office:string-value="Kajeng" calcext:value-type="string">
            <text:p>Kajeng</text:p>
          </table:table-cell>
          <table:table-cell table:formula="of:=COM.MICROSOFT.IFS(MOD([.A124];3)=0;9;MOD([.A124];3)=1;4;MOD([.A124];3)=2;7)" office:value-type="float" office:value="7" calcext:value-type="float">
            <text:p>7</text:p>
          </table:table-cell>
          <table:table-cell table:formula="of:=COM.MICROSOFT.IFS(MOD([.A124]+2;4)=0;&quot;Sri&quot;;MOD([.A124]+2;4)=1;&quot;Laba&quot;;MOD([.A124]+2;4)=2;&quot;Jaya&quot;;MOD([.A124]+2;4)=3;&quot;Menala&quot;)" office:value-type="string" office:string-value="Sri" calcext:value-type="string">
            <text:p>Sri</text:p>
          </table:table-cell>
          <table:table-cell table:formula="of:=COM.MICROSOFT.IFS(MOD([.A124]+2;4)=0;6;MOD([.A124]+2;4)=1;5;MOD([.A124]+2;4)=2;1;MOD([.A124]+2;4)=3;8)" office:value-type="float" office:value="6" calcext:value-type="float">
            <text:p>6</text:p>
          </table:table-cell>
          <table:table-cell table:formula="of:=COM.MICROSOFT.IFS(MOD([.A124];5)=0;&quot;Pahing&quot;;MOD([.A124];5)=1;&quot;Pon&quot;;MOD([.A124];5)=2;&quot;Wage&quot;;MOD([.A124];5)=3;&quot;Kliwon&quot;;MOD([.A124];5)=4;&quot;Umanis&quot;)" office:value-type="string" office:string-value="Wage" calcext:value-type="string">
            <text:p>Wage</text:p>
          </table:table-cell>
          <table:table-cell table:formula="of:=COM.MICROSOFT.IFS(MOD([.A124];5)=0;9;MOD([.A124];5)=1;7;MOD([.A124];5)=2;4;MOD([.A124];5)=3;8;MOD([.A124];5)=4;5)" office:value-type="float" office:value="4" calcext:value-type="float">
            <text:p>4</text:p>
          </table:table-cell>
          <table:table-cell table:formula="of:=COM.MICROSOFT.IFS(MOD([.A124];6)=0;&quot;Tungleh&quot;;MOD([.A124];6)=1;&quot;Aryang&quot;;MOD([.A124];6)=2;&quot;Urukung&quot;;MOD([.A124];6)=3;&quot;Paniron&quot;;MOD([.A124];6)=4;&quot;Was&quot;;MOD([.A124];6)=5;&quot;Maulu&quot;)" office:value-type="string" office:string-value="Urukung" calcext:value-type="string">
            <text:p>Urukung</text:p>
          </table:table-cell>
          <table:table-cell table:formula="of:=COM.MICROSOFT.IFS(MOD([.A124];6)=0;7;MOD([.A124];6)=1;6;MOD([.A124];6)=2;5;MOD([.A124];6)=3;8;MOD([.A124];6)=4;9;MOD([.A124];6)=5;3)" office:value-type="float" office:value="5" calcext:value-type="float">
            <text:p>5</text:p>
          </table:table-cell>
          <table:table-cell table:formula="of:=COM.MICROSOFT.IFS(MOD([.A124];7)=0;&quot;Redite&quot;;MOD([.A124];7)=1;&quot;Soma&quot;;MOD([.A124];7)=2;&quot;Anggara&quot;;MOD([.A124];7)=3;&quot;Budha&quot;;MOD([.A124];7)=4;&quot;Wraspati&quot;;MOD([.A124];7)=5;&quot;Sukra&quot;;MOD([.A124];7);&quot;Saniscara&quot;)" office:value-type="string" office:string-value="Budha" calcext:value-type="string">
            <text:p>Budha</text:p>
          </table:table-cell>
          <table:table-cell table:formula="of:=COM.MICROSOFT.IFS(MOD([.A124];7)=0;5;MOD([.A124];7)=1;4;MOD([.A124];7)=2;3;MOD([.A124];7)=3;7;MOD([.A124];7)=4;8;MOD([.A124];7)=5;6;MOD([.A124];7);9)" office:value-type="float" office:value="7" calcext:value-type="float">
            <text:p>7</text:p>
          </table:table-cell>
          <table:table-cell table:formula="of:=COM.MICROSOFT.IFS(MOD([.A124]+6;8)=0;&quot;Sri&quot;;MOD([.A124]+6;8)=1;&quot;Indra&quot;;MOD([.A124]+6;8)=2;&quot;Guru&quot;;MOD([.A124]+6;8)=3;&quot;Yama&quot;;MOD([.A124]+6;8)=4;&quot;Ludra&quot;;MOD([.A124]+6;8)=5;&quot;Brahma&quot;;MOD([.A124]+6;8)=6;&quot;Kala&quot;;MOD([.A124]+6;8)=7;&quot;Uma&quot;)" office:value-type="string" office:string-value="Sri" calcext:value-type="string">
            <text:p>Sri</text:p>
          </table:table-cell>
          <table:table-cell table:formula="of:=COM.MICROSOFT.IFS(MOD([.A124]+6;8)=0;6;MOD([.A124]+6;8)=1;5;MOD([.A124]+6;8)=2;8;MOD([.A124]+6;8)=3;9;MOD([.A124]+6;8)=4;3;MOD([.A124]+6;8)=5;7;MOD([.A124]+6;8)=6;1;MOD([.A124]+6;8)=7;4)" office:value-type="float" office:value="6" calcext:value-type="float">
            <text:p>6</text:p>
          </table:table-cell>
          <table:table-cell table:formula="of:=COM.MICROSOFT.IFS(MOD([.A124]-3;9)=0;&quot;Dangu&quot;;MOD([.A124]-3;9)=1;&quot;Jangur&quot;;MOD([.A124]-3;9)=2;&quot;Gigis&quot;;MOD([.A124]-3;9)=3;&quot;Nohan&quot;;MOD([.A124]-3;9)=4;&quot;Ogan&quot;;MOD([.A124]-3;9)=5;&quot;Erengan&quot;;MOD([.A124]-3;9)=6;&quot;Urungan&quot;;MOD([.A124]-3;9)=7;&quot;Tulus&quot;;MOD([.A124]-3;9)=8;&quot;Dadi&quot;)" office:value-type="string" office:string-value="Gigis" calcext:value-type="string">
            <text:p>Gigis</text:p>
          </table:table-cell>
          <table:table-cell table:formula="of:=COM.MICROSOFT.IFS(MOD([.A124]-3;9)=0;5;MOD([.A124]-3;9)=1;8;MOD([.A124]-3;9)=2;9;MOD([.A124]-3;9)=3;3;MOD([.A124]-3;9)=4;7;MOD([.A124]-3;9)=5;1;MOD([.A124]-3;9)=6;4;MOD([.A124]-3;9)=7;6;MOD([.A124]-3;9)=8;8)" office:value-type="float" office:value="9" calcext:value-type="float">
            <text:p>9</text:p>
          </table:table-cell>
          <table:table-cell table:formula="of:=COM.MICROSOFT.IFS(MOD(MOD([.N124]+[.R124];10);10)=0;&quot;Pandita&quot;;MOD(MOD([.N124]+[.R124];10);10)=1;&quot;Pati&quot;;MOD(MOD([.N124]+[.R124];10);10)=2;&quot;Suka&quot;;MOD(MOD([.N124]+[.R124];10);10)=3;&quot;Duka&quot;;MOD(MOD([.N124]+[.R124];10);10)=4;&quot;Sri&quot;;MOD(MOD([.N124]+[.R124];10);10)=5;&quot;Manuh&quot;;MOD(MOD([.N124]+[.R124];10);10)=6;&quot;Manusa&quot;;MOD(MOD([.N124]+[.R124];10);10)=7;&quot;Raja&quot;;MOD(MOD([.N124]+[.R124];10);10)=8;&quot;Dewa&quot;;MOD(MOD([.N124]+[.R124];10);10)=9;&quot;Raksasa&quot;)" office:value-type="string" office:string-value="Pati" calcext:value-type="string">
            <text:p>Pati</text:p>
          </table:table-cell>
          <table:table-cell table:formula="of:=COM.MICROSOFT.IFS(MOD(MOD([.N124]+[.R124];10);10)=0;5;MOD(MOD([.N124]+[.R124];10);10)=1;7;MOD(MOD([.N124]+[.R124];10);10)=2;10;MOD(MOD([.N124]+[.R124];10);10)=3;4;MOD(MOD([.N124]+[.R124];10);10)=4;6;MOD(MOD([.N124]+[.R124];10);10)=5;2;MOD(MOD([.N124]+[.R124];10);10)=6;3;MOD(MOD([.N124]+[.R124];10);10)=7;8;MOD(MOD([.N124]+[.R124];10);10)=8;9;MOD(MOD([.N124]+[.R124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A125]-MOD([.A125];7))/7" office:value-type="float" office:value="17" calcext:value-type="float">
            <text:p>17</text:p>
          </table:table-cell>
          <table:table-cell office:value-type="string" calcext:value-type="string">
            <text:p>Merakih</text:p>
          </table:table-cell>
          <table:table-cell office:value-type="float" office:value="1" calcext:value-type="float">
            <text:p>1</text:p>
          </table:table-cell>
          <table:table-cell table:formula="of:=IF(MOD([.N125]+[.R125];2)=1;&quot;Luang&quot;;&quot;-&quot;)" office:value-type="string" office:string-value="-" calcext:value-type="string">
            <text:p>-</text:p>
          </table:table-cell>
          <table:table-cell table:formula="of:=IF(MOD([.N125]+[.R125];2)=1;1;0)" office:value-type="float" office:value="0" calcext:value-type="float">
            <text:p>0</text:p>
          </table:table-cell>
          <table:table-cell table:formula="of:=IF(MOD([.N125]+[.R125];2)=1;&quot;Pepet&quot;;&quot;Menga&quot;)" office:value-type="string" office:string-value="Menga" calcext:value-type="string">
            <text:p>Menga</text:p>
          </table:table-cell>
          <table:table-cell table:formula="of:=IF(MOD([.N125]+[.R125];2)=1;4;5)" office:value-type="float" office:value="5" calcext:value-type="float">
            <text:p>5</text:p>
          </table:table-cell>
          <table:table-cell table:formula="of:=COM.MICROSOFT.IFS(MOD([.A125];3)=0;&quot;Pasah&quot;;MOD([.A125];3)=1;&quot;Beteng&quot;;MOD([.A125];3)=2;&quot;Kajeng&quot;)" office:value-type="string" office:string-value="Pasah" calcext:value-type="string">
            <text:p>Pasah</text:p>
          </table:table-cell>
          <table:table-cell table:formula="of:=COM.MICROSOFT.IFS(MOD([.A125];3)=0;9;MOD([.A125];3)=1;4;MOD([.A125];3)=2;7)" office:value-type="float" office:value="9" calcext:value-type="float">
            <text:p>9</text:p>
          </table:table-cell>
          <table:table-cell table:formula="of:=COM.MICROSOFT.IFS(MOD([.A125]+2;4)=0;&quot;Sri&quot;;MOD([.A125]+2;4)=1;&quot;Laba&quot;;MOD([.A125]+2;4)=2;&quot;Jaya&quot;;MOD([.A125]+2;4)=3;&quot;Menala&quot;)" office:value-type="string" office:string-value="Laba" calcext:value-type="string">
            <text:p>Laba</text:p>
          </table:table-cell>
          <table:table-cell table:formula="of:=COM.MICROSOFT.IFS(MOD([.A125]+2;4)=0;6;MOD([.A125]+2;4)=1;5;MOD([.A125]+2;4)=2;1;MOD([.A125]+2;4)=3;8)" office:value-type="float" office:value="5" calcext:value-type="float">
            <text:p>5</text:p>
          </table:table-cell>
          <table:table-cell table:formula="of:=COM.MICROSOFT.IFS(MOD([.A125];5)=0;&quot;Pahing&quot;;MOD([.A125];5)=1;&quot;Pon&quot;;MOD([.A125];5)=2;&quot;Wage&quot;;MOD([.A125];5)=3;&quot;Kliwon&quot;;MOD([.A125];5)=4;&quot;Umanis&quot;)" office:value-type="string" office:string-value="Kliwon" calcext:value-type="string">
            <text:p>Kliwon</text:p>
          </table:table-cell>
          <table:table-cell table:formula="of:=COM.MICROSOFT.IFS(MOD([.A125];5)=0;9;MOD([.A125];5)=1;7;MOD([.A125];5)=2;4;MOD([.A125];5)=3;8;MOD([.A125];5)=4;5)" office:value-type="float" office:value="8" calcext:value-type="float">
            <text:p>8</text:p>
          </table:table-cell>
          <table:table-cell table:formula="of:=COM.MICROSOFT.IFS(MOD([.A125];6)=0;&quot;Tungleh&quot;;MOD([.A125];6)=1;&quot;Aryang&quot;;MOD([.A125];6)=2;&quot;Urukung&quot;;MOD([.A125];6)=3;&quot;Paniron&quot;;MOD([.A125];6)=4;&quot;Was&quot;;MOD([.A125];6)=5;&quot;Maulu&quot;)" office:value-type="string" office:string-value="Paniron" calcext:value-type="string">
            <text:p>Paniron</text:p>
          </table:table-cell>
          <table:table-cell table:formula="of:=COM.MICROSOFT.IFS(MOD([.A125];6)=0;7;MOD([.A125];6)=1;6;MOD([.A125];6)=2;5;MOD([.A125];6)=3;8;MOD([.A125];6)=4;9;MOD([.A125];6)=5;3)" office:value-type="float" office:value="8" calcext:value-type="float">
            <text:p>8</text:p>
          </table:table-cell>
          <table:table-cell table:formula="of:=COM.MICROSOFT.IFS(MOD([.A125];7)=0;&quot;Redite&quot;;MOD([.A125];7)=1;&quot;Soma&quot;;MOD([.A125];7)=2;&quot;Anggara&quot;;MOD([.A125];7)=3;&quot;Budha&quot;;MOD([.A125];7)=4;&quot;Wraspati&quot;;MOD([.A125];7)=5;&quot;Sukra&quot;;MOD([.A125];7);&quot;Saniscara&quot;)" office:value-type="string" office:string-value="Wraspati" calcext:value-type="string">
            <text:p>Wraspati</text:p>
          </table:table-cell>
          <table:table-cell table:formula="of:=COM.MICROSOFT.IFS(MOD([.A125];7)=0;5;MOD([.A125];7)=1;4;MOD([.A125];7)=2;3;MOD([.A125];7)=3;7;MOD([.A125];7)=4;8;MOD([.A125];7)=5;6;MOD([.A125];7);9)" office:value-type="float" office:value="8" calcext:value-type="float">
            <text:p>8</text:p>
          </table:table-cell>
          <table:table-cell table:formula="of:=COM.MICROSOFT.IFS(MOD([.A125]+6;8)=0;&quot;Sri&quot;;MOD([.A125]+6;8)=1;&quot;Indra&quot;;MOD([.A125]+6;8)=2;&quot;Guru&quot;;MOD([.A125]+6;8)=3;&quot;Yama&quot;;MOD([.A125]+6;8)=4;&quot;Ludra&quot;;MOD([.A125]+6;8)=5;&quot;Brahma&quot;;MOD([.A125]+6;8)=6;&quot;Kala&quot;;MOD([.A125]+6;8)=7;&quot;Uma&quot;)" office:value-type="string" office:string-value="Indra" calcext:value-type="string">
            <text:p>Indra</text:p>
          </table:table-cell>
          <table:table-cell table:formula="of:=COM.MICROSOFT.IFS(MOD([.A125]+6;8)=0;6;MOD([.A125]+6;8)=1;5;MOD([.A125]+6;8)=2;8;MOD([.A125]+6;8)=3;9;MOD([.A125]+6;8)=4;3;MOD([.A125]+6;8)=5;7;MOD([.A125]+6;8)=6;1;MOD([.A125]+6;8)=7;4)" office:value-type="float" office:value="5" calcext:value-type="float">
            <text:p>5</text:p>
          </table:table-cell>
          <table:table-cell table:formula="of:=COM.MICROSOFT.IFS(MOD([.A125]-3;9)=0;&quot;Dangu&quot;;MOD([.A125]-3;9)=1;&quot;Jangur&quot;;MOD([.A125]-3;9)=2;&quot;Gigis&quot;;MOD([.A125]-3;9)=3;&quot;Nohan&quot;;MOD([.A125]-3;9)=4;&quot;Ogan&quot;;MOD([.A125]-3;9)=5;&quot;Erengan&quot;;MOD([.A125]-3;9)=6;&quot;Urungan&quot;;MOD([.A125]-3;9)=7;&quot;Tulus&quot;;MOD([.A125]-3;9)=8;&quot;Dadi&quot;)" office:value-type="string" office:string-value="Nohan" calcext:value-type="string">
            <text:p>Nohan</text:p>
          </table:table-cell>
          <table:table-cell table:formula="of:=COM.MICROSOFT.IFS(MOD([.A125]-3;9)=0;5;MOD([.A125]-3;9)=1;8;MOD([.A125]-3;9)=2;9;MOD([.A125]-3;9)=3;3;MOD([.A125]-3;9)=4;7;MOD([.A125]-3;9)=5;1;MOD([.A125]-3;9)=6;4;MOD([.A125]-3;9)=7;6;MOD([.A125]-3;9)=8;8)" office:value-type="float" office:value="3" calcext:value-type="float">
            <text:p>3</text:p>
          </table:table-cell>
          <table:table-cell table:formula="of:=COM.MICROSOFT.IFS(MOD(MOD([.N125]+[.R125];10);10)=0;&quot;Pandita&quot;;MOD(MOD([.N125]+[.R125];10);10)=1;&quot;Pati&quot;;MOD(MOD([.N125]+[.R125];10);10)=2;&quot;Suka&quot;;MOD(MOD([.N125]+[.R125];10);10)=3;&quot;Duka&quot;;MOD(MOD([.N125]+[.R125];10);10)=4;&quot;Sri&quot;;MOD(MOD([.N125]+[.R125];10);10)=5;&quot;Manuh&quot;;MOD(MOD([.N125]+[.R125];10);10)=6;&quot;Manusa&quot;;MOD(MOD([.N125]+[.R125];10);10)=7;&quot;Raja&quot;;MOD(MOD([.N125]+[.R125];10);10)=8;&quot;Dewa&quot;;MOD(MOD([.N125]+[.R125];10);10)=9;&quot;Raksasa&quot;)" office:value-type="string" office:string-value="Manusa" calcext:value-type="string">
            <text:p>Manusa</text:p>
          </table:table-cell>
          <table:table-cell table:formula="of:=COM.MICROSOFT.IFS(MOD(MOD([.N125]+[.R125];10);10)=0;5;MOD(MOD([.N125]+[.R125];10);10)=1;7;MOD(MOD([.N125]+[.R125];10);10)=2;10;MOD(MOD([.N125]+[.R125];10);10)=3;4;MOD(MOD([.N125]+[.R125];10);10)=4;6;MOD(MOD([.N125]+[.R125];10);10)=5;2;MOD(MOD([.N125]+[.R125];10);10)=6;3;MOD(MOD([.N125]+[.R125];10);10)=7;8;MOD(MOD([.N125]+[.R125];10);10)=8;9;MOD(MOD([.N125]+[.R125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A126]-MOD([.A126];7))/7" office:value-type="float" office:value="17" calcext:value-type="float">
            <text:p>17</text:p>
          </table:table-cell>
          <table:table-cell office:value-type="string" calcext:value-type="string">
            <text:p>Merakih</text:p>
          </table:table-cell>
          <table:table-cell office:value-type="float" office:value="1" calcext:value-type="float">
            <text:p>1</text:p>
          </table:table-cell>
          <table:table-cell table:formula="of:=IF(MOD([.N126]+[.R126];2)=1;&quot;Luang&quot;;&quot;-&quot;)" office:value-type="string" office:string-value="Luang" calcext:value-type="string">
            <text:p>Luang</text:p>
          </table:table-cell>
          <table:table-cell table:formula="of:=IF(MOD([.N126]+[.R126];2)=1;1;0)" office:value-type="float" office:value="1" calcext:value-type="float">
            <text:p>1</text:p>
          </table:table-cell>
          <table:table-cell table:formula="of:=IF(MOD([.N126]+[.R126];2)=1;&quot;Pepet&quot;;&quot;Menga&quot;)" office:value-type="string" office:string-value="Pepet" calcext:value-type="string">
            <text:p>Pepet</text:p>
          </table:table-cell>
          <table:table-cell table:formula="of:=IF(MOD([.N126]+[.R126];2)=1;4;5)" office:value-type="float" office:value="4" calcext:value-type="float">
            <text:p>4</text:p>
          </table:table-cell>
          <table:table-cell table:formula="of:=COM.MICROSOFT.IFS(MOD([.A126];3)=0;&quot;Pasah&quot;;MOD([.A126];3)=1;&quot;Beteng&quot;;MOD([.A126];3)=2;&quot;Kajeng&quot;)" office:value-type="string" office:string-value="Beteng" calcext:value-type="string">
            <text:p>Beteng</text:p>
          </table:table-cell>
          <table:table-cell table:formula="of:=COM.MICROSOFT.IFS(MOD([.A126];3)=0;9;MOD([.A126];3)=1;4;MOD([.A126];3)=2;7)" office:value-type="float" office:value="4" calcext:value-type="float">
            <text:p>4</text:p>
          </table:table-cell>
          <table:table-cell table:formula="of:=COM.MICROSOFT.IFS(MOD([.A126]+2;4)=0;&quot;Sri&quot;;MOD([.A126]+2;4)=1;&quot;Laba&quot;;MOD([.A126]+2;4)=2;&quot;Jaya&quot;;MOD([.A126]+2;4)=3;&quot;Menala&quot;)" office:value-type="string" office:string-value="Jaya" calcext:value-type="string">
            <text:p>Jaya</text:p>
          </table:table-cell>
          <table:table-cell table:formula="of:=COM.MICROSOFT.IFS(MOD([.A126]+2;4)=0;6;MOD([.A126]+2;4)=1;5;MOD([.A126]+2;4)=2;1;MOD([.A126]+2;4)=3;8)" office:value-type="float" office:value="1" calcext:value-type="float">
            <text:p>1</text:p>
          </table:table-cell>
          <table:table-cell table:formula="of:=COM.MICROSOFT.IFS(MOD([.A126];5)=0;&quot;Pahing&quot;;MOD([.A126];5)=1;&quot;Pon&quot;;MOD([.A126];5)=2;&quot;Wage&quot;;MOD([.A126];5)=3;&quot;Kliwon&quot;;MOD([.A126];5)=4;&quot;Umanis&quot;)" office:value-type="string" office:string-value="Umanis" calcext:value-type="string">
            <text:p>Umanis</text:p>
          </table:table-cell>
          <table:table-cell table:formula="of:=COM.MICROSOFT.IFS(MOD([.A126];5)=0;9;MOD([.A126];5)=1;7;MOD([.A126];5)=2;4;MOD([.A126];5)=3;8;MOD([.A126];5)=4;5)" office:value-type="float" office:value="5" calcext:value-type="float">
            <text:p>5</text:p>
          </table:table-cell>
          <table:table-cell table:formula="of:=COM.MICROSOFT.IFS(MOD([.A126];6)=0;&quot;Tungleh&quot;;MOD([.A126];6)=1;&quot;Aryang&quot;;MOD([.A126];6)=2;&quot;Urukung&quot;;MOD([.A126];6)=3;&quot;Paniron&quot;;MOD([.A126];6)=4;&quot;Was&quot;;MOD([.A126];6)=5;&quot;Maulu&quot;)" office:value-type="string" office:string-value="Was" calcext:value-type="string">
            <text:p>Was</text:p>
          </table:table-cell>
          <table:table-cell table:formula="of:=COM.MICROSOFT.IFS(MOD([.A126];6)=0;7;MOD([.A126];6)=1;6;MOD([.A126];6)=2;5;MOD([.A126];6)=3;8;MOD([.A126];6)=4;9;MOD([.A126];6)=5;3)" office:value-type="float" office:value="9" calcext:value-type="float">
            <text:p>9</text:p>
          </table:table-cell>
          <table:table-cell table:formula="of:=COM.MICROSOFT.IFS(MOD([.A126];7)=0;&quot;Redite&quot;;MOD([.A126];7)=1;&quot;Soma&quot;;MOD([.A126];7)=2;&quot;Anggara&quot;;MOD([.A126];7)=3;&quot;Budha&quot;;MOD([.A126];7)=4;&quot;Wraspati&quot;;MOD([.A126];7)=5;&quot;Sukra&quot;;MOD([.A126];7);&quot;Saniscara&quot;)" office:value-type="string" office:string-value="Sukra" calcext:value-type="string">
            <text:p>Sukra</text:p>
          </table:table-cell>
          <table:table-cell table:formula="of:=COM.MICROSOFT.IFS(MOD([.A126];7)=0;5;MOD([.A126];7)=1;4;MOD([.A126];7)=2;3;MOD([.A126];7)=3;7;MOD([.A126];7)=4;8;MOD([.A126];7)=5;6;MOD([.A126];7);9)" office:value-type="float" office:value="6" calcext:value-type="float">
            <text:p>6</text:p>
          </table:table-cell>
          <table:table-cell table:formula="of:=COM.MICROSOFT.IFS(MOD([.A126]+6;8)=0;&quot;Sri&quot;;MOD([.A126]+6;8)=1;&quot;Indra&quot;;MOD([.A126]+6;8)=2;&quot;Guru&quot;;MOD([.A126]+6;8)=3;&quot;Yama&quot;;MOD([.A126]+6;8)=4;&quot;Ludra&quot;;MOD([.A126]+6;8)=5;&quot;Brahma&quot;;MOD([.A126]+6;8)=6;&quot;Kala&quot;;MOD([.A126]+6;8)=7;&quot;Uma&quot;)" office:value-type="string" office:string-value="Guru" calcext:value-type="string">
            <text:p>Guru</text:p>
          </table:table-cell>
          <table:table-cell table:formula="of:=COM.MICROSOFT.IFS(MOD([.A126]+6;8)=0;6;MOD([.A126]+6;8)=1;5;MOD([.A126]+6;8)=2;8;MOD([.A126]+6;8)=3;9;MOD([.A126]+6;8)=4;3;MOD([.A126]+6;8)=5;7;MOD([.A126]+6;8)=6;1;MOD([.A126]+6;8)=7;4)" office:value-type="float" office:value="8" calcext:value-type="float">
            <text:p>8</text:p>
          </table:table-cell>
          <table:table-cell table:formula="of:=COM.MICROSOFT.IFS(MOD([.A126]-3;9)=0;&quot;Dangu&quot;;MOD([.A126]-3;9)=1;&quot;Jangur&quot;;MOD([.A126]-3;9)=2;&quot;Gigis&quot;;MOD([.A126]-3;9)=3;&quot;Nohan&quot;;MOD([.A126]-3;9)=4;&quot;Ogan&quot;;MOD([.A126]-3;9)=5;&quot;Erengan&quot;;MOD([.A126]-3;9)=6;&quot;Urungan&quot;;MOD([.A126]-3;9)=7;&quot;Tulus&quot;;MOD([.A126]-3;9)=8;&quot;Dadi&quot;)" office:value-type="string" office:string-value="Ogan" calcext:value-type="string">
            <text:p>Ogan</text:p>
          </table:table-cell>
          <table:table-cell table:formula="of:=COM.MICROSOFT.IFS(MOD([.A126]-3;9)=0;5;MOD([.A126]-3;9)=1;8;MOD([.A126]-3;9)=2;9;MOD([.A126]-3;9)=3;3;MOD([.A126]-3;9)=4;7;MOD([.A126]-3;9)=5;1;MOD([.A126]-3;9)=6;4;MOD([.A126]-3;9)=7;6;MOD([.A126]-3;9)=8;8)" office:value-type="float" office:value="7" calcext:value-type="float">
            <text:p>7</text:p>
          </table:table-cell>
          <table:table-cell table:formula="of:=COM.MICROSOFT.IFS(MOD(MOD([.N126]+[.R126];10);10)=0;&quot;Pandita&quot;;MOD(MOD([.N126]+[.R126];10);10)=1;&quot;Pati&quot;;MOD(MOD([.N126]+[.R126];10);10)=2;&quot;Suka&quot;;MOD(MOD([.N126]+[.R126];10);10)=3;&quot;Duka&quot;;MOD(MOD([.N126]+[.R126];10);10)=4;&quot;Sri&quot;;MOD(MOD([.N126]+[.R126];10);10)=5;&quot;Manuh&quot;;MOD(MOD([.N126]+[.R126];10);10)=6;&quot;Manusa&quot;;MOD(MOD([.N126]+[.R126];10);10)=7;&quot;Raja&quot;;MOD(MOD([.N126]+[.R126];10);10)=8;&quot;Dewa&quot;;MOD(MOD([.N126]+[.R126];10);10)=9;&quot;Raksasa&quot;)" office:value-type="string" office:string-value="Pati" calcext:value-type="string">
            <text:p>Pati</text:p>
          </table:table-cell>
          <table:table-cell table:formula="of:=COM.MICROSOFT.IFS(MOD(MOD([.N126]+[.R126];10);10)=0;5;MOD(MOD([.N126]+[.R126];10);10)=1;7;MOD(MOD([.N126]+[.R126];10);10)=2;10;MOD(MOD([.N126]+[.R126];10);10)=3;4;MOD(MOD([.N126]+[.R126];10);10)=4;6;MOD(MOD([.N126]+[.R126];10);10)=5;2;MOD(MOD([.N126]+[.R126];10);10)=6;3;MOD(MOD([.N126]+[.R126];10);10)=7;8;MOD(MOD([.N126]+[.R126];10);10)=8;9;MOD(MOD([.N126]+[.R126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27]-MOD([.A127];7))/7" office:value-type="float" office:value="17" calcext:value-type="float">
            <text:p>17</text:p>
          </table:table-cell>
          <table:table-cell office:value-type="string" calcext:value-type="string">
            <text:p>Merakih</text:p>
          </table:table-cell>
          <table:table-cell office:value-type="float" office:value="1" calcext:value-type="float">
            <text:p>1</text:p>
          </table:table-cell>
          <table:table-cell table:formula="of:=IF(MOD([.N127]+[.R127];2)=1;&quot;Luang&quot;;&quot;-&quot;)" office:value-type="string" office:string-value="-" calcext:value-type="string">
            <text:p>-</text:p>
          </table:table-cell>
          <table:table-cell table:formula="of:=IF(MOD([.N127]+[.R127];2)=1;1;0)" office:value-type="float" office:value="0" calcext:value-type="float">
            <text:p>0</text:p>
          </table:table-cell>
          <table:table-cell table:formula="of:=IF(MOD([.N127]+[.R127];2)=1;&quot;Pepet&quot;;&quot;Menga&quot;)" office:value-type="string" office:string-value="Menga" calcext:value-type="string">
            <text:p>Menga</text:p>
          </table:table-cell>
          <table:table-cell table:formula="of:=IF(MOD([.N127]+[.R127];2)=1;4;5)" office:value-type="float" office:value="5" calcext:value-type="float">
            <text:p>5</text:p>
          </table:table-cell>
          <table:table-cell table:formula="of:=COM.MICROSOFT.IFS(MOD([.A127];3)=0;&quot;Pasah&quot;;MOD([.A127];3)=1;&quot;Beteng&quot;;MOD([.A127];3)=2;&quot;Kajeng&quot;)" office:value-type="string" office:string-value="Kajeng" calcext:value-type="string">
            <text:p>Kajeng</text:p>
          </table:table-cell>
          <table:table-cell table:formula="of:=COM.MICROSOFT.IFS(MOD([.A127];3)=0;9;MOD([.A127];3)=1;4;MOD([.A127];3)=2;7)" office:value-type="float" office:value="7" calcext:value-type="float">
            <text:p>7</text:p>
          </table:table-cell>
          <table:table-cell table:formula="of:=COM.MICROSOFT.IFS(MOD([.A127]+2;4)=0;&quot;Sri&quot;;MOD([.A127]+2;4)=1;&quot;Laba&quot;;MOD([.A127]+2;4)=2;&quot;Jaya&quot;;MOD([.A127]+2;4)=3;&quot;Menala&quot;)" office:value-type="string" office:string-value="Menala" calcext:value-type="string">
            <text:p>Menala</text:p>
          </table:table-cell>
          <table:table-cell table:formula="of:=COM.MICROSOFT.IFS(MOD([.A127]+2;4)=0;6;MOD([.A127]+2;4)=1;5;MOD([.A127]+2;4)=2;1;MOD([.A127]+2;4)=3;8)" office:value-type="float" office:value="8" calcext:value-type="float">
            <text:p>8</text:p>
          </table:table-cell>
          <table:table-cell table:formula="of:=COM.MICROSOFT.IFS(MOD([.A127];5)=0;&quot;Pahing&quot;;MOD([.A127];5)=1;&quot;Pon&quot;;MOD([.A127];5)=2;&quot;Wage&quot;;MOD([.A127];5)=3;&quot;Kliwon&quot;;MOD([.A127];5)=4;&quot;Umanis&quot;)" office:value-type="string" office:string-value="Pahing" calcext:value-type="string">
            <text:p>Pahing</text:p>
          </table:table-cell>
          <table:table-cell table:formula="of:=COM.MICROSOFT.IFS(MOD([.A127];5)=0;9;MOD([.A127];5)=1;7;MOD([.A127];5)=2;4;MOD([.A127];5)=3;8;MOD([.A127];5)=4;5)" office:value-type="float" office:value="9" calcext:value-type="float">
            <text:p>9</text:p>
          </table:table-cell>
          <table:table-cell table:formula="of:=COM.MICROSOFT.IFS(MOD([.A127];6)=0;&quot;Tungleh&quot;;MOD([.A127];6)=1;&quot;Aryang&quot;;MOD([.A127];6)=2;&quot;Urukung&quot;;MOD([.A127];6)=3;&quot;Paniron&quot;;MOD([.A127];6)=4;&quot;Was&quot;;MOD([.A127];6)=5;&quot;Maulu&quot;)" office:value-type="string" office:string-value="Maulu" calcext:value-type="string">
            <text:p>Maulu</text:p>
          </table:table-cell>
          <table:table-cell table:formula="of:=COM.MICROSOFT.IFS(MOD([.A127];6)=0;7;MOD([.A127];6)=1;6;MOD([.A127];6)=2;5;MOD([.A127];6)=3;8;MOD([.A127];6)=4;9;MOD([.A127];6)=5;3)" office:value-type="float" office:value="3" calcext:value-type="float">
            <text:p>3</text:p>
          </table:table-cell>
          <table:table-cell table:formula="of:=COM.MICROSOFT.IFS(MOD([.A127];7)=0;&quot;Redite&quot;;MOD([.A127];7)=1;&quot;Soma&quot;;MOD([.A127];7)=2;&quot;Anggara&quot;;MOD([.A127];7)=3;&quot;Budha&quot;;MOD([.A127];7)=4;&quot;Wraspati&quot;;MOD([.A127];7)=5;&quot;Sukra&quot;;MOD([.A127];7);&quot;Saniscara&quot;)" office:value-type="string" office:string-value="Saniscara" calcext:value-type="string">
            <text:p>Saniscara</text:p>
          </table:table-cell>
          <table:table-cell table:formula="of:=COM.MICROSOFT.IFS(MOD([.A127];7)=0;5;MOD([.A127];7)=1;4;MOD([.A127];7)=2;3;MOD([.A127];7)=3;7;MOD([.A127];7)=4;8;MOD([.A127];7)=5;6;MOD([.A127];7);9)" office:value-type="float" office:value="9" calcext:value-type="float">
            <text:p>9</text:p>
          </table:table-cell>
          <table:table-cell table:formula="of:=COM.MICROSOFT.IFS(MOD([.A127]+6;8)=0;&quot;Sri&quot;;MOD([.A127]+6;8)=1;&quot;Indra&quot;;MOD([.A127]+6;8)=2;&quot;Guru&quot;;MOD([.A127]+6;8)=3;&quot;Yama&quot;;MOD([.A127]+6;8)=4;&quot;Ludra&quot;;MOD([.A127]+6;8)=5;&quot;Brahma&quot;;MOD([.A127]+6;8)=6;&quot;Kala&quot;;MOD([.A127]+6;8)=7;&quot;Uma&quot;)" office:value-type="string" office:string-value="Yama" calcext:value-type="string">
            <text:p>Yama</text:p>
          </table:table-cell>
          <table:table-cell table:formula="of:=COM.MICROSOFT.IFS(MOD([.A127]+6;8)=0;6;MOD([.A127]+6;8)=1;5;MOD([.A127]+6;8)=2;8;MOD([.A127]+6;8)=3;9;MOD([.A127]+6;8)=4;3;MOD([.A127]+6;8)=5;7;MOD([.A127]+6;8)=6;1;MOD([.A127]+6;8)=7;4)" office:value-type="float" office:value="9" calcext:value-type="float">
            <text:p>9</text:p>
          </table:table-cell>
          <table:table-cell table:formula="of:=COM.MICROSOFT.IFS(MOD([.A127]-3;9)=0;&quot;Dangu&quot;;MOD([.A127]-3;9)=1;&quot;Jangur&quot;;MOD([.A127]-3;9)=2;&quot;Gigis&quot;;MOD([.A127]-3;9)=3;&quot;Nohan&quot;;MOD([.A127]-3;9)=4;&quot;Ogan&quot;;MOD([.A127]-3;9)=5;&quot;Erengan&quot;;MOD([.A127]-3;9)=6;&quot;Urungan&quot;;MOD([.A127]-3;9)=7;&quot;Tulus&quot;;MOD([.A127]-3;9)=8;&quot;Dadi&quot;)" office:value-type="string" office:string-value="Erengan" calcext:value-type="string">
            <text:p>Erengan</text:p>
          </table:table-cell>
          <table:table-cell table:formula="of:=COM.MICROSOFT.IFS(MOD([.A127]-3;9)=0;5;MOD([.A127]-3;9)=1;8;MOD([.A127]-3;9)=2;9;MOD([.A127]-3;9)=3;3;MOD([.A127]-3;9)=4;7;MOD([.A127]-3;9)=5;1;MOD([.A127]-3;9)=6;4;MOD([.A127]-3;9)=7;6;MOD([.A127]-3;9)=8;8)" office:value-type="float" office:value="1" calcext:value-type="float">
            <text:p>1</text:p>
          </table:table-cell>
          <table:table-cell table:formula="of:=COM.MICROSOFT.IFS(MOD(MOD([.N127]+[.R127];10);10)=0;&quot;Pandita&quot;;MOD(MOD([.N127]+[.R127];10);10)=1;&quot;Pati&quot;;MOD(MOD([.N127]+[.R127];10);10)=2;&quot;Suka&quot;;MOD(MOD([.N127]+[.R127];10);10)=3;&quot;Duka&quot;;MOD(MOD([.N127]+[.R127];10);10)=4;&quot;Sri&quot;;MOD(MOD([.N127]+[.R127];10);10)=5;&quot;Manuh&quot;;MOD(MOD([.N127]+[.R127];10);10)=6;&quot;Manusa&quot;;MOD(MOD([.N127]+[.R127];10);10)=7;&quot;Raja&quot;;MOD(MOD([.N127]+[.R127];10);10)=8;&quot;Dewa&quot;;MOD(MOD([.N127]+[.R127];10);10)=9;&quot;Raksasa&quot;)" office:value-type="string" office:string-value="Dewa" calcext:value-type="string">
            <text:p>Dewa</text:p>
          </table:table-cell>
          <table:table-cell table:formula="of:=COM.MICROSOFT.IFS(MOD(MOD([.N127]+[.R127];10);10)=0;5;MOD(MOD([.N127]+[.R127];10);10)=1;7;MOD(MOD([.N127]+[.R127];10);10)=2;10;MOD(MOD([.N127]+[.R127];10);10)=3;4;MOD(MOD([.N127]+[.R127];10);10)=4;6;MOD(MOD([.N127]+[.R127];10);10)=5;2;MOD(MOD([.N127]+[.R127];10);10)=6;3;MOD(MOD([.N127]+[.R127];10);10)=7;8;MOD(MOD([.N127]+[.R127];10);10)=8;9;MOD(MOD([.N127]+[.R127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128]-MOD([.A128];7))/7" office:value-type="float" office:value="18" calcext:value-type="float">
            <text:p>18</text:p>
          </table:table-cell>
          <table:table-cell office:value-type="string" calcext:value-type="string">
            <text:p>Tambir</text:p>
          </table:table-cell>
          <table:table-cell office:value-type="float" office:value="4" calcext:value-type="float">
            <text:p>4</text:p>
          </table:table-cell>
          <table:table-cell table:formula="of:=IF(MOD([.N128]+[.R128];2)=1;&quot;Luang&quot;;&quot;-&quot;)" office:value-type="string" office:string-value="-" calcext:value-type="string">
            <text:p>-</text:p>
          </table:table-cell>
          <table:table-cell table:formula="of:=IF(MOD([.N128]+[.R128];2)=1;1;0)" office:value-type="float" office:value="0" calcext:value-type="float">
            <text:p>0</text:p>
          </table:table-cell>
          <table:table-cell table:formula="of:=IF(MOD([.N128]+[.R128];2)=1;&quot;Pepet&quot;;&quot;Menga&quot;)" office:value-type="string" office:string-value="Menga" calcext:value-type="string">
            <text:p>Menga</text:p>
          </table:table-cell>
          <table:table-cell table:formula="of:=IF(MOD([.N128]+[.R128];2)=1;4;5)" office:value-type="float" office:value="5" calcext:value-type="float">
            <text:p>5</text:p>
          </table:table-cell>
          <table:table-cell table:formula="of:=COM.MICROSOFT.IFS(MOD([.A128];3)=0;&quot;Pasah&quot;;MOD([.A128];3)=1;&quot;Beteng&quot;;MOD([.A128];3)=2;&quot;Kajeng&quot;)" office:value-type="string" office:string-value="Pasah" calcext:value-type="string">
            <text:p>Pasah</text:p>
          </table:table-cell>
          <table:table-cell table:formula="of:=COM.MICROSOFT.IFS(MOD([.A128];3)=0;9;MOD([.A128];3)=1;4;MOD([.A128];3)=2;7)" office:value-type="float" office:value="9" calcext:value-type="float">
            <text:p>9</text:p>
          </table:table-cell>
          <table:table-cell table:formula="of:=COM.MICROSOFT.IFS(MOD([.A128]+2;4)=0;&quot;Sri&quot;;MOD([.A128]+2;4)=1;&quot;Laba&quot;;MOD([.A128]+2;4)=2;&quot;Jaya&quot;;MOD([.A128]+2;4)=3;&quot;Menala&quot;)" office:value-type="string" office:string-value="Sri" calcext:value-type="string">
            <text:p>Sri</text:p>
          </table:table-cell>
          <table:table-cell table:formula="of:=COM.MICROSOFT.IFS(MOD([.A128]+2;4)=0;6;MOD([.A128]+2;4)=1;5;MOD([.A128]+2;4)=2;1;MOD([.A128]+2;4)=3;8)" office:value-type="float" office:value="6" calcext:value-type="float">
            <text:p>6</text:p>
          </table:table-cell>
          <table:table-cell table:formula="of:=COM.MICROSOFT.IFS(MOD([.A128];5)=0;&quot;Pahing&quot;;MOD([.A128];5)=1;&quot;Pon&quot;;MOD([.A128];5)=2;&quot;Wage&quot;;MOD([.A128];5)=3;&quot;Kliwon&quot;;MOD([.A128];5)=4;&quot;Umanis&quot;)" office:value-type="string" office:string-value="Pon" calcext:value-type="string">
            <text:p>Pon</text:p>
          </table:table-cell>
          <table:table-cell table:formula="of:=COM.MICROSOFT.IFS(MOD([.A128];5)=0;9;MOD([.A128];5)=1;7;MOD([.A128];5)=2;4;MOD([.A128];5)=3;8;MOD([.A128];5)=4;5)" office:value-type="float" office:value="7" calcext:value-type="float">
            <text:p>7</text:p>
          </table:table-cell>
          <table:table-cell table:formula="of:=COM.MICROSOFT.IFS(MOD([.A128];6)=0;&quot;Tungleh&quot;;MOD([.A128];6)=1;&quot;Aryang&quot;;MOD([.A128];6)=2;&quot;Urukung&quot;;MOD([.A128];6)=3;&quot;Paniron&quot;;MOD([.A128];6)=4;&quot;Was&quot;;MOD([.A128];6)=5;&quot;Maulu&quot;)" office:value-type="string" office:string-value="Tungleh" calcext:value-type="string">
            <text:p>Tungleh</text:p>
          </table:table-cell>
          <table:table-cell table:formula="of:=COM.MICROSOFT.IFS(MOD([.A128];6)=0;7;MOD([.A128];6)=1;6;MOD([.A128];6)=2;5;MOD([.A128];6)=3;8;MOD([.A128];6)=4;9;MOD([.A128];6)=5;3)" office:value-type="float" office:value="7" calcext:value-type="float">
            <text:p>7</text:p>
          </table:table-cell>
          <table:table-cell table:formula="of:=COM.MICROSOFT.IFS(MOD([.A128];7)=0;&quot;Redite&quot;;MOD([.A128];7)=1;&quot;Soma&quot;;MOD([.A128];7)=2;&quot;Anggara&quot;;MOD([.A128];7)=3;&quot;Budha&quot;;MOD([.A128];7)=4;&quot;Wraspati&quot;;MOD([.A128];7)=5;&quot;Sukra&quot;;MOD([.A128];7);&quot;Saniscara&quot;)" office:value-type="string" office:string-value="Redite" calcext:value-type="string">
            <text:p>Redite</text:p>
          </table:table-cell>
          <table:table-cell table:formula="of:=COM.MICROSOFT.IFS(MOD([.A128];7)=0;5;MOD([.A128];7)=1;4;MOD([.A128];7)=2;3;MOD([.A128];7)=3;7;MOD([.A128];7)=4;8;MOD([.A128];7)=5;6;MOD([.A128];7);9)" office:value-type="float" office:value="5" calcext:value-type="float">
            <text:p>5</text:p>
          </table:table-cell>
          <table:table-cell table:formula="of:=COM.MICROSOFT.IFS(MOD([.A128]+6;8)=0;&quot;Sri&quot;;MOD([.A128]+6;8)=1;&quot;Indra&quot;;MOD([.A128]+6;8)=2;&quot;Guru&quot;;MOD([.A128]+6;8)=3;&quot;Yama&quot;;MOD([.A128]+6;8)=4;&quot;Ludra&quot;;MOD([.A128]+6;8)=5;&quot;Brahma&quot;;MOD([.A128]+6;8)=6;&quot;Kala&quot;;MOD([.A128]+6;8)=7;&quot;Uma&quot;)" office:value-type="string" office:string-value="Ludra" calcext:value-type="string">
            <text:p>Ludra</text:p>
          </table:table-cell>
          <table:table-cell table:formula="of:=COM.MICROSOFT.IFS(MOD([.A128]+6;8)=0;6;MOD([.A128]+6;8)=1;5;MOD([.A128]+6;8)=2;8;MOD([.A128]+6;8)=3;9;MOD([.A128]+6;8)=4;3;MOD([.A128]+6;8)=5;7;MOD([.A128]+6;8)=6;1;MOD([.A128]+6;8)=7;4)" office:value-type="float" office:value="3" calcext:value-type="float">
            <text:p>3</text:p>
          </table:table-cell>
          <table:table-cell table:formula="of:=COM.MICROSOFT.IFS(MOD([.A128]-3;9)=0;&quot;Dangu&quot;;MOD([.A128]-3;9)=1;&quot;Jangur&quot;;MOD([.A128]-3;9)=2;&quot;Gigis&quot;;MOD([.A128]-3;9)=3;&quot;Nohan&quot;;MOD([.A128]-3;9)=4;&quot;Ogan&quot;;MOD([.A128]-3;9)=5;&quot;Erengan&quot;;MOD([.A128]-3;9)=6;&quot;Urungan&quot;;MOD([.A128]-3;9)=7;&quot;Tulus&quot;;MOD([.A128]-3;9)=8;&quot;Dadi&quot;)" office:value-type="string" office:string-value="Urungan" calcext:value-type="string">
            <text:p>Urungan</text:p>
          </table:table-cell>
          <table:table-cell table:formula="of:=COM.MICROSOFT.IFS(MOD([.A128]-3;9)=0;5;MOD([.A128]-3;9)=1;8;MOD([.A128]-3;9)=2;9;MOD([.A128]-3;9)=3;3;MOD([.A128]-3;9)=4;7;MOD([.A128]-3;9)=5;1;MOD([.A128]-3;9)=6;4;MOD([.A128]-3;9)=7;6;MOD([.A128]-3;9)=8;8)" office:value-type="float" office:value="4" calcext:value-type="float">
            <text:p>4</text:p>
          </table:table-cell>
          <table:table-cell table:formula="of:=COM.MICROSOFT.IFS(MOD(MOD([.N128]+[.R128];10);10)=0;&quot;Pandita&quot;;MOD(MOD([.N128]+[.R128];10);10)=1;&quot;Pati&quot;;MOD(MOD([.N128]+[.R128];10);10)=2;&quot;Suka&quot;;MOD(MOD([.N128]+[.R128];10);10)=3;&quot;Duka&quot;;MOD(MOD([.N128]+[.R128];10);10)=4;&quot;Sri&quot;;MOD(MOD([.N128]+[.R128];10);10)=5;&quot;Manuh&quot;;MOD(MOD([.N128]+[.R128];10);10)=6;&quot;Manusa&quot;;MOD(MOD([.N128]+[.R128];10);10)=7;&quot;Raja&quot;;MOD(MOD([.N128]+[.R128];10);10)=8;&quot;Dewa&quot;;MOD(MOD([.N128]+[.R128];10);10)=9;&quot;Raksasa&quot;)" office:value-type="string" office:string-value="Suka" calcext:value-type="string">
            <text:p>Suka</text:p>
          </table:table-cell>
          <table:table-cell table:formula="of:=COM.MICROSOFT.IFS(MOD(MOD([.N128]+[.R128];10);10)=0;5;MOD(MOD([.N128]+[.R128];10);10)=1;7;MOD(MOD([.N128]+[.R128];10);10)=2;10;MOD(MOD([.N128]+[.R128];10);10)=3;4;MOD(MOD([.N128]+[.R128];10);10)=4;6;MOD(MOD([.N128]+[.R128];10);10)=5;2;MOD(MOD([.N128]+[.R128];10);10)=6;3;MOD(MOD([.N128]+[.R128];10);10)=7;8;MOD(MOD([.N128]+[.R128];10);10)=8;9;MOD(MOD([.N128]+[.R128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129]-MOD([.A129];7))/7" office:value-type="float" office:value="18" calcext:value-type="float">
            <text:p>18</text:p>
          </table:table-cell>
          <table:table-cell office:value-type="string" calcext:value-type="string">
            <text:p>Tambir</text:p>
          </table:table-cell>
          <table:table-cell office:value-type="float" office:value="4" calcext:value-type="float">
            <text:p>4</text:p>
          </table:table-cell>
          <table:table-cell table:formula="of:=IF(MOD([.N129]+[.R129];2)=1;&quot;Luang&quot;;&quot;-&quot;)" office:value-type="string" office:string-value="-" calcext:value-type="string">
            <text:p>-</text:p>
          </table:table-cell>
          <table:table-cell table:formula="of:=IF(MOD([.N129]+[.R129];2)=1;1;0)" office:value-type="float" office:value="0" calcext:value-type="float">
            <text:p>0</text:p>
          </table:table-cell>
          <table:table-cell table:formula="of:=IF(MOD([.N129]+[.R129];2)=1;&quot;Pepet&quot;;&quot;Menga&quot;)" office:value-type="string" office:string-value="Menga" calcext:value-type="string">
            <text:p>Menga</text:p>
          </table:table-cell>
          <table:table-cell table:formula="of:=IF(MOD([.N129]+[.R129];2)=1;4;5)" office:value-type="float" office:value="5" calcext:value-type="float">
            <text:p>5</text:p>
          </table:table-cell>
          <table:table-cell table:formula="of:=COM.MICROSOFT.IFS(MOD([.A129];3)=0;&quot;Pasah&quot;;MOD([.A129];3)=1;&quot;Beteng&quot;;MOD([.A129];3)=2;&quot;Kajeng&quot;)" office:value-type="string" office:string-value="Beteng" calcext:value-type="string">
            <text:p>Beteng</text:p>
          </table:table-cell>
          <table:table-cell table:formula="of:=COM.MICROSOFT.IFS(MOD([.A129];3)=0;9;MOD([.A129];3)=1;4;MOD([.A129];3)=2;7)" office:value-type="float" office:value="4" calcext:value-type="float">
            <text:p>4</text:p>
          </table:table-cell>
          <table:table-cell table:formula="of:=COM.MICROSOFT.IFS(MOD([.A129]+2;4)=0;&quot;Sri&quot;;MOD([.A129]+2;4)=1;&quot;Laba&quot;;MOD([.A129]+2;4)=2;&quot;Jaya&quot;;MOD([.A129]+2;4)=3;&quot;Menala&quot;)" office:value-type="string" office:string-value="Laba" calcext:value-type="string">
            <text:p>Laba</text:p>
          </table:table-cell>
          <table:table-cell table:formula="of:=COM.MICROSOFT.IFS(MOD([.A129]+2;4)=0;6;MOD([.A129]+2;4)=1;5;MOD([.A129]+2;4)=2;1;MOD([.A129]+2;4)=3;8)" office:value-type="float" office:value="5" calcext:value-type="float">
            <text:p>5</text:p>
          </table:table-cell>
          <table:table-cell table:formula="of:=COM.MICROSOFT.IFS(MOD([.A129];5)=0;&quot;Pahing&quot;;MOD([.A129];5)=1;&quot;Pon&quot;;MOD([.A129];5)=2;&quot;Wage&quot;;MOD([.A129];5)=3;&quot;Kliwon&quot;;MOD([.A129];5)=4;&quot;Umanis&quot;)" office:value-type="string" office:string-value="Wage" calcext:value-type="string">
            <text:p>Wage</text:p>
          </table:table-cell>
          <table:table-cell table:formula="of:=COM.MICROSOFT.IFS(MOD([.A129];5)=0;9;MOD([.A129];5)=1;7;MOD([.A129];5)=2;4;MOD([.A129];5)=3;8;MOD([.A129];5)=4;5)" office:value-type="float" office:value="4" calcext:value-type="float">
            <text:p>4</text:p>
          </table:table-cell>
          <table:table-cell table:formula="of:=COM.MICROSOFT.IFS(MOD([.A129];6)=0;&quot;Tungleh&quot;;MOD([.A129];6)=1;&quot;Aryang&quot;;MOD([.A129];6)=2;&quot;Urukung&quot;;MOD([.A129];6)=3;&quot;Paniron&quot;;MOD([.A129];6)=4;&quot;Was&quot;;MOD([.A129];6)=5;&quot;Maulu&quot;)" office:value-type="string" office:string-value="Aryang" calcext:value-type="string">
            <text:p>Aryang</text:p>
          </table:table-cell>
          <table:table-cell table:formula="of:=COM.MICROSOFT.IFS(MOD([.A129];6)=0;7;MOD([.A129];6)=1;6;MOD([.A129];6)=2;5;MOD([.A129];6)=3;8;MOD([.A129];6)=4;9;MOD([.A129];6)=5;3)" office:value-type="float" office:value="6" calcext:value-type="float">
            <text:p>6</text:p>
          </table:table-cell>
          <table:table-cell table:formula="of:=COM.MICROSOFT.IFS(MOD([.A129];7)=0;&quot;Redite&quot;;MOD([.A129];7)=1;&quot;Soma&quot;;MOD([.A129];7)=2;&quot;Anggara&quot;;MOD([.A129];7)=3;&quot;Budha&quot;;MOD([.A129];7)=4;&quot;Wraspati&quot;;MOD([.A129];7)=5;&quot;Sukra&quot;;MOD([.A129];7);&quot;Saniscara&quot;)" office:value-type="string" office:string-value="Soma" calcext:value-type="string">
            <text:p>Soma</text:p>
          </table:table-cell>
          <table:table-cell table:formula="of:=COM.MICROSOFT.IFS(MOD([.A129];7)=0;5;MOD([.A129];7)=1;4;MOD([.A129];7)=2;3;MOD([.A129];7)=3;7;MOD([.A129];7)=4;8;MOD([.A129];7)=5;6;MOD([.A129];7);9)" office:value-type="float" office:value="4" calcext:value-type="float">
            <text:p>4</text:p>
          </table:table-cell>
          <table:table-cell table:formula="of:=COM.MICROSOFT.IFS(MOD([.A129]+6;8)=0;&quot;Sri&quot;;MOD([.A129]+6;8)=1;&quot;Indra&quot;;MOD([.A129]+6;8)=2;&quot;Guru&quot;;MOD([.A129]+6;8)=3;&quot;Yama&quot;;MOD([.A129]+6;8)=4;&quot;Ludra&quot;;MOD([.A129]+6;8)=5;&quot;Brahma&quot;;MOD([.A129]+6;8)=6;&quot;Kala&quot;;MOD([.A129]+6;8)=7;&quot;Uma&quot;)" office:value-type="string" office:string-value="Brahma" calcext:value-type="string">
            <text:p>Brahma</text:p>
          </table:table-cell>
          <table:table-cell table:formula="of:=COM.MICROSOFT.IFS(MOD([.A129]+6;8)=0;6;MOD([.A129]+6;8)=1;5;MOD([.A129]+6;8)=2;8;MOD([.A129]+6;8)=3;9;MOD([.A129]+6;8)=4;3;MOD([.A129]+6;8)=5;7;MOD([.A129]+6;8)=6;1;MOD([.A129]+6;8)=7;4)" office:value-type="float" office:value="7" calcext:value-type="float">
            <text:p>7</text:p>
          </table:table-cell>
          <table:table-cell table:formula="of:=COM.MICROSOFT.IFS(MOD([.A129]-3;9)=0;&quot;Dangu&quot;;MOD([.A129]-3;9)=1;&quot;Jangur&quot;;MOD([.A129]-3;9)=2;&quot;Gigis&quot;;MOD([.A129]-3;9)=3;&quot;Nohan&quot;;MOD([.A129]-3;9)=4;&quot;Ogan&quot;;MOD([.A129]-3;9)=5;&quot;Erengan&quot;;MOD([.A129]-3;9)=6;&quot;Urungan&quot;;MOD([.A129]-3;9)=7;&quot;Tulus&quot;;MOD([.A129]-3;9)=8;&quot;Dadi&quot;)" office:value-type="string" office:string-value="Tulus" calcext:value-type="string">
            <text:p>Tulus</text:p>
          </table:table-cell>
          <table:table-cell table:formula="of:=COM.MICROSOFT.IFS(MOD([.A129]-3;9)=0;5;MOD([.A129]-3;9)=1;8;MOD([.A129]-3;9)=2;9;MOD([.A129]-3;9)=3;3;MOD([.A129]-3;9)=4;7;MOD([.A129]-3;9)=5;1;MOD([.A129]-3;9)=6;4;MOD([.A129]-3;9)=7;6;MOD([.A129]-3;9)=8;8)" office:value-type="float" office:value="6" calcext:value-type="float">
            <text:p>6</text:p>
          </table:table-cell>
          <table:table-cell table:formula="of:=COM.MICROSOFT.IFS(MOD(MOD([.N129]+[.R129];10);10)=0;&quot;Pandita&quot;;MOD(MOD([.N129]+[.R129];10);10)=1;&quot;Pati&quot;;MOD(MOD([.N129]+[.R129];10);10)=2;&quot;Suka&quot;;MOD(MOD([.N129]+[.R129];10);10)=3;&quot;Duka&quot;;MOD(MOD([.N129]+[.R129];10);10)=4;&quot;Sri&quot;;MOD(MOD([.N129]+[.R129];10);10)=5;&quot;Manuh&quot;;MOD(MOD([.N129]+[.R129];10);10)=6;&quot;Manusa&quot;;MOD(MOD([.N129]+[.R129];10);10)=7;&quot;Raja&quot;;MOD(MOD([.N129]+[.R129];10);10)=8;&quot;Dewa&quot;;MOD(MOD([.N129]+[.R129];10);10)=9;&quot;Raksasa&quot;)" office:value-type="string" office:string-value="Dewa" calcext:value-type="string">
            <text:p>Dewa</text:p>
          </table:table-cell>
          <table:table-cell table:formula="of:=COM.MICROSOFT.IFS(MOD(MOD([.N129]+[.R129];10);10)=0;5;MOD(MOD([.N129]+[.R129];10);10)=1;7;MOD(MOD([.N129]+[.R129];10);10)=2;10;MOD(MOD([.N129]+[.R129];10);10)=3;4;MOD(MOD([.N129]+[.R129];10);10)=4;6;MOD(MOD([.N129]+[.R129];10);10)=5;2;MOD(MOD([.N129]+[.R129];10);10)=6;3;MOD(MOD([.N129]+[.R129];10);10)=7;8;MOD(MOD([.N129]+[.R129];10);10)=8;9;MOD(MOD([.N129]+[.R129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A130]-MOD([.A130];7))/7" office:value-type="float" office:value="18" calcext:value-type="float">
            <text:p>18</text:p>
          </table:table-cell>
          <table:table-cell office:value-type="string" calcext:value-type="string">
            <text:p>Tambir</text:p>
          </table:table-cell>
          <table:table-cell office:value-type="float" office:value="4" calcext:value-type="float">
            <text:p>4</text:p>
          </table:table-cell>
          <table:table-cell table:formula="of:=IF(MOD([.N130]+[.R130];2)=1;&quot;Luang&quot;;&quot;-&quot;)" office:value-type="string" office:string-value="Luang" calcext:value-type="string">
            <text:p>Luang</text:p>
          </table:table-cell>
          <table:table-cell table:formula="of:=IF(MOD([.N130]+[.R130];2)=1;1;0)" office:value-type="float" office:value="1" calcext:value-type="float">
            <text:p>1</text:p>
          </table:table-cell>
          <table:table-cell table:formula="of:=IF(MOD([.N130]+[.R130];2)=1;&quot;Pepet&quot;;&quot;Menga&quot;)" office:value-type="string" office:string-value="Pepet" calcext:value-type="string">
            <text:p>Pepet</text:p>
          </table:table-cell>
          <table:table-cell table:formula="of:=IF(MOD([.N130]+[.R130];2)=1;4;5)" office:value-type="float" office:value="4" calcext:value-type="float">
            <text:p>4</text:p>
          </table:table-cell>
          <table:table-cell table:formula="of:=COM.MICROSOFT.IFS(MOD([.A130];3)=0;&quot;Pasah&quot;;MOD([.A130];3)=1;&quot;Beteng&quot;;MOD([.A130];3)=2;&quot;Kajeng&quot;)" office:value-type="string" office:string-value="Kajeng" calcext:value-type="string">
            <text:p>Kajeng</text:p>
          </table:table-cell>
          <table:table-cell table:formula="of:=COM.MICROSOFT.IFS(MOD([.A130];3)=0;9;MOD([.A130];3)=1;4;MOD([.A130];3)=2;7)" office:value-type="float" office:value="7" calcext:value-type="float">
            <text:p>7</text:p>
          </table:table-cell>
          <table:table-cell table:formula="of:=COM.MICROSOFT.IFS(MOD([.A130]+2;4)=0;&quot;Sri&quot;;MOD([.A130]+2;4)=1;&quot;Laba&quot;;MOD([.A130]+2;4)=2;&quot;Jaya&quot;;MOD([.A130]+2;4)=3;&quot;Menala&quot;)" office:value-type="string" office:string-value="Jaya" calcext:value-type="string">
            <text:p>Jaya</text:p>
          </table:table-cell>
          <table:table-cell table:formula="of:=COM.MICROSOFT.IFS(MOD([.A130]+2;4)=0;6;MOD([.A130]+2;4)=1;5;MOD([.A130]+2;4)=2;1;MOD([.A130]+2;4)=3;8)" office:value-type="float" office:value="1" calcext:value-type="float">
            <text:p>1</text:p>
          </table:table-cell>
          <table:table-cell table:formula="of:=COM.MICROSOFT.IFS(MOD([.A130];5)=0;&quot;Pahing&quot;;MOD([.A130];5)=1;&quot;Pon&quot;;MOD([.A130];5)=2;&quot;Wage&quot;;MOD([.A130];5)=3;&quot;Kliwon&quot;;MOD([.A130];5)=4;&quot;Umanis&quot;)" office:value-type="string" office:string-value="Kliwon" calcext:value-type="string">
            <text:p>Kliwon</text:p>
          </table:table-cell>
          <table:table-cell table:formula="of:=COM.MICROSOFT.IFS(MOD([.A130];5)=0;9;MOD([.A130];5)=1;7;MOD([.A130];5)=2;4;MOD([.A130];5)=3;8;MOD([.A130];5)=4;5)" office:value-type="float" office:value="8" calcext:value-type="float">
            <text:p>8</text:p>
          </table:table-cell>
          <table:table-cell table:formula="of:=COM.MICROSOFT.IFS(MOD([.A130];6)=0;&quot;Tungleh&quot;;MOD([.A130];6)=1;&quot;Aryang&quot;;MOD([.A130];6)=2;&quot;Urukung&quot;;MOD([.A130];6)=3;&quot;Paniron&quot;;MOD([.A130];6)=4;&quot;Was&quot;;MOD([.A130];6)=5;&quot;Maulu&quot;)" office:value-type="string" office:string-value="Urukung" calcext:value-type="string">
            <text:p>Urukung</text:p>
          </table:table-cell>
          <table:table-cell table:formula="of:=COM.MICROSOFT.IFS(MOD([.A130];6)=0;7;MOD([.A130];6)=1;6;MOD([.A130];6)=2;5;MOD([.A130];6)=3;8;MOD([.A130];6)=4;9;MOD([.A130];6)=5;3)" office:value-type="float" office:value="5" calcext:value-type="float">
            <text:p>5</text:p>
          </table:table-cell>
          <table:table-cell table:formula="of:=COM.MICROSOFT.IFS(MOD([.A130];7)=0;&quot;Redite&quot;;MOD([.A130];7)=1;&quot;Soma&quot;;MOD([.A130];7)=2;&quot;Anggara&quot;;MOD([.A130];7)=3;&quot;Budha&quot;;MOD([.A130];7)=4;&quot;Wraspati&quot;;MOD([.A130];7)=5;&quot;Sukra&quot;;MOD([.A130];7);&quot;Saniscara&quot;)" office:value-type="string" office:string-value="Anggara" calcext:value-type="string">
            <text:p>Anggara</text:p>
          </table:table-cell>
          <table:table-cell table:formula="of:=COM.MICROSOFT.IFS(MOD([.A130];7)=0;5;MOD([.A130];7)=1;4;MOD([.A130];7)=2;3;MOD([.A130];7)=3;7;MOD([.A130];7)=4;8;MOD([.A130];7)=5;6;MOD([.A130];7);9)" office:value-type="float" office:value="3" calcext:value-type="float">
            <text:p>3</text:p>
          </table:table-cell>
          <table:table-cell table:formula="of:=COM.MICROSOFT.IFS(MOD([.A130]+6;8)=0;&quot;Sri&quot;;MOD([.A130]+6;8)=1;&quot;Indra&quot;;MOD([.A130]+6;8)=2;&quot;Guru&quot;;MOD([.A130]+6;8)=3;&quot;Yama&quot;;MOD([.A130]+6;8)=4;&quot;Ludra&quot;;MOD([.A130]+6;8)=5;&quot;Brahma&quot;;MOD([.A130]+6;8)=6;&quot;Kala&quot;;MOD([.A130]+6;8)=7;&quot;Uma&quot;)" office:value-type="string" office:string-value="Kala" calcext:value-type="string">
            <text:p>Kala</text:p>
          </table:table-cell>
          <table:table-cell table:formula="of:=COM.MICROSOFT.IFS(MOD([.A130]+6;8)=0;6;MOD([.A130]+6;8)=1;5;MOD([.A130]+6;8)=2;8;MOD([.A130]+6;8)=3;9;MOD([.A130]+6;8)=4;3;MOD([.A130]+6;8)=5;7;MOD([.A130]+6;8)=6;1;MOD([.A130]+6;8)=7;4)" office:value-type="float" office:value="1" calcext:value-type="float">
            <text:p>1</text:p>
          </table:table-cell>
          <table:table-cell table:formula="of:=COM.MICROSOFT.IFS(MOD([.A130]-3;9)=0;&quot;Dangu&quot;;MOD([.A130]-3;9)=1;&quot;Jangur&quot;;MOD([.A130]-3;9)=2;&quot;Gigis&quot;;MOD([.A130]-3;9)=3;&quot;Nohan&quot;;MOD([.A130]-3;9)=4;&quot;Ogan&quot;;MOD([.A130]-3;9)=5;&quot;Erengan&quot;;MOD([.A130]-3;9)=6;&quot;Urungan&quot;;MOD([.A130]-3;9)=7;&quot;Tulus&quot;;MOD([.A130]-3;9)=8;&quot;Dadi&quot;)" office:value-type="string" office:string-value="Dadi" calcext:value-type="string">
            <text:p>Dadi</text:p>
          </table:table-cell>
          <table:table-cell table:formula="of:=COM.MICROSOFT.IFS(MOD([.A130]-3;9)=0;5;MOD([.A130]-3;9)=1;8;MOD([.A130]-3;9)=2;9;MOD([.A130]-3;9)=3;3;MOD([.A130]-3;9)=4;7;MOD([.A130]-3;9)=5;1;MOD([.A130]-3;9)=6;4;MOD([.A130]-3;9)=7;6;MOD([.A130]-3;9)=8;8)" office:value-type="float" office:value="8" calcext:value-type="float">
            <text:p>8</text:p>
          </table:table-cell>
          <table:table-cell table:formula="of:=COM.MICROSOFT.IFS(MOD(MOD([.N130]+[.R130];10);10)=0;&quot;Pandita&quot;;MOD(MOD([.N130]+[.R130];10);10)=1;&quot;Pati&quot;;MOD(MOD([.N130]+[.R130];10);10)=2;&quot;Suka&quot;;MOD(MOD([.N130]+[.R130];10);10)=3;&quot;Duka&quot;;MOD(MOD([.N130]+[.R130];10);10)=4;&quot;Sri&quot;;MOD(MOD([.N130]+[.R130];10);10)=5;&quot;Manuh&quot;;MOD(MOD([.N130]+[.R130];10);10)=6;&quot;Manusa&quot;;MOD(MOD([.N130]+[.R130];10);10)=7;&quot;Raja&quot;;MOD(MOD([.N130]+[.R130];10);10)=8;&quot;Dewa&quot;;MOD(MOD([.N130]+[.R130];10);10)=9;&quot;Raksasa&quot;)" office:value-type="string" office:string-value="Pati" calcext:value-type="string">
            <text:p>Pati</text:p>
          </table:table-cell>
          <table:table-cell table:formula="of:=COM.MICROSOFT.IFS(MOD(MOD([.N130]+[.R130];10);10)=0;5;MOD(MOD([.N130]+[.R130];10);10)=1;7;MOD(MOD([.N130]+[.R130];10);10)=2;10;MOD(MOD([.N130]+[.R130];10);10)=3;4;MOD(MOD([.N130]+[.R130];10);10)=4;6;MOD(MOD([.N130]+[.R130];10);10)=5;2;MOD(MOD([.N130]+[.R130];10);10)=6;3;MOD(MOD([.N130]+[.R130];10);10)=7;8;MOD(MOD([.N130]+[.R130];10);10)=8;9;MOD(MOD([.N130]+[.R130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131]-MOD([.A131];7))/7" office:value-type="float" office:value="18" calcext:value-type="float">
            <text:p>18</text:p>
          </table:table-cell>
          <table:table-cell office:value-type="string" calcext:value-type="string">
            <text:p>Tambir</text:p>
          </table:table-cell>
          <table:table-cell office:value-type="float" office:value="4" calcext:value-type="float">
            <text:p>4</text:p>
          </table:table-cell>
          <table:table-cell table:formula="of:=IF(MOD([.N131]+[.R131];2)=1;&quot;Luang&quot;;&quot;-&quot;)" office:value-type="string" office:string-value="-" calcext:value-type="string">
            <text:p>-</text:p>
          </table:table-cell>
          <table:table-cell table:formula="of:=IF(MOD([.N131]+[.R131];2)=1;1;0)" office:value-type="float" office:value="0" calcext:value-type="float">
            <text:p>0</text:p>
          </table:table-cell>
          <table:table-cell table:formula="of:=IF(MOD([.N131]+[.R131];2)=1;&quot;Pepet&quot;;&quot;Menga&quot;)" office:value-type="string" office:string-value="Menga" calcext:value-type="string">
            <text:p>Menga</text:p>
          </table:table-cell>
          <table:table-cell table:formula="of:=IF(MOD([.N131]+[.R131];2)=1;4;5)" office:value-type="float" office:value="5" calcext:value-type="float">
            <text:p>5</text:p>
          </table:table-cell>
          <table:table-cell table:formula="of:=COM.MICROSOFT.IFS(MOD([.A131];3)=0;&quot;Pasah&quot;;MOD([.A131];3)=1;&quot;Beteng&quot;;MOD([.A131];3)=2;&quot;Kajeng&quot;)" office:value-type="string" office:string-value="Pasah" calcext:value-type="string">
            <text:p>Pasah</text:p>
          </table:table-cell>
          <table:table-cell table:formula="of:=COM.MICROSOFT.IFS(MOD([.A131];3)=0;9;MOD([.A131];3)=1;4;MOD([.A131];3)=2;7)" office:value-type="float" office:value="9" calcext:value-type="float">
            <text:p>9</text:p>
          </table:table-cell>
          <table:table-cell table:formula="of:=COM.MICROSOFT.IFS(MOD([.A131]+2;4)=0;&quot;Sri&quot;;MOD([.A131]+2;4)=1;&quot;Laba&quot;;MOD([.A131]+2;4)=2;&quot;Jaya&quot;;MOD([.A131]+2;4)=3;&quot;Menala&quot;)" office:value-type="string" office:string-value="Menala" calcext:value-type="string">
            <text:p>Menala</text:p>
          </table:table-cell>
          <table:table-cell table:formula="of:=COM.MICROSOFT.IFS(MOD([.A131]+2;4)=0;6;MOD([.A131]+2;4)=1;5;MOD([.A131]+2;4)=2;1;MOD([.A131]+2;4)=3;8)" office:value-type="float" office:value="8" calcext:value-type="float">
            <text:p>8</text:p>
          </table:table-cell>
          <table:table-cell table:formula="of:=COM.MICROSOFT.IFS(MOD([.A131];5)=0;&quot;Pahing&quot;;MOD([.A131];5)=1;&quot;Pon&quot;;MOD([.A131];5)=2;&quot;Wage&quot;;MOD([.A131];5)=3;&quot;Kliwon&quot;;MOD([.A131];5)=4;&quot;Umanis&quot;)" office:value-type="string" office:string-value="Umanis" calcext:value-type="string">
            <text:p>Umanis</text:p>
          </table:table-cell>
          <table:table-cell table:formula="of:=COM.MICROSOFT.IFS(MOD([.A131];5)=0;9;MOD([.A131];5)=1;7;MOD([.A131];5)=2;4;MOD([.A131];5)=3;8;MOD([.A131];5)=4;5)" office:value-type="float" office:value="5" calcext:value-type="float">
            <text:p>5</text:p>
          </table:table-cell>
          <table:table-cell table:formula="of:=COM.MICROSOFT.IFS(MOD([.A131];6)=0;&quot;Tungleh&quot;;MOD([.A131];6)=1;&quot;Aryang&quot;;MOD([.A131];6)=2;&quot;Urukung&quot;;MOD([.A131];6)=3;&quot;Paniron&quot;;MOD([.A131];6)=4;&quot;Was&quot;;MOD([.A131];6)=5;&quot;Maulu&quot;)" office:value-type="string" office:string-value="Paniron" calcext:value-type="string">
            <text:p>Paniron</text:p>
          </table:table-cell>
          <table:table-cell table:formula="of:=COM.MICROSOFT.IFS(MOD([.A131];6)=0;7;MOD([.A131];6)=1;6;MOD([.A131];6)=2;5;MOD([.A131];6)=3;8;MOD([.A131];6)=4;9;MOD([.A131];6)=5;3)" office:value-type="float" office:value="8" calcext:value-type="float">
            <text:p>8</text:p>
          </table:table-cell>
          <table:table-cell table:formula="of:=COM.MICROSOFT.IFS(MOD([.A131];7)=0;&quot;Redite&quot;;MOD([.A131];7)=1;&quot;Soma&quot;;MOD([.A131];7)=2;&quot;Anggara&quot;;MOD([.A131];7)=3;&quot;Budha&quot;;MOD([.A131];7)=4;&quot;Wraspati&quot;;MOD([.A131];7)=5;&quot;Sukra&quot;;MOD([.A131];7);&quot;Saniscara&quot;)" office:value-type="string" office:string-value="Budha" calcext:value-type="string">
            <text:p>Budha</text:p>
          </table:table-cell>
          <table:table-cell table:formula="of:=COM.MICROSOFT.IFS(MOD([.A131];7)=0;5;MOD([.A131];7)=1;4;MOD([.A131];7)=2;3;MOD([.A131];7)=3;7;MOD([.A131];7)=4;8;MOD([.A131];7)=5;6;MOD([.A131];7);9)" office:value-type="float" office:value="7" calcext:value-type="float">
            <text:p>7</text:p>
          </table:table-cell>
          <table:table-cell table:formula="of:=COM.MICROSOFT.IFS(MOD([.A131]+6;8)=0;&quot;Sri&quot;;MOD([.A131]+6;8)=1;&quot;Indra&quot;;MOD([.A131]+6;8)=2;&quot;Guru&quot;;MOD([.A131]+6;8)=3;&quot;Yama&quot;;MOD([.A131]+6;8)=4;&quot;Ludra&quot;;MOD([.A131]+6;8)=5;&quot;Brahma&quot;;MOD([.A131]+6;8)=6;&quot;Kala&quot;;MOD([.A131]+6;8)=7;&quot;Uma&quot;)" office:value-type="string" office:string-value="Uma" calcext:value-type="string">
            <text:p>Uma</text:p>
          </table:table-cell>
          <table:table-cell table:formula="of:=COM.MICROSOFT.IFS(MOD([.A131]+6;8)=0;6;MOD([.A131]+6;8)=1;5;MOD([.A131]+6;8)=2;8;MOD([.A131]+6;8)=3;9;MOD([.A131]+6;8)=4;3;MOD([.A131]+6;8)=5;7;MOD([.A131]+6;8)=6;1;MOD([.A131]+6;8)=7;4)" office:value-type="float" office:value="4" calcext:value-type="float">
            <text:p>4</text:p>
          </table:table-cell>
          <table:table-cell table:formula="of:=COM.MICROSOFT.IFS(MOD([.A131]-3;9)=0;&quot;Dangu&quot;;MOD([.A131]-3;9)=1;&quot;Jangur&quot;;MOD([.A131]-3;9)=2;&quot;Gigis&quot;;MOD([.A131]-3;9)=3;&quot;Nohan&quot;;MOD([.A131]-3;9)=4;&quot;Ogan&quot;;MOD([.A131]-3;9)=5;&quot;Erengan&quot;;MOD([.A131]-3;9)=6;&quot;Urungan&quot;;MOD([.A131]-3;9)=7;&quot;Tulus&quot;;MOD([.A131]-3;9)=8;&quot;Dadi&quot;)" office:value-type="string" office:string-value="Dangu" calcext:value-type="string">
            <text:p>Dangu</text:p>
          </table:table-cell>
          <table:table-cell table:formula="of:=COM.MICROSOFT.IFS(MOD([.A131]-3;9)=0;5;MOD([.A131]-3;9)=1;8;MOD([.A131]-3;9)=2;9;MOD([.A131]-3;9)=3;3;MOD([.A131]-3;9)=4;7;MOD([.A131]-3;9)=5;1;MOD([.A131]-3;9)=6;4;MOD([.A131]-3;9)=7;6;MOD([.A131]-3;9)=8;8)" office:value-type="float" office:value="5" calcext:value-type="float">
            <text:p>5</text:p>
          </table:table-cell>
          <table:table-cell table:formula="of:=COM.MICROSOFT.IFS(MOD(MOD([.N131]+[.R131];10);10)=0;&quot;Pandita&quot;;MOD(MOD([.N131]+[.R131];10);10)=1;&quot;Pati&quot;;MOD(MOD([.N131]+[.R131];10);10)=2;&quot;Suka&quot;;MOD(MOD([.N131]+[.R131];10);10)=3;&quot;Duka&quot;;MOD(MOD([.N131]+[.R131];10);10)=4;&quot;Sri&quot;;MOD(MOD([.N131]+[.R131];10);10)=5;&quot;Manuh&quot;;MOD(MOD([.N131]+[.R131];10);10)=6;&quot;Manusa&quot;;MOD(MOD([.N131]+[.R131];10);10)=7;&quot;Raja&quot;;MOD(MOD([.N131]+[.R131];10);10)=8;&quot;Dewa&quot;;MOD(MOD([.N131]+[.R131];10);10)=9;&quot;Raksasa&quot;)" office:value-type="string" office:string-value="Suka" calcext:value-type="string">
            <text:p>Suka</text:p>
          </table:table-cell>
          <table:table-cell table:formula="of:=COM.MICROSOFT.IFS(MOD(MOD([.N131]+[.R131];10);10)=0;5;MOD(MOD([.N131]+[.R131];10);10)=1;7;MOD(MOD([.N131]+[.R131];10);10)=2;10;MOD(MOD([.N131]+[.R131];10);10)=3;4;MOD(MOD([.N131]+[.R131];10);10)=4;6;MOD(MOD([.N131]+[.R131];10);10)=5;2;MOD(MOD([.N131]+[.R131];10);10)=6;3;MOD(MOD([.N131]+[.R131];10);10)=7;8;MOD(MOD([.N131]+[.R131];10);10)=8;9;MOD(MOD([.N131]+[.R131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132]-MOD([.A132];7))/7" office:value-type="float" office:value="18" calcext:value-type="float">
            <text:p>18</text:p>
          </table:table-cell>
          <table:table-cell office:value-type="string" calcext:value-type="string">
            <text:p>Tambir</text:p>
          </table:table-cell>
          <table:table-cell office:value-type="float" office:value="4" calcext:value-type="float">
            <text:p>4</text:p>
          </table:table-cell>
          <table:table-cell table:formula="of:=IF(MOD([.N132]+[.R132];2)=1;&quot;Luang&quot;;&quot;-&quot;)" office:value-type="string" office:string-value="Luang" calcext:value-type="string">
            <text:p>Luang</text:p>
          </table:table-cell>
          <table:table-cell table:formula="of:=IF(MOD([.N132]+[.R132];2)=1;1;0)" office:value-type="float" office:value="1" calcext:value-type="float">
            <text:p>1</text:p>
          </table:table-cell>
          <table:table-cell table:formula="of:=IF(MOD([.N132]+[.R132];2)=1;&quot;Pepet&quot;;&quot;Menga&quot;)" office:value-type="string" office:string-value="Pepet" calcext:value-type="string">
            <text:p>Pepet</text:p>
          </table:table-cell>
          <table:table-cell table:formula="of:=IF(MOD([.N132]+[.R132];2)=1;4;5)" office:value-type="float" office:value="4" calcext:value-type="float">
            <text:p>4</text:p>
          </table:table-cell>
          <table:table-cell table:formula="of:=COM.MICROSOFT.IFS(MOD([.A132];3)=0;&quot;Pasah&quot;;MOD([.A132];3)=1;&quot;Beteng&quot;;MOD([.A132];3)=2;&quot;Kajeng&quot;)" office:value-type="string" office:string-value="Beteng" calcext:value-type="string">
            <text:p>Beteng</text:p>
          </table:table-cell>
          <table:table-cell table:formula="of:=COM.MICROSOFT.IFS(MOD([.A132];3)=0;9;MOD([.A132];3)=1;4;MOD([.A132];3)=2;7)" office:value-type="float" office:value="4" calcext:value-type="float">
            <text:p>4</text:p>
          </table:table-cell>
          <table:table-cell table:formula="of:=COM.MICROSOFT.IFS(MOD([.A132]+2;4)=0;&quot;Sri&quot;;MOD([.A132]+2;4)=1;&quot;Laba&quot;;MOD([.A132]+2;4)=2;&quot;Jaya&quot;;MOD([.A132]+2;4)=3;&quot;Menala&quot;)" office:value-type="string" office:string-value="Sri" calcext:value-type="string">
            <text:p>Sri</text:p>
          </table:table-cell>
          <table:table-cell table:formula="of:=COM.MICROSOFT.IFS(MOD([.A132]+2;4)=0;6;MOD([.A132]+2;4)=1;5;MOD([.A132]+2;4)=2;1;MOD([.A132]+2;4)=3;8)" office:value-type="float" office:value="6" calcext:value-type="float">
            <text:p>6</text:p>
          </table:table-cell>
          <table:table-cell table:formula="of:=COM.MICROSOFT.IFS(MOD([.A132];5)=0;&quot;Pahing&quot;;MOD([.A132];5)=1;&quot;Pon&quot;;MOD([.A132];5)=2;&quot;Wage&quot;;MOD([.A132];5)=3;&quot;Kliwon&quot;;MOD([.A132];5)=4;&quot;Umanis&quot;)" office:value-type="string" office:string-value="Pahing" calcext:value-type="string">
            <text:p>Pahing</text:p>
          </table:table-cell>
          <table:table-cell table:formula="of:=COM.MICROSOFT.IFS(MOD([.A132];5)=0;9;MOD([.A132];5)=1;7;MOD([.A132];5)=2;4;MOD([.A132];5)=3;8;MOD([.A132];5)=4;5)" office:value-type="float" office:value="9" calcext:value-type="float">
            <text:p>9</text:p>
          </table:table-cell>
          <table:table-cell table:formula="of:=COM.MICROSOFT.IFS(MOD([.A132];6)=0;&quot;Tungleh&quot;;MOD([.A132];6)=1;&quot;Aryang&quot;;MOD([.A132];6)=2;&quot;Urukung&quot;;MOD([.A132];6)=3;&quot;Paniron&quot;;MOD([.A132];6)=4;&quot;Was&quot;;MOD([.A132];6)=5;&quot;Maulu&quot;)" office:value-type="string" office:string-value="Was" calcext:value-type="string">
            <text:p>Was</text:p>
          </table:table-cell>
          <table:table-cell table:formula="of:=COM.MICROSOFT.IFS(MOD([.A132];6)=0;7;MOD([.A132];6)=1;6;MOD([.A132];6)=2;5;MOD([.A132];6)=3;8;MOD([.A132];6)=4;9;MOD([.A132];6)=5;3)" office:value-type="float" office:value="9" calcext:value-type="float">
            <text:p>9</text:p>
          </table:table-cell>
          <table:table-cell table:formula="of:=COM.MICROSOFT.IFS(MOD([.A132];7)=0;&quot;Redite&quot;;MOD([.A132];7)=1;&quot;Soma&quot;;MOD([.A132];7)=2;&quot;Anggara&quot;;MOD([.A132];7)=3;&quot;Budha&quot;;MOD([.A132];7)=4;&quot;Wraspati&quot;;MOD([.A132];7)=5;&quot;Sukra&quot;;MOD([.A132];7);&quot;Saniscara&quot;)" office:value-type="string" office:string-value="Wraspati" calcext:value-type="string">
            <text:p>Wraspati</text:p>
          </table:table-cell>
          <table:table-cell table:formula="of:=COM.MICROSOFT.IFS(MOD([.A132];7)=0;5;MOD([.A132];7)=1;4;MOD([.A132];7)=2;3;MOD([.A132];7)=3;7;MOD([.A132];7)=4;8;MOD([.A132];7)=5;6;MOD([.A132];7);9)" office:value-type="float" office:value="8" calcext:value-type="float">
            <text:p>8</text:p>
          </table:table-cell>
          <table:table-cell table:formula="of:=COM.MICROSOFT.IFS(MOD([.A132]+6;8)=0;&quot;Sri&quot;;MOD([.A132]+6;8)=1;&quot;Indra&quot;;MOD([.A132]+6;8)=2;&quot;Guru&quot;;MOD([.A132]+6;8)=3;&quot;Yama&quot;;MOD([.A132]+6;8)=4;&quot;Ludra&quot;;MOD([.A132]+6;8)=5;&quot;Brahma&quot;;MOD([.A132]+6;8)=6;&quot;Kala&quot;;MOD([.A132]+6;8)=7;&quot;Uma&quot;)" office:value-type="string" office:string-value="Sri" calcext:value-type="string">
            <text:p>Sri</text:p>
          </table:table-cell>
          <table:table-cell table:formula="of:=COM.MICROSOFT.IFS(MOD([.A132]+6;8)=0;6;MOD([.A132]+6;8)=1;5;MOD([.A132]+6;8)=2;8;MOD([.A132]+6;8)=3;9;MOD([.A132]+6;8)=4;3;MOD([.A132]+6;8)=5;7;MOD([.A132]+6;8)=6;1;MOD([.A132]+6;8)=7;4)" office:value-type="float" office:value="6" calcext:value-type="float">
            <text:p>6</text:p>
          </table:table-cell>
          <table:table-cell table:formula="of:=COM.MICROSOFT.IFS(MOD([.A132]-3;9)=0;&quot;Dangu&quot;;MOD([.A132]-3;9)=1;&quot;Jangur&quot;;MOD([.A132]-3;9)=2;&quot;Gigis&quot;;MOD([.A132]-3;9)=3;&quot;Nohan&quot;;MOD([.A132]-3;9)=4;&quot;Ogan&quot;;MOD([.A132]-3;9)=5;&quot;Erengan&quot;;MOD([.A132]-3;9)=6;&quot;Urungan&quot;;MOD([.A132]-3;9)=7;&quot;Tulus&quot;;MOD([.A132]-3;9)=8;&quot;Dadi&quot;)" office:value-type="string" office:string-value="Jangur" calcext:value-type="string">
            <text:p>Jangur</text:p>
          </table:table-cell>
          <table:table-cell table:formula="of:=COM.MICROSOFT.IFS(MOD([.A132]-3;9)=0;5;MOD([.A132]-3;9)=1;8;MOD([.A132]-3;9)=2;9;MOD([.A132]-3;9)=3;3;MOD([.A132]-3;9)=4;7;MOD([.A132]-3;9)=5;1;MOD([.A132]-3;9)=6;4;MOD([.A132]-3;9)=7;6;MOD([.A132]-3;9)=8;8)" office:value-type="float" office:value="8" calcext:value-type="float">
            <text:p>8</text:p>
          </table:table-cell>
          <table:table-cell table:formula="of:=COM.MICROSOFT.IFS(MOD(MOD([.N132]+[.R132];10);10)=0;&quot;Pandita&quot;;MOD(MOD([.N132]+[.R132];10);10)=1;&quot;Pati&quot;;MOD(MOD([.N132]+[.R132];10);10)=2;&quot;Suka&quot;;MOD(MOD([.N132]+[.R132];10);10)=3;&quot;Duka&quot;;MOD(MOD([.N132]+[.R132];10);10)=4;&quot;Sri&quot;;MOD(MOD([.N132]+[.R132];10);10)=5;&quot;Manuh&quot;;MOD(MOD([.N132]+[.R132];10);10)=6;&quot;Manusa&quot;;MOD(MOD([.N132]+[.R132];10);10)=7;&quot;Raja&quot;;MOD(MOD([.N132]+[.R132];10);10)=8;&quot;Dewa&quot;;MOD(MOD([.N132]+[.R132];10);10)=9;&quot;Raksasa&quot;)" office:value-type="string" office:string-value="Raja" calcext:value-type="string">
            <text:p>Raja</text:p>
          </table:table-cell>
          <table:table-cell table:formula="of:=COM.MICROSOFT.IFS(MOD(MOD([.N132]+[.R132];10);10)=0;5;MOD(MOD([.N132]+[.R132];10);10)=1;7;MOD(MOD([.N132]+[.R132];10);10)=2;10;MOD(MOD([.N132]+[.R132];10);10)=3;4;MOD(MOD([.N132]+[.R132];10);10)=4;6;MOD(MOD([.N132]+[.R132];10);10)=5;2;MOD(MOD([.N132]+[.R132];10);10)=6;3;MOD(MOD([.N132]+[.R132];10);10)=7;8;MOD(MOD([.N132]+[.R132];10);10)=8;9;MOD(MOD([.N132]+[.R132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A133]-MOD([.A133];7))/7" office:value-type="float" office:value="18" calcext:value-type="float">
            <text:p>18</text:p>
          </table:table-cell>
          <table:table-cell office:value-type="string" calcext:value-type="string">
            <text:p>Tambir</text:p>
          </table:table-cell>
          <table:table-cell office:value-type="float" office:value="4" calcext:value-type="float">
            <text:p>4</text:p>
          </table:table-cell>
          <table:table-cell table:formula="of:=IF(MOD([.N133]+[.R133];2)=1;&quot;Luang&quot;;&quot;-&quot;)" office:value-type="string" office:string-value="Luang" calcext:value-type="string">
            <text:p>Luang</text:p>
          </table:table-cell>
          <table:table-cell table:formula="of:=IF(MOD([.N133]+[.R133];2)=1;1;0)" office:value-type="float" office:value="1" calcext:value-type="float">
            <text:p>1</text:p>
          </table:table-cell>
          <table:table-cell table:formula="of:=IF(MOD([.N133]+[.R133];2)=1;&quot;Pepet&quot;;&quot;Menga&quot;)" office:value-type="string" office:string-value="Pepet" calcext:value-type="string">
            <text:p>Pepet</text:p>
          </table:table-cell>
          <table:table-cell table:formula="of:=IF(MOD([.N133]+[.R133];2)=1;4;5)" office:value-type="float" office:value="4" calcext:value-type="float">
            <text:p>4</text:p>
          </table:table-cell>
          <table:table-cell table:formula="of:=COM.MICROSOFT.IFS(MOD([.A133];3)=0;&quot;Pasah&quot;;MOD([.A133];3)=1;&quot;Beteng&quot;;MOD([.A133];3)=2;&quot;Kajeng&quot;)" office:value-type="string" office:string-value="Kajeng" calcext:value-type="string">
            <text:p>Kajeng</text:p>
          </table:table-cell>
          <table:table-cell table:formula="of:=COM.MICROSOFT.IFS(MOD([.A133];3)=0;9;MOD([.A133];3)=1;4;MOD([.A133];3)=2;7)" office:value-type="float" office:value="7" calcext:value-type="float">
            <text:p>7</text:p>
          </table:table-cell>
          <table:table-cell table:formula="of:=COM.MICROSOFT.IFS(MOD([.A133]+2;4)=0;&quot;Sri&quot;;MOD([.A133]+2;4)=1;&quot;Laba&quot;;MOD([.A133]+2;4)=2;&quot;Jaya&quot;;MOD([.A133]+2;4)=3;&quot;Menala&quot;)" office:value-type="string" office:string-value="Laba" calcext:value-type="string">
            <text:p>Laba</text:p>
          </table:table-cell>
          <table:table-cell table:formula="of:=COM.MICROSOFT.IFS(MOD([.A133]+2;4)=0;6;MOD([.A133]+2;4)=1;5;MOD([.A133]+2;4)=2;1;MOD([.A133]+2;4)=3;8)" office:value-type="float" office:value="5" calcext:value-type="float">
            <text:p>5</text:p>
          </table:table-cell>
          <table:table-cell table:formula="of:=COM.MICROSOFT.IFS(MOD([.A133];5)=0;&quot;Pahing&quot;;MOD([.A133];5)=1;&quot;Pon&quot;;MOD([.A133];5)=2;&quot;Wage&quot;;MOD([.A133];5)=3;&quot;Kliwon&quot;;MOD([.A133];5)=4;&quot;Umanis&quot;)" office:value-type="string" office:string-value="Pon" calcext:value-type="string">
            <text:p>Pon</text:p>
          </table:table-cell>
          <table:table-cell table:formula="of:=COM.MICROSOFT.IFS(MOD([.A133];5)=0;9;MOD([.A133];5)=1;7;MOD([.A133];5)=2;4;MOD([.A133];5)=3;8;MOD([.A133];5)=4;5)" office:value-type="float" office:value="7" calcext:value-type="float">
            <text:p>7</text:p>
          </table:table-cell>
          <table:table-cell table:formula="of:=COM.MICROSOFT.IFS(MOD([.A133];6)=0;&quot;Tungleh&quot;;MOD([.A133];6)=1;&quot;Aryang&quot;;MOD([.A133];6)=2;&quot;Urukung&quot;;MOD([.A133];6)=3;&quot;Paniron&quot;;MOD([.A133];6)=4;&quot;Was&quot;;MOD([.A133];6)=5;&quot;Maulu&quot;)" office:value-type="string" office:string-value="Maulu" calcext:value-type="string">
            <text:p>Maulu</text:p>
          </table:table-cell>
          <table:table-cell table:formula="of:=COM.MICROSOFT.IFS(MOD([.A133];6)=0;7;MOD([.A133];6)=1;6;MOD([.A133];6)=2;5;MOD([.A133];6)=3;8;MOD([.A133];6)=4;9;MOD([.A133];6)=5;3)" office:value-type="float" office:value="3" calcext:value-type="float">
            <text:p>3</text:p>
          </table:table-cell>
          <table:table-cell table:formula="of:=COM.MICROSOFT.IFS(MOD([.A133];7)=0;&quot;Redite&quot;;MOD([.A133];7)=1;&quot;Soma&quot;;MOD([.A133];7)=2;&quot;Anggara&quot;;MOD([.A133];7)=3;&quot;Budha&quot;;MOD([.A133];7)=4;&quot;Wraspati&quot;;MOD([.A133];7)=5;&quot;Sukra&quot;;MOD([.A133];7);&quot;Saniscara&quot;)" office:value-type="string" office:string-value="Sukra" calcext:value-type="string">
            <text:p>Sukra</text:p>
          </table:table-cell>
          <table:table-cell table:formula="of:=COM.MICROSOFT.IFS(MOD([.A133];7)=0;5;MOD([.A133];7)=1;4;MOD([.A133];7)=2;3;MOD([.A133];7)=3;7;MOD([.A133];7)=4;8;MOD([.A133];7)=5;6;MOD([.A133];7);9)" office:value-type="float" office:value="6" calcext:value-type="float">
            <text:p>6</text:p>
          </table:table-cell>
          <table:table-cell table:formula="of:=COM.MICROSOFT.IFS(MOD([.A133]+6;8)=0;&quot;Sri&quot;;MOD([.A133]+6;8)=1;&quot;Indra&quot;;MOD([.A133]+6;8)=2;&quot;Guru&quot;;MOD([.A133]+6;8)=3;&quot;Yama&quot;;MOD([.A133]+6;8)=4;&quot;Ludra&quot;;MOD([.A133]+6;8)=5;&quot;Brahma&quot;;MOD([.A133]+6;8)=6;&quot;Kala&quot;;MOD([.A133]+6;8)=7;&quot;Uma&quot;)" office:value-type="string" office:string-value="Indra" calcext:value-type="string">
            <text:p>Indra</text:p>
          </table:table-cell>
          <table:table-cell table:formula="of:=COM.MICROSOFT.IFS(MOD([.A133]+6;8)=0;6;MOD([.A133]+6;8)=1;5;MOD([.A133]+6;8)=2;8;MOD([.A133]+6;8)=3;9;MOD([.A133]+6;8)=4;3;MOD([.A133]+6;8)=5;7;MOD([.A133]+6;8)=6;1;MOD([.A133]+6;8)=7;4)" office:value-type="float" office:value="5" calcext:value-type="float">
            <text:p>5</text:p>
          </table:table-cell>
          <table:table-cell table:formula="of:=COM.MICROSOFT.IFS(MOD([.A133]-3;9)=0;&quot;Dangu&quot;;MOD([.A133]-3;9)=1;&quot;Jangur&quot;;MOD([.A133]-3;9)=2;&quot;Gigis&quot;;MOD([.A133]-3;9)=3;&quot;Nohan&quot;;MOD([.A133]-3;9)=4;&quot;Ogan&quot;;MOD([.A133]-3;9)=5;&quot;Erengan&quot;;MOD([.A133]-3;9)=6;&quot;Urungan&quot;;MOD([.A133]-3;9)=7;&quot;Tulus&quot;;MOD([.A133]-3;9)=8;&quot;Dadi&quot;)" office:value-type="string" office:string-value="Gigis" calcext:value-type="string">
            <text:p>Gigis</text:p>
          </table:table-cell>
          <table:table-cell table:formula="of:=COM.MICROSOFT.IFS(MOD([.A133]-3;9)=0;5;MOD([.A133]-3;9)=1;8;MOD([.A133]-3;9)=2;9;MOD([.A133]-3;9)=3;3;MOD([.A133]-3;9)=4;7;MOD([.A133]-3;9)=5;1;MOD([.A133]-3;9)=6;4;MOD([.A133]-3;9)=7;6;MOD([.A133]-3;9)=8;8)" office:value-type="float" office:value="9" calcext:value-type="float">
            <text:p>9</text:p>
          </table:table-cell>
          <table:table-cell table:formula="of:=COM.MICROSOFT.IFS(MOD(MOD([.N133]+[.R133];10);10)=0;&quot;Pandita&quot;;MOD(MOD([.N133]+[.R133];10);10)=1;&quot;Pati&quot;;MOD(MOD([.N133]+[.R133];10);10)=2;&quot;Suka&quot;;MOD(MOD([.N133]+[.R133];10);10)=3;&quot;Duka&quot;;MOD(MOD([.N133]+[.R133];10);10)=4;&quot;Sri&quot;;MOD(MOD([.N133]+[.R133];10);10)=5;&quot;Manuh&quot;;MOD(MOD([.N133]+[.R133];10);10)=6;&quot;Manusa&quot;;MOD(MOD([.N133]+[.R133];10);10)=7;&quot;Raja&quot;;MOD(MOD([.N133]+[.R133];10);10)=8;&quot;Dewa&quot;;MOD(MOD([.N133]+[.R133];10);10)=9;&quot;Raksasa&quot;)" office:value-type="string" office:string-value="Duka" calcext:value-type="string">
            <text:p>Duka</text:p>
          </table:table-cell>
          <table:table-cell table:formula="of:=COM.MICROSOFT.IFS(MOD(MOD([.N133]+[.R133];10);10)=0;5;MOD(MOD([.N133]+[.R133];10);10)=1;7;MOD(MOD([.N133]+[.R133];10);10)=2;10;MOD(MOD([.N133]+[.R133];10);10)=3;4;MOD(MOD([.N133]+[.R133];10);10)=4;6;MOD(MOD([.N133]+[.R133];10);10)=5;2;MOD(MOD([.N133]+[.R133];10);10)=6;3;MOD(MOD([.N133]+[.R133];10);10)=7;8;MOD(MOD([.N133]+[.R133];10);10)=8;9;MOD(MOD([.N133]+[.R133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A134]-MOD([.A134];7))/7" office:value-type="float" office:value="18" calcext:value-type="float">
            <text:p>18</text:p>
          </table:table-cell>
          <table:table-cell office:value-type="string" calcext:value-type="string">
            <text:p>Tambir</text:p>
          </table:table-cell>
          <table:table-cell office:value-type="float" office:value="4" calcext:value-type="float">
            <text:p>4</text:p>
          </table:table-cell>
          <table:table-cell table:formula="of:=IF(MOD([.N134]+[.R134];2)=1;&quot;Luang&quot;;&quot;-&quot;)" office:value-type="string" office:string-value="Luang" calcext:value-type="string">
            <text:p>Luang</text:p>
          </table:table-cell>
          <table:table-cell table:formula="of:=IF(MOD([.N134]+[.R134];2)=1;1;0)" office:value-type="float" office:value="1" calcext:value-type="float">
            <text:p>1</text:p>
          </table:table-cell>
          <table:table-cell table:formula="of:=IF(MOD([.N134]+[.R134];2)=1;&quot;Pepet&quot;;&quot;Menga&quot;)" office:value-type="string" office:string-value="Pepet" calcext:value-type="string">
            <text:p>Pepet</text:p>
          </table:table-cell>
          <table:table-cell table:formula="of:=IF(MOD([.N134]+[.R134];2)=1;4;5)" office:value-type="float" office:value="4" calcext:value-type="float">
            <text:p>4</text:p>
          </table:table-cell>
          <table:table-cell table:formula="of:=COM.MICROSOFT.IFS(MOD([.A134];3)=0;&quot;Pasah&quot;;MOD([.A134];3)=1;&quot;Beteng&quot;;MOD([.A134];3)=2;&quot;Kajeng&quot;)" office:value-type="string" office:string-value="Pasah" calcext:value-type="string">
            <text:p>Pasah</text:p>
          </table:table-cell>
          <table:table-cell table:formula="of:=COM.MICROSOFT.IFS(MOD([.A134];3)=0;9;MOD([.A134];3)=1;4;MOD([.A134];3)=2;7)" office:value-type="float" office:value="9" calcext:value-type="float">
            <text:p>9</text:p>
          </table:table-cell>
          <table:table-cell table:formula="of:=COM.MICROSOFT.IFS(MOD([.A134]+2;4)=0;&quot;Sri&quot;;MOD([.A134]+2;4)=1;&quot;Laba&quot;;MOD([.A134]+2;4)=2;&quot;Jaya&quot;;MOD([.A134]+2;4)=3;&quot;Menala&quot;)" office:value-type="string" office:string-value="Jaya" calcext:value-type="string">
            <text:p>Jaya</text:p>
          </table:table-cell>
          <table:table-cell table:formula="of:=COM.MICROSOFT.IFS(MOD([.A134]+2;4)=0;6;MOD([.A134]+2;4)=1;5;MOD([.A134]+2;4)=2;1;MOD([.A134]+2;4)=3;8)" office:value-type="float" office:value="1" calcext:value-type="float">
            <text:p>1</text:p>
          </table:table-cell>
          <table:table-cell table:formula="of:=COM.MICROSOFT.IFS(MOD([.A134];5)=0;&quot;Pahing&quot;;MOD([.A134];5)=1;&quot;Pon&quot;;MOD([.A134];5)=2;&quot;Wage&quot;;MOD([.A134];5)=3;&quot;Kliwon&quot;;MOD([.A134];5)=4;&quot;Umanis&quot;)" office:value-type="string" office:string-value="Wage" calcext:value-type="string">
            <text:p>Wage</text:p>
          </table:table-cell>
          <table:table-cell table:formula="of:=COM.MICROSOFT.IFS(MOD([.A134];5)=0;9;MOD([.A134];5)=1;7;MOD([.A134];5)=2;4;MOD([.A134];5)=3;8;MOD([.A134];5)=4;5)" office:value-type="float" office:value="4" calcext:value-type="float">
            <text:p>4</text:p>
          </table:table-cell>
          <table:table-cell table:formula="of:=COM.MICROSOFT.IFS(MOD([.A134];6)=0;&quot;Tungleh&quot;;MOD([.A134];6)=1;&quot;Aryang&quot;;MOD([.A134];6)=2;&quot;Urukung&quot;;MOD([.A134];6)=3;&quot;Paniron&quot;;MOD([.A134];6)=4;&quot;Was&quot;;MOD([.A134];6)=5;&quot;Maulu&quot;)" office:value-type="string" office:string-value="Tungleh" calcext:value-type="string">
            <text:p>Tungleh</text:p>
          </table:table-cell>
          <table:table-cell table:formula="of:=COM.MICROSOFT.IFS(MOD([.A134];6)=0;7;MOD([.A134];6)=1;6;MOD([.A134];6)=2;5;MOD([.A134];6)=3;8;MOD([.A134];6)=4;9;MOD([.A134];6)=5;3)" office:value-type="float" office:value="7" calcext:value-type="float">
            <text:p>7</text:p>
          </table:table-cell>
          <table:table-cell table:formula="of:=COM.MICROSOFT.IFS(MOD([.A134];7)=0;&quot;Redite&quot;;MOD([.A134];7)=1;&quot;Soma&quot;;MOD([.A134];7)=2;&quot;Anggara&quot;;MOD([.A134];7)=3;&quot;Budha&quot;;MOD([.A134];7)=4;&quot;Wraspati&quot;;MOD([.A134];7)=5;&quot;Sukra&quot;;MOD([.A134];7);&quot;Saniscara&quot;)" office:value-type="string" office:string-value="Saniscara" calcext:value-type="string">
            <text:p>Saniscara</text:p>
          </table:table-cell>
          <table:table-cell table:formula="of:=COM.MICROSOFT.IFS(MOD([.A134];7)=0;5;MOD([.A134];7)=1;4;MOD([.A134];7)=2;3;MOD([.A134];7)=3;7;MOD([.A134];7)=4;8;MOD([.A134];7)=5;6;MOD([.A134];7);9)" office:value-type="float" office:value="9" calcext:value-type="float">
            <text:p>9</text:p>
          </table:table-cell>
          <table:table-cell table:formula="of:=COM.MICROSOFT.IFS(MOD([.A134]+6;8)=0;&quot;Sri&quot;;MOD([.A134]+6;8)=1;&quot;Indra&quot;;MOD([.A134]+6;8)=2;&quot;Guru&quot;;MOD([.A134]+6;8)=3;&quot;Yama&quot;;MOD([.A134]+6;8)=4;&quot;Ludra&quot;;MOD([.A134]+6;8)=5;&quot;Brahma&quot;;MOD([.A134]+6;8)=6;&quot;Kala&quot;;MOD([.A134]+6;8)=7;&quot;Uma&quot;)" office:value-type="string" office:string-value="Guru" calcext:value-type="string">
            <text:p>Guru</text:p>
          </table:table-cell>
          <table:table-cell table:formula="of:=COM.MICROSOFT.IFS(MOD([.A134]+6;8)=0;6;MOD([.A134]+6;8)=1;5;MOD([.A134]+6;8)=2;8;MOD([.A134]+6;8)=3;9;MOD([.A134]+6;8)=4;3;MOD([.A134]+6;8)=5;7;MOD([.A134]+6;8)=6;1;MOD([.A134]+6;8)=7;4)" office:value-type="float" office:value="8" calcext:value-type="float">
            <text:p>8</text:p>
          </table:table-cell>
          <table:table-cell table:formula="of:=COM.MICROSOFT.IFS(MOD([.A134]-3;9)=0;&quot;Dangu&quot;;MOD([.A134]-3;9)=1;&quot;Jangur&quot;;MOD([.A134]-3;9)=2;&quot;Gigis&quot;;MOD([.A134]-3;9)=3;&quot;Nohan&quot;;MOD([.A134]-3;9)=4;&quot;Ogan&quot;;MOD([.A134]-3;9)=5;&quot;Erengan&quot;;MOD([.A134]-3;9)=6;&quot;Urungan&quot;;MOD([.A134]-3;9)=7;&quot;Tulus&quot;;MOD([.A134]-3;9)=8;&quot;Dadi&quot;)" office:value-type="string" office:string-value="Nohan" calcext:value-type="string">
            <text:p>Nohan</text:p>
          </table:table-cell>
          <table:table-cell table:formula="of:=COM.MICROSOFT.IFS(MOD([.A134]-3;9)=0;5;MOD([.A134]-3;9)=1;8;MOD([.A134]-3;9)=2;9;MOD([.A134]-3;9)=3;3;MOD([.A134]-3;9)=4;7;MOD([.A134]-3;9)=5;1;MOD([.A134]-3;9)=6;4;MOD([.A134]-3;9)=7;6;MOD([.A134]-3;9)=8;8)" office:value-type="float" office:value="3" calcext:value-type="float">
            <text:p>3</text:p>
          </table:table-cell>
          <table:table-cell table:formula="of:=COM.MICROSOFT.IFS(MOD(MOD([.N134]+[.R134];10);10)=0;&quot;Pandita&quot;;MOD(MOD([.N134]+[.R134];10);10)=1;&quot;Pati&quot;;MOD(MOD([.N134]+[.R134];10);10)=2;&quot;Suka&quot;;MOD(MOD([.N134]+[.R134];10);10)=3;&quot;Duka&quot;;MOD(MOD([.N134]+[.R134];10);10)=4;&quot;Sri&quot;;MOD(MOD([.N134]+[.R134];10);10)=5;&quot;Manuh&quot;;MOD(MOD([.N134]+[.R134];10);10)=6;&quot;Manusa&quot;;MOD(MOD([.N134]+[.R134];10);10)=7;&quot;Raja&quot;;MOD(MOD([.N134]+[.R134];10);10)=8;&quot;Dewa&quot;;MOD(MOD([.N134]+[.R134];10);10)=9;&quot;Raksasa&quot;)" office:value-type="string" office:string-value="Duka" calcext:value-type="string">
            <text:p>Duka</text:p>
          </table:table-cell>
          <table:table-cell table:formula="of:=COM.MICROSOFT.IFS(MOD(MOD([.N134]+[.R134];10);10)=0;5;MOD(MOD([.N134]+[.R134];10);10)=1;7;MOD(MOD([.N134]+[.R134];10);10)=2;10;MOD(MOD([.N134]+[.R134];10);10)=3;4;MOD(MOD([.N134]+[.R134];10);10)=4;6;MOD(MOD([.N134]+[.R134];10);10)=5;2;MOD(MOD([.N134]+[.R134];10);10)=6;3;MOD(MOD([.N134]+[.R134];10);10)=7;8;MOD(MOD([.N134]+[.R134];10);10)=8;9;MOD(MOD([.N134]+[.R134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[.A135]-MOD([.A135];7))/7" office:value-type="float" office:value="19" calcext:value-type="float">
            <text:p>19</text:p>
          </table:table-cell>
          <table:table-cell office:value-type="string" calcext:value-type="string">
            <text:p>Medangkungan</text:p>
          </table:table-cell>
          <table:table-cell office:value-type="float" office:value="6" calcext:value-type="float">
            <text:p>6</text:p>
          </table:table-cell>
          <table:table-cell table:formula="of:=IF(MOD([.N135]+[.R135];2)=1;&quot;Luang&quot;;&quot;-&quot;)" office:value-type="string" office:string-value="Luang" calcext:value-type="string">
            <text:p>Luang</text:p>
          </table:table-cell>
          <table:table-cell table:formula="of:=IF(MOD([.N135]+[.R135];2)=1;1;0)" office:value-type="float" office:value="1" calcext:value-type="float">
            <text:p>1</text:p>
          </table:table-cell>
          <table:table-cell table:formula="of:=IF(MOD([.N135]+[.R135];2)=1;&quot;Pepet&quot;;&quot;Menga&quot;)" office:value-type="string" office:string-value="Pepet" calcext:value-type="string">
            <text:p>Pepet</text:p>
          </table:table-cell>
          <table:table-cell table:formula="of:=IF(MOD([.N135]+[.R135];2)=1;4;5)" office:value-type="float" office:value="4" calcext:value-type="float">
            <text:p>4</text:p>
          </table:table-cell>
          <table:table-cell table:formula="of:=COM.MICROSOFT.IFS(MOD([.A135];3)=0;&quot;Pasah&quot;;MOD([.A135];3)=1;&quot;Beteng&quot;;MOD([.A135];3)=2;&quot;Kajeng&quot;)" office:value-type="string" office:string-value="Beteng" calcext:value-type="string">
            <text:p>Beteng</text:p>
          </table:table-cell>
          <table:table-cell table:formula="of:=COM.MICROSOFT.IFS(MOD([.A135];3)=0;9;MOD([.A135];3)=1;4;MOD([.A135];3)=2;7)" office:value-type="float" office:value="4" calcext:value-type="float">
            <text:p>4</text:p>
          </table:table-cell>
          <table:table-cell table:formula="of:=COM.MICROSOFT.IFS(MOD([.A135]+2;4)=0;&quot;Sri&quot;;MOD([.A135]+2;4)=1;&quot;Laba&quot;;MOD([.A135]+2;4)=2;&quot;Jaya&quot;;MOD([.A135]+2;4)=3;&quot;Menala&quot;)" office:value-type="string" office:string-value="Menala" calcext:value-type="string">
            <text:p>Menala</text:p>
          </table:table-cell>
          <table:table-cell table:formula="of:=COM.MICROSOFT.IFS(MOD([.A135]+2;4)=0;6;MOD([.A135]+2;4)=1;5;MOD([.A135]+2;4)=2;1;MOD([.A135]+2;4)=3;8)" office:value-type="float" office:value="8" calcext:value-type="float">
            <text:p>8</text:p>
          </table:table-cell>
          <table:table-cell table:formula="of:=COM.MICROSOFT.IFS(MOD([.A135];5)=0;&quot;Pahing&quot;;MOD([.A135];5)=1;&quot;Pon&quot;;MOD([.A135];5)=2;&quot;Wage&quot;;MOD([.A135];5)=3;&quot;Kliwon&quot;;MOD([.A135];5)=4;&quot;Umanis&quot;)" office:value-type="string" office:string-value="Kliwon" calcext:value-type="string">
            <text:p>Kliwon</text:p>
          </table:table-cell>
          <table:table-cell table:formula="of:=COM.MICROSOFT.IFS(MOD([.A135];5)=0;9;MOD([.A135];5)=1;7;MOD([.A135];5)=2;4;MOD([.A135];5)=3;8;MOD([.A135];5)=4;5)" office:value-type="float" office:value="8" calcext:value-type="float">
            <text:p>8</text:p>
          </table:table-cell>
          <table:table-cell table:formula="of:=COM.MICROSOFT.IFS(MOD([.A135];6)=0;&quot;Tungleh&quot;;MOD([.A135];6)=1;&quot;Aryang&quot;;MOD([.A135];6)=2;&quot;Urukung&quot;;MOD([.A135];6)=3;&quot;Paniron&quot;;MOD([.A135];6)=4;&quot;Was&quot;;MOD([.A135];6)=5;&quot;Maulu&quot;)" office:value-type="string" office:string-value="Aryang" calcext:value-type="string">
            <text:p>Aryang</text:p>
          </table:table-cell>
          <table:table-cell table:formula="of:=COM.MICROSOFT.IFS(MOD([.A135];6)=0;7;MOD([.A135];6)=1;6;MOD([.A135];6)=2;5;MOD([.A135];6)=3;8;MOD([.A135];6)=4;9;MOD([.A135];6)=5;3)" office:value-type="float" office:value="6" calcext:value-type="float">
            <text:p>6</text:p>
          </table:table-cell>
          <table:table-cell table:formula="of:=COM.MICROSOFT.IFS(MOD([.A135];7)=0;&quot;Redite&quot;;MOD([.A135];7)=1;&quot;Soma&quot;;MOD([.A135];7)=2;&quot;Anggara&quot;;MOD([.A135];7)=3;&quot;Budha&quot;;MOD([.A135];7)=4;&quot;Wraspati&quot;;MOD([.A135];7)=5;&quot;Sukra&quot;;MOD([.A135];7);&quot;Saniscara&quot;)" office:value-type="string" office:string-value="Redite" calcext:value-type="string">
            <text:p>Redite</text:p>
          </table:table-cell>
          <table:table-cell table:formula="of:=COM.MICROSOFT.IFS(MOD([.A135];7)=0;5;MOD([.A135];7)=1;4;MOD([.A135];7)=2;3;MOD([.A135];7)=3;7;MOD([.A135];7)=4;8;MOD([.A135];7)=5;6;MOD([.A135];7);9)" office:value-type="float" office:value="5" calcext:value-type="float">
            <text:p>5</text:p>
          </table:table-cell>
          <table:table-cell table:formula="of:=COM.MICROSOFT.IFS(MOD([.A135]+6;8)=0;&quot;Sri&quot;;MOD([.A135]+6;8)=1;&quot;Indra&quot;;MOD([.A135]+6;8)=2;&quot;Guru&quot;;MOD([.A135]+6;8)=3;&quot;Yama&quot;;MOD([.A135]+6;8)=4;&quot;Ludra&quot;;MOD([.A135]+6;8)=5;&quot;Brahma&quot;;MOD([.A135]+6;8)=6;&quot;Kala&quot;;MOD([.A135]+6;8)=7;&quot;Uma&quot;)" office:value-type="string" office:string-value="Yama" calcext:value-type="string">
            <text:p>Yama</text:p>
          </table:table-cell>
          <table:table-cell table:formula="of:=COM.MICROSOFT.IFS(MOD([.A135]+6;8)=0;6;MOD([.A135]+6;8)=1;5;MOD([.A135]+6;8)=2;8;MOD([.A135]+6;8)=3;9;MOD([.A135]+6;8)=4;3;MOD([.A135]+6;8)=5;7;MOD([.A135]+6;8)=6;1;MOD([.A135]+6;8)=7;4)" office:value-type="float" office:value="9" calcext:value-type="float">
            <text:p>9</text:p>
          </table:table-cell>
          <table:table-cell table:formula="of:=COM.MICROSOFT.IFS(MOD([.A135]-3;9)=0;&quot;Dangu&quot;;MOD([.A135]-3;9)=1;&quot;Jangur&quot;;MOD([.A135]-3;9)=2;&quot;Gigis&quot;;MOD([.A135]-3;9)=3;&quot;Nohan&quot;;MOD([.A135]-3;9)=4;&quot;Ogan&quot;;MOD([.A135]-3;9)=5;&quot;Erengan&quot;;MOD([.A135]-3;9)=6;&quot;Urungan&quot;;MOD([.A135]-3;9)=7;&quot;Tulus&quot;;MOD([.A135]-3;9)=8;&quot;Dadi&quot;)" office:value-type="string" office:string-value="Ogan" calcext:value-type="string">
            <text:p>Ogan</text:p>
          </table:table-cell>
          <table:table-cell table:formula="of:=COM.MICROSOFT.IFS(MOD([.A135]-3;9)=0;5;MOD([.A135]-3;9)=1;8;MOD([.A135]-3;9)=2;9;MOD([.A135]-3;9)=3;3;MOD([.A135]-3;9)=4;7;MOD([.A135]-3;9)=5;1;MOD([.A135]-3;9)=6;4;MOD([.A135]-3;9)=7;6;MOD([.A135]-3;9)=8;8)" office:value-type="float" office:value="7" calcext:value-type="float">
            <text:p>7</text:p>
          </table:table-cell>
          <table:table-cell table:formula="of:=COM.MICROSOFT.IFS(MOD(MOD([.N135]+[.R135];10);10)=0;&quot;Pandita&quot;;MOD(MOD([.N135]+[.R135];10);10)=1;&quot;Pati&quot;;MOD(MOD([.N135]+[.R135];10);10)=2;&quot;Suka&quot;;MOD(MOD([.N135]+[.R135];10);10)=3;&quot;Duka&quot;;MOD(MOD([.N135]+[.R135];10);10)=4;&quot;Sri&quot;;MOD(MOD([.N135]+[.R135];10);10)=5;&quot;Manuh&quot;;MOD(MOD([.N135]+[.R135];10);10)=6;&quot;Manusa&quot;;MOD(MOD([.N135]+[.R135];10);10)=7;&quot;Raja&quot;;MOD(MOD([.N135]+[.R135];10);10)=8;&quot;Dewa&quot;;MOD(MOD([.N135]+[.R135];10);10)=9;&quot;Raksasa&quot;)" office:value-type="string" office:string-value="Duka" calcext:value-type="string">
            <text:p>Duka</text:p>
          </table:table-cell>
          <table:table-cell table:formula="of:=COM.MICROSOFT.IFS(MOD(MOD([.N135]+[.R135];10);10)=0;5;MOD(MOD([.N135]+[.R135];10);10)=1;7;MOD(MOD([.N135]+[.R135];10);10)=2;10;MOD(MOD([.N135]+[.R135];10);10)=3;4;MOD(MOD([.N135]+[.R135];10);10)=4;6;MOD(MOD([.N135]+[.R135];10);10)=5;2;MOD(MOD([.N135]+[.R135];10);10)=6;3;MOD(MOD([.N135]+[.R135];10);10)=7;8;MOD(MOD([.N135]+[.R135];10);10)=8;9;MOD(MOD([.N135]+[.R135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A136]-MOD([.A136];7))/7" office:value-type="float" office:value="19" calcext:value-type="float">
            <text:p>19</text:p>
          </table:table-cell>
          <table:table-cell office:value-type="string" calcext:value-type="string">
            <text:p>Medangkungan</text:p>
          </table:table-cell>
          <table:table-cell office:value-type="float" office:value="6" calcext:value-type="float">
            <text:p>6</text:p>
          </table:table-cell>
          <table:table-cell table:formula="of:=IF(MOD([.N136]+[.R136];2)=1;&quot;Luang&quot;;&quot;-&quot;)" office:value-type="string" office:string-value="Luang" calcext:value-type="string">
            <text:p>Luang</text:p>
          </table:table-cell>
          <table:table-cell table:formula="of:=IF(MOD([.N136]+[.R136];2)=1;1;0)" office:value-type="float" office:value="1" calcext:value-type="float">
            <text:p>1</text:p>
          </table:table-cell>
          <table:table-cell table:formula="of:=IF(MOD([.N136]+[.R136];2)=1;&quot;Pepet&quot;;&quot;Menga&quot;)" office:value-type="string" office:string-value="Pepet" calcext:value-type="string">
            <text:p>Pepet</text:p>
          </table:table-cell>
          <table:table-cell table:formula="of:=IF(MOD([.N136]+[.R136];2)=1;4;5)" office:value-type="float" office:value="4" calcext:value-type="float">
            <text:p>4</text:p>
          </table:table-cell>
          <table:table-cell table:formula="of:=COM.MICROSOFT.IFS(MOD([.A136];3)=0;&quot;Pasah&quot;;MOD([.A136];3)=1;&quot;Beteng&quot;;MOD([.A136];3)=2;&quot;Kajeng&quot;)" office:value-type="string" office:string-value="Kajeng" calcext:value-type="string">
            <text:p>Kajeng</text:p>
          </table:table-cell>
          <table:table-cell table:formula="of:=COM.MICROSOFT.IFS(MOD([.A136];3)=0;9;MOD([.A136];3)=1;4;MOD([.A136];3)=2;7)" office:value-type="float" office:value="7" calcext:value-type="float">
            <text:p>7</text:p>
          </table:table-cell>
          <table:table-cell table:formula="of:=COM.MICROSOFT.IFS(MOD([.A136]+2;4)=0;&quot;Sri&quot;;MOD([.A136]+2;4)=1;&quot;Laba&quot;;MOD([.A136]+2;4)=2;&quot;Jaya&quot;;MOD([.A136]+2;4)=3;&quot;Menala&quot;)" office:value-type="string" office:string-value="Sri" calcext:value-type="string">
            <text:p>Sri</text:p>
          </table:table-cell>
          <table:table-cell table:formula="of:=COM.MICROSOFT.IFS(MOD([.A136]+2;4)=0;6;MOD([.A136]+2;4)=1;5;MOD([.A136]+2;4)=2;1;MOD([.A136]+2;4)=3;8)" office:value-type="float" office:value="6" calcext:value-type="float">
            <text:p>6</text:p>
          </table:table-cell>
          <table:table-cell table:formula="of:=COM.MICROSOFT.IFS(MOD([.A136];5)=0;&quot;Pahing&quot;;MOD([.A136];5)=1;&quot;Pon&quot;;MOD([.A136];5)=2;&quot;Wage&quot;;MOD([.A136];5)=3;&quot;Kliwon&quot;;MOD([.A136];5)=4;&quot;Umanis&quot;)" office:value-type="string" office:string-value="Umanis" calcext:value-type="string">
            <text:p>Umanis</text:p>
          </table:table-cell>
          <table:table-cell table:formula="of:=COM.MICROSOFT.IFS(MOD([.A136];5)=0;9;MOD([.A136];5)=1;7;MOD([.A136];5)=2;4;MOD([.A136];5)=3;8;MOD([.A136];5)=4;5)" office:value-type="float" office:value="5" calcext:value-type="float">
            <text:p>5</text:p>
          </table:table-cell>
          <table:table-cell table:formula="of:=COM.MICROSOFT.IFS(MOD([.A136];6)=0;&quot;Tungleh&quot;;MOD([.A136];6)=1;&quot;Aryang&quot;;MOD([.A136];6)=2;&quot;Urukung&quot;;MOD([.A136];6)=3;&quot;Paniron&quot;;MOD([.A136];6)=4;&quot;Was&quot;;MOD([.A136];6)=5;&quot;Maulu&quot;)" office:value-type="string" office:string-value="Urukung" calcext:value-type="string">
            <text:p>Urukung</text:p>
          </table:table-cell>
          <table:table-cell table:formula="of:=COM.MICROSOFT.IFS(MOD([.A136];6)=0;7;MOD([.A136];6)=1;6;MOD([.A136];6)=2;5;MOD([.A136];6)=3;8;MOD([.A136];6)=4;9;MOD([.A136];6)=5;3)" office:value-type="float" office:value="5" calcext:value-type="float">
            <text:p>5</text:p>
          </table:table-cell>
          <table:table-cell table:formula="of:=COM.MICROSOFT.IFS(MOD([.A136];7)=0;&quot;Redite&quot;;MOD([.A136];7)=1;&quot;Soma&quot;;MOD([.A136];7)=2;&quot;Anggara&quot;;MOD([.A136];7)=3;&quot;Budha&quot;;MOD([.A136];7)=4;&quot;Wraspati&quot;;MOD([.A136];7)=5;&quot;Sukra&quot;;MOD([.A136];7);&quot;Saniscara&quot;)" office:value-type="string" office:string-value="Soma" calcext:value-type="string">
            <text:p>Soma</text:p>
          </table:table-cell>
          <table:table-cell table:formula="of:=COM.MICROSOFT.IFS(MOD([.A136];7)=0;5;MOD([.A136];7)=1;4;MOD([.A136];7)=2;3;MOD([.A136];7)=3;7;MOD([.A136];7)=4;8;MOD([.A136];7)=5;6;MOD([.A136];7);9)" office:value-type="float" office:value="4" calcext:value-type="float">
            <text:p>4</text:p>
          </table:table-cell>
          <table:table-cell table:formula="of:=COM.MICROSOFT.IFS(MOD([.A136]+6;8)=0;&quot;Sri&quot;;MOD([.A136]+6;8)=1;&quot;Indra&quot;;MOD([.A136]+6;8)=2;&quot;Guru&quot;;MOD([.A136]+6;8)=3;&quot;Yama&quot;;MOD([.A136]+6;8)=4;&quot;Ludra&quot;;MOD([.A136]+6;8)=5;&quot;Brahma&quot;;MOD([.A136]+6;8)=6;&quot;Kala&quot;;MOD([.A136]+6;8)=7;&quot;Uma&quot;)" office:value-type="string" office:string-value="Ludra" calcext:value-type="string">
            <text:p>Ludra</text:p>
          </table:table-cell>
          <table:table-cell table:formula="of:=COM.MICROSOFT.IFS(MOD([.A136]+6;8)=0;6;MOD([.A136]+6;8)=1;5;MOD([.A136]+6;8)=2;8;MOD([.A136]+6;8)=3;9;MOD([.A136]+6;8)=4;3;MOD([.A136]+6;8)=5;7;MOD([.A136]+6;8)=6;1;MOD([.A136]+6;8)=7;4)" office:value-type="float" office:value="3" calcext:value-type="float">
            <text:p>3</text:p>
          </table:table-cell>
          <table:table-cell table:formula="of:=COM.MICROSOFT.IFS(MOD([.A136]-3;9)=0;&quot;Dangu&quot;;MOD([.A136]-3;9)=1;&quot;Jangur&quot;;MOD([.A136]-3;9)=2;&quot;Gigis&quot;;MOD([.A136]-3;9)=3;&quot;Nohan&quot;;MOD([.A136]-3;9)=4;&quot;Ogan&quot;;MOD([.A136]-3;9)=5;&quot;Erengan&quot;;MOD([.A136]-3;9)=6;&quot;Urungan&quot;;MOD([.A136]-3;9)=7;&quot;Tulus&quot;;MOD([.A136]-3;9)=8;&quot;Dadi&quot;)" office:value-type="string" office:string-value="Erengan" calcext:value-type="string">
            <text:p>Erengan</text:p>
          </table:table-cell>
          <table:table-cell table:formula="of:=COM.MICROSOFT.IFS(MOD([.A136]-3;9)=0;5;MOD([.A136]-3;9)=1;8;MOD([.A136]-3;9)=2;9;MOD([.A136]-3;9)=3;3;MOD([.A136]-3;9)=4;7;MOD([.A136]-3;9)=5;1;MOD([.A136]-3;9)=6;4;MOD([.A136]-3;9)=7;6;MOD([.A136]-3;9)=8;8)" office:value-type="float" office:value="1" calcext:value-type="float">
            <text:p>1</text:p>
          </table:table-cell>
          <table:table-cell table:formula="of:=COM.MICROSOFT.IFS(MOD(MOD([.N136]+[.R136];10);10)=0;&quot;Pandita&quot;;MOD(MOD([.N136]+[.R136];10);10)=1;&quot;Pati&quot;;MOD(MOD([.N136]+[.R136];10);10)=2;&quot;Suka&quot;;MOD(MOD([.N136]+[.R136];10);10)=3;&quot;Duka&quot;;MOD(MOD([.N136]+[.R136];10);10)=4;&quot;Sri&quot;;MOD(MOD([.N136]+[.R136];10);10)=5;&quot;Manuh&quot;;MOD(MOD([.N136]+[.R136];10);10)=6;&quot;Manusa&quot;;MOD(MOD([.N136]+[.R136];10);10)=7;&quot;Raja&quot;;MOD(MOD([.N136]+[.R136];10);10)=8;&quot;Dewa&quot;;MOD(MOD([.N136]+[.R136];10);10)=9;&quot;Raksasa&quot;)" office:value-type="string" office:string-value="Raksasa" calcext:value-type="string">
            <text:p>Raksasa</text:p>
          </table:table-cell>
          <table:table-cell table:formula="of:=COM.MICROSOFT.IFS(MOD(MOD([.N136]+[.R136];10);10)=0;5;MOD(MOD([.N136]+[.R136];10);10)=1;7;MOD(MOD([.N136]+[.R136];10);10)=2;10;MOD(MOD([.N136]+[.R136];10);10)=3;4;MOD(MOD([.N136]+[.R136];10);10)=4;6;MOD(MOD([.N136]+[.R136];10);10)=5;2;MOD(MOD([.N136]+[.R136];10);10)=6;3;MOD(MOD([.N136]+[.R136];10);10)=7;8;MOD(MOD([.N136]+[.R136];10);10)=8;9;MOD(MOD([.N136]+[.R136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A137]-MOD([.A137];7))/7" office:value-type="float" office:value="19" calcext:value-type="float">
            <text:p>19</text:p>
          </table:table-cell>
          <table:table-cell office:value-type="string" calcext:value-type="string">
            <text:p>Medangkungan</text:p>
          </table:table-cell>
          <table:table-cell office:value-type="float" office:value="6" calcext:value-type="float">
            <text:p>6</text:p>
          </table:table-cell>
          <table:table-cell table:formula="of:=IF(MOD([.N137]+[.R137];2)=1;&quot;Luang&quot;;&quot;-&quot;)" office:value-type="string" office:string-value="-" calcext:value-type="string">
            <text:p>-</text:p>
          </table:table-cell>
          <table:table-cell table:formula="of:=IF(MOD([.N137]+[.R137];2)=1;1;0)" office:value-type="float" office:value="0" calcext:value-type="float">
            <text:p>0</text:p>
          </table:table-cell>
          <table:table-cell table:formula="of:=IF(MOD([.N137]+[.R137];2)=1;&quot;Pepet&quot;;&quot;Menga&quot;)" office:value-type="string" office:string-value="Menga" calcext:value-type="string">
            <text:p>Menga</text:p>
          </table:table-cell>
          <table:table-cell table:formula="of:=IF(MOD([.N137]+[.R137];2)=1;4;5)" office:value-type="float" office:value="5" calcext:value-type="float">
            <text:p>5</text:p>
          </table:table-cell>
          <table:table-cell table:formula="of:=COM.MICROSOFT.IFS(MOD([.A137];3)=0;&quot;Pasah&quot;;MOD([.A137];3)=1;&quot;Beteng&quot;;MOD([.A137];3)=2;&quot;Kajeng&quot;)" office:value-type="string" office:string-value="Pasah" calcext:value-type="string">
            <text:p>Pasah</text:p>
          </table:table-cell>
          <table:table-cell table:formula="of:=COM.MICROSOFT.IFS(MOD([.A137];3)=0;9;MOD([.A137];3)=1;4;MOD([.A137];3)=2;7)" office:value-type="float" office:value="9" calcext:value-type="float">
            <text:p>9</text:p>
          </table:table-cell>
          <table:table-cell table:formula="of:=COM.MICROSOFT.IFS(MOD([.A137]+2;4)=0;&quot;Sri&quot;;MOD([.A137]+2;4)=1;&quot;Laba&quot;;MOD([.A137]+2;4)=2;&quot;Jaya&quot;;MOD([.A137]+2;4)=3;&quot;Menala&quot;)" office:value-type="string" office:string-value="Laba" calcext:value-type="string">
            <text:p>Laba</text:p>
          </table:table-cell>
          <table:table-cell table:formula="of:=COM.MICROSOFT.IFS(MOD([.A137]+2;4)=0;6;MOD([.A137]+2;4)=1;5;MOD([.A137]+2;4)=2;1;MOD([.A137]+2;4)=3;8)" office:value-type="float" office:value="5" calcext:value-type="float">
            <text:p>5</text:p>
          </table:table-cell>
          <table:table-cell table:formula="of:=COM.MICROSOFT.IFS(MOD([.A137];5)=0;&quot;Pahing&quot;;MOD([.A137];5)=1;&quot;Pon&quot;;MOD([.A137];5)=2;&quot;Wage&quot;;MOD([.A137];5)=3;&quot;Kliwon&quot;;MOD([.A137];5)=4;&quot;Umanis&quot;)" office:value-type="string" office:string-value="Pahing" calcext:value-type="string">
            <text:p>Pahing</text:p>
          </table:table-cell>
          <table:table-cell table:formula="of:=COM.MICROSOFT.IFS(MOD([.A137];5)=0;9;MOD([.A137];5)=1;7;MOD([.A137];5)=2;4;MOD([.A137];5)=3;8;MOD([.A137];5)=4;5)" office:value-type="float" office:value="9" calcext:value-type="float">
            <text:p>9</text:p>
          </table:table-cell>
          <table:table-cell table:formula="of:=COM.MICROSOFT.IFS(MOD([.A137];6)=0;&quot;Tungleh&quot;;MOD([.A137];6)=1;&quot;Aryang&quot;;MOD([.A137];6)=2;&quot;Urukung&quot;;MOD([.A137];6)=3;&quot;Paniron&quot;;MOD([.A137];6)=4;&quot;Was&quot;;MOD([.A137];6)=5;&quot;Maulu&quot;)" office:value-type="string" office:string-value="Paniron" calcext:value-type="string">
            <text:p>Paniron</text:p>
          </table:table-cell>
          <table:table-cell table:formula="of:=COM.MICROSOFT.IFS(MOD([.A137];6)=0;7;MOD([.A137];6)=1;6;MOD([.A137];6)=2;5;MOD([.A137];6)=3;8;MOD([.A137];6)=4;9;MOD([.A137];6)=5;3)" office:value-type="float" office:value="8" calcext:value-type="float">
            <text:p>8</text:p>
          </table:table-cell>
          <table:table-cell table:formula="of:=COM.MICROSOFT.IFS(MOD([.A137];7)=0;&quot;Redite&quot;;MOD([.A137];7)=1;&quot;Soma&quot;;MOD([.A137];7)=2;&quot;Anggara&quot;;MOD([.A137];7)=3;&quot;Budha&quot;;MOD([.A137];7)=4;&quot;Wraspati&quot;;MOD([.A137];7)=5;&quot;Sukra&quot;;MOD([.A137];7);&quot;Saniscara&quot;)" office:value-type="string" office:string-value="Anggara" calcext:value-type="string">
            <text:p>Anggara</text:p>
          </table:table-cell>
          <table:table-cell table:formula="of:=COM.MICROSOFT.IFS(MOD([.A137];7)=0;5;MOD([.A137];7)=1;4;MOD([.A137];7)=2;3;MOD([.A137];7)=3;7;MOD([.A137];7)=4;8;MOD([.A137];7)=5;6;MOD([.A137];7);9)" office:value-type="float" office:value="3" calcext:value-type="float">
            <text:p>3</text:p>
          </table:table-cell>
          <table:table-cell table:formula="of:=COM.MICROSOFT.IFS(MOD([.A137]+6;8)=0;&quot;Sri&quot;;MOD([.A137]+6;8)=1;&quot;Indra&quot;;MOD([.A137]+6;8)=2;&quot;Guru&quot;;MOD([.A137]+6;8)=3;&quot;Yama&quot;;MOD([.A137]+6;8)=4;&quot;Ludra&quot;;MOD([.A137]+6;8)=5;&quot;Brahma&quot;;MOD([.A137]+6;8)=6;&quot;Kala&quot;;MOD([.A137]+6;8)=7;&quot;Uma&quot;)" office:value-type="string" office:string-value="Brahma" calcext:value-type="string">
            <text:p>Brahma</text:p>
          </table:table-cell>
          <table:table-cell table:formula="of:=COM.MICROSOFT.IFS(MOD([.A137]+6;8)=0;6;MOD([.A137]+6;8)=1;5;MOD([.A137]+6;8)=2;8;MOD([.A137]+6;8)=3;9;MOD([.A137]+6;8)=4;3;MOD([.A137]+6;8)=5;7;MOD([.A137]+6;8)=6;1;MOD([.A137]+6;8)=7;4)" office:value-type="float" office:value="7" calcext:value-type="float">
            <text:p>7</text:p>
          </table:table-cell>
          <table:table-cell table:formula="of:=COM.MICROSOFT.IFS(MOD([.A137]-3;9)=0;&quot;Dangu&quot;;MOD([.A137]-3;9)=1;&quot;Jangur&quot;;MOD([.A137]-3;9)=2;&quot;Gigis&quot;;MOD([.A137]-3;9)=3;&quot;Nohan&quot;;MOD([.A137]-3;9)=4;&quot;Ogan&quot;;MOD([.A137]-3;9)=5;&quot;Erengan&quot;;MOD([.A137]-3;9)=6;&quot;Urungan&quot;;MOD([.A137]-3;9)=7;&quot;Tulus&quot;;MOD([.A137]-3;9)=8;&quot;Dadi&quot;)" office:value-type="string" office:string-value="Urungan" calcext:value-type="string">
            <text:p>Urungan</text:p>
          </table:table-cell>
          <table:table-cell table:formula="of:=COM.MICROSOFT.IFS(MOD([.A137]-3;9)=0;5;MOD([.A137]-3;9)=1;8;MOD([.A137]-3;9)=2;9;MOD([.A137]-3;9)=3;3;MOD([.A137]-3;9)=4;7;MOD([.A137]-3;9)=5;1;MOD([.A137]-3;9)=6;4;MOD([.A137]-3;9)=7;6;MOD([.A137]-3;9)=8;8)" office:value-type="float" office:value="4" calcext:value-type="float">
            <text:p>4</text:p>
          </table:table-cell>
          <table:table-cell table:formula="of:=COM.MICROSOFT.IFS(MOD(MOD([.N137]+[.R137];10);10)=0;&quot;Pandita&quot;;MOD(MOD([.N137]+[.R137];10);10)=1;&quot;Pati&quot;;MOD(MOD([.N137]+[.R137];10);10)=2;&quot;Suka&quot;;MOD(MOD([.N137]+[.R137];10);10)=3;&quot;Duka&quot;;MOD(MOD([.N137]+[.R137];10);10)=4;&quot;Sri&quot;;MOD(MOD([.N137]+[.R137];10);10)=5;&quot;Manuh&quot;;MOD(MOD([.N137]+[.R137];10);10)=6;&quot;Manusa&quot;;MOD(MOD([.N137]+[.R137];10);10)=7;&quot;Raja&quot;;MOD(MOD([.N137]+[.R137];10);10)=8;&quot;Dewa&quot;;MOD(MOD([.N137]+[.R137];10);10)=9;&quot;Raksasa&quot;)" office:value-type="string" office:string-value="Suka" calcext:value-type="string">
            <text:p>Suka</text:p>
          </table:table-cell>
          <table:table-cell table:formula="of:=COM.MICROSOFT.IFS(MOD(MOD([.N137]+[.R137];10);10)=0;5;MOD(MOD([.N137]+[.R137];10);10)=1;7;MOD(MOD([.N137]+[.R137];10);10)=2;10;MOD(MOD([.N137]+[.R137];10);10)=3;4;MOD(MOD([.N137]+[.R137];10);10)=4;6;MOD(MOD([.N137]+[.R137];10);10)=5;2;MOD(MOD([.N137]+[.R137];10);10)=6;3;MOD(MOD([.N137]+[.R137];10);10)=7;8;MOD(MOD([.N137]+[.R137];10);10)=8;9;MOD(MOD([.N137]+[.R137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138]-MOD([.A138];7))/7" office:value-type="float" office:value="19" calcext:value-type="float">
            <text:p>19</text:p>
          </table:table-cell>
          <table:table-cell office:value-type="string" calcext:value-type="string">
            <text:p>Medangkungan</text:p>
          </table:table-cell>
          <table:table-cell office:value-type="float" office:value="6" calcext:value-type="float">
            <text:p>6</text:p>
          </table:table-cell>
          <table:table-cell table:formula="of:=IF(MOD([.N138]+[.R138];2)=1;&quot;Luang&quot;;&quot;-&quot;)" office:value-type="string" office:string-value="-" calcext:value-type="string">
            <text:p>-</text:p>
          </table:table-cell>
          <table:table-cell table:formula="of:=IF(MOD([.N138]+[.R138];2)=1;1;0)" office:value-type="float" office:value="0" calcext:value-type="float">
            <text:p>0</text:p>
          </table:table-cell>
          <table:table-cell table:formula="of:=IF(MOD([.N138]+[.R138];2)=1;&quot;Pepet&quot;;&quot;Menga&quot;)" office:value-type="string" office:string-value="Menga" calcext:value-type="string">
            <text:p>Menga</text:p>
          </table:table-cell>
          <table:table-cell table:formula="of:=IF(MOD([.N138]+[.R138];2)=1;4;5)" office:value-type="float" office:value="5" calcext:value-type="float">
            <text:p>5</text:p>
          </table:table-cell>
          <table:table-cell table:formula="of:=COM.MICROSOFT.IFS(MOD([.A138];3)=0;&quot;Pasah&quot;;MOD([.A138];3)=1;&quot;Beteng&quot;;MOD([.A138];3)=2;&quot;Kajeng&quot;)" office:value-type="string" office:string-value="Beteng" calcext:value-type="string">
            <text:p>Beteng</text:p>
          </table:table-cell>
          <table:table-cell table:formula="of:=COM.MICROSOFT.IFS(MOD([.A138];3)=0;9;MOD([.A138];3)=1;4;MOD([.A138];3)=2;7)" office:value-type="float" office:value="4" calcext:value-type="float">
            <text:p>4</text:p>
          </table:table-cell>
          <table:table-cell table:formula="of:=COM.MICROSOFT.IFS(MOD([.A138]+2;4)=0;&quot;Sri&quot;;MOD([.A138]+2;4)=1;&quot;Laba&quot;;MOD([.A138]+2;4)=2;&quot;Jaya&quot;;MOD([.A138]+2;4)=3;&quot;Menala&quot;)" office:value-type="string" office:string-value="Jaya" calcext:value-type="string">
            <text:p>Jaya</text:p>
          </table:table-cell>
          <table:table-cell table:formula="of:=COM.MICROSOFT.IFS(MOD([.A138]+2;4)=0;6;MOD([.A138]+2;4)=1;5;MOD([.A138]+2;4)=2;1;MOD([.A138]+2;4)=3;8)" office:value-type="float" office:value="1" calcext:value-type="float">
            <text:p>1</text:p>
          </table:table-cell>
          <table:table-cell table:formula="of:=COM.MICROSOFT.IFS(MOD([.A138];5)=0;&quot;Pahing&quot;;MOD([.A138];5)=1;&quot;Pon&quot;;MOD([.A138];5)=2;&quot;Wage&quot;;MOD([.A138];5)=3;&quot;Kliwon&quot;;MOD([.A138];5)=4;&quot;Umanis&quot;)" office:value-type="string" office:string-value="Pon" calcext:value-type="string">
            <text:p>Pon</text:p>
          </table:table-cell>
          <table:table-cell table:formula="of:=COM.MICROSOFT.IFS(MOD([.A138];5)=0;9;MOD([.A138];5)=1;7;MOD([.A138];5)=2;4;MOD([.A138];5)=3;8;MOD([.A138];5)=4;5)" office:value-type="float" office:value="7" calcext:value-type="float">
            <text:p>7</text:p>
          </table:table-cell>
          <table:table-cell table:formula="of:=COM.MICROSOFT.IFS(MOD([.A138];6)=0;&quot;Tungleh&quot;;MOD([.A138];6)=1;&quot;Aryang&quot;;MOD([.A138];6)=2;&quot;Urukung&quot;;MOD([.A138];6)=3;&quot;Paniron&quot;;MOD([.A138];6)=4;&quot;Was&quot;;MOD([.A138];6)=5;&quot;Maulu&quot;)" office:value-type="string" office:string-value="Was" calcext:value-type="string">
            <text:p>Was</text:p>
          </table:table-cell>
          <table:table-cell table:formula="of:=COM.MICROSOFT.IFS(MOD([.A138];6)=0;7;MOD([.A138];6)=1;6;MOD([.A138];6)=2;5;MOD([.A138];6)=3;8;MOD([.A138];6)=4;9;MOD([.A138];6)=5;3)" office:value-type="float" office:value="9" calcext:value-type="float">
            <text:p>9</text:p>
          </table:table-cell>
          <table:table-cell table:formula="of:=COM.MICROSOFT.IFS(MOD([.A138];7)=0;&quot;Redite&quot;;MOD([.A138];7)=1;&quot;Soma&quot;;MOD([.A138];7)=2;&quot;Anggara&quot;;MOD([.A138];7)=3;&quot;Budha&quot;;MOD([.A138];7)=4;&quot;Wraspati&quot;;MOD([.A138];7)=5;&quot;Sukra&quot;;MOD([.A138];7);&quot;Saniscara&quot;)" office:value-type="string" office:string-value="Budha" calcext:value-type="string">
            <text:p>Budha</text:p>
          </table:table-cell>
          <table:table-cell table:formula="of:=COM.MICROSOFT.IFS(MOD([.A138];7)=0;5;MOD([.A138];7)=1;4;MOD([.A138];7)=2;3;MOD([.A138];7)=3;7;MOD([.A138];7)=4;8;MOD([.A138];7)=5;6;MOD([.A138];7);9)" office:value-type="float" office:value="7" calcext:value-type="float">
            <text:p>7</text:p>
          </table:table-cell>
          <table:table-cell table:formula="of:=COM.MICROSOFT.IFS(MOD([.A138]+6;8)=0;&quot;Sri&quot;;MOD([.A138]+6;8)=1;&quot;Indra&quot;;MOD([.A138]+6;8)=2;&quot;Guru&quot;;MOD([.A138]+6;8)=3;&quot;Yama&quot;;MOD([.A138]+6;8)=4;&quot;Ludra&quot;;MOD([.A138]+6;8)=5;&quot;Brahma&quot;;MOD([.A138]+6;8)=6;&quot;Kala&quot;;MOD([.A138]+6;8)=7;&quot;Uma&quot;)" office:value-type="string" office:string-value="Kala" calcext:value-type="string">
            <text:p>Kala</text:p>
          </table:table-cell>
          <table:table-cell table:formula="of:=COM.MICROSOFT.IFS(MOD([.A138]+6;8)=0;6;MOD([.A138]+6;8)=1;5;MOD([.A138]+6;8)=2;8;MOD([.A138]+6;8)=3;9;MOD([.A138]+6;8)=4;3;MOD([.A138]+6;8)=5;7;MOD([.A138]+6;8)=6;1;MOD([.A138]+6;8)=7;4)" office:value-type="float" office:value="1" calcext:value-type="float">
            <text:p>1</text:p>
          </table:table-cell>
          <table:table-cell table:formula="of:=COM.MICROSOFT.IFS(MOD([.A138]-3;9)=0;&quot;Dangu&quot;;MOD([.A138]-3;9)=1;&quot;Jangur&quot;;MOD([.A138]-3;9)=2;&quot;Gigis&quot;;MOD([.A138]-3;9)=3;&quot;Nohan&quot;;MOD([.A138]-3;9)=4;&quot;Ogan&quot;;MOD([.A138]-3;9)=5;&quot;Erengan&quot;;MOD([.A138]-3;9)=6;&quot;Urungan&quot;;MOD([.A138]-3;9)=7;&quot;Tulus&quot;;MOD([.A138]-3;9)=8;&quot;Dadi&quot;)" office:value-type="string" office:string-value="Tulus" calcext:value-type="string">
            <text:p>Tulus</text:p>
          </table:table-cell>
          <table:table-cell table:formula="of:=COM.MICROSOFT.IFS(MOD([.A138]-3;9)=0;5;MOD([.A138]-3;9)=1;8;MOD([.A138]-3;9)=2;9;MOD([.A138]-3;9)=3;3;MOD([.A138]-3;9)=4;7;MOD([.A138]-3;9)=5;1;MOD([.A138]-3;9)=6;4;MOD([.A138]-3;9)=7;6;MOD([.A138]-3;9)=8;8)" office:value-type="float" office:value="6" calcext:value-type="float">
            <text:p>6</text:p>
          </table:table-cell>
          <table:table-cell table:formula="of:=COM.MICROSOFT.IFS(MOD(MOD([.N138]+[.R138];10);10)=0;&quot;Pandita&quot;;MOD(MOD([.N138]+[.R138];10);10)=1;&quot;Pati&quot;;MOD(MOD([.N138]+[.R138];10);10)=2;&quot;Suka&quot;;MOD(MOD([.N138]+[.R138];10);10)=3;&quot;Duka&quot;;MOD(MOD([.N138]+[.R138];10);10)=4;&quot;Sri&quot;;MOD(MOD([.N138]+[.R138];10);10)=5;&quot;Manuh&quot;;MOD(MOD([.N138]+[.R138];10);10)=6;&quot;Manusa&quot;;MOD(MOD([.N138]+[.R138];10);10)=7;&quot;Raja&quot;;MOD(MOD([.N138]+[.R138];10);10)=8;&quot;Dewa&quot;;MOD(MOD([.N138]+[.R138];10);10)=9;&quot;Raksasa&quot;)" office:value-type="string" office:string-value="Sri" calcext:value-type="string">
            <text:p>Sri</text:p>
          </table:table-cell>
          <table:table-cell table:formula="of:=COM.MICROSOFT.IFS(MOD(MOD([.N138]+[.R138];10);10)=0;5;MOD(MOD([.N138]+[.R138];10);10)=1;7;MOD(MOD([.N138]+[.R138];10);10)=2;10;MOD(MOD([.N138]+[.R138];10);10)=3;4;MOD(MOD([.N138]+[.R138];10);10)=4;6;MOD(MOD([.N138]+[.R138];10);10)=5;2;MOD(MOD([.N138]+[.R138];10);10)=6;3;MOD(MOD([.N138]+[.R138];10);10)=7;8;MOD(MOD([.N138]+[.R138];10);10)=8;9;MOD(MOD([.N138]+[.R138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A139]-MOD([.A139];7))/7" office:value-type="float" office:value="19" calcext:value-type="float">
            <text:p>19</text:p>
          </table:table-cell>
          <table:table-cell office:value-type="string" calcext:value-type="string">
            <text:p>Medangkungan</text:p>
          </table:table-cell>
          <table:table-cell office:value-type="float" office:value="6" calcext:value-type="float">
            <text:p>6</text:p>
          </table:table-cell>
          <table:table-cell table:formula="of:=IF(MOD([.N139]+[.R139];2)=1;&quot;Luang&quot;;&quot;-&quot;)" office:value-type="string" office:string-value="-" calcext:value-type="string">
            <text:p>-</text:p>
          </table:table-cell>
          <table:table-cell table:formula="of:=IF(MOD([.N139]+[.R139];2)=1;1;0)" office:value-type="float" office:value="0" calcext:value-type="float">
            <text:p>0</text:p>
          </table:table-cell>
          <table:table-cell table:formula="of:=IF(MOD([.N139]+[.R139];2)=1;&quot;Pepet&quot;;&quot;Menga&quot;)" office:value-type="string" office:string-value="Menga" calcext:value-type="string">
            <text:p>Menga</text:p>
          </table:table-cell>
          <table:table-cell table:formula="of:=IF(MOD([.N139]+[.R139];2)=1;4;5)" office:value-type="float" office:value="5" calcext:value-type="float">
            <text:p>5</text:p>
          </table:table-cell>
          <table:table-cell table:formula="of:=COM.MICROSOFT.IFS(MOD([.A139];3)=0;&quot;Pasah&quot;;MOD([.A139];3)=1;&quot;Beteng&quot;;MOD([.A139];3)=2;&quot;Kajeng&quot;)" office:value-type="string" office:string-value="Kajeng" calcext:value-type="string">
            <text:p>Kajeng</text:p>
          </table:table-cell>
          <table:table-cell table:formula="of:=COM.MICROSOFT.IFS(MOD([.A139];3)=0;9;MOD([.A139];3)=1;4;MOD([.A139];3)=2;7)" office:value-type="float" office:value="7" calcext:value-type="float">
            <text:p>7</text:p>
          </table:table-cell>
          <table:table-cell table:formula="of:=COM.MICROSOFT.IFS(MOD([.A139]+2;4)=0;&quot;Sri&quot;;MOD([.A139]+2;4)=1;&quot;Laba&quot;;MOD([.A139]+2;4)=2;&quot;Jaya&quot;;MOD([.A139]+2;4)=3;&quot;Menala&quot;)" office:value-type="string" office:string-value="Menala" calcext:value-type="string">
            <text:p>Menala</text:p>
          </table:table-cell>
          <table:table-cell table:formula="of:=COM.MICROSOFT.IFS(MOD([.A139]+2;4)=0;6;MOD([.A139]+2;4)=1;5;MOD([.A139]+2;4)=2;1;MOD([.A139]+2;4)=3;8)" office:value-type="float" office:value="8" calcext:value-type="float">
            <text:p>8</text:p>
          </table:table-cell>
          <table:table-cell table:formula="of:=COM.MICROSOFT.IFS(MOD([.A139];5)=0;&quot;Pahing&quot;;MOD([.A139];5)=1;&quot;Pon&quot;;MOD([.A139];5)=2;&quot;Wage&quot;;MOD([.A139];5)=3;&quot;Kliwon&quot;;MOD([.A139];5)=4;&quot;Umanis&quot;)" office:value-type="string" office:string-value="Wage" calcext:value-type="string">
            <text:p>Wage</text:p>
          </table:table-cell>
          <table:table-cell table:formula="of:=COM.MICROSOFT.IFS(MOD([.A139];5)=0;9;MOD([.A139];5)=1;7;MOD([.A139];5)=2;4;MOD([.A139];5)=3;8;MOD([.A139];5)=4;5)" office:value-type="float" office:value="4" calcext:value-type="float">
            <text:p>4</text:p>
          </table:table-cell>
          <table:table-cell table:formula="of:=COM.MICROSOFT.IFS(MOD([.A139];6)=0;&quot;Tungleh&quot;;MOD([.A139];6)=1;&quot;Aryang&quot;;MOD([.A139];6)=2;&quot;Urukung&quot;;MOD([.A139];6)=3;&quot;Paniron&quot;;MOD([.A139];6)=4;&quot;Was&quot;;MOD([.A139];6)=5;&quot;Maulu&quot;)" office:value-type="string" office:string-value="Maulu" calcext:value-type="string">
            <text:p>Maulu</text:p>
          </table:table-cell>
          <table:table-cell table:formula="of:=COM.MICROSOFT.IFS(MOD([.A139];6)=0;7;MOD([.A139];6)=1;6;MOD([.A139];6)=2;5;MOD([.A139];6)=3;8;MOD([.A139];6)=4;9;MOD([.A139];6)=5;3)" office:value-type="float" office:value="3" calcext:value-type="float">
            <text:p>3</text:p>
          </table:table-cell>
          <table:table-cell table:formula="of:=COM.MICROSOFT.IFS(MOD([.A139];7)=0;&quot;Redite&quot;;MOD([.A139];7)=1;&quot;Soma&quot;;MOD([.A139];7)=2;&quot;Anggara&quot;;MOD([.A139];7)=3;&quot;Budha&quot;;MOD([.A139];7)=4;&quot;Wraspati&quot;;MOD([.A139];7)=5;&quot;Sukra&quot;;MOD([.A139];7);&quot;Saniscara&quot;)" office:value-type="string" office:string-value="Wraspati" calcext:value-type="string">
            <text:p>Wraspati</text:p>
          </table:table-cell>
          <table:table-cell table:formula="of:=COM.MICROSOFT.IFS(MOD([.A139];7)=0;5;MOD([.A139];7)=1;4;MOD([.A139];7)=2;3;MOD([.A139];7)=3;7;MOD([.A139];7)=4;8;MOD([.A139];7)=5;6;MOD([.A139];7);9)" office:value-type="float" office:value="8" calcext:value-type="float">
            <text:p>8</text:p>
          </table:table-cell>
          <table:table-cell table:formula="of:=COM.MICROSOFT.IFS(MOD([.A139]+6;8)=0;&quot;Sri&quot;;MOD([.A139]+6;8)=1;&quot;Indra&quot;;MOD([.A139]+6;8)=2;&quot;Guru&quot;;MOD([.A139]+6;8)=3;&quot;Yama&quot;;MOD([.A139]+6;8)=4;&quot;Ludra&quot;;MOD([.A139]+6;8)=5;&quot;Brahma&quot;;MOD([.A139]+6;8)=6;&quot;Kala&quot;;MOD([.A139]+6;8)=7;&quot;Uma&quot;)" office:value-type="string" office:string-value="Uma" calcext:value-type="string">
            <text:p>Uma</text:p>
          </table:table-cell>
          <table:table-cell table:formula="of:=COM.MICROSOFT.IFS(MOD([.A139]+6;8)=0;6;MOD([.A139]+6;8)=1;5;MOD([.A139]+6;8)=2;8;MOD([.A139]+6;8)=3;9;MOD([.A139]+6;8)=4;3;MOD([.A139]+6;8)=5;7;MOD([.A139]+6;8)=6;1;MOD([.A139]+6;8)=7;4)" office:value-type="float" office:value="4" calcext:value-type="float">
            <text:p>4</text:p>
          </table:table-cell>
          <table:table-cell table:formula="of:=COM.MICROSOFT.IFS(MOD([.A139]-3;9)=0;&quot;Dangu&quot;;MOD([.A139]-3;9)=1;&quot;Jangur&quot;;MOD([.A139]-3;9)=2;&quot;Gigis&quot;;MOD([.A139]-3;9)=3;&quot;Nohan&quot;;MOD([.A139]-3;9)=4;&quot;Ogan&quot;;MOD([.A139]-3;9)=5;&quot;Erengan&quot;;MOD([.A139]-3;9)=6;&quot;Urungan&quot;;MOD([.A139]-3;9)=7;&quot;Tulus&quot;;MOD([.A139]-3;9)=8;&quot;Dadi&quot;)" office:value-type="string" office:string-value="Dadi" calcext:value-type="string">
            <text:p>Dadi</text:p>
          </table:table-cell>
          <table:table-cell table:formula="of:=COM.MICROSOFT.IFS(MOD([.A139]-3;9)=0;5;MOD([.A139]-3;9)=1;8;MOD([.A139]-3;9)=2;9;MOD([.A139]-3;9)=3;3;MOD([.A139]-3;9)=4;7;MOD([.A139]-3;9)=5;1;MOD([.A139]-3;9)=6;4;MOD([.A139]-3;9)=7;6;MOD([.A139]-3;9)=8;8)" office:value-type="float" office:value="8" calcext:value-type="float">
            <text:p>8</text:p>
          </table:table-cell>
          <table:table-cell table:formula="of:=COM.MICROSOFT.IFS(MOD(MOD([.N139]+[.R139];10);10)=0;&quot;Pandita&quot;;MOD(MOD([.N139]+[.R139];10);10)=1;&quot;Pati&quot;;MOD(MOD([.N139]+[.R139];10);10)=2;&quot;Suka&quot;;MOD(MOD([.N139]+[.R139];10);10)=3;&quot;Duka&quot;;MOD(MOD([.N139]+[.R139];10);10)=4;&quot;Sri&quot;;MOD(MOD([.N139]+[.R139];10);10)=5;&quot;Manuh&quot;;MOD(MOD([.N139]+[.R139];10);10)=6;&quot;Manusa&quot;;MOD(MOD([.N139]+[.R139];10);10)=7;&quot;Raja&quot;;MOD(MOD([.N139]+[.R139];10);10)=8;&quot;Dewa&quot;;MOD(MOD([.N139]+[.R139];10);10)=9;&quot;Raksasa&quot;)" office:value-type="string" office:string-value="Suka" calcext:value-type="string">
            <text:p>Suka</text:p>
          </table:table-cell>
          <table:table-cell table:formula="of:=COM.MICROSOFT.IFS(MOD(MOD([.N139]+[.R139];10);10)=0;5;MOD(MOD([.N139]+[.R139];10);10)=1;7;MOD(MOD([.N139]+[.R139];10);10)=2;10;MOD(MOD([.N139]+[.R139];10);10)=3;4;MOD(MOD([.N139]+[.R139];10);10)=4;6;MOD(MOD([.N139]+[.R139];10);10)=5;2;MOD(MOD([.N139]+[.R139];10);10)=6;3;MOD(MOD([.N139]+[.R139];10);10)=7;8;MOD(MOD([.N139]+[.R139];10);10)=8;9;MOD(MOD([.N139]+[.R139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[.A140]-MOD([.A140];7))/7" office:value-type="float" office:value="19" calcext:value-type="float">
            <text:p>19</text:p>
          </table:table-cell>
          <table:table-cell office:value-type="string" calcext:value-type="string">
            <text:p>Medangkungan</text:p>
          </table:table-cell>
          <table:table-cell office:value-type="float" office:value="6" calcext:value-type="float">
            <text:p>6</text:p>
          </table:table-cell>
          <table:table-cell table:formula="of:=IF(MOD([.N140]+[.R140];2)=1;&quot;Luang&quot;;&quot;-&quot;)" office:value-type="string" office:string-value="-" calcext:value-type="string">
            <text:p>-</text:p>
          </table:table-cell>
          <table:table-cell table:formula="of:=IF(MOD([.N140]+[.R140];2)=1;1;0)" office:value-type="float" office:value="0" calcext:value-type="float">
            <text:p>0</text:p>
          </table:table-cell>
          <table:table-cell table:formula="of:=IF(MOD([.N140]+[.R140];2)=1;&quot;Pepet&quot;;&quot;Menga&quot;)" office:value-type="string" office:string-value="Menga" calcext:value-type="string">
            <text:p>Menga</text:p>
          </table:table-cell>
          <table:table-cell table:formula="of:=IF(MOD([.N140]+[.R140];2)=1;4;5)" office:value-type="float" office:value="5" calcext:value-type="float">
            <text:p>5</text:p>
          </table:table-cell>
          <table:table-cell table:formula="of:=COM.MICROSOFT.IFS(MOD([.A140];3)=0;&quot;Pasah&quot;;MOD([.A140];3)=1;&quot;Beteng&quot;;MOD([.A140];3)=2;&quot;Kajeng&quot;)" office:value-type="string" office:string-value="Pasah" calcext:value-type="string">
            <text:p>Pasah</text:p>
          </table:table-cell>
          <table:table-cell table:formula="of:=COM.MICROSOFT.IFS(MOD([.A140];3)=0;9;MOD([.A140];3)=1;4;MOD([.A140];3)=2;7)" office:value-type="float" office:value="9" calcext:value-type="float">
            <text:p>9</text:p>
          </table:table-cell>
          <table:table-cell table:formula="of:=COM.MICROSOFT.IFS(MOD([.A140]+2;4)=0;&quot;Sri&quot;;MOD([.A140]+2;4)=1;&quot;Laba&quot;;MOD([.A140]+2;4)=2;&quot;Jaya&quot;;MOD([.A140]+2;4)=3;&quot;Menala&quot;)" office:value-type="string" office:string-value="Sri" calcext:value-type="string">
            <text:p>Sri</text:p>
          </table:table-cell>
          <table:table-cell table:formula="of:=COM.MICROSOFT.IFS(MOD([.A140]+2;4)=0;6;MOD([.A140]+2;4)=1;5;MOD([.A140]+2;4)=2;1;MOD([.A140]+2;4)=3;8)" office:value-type="float" office:value="6" calcext:value-type="float">
            <text:p>6</text:p>
          </table:table-cell>
          <table:table-cell table:formula="of:=COM.MICROSOFT.IFS(MOD([.A140];5)=0;&quot;Pahing&quot;;MOD([.A140];5)=1;&quot;Pon&quot;;MOD([.A140];5)=2;&quot;Wage&quot;;MOD([.A140];5)=3;&quot;Kliwon&quot;;MOD([.A140];5)=4;&quot;Umanis&quot;)" office:value-type="string" office:string-value="Kliwon" calcext:value-type="string">
            <text:p>Kliwon</text:p>
          </table:table-cell>
          <table:table-cell table:formula="of:=COM.MICROSOFT.IFS(MOD([.A140];5)=0;9;MOD([.A140];5)=1;7;MOD([.A140];5)=2;4;MOD([.A140];5)=3;8;MOD([.A140];5)=4;5)" office:value-type="float" office:value="8" calcext:value-type="float">
            <text:p>8</text:p>
          </table:table-cell>
          <table:table-cell table:formula="of:=COM.MICROSOFT.IFS(MOD([.A140];6)=0;&quot;Tungleh&quot;;MOD([.A140];6)=1;&quot;Aryang&quot;;MOD([.A140];6)=2;&quot;Urukung&quot;;MOD([.A140];6)=3;&quot;Paniron&quot;;MOD([.A140];6)=4;&quot;Was&quot;;MOD([.A140];6)=5;&quot;Maulu&quot;)" office:value-type="string" office:string-value="Tungleh" calcext:value-type="string">
            <text:p>Tungleh</text:p>
          </table:table-cell>
          <table:table-cell table:formula="of:=COM.MICROSOFT.IFS(MOD([.A140];6)=0;7;MOD([.A140];6)=1;6;MOD([.A140];6)=2;5;MOD([.A140];6)=3;8;MOD([.A140];6)=4;9;MOD([.A140];6)=5;3)" office:value-type="float" office:value="7" calcext:value-type="float">
            <text:p>7</text:p>
          </table:table-cell>
          <table:table-cell table:formula="of:=COM.MICROSOFT.IFS(MOD([.A140];7)=0;&quot;Redite&quot;;MOD([.A140];7)=1;&quot;Soma&quot;;MOD([.A140];7)=2;&quot;Anggara&quot;;MOD([.A140];7)=3;&quot;Budha&quot;;MOD([.A140];7)=4;&quot;Wraspati&quot;;MOD([.A140];7)=5;&quot;Sukra&quot;;MOD([.A140];7);&quot;Saniscara&quot;)" office:value-type="string" office:string-value="Sukra" calcext:value-type="string">
            <text:p>Sukra</text:p>
          </table:table-cell>
          <table:table-cell table:formula="of:=COM.MICROSOFT.IFS(MOD([.A140];7)=0;5;MOD([.A140];7)=1;4;MOD([.A140];7)=2;3;MOD([.A140];7)=3;7;MOD([.A140];7)=4;8;MOD([.A140];7)=5;6;MOD([.A140];7);9)" office:value-type="float" office:value="6" calcext:value-type="float">
            <text:p>6</text:p>
          </table:table-cell>
          <table:table-cell table:formula="of:=COM.MICROSOFT.IFS(MOD([.A140]+6;8)=0;&quot;Sri&quot;;MOD([.A140]+6;8)=1;&quot;Indra&quot;;MOD([.A140]+6;8)=2;&quot;Guru&quot;;MOD([.A140]+6;8)=3;&quot;Yama&quot;;MOD([.A140]+6;8)=4;&quot;Ludra&quot;;MOD([.A140]+6;8)=5;&quot;Brahma&quot;;MOD([.A140]+6;8)=6;&quot;Kala&quot;;MOD([.A140]+6;8)=7;&quot;Uma&quot;)" office:value-type="string" office:string-value="Sri" calcext:value-type="string">
            <text:p>Sri</text:p>
          </table:table-cell>
          <table:table-cell table:formula="of:=COM.MICROSOFT.IFS(MOD([.A140]+6;8)=0;6;MOD([.A140]+6;8)=1;5;MOD([.A140]+6;8)=2;8;MOD([.A140]+6;8)=3;9;MOD([.A140]+6;8)=4;3;MOD([.A140]+6;8)=5;7;MOD([.A140]+6;8)=6;1;MOD([.A140]+6;8)=7;4)" office:value-type="float" office:value="6" calcext:value-type="float">
            <text:p>6</text:p>
          </table:table-cell>
          <table:table-cell table:formula="of:=COM.MICROSOFT.IFS(MOD([.A140]-3;9)=0;&quot;Dangu&quot;;MOD([.A140]-3;9)=1;&quot;Jangur&quot;;MOD([.A140]-3;9)=2;&quot;Gigis&quot;;MOD([.A140]-3;9)=3;&quot;Nohan&quot;;MOD([.A140]-3;9)=4;&quot;Ogan&quot;;MOD([.A140]-3;9)=5;&quot;Erengan&quot;;MOD([.A140]-3;9)=6;&quot;Urungan&quot;;MOD([.A140]-3;9)=7;&quot;Tulus&quot;;MOD([.A140]-3;9)=8;&quot;Dadi&quot;)" office:value-type="string" office:string-value="Dangu" calcext:value-type="string">
            <text:p>Dangu</text:p>
          </table:table-cell>
          <table:table-cell table:formula="of:=COM.MICROSOFT.IFS(MOD([.A140]-3;9)=0;5;MOD([.A140]-3;9)=1;8;MOD([.A140]-3;9)=2;9;MOD([.A140]-3;9)=3;3;MOD([.A140]-3;9)=4;7;MOD([.A140]-3;9)=5;1;MOD([.A140]-3;9)=6;4;MOD([.A140]-3;9)=7;6;MOD([.A140]-3;9)=8;8)" office:value-type="float" office:value="5" calcext:value-type="float">
            <text:p>5</text:p>
          </table:table-cell>
          <table:table-cell table:formula="of:=COM.MICROSOFT.IFS(MOD(MOD([.N140]+[.R140];10);10)=0;&quot;Pandita&quot;;MOD(MOD([.N140]+[.R140];10);10)=1;&quot;Pati&quot;;MOD(MOD([.N140]+[.R140];10);10)=2;&quot;Suka&quot;;MOD(MOD([.N140]+[.R140];10);10)=3;&quot;Duka&quot;;MOD(MOD([.N140]+[.R140];10);10)=4;&quot;Sri&quot;;MOD(MOD([.N140]+[.R140];10);10)=5;&quot;Manuh&quot;;MOD(MOD([.N140]+[.R140];10);10)=6;&quot;Manusa&quot;;MOD(MOD([.N140]+[.R140];10);10)=7;&quot;Raja&quot;;MOD(MOD([.N140]+[.R140];10);10)=8;&quot;Dewa&quot;;MOD(MOD([.N140]+[.R140];10);10)=9;&quot;Raksasa&quot;)" office:value-type="string" office:string-value="Sri" calcext:value-type="string">
            <text:p>Sri</text:p>
          </table:table-cell>
          <table:table-cell table:formula="of:=COM.MICROSOFT.IFS(MOD(MOD([.N140]+[.R140];10);10)=0;5;MOD(MOD([.N140]+[.R140];10);10)=1;7;MOD(MOD([.N140]+[.R140];10);10)=2;10;MOD(MOD([.N140]+[.R140];10);10)=3;4;MOD(MOD([.N140]+[.R140];10);10)=4;6;MOD(MOD([.N140]+[.R140];10);10)=5;2;MOD(MOD([.N140]+[.R140];10);10)=6;3;MOD(MOD([.N140]+[.R140];10);10)=7;8;MOD(MOD([.N140]+[.R140];10);10)=8;9;MOD(MOD([.N140]+[.R140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A141]-MOD([.A141];7))/7" office:value-type="float" office:value="19" calcext:value-type="float">
            <text:p>19</text:p>
          </table:table-cell>
          <table:table-cell office:value-type="string" calcext:value-type="string">
            <text:p>Medangkungan</text:p>
          </table:table-cell>
          <table:table-cell office:value-type="float" office:value="6" calcext:value-type="float">
            <text:p>6</text:p>
          </table:table-cell>
          <table:table-cell table:formula="of:=IF(MOD([.N141]+[.R141];2)=1;&quot;Luang&quot;;&quot;-&quot;)" office:value-type="string" office:string-value="-" calcext:value-type="string">
            <text:p>-</text:p>
          </table:table-cell>
          <table:table-cell table:formula="of:=IF(MOD([.N141]+[.R141];2)=1;1;0)" office:value-type="float" office:value="0" calcext:value-type="float">
            <text:p>0</text:p>
          </table:table-cell>
          <table:table-cell table:formula="of:=IF(MOD([.N141]+[.R141];2)=1;&quot;Pepet&quot;;&quot;Menga&quot;)" office:value-type="string" office:string-value="Menga" calcext:value-type="string">
            <text:p>Menga</text:p>
          </table:table-cell>
          <table:table-cell table:formula="of:=IF(MOD([.N141]+[.R141];2)=1;4;5)" office:value-type="float" office:value="5" calcext:value-type="float">
            <text:p>5</text:p>
          </table:table-cell>
          <table:table-cell table:formula="of:=COM.MICROSOFT.IFS(MOD([.A141];3)=0;&quot;Pasah&quot;;MOD([.A141];3)=1;&quot;Beteng&quot;;MOD([.A141];3)=2;&quot;Kajeng&quot;)" office:value-type="string" office:string-value="Beteng" calcext:value-type="string">
            <text:p>Beteng</text:p>
          </table:table-cell>
          <table:table-cell table:formula="of:=COM.MICROSOFT.IFS(MOD([.A141];3)=0;9;MOD([.A141];3)=1;4;MOD([.A141];3)=2;7)" office:value-type="float" office:value="4" calcext:value-type="float">
            <text:p>4</text:p>
          </table:table-cell>
          <table:table-cell table:formula="of:=COM.MICROSOFT.IFS(MOD([.A141]+2;4)=0;&quot;Sri&quot;;MOD([.A141]+2;4)=1;&quot;Laba&quot;;MOD([.A141]+2;4)=2;&quot;Jaya&quot;;MOD([.A141]+2;4)=3;&quot;Menala&quot;)" office:value-type="string" office:string-value="Laba" calcext:value-type="string">
            <text:p>Laba</text:p>
          </table:table-cell>
          <table:table-cell table:formula="of:=COM.MICROSOFT.IFS(MOD([.A141]+2;4)=0;6;MOD([.A141]+2;4)=1;5;MOD([.A141]+2;4)=2;1;MOD([.A141]+2;4)=3;8)" office:value-type="float" office:value="5" calcext:value-type="float">
            <text:p>5</text:p>
          </table:table-cell>
          <table:table-cell table:formula="of:=COM.MICROSOFT.IFS(MOD([.A141];5)=0;&quot;Pahing&quot;;MOD([.A141];5)=1;&quot;Pon&quot;;MOD([.A141];5)=2;&quot;Wage&quot;;MOD([.A141];5)=3;&quot;Kliwon&quot;;MOD([.A141];5)=4;&quot;Umanis&quot;)" office:value-type="string" office:string-value="Umanis" calcext:value-type="string">
            <text:p>Umanis</text:p>
          </table:table-cell>
          <table:table-cell table:formula="of:=COM.MICROSOFT.IFS(MOD([.A141];5)=0;9;MOD([.A141];5)=1;7;MOD([.A141];5)=2;4;MOD([.A141];5)=3;8;MOD([.A141];5)=4;5)" office:value-type="float" office:value="5" calcext:value-type="float">
            <text:p>5</text:p>
          </table:table-cell>
          <table:table-cell table:formula="of:=COM.MICROSOFT.IFS(MOD([.A141];6)=0;&quot;Tungleh&quot;;MOD([.A141];6)=1;&quot;Aryang&quot;;MOD([.A141];6)=2;&quot;Urukung&quot;;MOD([.A141];6)=3;&quot;Paniron&quot;;MOD([.A141];6)=4;&quot;Was&quot;;MOD([.A141];6)=5;&quot;Maulu&quot;)" office:value-type="string" office:string-value="Aryang" calcext:value-type="string">
            <text:p>Aryang</text:p>
          </table:table-cell>
          <table:table-cell table:formula="of:=COM.MICROSOFT.IFS(MOD([.A141];6)=0;7;MOD([.A141];6)=1;6;MOD([.A141];6)=2;5;MOD([.A141];6)=3;8;MOD([.A141];6)=4;9;MOD([.A141];6)=5;3)" office:value-type="float" office:value="6" calcext:value-type="float">
            <text:p>6</text:p>
          </table:table-cell>
          <table:table-cell table:formula="of:=COM.MICROSOFT.IFS(MOD([.A141];7)=0;&quot;Redite&quot;;MOD([.A141];7)=1;&quot;Soma&quot;;MOD([.A141];7)=2;&quot;Anggara&quot;;MOD([.A141];7)=3;&quot;Budha&quot;;MOD([.A141];7)=4;&quot;Wraspati&quot;;MOD([.A141];7)=5;&quot;Sukra&quot;;MOD([.A141];7);&quot;Saniscara&quot;)" office:value-type="string" office:string-value="Saniscara" calcext:value-type="string">
            <text:p>Saniscara</text:p>
          </table:table-cell>
          <table:table-cell table:formula="of:=COM.MICROSOFT.IFS(MOD([.A141];7)=0;5;MOD([.A141];7)=1;4;MOD([.A141];7)=2;3;MOD([.A141];7)=3;7;MOD([.A141];7)=4;8;MOD([.A141];7)=5;6;MOD([.A141];7);9)" office:value-type="float" office:value="9" calcext:value-type="float">
            <text:p>9</text:p>
          </table:table-cell>
          <table:table-cell table:formula="of:=COM.MICROSOFT.IFS(MOD([.A141]+6;8)=0;&quot;Sri&quot;;MOD([.A141]+6;8)=1;&quot;Indra&quot;;MOD([.A141]+6;8)=2;&quot;Guru&quot;;MOD([.A141]+6;8)=3;&quot;Yama&quot;;MOD([.A141]+6;8)=4;&quot;Ludra&quot;;MOD([.A141]+6;8)=5;&quot;Brahma&quot;;MOD([.A141]+6;8)=6;&quot;Kala&quot;;MOD([.A141]+6;8)=7;&quot;Uma&quot;)" office:value-type="string" office:string-value="Indra" calcext:value-type="string">
            <text:p>Indra</text:p>
          </table:table-cell>
          <table:table-cell table:formula="of:=COM.MICROSOFT.IFS(MOD([.A141]+6;8)=0;6;MOD([.A141]+6;8)=1;5;MOD([.A141]+6;8)=2;8;MOD([.A141]+6;8)=3;9;MOD([.A141]+6;8)=4;3;MOD([.A141]+6;8)=5;7;MOD([.A141]+6;8)=6;1;MOD([.A141]+6;8)=7;4)" office:value-type="float" office:value="5" calcext:value-type="float">
            <text:p>5</text:p>
          </table:table-cell>
          <table:table-cell table:formula="of:=COM.MICROSOFT.IFS(MOD([.A141]-3;9)=0;&quot;Dangu&quot;;MOD([.A141]-3;9)=1;&quot;Jangur&quot;;MOD([.A141]-3;9)=2;&quot;Gigis&quot;;MOD([.A141]-3;9)=3;&quot;Nohan&quot;;MOD([.A141]-3;9)=4;&quot;Ogan&quot;;MOD([.A141]-3;9)=5;&quot;Erengan&quot;;MOD([.A141]-3;9)=6;&quot;Urungan&quot;;MOD([.A141]-3;9)=7;&quot;Tulus&quot;;MOD([.A141]-3;9)=8;&quot;Dadi&quot;)" office:value-type="string" office:string-value="Jangur" calcext:value-type="string">
            <text:p>Jangur</text:p>
          </table:table-cell>
          <table:table-cell table:formula="of:=COM.MICROSOFT.IFS(MOD([.A141]-3;9)=0;5;MOD([.A141]-3;9)=1;8;MOD([.A141]-3;9)=2;9;MOD([.A141]-3;9)=3;3;MOD([.A141]-3;9)=4;7;MOD([.A141]-3;9)=5;1;MOD([.A141]-3;9)=6;4;MOD([.A141]-3;9)=7;6;MOD([.A141]-3;9)=8;8)" office:value-type="float" office:value="8" calcext:value-type="float">
            <text:p>8</text:p>
          </table:table-cell>
          <table:table-cell table:formula="of:=COM.MICROSOFT.IFS(MOD(MOD([.N141]+[.R141];10);10)=0;&quot;Pandita&quot;;MOD(MOD([.N141]+[.R141];10);10)=1;&quot;Pati&quot;;MOD(MOD([.N141]+[.R141];10);10)=2;&quot;Suka&quot;;MOD(MOD([.N141]+[.R141];10);10)=3;&quot;Duka&quot;;MOD(MOD([.N141]+[.R141];10);10)=4;&quot;Sri&quot;;MOD(MOD([.N141]+[.R141];10);10)=5;&quot;Manuh&quot;;MOD(MOD([.N141]+[.R141];10);10)=6;&quot;Manusa&quot;;MOD(MOD([.N141]+[.R141];10);10)=7;&quot;Raja&quot;;MOD(MOD([.N141]+[.R141];10);10)=8;&quot;Dewa&quot;;MOD(MOD([.N141]+[.R141];10);10)=9;&quot;Raksasa&quot;)" office:value-type="string" office:string-value="Sri" calcext:value-type="string">
            <text:p>Sri</text:p>
          </table:table-cell>
          <table:table-cell table:formula="of:=COM.MICROSOFT.IFS(MOD(MOD([.N141]+[.R141];10);10)=0;5;MOD(MOD([.N141]+[.R141];10);10)=1;7;MOD(MOD([.N141]+[.R141];10);10)=2;10;MOD(MOD([.N141]+[.R141];10);10)=3;4;MOD(MOD([.N141]+[.R141];10);10)=4;6;MOD(MOD([.N141]+[.R141];10);10)=5;2;MOD(MOD([.N141]+[.R141];10);10)=6;3;MOD(MOD([.N141]+[.R141];10);10)=7;8;MOD(MOD([.N141]+[.R141];10);10)=8;9;MOD(MOD([.N141]+[.R141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142]-MOD([.A142];7))/7" office:value-type="float" office:value="20" calcext:value-type="float">
            <text:p>20</text:p>
          </table:table-cell>
          <table:table-cell office:value-type="string" calcext:value-type="string">
            <text:p>Matal</text:p>
          </table:table-cell>
          <table:table-cell office:value-type="float" office:value="5" calcext:value-type="float">
            <text:p>5</text:p>
          </table:table-cell>
          <table:table-cell table:formula="of:=IF(MOD([.N142]+[.R142];2)=1;&quot;Luang&quot;;&quot;-&quot;)" office:value-type="string" office:string-value="-" calcext:value-type="string">
            <text:p>-</text:p>
          </table:table-cell>
          <table:table-cell table:formula="of:=IF(MOD([.N142]+[.R142];2)=1;1;0)" office:value-type="float" office:value="0" calcext:value-type="float">
            <text:p>0</text:p>
          </table:table-cell>
          <table:table-cell table:formula="of:=IF(MOD([.N142]+[.R142];2)=1;&quot;Pepet&quot;;&quot;Menga&quot;)" office:value-type="string" office:string-value="Menga" calcext:value-type="string">
            <text:p>Menga</text:p>
          </table:table-cell>
          <table:table-cell table:formula="of:=IF(MOD([.N142]+[.R142];2)=1;4;5)" office:value-type="float" office:value="5" calcext:value-type="float">
            <text:p>5</text:p>
          </table:table-cell>
          <table:table-cell table:formula="of:=COM.MICROSOFT.IFS(MOD([.A142];3)=0;&quot;Pasah&quot;;MOD([.A142];3)=1;&quot;Beteng&quot;;MOD([.A142];3)=2;&quot;Kajeng&quot;)" office:value-type="string" office:string-value="Kajeng" calcext:value-type="string">
            <text:p>Kajeng</text:p>
          </table:table-cell>
          <table:table-cell table:formula="of:=COM.MICROSOFT.IFS(MOD([.A142];3)=0;9;MOD([.A142];3)=1;4;MOD([.A142];3)=2;7)" office:value-type="float" office:value="7" calcext:value-type="float">
            <text:p>7</text:p>
          </table:table-cell>
          <table:table-cell table:formula="of:=COM.MICROSOFT.IFS(MOD([.A142]+2;4)=0;&quot;Sri&quot;;MOD([.A142]+2;4)=1;&quot;Laba&quot;;MOD([.A142]+2;4)=2;&quot;Jaya&quot;;MOD([.A142]+2;4)=3;&quot;Menala&quot;)" office:value-type="string" office:string-value="Jaya" calcext:value-type="string">
            <text:p>Jaya</text:p>
          </table:table-cell>
          <table:table-cell table:formula="of:=COM.MICROSOFT.IFS(MOD([.A142]+2;4)=0;6;MOD([.A142]+2;4)=1;5;MOD([.A142]+2;4)=2;1;MOD([.A142]+2;4)=3;8)" office:value-type="float" office:value="1" calcext:value-type="float">
            <text:p>1</text:p>
          </table:table-cell>
          <table:table-cell table:formula="of:=COM.MICROSOFT.IFS(MOD([.A142];5)=0;&quot;Pahing&quot;;MOD([.A142];5)=1;&quot;Pon&quot;;MOD([.A142];5)=2;&quot;Wage&quot;;MOD([.A142];5)=3;&quot;Kliwon&quot;;MOD([.A142];5)=4;&quot;Umanis&quot;)" office:value-type="string" office:string-value="Pahing" calcext:value-type="string">
            <text:p>Pahing</text:p>
          </table:table-cell>
          <table:table-cell table:formula="of:=COM.MICROSOFT.IFS(MOD([.A142];5)=0;9;MOD([.A142];5)=1;7;MOD([.A142];5)=2;4;MOD([.A142];5)=3;8;MOD([.A142];5)=4;5)" office:value-type="float" office:value="9" calcext:value-type="float">
            <text:p>9</text:p>
          </table:table-cell>
          <table:table-cell table:formula="of:=COM.MICROSOFT.IFS(MOD([.A142];6)=0;&quot;Tungleh&quot;;MOD([.A142];6)=1;&quot;Aryang&quot;;MOD([.A142];6)=2;&quot;Urukung&quot;;MOD([.A142];6)=3;&quot;Paniron&quot;;MOD([.A142];6)=4;&quot;Was&quot;;MOD([.A142];6)=5;&quot;Maulu&quot;)" office:value-type="string" office:string-value="Urukung" calcext:value-type="string">
            <text:p>Urukung</text:p>
          </table:table-cell>
          <table:table-cell table:formula="of:=COM.MICROSOFT.IFS(MOD([.A142];6)=0;7;MOD([.A142];6)=1;6;MOD([.A142];6)=2;5;MOD([.A142];6)=3;8;MOD([.A142];6)=4;9;MOD([.A142];6)=5;3)" office:value-type="float" office:value="5" calcext:value-type="float">
            <text:p>5</text:p>
          </table:table-cell>
          <table:table-cell table:formula="of:=COM.MICROSOFT.IFS(MOD([.A142];7)=0;&quot;Redite&quot;;MOD([.A142];7)=1;&quot;Soma&quot;;MOD([.A142];7)=2;&quot;Anggara&quot;;MOD([.A142];7)=3;&quot;Budha&quot;;MOD([.A142];7)=4;&quot;Wraspati&quot;;MOD([.A142];7)=5;&quot;Sukra&quot;;MOD([.A142];7);&quot;Saniscara&quot;)" office:value-type="string" office:string-value="Redite" calcext:value-type="string">
            <text:p>Redite</text:p>
          </table:table-cell>
          <table:table-cell table:formula="of:=COM.MICROSOFT.IFS(MOD([.A142];7)=0;5;MOD([.A142];7)=1;4;MOD([.A142];7)=2;3;MOD([.A142];7)=3;7;MOD([.A142];7)=4;8;MOD([.A142];7)=5;6;MOD([.A142];7);9)" office:value-type="float" office:value="5" calcext:value-type="float">
            <text:p>5</text:p>
          </table:table-cell>
          <table:table-cell table:formula="of:=COM.MICROSOFT.IFS(MOD([.A142]+6;8)=0;&quot;Sri&quot;;MOD([.A142]+6;8)=1;&quot;Indra&quot;;MOD([.A142]+6;8)=2;&quot;Guru&quot;;MOD([.A142]+6;8)=3;&quot;Yama&quot;;MOD([.A142]+6;8)=4;&quot;Ludra&quot;;MOD([.A142]+6;8)=5;&quot;Brahma&quot;;MOD([.A142]+6;8)=6;&quot;Kala&quot;;MOD([.A142]+6;8)=7;&quot;Uma&quot;)" office:value-type="string" office:string-value="Guru" calcext:value-type="string">
            <text:p>Guru</text:p>
          </table:table-cell>
          <table:table-cell table:formula="of:=COM.MICROSOFT.IFS(MOD([.A142]+6;8)=0;6;MOD([.A142]+6;8)=1;5;MOD([.A142]+6;8)=2;8;MOD([.A142]+6;8)=3;9;MOD([.A142]+6;8)=4;3;MOD([.A142]+6;8)=5;7;MOD([.A142]+6;8)=6;1;MOD([.A142]+6;8)=7;4)" office:value-type="float" office:value="8" calcext:value-type="float">
            <text:p>8</text:p>
          </table:table-cell>
          <table:table-cell table:formula="of:=COM.MICROSOFT.IFS(MOD([.A142]-3;9)=0;&quot;Dangu&quot;;MOD([.A142]-3;9)=1;&quot;Jangur&quot;;MOD([.A142]-3;9)=2;&quot;Gigis&quot;;MOD([.A142]-3;9)=3;&quot;Nohan&quot;;MOD([.A142]-3;9)=4;&quot;Ogan&quot;;MOD([.A142]-3;9)=5;&quot;Erengan&quot;;MOD([.A142]-3;9)=6;&quot;Urungan&quot;;MOD([.A142]-3;9)=7;&quot;Tulus&quot;;MOD([.A142]-3;9)=8;&quot;Dadi&quot;)" office:value-type="string" office:string-value="Gigis" calcext:value-type="string">
            <text:p>Gigis</text:p>
          </table:table-cell>
          <table:table-cell table:formula="of:=COM.MICROSOFT.IFS(MOD([.A142]-3;9)=0;5;MOD([.A142]-3;9)=1;8;MOD([.A142]-3;9)=2;9;MOD([.A142]-3;9)=3;3;MOD([.A142]-3;9)=4;7;MOD([.A142]-3;9)=5;1;MOD([.A142]-3;9)=6;4;MOD([.A142]-3;9)=7;6;MOD([.A142]-3;9)=8;8)" office:value-type="float" office:value="9" calcext:value-type="float">
            <text:p>9</text:p>
          </table:table-cell>
          <table:table-cell table:formula="of:=COM.MICROSOFT.IFS(MOD(MOD([.N142]+[.R142];10);10)=0;&quot;Pandita&quot;;MOD(MOD([.N142]+[.R142];10);10)=1;&quot;Pati&quot;;MOD(MOD([.N142]+[.R142];10);10)=2;&quot;Suka&quot;;MOD(MOD([.N142]+[.R142];10);10)=3;&quot;Duka&quot;;MOD(MOD([.N142]+[.R142];10);10)=4;&quot;Sri&quot;;MOD(MOD([.N142]+[.R142];10);10)=5;&quot;Manuh&quot;;MOD(MOD([.N142]+[.R142];10);10)=6;&quot;Manusa&quot;;MOD(MOD([.N142]+[.R142];10);10)=7;&quot;Raja&quot;;MOD(MOD([.N142]+[.R142];10);10)=8;&quot;Dewa&quot;;MOD(MOD([.N142]+[.R142];10);10)=9;&quot;Raksasa&quot;)" office:value-type="string" office:string-value="Sri" calcext:value-type="string">
            <text:p>Sri</text:p>
          </table:table-cell>
          <table:table-cell table:formula="of:=COM.MICROSOFT.IFS(MOD(MOD([.N142]+[.R142];10);10)=0;5;MOD(MOD([.N142]+[.R142];10);10)=1;7;MOD(MOD([.N142]+[.R142];10);10)=2;10;MOD(MOD([.N142]+[.R142];10);10)=3;4;MOD(MOD([.N142]+[.R142];10);10)=4;6;MOD(MOD([.N142]+[.R142];10);10)=5;2;MOD(MOD([.N142]+[.R142];10);10)=6;3;MOD(MOD([.N142]+[.R142];10);10)=7;8;MOD(MOD([.N142]+[.R142];10);10)=8;9;MOD(MOD([.N142]+[.R142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A143]-MOD([.A143];7))/7" office:value-type="float" office:value="20" calcext:value-type="float">
            <text:p>20</text:p>
          </table:table-cell>
          <table:table-cell office:value-type="string" calcext:value-type="string">
            <text:p>Matal</text:p>
          </table:table-cell>
          <table:table-cell office:value-type="float" office:value="5" calcext:value-type="float">
            <text:p>5</text:p>
          </table:table-cell>
          <table:table-cell table:formula="of:=IF(MOD([.N143]+[.R143];2)=1;&quot;Luang&quot;;&quot;-&quot;)" office:value-type="string" office:string-value="Luang" calcext:value-type="string">
            <text:p>Luang</text:p>
          </table:table-cell>
          <table:table-cell table:formula="of:=IF(MOD([.N143]+[.R143];2)=1;1;0)" office:value-type="float" office:value="1" calcext:value-type="float">
            <text:p>1</text:p>
          </table:table-cell>
          <table:table-cell table:formula="of:=IF(MOD([.N143]+[.R143];2)=1;&quot;Pepet&quot;;&quot;Menga&quot;)" office:value-type="string" office:string-value="Pepet" calcext:value-type="string">
            <text:p>Pepet</text:p>
          </table:table-cell>
          <table:table-cell table:formula="of:=IF(MOD([.N143]+[.R143];2)=1;4;5)" office:value-type="float" office:value="4" calcext:value-type="float">
            <text:p>4</text:p>
          </table:table-cell>
          <table:table-cell table:formula="of:=COM.MICROSOFT.IFS(MOD([.A143];3)=0;&quot;Pasah&quot;;MOD([.A143];3)=1;&quot;Beteng&quot;;MOD([.A143];3)=2;&quot;Kajeng&quot;)" office:value-type="string" office:string-value="Pasah" calcext:value-type="string">
            <text:p>Pasah</text:p>
          </table:table-cell>
          <table:table-cell table:formula="of:=COM.MICROSOFT.IFS(MOD([.A143];3)=0;9;MOD([.A143];3)=1;4;MOD([.A143];3)=2;7)" office:value-type="float" office:value="9" calcext:value-type="float">
            <text:p>9</text:p>
          </table:table-cell>
          <table:table-cell table:formula="of:=COM.MICROSOFT.IFS(MOD([.A143]+2;4)=0;&quot;Sri&quot;;MOD([.A143]+2;4)=1;&quot;Laba&quot;;MOD([.A143]+2;4)=2;&quot;Jaya&quot;;MOD([.A143]+2;4)=3;&quot;Menala&quot;)" office:value-type="string" office:string-value="Menala" calcext:value-type="string">
            <text:p>Menala</text:p>
          </table:table-cell>
          <table:table-cell table:formula="of:=COM.MICROSOFT.IFS(MOD([.A143]+2;4)=0;6;MOD([.A143]+2;4)=1;5;MOD([.A143]+2;4)=2;1;MOD([.A143]+2;4)=3;8)" office:value-type="float" office:value="8" calcext:value-type="float">
            <text:p>8</text:p>
          </table:table-cell>
          <table:table-cell table:formula="of:=COM.MICROSOFT.IFS(MOD([.A143];5)=0;&quot;Pahing&quot;;MOD([.A143];5)=1;&quot;Pon&quot;;MOD([.A143];5)=2;&quot;Wage&quot;;MOD([.A143];5)=3;&quot;Kliwon&quot;;MOD([.A143];5)=4;&quot;Umanis&quot;)" office:value-type="string" office:string-value="Pon" calcext:value-type="string">
            <text:p>Pon</text:p>
          </table:table-cell>
          <table:table-cell table:formula="of:=COM.MICROSOFT.IFS(MOD([.A143];5)=0;9;MOD([.A143];5)=1;7;MOD([.A143];5)=2;4;MOD([.A143];5)=3;8;MOD([.A143];5)=4;5)" office:value-type="float" office:value="7" calcext:value-type="float">
            <text:p>7</text:p>
          </table:table-cell>
          <table:table-cell table:formula="of:=COM.MICROSOFT.IFS(MOD([.A143];6)=0;&quot;Tungleh&quot;;MOD([.A143];6)=1;&quot;Aryang&quot;;MOD([.A143];6)=2;&quot;Urukung&quot;;MOD([.A143];6)=3;&quot;Paniron&quot;;MOD([.A143];6)=4;&quot;Was&quot;;MOD([.A143];6)=5;&quot;Maulu&quot;)" office:value-type="string" office:string-value="Paniron" calcext:value-type="string">
            <text:p>Paniron</text:p>
          </table:table-cell>
          <table:table-cell table:formula="of:=COM.MICROSOFT.IFS(MOD([.A143];6)=0;7;MOD([.A143];6)=1;6;MOD([.A143];6)=2;5;MOD([.A143];6)=3;8;MOD([.A143];6)=4;9;MOD([.A143];6)=5;3)" office:value-type="float" office:value="8" calcext:value-type="float">
            <text:p>8</text:p>
          </table:table-cell>
          <table:table-cell table:formula="of:=COM.MICROSOFT.IFS(MOD([.A143];7)=0;&quot;Redite&quot;;MOD([.A143];7)=1;&quot;Soma&quot;;MOD([.A143];7)=2;&quot;Anggara&quot;;MOD([.A143];7)=3;&quot;Budha&quot;;MOD([.A143];7)=4;&quot;Wraspati&quot;;MOD([.A143];7)=5;&quot;Sukra&quot;;MOD([.A143];7);&quot;Saniscara&quot;)" office:value-type="string" office:string-value="Soma" calcext:value-type="string">
            <text:p>Soma</text:p>
          </table:table-cell>
          <table:table-cell table:formula="of:=COM.MICROSOFT.IFS(MOD([.A143];7)=0;5;MOD([.A143];7)=1;4;MOD([.A143];7)=2;3;MOD([.A143];7)=3;7;MOD([.A143];7)=4;8;MOD([.A143];7)=5;6;MOD([.A143];7);9)" office:value-type="float" office:value="4" calcext:value-type="float">
            <text:p>4</text:p>
          </table:table-cell>
          <table:table-cell table:formula="of:=COM.MICROSOFT.IFS(MOD([.A143]+6;8)=0;&quot;Sri&quot;;MOD([.A143]+6;8)=1;&quot;Indra&quot;;MOD([.A143]+6;8)=2;&quot;Guru&quot;;MOD([.A143]+6;8)=3;&quot;Yama&quot;;MOD([.A143]+6;8)=4;&quot;Ludra&quot;;MOD([.A143]+6;8)=5;&quot;Brahma&quot;;MOD([.A143]+6;8)=6;&quot;Kala&quot;;MOD([.A143]+6;8)=7;&quot;Uma&quot;)" office:value-type="string" office:string-value="Yama" calcext:value-type="string">
            <text:p>Yama</text:p>
          </table:table-cell>
          <table:table-cell table:formula="of:=COM.MICROSOFT.IFS(MOD([.A143]+6;8)=0;6;MOD([.A143]+6;8)=1;5;MOD([.A143]+6;8)=2;8;MOD([.A143]+6;8)=3;9;MOD([.A143]+6;8)=4;3;MOD([.A143]+6;8)=5;7;MOD([.A143]+6;8)=6;1;MOD([.A143]+6;8)=7;4)" office:value-type="float" office:value="9" calcext:value-type="float">
            <text:p>9</text:p>
          </table:table-cell>
          <table:table-cell table:formula="of:=COM.MICROSOFT.IFS(MOD([.A143]-3;9)=0;&quot;Dangu&quot;;MOD([.A143]-3;9)=1;&quot;Jangur&quot;;MOD([.A143]-3;9)=2;&quot;Gigis&quot;;MOD([.A143]-3;9)=3;&quot;Nohan&quot;;MOD([.A143]-3;9)=4;&quot;Ogan&quot;;MOD([.A143]-3;9)=5;&quot;Erengan&quot;;MOD([.A143]-3;9)=6;&quot;Urungan&quot;;MOD([.A143]-3;9)=7;&quot;Tulus&quot;;MOD([.A143]-3;9)=8;&quot;Dadi&quot;)" office:value-type="string" office:string-value="Nohan" calcext:value-type="string">
            <text:p>Nohan</text:p>
          </table:table-cell>
          <table:table-cell table:formula="of:=COM.MICROSOFT.IFS(MOD([.A143]-3;9)=0;5;MOD([.A143]-3;9)=1;8;MOD([.A143]-3;9)=2;9;MOD([.A143]-3;9)=3;3;MOD([.A143]-3;9)=4;7;MOD([.A143]-3;9)=5;1;MOD([.A143]-3;9)=6;4;MOD([.A143]-3;9)=7;6;MOD([.A143]-3;9)=8;8)" office:value-type="float" office:value="3" calcext:value-type="float">
            <text:p>3</text:p>
          </table:table-cell>
          <table:table-cell table:formula="of:=COM.MICROSOFT.IFS(MOD(MOD([.N143]+[.R143];10);10)=0;&quot;Pandita&quot;;MOD(MOD([.N143]+[.R143];10);10)=1;&quot;Pati&quot;;MOD(MOD([.N143]+[.R143];10);10)=2;&quot;Suka&quot;;MOD(MOD([.N143]+[.R143];10);10)=3;&quot;Duka&quot;;MOD(MOD([.N143]+[.R143];10);10)=4;&quot;Sri&quot;;MOD(MOD([.N143]+[.R143];10);10)=5;&quot;Manuh&quot;;MOD(MOD([.N143]+[.R143];10);10)=6;&quot;Manusa&quot;;MOD(MOD([.N143]+[.R143];10);10)=7;&quot;Raja&quot;;MOD(MOD([.N143]+[.R143];10);10)=8;&quot;Dewa&quot;;MOD(MOD([.N143]+[.R143];10);10)=9;&quot;Raksasa&quot;)" office:value-type="string" office:string-value="Pati" calcext:value-type="string">
            <text:p>Pati</text:p>
          </table:table-cell>
          <table:table-cell table:formula="of:=COM.MICROSOFT.IFS(MOD(MOD([.N143]+[.R143];10);10)=0;5;MOD(MOD([.N143]+[.R143];10);10)=1;7;MOD(MOD([.N143]+[.R143];10);10)=2;10;MOD(MOD([.N143]+[.R143];10);10)=3;4;MOD(MOD([.N143]+[.R143];10);10)=4;6;MOD(MOD([.N143]+[.R143];10);10)=5;2;MOD(MOD([.N143]+[.R143];10);10)=6;3;MOD(MOD([.N143]+[.R143];10);10)=7;8;MOD(MOD([.N143]+[.R143];10);10)=8;9;MOD(MOD([.N143]+[.R143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A144]-MOD([.A144];7))/7" office:value-type="float" office:value="20" calcext:value-type="float">
            <text:p>20</text:p>
          </table:table-cell>
          <table:table-cell office:value-type="string" calcext:value-type="string">
            <text:p>Matal</text:p>
          </table:table-cell>
          <table:table-cell office:value-type="float" office:value="5" calcext:value-type="float">
            <text:p>5</text:p>
          </table:table-cell>
          <table:table-cell table:formula="of:=IF(MOD([.N144]+[.R144];2)=1;&quot;Luang&quot;;&quot;-&quot;)" office:value-type="string" office:string-value="Luang" calcext:value-type="string">
            <text:p>Luang</text:p>
          </table:table-cell>
          <table:table-cell table:formula="of:=IF(MOD([.N144]+[.R144];2)=1;1;0)" office:value-type="float" office:value="1" calcext:value-type="float">
            <text:p>1</text:p>
          </table:table-cell>
          <table:table-cell table:formula="of:=IF(MOD([.N144]+[.R144];2)=1;&quot;Pepet&quot;;&quot;Menga&quot;)" office:value-type="string" office:string-value="Pepet" calcext:value-type="string">
            <text:p>Pepet</text:p>
          </table:table-cell>
          <table:table-cell table:formula="of:=IF(MOD([.N144]+[.R144];2)=1;4;5)" office:value-type="float" office:value="4" calcext:value-type="float">
            <text:p>4</text:p>
          </table:table-cell>
          <table:table-cell table:formula="of:=COM.MICROSOFT.IFS(MOD([.A144];3)=0;&quot;Pasah&quot;;MOD([.A144];3)=1;&quot;Beteng&quot;;MOD([.A144];3)=2;&quot;Kajeng&quot;)" office:value-type="string" office:string-value="Beteng" calcext:value-type="string">
            <text:p>Beteng</text:p>
          </table:table-cell>
          <table:table-cell table:formula="of:=COM.MICROSOFT.IFS(MOD([.A144];3)=0;9;MOD([.A144];3)=1;4;MOD([.A144];3)=2;7)" office:value-type="float" office:value="4" calcext:value-type="float">
            <text:p>4</text:p>
          </table:table-cell>
          <table:table-cell table:formula="of:=COM.MICROSOFT.IFS(MOD([.A144]+2;4)=0;&quot;Sri&quot;;MOD([.A144]+2;4)=1;&quot;Laba&quot;;MOD([.A144]+2;4)=2;&quot;Jaya&quot;;MOD([.A144]+2;4)=3;&quot;Menala&quot;)" office:value-type="string" office:string-value="Sri" calcext:value-type="string">
            <text:p>Sri</text:p>
          </table:table-cell>
          <table:table-cell table:formula="of:=COM.MICROSOFT.IFS(MOD([.A144]+2;4)=0;6;MOD([.A144]+2;4)=1;5;MOD([.A144]+2;4)=2;1;MOD([.A144]+2;4)=3;8)" office:value-type="float" office:value="6" calcext:value-type="float">
            <text:p>6</text:p>
          </table:table-cell>
          <table:table-cell table:formula="of:=COM.MICROSOFT.IFS(MOD([.A144];5)=0;&quot;Pahing&quot;;MOD([.A144];5)=1;&quot;Pon&quot;;MOD([.A144];5)=2;&quot;Wage&quot;;MOD([.A144];5)=3;&quot;Kliwon&quot;;MOD([.A144];5)=4;&quot;Umanis&quot;)" office:value-type="string" office:string-value="Wage" calcext:value-type="string">
            <text:p>Wage</text:p>
          </table:table-cell>
          <table:table-cell table:formula="of:=COM.MICROSOFT.IFS(MOD([.A144];5)=0;9;MOD([.A144];5)=1;7;MOD([.A144];5)=2;4;MOD([.A144];5)=3;8;MOD([.A144];5)=4;5)" office:value-type="float" office:value="4" calcext:value-type="float">
            <text:p>4</text:p>
          </table:table-cell>
          <table:table-cell table:formula="of:=COM.MICROSOFT.IFS(MOD([.A144];6)=0;&quot;Tungleh&quot;;MOD([.A144];6)=1;&quot;Aryang&quot;;MOD([.A144];6)=2;&quot;Urukung&quot;;MOD([.A144];6)=3;&quot;Paniron&quot;;MOD([.A144];6)=4;&quot;Was&quot;;MOD([.A144];6)=5;&quot;Maulu&quot;)" office:value-type="string" office:string-value="Was" calcext:value-type="string">
            <text:p>Was</text:p>
          </table:table-cell>
          <table:table-cell table:formula="of:=COM.MICROSOFT.IFS(MOD([.A144];6)=0;7;MOD([.A144];6)=1;6;MOD([.A144];6)=2;5;MOD([.A144];6)=3;8;MOD([.A144];6)=4;9;MOD([.A144];6)=5;3)" office:value-type="float" office:value="9" calcext:value-type="float">
            <text:p>9</text:p>
          </table:table-cell>
          <table:table-cell table:formula="of:=COM.MICROSOFT.IFS(MOD([.A144];7)=0;&quot;Redite&quot;;MOD([.A144];7)=1;&quot;Soma&quot;;MOD([.A144];7)=2;&quot;Anggara&quot;;MOD([.A144];7)=3;&quot;Budha&quot;;MOD([.A144];7)=4;&quot;Wraspati&quot;;MOD([.A144];7)=5;&quot;Sukra&quot;;MOD([.A144];7);&quot;Saniscara&quot;)" office:value-type="string" office:string-value="Anggara" calcext:value-type="string">
            <text:p>Anggara</text:p>
          </table:table-cell>
          <table:table-cell table:formula="of:=COM.MICROSOFT.IFS(MOD([.A144];7)=0;5;MOD([.A144];7)=1;4;MOD([.A144];7)=2;3;MOD([.A144];7)=3;7;MOD([.A144];7)=4;8;MOD([.A144];7)=5;6;MOD([.A144];7);9)" office:value-type="float" office:value="3" calcext:value-type="float">
            <text:p>3</text:p>
          </table:table-cell>
          <table:table-cell table:formula="of:=COM.MICROSOFT.IFS(MOD([.A144]+6;8)=0;&quot;Sri&quot;;MOD([.A144]+6;8)=1;&quot;Indra&quot;;MOD([.A144]+6;8)=2;&quot;Guru&quot;;MOD([.A144]+6;8)=3;&quot;Yama&quot;;MOD([.A144]+6;8)=4;&quot;Ludra&quot;;MOD([.A144]+6;8)=5;&quot;Brahma&quot;;MOD([.A144]+6;8)=6;&quot;Kala&quot;;MOD([.A144]+6;8)=7;&quot;Uma&quot;)" office:value-type="string" office:string-value="Ludra" calcext:value-type="string">
            <text:p>Ludra</text:p>
          </table:table-cell>
          <table:table-cell table:formula="of:=COM.MICROSOFT.IFS(MOD([.A144]+6;8)=0;6;MOD([.A144]+6;8)=1;5;MOD([.A144]+6;8)=2;8;MOD([.A144]+6;8)=3;9;MOD([.A144]+6;8)=4;3;MOD([.A144]+6;8)=5;7;MOD([.A144]+6;8)=6;1;MOD([.A144]+6;8)=7;4)" office:value-type="float" office:value="3" calcext:value-type="float">
            <text:p>3</text:p>
          </table:table-cell>
          <table:table-cell table:formula="of:=COM.MICROSOFT.IFS(MOD([.A144]-3;9)=0;&quot;Dangu&quot;;MOD([.A144]-3;9)=1;&quot;Jangur&quot;;MOD([.A144]-3;9)=2;&quot;Gigis&quot;;MOD([.A144]-3;9)=3;&quot;Nohan&quot;;MOD([.A144]-3;9)=4;&quot;Ogan&quot;;MOD([.A144]-3;9)=5;&quot;Erengan&quot;;MOD([.A144]-3;9)=6;&quot;Urungan&quot;;MOD([.A144]-3;9)=7;&quot;Tulus&quot;;MOD([.A144]-3;9)=8;&quot;Dadi&quot;)" office:value-type="string" office:string-value="Ogan" calcext:value-type="string">
            <text:p>Ogan</text:p>
          </table:table-cell>
          <table:table-cell table:formula="of:=COM.MICROSOFT.IFS(MOD([.A144]-3;9)=0;5;MOD([.A144]-3;9)=1;8;MOD([.A144]-3;9)=2;9;MOD([.A144]-3;9)=3;3;MOD([.A144]-3;9)=4;7;MOD([.A144]-3;9)=5;1;MOD([.A144]-3;9)=6;4;MOD([.A144]-3;9)=7;6;MOD([.A144]-3;9)=8;8)" office:value-type="float" office:value="7" calcext:value-type="float">
            <text:p>7</text:p>
          </table:table-cell>
          <table:table-cell table:formula="of:=COM.MICROSOFT.IFS(MOD(MOD([.N144]+[.R144];10);10)=0;&quot;Pandita&quot;;MOD(MOD([.N144]+[.R144];10);10)=1;&quot;Pati&quot;;MOD(MOD([.N144]+[.R144];10);10)=2;&quot;Suka&quot;;MOD(MOD([.N144]+[.R144];10);10)=3;&quot;Duka&quot;;MOD(MOD([.N144]+[.R144];10);10)=4;&quot;Sri&quot;;MOD(MOD([.N144]+[.R144];10);10)=5;&quot;Manuh&quot;;MOD(MOD([.N144]+[.R144];10);10)=6;&quot;Manusa&quot;;MOD(MOD([.N144]+[.R144];10);10)=7;&quot;Raja&quot;;MOD(MOD([.N144]+[.R144];10);10)=8;&quot;Dewa&quot;;MOD(MOD([.N144]+[.R144];10);10)=9;&quot;Raksasa&quot;)" office:value-type="string" office:string-value="Raja" calcext:value-type="string">
            <text:p>Raja</text:p>
          </table:table-cell>
          <table:table-cell table:formula="of:=COM.MICROSOFT.IFS(MOD(MOD([.N144]+[.R144];10);10)=0;5;MOD(MOD([.N144]+[.R144];10);10)=1;7;MOD(MOD([.N144]+[.R144];10);10)=2;10;MOD(MOD([.N144]+[.R144];10);10)=3;4;MOD(MOD([.N144]+[.R144];10);10)=4;6;MOD(MOD([.N144]+[.R144];10);10)=5;2;MOD(MOD([.N144]+[.R144];10);10)=6;3;MOD(MOD([.N144]+[.R144];10);10)=7;8;MOD(MOD([.N144]+[.R144];10);10)=8;9;MOD(MOD([.N144]+[.R144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A145]-MOD([.A145];7))/7" office:value-type="float" office:value="20" calcext:value-type="float">
            <text:p>20</text:p>
          </table:table-cell>
          <table:table-cell office:value-type="string" calcext:value-type="string">
            <text:p>Matal</text:p>
          </table:table-cell>
          <table:table-cell office:value-type="float" office:value="5" calcext:value-type="float">
            <text:p>5</text:p>
          </table:table-cell>
          <table:table-cell table:formula="of:=IF(MOD([.N145]+[.R145];2)=1;&quot;Luang&quot;;&quot;-&quot;)" office:value-type="string" office:string-value="Luang" calcext:value-type="string">
            <text:p>Luang</text:p>
          </table:table-cell>
          <table:table-cell table:formula="of:=IF(MOD([.N145]+[.R145];2)=1;1;0)" office:value-type="float" office:value="1" calcext:value-type="float">
            <text:p>1</text:p>
          </table:table-cell>
          <table:table-cell table:formula="of:=IF(MOD([.N145]+[.R145];2)=1;&quot;Pepet&quot;;&quot;Menga&quot;)" office:value-type="string" office:string-value="Pepet" calcext:value-type="string">
            <text:p>Pepet</text:p>
          </table:table-cell>
          <table:table-cell table:formula="of:=IF(MOD([.N145]+[.R145];2)=1;4;5)" office:value-type="float" office:value="4" calcext:value-type="float">
            <text:p>4</text:p>
          </table:table-cell>
          <table:table-cell table:formula="of:=COM.MICROSOFT.IFS(MOD([.A145];3)=0;&quot;Pasah&quot;;MOD([.A145];3)=1;&quot;Beteng&quot;;MOD([.A145];3)=2;&quot;Kajeng&quot;)" office:value-type="string" office:string-value="Kajeng" calcext:value-type="string">
            <text:p>Kajeng</text:p>
          </table:table-cell>
          <table:table-cell table:formula="of:=COM.MICROSOFT.IFS(MOD([.A145];3)=0;9;MOD([.A145];3)=1;4;MOD([.A145];3)=2;7)" office:value-type="float" office:value="7" calcext:value-type="float">
            <text:p>7</text:p>
          </table:table-cell>
          <table:table-cell table:formula="of:=COM.MICROSOFT.IFS(MOD([.A145]+2;4)=0;&quot;Sri&quot;;MOD([.A145]+2;4)=1;&quot;Laba&quot;;MOD([.A145]+2;4)=2;&quot;Jaya&quot;;MOD([.A145]+2;4)=3;&quot;Menala&quot;)" office:value-type="string" office:string-value="Laba" calcext:value-type="string">
            <text:p>Laba</text:p>
          </table:table-cell>
          <table:table-cell table:formula="of:=COM.MICROSOFT.IFS(MOD([.A145]+2;4)=0;6;MOD([.A145]+2;4)=1;5;MOD([.A145]+2;4)=2;1;MOD([.A145]+2;4)=3;8)" office:value-type="float" office:value="5" calcext:value-type="float">
            <text:p>5</text:p>
          </table:table-cell>
          <table:table-cell table:formula="of:=COM.MICROSOFT.IFS(MOD([.A145];5)=0;&quot;Pahing&quot;;MOD([.A145];5)=1;&quot;Pon&quot;;MOD([.A145];5)=2;&quot;Wage&quot;;MOD([.A145];5)=3;&quot;Kliwon&quot;;MOD([.A145];5)=4;&quot;Umanis&quot;)" office:value-type="string" office:string-value="Kliwon" calcext:value-type="string">
            <text:p>Kliwon</text:p>
          </table:table-cell>
          <table:table-cell table:formula="of:=COM.MICROSOFT.IFS(MOD([.A145];5)=0;9;MOD([.A145];5)=1;7;MOD([.A145];5)=2;4;MOD([.A145];5)=3;8;MOD([.A145];5)=4;5)" office:value-type="float" office:value="8" calcext:value-type="float">
            <text:p>8</text:p>
          </table:table-cell>
          <table:table-cell table:formula="of:=COM.MICROSOFT.IFS(MOD([.A145];6)=0;&quot;Tungleh&quot;;MOD([.A145];6)=1;&quot;Aryang&quot;;MOD([.A145];6)=2;&quot;Urukung&quot;;MOD([.A145];6)=3;&quot;Paniron&quot;;MOD([.A145];6)=4;&quot;Was&quot;;MOD([.A145];6)=5;&quot;Maulu&quot;)" office:value-type="string" office:string-value="Maulu" calcext:value-type="string">
            <text:p>Maulu</text:p>
          </table:table-cell>
          <table:table-cell table:formula="of:=COM.MICROSOFT.IFS(MOD([.A145];6)=0;7;MOD([.A145];6)=1;6;MOD([.A145];6)=2;5;MOD([.A145];6)=3;8;MOD([.A145];6)=4;9;MOD([.A145];6)=5;3)" office:value-type="float" office:value="3" calcext:value-type="float">
            <text:p>3</text:p>
          </table:table-cell>
          <table:table-cell table:formula="of:=COM.MICROSOFT.IFS(MOD([.A145];7)=0;&quot;Redite&quot;;MOD([.A145];7)=1;&quot;Soma&quot;;MOD([.A145];7)=2;&quot;Anggara&quot;;MOD([.A145];7)=3;&quot;Budha&quot;;MOD([.A145];7)=4;&quot;Wraspati&quot;;MOD([.A145];7)=5;&quot;Sukra&quot;;MOD([.A145];7);&quot;Saniscara&quot;)" office:value-type="string" office:string-value="Budha" calcext:value-type="string">
            <text:p>Budha</text:p>
          </table:table-cell>
          <table:table-cell table:formula="of:=COM.MICROSOFT.IFS(MOD([.A145];7)=0;5;MOD([.A145];7)=1;4;MOD([.A145];7)=2;3;MOD([.A145];7)=3;7;MOD([.A145];7)=4;8;MOD([.A145];7)=5;6;MOD([.A145];7);9)" office:value-type="float" office:value="7" calcext:value-type="float">
            <text:p>7</text:p>
          </table:table-cell>
          <table:table-cell table:formula="of:=COM.MICROSOFT.IFS(MOD([.A145]+6;8)=0;&quot;Sri&quot;;MOD([.A145]+6;8)=1;&quot;Indra&quot;;MOD([.A145]+6;8)=2;&quot;Guru&quot;;MOD([.A145]+6;8)=3;&quot;Yama&quot;;MOD([.A145]+6;8)=4;&quot;Ludra&quot;;MOD([.A145]+6;8)=5;&quot;Brahma&quot;;MOD([.A145]+6;8)=6;&quot;Kala&quot;;MOD([.A145]+6;8)=7;&quot;Uma&quot;)" office:value-type="string" office:string-value="Brahma" calcext:value-type="string">
            <text:p>Brahma</text:p>
          </table:table-cell>
          <table:table-cell table:formula="of:=COM.MICROSOFT.IFS(MOD([.A145]+6;8)=0;6;MOD([.A145]+6;8)=1;5;MOD([.A145]+6;8)=2;8;MOD([.A145]+6;8)=3;9;MOD([.A145]+6;8)=4;3;MOD([.A145]+6;8)=5;7;MOD([.A145]+6;8)=6;1;MOD([.A145]+6;8)=7;4)" office:value-type="float" office:value="7" calcext:value-type="float">
            <text:p>7</text:p>
          </table:table-cell>
          <table:table-cell table:formula="of:=COM.MICROSOFT.IFS(MOD([.A145]-3;9)=0;&quot;Dangu&quot;;MOD([.A145]-3;9)=1;&quot;Jangur&quot;;MOD([.A145]-3;9)=2;&quot;Gigis&quot;;MOD([.A145]-3;9)=3;&quot;Nohan&quot;;MOD([.A145]-3;9)=4;&quot;Ogan&quot;;MOD([.A145]-3;9)=5;&quot;Erengan&quot;;MOD([.A145]-3;9)=6;&quot;Urungan&quot;;MOD([.A145]-3;9)=7;&quot;Tulus&quot;;MOD([.A145]-3;9)=8;&quot;Dadi&quot;)" office:value-type="string" office:string-value="Erengan" calcext:value-type="string">
            <text:p>Erengan</text:p>
          </table:table-cell>
          <table:table-cell table:formula="of:=COM.MICROSOFT.IFS(MOD([.A145]-3;9)=0;5;MOD([.A145]-3;9)=1;8;MOD([.A145]-3;9)=2;9;MOD([.A145]-3;9)=3;3;MOD([.A145]-3;9)=4;7;MOD([.A145]-3;9)=5;1;MOD([.A145]-3;9)=6;4;MOD([.A145]-3;9)=7;6;MOD([.A145]-3;9)=8;8)" office:value-type="float" office:value="1" calcext:value-type="float">
            <text:p>1</text:p>
          </table:table-cell>
          <table:table-cell table:formula="of:=COM.MICROSOFT.IFS(MOD(MOD([.N145]+[.R145];10);10)=0;&quot;Pandita&quot;;MOD(MOD([.N145]+[.R145];10);10)=1;&quot;Pati&quot;;MOD(MOD([.N145]+[.R145];10);10)=2;&quot;Suka&quot;;MOD(MOD([.N145]+[.R145];10);10)=3;&quot;Duka&quot;;MOD(MOD([.N145]+[.R145];10);10)=4;&quot;Sri&quot;;MOD(MOD([.N145]+[.R145];10);10)=5;&quot;Manuh&quot;;MOD(MOD([.N145]+[.R145];10);10)=6;&quot;Manusa&quot;;MOD(MOD([.N145]+[.R145];10);10)=7;&quot;Raja&quot;;MOD(MOD([.N145]+[.R145];10);10)=8;&quot;Dewa&quot;;MOD(MOD([.N145]+[.R145];10);10)=9;&quot;Raksasa&quot;)" office:value-type="string" office:string-value="Manuh" calcext:value-type="string">
            <text:p>Manuh</text:p>
          </table:table-cell>
          <table:table-cell table:formula="of:=COM.MICROSOFT.IFS(MOD(MOD([.N145]+[.R145];10);10)=0;5;MOD(MOD([.N145]+[.R145];10);10)=1;7;MOD(MOD([.N145]+[.R145];10);10)=2;10;MOD(MOD([.N145]+[.R145];10);10)=3;4;MOD(MOD([.N145]+[.R145];10);10)=4;6;MOD(MOD([.N145]+[.R145];10);10)=5;2;MOD(MOD([.N145]+[.R145];10);10)=6;3;MOD(MOD([.N145]+[.R145];10);10)=7;8;MOD(MOD([.N145]+[.R145];10);10)=8;9;MOD(MOD([.N145]+[.R145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146]-MOD([.A146];7))/7" office:value-type="float" office:value="20" calcext:value-type="float">
            <text:p>20</text:p>
          </table:table-cell>
          <table:table-cell office:value-type="string" calcext:value-type="string">
            <text:p>Matal</text:p>
          </table:table-cell>
          <table:table-cell office:value-type="float" office:value="5" calcext:value-type="float">
            <text:p>5</text:p>
          </table:table-cell>
          <table:table-cell table:formula="of:=IF(MOD([.N146]+[.R146];2)=1;&quot;Luang&quot;;&quot;-&quot;)" office:value-type="string" office:string-value="Luang" calcext:value-type="string">
            <text:p>Luang</text:p>
          </table:table-cell>
          <table:table-cell table:formula="of:=IF(MOD([.N146]+[.R146];2)=1;1;0)" office:value-type="float" office:value="1" calcext:value-type="float">
            <text:p>1</text:p>
          </table:table-cell>
          <table:table-cell table:formula="of:=IF(MOD([.N146]+[.R146];2)=1;&quot;Pepet&quot;;&quot;Menga&quot;)" office:value-type="string" office:string-value="Pepet" calcext:value-type="string">
            <text:p>Pepet</text:p>
          </table:table-cell>
          <table:table-cell table:formula="of:=IF(MOD([.N146]+[.R146];2)=1;4;5)" office:value-type="float" office:value="4" calcext:value-type="float">
            <text:p>4</text:p>
          </table:table-cell>
          <table:table-cell table:formula="of:=COM.MICROSOFT.IFS(MOD([.A146];3)=0;&quot;Pasah&quot;;MOD([.A146];3)=1;&quot;Beteng&quot;;MOD([.A146];3)=2;&quot;Kajeng&quot;)" office:value-type="string" office:string-value="Pasah" calcext:value-type="string">
            <text:p>Pasah</text:p>
          </table:table-cell>
          <table:table-cell table:formula="of:=COM.MICROSOFT.IFS(MOD([.A146];3)=0;9;MOD([.A146];3)=1;4;MOD([.A146];3)=2;7)" office:value-type="float" office:value="9" calcext:value-type="float">
            <text:p>9</text:p>
          </table:table-cell>
          <table:table-cell table:formula="of:=COM.MICROSOFT.IFS(MOD([.A146]+2;4)=0;&quot;Sri&quot;;MOD([.A146]+2;4)=1;&quot;Laba&quot;;MOD([.A146]+2;4)=2;&quot;Jaya&quot;;MOD([.A146]+2;4)=3;&quot;Menala&quot;)" office:value-type="string" office:string-value="Jaya" calcext:value-type="string">
            <text:p>Jaya</text:p>
          </table:table-cell>
          <table:table-cell table:formula="of:=COM.MICROSOFT.IFS(MOD([.A146]+2;4)=0;6;MOD([.A146]+2;4)=1;5;MOD([.A146]+2;4)=2;1;MOD([.A146]+2;4)=3;8)" office:value-type="float" office:value="1" calcext:value-type="float">
            <text:p>1</text:p>
          </table:table-cell>
          <table:table-cell table:formula="of:=COM.MICROSOFT.IFS(MOD([.A146];5)=0;&quot;Pahing&quot;;MOD([.A146];5)=1;&quot;Pon&quot;;MOD([.A146];5)=2;&quot;Wage&quot;;MOD([.A146];5)=3;&quot;Kliwon&quot;;MOD([.A146];5)=4;&quot;Umanis&quot;)" office:value-type="string" office:string-value="Umanis" calcext:value-type="string">
            <text:p>Umanis</text:p>
          </table:table-cell>
          <table:table-cell table:formula="of:=COM.MICROSOFT.IFS(MOD([.A146];5)=0;9;MOD([.A146];5)=1;7;MOD([.A146];5)=2;4;MOD([.A146];5)=3;8;MOD([.A146];5)=4;5)" office:value-type="float" office:value="5" calcext:value-type="float">
            <text:p>5</text:p>
          </table:table-cell>
          <table:table-cell table:formula="of:=COM.MICROSOFT.IFS(MOD([.A146];6)=0;&quot;Tungleh&quot;;MOD([.A146];6)=1;&quot;Aryang&quot;;MOD([.A146];6)=2;&quot;Urukung&quot;;MOD([.A146];6)=3;&quot;Paniron&quot;;MOD([.A146];6)=4;&quot;Was&quot;;MOD([.A146];6)=5;&quot;Maulu&quot;)" office:value-type="string" office:string-value="Tungleh" calcext:value-type="string">
            <text:p>Tungleh</text:p>
          </table:table-cell>
          <table:table-cell table:formula="of:=COM.MICROSOFT.IFS(MOD([.A146];6)=0;7;MOD([.A146];6)=1;6;MOD([.A146];6)=2;5;MOD([.A146];6)=3;8;MOD([.A146];6)=4;9;MOD([.A146];6)=5;3)" office:value-type="float" office:value="7" calcext:value-type="float">
            <text:p>7</text:p>
          </table:table-cell>
          <table:table-cell table:formula="of:=COM.MICROSOFT.IFS(MOD([.A146];7)=0;&quot;Redite&quot;;MOD([.A146];7)=1;&quot;Soma&quot;;MOD([.A146];7)=2;&quot;Anggara&quot;;MOD([.A146];7)=3;&quot;Budha&quot;;MOD([.A146];7)=4;&quot;Wraspati&quot;;MOD([.A146];7)=5;&quot;Sukra&quot;;MOD([.A146];7);&quot;Saniscara&quot;)" office:value-type="string" office:string-value="Wraspati" calcext:value-type="string">
            <text:p>Wraspati</text:p>
          </table:table-cell>
          <table:table-cell table:formula="of:=COM.MICROSOFT.IFS(MOD([.A146];7)=0;5;MOD([.A146];7)=1;4;MOD([.A146];7)=2;3;MOD([.A146];7)=3;7;MOD([.A146];7)=4;8;MOD([.A146];7)=5;6;MOD([.A146];7);9)" office:value-type="float" office:value="8" calcext:value-type="float">
            <text:p>8</text:p>
          </table:table-cell>
          <table:table-cell table:formula="of:=COM.MICROSOFT.IFS(MOD([.A146]+6;8)=0;&quot;Sri&quot;;MOD([.A146]+6;8)=1;&quot;Indra&quot;;MOD([.A146]+6;8)=2;&quot;Guru&quot;;MOD([.A146]+6;8)=3;&quot;Yama&quot;;MOD([.A146]+6;8)=4;&quot;Ludra&quot;;MOD([.A146]+6;8)=5;&quot;Brahma&quot;;MOD([.A146]+6;8)=6;&quot;Kala&quot;;MOD([.A146]+6;8)=7;&quot;Uma&quot;)" office:value-type="string" office:string-value="Kala" calcext:value-type="string">
            <text:p>Kala</text:p>
          </table:table-cell>
          <table:table-cell table:formula="of:=COM.MICROSOFT.IFS(MOD([.A146]+6;8)=0;6;MOD([.A146]+6;8)=1;5;MOD([.A146]+6;8)=2;8;MOD([.A146]+6;8)=3;9;MOD([.A146]+6;8)=4;3;MOD([.A146]+6;8)=5;7;MOD([.A146]+6;8)=6;1;MOD([.A146]+6;8)=7;4)" office:value-type="float" office:value="1" calcext:value-type="float">
            <text:p>1</text:p>
          </table:table-cell>
          <table:table-cell table:formula="of:=COM.MICROSOFT.IFS(MOD([.A146]-3;9)=0;&quot;Dangu&quot;;MOD([.A146]-3;9)=1;&quot;Jangur&quot;;MOD([.A146]-3;9)=2;&quot;Gigis&quot;;MOD([.A146]-3;9)=3;&quot;Nohan&quot;;MOD([.A146]-3;9)=4;&quot;Ogan&quot;;MOD([.A146]-3;9)=5;&quot;Erengan&quot;;MOD([.A146]-3;9)=6;&quot;Urungan&quot;;MOD([.A146]-3;9)=7;&quot;Tulus&quot;;MOD([.A146]-3;9)=8;&quot;Dadi&quot;)" office:value-type="string" office:string-value="Urungan" calcext:value-type="string">
            <text:p>Urungan</text:p>
          </table:table-cell>
          <table:table-cell table:formula="of:=COM.MICROSOFT.IFS(MOD([.A146]-3;9)=0;5;MOD([.A146]-3;9)=1;8;MOD([.A146]-3;9)=2;9;MOD([.A146]-3;9)=3;3;MOD([.A146]-3;9)=4;7;MOD([.A146]-3;9)=5;1;MOD([.A146]-3;9)=6;4;MOD([.A146]-3;9)=7;6;MOD([.A146]-3;9)=8;8)" office:value-type="float" office:value="4" calcext:value-type="float">
            <text:p>4</text:p>
          </table:table-cell>
          <table:table-cell table:formula="of:=COM.MICROSOFT.IFS(MOD(MOD([.N146]+[.R146];10);10)=0;&quot;Pandita&quot;;MOD(MOD([.N146]+[.R146];10);10)=1;&quot;Pati&quot;;MOD(MOD([.N146]+[.R146];10);10)=2;&quot;Suka&quot;;MOD(MOD([.N146]+[.R146];10);10)=3;&quot;Duka&quot;;MOD(MOD([.N146]+[.R146];10);10)=4;&quot;Sri&quot;;MOD(MOD([.N146]+[.R146];10);10)=5;&quot;Manuh&quot;;MOD(MOD([.N146]+[.R146];10);10)=6;&quot;Manusa&quot;;MOD(MOD([.N146]+[.R146];10);10)=7;&quot;Raja&quot;;MOD(MOD([.N146]+[.R146];10);10)=8;&quot;Dewa&quot;;MOD(MOD([.N146]+[.R146];10);10)=9;&quot;Raksasa&quot;)" office:value-type="string" office:string-value="Duka" calcext:value-type="string">
            <text:p>Duka</text:p>
          </table:table-cell>
          <table:table-cell table:formula="of:=COM.MICROSOFT.IFS(MOD(MOD([.N146]+[.R146];10);10)=0;5;MOD(MOD([.N146]+[.R146];10);10)=1;7;MOD(MOD([.N146]+[.R146];10);10)=2;10;MOD(MOD([.N146]+[.R146];10);10)=3;4;MOD(MOD([.N146]+[.R146];10);10)=4;6;MOD(MOD([.N146]+[.R146];10);10)=5;2;MOD(MOD([.N146]+[.R146];10);10)=6;3;MOD(MOD([.N146]+[.R146];10);10)=7;8;MOD(MOD([.N146]+[.R146];10);10)=8;9;MOD(MOD([.N146]+[.R146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147]-MOD([.A147];7))/7" office:value-type="float" office:value="20" calcext:value-type="float">
            <text:p>20</text:p>
          </table:table-cell>
          <table:table-cell office:value-type="string" calcext:value-type="string">
            <text:p>Matal</text:p>
          </table:table-cell>
          <table:table-cell office:value-type="float" office:value="5" calcext:value-type="float">
            <text:p>5</text:p>
          </table:table-cell>
          <table:table-cell table:formula="of:=IF(MOD([.N147]+[.R147];2)=1;&quot;Luang&quot;;&quot;-&quot;)" office:value-type="string" office:string-value="Luang" calcext:value-type="string">
            <text:p>Luang</text:p>
          </table:table-cell>
          <table:table-cell table:formula="of:=IF(MOD([.N147]+[.R147];2)=1;1;0)" office:value-type="float" office:value="1" calcext:value-type="float">
            <text:p>1</text:p>
          </table:table-cell>
          <table:table-cell table:formula="of:=IF(MOD([.N147]+[.R147];2)=1;&quot;Pepet&quot;;&quot;Menga&quot;)" office:value-type="string" office:string-value="Pepet" calcext:value-type="string">
            <text:p>Pepet</text:p>
          </table:table-cell>
          <table:table-cell table:formula="of:=IF(MOD([.N147]+[.R147];2)=1;4;5)" office:value-type="float" office:value="4" calcext:value-type="float">
            <text:p>4</text:p>
          </table:table-cell>
          <table:table-cell table:formula="of:=COM.MICROSOFT.IFS(MOD([.A147];3)=0;&quot;Pasah&quot;;MOD([.A147];3)=1;&quot;Beteng&quot;;MOD([.A147];3)=2;&quot;Kajeng&quot;)" office:value-type="string" office:string-value="Beteng" calcext:value-type="string">
            <text:p>Beteng</text:p>
          </table:table-cell>
          <table:table-cell table:formula="of:=COM.MICROSOFT.IFS(MOD([.A147];3)=0;9;MOD([.A147];3)=1;4;MOD([.A147];3)=2;7)" office:value-type="float" office:value="4" calcext:value-type="float">
            <text:p>4</text:p>
          </table:table-cell>
          <table:table-cell table:formula="of:=COM.MICROSOFT.IFS(MOD([.A147]+2;4)=0;&quot;Sri&quot;;MOD([.A147]+2;4)=1;&quot;Laba&quot;;MOD([.A147]+2;4)=2;&quot;Jaya&quot;;MOD([.A147]+2;4)=3;&quot;Menala&quot;)" office:value-type="string" office:string-value="Menala" calcext:value-type="string">
            <text:p>Menala</text:p>
          </table:table-cell>
          <table:table-cell table:formula="of:=COM.MICROSOFT.IFS(MOD([.A147]+2;4)=0;6;MOD([.A147]+2;4)=1;5;MOD([.A147]+2;4)=2;1;MOD([.A147]+2;4)=3;8)" office:value-type="float" office:value="8" calcext:value-type="float">
            <text:p>8</text:p>
          </table:table-cell>
          <table:table-cell table:formula="of:=COM.MICROSOFT.IFS(MOD([.A147];5)=0;&quot;Pahing&quot;;MOD([.A147];5)=1;&quot;Pon&quot;;MOD([.A147];5)=2;&quot;Wage&quot;;MOD([.A147];5)=3;&quot;Kliwon&quot;;MOD([.A147];5)=4;&quot;Umanis&quot;)" office:value-type="string" office:string-value="Pahing" calcext:value-type="string">
            <text:p>Pahing</text:p>
          </table:table-cell>
          <table:table-cell table:formula="of:=COM.MICROSOFT.IFS(MOD([.A147];5)=0;9;MOD([.A147];5)=1;7;MOD([.A147];5)=2;4;MOD([.A147];5)=3;8;MOD([.A147];5)=4;5)" office:value-type="float" office:value="9" calcext:value-type="float">
            <text:p>9</text:p>
          </table:table-cell>
          <table:table-cell table:formula="of:=COM.MICROSOFT.IFS(MOD([.A147];6)=0;&quot;Tungleh&quot;;MOD([.A147];6)=1;&quot;Aryang&quot;;MOD([.A147];6)=2;&quot;Urukung&quot;;MOD([.A147];6)=3;&quot;Paniron&quot;;MOD([.A147];6)=4;&quot;Was&quot;;MOD([.A147];6)=5;&quot;Maulu&quot;)" office:value-type="string" office:string-value="Aryang" calcext:value-type="string">
            <text:p>Aryang</text:p>
          </table:table-cell>
          <table:table-cell table:formula="of:=COM.MICROSOFT.IFS(MOD([.A147];6)=0;7;MOD([.A147];6)=1;6;MOD([.A147];6)=2;5;MOD([.A147];6)=3;8;MOD([.A147];6)=4;9;MOD([.A147];6)=5;3)" office:value-type="float" office:value="6" calcext:value-type="float">
            <text:p>6</text:p>
          </table:table-cell>
          <table:table-cell table:formula="of:=COM.MICROSOFT.IFS(MOD([.A147];7)=0;&quot;Redite&quot;;MOD([.A147];7)=1;&quot;Soma&quot;;MOD([.A147];7)=2;&quot;Anggara&quot;;MOD([.A147];7)=3;&quot;Budha&quot;;MOD([.A147];7)=4;&quot;Wraspati&quot;;MOD([.A147];7)=5;&quot;Sukra&quot;;MOD([.A147];7);&quot;Saniscara&quot;)" office:value-type="string" office:string-value="Sukra" calcext:value-type="string">
            <text:p>Sukra</text:p>
          </table:table-cell>
          <table:table-cell table:formula="of:=COM.MICROSOFT.IFS(MOD([.A147];7)=0;5;MOD([.A147];7)=1;4;MOD([.A147];7)=2;3;MOD([.A147];7)=3;7;MOD([.A147];7)=4;8;MOD([.A147];7)=5;6;MOD([.A147];7);9)" office:value-type="float" office:value="6" calcext:value-type="float">
            <text:p>6</text:p>
          </table:table-cell>
          <table:table-cell table:formula="of:=COM.MICROSOFT.IFS(MOD([.A147]+6;8)=0;&quot;Sri&quot;;MOD([.A147]+6;8)=1;&quot;Indra&quot;;MOD([.A147]+6;8)=2;&quot;Guru&quot;;MOD([.A147]+6;8)=3;&quot;Yama&quot;;MOD([.A147]+6;8)=4;&quot;Ludra&quot;;MOD([.A147]+6;8)=5;&quot;Brahma&quot;;MOD([.A147]+6;8)=6;&quot;Kala&quot;;MOD([.A147]+6;8)=7;&quot;Uma&quot;)" office:value-type="string" office:string-value="Uma" calcext:value-type="string">
            <text:p>Uma</text:p>
          </table:table-cell>
          <table:table-cell table:formula="of:=COM.MICROSOFT.IFS(MOD([.A147]+6;8)=0;6;MOD([.A147]+6;8)=1;5;MOD([.A147]+6;8)=2;8;MOD([.A147]+6;8)=3;9;MOD([.A147]+6;8)=4;3;MOD([.A147]+6;8)=5;7;MOD([.A147]+6;8)=6;1;MOD([.A147]+6;8)=7;4)" office:value-type="float" office:value="4" calcext:value-type="float">
            <text:p>4</text:p>
          </table:table-cell>
          <table:table-cell table:formula="of:=COM.MICROSOFT.IFS(MOD([.A147]-3;9)=0;&quot;Dangu&quot;;MOD([.A147]-3;9)=1;&quot;Jangur&quot;;MOD([.A147]-3;9)=2;&quot;Gigis&quot;;MOD([.A147]-3;9)=3;&quot;Nohan&quot;;MOD([.A147]-3;9)=4;&quot;Ogan&quot;;MOD([.A147]-3;9)=5;&quot;Erengan&quot;;MOD([.A147]-3;9)=6;&quot;Urungan&quot;;MOD([.A147]-3;9)=7;&quot;Tulus&quot;;MOD([.A147]-3;9)=8;&quot;Dadi&quot;)" office:value-type="string" office:string-value="Tulus" calcext:value-type="string">
            <text:p>Tulus</text:p>
          </table:table-cell>
          <table:table-cell table:formula="of:=COM.MICROSOFT.IFS(MOD([.A147]-3;9)=0;5;MOD([.A147]-3;9)=1;8;MOD([.A147]-3;9)=2;9;MOD([.A147]-3;9)=3;3;MOD([.A147]-3;9)=4;7;MOD([.A147]-3;9)=5;1;MOD([.A147]-3;9)=6;4;MOD([.A147]-3;9)=7;6;MOD([.A147]-3;9)=8;8)" office:value-type="float" office:value="6" calcext:value-type="float">
            <text:p>6</text:p>
          </table:table-cell>
          <table:table-cell table:formula="of:=COM.MICROSOFT.IFS(MOD(MOD([.N147]+[.R147];10);10)=0;&quot;Pandita&quot;;MOD(MOD([.N147]+[.R147];10);10)=1;&quot;Pati&quot;;MOD(MOD([.N147]+[.R147];10);10)=2;&quot;Suka&quot;;MOD(MOD([.N147]+[.R147];10);10)=3;&quot;Duka&quot;;MOD(MOD([.N147]+[.R147];10);10)=4;&quot;Sri&quot;;MOD(MOD([.N147]+[.R147];10);10)=5;&quot;Manuh&quot;;MOD(MOD([.N147]+[.R147];10);10)=6;&quot;Manusa&quot;;MOD(MOD([.N147]+[.R147];10);10)=7;&quot;Raja&quot;;MOD(MOD([.N147]+[.R147];10);10)=8;&quot;Dewa&quot;;MOD(MOD([.N147]+[.R147];10);10)=9;&quot;Raksasa&quot;)" office:value-type="string" office:string-value="Manuh" calcext:value-type="string">
            <text:p>Manuh</text:p>
          </table:table-cell>
          <table:table-cell table:formula="of:=COM.MICROSOFT.IFS(MOD(MOD([.N147]+[.R147];10);10)=0;5;MOD(MOD([.N147]+[.R147];10);10)=1;7;MOD(MOD([.N147]+[.R147];10);10)=2;10;MOD(MOD([.N147]+[.R147];10);10)=3;4;MOD(MOD([.N147]+[.R147];10);10)=4;6;MOD(MOD([.N147]+[.R147];10);10)=5;2;MOD(MOD([.N147]+[.R147];10);10)=6;3;MOD(MOD([.N147]+[.R147];10);10)=7;8;MOD(MOD([.N147]+[.R147];10);10)=8;9;MOD(MOD([.N147]+[.R147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A148]-MOD([.A148];7))/7" office:value-type="float" office:value="20" calcext:value-type="float">
            <text:p>20</text:p>
          </table:table-cell>
          <table:table-cell office:value-type="string" calcext:value-type="string">
            <text:p>Matal</text:p>
          </table:table-cell>
          <table:table-cell office:value-type="float" office:value="5" calcext:value-type="float">
            <text:p>5</text:p>
          </table:table-cell>
          <table:table-cell table:formula="of:=IF(MOD([.N148]+[.R148];2)=1;&quot;Luang&quot;;&quot;-&quot;)" office:value-type="string" office:string-value="-" calcext:value-type="string">
            <text:p>-</text:p>
          </table:table-cell>
          <table:table-cell table:formula="of:=IF(MOD([.N148]+[.R148];2)=1;1;0)" office:value-type="float" office:value="0" calcext:value-type="float">
            <text:p>0</text:p>
          </table:table-cell>
          <table:table-cell table:formula="of:=IF(MOD([.N148]+[.R148];2)=1;&quot;Pepet&quot;;&quot;Menga&quot;)" office:value-type="string" office:string-value="Menga" calcext:value-type="string">
            <text:p>Menga</text:p>
          </table:table-cell>
          <table:table-cell table:formula="of:=IF(MOD([.N148]+[.R148];2)=1;4;5)" office:value-type="float" office:value="5" calcext:value-type="float">
            <text:p>5</text:p>
          </table:table-cell>
          <table:table-cell table:formula="of:=COM.MICROSOFT.IFS(MOD([.A148];3)=0;&quot;Pasah&quot;;MOD([.A148];3)=1;&quot;Beteng&quot;;MOD([.A148];3)=2;&quot;Kajeng&quot;)" office:value-type="string" office:string-value="Kajeng" calcext:value-type="string">
            <text:p>Kajeng</text:p>
          </table:table-cell>
          <table:table-cell table:formula="of:=COM.MICROSOFT.IFS(MOD([.A148];3)=0;9;MOD([.A148];3)=1;4;MOD([.A148];3)=2;7)" office:value-type="float" office:value="7" calcext:value-type="float">
            <text:p>7</text:p>
          </table:table-cell>
          <table:table-cell table:formula="of:=COM.MICROSOFT.IFS(MOD([.A148]+2;4)=0;&quot;Sri&quot;;MOD([.A148]+2;4)=1;&quot;Laba&quot;;MOD([.A148]+2;4)=2;&quot;Jaya&quot;;MOD([.A148]+2;4)=3;&quot;Menala&quot;)" office:value-type="string" office:string-value="Sri" calcext:value-type="string">
            <text:p>Sri</text:p>
          </table:table-cell>
          <table:table-cell table:formula="of:=COM.MICROSOFT.IFS(MOD([.A148]+2;4)=0;6;MOD([.A148]+2;4)=1;5;MOD([.A148]+2;4)=2;1;MOD([.A148]+2;4)=3;8)" office:value-type="float" office:value="6" calcext:value-type="float">
            <text:p>6</text:p>
          </table:table-cell>
          <table:table-cell table:formula="of:=COM.MICROSOFT.IFS(MOD([.A148];5)=0;&quot;Pahing&quot;;MOD([.A148];5)=1;&quot;Pon&quot;;MOD([.A148];5)=2;&quot;Wage&quot;;MOD([.A148];5)=3;&quot;Kliwon&quot;;MOD([.A148];5)=4;&quot;Umanis&quot;)" office:value-type="string" office:string-value="Pon" calcext:value-type="string">
            <text:p>Pon</text:p>
          </table:table-cell>
          <table:table-cell table:formula="of:=COM.MICROSOFT.IFS(MOD([.A148];5)=0;9;MOD([.A148];5)=1;7;MOD([.A148];5)=2;4;MOD([.A148];5)=3;8;MOD([.A148];5)=4;5)" office:value-type="float" office:value="7" calcext:value-type="float">
            <text:p>7</text:p>
          </table:table-cell>
          <table:table-cell table:formula="of:=COM.MICROSOFT.IFS(MOD([.A148];6)=0;&quot;Tungleh&quot;;MOD([.A148];6)=1;&quot;Aryang&quot;;MOD([.A148];6)=2;&quot;Urukung&quot;;MOD([.A148];6)=3;&quot;Paniron&quot;;MOD([.A148];6)=4;&quot;Was&quot;;MOD([.A148];6)=5;&quot;Maulu&quot;)" office:value-type="string" office:string-value="Urukung" calcext:value-type="string">
            <text:p>Urukung</text:p>
          </table:table-cell>
          <table:table-cell table:formula="of:=COM.MICROSOFT.IFS(MOD([.A148];6)=0;7;MOD([.A148];6)=1;6;MOD([.A148];6)=2;5;MOD([.A148];6)=3;8;MOD([.A148];6)=4;9;MOD([.A148];6)=5;3)" office:value-type="float" office:value="5" calcext:value-type="float">
            <text:p>5</text:p>
          </table:table-cell>
          <table:table-cell table:formula="of:=COM.MICROSOFT.IFS(MOD([.A148];7)=0;&quot;Redite&quot;;MOD([.A148];7)=1;&quot;Soma&quot;;MOD([.A148];7)=2;&quot;Anggara&quot;;MOD([.A148];7)=3;&quot;Budha&quot;;MOD([.A148];7)=4;&quot;Wraspati&quot;;MOD([.A148];7)=5;&quot;Sukra&quot;;MOD([.A148];7);&quot;Saniscara&quot;)" office:value-type="string" office:string-value="Saniscara" calcext:value-type="string">
            <text:p>Saniscara</text:p>
          </table:table-cell>
          <table:table-cell table:formula="of:=COM.MICROSOFT.IFS(MOD([.A148];7)=0;5;MOD([.A148];7)=1;4;MOD([.A148];7)=2;3;MOD([.A148];7)=3;7;MOD([.A148];7)=4;8;MOD([.A148];7)=5;6;MOD([.A148];7);9)" office:value-type="float" office:value="9" calcext:value-type="float">
            <text:p>9</text:p>
          </table:table-cell>
          <table:table-cell table:formula="of:=COM.MICROSOFT.IFS(MOD([.A148]+6;8)=0;&quot;Sri&quot;;MOD([.A148]+6;8)=1;&quot;Indra&quot;;MOD([.A148]+6;8)=2;&quot;Guru&quot;;MOD([.A148]+6;8)=3;&quot;Yama&quot;;MOD([.A148]+6;8)=4;&quot;Ludra&quot;;MOD([.A148]+6;8)=5;&quot;Brahma&quot;;MOD([.A148]+6;8)=6;&quot;Kala&quot;;MOD([.A148]+6;8)=7;&quot;Uma&quot;)" office:value-type="string" office:string-value="Sri" calcext:value-type="string">
            <text:p>Sri</text:p>
          </table:table-cell>
          <table:table-cell table:formula="of:=COM.MICROSOFT.IFS(MOD([.A148]+6;8)=0;6;MOD([.A148]+6;8)=1;5;MOD([.A148]+6;8)=2;8;MOD([.A148]+6;8)=3;9;MOD([.A148]+6;8)=4;3;MOD([.A148]+6;8)=5;7;MOD([.A148]+6;8)=6;1;MOD([.A148]+6;8)=7;4)" office:value-type="float" office:value="6" calcext:value-type="float">
            <text:p>6</text:p>
          </table:table-cell>
          <table:table-cell table:formula="of:=COM.MICROSOFT.IFS(MOD([.A148]-3;9)=0;&quot;Dangu&quot;;MOD([.A148]-3;9)=1;&quot;Jangur&quot;;MOD([.A148]-3;9)=2;&quot;Gigis&quot;;MOD([.A148]-3;9)=3;&quot;Nohan&quot;;MOD([.A148]-3;9)=4;&quot;Ogan&quot;;MOD([.A148]-3;9)=5;&quot;Erengan&quot;;MOD([.A148]-3;9)=6;&quot;Urungan&quot;;MOD([.A148]-3;9)=7;&quot;Tulus&quot;;MOD([.A148]-3;9)=8;&quot;Dadi&quot;)" office:value-type="string" office:string-value="Dadi" calcext:value-type="string">
            <text:p>Dadi</text:p>
          </table:table-cell>
          <table:table-cell table:formula="of:=COM.MICROSOFT.IFS(MOD([.A148]-3;9)=0;5;MOD([.A148]-3;9)=1;8;MOD([.A148]-3;9)=2;9;MOD([.A148]-3;9)=3;3;MOD([.A148]-3;9)=4;7;MOD([.A148]-3;9)=5;1;MOD([.A148]-3;9)=6;4;MOD([.A148]-3;9)=7;6;MOD([.A148]-3;9)=8;8)" office:value-type="float" office:value="8" calcext:value-type="float">
            <text:p>8</text:p>
          </table:table-cell>
          <table:table-cell table:formula="of:=COM.MICROSOFT.IFS(MOD(MOD([.N148]+[.R148];10);10)=0;&quot;Pandita&quot;;MOD(MOD([.N148]+[.R148];10);10)=1;&quot;Pati&quot;;MOD(MOD([.N148]+[.R148];10);10)=2;&quot;Suka&quot;;MOD(MOD([.N148]+[.R148];10);10)=3;&quot;Duka&quot;;MOD(MOD([.N148]+[.R148];10);10)=4;&quot;Sri&quot;;MOD(MOD([.N148]+[.R148];10);10)=5;&quot;Manuh&quot;;MOD(MOD([.N148]+[.R148];10);10)=6;&quot;Manusa&quot;;MOD(MOD([.N148]+[.R148];10);10)=7;&quot;Raja&quot;;MOD(MOD([.N148]+[.R148];10);10)=8;&quot;Dewa&quot;;MOD(MOD([.N148]+[.R148];10);10)=9;&quot;Raksasa&quot;)" office:value-type="string" office:string-value="Manusa" calcext:value-type="string">
            <text:p>Manusa</text:p>
          </table:table-cell>
          <table:table-cell table:formula="of:=COM.MICROSOFT.IFS(MOD(MOD([.N148]+[.R148];10);10)=0;5;MOD(MOD([.N148]+[.R148];10);10)=1;7;MOD(MOD([.N148]+[.R148];10);10)=2;10;MOD(MOD([.N148]+[.R148];10);10)=3;4;MOD(MOD([.N148]+[.R148];10);10)=4;6;MOD(MOD([.N148]+[.R148];10);10)=5;2;MOD(MOD([.N148]+[.R148];10);10)=6;3;MOD(MOD([.N148]+[.R148];10);10)=7;8;MOD(MOD([.N148]+[.R148];10);10)=8;9;MOD(MOD([.N148]+[.R148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A149]-MOD([.A149];7))/7" office:value-type="float" office:value="21" calcext:value-type="float">
            <text:p>21</text:p>
          </table:table-cell>
          <table:table-cell office:value-type="string" calcext:value-type="string">
            <text:p>Uye</text:p>
          </table:table-cell>
          <table:table-cell office:value-type="float" office:value="8" calcext:value-type="float">
            <text:p>8</text:p>
          </table:table-cell>
          <table:table-cell table:formula="of:=IF(MOD([.N149]+[.R149];2)=1;&quot;Luang&quot;;&quot;-&quot;)" office:value-type="string" office:string-value="Luang" calcext:value-type="string">
            <text:p>Luang</text:p>
          </table:table-cell>
          <table:table-cell table:formula="of:=IF(MOD([.N149]+[.R149];2)=1;1;0)" office:value-type="float" office:value="1" calcext:value-type="float">
            <text:p>1</text:p>
          </table:table-cell>
          <table:table-cell table:formula="of:=IF(MOD([.N149]+[.R149];2)=1;&quot;Pepet&quot;;&quot;Menga&quot;)" office:value-type="string" office:string-value="Pepet" calcext:value-type="string">
            <text:p>Pepet</text:p>
          </table:table-cell>
          <table:table-cell table:formula="of:=IF(MOD([.N149]+[.R149];2)=1;4;5)" office:value-type="float" office:value="4" calcext:value-type="float">
            <text:p>4</text:p>
          </table:table-cell>
          <table:table-cell table:formula="of:=COM.MICROSOFT.IFS(MOD([.A149];3)=0;&quot;Pasah&quot;;MOD([.A149];3)=1;&quot;Beteng&quot;;MOD([.A149];3)=2;&quot;Kajeng&quot;)" office:value-type="string" office:string-value="Pasah" calcext:value-type="string">
            <text:p>Pasah</text:p>
          </table:table-cell>
          <table:table-cell table:formula="of:=COM.MICROSOFT.IFS(MOD([.A149];3)=0;9;MOD([.A149];3)=1;4;MOD([.A149];3)=2;7)" office:value-type="float" office:value="9" calcext:value-type="float">
            <text:p>9</text:p>
          </table:table-cell>
          <table:table-cell table:formula="of:=COM.MICROSOFT.IFS(MOD([.A149]+2;4)=0;&quot;Sri&quot;;MOD([.A149]+2;4)=1;&quot;Laba&quot;;MOD([.A149]+2;4)=2;&quot;Jaya&quot;;MOD([.A149]+2;4)=3;&quot;Menala&quot;)" office:value-type="string" office:string-value="Laba" calcext:value-type="string">
            <text:p>Laba</text:p>
          </table:table-cell>
          <table:table-cell table:formula="of:=COM.MICROSOFT.IFS(MOD([.A149]+2;4)=0;6;MOD([.A149]+2;4)=1;5;MOD([.A149]+2;4)=2;1;MOD([.A149]+2;4)=3;8)" office:value-type="float" office:value="5" calcext:value-type="float">
            <text:p>5</text:p>
          </table:table-cell>
          <table:table-cell table:formula="of:=COM.MICROSOFT.IFS(MOD([.A149];5)=0;&quot;Pahing&quot;;MOD([.A149];5)=1;&quot;Pon&quot;;MOD([.A149];5)=2;&quot;Wage&quot;;MOD([.A149];5)=3;&quot;Kliwon&quot;;MOD([.A149];5)=4;&quot;Umanis&quot;)" office:value-type="string" office:string-value="Wage" calcext:value-type="string">
            <text:p>Wage</text:p>
          </table:table-cell>
          <table:table-cell table:formula="of:=COM.MICROSOFT.IFS(MOD([.A149];5)=0;9;MOD([.A149];5)=1;7;MOD([.A149];5)=2;4;MOD([.A149];5)=3;8;MOD([.A149];5)=4;5)" office:value-type="float" office:value="4" calcext:value-type="float">
            <text:p>4</text:p>
          </table:table-cell>
          <table:table-cell table:formula="of:=COM.MICROSOFT.IFS(MOD([.A149];6)=0;&quot;Tungleh&quot;;MOD([.A149];6)=1;&quot;Aryang&quot;;MOD([.A149];6)=2;&quot;Urukung&quot;;MOD([.A149];6)=3;&quot;Paniron&quot;;MOD([.A149];6)=4;&quot;Was&quot;;MOD([.A149];6)=5;&quot;Maulu&quot;)" office:value-type="string" office:string-value="Paniron" calcext:value-type="string">
            <text:p>Paniron</text:p>
          </table:table-cell>
          <table:table-cell table:formula="of:=COM.MICROSOFT.IFS(MOD([.A149];6)=0;7;MOD([.A149];6)=1;6;MOD([.A149];6)=2;5;MOD([.A149];6)=3;8;MOD([.A149];6)=4;9;MOD([.A149];6)=5;3)" office:value-type="float" office:value="8" calcext:value-type="float">
            <text:p>8</text:p>
          </table:table-cell>
          <table:table-cell table:formula="of:=COM.MICROSOFT.IFS(MOD([.A149];7)=0;&quot;Redite&quot;;MOD([.A149];7)=1;&quot;Soma&quot;;MOD([.A149];7)=2;&quot;Anggara&quot;;MOD([.A149];7)=3;&quot;Budha&quot;;MOD([.A149];7)=4;&quot;Wraspati&quot;;MOD([.A149];7)=5;&quot;Sukra&quot;;MOD([.A149];7);&quot;Saniscara&quot;)" office:value-type="string" office:string-value="Redite" calcext:value-type="string">
            <text:p>Redite</text:p>
          </table:table-cell>
          <table:table-cell table:formula="of:=COM.MICROSOFT.IFS(MOD([.A149];7)=0;5;MOD([.A149];7)=1;4;MOD([.A149];7)=2;3;MOD([.A149];7)=3;7;MOD([.A149];7)=4;8;MOD([.A149];7)=5;6;MOD([.A149];7);9)" office:value-type="float" office:value="5" calcext:value-type="float">
            <text:p>5</text:p>
          </table:table-cell>
          <table:table-cell table:formula="of:=COM.MICROSOFT.IFS(MOD([.A149]+6;8)=0;&quot;Sri&quot;;MOD([.A149]+6;8)=1;&quot;Indra&quot;;MOD([.A149]+6;8)=2;&quot;Guru&quot;;MOD([.A149]+6;8)=3;&quot;Yama&quot;;MOD([.A149]+6;8)=4;&quot;Ludra&quot;;MOD([.A149]+6;8)=5;&quot;Brahma&quot;;MOD([.A149]+6;8)=6;&quot;Kala&quot;;MOD([.A149]+6;8)=7;&quot;Uma&quot;)" office:value-type="string" office:string-value="Indra" calcext:value-type="string">
            <text:p>Indra</text:p>
          </table:table-cell>
          <table:table-cell table:formula="of:=COM.MICROSOFT.IFS(MOD([.A149]+6;8)=0;6;MOD([.A149]+6;8)=1;5;MOD([.A149]+6;8)=2;8;MOD([.A149]+6;8)=3;9;MOD([.A149]+6;8)=4;3;MOD([.A149]+6;8)=5;7;MOD([.A149]+6;8)=6;1;MOD([.A149]+6;8)=7;4)" office:value-type="float" office:value="5" calcext:value-type="float">
            <text:p>5</text:p>
          </table:table-cell>
          <table:table-cell table:formula="of:=COM.MICROSOFT.IFS(MOD([.A149]-3;9)=0;&quot;Dangu&quot;;MOD([.A149]-3;9)=1;&quot;Jangur&quot;;MOD([.A149]-3;9)=2;&quot;Gigis&quot;;MOD([.A149]-3;9)=3;&quot;Nohan&quot;;MOD([.A149]-3;9)=4;&quot;Ogan&quot;;MOD([.A149]-3;9)=5;&quot;Erengan&quot;;MOD([.A149]-3;9)=6;&quot;Urungan&quot;;MOD([.A149]-3;9)=7;&quot;Tulus&quot;;MOD([.A149]-3;9)=8;&quot;Dadi&quot;)" office:value-type="string" office:string-value="Dangu" calcext:value-type="string">
            <text:p>Dangu</text:p>
          </table:table-cell>
          <table:table-cell table:formula="of:=COM.MICROSOFT.IFS(MOD([.A149]-3;9)=0;5;MOD([.A149]-3;9)=1;8;MOD([.A149]-3;9)=2;9;MOD([.A149]-3;9)=3;3;MOD([.A149]-3;9)=4;7;MOD([.A149]-3;9)=5;1;MOD([.A149]-3;9)=6;4;MOD([.A149]-3;9)=7;6;MOD([.A149]-3;9)=8;8)" office:value-type="float" office:value="5" calcext:value-type="float">
            <text:p>5</text:p>
          </table:table-cell>
          <table:table-cell table:formula="of:=COM.MICROSOFT.IFS(MOD(MOD([.N149]+[.R149];10);10)=0;&quot;Pandita&quot;;MOD(MOD([.N149]+[.R149];10);10)=1;&quot;Pati&quot;;MOD(MOD([.N149]+[.R149];10);10)=2;&quot;Suka&quot;;MOD(MOD([.N149]+[.R149];10);10)=3;&quot;Duka&quot;;MOD(MOD([.N149]+[.R149];10);10)=4;&quot;Sri&quot;;MOD(MOD([.N149]+[.R149];10);10)=5;&quot;Manuh&quot;;MOD(MOD([.N149]+[.R149];10);10)=6;&quot;Manusa&quot;;MOD(MOD([.N149]+[.R149];10);10)=7;&quot;Raja&quot;;MOD(MOD([.N149]+[.R149];10);10)=8;&quot;Dewa&quot;;MOD(MOD([.N149]+[.R149];10);10)=9;&quot;Raksasa&quot;)" office:value-type="string" office:string-value="Raksasa" calcext:value-type="string">
            <text:p>Raksasa</text:p>
          </table:table-cell>
          <table:table-cell table:formula="of:=COM.MICROSOFT.IFS(MOD(MOD([.N149]+[.R149];10);10)=0;5;MOD(MOD([.N149]+[.R149];10);10)=1;7;MOD(MOD([.N149]+[.R149];10);10)=2;10;MOD(MOD([.N149]+[.R149];10);10)=3;4;MOD(MOD([.N149]+[.R149];10);10)=4;6;MOD(MOD([.N149]+[.R149];10);10)=5;2;MOD(MOD([.N149]+[.R149];10);10)=6;3;MOD(MOD([.N149]+[.R149];10);10)=7;8;MOD(MOD([.N149]+[.R149];10);10)=8;9;MOD(MOD([.N149]+[.R149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[.A150]-MOD([.A150];7))/7" office:value-type="float" office:value="21" calcext:value-type="float">
            <text:p>21</text:p>
          </table:table-cell>
          <table:table-cell office:value-type="string" calcext:value-type="string">
            <text:p>Uye</text:p>
          </table:table-cell>
          <table:table-cell office:value-type="float" office:value="8" calcext:value-type="float">
            <text:p>8</text:p>
          </table:table-cell>
          <table:table-cell table:formula="of:=IF(MOD([.N150]+[.R150];2)=1;&quot;Luang&quot;;&quot;-&quot;)" office:value-type="string" office:string-value="-" calcext:value-type="string">
            <text:p>-</text:p>
          </table:table-cell>
          <table:table-cell table:formula="of:=IF(MOD([.N150]+[.R150];2)=1;1;0)" office:value-type="float" office:value="0" calcext:value-type="float">
            <text:p>0</text:p>
          </table:table-cell>
          <table:table-cell table:formula="of:=IF(MOD([.N150]+[.R150];2)=1;&quot;Pepet&quot;;&quot;Menga&quot;)" office:value-type="string" office:string-value="Menga" calcext:value-type="string">
            <text:p>Menga</text:p>
          </table:table-cell>
          <table:table-cell table:formula="of:=IF(MOD([.N150]+[.R150];2)=1;4;5)" office:value-type="float" office:value="5" calcext:value-type="float">
            <text:p>5</text:p>
          </table:table-cell>
          <table:table-cell table:formula="of:=COM.MICROSOFT.IFS(MOD([.A150];3)=0;&quot;Pasah&quot;;MOD([.A150];3)=1;&quot;Beteng&quot;;MOD([.A150];3)=2;&quot;Kajeng&quot;)" office:value-type="string" office:string-value="Beteng" calcext:value-type="string">
            <text:p>Beteng</text:p>
          </table:table-cell>
          <table:table-cell table:formula="of:=COM.MICROSOFT.IFS(MOD([.A150];3)=0;9;MOD([.A150];3)=1;4;MOD([.A150];3)=2;7)" office:value-type="float" office:value="4" calcext:value-type="float">
            <text:p>4</text:p>
          </table:table-cell>
          <table:table-cell table:formula="of:=COM.MICROSOFT.IFS(MOD([.A150]+2;4)=0;&quot;Sri&quot;;MOD([.A150]+2;4)=1;&quot;Laba&quot;;MOD([.A150]+2;4)=2;&quot;Jaya&quot;;MOD([.A150]+2;4)=3;&quot;Menala&quot;)" office:value-type="string" office:string-value="Jaya" calcext:value-type="string">
            <text:p>Jaya</text:p>
          </table:table-cell>
          <table:table-cell table:formula="of:=COM.MICROSOFT.IFS(MOD([.A150]+2;4)=0;6;MOD([.A150]+2;4)=1;5;MOD([.A150]+2;4)=2;1;MOD([.A150]+2;4)=3;8)" office:value-type="float" office:value="1" calcext:value-type="float">
            <text:p>1</text:p>
          </table:table-cell>
          <table:table-cell table:formula="of:=COM.MICROSOFT.IFS(MOD([.A150];5)=0;&quot;Pahing&quot;;MOD([.A150];5)=1;&quot;Pon&quot;;MOD([.A150];5)=2;&quot;Wage&quot;;MOD([.A150];5)=3;&quot;Kliwon&quot;;MOD([.A150];5)=4;&quot;Umanis&quot;)" office:value-type="string" office:string-value="Kliwon" calcext:value-type="string">
            <text:p>Kliwon</text:p>
          </table:table-cell>
          <table:table-cell table:formula="of:=COM.MICROSOFT.IFS(MOD([.A150];5)=0;9;MOD([.A150];5)=1;7;MOD([.A150];5)=2;4;MOD([.A150];5)=3;8;MOD([.A150];5)=4;5)" office:value-type="float" office:value="8" calcext:value-type="float">
            <text:p>8</text:p>
          </table:table-cell>
          <table:table-cell table:formula="of:=COM.MICROSOFT.IFS(MOD([.A150];6)=0;&quot;Tungleh&quot;;MOD([.A150];6)=1;&quot;Aryang&quot;;MOD([.A150];6)=2;&quot;Urukung&quot;;MOD([.A150];6)=3;&quot;Paniron&quot;;MOD([.A150];6)=4;&quot;Was&quot;;MOD([.A150];6)=5;&quot;Maulu&quot;)" office:value-type="string" office:string-value="Was" calcext:value-type="string">
            <text:p>Was</text:p>
          </table:table-cell>
          <table:table-cell table:formula="of:=COM.MICROSOFT.IFS(MOD([.A150];6)=0;7;MOD([.A150];6)=1;6;MOD([.A150];6)=2;5;MOD([.A150];6)=3;8;MOD([.A150];6)=4;9;MOD([.A150];6)=5;3)" office:value-type="float" office:value="9" calcext:value-type="float">
            <text:p>9</text:p>
          </table:table-cell>
          <table:table-cell table:formula="of:=COM.MICROSOFT.IFS(MOD([.A150];7)=0;&quot;Redite&quot;;MOD([.A150];7)=1;&quot;Soma&quot;;MOD([.A150];7)=2;&quot;Anggara&quot;;MOD([.A150];7)=3;&quot;Budha&quot;;MOD([.A150];7)=4;&quot;Wraspati&quot;;MOD([.A150];7)=5;&quot;Sukra&quot;;MOD([.A150];7);&quot;Saniscara&quot;)" office:value-type="string" office:string-value="Soma" calcext:value-type="string">
            <text:p>Soma</text:p>
          </table:table-cell>
          <table:table-cell table:formula="of:=COM.MICROSOFT.IFS(MOD([.A150];7)=0;5;MOD([.A150];7)=1;4;MOD([.A150];7)=2;3;MOD([.A150];7)=3;7;MOD([.A150];7)=4;8;MOD([.A150];7)=5;6;MOD([.A150];7);9)" office:value-type="float" office:value="4" calcext:value-type="float">
            <text:p>4</text:p>
          </table:table-cell>
          <table:table-cell table:formula="of:=COM.MICROSOFT.IFS(MOD([.A150]+6;8)=0;&quot;Sri&quot;;MOD([.A150]+6;8)=1;&quot;Indra&quot;;MOD([.A150]+6;8)=2;&quot;Guru&quot;;MOD([.A150]+6;8)=3;&quot;Yama&quot;;MOD([.A150]+6;8)=4;&quot;Ludra&quot;;MOD([.A150]+6;8)=5;&quot;Brahma&quot;;MOD([.A150]+6;8)=6;&quot;Kala&quot;;MOD([.A150]+6;8)=7;&quot;Uma&quot;)" office:value-type="string" office:string-value="Guru" calcext:value-type="string">
            <text:p>Guru</text:p>
          </table:table-cell>
          <table:table-cell table:formula="of:=COM.MICROSOFT.IFS(MOD([.A150]+6;8)=0;6;MOD([.A150]+6;8)=1;5;MOD([.A150]+6;8)=2;8;MOD([.A150]+6;8)=3;9;MOD([.A150]+6;8)=4;3;MOD([.A150]+6;8)=5;7;MOD([.A150]+6;8)=6;1;MOD([.A150]+6;8)=7;4)" office:value-type="float" office:value="8" calcext:value-type="float">
            <text:p>8</text:p>
          </table:table-cell>
          <table:table-cell table:formula="of:=COM.MICROSOFT.IFS(MOD([.A150]-3;9)=0;&quot;Dangu&quot;;MOD([.A150]-3;9)=1;&quot;Jangur&quot;;MOD([.A150]-3;9)=2;&quot;Gigis&quot;;MOD([.A150]-3;9)=3;&quot;Nohan&quot;;MOD([.A150]-3;9)=4;&quot;Ogan&quot;;MOD([.A150]-3;9)=5;&quot;Erengan&quot;;MOD([.A150]-3;9)=6;&quot;Urungan&quot;;MOD([.A150]-3;9)=7;&quot;Tulus&quot;;MOD([.A150]-3;9)=8;&quot;Dadi&quot;)" office:value-type="string" office:string-value="Jangur" calcext:value-type="string">
            <text:p>Jangur</text:p>
          </table:table-cell>
          <table:table-cell table:formula="of:=COM.MICROSOFT.IFS(MOD([.A150]-3;9)=0;5;MOD([.A150]-3;9)=1;8;MOD([.A150]-3;9)=2;9;MOD([.A150]-3;9)=3;3;MOD([.A150]-3;9)=4;7;MOD([.A150]-3;9)=5;1;MOD([.A150]-3;9)=6;4;MOD([.A150]-3;9)=7;6;MOD([.A150]-3;9)=8;8)" office:value-type="float" office:value="8" calcext:value-type="float">
            <text:p>8</text:p>
          </table:table-cell>
          <table:table-cell table:formula="of:=COM.MICROSOFT.IFS(MOD(MOD([.N150]+[.R150];10);10)=0;&quot;Pandita&quot;;MOD(MOD([.N150]+[.R150];10);10)=1;&quot;Pati&quot;;MOD(MOD([.N150]+[.R150];10);10)=2;&quot;Suka&quot;;MOD(MOD([.N150]+[.R150];10);10)=3;&quot;Duka&quot;;MOD(MOD([.N150]+[.R150];10);10)=4;&quot;Sri&quot;;MOD(MOD([.N150]+[.R150];10);10)=5;&quot;Manuh&quot;;MOD(MOD([.N150]+[.R150];10);10)=6;&quot;Manusa&quot;;MOD(MOD([.N150]+[.R150];10);10)=7;&quot;Raja&quot;;MOD(MOD([.N150]+[.R150];10);10)=8;&quot;Dewa&quot;;MOD(MOD([.N150]+[.R150];10);10)=9;&quot;Raksasa&quot;)" office:value-type="string" office:string-value="Suka" calcext:value-type="string">
            <text:p>Suka</text:p>
          </table:table-cell>
          <table:table-cell table:formula="of:=COM.MICROSOFT.IFS(MOD(MOD([.N150]+[.R150];10);10)=0;5;MOD(MOD([.N150]+[.R150];10);10)=1;7;MOD(MOD([.N150]+[.R150];10);10)=2;10;MOD(MOD([.N150]+[.R150];10);10)=3;4;MOD(MOD([.N150]+[.R150];10);10)=4;6;MOD(MOD([.N150]+[.R150];10);10)=5;2;MOD(MOD([.N150]+[.R150];10);10)=6;3;MOD(MOD([.N150]+[.R150];10);10)=7;8;MOD(MOD([.N150]+[.R150];10);10)=8;9;MOD(MOD([.N150]+[.R150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A151]-MOD([.A151];7))/7" office:value-type="float" office:value="21" calcext:value-type="float">
            <text:p>21</text:p>
          </table:table-cell>
          <table:table-cell office:value-type="string" calcext:value-type="string">
            <text:p>Uye</text:p>
          </table:table-cell>
          <table:table-cell office:value-type="float" office:value="8" calcext:value-type="float">
            <text:p>8</text:p>
          </table:table-cell>
          <table:table-cell table:formula="of:=IF(MOD([.N151]+[.R151];2)=1;&quot;Luang&quot;;&quot;-&quot;)" office:value-type="string" office:string-value="-" calcext:value-type="string">
            <text:p>-</text:p>
          </table:table-cell>
          <table:table-cell table:formula="of:=IF(MOD([.N151]+[.R151];2)=1;1;0)" office:value-type="float" office:value="0" calcext:value-type="float">
            <text:p>0</text:p>
          </table:table-cell>
          <table:table-cell table:formula="of:=IF(MOD([.N151]+[.R151];2)=1;&quot;Pepet&quot;;&quot;Menga&quot;)" office:value-type="string" office:string-value="Menga" calcext:value-type="string">
            <text:p>Menga</text:p>
          </table:table-cell>
          <table:table-cell table:formula="of:=IF(MOD([.N151]+[.R151];2)=1;4;5)" office:value-type="float" office:value="5" calcext:value-type="float">
            <text:p>5</text:p>
          </table:table-cell>
          <table:table-cell table:formula="of:=COM.MICROSOFT.IFS(MOD([.A151];3)=0;&quot;Pasah&quot;;MOD([.A151];3)=1;&quot;Beteng&quot;;MOD([.A151];3)=2;&quot;Kajeng&quot;)" office:value-type="string" office:string-value="Kajeng" calcext:value-type="string">
            <text:p>Kajeng</text:p>
          </table:table-cell>
          <table:table-cell table:formula="of:=COM.MICROSOFT.IFS(MOD([.A151];3)=0;9;MOD([.A151];3)=1;4;MOD([.A151];3)=2;7)" office:value-type="float" office:value="7" calcext:value-type="float">
            <text:p>7</text:p>
          </table:table-cell>
          <table:table-cell table:formula="of:=COM.MICROSOFT.IFS(MOD([.A151]+2;4)=0;&quot;Sri&quot;;MOD([.A151]+2;4)=1;&quot;Laba&quot;;MOD([.A151]+2;4)=2;&quot;Jaya&quot;;MOD([.A151]+2;4)=3;&quot;Menala&quot;)" office:value-type="string" office:string-value="Menala" calcext:value-type="string">
            <text:p>Menala</text:p>
          </table:table-cell>
          <table:table-cell table:formula="of:=COM.MICROSOFT.IFS(MOD([.A151]+2;4)=0;6;MOD([.A151]+2;4)=1;5;MOD([.A151]+2;4)=2;1;MOD([.A151]+2;4)=3;8)" office:value-type="float" office:value="8" calcext:value-type="float">
            <text:p>8</text:p>
          </table:table-cell>
          <table:table-cell table:formula="of:=COM.MICROSOFT.IFS(MOD([.A151];5)=0;&quot;Pahing&quot;;MOD([.A151];5)=1;&quot;Pon&quot;;MOD([.A151];5)=2;&quot;Wage&quot;;MOD([.A151];5)=3;&quot;Kliwon&quot;;MOD([.A151];5)=4;&quot;Umanis&quot;)" office:value-type="string" office:string-value="Umanis" calcext:value-type="string">
            <text:p>Umanis</text:p>
          </table:table-cell>
          <table:table-cell table:formula="of:=COM.MICROSOFT.IFS(MOD([.A151];5)=0;9;MOD([.A151];5)=1;7;MOD([.A151];5)=2;4;MOD([.A151];5)=3;8;MOD([.A151];5)=4;5)" office:value-type="float" office:value="5" calcext:value-type="float">
            <text:p>5</text:p>
          </table:table-cell>
          <table:table-cell table:formula="of:=COM.MICROSOFT.IFS(MOD([.A151];6)=0;&quot;Tungleh&quot;;MOD([.A151];6)=1;&quot;Aryang&quot;;MOD([.A151];6)=2;&quot;Urukung&quot;;MOD([.A151];6)=3;&quot;Paniron&quot;;MOD([.A151];6)=4;&quot;Was&quot;;MOD([.A151];6)=5;&quot;Maulu&quot;)" office:value-type="string" office:string-value="Maulu" calcext:value-type="string">
            <text:p>Maulu</text:p>
          </table:table-cell>
          <table:table-cell table:formula="of:=COM.MICROSOFT.IFS(MOD([.A151];6)=0;7;MOD([.A151];6)=1;6;MOD([.A151];6)=2;5;MOD([.A151];6)=3;8;MOD([.A151];6)=4;9;MOD([.A151];6)=5;3)" office:value-type="float" office:value="3" calcext:value-type="float">
            <text:p>3</text:p>
          </table:table-cell>
          <table:table-cell table:formula="of:=COM.MICROSOFT.IFS(MOD([.A151];7)=0;&quot;Redite&quot;;MOD([.A151];7)=1;&quot;Soma&quot;;MOD([.A151];7)=2;&quot;Anggara&quot;;MOD([.A151];7)=3;&quot;Budha&quot;;MOD([.A151];7)=4;&quot;Wraspati&quot;;MOD([.A151];7)=5;&quot;Sukra&quot;;MOD([.A151];7);&quot;Saniscara&quot;)" office:value-type="string" office:string-value="Anggara" calcext:value-type="string">
            <text:p>Anggara</text:p>
          </table:table-cell>
          <table:table-cell table:formula="of:=COM.MICROSOFT.IFS(MOD([.A151];7)=0;5;MOD([.A151];7)=1;4;MOD([.A151];7)=2;3;MOD([.A151];7)=3;7;MOD([.A151];7)=4;8;MOD([.A151];7)=5;6;MOD([.A151];7);9)" office:value-type="float" office:value="3" calcext:value-type="float">
            <text:p>3</text:p>
          </table:table-cell>
          <table:table-cell table:formula="of:=COM.MICROSOFT.IFS(MOD([.A151]+6;8)=0;&quot;Sri&quot;;MOD([.A151]+6;8)=1;&quot;Indra&quot;;MOD([.A151]+6;8)=2;&quot;Guru&quot;;MOD([.A151]+6;8)=3;&quot;Yama&quot;;MOD([.A151]+6;8)=4;&quot;Ludra&quot;;MOD([.A151]+6;8)=5;&quot;Brahma&quot;;MOD([.A151]+6;8)=6;&quot;Kala&quot;;MOD([.A151]+6;8)=7;&quot;Uma&quot;)" office:value-type="string" office:string-value="Yama" calcext:value-type="string">
            <text:p>Yama</text:p>
          </table:table-cell>
          <table:table-cell table:formula="of:=COM.MICROSOFT.IFS(MOD([.A151]+6;8)=0;6;MOD([.A151]+6;8)=1;5;MOD([.A151]+6;8)=2;8;MOD([.A151]+6;8)=3;9;MOD([.A151]+6;8)=4;3;MOD([.A151]+6;8)=5;7;MOD([.A151]+6;8)=6;1;MOD([.A151]+6;8)=7;4)" office:value-type="float" office:value="9" calcext:value-type="float">
            <text:p>9</text:p>
          </table:table-cell>
          <table:table-cell table:formula="of:=COM.MICROSOFT.IFS(MOD([.A151]-3;9)=0;&quot;Dangu&quot;;MOD([.A151]-3;9)=1;&quot;Jangur&quot;;MOD([.A151]-3;9)=2;&quot;Gigis&quot;;MOD([.A151]-3;9)=3;&quot;Nohan&quot;;MOD([.A151]-3;9)=4;&quot;Ogan&quot;;MOD([.A151]-3;9)=5;&quot;Erengan&quot;;MOD([.A151]-3;9)=6;&quot;Urungan&quot;;MOD([.A151]-3;9)=7;&quot;Tulus&quot;;MOD([.A151]-3;9)=8;&quot;Dadi&quot;)" office:value-type="string" office:string-value="Gigis" calcext:value-type="string">
            <text:p>Gigis</text:p>
          </table:table-cell>
          <table:table-cell table:formula="of:=COM.MICROSOFT.IFS(MOD([.A151]-3;9)=0;5;MOD([.A151]-3;9)=1;8;MOD([.A151]-3;9)=2;9;MOD([.A151]-3;9)=3;3;MOD([.A151]-3;9)=4;7;MOD([.A151]-3;9)=5;1;MOD([.A151]-3;9)=6;4;MOD([.A151]-3;9)=7;6;MOD([.A151]-3;9)=8;8)" office:value-type="float" office:value="9" calcext:value-type="float">
            <text:p>9</text:p>
          </table:table-cell>
          <table:table-cell table:formula="of:=COM.MICROSOFT.IFS(MOD(MOD([.N151]+[.R151];10);10)=0;&quot;Pandita&quot;;MOD(MOD([.N151]+[.R151];10);10)=1;&quot;Pati&quot;;MOD(MOD([.N151]+[.R151];10);10)=2;&quot;Suka&quot;;MOD(MOD([.N151]+[.R151];10);10)=3;&quot;Duka&quot;;MOD(MOD([.N151]+[.R151];10);10)=4;&quot;Sri&quot;;MOD(MOD([.N151]+[.R151];10);10)=5;&quot;Manuh&quot;;MOD(MOD([.N151]+[.R151];10);10)=6;&quot;Manusa&quot;;MOD(MOD([.N151]+[.R151];10);10)=7;&quot;Raja&quot;;MOD(MOD([.N151]+[.R151];10);10)=8;&quot;Dewa&quot;;MOD(MOD([.N151]+[.R151];10);10)=9;&quot;Raksasa&quot;)" office:value-type="string" office:string-value="Dewa" calcext:value-type="string">
            <text:p>Dewa</text:p>
          </table:table-cell>
          <table:table-cell table:formula="of:=COM.MICROSOFT.IFS(MOD(MOD([.N151]+[.R151];10);10)=0;5;MOD(MOD([.N151]+[.R151];10);10)=1;7;MOD(MOD([.N151]+[.R151];10);10)=2;10;MOD(MOD([.N151]+[.R151];10);10)=3;4;MOD(MOD([.N151]+[.R151];10);10)=4;6;MOD(MOD([.N151]+[.R151];10);10)=5;2;MOD(MOD([.N151]+[.R151];10);10)=6;3;MOD(MOD([.N151]+[.R151];10);10)=7;8;MOD(MOD([.N151]+[.R151];10);10)=8;9;MOD(MOD([.N151]+[.R151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152]-MOD([.A152];7))/7" office:value-type="float" office:value="21" calcext:value-type="float">
            <text:p>21</text:p>
          </table:table-cell>
          <table:table-cell office:value-type="string" calcext:value-type="string">
            <text:p>Uye</text:p>
          </table:table-cell>
          <table:table-cell office:value-type="float" office:value="8" calcext:value-type="float">
            <text:p>8</text:p>
          </table:table-cell>
          <table:table-cell table:formula="of:=IF(MOD([.N152]+[.R152];2)=1;&quot;Luang&quot;;&quot;-&quot;)" office:value-type="string" office:string-value="-" calcext:value-type="string">
            <text:p>-</text:p>
          </table:table-cell>
          <table:table-cell table:formula="of:=IF(MOD([.N152]+[.R152];2)=1;1;0)" office:value-type="float" office:value="0" calcext:value-type="float">
            <text:p>0</text:p>
          </table:table-cell>
          <table:table-cell table:formula="of:=IF(MOD([.N152]+[.R152];2)=1;&quot;Pepet&quot;;&quot;Menga&quot;)" office:value-type="string" office:string-value="Menga" calcext:value-type="string">
            <text:p>Menga</text:p>
          </table:table-cell>
          <table:table-cell table:formula="of:=IF(MOD([.N152]+[.R152];2)=1;4;5)" office:value-type="float" office:value="5" calcext:value-type="float">
            <text:p>5</text:p>
          </table:table-cell>
          <table:table-cell table:formula="of:=COM.MICROSOFT.IFS(MOD([.A152];3)=0;&quot;Pasah&quot;;MOD([.A152];3)=1;&quot;Beteng&quot;;MOD([.A152];3)=2;&quot;Kajeng&quot;)" office:value-type="string" office:string-value="Pasah" calcext:value-type="string">
            <text:p>Pasah</text:p>
          </table:table-cell>
          <table:table-cell table:formula="of:=COM.MICROSOFT.IFS(MOD([.A152];3)=0;9;MOD([.A152];3)=1;4;MOD([.A152];3)=2;7)" office:value-type="float" office:value="9" calcext:value-type="float">
            <text:p>9</text:p>
          </table:table-cell>
          <table:table-cell table:formula="of:=COM.MICROSOFT.IFS(MOD([.A152]+2;4)=0;&quot;Sri&quot;;MOD([.A152]+2;4)=1;&quot;Laba&quot;;MOD([.A152]+2;4)=2;&quot;Jaya&quot;;MOD([.A152]+2;4)=3;&quot;Menala&quot;)" office:value-type="string" office:string-value="Sri" calcext:value-type="string">
            <text:p>Sri</text:p>
          </table:table-cell>
          <table:table-cell table:formula="of:=COM.MICROSOFT.IFS(MOD([.A152]+2;4)=0;6;MOD([.A152]+2;4)=1;5;MOD([.A152]+2;4)=2;1;MOD([.A152]+2;4)=3;8)" office:value-type="float" office:value="6" calcext:value-type="float">
            <text:p>6</text:p>
          </table:table-cell>
          <table:table-cell table:formula="of:=COM.MICROSOFT.IFS(MOD([.A152];5)=0;&quot;Pahing&quot;;MOD([.A152];5)=1;&quot;Pon&quot;;MOD([.A152];5)=2;&quot;Wage&quot;;MOD([.A152];5)=3;&quot;Kliwon&quot;;MOD([.A152];5)=4;&quot;Umanis&quot;)" office:value-type="string" office:string-value="Pahing" calcext:value-type="string">
            <text:p>Pahing</text:p>
          </table:table-cell>
          <table:table-cell table:formula="of:=COM.MICROSOFT.IFS(MOD([.A152];5)=0;9;MOD([.A152];5)=1;7;MOD([.A152];5)=2;4;MOD([.A152];5)=3;8;MOD([.A152];5)=4;5)" office:value-type="float" office:value="9" calcext:value-type="float">
            <text:p>9</text:p>
          </table:table-cell>
          <table:table-cell table:formula="of:=COM.MICROSOFT.IFS(MOD([.A152];6)=0;&quot;Tungleh&quot;;MOD([.A152];6)=1;&quot;Aryang&quot;;MOD([.A152];6)=2;&quot;Urukung&quot;;MOD([.A152];6)=3;&quot;Paniron&quot;;MOD([.A152];6)=4;&quot;Was&quot;;MOD([.A152];6)=5;&quot;Maulu&quot;)" office:value-type="string" office:string-value="Tungleh" calcext:value-type="string">
            <text:p>Tungleh</text:p>
          </table:table-cell>
          <table:table-cell table:formula="of:=COM.MICROSOFT.IFS(MOD([.A152];6)=0;7;MOD([.A152];6)=1;6;MOD([.A152];6)=2;5;MOD([.A152];6)=3;8;MOD([.A152];6)=4;9;MOD([.A152];6)=5;3)" office:value-type="float" office:value="7" calcext:value-type="float">
            <text:p>7</text:p>
          </table:table-cell>
          <table:table-cell table:formula="of:=COM.MICROSOFT.IFS(MOD([.A152];7)=0;&quot;Redite&quot;;MOD([.A152];7)=1;&quot;Soma&quot;;MOD([.A152];7)=2;&quot;Anggara&quot;;MOD([.A152];7)=3;&quot;Budha&quot;;MOD([.A152];7)=4;&quot;Wraspati&quot;;MOD([.A152];7)=5;&quot;Sukra&quot;;MOD([.A152];7);&quot;Saniscara&quot;)" office:value-type="string" office:string-value="Budha" calcext:value-type="string">
            <text:p>Budha</text:p>
          </table:table-cell>
          <table:table-cell table:formula="of:=COM.MICROSOFT.IFS(MOD([.A152];7)=0;5;MOD([.A152];7)=1;4;MOD([.A152];7)=2;3;MOD([.A152];7)=3;7;MOD([.A152];7)=4;8;MOD([.A152];7)=5;6;MOD([.A152];7);9)" office:value-type="float" office:value="7" calcext:value-type="float">
            <text:p>7</text:p>
          </table:table-cell>
          <table:table-cell table:formula="of:=COM.MICROSOFT.IFS(MOD([.A152]+6;8)=0;&quot;Sri&quot;;MOD([.A152]+6;8)=1;&quot;Indra&quot;;MOD([.A152]+6;8)=2;&quot;Guru&quot;;MOD([.A152]+6;8)=3;&quot;Yama&quot;;MOD([.A152]+6;8)=4;&quot;Ludra&quot;;MOD([.A152]+6;8)=5;&quot;Brahma&quot;;MOD([.A152]+6;8)=6;&quot;Kala&quot;;MOD([.A152]+6;8)=7;&quot;Uma&quot;)" office:value-type="string" office:string-value="Ludra" calcext:value-type="string">
            <text:p>Ludra</text:p>
          </table:table-cell>
          <table:table-cell table:formula="of:=COM.MICROSOFT.IFS(MOD([.A152]+6;8)=0;6;MOD([.A152]+6;8)=1;5;MOD([.A152]+6;8)=2;8;MOD([.A152]+6;8)=3;9;MOD([.A152]+6;8)=4;3;MOD([.A152]+6;8)=5;7;MOD([.A152]+6;8)=6;1;MOD([.A152]+6;8)=7;4)" office:value-type="float" office:value="3" calcext:value-type="float">
            <text:p>3</text:p>
          </table:table-cell>
          <table:table-cell table:formula="of:=COM.MICROSOFT.IFS(MOD([.A152]-3;9)=0;&quot;Dangu&quot;;MOD([.A152]-3;9)=1;&quot;Jangur&quot;;MOD([.A152]-3;9)=2;&quot;Gigis&quot;;MOD([.A152]-3;9)=3;&quot;Nohan&quot;;MOD([.A152]-3;9)=4;&quot;Ogan&quot;;MOD([.A152]-3;9)=5;&quot;Erengan&quot;;MOD([.A152]-3;9)=6;&quot;Urungan&quot;;MOD([.A152]-3;9)=7;&quot;Tulus&quot;;MOD([.A152]-3;9)=8;&quot;Dadi&quot;)" office:value-type="string" office:string-value="Nohan" calcext:value-type="string">
            <text:p>Nohan</text:p>
          </table:table-cell>
          <table:table-cell table:formula="of:=COM.MICROSOFT.IFS(MOD([.A152]-3;9)=0;5;MOD([.A152]-3;9)=1;8;MOD([.A152]-3;9)=2;9;MOD([.A152]-3;9)=3;3;MOD([.A152]-3;9)=4;7;MOD([.A152]-3;9)=5;1;MOD([.A152]-3;9)=6;4;MOD([.A152]-3;9)=7;6;MOD([.A152]-3;9)=8;8)" office:value-type="float" office:value="3" calcext:value-type="float">
            <text:p>3</text:p>
          </table:table-cell>
          <table:table-cell table:formula="of:=COM.MICROSOFT.IFS(MOD(MOD([.N152]+[.R152];10);10)=0;&quot;Pandita&quot;;MOD(MOD([.N152]+[.R152];10);10)=1;&quot;Pati&quot;;MOD(MOD([.N152]+[.R152];10);10)=2;&quot;Suka&quot;;MOD(MOD([.N152]+[.R152];10);10)=3;&quot;Duka&quot;;MOD(MOD([.N152]+[.R152];10);10)=4;&quot;Sri&quot;;MOD(MOD([.N152]+[.R152];10);10)=5;&quot;Manuh&quot;;MOD(MOD([.N152]+[.R152];10);10)=6;&quot;Manusa&quot;;MOD(MOD([.N152]+[.R152];10);10)=7;&quot;Raja&quot;;MOD(MOD([.N152]+[.R152];10);10)=8;&quot;Dewa&quot;;MOD(MOD([.N152]+[.R152];10);10)=9;&quot;Raksasa&quot;)" office:value-type="string" office:string-value="Manusa" calcext:value-type="string">
            <text:p>Manusa</text:p>
          </table:table-cell>
          <table:table-cell table:formula="of:=COM.MICROSOFT.IFS(MOD(MOD([.N152]+[.R152];10);10)=0;5;MOD(MOD([.N152]+[.R152];10);10)=1;7;MOD(MOD([.N152]+[.R152];10);10)=2;10;MOD(MOD([.N152]+[.R152];10);10)=3;4;MOD(MOD([.N152]+[.R152];10);10)=4;6;MOD(MOD([.N152]+[.R152];10);10)=5;2;MOD(MOD([.N152]+[.R152];10);10)=6;3;MOD(MOD([.N152]+[.R152];10);10)=7;8;MOD(MOD([.N152]+[.R152];10);10)=8;9;MOD(MOD([.N152]+[.R152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A153]-MOD([.A153];7))/7" office:value-type="float" office:value="21" calcext:value-type="float">
            <text:p>21</text:p>
          </table:table-cell>
          <table:table-cell office:value-type="string" calcext:value-type="string">
            <text:p>Uye</text:p>
          </table:table-cell>
          <table:table-cell office:value-type="float" office:value="8" calcext:value-type="float">
            <text:p>8</text:p>
          </table:table-cell>
          <table:table-cell table:formula="of:=IF(MOD([.N153]+[.R153];2)=1;&quot;Luang&quot;;&quot;-&quot;)" office:value-type="string" office:string-value="Luang" calcext:value-type="string">
            <text:p>Luang</text:p>
          </table:table-cell>
          <table:table-cell table:formula="of:=IF(MOD([.N153]+[.R153];2)=1;1;0)" office:value-type="float" office:value="1" calcext:value-type="float">
            <text:p>1</text:p>
          </table:table-cell>
          <table:table-cell table:formula="of:=IF(MOD([.N153]+[.R153];2)=1;&quot;Pepet&quot;;&quot;Menga&quot;)" office:value-type="string" office:string-value="Pepet" calcext:value-type="string">
            <text:p>Pepet</text:p>
          </table:table-cell>
          <table:table-cell table:formula="of:=IF(MOD([.N153]+[.R153];2)=1;4;5)" office:value-type="float" office:value="4" calcext:value-type="float">
            <text:p>4</text:p>
          </table:table-cell>
          <table:table-cell table:formula="of:=COM.MICROSOFT.IFS(MOD([.A153];3)=0;&quot;Pasah&quot;;MOD([.A153];3)=1;&quot;Beteng&quot;;MOD([.A153];3)=2;&quot;Kajeng&quot;)" office:value-type="string" office:string-value="Beteng" calcext:value-type="string">
            <text:p>Beteng</text:p>
          </table:table-cell>
          <table:table-cell table:formula="of:=COM.MICROSOFT.IFS(MOD([.A153];3)=0;9;MOD([.A153];3)=1;4;MOD([.A153];3)=2;7)" office:value-type="float" office:value="4" calcext:value-type="float">
            <text:p>4</text:p>
          </table:table-cell>
          <table:table-cell table:formula="of:=COM.MICROSOFT.IFS(MOD([.A153]+2;4)=0;&quot;Sri&quot;;MOD([.A153]+2;4)=1;&quot;Laba&quot;;MOD([.A153]+2;4)=2;&quot;Jaya&quot;;MOD([.A153]+2;4)=3;&quot;Menala&quot;)" office:value-type="string" office:string-value="Laba" calcext:value-type="string">
            <text:p>Laba</text:p>
          </table:table-cell>
          <table:table-cell table:formula="of:=COM.MICROSOFT.IFS(MOD([.A153]+2;4)=0;6;MOD([.A153]+2;4)=1;5;MOD([.A153]+2;4)=2;1;MOD([.A153]+2;4)=3;8)" office:value-type="float" office:value="5" calcext:value-type="float">
            <text:p>5</text:p>
          </table:table-cell>
          <table:table-cell table:formula="of:=COM.MICROSOFT.IFS(MOD([.A153];5)=0;&quot;Pahing&quot;;MOD([.A153];5)=1;&quot;Pon&quot;;MOD([.A153];5)=2;&quot;Wage&quot;;MOD([.A153];5)=3;&quot;Kliwon&quot;;MOD([.A153];5)=4;&quot;Umanis&quot;)" office:value-type="string" office:string-value="Pon" calcext:value-type="string">
            <text:p>Pon</text:p>
          </table:table-cell>
          <table:table-cell table:formula="of:=COM.MICROSOFT.IFS(MOD([.A153];5)=0;9;MOD([.A153];5)=1;7;MOD([.A153];5)=2;4;MOD([.A153];5)=3;8;MOD([.A153];5)=4;5)" office:value-type="float" office:value="7" calcext:value-type="float">
            <text:p>7</text:p>
          </table:table-cell>
          <table:table-cell table:formula="of:=COM.MICROSOFT.IFS(MOD([.A153];6)=0;&quot;Tungleh&quot;;MOD([.A153];6)=1;&quot;Aryang&quot;;MOD([.A153];6)=2;&quot;Urukung&quot;;MOD([.A153];6)=3;&quot;Paniron&quot;;MOD([.A153];6)=4;&quot;Was&quot;;MOD([.A153];6)=5;&quot;Maulu&quot;)" office:value-type="string" office:string-value="Aryang" calcext:value-type="string">
            <text:p>Aryang</text:p>
          </table:table-cell>
          <table:table-cell table:formula="of:=COM.MICROSOFT.IFS(MOD([.A153];6)=0;7;MOD([.A153];6)=1;6;MOD([.A153];6)=2;5;MOD([.A153];6)=3;8;MOD([.A153];6)=4;9;MOD([.A153];6)=5;3)" office:value-type="float" office:value="6" calcext:value-type="float">
            <text:p>6</text:p>
          </table:table-cell>
          <table:table-cell table:formula="of:=COM.MICROSOFT.IFS(MOD([.A153];7)=0;&quot;Redite&quot;;MOD([.A153];7)=1;&quot;Soma&quot;;MOD([.A153];7)=2;&quot;Anggara&quot;;MOD([.A153];7)=3;&quot;Budha&quot;;MOD([.A153];7)=4;&quot;Wraspati&quot;;MOD([.A153];7)=5;&quot;Sukra&quot;;MOD([.A153];7);&quot;Saniscara&quot;)" office:value-type="string" office:string-value="Wraspati" calcext:value-type="string">
            <text:p>Wraspati</text:p>
          </table:table-cell>
          <table:table-cell table:formula="of:=COM.MICROSOFT.IFS(MOD([.A153];7)=0;5;MOD([.A153];7)=1;4;MOD([.A153];7)=2;3;MOD([.A153];7)=3;7;MOD([.A153];7)=4;8;MOD([.A153];7)=5;6;MOD([.A153];7);9)" office:value-type="float" office:value="8" calcext:value-type="float">
            <text:p>8</text:p>
          </table:table-cell>
          <table:table-cell table:formula="of:=COM.MICROSOFT.IFS(MOD([.A153]+6;8)=0;&quot;Sri&quot;;MOD([.A153]+6;8)=1;&quot;Indra&quot;;MOD([.A153]+6;8)=2;&quot;Guru&quot;;MOD([.A153]+6;8)=3;&quot;Yama&quot;;MOD([.A153]+6;8)=4;&quot;Ludra&quot;;MOD([.A153]+6;8)=5;&quot;Brahma&quot;;MOD([.A153]+6;8)=6;&quot;Kala&quot;;MOD([.A153]+6;8)=7;&quot;Uma&quot;)" office:value-type="string" office:string-value="Brahma" calcext:value-type="string">
            <text:p>Brahma</text:p>
          </table:table-cell>
          <table:table-cell table:formula="of:=COM.MICROSOFT.IFS(MOD([.A153]+6;8)=0;6;MOD([.A153]+6;8)=1;5;MOD([.A153]+6;8)=2;8;MOD([.A153]+6;8)=3;9;MOD([.A153]+6;8)=4;3;MOD([.A153]+6;8)=5;7;MOD([.A153]+6;8)=6;1;MOD([.A153]+6;8)=7;4)" office:value-type="float" office:value="7" calcext:value-type="float">
            <text:p>7</text:p>
          </table:table-cell>
          <table:table-cell table:formula="of:=COM.MICROSOFT.IFS(MOD([.A153]-3;9)=0;&quot;Dangu&quot;;MOD([.A153]-3;9)=1;&quot;Jangur&quot;;MOD([.A153]-3;9)=2;&quot;Gigis&quot;;MOD([.A153]-3;9)=3;&quot;Nohan&quot;;MOD([.A153]-3;9)=4;&quot;Ogan&quot;;MOD([.A153]-3;9)=5;&quot;Erengan&quot;;MOD([.A153]-3;9)=6;&quot;Urungan&quot;;MOD([.A153]-3;9)=7;&quot;Tulus&quot;;MOD([.A153]-3;9)=8;&quot;Dadi&quot;)" office:value-type="string" office:string-value="Ogan" calcext:value-type="string">
            <text:p>Ogan</text:p>
          </table:table-cell>
          <table:table-cell table:formula="of:=COM.MICROSOFT.IFS(MOD([.A153]-3;9)=0;5;MOD([.A153]-3;9)=1;8;MOD([.A153]-3;9)=2;9;MOD([.A153]-3;9)=3;3;MOD([.A153]-3;9)=4;7;MOD([.A153]-3;9)=5;1;MOD([.A153]-3;9)=6;4;MOD([.A153]-3;9)=7;6;MOD([.A153]-3;9)=8;8)" office:value-type="float" office:value="7" calcext:value-type="float">
            <text:p>7</text:p>
          </table:table-cell>
          <table:table-cell table:formula="of:=COM.MICROSOFT.IFS(MOD(MOD([.N153]+[.R153];10);10)=0;&quot;Pandita&quot;;MOD(MOD([.N153]+[.R153];10);10)=1;&quot;Pati&quot;;MOD(MOD([.N153]+[.R153];10);10)=2;&quot;Suka&quot;;MOD(MOD([.N153]+[.R153];10);10)=3;&quot;Duka&quot;;MOD(MOD([.N153]+[.R153];10);10)=4;&quot;Sri&quot;;MOD(MOD([.N153]+[.R153];10);10)=5;&quot;Manuh&quot;;MOD(MOD([.N153]+[.R153];10);10)=6;&quot;Manusa&quot;;MOD(MOD([.N153]+[.R153];10);10)=7;&quot;Raja&quot;;MOD(MOD([.N153]+[.R153];10);10)=8;&quot;Dewa&quot;;MOD(MOD([.N153]+[.R153];10);10)=9;&quot;Raksasa&quot;)" office:value-type="string" office:string-value="Manuh" calcext:value-type="string">
            <text:p>Manuh</text:p>
          </table:table-cell>
          <table:table-cell table:formula="of:=COM.MICROSOFT.IFS(MOD(MOD([.N153]+[.R153];10);10)=0;5;MOD(MOD([.N153]+[.R153];10);10)=1;7;MOD(MOD([.N153]+[.R153];10);10)=2;10;MOD(MOD([.N153]+[.R153];10);10)=3;4;MOD(MOD([.N153]+[.R153];10);10)=4;6;MOD(MOD([.N153]+[.R153];10);10)=5;2;MOD(MOD([.N153]+[.R153];10);10)=6;3;MOD(MOD([.N153]+[.R153];10);10)=7;8;MOD(MOD([.N153]+[.R153];10);10)=8;9;MOD(MOD([.N153]+[.R153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A154]-MOD([.A154];7))/7" office:value-type="float" office:value="21" calcext:value-type="float">
            <text:p>21</text:p>
          </table:table-cell>
          <table:table-cell office:value-type="string" calcext:value-type="string">
            <text:p>Uye</text:p>
          </table:table-cell>
          <table:table-cell office:value-type="float" office:value="8" calcext:value-type="float">
            <text:p>8</text:p>
          </table:table-cell>
          <table:table-cell table:formula="of:=IF(MOD([.N154]+[.R154];2)=1;&quot;Luang&quot;;&quot;-&quot;)" office:value-type="string" office:string-value="-" calcext:value-type="string">
            <text:p>-</text:p>
          </table:table-cell>
          <table:table-cell table:formula="of:=IF(MOD([.N154]+[.R154];2)=1;1;0)" office:value-type="float" office:value="0" calcext:value-type="float">
            <text:p>0</text:p>
          </table:table-cell>
          <table:table-cell table:formula="of:=IF(MOD([.N154]+[.R154];2)=1;&quot;Pepet&quot;;&quot;Menga&quot;)" office:value-type="string" office:string-value="Menga" calcext:value-type="string">
            <text:p>Menga</text:p>
          </table:table-cell>
          <table:table-cell table:formula="of:=IF(MOD([.N154]+[.R154];2)=1;4;5)" office:value-type="float" office:value="5" calcext:value-type="float">
            <text:p>5</text:p>
          </table:table-cell>
          <table:table-cell table:formula="of:=COM.MICROSOFT.IFS(MOD([.A154];3)=0;&quot;Pasah&quot;;MOD([.A154];3)=1;&quot;Beteng&quot;;MOD([.A154];3)=2;&quot;Kajeng&quot;)" office:value-type="string" office:string-value="Kajeng" calcext:value-type="string">
            <text:p>Kajeng</text:p>
          </table:table-cell>
          <table:table-cell table:formula="of:=COM.MICROSOFT.IFS(MOD([.A154];3)=0;9;MOD([.A154];3)=1;4;MOD([.A154];3)=2;7)" office:value-type="float" office:value="7" calcext:value-type="float">
            <text:p>7</text:p>
          </table:table-cell>
          <table:table-cell table:formula="of:=COM.MICROSOFT.IFS(MOD([.A154]+2;4)=0;&quot;Sri&quot;;MOD([.A154]+2;4)=1;&quot;Laba&quot;;MOD([.A154]+2;4)=2;&quot;Jaya&quot;;MOD([.A154]+2;4)=3;&quot;Menala&quot;)" office:value-type="string" office:string-value="Jaya" calcext:value-type="string">
            <text:p>Jaya</text:p>
          </table:table-cell>
          <table:table-cell table:formula="of:=COM.MICROSOFT.IFS(MOD([.A154]+2;4)=0;6;MOD([.A154]+2;4)=1;5;MOD([.A154]+2;4)=2;1;MOD([.A154]+2;4)=3;8)" office:value-type="float" office:value="1" calcext:value-type="float">
            <text:p>1</text:p>
          </table:table-cell>
          <table:table-cell table:formula="of:=COM.MICROSOFT.IFS(MOD([.A154];5)=0;&quot;Pahing&quot;;MOD([.A154];5)=1;&quot;Pon&quot;;MOD([.A154];5)=2;&quot;Wage&quot;;MOD([.A154];5)=3;&quot;Kliwon&quot;;MOD([.A154];5)=4;&quot;Umanis&quot;)" office:value-type="string" office:string-value="Wage" calcext:value-type="string">
            <text:p>Wage</text:p>
          </table:table-cell>
          <table:table-cell table:formula="of:=COM.MICROSOFT.IFS(MOD([.A154];5)=0;9;MOD([.A154];5)=1;7;MOD([.A154];5)=2;4;MOD([.A154];5)=3;8;MOD([.A154];5)=4;5)" office:value-type="float" office:value="4" calcext:value-type="float">
            <text:p>4</text:p>
          </table:table-cell>
          <table:table-cell table:formula="of:=COM.MICROSOFT.IFS(MOD([.A154];6)=0;&quot;Tungleh&quot;;MOD([.A154];6)=1;&quot;Aryang&quot;;MOD([.A154];6)=2;&quot;Urukung&quot;;MOD([.A154];6)=3;&quot;Paniron&quot;;MOD([.A154];6)=4;&quot;Was&quot;;MOD([.A154];6)=5;&quot;Maulu&quot;)" office:value-type="string" office:string-value="Urukung" calcext:value-type="string">
            <text:p>Urukung</text:p>
          </table:table-cell>
          <table:table-cell table:formula="of:=COM.MICROSOFT.IFS(MOD([.A154];6)=0;7;MOD([.A154];6)=1;6;MOD([.A154];6)=2;5;MOD([.A154];6)=3;8;MOD([.A154];6)=4;9;MOD([.A154];6)=5;3)" office:value-type="float" office:value="5" calcext:value-type="float">
            <text:p>5</text:p>
          </table:table-cell>
          <table:table-cell table:formula="of:=COM.MICROSOFT.IFS(MOD([.A154];7)=0;&quot;Redite&quot;;MOD([.A154];7)=1;&quot;Soma&quot;;MOD([.A154];7)=2;&quot;Anggara&quot;;MOD([.A154];7)=3;&quot;Budha&quot;;MOD([.A154];7)=4;&quot;Wraspati&quot;;MOD([.A154];7)=5;&quot;Sukra&quot;;MOD([.A154];7);&quot;Saniscara&quot;)" office:value-type="string" office:string-value="Sukra" calcext:value-type="string">
            <text:p>Sukra</text:p>
          </table:table-cell>
          <table:table-cell table:formula="of:=COM.MICROSOFT.IFS(MOD([.A154];7)=0;5;MOD([.A154];7)=1;4;MOD([.A154];7)=2;3;MOD([.A154];7)=3;7;MOD([.A154];7)=4;8;MOD([.A154];7)=5;6;MOD([.A154];7);9)" office:value-type="float" office:value="6" calcext:value-type="float">
            <text:p>6</text:p>
          </table:table-cell>
          <table:table-cell table:formula="of:=COM.MICROSOFT.IFS(MOD([.A154]+6;8)=0;&quot;Sri&quot;;MOD([.A154]+6;8)=1;&quot;Indra&quot;;MOD([.A154]+6;8)=2;&quot;Guru&quot;;MOD([.A154]+6;8)=3;&quot;Yama&quot;;MOD([.A154]+6;8)=4;&quot;Ludra&quot;;MOD([.A154]+6;8)=5;&quot;Brahma&quot;;MOD([.A154]+6;8)=6;&quot;Kala&quot;;MOD([.A154]+6;8)=7;&quot;Uma&quot;)" office:value-type="string" office:string-value="Kala" calcext:value-type="string">
            <text:p>Kala</text:p>
          </table:table-cell>
          <table:table-cell table:formula="of:=COM.MICROSOFT.IFS(MOD([.A154]+6;8)=0;6;MOD([.A154]+6;8)=1;5;MOD([.A154]+6;8)=2;8;MOD([.A154]+6;8)=3;9;MOD([.A154]+6;8)=4;3;MOD([.A154]+6;8)=5;7;MOD([.A154]+6;8)=6;1;MOD([.A154]+6;8)=7;4)" office:value-type="float" office:value="1" calcext:value-type="float">
            <text:p>1</text:p>
          </table:table-cell>
          <table:table-cell table:formula="of:=COM.MICROSOFT.IFS(MOD([.A154]-3;9)=0;&quot;Dangu&quot;;MOD([.A154]-3;9)=1;&quot;Jangur&quot;;MOD([.A154]-3;9)=2;&quot;Gigis&quot;;MOD([.A154]-3;9)=3;&quot;Nohan&quot;;MOD([.A154]-3;9)=4;&quot;Ogan&quot;;MOD([.A154]-3;9)=5;&quot;Erengan&quot;;MOD([.A154]-3;9)=6;&quot;Urungan&quot;;MOD([.A154]-3;9)=7;&quot;Tulus&quot;;MOD([.A154]-3;9)=8;&quot;Dadi&quot;)" office:value-type="string" office:string-value="Erengan" calcext:value-type="string">
            <text:p>Erengan</text:p>
          </table:table-cell>
          <table:table-cell table:formula="of:=COM.MICROSOFT.IFS(MOD([.A154]-3;9)=0;5;MOD([.A154]-3;9)=1;8;MOD([.A154]-3;9)=2;9;MOD([.A154]-3;9)=3;3;MOD([.A154]-3;9)=4;7;MOD([.A154]-3;9)=5;1;MOD([.A154]-3;9)=6;4;MOD([.A154]-3;9)=7;6;MOD([.A154]-3;9)=8;8)" office:value-type="float" office:value="1" calcext:value-type="float">
            <text:p>1</text:p>
          </table:table-cell>
          <table:table-cell table:formula="of:=COM.MICROSOFT.IFS(MOD(MOD([.N154]+[.R154];10);10)=0;&quot;Pandita&quot;;MOD(MOD([.N154]+[.R154];10);10)=1;&quot;Pati&quot;;MOD(MOD([.N154]+[.R154];10);10)=2;&quot;Suka&quot;;MOD(MOD([.N154]+[.R154];10);10)=3;&quot;Duka&quot;;MOD(MOD([.N154]+[.R154];10);10)=4;&quot;Sri&quot;;MOD(MOD([.N154]+[.R154];10);10)=5;&quot;Manuh&quot;;MOD(MOD([.N154]+[.R154];10);10)=6;&quot;Manusa&quot;;MOD(MOD([.N154]+[.R154];10);10)=7;&quot;Raja&quot;;MOD(MOD([.N154]+[.R154];10);10)=8;&quot;Dewa&quot;;MOD(MOD([.N154]+[.R154];10);10)=9;&quot;Raksasa&quot;)" office:value-type="string" office:string-value="Pandita" calcext:value-type="string">
            <text:p>Pandita</text:p>
          </table:table-cell>
          <table:table-cell table:formula="of:=COM.MICROSOFT.IFS(MOD(MOD([.N154]+[.R154];10);10)=0;5;MOD(MOD([.N154]+[.R154];10);10)=1;7;MOD(MOD([.N154]+[.R154];10);10)=2;10;MOD(MOD([.N154]+[.R154];10);10)=3;4;MOD(MOD([.N154]+[.R154];10);10)=4;6;MOD(MOD([.N154]+[.R154];10);10)=5;2;MOD(MOD([.N154]+[.R154];10);10)=6;3;MOD(MOD([.N154]+[.R154];10);10)=7;8;MOD(MOD([.N154]+[.R154];10);10)=8;9;MOD(MOD([.N154]+[.R154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A155]-MOD([.A155];7))/7" office:value-type="float" office:value="21" calcext:value-type="float">
            <text:p>21</text:p>
          </table:table-cell>
          <table:table-cell office:value-type="string" calcext:value-type="string">
            <text:p>Uye</text:p>
          </table:table-cell>
          <table:table-cell office:value-type="float" office:value="8" calcext:value-type="float">
            <text:p>8</text:p>
          </table:table-cell>
          <table:table-cell table:formula="of:=IF(MOD([.N155]+[.R155];2)=1;&quot;Luang&quot;;&quot;-&quot;)" office:value-type="string" office:string-value="Luang" calcext:value-type="string">
            <text:p>Luang</text:p>
          </table:table-cell>
          <table:table-cell table:formula="of:=IF(MOD([.N155]+[.R155];2)=1;1;0)" office:value-type="float" office:value="1" calcext:value-type="float">
            <text:p>1</text:p>
          </table:table-cell>
          <table:table-cell table:formula="of:=IF(MOD([.N155]+[.R155];2)=1;&quot;Pepet&quot;;&quot;Menga&quot;)" office:value-type="string" office:string-value="Pepet" calcext:value-type="string">
            <text:p>Pepet</text:p>
          </table:table-cell>
          <table:table-cell table:formula="of:=IF(MOD([.N155]+[.R155];2)=1;4;5)" office:value-type="float" office:value="4" calcext:value-type="float">
            <text:p>4</text:p>
          </table:table-cell>
          <table:table-cell table:formula="of:=COM.MICROSOFT.IFS(MOD([.A155];3)=0;&quot;Pasah&quot;;MOD([.A155];3)=1;&quot;Beteng&quot;;MOD([.A155];3)=2;&quot;Kajeng&quot;)" office:value-type="string" office:string-value="Pasah" calcext:value-type="string">
            <text:p>Pasah</text:p>
          </table:table-cell>
          <table:table-cell table:formula="of:=COM.MICROSOFT.IFS(MOD([.A155];3)=0;9;MOD([.A155];3)=1;4;MOD([.A155];3)=2;7)" office:value-type="float" office:value="9" calcext:value-type="float">
            <text:p>9</text:p>
          </table:table-cell>
          <table:table-cell table:formula="of:=COM.MICROSOFT.IFS(MOD([.A155]+2;4)=0;&quot;Sri&quot;;MOD([.A155]+2;4)=1;&quot;Laba&quot;;MOD([.A155]+2;4)=2;&quot;Jaya&quot;;MOD([.A155]+2;4)=3;&quot;Menala&quot;)" office:value-type="string" office:string-value="Menala" calcext:value-type="string">
            <text:p>Menala</text:p>
          </table:table-cell>
          <table:table-cell table:formula="of:=COM.MICROSOFT.IFS(MOD([.A155]+2;4)=0;6;MOD([.A155]+2;4)=1;5;MOD([.A155]+2;4)=2;1;MOD([.A155]+2;4)=3;8)" office:value-type="float" office:value="8" calcext:value-type="float">
            <text:p>8</text:p>
          </table:table-cell>
          <table:table-cell table:formula="of:=COM.MICROSOFT.IFS(MOD([.A155];5)=0;&quot;Pahing&quot;;MOD([.A155];5)=1;&quot;Pon&quot;;MOD([.A155];5)=2;&quot;Wage&quot;;MOD([.A155];5)=3;&quot;Kliwon&quot;;MOD([.A155];5)=4;&quot;Umanis&quot;)" office:value-type="string" office:string-value="Kliwon" calcext:value-type="string">
            <text:p>Kliwon</text:p>
          </table:table-cell>
          <table:table-cell table:formula="of:=COM.MICROSOFT.IFS(MOD([.A155];5)=0;9;MOD([.A155];5)=1;7;MOD([.A155];5)=2;4;MOD([.A155];5)=3;8;MOD([.A155];5)=4;5)" office:value-type="float" office:value="8" calcext:value-type="float">
            <text:p>8</text:p>
          </table:table-cell>
          <table:table-cell table:formula="of:=COM.MICROSOFT.IFS(MOD([.A155];6)=0;&quot;Tungleh&quot;;MOD([.A155];6)=1;&quot;Aryang&quot;;MOD([.A155];6)=2;&quot;Urukung&quot;;MOD([.A155];6)=3;&quot;Paniron&quot;;MOD([.A155];6)=4;&quot;Was&quot;;MOD([.A155];6)=5;&quot;Maulu&quot;)" office:value-type="string" office:string-value="Paniron" calcext:value-type="string">
            <text:p>Paniron</text:p>
          </table:table-cell>
          <table:table-cell table:formula="of:=COM.MICROSOFT.IFS(MOD([.A155];6)=0;7;MOD([.A155];6)=1;6;MOD([.A155];6)=2;5;MOD([.A155];6)=3;8;MOD([.A155];6)=4;9;MOD([.A155];6)=5;3)" office:value-type="float" office:value="8" calcext:value-type="float">
            <text:p>8</text:p>
          </table:table-cell>
          <table:table-cell table:formula="of:=COM.MICROSOFT.IFS(MOD([.A155];7)=0;&quot;Redite&quot;;MOD([.A155];7)=1;&quot;Soma&quot;;MOD([.A155];7)=2;&quot;Anggara&quot;;MOD([.A155];7)=3;&quot;Budha&quot;;MOD([.A155];7)=4;&quot;Wraspati&quot;;MOD([.A155];7)=5;&quot;Sukra&quot;;MOD([.A155];7);&quot;Saniscara&quot;)" office:value-type="string" office:string-value="Saniscara" calcext:value-type="string">
            <text:p>Saniscara</text:p>
          </table:table-cell>
          <table:table-cell table:formula="of:=COM.MICROSOFT.IFS(MOD([.A155];7)=0;5;MOD([.A155];7)=1;4;MOD([.A155];7)=2;3;MOD([.A155];7)=3;7;MOD([.A155];7)=4;8;MOD([.A155];7)=5;6;MOD([.A155];7);9)" office:value-type="float" office:value="9" calcext:value-type="float">
            <text:p>9</text:p>
          </table:table-cell>
          <table:table-cell table:formula="of:=COM.MICROSOFT.IFS(MOD([.A155]+6;8)=0;&quot;Sri&quot;;MOD([.A155]+6;8)=1;&quot;Indra&quot;;MOD([.A155]+6;8)=2;&quot;Guru&quot;;MOD([.A155]+6;8)=3;&quot;Yama&quot;;MOD([.A155]+6;8)=4;&quot;Ludra&quot;;MOD([.A155]+6;8)=5;&quot;Brahma&quot;;MOD([.A155]+6;8)=6;&quot;Kala&quot;;MOD([.A155]+6;8)=7;&quot;Uma&quot;)" office:value-type="string" office:string-value="Uma" calcext:value-type="string">
            <text:p>Uma</text:p>
          </table:table-cell>
          <table:table-cell table:formula="of:=COM.MICROSOFT.IFS(MOD([.A155]+6;8)=0;6;MOD([.A155]+6;8)=1;5;MOD([.A155]+6;8)=2;8;MOD([.A155]+6;8)=3;9;MOD([.A155]+6;8)=4;3;MOD([.A155]+6;8)=5;7;MOD([.A155]+6;8)=6;1;MOD([.A155]+6;8)=7;4)" office:value-type="float" office:value="4" calcext:value-type="float">
            <text:p>4</text:p>
          </table:table-cell>
          <table:table-cell table:formula="of:=COM.MICROSOFT.IFS(MOD([.A155]-3;9)=0;&quot;Dangu&quot;;MOD([.A155]-3;9)=1;&quot;Jangur&quot;;MOD([.A155]-3;9)=2;&quot;Gigis&quot;;MOD([.A155]-3;9)=3;&quot;Nohan&quot;;MOD([.A155]-3;9)=4;&quot;Ogan&quot;;MOD([.A155]-3;9)=5;&quot;Erengan&quot;;MOD([.A155]-3;9)=6;&quot;Urungan&quot;;MOD([.A155]-3;9)=7;&quot;Tulus&quot;;MOD([.A155]-3;9)=8;&quot;Dadi&quot;)" office:value-type="string" office:string-value="Urungan" calcext:value-type="string">
            <text:p>Urungan</text:p>
          </table:table-cell>
          <table:table-cell table:formula="of:=COM.MICROSOFT.IFS(MOD([.A155]-3;9)=0;5;MOD([.A155]-3;9)=1;8;MOD([.A155]-3;9)=2;9;MOD([.A155]-3;9)=3;3;MOD([.A155]-3;9)=4;7;MOD([.A155]-3;9)=5;1;MOD([.A155]-3;9)=6;4;MOD([.A155]-3;9)=7;6;MOD([.A155]-3;9)=8;8)" office:value-type="float" office:value="4" calcext:value-type="float">
            <text:p>4</text:p>
          </table:table-cell>
          <table:table-cell table:formula="of:=COM.MICROSOFT.IFS(MOD(MOD([.N155]+[.R155];10);10)=0;&quot;Pandita&quot;;MOD(MOD([.N155]+[.R155];10);10)=1;&quot;Pati&quot;;MOD(MOD([.N155]+[.R155];10);10)=2;&quot;Suka&quot;;MOD(MOD([.N155]+[.R155];10);10)=3;&quot;Duka&quot;;MOD(MOD([.N155]+[.R155];10);10)=4;&quot;Sri&quot;;MOD(MOD([.N155]+[.R155];10);10)=5;&quot;Manuh&quot;;MOD(MOD([.N155]+[.R155];10);10)=6;&quot;Manusa&quot;;MOD(MOD([.N155]+[.R155];10);10)=7;&quot;Raja&quot;;MOD(MOD([.N155]+[.R155];10);10)=8;&quot;Dewa&quot;;MOD(MOD([.N155]+[.R155];10);10)=9;&quot;Raksasa&quot;)" office:value-type="string" office:string-value="Raja" calcext:value-type="string">
            <text:p>Raja</text:p>
          </table:table-cell>
          <table:table-cell table:formula="of:=COM.MICROSOFT.IFS(MOD(MOD([.N155]+[.R155];10);10)=0;5;MOD(MOD([.N155]+[.R155];10);10)=1;7;MOD(MOD([.N155]+[.R155];10);10)=2;10;MOD(MOD([.N155]+[.R155];10);10)=3;4;MOD(MOD([.N155]+[.R155];10);10)=4;6;MOD(MOD([.N155]+[.R155];10);10)=5;2;MOD(MOD([.N155]+[.R155];10);10)=6;3;MOD(MOD([.N155]+[.R155];10);10)=7;8;MOD(MOD([.N155]+[.R155];10);10)=8;9;MOD(MOD([.N155]+[.R155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[.A156]-MOD([.A156];7))/7" office:value-type="float" office:value="22" calcext:value-type="float">
            <text:p>22</text:p>
          </table:table-cell>
          <table:table-cell office:value-type="string" calcext:value-type="string">
            <text:p>Menail</text:p>
          </table:table-cell>
          <table:table-cell office:value-type="float" office:value="9" calcext:value-type="float">
            <text:p>9</text:p>
          </table:table-cell>
          <table:table-cell table:formula="of:=IF(MOD([.N156]+[.R156];2)=1;&quot;Luang&quot;;&quot;-&quot;)" office:value-type="string" office:string-value="-" calcext:value-type="string">
            <text:p>-</text:p>
          </table:table-cell>
          <table:table-cell table:formula="of:=IF(MOD([.N156]+[.R156];2)=1;1;0)" office:value-type="float" office:value="0" calcext:value-type="float">
            <text:p>0</text:p>
          </table:table-cell>
          <table:table-cell table:formula="of:=IF(MOD([.N156]+[.R156];2)=1;&quot;Pepet&quot;;&quot;Menga&quot;)" office:value-type="string" office:string-value="Menga" calcext:value-type="string">
            <text:p>Menga</text:p>
          </table:table-cell>
          <table:table-cell table:formula="of:=IF(MOD([.N156]+[.R156];2)=1;4;5)" office:value-type="float" office:value="5" calcext:value-type="float">
            <text:p>5</text:p>
          </table:table-cell>
          <table:table-cell table:formula="of:=COM.MICROSOFT.IFS(MOD([.A156];3)=0;&quot;Pasah&quot;;MOD([.A156];3)=1;&quot;Beteng&quot;;MOD([.A156];3)=2;&quot;Kajeng&quot;)" office:value-type="string" office:string-value="Beteng" calcext:value-type="string">
            <text:p>Beteng</text:p>
          </table:table-cell>
          <table:table-cell table:formula="of:=COM.MICROSOFT.IFS(MOD([.A156];3)=0;9;MOD([.A156];3)=1;4;MOD([.A156];3)=2;7)" office:value-type="float" office:value="4" calcext:value-type="float">
            <text:p>4</text:p>
          </table:table-cell>
          <table:table-cell table:formula="of:=COM.MICROSOFT.IFS(MOD([.A156]+2;4)=0;&quot;Sri&quot;;MOD([.A156]+2;4)=1;&quot;Laba&quot;;MOD([.A156]+2;4)=2;&quot;Jaya&quot;;MOD([.A156]+2;4)=3;&quot;Menala&quot;)" office:value-type="string" office:string-value="Sri" calcext:value-type="string">
            <text:p>Sri</text:p>
          </table:table-cell>
          <table:table-cell table:formula="of:=COM.MICROSOFT.IFS(MOD([.A156]+2;4)=0;6;MOD([.A156]+2;4)=1;5;MOD([.A156]+2;4)=2;1;MOD([.A156]+2;4)=3;8)" office:value-type="float" office:value="6" calcext:value-type="float">
            <text:p>6</text:p>
          </table:table-cell>
          <table:table-cell table:formula="of:=COM.MICROSOFT.IFS(MOD([.A156];5)=0;&quot;Pahing&quot;;MOD([.A156];5)=1;&quot;Pon&quot;;MOD([.A156];5)=2;&quot;Wage&quot;;MOD([.A156];5)=3;&quot;Kliwon&quot;;MOD([.A156];5)=4;&quot;Umanis&quot;)" office:value-type="string" office:string-value="Umanis" calcext:value-type="string">
            <text:p>Umanis</text:p>
          </table:table-cell>
          <table:table-cell table:formula="of:=COM.MICROSOFT.IFS(MOD([.A156];5)=0;9;MOD([.A156];5)=1;7;MOD([.A156];5)=2;4;MOD([.A156];5)=3;8;MOD([.A156];5)=4;5)" office:value-type="float" office:value="5" calcext:value-type="float">
            <text:p>5</text:p>
          </table:table-cell>
          <table:table-cell table:formula="of:=COM.MICROSOFT.IFS(MOD([.A156];6)=0;&quot;Tungleh&quot;;MOD([.A156];6)=1;&quot;Aryang&quot;;MOD([.A156];6)=2;&quot;Urukung&quot;;MOD([.A156];6)=3;&quot;Paniron&quot;;MOD([.A156];6)=4;&quot;Was&quot;;MOD([.A156];6)=5;&quot;Maulu&quot;)" office:value-type="string" office:string-value="Was" calcext:value-type="string">
            <text:p>Was</text:p>
          </table:table-cell>
          <table:table-cell table:formula="of:=COM.MICROSOFT.IFS(MOD([.A156];6)=0;7;MOD([.A156];6)=1;6;MOD([.A156];6)=2;5;MOD([.A156];6)=3;8;MOD([.A156];6)=4;9;MOD([.A156];6)=5;3)" office:value-type="float" office:value="9" calcext:value-type="float">
            <text:p>9</text:p>
          </table:table-cell>
          <table:table-cell table:formula="of:=COM.MICROSOFT.IFS(MOD([.A156];7)=0;&quot;Redite&quot;;MOD([.A156];7)=1;&quot;Soma&quot;;MOD([.A156];7)=2;&quot;Anggara&quot;;MOD([.A156];7)=3;&quot;Budha&quot;;MOD([.A156];7)=4;&quot;Wraspati&quot;;MOD([.A156];7)=5;&quot;Sukra&quot;;MOD([.A156];7);&quot;Saniscara&quot;)" office:value-type="string" office:string-value="Redite" calcext:value-type="string">
            <text:p>Redite</text:p>
          </table:table-cell>
          <table:table-cell table:formula="of:=COM.MICROSOFT.IFS(MOD([.A156];7)=0;5;MOD([.A156];7)=1;4;MOD([.A156];7)=2;3;MOD([.A156];7)=3;7;MOD([.A156];7)=4;8;MOD([.A156];7)=5;6;MOD([.A156];7);9)" office:value-type="float" office:value="5" calcext:value-type="float">
            <text:p>5</text:p>
          </table:table-cell>
          <table:table-cell table:formula="of:=COM.MICROSOFT.IFS(MOD([.A156]+6;8)=0;&quot;Sri&quot;;MOD([.A156]+6;8)=1;&quot;Indra&quot;;MOD([.A156]+6;8)=2;&quot;Guru&quot;;MOD([.A156]+6;8)=3;&quot;Yama&quot;;MOD([.A156]+6;8)=4;&quot;Ludra&quot;;MOD([.A156]+6;8)=5;&quot;Brahma&quot;;MOD([.A156]+6;8)=6;&quot;Kala&quot;;MOD([.A156]+6;8)=7;&quot;Uma&quot;)" office:value-type="string" office:string-value="Sri" calcext:value-type="string">
            <text:p>Sri</text:p>
          </table:table-cell>
          <table:table-cell table:formula="of:=COM.MICROSOFT.IFS(MOD([.A156]+6;8)=0;6;MOD([.A156]+6;8)=1;5;MOD([.A156]+6;8)=2;8;MOD([.A156]+6;8)=3;9;MOD([.A156]+6;8)=4;3;MOD([.A156]+6;8)=5;7;MOD([.A156]+6;8)=6;1;MOD([.A156]+6;8)=7;4)" office:value-type="float" office:value="6" calcext:value-type="float">
            <text:p>6</text:p>
          </table:table-cell>
          <table:table-cell table:formula="of:=COM.MICROSOFT.IFS(MOD([.A156]-3;9)=0;&quot;Dangu&quot;;MOD([.A156]-3;9)=1;&quot;Jangur&quot;;MOD([.A156]-3;9)=2;&quot;Gigis&quot;;MOD([.A156]-3;9)=3;&quot;Nohan&quot;;MOD([.A156]-3;9)=4;&quot;Ogan&quot;;MOD([.A156]-3;9)=5;&quot;Erengan&quot;;MOD([.A156]-3;9)=6;&quot;Urungan&quot;;MOD([.A156]-3;9)=7;&quot;Tulus&quot;;MOD([.A156]-3;9)=8;&quot;Dadi&quot;)" office:value-type="string" office:string-value="Tulus" calcext:value-type="string">
            <text:p>Tulus</text:p>
          </table:table-cell>
          <table:table-cell table:formula="of:=COM.MICROSOFT.IFS(MOD([.A156]-3;9)=0;5;MOD([.A156]-3;9)=1;8;MOD([.A156]-3;9)=2;9;MOD([.A156]-3;9)=3;3;MOD([.A156]-3;9)=4;7;MOD([.A156]-3;9)=5;1;MOD([.A156]-3;9)=6;4;MOD([.A156]-3;9)=7;6;MOD([.A156]-3;9)=8;8)" office:value-type="float" office:value="6" calcext:value-type="float">
            <text:p>6</text:p>
          </table:table-cell>
          <table:table-cell table:formula="of:=COM.MICROSOFT.IFS(MOD(MOD([.N156]+[.R156];10);10)=0;&quot;Pandita&quot;;MOD(MOD([.N156]+[.R156];10);10)=1;&quot;Pati&quot;;MOD(MOD([.N156]+[.R156];10);10)=2;&quot;Suka&quot;;MOD(MOD([.N156]+[.R156];10);10)=3;&quot;Duka&quot;;MOD(MOD([.N156]+[.R156];10);10)=4;&quot;Sri&quot;;MOD(MOD([.N156]+[.R156];10);10)=5;&quot;Manuh&quot;;MOD(MOD([.N156]+[.R156];10);10)=6;&quot;Manusa&quot;;MOD(MOD([.N156]+[.R156];10);10)=7;&quot;Raja&quot;;MOD(MOD([.N156]+[.R156];10);10)=8;&quot;Dewa&quot;;MOD(MOD([.N156]+[.R156];10);10)=9;&quot;Raksasa&quot;)" office:value-type="string" office:string-value="Pandita" calcext:value-type="string">
            <text:p>Pandita</text:p>
          </table:table-cell>
          <table:table-cell table:formula="of:=COM.MICROSOFT.IFS(MOD(MOD([.N156]+[.R156];10);10)=0;5;MOD(MOD([.N156]+[.R156];10);10)=1;7;MOD(MOD([.N156]+[.R156];10);10)=2;10;MOD(MOD([.N156]+[.R156];10);10)=3;4;MOD(MOD([.N156]+[.R156];10);10)=4;6;MOD(MOD([.N156]+[.R156];10);10)=5;2;MOD(MOD([.N156]+[.R156];10);10)=6;3;MOD(MOD([.N156]+[.R156];10);10)=7;8;MOD(MOD([.N156]+[.R156];10);10)=8;9;MOD(MOD([.N156]+[.R156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157]-MOD([.A157];7))/7" office:value-type="float" office:value="22" calcext:value-type="float">
            <text:p>22</text:p>
          </table:table-cell>
          <table:table-cell office:value-type="string" calcext:value-type="string">
            <text:p>Menail</text:p>
          </table:table-cell>
          <table:table-cell office:value-type="float" office:value="9" calcext:value-type="float">
            <text:p>9</text:p>
          </table:table-cell>
          <table:table-cell table:formula="of:=IF(MOD([.N157]+[.R157];2)=1;&quot;Luang&quot;;&quot;-&quot;)" office:value-type="string" office:string-value="Luang" calcext:value-type="string">
            <text:p>Luang</text:p>
          </table:table-cell>
          <table:table-cell table:formula="of:=IF(MOD([.N157]+[.R157];2)=1;1;0)" office:value-type="float" office:value="1" calcext:value-type="float">
            <text:p>1</text:p>
          </table:table-cell>
          <table:table-cell table:formula="of:=IF(MOD([.N157]+[.R157];2)=1;&quot;Pepet&quot;;&quot;Menga&quot;)" office:value-type="string" office:string-value="Pepet" calcext:value-type="string">
            <text:p>Pepet</text:p>
          </table:table-cell>
          <table:table-cell table:formula="of:=IF(MOD([.N157]+[.R157];2)=1;4;5)" office:value-type="float" office:value="4" calcext:value-type="float">
            <text:p>4</text:p>
          </table:table-cell>
          <table:table-cell table:formula="of:=COM.MICROSOFT.IFS(MOD([.A157];3)=0;&quot;Pasah&quot;;MOD([.A157];3)=1;&quot;Beteng&quot;;MOD([.A157];3)=2;&quot;Kajeng&quot;)" office:value-type="string" office:string-value="Kajeng" calcext:value-type="string">
            <text:p>Kajeng</text:p>
          </table:table-cell>
          <table:table-cell table:formula="of:=COM.MICROSOFT.IFS(MOD([.A157];3)=0;9;MOD([.A157];3)=1;4;MOD([.A157];3)=2;7)" office:value-type="float" office:value="7" calcext:value-type="float">
            <text:p>7</text:p>
          </table:table-cell>
          <table:table-cell table:formula="of:=COM.MICROSOFT.IFS(MOD([.A157]+2;4)=0;&quot;Sri&quot;;MOD([.A157]+2;4)=1;&quot;Laba&quot;;MOD([.A157]+2;4)=2;&quot;Jaya&quot;;MOD([.A157]+2;4)=3;&quot;Menala&quot;)" office:value-type="string" office:string-value="Laba" calcext:value-type="string">
            <text:p>Laba</text:p>
          </table:table-cell>
          <table:table-cell table:formula="of:=COM.MICROSOFT.IFS(MOD([.A157]+2;4)=0;6;MOD([.A157]+2;4)=1;5;MOD([.A157]+2;4)=2;1;MOD([.A157]+2;4)=3;8)" office:value-type="float" office:value="5" calcext:value-type="float">
            <text:p>5</text:p>
          </table:table-cell>
          <table:table-cell table:formula="of:=COM.MICROSOFT.IFS(MOD([.A157];5)=0;&quot;Pahing&quot;;MOD([.A157];5)=1;&quot;Pon&quot;;MOD([.A157];5)=2;&quot;Wage&quot;;MOD([.A157];5)=3;&quot;Kliwon&quot;;MOD([.A157];5)=4;&quot;Umanis&quot;)" office:value-type="string" office:string-value="Pahing" calcext:value-type="string">
            <text:p>Pahing</text:p>
          </table:table-cell>
          <table:table-cell table:formula="of:=COM.MICROSOFT.IFS(MOD([.A157];5)=0;9;MOD([.A157];5)=1;7;MOD([.A157];5)=2;4;MOD([.A157];5)=3;8;MOD([.A157];5)=4;5)" office:value-type="float" office:value="9" calcext:value-type="float">
            <text:p>9</text:p>
          </table:table-cell>
          <table:table-cell table:formula="of:=COM.MICROSOFT.IFS(MOD([.A157];6)=0;&quot;Tungleh&quot;;MOD([.A157];6)=1;&quot;Aryang&quot;;MOD([.A157];6)=2;&quot;Urukung&quot;;MOD([.A157];6)=3;&quot;Paniron&quot;;MOD([.A157];6)=4;&quot;Was&quot;;MOD([.A157];6)=5;&quot;Maulu&quot;)" office:value-type="string" office:string-value="Maulu" calcext:value-type="string">
            <text:p>Maulu</text:p>
          </table:table-cell>
          <table:table-cell table:formula="of:=COM.MICROSOFT.IFS(MOD([.A157];6)=0;7;MOD([.A157];6)=1;6;MOD([.A157];6)=2;5;MOD([.A157];6)=3;8;MOD([.A157];6)=4;9;MOD([.A157];6)=5;3)" office:value-type="float" office:value="3" calcext:value-type="float">
            <text:p>3</text:p>
          </table:table-cell>
          <table:table-cell table:formula="of:=COM.MICROSOFT.IFS(MOD([.A157];7)=0;&quot;Redite&quot;;MOD([.A157];7)=1;&quot;Soma&quot;;MOD([.A157];7)=2;&quot;Anggara&quot;;MOD([.A157];7)=3;&quot;Budha&quot;;MOD([.A157];7)=4;&quot;Wraspati&quot;;MOD([.A157];7)=5;&quot;Sukra&quot;;MOD([.A157];7);&quot;Saniscara&quot;)" office:value-type="string" office:string-value="Soma" calcext:value-type="string">
            <text:p>Soma</text:p>
          </table:table-cell>
          <table:table-cell table:formula="of:=COM.MICROSOFT.IFS(MOD([.A157];7)=0;5;MOD([.A157];7)=1;4;MOD([.A157];7)=2;3;MOD([.A157];7)=3;7;MOD([.A157];7)=4;8;MOD([.A157];7)=5;6;MOD([.A157];7);9)" office:value-type="float" office:value="4" calcext:value-type="float">
            <text:p>4</text:p>
          </table:table-cell>
          <table:table-cell table:formula="of:=COM.MICROSOFT.IFS(MOD([.A157]+6;8)=0;&quot;Sri&quot;;MOD([.A157]+6;8)=1;&quot;Indra&quot;;MOD([.A157]+6;8)=2;&quot;Guru&quot;;MOD([.A157]+6;8)=3;&quot;Yama&quot;;MOD([.A157]+6;8)=4;&quot;Ludra&quot;;MOD([.A157]+6;8)=5;&quot;Brahma&quot;;MOD([.A157]+6;8)=6;&quot;Kala&quot;;MOD([.A157]+6;8)=7;&quot;Uma&quot;)" office:value-type="string" office:string-value="Indra" calcext:value-type="string">
            <text:p>Indra</text:p>
          </table:table-cell>
          <table:table-cell table:formula="of:=COM.MICROSOFT.IFS(MOD([.A157]+6;8)=0;6;MOD([.A157]+6;8)=1;5;MOD([.A157]+6;8)=2;8;MOD([.A157]+6;8)=3;9;MOD([.A157]+6;8)=4;3;MOD([.A157]+6;8)=5;7;MOD([.A157]+6;8)=6;1;MOD([.A157]+6;8)=7;4)" office:value-type="float" office:value="5" calcext:value-type="float">
            <text:p>5</text:p>
          </table:table-cell>
          <table:table-cell table:formula="of:=COM.MICROSOFT.IFS(MOD([.A157]-3;9)=0;&quot;Dangu&quot;;MOD([.A157]-3;9)=1;&quot;Jangur&quot;;MOD([.A157]-3;9)=2;&quot;Gigis&quot;;MOD([.A157]-3;9)=3;&quot;Nohan&quot;;MOD([.A157]-3;9)=4;&quot;Ogan&quot;;MOD([.A157]-3;9)=5;&quot;Erengan&quot;;MOD([.A157]-3;9)=6;&quot;Urungan&quot;;MOD([.A157]-3;9)=7;&quot;Tulus&quot;;MOD([.A157]-3;9)=8;&quot;Dadi&quot;)" office:value-type="string" office:string-value="Dadi" calcext:value-type="string">
            <text:p>Dadi</text:p>
          </table:table-cell>
          <table:table-cell table:formula="of:=COM.MICROSOFT.IFS(MOD([.A157]-3;9)=0;5;MOD([.A157]-3;9)=1;8;MOD([.A157]-3;9)=2;9;MOD([.A157]-3;9)=3;3;MOD([.A157]-3;9)=4;7;MOD([.A157]-3;9)=5;1;MOD([.A157]-3;9)=6;4;MOD([.A157]-3;9)=7;6;MOD([.A157]-3;9)=8;8)" office:value-type="float" office:value="8" calcext:value-type="float">
            <text:p>8</text:p>
          </table:table-cell>
          <table:table-cell table:formula="of:=COM.MICROSOFT.IFS(MOD(MOD([.N157]+[.R157];10);10)=0;&quot;Pandita&quot;;MOD(MOD([.N157]+[.R157];10);10)=1;&quot;Pati&quot;;MOD(MOD([.N157]+[.R157];10);10)=2;&quot;Suka&quot;;MOD(MOD([.N157]+[.R157];10);10)=3;&quot;Duka&quot;;MOD(MOD([.N157]+[.R157];10);10)=4;&quot;Sri&quot;;MOD(MOD([.N157]+[.R157];10);10)=5;&quot;Manuh&quot;;MOD(MOD([.N157]+[.R157];10);10)=6;&quot;Manusa&quot;;MOD(MOD([.N157]+[.R157];10);10)=7;&quot;Raja&quot;;MOD(MOD([.N157]+[.R157];10);10)=8;&quot;Dewa&quot;;MOD(MOD([.N157]+[.R157];10);10)=9;&quot;Raksasa&quot;)" office:value-type="string" office:string-value="Duka" calcext:value-type="string">
            <text:p>Duka</text:p>
          </table:table-cell>
          <table:table-cell table:formula="of:=COM.MICROSOFT.IFS(MOD(MOD([.N157]+[.R157];10);10)=0;5;MOD(MOD([.N157]+[.R157];10);10)=1;7;MOD(MOD([.N157]+[.R157];10);10)=2;10;MOD(MOD([.N157]+[.R157];10);10)=3;4;MOD(MOD([.N157]+[.R157];10);10)=4;6;MOD(MOD([.N157]+[.R157];10);10)=5;2;MOD(MOD([.N157]+[.R157];10);10)=6;3;MOD(MOD([.N157]+[.R157];10);10)=7;8;MOD(MOD([.N157]+[.R157];10);10)=8;9;MOD(MOD([.N157]+[.R157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A158]-MOD([.A158];7))/7" office:value-type="float" office:value="22" calcext:value-type="float">
            <text:p>22</text:p>
          </table:table-cell>
          <table:table-cell office:value-type="string" calcext:value-type="string">
            <text:p>Menail</text:p>
          </table:table-cell>
          <table:table-cell office:value-type="float" office:value="9" calcext:value-type="float">
            <text:p>9</text:p>
          </table:table-cell>
          <table:table-cell table:formula="of:=IF(MOD([.N158]+[.R158];2)=1;&quot;Luang&quot;;&quot;-&quot;)" office:value-type="string" office:string-value="-" calcext:value-type="string">
            <text:p>-</text:p>
          </table:table-cell>
          <table:table-cell table:formula="of:=IF(MOD([.N158]+[.R158];2)=1;1;0)" office:value-type="float" office:value="0" calcext:value-type="float">
            <text:p>0</text:p>
          </table:table-cell>
          <table:table-cell table:formula="of:=IF(MOD([.N158]+[.R158];2)=1;&quot;Pepet&quot;;&quot;Menga&quot;)" office:value-type="string" office:string-value="Menga" calcext:value-type="string">
            <text:p>Menga</text:p>
          </table:table-cell>
          <table:table-cell table:formula="of:=IF(MOD([.N158]+[.R158];2)=1;4;5)" office:value-type="float" office:value="5" calcext:value-type="float">
            <text:p>5</text:p>
          </table:table-cell>
          <table:table-cell table:formula="of:=COM.MICROSOFT.IFS(MOD([.A158];3)=0;&quot;Pasah&quot;;MOD([.A158];3)=1;&quot;Beteng&quot;;MOD([.A158];3)=2;&quot;Kajeng&quot;)" office:value-type="string" office:string-value="Pasah" calcext:value-type="string">
            <text:p>Pasah</text:p>
          </table:table-cell>
          <table:table-cell table:formula="of:=COM.MICROSOFT.IFS(MOD([.A158];3)=0;9;MOD([.A158];3)=1;4;MOD([.A158];3)=2;7)" office:value-type="float" office:value="9" calcext:value-type="float">
            <text:p>9</text:p>
          </table:table-cell>
          <table:table-cell table:formula="of:=COM.MICROSOFT.IFS(MOD([.A158]+2;4)=0;&quot;Sri&quot;;MOD([.A158]+2;4)=1;&quot;Laba&quot;;MOD([.A158]+2;4)=2;&quot;Jaya&quot;;MOD([.A158]+2;4)=3;&quot;Menala&quot;)" office:value-type="string" office:string-value="Jaya" calcext:value-type="string">
            <text:p>Jaya</text:p>
          </table:table-cell>
          <table:table-cell table:formula="of:=COM.MICROSOFT.IFS(MOD([.A158]+2;4)=0;6;MOD([.A158]+2;4)=1;5;MOD([.A158]+2;4)=2;1;MOD([.A158]+2;4)=3;8)" office:value-type="float" office:value="1" calcext:value-type="float">
            <text:p>1</text:p>
          </table:table-cell>
          <table:table-cell table:formula="of:=COM.MICROSOFT.IFS(MOD([.A158];5)=0;&quot;Pahing&quot;;MOD([.A158];5)=1;&quot;Pon&quot;;MOD([.A158];5)=2;&quot;Wage&quot;;MOD([.A158];5)=3;&quot;Kliwon&quot;;MOD([.A158];5)=4;&quot;Umanis&quot;)" office:value-type="string" office:string-value="Pon" calcext:value-type="string">
            <text:p>Pon</text:p>
          </table:table-cell>
          <table:table-cell table:formula="of:=COM.MICROSOFT.IFS(MOD([.A158];5)=0;9;MOD([.A158];5)=1;7;MOD([.A158];5)=2;4;MOD([.A158];5)=3;8;MOD([.A158];5)=4;5)" office:value-type="float" office:value="7" calcext:value-type="float">
            <text:p>7</text:p>
          </table:table-cell>
          <table:table-cell table:formula="of:=COM.MICROSOFT.IFS(MOD([.A158];6)=0;&quot;Tungleh&quot;;MOD([.A158];6)=1;&quot;Aryang&quot;;MOD([.A158];6)=2;&quot;Urukung&quot;;MOD([.A158];6)=3;&quot;Paniron&quot;;MOD([.A158];6)=4;&quot;Was&quot;;MOD([.A158];6)=5;&quot;Maulu&quot;)" office:value-type="string" office:string-value="Tungleh" calcext:value-type="string">
            <text:p>Tungleh</text:p>
          </table:table-cell>
          <table:table-cell table:formula="of:=COM.MICROSOFT.IFS(MOD([.A158];6)=0;7;MOD([.A158];6)=1;6;MOD([.A158];6)=2;5;MOD([.A158];6)=3;8;MOD([.A158];6)=4;9;MOD([.A158];6)=5;3)" office:value-type="float" office:value="7" calcext:value-type="float">
            <text:p>7</text:p>
          </table:table-cell>
          <table:table-cell table:formula="of:=COM.MICROSOFT.IFS(MOD([.A158];7)=0;&quot;Redite&quot;;MOD([.A158];7)=1;&quot;Soma&quot;;MOD([.A158];7)=2;&quot;Anggara&quot;;MOD([.A158];7)=3;&quot;Budha&quot;;MOD([.A158];7)=4;&quot;Wraspati&quot;;MOD([.A158];7)=5;&quot;Sukra&quot;;MOD([.A158];7);&quot;Saniscara&quot;)" office:value-type="string" office:string-value="Anggara" calcext:value-type="string">
            <text:p>Anggara</text:p>
          </table:table-cell>
          <table:table-cell table:formula="of:=COM.MICROSOFT.IFS(MOD([.A158];7)=0;5;MOD([.A158];7)=1;4;MOD([.A158];7)=2;3;MOD([.A158];7)=3;7;MOD([.A158];7)=4;8;MOD([.A158];7)=5;6;MOD([.A158];7);9)" office:value-type="float" office:value="3" calcext:value-type="float">
            <text:p>3</text:p>
          </table:table-cell>
          <table:table-cell table:formula="of:=COM.MICROSOFT.IFS(MOD([.A158]+6;8)=0;&quot;Sri&quot;;MOD([.A158]+6;8)=1;&quot;Indra&quot;;MOD([.A158]+6;8)=2;&quot;Guru&quot;;MOD([.A158]+6;8)=3;&quot;Yama&quot;;MOD([.A158]+6;8)=4;&quot;Ludra&quot;;MOD([.A158]+6;8)=5;&quot;Brahma&quot;;MOD([.A158]+6;8)=6;&quot;Kala&quot;;MOD([.A158]+6;8)=7;&quot;Uma&quot;)" office:value-type="string" office:string-value="Guru" calcext:value-type="string">
            <text:p>Guru</text:p>
          </table:table-cell>
          <table:table-cell table:formula="of:=COM.MICROSOFT.IFS(MOD([.A158]+6;8)=0;6;MOD([.A158]+6;8)=1;5;MOD([.A158]+6;8)=2;8;MOD([.A158]+6;8)=3;9;MOD([.A158]+6;8)=4;3;MOD([.A158]+6;8)=5;7;MOD([.A158]+6;8)=6;1;MOD([.A158]+6;8)=7;4)" office:value-type="float" office:value="8" calcext:value-type="float">
            <text:p>8</text:p>
          </table:table-cell>
          <table:table-cell table:formula="of:=COM.MICROSOFT.IFS(MOD([.A158]-3;9)=0;&quot;Dangu&quot;;MOD([.A158]-3;9)=1;&quot;Jangur&quot;;MOD([.A158]-3;9)=2;&quot;Gigis&quot;;MOD([.A158]-3;9)=3;&quot;Nohan&quot;;MOD([.A158]-3;9)=4;&quot;Ogan&quot;;MOD([.A158]-3;9)=5;&quot;Erengan&quot;;MOD([.A158]-3;9)=6;&quot;Urungan&quot;;MOD([.A158]-3;9)=7;&quot;Tulus&quot;;MOD([.A158]-3;9)=8;&quot;Dadi&quot;)" office:value-type="string" office:string-value="Dangu" calcext:value-type="string">
            <text:p>Dangu</text:p>
          </table:table-cell>
          <table:table-cell table:formula="of:=COM.MICROSOFT.IFS(MOD([.A158]-3;9)=0;5;MOD([.A158]-3;9)=1;8;MOD([.A158]-3;9)=2;9;MOD([.A158]-3;9)=3;3;MOD([.A158]-3;9)=4;7;MOD([.A158]-3;9)=5;1;MOD([.A158]-3;9)=6;4;MOD([.A158]-3;9)=7;6;MOD([.A158]-3;9)=8;8)" office:value-type="float" office:value="5" calcext:value-type="float">
            <text:p>5</text:p>
          </table:table-cell>
          <table:table-cell table:formula="of:=COM.MICROSOFT.IFS(MOD(MOD([.N158]+[.R158];10);10)=0;&quot;Pandita&quot;;MOD(MOD([.N158]+[.R158];10);10)=1;&quot;Pati&quot;;MOD(MOD([.N158]+[.R158];10);10)=2;&quot;Suka&quot;;MOD(MOD([.N158]+[.R158];10);10)=3;&quot;Duka&quot;;MOD(MOD([.N158]+[.R158];10);10)=4;&quot;Sri&quot;;MOD(MOD([.N158]+[.R158];10);10)=5;&quot;Manuh&quot;;MOD(MOD([.N158]+[.R158];10);10)=6;&quot;Manusa&quot;;MOD(MOD([.N158]+[.R158];10);10)=7;&quot;Raja&quot;;MOD(MOD([.N158]+[.R158];10);10)=8;&quot;Dewa&quot;;MOD(MOD([.N158]+[.R158];10);10)=9;&quot;Raksasa&quot;)" office:value-type="string" office:string-value="Pandita" calcext:value-type="string">
            <text:p>Pandita</text:p>
          </table:table-cell>
          <table:table-cell table:formula="of:=COM.MICROSOFT.IFS(MOD(MOD([.N158]+[.R158];10);10)=0;5;MOD(MOD([.N158]+[.R158];10);10)=1;7;MOD(MOD([.N158]+[.R158];10);10)=2;10;MOD(MOD([.N158]+[.R158];10);10)=3;4;MOD(MOD([.N158]+[.R158];10);10)=4;6;MOD(MOD([.N158]+[.R158];10);10)=5;2;MOD(MOD([.N158]+[.R158];10);10)=6;3;MOD(MOD([.N158]+[.R158];10);10)=7;8;MOD(MOD([.N158]+[.R158];10);10)=8;9;MOD(MOD([.N158]+[.R158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A159]-MOD([.A159];7))/7" office:value-type="float" office:value="22" calcext:value-type="float">
            <text:p>22</text:p>
          </table:table-cell>
          <table:table-cell office:value-type="string" calcext:value-type="string">
            <text:p>Menail</text:p>
          </table:table-cell>
          <table:table-cell office:value-type="float" office:value="9" calcext:value-type="float">
            <text:p>9</text:p>
          </table:table-cell>
          <table:table-cell table:formula="of:=IF(MOD([.N159]+[.R159];2)=1;&quot;Luang&quot;;&quot;-&quot;)" office:value-type="string" office:string-value="Luang" calcext:value-type="string">
            <text:p>Luang</text:p>
          </table:table-cell>
          <table:table-cell table:formula="of:=IF(MOD([.N159]+[.R159];2)=1;1;0)" office:value-type="float" office:value="1" calcext:value-type="float">
            <text:p>1</text:p>
          </table:table-cell>
          <table:table-cell table:formula="of:=IF(MOD([.N159]+[.R159];2)=1;&quot;Pepet&quot;;&quot;Menga&quot;)" office:value-type="string" office:string-value="Pepet" calcext:value-type="string">
            <text:p>Pepet</text:p>
          </table:table-cell>
          <table:table-cell table:formula="of:=IF(MOD([.N159]+[.R159];2)=1;4;5)" office:value-type="float" office:value="4" calcext:value-type="float">
            <text:p>4</text:p>
          </table:table-cell>
          <table:table-cell table:formula="of:=COM.MICROSOFT.IFS(MOD([.A159];3)=0;&quot;Pasah&quot;;MOD([.A159];3)=1;&quot;Beteng&quot;;MOD([.A159];3)=2;&quot;Kajeng&quot;)" office:value-type="string" office:string-value="Beteng" calcext:value-type="string">
            <text:p>Beteng</text:p>
          </table:table-cell>
          <table:table-cell table:formula="of:=COM.MICROSOFT.IFS(MOD([.A159];3)=0;9;MOD([.A159];3)=1;4;MOD([.A159];3)=2;7)" office:value-type="float" office:value="4" calcext:value-type="float">
            <text:p>4</text:p>
          </table:table-cell>
          <table:table-cell table:formula="of:=COM.MICROSOFT.IFS(MOD([.A159]+2;4)=0;&quot;Sri&quot;;MOD([.A159]+2;4)=1;&quot;Laba&quot;;MOD([.A159]+2;4)=2;&quot;Jaya&quot;;MOD([.A159]+2;4)=3;&quot;Menala&quot;)" office:value-type="string" office:string-value="Menala" calcext:value-type="string">
            <text:p>Menala</text:p>
          </table:table-cell>
          <table:table-cell table:formula="of:=COM.MICROSOFT.IFS(MOD([.A159]+2;4)=0;6;MOD([.A159]+2;4)=1;5;MOD([.A159]+2;4)=2;1;MOD([.A159]+2;4)=3;8)" office:value-type="float" office:value="8" calcext:value-type="float">
            <text:p>8</text:p>
          </table:table-cell>
          <table:table-cell table:formula="of:=COM.MICROSOFT.IFS(MOD([.A159];5)=0;&quot;Pahing&quot;;MOD([.A159];5)=1;&quot;Pon&quot;;MOD([.A159];5)=2;&quot;Wage&quot;;MOD([.A159];5)=3;&quot;Kliwon&quot;;MOD([.A159];5)=4;&quot;Umanis&quot;)" office:value-type="string" office:string-value="Wage" calcext:value-type="string">
            <text:p>Wage</text:p>
          </table:table-cell>
          <table:table-cell table:formula="of:=COM.MICROSOFT.IFS(MOD([.A159];5)=0;9;MOD([.A159];5)=1;7;MOD([.A159];5)=2;4;MOD([.A159];5)=3;8;MOD([.A159];5)=4;5)" office:value-type="float" office:value="4" calcext:value-type="float">
            <text:p>4</text:p>
          </table:table-cell>
          <table:table-cell table:formula="of:=COM.MICROSOFT.IFS(MOD([.A159];6)=0;&quot;Tungleh&quot;;MOD([.A159];6)=1;&quot;Aryang&quot;;MOD([.A159];6)=2;&quot;Urukung&quot;;MOD([.A159];6)=3;&quot;Paniron&quot;;MOD([.A159];6)=4;&quot;Was&quot;;MOD([.A159];6)=5;&quot;Maulu&quot;)" office:value-type="string" office:string-value="Aryang" calcext:value-type="string">
            <text:p>Aryang</text:p>
          </table:table-cell>
          <table:table-cell table:formula="of:=COM.MICROSOFT.IFS(MOD([.A159];6)=0;7;MOD([.A159];6)=1;6;MOD([.A159];6)=2;5;MOD([.A159];6)=3;8;MOD([.A159];6)=4;9;MOD([.A159];6)=5;3)" office:value-type="float" office:value="6" calcext:value-type="float">
            <text:p>6</text:p>
          </table:table-cell>
          <table:table-cell table:formula="of:=COM.MICROSOFT.IFS(MOD([.A159];7)=0;&quot;Redite&quot;;MOD([.A159];7)=1;&quot;Soma&quot;;MOD([.A159];7)=2;&quot;Anggara&quot;;MOD([.A159];7)=3;&quot;Budha&quot;;MOD([.A159];7)=4;&quot;Wraspati&quot;;MOD([.A159];7)=5;&quot;Sukra&quot;;MOD([.A159];7);&quot;Saniscara&quot;)" office:value-type="string" office:string-value="Budha" calcext:value-type="string">
            <text:p>Budha</text:p>
          </table:table-cell>
          <table:table-cell table:formula="of:=COM.MICROSOFT.IFS(MOD([.A159];7)=0;5;MOD([.A159];7)=1;4;MOD([.A159];7)=2;3;MOD([.A159];7)=3;7;MOD([.A159];7)=4;8;MOD([.A159];7)=5;6;MOD([.A159];7);9)" office:value-type="float" office:value="7" calcext:value-type="float">
            <text:p>7</text:p>
          </table:table-cell>
          <table:table-cell table:formula="of:=COM.MICROSOFT.IFS(MOD([.A159]+6;8)=0;&quot;Sri&quot;;MOD([.A159]+6;8)=1;&quot;Indra&quot;;MOD([.A159]+6;8)=2;&quot;Guru&quot;;MOD([.A159]+6;8)=3;&quot;Yama&quot;;MOD([.A159]+6;8)=4;&quot;Ludra&quot;;MOD([.A159]+6;8)=5;&quot;Brahma&quot;;MOD([.A159]+6;8)=6;&quot;Kala&quot;;MOD([.A159]+6;8)=7;&quot;Uma&quot;)" office:value-type="string" office:string-value="Yama" calcext:value-type="string">
            <text:p>Yama</text:p>
          </table:table-cell>
          <table:table-cell table:formula="of:=COM.MICROSOFT.IFS(MOD([.A159]+6;8)=0;6;MOD([.A159]+6;8)=1;5;MOD([.A159]+6;8)=2;8;MOD([.A159]+6;8)=3;9;MOD([.A159]+6;8)=4;3;MOD([.A159]+6;8)=5;7;MOD([.A159]+6;8)=6;1;MOD([.A159]+6;8)=7;4)" office:value-type="float" office:value="9" calcext:value-type="float">
            <text:p>9</text:p>
          </table:table-cell>
          <table:table-cell table:formula="of:=COM.MICROSOFT.IFS(MOD([.A159]-3;9)=0;&quot;Dangu&quot;;MOD([.A159]-3;9)=1;&quot;Jangur&quot;;MOD([.A159]-3;9)=2;&quot;Gigis&quot;;MOD([.A159]-3;9)=3;&quot;Nohan&quot;;MOD([.A159]-3;9)=4;&quot;Ogan&quot;;MOD([.A159]-3;9)=5;&quot;Erengan&quot;;MOD([.A159]-3;9)=6;&quot;Urungan&quot;;MOD([.A159]-3;9)=7;&quot;Tulus&quot;;MOD([.A159]-3;9)=8;&quot;Dadi&quot;)" office:value-type="string" office:string-value="Jangur" calcext:value-type="string">
            <text:p>Jangur</text:p>
          </table:table-cell>
          <table:table-cell table:formula="of:=COM.MICROSOFT.IFS(MOD([.A159]-3;9)=0;5;MOD([.A159]-3;9)=1;8;MOD([.A159]-3;9)=2;9;MOD([.A159]-3;9)=3;3;MOD([.A159]-3;9)=4;7;MOD([.A159]-3;9)=5;1;MOD([.A159]-3;9)=6;4;MOD([.A159]-3;9)=7;6;MOD([.A159]-3;9)=8;8)" office:value-type="float" office:value="8" calcext:value-type="float">
            <text:p>8</text:p>
          </table:table-cell>
          <table:table-cell table:formula="of:=COM.MICROSOFT.IFS(MOD(MOD([.N159]+[.R159];10);10)=0;&quot;Pandita&quot;;MOD(MOD([.N159]+[.R159];10);10)=1;&quot;Pati&quot;;MOD(MOD([.N159]+[.R159];10);10)=2;&quot;Suka&quot;;MOD(MOD([.N159]+[.R159];10);10)=3;&quot;Duka&quot;;MOD(MOD([.N159]+[.R159];10);10)=4;&quot;Sri&quot;;MOD(MOD([.N159]+[.R159];10);10)=5;&quot;Manuh&quot;;MOD(MOD([.N159]+[.R159];10);10)=6;&quot;Manusa&quot;;MOD(MOD([.N159]+[.R159];10);10)=7;&quot;Raja&quot;;MOD(MOD([.N159]+[.R159];10);10)=8;&quot;Dewa&quot;;MOD(MOD([.N159]+[.R159];10);10)=9;&quot;Raksasa&quot;)" office:value-type="string" office:string-value="Pati" calcext:value-type="string">
            <text:p>Pati</text:p>
          </table:table-cell>
          <table:table-cell table:formula="of:=COM.MICROSOFT.IFS(MOD(MOD([.N159]+[.R159];10);10)=0;5;MOD(MOD([.N159]+[.R159];10);10)=1;7;MOD(MOD([.N159]+[.R159];10);10)=2;10;MOD(MOD([.N159]+[.R159];10);10)=3;4;MOD(MOD([.N159]+[.R159];10);10)=4;6;MOD(MOD([.N159]+[.R159];10);10)=5;2;MOD(MOD([.N159]+[.R159];10);10)=6;3;MOD(MOD([.N159]+[.R159];10);10)=7;8;MOD(MOD([.N159]+[.R159];10);10)=8;9;MOD(MOD([.N159]+[.R159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A160]-MOD([.A160];7))/7" office:value-type="float" office:value="22" calcext:value-type="float">
            <text:p>22</text:p>
          </table:table-cell>
          <table:table-cell office:value-type="string" calcext:value-type="string">
            <text:p>Menail</text:p>
          </table:table-cell>
          <table:table-cell office:value-type="float" office:value="9" calcext:value-type="float">
            <text:p>9</text:p>
          </table:table-cell>
          <table:table-cell table:formula="of:=IF(MOD([.N160]+[.R160];2)=1;&quot;Luang&quot;;&quot;-&quot;)" office:value-type="string" office:string-value="-" calcext:value-type="string">
            <text:p>-</text:p>
          </table:table-cell>
          <table:table-cell table:formula="of:=IF(MOD([.N160]+[.R160];2)=1;1;0)" office:value-type="float" office:value="0" calcext:value-type="float">
            <text:p>0</text:p>
          </table:table-cell>
          <table:table-cell table:formula="of:=IF(MOD([.N160]+[.R160];2)=1;&quot;Pepet&quot;;&quot;Menga&quot;)" office:value-type="string" office:string-value="Menga" calcext:value-type="string">
            <text:p>Menga</text:p>
          </table:table-cell>
          <table:table-cell table:formula="of:=IF(MOD([.N160]+[.R160];2)=1;4;5)" office:value-type="float" office:value="5" calcext:value-type="float">
            <text:p>5</text:p>
          </table:table-cell>
          <table:table-cell table:formula="of:=COM.MICROSOFT.IFS(MOD([.A160];3)=0;&quot;Pasah&quot;;MOD([.A160];3)=1;&quot;Beteng&quot;;MOD([.A160];3)=2;&quot;Kajeng&quot;)" office:value-type="string" office:string-value="Kajeng" calcext:value-type="string">
            <text:p>Kajeng</text:p>
          </table:table-cell>
          <table:table-cell table:formula="of:=COM.MICROSOFT.IFS(MOD([.A160];3)=0;9;MOD([.A160];3)=1;4;MOD([.A160];3)=2;7)" office:value-type="float" office:value="7" calcext:value-type="float">
            <text:p>7</text:p>
          </table:table-cell>
          <table:table-cell table:formula="of:=COM.MICROSOFT.IFS(MOD([.A160]+2;4)=0;&quot;Sri&quot;;MOD([.A160]+2;4)=1;&quot;Laba&quot;;MOD([.A160]+2;4)=2;&quot;Jaya&quot;;MOD([.A160]+2;4)=3;&quot;Menala&quot;)" office:value-type="string" office:string-value="Sri" calcext:value-type="string">
            <text:p>Sri</text:p>
          </table:table-cell>
          <table:table-cell table:formula="of:=COM.MICROSOFT.IFS(MOD([.A160]+2;4)=0;6;MOD([.A160]+2;4)=1;5;MOD([.A160]+2;4)=2;1;MOD([.A160]+2;4)=3;8)" office:value-type="float" office:value="6" calcext:value-type="float">
            <text:p>6</text:p>
          </table:table-cell>
          <table:table-cell table:formula="of:=COM.MICROSOFT.IFS(MOD([.A160];5)=0;&quot;Pahing&quot;;MOD([.A160];5)=1;&quot;Pon&quot;;MOD([.A160];5)=2;&quot;Wage&quot;;MOD([.A160];5)=3;&quot;Kliwon&quot;;MOD([.A160];5)=4;&quot;Umanis&quot;)" office:value-type="string" office:string-value="Kliwon" calcext:value-type="string">
            <text:p>Kliwon</text:p>
          </table:table-cell>
          <table:table-cell table:formula="of:=COM.MICROSOFT.IFS(MOD([.A160];5)=0;9;MOD([.A160];5)=1;7;MOD([.A160];5)=2;4;MOD([.A160];5)=3;8;MOD([.A160];5)=4;5)" office:value-type="float" office:value="8" calcext:value-type="float">
            <text:p>8</text:p>
          </table:table-cell>
          <table:table-cell table:formula="of:=COM.MICROSOFT.IFS(MOD([.A160];6)=0;&quot;Tungleh&quot;;MOD([.A160];6)=1;&quot;Aryang&quot;;MOD([.A160];6)=2;&quot;Urukung&quot;;MOD([.A160];6)=3;&quot;Paniron&quot;;MOD([.A160];6)=4;&quot;Was&quot;;MOD([.A160];6)=5;&quot;Maulu&quot;)" office:value-type="string" office:string-value="Urukung" calcext:value-type="string">
            <text:p>Urukung</text:p>
          </table:table-cell>
          <table:table-cell table:formula="of:=COM.MICROSOFT.IFS(MOD([.A160];6)=0;7;MOD([.A160];6)=1;6;MOD([.A160];6)=2;5;MOD([.A160];6)=3;8;MOD([.A160];6)=4;9;MOD([.A160];6)=5;3)" office:value-type="float" office:value="5" calcext:value-type="float">
            <text:p>5</text:p>
          </table:table-cell>
          <table:table-cell table:formula="of:=COM.MICROSOFT.IFS(MOD([.A160];7)=0;&quot;Redite&quot;;MOD([.A160];7)=1;&quot;Soma&quot;;MOD([.A160];7)=2;&quot;Anggara&quot;;MOD([.A160];7)=3;&quot;Budha&quot;;MOD([.A160];7)=4;&quot;Wraspati&quot;;MOD([.A160];7)=5;&quot;Sukra&quot;;MOD([.A160];7);&quot;Saniscara&quot;)" office:value-type="string" office:string-value="Wraspati" calcext:value-type="string">
            <text:p>Wraspati</text:p>
          </table:table-cell>
          <table:table-cell table:formula="of:=COM.MICROSOFT.IFS(MOD([.A160];7)=0;5;MOD([.A160];7)=1;4;MOD([.A160];7)=2;3;MOD([.A160];7)=3;7;MOD([.A160];7)=4;8;MOD([.A160];7)=5;6;MOD([.A160];7);9)" office:value-type="float" office:value="8" calcext:value-type="float">
            <text:p>8</text:p>
          </table:table-cell>
          <table:table-cell table:formula="of:=COM.MICROSOFT.IFS(MOD([.A160]+6;8)=0;&quot;Sri&quot;;MOD([.A160]+6;8)=1;&quot;Indra&quot;;MOD([.A160]+6;8)=2;&quot;Guru&quot;;MOD([.A160]+6;8)=3;&quot;Yama&quot;;MOD([.A160]+6;8)=4;&quot;Ludra&quot;;MOD([.A160]+6;8)=5;&quot;Brahma&quot;;MOD([.A160]+6;8)=6;&quot;Kala&quot;;MOD([.A160]+6;8)=7;&quot;Uma&quot;)" office:value-type="string" office:string-value="Ludra" calcext:value-type="string">
            <text:p>Ludra</text:p>
          </table:table-cell>
          <table:table-cell table:formula="of:=COM.MICROSOFT.IFS(MOD([.A160]+6;8)=0;6;MOD([.A160]+6;8)=1;5;MOD([.A160]+6;8)=2;8;MOD([.A160]+6;8)=3;9;MOD([.A160]+6;8)=4;3;MOD([.A160]+6;8)=5;7;MOD([.A160]+6;8)=6;1;MOD([.A160]+6;8)=7;4)" office:value-type="float" office:value="3" calcext:value-type="float">
            <text:p>3</text:p>
          </table:table-cell>
          <table:table-cell table:formula="of:=COM.MICROSOFT.IFS(MOD([.A160]-3;9)=0;&quot;Dangu&quot;;MOD([.A160]-3;9)=1;&quot;Jangur&quot;;MOD([.A160]-3;9)=2;&quot;Gigis&quot;;MOD([.A160]-3;9)=3;&quot;Nohan&quot;;MOD([.A160]-3;9)=4;&quot;Ogan&quot;;MOD([.A160]-3;9)=5;&quot;Erengan&quot;;MOD([.A160]-3;9)=6;&quot;Urungan&quot;;MOD([.A160]-3;9)=7;&quot;Tulus&quot;;MOD([.A160]-3;9)=8;&quot;Dadi&quot;)" office:value-type="string" office:string-value="Gigis" calcext:value-type="string">
            <text:p>Gigis</text:p>
          </table:table-cell>
          <table:table-cell table:formula="of:=COM.MICROSOFT.IFS(MOD([.A160]-3;9)=0;5;MOD([.A160]-3;9)=1;8;MOD([.A160]-3;9)=2;9;MOD([.A160]-3;9)=3;3;MOD([.A160]-3;9)=4;7;MOD([.A160]-3;9)=5;1;MOD([.A160]-3;9)=6;4;MOD([.A160]-3;9)=7;6;MOD([.A160]-3;9)=8;8)" office:value-type="float" office:value="9" calcext:value-type="float">
            <text:p>9</text:p>
          </table:table-cell>
          <table:table-cell table:formula="of:=COM.MICROSOFT.IFS(MOD(MOD([.N160]+[.R160];10);10)=0;&quot;Pandita&quot;;MOD(MOD([.N160]+[.R160];10);10)=1;&quot;Pati&quot;;MOD(MOD([.N160]+[.R160];10);10)=2;&quot;Suka&quot;;MOD(MOD([.N160]+[.R160];10);10)=3;&quot;Duka&quot;;MOD(MOD([.N160]+[.R160];10);10)=4;&quot;Sri&quot;;MOD(MOD([.N160]+[.R160];10);10)=5;&quot;Manuh&quot;;MOD(MOD([.N160]+[.R160];10);10)=6;&quot;Manusa&quot;;MOD(MOD([.N160]+[.R160];10);10)=7;&quot;Raja&quot;;MOD(MOD([.N160]+[.R160];10);10)=8;&quot;Dewa&quot;;MOD(MOD([.N160]+[.R160];10);10)=9;&quot;Raksasa&quot;)" office:value-type="string" office:string-value="Manusa" calcext:value-type="string">
            <text:p>Manusa</text:p>
          </table:table-cell>
          <table:table-cell table:formula="of:=COM.MICROSOFT.IFS(MOD(MOD([.N160]+[.R160];10);10)=0;5;MOD(MOD([.N160]+[.R160];10);10)=1;7;MOD(MOD([.N160]+[.R160];10);10)=2;10;MOD(MOD([.N160]+[.R160];10);10)=3;4;MOD(MOD([.N160]+[.R160];10);10)=4;6;MOD(MOD([.N160]+[.R160];10);10)=5;2;MOD(MOD([.N160]+[.R160];10);10)=6;3;MOD(MOD([.N160]+[.R160];10);10)=7;8;MOD(MOD([.N160]+[.R160];10);10)=8;9;MOD(MOD([.N160]+[.R160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[.A161]-MOD([.A161];7))/7" office:value-type="float" office:value="22" calcext:value-type="float">
            <text:p>22</text:p>
          </table:table-cell>
          <table:table-cell office:value-type="string" calcext:value-type="string">
            <text:p>Menail</text:p>
          </table:table-cell>
          <table:table-cell office:value-type="float" office:value="9" calcext:value-type="float">
            <text:p>9</text:p>
          </table:table-cell>
          <table:table-cell table:formula="of:=IF(MOD([.N161]+[.R161];2)=1;&quot;Luang&quot;;&quot;-&quot;)" office:value-type="string" office:string-value="Luang" calcext:value-type="string">
            <text:p>Luang</text:p>
          </table:table-cell>
          <table:table-cell table:formula="of:=IF(MOD([.N161]+[.R161];2)=1;1;0)" office:value-type="float" office:value="1" calcext:value-type="float">
            <text:p>1</text:p>
          </table:table-cell>
          <table:table-cell table:formula="of:=IF(MOD([.N161]+[.R161];2)=1;&quot;Pepet&quot;;&quot;Menga&quot;)" office:value-type="string" office:string-value="Pepet" calcext:value-type="string">
            <text:p>Pepet</text:p>
          </table:table-cell>
          <table:table-cell table:formula="of:=IF(MOD([.N161]+[.R161];2)=1;4;5)" office:value-type="float" office:value="4" calcext:value-type="float">
            <text:p>4</text:p>
          </table:table-cell>
          <table:table-cell table:formula="of:=COM.MICROSOFT.IFS(MOD([.A161];3)=0;&quot;Pasah&quot;;MOD([.A161];3)=1;&quot;Beteng&quot;;MOD([.A161];3)=2;&quot;Kajeng&quot;)" office:value-type="string" office:string-value="Pasah" calcext:value-type="string">
            <text:p>Pasah</text:p>
          </table:table-cell>
          <table:table-cell table:formula="of:=COM.MICROSOFT.IFS(MOD([.A161];3)=0;9;MOD([.A161];3)=1;4;MOD([.A161];3)=2;7)" office:value-type="float" office:value="9" calcext:value-type="float">
            <text:p>9</text:p>
          </table:table-cell>
          <table:table-cell table:formula="of:=COM.MICROSOFT.IFS(MOD([.A161]+2;4)=0;&quot;Sri&quot;;MOD([.A161]+2;4)=1;&quot;Laba&quot;;MOD([.A161]+2;4)=2;&quot;Jaya&quot;;MOD([.A161]+2;4)=3;&quot;Menala&quot;)" office:value-type="string" office:string-value="Laba" calcext:value-type="string">
            <text:p>Laba</text:p>
          </table:table-cell>
          <table:table-cell table:formula="of:=COM.MICROSOFT.IFS(MOD([.A161]+2;4)=0;6;MOD([.A161]+2;4)=1;5;MOD([.A161]+2;4)=2;1;MOD([.A161]+2;4)=3;8)" office:value-type="float" office:value="5" calcext:value-type="float">
            <text:p>5</text:p>
          </table:table-cell>
          <table:table-cell table:formula="of:=COM.MICROSOFT.IFS(MOD([.A161];5)=0;&quot;Pahing&quot;;MOD([.A161];5)=1;&quot;Pon&quot;;MOD([.A161];5)=2;&quot;Wage&quot;;MOD([.A161];5)=3;&quot;Kliwon&quot;;MOD([.A161];5)=4;&quot;Umanis&quot;)" office:value-type="string" office:string-value="Umanis" calcext:value-type="string">
            <text:p>Umanis</text:p>
          </table:table-cell>
          <table:table-cell table:formula="of:=COM.MICROSOFT.IFS(MOD([.A161];5)=0;9;MOD([.A161];5)=1;7;MOD([.A161];5)=2;4;MOD([.A161];5)=3;8;MOD([.A161];5)=4;5)" office:value-type="float" office:value="5" calcext:value-type="float">
            <text:p>5</text:p>
          </table:table-cell>
          <table:table-cell table:formula="of:=COM.MICROSOFT.IFS(MOD([.A161];6)=0;&quot;Tungleh&quot;;MOD([.A161];6)=1;&quot;Aryang&quot;;MOD([.A161];6)=2;&quot;Urukung&quot;;MOD([.A161];6)=3;&quot;Paniron&quot;;MOD([.A161];6)=4;&quot;Was&quot;;MOD([.A161];6)=5;&quot;Maulu&quot;)" office:value-type="string" office:string-value="Paniron" calcext:value-type="string">
            <text:p>Paniron</text:p>
          </table:table-cell>
          <table:table-cell table:formula="of:=COM.MICROSOFT.IFS(MOD([.A161];6)=0;7;MOD([.A161];6)=1;6;MOD([.A161];6)=2;5;MOD([.A161];6)=3;8;MOD([.A161];6)=4;9;MOD([.A161];6)=5;3)" office:value-type="float" office:value="8" calcext:value-type="float">
            <text:p>8</text:p>
          </table:table-cell>
          <table:table-cell table:formula="of:=COM.MICROSOFT.IFS(MOD([.A161];7)=0;&quot;Redite&quot;;MOD([.A161];7)=1;&quot;Soma&quot;;MOD([.A161];7)=2;&quot;Anggara&quot;;MOD([.A161];7)=3;&quot;Budha&quot;;MOD([.A161];7)=4;&quot;Wraspati&quot;;MOD([.A161];7)=5;&quot;Sukra&quot;;MOD([.A161];7);&quot;Saniscara&quot;)" office:value-type="string" office:string-value="Sukra" calcext:value-type="string">
            <text:p>Sukra</text:p>
          </table:table-cell>
          <table:table-cell table:formula="of:=COM.MICROSOFT.IFS(MOD([.A161];7)=0;5;MOD([.A161];7)=1;4;MOD([.A161];7)=2;3;MOD([.A161];7)=3;7;MOD([.A161];7)=4;8;MOD([.A161];7)=5;6;MOD([.A161];7);9)" office:value-type="float" office:value="6" calcext:value-type="float">
            <text:p>6</text:p>
          </table:table-cell>
          <table:table-cell table:formula="of:=COM.MICROSOFT.IFS(MOD([.A161]+6;8)=0;&quot;Sri&quot;;MOD([.A161]+6;8)=1;&quot;Indra&quot;;MOD([.A161]+6;8)=2;&quot;Guru&quot;;MOD([.A161]+6;8)=3;&quot;Yama&quot;;MOD([.A161]+6;8)=4;&quot;Ludra&quot;;MOD([.A161]+6;8)=5;&quot;Brahma&quot;;MOD([.A161]+6;8)=6;&quot;Kala&quot;;MOD([.A161]+6;8)=7;&quot;Uma&quot;)" office:value-type="string" office:string-value="Brahma" calcext:value-type="string">
            <text:p>Brahma</text:p>
          </table:table-cell>
          <table:table-cell table:formula="of:=COM.MICROSOFT.IFS(MOD([.A161]+6;8)=0;6;MOD([.A161]+6;8)=1;5;MOD([.A161]+6;8)=2;8;MOD([.A161]+6;8)=3;9;MOD([.A161]+6;8)=4;3;MOD([.A161]+6;8)=5;7;MOD([.A161]+6;8)=6;1;MOD([.A161]+6;8)=7;4)" office:value-type="float" office:value="7" calcext:value-type="float">
            <text:p>7</text:p>
          </table:table-cell>
          <table:table-cell table:formula="of:=COM.MICROSOFT.IFS(MOD([.A161]-3;9)=0;&quot;Dangu&quot;;MOD([.A161]-3;9)=1;&quot;Jangur&quot;;MOD([.A161]-3;9)=2;&quot;Gigis&quot;;MOD([.A161]-3;9)=3;&quot;Nohan&quot;;MOD([.A161]-3;9)=4;&quot;Ogan&quot;;MOD([.A161]-3;9)=5;&quot;Erengan&quot;;MOD([.A161]-3;9)=6;&quot;Urungan&quot;;MOD([.A161]-3;9)=7;&quot;Tulus&quot;;MOD([.A161]-3;9)=8;&quot;Dadi&quot;)" office:value-type="string" office:string-value="Nohan" calcext:value-type="string">
            <text:p>Nohan</text:p>
          </table:table-cell>
          <table:table-cell table:formula="of:=COM.MICROSOFT.IFS(MOD([.A161]-3;9)=0;5;MOD([.A161]-3;9)=1;8;MOD([.A161]-3;9)=2;9;MOD([.A161]-3;9)=3;3;MOD([.A161]-3;9)=4;7;MOD([.A161]-3;9)=5;1;MOD([.A161]-3;9)=6;4;MOD([.A161]-3;9)=7;6;MOD([.A161]-3;9)=8;8)" office:value-type="float" office:value="3" calcext:value-type="float">
            <text:p>3</text:p>
          </table:table-cell>
          <table:table-cell table:formula="of:=COM.MICROSOFT.IFS(MOD(MOD([.N161]+[.R161];10);10)=0;&quot;Pandita&quot;;MOD(MOD([.N161]+[.R161];10);10)=1;&quot;Pati&quot;;MOD(MOD([.N161]+[.R161];10);10)=2;&quot;Suka&quot;;MOD(MOD([.N161]+[.R161];10);10)=3;&quot;Duka&quot;;MOD(MOD([.N161]+[.R161];10);10)=4;&quot;Sri&quot;;MOD(MOD([.N161]+[.R161];10);10)=5;&quot;Manuh&quot;;MOD(MOD([.N161]+[.R161];10);10)=6;&quot;Manusa&quot;;MOD(MOD([.N161]+[.R161];10);10)=7;&quot;Raja&quot;;MOD(MOD([.N161]+[.R161];10);10)=8;&quot;Dewa&quot;;MOD(MOD([.N161]+[.R161];10);10)=9;&quot;Raksasa&quot;)" office:value-type="string" office:string-value="Pati" calcext:value-type="string">
            <text:p>Pati</text:p>
          </table:table-cell>
          <table:table-cell table:formula="of:=COM.MICROSOFT.IFS(MOD(MOD([.N161]+[.R161];10);10)=0;5;MOD(MOD([.N161]+[.R161];10);10)=1;7;MOD(MOD([.N161]+[.R161];10);10)=2;10;MOD(MOD([.N161]+[.R161];10);10)=3;4;MOD(MOD([.N161]+[.R161];10);10)=4;6;MOD(MOD([.N161]+[.R161];10);10)=5;2;MOD(MOD([.N161]+[.R161];10);10)=6;3;MOD(MOD([.N161]+[.R161];10);10)=7;8;MOD(MOD([.N161]+[.R161];10);10)=8;9;MOD(MOD([.N161]+[.R161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162]-MOD([.A162];7))/7" office:value-type="float" office:value="22" calcext:value-type="float">
            <text:p>22</text:p>
          </table:table-cell>
          <table:table-cell office:value-type="string" calcext:value-type="string">
            <text:p>Menail</text:p>
          </table:table-cell>
          <table:table-cell office:value-type="float" office:value="9" calcext:value-type="float">
            <text:p>9</text:p>
          </table:table-cell>
          <table:table-cell table:formula="of:=IF(MOD([.N162]+[.R162];2)=1;&quot;Luang&quot;;&quot;-&quot;)" office:value-type="string" office:string-value="-" calcext:value-type="string">
            <text:p>-</text:p>
          </table:table-cell>
          <table:table-cell table:formula="of:=IF(MOD([.N162]+[.R162];2)=1;1;0)" office:value-type="float" office:value="0" calcext:value-type="float">
            <text:p>0</text:p>
          </table:table-cell>
          <table:table-cell table:formula="of:=IF(MOD([.N162]+[.R162];2)=1;&quot;Pepet&quot;;&quot;Menga&quot;)" office:value-type="string" office:string-value="Menga" calcext:value-type="string">
            <text:p>Menga</text:p>
          </table:table-cell>
          <table:table-cell table:formula="of:=IF(MOD([.N162]+[.R162];2)=1;4;5)" office:value-type="float" office:value="5" calcext:value-type="float">
            <text:p>5</text:p>
          </table:table-cell>
          <table:table-cell table:formula="of:=COM.MICROSOFT.IFS(MOD([.A162];3)=0;&quot;Pasah&quot;;MOD([.A162];3)=1;&quot;Beteng&quot;;MOD([.A162];3)=2;&quot;Kajeng&quot;)" office:value-type="string" office:string-value="Beteng" calcext:value-type="string">
            <text:p>Beteng</text:p>
          </table:table-cell>
          <table:table-cell table:formula="of:=COM.MICROSOFT.IFS(MOD([.A162];3)=0;9;MOD([.A162];3)=1;4;MOD([.A162];3)=2;7)" office:value-type="float" office:value="4" calcext:value-type="float">
            <text:p>4</text:p>
          </table:table-cell>
          <table:table-cell table:formula="of:=COM.MICROSOFT.IFS(MOD([.A162]+2;4)=0;&quot;Sri&quot;;MOD([.A162]+2;4)=1;&quot;Laba&quot;;MOD([.A162]+2;4)=2;&quot;Jaya&quot;;MOD([.A162]+2;4)=3;&quot;Menala&quot;)" office:value-type="string" office:string-value="Jaya" calcext:value-type="string">
            <text:p>Jaya</text:p>
          </table:table-cell>
          <table:table-cell table:formula="of:=COM.MICROSOFT.IFS(MOD([.A162]+2;4)=0;6;MOD([.A162]+2;4)=1;5;MOD([.A162]+2;4)=2;1;MOD([.A162]+2;4)=3;8)" office:value-type="float" office:value="1" calcext:value-type="float">
            <text:p>1</text:p>
          </table:table-cell>
          <table:table-cell table:formula="of:=COM.MICROSOFT.IFS(MOD([.A162];5)=0;&quot;Pahing&quot;;MOD([.A162];5)=1;&quot;Pon&quot;;MOD([.A162];5)=2;&quot;Wage&quot;;MOD([.A162];5)=3;&quot;Kliwon&quot;;MOD([.A162];5)=4;&quot;Umanis&quot;)" office:value-type="string" office:string-value="Pahing" calcext:value-type="string">
            <text:p>Pahing</text:p>
          </table:table-cell>
          <table:table-cell table:formula="of:=COM.MICROSOFT.IFS(MOD([.A162];5)=0;9;MOD([.A162];5)=1;7;MOD([.A162];5)=2;4;MOD([.A162];5)=3;8;MOD([.A162];5)=4;5)" office:value-type="float" office:value="9" calcext:value-type="float">
            <text:p>9</text:p>
          </table:table-cell>
          <table:table-cell table:formula="of:=COM.MICROSOFT.IFS(MOD([.A162];6)=0;&quot;Tungleh&quot;;MOD([.A162];6)=1;&quot;Aryang&quot;;MOD([.A162];6)=2;&quot;Urukung&quot;;MOD([.A162];6)=3;&quot;Paniron&quot;;MOD([.A162];6)=4;&quot;Was&quot;;MOD([.A162];6)=5;&quot;Maulu&quot;)" office:value-type="string" office:string-value="Was" calcext:value-type="string">
            <text:p>Was</text:p>
          </table:table-cell>
          <table:table-cell table:formula="of:=COM.MICROSOFT.IFS(MOD([.A162];6)=0;7;MOD([.A162];6)=1;6;MOD([.A162];6)=2;5;MOD([.A162];6)=3;8;MOD([.A162];6)=4;9;MOD([.A162];6)=5;3)" office:value-type="float" office:value="9" calcext:value-type="float">
            <text:p>9</text:p>
          </table:table-cell>
          <table:table-cell table:formula="of:=COM.MICROSOFT.IFS(MOD([.A162];7)=0;&quot;Redite&quot;;MOD([.A162];7)=1;&quot;Soma&quot;;MOD([.A162];7)=2;&quot;Anggara&quot;;MOD([.A162];7)=3;&quot;Budha&quot;;MOD([.A162];7)=4;&quot;Wraspati&quot;;MOD([.A162];7)=5;&quot;Sukra&quot;;MOD([.A162];7);&quot;Saniscara&quot;)" office:value-type="string" office:string-value="Saniscara" calcext:value-type="string">
            <text:p>Saniscara</text:p>
          </table:table-cell>
          <table:table-cell table:formula="of:=COM.MICROSOFT.IFS(MOD([.A162];7)=0;5;MOD([.A162];7)=1;4;MOD([.A162];7)=2;3;MOD([.A162];7)=3;7;MOD([.A162];7)=4;8;MOD([.A162];7)=5;6;MOD([.A162];7);9)" office:value-type="float" office:value="9" calcext:value-type="float">
            <text:p>9</text:p>
          </table:table-cell>
          <table:table-cell table:formula="of:=COM.MICROSOFT.IFS(MOD([.A162]+6;8)=0;&quot;Sri&quot;;MOD([.A162]+6;8)=1;&quot;Indra&quot;;MOD([.A162]+6;8)=2;&quot;Guru&quot;;MOD([.A162]+6;8)=3;&quot;Yama&quot;;MOD([.A162]+6;8)=4;&quot;Ludra&quot;;MOD([.A162]+6;8)=5;&quot;Brahma&quot;;MOD([.A162]+6;8)=6;&quot;Kala&quot;;MOD([.A162]+6;8)=7;&quot;Uma&quot;)" office:value-type="string" office:string-value="Kala" calcext:value-type="string">
            <text:p>Kala</text:p>
          </table:table-cell>
          <table:table-cell table:formula="of:=COM.MICROSOFT.IFS(MOD([.A162]+6;8)=0;6;MOD([.A162]+6;8)=1;5;MOD([.A162]+6;8)=2;8;MOD([.A162]+6;8)=3;9;MOD([.A162]+6;8)=4;3;MOD([.A162]+6;8)=5;7;MOD([.A162]+6;8)=6;1;MOD([.A162]+6;8)=7;4)" office:value-type="float" office:value="1" calcext:value-type="float">
            <text:p>1</text:p>
          </table:table-cell>
          <table:table-cell table:formula="of:=COM.MICROSOFT.IFS(MOD([.A162]-3;9)=0;&quot;Dangu&quot;;MOD([.A162]-3;9)=1;&quot;Jangur&quot;;MOD([.A162]-3;9)=2;&quot;Gigis&quot;;MOD([.A162]-3;9)=3;&quot;Nohan&quot;;MOD([.A162]-3;9)=4;&quot;Ogan&quot;;MOD([.A162]-3;9)=5;&quot;Erengan&quot;;MOD([.A162]-3;9)=6;&quot;Urungan&quot;;MOD([.A162]-3;9)=7;&quot;Tulus&quot;;MOD([.A162]-3;9)=8;&quot;Dadi&quot;)" office:value-type="string" office:string-value="Ogan" calcext:value-type="string">
            <text:p>Ogan</text:p>
          </table:table-cell>
          <table:table-cell table:formula="of:=COM.MICROSOFT.IFS(MOD([.A162]-3;9)=0;5;MOD([.A162]-3;9)=1;8;MOD([.A162]-3;9)=2;9;MOD([.A162]-3;9)=3;3;MOD([.A162]-3;9)=4;7;MOD([.A162]-3;9)=5;1;MOD([.A162]-3;9)=6;4;MOD([.A162]-3;9)=7;6;MOD([.A162]-3;9)=8;8)" office:value-type="float" office:value="7" calcext:value-type="float">
            <text:p>7</text:p>
          </table:table-cell>
          <table:table-cell table:formula="of:=COM.MICROSOFT.IFS(MOD(MOD([.N162]+[.R162];10);10)=0;&quot;Pandita&quot;;MOD(MOD([.N162]+[.R162];10);10)=1;&quot;Pati&quot;;MOD(MOD([.N162]+[.R162];10);10)=2;&quot;Suka&quot;;MOD(MOD([.N162]+[.R162];10);10)=3;&quot;Duka&quot;;MOD(MOD([.N162]+[.R162];10);10)=4;&quot;Sri&quot;;MOD(MOD([.N162]+[.R162];10);10)=5;&quot;Manuh&quot;;MOD(MOD([.N162]+[.R162];10);10)=6;&quot;Manusa&quot;;MOD(MOD([.N162]+[.R162];10);10)=7;&quot;Raja&quot;;MOD(MOD([.N162]+[.R162];10);10)=8;&quot;Dewa&quot;;MOD(MOD([.N162]+[.R162];10);10)=9;&quot;Raksasa&quot;)" office:value-type="string" office:string-value="Dewa" calcext:value-type="string">
            <text:p>Dewa</text:p>
          </table:table-cell>
          <table:table-cell table:formula="of:=COM.MICROSOFT.IFS(MOD(MOD([.N162]+[.R162];10);10)=0;5;MOD(MOD([.N162]+[.R162];10);10)=1;7;MOD(MOD([.N162]+[.R162];10);10)=2;10;MOD(MOD([.N162]+[.R162];10);10)=3;4;MOD(MOD([.N162]+[.R162];10);10)=4;6;MOD(MOD([.N162]+[.R162];10);10)=5;2;MOD(MOD([.N162]+[.R162];10);10)=6;3;MOD(MOD([.N162]+[.R162];10);10)=7;8;MOD(MOD([.N162]+[.R162];10);10)=8;9;MOD(MOD([.N162]+[.R162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[.A163]-MOD([.A163];7))/7" office:value-type="float" office:value="23" calcext:value-type="float">
            <text:p>23</text:p>
          </table:table-cell>
          <table:table-cell office:value-type="string" calcext:value-type="string">
            <text:p>Prangbakat</text:p>
          </table:table-cell>
          <table:table-cell office:value-type="float" office:value="3" calcext:value-type="float">
            <text:p>3</text:p>
          </table:table-cell>
          <table:table-cell table:formula="of:=IF(MOD([.N163]+[.R163];2)=1;&quot;Luang&quot;;&quot;-&quot;)" office:value-type="string" office:string-value="-" calcext:value-type="string">
            <text:p>-</text:p>
          </table:table-cell>
          <table:table-cell table:formula="of:=IF(MOD([.N163]+[.R163];2)=1;1;0)" office:value-type="float" office:value="0" calcext:value-type="float">
            <text:p>0</text:p>
          </table:table-cell>
          <table:table-cell table:formula="of:=IF(MOD([.N163]+[.R163];2)=1;&quot;Pepet&quot;;&quot;Menga&quot;)" office:value-type="string" office:string-value="Menga" calcext:value-type="string">
            <text:p>Menga</text:p>
          </table:table-cell>
          <table:table-cell table:formula="of:=IF(MOD([.N163]+[.R163];2)=1;4;5)" office:value-type="float" office:value="5" calcext:value-type="float">
            <text:p>5</text:p>
          </table:table-cell>
          <table:table-cell table:formula="of:=COM.MICROSOFT.IFS(MOD([.A163];3)=0;&quot;Pasah&quot;;MOD([.A163];3)=1;&quot;Beteng&quot;;MOD([.A163];3)=2;&quot;Kajeng&quot;)" office:value-type="string" office:string-value="Kajeng" calcext:value-type="string">
            <text:p>Kajeng</text:p>
          </table:table-cell>
          <table:table-cell table:formula="of:=COM.MICROSOFT.IFS(MOD([.A163];3)=0;9;MOD([.A163];3)=1;4;MOD([.A163];3)=2;7)" office:value-type="float" office:value="7" calcext:value-type="float">
            <text:p>7</text:p>
          </table:table-cell>
          <table:table-cell table:formula="of:=COM.MICROSOFT.IFS(MOD([.A163]+2;4)=0;&quot;Sri&quot;;MOD([.A163]+2;4)=1;&quot;Laba&quot;;MOD([.A163]+2;4)=2;&quot;Jaya&quot;;MOD([.A163]+2;4)=3;&quot;Menala&quot;)" office:value-type="string" office:string-value="Menala" calcext:value-type="string">
            <text:p>Menala</text:p>
          </table:table-cell>
          <table:table-cell table:formula="of:=COM.MICROSOFT.IFS(MOD([.A163]+2;4)=0;6;MOD([.A163]+2;4)=1;5;MOD([.A163]+2;4)=2;1;MOD([.A163]+2;4)=3;8)" office:value-type="float" office:value="8" calcext:value-type="float">
            <text:p>8</text:p>
          </table:table-cell>
          <table:table-cell table:formula="of:=COM.MICROSOFT.IFS(MOD([.A163];5)=0;&quot;Pahing&quot;;MOD([.A163];5)=1;&quot;Pon&quot;;MOD([.A163];5)=2;&quot;Wage&quot;;MOD([.A163];5)=3;&quot;Kliwon&quot;;MOD([.A163];5)=4;&quot;Umanis&quot;)" office:value-type="string" office:string-value="Pon" calcext:value-type="string">
            <text:p>Pon</text:p>
          </table:table-cell>
          <table:table-cell table:formula="of:=COM.MICROSOFT.IFS(MOD([.A163];5)=0;9;MOD([.A163];5)=1;7;MOD([.A163];5)=2;4;MOD([.A163];5)=3;8;MOD([.A163];5)=4;5)" office:value-type="float" office:value="7" calcext:value-type="float">
            <text:p>7</text:p>
          </table:table-cell>
          <table:table-cell table:formula="of:=COM.MICROSOFT.IFS(MOD([.A163];6)=0;&quot;Tungleh&quot;;MOD([.A163];6)=1;&quot;Aryang&quot;;MOD([.A163];6)=2;&quot;Urukung&quot;;MOD([.A163];6)=3;&quot;Paniron&quot;;MOD([.A163];6)=4;&quot;Was&quot;;MOD([.A163];6)=5;&quot;Maulu&quot;)" office:value-type="string" office:string-value="Maulu" calcext:value-type="string">
            <text:p>Maulu</text:p>
          </table:table-cell>
          <table:table-cell table:formula="of:=COM.MICROSOFT.IFS(MOD([.A163];6)=0;7;MOD([.A163];6)=1;6;MOD([.A163];6)=2;5;MOD([.A163];6)=3;8;MOD([.A163];6)=4;9;MOD([.A163];6)=5;3)" office:value-type="float" office:value="3" calcext:value-type="float">
            <text:p>3</text:p>
          </table:table-cell>
          <table:table-cell table:formula="of:=COM.MICROSOFT.IFS(MOD([.A163];7)=0;&quot;Redite&quot;;MOD([.A163];7)=1;&quot;Soma&quot;;MOD([.A163];7)=2;&quot;Anggara&quot;;MOD([.A163];7)=3;&quot;Budha&quot;;MOD([.A163];7)=4;&quot;Wraspati&quot;;MOD([.A163];7)=5;&quot;Sukra&quot;;MOD([.A163];7);&quot;Saniscara&quot;)" office:value-type="string" office:string-value="Redite" calcext:value-type="string">
            <text:p>Redite</text:p>
          </table:table-cell>
          <table:table-cell table:formula="of:=COM.MICROSOFT.IFS(MOD([.A163];7)=0;5;MOD([.A163];7)=1;4;MOD([.A163];7)=2;3;MOD([.A163];7)=3;7;MOD([.A163];7)=4;8;MOD([.A163];7)=5;6;MOD([.A163];7);9)" office:value-type="float" office:value="5" calcext:value-type="float">
            <text:p>5</text:p>
          </table:table-cell>
          <table:table-cell table:formula="of:=COM.MICROSOFT.IFS(MOD([.A163]+6;8)=0;&quot;Sri&quot;;MOD([.A163]+6;8)=1;&quot;Indra&quot;;MOD([.A163]+6;8)=2;&quot;Guru&quot;;MOD([.A163]+6;8)=3;&quot;Yama&quot;;MOD([.A163]+6;8)=4;&quot;Ludra&quot;;MOD([.A163]+6;8)=5;&quot;Brahma&quot;;MOD([.A163]+6;8)=6;&quot;Kala&quot;;MOD([.A163]+6;8)=7;&quot;Uma&quot;)" office:value-type="string" office:string-value="Uma" calcext:value-type="string">
            <text:p>Uma</text:p>
          </table:table-cell>
          <table:table-cell table:formula="of:=COM.MICROSOFT.IFS(MOD([.A163]+6;8)=0;6;MOD([.A163]+6;8)=1;5;MOD([.A163]+6;8)=2;8;MOD([.A163]+6;8)=3;9;MOD([.A163]+6;8)=4;3;MOD([.A163]+6;8)=5;7;MOD([.A163]+6;8)=6;1;MOD([.A163]+6;8)=7;4)" office:value-type="float" office:value="4" calcext:value-type="float">
            <text:p>4</text:p>
          </table:table-cell>
          <table:table-cell table:formula="of:=COM.MICROSOFT.IFS(MOD([.A163]-3;9)=0;&quot;Dangu&quot;;MOD([.A163]-3;9)=1;&quot;Jangur&quot;;MOD([.A163]-3;9)=2;&quot;Gigis&quot;;MOD([.A163]-3;9)=3;&quot;Nohan&quot;;MOD([.A163]-3;9)=4;&quot;Ogan&quot;;MOD([.A163]-3;9)=5;&quot;Erengan&quot;;MOD([.A163]-3;9)=6;&quot;Urungan&quot;;MOD([.A163]-3;9)=7;&quot;Tulus&quot;;MOD([.A163]-3;9)=8;&quot;Dadi&quot;)" office:value-type="string" office:string-value="Erengan" calcext:value-type="string">
            <text:p>Erengan</text:p>
          </table:table-cell>
          <table:table-cell table:formula="of:=COM.MICROSOFT.IFS(MOD([.A163]-3;9)=0;5;MOD([.A163]-3;9)=1;8;MOD([.A163]-3;9)=2;9;MOD([.A163]-3;9)=3;3;MOD([.A163]-3;9)=4;7;MOD([.A163]-3;9)=5;1;MOD([.A163]-3;9)=6;4;MOD([.A163]-3;9)=7;6;MOD([.A163]-3;9)=8;8)" office:value-type="float" office:value="1" calcext:value-type="float">
            <text:p>1</text:p>
          </table:table-cell>
          <table:table-cell table:formula="of:=COM.MICROSOFT.IFS(MOD(MOD([.N163]+[.R163];10);10)=0;&quot;Pandita&quot;;MOD(MOD([.N163]+[.R163];10);10)=1;&quot;Pati&quot;;MOD(MOD([.N163]+[.R163];10);10)=2;&quot;Suka&quot;;MOD(MOD([.N163]+[.R163];10);10)=3;&quot;Duka&quot;;MOD(MOD([.N163]+[.R163];10);10)=4;&quot;Sri&quot;;MOD(MOD([.N163]+[.R163];10);10)=5;&quot;Manuh&quot;;MOD(MOD([.N163]+[.R163];10);10)=6;&quot;Manusa&quot;;MOD(MOD([.N163]+[.R163];10);10)=7;&quot;Raja&quot;;MOD(MOD([.N163]+[.R163];10);10)=8;&quot;Dewa&quot;;MOD(MOD([.N163]+[.R163];10);10)=9;&quot;Raksasa&quot;)" office:value-type="string" office:string-value="Suka" calcext:value-type="string">
            <text:p>Suka</text:p>
          </table:table-cell>
          <table:table-cell table:formula="of:=COM.MICROSOFT.IFS(MOD(MOD([.N163]+[.R163];10);10)=0;5;MOD(MOD([.N163]+[.R163];10);10)=1;7;MOD(MOD([.N163]+[.R163];10);10)=2;10;MOD(MOD([.N163]+[.R163];10);10)=3;4;MOD(MOD([.N163]+[.R163];10);10)=4;6;MOD(MOD([.N163]+[.R163];10);10)=5;2;MOD(MOD([.N163]+[.R163];10);10)=6;3;MOD(MOD([.N163]+[.R163];10);10)=7;8;MOD(MOD([.N163]+[.R163];10);10)=8;9;MOD(MOD([.N163]+[.R163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[.A164]-MOD([.A164];7))/7" office:value-type="float" office:value="23" calcext:value-type="float">
            <text:p>23</text:p>
          </table:table-cell>
          <table:table-cell office:value-type="string" calcext:value-type="string">
            <text:p>Prangbakat</text:p>
          </table:table-cell>
          <table:table-cell office:value-type="float" office:value="3" calcext:value-type="float">
            <text:p>3</text:p>
          </table:table-cell>
          <table:table-cell table:formula="of:=IF(MOD([.N164]+[.R164];2)=1;&quot;Luang&quot;;&quot;-&quot;)" office:value-type="string" office:string-value="-" calcext:value-type="string">
            <text:p>-</text:p>
          </table:table-cell>
          <table:table-cell table:formula="of:=IF(MOD([.N164]+[.R164];2)=1;1;0)" office:value-type="float" office:value="0" calcext:value-type="float">
            <text:p>0</text:p>
          </table:table-cell>
          <table:table-cell table:formula="of:=IF(MOD([.N164]+[.R164];2)=1;&quot;Pepet&quot;;&quot;Menga&quot;)" office:value-type="string" office:string-value="Menga" calcext:value-type="string">
            <text:p>Menga</text:p>
          </table:table-cell>
          <table:table-cell table:formula="of:=IF(MOD([.N164]+[.R164];2)=1;4;5)" office:value-type="float" office:value="5" calcext:value-type="float">
            <text:p>5</text:p>
          </table:table-cell>
          <table:table-cell table:formula="of:=COM.MICROSOFT.IFS(MOD([.A164];3)=0;&quot;Pasah&quot;;MOD([.A164];3)=1;&quot;Beteng&quot;;MOD([.A164];3)=2;&quot;Kajeng&quot;)" office:value-type="string" office:string-value="Pasah" calcext:value-type="string">
            <text:p>Pasah</text:p>
          </table:table-cell>
          <table:table-cell table:formula="of:=COM.MICROSOFT.IFS(MOD([.A164];3)=0;9;MOD([.A164];3)=1;4;MOD([.A164];3)=2;7)" office:value-type="float" office:value="9" calcext:value-type="float">
            <text:p>9</text:p>
          </table:table-cell>
          <table:table-cell table:formula="of:=COM.MICROSOFT.IFS(MOD([.A164]+2;4)=0;&quot;Sri&quot;;MOD([.A164]+2;4)=1;&quot;Laba&quot;;MOD([.A164]+2;4)=2;&quot;Jaya&quot;;MOD([.A164]+2;4)=3;&quot;Menala&quot;)" office:value-type="string" office:string-value="Sri" calcext:value-type="string">
            <text:p>Sri</text:p>
          </table:table-cell>
          <table:table-cell table:formula="of:=COM.MICROSOFT.IFS(MOD([.A164]+2;4)=0;6;MOD([.A164]+2;4)=1;5;MOD([.A164]+2;4)=2;1;MOD([.A164]+2;4)=3;8)" office:value-type="float" office:value="6" calcext:value-type="float">
            <text:p>6</text:p>
          </table:table-cell>
          <table:table-cell table:formula="of:=COM.MICROSOFT.IFS(MOD([.A164];5)=0;&quot;Pahing&quot;;MOD([.A164];5)=1;&quot;Pon&quot;;MOD([.A164];5)=2;&quot;Wage&quot;;MOD([.A164];5)=3;&quot;Kliwon&quot;;MOD([.A164];5)=4;&quot;Umanis&quot;)" office:value-type="string" office:string-value="Wage" calcext:value-type="string">
            <text:p>Wage</text:p>
          </table:table-cell>
          <table:table-cell table:formula="of:=COM.MICROSOFT.IFS(MOD([.A164];5)=0;9;MOD([.A164];5)=1;7;MOD([.A164];5)=2;4;MOD([.A164];5)=3;8;MOD([.A164];5)=4;5)" office:value-type="float" office:value="4" calcext:value-type="float">
            <text:p>4</text:p>
          </table:table-cell>
          <table:table-cell table:formula="of:=COM.MICROSOFT.IFS(MOD([.A164];6)=0;&quot;Tungleh&quot;;MOD([.A164];6)=1;&quot;Aryang&quot;;MOD([.A164];6)=2;&quot;Urukung&quot;;MOD([.A164];6)=3;&quot;Paniron&quot;;MOD([.A164];6)=4;&quot;Was&quot;;MOD([.A164];6)=5;&quot;Maulu&quot;)" office:value-type="string" office:string-value="Tungleh" calcext:value-type="string">
            <text:p>Tungleh</text:p>
          </table:table-cell>
          <table:table-cell table:formula="of:=COM.MICROSOFT.IFS(MOD([.A164];6)=0;7;MOD([.A164];6)=1;6;MOD([.A164];6)=2;5;MOD([.A164];6)=3;8;MOD([.A164];6)=4;9;MOD([.A164];6)=5;3)" office:value-type="float" office:value="7" calcext:value-type="float">
            <text:p>7</text:p>
          </table:table-cell>
          <table:table-cell table:formula="of:=COM.MICROSOFT.IFS(MOD([.A164];7)=0;&quot;Redite&quot;;MOD([.A164];7)=1;&quot;Soma&quot;;MOD([.A164];7)=2;&quot;Anggara&quot;;MOD([.A164];7)=3;&quot;Budha&quot;;MOD([.A164];7)=4;&quot;Wraspati&quot;;MOD([.A164];7)=5;&quot;Sukra&quot;;MOD([.A164];7);&quot;Saniscara&quot;)" office:value-type="string" office:string-value="Soma" calcext:value-type="string">
            <text:p>Soma</text:p>
          </table:table-cell>
          <table:table-cell table:formula="of:=COM.MICROSOFT.IFS(MOD([.A164];7)=0;5;MOD([.A164];7)=1;4;MOD([.A164];7)=2;3;MOD([.A164];7)=3;7;MOD([.A164];7)=4;8;MOD([.A164];7)=5;6;MOD([.A164];7);9)" office:value-type="float" office:value="4" calcext:value-type="float">
            <text:p>4</text:p>
          </table:table-cell>
          <table:table-cell table:formula="of:=COM.MICROSOFT.IFS(MOD([.A164]+6;8)=0;&quot;Sri&quot;;MOD([.A164]+6;8)=1;&quot;Indra&quot;;MOD([.A164]+6;8)=2;&quot;Guru&quot;;MOD([.A164]+6;8)=3;&quot;Yama&quot;;MOD([.A164]+6;8)=4;&quot;Ludra&quot;;MOD([.A164]+6;8)=5;&quot;Brahma&quot;;MOD([.A164]+6;8)=6;&quot;Kala&quot;;MOD([.A164]+6;8)=7;&quot;Uma&quot;)" office:value-type="string" office:string-value="Sri" calcext:value-type="string">
            <text:p>Sri</text:p>
          </table:table-cell>
          <table:table-cell table:formula="of:=COM.MICROSOFT.IFS(MOD([.A164]+6;8)=0;6;MOD([.A164]+6;8)=1;5;MOD([.A164]+6;8)=2;8;MOD([.A164]+6;8)=3;9;MOD([.A164]+6;8)=4;3;MOD([.A164]+6;8)=5;7;MOD([.A164]+6;8)=6;1;MOD([.A164]+6;8)=7;4)" office:value-type="float" office:value="6" calcext:value-type="float">
            <text:p>6</text:p>
          </table:table-cell>
          <table:table-cell table:formula="of:=COM.MICROSOFT.IFS(MOD([.A164]-3;9)=0;&quot;Dangu&quot;;MOD([.A164]-3;9)=1;&quot;Jangur&quot;;MOD([.A164]-3;9)=2;&quot;Gigis&quot;;MOD([.A164]-3;9)=3;&quot;Nohan&quot;;MOD([.A164]-3;9)=4;&quot;Ogan&quot;;MOD([.A164]-3;9)=5;&quot;Erengan&quot;;MOD([.A164]-3;9)=6;&quot;Urungan&quot;;MOD([.A164]-3;9)=7;&quot;Tulus&quot;;MOD([.A164]-3;9)=8;&quot;Dadi&quot;)" office:value-type="string" office:string-value="Urungan" calcext:value-type="string">
            <text:p>Urungan</text:p>
          </table:table-cell>
          <table:table-cell table:formula="of:=COM.MICROSOFT.IFS(MOD([.A164]-3;9)=0;5;MOD([.A164]-3;9)=1;8;MOD([.A164]-3;9)=2;9;MOD([.A164]-3;9)=3;3;MOD([.A164]-3;9)=4;7;MOD([.A164]-3;9)=5;1;MOD([.A164]-3;9)=6;4;MOD([.A164]-3;9)=7;6;MOD([.A164]-3;9)=8;8)" office:value-type="float" office:value="4" calcext:value-type="float">
            <text:p>4</text:p>
          </table:table-cell>
          <table:table-cell table:formula="of:=COM.MICROSOFT.IFS(MOD(MOD([.N164]+[.R164];10);10)=0;&quot;Pandita&quot;;MOD(MOD([.N164]+[.R164];10);10)=1;&quot;Pati&quot;;MOD(MOD([.N164]+[.R164];10);10)=2;&quot;Suka&quot;;MOD(MOD([.N164]+[.R164];10);10)=3;&quot;Duka&quot;;MOD(MOD([.N164]+[.R164];10);10)=4;&quot;Sri&quot;;MOD(MOD([.N164]+[.R164];10);10)=5;&quot;Manuh&quot;;MOD(MOD([.N164]+[.R164];10);10)=6;&quot;Manusa&quot;;MOD(MOD([.N164]+[.R164];10);10)=7;&quot;Raja&quot;;MOD(MOD([.N164]+[.R164];10);10)=8;&quot;Dewa&quot;;MOD(MOD([.N164]+[.R164];10);10)=9;&quot;Raksasa&quot;)" office:value-type="string" office:string-value="Dewa" calcext:value-type="string">
            <text:p>Dewa</text:p>
          </table:table-cell>
          <table:table-cell table:formula="of:=COM.MICROSOFT.IFS(MOD(MOD([.N164]+[.R164];10);10)=0;5;MOD(MOD([.N164]+[.R164];10);10)=1;7;MOD(MOD([.N164]+[.R164];10);10)=2;10;MOD(MOD([.N164]+[.R164];10);10)=3;4;MOD(MOD([.N164]+[.R164];10);10)=4;6;MOD(MOD([.N164]+[.R164];10);10)=5;2;MOD(MOD([.N164]+[.R164];10);10)=6;3;MOD(MOD([.N164]+[.R164];10);10)=7;8;MOD(MOD([.N164]+[.R164];10);10)=8;9;MOD(MOD([.N164]+[.R164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[.A165]-MOD([.A165];7))/7" office:value-type="float" office:value="23" calcext:value-type="float">
            <text:p>23</text:p>
          </table:table-cell>
          <table:table-cell office:value-type="string" calcext:value-type="string">
            <text:p>Prangbakat</text:p>
          </table:table-cell>
          <table:table-cell office:value-type="float" office:value="3" calcext:value-type="float">
            <text:p>3</text:p>
          </table:table-cell>
          <table:table-cell table:formula="of:=IF(MOD([.N165]+[.R165];2)=1;&quot;Luang&quot;;&quot;-&quot;)" office:value-type="string" office:string-value="Luang" calcext:value-type="string">
            <text:p>Luang</text:p>
          </table:table-cell>
          <table:table-cell table:formula="of:=IF(MOD([.N165]+[.R165];2)=1;1;0)" office:value-type="float" office:value="1" calcext:value-type="float">
            <text:p>1</text:p>
          </table:table-cell>
          <table:table-cell table:formula="of:=IF(MOD([.N165]+[.R165];2)=1;&quot;Pepet&quot;;&quot;Menga&quot;)" office:value-type="string" office:string-value="Pepet" calcext:value-type="string">
            <text:p>Pepet</text:p>
          </table:table-cell>
          <table:table-cell table:formula="of:=IF(MOD([.N165]+[.R165];2)=1;4;5)" office:value-type="float" office:value="4" calcext:value-type="float">
            <text:p>4</text:p>
          </table:table-cell>
          <table:table-cell table:formula="of:=COM.MICROSOFT.IFS(MOD([.A165];3)=0;&quot;Pasah&quot;;MOD([.A165];3)=1;&quot;Beteng&quot;;MOD([.A165];3)=2;&quot;Kajeng&quot;)" office:value-type="string" office:string-value="Beteng" calcext:value-type="string">
            <text:p>Beteng</text:p>
          </table:table-cell>
          <table:table-cell table:formula="of:=COM.MICROSOFT.IFS(MOD([.A165];3)=0;9;MOD([.A165];3)=1;4;MOD([.A165];3)=2;7)" office:value-type="float" office:value="4" calcext:value-type="float">
            <text:p>4</text:p>
          </table:table-cell>
          <table:table-cell table:formula="of:=COM.MICROSOFT.IFS(MOD([.A165]+2;4)=0;&quot;Sri&quot;;MOD([.A165]+2;4)=1;&quot;Laba&quot;;MOD([.A165]+2;4)=2;&quot;Jaya&quot;;MOD([.A165]+2;4)=3;&quot;Menala&quot;)" office:value-type="string" office:string-value="Laba" calcext:value-type="string">
            <text:p>Laba</text:p>
          </table:table-cell>
          <table:table-cell table:formula="of:=COM.MICROSOFT.IFS(MOD([.A165]+2;4)=0;6;MOD([.A165]+2;4)=1;5;MOD([.A165]+2;4)=2;1;MOD([.A165]+2;4)=3;8)" office:value-type="float" office:value="5" calcext:value-type="float">
            <text:p>5</text:p>
          </table:table-cell>
          <table:table-cell table:formula="of:=COM.MICROSOFT.IFS(MOD([.A165];5)=0;&quot;Pahing&quot;;MOD([.A165];5)=1;&quot;Pon&quot;;MOD([.A165];5)=2;&quot;Wage&quot;;MOD([.A165];5)=3;&quot;Kliwon&quot;;MOD([.A165];5)=4;&quot;Umanis&quot;)" office:value-type="string" office:string-value="Kliwon" calcext:value-type="string">
            <text:p>Kliwon</text:p>
          </table:table-cell>
          <table:table-cell table:formula="of:=COM.MICROSOFT.IFS(MOD([.A165];5)=0;9;MOD([.A165];5)=1;7;MOD([.A165];5)=2;4;MOD([.A165];5)=3;8;MOD([.A165];5)=4;5)" office:value-type="float" office:value="8" calcext:value-type="float">
            <text:p>8</text:p>
          </table:table-cell>
          <table:table-cell table:formula="of:=COM.MICROSOFT.IFS(MOD([.A165];6)=0;&quot;Tungleh&quot;;MOD([.A165];6)=1;&quot;Aryang&quot;;MOD([.A165];6)=2;&quot;Urukung&quot;;MOD([.A165];6)=3;&quot;Paniron&quot;;MOD([.A165];6)=4;&quot;Was&quot;;MOD([.A165];6)=5;&quot;Maulu&quot;)" office:value-type="string" office:string-value="Aryang" calcext:value-type="string">
            <text:p>Aryang</text:p>
          </table:table-cell>
          <table:table-cell table:formula="of:=COM.MICROSOFT.IFS(MOD([.A165];6)=0;7;MOD([.A165];6)=1;6;MOD([.A165];6)=2;5;MOD([.A165];6)=3;8;MOD([.A165];6)=4;9;MOD([.A165];6)=5;3)" office:value-type="float" office:value="6" calcext:value-type="float">
            <text:p>6</text:p>
          </table:table-cell>
          <table:table-cell table:formula="of:=COM.MICROSOFT.IFS(MOD([.A165];7)=0;&quot;Redite&quot;;MOD([.A165];7)=1;&quot;Soma&quot;;MOD([.A165];7)=2;&quot;Anggara&quot;;MOD([.A165];7)=3;&quot;Budha&quot;;MOD([.A165];7)=4;&quot;Wraspati&quot;;MOD([.A165];7)=5;&quot;Sukra&quot;;MOD([.A165];7);&quot;Saniscara&quot;)" office:value-type="string" office:string-value="Anggara" calcext:value-type="string">
            <text:p>Anggara</text:p>
          </table:table-cell>
          <table:table-cell table:formula="of:=COM.MICROSOFT.IFS(MOD([.A165];7)=0;5;MOD([.A165];7)=1;4;MOD([.A165];7)=2;3;MOD([.A165];7)=3;7;MOD([.A165];7)=4;8;MOD([.A165];7)=5;6;MOD([.A165];7);9)" office:value-type="float" office:value="3" calcext:value-type="float">
            <text:p>3</text:p>
          </table:table-cell>
          <table:table-cell table:formula="of:=COM.MICROSOFT.IFS(MOD([.A165]+6;8)=0;&quot;Sri&quot;;MOD([.A165]+6;8)=1;&quot;Indra&quot;;MOD([.A165]+6;8)=2;&quot;Guru&quot;;MOD([.A165]+6;8)=3;&quot;Yama&quot;;MOD([.A165]+6;8)=4;&quot;Ludra&quot;;MOD([.A165]+6;8)=5;&quot;Brahma&quot;;MOD([.A165]+6;8)=6;&quot;Kala&quot;;MOD([.A165]+6;8)=7;&quot;Uma&quot;)" office:value-type="string" office:string-value="Indra" calcext:value-type="string">
            <text:p>Indra</text:p>
          </table:table-cell>
          <table:table-cell table:formula="of:=COM.MICROSOFT.IFS(MOD([.A165]+6;8)=0;6;MOD([.A165]+6;8)=1;5;MOD([.A165]+6;8)=2;8;MOD([.A165]+6;8)=3;9;MOD([.A165]+6;8)=4;3;MOD([.A165]+6;8)=5;7;MOD([.A165]+6;8)=6;1;MOD([.A165]+6;8)=7;4)" office:value-type="float" office:value="5" calcext:value-type="float">
            <text:p>5</text:p>
          </table:table-cell>
          <table:table-cell table:formula="of:=COM.MICROSOFT.IFS(MOD([.A165]-3;9)=0;&quot;Dangu&quot;;MOD([.A165]-3;9)=1;&quot;Jangur&quot;;MOD([.A165]-3;9)=2;&quot;Gigis&quot;;MOD([.A165]-3;9)=3;&quot;Nohan&quot;;MOD([.A165]-3;9)=4;&quot;Ogan&quot;;MOD([.A165]-3;9)=5;&quot;Erengan&quot;;MOD([.A165]-3;9)=6;&quot;Urungan&quot;;MOD([.A165]-3;9)=7;&quot;Tulus&quot;;MOD([.A165]-3;9)=8;&quot;Dadi&quot;)" office:value-type="string" office:string-value="Tulus" calcext:value-type="string">
            <text:p>Tulus</text:p>
          </table:table-cell>
          <table:table-cell table:formula="of:=COM.MICROSOFT.IFS(MOD([.A165]-3;9)=0;5;MOD([.A165]-3;9)=1;8;MOD([.A165]-3;9)=2;9;MOD([.A165]-3;9)=3;3;MOD([.A165]-3;9)=4;7;MOD([.A165]-3;9)=5;1;MOD([.A165]-3;9)=6;4;MOD([.A165]-3;9)=7;6;MOD([.A165]-3;9)=8;8)" office:value-type="float" office:value="6" calcext:value-type="float">
            <text:p>6</text:p>
          </table:table-cell>
          <table:table-cell table:formula="of:=COM.MICROSOFT.IFS(MOD(MOD([.N165]+[.R165];10);10)=0;&quot;Pandita&quot;;MOD(MOD([.N165]+[.R165];10);10)=1;&quot;Pati&quot;;MOD(MOD([.N165]+[.R165];10);10)=2;&quot;Suka&quot;;MOD(MOD([.N165]+[.R165];10);10)=3;&quot;Duka&quot;;MOD(MOD([.N165]+[.R165];10);10)=4;&quot;Sri&quot;;MOD(MOD([.N165]+[.R165];10);10)=5;&quot;Manuh&quot;;MOD(MOD([.N165]+[.R165];10);10)=6;&quot;Manusa&quot;;MOD(MOD([.N165]+[.R165];10);10)=7;&quot;Raja&quot;;MOD(MOD([.N165]+[.R165];10);10)=8;&quot;Dewa&quot;;MOD(MOD([.N165]+[.R165];10);10)=9;&quot;Raksasa&quot;)" office:value-type="string" office:string-value="Pati" calcext:value-type="string">
            <text:p>Pati</text:p>
          </table:table-cell>
          <table:table-cell table:formula="of:=COM.MICROSOFT.IFS(MOD(MOD([.N165]+[.R165];10);10)=0;5;MOD(MOD([.N165]+[.R165];10);10)=1;7;MOD(MOD([.N165]+[.R165];10);10)=2;10;MOD(MOD([.N165]+[.R165];10);10)=3;4;MOD(MOD([.N165]+[.R165];10);10)=4;6;MOD(MOD([.N165]+[.R165];10);10)=5;2;MOD(MOD([.N165]+[.R165];10);10)=6;3;MOD(MOD([.N165]+[.R165];10);10)=7;8;MOD(MOD([.N165]+[.R165];10);10)=8;9;MOD(MOD([.N165]+[.R165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A166]-MOD([.A166];7))/7" office:value-type="float" office:value="23" calcext:value-type="float">
            <text:p>23</text:p>
          </table:table-cell>
          <table:table-cell office:value-type="string" calcext:value-type="string">
            <text:p>Prangbakat</text:p>
          </table:table-cell>
          <table:table-cell office:value-type="float" office:value="3" calcext:value-type="float">
            <text:p>3</text:p>
          </table:table-cell>
          <table:table-cell table:formula="of:=IF(MOD([.N166]+[.R166];2)=1;&quot;Luang&quot;;&quot;-&quot;)" office:value-type="string" office:string-value="-" calcext:value-type="string">
            <text:p>-</text:p>
          </table:table-cell>
          <table:table-cell table:formula="of:=IF(MOD([.N166]+[.R166];2)=1;1;0)" office:value-type="float" office:value="0" calcext:value-type="float">
            <text:p>0</text:p>
          </table:table-cell>
          <table:table-cell table:formula="of:=IF(MOD([.N166]+[.R166];2)=1;&quot;Pepet&quot;;&quot;Menga&quot;)" office:value-type="string" office:string-value="Menga" calcext:value-type="string">
            <text:p>Menga</text:p>
          </table:table-cell>
          <table:table-cell table:formula="of:=IF(MOD([.N166]+[.R166];2)=1;4;5)" office:value-type="float" office:value="5" calcext:value-type="float">
            <text:p>5</text:p>
          </table:table-cell>
          <table:table-cell table:formula="of:=COM.MICROSOFT.IFS(MOD([.A166];3)=0;&quot;Pasah&quot;;MOD([.A166];3)=1;&quot;Beteng&quot;;MOD([.A166];3)=2;&quot;Kajeng&quot;)" office:value-type="string" office:string-value="Kajeng" calcext:value-type="string">
            <text:p>Kajeng</text:p>
          </table:table-cell>
          <table:table-cell table:formula="of:=COM.MICROSOFT.IFS(MOD([.A166];3)=0;9;MOD([.A166];3)=1;4;MOD([.A166];3)=2;7)" office:value-type="float" office:value="7" calcext:value-type="float">
            <text:p>7</text:p>
          </table:table-cell>
          <table:table-cell table:formula="of:=COM.MICROSOFT.IFS(MOD([.A166]+2;4)=0;&quot;Sri&quot;;MOD([.A166]+2;4)=1;&quot;Laba&quot;;MOD([.A166]+2;4)=2;&quot;Jaya&quot;;MOD([.A166]+2;4)=3;&quot;Menala&quot;)" office:value-type="string" office:string-value="Jaya" calcext:value-type="string">
            <text:p>Jaya</text:p>
          </table:table-cell>
          <table:table-cell table:formula="of:=COM.MICROSOFT.IFS(MOD([.A166]+2;4)=0;6;MOD([.A166]+2;4)=1;5;MOD([.A166]+2;4)=2;1;MOD([.A166]+2;4)=3;8)" office:value-type="float" office:value="1" calcext:value-type="float">
            <text:p>1</text:p>
          </table:table-cell>
          <table:table-cell table:formula="of:=COM.MICROSOFT.IFS(MOD([.A166];5)=0;&quot;Pahing&quot;;MOD([.A166];5)=1;&quot;Pon&quot;;MOD([.A166];5)=2;&quot;Wage&quot;;MOD([.A166];5)=3;&quot;Kliwon&quot;;MOD([.A166];5)=4;&quot;Umanis&quot;)" office:value-type="string" office:string-value="Umanis" calcext:value-type="string">
            <text:p>Umanis</text:p>
          </table:table-cell>
          <table:table-cell table:formula="of:=COM.MICROSOFT.IFS(MOD([.A166];5)=0;9;MOD([.A166];5)=1;7;MOD([.A166];5)=2;4;MOD([.A166];5)=3;8;MOD([.A166];5)=4;5)" office:value-type="float" office:value="5" calcext:value-type="float">
            <text:p>5</text:p>
          </table:table-cell>
          <table:table-cell table:formula="of:=COM.MICROSOFT.IFS(MOD([.A166];6)=0;&quot;Tungleh&quot;;MOD([.A166];6)=1;&quot;Aryang&quot;;MOD([.A166];6)=2;&quot;Urukung&quot;;MOD([.A166];6)=3;&quot;Paniron&quot;;MOD([.A166];6)=4;&quot;Was&quot;;MOD([.A166];6)=5;&quot;Maulu&quot;)" office:value-type="string" office:string-value="Urukung" calcext:value-type="string">
            <text:p>Urukung</text:p>
          </table:table-cell>
          <table:table-cell table:formula="of:=COM.MICROSOFT.IFS(MOD([.A166];6)=0;7;MOD([.A166];6)=1;6;MOD([.A166];6)=2;5;MOD([.A166];6)=3;8;MOD([.A166];6)=4;9;MOD([.A166];6)=5;3)" office:value-type="float" office:value="5" calcext:value-type="float">
            <text:p>5</text:p>
          </table:table-cell>
          <table:table-cell table:formula="of:=COM.MICROSOFT.IFS(MOD([.A166];7)=0;&quot;Redite&quot;;MOD([.A166];7)=1;&quot;Soma&quot;;MOD([.A166];7)=2;&quot;Anggara&quot;;MOD([.A166];7)=3;&quot;Budha&quot;;MOD([.A166];7)=4;&quot;Wraspati&quot;;MOD([.A166];7)=5;&quot;Sukra&quot;;MOD([.A166];7);&quot;Saniscara&quot;)" office:value-type="string" office:string-value="Budha" calcext:value-type="string">
            <text:p>Budha</text:p>
          </table:table-cell>
          <table:table-cell table:formula="of:=COM.MICROSOFT.IFS(MOD([.A166];7)=0;5;MOD([.A166];7)=1;4;MOD([.A166];7)=2;3;MOD([.A166];7)=3;7;MOD([.A166];7)=4;8;MOD([.A166];7)=5;6;MOD([.A166];7);9)" office:value-type="float" office:value="7" calcext:value-type="float">
            <text:p>7</text:p>
          </table:table-cell>
          <table:table-cell table:formula="of:=COM.MICROSOFT.IFS(MOD([.A166]+6;8)=0;&quot;Sri&quot;;MOD([.A166]+6;8)=1;&quot;Indra&quot;;MOD([.A166]+6;8)=2;&quot;Guru&quot;;MOD([.A166]+6;8)=3;&quot;Yama&quot;;MOD([.A166]+6;8)=4;&quot;Ludra&quot;;MOD([.A166]+6;8)=5;&quot;Brahma&quot;;MOD([.A166]+6;8)=6;&quot;Kala&quot;;MOD([.A166]+6;8)=7;&quot;Uma&quot;)" office:value-type="string" office:string-value="Guru" calcext:value-type="string">
            <text:p>Guru</text:p>
          </table:table-cell>
          <table:table-cell table:formula="of:=COM.MICROSOFT.IFS(MOD([.A166]+6;8)=0;6;MOD([.A166]+6;8)=1;5;MOD([.A166]+6;8)=2;8;MOD([.A166]+6;8)=3;9;MOD([.A166]+6;8)=4;3;MOD([.A166]+6;8)=5;7;MOD([.A166]+6;8)=6;1;MOD([.A166]+6;8)=7;4)" office:value-type="float" office:value="8" calcext:value-type="float">
            <text:p>8</text:p>
          </table:table-cell>
          <table:table-cell table:formula="of:=COM.MICROSOFT.IFS(MOD([.A166]-3;9)=0;&quot;Dangu&quot;;MOD([.A166]-3;9)=1;&quot;Jangur&quot;;MOD([.A166]-3;9)=2;&quot;Gigis&quot;;MOD([.A166]-3;9)=3;&quot;Nohan&quot;;MOD([.A166]-3;9)=4;&quot;Ogan&quot;;MOD([.A166]-3;9)=5;&quot;Erengan&quot;;MOD([.A166]-3;9)=6;&quot;Urungan&quot;;MOD([.A166]-3;9)=7;&quot;Tulus&quot;;MOD([.A166]-3;9)=8;&quot;Dadi&quot;)" office:value-type="string" office:string-value="Dadi" calcext:value-type="string">
            <text:p>Dadi</text:p>
          </table:table-cell>
          <table:table-cell table:formula="of:=COM.MICROSOFT.IFS(MOD([.A166]-3;9)=0;5;MOD([.A166]-3;9)=1;8;MOD([.A166]-3;9)=2;9;MOD([.A166]-3;9)=3;3;MOD([.A166]-3;9)=4;7;MOD([.A166]-3;9)=5;1;MOD([.A166]-3;9)=6;4;MOD([.A166]-3;9)=7;6;MOD([.A166]-3;9)=8;8)" office:value-type="float" office:value="8" calcext:value-type="float">
            <text:p>8</text:p>
          </table:table-cell>
          <table:table-cell table:formula="of:=COM.MICROSOFT.IFS(MOD(MOD([.N166]+[.R166];10);10)=0;&quot;Pandita&quot;;MOD(MOD([.N166]+[.R166];10);10)=1;&quot;Pati&quot;;MOD(MOD([.N166]+[.R166];10);10)=2;&quot;Suka&quot;;MOD(MOD([.N166]+[.R166];10);10)=3;&quot;Duka&quot;;MOD(MOD([.N166]+[.R166];10);10)=4;&quot;Sri&quot;;MOD(MOD([.N166]+[.R166];10);10)=5;&quot;Manuh&quot;;MOD(MOD([.N166]+[.R166];10);10)=6;&quot;Manusa&quot;;MOD(MOD([.N166]+[.R166];10);10)=7;&quot;Raja&quot;;MOD(MOD([.N166]+[.R166];10);10)=8;&quot;Dewa&quot;;MOD(MOD([.N166]+[.R166];10);10)=9;&quot;Raksasa&quot;)" office:value-type="string" office:string-value="Suka" calcext:value-type="string">
            <text:p>Suka</text:p>
          </table:table-cell>
          <table:table-cell table:formula="of:=COM.MICROSOFT.IFS(MOD(MOD([.N166]+[.R166];10);10)=0;5;MOD(MOD([.N166]+[.R166];10);10)=1;7;MOD(MOD([.N166]+[.R166];10);10)=2;10;MOD(MOD([.N166]+[.R166];10);10)=3;4;MOD(MOD([.N166]+[.R166];10);10)=4;6;MOD(MOD([.N166]+[.R166];10);10)=5;2;MOD(MOD([.N166]+[.R166];10);10)=6;3;MOD(MOD([.N166]+[.R166];10);10)=7;8;MOD(MOD([.N166]+[.R166];10);10)=8;9;MOD(MOD([.N166]+[.R166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[.A167]-MOD([.A167];7))/7" office:value-type="float" office:value="23" calcext:value-type="float">
            <text:p>23</text:p>
          </table:table-cell>
          <table:table-cell office:value-type="string" calcext:value-type="string">
            <text:p>Prangbakat</text:p>
          </table:table-cell>
          <table:table-cell office:value-type="float" office:value="3" calcext:value-type="float">
            <text:p>3</text:p>
          </table:table-cell>
          <table:table-cell table:formula="of:=IF(MOD([.N167]+[.R167];2)=1;&quot;Luang&quot;;&quot;-&quot;)" office:value-type="string" office:string-value="Luang" calcext:value-type="string">
            <text:p>Luang</text:p>
          </table:table-cell>
          <table:table-cell table:formula="of:=IF(MOD([.N167]+[.R167];2)=1;1;0)" office:value-type="float" office:value="1" calcext:value-type="float">
            <text:p>1</text:p>
          </table:table-cell>
          <table:table-cell table:formula="of:=IF(MOD([.N167]+[.R167];2)=1;&quot;Pepet&quot;;&quot;Menga&quot;)" office:value-type="string" office:string-value="Pepet" calcext:value-type="string">
            <text:p>Pepet</text:p>
          </table:table-cell>
          <table:table-cell table:formula="of:=IF(MOD([.N167]+[.R167];2)=1;4;5)" office:value-type="float" office:value="4" calcext:value-type="float">
            <text:p>4</text:p>
          </table:table-cell>
          <table:table-cell table:formula="of:=COM.MICROSOFT.IFS(MOD([.A167];3)=0;&quot;Pasah&quot;;MOD([.A167];3)=1;&quot;Beteng&quot;;MOD([.A167];3)=2;&quot;Kajeng&quot;)" office:value-type="string" office:string-value="Pasah" calcext:value-type="string">
            <text:p>Pasah</text:p>
          </table:table-cell>
          <table:table-cell table:formula="of:=COM.MICROSOFT.IFS(MOD([.A167];3)=0;9;MOD([.A167];3)=1;4;MOD([.A167];3)=2;7)" office:value-type="float" office:value="9" calcext:value-type="float">
            <text:p>9</text:p>
          </table:table-cell>
          <table:table-cell table:formula="of:=COM.MICROSOFT.IFS(MOD([.A167]+2;4)=0;&quot;Sri&quot;;MOD([.A167]+2;4)=1;&quot;Laba&quot;;MOD([.A167]+2;4)=2;&quot;Jaya&quot;;MOD([.A167]+2;4)=3;&quot;Menala&quot;)" office:value-type="string" office:string-value="Menala" calcext:value-type="string">
            <text:p>Menala</text:p>
          </table:table-cell>
          <table:table-cell table:formula="of:=COM.MICROSOFT.IFS(MOD([.A167]+2;4)=0;6;MOD([.A167]+2;4)=1;5;MOD([.A167]+2;4)=2;1;MOD([.A167]+2;4)=3;8)" office:value-type="float" office:value="8" calcext:value-type="float">
            <text:p>8</text:p>
          </table:table-cell>
          <table:table-cell table:formula="of:=COM.MICROSOFT.IFS(MOD([.A167];5)=0;&quot;Pahing&quot;;MOD([.A167];5)=1;&quot;Pon&quot;;MOD([.A167];5)=2;&quot;Wage&quot;;MOD([.A167];5)=3;&quot;Kliwon&quot;;MOD([.A167];5)=4;&quot;Umanis&quot;)" office:value-type="string" office:string-value="Pahing" calcext:value-type="string">
            <text:p>Pahing</text:p>
          </table:table-cell>
          <table:table-cell table:formula="of:=COM.MICROSOFT.IFS(MOD([.A167];5)=0;9;MOD([.A167];5)=1;7;MOD([.A167];5)=2;4;MOD([.A167];5)=3;8;MOD([.A167];5)=4;5)" office:value-type="float" office:value="9" calcext:value-type="float">
            <text:p>9</text:p>
          </table:table-cell>
          <table:table-cell table:formula="of:=COM.MICROSOFT.IFS(MOD([.A167];6)=0;&quot;Tungleh&quot;;MOD([.A167];6)=1;&quot;Aryang&quot;;MOD([.A167];6)=2;&quot;Urukung&quot;;MOD([.A167];6)=3;&quot;Paniron&quot;;MOD([.A167];6)=4;&quot;Was&quot;;MOD([.A167];6)=5;&quot;Maulu&quot;)" office:value-type="string" office:string-value="Paniron" calcext:value-type="string">
            <text:p>Paniron</text:p>
          </table:table-cell>
          <table:table-cell table:formula="of:=COM.MICROSOFT.IFS(MOD([.A167];6)=0;7;MOD([.A167];6)=1;6;MOD([.A167];6)=2;5;MOD([.A167];6)=3;8;MOD([.A167];6)=4;9;MOD([.A167];6)=5;3)" office:value-type="float" office:value="8" calcext:value-type="float">
            <text:p>8</text:p>
          </table:table-cell>
          <table:table-cell table:formula="of:=COM.MICROSOFT.IFS(MOD([.A167];7)=0;&quot;Redite&quot;;MOD([.A167];7)=1;&quot;Soma&quot;;MOD([.A167];7)=2;&quot;Anggara&quot;;MOD([.A167];7)=3;&quot;Budha&quot;;MOD([.A167];7)=4;&quot;Wraspati&quot;;MOD([.A167];7)=5;&quot;Sukra&quot;;MOD([.A167];7);&quot;Saniscara&quot;)" office:value-type="string" office:string-value="Wraspati" calcext:value-type="string">
            <text:p>Wraspati</text:p>
          </table:table-cell>
          <table:table-cell table:formula="of:=COM.MICROSOFT.IFS(MOD([.A167];7)=0;5;MOD([.A167];7)=1;4;MOD([.A167];7)=2;3;MOD([.A167];7)=3;7;MOD([.A167];7)=4;8;MOD([.A167];7)=5;6;MOD([.A167];7);9)" office:value-type="float" office:value="8" calcext:value-type="float">
            <text:p>8</text:p>
          </table:table-cell>
          <table:table-cell table:formula="of:=COM.MICROSOFT.IFS(MOD([.A167]+6;8)=0;&quot;Sri&quot;;MOD([.A167]+6;8)=1;&quot;Indra&quot;;MOD([.A167]+6;8)=2;&quot;Guru&quot;;MOD([.A167]+6;8)=3;&quot;Yama&quot;;MOD([.A167]+6;8)=4;&quot;Ludra&quot;;MOD([.A167]+6;8)=5;&quot;Brahma&quot;;MOD([.A167]+6;8)=6;&quot;Kala&quot;;MOD([.A167]+6;8)=7;&quot;Uma&quot;)" office:value-type="string" office:string-value="Yama" calcext:value-type="string">
            <text:p>Yama</text:p>
          </table:table-cell>
          <table:table-cell table:formula="of:=COM.MICROSOFT.IFS(MOD([.A167]+6;8)=0;6;MOD([.A167]+6;8)=1;5;MOD([.A167]+6;8)=2;8;MOD([.A167]+6;8)=3;9;MOD([.A167]+6;8)=4;3;MOD([.A167]+6;8)=5;7;MOD([.A167]+6;8)=6;1;MOD([.A167]+6;8)=7;4)" office:value-type="float" office:value="9" calcext:value-type="float">
            <text:p>9</text:p>
          </table:table-cell>
          <table:table-cell table:formula="of:=COM.MICROSOFT.IFS(MOD([.A167]-3;9)=0;&quot;Dangu&quot;;MOD([.A167]-3;9)=1;&quot;Jangur&quot;;MOD([.A167]-3;9)=2;&quot;Gigis&quot;;MOD([.A167]-3;9)=3;&quot;Nohan&quot;;MOD([.A167]-3;9)=4;&quot;Ogan&quot;;MOD([.A167]-3;9)=5;&quot;Erengan&quot;;MOD([.A167]-3;9)=6;&quot;Urungan&quot;;MOD([.A167]-3;9)=7;&quot;Tulus&quot;;MOD([.A167]-3;9)=8;&quot;Dadi&quot;)" office:value-type="string" office:string-value="Dangu" calcext:value-type="string">
            <text:p>Dangu</text:p>
          </table:table-cell>
          <table:table-cell table:formula="of:=COM.MICROSOFT.IFS(MOD([.A167]-3;9)=0;5;MOD([.A167]-3;9)=1;8;MOD([.A167]-3;9)=2;9;MOD([.A167]-3;9)=3;3;MOD([.A167]-3;9)=4;7;MOD([.A167]-3;9)=5;1;MOD([.A167]-3;9)=6;4;MOD([.A167]-3;9)=7;6;MOD([.A167]-3;9)=8;8)" office:value-type="float" office:value="5" calcext:value-type="float">
            <text:p>5</text:p>
          </table:table-cell>
          <table:table-cell table:formula="of:=COM.MICROSOFT.IFS(MOD(MOD([.N167]+[.R167];10);10)=0;&quot;Pandita&quot;;MOD(MOD([.N167]+[.R167];10);10)=1;&quot;Pati&quot;;MOD(MOD([.N167]+[.R167];10);10)=2;&quot;Suka&quot;;MOD(MOD([.N167]+[.R167];10);10)=3;&quot;Duka&quot;;MOD(MOD([.N167]+[.R167];10);10)=4;&quot;Sri&quot;;MOD(MOD([.N167]+[.R167];10);10)=5;&quot;Manuh&quot;;MOD(MOD([.N167]+[.R167];10);10)=6;&quot;Manusa&quot;;MOD(MOD([.N167]+[.R167];10);10)=7;&quot;Raja&quot;;MOD(MOD([.N167]+[.R167];10);10)=8;&quot;Dewa&quot;;MOD(MOD([.N167]+[.R167];10);10)=9;&quot;Raksasa&quot;)" office:value-type="string" office:string-value="Raja" calcext:value-type="string">
            <text:p>Raja</text:p>
          </table:table-cell>
          <table:table-cell table:formula="of:=COM.MICROSOFT.IFS(MOD(MOD([.N167]+[.R167];10);10)=0;5;MOD(MOD([.N167]+[.R167];10);10)=1;7;MOD(MOD([.N167]+[.R167];10);10)=2;10;MOD(MOD([.N167]+[.R167];10);10)=3;4;MOD(MOD([.N167]+[.R167];10);10)=4;6;MOD(MOD([.N167]+[.R167];10);10)=5;2;MOD(MOD([.N167]+[.R167];10);10)=6;3;MOD(MOD([.N167]+[.R167];10);10)=7;8;MOD(MOD([.N167]+[.R167];10);10)=8;9;MOD(MOD([.N167]+[.R167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A168]-MOD([.A168];7))/7" office:value-type="float" office:value="23" calcext:value-type="float">
            <text:p>23</text:p>
          </table:table-cell>
          <table:table-cell office:value-type="string" calcext:value-type="string">
            <text:p>Prangbakat</text:p>
          </table:table-cell>
          <table:table-cell office:value-type="float" office:value="3" calcext:value-type="float">
            <text:p>3</text:p>
          </table:table-cell>
          <table:table-cell table:formula="of:=IF(MOD([.N168]+[.R168];2)=1;&quot;Luang&quot;;&quot;-&quot;)" office:value-type="string" office:string-value="Luang" calcext:value-type="string">
            <text:p>Luang</text:p>
          </table:table-cell>
          <table:table-cell table:formula="of:=IF(MOD([.N168]+[.R168];2)=1;1;0)" office:value-type="float" office:value="1" calcext:value-type="float">
            <text:p>1</text:p>
          </table:table-cell>
          <table:table-cell table:formula="of:=IF(MOD([.N168]+[.R168];2)=1;&quot;Pepet&quot;;&quot;Menga&quot;)" office:value-type="string" office:string-value="Pepet" calcext:value-type="string">
            <text:p>Pepet</text:p>
          </table:table-cell>
          <table:table-cell table:formula="of:=IF(MOD([.N168]+[.R168];2)=1;4;5)" office:value-type="float" office:value="4" calcext:value-type="float">
            <text:p>4</text:p>
          </table:table-cell>
          <table:table-cell table:formula="of:=COM.MICROSOFT.IFS(MOD([.A168];3)=0;&quot;Pasah&quot;;MOD([.A168];3)=1;&quot;Beteng&quot;;MOD([.A168];3)=2;&quot;Kajeng&quot;)" office:value-type="string" office:string-value="Beteng" calcext:value-type="string">
            <text:p>Beteng</text:p>
          </table:table-cell>
          <table:table-cell table:formula="of:=COM.MICROSOFT.IFS(MOD([.A168];3)=0;9;MOD([.A168];3)=1;4;MOD([.A168];3)=2;7)" office:value-type="float" office:value="4" calcext:value-type="float">
            <text:p>4</text:p>
          </table:table-cell>
          <table:table-cell table:formula="of:=COM.MICROSOFT.IFS(MOD([.A168]+2;4)=0;&quot;Sri&quot;;MOD([.A168]+2;4)=1;&quot;Laba&quot;;MOD([.A168]+2;4)=2;&quot;Jaya&quot;;MOD([.A168]+2;4)=3;&quot;Menala&quot;)" office:value-type="string" office:string-value="Sri" calcext:value-type="string">
            <text:p>Sri</text:p>
          </table:table-cell>
          <table:table-cell table:formula="of:=COM.MICROSOFT.IFS(MOD([.A168]+2;4)=0;6;MOD([.A168]+2;4)=1;5;MOD([.A168]+2;4)=2;1;MOD([.A168]+2;4)=3;8)" office:value-type="float" office:value="6" calcext:value-type="float">
            <text:p>6</text:p>
          </table:table-cell>
          <table:table-cell table:formula="of:=COM.MICROSOFT.IFS(MOD([.A168];5)=0;&quot;Pahing&quot;;MOD([.A168];5)=1;&quot;Pon&quot;;MOD([.A168];5)=2;&quot;Wage&quot;;MOD([.A168];5)=3;&quot;Kliwon&quot;;MOD([.A168];5)=4;&quot;Umanis&quot;)" office:value-type="string" office:string-value="Pon" calcext:value-type="string">
            <text:p>Pon</text:p>
          </table:table-cell>
          <table:table-cell table:formula="of:=COM.MICROSOFT.IFS(MOD([.A168];5)=0;9;MOD([.A168];5)=1;7;MOD([.A168];5)=2;4;MOD([.A168];5)=3;8;MOD([.A168];5)=4;5)" office:value-type="float" office:value="7" calcext:value-type="float">
            <text:p>7</text:p>
          </table:table-cell>
          <table:table-cell table:formula="of:=COM.MICROSOFT.IFS(MOD([.A168];6)=0;&quot;Tungleh&quot;;MOD([.A168];6)=1;&quot;Aryang&quot;;MOD([.A168];6)=2;&quot;Urukung&quot;;MOD([.A168];6)=3;&quot;Paniron&quot;;MOD([.A168];6)=4;&quot;Was&quot;;MOD([.A168];6)=5;&quot;Maulu&quot;)" office:value-type="string" office:string-value="Was" calcext:value-type="string">
            <text:p>Was</text:p>
          </table:table-cell>
          <table:table-cell table:formula="of:=COM.MICROSOFT.IFS(MOD([.A168];6)=0;7;MOD([.A168];6)=1;6;MOD([.A168];6)=2;5;MOD([.A168];6)=3;8;MOD([.A168];6)=4;9;MOD([.A168];6)=5;3)" office:value-type="float" office:value="9" calcext:value-type="float">
            <text:p>9</text:p>
          </table:table-cell>
          <table:table-cell table:formula="of:=COM.MICROSOFT.IFS(MOD([.A168];7)=0;&quot;Redite&quot;;MOD([.A168];7)=1;&quot;Soma&quot;;MOD([.A168];7)=2;&quot;Anggara&quot;;MOD([.A168];7)=3;&quot;Budha&quot;;MOD([.A168];7)=4;&quot;Wraspati&quot;;MOD([.A168];7)=5;&quot;Sukra&quot;;MOD([.A168];7);&quot;Saniscara&quot;)" office:value-type="string" office:string-value="Sukra" calcext:value-type="string">
            <text:p>Sukra</text:p>
          </table:table-cell>
          <table:table-cell table:formula="of:=COM.MICROSOFT.IFS(MOD([.A168];7)=0;5;MOD([.A168];7)=1;4;MOD([.A168];7)=2;3;MOD([.A168];7)=3;7;MOD([.A168];7)=4;8;MOD([.A168];7)=5;6;MOD([.A168];7);9)" office:value-type="float" office:value="6" calcext:value-type="float">
            <text:p>6</text:p>
          </table:table-cell>
          <table:table-cell table:formula="of:=COM.MICROSOFT.IFS(MOD([.A168]+6;8)=0;&quot;Sri&quot;;MOD([.A168]+6;8)=1;&quot;Indra&quot;;MOD([.A168]+6;8)=2;&quot;Guru&quot;;MOD([.A168]+6;8)=3;&quot;Yama&quot;;MOD([.A168]+6;8)=4;&quot;Ludra&quot;;MOD([.A168]+6;8)=5;&quot;Brahma&quot;;MOD([.A168]+6;8)=6;&quot;Kala&quot;;MOD([.A168]+6;8)=7;&quot;Uma&quot;)" office:value-type="string" office:string-value="Ludra" calcext:value-type="string">
            <text:p>Ludra</text:p>
          </table:table-cell>
          <table:table-cell table:formula="of:=COM.MICROSOFT.IFS(MOD([.A168]+6;8)=0;6;MOD([.A168]+6;8)=1;5;MOD([.A168]+6;8)=2;8;MOD([.A168]+6;8)=3;9;MOD([.A168]+6;8)=4;3;MOD([.A168]+6;8)=5;7;MOD([.A168]+6;8)=6;1;MOD([.A168]+6;8)=7;4)" office:value-type="float" office:value="3" calcext:value-type="float">
            <text:p>3</text:p>
          </table:table-cell>
          <table:table-cell table:formula="of:=COM.MICROSOFT.IFS(MOD([.A168]-3;9)=0;&quot;Dangu&quot;;MOD([.A168]-3;9)=1;&quot;Jangur&quot;;MOD([.A168]-3;9)=2;&quot;Gigis&quot;;MOD([.A168]-3;9)=3;&quot;Nohan&quot;;MOD([.A168]-3;9)=4;&quot;Ogan&quot;;MOD([.A168]-3;9)=5;&quot;Erengan&quot;;MOD([.A168]-3;9)=6;&quot;Urungan&quot;;MOD([.A168]-3;9)=7;&quot;Tulus&quot;;MOD([.A168]-3;9)=8;&quot;Dadi&quot;)" office:value-type="string" office:string-value="Jangur" calcext:value-type="string">
            <text:p>Jangur</text:p>
          </table:table-cell>
          <table:table-cell table:formula="of:=COM.MICROSOFT.IFS(MOD([.A168]-3;9)=0;5;MOD([.A168]-3;9)=1;8;MOD([.A168]-3;9)=2;9;MOD([.A168]-3;9)=3;3;MOD([.A168]-3;9)=4;7;MOD([.A168]-3;9)=5;1;MOD([.A168]-3;9)=6;4;MOD([.A168]-3;9)=7;6;MOD([.A168]-3;9)=8;8)" office:value-type="float" office:value="8" calcext:value-type="float">
            <text:p>8</text:p>
          </table:table-cell>
          <table:table-cell table:formula="of:=COM.MICROSOFT.IFS(MOD(MOD([.N168]+[.R168];10);10)=0;&quot;Pandita&quot;;MOD(MOD([.N168]+[.R168];10);10)=1;&quot;Pati&quot;;MOD(MOD([.N168]+[.R168];10);10)=2;&quot;Suka&quot;;MOD(MOD([.N168]+[.R168];10);10)=3;&quot;Duka&quot;;MOD(MOD([.N168]+[.R168];10);10)=4;&quot;Sri&quot;;MOD(MOD([.N168]+[.R168];10);10)=5;&quot;Manuh&quot;;MOD(MOD([.N168]+[.R168];10);10)=6;&quot;Manusa&quot;;MOD(MOD([.N168]+[.R168];10);10)=7;&quot;Raja&quot;;MOD(MOD([.N168]+[.R168];10);10)=8;&quot;Dewa&quot;;MOD(MOD([.N168]+[.R168];10);10)=9;&quot;Raksasa&quot;)" office:value-type="string" office:string-value="Duka" calcext:value-type="string">
            <text:p>Duka</text:p>
          </table:table-cell>
          <table:table-cell table:formula="of:=COM.MICROSOFT.IFS(MOD(MOD([.N168]+[.R168];10);10)=0;5;MOD(MOD([.N168]+[.R168];10);10)=1;7;MOD(MOD([.N168]+[.R168];10);10)=2;10;MOD(MOD([.N168]+[.R168];10);10)=3;4;MOD(MOD([.N168]+[.R168];10);10)=4;6;MOD(MOD([.N168]+[.R168];10);10)=5;2;MOD(MOD([.N168]+[.R168];10);10)=6;3;MOD(MOD([.N168]+[.R168];10);10)=7;8;MOD(MOD([.N168]+[.R168];10);10)=8;9;MOD(MOD([.N168]+[.R168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A169]-MOD([.A169];7))/7" office:value-type="float" office:value="23" calcext:value-type="float">
            <text:p>23</text:p>
          </table:table-cell>
          <table:table-cell office:value-type="string" calcext:value-type="string">
            <text:p>Prangbakat</text:p>
          </table:table-cell>
          <table:table-cell office:value-type="float" office:value="3" calcext:value-type="float">
            <text:p>3</text:p>
          </table:table-cell>
          <table:table-cell table:formula="of:=IF(MOD([.N169]+[.R169];2)=1;&quot;Luang&quot;;&quot;-&quot;)" office:value-type="string" office:string-value="Luang" calcext:value-type="string">
            <text:p>Luang</text:p>
          </table:table-cell>
          <table:table-cell table:formula="of:=IF(MOD([.N169]+[.R169];2)=1;1;0)" office:value-type="float" office:value="1" calcext:value-type="float">
            <text:p>1</text:p>
          </table:table-cell>
          <table:table-cell table:formula="of:=IF(MOD([.N169]+[.R169];2)=1;&quot;Pepet&quot;;&quot;Menga&quot;)" office:value-type="string" office:string-value="Pepet" calcext:value-type="string">
            <text:p>Pepet</text:p>
          </table:table-cell>
          <table:table-cell table:formula="of:=IF(MOD([.N169]+[.R169];2)=1;4;5)" office:value-type="float" office:value="4" calcext:value-type="float">
            <text:p>4</text:p>
          </table:table-cell>
          <table:table-cell table:formula="of:=COM.MICROSOFT.IFS(MOD([.A169];3)=0;&quot;Pasah&quot;;MOD([.A169];3)=1;&quot;Beteng&quot;;MOD([.A169];3)=2;&quot;Kajeng&quot;)" office:value-type="string" office:string-value="Kajeng" calcext:value-type="string">
            <text:p>Kajeng</text:p>
          </table:table-cell>
          <table:table-cell table:formula="of:=COM.MICROSOFT.IFS(MOD([.A169];3)=0;9;MOD([.A169];3)=1;4;MOD([.A169];3)=2;7)" office:value-type="float" office:value="7" calcext:value-type="float">
            <text:p>7</text:p>
          </table:table-cell>
          <table:table-cell table:formula="of:=COM.MICROSOFT.IFS(MOD([.A169]+2;4)=0;&quot;Sri&quot;;MOD([.A169]+2;4)=1;&quot;Laba&quot;;MOD([.A169]+2;4)=2;&quot;Jaya&quot;;MOD([.A169]+2;4)=3;&quot;Menala&quot;)" office:value-type="string" office:string-value="Laba" calcext:value-type="string">
            <text:p>Laba</text:p>
          </table:table-cell>
          <table:table-cell table:formula="of:=COM.MICROSOFT.IFS(MOD([.A169]+2;4)=0;6;MOD([.A169]+2;4)=1;5;MOD([.A169]+2;4)=2;1;MOD([.A169]+2;4)=3;8)" office:value-type="float" office:value="5" calcext:value-type="float">
            <text:p>5</text:p>
          </table:table-cell>
          <table:table-cell table:formula="of:=COM.MICROSOFT.IFS(MOD([.A169];5)=0;&quot;Pahing&quot;;MOD([.A169];5)=1;&quot;Pon&quot;;MOD([.A169];5)=2;&quot;Wage&quot;;MOD([.A169];5)=3;&quot;Kliwon&quot;;MOD([.A169];5)=4;&quot;Umanis&quot;)" office:value-type="string" office:string-value="Wage" calcext:value-type="string">
            <text:p>Wage</text:p>
          </table:table-cell>
          <table:table-cell table:formula="of:=COM.MICROSOFT.IFS(MOD([.A169];5)=0;9;MOD([.A169];5)=1;7;MOD([.A169];5)=2;4;MOD([.A169];5)=3;8;MOD([.A169];5)=4;5)" office:value-type="float" office:value="4" calcext:value-type="float">
            <text:p>4</text:p>
          </table:table-cell>
          <table:table-cell table:formula="of:=COM.MICROSOFT.IFS(MOD([.A169];6)=0;&quot;Tungleh&quot;;MOD([.A169];6)=1;&quot;Aryang&quot;;MOD([.A169];6)=2;&quot;Urukung&quot;;MOD([.A169];6)=3;&quot;Paniron&quot;;MOD([.A169];6)=4;&quot;Was&quot;;MOD([.A169];6)=5;&quot;Maulu&quot;)" office:value-type="string" office:string-value="Maulu" calcext:value-type="string">
            <text:p>Maulu</text:p>
          </table:table-cell>
          <table:table-cell table:formula="of:=COM.MICROSOFT.IFS(MOD([.A169];6)=0;7;MOD([.A169];6)=1;6;MOD([.A169];6)=2;5;MOD([.A169];6)=3;8;MOD([.A169];6)=4;9;MOD([.A169];6)=5;3)" office:value-type="float" office:value="3" calcext:value-type="float">
            <text:p>3</text:p>
          </table:table-cell>
          <table:table-cell table:formula="of:=COM.MICROSOFT.IFS(MOD([.A169];7)=0;&quot;Redite&quot;;MOD([.A169];7)=1;&quot;Soma&quot;;MOD([.A169];7)=2;&quot;Anggara&quot;;MOD([.A169];7)=3;&quot;Budha&quot;;MOD([.A169];7)=4;&quot;Wraspati&quot;;MOD([.A169];7)=5;&quot;Sukra&quot;;MOD([.A169];7);&quot;Saniscara&quot;)" office:value-type="string" office:string-value="Saniscara" calcext:value-type="string">
            <text:p>Saniscara</text:p>
          </table:table-cell>
          <table:table-cell table:formula="of:=COM.MICROSOFT.IFS(MOD([.A169];7)=0;5;MOD([.A169];7)=1;4;MOD([.A169];7)=2;3;MOD([.A169];7)=3;7;MOD([.A169];7)=4;8;MOD([.A169];7)=5;6;MOD([.A169];7);9)" office:value-type="float" office:value="9" calcext:value-type="float">
            <text:p>9</text:p>
          </table:table-cell>
          <table:table-cell table:formula="of:=COM.MICROSOFT.IFS(MOD([.A169]+6;8)=0;&quot;Sri&quot;;MOD([.A169]+6;8)=1;&quot;Indra&quot;;MOD([.A169]+6;8)=2;&quot;Guru&quot;;MOD([.A169]+6;8)=3;&quot;Yama&quot;;MOD([.A169]+6;8)=4;&quot;Ludra&quot;;MOD([.A169]+6;8)=5;&quot;Brahma&quot;;MOD([.A169]+6;8)=6;&quot;Kala&quot;;MOD([.A169]+6;8)=7;&quot;Uma&quot;)" office:value-type="string" office:string-value="Brahma" calcext:value-type="string">
            <text:p>Brahma</text:p>
          </table:table-cell>
          <table:table-cell table:formula="of:=COM.MICROSOFT.IFS(MOD([.A169]+6;8)=0;6;MOD([.A169]+6;8)=1;5;MOD([.A169]+6;8)=2;8;MOD([.A169]+6;8)=3;9;MOD([.A169]+6;8)=4;3;MOD([.A169]+6;8)=5;7;MOD([.A169]+6;8)=6;1;MOD([.A169]+6;8)=7;4)" office:value-type="float" office:value="7" calcext:value-type="float">
            <text:p>7</text:p>
          </table:table-cell>
          <table:table-cell table:formula="of:=COM.MICROSOFT.IFS(MOD([.A169]-3;9)=0;&quot;Dangu&quot;;MOD([.A169]-3;9)=1;&quot;Jangur&quot;;MOD([.A169]-3;9)=2;&quot;Gigis&quot;;MOD([.A169]-3;9)=3;&quot;Nohan&quot;;MOD([.A169]-3;9)=4;&quot;Ogan&quot;;MOD([.A169]-3;9)=5;&quot;Erengan&quot;;MOD([.A169]-3;9)=6;&quot;Urungan&quot;;MOD([.A169]-3;9)=7;&quot;Tulus&quot;;MOD([.A169]-3;9)=8;&quot;Dadi&quot;)" office:value-type="string" office:string-value="Gigis" calcext:value-type="string">
            <text:p>Gigis</text:p>
          </table:table-cell>
          <table:table-cell table:formula="of:=COM.MICROSOFT.IFS(MOD([.A169]-3;9)=0;5;MOD([.A169]-3;9)=1;8;MOD([.A169]-3;9)=2;9;MOD([.A169]-3;9)=3;3;MOD([.A169]-3;9)=4;7;MOD([.A169]-3;9)=5;1;MOD([.A169]-3;9)=6;4;MOD([.A169]-3;9)=7;6;MOD([.A169]-3;9)=8;8)" office:value-type="float" office:value="9" calcext:value-type="float">
            <text:p>9</text:p>
          </table:table-cell>
          <table:table-cell table:formula="of:=COM.MICROSOFT.IFS(MOD(MOD([.N169]+[.R169];10);10)=0;&quot;Pandita&quot;;MOD(MOD([.N169]+[.R169];10);10)=1;&quot;Pati&quot;;MOD(MOD([.N169]+[.R169];10);10)=2;&quot;Suka&quot;;MOD(MOD([.N169]+[.R169];10);10)=3;&quot;Duka&quot;;MOD(MOD([.N169]+[.R169];10);10)=4;&quot;Sri&quot;;MOD(MOD([.N169]+[.R169];10);10)=5;&quot;Manuh&quot;;MOD(MOD([.N169]+[.R169];10);10)=6;&quot;Manusa&quot;;MOD(MOD([.N169]+[.R169];10);10)=7;&quot;Raja&quot;;MOD(MOD([.N169]+[.R169];10);10)=8;&quot;Dewa&quot;;MOD(MOD([.N169]+[.R169];10);10)=9;&quot;Raksasa&quot;)" office:value-type="string" office:string-value="Duka" calcext:value-type="string">
            <text:p>Duka</text:p>
          </table:table-cell>
          <table:table-cell table:formula="of:=COM.MICROSOFT.IFS(MOD(MOD([.N169]+[.R169];10);10)=0;5;MOD(MOD([.N169]+[.R169];10);10)=1;7;MOD(MOD([.N169]+[.R169];10);10)=2;10;MOD(MOD([.N169]+[.R169];10);10)=3;4;MOD(MOD([.N169]+[.R169];10);10)=4;6;MOD(MOD([.N169]+[.R169];10);10)=5;2;MOD(MOD([.N169]+[.R169];10);10)=6;3;MOD(MOD([.N169]+[.R169];10);10)=7;8;MOD(MOD([.N169]+[.R169];10);10)=8;9;MOD(MOD([.N169]+[.R169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[.A170]-MOD([.A170];7))/7" office:value-type="float" office:value="24" calcext:value-type="float">
            <text:p>24</text:p>
          </table:table-cell>
          <table:table-cell office:value-type="string" calcext:value-type="string">
            <text:p>Bala</text:p>
          </table:table-cell>
          <table:table-cell office:value-type="float" office:value="7" calcext:value-type="float">
            <text:p>7</text:p>
          </table:table-cell>
          <table:table-cell table:formula="of:=IF(MOD([.N170]+[.R170];2)=1;&quot;Luang&quot;;&quot;-&quot;)" office:value-type="string" office:string-value="Luang" calcext:value-type="string">
            <text:p>Luang</text:p>
          </table:table-cell>
          <table:table-cell table:formula="of:=IF(MOD([.N170]+[.R170];2)=1;1;0)" office:value-type="float" office:value="1" calcext:value-type="float">
            <text:p>1</text:p>
          </table:table-cell>
          <table:table-cell table:formula="of:=IF(MOD([.N170]+[.R170];2)=1;&quot;Pepet&quot;;&quot;Menga&quot;)" office:value-type="string" office:string-value="Pepet" calcext:value-type="string">
            <text:p>Pepet</text:p>
          </table:table-cell>
          <table:table-cell table:formula="of:=IF(MOD([.N170]+[.R170];2)=1;4;5)" office:value-type="float" office:value="4" calcext:value-type="float">
            <text:p>4</text:p>
          </table:table-cell>
          <table:table-cell table:formula="of:=COM.MICROSOFT.IFS(MOD([.A170];3)=0;&quot;Pasah&quot;;MOD([.A170];3)=1;&quot;Beteng&quot;;MOD([.A170];3)=2;&quot;Kajeng&quot;)" office:value-type="string" office:string-value="Pasah" calcext:value-type="string">
            <text:p>Pasah</text:p>
          </table:table-cell>
          <table:table-cell table:formula="of:=COM.MICROSOFT.IFS(MOD([.A170];3)=0;9;MOD([.A170];3)=1;4;MOD([.A170];3)=2;7)" office:value-type="float" office:value="9" calcext:value-type="float">
            <text:p>9</text:p>
          </table:table-cell>
          <table:table-cell table:formula="of:=COM.MICROSOFT.IFS(MOD([.A170]+2;4)=0;&quot;Sri&quot;;MOD([.A170]+2;4)=1;&quot;Laba&quot;;MOD([.A170]+2;4)=2;&quot;Jaya&quot;;MOD([.A170]+2;4)=3;&quot;Menala&quot;)" office:value-type="string" office:string-value="Jaya" calcext:value-type="string">
            <text:p>Jaya</text:p>
          </table:table-cell>
          <table:table-cell table:formula="of:=COM.MICROSOFT.IFS(MOD([.A170]+2;4)=0;6;MOD([.A170]+2;4)=1;5;MOD([.A170]+2;4)=2;1;MOD([.A170]+2;4)=3;8)" office:value-type="float" office:value="1" calcext:value-type="float">
            <text:p>1</text:p>
          </table:table-cell>
          <table:table-cell table:formula="of:=COM.MICROSOFT.IFS(MOD([.A170];5)=0;&quot;Pahing&quot;;MOD([.A170];5)=1;&quot;Pon&quot;;MOD([.A170];5)=2;&quot;Wage&quot;;MOD([.A170];5)=3;&quot;Kliwon&quot;;MOD([.A170];5)=4;&quot;Umanis&quot;)" office:value-type="string" office:string-value="Kliwon" calcext:value-type="string">
            <text:p>Kliwon</text:p>
          </table:table-cell>
          <table:table-cell table:formula="of:=COM.MICROSOFT.IFS(MOD([.A170];5)=0;9;MOD([.A170];5)=1;7;MOD([.A170];5)=2;4;MOD([.A170];5)=3;8;MOD([.A170];5)=4;5)" office:value-type="float" office:value="8" calcext:value-type="float">
            <text:p>8</text:p>
          </table:table-cell>
          <table:table-cell table:formula="of:=COM.MICROSOFT.IFS(MOD([.A170];6)=0;&quot;Tungleh&quot;;MOD([.A170];6)=1;&quot;Aryang&quot;;MOD([.A170];6)=2;&quot;Urukung&quot;;MOD([.A170];6)=3;&quot;Paniron&quot;;MOD([.A170];6)=4;&quot;Was&quot;;MOD([.A170];6)=5;&quot;Maulu&quot;)" office:value-type="string" office:string-value="Tungleh" calcext:value-type="string">
            <text:p>Tungleh</text:p>
          </table:table-cell>
          <table:table-cell table:formula="of:=COM.MICROSOFT.IFS(MOD([.A170];6)=0;7;MOD([.A170];6)=1;6;MOD([.A170];6)=2;5;MOD([.A170];6)=3;8;MOD([.A170];6)=4;9;MOD([.A170];6)=5;3)" office:value-type="float" office:value="7" calcext:value-type="float">
            <text:p>7</text:p>
          </table:table-cell>
          <table:table-cell table:formula="of:=COM.MICROSOFT.IFS(MOD([.A170];7)=0;&quot;Redite&quot;;MOD([.A170];7)=1;&quot;Soma&quot;;MOD([.A170];7)=2;&quot;Anggara&quot;;MOD([.A170];7)=3;&quot;Budha&quot;;MOD([.A170];7)=4;&quot;Wraspati&quot;;MOD([.A170];7)=5;&quot;Sukra&quot;;MOD([.A170];7);&quot;Saniscara&quot;)" office:value-type="string" office:string-value="Redite" calcext:value-type="string">
            <text:p>Redite</text:p>
          </table:table-cell>
          <table:table-cell table:formula="of:=COM.MICROSOFT.IFS(MOD([.A170];7)=0;5;MOD([.A170];7)=1;4;MOD([.A170];7)=2;3;MOD([.A170];7)=3;7;MOD([.A170];7)=4;8;MOD([.A170];7)=5;6;MOD([.A170];7);9)" office:value-type="float" office:value="5" calcext:value-type="float">
            <text:p>5</text:p>
          </table:table-cell>
          <table:table-cell table:formula="of:=COM.MICROSOFT.IFS(MOD([.A170]+6;8)=0;&quot;Sri&quot;;MOD([.A170]+6;8)=1;&quot;Indra&quot;;MOD([.A170]+6;8)=2;&quot;Guru&quot;;MOD([.A170]+6;8)=3;&quot;Yama&quot;;MOD([.A170]+6;8)=4;&quot;Ludra&quot;;MOD([.A170]+6;8)=5;&quot;Brahma&quot;;MOD([.A170]+6;8)=6;&quot;Kala&quot;;MOD([.A170]+6;8)=7;&quot;Uma&quot;)" office:value-type="string" office:string-value="Kala" calcext:value-type="string">
            <text:p>Kala</text:p>
          </table:table-cell>
          <table:table-cell table:formula="of:=COM.MICROSOFT.IFS(MOD([.A170]+6;8)=0;6;MOD([.A170]+6;8)=1;5;MOD([.A170]+6;8)=2;8;MOD([.A170]+6;8)=3;9;MOD([.A170]+6;8)=4;3;MOD([.A170]+6;8)=5;7;MOD([.A170]+6;8)=6;1;MOD([.A170]+6;8)=7;4)" office:value-type="float" office:value="1" calcext:value-type="float">
            <text:p>1</text:p>
          </table:table-cell>
          <table:table-cell table:formula="of:=COM.MICROSOFT.IFS(MOD([.A170]-3;9)=0;&quot;Dangu&quot;;MOD([.A170]-3;9)=1;&quot;Jangur&quot;;MOD([.A170]-3;9)=2;&quot;Gigis&quot;;MOD([.A170]-3;9)=3;&quot;Nohan&quot;;MOD([.A170]-3;9)=4;&quot;Ogan&quot;;MOD([.A170]-3;9)=5;&quot;Erengan&quot;;MOD([.A170]-3;9)=6;&quot;Urungan&quot;;MOD([.A170]-3;9)=7;&quot;Tulus&quot;;MOD([.A170]-3;9)=8;&quot;Dadi&quot;)" office:value-type="string" office:string-value="Nohan" calcext:value-type="string">
            <text:p>Nohan</text:p>
          </table:table-cell>
          <table:table-cell table:formula="of:=COM.MICROSOFT.IFS(MOD([.A170]-3;9)=0;5;MOD([.A170]-3;9)=1;8;MOD([.A170]-3;9)=2;9;MOD([.A170]-3;9)=3;3;MOD([.A170]-3;9)=4;7;MOD([.A170]-3;9)=5;1;MOD([.A170]-3;9)=6;4;MOD([.A170]-3;9)=7;6;MOD([.A170]-3;9)=8;8)" office:value-type="float" office:value="3" calcext:value-type="float">
            <text:p>3</text:p>
          </table:table-cell>
          <table:table-cell table:formula="of:=COM.MICROSOFT.IFS(MOD(MOD([.N170]+[.R170];10);10)=0;&quot;Pandita&quot;;MOD(MOD([.N170]+[.R170];10);10)=1;&quot;Pati&quot;;MOD(MOD([.N170]+[.R170];10);10)=2;&quot;Suka&quot;;MOD(MOD([.N170]+[.R170];10);10)=3;&quot;Duka&quot;;MOD(MOD([.N170]+[.R170];10);10)=4;&quot;Sri&quot;;MOD(MOD([.N170]+[.R170];10);10)=5;&quot;Manuh&quot;;MOD(MOD([.N170]+[.R170];10);10)=6;&quot;Manusa&quot;;MOD(MOD([.N170]+[.R170];10);10)=7;&quot;Raja&quot;;MOD(MOD([.N170]+[.R170];10);10)=8;&quot;Dewa&quot;;MOD(MOD([.N170]+[.R170];10);10)=9;&quot;Raksasa&quot;)" office:value-type="string" office:string-value="Duka" calcext:value-type="string">
            <text:p>Duka</text:p>
          </table:table-cell>
          <table:table-cell table:formula="of:=COM.MICROSOFT.IFS(MOD(MOD([.N170]+[.R170];10);10)=0;5;MOD(MOD([.N170]+[.R170];10);10)=1;7;MOD(MOD([.N170]+[.R170];10);10)=2;10;MOD(MOD([.N170]+[.R170];10);10)=3;4;MOD(MOD([.N170]+[.R170];10);10)=4;6;MOD(MOD([.N170]+[.R170];10);10)=5;2;MOD(MOD([.N170]+[.R170];10);10)=6;3;MOD(MOD([.N170]+[.R170];10);10)=7;8;MOD(MOD([.N170]+[.R170];10);10)=8;9;MOD(MOD([.N170]+[.R170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A171]-MOD([.A171];7))/7" office:value-type="float" office:value="24" calcext:value-type="float">
            <text:p>24</text:p>
          </table:table-cell>
          <table:table-cell office:value-type="string" calcext:value-type="string">
            <text:p>Bala</text:p>
          </table:table-cell>
          <table:table-cell office:value-type="float" office:value="7" calcext:value-type="float">
            <text:p>7</text:p>
          </table:table-cell>
          <table:table-cell table:formula="of:=IF(MOD([.N171]+[.R171];2)=1;&quot;Luang&quot;;&quot;-&quot;)" office:value-type="string" office:string-value="Luang" calcext:value-type="string">
            <text:p>Luang</text:p>
          </table:table-cell>
          <table:table-cell table:formula="of:=IF(MOD([.N171]+[.R171];2)=1;1;0)" office:value-type="float" office:value="1" calcext:value-type="float">
            <text:p>1</text:p>
          </table:table-cell>
          <table:table-cell table:formula="of:=IF(MOD([.N171]+[.R171];2)=1;&quot;Pepet&quot;;&quot;Menga&quot;)" office:value-type="string" office:string-value="Pepet" calcext:value-type="string">
            <text:p>Pepet</text:p>
          </table:table-cell>
          <table:table-cell table:formula="of:=IF(MOD([.N171]+[.R171];2)=1;4;5)" office:value-type="float" office:value="4" calcext:value-type="float">
            <text:p>4</text:p>
          </table:table-cell>
          <table:table-cell table:formula="of:=COM.MICROSOFT.IFS(MOD([.A171];3)=0;&quot;Pasah&quot;;MOD([.A171];3)=1;&quot;Beteng&quot;;MOD([.A171];3)=2;&quot;Kajeng&quot;)" office:value-type="string" office:string-value="Beteng" calcext:value-type="string">
            <text:p>Beteng</text:p>
          </table:table-cell>
          <table:table-cell table:formula="of:=COM.MICROSOFT.IFS(MOD([.A171];3)=0;9;MOD([.A171];3)=1;4;MOD([.A171];3)=2;7)" office:value-type="float" office:value="4" calcext:value-type="float">
            <text:p>4</text:p>
          </table:table-cell>
          <table:table-cell table:formula="of:=COM.MICROSOFT.IFS(MOD([.A171]+2;4)=0;&quot;Sri&quot;;MOD([.A171]+2;4)=1;&quot;Laba&quot;;MOD([.A171]+2;4)=2;&quot;Jaya&quot;;MOD([.A171]+2;4)=3;&quot;Menala&quot;)" office:value-type="string" office:string-value="Menala" calcext:value-type="string">
            <text:p>Menala</text:p>
          </table:table-cell>
          <table:table-cell table:formula="of:=COM.MICROSOFT.IFS(MOD([.A171]+2;4)=0;6;MOD([.A171]+2;4)=1;5;MOD([.A171]+2;4)=2;1;MOD([.A171]+2;4)=3;8)" office:value-type="float" office:value="8" calcext:value-type="float">
            <text:p>8</text:p>
          </table:table-cell>
          <table:table-cell table:formula="of:=COM.MICROSOFT.IFS(MOD([.A171];5)=0;&quot;Pahing&quot;;MOD([.A171];5)=1;&quot;Pon&quot;;MOD([.A171];5)=2;&quot;Wage&quot;;MOD([.A171];5)=3;&quot;Kliwon&quot;;MOD([.A171];5)=4;&quot;Umanis&quot;)" office:value-type="string" office:string-value="Umanis" calcext:value-type="string">
            <text:p>Umanis</text:p>
          </table:table-cell>
          <table:table-cell table:formula="of:=COM.MICROSOFT.IFS(MOD([.A171];5)=0;9;MOD([.A171];5)=1;7;MOD([.A171];5)=2;4;MOD([.A171];5)=3;8;MOD([.A171];5)=4;5)" office:value-type="float" office:value="5" calcext:value-type="float">
            <text:p>5</text:p>
          </table:table-cell>
          <table:table-cell table:formula="of:=COM.MICROSOFT.IFS(MOD([.A171];6)=0;&quot;Tungleh&quot;;MOD([.A171];6)=1;&quot;Aryang&quot;;MOD([.A171];6)=2;&quot;Urukung&quot;;MOD([.A171];6)=3;&quot;Paniron&quot;;MOD([.A171];6)=4;&quot;Was&quot;;MOD([.A171];6)=5;&quot;Maulu&quot;)" office:value-type="string" office:string-value="Aryang" calcext:value-type="string">
            <text:p>Aryang</text:p>
          </table:table-cell>
          <table:table-cell table:formula="of:=COM.MICROSOFT.IFS(MOD([.A171];6)=0;7;MOD([.A171];6)=1;6;MOD([.A171];6)=2;5;MOD([.A171];6)=3;8;MOD([.A171];6)=4;9;MOD([.A171];6)=5;3)" office:value-type="float" office:value="6" calcext:value-type="float">
            <text:p>6</text:p>
          </table:table-cell>
          <table:table-cell table:formula="of:=COM.MICROSOFT.IFS(MOD([.A171];7)=0;&quot;Redite&quot;;MOD([.A171];7)=1;&quot;Soma&quot;;MOD([.A171];7)=2;&quot;Anggara&quot;;MOD([.A171];7)=3;&quot;Budha&quot;;MOD([.A171];7)=4;&quot;Wraspati&quot;;MOD([.A171];7)=5;&quot;Sukra&quot;;MOD([.A171];7);&quot;Saniscara&quot;)" office:value-type="string" office:string-value="Soma" calcext:value-type="string">
            <text:p>Soma</text:p>
          </table:table-cell>
          <table:table-cell table:formula="of:=COM.MICROSOFT.IFS(MOD([.A171];7)=0;5;MOD([.A171];7)=1;4;MOD([.A171];7)=2;3;MOD([.A171];7)=3;7;MOD([.A171];7)=4;8;MOD([.A171];7)=5;6;MOD([.A171];7);9)" office:value-type="float" office:value="4" calcext:value-type="float">
            <text:p>4</text:p>
          </table:table-cell>
          <table:table-cell table:formula="of:=COM.MICROSOFT.IFS(MOD([.A171]+6;8)=0;&quot;Sri&quot;;MOD([.A171]+6;8)=1;&quot;Indra&quot;;MOD([.A171]+6;8)=2;&quot;Guru&quot;;MOD([.A171]+6;8)=3;&quot;Yama&quot;;MOD([.A171]+6;8)=4;&quot;Ludra&quot;;MOD([.A171]+6;8)=5;&quot;Brahma&quot;;MOD([.A171]+6;8)=6;&quot;Kala&quot;;MOD([.A171]+6;8)=7;&quot;Uma&quot;)" office:value-type="string" office:string-value="Uma" calcext:value-type="string">
            <text:p>Uma</text:p>
          </table:table-cell>
          <table:table-cell table:formula="of:=COM.MICROSOFT.IFS(MOD([.A171]+6;8)=0;6;MOD([.A171]+6;8)=1;5;MOD([.A171]+6;8)=2;8;MOD([.A171]+6;8)=3;9;MOD([.A171]+6;8)=4;3;MOD([.A171]+6;8)=5;7;MOD([.A171]+6;8)=6;1;MOD([.A171]+6;8)=7;4)" office:value-type="float" office:value="4" calcext:value-type="float">
            <text:p>4</text:p>
          </table:table-cell>
          <table:table-cell table:formula="of:=COM.MICROSOFT.IFS(MOD([.A171]-3;9)=0;&quot;Dangu&quot;;MOD([.A171]-3;9)=1;&quot;Jangur&quot;;MOD([.A171]-3;9)=2;&quot;Gigis&quot;;MOD([.A171]-3;9)=3;&quot;Nohan&quot;;MOD([.A171]-3;9)=4;&quot;Ogan&quot;;MOD([.A171]-3;9)=5;&quot;Erengan&quot;;MOD([.A171]-3;9)=6;&quot;Urungan&quot;;MOD([.A171]-3;9)=7;&quot;Tulus&quot;;MOD([.A171]-3;9)=8;&quot;Dadi&quot;)" office:value-type="string" office:string-value="Ogan" calcext:value-type="string">
            <text:p>Ogan</text:p>
          </table:table-cell>
          <table:table-cell table:formula="of:=COM.MICROSOFT.IFS(MOD([.A171]-3;9)=0;5;MOD([.A171]-3;9)=1;8;MOD([.A171]-3;9)=2;9;MOD([.A171]-3;9)=3;3;MOD([.A171]-3;9)=4;7;MOD([.A171]-3;9)=5;1;MOD([.A171]-3;9)=6;4;MOD([.A171]-3;9)=7;6;MOD([.A171]-3;9)=8;8)" office:value-type="float" office:value="7" calcext:value-type="float">
            <text:p>7</text:p>
          </table:table-cell>
          <table:table-cell table:formula="of:=COM.MICROSOFT.IFS(MOD(MOD([.N171]+[.R171];10);10)=0;&quot;Pandita&quot;;MOD(MOD([.N171]+[.R171];10);10)=1;&quot;Pati&quot;;MOD(MOD([.N171]+[.R171];10);10)=2;&quot;Suka&quot;;MOD(MOD([.N171]+[.R171];10);10)=3;&quot;Duka&quot;;MOD(MOD([.N171]+[.R171];10);10)=4;&quot;Sri&quot;;MOD(MOD([.N171]+[.R171];10);10)=5;&quot;Manuh&quot;;MOD(MOD([.N171]+[.R171];10);10)=6;&quot;Manusa&quot;;MOD(MOD([.N171]+[.R171];10);10)=7;&quot;Raja&quot;;MOD(MOD([.N171]+[.R171];10);10)=8;&quot;Dewa&quot;;MOD(MOD([.N171]+[.R171];10);10)=9;&quot;Raksasa&quot;)" office:value-type="string" office:string-value="Raksasa" calcext:value-type="string">
            <text:p>Raksasa</text:p>
          </table:table-cell>
          <table:table-cell table:formula="of:=COM.MICROSOFT.IFS(MOD(MOD([.N171]+[.R171];10);10)=0;5;MOD(MOD([.N171]+[.R171];10);10)=1;7;MOD(MOD([.N171]+[.R171];10);10)=2;10;MOD(MOD([.N171]+[.R171];10);10)=3;4;MOD(MOD([.N171]+[.R171];10);10)=4;6;MOD(MOD([.N171]+[.R171];10);10)=5;2;MOD(MOD([.N171]+[.R171];10);10)=6;3;MOD(MOD([.N171]+[.R171];10);10)=7;8;MOD(MOD([.N171]+[.R171];10);10)=8;9;MOD(MOD([.N171]+[.R171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172]-MOD([.A172];7))/7" office:value-type="float" office:value="24" calcext:value-type="float">
            <text:p>24</text:p>
          </table:table-cell>
          <table:table-cell office:value-type="string" calcext:value-type="string">
            <text:p>Bala</text:p>
          </table:table-cell>
          <table:table-cell office:value-type="float" office:value="7" calcext:value-type="float">
            <text:p>7</text:p>
          </table:table-cell>
          <table:table-cell table:formula="of:=IF(MOD([.N172]+[.R172];2)=1;&quot;Luang&quot;;&quot;-&quot;)" office:value-type="string" office:string-value="-" calcext:value-type="string">
            <text:p>-</text:p>
          </table:table-cell>
          <table:table-cell table:formula="of:=IF(MOD([.N172]+[.R172];2)=1;1;0)" office:value-type="float" office:value="0" calcext:value-type="float">
            <text:p>0</text:p>
          </table:table-cell>
          <table:table-cell table:formula="of:=IF(MOD([.N172]+[.R172];2)=1;&quot;Pepet&quot;;&quot;Menga&quot;)" office:value-type="string" office:string-value="Menga" calcext:value-type="string">
            <text:p>Menga</text:p>
          </table:table-cell>
          <table:table-cell table:formula="of:=IF(MOD([.N172]+[.R172];2)=1;4;5)" office:value-type="float" office:value="5" calcext:value-type="float">
            <text:p>5</text:p>
          </table:table-cell>
          <table:table-cell table:formula="of:=COM.MICROSOFT.IFS(MOD([.A172];3)=0;&quot;Pasah&quot;;MOD([.A172];3)=1;&quot;Beteng&quot;;MOD([.A172];3)=2;&quot;Kajeng&quot;)" office:value-type="string" office:string-value="Kajeng" calcext:value-type="string">
            <text:p>Kajeng</text:p>
          </table:table-cell>
          <table:table-cell table:formula="of:=COM.MICROSOFT.IFS(MOD([.A172];3)=0;9;MOD([.A172];3)=1;4;MOD([.A172];3)=2;7)" office:value-type="float" office:value="7" calcext:value-type="float">
            <text:p>7</text:p>
          </table:table-cell>
          <table:table-cell table:formula="of:=COM.MICROSOFT.IFS(MOD([.A172]+2;4)=0;&quot;Sri&quot;;MOD([.A172]+2;4)=1;&quot;Laba&quot;;MOD([.A172]+2;4)=2;&quot;Jaya&quot;;MOD([.A172]+2;4)=3;&quot;Menala&quot;)" office:value-type="string" office:string-value="Sri" calcext:value-type="string">
            <text:p>Sri</text:p>
          </table:table-cell>
          <table:table-cell table:formula="of:=COM.MICROSOFT.IFS(MOD([.A172]+2;4)=0;6;MOD([.A172]+2;4)=1;5;MOD([.A172]+2;4)=2;1;MOD([.A172]+2;4)=3;8)" office:value-type="float" office:value="6" calcext:value-type="float">
            <text:p>6</text:p>
          </table:table-cell>
          <table:table-cell table:formula="of:=COM.MICROSOFT.IFS(MOD([.A172];5)=0;&quot;Pahing&quot;;MOD([.A172];5)=1;&quot;Pon&quot;;MOD([.A172];5)=2;&quot;Wage&quot;;MOD([.A172];5)=3;&quot;Kliwon&quot;;MOD([.A172];5)=4;&quot;Umanis&quot;)" office:value-type="string" office:string-value="Pahing" calcext:value-type="string">
            <text:p>Pahing</text:p>
          </table:table-cell>
          <table:table-cell table:formula="of:=COM.MICROSOFT.IFS(MOD([.A172];5)=0;9;MOD([.A172];5)=1;7;MOD([.A172];5)=2;4;MOD([.A172];5)=3;8;MOD([.A172];5)=4;5)" office:value-type="float" office:value="9" calcext:value-type="float">
            <text:p>9</text:p>
          </table:table-cell>
          <table:table-cell table:formula="of:=COM.MICROSOFT.IFS(MOD([.A172];6)=0;&quot;Tungleh&quot;;MOD([.A172];6)=1;&quot;Aryang&quot;;MOD([.A172];6)=2;&quot;Urukung&quot;;MOD([.A172];6)=3;&quot;Paniron&quot;;MOD([.A172];6)=4;&quot;Was&quot;;MOD([.A172];6)=5;&quot;Maulu&quot;)" office:value-type="string" office:string-value="Urukung" calcext:value-type="string">
            <text:p>Urukung</text:p>
          </table:table-cell>
          <table:table-cell table:formula="of:=COM.MICROSOFT.IFS(MOD([.A172];6)=0;7;MOD([.A172];6)=1;6;MOD([.A172];6)=2;5;MOD([.A172];6)=3;8;MOD([.A172];6)=4;9;MOD([.A172];6)=5;3)" office:value-type="float" office:value="5" calcext:value-type="float">
            <text:p>5</text:p>
          </table:table-cell>
          <table:table-cell table:formula="of:=COM.MICROSOFT.IFS(MOD([.A172];7)=0;&quot;Redite&quot;;MOD([.A172];7)=1;&quot;Soma&quot;;MOD([.A172];7)=2;&quot;Anggara&quot;;MOD([.A172];7)=3;&quot;Budha&quot;;MOD([.A172];7)=4;&quot;Wraspati&quot;;MOD([.A172];7)=5;&quot;Sukra&quot;;MOD([.A172];7);&quot;Saniscara&quot;)" office:value-type="string" office:string-value="Anggara" calcext:value-type="string">
            <text:p>Anggara</text:p>
          </table:table-cell>
          <table:table-cell table:formula="of:=COM.MICROSOFT.IFS(MOD([.A172];7)=0;5;MOD([.A172];7)=1;4;MOD([.A172];7)=2;3;MOD([.A172];7)=3;7;MOD([.A172];7)=4;8;MOD([.A172];7)=5;6;MOD([.A172];7);9)" office:value-type="float" office:value="3" calcext:value-type="float">
            <text:p>3</text:p>
          </table:table-cell>
          <table:table-cell table:formula="of:=COM.MICROSOFT.IFS(MOD([.A172]+6;8)=0;&quot;Sri&quot;;MOD([.A172]+6;8)=1;&quot;Indra&quot;;MOD([.A172]+6;8)=2;&quot;Guru&quot;;MOD([.A172]+6;8)=3;&quot;Yama&quot;;MOD([.A172]+6;8)=4;&quot;Ludra&quot;;MOD([.A172]+6;8)=5;&quot;Brahma&quot;;MOD([.A172]+6;8)=6;&quot;Kala&quot;;MOD([.A172]+6;8)=7;&quot;Uma&quot;)" office:value-type="string" office:string-value="Sri" calcext:value-type="string">
            <text:p>Sri</text:p>
          </table:table-cell>
          <table:table-cell table:formula="of:=COM.MICROSOFT.IFS(MOD([.A172]+6;8)=0;6;MOD([.A172]+6;8)=1;5;MOD([.A172]+6;8)=2;8;MOD([.A172]+6;8)=3;9;MOD([.A172]+6;8)=4;3;MOD([.A172]+6;8)=5;7;MOD([.A172]+6;8)=6;1;MOD([.A172]+6;8)=7;4)" office:value-type="float" office:value="6" calcext:value-type="float">
            <text:p>6</text:p>
          </table:table-cell>
          <table:table-cell table:formula="of:=COM.MICROSOFT.IFS(MOD([.A172]-3;9)=0;&quot;Dangu&quot;;MOD([.A172]-3;9)=1;&quot;Jangur&quot;;MOD([.A172]-3;9)=2;&quot;Gigis&quot;;MOD([.A172]-3;9)=3;&quot;Nohan&quot;;MOD([.A172]-3;9)=4;&quot;Ogan&quot;;MOD([.A172]-3;9)=5;&quot;Erengan&quot;;MOD([.A172]-3;9)=6;&quot;Urungan&quot;;MOD([.A172]-3;9)=7;&quot;Tulus&quot;;MOD([.A172]-3;9)=8;&quot;Dadi&quot;)" office:value-type="string" office:string-value="Erengan" calcext:value-type="string">
            <text:p>Erengan</text:p>
          </table:table-cell>
          <table:table-cell table:formula="of:=COM.MICROSOFT.IFS(MOD([.A172]-3;9)=0;5;MOD([.A172]-3;9)=1;8;MOD([.A172]-3;9)=2;9;MOD([.A172]-3;9)=3;3;MOD([.A172]-3;9)=4;7;MOD([.A172]-3;9)=5;1;MOD([.A172]-3;9)=6;4;MOD([.A172]-3;9)=7;6;MOD([.A172]-3;9)=8;8)" office:value-type="float" office:value="1" calcext:value-type="float">
            <text:p>1</text:p>
          </table:table-cell>
          <table:table-cell table:formula="of:=COM.MICROSOFT.IFS(MOD(MOD([.N172]+[.R172];10);10)=0;&quot;Pandita&quot;;MOD(MOD([.N172]+[.R172];10);10)=1;&quot;Pati&quot;;MOD(MOD([.N172]+[.R172];10);10)=2;&quot;Suka&quot;;MOD(MOD([.N172]+[.R172];10);10)=3;&quot;Duka&quot;;MOD(MOD([.N172]+[.R172];10);10)=4;&quot;Sri&quot;;MOD(MOD([.N172]+[.R172];10);10)=5;&quot;Manuh&quot;;MOD(MOD([.N172]+[.R172];10);10)=6;&quot;Manusa&quot;;MOD(MOD([.N172]+[.R172];10);10)=7;&quot;Raja&quot;;MOD(MOD([.N172]+[.R172];10);10)=8;&quot;Dewa&quot;;MOD(MOD([.N172]+[.R172];10);10)=9;&quot;Raksasa&quot;)" office:value-type="string" office:string-value="Suka" calcext:value-type="string">
            <text:p>Suka</text:p>
          </table:table-cell>
          <table:table-cell table:formula="of:=COM.MICROSOFT.IFS(MOD(MOD([.N172]+[.R172];10);10)=0;5;MOD(MOD([.N172]+[.R172];10);10)=1;7;MOD(MOD([.N172]+[.R172];10);10)=2;10;MOD(MOD([.N172]+[.R172];10);10)=3;4;MOD(MOD([.N172]+[.R172];10);10)=4;6;MOD(MOD([.N172]+[.R172];10);10)=5;2;MOD(MOD([.N172]+[.R172];10);10)=6;3;MOD(MOD([.N172]+[.R172];10);10)=7;8;MOD(MOD([.N172]+[.R172];10);10)=8;9;MOD(MOD([.N172]+[.R172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A173]-MOD([.A173];7))/7" office:value-type="float" office:value="24" calcext:value-type="float">
            <text:p>24</text:p>
          </table:table-cell>
          <table:table-cell office:value-type="string" calcext:value-type="string">
            <text:p>Bala</text:p>
          </table:table-cell>
          <table:table-cell office:value-type="float" office:value="7" calcext:value-type="float">
            <text:p>7</text:p>
          </table:table-cell>
          <table:table-cell table:formula="of:=IF(MOD([.N173]+[.R173];2)=1;&quot;Luang&quot;;&quot;-&quot;)" office:value-type="string" office:string-value="-" calcext:value-type="string">
            <text:p>-</text:p>
          </table:table-cell>
          <table:table-cell table:formula="of:=IF(MOD([.N173]+[.R173];2)=1;1;0)" office:value-type="float" office:value="0" calcext:value-type="float">
            <text:p>0</text:p>
          </table:table-cell>
          <table:table-cell table:formula="of:=IF(MOD([.N173]+[.R173];2)=1;&quot;Pepet&quot;;&quot;Menga&quot;)" office:value-type="string" office:string-value="Menga" calcext:value-type="string">
            <text:p>Menga</text:p>
          </table:table-cell>
          <table:table-cell table:formula="of:=IF(MOD([.N173]+[.R173];2)=1;4;5)" office:value-type="float" office:value="5" calcext:value-type="float">
            <text:p>5</text:p>
          </table:table-cell>
          <table:table-cell table:formula="of:=COM.MICROSOFT.IFS(MOD([.A173];3)=0;&quot;Pasah&quot;;MOD([.A173];3)=1;&quot;Beteng&quot;;MOD([.A173];3)=2;&quot;Kajeng&quot;)" office:value-type="string" office:string-value="Pasah" calcext:value-type="string">
            <text:p>Pasah</text:p>
          </table:table-cell>
          <table:table-cell table:formula="of:=COM.MICROSOFT.IFS(MOD([.A173];3)=0;9;MOD([.A173];3)=1;4;MOD([.A173];3)=2;7)" office:value-type="float" office:value="9" calcext:value-type="float">
            <text:p>9</text:p>
          </table:table-cell>
          <table:table-cell table:formula="of:=COM.MICROSOFT.IFS(MOD([.A173]+2;4)=0;&quot;Sri&quot;;MOD([.A173]+2;4)=1;&quot;Laba&quot;;MOD([.A173]+2;4)=2;&quot;Jaya&quot;;MOD([.A173]+2;4)=3;&quot;Menala&quot;)" office:value-type="string" office:string-value="Laba" calcext:value-type="string">
            <text:p>Laba</text:p>
          </table:table-cell>
          <table:table-cell table:formula="of:=COM.MICROSOFT.IFS(MOD([.A173]+2;4)=0;6;MOD([.A173]+2;4)=1;5;MOD([.A173]+2;4)=2;1;MOD([.A173]+2;4)=3;8)" office:value-type="float" office:value="5" calcext:value-type="float">
            <text:p>5</text:p>
          </table:table-cell>
          <table:table-cell table:formula="of:=COM.MICROSOFT.IFS(MOD([.A173];5)=0;&quot;Pahing&quot;;MOD([.A173];5)=1;&quot;Pon&quot;;MOD([.A173];5)=2;&quot;Wage&quot;;MOD([.A173];5)=3;&quot;Kliwon&quot;;MOD([.A173];5)=4;&quot;Umanis&quot;)" office:value-type="string" office:string-value="Pon" calcext:value-type="string">
            <text:p>Pon</text:p>
          </table:table-cell>
          <table:table-cell table:formula="of:=COM.MICROSOFT.IFS(MOD([.A173];5)=0;9;MOD([.A173];5)=1;7;MOD([.A173];5)=2;4;MOD([.A173];5)=3;8;MOD([.A173];5)=4;5)" office:value-type="float" office:value="7" calcext:value-type="float">
            <text:p>7</text:p>
          </table:table-cell>
          <table:table-cell table:formula="of:=COM.MICROSOFT.IFS(MOD([.A173];6)=0;&quot;Tungleh&quot;;MOD([.A173];6)=1;&quot;Aryang&quot;;MOD([.A173];6)=2;&quot;Urukung&quot;;MOD([.A173];6)=3;&quot;Paniron&quot;;MOD([.A173];6)=4;&quot;Was&quot;;MOD([.A173];6)=5;&quot;Maulu&quot;)" office:value-type="string" office:string-value="Paniron" calcext:value-type="string">
            <text:p>Paniron</text:p>
          </table:table-cell>
          <table:table-cell table:formula="of:=COM.MICROSOFT.IFS(MOD([.A173];6)=0;7;MOD([.A173];6)=1;6;MOD([.A173];6)=2;5;MOD([.A173];6)=3;8;MOD([.A173];6)=4;9;MOD([.A173];6)=5;3)" office:value-type="float" office:value="8" calcext:value-type="float">
            <text:p>8</text:p>
          </table:table-cell>
          <table:table-cell table:formula="of:=COM.MICROSOFT.IFS(MOD([.A173];7)=0;&quot;Redite&quot;;MOD([.A173];7)=1;&quot;Soma&quot;;MOD([.A173];7)=2;&quot;Anggara&quot;;MOD([.A173];7)=3;&quot;Budha&quot;;MOD([.A173];7)=4;&quot;Wraspati&quot;;MOD([.A173];7)=5;&quot;Sukra&quot;;MOD([.A173];7);&quot;Saniscara&quot;)" office:value-type="string" office:string-value="Budha" calcext:value-type="string">
            <text:p>Budha</text:p>
          </table:table-cell>
          <table:table-cell table:formula="of:=COM.MICROSOFT.IFS(MOD([.A173];7)=0;5;MOD([.A173];7)=1;4;MOD([.A173];7)=2;3;MOD([.A173];7)=3;7;MOD([.A173];7)=4;8;MOD([.A173];7)=5;6;MOD([.A173];7);9)" office:value-type="float" office:value="7" calcext:value-type="float">
            <text:p>7</text:p>
          </table:table-cell>
          <table:table-cell table:formula="of:=COM.MICROSOFT.IFS(MOD([.A173]+6;8)=0;&quot;Sri&quot;;MOD([.A173]+6;8)=1;&quot;Indra&quot;;MOD([.A173]+6;8)=2;&quot;Guru&quot;;MOD([.A173]+6;8)=3;&quot;Yama&quot;;MOD([.A173]+6;8)=4;&quot;Ludra&quot;;MOD([.A173]+6;8)=5;&quot;Brahma&quot;;MOD([.A173]+6;8)=6;&quot;Kala&quot;;MOD([.A173]+6;8)=7;&quot;Uma&quot;)" office:value-type="string" office:string-value="Indra" calcext:value-type="string">
            <text:p>Indra</text:p>
          </table:table-cell>
          <table:table-cell table:formula="of:=COM.MICROSOFT.IFS(MOD([.A173]+6;8)=0;6;MOD([.A173]+6;8)=1;5;MOD([.A173]+6;8)=2;8;MOD([.A173]+6;8)=3;9;MOD([.A173]+6;8)=4;3;MOD([.A173]+6;8)=5;7;MOD([.A173]+6;8)=6;1;MOD([.A173]+6;8)=7;4)" office:value-type="float" office:value="5" calcext:value-type="float">
            <text:p>5</text:p>
          </table:table-cell>
          <table:table-cell table:formula="of:=COM.MICROSOFT.IFS(MOD([.A173]-3;9)=0;&quot;Dangu&quot;;MOD([.A173]-3;9)=1;&quot;Jangur&quot;;MOD([.A173]-3;9)=2;&quot;Gigis&quot;;MOD([.A173]-3;9)=3;&quot;Nohan&quot;;MOD([.A173]-3;9)=4;&quot;Ogan&quot;;MOD([.A173]-3;9)=5;&quot;Erengan&quot;;MOD([.A173]-3;9)=6;&quot;Urungan&quot;;MOD([.A173]-3;9)=7;&quot;Tulus&quot;;MOD([.A173]-3;9)=8;&quot;Dadi&quot;)" office:value-type="string" office:string-value="Urungan" calcext:value-type="string">
            <text:p>Urungan</text:p>
          </table:table-cell>
          <table:table-cell table:formula="of:=COM.MICROSOFT.IFS(MOD([.A173]-3;9)=0;5;MOD([.A173]-3;9)=1;8;MOD([.A173]-3;9)=2;9;MOD([.A173]-3;9)=3;3;MOD([.A173]-3;9)=4;7;MOD([.A173]-3;9)=5;1;MOD([.A173]-3;9)=6;4;MOD([.A173]-3;9)=7;6;MOD([.A173]-3;9)=8;8)" office:value-type="float" office:value="4" calcext:value-type="float">
            <text:p>4</text:p>
          </table:table-cell>
          <table:table-cell table:formula="of:=COM.MICROSOFT.IFS(MOD(MOD([.N173]+[.R173];10);10)=0;&quot;Pandita&quot;;MOD(MOD([.N173]+[.R173];10);10)=1;&quot;Pati&quot;;MOD(MOD([.N173]+[.R173];10);10)=2;&quot;Suka&quot;;MOD(MOD([.N173]+[.R173];10);10)=3;&quot;Duka&quot;;MOD(MOD([.N173]+[.R173];10);10)=4;&quot;Sri&quot;;MOD(MOD([.N173]+[.R173];10);10)=5;&quot;Manuh&quot;;MOD(MOD([.N173]+[.R173];10);10)=6;&quot;Manusa&quot;;MOD(MOD([.N173]+[.R173];10);10)=7;&quot;Raja&quot;;MOD(MOD([.N173]+[.R173];10);10)=8;&quot;Dewa&quot;;MOD(MOD([.N173]+[.R173];10);10)=9;&quot;Raksasa&quot;)" office:value-type="string" office:string-value="Sri" calcext:value-type="string">
            <text:p>Sri</text:p>
          </table:table-cell>
          <table:table-cell table:formula="of:=COM.MICROSOFT.IFS(MOD(MOD([.N173]+[.R173];10);10)=0;5;MOD(MOD([.N173]+[.R173];10);10)=1;7;MOD(MOD([.N173]+[.R173];10);10)=2;10;MOD(MOD([.N173]+[.R173];10);10)=3;4;MOD(MOD([.N173]+[.R173];10);10)=4;6;MOD(MOD([.N173]+[.R173];10);10)=5;2;MOD(MOD([.N173]+[.R173];10);10)=6;3;MOD(MOD([.N173]+[.R173];10);10)=7;8;MOD(MOD([.N173]+[.R173];10);10)=8;9;MOD(MOD([.N173]+[.R173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A174]-MOD([.A174];7))/7" office:value-type="float" office:value="24" calcext:value-type="float">
            <text:p>24</text:p>
          </table:table-cell>
          <table:table-cell office:value-type="string" calcext:value-type="string">
            <text:p>Bala</text:p>
          </table:table-cell>
          <table:table-cell office:value-type="float" office:value="7" calcext:value-type="float">
            <text:p>7</text:p>
          </table:table-cell>
          <table:table-cell table:formula="of:=IF(MOD([.N174]+[.R174];2)=1;&quot;Luang&quot;;&quot;-&quot;)" office:value-type="string" office:string-value="-" calcext:value-type="string">
            <text:p>-</text:p>
          </table:table-cell>
          <table:table-cell table:formula="of:=IF(MOD([.N174]+[.R174];2)=1;1;0)" office:value-type="float" office:value="0" calcext:value-type="float">
            <text:p>0</text:p>
          </table:table-cell>
          <table:table-cell table:formula="of:=IF(MOD([.N174]+[.R174];2)=1;&quot;Pepet&quot;;&quot;Menga&quot;)" office:value-type="string" office:string-value="Menga" calcext:value-type="string">
            <text:p>Menga</text:p>
          </table:table-cell>
          <table:table-cell table:formula="of:=IF(MOD([.N174]+[.R174];2)=1;4;5)" office:value-type="float" office:value="5" calcext:value-type="float">
            <text:p>5</text:p>
          </table:table-cell>
          <table:table-cell table:formula="of:=COM.MICROSOFT.IFS(MOD([.A174];3)=0;&quot;Pasah&quot;;MOD([.A174];3)=1;&quot;Beteng&quot;;MOD([.A174];3)=2;&quot;Kajeng&quot;)" office:value-type="string" office:string-value="Beteng" calcext:value-type="string">
            <text:p>Beteng</text:p>
          </table:table-cell>
          <table:table-cell table:formula="of:=COM.MICROSOFT.IFS(MOD([.A174];3)=0;9;MOD([.A174];3)=1;4;MOD([.A174];3)=2;7)" office:value-type="float" office:value="4" calcext:value-type="float">
            <text:p>4</text:p>
          </table:table-cell>
          <table:table-cell table:formula="of:=COM.MICROSOFT.IFS(MOD([.A174]+2;4)=0;&quot;Sri&quot;;MOD([.A174]+2;4)=1;&quot;Laba&quot;;MOD([.A174]+2;4)=2;&quot;Jaya&quot;;MOD([.A174]+2;4)=3;&quot;Menala&quot;)" office:value-type="string" office:string-value="Jaya" calcext:value-type="string">
            <text:p>Jaya</text:p>
          </table:table-cell>
          <table:table-cell table:formula="of:=COM.MICROSOFT.IFS(MOD([.A174]+2;4)=0;6;MOD([.A174]+2;4)=1;5;MOD([.A174]+2;4)=2;1;MOD([.A174]+2;4)=3;8)" office:value-type="float" office:value="1" calcext:value-type="float">
            <text:p>1</text:p>
          </table:table-cell>
          <table:table-cell table:formula="of:=COM.MICROSOFT.IFS(MOD([.A174];5)=0;&quot;Pahing&quot;;MOD([.A174];5)=1;&quot;Pon&quot;;MOD([.A174];5)=2;&quot;Wage&quot;;MOD([.A174];5)=3;&quot;Kliwon&quot;;MOD([.A174];5)=4;&quot;Umanis&quot;)" office:value-type="string" office:string-value="Wage" calcext:value-type="string">
            <text:p>Wage</text:p>
          </table:table-cell>
          <table:table-cell table:formula="of:=COM.MICROSOFT.IFS(MOD([.A174];5)=0;9;MOD([.A174];5)=1;7;MOD([.A174];5)=2;4;MOD([.A174];5)=3;8;MOD([.A174];5)=4;5)" office:value-type="float" office:value="4" calcext:value-type="float">
            <text:p>4</text:p>
          </table:table-cell>
          <table:table-cell table:formula="of:=COM.MICROSOFT.IFS(MOD([.A174];6)=0;&quot;Tungleh&quot;;MOD([.A174];6)=1;&quot;Aryang&quot;;MOD([.A174];6)=2;&quot;Urukung&quot;;MOD([.A174];6)=3;&quot;Paniron&quot;;MOD([.A174];6)=4;&quot;Was&quot;;MOD([.A174];6)=5;&quot;Maulu&quot;)" office:value-type="string" office:string-value="Was" calcext:value-type="string">
            <text:p>Was</text:p>
          </table:table-cell>
          <table:table-cell table:formula="of:=COM.MICROSOFT.IFS(MOD([.A174];6)=0;7;MOD([.A174];6)=1;6;MOD([.A174];6)=2;5;MOD([.A174];6)=3;8;MOD([.A174];6)=4;9;MOD([.A174];6)=5;3)" office:value-type="float" office:value="9" calcext:value-type="float">
            <text:p>9</text:p>
          </table:table-cell>
          <table:table-cell table:formula="of:=COM.MICROSOFT.IFS(MOD([.A174];7)=0;&quot;Redite&quot;;MOD([.A174];7)=1;&quot;Soma&quot;;MOD([.A174];7)=2;&quot;Anggara&quot;;MOD([.A174];7)=3;&quot;Budha&quot;;MOD([.A174];7)=4;&quot;Wraspati&quot;;MOD([.A174];7)=5;&quot;Sukra&quot;;MOD([.A174];7);&quot;Saniscara&quot;)" office:value-type="string" office:string-value="Wraspati" calcext:value-type="string">
            <text:p>Wraspati</text:p>
          </table:table-cell>
          <table:table-cell table:formula="of:=COM.MICROSOFT.IFS(MOD([.A174];7)=0;5;MOD([.A174];7)=1;4;MOD([.A174];7)=2;3;MOD([.A174];7)=3;7;MOD([.A174];7)=4;8;MOD([.A174];7)=5;6;MOD([.A174];7);9)" office:value-type="float" office:value="8" calcext:value-type="float">
            <text:p>8</text:p>
          </table:table-cell>
          <table:table-cell table:formula="of:=COM.MICROSOFT.IFS(MOD([.A174]+6;8)=0;&quot;Sri&quot;;MOD([.A174]+6;8)=1;&quot;Indra&quot;;MOD([.A174]+6;8)=2;&quot;Guru&quot;;MOD([.A174]+6;8)=3;&quot;Yama&quot;;MOD([.A174]+6;8)=4;&quot;Ludra&quot;;MOD([.A174]+6;8)=5;&quot;Brahma&quot;;MOD([.A174]+6;8)=6;&quot;Kala&quot;;MOD([.A174]+6;8)=7;&quot;Uma&quot;)" office:value-type="string" office:string-value="Guru" calcext:value-type="string">
            <text:p>Guru</text:p>
          </table:table-cell>
          <table:table-cell table:formula="of:=COM.MICROSOFT.IFS(MOD([.A174]+6;8)=0;6;MOD([.A174]+6;8)=1;5;MOD([.A174]+6;8)=2;8;MOD([.A174]+6;8)=3;9;MOD([.A174]+6;8)=4;3;MOD([.A174]+6;8)=5;7;MOD([.A174]+6;8)=6;1;MOD([.A174]+6;8)=7;4)" office:value-type="float" office:value="8" calcext:value-type="float">
            <text:p>8</text:p>
          </table:table-cell>
          <table:table-cell table:formula="of:=COM.MICROSOFT.IFS(MOD([.A174]-3;9)=0;&quot;Dangu&quot;;MOD([.A174]-3;9)=1;&quot;Jangur&quot;;MOD([.A174]-3;9)=2;&quot;Gigis&quot;;MOD([.A174]-3;9)=3;&quot;Nohan&quot;;MOD([.A174]-3;9)=4;&quot;Ogan&quot;;MOD([.A174]-3;9)=5;&quot;Erengan&quot;;MOD([.A174]-3;9)=6;&quot;Urungan&quot;;MOD([.A174]-3;9)=7;&quot;Tulus&quot;;MOD([.A174]-3;9)=8;&quot;Dadi&quot;)" office:value-type="string" office:string-value="Tulus" calcext:value-type="string">
            <text:p>Tulus</text:p>
          </table:table-cell>
          <table:table-cell table:formula="of:=COM.MICROSOFT.IFS(MOD([.A174]-3;9)=0;5;MOD([.A174]-3;9)=1;8;MOD([.A174]-3;9)=2;9;MOD([.A174]-3;9)=3;3;MOD([.A174]-3;9)=4;7;MOD([.A174]-3;9)=5;1;MOD([.A174]-3;9)=6;4;MOD([.A174]-3;9)=7;6;MOD([.A174]-3;9)=8;8)" office:value-type="float" office:value="6" calcext:value-type="float">
            <text:p>6</text:p>
          </table:table-cell>
          <table:table-cell table:formula="of:=COM.MICROSOFT.IFS(MOD(MOD([.N174]+[.R174];10);10)=0;&quot;Pandita&quot;;MOD(MOD([.N174]+[.R174];10);10)=1;&quot;Pati&quot;;MOD(MOD([.N174]+[.R174];10);10)=2;&quot;Suka&quot;;MOD(MOD([.N174]+[.R174];10);10)=3;&quot;Duka&quot;;MOD(MOD([.N174]+[.R174];10);10)=4;&quot;Sri&quot;;MOD(MOD([.N174]+[.R174];10);10)=5;&quot;Manuh&quot;;MOD(MOD([.N174]+[.R174];10);10)=6;&quot;Manusa&quot;;MOD(MOD([.N174]+[.R174];10);10)=7;&quot;Raja&quot;;MOD(MOD([.N174]+[.R174];10);10)=8;&quot;Dewa&quot;;MOD(MOD([.N174]+[.R174];10);10)=9;&quot;Raksasa&quot;)" office:value-type="string" office:string-value="Suka" calcext:value-type="string">
            <text:p>Suka</text:p>
          </table:table-cell>
          <table:table-cell table:formula="of:=COM.MICROSOFT.IFS(MOD(MOD([.N174]+[.R174];10);10)=0;5;MOD(MOD([.N174]+[.R174];10);10)=1;7;MOD(MOD([.N174]+[.R174];10);10)=2;10;MOD(MOD([.N174]+[.R174];10);10)=3;4;MOD(MOD([.N174]+[.R174];10);10)=4;6;MOD(MOD([.N174]+[.R174];10);10)=5;2;MOD(MOD([.N174]+[.R174];10);10)=6;3;MOD(MOD([.N174]+[.R174];10);10)=7;8;MOD(MOD([.N174]+[.R174];10);10)=8;9;MOD(MOD([.N174]+[.R174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A175]-MOD([.A175];7))/7" office:value-type="float" office:value="24" calcext:value-type="float">
            <text:p>24</text:p>
          </table:table-cell>
          <table:table-cell office:value-type="string" calcext:value-type="string">
            <text:p>Bala</text:p>
          </table:table-cell>
          <table:table-cell office:value-type="float" office:value="7" calcext:value-type="float">
            <text:p>7</text:p>
          </table:table-cell>
          <table:table-cell table:formula="of:=IF(MOD([.N175]+[.R175];2)=1;&quot;Luang&quot;;&quot;-&quot;)" office:value-type="string" office:string-value="-" calcext:value-type="string">
            <text:p>-</text:p>
          </table:table-cell>
          <table:table-cell table:formula="of:=IF(MOD([.N175]+[.R175];2)=1;1;0)" office:value-type="float" office:value="0" calcext:value-type="float">
            <text:p>0</text:p>
          </table:table-cell>
          <table:table-cell table:formula="of:=IF(MOD([.N175]+[.R175];2)=1;&quot;Pepet&quot;;&quot;Menga&quot;)" office:value-type="string" office:string-value="Menga" calcext:value-type="string">
            <text:p>Menga</text:p>
          </table:table-cell>
          <table:table-cell table:formula="of:=IF(MOD([.N175]+[.R175];2)=1;4;5)" office:value-type="float" office:value="5" calcext:value-type="float">
            <text:p>5</text:p>
          </table:table-cell>
          <table:table-cell table:formula="of:=COM.MICROSOFT.IFS(MOD([.A175];3)=0;&quot;Pasah&quot;;MOD([.A175];3)=1;&quot;Beteng&quot;;MOD([.A175];3)=2;&quot;Kajeng&quot;)" office:value-type="string" office:string-value="Kajeng" calcext:value-type="string">
            <text:p>Kajeng</text:p>
          </table:table-cell>
          <table:table-cell table:formula="of:=COM.MICROSOFT.IFS(MOD([.A175];3)=0;9;MOD([.A175];3)=1;4;MOD([.A175];3)=2;7)" office:value-type="float" office:value="7" calcext:value-type="float">
            <text:p>7</text:p>
          </table:table-cell>
          <table:table-cell table:formula="of:=COM.MICROSOFT.IFS(MOD([.A175]+2;4)=0;&quot;Sri&quot;;MOD([.A175]+2;4)=1;&quot;Laba&quot;;MOD([.A175]+2;4)=2;&quot;Jaya&quot;;MOD([.A175]+2;4)=3;&quot;Menala&quot;)" office:value-type="string" office:string-value="Menala" calcext:value-type="string">
            <text:p>Menala</text:p>
          </table:table-cell>
          <table:table-cell table:formula="of:=COM.MICROSOFT.IFS(MOD([.A175]+2;4)=0;6;MOD([.A175]+2;4)=1;5;MOD([.A175]+2;4)=2;1;MOD([.A175]+2;4)=3;8)" office:value-type="float" office:value="8" calcext:value-type="float">
            <text:p>8</text:p>
          </table:table-cell>
          <table:table-cell table:formula="of:=COM.MICROSOFT.IFS(MOD([.A175];5)=0;&quot;Pahing&quot;;MOD([.A175];5)=1;&quot;Pon&quot;;MOD([.A175];5)=2;&quot;Wage&quot;;MOD([.A175];5)=3;&quot;Kliwon&quot;;MOD([.A175];5)=4;&quot;Umanis&quot;)" office:value-type="string" office:string-value="Kliwon" calcext:value-type="string">
            <text:p>Kliwon</text:p>
          </table:table-cell>
          <table:table-cell table:formula="of:=COM.MICROSOFT.IFS(MOD([.A175];5)=0;9;MOD([.A175];5)=1;7;MOD([.A175];5)=2;4;MOD([.A175];5)=3;8;MOD([.A175];5)=4;5)" office:value-type="float" office:value="8" calcext:value-type="float">
            <text:p>8</text:p>
          </table:table-cell>
          <table:table-cell table:formula="of:=COM.MICROSOFT.IFS(MOD([.A175];6)=0;&quot;Tungleh&quot;;MOD([.A175];6)=1;&quot;Aryang&quot;;MOD([.A175];6)=2;&quot;Urukung&quot;;MOD([.A175];6)=3;&quot;Paniron&quot;;MOD([.A175];6)=4;&quot;Was&quot;;MOD([.A175];6)=5;&quot;Maulu&quot;)" office:value-type="string" office:string-value="Maulu" calcext:value-type="string">
            <text:p>Maulu</text:p>
          </table:table-cell>
          <table:table-cell table:formula="of:=COM.MICROSOFT.IFS(MOD([.A175];6)=0;7;MOD([.A175];6)=1;6;MOD([.A175];6)=2;5;MOD([.A175];6)=3;8;MOD([.A175];6)=4;9;MOD([.A175];6)=5;3)" office:value-type="float" office:value="3" calcext:value-type="float">
            <text:p>3</text:p>
          </table:table-cell>
          <table:table-cell table:formula="of:=COM.MICROSOFT.IFS(MOD([.A175];7)=0;&quot;Redite&quot;;MOD([.A175];7)=1;&quot;Soma&quot;;MOD([.A175];7)=2;&quot;Anggara&quot;;MOD([.A175];7)=3;&quot;Budha&quot;;MOD([.A175];7)=4;&quot;Wraspati&quot;;MOD([.A175];7)=5;&quot;Sukra&quot;;MOD([.A175];7);&quot;Saniscara&quot;)" office:value-type="string" office:string-value="Sukra" calcext:value-type="string">
            <text:p>Sukra</text:p>
          </table:table-cell>
          <table:table-cell table:formula="of:=COM.MICROSOFT.IFS(MOD([.A175];7)=0;5;MOD([.A175];7)=1;4;MOD([.A175];7)=2;3;MOD([.A175];7)=3;7;MOD([.A175];7)=4;8;MOD([.A175];7)=5;6;MOD([.A175];7);9)" office:value-type="float" office:value="6" calcext:value-type="float">
            <text:p>6</text:p>
          </table:table-cell>
          <table:table-cell table:formula="of:=COM.MICROSOFT.IFS(MOD([.A175]+6;8)=0;&quot;Sri&quot;;MOD([.A175]+6;8)=1;&quot;Indra&quot;;MOD([.A175]+6;8)=2;&quot;Guru&quot;;MOD([.A175]+6;8)=3;&quot;Yama&quot;;MOD([.A175]+6;8)=4;&quot;Ludra&quot;;MOD([.A175]+6;8)=5;&quot;Brahma&quot;;MOD([.A175]+6;8)=6;&quot;Kala&quot;;MOD([.A175]+6;8)=7;&quot;Uma&quot;)" office:value-type="string" office:string-value="Yama" calcext:value-type="string">
            <text:p>Yama</text:p>
          </table:table-cell>
          <table:table-cell table:formula="of:=COM.MICROSOFT.IFS(MOD([.A175]+6;8)=0;6;MOD([.A175]+6;8)=1;5;MOD([.A175]+6;8)=2;8;MOD([.A175]+6;8)=3;9;MOD([.A175]+6;8)=4;3;MOD([.A175]+6;8)=5;7;MOD([.A175]+6;8)=6;1;MOD([.A175]+6;8)=7;4)" office:value-type="float" office:value="9" calcext:value-type="float">
            <text:p>9</text:p>
          </table:table-cell>
          <table:table-cell table:formula="of:=COM.MICROSOFT.IFS(MOD([.A175]-3;9)=0;&quot;Dangu&quot;;MOD([.A175]-3;9)=1;&quot;Jangur&quot;;MOD([.A175]-3;9)=2;&quot;Gigis&quot;;MOD([.A175]-3;9)=3;&quot;Nohan&quot;;MOD([.A175]-3;9)=4;&quot;Ogan&quot;;MOD([.A175]-3;9)=5;&quot;Erengan&quot;;MOD([.A175]-3;9)=6;&quot;Urungan&quot;;MOD([.A175]-3;9)=7;&quot;Tulus&quot;;MOD([.A175]-3;9)=8;&quot;Dadi&quot;)" office:value-type="string" office:string-value="Dadi" calcext:value-type="string">
            <text:p>Dadi</text:p>
          </table:table-cell>
          <table:table-cell table:formula="of:=COM.MICROSOFT.IFS(MOD([.A175]-3;9)=0;5;MOD([.A175]-3;9)=1;8;MOD([.A175]-3;9)=2;9;MOD([.A175]-3;9)=3;3;MOD([.A175]-3;9)=4;7;MOD([.A175]-3;9)=5;1;MOD([.A175]-3;9)=6;4;MOD([.A175]-3;9)=7;6;MOD([.A175]-3;9)=8;8)" office:value-type="float" office:value="8" calcext:value-type="float">
            <text:p>8</text:p>
          </table:table-cell>
          <table:table-cell table:formula="of:=COM.MICROSOFT.IFS(MOD(MOD([.N175]+[.R175];10);10)=0;&quot;Pandita&quot;;MOD(MOD([.N175]+[.R175];10);10)=1;&quot;Pati&quot;;MOD(MOD([.N175]+[.R175];10);10)=2;&quot;Suka&quot;;MOD(MOD([.N175]+[.R175];10);10)=3;&quot;Duka&quot;;MOD(MOD([.N175]+[.R175];10);10)=4;&quot;Sri&quot;;MOD(MOD([.N175]+[.R175];10);10)=5;&quot;Manuh&quot;;MOD(MOD([.N175]+[.R175];10);10)=6;&quot;Manusa&quot;;MOD(MOD([.N175]+[.R175];10);10)=7;&quot;Raja&quot;;MOD(MOD([.N175]+[.R175];10);10)=8;&quot;Dewa&quot;;MOD(MOD([.N175]+[.R175];10);10)=9;&quot;Raksasa&quot;)" office:value-type="string" office:string-value="Sri" calcext:value-type="string">
            <text:p>Sri</text:p>
          </table:table-cell>
          <table:table-cell table:formula="of:=COM.MICROSOFT.IFS(MOD(MOD([.N175]+[.R175];10);10)=0;5;MOD(MOD([.N175]+[.R175];10);10)=1;7;MOD(MOD([.N175]+[.R175];10);10)=2;10;MOD(MOD([.N175]+[.R175];10);10)=3;4;MOD(MOD([.N175]+[.R175];10);10)=4;6;MOD(MOD([.N175]+[.R175];10);10)=5;2;MOD(MOD([.N175]+[.R175];10);10)=6;3;MOD(MOD([.N175]+[.R175];10);10)=7;8;MOD(MOD([.N175]+[.R175];10);10)=8;9;MOD(MOD([.N175]+[.R175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[.A176]-MOD([.A176];7))/7" office:value-type="float" office:value="24" calcext:value-type="float">
            <text:p>24</text:p>
          </table:table-cell>
          <table:table-cell office:value-type="string" calcext:value-type="string">
            <text:p>Bala</text:p>
          </table:table-cell>
          <table:table-cell office:value-type="float" office:value="7" calcext:value-type="float">
            <text:p>7</text:p>
          </table:table-cell>
          <table:table-cell table:formula="of:=IF(MOD([.N176]+[.R176];2)=1;&quot;Luang&quot;;&quot;-&quot;)" office:value-type="string" office:string-value="-" calcext:value-type="string">
            <text:p>-</text:p>
          </table:table-cell>
          <table:table-cell table:formula="of:=IF(MOD([.N176]+[.R176];2)=1;1;0)" office:value-type="float" office:value="0" calcext:value-type="float">
            <text:p>0</text:p>
          </table:table-cell>
          <table:table-cell table:formula="of:=IF(MOD([.N176]+[.R176];2)=1;&quot;Pepet&quot;;&quot;Menga&quot;)" office:value-type="string" office:string-value="Menga" calcext:value-type="string">
            <text:p>Menga</text:p>
          </table:table-cell>
          <table:table-cell table:formula="of:=IF(MOD([.N176]+[.R176];2)=1;4;5)" office:value-type="float" office:value="5" calcext:value-type="float">
            <text:p>5</text:p>
          </table:table-cell>
          <table:table-cell table:formula="of:=COM.MICROSOFT.IFS(MOD([.A176];3)=0;&quot;Pasah&quot;;MOD([.A176];3)=1;&quot;Beteng&quot;;MOD([.A176];3)=2;&quot;Kajeng&quot;)" office:value-type="string" office:string-value="Pasah" calcext:value-type="string">
            <text:p>Pasah</text:p>
          </table:table-cell>
          <table:table-cell table:formula="of:=COM.MICROSOFT.IFS(MOD([.A176];3)=0;9;MOD([.A176];3)=1;4;MOD([.A176];3)=2;7)" office:value-type="float" office:value="9" calcext:value-type="float">
            <text:p>9</text:p>
          </table:table-cell>
          <table:table-cell table:formula="of:=COM.MICROSOFT.IFS(MOD([.A176]+2;4)=0;&quot;Sri&quot;;MOD([.A176]+2;4)=1;&quot;Laba&quot;;MOD([.A176]+2;4)=2;&quot;Jaya&quot;;MOD([.A176]+2;4)=3;&quot;Menala&quot;)" office:value-type="string" office:string-value="Sri" calcext:value-type="string">
            <text:p>Sri</text:p>
          </table:table-cell>
          <table:table-cell table:formula="of:=COM.MICROSOFT.IFS(MOD([.A176]+2;4)=0;6;MOD([.A176]+2;4)=1;5;MOD([.A176]+2;4)=2;1;MOD([.A176]+2;4)=3;8)" office:value-type="float" office:value="6" calcext:value-type="float">
            <text:p>6</text:p>
          </table:table-cell>
          <table:table-cell table:formula="of:=COM.MICROSOFT.IFS(MOD([.A176];5)=0;&quot;Pahing&quot;;MOD([.A176];5)=1;&quot;Pon&quot;;MOD([.A176];5)=2;&quot;Wage&quot;;MOD([.A176];5)=3;&quot;Kliwon&quot;;MOD([.A176];5)=4;&quot;Umanis&quot;)" office:value-type="string" office:string-value="Umanis" calcext:value-type="string">
            <text:p>Umanis</text:p>
          </table:table-cell>
          <table:table-cell table:formula="of:=COM.MICROSOFT.IFS(MOD([.A176];5)=0;9;MOD([.A176];5)=1;7;MOD([.A176];5)=2;4;MOD([.A176];5)=3;8;MOD([.A176];5)=4;5)" office:value-type="float" office:value="5" calcext:value-type="float">
            <text:p>5</text:p>
          </table:table-cell>
          <table:table-cell table:formula="of:=COM.MICROSOFT.IFS(MOD([.A176];6)=0;&quot;Tungleh&quot;;MOD([.A176];6)=1;&quot;Aryang&quot;;MOD([.A176];6)=2;&quot;Urukung&quot;;MOD([.A176];6)=3;&quot;Paniron&quot;;MOD([.A176];6)=4;&quot;Was&quot;;MOD([.A176];6)=5;&quot;Maulu&quot;)" office:value-type="string" office:string-value="Tungleh" calcext:value-type="string">
            <text:p>Tungleh</text:p>
          </table:table-cell>
          <table:table-cell table:formula="of:=COM.MICROSOFT.IFS(MOD([.A176];6)=0;7;MOD([.A176];6)=1;6;MOD([.A176];6)=2;5;MOD([.A176];6)=3;8;MOD([.A176];6)=4;9;MOD([.A176];6)=5;3)" office:value-type="float" office:value="7" calcext:value-type="float">
            <text:p>7</text:p>
          </table:table-cell>
          <table:table-cell table:formula="of:=COM.MICROSOFT.IFS(MOD([.A176];7)=0;&quot;Redite&quot;;MOD([.A176];7)=1;&quot;Soma&quot;;MOD([.A176];7)=2;&quot;Anggara&quot;;MOD([.A176];7)=3;&quot;Budha&quot;;MOD([.A176];7)=4;&quot;Wraspati&quot;;MOD([.A176];7)=5;&quot;Sukra&quot;;MOD([.A176];7);&quot;Saniscara&quot;)" office:value-type="string" office:string-value="Saniscara" calcext:value-type="string">
            <text:p>Saniscara</text:p>
          </table:table-cell>
          <table:table-cell table:formula="of:=COM.MICROSOFT.IFS(MOD([.A176];7)=0;5;MOD([.A176];7)=1;4;MOD([.A176];7)=2;3;MOD([.A176];7)=3;7;MOD([.A176];7)=4;8;MOD([.A176];7)=5;6;MOD([.A176];7);9)" office:value-type="float" office:value="9" calcext:value-type="float">
            <text:p>9</text:p>
          </table:table-cell>
          <table:table-cell table:formula="of:=COM.MICROSOFT.IFS(MOD([.A176]+6;8)=0;&quot;Sri&quot;;MOD([.A176]+6;8)=1;&quot;Indra&quot;;MOD([.A176]+6;8)=2;&quot;Guru&quot;;MOD([.A176]+6;8)=3;&quot;Yama&quot;;MOD([.A176]+6;8)=4;&quot;Ludra&quot;;MOD([.A176]+6;8)=5;&quot;Brahma&quot;;MOD([.A176]+6;8)=6;&quot;Kala&quot;;MOD([.A176]+6;8)=7;&quot;Uma&quot;)" office:value-type="string" office:string-value="Ludra" calcext:value-type="string">
            <text:p>Ludra</text:p>
          </table:table-cell>
          <table:table-cell table:formula="of:=COM.MICROSOFT.IFS(MOD([.A176]+6;8)=0;6;MOD([.A176]+6;8)=1;5;MOD([.A176]+6;8)=2;8;MOD([.A176]+6;8)=3;9;MOD([.A176]+6;8)=4;3;MOD([.A176]+6;8)=5;7;MOD([.A176]+6;8)=6;1;MOD([.A176]+6;8)=7;4)" office:value-type="float" office:value="3" calcext:value-type="float">
            <text:p>3</text:p>
          </table:table-cell>
          <table:table-cell table:formula="of:=COM.MICROSOFT.IFS(MOD([.A176]-3;9)=0;&quot;Dangu&quot;;MOD([.A176]-3;9)=1;&quot;Jangur&quot;;MOD([.A176]-3;9)=2;&quot;Gigis&quot;;MOD([.A176]-3;9)=3;&quot;Nohan&quot;;MOD([.A176]-3;9)=4;&quot;Ogan&quot;;MOD([.A176]-3;9)=5;&quot;Erengan&quot;;MOD([.A176]-3;9)=6;&quot;Urungan&quot;;MOD([.A176]-3;9)=7;&quot;Tulus&quot;;MOD([.A176]-3;9)=8;&quot;Dadi&quot;)" office:value-type="string" office:string-value="Dangu" calcext:value-type="string">
            <text:p>Dangu</text:p>
          </table:table-cell>
          <table:table-cell table:formula="of:=COM.MICROSOFT.IFS(MOD([.A176]-3;9)=0;5;MOD([.A176]-3;9)=1;8;MOD([.A176]-3;9)=2;9;MOD([.A176]-3;9)=3;3;MOD([.A176]-3;9)=4;7;MOD([.A176]-3;9)=5;1;MOD([.A176]-3;9)=6;4;MOD([.A176]-3;9)=7;6;MOD([.A176]-3;9)=8;8)" office:value-type="float" office:value="5" calcext:value-type="float">
            <text:p>5</text:p>
          </table:table-cell>
          <table:table-cell table:formula="of:=COM.MICROSOFT.IFS(MOD(MOD([.N176]+[.R176];10);10)=0;&quot;Pandita&quot;;MOD(MOD([.N176]+[.R176];10);10)=1;&quot;Pati&quot;;MOD(MOD([.N176]+[.R176];10);10)=2;&quot;Suka&quot;;MOD(MOD([.N176]+[.R176];10);10)=3;&quot;Duka&quot;;MOD(MOD([.N176]+[.R176];10);10)=4;&quot;Sri&quot;;MOD(MOD([.N176]+[.R176];10);10)=5;&quot;Manuh&quot;;MOD(MOD([.N176]+[.R176];10);10)=6;&quot;Manusa&quot;;MOD(MOD([.N176]+[.R176];10);10)=7;&quot;Raja&quot;;MOD(MOD([.N176]+[.R176];10);10)=8;&quot;Dewa&quot;;MOD(MOD([.N176]+[.R176];10);10)=9;&quot;Raksasa&quot;)" office:value-type="string" office:string-value="Sri" calcext:value-type="string">
            <text:p>Sri</text:p>
          </table:table-cell>
          <table:table-cell table:formula="of:=COM.MICROSOFT.IFS(MOD(MOD([.N176]+[.R176];10);10)=0;5;MOD(MOD([.N176]+[.R176];10);10)=1;7;MOD(MOD([.N176]+[.R176];10);10)=2;10;MOD(MOD([.N176]+[.R176];10);10)=3;4;MOD(MOD([.N176]+[.R176];10);10)=4;6;MOD(MOD([.N176]+[.R176];10);10)=5;2;MOD(MOD([.N176]+[.R176];10);10)=6;3;MOD(MOD([.N176]+[.R176];10);10)=7;8;MOD(MOD([.N176]+[.R176];10);10)=8;9;MOD(MOD([.N176]+[.R176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A177]-MOD([.A177];7))/7" office:value-type="float" office:value="25" calcext:value-type="float">
            <text:p>25</text:p>
          </table:table-cell>
          <table:table-cell office:value-type="string" calcext:value-type="string">
            <text:p>Ugu</text:p>
          </table:table-cell>
          <table:table-cell office:value-type="float" office:value="1" calcext:value-type="float">
            <text:p>1</text:p>
          </table:table-cell>
          <table:table-cell table:formula="of:=IF(MOD([.N177]+[.R177];2)=1;&quot;Luang&quot;;&quot;-&quot;)" office:value-type="string" office:string-value="-" calcext:value-type="string">
            <text:p>-</text:p>
          </table:table-cell>
          <table:table-cell table:formula="of:=IF(MOD([.N177]+[.R177];2)=1;1;0)" office:value-type="float" office:value="0" calcext:value-type="float">
            <text:p>0</text:p>
          </table:table-cell>
          <table:table-cell table:formula="of:=IF(MOD([.N177]+[.R177];2)=1;&quot;Pepet&quot;;&quot;Menga&quot;)" office:value-type="string" office:string-value="Menga" calcext:value-type="string">
            <text:p>Menga</text:p>
          </table:table-cell>
          <table:table-cell table:formula="of:=IF(MOD([.N177]+[.R177];2)=1;4;5)" office:value-type="float" office:value="5" calcext:value-type="float">
            <text:p>5</text:p>
          </table:table-cell>
          <table:table-cell table:formula="of:=COM.MICROSOFT.IFS(MOD([.A177];3)=0;&quot;Pasah&quot;;MOD([.A177];3)=1;&quot;Beteng&quot;;MOD([.A177];3)=2;&quot;Kajeng&quot;)" office:value-type="string" office:string-value="Beteng" calcext:value-type="string">
            <text:p>Beteng</text:p>
          </table:table-cell>
          <table:table-cell table:formula="of:=COM.MICROSOFT.IFS(MOD([.A177];3)=0;9;MOD([.A177];3)=1;4;MOD([.A177];3)=2;7)" office:value-type="float" office:value="4" calcext:value-type="float">
            <text:p>4</text:p>
          </table:table-cell>
          <table:table-cell table:formula="of:=COM.MICROSOFT.IFS(MOD([.A177]+2;4)=0;&quot;Sri&quot;;MOD([.A177]+2;4)=1;&quot;Laba&quot;;MOD([.A177]+2;4)=2;&quot;Jaya&quot;;MOD([.A177]+2;4)=3;&quot;Menala&quot;)" office:value-type="string" office:string-value="Laba" calcext:value-type="string">
            <text:p>Laba</text:p>
          </table:table-cell>
          <table:table-cell table:formula="of:=COM.MICROSOFT.IFS(MOD([.A177]+2;4)=0;6;MOD([.A177]+2;4)=1;5;MOD([.A177]+2;4)=2;1;MOD([.A177]+2;4)=3;8)" office:value-type="float" office:value="5" calcext:value-type="float">
            <text:p>5</text:p>
          </table:table-cell>
          <table:table-cell table:formula="of:=COM.MICROSOFT.IFS(MOD([.A177];5)=0;&quot;Pahing&quot;;MOD([.A177];5)=1;&quot;Pon&quot;;MOD([.A177];5)=2;&quot;Wage&quot;;MOD([.A177];5)=3;&quot;Kliwon&quot;;MOD([.A177];5)=4;&quot;Umanis&quot;)" office:value-type="string" office:string-value="Pahing" calcext:value-type="string">
            <text:p>Pahing</text:p>
          </table:table-cell>
          <table:table-cell table:formula="of:=COM.MICROSOFT.IFS(MOD([.A177];5)=0;9;MOD([.A177];5)=1;7;MOD([.A177];5)=2;4;MOD([.A177];5)=3;8;MOD([.A177];5)=4;5)" office:value-type="float" office:value="9" calcext:value-type="float">
            <text:p>9</text:p>
          </table:table-cell>
          <table:table-cell table:formula="of:=COM.MICROSOFT.IFS(MOD([.A177];6)=0;&quot;Tungleh&quot;;MOD([.A177];6)=1;&quot;Aryang&quot;;MOD([.A177];6)=2;&quot;Urukung&quot;;MOD([.A177];6)=3;&quot;Paniron&quot;;MOD([.A177];6)=4;&quot;Was&quot;;MOD([.A177];6)=5;&quot;Maulu&quot;)" office:value-type="string" office:string-value="Aryang" calcext:value-type="string">
            <text:p>Aryang</text:p>
          </table:table-cell>
          <table:table-cell table:formula="of:=COM.MICROSOFT.IFS(MOD([.A177];6)=0;7;MOD([.A177];6)=1;6;MOD([.A177];6)=2;5;MOD([.A177];6)=3;8;MOD([.A177];6)=4;9;MOD([.A177];6)=5;3)" office:value-type="float" office:value="6" calcext:value-type="float">
            <text:p>6</text:p>
          </table:table-cell>
          <table:table-cell table:formula="of:=COM.MICROSOFT.IFS(MOD([.A177];7)=0;&quot;Redite&quot;;MOD([.A177];7)=1;&quot;Soma&quot;;MOD([.A177];7)=2;&quot;Anggara&quot;;MOD([.A177];7)=3;&quot;Budha&quot;;MOD([.A177];7)=4;&quot;Wraspati&quot;;MOD([.A177];7)=5;&quot;Sukra&quot;;MOD([.A177];7);&quot;Saniscara&quot;)" office:value-type="string" office:string-value="Redite" calcext:value-type="string">
            <text:p>Redite</text:p>
          </table:table-cell>
          <table:table-cell table:formula="of:=COM.MICROSOFT.IFS(MOD([.A177];7)=0;5;MOD([.A177];7)=1;4;MOD([.A177];7)=2;3;MOD([.A177];7)=3;7;MOD([.A177];7)=4;8;MOD([.A177];7)=5;6;MOD([.A177];7);9)" office:value-type="float" office:value="5" calcext:value-type="float">
            <text:p>5</text:p>
          </table:table-cell>
          <table:table-cell table:formula="of:=COM.MICROSOFT.IFS(MOD([.A177]+6;8)=0;&quot;Sri&quot;;MOD([.A177]+6;8)=1;&quot;Indra&quot;;MOD([.A177]+6;8)=2;&quot;Guru&quot;;MOD([.A177]+6;8)=3;&quot;Yama&quot;;MOD([.A177]+6;8)=4;&quot;Ludra&quot;;MOD([.A177]+6;8)=5;&quot;Brahma&quot;;MOD([.A177]+6;8)=6;&quot;Kala&quot;;MOD([.A177]+6;8)=7;&quot;Uma&quot;)" office:value-type="string" office:string-value="Brahma" calcext:value-type="string">
            <text:p>Brahma</text:p>
          </table:table-cell>
          <table:table-cell table:formula="of:=COM.MICROSOFT.IFS(MOD([.A177]+6;8)=0;6;MOD([.A177]+6;8)=1;5;MOD([.A177]+6;8)=2;8;MOD([.A177]+6;8)=3;9;MOD([.A177]+6;8)=4;3;MOD([.A177]+6;8)=5;7;MOD([.A177]+6;8)=6;1;MOD([.A177]+6;8)=7;4)" office:value-type="float" office:value="7" calcext:value-type="float">
            <text:p>7</text:p>
          </table:table-cell>
          <table:table-cell table:formula="of:=COM.MICROSOFT.IFS(MOD([.A177]-3;9)=0;&quot;Dangu&quot;;MOD([.A177]-3;9)=1;&quot;Jangur&quot;;MOD([.A177]-3;9)=2;&quot;Gigis&quot;;MOD([.A177]-3;9)=3;&quot;Nohan&quot;;MOD([.A177]-3;9)=4;&quot;Ogan&quot;;MOD([.A177]-3;9)=5;&quot;Erengan&quot;;MOD([.A177]-3;9)=6;&quot;Urungan&quot;;MOD([.A177]-3;9)=7;&quot;Tulus&quot;;MOD([.A177]-3;9)=8;&quot;Dadi&quot;)" office:value-type="string" office:string-value="Jangur" calcext:value-type="string">
            <text:p>Jangur</text:p>
          </table:table-cell>
          <table:table-cell table:formula="of:=COM.MICROSOFT.IFS(MOD([.A177]-3;9)=0;5;MOD([.A177]-3;9)=1;8;MOD([.A177]-3;9)=2;9;MOD([.A177]-3;9)=3;3;MOD([.A177]-3;9)=4;7;MOD([.A177]-3;9)=5;1;MOD([.A177]-3;9)=6;4;MOD([.A177]-3;9)=7;6;MOD([.A177]-3;9)=8;8)" office:value-type="float" office:value="8" calcext:value-type="float">
            <text:p>8</text:p>
          </table:table-cell>
          <table:table-cell table:formula="of:=COM.MICROSOFT.IFS(MOD(MOD([.N177]+[.R177];10);10)=0;&quot;Pandita&quot;;MOD(MOD([.N177]+[.R177];10);10)=1;&quot;Pati&quot;;MOD(MOD([.N177]+[.R177];10);10)=2;&quot;Suka&quot;;MOD(MOD([.N177]+[.R177];10);10)=3;&quot;Duka&quot;;MOD(MOD([.N177]+[.R177];10);10)=4;&quot;Sri&quot;;MOD(MOD([.N177]+[.R177];10);10)=5;&quot;Manuh&quot;;MOD(MOD([.N177]+[.R177];10);10)=6;&quot;Manusa&quot;;MOD(MOD([.N177]+[.R177];10);10)=7;&quot;Raja&quot;;MOD(MOD([.N177]+[.R177];10);10)=8;&quot;Dewa&quot;;MOD(MOD([.N177]+[.R177];10);10)=9;&quot;Raksasa&quot;)" office:value-type="string" office:string-value="Sri" calcext:value-type="string">
            <text:p>Sri</text:p>
          </table:table-cell>
          <table:table-cell table:formula="of:=COM.MICROSOFT.IFS(MOD(MOD([.N177]+[.R177];10);10)=0;5;MOD(MOD([.N177]+[.R177];10);10)=1;7;MOD(MOD([.N177]+[.R177];10);10)=2;10;MOD(MOD([.N177]+[.R177];10);10)=3;4;MOD(MOD([.N177]+[.R177];10);10)=4;6;MOD(MOD([.N177]+[.R177];10);10)=5;2;MOD(MOD([.N177]+[.R177];10);10)=6;3;MOD(MOD([.N177]+[.R177];10);10)=7;8;MOD(MOD([.N177]+[.R177];10);10)=8;9;MOD(MOD([.N177]+[.R177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178]-MOD([.A178];7))/7" office:value-type="float" office:value="25" calcext:value-type="float">
            <text:p>25</text:p>
          </table:table-cell>
          <table:table-cell office:value-type="string" calcext:value-type="string">
            <text:p>Ugu</text:p>
          </table:table-cell>
          <table:table-cell office:value-type="float" office:value="1" calcext:value-type="float">
            <text:p>1</text:p>
          </table:table-cell>
          <table:table-cell table:formula="of:=IF(MOD([.N178]+[.R178];2)=1;&quot;Luang&quot;;&quot;-&quot;)" office:value-type="string" office:string-value="Luang" calcext:value-type="string">
            <text:p>Luang</text:p>
          </table:table-cell>
          <table:table-cell table:formula="of:=IF(MOD([.N178]+[.R178];2)=1;1;0)" office:value-type="float" office:value="1" calcext:value-type="float">
            <text:p>1</text:p>
          </table:table-cell>
          <table:table-cell table:formula="of:=IF(MOD([.N178]+[.R178];2)=1;&quot;Pepet&quot;;&quot;Menga&quot;)" office:value-type="string" office:string-value="Pepet" calcext:value-type="string">
            <text:p>Pepet</text:p>
          </table:table-cell>
          <table:table-cell table:formula="of:=IF(MOD([.N178]+[.R178];2)=1;4;5)" office:value-type="float" office:value="4" calcext:value-type="float">
            <text:p>4</text:p>
          </table:table-cell>
          <table:table-cell table:formula="of:=COM.MICROSOFT.IFS(MOD([.A178];3)=0;&quot;Pasah&quot;;MOD([.A178];3)=1;&quot;Beteng&quot;;MOD([.A178];3)=2;&quot;Kajeng&quot;)" office:value-type="string" office:string-value="Kajeng" calcext:value-type="string">
            <text:p>Kajeng</text:p>
          </table:table-cell>
          <table:table-cell table:formula="of:=COM.MICROSOFT.IFS(MOD([.A178];3)=0;9;MOD([.A178];3)=1;4;MOD([.A178];3)=2;7)" office:value-type="float" office:value="7" calcext:value-type="float">
            <text:p>7</text:p>
          </table:table-cell>
          <table:table-cell table:formula="of:=COM.MICROSOFT.IFS(MOD([.A178]+2;4)=0;&quot;Sri&quot;;MOD([.A178]+2;4)=1;&quot;Laba&quot;;MOD([.A178]+2;4)=2;&quot;Jaya&quot;;MOD([.A178]+2;4)=3;&quot;Menala&quot;)" office:value-type="string" office:string-value="Jaya" calcext:value-type="string">
            <text:p>Jaya</text:p>
          </table:table-cell>
          <table:table-cell table:formula="of:=COM.MICROSOFT.IFS(MOD([.A178]+2;4)=0;6;MOD([.A178]+2;4)=1;5;MOD([.A178]+2;4)=2;1;MOD([.A178]+2;4)=3;8)" office:value-type="float" office:value="1" calcext:value-type="float">
            <text:p>1</text:p>
          </table:table-cell>
          <table:table-cell table:formula="of:=COM.MICROSOFT.IFS(MOD([.A178];5)=0;&quot;Pahing&quot;;MOD([.A178];5)=1;&quot;Pon&quot;;MOD([.A178];5)=2;&quot;Wage&quot;;MOD([.A178];5)=3;&quot;Kliwon&quot;;MOD([.A178];5)=4;&quot;Umanis&quot;)" office:value-type="string" office:string-value="Pon" calcext:value-type="string">
            <text:p>Pon</text:p>
          </table:table-cell>
          <table:table-cell table:formula="of:=COM.MICROSOFT.IFS(MOD([.A178];5)=0;9;MOD([.A178];5)=1;7;MOD([.A178];5)=2;4;MOD([.A178];5)=3;8;MOD([.A178];5)=4;5)" office:value-type="float" office:value="7" calcext:value-type="float">
            <text:p>7</text:p>
          </table:table-cell>
          <table:table-cell table:formula="of:=COM.MICROSOFT.IFS(MOD([.A178];6)=0;&quot;Tungleh&quot;;MOD([.A178];6)=1;&quot;Aryang&quot;;MOD([.A178];6)=2;&quot;Urukung&quot;;MOD([.A178];6)=3;&quot;Paniron&quot;;MOD([.A178];6)=4;&quot;Was&quot;;MOD([.A178];6)=5;&quot;Maulu&quot;)" office:value-type="string" office:string-value="Urukung" calcext:value-type="string">
            <text:p>Urukung</text:p>
          </table:table-cell>
          <table:table-cell table:formula="of:=COM.MICROSOFT.IFS(MOD([.A178];6)=0;7;MOD([.A178];6)=1;6;MOD([.A178];6)=2;5;MOD([.A178];6)=3;8;MOD([.A178];6)=4;9;MOD([.A178];6)=5;3)" office:value-type="float" office:value="5" calcext:value-type="float">
            <text:p>5</text:p>
          </table:table-cell>
          <table:table-cell table:formula="of:=COM.MICROSOFT.IFS(MOD([.A178];7)=0;&quot;Redite&quot;;MOD([.A178];7)=1;&quot;Soma&quot;;MOD([.A178];7)=2;&quot;Anggara&quot;;MOD([.A178];7)=3;&quot;Budha&quot;;MOD([.A178];7)=4;&quot;Wraspati&quot;;MOD([.A178];7)=5;&quot;Sukra&quot;;MOD([.A178];7);&quot;Saniscara&quot;)" office:value-type="string" office:string-value="Soma" calcext:value-type="string">
            <text:p>Soma</text:p>
          </table:table-cell>
          <table:table-cell table:formula="of:=COM.MICROSOFT.IFS(MOD([.A178];7)=0;5;MOD([.A178];7)=1;4;MOD([.A178];7)=2;3;MOD([.A178];7)=3;7;MOD([.A178];7)=4;8;MOD([.A178];7)=5;6;MOD([.A178];7);9)" office:value-type="float" office:value="4" calcext:value-type="float">
            <text:p>4</text:p>
          </table:table-cell>
          <table:table-cell table:formula="of:=COM.MICROSOFT.IFS(MOD([.A178]+6;8)=0;&quot;Sri&quot;;MOD([.A178]+6;8)=1;&quot;Indra&quot;;MOD([.A178]+6;8)=2;&quot;Guru&quot;;MOD([.A178]+6;8)=3;&quot;Yama&quot;;MOD([.A178]+6;8)=4;&quot;Ludra&quot;;MOD([.A178]+6;8)=5;&quot;Brahma&quot;;MOD([.A178]+6;8)=6;&quot;Kala&quot;;MOD([.A178]+6;8)=7;&quot;Uma&quot;)" office:value-type="string" office:string-value="Kala" calcext:value-type="string">
            <text:p>Kala</text:p>
          </table:table-cell>
          <table:table-cell table:formula="of:=COM.MICROSOFT.IFS(MOD([.A178]+6;8)=0;6;MOD([.A178]+6;8)=1;5;MOD([.A178]+6;8)=2;8;MOD([.A178]+6;8)=3;9;MOD([.A178]+6;8)=4;3;MOD([.A178]+6;8)=5;7;MOD([.A178]+6;8)=6;1;MOD([.A178]+6;8)=7;4)" office:value-type="float" office:value="1" calcext:value-type="float">
            <text:p>1</text:p>
          </table:table-cell>
          <table:table-cell table:formula="of:=COM.MICROSOFT.IFS(MOD([.A178]-3;9)=0;&quot;Dangu&quot;;MOD([.A178]-3;9)=1;&quot;Jangur&quot;;MOD([.A178]-3;9)=2;&quot;Gigis&quot;;MOD([.A178]-3;9)=3;&quot;Nohan&quot;;MOD([.A178]-3;9)=4;&quot;Ogan&quot;;MOD([.A178]-3;9)=5;&quot;Erengan&quot;;MOD([.A178]-3;9)=6;&quot;Urungan&quot;;MOD([.A178]-3;9)=7;&quot;Tulus&quot;;MOD([.A178]-3;9)=8;&quot;Dadi&quot;)" office:value-type="string" office:string-value="Gigis" calcext:value-type="string">
            <text:p>Gigis</text:p>
          </table:table-cell>
          <table:table-cell table:formula="of:=COM.MICROSOFT.IFS(MOD([.A178]-3;9)=0;5;MOD([.A178]-3;9)=1;8;MOD([.A178]-3;9)=2;9;MOD([.A178]-3;9)=3;3;MOD([.A178]-3;9)=4;7;MOD([.A178]-3;9)=5;1;MOD([.A178]-3;9)=6;4;MOD([.A178]-3;9)=7;6;MOD([.A178]-3;9)=8;8)" office:value-type="float" office:value="9" calcext:value-type="float">
            <text:p>9</text:p>
          </table:table-cell>
          <table:table-cell table:formula="of:=COM.MICROSOFT.IFS(MOD(MOD([.N178]+[.R178];10);10)=0;&quot;Pandita&quot;;MOD(MOD([.N178]+[.R178];10);10)=1;&quot;Pati&quot;;MOD(MOD([.N178]+[.R178];10);10)=2;&quot;Suka&quot;;MOD(MOD([.N178]+[.R178];10);10)=3;&quot;Duka&quot;;MOD(MOD([.N178]+[.R178];10);10)=4;&quot;Sri&quot;;MOD(MOD([.N178]+[.R178];10);10)=5;&quot;Manuh&quot;;MOD(MOD([.N178]+[.R178];10);10)=6;&quot;Manusa&quot;;MOD(MOD([.N178]+[.R178];10);10)=7;&quot;Raja&quot;;MOD(MOD([.N178]+[.R178];10);10)=8;&quot;Dewa&quot;;MOD(MOD([.N178]+[.R178];10);10)=9;&quot;Raksasa&quot;)" office:value-type="string" office:string-value="Pati" calcext:value-type="string">
            <text:p>Pati</text:p>
          </table:table-cell>
          <table:table-cell table:formula="of:=COM.MICROSOFT.IFS(MOD(MOD([.N178]+[.R178];10);10)=0;5;MOD(MOD([.N178]+[.R178];10);10)=1;7;MOD(MOD([.N178]+[.R178];10);10)=2;10;MOD(MOD([.N178]+[.R178];10);10)=3;4;MOD(MOD([.N178]+[.R178];10);10)=4;6;MOD(MOD([.N178]+[.R178];10);10)=5;2;MOD(MOD([.N178]+[.R178];10);10)=6;3;MOD(MOD([.N178]+[.R178];10);10)=7;8;MOD(MOD([.N178]+[.R178];10);10)=8;9;MOD(MOD([.N178]+[.R178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A179]-MOD([.A179];7))/7" office:value-type="float" office:value="25" calcext:value-type="float">
            <text:p>25</text:p>
          </table:table-cell>
          <table:table-cell office:value-type="string" calcext:value-type="string">
            <text:p>Ugu</text:p>
          </table:table-cell>
          <table:table-cell office:value-type="float" office:value="1" calcext:value-type="float">
            <text:p>1</text:p>
          </table:table-cell>
          <table:table-cell table:formula="of:=IF(MOD([.N179]+[.R179];2)=1;&quot;Luang&quot;;&quot;-&quot;)" office:value-type="string" office:string-value="Luang" calcext:value-type="string">
            <text:p>Luang</text:p>
          </table:table-cell>
          <table:table-cell table:formula="of:=IF(MOD([.N179]+[.R179];2)=1;1;0)" office:value-type="float" office:value="1" calcext:value-type="float">
            <text:p>1</text:p>
          </table:table-cell>
          <table:table-cell table:formula="of:=IF(MOD([.N179]+[.R179];2)=1;&quot;Pepet&quot;;&quot;Menga&quot;)" office:value-type="string" office:string-value="Pepet" calcext:value-type="string">
            <text:p>Pepet</text:p>
          </table:table-cell>
          <table:table-cell table:formula="of:=IF(MOD([.N179]+[.R179];2)=1;4;5)" office:value-type="float" office:value="4" calcext:value-type="float">
            <text:p>4</text:p>
          </table:table-cell>
          <table:table-cell table:formula="of:=COM.MICROSOFT.IFS(MOD([.A179];3)=0;&quot;Pasah&quot;;MOD([.A179];3)=1;&quot;Beteng&quot;;MOD([.A179];3)=2;&quot;Kajeng&quot;)" office:value-type="string" office:string-value="Pasah" calcext:value-type="string">
            <text:p>Pasah</text:p>
          </table:table-cell>
          <table:table-cell table:formula="of:=COM.MICROSOFT.IFS(MOD([.A179];3)=0;9;MOD([.A179];3)=1;4;MOD([.A179];3)=2;7)" office:value-type="float" office:value="9" calcext:value-type="float">
            <text:p>9</text:p>
          </table:table-cell>
          <table:table-cell table:formula="of:=COM.MICROSOFT.IFS(MOD([.A179]+2;4)=0;&quot;Sri&quot;;MOD([.A179]+2;4)=1;&quot;Laba&quot;;MOD([.A179]+2;4)=2;&quot;Jaya&quot;;MOD([.A179]+2;4)=3;&quot;Menala&quot;)" office:value-type="string" office:string-value="Menala" calcext:value-type="string">
            <text:p>Menala</text:p>
          </table:table-cell>
          <table:table-cell table:formula="of:=COM.MICROSOFT.IFS(MOD([.A179]+2;4)=0;6;MOD([.A179]+2;4)=1;5;MOD([.A179]+2;4)=2;1;MOD([.A179]+2;4)=3;8)" office:value-type="float" office:value="8" calcext:value-type="float">
            <text:p>8</text:p>
          </table:table-cell>
          <table:table-cell table:formula="of:=COM.MICROSOFT.IFS(MOD([.A179];5)=0;&quot;Pahing&quot;;MOD([.A179];5)=1;&quot;Pon&quot;;MOD([.A179];5)=2;&quot;Wage&quot;;MOD([.A179];5)=3;&quot;Kliwon&quot;;MOD([.A179];5)=4;&quot;Umanis&quot;)" office:value-type="string" office:string-value="Wage" calcext:value-type="string">
            <text:p>Wage</text:p>
          </table:table-cell>
          <table:table-cell table:formula="of:=COM.MICROSOFT.IFS(MOD([.A179];5)=0;9;MOD([.A179];5)=1;7;MOD([.A179];5)=2;4;MOD([.A179];5)=3;8;MOD([.A179];5)=4;5)" office:value-type="float" office:value="4" calcext:value-type="float">
            <text:p>4</text:p>
          </table:table-cell>
          <table:table-cell table:formula="of:=COM.MICROSOFT.IFS(MOD([.A179];6)=0;&quot;Tungleh&quot;;MOD([.A179];6)=1;&quot;Aryang&quot;;MOD([.A179];6)=2;&quot;Urukung&quot;;MOD([.A179];6)=3;&quot;Paniron&quot;;MOD([.A179];6)=4;&quot;Was&quot;;MOD([.A179];6)=5;&quot;Maulu&quot;)" office:value-type="string" office:string-value="Paniron" calcext:value-type="string">
            <text:p>Paniron</text:p>
          </table:table-cell>
          <table:table-cell table:formula="of:=COM.MICROSOFT.IFS(MOD([.A179];6)=0;7;MOD([.A179];6)=1;6;MOD([.A179];6)=2;5;MOD([.A179];6)=3;8;MOD([.A179];6)=4;9;MOD([.A179];6)=5;3)" office:value-type="float" office:value="8" calcext:value-type="float">
            <text:p>8</text:p>
          </table:table-cell>
          <table:table-cell table:formula="of:=COM.MICROSOFT.IFS(MOD([.A179];7)=0;&quot;Redite&quot;;MOD([.A179];7)=1;&quot;Soma&quot;;MOD([.A179];7)=2;&quot;Anggara&quot;;MOD([.A179];7)=3;&quot;Budha&quot;;MOD([.A179];7)=4;&quot;Wraspati&quot;;MOD([.A179];7)=5;&quot;Sukra&quot;;MOD([.A179];7);&quot;Saniscara&quot;)" office:value-type="string" office:string-value="Anggara" calcext:value-type="string">
            <text:p>Anggara</text:p>
          </table:table-cell>
          <table:table-cell table:formula="of:=COM.MICROSOFT.IFS(MOD([.A179];7)=0;5;MOD([.A179];7)=1;4;MOD([.A179];7)=2;3;MOD([.A179];7)=3;7;MOD([.A179];7)=4;8;MOD([.A179];7)=5;6;MOD([.A179];7);9)" office:value-type="float" office:value="3" calcext:value-type="float">
            <text:p>3</text:p>
          </table:table-cell>
          <table:table-cell table:formula="of:=COM.MICROSOFT.IFS(MOD([.A179]+6;8)=0;&quot;Sri&quot;;MOD([.A179]+6;8)=1;&quot;Indra&quot;;MOD([.A179]+6;8)=2;&quot;Guru&quot;;MOD([.A179]+6;8)=3;&quot;Yama&quot;;MOD([.A179]+6;8)=4;&quot;Ludra&quot;;MOD([.A179]+6;8)=5;&quot;Brahma&quot;;MOD([.A179]+6;8)=6;&quot;Kala&quot;;MOD([.A179]+6;8)=7;&quot;Uma&quot;)" office:value-type="string" office:string-value="Uma" calcext:value-type="string">
            <text:p>Uma</text:p>
          </table:table-cell>
          <table:table-cell table:formula="of:=COM.MICROSOFT.IFS(MOD([.A179]+6;8)=0;6;MOD([.A179]+6;8)=1;5;MOD([.A179]+6;8)=2;8;MOD([.A179]+6;8)=3;9;MOD([.A179]+6;8)=4;3;MOD([.A179]+6;8)=5;7;MOD([.A179]+6;8)=6;1;MOD([.A179]+6;8)=7;4)" office:value-type="float" office:value="4" calcext:value-type="float">
            <text:p>4</text:p>
          </table:table-cell>
          <table:table-cell table:formula="of:=COM.MICROSOFT.IFS(MOD([.A179]-3;9)=0;&quot;Dangu&quot;;MOD([.A179]-3;9)=1;&quot;Jangur&quot;;MOD([.A179]-3;9)=2;&quot;Gigis&quot;;MOD([.A179]-3;9)=3;&quot;Nohan&quot;;MOD([.A179]-3;9)=4;&quot;Ogan&quot;;MOD([.A179]-3;9)=5;&quot;Erengan&quot;;MOD([.A179]-3;9)=6;&quot;Urungan&quot;;MOD([.A179]-3;9)=7;&quot;Tulus&quot;;MOD([.A179]-3;9)=8;&quot;Dadi&quot;)" office:value-type="string" office:string-value="Nohan" calcext:value-type="string">
            <text:p>Nohan</text:p>
          </table:table-cell>
          <table:table-cell table:formula="of:=COM.MICROSOFT.IFS(MOD([.A179]-3;9)=0;5;MOD([.A179]-3;9)=1;8;MOD([.A179]-3;9)=2;9;MOD([.A179]-3;9)=3;3;MOD([.A179]-3;9)=4;7;MOD([.A179]-3;9)=5;1;MOD([.A179]-3;9)=6;4;MOD([.A179]-3;9)=7;6;MOD([.A179]-3;9)=8;8)" office:value-type="float" office:value="3" calcext:value-type="float">
            <text:p>3</text:p>
          </table:table-cell>
          <table:table-cell table:formula="of:=COM.MICROSOFT.IFS(MOD(MOD([.N179]+[.R179];10);10)=0;&quot;Pandita&quot;;MOD(MOD([.N179]+[.R179];10);10)=1;&quot;Pati&quot;;MOD(MOD([.N179]+[.R179];10);10)=2;&quot;Suka&quot;;MOD(MOD([.N179]+[.R179];10);10)=3;&quot;Duka&quot;;MOD(MOD([.N179]+[.R179];10);10)=4;&quot;Sri&quot;;MOD(MOD([.N179]+[.R179];10);10)=5;&quot;Manuh&quot;;MOD(MOD([.N179]+[.R179];10);10)=6;&quot;Manusa&quot;;MOD(MOD([.N179]+[.R179];10);10)=7;&quot;Raja&quot;;MOD(MOD([.N179]+[.R179];10);10)=8;&quot;Dewa&quot;;MOD(MOD([.N179]+[.R179];10);10)=9;&quot;Raksasa&quot;)" office:value-type="string" office:string-value="Raja" calcext:value-type="string">
            <text:p>Raja</text:p>
          </table:table-cell>
          <table:table-cell table:formula="of:=COM.MICROSOFT.IFS(MOD(MOD([.N179]+[.R179];10);10)=0;5;MOD(MOD([.N179]+[.R179];10);10)=1;7;MOD(MOD([.N179]+[.R179];10);10)=2;10;MOD(MOD([.N179]+[.R179];10);10)=3;4;MOD(MOD([.N179]+[.R179];10);10)=4;6;MOD(MOD([.N179]+[.R179];10);10)=5;2;MOD(MOD([.N179]+[.R179];10);10)=6;3;MOD(MOD([.N179]+[.R179];10);10)=7;8;MOD(MOD([.N179]+[.R179];10);10)=8;9;MOD(MOD([.N179]+[.R179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[.A180]-MOD([.A180];7))/7" office:value-type="float" office:value="25" calcext:value-type="float">
            <text:p>25</text:p>
          </table:table-cell>
          <table:table-cell office:value-type="string" calcext:value-type="string">
            <text:p>Ugu</text:p>
          </table:table-cell>
          <table:table-cell office:value-type="float" office:value="1" calcext:value-type="float">
            <text:p>1</text:p>
          </table:table-cell>
          <table:table-cell table:formula="of:=IF(MOD([.N180]+[.R180];2)=1;&quot;Luang&quot;;&quot;-&quot;)" office:value-type="string" office:string-value="Luang" calcext:value-type="string">
            <text:p>Luang</text:p>
          </table:table-cell>
          <table:table-cell table:formula="of:=IF(MOD([.N180]+[.R180];2)=1;1;0)" office:value-type="float" office:value="1" calcext:value-type="float">
            <text:p>1</text:p>
          </table:table-cell>
          <table:table-cell table:formula="of:=IF(MOD([.N180]+[.R180];2)=1;&quot;Pepet&quot;;&quot;Menga&quot;)" office:value-type="string" office:string-value="Pepet" calcext:value-type="string">
            <text:p>Pepet</text:p>
          </table:table-cell>
          <table:table-cell table:formula="of:=IF(MOD([.N180]+[.R180];2)=1;4;5)" office:value-type="float" office:value="4" calcext:value-type="float">
            <text:p>4</text:p>
          </table:table-cell>
          <table:table-cell table:formula="of:=COM.MICROSOFT.IFS(MOD([.A180];3)=0;&quot;Pasah&quot;;MOD([.A180];3)=1;&quot;Beteng&quot;;MOD([.A180];3)=2;&quot;Kajeng&quot;)" office:value-type="string" office:string-value="Beteng" calcext:value-type="string">
            <text:p>Beteng</text:p>
          </table:table-cell>
          <table:table-cell table:formula="of:=COM.MICROSOFT.IFS(MOD([.A180];3)=0;9;MOD([.A180];3)=1;4;MOD([.A180];3)=2;7)" office:value-type="float" office:value="4" calcext:value-type="float">
            <text:p>4</text:p>
          </table:table-cell>
          <table:table-cell table:formula="of:=COM.MICROSOFT.IFS(MOD([.A180]+2;4)=0;&quot;Sri&quot;;MOD([.A180]+2;4)=1;&quot;Laba&quot;;MOD([.A180]+2;4)=2;&quot;Jaya&quot;;MOD([.A180]+2;4)=3;&quot;Menala&quot;)" office:value-type="string" office:string-value="Sri" calcext:value-type="string">
            <text:p>Sri</text:p>
          </table:table-cell>
          <table:table-cell table:formula="of:=COM.MICROSOFT.IFS(MOD([.A180]+2;4)=0;6;MOD([.A180]+2;4)=1;5;MOD([.A180]+2;4)=2;1;MOD([.A180]+2;4)=3;8)" office:value-type="float" office:value="6" calcext:value-type="float">
            <text:p>6</text:p>
          </table:table-cell>
          <table:table-cell table:formula="of:=COM.MICROSOFT.IFS(MOD([.A180];5)=0;&quot;Pahing&quot;;MOD([.A180];5)=1;&quot;Pon&quot;;MOD([.A180];5)=2;&quot;Wage&quot;;MOD([.A180];5)=3;&quot;Kliwon&quot;;MOD([.A180];5)=4;&quot;Umanis&quot;)" office:value-type="string" office:string-value="Kliwon" calcext:value-type="string">
            <text:p>Kliwon</text:p>
          </table:table-cell>
          <table:table-cell table:formula="of:=COM.MICROSOFT.IFS(MOD([.A180];5)=0;9;MOD([.A180];5)=1;7;MOD([.A180];5)=2;4;MOD([.A180];5)=3;8;MOD([.A180];5)=4;5)" office:value-type="float" office:value="8" calcext:value-type="float">
            <text:p>8</text:p>
          </table:table-cell>
          <table:table-cell table:formula="of:=COM.MICROSOFT.IFS(MOD([.A180];6)=0;&quot;Tungleh&quot;;MOD([.A180];6)=1;&quot;Aryang&quot;;MOD([.A180];6)=2;&quot;Urukung&quot;;MOD([.A180];6)=3;&quot;Paniron&quot;;MOD([.A180];6)=4;&quot;Was&quot;;MOD([.A180];6)=5;&quot;Maulu&quot;)" office:value-type="string" office:string-value="Was" calcext:value-type="string">
            <text:p>Was</text:p>
          </table:table-cell>
          <table:table-cell table:formula="of:=COM.MICROSOFT.IFS(MOD([.A180];6)=0;7;MOD([.A180];6)=1;6;MOD([.A180];6)=2;5;MOD([.A180];6)=3;8;MOD([.A180];6)=4;9;MOD([.A180];6)=5;3)" office:value-type="float" office:value="9" calcext:value-type="float">
            <text:p>9</text:p>
          </table:table-cell>
          <table:table-cell table:formula="of:=COM.MICROSOFT.IFS(MOD([.A180];7)=0;&quot;Redite&quot;;MOD([.A180];7)=1;&quot;Soma&quot;;MOD([.A180];7)=2;&quot;Anggara&quot;;MOD([.A180];7)=3;&quot;Budha&quot;;MOD([.A180];7)=4;&quot;Wraspati&quot;;MOD([.A180];7)=5;&quot;Sukra&quot;;MOD([.A180];7);&quot;Saniscara&quot;)" office:value-type="string" office:string-value="Budha" calcext:value-type="string">
            <text:p>Budha</text:p>
          </table:table-cell>
          <table:table-cell table:formula="of:=COM.MICROSOFT.IFS(MOD([.A180];7)=0;5;MOD([.A180];7)=1;4;MOD([.A180];7)=2;3;MOD([.A180];7)=3;7;MOD([.A180];7)=4;8;MOD([.A180];7)=5;6;MOD([.A180];7);9)" office:value-type="float" office:value="7" calcext:value-type="float">
            <text:p>7</text:p>
          </table:table-cell>
          <table:table-cell table:formula="of:=COM.MICROSOFT.IFS(MOD([.A180]+6;8)=0;&quot;Sri&quot;;MOD([.A180]+6;8)=1;&quot;Indra&quot;;MOD([.A180]+6;8)=2;&quot;Guru&quot;;MOD([.A180]+6;8)=3;&quot;Yama&quot;;MOD([.A180]+6;8)=4;&quot;Ludra&quot;;MOD([.A180]+6;8)=5;&quot;Brahma&quot;;MOD([.A180]+6;8)=6;&quot;Kala&quot;;MOD([.A180]+6;8)=7;&quot;Uma&quot;)" office:value-type="string" office:string-value="Sri" calcext:value-type="string">
            <text:p>Sri</text:p>
          </table:table-cell>
          <table:table-cell table:formula="of:=COM.MICROSOFT.IFS(MOD([.A180]+6;8)=0;6;MOD([.A180]+6;8)=1;5;MOD([.A180]+6;8)=2;8;MOD([.A180]+6;8)=3;9;MOD([.A180]+6;8)=4;3;MOD([.A180]+6;8)=5;7;MOD([.A180]+6;8)=6;1;MOD([.A180]+6;8)=7;4)" office:value-type="float" office:value="6" calcext:value-type="float">
            <text:p>6</text:p>
          </table:table-cell>
          <table:table-cell table:formula="of:=COM.MICROSOFT.IFS(MOD([.A180]-3;9)=0;&quot;Dangu&quot;;MOD([.A180]-3;9)=1;&quot;Jangur&quot;;MOD([.A180]-3;9)=2;&quot;Gigis&quot;;MOD([.A180]-3;9)=3;&quot;Nohan&quot;;MOD([.A180]-3;9)=4;&quot;Ogan&quot;;MOD([.A180]-3;9)=5;&quot;Erengan&quot;;MOD([.A180]-3;9)=6;&quot;Urungan&quot;;MOD([.A180]-3;9)=7;&quot;Tulus&quot;;MOD([.A180]-3;9)=8;&quot;Dadi&quot;)" office:value-type="string" office:string-value="Ogan" calcext:value-type="string">
            <text:p>Ogan</text:p>
          </table:table-cell>
          <table:table-cell table:formula="of:=COM.MICROSOFT.IFS(MOD([.A180]-3;9)=0;5;MOD([.A180]-3;9)=1;8;MOD([.A180]-3;9)=2;9;MOD([.A180]-3;9)=3;3;MOD([.A180]-3;9)=4;7;MOD([.A180]-3;9)=5;1;MOD([.A180]-3;9)=6;4;MOD([.A180]-3;9)=7;6;MOD([.A180]-3;9)=8;8)" office:value-type="float" office:value="7" calcext:value-type="float">
            <text:p>7</text:p>
          </table:table-cell>
          <table:table-cell table:formula="of:=COM.MICROSOFT.IFS(MOD(MOD([.N180]+[.R180];10);10)=0;&quot;Pandita&quot;;MOD(MOD([.N180]+[.R180];10);10)=1;&quot;Pati&quot;;MOD(MOD([.N180]+[.R180];10);10)=2;&quot;Suka&quot;;MOD(MOD([.N180]+[.R180];10);10)=3;&quot;Duka&quot;;MOD(MOD([.N180]+[.R180];10);10)=4;&quot;Sri&quot;;MOD(MOD([.N180]+[.R180];10);10)=5;&quot;Manuh&quot;;MOD(MOD([.N180]+[.R180];10);10)=6;&quot;Manusa&quot;;MOD(MOD([.N180]+[.R180];10);10)=7;&quot;Raja&quot;;MOD(MOD([.N180]+[.R180];10);10)=8;&quot;Dewa&quot;;MOD(MOD([.N180]+[.R180];10);10)=9;&quot;Raksasa&quot;)" office:value-type="string" office:string-value="Manuh" calcext:value-type="string">
            <text:p>Manuh</text:p>
          </table:table-cell>
          <table:table-cell table:formula="of:=COM.MICROSOFT.IFS(MOD(MOD([.N180]+[.R180];10);10)=0;5;MOD(MOD([.N180]+[.R180];10);10)=1;7;MOD(MOD([.N180]+[.R180];10);10)=2;10;MOD(MOD([.N180]+[.R180];10);10)=3;4;MOD(MOD([.N180]+[.R180];10);10)=4;6;MOD(MOD([.N180]+[.R180];10);10)=5;2;MOD(MOD([.N180]+[.R180];10);10)=6;3;MOD(MOD([.N180]+[.R180];10);10)=7;8;MOD(MOD([.N180]+[.R180];10);10)=8;9;MOD(MOD([.N180]+[.R180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181]-MOD([.A181];7))/7" office:value-type="float" office:value="25" calcext:value-type="float">
            <text:p>25</text:p>
          </table:table-cell>
          <table:table-cell office:value-type="string" calcext:value-type="string">
            <text:p>Ugu</text:p>
          </table:table-cell>
          <table:table-cell office:value-type="float" office:value="1" calcext:value-type="float">
            <text:p>1</text:p>
          </table:table-cell>
          <table:table-cell table:formula="of:=IF(MOD([.N181]+[.R181];2)=1;&quot;Luang&quot;;&quot;-&quot;)" office:value-type="string" office:string-value="Luang" calcext:value-type="string">
            <text:p>Luang</text:p>
          </table:table-cell>
          <table:table-cell table:formula="of:=IF(MOD([.N181]+[.R181];2)=1;1;0)" office:value-type="float" office:value="1" calcext:value-type="float">
            <text:p>1</text:p>
          </table:table-cell>
          <table:table-cell table:formula="of:=IF(MOD([.N181]+[.R181];2)=1;&quot;Pepet&quot;;&quot;Menga&quot;)" office:value-type="string" office:string-value="Pepet" calcext:value-type="string">
            <text:p>Pepet</text:p>
          </table:table-cell>
          <table:table-cell table:formula="of:=IF(MOD([.N181]+[.R181];2)=1;4;5)" office:value-type="float" office:value="4" calcext:value-type="float">
            <text:p>4</text:p>
          </table:table-cell>
          <table:table-cell table:formula="of:=COM.MICROSOFT.IFS(MOD([.A181];3)=0;&quot;Pasah&quot;;MOD([.A181];3)=1;&quot;Beteng&quot;;MOD([.A181];3)=2;&quot;Kajeng&quot;)" office:value-type="string" office:string-value="Kajeng" calcext:value-type="string">
            <text:p>Kajeng</text:p>
          </table:table-cell>
          <table:table-cell table:formula="of:=COM.MICROSOFT.IFS(MOD([.A181];3)=0;9;MOD([.A181];3)=1;4;MOD([.A181];3)=2;7)" office:value-type="float" office:value="7" calcext:value-type="float">
            <text:p>7</text:p>
          </table:table-cell>
          <table:table-cell table:formula="of:=COM.MICROSOFT.IFS(MOD([.A181]+2;4)=0;&quot;Sri&quot;;MOD([.A181]+2;4)=1;&quot;Laba&quot;;MOD([.A181]+2;4)=2;&quot;Jaya&quot;;MOD([.A181]+2;4)=3;&quot;Menala&quot;)" office:value-type="string" office:string-value="Laba" calcext:value-type="string">
            <text:p>Laba</text:p>
          </table:table-cell>
          <table:table-cell table:formula="of:=COM.MICROSOFT.IFS(MOD([.A181]+2;4)=0;6;MOD([.A181]+2;4)=1;5;MOD([.A181]+2;4)=2;1;MOD([.A181]+2;4)=3;8)" office:value-type="float" office:value="5" calcext:value-type="float">
            <text:p>5</text:p>
          </table:table-cell>
          <table:table-cell table:formula="of:=COM.MICROSOFT.IFS(MOD([.A181];5)=0;&quot;Pahing&quot;;MOD([.A181];5)=1;&quot;Pon&quot;;MOD([.A181];5)=2;&quot;Wage&quot;;MOD([.A181];5)=3;&quot;Kliwon&quot;;MOD([.A181];5)=4;&quot;Umanis&quot;)" office:value-type="string" office:string-value="Umanis" calcext:value-type="string">
            <text:p>Umanis</text:p>
          </table:table-cell>
          <table:table-cell table:formula="of:=COM.MICROSOFT.IFS(MOD([.A181];5)=0;9;MOD([.A181];5)=1;7;MOD([.A181];5)=2;4;MOD([.A181];5)=3;8;MOD([.A181];5)=4;5)" office:value-type="float" office:value="5" calcext:value-type="float">
            <text:p>5</text:p>
          </table:table-cell>
          <table:table-cell table:formula="of:=COM.MICROSOFT.IFS(MOD([.A181];6)=0;&quot;Tungleh&quot;;MOD([.A181];6)=1;&quot;Aryang&quot;;MOD([.A181];6)=2;&quot;Urukung&quot;;MOD([.A181];6)=3;&quot;Paniron&quot;;MOD([.A181];6)=4;&quot;Was&quot;;MOD([.A181];6)=5;&quot;Maulu&quot;)" office:value-type="string" office:string-value="Maulu" calcext:value-type="string">
            <text:p>Maulu</text:p>
          </table:table-cell>
          <table:table-cell table:formula="of:=COM.MICROSOFT.IFS(MOD([.A181];6)=0;7;MOD([.A181];6)=1;6;MOD([.A181];6)=2;5;MOD([.A181];6)=3;8;MOD([.A181];6)=4;9;MOD([.A181];6)=5;3)" office:value-type="float" office:value="3" calcext:value-type="float">
            <text:p>3</text:p>
          </table:table-cell>
          <table:table-cell table:formula="of:=COM.MICROSOFT.IFS(MOD([.A181];7)=0;&quot;Redite&quot;;MOD([.A181];7)=1;&quot;Soma&quot;;MOD([.A181];7)=2;&quot;Anggara&quot;;MOD([.A181];7)=3;&quot;Budha&quot;;MOD([.A181];7)=4;&quot;Wraspati&quot;;MOD([.A181];7)=5;&quot;Sukra&quot;;MOD([.A181];7);&quot;Saniscara&quot;)" office:value-type="string" office:string-value="Wraspati" calcext:value-type="string">
            <text:p>Wraspati</text:p>
          </table:table-cell>
          <table:table-cell table:formula="of:=COM.MICROSOFT.IFS(MOD([.A181];7)=0;5;MOD([.A181];7)=1;4;MOD([.A181];7)=2;3;MOD([.A181];7)=3;7;MOD([.A181];7)=4;8;MOD([.A181];7)=5;6;MOD([.A181];7);9)" office:value-type="float" office:value="8" calcext:value-type="float">
            <text:p>8</text:p>
          </table:table-cell>
          <table:table-cell table:formula="of:=COM.MICROSOFT.IFS(MOD([.A181]+6;8)=0;&quot;Sri&quot;;MOD([.A181]+6;8)=1;&quot;Indra&quot;;MOD([.A181]+6;8)=2;&quot;Guru&quot;;MOD([.A181]+6;8)=3;&quot;Yama&quot;;MOD([.A181]+6;8)=4;&quot;Ludra&quot;;MOD([.A181]+6;8)=5;&quot;Brahma&quot;;MOD([.A181]+6;8)=6;&quot;Kala&quot;;MOD([.A181]+6;8)=7;&quot;Uma&quot;)" office:value-type="string" office:string-value="Indra" calcext:value-type="string">
            <text:p>Indra</text:p>
          </table:table-cell>
          <table:table-cell table:formula="of:=COM.MICROSOFT.IFS(MOD([.A181]+6;8)=0;6;MOD([.A181]+6;8)=1;5;MOD([.A181]+6;8)=2;8;MOD([.A181]+6;8)=3;9;MOD([.A181]+6;8)=4;3;MOD([.A181]+6;8)=5;7;MOD([.A181]+6;8)=6;1;MOD([.A181]+6;8)=7;4)" office:value-type="float" office:value="5" calcext:value-type="float">
            <text:p>5</text:p>
          </table:table-cell>
          <table:table-cell table:formula="of:=COM.MICROSOFT.IFS(MOD([.A181]-3;9)=0;&quot;Dangu&quot;;MOD([.A181]-3;9)=1;&quot;Jangur&quot;;MOD([.A181]-3;9)=2;&quot;Gigis&quot;;MOD([.A181]-3;9)=3;&quot;Nohan&quot;;MOD([.A181]-3;9)=4;&quot;Ogan&quot;;MOD([.A181]-3;9)=5;&quot;Erengan&quot;;MOD([.A181]-3;9)=6;&quot;Urungan&quot;;MOD([.A181]-3;9)=7;&quot;Tulus&quot;;MOD([.A181]-3;9)=8;&quot;Dadi&quot;)" office:value-type="string" office:string-value="Erengan" calcext:value-type="string">
            <text:p>Erengan</text:p>
          </table:table-cell>
          <table:table-cell table:formula="of:=COM.MICROSOFT.IFS(MOD([.A181]-3;9)=0;5;MOD([.A181]-3;9)=1;8;MOD([.A181]-3;9)=2;9;MOD([.A181]-3;9)=3;3;MOD([.A181]-3;9)=4;7;MOD([.A181]-3;9)=5;1;MOD([.A181]-3;9)=6;4;MOD([.A181]-3;9)=7;6;MOD([.A181]-3;9)=8;8)" office:value-type="float" office:value="1" calcext:value-type="float">
            <text:p>1</text:p>
          </table:table-cell>
          <table:table-cell table:formula="of:=COM.MICROSOFT.IFS(MOD(MOD([.N181]+[.R181];10);10)=0;&quot;Pandita&quot;;MOD(MOD([.N181]+[.R181];10);10)=1;&quot;Pati&quot;;MOD(MOD([.N181]+[.R181];10);10)=2;&quot;Suka&quot;;MOD(MOD([.N181]+[.R181];10);10)=3;&quot;Duka&quot;;MOD(MOD([.N181]+[.R181];10);10)=4;&quot;Sri&quot;;MOD(MOD([.N181]+[.R181];10);10)=5;&quot;Manuh&quot;;MOD(MOD([.N181]+[.R181];10);10)=6;&quot;Manusa&quot;;MOD(MOD([.N181]+[.R181];10);10)=7;&quot;Raja&quot;;MOD(MOD([.N181]+[.R181];10);10)=8;&quot;Dewa&quot;;MOD(MOD([.N181]+[.R181];10);10)=9;&quot;Raksasa&quot;)" office:value-type="string" office:string-value="Duka" calcext:value-type="string">
            <text:p>Duka</text:p>
          </table:table-cell>
          <table:table-cell table:formula="of:=COM.MICROSOFT.IFS(MOD(MOD([.N181]+[.R181];10);10)=0;5;MOD(MOD([.N181]+[.R181];10);10)=1;7;MOD(MOD([.N181]+[.R181];10);10)=2;10;MOD(MOD([.N181]+[.R181];10);10)=3;4;MOD(MOD([.N181]+[.R181];10);10)=4;6;MOD(MOD([.N181]+[.R181];10);10)=5;2;MOD(MOD([.N181]+[.R181];10);10)=6;3;MOD(MOD([.N181]+[.R181];10);10)=7;8;MOD(MOD([.N181]+[.R181];10);10)=8;9;MOD(MOD([.N181]+[.R181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182]-MOD([.A182];7))/7" office:value-type="float" office:value="25" calcext:value-type="float">
            <text:p>25</text:p>
          </table:table-cell>
          <table:table-cell office:value-type="string" calcext:value-type="string">
            <text:p>Ugu</text:p>
          </table:table-cell>
          <table:table-cell office:value-type="float" office:value="1" calcext:value-type="float">
            <text:p>1</text:p>
          </table:table-cell>
          <table:table-cell table:formula="of:=IF(MOD([.N182]+[.R182];2)=1;&quot;Luang&quot;;&quot;-&quot;)" office:value-type="string" office:string-value="Luang" calcext:value-type="string">
            <text:p>Luang</text:p>
          </table:table-cell>
          <table:table-cell table:formula="of:=IF(MOD([.N182]+[.R182];2)=1;1;0)" office:value-type="float" office:value="1" calcext:value-type="float">
            <text:p>1</text:p>
          </table:table-cell>
          <table:table-cell table:formula="of:=IF(MOD([.N182]+[.R182];2)=1;&quot;Pepet&quot;;&quot;Menga&quot;)" office:value-type="string" office:string-value="Pepet" calcext:value-type="string">
            <text:p>Pepet</text:p>
          </table:table-cell>
          <table:table-cell table:formula="of:=IF(MOD([.N182]+[.R182];2)=1;4;5)" office:value-type="float" office:value="4" calcext:value-type="float">
            <text:p>4</text:p>
          </table:table-cell>
          <table:table-cell table:formula="of:=COM.MICROSOFT.IFS(MOD([.A182];3)=0;&quot;Pasah&quot;;MOD([.A182];3)=1;&quot;Beteng&quot;;MOD([.A182];3)=2;&quot;Kajeng&quot;)" office:value-type="string" office:string-value="Pasah" calcext:value-type="string">
            <text:p>Pasah</text:p>
          </table:table-cell>
          <table:table-cell table:formula="of:=COM.MICROSOFT.IFS(MOD([.A182];3)=0;9;MOD([.A182];3)=1;4;MOD([.A182];3)=2;7)" office:value-type="float" office:value="9" calcext:value-type="float">
            <text:p>9</text:p>
          </table:table-cell>
          <table:table-cell table:formula="of:=COM.MICROSOFT.IFS(MOD([.A182]+2;4)=0;&quot;Sri&quot;;MOD([.A182]+2;4)=1;&quot;Laba&quot;;MOD([.A182]+2;4)=2;&quot;Jaya&quot;;MOD([.A182]+2;4)=3;&quot;Menala&quot;)" office:value-type="string" office:string-value="Jaya" calcext:value-type="string">
            <text:p>Jaya</text:p>
          </table:table-cell>
          <table:table-cell table:formula="of:=COM.MICROSOFT.IFS(MOD([.A182]+2;4)=0;6;MOD([.A182]+2;4)=1;5;MOD([.A182]+2;4)=2;1;MOD([.A182]+2;4)=3;8)" office:value-type="float" office:value="1" calcext:value-type="float">
            <text:p>1</text:p>
          </table:table-cell>
          <table:table-cell table:formula="of:=COM.MICROSOFT.IFS(MOD([.A182];5)=0;&quot;Pahing&quot;;MOD([.A182];5)=1;&quot;Pon&quot;;MOD([.A182];5)=2;&quot;Wage&quot;;MOD([.A182];5)=3;&quot;Kliwon&quot;;MOD([.A182];5)=4;&quot;Umanis&quot;)" office:value-type="string" office:string-value="Pahing" calcext:value-type="string">
            <text:p>Pahing</text:p>
          </table:table-cell>
          <table:table-cell table:formula="of:=COM.MICROSOFT.IFS(MOD([.A182];5)=0;9;MOD([.A182];5)=1;7;MOD([.A182];5)=2;4;MOD([.A182];5)=3;8;MOD([.A182];5)=4;5)" office:value-type="float" office:value="9" calcext:value-type="float">
            <text:p>9</text:p>
          </table:table-cell>
          <table:table-cell table:formula="of:=COM.MICROSOFT.IFS(MOD([.A182];6)=0;&quot;Tungleh&quot;;MOD([.A182];6)=1;&quot;Aryang&quot;;MOD([.A182];6)=2;&quot;Urukung&quot;;MOD([.A182];6)=3;&quot;Paniron&quot;;MOD([.A182];6)=4;&quot;Was&quot;;MOD([.A182];6)=5;&quot;Maulu&quot;)" office:value-type="string" office:string-value="Tungleh" calcext:value-type="string">
            <text:p>Tungleh</text:p>
          </table:table-cell>
          <table:table-cell table:formula="of:=COM.MICROSOFT.IFS(MOD([.A182];6)=0;7;MOD([.A182];6)=1;6;MOD([.A182];6)=2;5;MOD([.A182];6)=3;8;MOD([.A182];6)=4;9;MOD([.A182];6)=5;3)" office:value-type="float" office:value="7" calcext:value-type="float">
            <text:p>7</text:p>
          </table:table-cell>
          <table:table-cell table:formula="of:=COM.MICROSOFT.IFS(MOD([.A182];7)=0;&quot;Redite&quot;;MOD([.A182];7)=1;&quot;Soma&quot;;MOD([.A182];7)=2;&quot;Anggara&quot;;MOD([.A182];7)=3;&quot;Budha&quot;;MOD([.A182];7)=4;&quot;Wraspati&quot;;MOD([.A182];7)=5;&quot;Sukra&quot;;MOD([.A182];7);&quot;Saniscara&quot;)" office:value-type="string" office:string-value="Sukra" calcext:value-type="string">
            <text:p>Sukra</text:p>
          </table:table-cell>
          <table:table-cell table:formula="of:=COM.MICROSOFT.IFS(MOD([.A182];7)=0;5;MOD([.A182];7)=1;4;MOD([.A182];7)=2;3;MOD([.A182];7)=3;7;MOD([.A182];7)=4;8;MOD([.A182];7)=5;6;MOD([.A182];7);9)" office:value-type="float" office:value="6" calcext:value-type="float">
            <text:p>6</text:p>
          </table:table-cell>
          <table:table-cell table:formula="of:=COM.MICROSOFT.IFS(MOD([.A182]+6;8)=0;&quot;Sri&quot;;MOD([.A182]+6;8)=1;&quot;Indra&quot;;MOD([.A182]+6;8)=2;&quot;Guru&quot;;MOD([.A182]+6;8)=3;&quot;Yama&quot;;MOD([.A182]+6;8)=4;&quot;Ludra&quot;;MOD([.A182]+6;8)=5;&quot;Brahma&quot;;MOD([.A182]+6;8)=6;&quot;Kala&quot;;MOD([.A182]+6;8)=7;&quot;Uma&quot;)" office:value-type="string" office:string-value="Guru" calcext:value-type="string">
            <text:p>Guru</text:p>
          </table:table-cell>
          <table:table-cell table:formula="of:=COM.MICROSOFT.IFS(MOD([.A182]+6;8)=0;6;MOD([.A182]+6;8)=1;5;MOD([.A182]+6;8)=2;8;MOD([.A182]+6;8)=3;9;MOD([.A182]+6;8)=4;3;MOD([.A182]+6;8)=5;7;MOD([.A182]+6;8)=6;1;MOD([.A182]+6;8)=7;4)" office:value-type="float" office:value="8" calcext:value-type="float">
            <text:p>8</text:p>
          </table:table-cell>
          <table:table-cell table:formula="of:=COM.MICROSOFT.IFS(MOD([.A182]-3;9)=0;&quot;Dangu&quot;;MOD([.A182]-3;9)=1;&quot;Jangur&quot;;MOD([.A182]-3;9)=2;&quot;Gigis&quot;;MOD([.A182]-3;9)=3;&quot;Nohan&quot;;MOD([.A182]-3;9)=4;&quot;Ogan&quot;;MOD([.A182]-3;9)=5;&quot;Erengan&quot;;MOD([.A182]-3;9)=6;&quot;Urungan&quot;;MOD([.A182]-3;9)=7;&quot;Tulus&quot;;MOD([.A182]-3;9)=8;&quot;Dadi&quot;)" office:value-type="string" office:string-value="Urungan" calcext:value-type="string">
            <text:p>Urungan</text:p>
          </table:table-cell>
          <table:table-cell table:formula="of:=COM.MICROSOFT.IFS(MOD([.A182]-3;9)=0;5;MOD([.A182]-3;9)=1;8;MOD([.A182]-3;9)=2;9;MOD([.A182]-3;9)=3;3;MOD([.A182]-3;9)=4;7;MOD([.A182]-3;9)=5;1;MOD([.A182]-3;9)=6;4;MOD([.A182]-3;9)=7;6;MOD([.A182]-3;9)=8;8)" office:value-type="float" office:value="4" calcext:value-type="float">
            <text:p>4</text:p>
          </table:table-cell>
          <table:table-cell table:formula="of:=COM.MICROSOFT.IFS(MOD(MOD([.N182]+[.R182];10);10)=0;&quot;Pandita&quot;;MOD(MOD([.N182]+[.R182];10);10)=1;&quot;Pati&quot;;MOD(MOD([.N182]+[.R182];10);10)=2;&quot;Suka&quot;;MOD(MOD([.N182]+[.R182];10);10)=3;&quot;Duka&quot;;MOD(MOD([.N182]+[.R182];10);10)=4;&quot;Sri&quot;;MOD(MOD([.N182]+[.R182];10);10)=5;&quot;Manuh&quot;;MOD(MOD([.N182]+[.R182];10);10)=6;&quot;Manusa&quot;;MOD(MOD([.N182]+[.R182];10);10)=7;&quot;Raja&quot;;MOD(MOD([.N182]+[.R182];10);10)=8;&quot;Dewa&quot;;MOD(MOD([.N182]+[.R182];10);10)=9;&quot;Raksasa&quot;)" office:value-type="string" office:string-value="Manuh" calcext:value-type="string">
            <text:p>Manuh</text:p>
          </table:table-cell>
          <table:table-cell table:formula="of:=COM.MICROSOFT.IFS(MOD(MOD([.N182]+[.R182];10);10)=0;5;MOD(MOD([.N182]+[.R182];10);10)=1;7;MOD(MOD([.N182]+[.R182];10);10)=2;10;MOD(MOD([.N182]+[.R182];10);10)=3;4;MOD(MOD([.N182]+[.R182];10);10)=4;6;MOD(MOD([.N182]+[.R182];10);10)=5;2;MOD(MOD([.N182]+[.R182];10);10)=6;3;MOD(MOD([.N182]+[.R182];10);10)=7;8;MOD(MOD([.N182]+[.R182];10);10)=8;9;MOD(MOD([.N182]+[.R182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A183]-MOD([.A183];7))/7" office:value-type="float" office:value="25" calcext:value-type="float">
            <text:p>25</text:p>
          </table:table-cell>
          <table:table-cell office:value-type="string" calcext:value-type="string">
            <text:p>Ugu</text:p>
          </table:table-cell>
          <table:table-cell office:value-type="float" office:value="1" calcext:value-type="float">
            <text:p>1</text:p>
          </table:table-cell>
          <table:table-cell table:formula="of:=IF(MOD([.N183]+[.R183];2)=1;&quot;Luang&quot;;&quot;-&quot;)" office:value-type="string" office:string-value="-" calcext:value-type="string">
            <text:p>-</text:p>
          </table:table-cell>
          <table:table-cell table:formula="of:=IF(MOD([.N183]+[.R183];2)=1;1;0)" office:value-type="float" office:value="0" calcext:value-type="float">
            <text:p>0</text:p>
          </table:table-cell>
          <table:table-cell table:formula="of:=IF(MOD([.N183]+[.R183];2)=1;&quot;Pepet&quot;;&quot;Menga&quot;)" office:value-type="string" office:string-value="Menga" calcext:value-type="string">
            <text:p>Menga</text:p>
          </table:table-cell>
          <table:table-cell table:formula="of:=IF(MOD([.N183]+[.R183];2)=1;4;5)" office:value-type="float" office:value="5" calcext:value-type="float">
            <text:p>5</text:p>
          </table:table-cell>
          <table:table-cell table:formula="of:=COM.MICROSOFT.IFS(MOD([.A183];3)=0;&quot;Pasah&quot;;MOD([.A183];3)=1;&quot;Beteng&quot;;MOD([.A183];3)=2;&quot;Kajeng&quot;)" office:value-type="string" office:string-value="Beteng" calcext:value-type="string">
            <text:p>Beteng</text:p>
          </table:table-cell>
          <table:table-cell table:formula="of:=COM.MICROSOFT.IFS(MOD([.A183];3)=0;9;MOD([.A183];3)=1;4;MOD([.A183];3)=2;7)" office:value-type="float" office:value="4" calcext:value-type="float">
            <text:p>4</text:p>
          </table:table-cell>
          <table:table-cell table:formula="of:=COM.MICROSOFT.IFS(MOD([.A183]+2;4)=0;&quot;Sri&quot;;MOD([.A183]+2;4)=1;&quot;Laba&quot;;MOD([.A183]+2;4)=2;&quot;Jaya&quot;;MOD([.A183]+2;4)=3;&quot;Menala&quot;)" office:value-type="string" office:string-value="Menala" calcext:value-type="string">
            <text:p>Menala</text:p>
          </table:table-cell>
          <table:table-cell table:formula="of:=COM.MICROSOFT.IFS(MOD([.A183]+2;4)=0;6;MOD([.A183]+2;4)=1;5;MOD([.A183]+2;4)=2;1;MOD([.A183]+2;4)=3;8)" office:value-type="float" office:value="8" calcext:value-type="float">
            <text:p>8</text:p>
          </table:table-cell>
          <table:table-cell table:formula="of:=COM.MICROSOFT.IFS(MOD([.A183];5)=0;&quot;Pahing&quot;;MOD([.A183];5)=1;&quot;Pon&quot;;MOD([.A183];5)=2;&quot;Wage&quot;;MOD([.A183];5)=3;&quot;Kliwon&quot;;MOD([.A183];5)=4;&quot;Umanis&quot;)" office:value-type="string" office:string-value="Pon" calcext:value-type="string">
            <text:p>Pon</text:p>
          </table:table-cell>
          <table:table-cell table:formula="of:=COM.MICROSOFT.IFS(MOD([.A183];5)=0;9;MOD([.A183];5)=1;7;MOD([.A183];5)=2;4;MOD([.A183];5)=3;8;MOD([.A183];5)=4;5)" office:value-type="float" office:value="7" calcext:value-type="float">
            <text:p>7</text:p>
          </table:table-cell>
          <table:table-cell table:formula="of:=COM.MICROSOFT.IFS(MOD([.A183];6)=0;&quot;Tungleh&quot;;MOD([.A183];6)=1;&quot;Aryang&quot;;MOD([.A183];6)=2;&quot;Urukung&quot;;MOD([.A183];6)=3;&quot;Paniron&quot;;MOD([.A183];6)=4;&quot;Was&quot;;MOD([.A183];6)=5;&quot;Maulu&quot;)" office:value-type="string" office:string-value="Aryang" calcext:value-type="string">
            <text:p>Aryang</text:p>
          </table:table-cell>
          <table:table-cell table:formula="of:=COM.MICROSOFT.IFS(MOD([.A183];6)=0;7;MOD([.A183];6)=1;6;MOD([.A183];6)=2;5;MOD([.A183];6)=3;8;MOD([.A183];6)=4;9;MOD([.A183];6)=5;3)" office:value-type="float" office:value="6" calcext:value-type="float">
            <text:p>6</text:p>
          </table:table-cell>
          <table:table-cell table:formula="of:=COM.MICROSOFT.IFS(MOD([.A183];7)=0;&quot;Redite&quot;;MOD([.A183];7)=1;&quot;Soma&quot;;MOD([.A183];7)=2;&quot;Anggara&quot;;MOD([.A183];7)=3;&quot;Budha&quot;;MOD([.A183];7)=4;&quot;Wraspati&quot;;MOD([.A183];7)=5;&quot;Sukra&quot;;MOD([.A183];7);&quot;Saniscara&quot;)" office:value-type="string" office:string-value="Saniscara" calcext:value-type="string">
            <text:p>Saniscara</text:p>
          </table:table-cell>
          <table:table-cell table:formula="of:=COM.MICROSOFT.IFS(MOD([.A183];7)=0;5;MOD([.A183];7)=1;4;MOD([.A183];7)=2;3;MOD([.A183];7)=3;7;MOD([.A183];7)=4;8;MOD([.A183];7)=5;6;MOD([.A183];7);9)" office:value-type="float" office:value="9" calcext:value-type="float">
            <text:p>9</text:p>
          </table:table-cell>
          <table:table-cell table:formula="of:=COM.MICROSOFT.IFS(MOD([.A183]+6;8)=0;&quot;Sri&quot;;MOD([.A183]+6;8)=1;&quot;Indra&quot;;MOD([.A183]+6;8)=2;&quot;Guru&quot;;MOD([.A183]+6;8)=3;&quot;Yama&quot;;MOD([.A183]+6;8)=4;&quot;Ludra&quot;;MOD([.A183]+6;8)=5;&quot;Brahma&quot;;MOD([.A183]+6;8)=6;&quot;Kala&quot;;MOD([.A183]+6;8)=7;&quot;Uma&quot;)" office:value-type="string" office:string-value="Yama" calcext:value-type="string">
            <text:p>Yama</text:p>
          </table:table-cell>
          <table:table-cell table:formula="of:=COM.MICROSOFT.IFS(MOD([.A183]+6;8)=0;6;MOD([.A183]+6;8)=1;5;MOD([.A183]+6;8)=2;8;MOD([.A183]+6;8)=3;9;MOD([.A183]+6;8)=4;3;MOD([.A183]+6;8)=5;7;MOD([.A183]+6;8)=6;1;MOD([.A183]+6;8)=7;4)" office:value-type="float" office:value="9" calcext:value-type="float">
            <text:p>9</text:p>
          </table:table-cell>
          <table:table-cell table:formula="of:=COM.MICROSOFT.IFS(MOD([.A183]-3;9)=0;&quot;Dangu&quot;;MOD([.A183]-3;9)=1;&quot;Jangur&quot;;MOD([.A183]-3;9)=2;&quot;Gigis&quot;;MOD([.A183]-3;9)=3;&quot;Nohan&quot;;MOD([.A183]-3;9)=4;&quot;Ogan&quot;;MOD([.A183]-3;9)=5;&quot;Erengan&quot;;MOD([.A183]-3;9)=6;&quot;Urungan&quot;;MOD([.A183]-3;9)=7;&quot;Tulus&quot;;MOD([.A183]-3;9)=8;&quot;Dadi&quot;)" office:value-type="string" office:string-value="Tulus" calcext:value-type="string">
            <text:p>Tulus</text:p>
          </table:table-cell>
          <table:table-cell table:formula="of:=COM.MICROSOFT.IFS(MOD([.A183]-3;9)=0;5;MOD([.A183]-3;9)=1;8;MOD([.A183]-3;9)=2;9;MOD([.A183]-3;9)=3;3;MOD([.A183]-3;9)=4;7;MOD([.A183]-3;9)=5;1;MOD([.A183]-3;9)=6;4;MOD([.A183]-3;9)=7;6;MOD([.A183]-3;9)=8;8)" office:value-type="float" office:value="6" calcext:value-type="float">
            <text:p>6</text:p>
          </table:table-cell>
          <table:table-cell table:formula="of:=COM.MICROSOFT.IFS(MOD(MOD([.N183]+[.R183];10);10)=0;&quot;Pandita&quot;;MOD(MOD([.N183]+[.R183];10);10)=1;&quot;Pati&quot;;MOD(MOD([.N183]+[.R183];10);10)=2;&quot;Suka&quot;;MOD(MOD([.N183]+[.R183];10);10)=3;&quot;Duka&quot;;MOD(MOD([.N183]+[.R183];10);10)=4;&quot;Sri&quot;;MOD(MOD([.N183]+[.R183];10);10)=5;&quot;Manuh&quot;;MOD(MOD([.N183]+[.R183];10);10)=6;&quot;Manusa&quot;;MOD(MOD([.N183]+[.R183];10);10)=7;&quot;Raja&quot;;MOD(MOD([.N183]+[.R183];10);10)=8;&quot;Dewa&quot;;MOD(MOD([.N183]+[.R183];10);10)=9;&quot;Raksasa&quot;)" office:value-type="string" office:string-value="Manusa" calcext:value-type="string">
            <text:p>Manusa</text:p>
          </table:table-cell>
          <table:table-cell table:formula="of:=COM.MICROSOFT.IFS(MOD(MOD([.N183]+[.R183];10);10)=0;5;MOD(MOD([.N183]+[.R183];10);10)=1;7;MOD(MOD([.N183]+[.R183];10);10)=2;10;MOD(MOD([.N183]+[.R183];10);10)=3;4;MOD(MOD([.N183]+[.R183];10);10)=4;6;MOD(MOD([.N183]+[.R183];10);10)=5;2;MOD(MOD([.N183]+[.R183];10);10)=6;3;MOD(MOD([.N183]+[.R183];10);10)=7;8;MOD(MOD([.N183]+[.R183];10);10)=8;9;MOD(MOD([.N183]+[.R183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184]-MOD([.A184];7))/7" office:value-type="float" office:value="26" calcext:value-type="float">
            <text:p>26</text:p>
          </table:table-cell>
          <table:table-cell office:value-type="string" calcext:value-type="string">
            <text:p>Wayang</text:p>
          </table:table-cell>
          <table:table-cell office:value-type="float" office:value="4" calcext:value-type="float">
            <text:p>4</text:p>
          </table:table-cell>
          <table:table-cell table:formula="of:=IF(MOD([.N184]+[.R184];2)=1;&quot;Luang&quot;;&quot;-&quot;)" office:value-type="string" office:string-value="Luang" calcext:value-type="string">
            <text:p>Luang</text:p>
          </table:table-cell>
          <table:table-cell table:formula="of:=IF(MOD([.N184]+[.R184];2)=1;1;0)" office:value-type="float" office:value="1" calcext:value-type="float">
            <text:p>1</text:p>
          </table:table-cell>
          <table:table-cell table:formula="of:=IF(MOD([.N184]+[.R184];2)=1;&quot;Pepet&quot;;&quot;Menga&quot;)" office:value-type="string" office:string-value="Pepet" calcext:value-type="string">
            <text:p>Pepet</text:p>
          </table:table-cell>
          <table:table-cell table:formula="of:=IF(MOD([.N184]+[.R184];2)=1;4;5)" office:value-type="float" office:value="4" calcext:value-type="float">
            <text:p>4</text:p>
          </table:table-cell>
          <table:table-cell table:formula="of:=COM.MICROSOFT.IFS(MOD([.A184];3)=0;&quot;Pasah&quot;;MOD([.A184];3)=1;&quot;Beteng&quot;;MOD([.A184];3)=2;&quot;Kajeng&quot;)" office:value-type="string" office:string-value="Kajeng" calcext:value-type="string">
            <text:p>Kajeng</text:p>
          </table:table-cell>
          <table:table-cell table:formula="of:=COM.MICROSOFT.IFS(MOD([.A184];3)=0;9;MOD([.A184];3)=1;4;MOD([.A184];3)=2;7)" office:value-type="float" office:value="7" calcext:value-type="float">
            <text:p>7</text:p>
          </table:table-cell>
          <table:table-cell table:formula="of:=COM.MICROSOFT.IFS(MOD([.A184]+2;4)=0;&quot;Sri&quot;;MOD([.A184]+2;4)=1;&quot;Laba&quot;;MOD([.A184]+2;4)=2;&quot;Jaya&quot;;MOD([.A184]+2;4)=3;&quot;Menala&quot;)" office:value-type="string" office:string-value="Sri" calcext:value-type="string">
            <text:p>Sri</text:p>
          </table:table-cell>
          <table:table-cell table:formula="of:=COM.MICROSOFT.IFS(MOD([.A184]+2;4)=0;6;MOD([.A184]+2;4)=1;5;MOD([.A184]+2;4)=2;1;MOD([.A184]+2;4)=3;8)" office:value-type="float" office:value="6" calcext:value-type="float">
            <text:p>6</text:p>
          </table:table-cell>
          <table:table-cell table:formula="of:=COM.MICROSOFT.IFS(MOD([.A184];5)=0;&quot;Pahing&quot;;MOD([.A184];5)=1;&quot;Pon&quot;;MOD([.A184];5)=2;&quot;Wage&quot;;MOD([.A184];5)=3;&quot;Kliwon&quot;;MOD([.A184];5)=4;&quot;Umanis&quot;)" office:value-type="string" office:string-value="Wage" calcext:value-type="string">
            <text:p>Wage</text:p>
          </table:table-cell>
          <table:table-cell table:formula="of:=COM.MICROSOFT.IFS(MOD([.A184];5)=0;9;MOD([.A184];5)=1;7;MOD([.A184];5)=2;4;MOD([.A184];5)=3;8;MOD([.A184];5)=4;5)" office:value-type="float" office:value="4" calcext:value-type="float">
            <text:p>4</text:p>
          </table:table-cell>
          <table:table-cell table:formula="of:=COM.MICROSOFT.IFS(MOD([.A184];6)=0;&quot;Tungleh&quot;;MOD([.A184];6)=1;&quot;Aryang&quot;;MOD([.A184];6)=2;&quot;Urukung&quot;;MOD([.A184];6)=3;&quot;Paniron&quot;;MOD([.A184];6)=4;&quot;Was&quot;;MOD([.A184];6)=5;&quot;Maulu&quot;)" office:value-type="string" office:string-value="Urukung" calcext:value-type="string">
            <text:p>Urukung</text:p>
          </table:table-cell>
          <table:table-cell table:formula="of:=COM.MICROSOFT.IFS(MOD([.A184];6)=0;7;MOD([.A184];6)=1;6;MOD([.A184];6)=2;5;MOD([.A184];6)=3;8;MOD([.A184];6)=4;9;MOD([.A184];6)=5;3)" office:value-type="float" office:value="5" calcext:value-type="float">
            <text:p>5</text:p>
          </table:table-cell>
          <table:table-cell table:formula="of:=COM.MICROSOFT.IFS(MOD([.A184];7)=0;&quot;Redite&quot;;MOD([.A184];7)=1;&quot;Soma&quot;;MOD([.A184];7)=2;&quot;Anggara&quot;;MOD([.A184];7)=3;&quot;Budha&quot;;MOD([.A184];7)=4;&quot;Wraspati&quot;;MOD([.A184];7)=5;&quot;Sukra&quot;;MOD([.A184];7);&quot;Saniscara&quot;)" office:value-type="string" office:string-value="Redite" calcext:value-type="string">
            <text:p>Redite</text:p>
          </table:table-cell>
          <table:table-cell table:formula="of:=COM.MICROSOFT.IFS(MOD([.A184];7)=0;5;MOD([.A184];7)=1;4;MOD([.A184];7)=2;3;MOD([.A184];7)=3;7;MOD([.A184];7)=4;8;MOD([.A184];7)=5;6;MOD([.A184];7);9)" office:value-type="float" office:value="5" calcext:value-type="float">
            <text:p>5</text:p>
          </table:table-cell>
          <table:table-cell table:formula="of:=COM.MICROSOFT.IFS(MOD([.A184]+6;8)=0;&quot;Sri&quot;;MOD([.A184]+6;8)=1;&quot;Indra&quot;;MOD([.A184]+6;8)=2;&quot;Guru&quot;;MOD([.A184]+6;8)=3;&quot;Yama&quot;;MOD([.A184]+6;8)=4;&quot;Ludra&quot;;MOD([.A184]+6;8)=5;&quot;Brahma&quot;;MOD([.A184]+6;8)=6;&quot;Kala&quot;;MOD([.A184]+6;8)=7;&quot;Uma&quot;)" office:value-type="string" office:string-value="Ludra" calcext:value-type="string">
            <text:p>Ludra</text:p>
          </table:table-cell>
          <table:table-cell table:formula="of:=COM.MICROSOFT.IFS(MOD([.A184]+6;8)=0;6;MOD([.A184]+6;8)=1;5;MOD([.A184]+6;8)=2;8;MOD([.A184]+6;8)=3;9;MOD([.A184]+6;8)=4;3;MOD([.A184]+6;8)=5;7;MOD([.A184]+6;8)=6;1;MOD([.A184]+6;8)=7;4)" office:value-type="float" office:value="3" calcext:value-type="float">
            <text:p>3</text:p>
          </table:table-cell>
          <table:table-cell table:formula="of:=COM.MICROSOFT.IFS(MOD([.A184]-3;9)=0;&quot;Dangu&quot;;MOD([.A184]-3;9)=1;&quot;Jangur&quot;;MOD([.A184]-3;9)=2;&quot;Gigis&quot;;MOD([.A184]-3;9)=3;&quot;Nohan&quot;;MOD([.A184]-3;9)=4;&quot;Ogan&quot;;MOD([.A184]-3;9)=5;&quot;Erengan&quot;;MOD([.A184]-3;9)=6;&quot;Urungan&quot;;MOD([.A184]-3;9)=7;&quot;Tulus&quot;;MOD([.A184]-3;9)=8;&quot;Dadi&quot;)" office:value-type="string" office:string-value="Dadi" calcext:value-type="string">
            <text:p>Dadi</text:p>
          </table:table-cell>
          <table:table-cell table:formula="of:=COM.MICROSOFT.IFS(MOD([.A184]-3;9)=0;5;MOD([.A184]-3;9)=1;8;MOD([.A184]-3;9)=2;9;MOD([.A184]-3;9)=3;3;MOD([.A184]-3;9)=4;7;MOD([.A184]-3;9)=5;1;MOD([.A184]-3;9)=6;4;MOD([.A184]-3;9)=7;6;MOD([.A184]-3;9)=8;8)" office:value-type="float" office:value="8" calcext:value-type="float">
            <text:p>8</text:p>
          </table:table-cell>
          <table:table-cell table:formula="of:=COM.MICROSOFT.IFS(MOD(MOD([.N184]+[.R184];10);10)=0;&quot;Pandita&quot;;MOD(MOD([.N184]+[.R184];10);10)=1;&quot;Pati&quot;;MOD(MOD([.N184]+[.R184];10);10)=2;&quot;Suka&quot;;MOD(MOD([.N184]+[.R184];10);10)=3;&quot;Duka&quot;;MOD(MOD([.N184]+[.R184];10);10)=4;&quot;Sri&quot;;MOD(MOD([.N184]+[.R184];10);10)=5;&quot;Manuh&quot;;MOD(MOD([.N184]+[.R184];10);10)=6;&quot;Manusa&quot;;MOD(MOD([.N184]+[.R184];10);10)=7;&quot;Raja&quot;;MOD(MOD([.N184]+[.R184];10);10)=8;&quot;Dewa&quot;;MOD(MOD([.N184]+[.R184];10);10)=9;&quot;Raksasa&quot;)" office:value-type="string" office:string-value="Raksasa" calcext:value-type="string">
            <text:p>Raksasa</text:p>
          </table:table-cell>
          <table:table-cell table:formula="of:=COM.MICROSOFT.IFS(MOD(MOD([.N184]+[.R184];10);10)=0;5;MOD(MOD([.N184]+[.R184];10);10)=1;7;MOD(MOD([.N184]+[.R184];10);10)=2;10;MOD(MOD([.N184]+[.R184];10);10)=3;4;MOD(MOD([.N184]+[.R184];10);10)=4;6;MOD(MOD([.N184]+[.R184];10);10)=5;2;MOD(MOD([.N184]+[.R184];10);10)=6;3;MOD(MOD([.N184]+[.R184];10);10)=7;8;MOD(MOD([.N184]+[.R184];10);10)=8;9;MOD(MOD([.N184]+[.R184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A185]-MOD([.A185];7))/7" office:value-type="float" office:value="26" calcext:value-type="float">
            <text:p>26</text:p>
          </table:table-cell>
          <table:table-cell office:value-type="string" calcext:value-type="string">
            <text:p>Wayang</text:p>
          </table:table-cell>
          <table:table-cell office:value-type="float" office:value="4" calcext:value-type="float">
            <text:p>4</text:p>
          </table:table-cell>
          <table:table-cell table:formula="of:=IF(MOD([.N185]+[.R185];2)=1;&quot;Luang&quot;;&quot;-&quot;)" office:value-type="string" office:string-value="-" calcext:value-type="string">
            <text:p>-</text:p>
          </table:table-cell>
          <table:table-cell table:formula="of:=IF(MOD([.N185]+[.R185];2)=1;1;0)" office:value-type="float" office:value="0" calcext:value-type="float">
            <text:p>0</text:p>
          </table:table-cell>
          <table:table-cell table:formula="of:=IF(MOD([.N185]+[.R185];2)=1;&quot;Pepet&quot;;&quot;Menga&quot;)" office:value-type="string" office:string-value="Menga" calcext:value-type="string">
            <text:p>Menga</text:p>
          </table:table-cell>
          <table:table-cell table:formula="of:=IF(MOD([.N185]+[.R185];2)=1;4;5)" office:value-type="float" office:value="5" calcext:value-type="float">
            <text:p>5</text:p>
          </table:table-cell>
          <table:table-cell table:formula="of:=COM.MICROSOFT.IFS(MOD([.A185];3)=0;&quot;Pasah&quot;;MOD([.A185];3)=1;&quot;Beteng&quot;;MOD([.A185];3)=2;&quot;Kajeng&quot;)" office:value-type="string" office:string-value="Pasah" calcext:value-type="string">
            <text:p>Pasah</text:p>
          </table:table-cell>
          <table:table-cell table:formula="of:=COM.MICROSOFT.IFS(MOD([.A185];3)=0;9;MOD([.A185];3)=1;4;MOD([.A185];3)=2;7)" office:value-type="float" office:value="9" calcext:value-type="float">
            <text:p>9</text:p>
          </table:table-cell>
          <table:table-cell table:formula="of:=COM.MICROSOFT.IFS(MOD([.A185]+2;4)=0;&quot;Sri&quot;;MOD([.A185]+2;4)=1;&quot;Laba&quot;;MOD([.A185]+2;4)=2;&quot;Jaya&quot;;MOD([.A185]+2;4)=3;&quot;Menala&quot;)" office:value-type="string" office:string-value="Laba" calcext:value-type="string">
            <text:p>Laba</text:p>
          </table:table-cell>
          <table:table-cell table:formula="of:=COM.MICROSOFT.IFS(MOD([.A185]+2;4)=0;6;MOD([.A185]+2;4)=1;5;MOD([.A185]+2;4)=2;1;MOD([.A185]+2;4)=3;8)" office:value-type="float" office:value="5" calcext:value-type="float">
            <text:p>5</text:p>
          </table:table-cell>
          <table:table-cell table:formula="of:=COM.MICROSOFT.IFS(MOD([.A185];5)=0;&quot;Pahing&quot;;MOD([.A185];5)=1;&quot;Pon&quot;;MOD([.A185];5)=2;&quot;Wage&quot;;MOD([.A185];5)=3;&quot;Kliwon&quot;;MOD([.A185];5)=4;&quot;Umanis&quot;)" office:value-type="string" office:string-value="Kliwon" calcext:value-type="string">
            <text:p>Kliwon</text:p>
          </table:table-cell>
          <table:table-cell table:formula="of:=COM.MICROSOFT.IFS(MOD([.A185];5)=0;9;MOD([.A185];5)=1;7;MOD([.A185];5)=2;4;MOD([.A185];5)=3;8;MOD([.A185];5)=4;5)" office:value-type="float" office:value="8" calcext:value-type="float">
            <text:p>8</text:p>
          </table:table-cell>
          <table:table-cell table:formula="of:=COM.MICROSOFT.IFS(MOD([.A185];6)=0;&quot;Tungleh&quot;;MOD([.A185];6)=1;&quot;Aryang&quot;;MOD([.A185];6)=2;&quot;Urukung&quot;;MOD([.A185];6)=3;&quot;Paniron&quot;;MOD([.A185];6)=4;&quot;Was&quot;;MOD([.A185];6)=5;&quot;Maulu&quot;)" office:value-type="string" office:string-value="Paniron" calcext:value-type="string">
            <text:p>Paniron</text:p>
          </table:table-cell>
          <table:table-cell table:formula="of:=COM.MICROSOFT.IFS(MOD([.A185];6)=0;7;MOD([.A185];6)=1;6;MOD([.A185];6)=2;5;MOD([.A185];6)=3;8;MOD([.A185];6)=4;9;MOD([.A185];6)=5;3)" office:value-type="float" office:value="8" calcext:value-type="float">
            <text:p>8</text:p>
          </table:table-cell>
          <table:table-cell table:formula="of:=COM.MICROSOFT.IFS(MOD([.A185];7)=0;&quot;Redite&quot;;MOD([.A185];7)=1;&quot;Soma&quot;;MOD([.A185];7)=2;&quot;Anggara&quot;;MOD([.A185];7)=3;&quot;Budha&quot;;MOD([.A185];7)=4;&quot;Wraspati&quot;;MOD([.A185];7)=5;&quot;Sukra&quot;;MOD([.A185];7);&quot;Saniscara&quot;)" office:value-type="string" office:string-value="Soma" calcext:value-type="string">
            <text:p>Soma</text:p>
          </table:table-cell>
          <table:table-cell table:formula="of:=COM.MICROSOFT.IFS(MOD([.A185];7)=0;5;MOD([.A185];7)=1;4;MOD([.A185];7)=2;3;MOD([.A185];7)=3;7;MOD([.A185];7)=4;8;MOD([.A185];7)=5;6;MOD([.A185];7);9)" office:value-type="float" office:value="4" calcext:value-type="float">
            <text:p>4</text:p>
          </table:table-cell>
          <table:table-cell table:formula="of:=COM.MICROSOFT.IFS(MOD([.A185]+6;8)=0;&quot;Sri&quot;;MOD([.A185]+6;8)=1;&quot;Indra&quot;;MOD([.A185]+6;8)=2;&quot;Guru&quot;;MOD([.A185]+6;8)=3;&quot;Yama&quot;;MOD([.A185]+6;8)=4;&quot;Ludra&quot;;MOD([.A185]+6;8)=5;&quot;Brahma&quot;;MOD([.A185]+6;8)=6;&quot;Kala&quot;;MOD([.A185]+6;8)=7;&quot;Uma&quot;)" office:value-type="string" office:string-value="Brahma" calcext:value-type="string">
            <text:p>Brahma</text:p>
          </table:table-cell>
          <table:table-cell table:formula="of:=COM.MICROSOFT.IFS(MOD([.A185]+6;8)=0;6;MOD([.A185]+6;8)=1;5;MOD([.A185]+6;8)=2;8;MOD([.A185]+6;8)=3;9;MOD([.A185]+6;8)=4;3;MOD([.A185]+6;8)=5;7;MOD([.A185]+6;8)=6;1;MOD([.A185]+6;8)=7;4)" office:value-type="float" office:value="7" calcext:value-type="float">
            <text:p>7</text:p>
          </table:table-cell>
          <table:table-cell table:formula="of:=COM.MICROSOFT.IFS(MOD([.A185]-3;9)=0;&quot;Dangu&quot;;MOD([.A185]-3;9)=1;&quot;Jangur&quot;;MOD([.A185]-3;9)=2;&quot;Gigis&quot;;MOD([.A185]-3;9)=3;&quot;Nohan&quot;;MOD([.A185]-3;9)=4;&quot;Ogan&quot;;MOD([.A185]-3;9)=5;&quot;Erengan&quot;;MOD([.A185]-3;9)=6;&quot;Urungan&quot;;MOD([.A185]-3;9)=7;&quot;Tulus&quot;;MOD([.A185]-3;9)=8;&quot;Dadi&quot;)" office:value-type="string" office:string-value="Dangu" calcext:value-type="string">
            <text:p>Dangu</text:p>
          </table:table-cell>
          <table:table-cell table:formula="of:=COM.MICROSOFT.IFS(MOD([.A185]-3;9)=0;5;MOD([.A185]-3;9)=1;8;MOD([.A185]-3;9)=2;9;MOD([.A185]-3;9)=3;3;MOD([.A185]-3;9)=4;7;MOD([.A185]-3;9)=5;1;MOD([.A185]-3;9)=6;4;MOD([.A185]-3;9)=7;6;MOD([.A185]-3;9)=8;8)" office:value-type="float" office:value="5" calcext:value-type="float">
            <text:p>5</text:p>
          </table:table-cell>
          <table:table-cell table:formula="of:=COM.MICROSOFT.IFS(MOD(MOD([.N185]+[.R185];10);10)=0;&quot;Pandita&quot;;MOD(MOD([.N185]+[.R185];10);10)=1;&quot;Pati&quot;;MOD(MOD([.N185]+[.R185];10);10)=2;&quot;Suka&quot;;MOD(MOD([.N185]+[.R185];10);10)=3;&quot;Duka&quot;;MOD(MOD([.N185]+[.R185];10);10)=4;&quot;Sri&quot;;MOD(MOD([.N185]+[.R185];10);10)=5;&quot;Manuh&quot;;MOD(MOD([.N185]+[.R185];10);10)=6;&quot;Manusa&quot;;MOD(MOD([.N185]+[.R185];10);10)=7;&quot;Raja&quot;;MOD(MOD([.N185]+[.R185];10);10)=8;&quot;Dewa&quot;;MOD(MOD([.N185]+[.R185];10);10)=9;&quot;Raksasa&quot;)" office:value-type="string" office:string-value="Suka" calcext:value-type="string">
            <text:p>Suka</text:p>
          </table:table-cell>
          <table:table-cell table:formula="of:=COM.MICROSOFT.IFS(MOD(MOD([.N185]+[.R185];10);10)=0;5;MOD(MOD([.N185]+[.R185];10);10)=1;7;MOD(MOD([.N185]+[.R185];10);10)=2;10;MOD(MOD([.N185]+[.R185];10);10)=3;4;MOD(MOD([.N185]+[.R185];10);10)=4;6;MOD(MOD([.N185]+[.R185];10);10)=5;2;MOD(MOD([.N185]+[.R185];10);10)=6;3;MOD(MOD([.N185]+[.R185];10);10)=7;8;MOD(MOD([.N185]+[.R185];10);10)=8;9;MOD(MOD([.N185]+[.R185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[.A186]-MOD([.A186];7))/7" office:value-type="float" office:value="26" calcext:value-type="float">
            <text:p>26</text:p>
          </table:table-cell>
          <table:table-cell office:value-type="string" calcext:value-type="string">
            <text:p>Wayang</text:p>
          </table:table-cell>
          <table:table-cell office:value-type="float" office:value="4" calcext:value-type="float">
            <text:p>4</text:p>
          </table:table-cell>
          <table:table-cell table:formula="of:=IF(MOD([.N186]+[.R186];2)=1;&quot;Luang&quot;;&quot;-&quot;)" office:value-type="string" office:string-value="-" calcext:value-type="string">
            <text:p>-</text:p>
          </table:table-cell>
          <table:table-cell table:formula="of:=IF(MOD([.N186]+[.R186];2)=1;1;0)" office:value-type="float" office:value="0" calcext:value-type="float">
            <text:p>0</text:p>
          </table:table-cell>
          <table:table-cell table:formula="of:=IF(MOD([.N186]+[.R186];2)=1;&quot;Pepet&quot;;&quot;Menga&quot;)" office:value-type="string" office:string-value="Menga" calcext:value-type="string">
            <text:p>Menga</text:p>
          </table:table-cell>
          <table:table-cell table:formula="of:=IF(MOD([.N186]+[.R186];2)=1;4;5)" office:value-type="float" office:value="5" calcext:value-type="float">
            <text:p>5</text:p>
          </table:table-cell>
          <table:table-cell table:formula="of:=COM.MICROSOFT.IFS(MOD([.A186];3)=0;&quot;Pasah&quot;;MOD([.A186];3)=1;&quot;Beteng&quot;;MOD([.A186];3)=2;&quot;Kajeng&quot;)" office:value-type="string" office:string-value="Beteng" calcext:value-type="string">
            <text:p>Beteng</text:p>
          </table:table-cell>
          <table:table-cell table:formula="of:=COM.MICROSOFT.IFS(MOD([.A186];3)=0;9;MOD([.A186];3)=1;4;MOD([.A186];3)=2;7)" office:value-type="float" office:value="4" calcext:value-type="float">
            <text:p>4</text:p>
          </table:table-cell>
          <table:table-cell table:formula="of:=COM.MICROSOFT.IFS(MOD([.A186]+2;4)=0;&quot;Sri&quot;;MOD([.A186]+2;4)=1;&quot;Laba&quot;;MOD([.A186]+2;4)=2;&quot;Jaya&quot;;MOD([.A186]+2;4)=3;&quot;Menala&quot;)" office:value-type="string" office:string-value="Jaya" calcext:value-type="string">
            <text:p>Jaya</text:p>
          </table:table-cell>
          <table:table-cell table:formula="of:=COM.MICROSOFT.IFS(MOD([.A186]+2;4)=0;6;MOD([.A186]+2;4)=1;5;MOD([.A186]+2;4)=2;1;MOD([.A186]+2;4)=3;8)" office:value-type="float" office:value="1" calcext:value-type="float">
            <text:p>1</text:p>
          </table:table-cell>
          <table:table-cell table:formula="of:=COM.MICROSOFT.IFS(MOD([.A186];5)=0;&quot;Pahing&quot;;MOD([.A186];5)=1;&quot;Pon&quot;;MOD([.A186];5)=2;&quot;Wage&quot;;MOD([.A186];5)=3;&quot;Kliwon&quot;;MOD([.A186];5)=4;&quot;Umanis&quot;)" office:value-type="string" office:string-value="Umanis" calcext:value-type="string">
            <text:p>Umanis</text:p>
          </table:table-cell>
          <table:table-cell table:formula="of:=COM.MICROSOFT.IFS(MOD([.A186];5)=0;9;MOD([.A186];5)=1;7;MOD([.A186];5)=2;4;MOD([.A186];5)=3;8;MOD([.A186];5)=4;5)" office:value-type="float" office:value="5" calcext:value-type="float">
            <text:p>5</text:p>
          </table:table-cell>
          <table:table-cell table:formula="of:=COM.MICROSOFT.IFS(MOD([.A186];6)=0;&quot;Tungleh&quot;;MOD([.A186];6)=1;&quot;Aryang&quot;;MOD([.A186];6)=2;&quot;Urukung&quot;;MOD([.A186];6)=3;&quot;Paniron&quot;;MOD([.A186];6)=4;&quot;Was&quot;;MOD([.A186];6)=5;&quot;Maulu&quot;)" office:value-type="string" office:string-value="Was" calcext:value-type="string">
            <text:p>Was</text:p>
          </table:table-cell>
          <table:table-cell table:formula="of:=COM.MICROSOFT.IFS(MOD([.A186];6)=0;7;MOD([.A186];6)=1;6;MOD([.A186];6)=2;5;MOD([.A186];6)=3;8;MOD([.A186];6)=4;9;MOD([.A186];6)=5;3)" office:value-type="float" office:value="9" calcext:value-type="float">
            <text:p>9</text:p>
          </table:table-cell>
          <table:table-cell table:formula="of:=COM.MICROSOFT.IFS(MOD([.A186];7)=0;&quot;Redite&quot;;MOD([.A186];7)=1;&quot;Soma&quot;;MOD([.A186];7)=2;&quot;Anggara&quot;;MOD([.A186];7)=3;&quot;Budha&quot;;MOD([.A186];7)=4;&quot;Wraspati&quot;;MOD([.A186];7)=5;&quot;Sukra&quot;;MOD([.A186];7);&quot;Saniscara&quot;)" office:value-type="string" office:string-value="Anggara" calcext:value-type="string">
            <text:p>Anggara</text:p>
          </table:table-cell>
          <table:table-cell table:formula="of:=COM.MICROSOFT.IFS(MOD([.A186];7)=0;5;MOD([.A186];7)=1;4;MOD([.A186];7)=2;3;MOD([.A186];7)=3;7;MOD([.A186];7)=4;8;MOD([.A186];7)=5;6;MOD([.A186];7);9)" office:value-type="float" office:value="3" calcext:value-type="float">
            <text:p>3</text:p>
          </table:table-cell>
          <table:table-cell table:formula="of:=COM.MICROSOFT.IFS(MOD([.A186]+6;8)=0;&quot;Sri&quot;;MOD([.A186]+6;8)=1;&quot;Indra&quot;;MOD([.A186]+6;8)=2;&quot;Guru&quot;;MOD([.A186]+6;8)=3;&quot;Yama&quot;;MOD([.A186]+6;8)=4;&quot;Ludra&quot;;MOD([.A186]+6;8)=5;&quot;Brahma&quot;;MOD([.A186]+6;8)=6;&quot;Kala&quot;;MOD([.A186]+6;8)=7;&quot;Uma&quot;)" office:value-type="string" office:string-value="Kala" calcext:value-type="string">
            <text:p>Kala</text:p>
          </table:table-cell>
          <table:table-cell table:formula="of:=COM.MICROSOFT.IFS(MOD([.A186]+6;8)=0;6;MOD([.A186]+6;8)=1;5;MOD([.A186]+6;8)=2;8;MOD([.A186]+6;8)=3;9;MOD([.A186]+6;8)=4;3;MOD([.A186]+6;8)=5;7;MOD([.A186]+6;8)=6;1;MOD([.A186]+6;8)=7;4)" office:value-type="float" office:value="1" calcext:value-type="float">
            <text:p>1</text:p>
          </table:table-cell>
          <table:table-cell table:formula="of:=COM.MICROSOFT.IFS(MOD([.A186]-3;9)=0;&quot;Dangu&quot;;MOD([.A186]-3;9)=1;&quot;Jangur&quot;;MOD([.A186]-3;9)=2;&quot;Gigis&quot;;MOD([.A186]-3;9)=3;&quot;Nohan&quot;;MOD([.A186]-3;9)=4;&quot;Ogan&quot;;MOD([.A186]-3;9)=5;&quot;Erengan&quot;;MOD([.A186]-3;9)=6;&quot;Urungan&quot;;MOD([.A186]-3;9)=7;&quot;Tulus&quot;;MOD([.A186]-3;9)=8;&quot;Dadi&quot;)" office:value-type="string" office:string-value="Jangur" calcext:value-type="string">
            <text:p>Jangur</text:p>
          </table:table-cell>
          <table:table-cell table:formula="of:=COM.MICROSOFT.IFS(MOD([.A186]-3;9)=0;5;MOD([.A186]-3;9)=1;8;MOD([.A186]-3;9)=2;9;MOD([.A186]-3;9)=3;3;MOD([.A186]-3;9)=4;7;MOD([.A186]-3;9)=5;1;MOD([.A186]-3;9)=6;4;MOD([.A186]-3;9)=7;6;MOD([.A186]-3;9)=8;8)" office:value-type="float" office:value="8" calcext:value-type="float">
            <text:p>8</text:p>
          </table:table-cell>
          <table:table-cell table:formula="of:=COM.MICROSOFT.IFS(MOD(MOD([.N186]+[.R186];10);10)=0;&quot;Pandita&quot;;MOD(MOD([.N186]+[.R186];10);10)=1;&quot;Pati&quot;;MOD(MOD([.N186]+[.R186];10);10)=2;&quot;Suka&quot;;MOD(MOD([.N186]+[.R186];10);10)=3;&quot;Duka&quot;;MOD(MOD([.N186]+[.R186];10);10)=4;&quot;Sri&quot;;MOD(MOD([.N186]+[.R186];10);10)=5;&quot;Manuh&quot;;MOD(MOD([.N186]+[.R186];10);10)=6;&quot;Manusa&quot;;MOD(MOD([.N186]+[.R186];10);10)=7;&quot;Raja&quot;;MOD(MOD([.N186]+[.R186];10);10)=8;&quot;Dewa&quot;;MOD(MOD([.N186]+[.R186];10);10)=9;&quot;Raksasa&quot;)" office:value-type="string" office:string-value="Dewa" calcext:value-type="string">
            <text:p>Dewa</text:p>
          </table:table-cell>
          <table:table-cell table:formula="of:=COM.MICROSOFT.IFS(MOD(MOD([.N186]+[.R186];10);10)=0;5;MOD(MOD([.N186]+[.R186];10);10)=1;7;MOD(MOD([.N186]+[.R186];10);10)=2;10;MOD(MOD([.N186]+[.R186];10);10)=3;4;MOD(MOD([.N186]+[.R186];10);10)=4;6;MOD(MOD([.N186]+[.R186];10);10)=5;2;MOD(MOD([.N186]+[.R186];10);10)=6;3;MOD(MOD([.N186]+[.R186];10);10)=7;8;MOD(MOD([.N186]+[.R186];10);10)=8;9;MOD(MOD([.N186]+[.R186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A187]-MOD([.A187];7))/7" office:value-type="float" office:value="26" calcext:value-type="float">
            <text:p>26</text:p>
          </table:table-cell>
          <table:table-cell office:value-type="string" calcext:value-type="string">
            <text:p>Wayang</text:p>
          </table:table-cell>
          <table:table-cell office:value-type="float" office:value="4" calcext:value-type="float">
            <text:p>4</text:p>
          </table:table-cell>
          <table:table-cell table:formula="of:=IF(MOD([.N187]+[.R187];2)=1;&quot;Luang&quot;;&quot;-&quot;)" office:value-type="string" office:string-value="-" calcext:value-type="string">
            <text:p>-</text:p>
          </table:table-cell>
          <table:table-cell table:formula="of:=IF(MOD([.N187]+[.R187];2)=1;1;0)" office:value-type="float" office:value="0" calcext:value-type="float">
            <text:p>0</text:p>
          </table:table-cell>
          <table:table-cell table:formula="of:=IF(MOD([.N187]+[.R187];2)=1;&quot;Pepet&quot;;&quot;Menga&quot;)" office:value-type="string" office:string-value="Menga" calcext:value-type="string">
            <text:p>Menga</text:p>
          </table:table-cell>
          <table:table-cell table:formula="of:=IF(MOD([.N187]+[.R187];2)=1;4;5)" office:value-type="float" office:value="5" calcext:value-type="float">
            <text:p>5</text:p>
          </table:table-cell>
          <table:table-cell table:formula="of:=COM.MICROSOFT.IFS(MOD([.A187];3)=0;&quot;Pasah&quot;;MOD([.A187];3)=1;&quot;Beteng&quot;;MOD([.A187];3)=2;&quot;Kajeng&quot;)" office:value-type="string" office:string-value="Kajeng" calcext:value-type="string">
            <text:p>Kajeng</text:p>
          </table:table-cell>
          <table:table-cell table:formula="of:=COM.MICROSOFT.IFS(MOD([.A187];3)=0;9;MOD([.A187];3)=1;4;MOD([.A187];3)=2;7)" office:value-type="float" office:value="7" calcext:value-type="float">
            <text:p>7</text:p>
          </table:table-cell>
          <table:table-cell table:formula="of:=COM.MICROSOFT.IFS(MOD([.A187]+2;4)=0;&quot;Sri&quot;;MOD([.A187]+2;4)=1;&quot;Laba&quot;;MOD([.A187]+2;4)=2;&quot;Jaya&quot;;MOD([.A187]+2;4)=3;&quot;Menala&quot;)" office:value-type="string" office:string-value="Menala" calcext:value-type="string">
            <text:p>Menala</text:p>
          </table:table-cell>
          <table:table-cell table:formula="of:=COM.MICROSOFT.IFS(MOD([.A187]+2;4)=0;6;MOD([.A187]+2;4)=1;5;MOD([.A187]+2;4)=2;1;MOD([.A187]+2;4)=3;8)" office:value-type="float" office:value="8" calcext:value-type="float">
            <text:p>8</text:p>
          </table:table-cell>
          <table:table-cell table:formula="of:=COM.MICROSOFT.IFS(MOD([.A187];5)=0;&quot;Pahing&quot;;MOD([.A187];5)=1;&quot;Pon&quot;;MOD([.A187];5)=2;&quot;Wage&quot;;MOD([.A187];5)=3;&quot;Kliwon&quot;;MOD([.A187];5)=4;&quot;Umanis&quot;)" office:value-type="string" office:string-value="Pahing" calcext:value-type="string">
            <text:p>Pahing</text:p>
          </table:table-cell>
          <table:table-cell table:formula="of:=COM.MICROSOFT.IFS(MOD([.A187];5)=0;9;MOD([.A187];5)=1;7;MOD([.A187];5)=2;4;MOD([.A187];5)=3;8;MOD([.A187];5)=4;5)" office:value-type="float" office:value="9" calcext:value-type="float">
            <text:p>9</text:p>
          </table:table-cell>
          <table:table-cell table:formula="of:=COM.MICROSOFT.IFS(MOD([.A187];6)=0;&quot;Tungleh&quot;;MOD([.A187];6)=1;&quot;Aryang&quot;;MOD([.A187];6)=2;&quot;Urukung&quot;;MOD([.A187];6)=3;&quot;Paniron&quot;;MOD([.A187];6)=4;&quot;Was&quot;;MOD([.A187];6)=5;&quot;Maulu&quot;)" office:value-type="string" office:string-value="Maulu" calcext:value-type="string">
            <text:p>Maulu</text:p>
          </table:table-cell>
          <table:table-cell table:formula="of:=COM.MICROSOFT.IFS(MOD([.A187];6)=0;7;MOD([.A187];6)=1;6;MOD([.A187];6)=2;5;MOD([.A187];6)=3;8;MOD([.A187];6)=4;9;MOD([.A187];6)=5;3)" office:value-type="float" office:value="3" calcext:value-type="float">
            <text:p>3</text:p>
          </table:table-cell>
          <table:table-cell table:formula="of:=COM.MICROSOFT.IFS(MOD([.A187];7)=0;&quot;Redite&quot;;MOD([.A187];7)=1;&quot;Soma&quot;;MOD([.A187];7)=2;&quot;Anggara&quot;;MOD([.A187];7)=3;&quot;Budha&quot;;MOD([.A187];7)=4;&quot;Wraspati&quot;;MOD([.A187];7)=5;&quot;Sukra&quot;;MOD([.A187];7);&quot;Saniscara&quot;)" office:value-type="string" office:string-value="Budha" calcext:value-type="string">
            <text:p>Budha</text:p>
          </table:table-cell>
          <table:table-cell table:formula="of:=COM.MICROSOFT.IFS(MOD([.A187];7)=0;5;MOD([.A187];7)=1;4;MOD([.A187];7)=2;3;MOD([.A187];7)=3;7;MOD([.A187];7)=4;8;MOD([.A187];7)=5;6;MOD([.A187];7);9)" office:value-type="float" office:value="7" calcext:value-type="float">
            <text:p>7</text:p>
          </table:table-cell>
          <table:table-cell table:formula="of:=COM.MICROSOFT.IFS(MOD([.A187]+6;8)=0;&quot;Sri&quot;;MOD([.A187]+6;8)=1;&quot;Indra&quot;;MOD([.A187]+6;8)=2;&quot;Guru&quot;;MOD([.A187]+6;8)=3;&quot;Yama&quot;;MOD([.A187]+6;8)=4;&quot;Ludra&quot;;MOD([.A187]+6;8)=5;&quot;Brahma&quot;;MOD([.A187]+6;8)=6;&quot;Kala&quot;;MOD([.A187]+6;8)=7;&quot;Uma&quot;)" office:value-type="string" office:string-value="Uma" calcext:value-type="string">
            <text:p>Uma</text:p>
          </table:table-cell>
          <table:table-cell table:formula="of:=COM.MICROSOFT.IFS(MOD([.A187]+6;8)=0;6;MOD([.A187]+6;8)=1;5;MOD([.A187]+6;8)=2;8;MOD([.A187]+6;8)=3;9;MOD([.A187]+6;8)=4;3;MOD([.A187]+6;8)=5;7;MOD([.A187]+6;8)=6;1;MOD([.A187]+6;8)=7;4)" office:value-type="float" office:value="4" calcext:value-type="float">
            <text:p>4</text:p>
          </table:table-cell>
          <table:table-cell table:formula="of:=COM.MICROSOFT.IFS(MOD([.A187]-3;9)=0;&quot;Dangu&quot;;MOD([.A187]-3;9)=1;&quot;Jangur&quot;;MOD([.A187]-3;9)=2;&quot;Gigis&quot;;MOD([.A187]-3;9)=3;&quot;Nohan&quot;;MOD([.A187]-3;9)=4;&quot;Ogan&quot;;MOD([.A187]-3;9)=5;&quot;Erengan&quot;;MOD([.A187]-3;9)=6;&quot;Urungan&quot;;MOD([.A187]-3;9)=7;&quot;Tulus&quot;;MOD([.A187]-3;9)=8;&quot;Dadi&quot;)" office:value-type="string" office:string-value="Gigis" calcext:value-type="string">
            <text:p>Gigis</text:p>
          </table:table-cell>
          <table:table-cell table:formula="of:=COM.MICROSOFT.IFS(MOD([.A187]-3;9)=0;5;MOD([.A187]-3;9)=1;8;MOD([.A187]-3;9)=2;9;MOD([.A187]-3;9)=3;3;MOD([.A187]-3;9)=4;7;MOD([.A187]-3;9)=5;1;MOD([.A187]-3;9)=6;4;MOD([.A187]-3;9)=7;6;MOD([.A187]-3;9)=8;8)" office:value-type="float" office:value="9" calcext:value-type="float">
            <text:p>9</text:p>
          </table:table-cell>
          <table:table-cell table:formula="of:=COM.MICROSOFT.IFS(MOD(MOD([.N187]+[.R187];10);10)=0;&quot;Pandita&quot;;MOD(MOD([.N187]+[.R187];10);10)=1;&quot;Pati&quot;;MOD(MOD([.N187]+[.R187];10);10)=2;&quot;Suka&quot;;MOD(MOD([.N187]+[.R187];10);10)=3;&quot;Duka&quot;;MOD(MOD([.N187]+[.R187];10);10)=4;&quot;Sri&quot;;MOD(MOD([.N187]+[.R187];10);10)=5;&quot;Manuh&quot;;MOD(MOD([.N187]+[.R187];10);10)=6;&quot;Manusa&quot;;MOD(MOD([.N187]+[.R187];10);10)=7;&quot;Raja&quot;;MOD(MOD([.N187]+[.R187];10);10)=8;&quot;Dewa&quot;;MOD(MOD([.N187]+[.R187];10);10)=9;&quot;Raksasa&quot;)" office:value-type="string" office:string-value="Manusa" calcext:value-type="string">
            <text:p>Manusa</text:p>
          </table:table-cell>
          <table:table-cell table:formula="of:=COM.MICROSOFT.IFS(MOD(MOD([.N187]+[.R187];10);10)=0;5;MOD(MOD([.N187]+[.R187];10);10)=1;7;MOD(MOD([.N187]+[.R187];10);10)=2;10;MOD(MOD([.N187]+[.R187];10);10)=3;4;MOD(MOD([.N187]+[.R187];10);10)=4;6;MOD(MOD([.N187]+[.R187];10);10)=5;2;MOD(MOD([.N187]+[.R187];10);10)=6;3;MOD(MOD([.N187]+[.R187];10);10)=7;8;MOD(MOD([.N187]+[.R187];10);10)=8;9;MOD(MOD([.N187]+[.R187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[.A188]-MOD([.A188];7))/7" office:value-type="float" office:value="26" calcext:value-type="float">
            <text:p>26</text:p>
          </table:table-cell>
          <table:table-cell office:value-type="string" calcext:value-type="string">
            <text:p>Wayang</text:p>
          </table:table-cell>
          <table:table-cell office:value-type="float" office:value="4" calcext:value-type="float">
            <text:p>4</text:p>
          </table:table-cell>
          <table:table-cell table:formula="of:=IF(MOD([.N188]+[.R188];2)=1;&quot;Luang&quot;;&quot;-&quot;)" office:value-type="string" office:string-value="Luang" calcext:value-type="string">
            <text:p>Luang</text:p>
          </table:table-cell>
          <table:table-cell table:formula="of:=IF(MOD([.N188]+[.R188];2)=1;1;0)" office:value-type="float" office:value="1" calcext:value-type="float">
            <text:p>1</text:p>
          </table:table-cell>
          <table:table-cell table:formula="of:=IF(MOD([.N188]+[.R188];2)=1;&quot;Pepet&quot;;&quot;Menga&quot;)" office:value-type="string" office:string-value="Pepet" calcext:value-type="string">
            <text:p>Pepet</text:p>
          </table:table-cell>
          <table:table-cell table:formula="of:=IF(MOD([.N188]+[.R188];2)=1;4;5)" office:value-type="float" office:value="4" calcext:value-type="float">
            <text:p>4</text:p>
          </table:table-cell>
          <table:table-cell table:formula="of:=COM.MICROSOFT.IFS(MOD([.A188];3)=0;&quot;Pasah&quot;;MOD([.A188];3)=1;&quot;Beteng&quot;;MOD([.A188];3)=2;&quot;Kajeng&quot;)" office:value-type="string" office:string-value="Pasah" calcext:value-type="string">
            <text:p>Pasah</text:p>
          </table:table-cell>
          <table:table-cell table:formula="of:=COM.MICROSOFT.IFS(MOD([.A188];3)=0;9;MOD([.A188];3)=1;4;MOD([.A188];3)=2;7)" office:value-type="float" office:value="9" calcext:value-type="float">
            <text:p>9</text:p>
          </table:table-cell>
          <table:table-cell table:formula="of:=COM.MICROSOFT.IFS(MOD([.A188]+2;4)=0;&quot;Sri&quot;;MOD([.A188]+2;4)=1;&quot;Laba&quot;;MOD([.A188]+2;4)=2;&quot;Jaya&quot;;MOD([.A188]+2;4)=3;&quot;Menala&quot;)" office:value-type="string" office:string-value="Sri" calcext:value-type="string">
            <text:p>Sri</text:p>
          </table:table-cell>
          <table:table-cell table:formula="of:=COM.MICROSOFT.IFS(MOD([.A188]+2;4)=0;6;MOD([.A188]+2;4)=1;5;MOD([.A188]+2;4)=2;1;MOD([.A188]+2;4)=3;8)" office:value-type="float" office:value="6" calcext:value-type="float">
            <text:p>6</text:p>
          </table:table-cell>
          <table:table-cell table:formula="of:=COM.MICROSOFT.IFS(MOD([.A188];5)=0;&quot;Pahing&quot;;MOD([.A188];5)=1;&quot;Pon&quot;;MOD([.A188];5)=2;&quot;Wage&quot;;MOD([.A188];5)=3;&quot;Kliwon&quot;;MOD([.A188];5)=4;&quot;Umanis&quot;)" office:value-type="string" office:string-value="Pon" calcext:value-type="string">
            <text:p>Pon</text:p>
          </table:table-cell>
          <table:table-cell table:formula="of:=COM.MICROSOFT.IFS(MOD([.A188];5)=0;9;MOD([.A188];5)=1;7;MOD([.A188];5)=2;4;MOD([.A188];5)=3;8;MOD([.A188];5)=4;5)" office:value-type="float" office:value="7" calcext:value-type="float">
            <text:p>7</text:p>
          </table:table-cell>
          <table:table-cell table:formula="of:=COM.MICROSOFT.IFS(MOD([.A188];6)=0;&quot;Tungleh&quot;;MOD([.A188];6)=1;&quot;Aryang&quot;;MOD([.A188];6)=2;&quot;Urukung&quot;;MOD([.A188];6)=3;&quot;Paniron&quot;;MOD([.A188];6)=4;&quot;Was&quot;;MOD([.A188];6)=5;&quot;Maulu&quot;)" office:value-type="string" office:string-value="Tungleh" calcext:value-type="string">
            <text:p>Tungleh</text:p>
          </table:table-cell>
          <table:table-cell table:formula="of:=COM.MICROSOFT.IFS(MOD([.A188];6)=0;7;MOD([.A188];6)=1;6;MOD([.A188];6)=2;5;MOD([.A188];6)=3;8;MOD([.A188];6)=4;9;MOD([.A188];6)=5;3)" office:value-type="float" office:value="7" calcext:value-type="float">
            <text:p>7</text:p>
          </table:table-cell>
          <table:table-cell table:formula="of:=COM.MICROSOFT.IFS(MOD([.A188];7)=0;&quot;Redite&quot;;MOD([.A188];7)=1;&quot;Soma&quot;;MOD([.A188];7)=2;&quot;Anggara&quot;;MOD([.A188];7)=3;&quot;Budha&quot;;MOD([.A188];7)=4;&quot;Wraspati&quot;;MOD([.A188];7)=5;&quot;Sukra&quot;;MOD([.A188];7);&quot;Saniscara&quot;)" office:value-type="string" office:string-value="Wraspati" calcext:value-type="string">
            <text:p>Wraspati</text:p>
          </table:table-cell>
          <table:table-cell table:formula="of:=COM.MICROSOFT.IFS(MOD([.A188];7)=0;5;MOD([.A188];7)=1;4;MOD([.A188];7)=2;3;MOD([.A188];7)=3;7;MOD([.A188];7)=4;8;MOD([.A188];7)=5;6;MOD([.A188];7);9)" office:value-type="float" office:value="8" calcext:value-type="float">
            <text:p>8</text:p>
          </table:table-cell>
          <table:table-cell table:formula="of:=COM.MICROSOFT.IFS(MOD([.A188]+6;8)=0;&quot;Sri&quot;;MOD([.A188]+6;8)=1;&quot;Indra&quot;;MOD([.A188]+6;8)=2;&quot;Guru&quot;;MOD([.A188]+6;8)=3;&quot;Yama&quot;;MOD([.A188]+6;8)=4;&quot;Ludra&quot;;MOD([.A188]+6;8)=5;&quot;Brahma&quot;;MOD([.A188]+6;8)=6;&quot;Kala&quot;;MOD([.A188]+6;8)=7;&quot;Uma&quot;)" office:value-type="string" office:string-value="Sri" calcext:value-type="string">
            <text:p>Sri</text:p>
          </table:table-cell>
          <table:table-cell table:formula="of:=COM.MICROSOFT.IFS(MOD([.A188]+6;8)=0;6;MOD([.A188]+6;8)=1;5;MOD([.A188]+6;8)=2;8;MOD([.A188]+6;8)=3;9;MOD([.A188]+6;8)=4;3;MOD([.A188]+6;8)=5;7;MOD([.A188]+6;8)=6;1;MOD([.A188]+6;8)=7;4)" office:value-type="float" office:value="6" calcext:value-type="float">
            <text:p>6</text:p>
          </table:table-cell>
          <table:table-cell table:formula="of:=COM.MICROSOFT.IFS(MOD([.A188]-3;9)=0;&quot;Dangu&quot;;MOD([.A188]-3;9)=1;&quot;Jangur&quot;;MOD([.A188]-3;9)=2;&quot;Gigis&quot;;MOD([.A188]-3;9)=3;&quot;Nohan&quot;;MOD([.A188]-3;9)=4;&quot;Ogan&quot;;MOD([.A188]-3;9)=5;&quot;Erengan&quot;;MOD([.A188]-3;9)=6;&quot;Urungan&quot;;MOD([.A188]-3;9)=7;&quot;Tulus&quot;;MOD([.A188]-3;9)=8;&quot;Dadi&quot;)" office:value-type="string" office:string-value="Nohan" calcext:value-type="string">
            <text:p>Nohan</text:p>
          </table:table-cell>
          <table:table-cell table:formula="of:=COM.MICROSOFT.IFS(MOD([.A188]-3;9)=0;5;MOD([.A188]-3;9)=1;8;MOD([.A188]-3;9)=2;9;MOD([.A188]-3;9)=3;3;MOD([.A188]-3;9)=4;7;MOD([.A188]-3;9)=5;1;MOD([.A188]-3;9)=6;4;MOD([.A188]-3;9)=7;6;MOD([.A188]-3;9)=8;8)" office:value-type="float" office:value="3" calcext:value-type="float">
            <text:p>3</text:p>
          </table:table-cell>
          <table:table-cell table:formula="of:=COM.MICROSOFT.IFS(MOD(MOD([.N188]+[.R188];10);10)=0;&quot;Pandita&quot;;MOD(MOD([.N188]+[.R188];10);10)=1;&quot;Pati&quot;;MOD(MOD([.N188]+[.R188];10);10)=2;&quot;Suka&quot;;MOD(MOD([.N188]+[.R188];10);10)=3;&quot;Duka&quot;;MOD(MOD([.N188]+[.R188];10);10)=4;&quot;Sri&quot;;MOD(MOD([.N188]+[.R188];10);10)=5;&quot;Manuh&quot;;MOD(MOD([.N188]+[.R188];10);10)=6;&quot;Manusa&quot;;MOD(MOD([.N188]+[.R188];10);10)=7;&quot;Raja&quot;;MOD(MOD([.N188]+[.R188];10);10)=8;&quot;Dewa&quot;;MOD(MOD([.N188]+[.R188];10);10)=9;&quot;Raksasa&quot;)" office:value-type="string" office:string-value="Manuh" calcext:value-type="string">
            <text:p>Manuh</text:p>
          </table:table-cell>
          <table:table-cell table:formula="of:=COM.MICROSOFT.IFS(MOD(MOD([.N188]+[.R188];10);10)=0;5;MOD(MOD([.N188]+[.R188];10);10)=1;7;MOD(MOD([.N188]+[.R188];10);10)=2;10;MOD(MOD([.N188]+[.R188];10);10)=3;4;MOD(MOD([.N188]+[.R188];10);10)=4;6;MOD(MOD([.N188]+[.R188];10);10)=5;2;MOD(MOD([.N188]+[.R188];10);10)=6;3;MOD(MOD([.N188]+[.R188];10);10)=7;8;MOD(MOD([.N188]+[.R188];10);10)=8;9;MOD(MOD([.N188]+[.R188];10);10)=9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[.A189]-MOD([.A189];7))/7" office:value-type="float" office:value="26" calcext:value-type="float">
            <text:p>26</text:p>
          </table:table-cell>
          <table:table-cell office:value-type="string" calcext:value-type="string">
            <text:p>Wayang</text:p>
          </table:table-cell>
          <table:table-cell office:value-type="float" office:value="4" calcext:value-type="float">
            <text:p>4</text:p>
          </table:table-cell>
          <table:table-cell table:formula="of:=IF(MOD([.N189]+[.R189];2)=1;&quot;Luang&quot;;&quot;-&quot;)" office:value-type="string" office:string-value="-" calcext:value-type="string">
            <text:p>-</text:p>
          </table:table-cell>
          <table:table-cell table:formula="of:=IF(MOD([.N189]+[.R189];2)=1;1;0)" office:value-type="float" office:value="0" calcext:value-type="float">
            <text:p>0</text:p>
          </table:table-cell>
          <table:table-cell table:formula="of:=IF(MOD([.N189]+[.R189];2)=1;&quot;Pepet&quot;;&quot;Menga&quot;)" office:value-type="string" office:string-value="Menga" calcext:value-type="string">
            <text:p>Menga</text:p>
          </table:table-cell>
          <table:table-cell table:formula="of:=IF(MOD([.N189]+[.R189];2)=1;4;5)" office:value-type="float" office:value="5" calcext:value-type="float">
            <text:p>5</text:p>
          </table:table-cell>
          <table:table-cell table:formula="of:=COM.MICROSOFT.IFS(MOD([.A189];3)=0;&quot;Pasah&quot;;MOD([.A189];3)=1;&quot;Beteng&quot;;MOD([.A189];3)=2;&quot;Kajeng&quot;)" office:value-type="string" office:string-value="Beteng" calcext:value-type="string">
            <text:p>Beteng</text:p>
          </table:table-cell>
          <table:table-cell table:formula="of:=COM.MICROSOFT.IFS(MOD([.A189];3)=0;9;MOD([.A189];3)=1;4;MOD([.A189];3)=2;7)" office:value-type="float" office:value="4" calcext:value-type="float">
            <text:p>4</text:p>
          </table:table-cell>
          <table:table-cell table:formula="of:=COM.MICROSOFT.IFS(MOD([.A189]+2;4)=0;&quot;Sri&quot;;MOD([.A189]+2;4)=1;&quot;Laba&quot;;MOD([.A189]+2;4)=2;&quot;Jaya&quot;;MOD([.A189]+2;4)=3;&quot;Menala&quot;)" office:value-type="string" office:string-value="Laba" calcext:value-type="string">
            <text:p>Laba</text:p>
          </table:table-cell>
          <table:table-cell table:formula="of:=COM.MICROSOFT.IFS(MOD([.A189]+2;4)=0;6;MOD([.A189]+2;4)=1;5;MOD([.A189]+2;4)=2;1;MOD([.A189]+2;4)=3;8)" office:value-type="float" office:value="5" calcext:value-type="float">
            <text:p>5</text:p>
          </table:table-cell>
          <table:table-cell table:formula="of:=COM.MICROSOFT.IFS(MOD([.A189];5)=0;&quot;Pahing&quot;;MOD([.A189];5)=1;&quot;Pon&quot;;MOD([.A189];5)=2;&quot;Wage&quot;;MOD([.A189];5)=3;&quot;Kliwon&quot;;MOD([.A189];5)=4;&quot;Umanis&quot;)" office:value-type="string" office:string-value="Wage" calcext:value-type="string">
            <text:p>Wage</text:p>
          </table:table-cell>
          <table:table-cell table:formula="of:=COM.MICROSOFT.IFS(MOD([.A189];5)=0;9;MOD([.A189];5)=1;7;MOD([.A189];5)=2;4;MOD([.A189];5)=3;8;MOD([.A189];5)=4;5)" office:value-type="float" office:value="4" calcext:value-type="float">
            <text:p>4</text:p>
          </table:table-cell>
          <table:table-cell table:formula="of:=COM.MICROSOFT.IFS(MOD([.A189];6)=0;&quot;Tungleh&quot;;MOD([.A189];6)=1;&quot;Aryang&quot;;MOD([.A189];6)=2;&quot;Urukung&quot;;MOD([.A189];6)=3;&quot;Paniron&quot;;MOD([.A189];6)=4;&quot;Was&quot;;MOD([.A189];6)=5;&quot;Maulu&quot;)" office:value-type="string" office:string-value="Aryang" calcext:value-type="string">
            <text:p>Aryang</text:p>
          </table:table-cell>
          <table:table-cell table:formula="of:=COM.MICROSOFT.IFS(MOD([.A189];6)=0;7;MOD([.A189];6)=1;6;MOD([.A189];6)=2;5;MOD([.A189];6)=3;8;MOD([.A189];6)=4;9;MOD([.A189];6)=5;3)" office:value-type="float" office:value="6" calcext:value-type="float">
            <text:p>6</text:p>
          </table:table-cell>
          <table:table-cell table:formula="of:=COM.MICROSOFT.IFS(MOD([.A189];7)=0;&quot;Redite&quot;;MOD([.A189];7)=1;&quot;Soma&quot;;MOD([.A189];7)=2;&quot;Anggara&quot;;MOD([.A189];7)=3;&quot;Budha&quot;;MOD([.A189];7)=4;&quot;Wraspati&quot;;MOD([.A189];7)=5;&quot;Sukra&quot;;MOD([.A189];7);&quot;Saniscara&quot;)" office:value-type="string" office:string-value="Sukra" calcext:value-type="string">
            <text:p>Sukra</text:p>
          </table:table-cell>
          <table:table-cell table:formula="of:=COM.MICROSOFT.IFS(MOD([.A189];7)=0;5;MOD([.A189];7)=1;4;MOD([.A189];7)=2;3;MOD([.A189];7)=3;7;MOD([.A189];7)=4;8;MOD([.A189];7)=5;6;MOD([.A189];7);9)" office:value-type="float" office:value="6" calcext:value-type="float">
            <text:p>6</text:p>
          </table:table-cell>
          <table:table-cell table:formula="of:=COM.MICROSOFT.IFS(MOD([.A189]+6;8)=0;&quot;Sri&quot;;MOD([.A189]+6;8)=1;&quot;Indra&quot;;MOD([.A189]+6;8)=2;&quot;Guru&quot;;MOD([.A189]+6;8)=3;&quot;Yama&quot;;MOD([.A189]+6;8)=4;&quot;Ludra&quot;;MOD([.A189]+6;8)=5;&quot;Brahma&quot;;MOD([.A189]+6;8)=6;&quot;Kala&quot;;MOD([.A189]+6;8)=7;&quot;Uma&quot;)" office:value-type="string" office:string-value="Indra" calcext:value-type="string">
            <text:p>Indra</text:p>
          </table:table-cell>
          <table:table-cell table:formula="of:=COM.MICROSOFT.IFS(MOD([.A189]+6;8)=0;6;MOD([.A189]+6;8)=1;5;MOD([.A189]+6;8)=2;8;MOD([.A189]+6;8)=3;9;MOD([.A189]+6;8)=4;3;MOD([.A189]+6;8)=5;7;MOD([.A189]+6;8)=6;1;MOD([.A189]+6;8)=7;4)" office:value-type="float" office:value="5" calcext:value-type="float">
            <text:p>5</text:p>
          </table:table-cell>
          <table:table-cell table:formula="of:=COM.MICROSOFT.IFS(MOD([.A189]-3;9)=0;&quot;Dangu&quot;;MOD([.A189]-3;9)=1;&quot;Jangur&quot;;MOD([.A189]-3;9)=2;&quot;Gigis&quot;;MOD([.A189]-3;9)=3;&quot;Nohan&quot;;MOD([.A189]-3;9)=4;&quot;Ogan&quot;;MOD([.A189]-3;9)=5;&quot;Erengan&quot;;MOD([.A189]-3;9)=6;&quot;Urungan&quot;;MOD([.A189]-3;9)=7;&quot;Tulus&quot;;MOD([.A189]-3;9)=8;&quot;Dadi&quot;)" office:value-type="string" office:string-value="Ogan" calcext:value-type="string">
            <text:p>Ogan</text:p>
          </table:table-cell>
          <table:table-cell table:formula="of:=COM.MICROSOFT.IFS(MOD([.A189]-3;9)=0;5;MOD([.A189]-3;9)=1;8;MOD([.A189]-3;9)=2;9;MOD([.A189]-3;9)=3;3;MOD([.A189]-3;9)=4;7;MOD([.A189]-3;9)=5;1;MOD([.A189]-3;9)=6;4;MOD([.A189]-3;9)=7;6;MOD([.A189]-3;9)=8;8)" office:value-type="float" office:value="7" calcext:value-type="float">
            <text:p>7</text:p>
          </table:table-cell>
          <table:table-cell table:formula="of:=COM.MICROSOFT.IFS(MOD(MOD([.N189]+[.R189];10);10)=0;&quot;Pandita&quot;;MOD(MOD([.N189]+[.R189];10);10)=1;&quot;Pati&quot;;MOD(MOD([.N189]+[.R189];10);10)=2;&quot;Suka&quot;;MOD(MOD([.N189]+[.R189];10);10)=3;&quot;Duka&quot;;MOD(MOD([.N189]+[.R189];10);10)=4;&quot;Sri&quot;;MOD(MOD([.N189]+[.R189];10);10)=5;&quot;Manuh&quot;;MOD(MOD([.N189]+[.R189];10);10)=6;&quot;Manusa&quot;;MOD(MOD([.N189]+[.R189];10);10)=7;&quot;Raja&quot;;MOD(MOD([.N189]+[.R189];10);10)=8;&quot;Dewa&quot;;MOD(MOD([.N189]+[.R189];10);10)=9;&quot;Raksasa&quot;)" office:value-type="string" office:string-value="Pandita" calcext:value-type="string">
            <text:p>Pandita</text:p>
          </table:table-cell>
          <table:table-cell table:formula="of:=COM.MICROSOFT.IFS(MOD(MOD([.N189]+[.R189];10);10)=0;5;MOD(MOD([.N189]+[.R189];10);10)=1;7;MOD(MOD([.N189]+[.R189];10);10)=2;10;MOD(MOD([.N189]+[.R189];10);10)=3;4;MOD(MOD([.N189]+[.R189];10);10)=4;6;MOD(MOD([.N189]+[.R189];10);10)=5;2;MOD(MOD([.N189]+[.R189];10);10)=6;3;MOD(MOD([.N189]+[.R189];10);10)=7;8;MOD(MOD([.N189]+[.R189];10);10)=8;9;MOD(MOD([.N189]+[.R189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190]-MOD([.A190];7))/7" office:value-type="float" office:value="26" calcext:value-type="float">
            <text:p>26</text:p>
          </table:table-cell>
          <table:table-cell office:value-type="string" calcext:value-type="string">
            <text:p>Wayang</text:p>
          </table:table-cell>
          <table:table-cell office:value-type="float" office:value="4" calcext:value-type="float">
            <text:p>4</text:p>
          </table:table-cell>
          <table:table-cell table:formula="of:=IF(MOD([.N190]+[.R190];2)=1;&quot;Luang&quot;;&quot;-&quot;)" office:value-type="string" office:string-value="Luang" calcext:value-type="string">
            <text:p>Luang</text:p>
          </table:table-cell>
          <table:table-cell table:formula="of:=IF(MOD([.N190]+[.R190];2)=1;1;0)" office:value-type="float" office:value="1" calcext:value-type="float">
            <text:p>1</text:p>
          </table:table-cell>
          <table:table-cell table:formula="of:=IF(MOD([.N190]+[.R190];2)=1;&quot;Pepet&quot;;&quot;Menga&quot;)" office:value-type="string" office:string-value="Pepet" calcext:value-type="string">
            <text:p>Pepet</text:p>
          </table:table-cell>
          <table:table-cell table:formula="of:=IF(MOD([.N190]+[.R190];2)=1;4;5)" office:value-type="float" office:value="4" calcext:value-type="float">
            <text:p>4</text:p>
          </table:table-cell>
          <table:table-cell table:formula="of:=COM.MICROSOFT.IFS(MOD([.A190];3)=0;&quot;Pasah&quot;;MOD([.A190];3)=1;&quot;Beteng&quot;;MOD([.A190];3)=2;&quot;Kajeng&quot;)" office:value-type="string" office:string-value="Kajeng" calcext:value-type="string">
            <text:p>Kajeng</text:p>
          </table:table-cell>
          <table:table-cell table:formula="of:=COM.MICROSOFT.IFS(MOD([.A190];3)=0;9;MOD([.A190];3)=1;4;MOD([.A190];3)=2;7)" office:value-type="float" office:value="7" calcext:value-type="float">
            <text:p>7</text:p>
          </table:table-cell>
          <table:table-cell table:formula="of:=COM.MICROSOFT.IFS(MOD([.A190]+2;4)=0;&quot;Sri&quot;;MOD([.A190]+2;4)=1;&quot;Laba&quot;;MOD([.A190]+2;4)=2;&quot;Jaya&quot;;MOD([.A190]+2;4)=3;&quot;Menala&quot;)" office:value-type="string" office:string-value="Jaya" calcext:value-type="string">
            <text:p>Jaya</text:p>
          </table:table-cell>
          <table:table-cell table:formula="of:=COM.MICROSOFT.IFS(MOD([.A190]+2;4)=0;6;MOD([.A190]+2;4)=1;5;MOD([.A190]+2;4)=2;1;MOD([.A190]+2;4)=3;8)" office:value-type="float" office:value="1" calcext:value-type="float">
            <text:p>1</text:p>
          </table:table-cell>
          <table:table-cell table:formula="of:=COM.MICROSOFT.IFS(MOD([.A190];5)=0;&quot;Pahing&quot;;MOD([.A190];5)=1;&quot;Pon&quot;;MOD([.A190];5)=2;&quot;Wage&quot;;MOD([.A190];5)=3;&quot;Kliwon&quot;;MOD([.A190];5)=4;&quot;Umanis&quot;)" office:value-type="string" office:string-value="Kliwon" calcext:value-type="string">
            <text:p>Kliwon</text:p>
          </table:table-cell>
          <table:table-cell table:formula="of:=COM.MICROSOFT.IFS(MOD([.A190];5)=0;9;MOD([.A190];5)=1;7;MOD([.A190];5)=2;4;MOD([.A190];5)=3;8;MOD([.A190];5)=4;5)" office:value-type="float" office:value="8" calcext:value-type="float">
            <text:p>8</text:p>
          </table:table-cell>
          <table:table-cell table:formula="of:=COM.MICROSOFT.IFS(MOD([.A190];6)=0;&quot;Tungleh&quot;;MOD([.A190];6)=1;&quot;Aryang&quot;;MOD([.A190];6)=2;&quot;Urukung&quot;;MOD([.A190];6)=3;&quot;Paniron&quot;;MOD([.A190];6)=4;&quot;Was&quot;;MOD([.A190];6)=5;&quot;Maulu&quot;)" office:value-type="string" office:string-value="Urukung" calcext:value-type="string">
            <text:p>Urukung</text:p>
          </table:table-cell>
          <table:table-cell table:formula="of:=COM.MICROSOFT.IFS(MOD([.A190];6)=0;7;MOD([.A190];6)=1;6;MOD([.A190];6)=2;5;MOD([.A190];6)=3;8;MOD([.A190];6)=4;9;MOD([.A190];6)=5;3)" office:value-type="float" office:value="5" calcext:value-type="float">
            <text:p>5</text:p>
          </table:table-cell>
          <table:table-cell table:formula="of:=COM.MICROSOFT.IFS(MOD([.A190];7)=0;&quot;Redite&quot;;MOD([.A190];7)=1;&quot;Soma&quot;;MOD([.A190];7)=2;&quot;Anggara&quot;;MOD([.A190];7)=3;&quot;Budha&quot;;MOD([.A190];7)=4;&quot;Wraspati&quot;;MOD([.A190];7)=5;&quot;Sukra&quot;;MOD([.A190];7);&quot;Saniscara&quot;)" office:value-type="string" office:string-value="Saniscara" calcext:value-type="string">
            <text:p>Saniscara</text:p>
          </table:table-cell>
          <table:table-cell table:formula="of:=COM.MICROSOFT.IFS(MOD([.A190];7)=0;5;MOD([.A190];7)=1;4;MOD([.A190];7)=2;3;MOD([.A190];7)=3;7;MOD([.A190];7)=4;8;MOD([.A190];7)=5;6;MOD([.A190];7);9)" office:value-type="float" office:value="9" calcext:value-type="float">
            <text:p>9</text:p>
          </table:table-cell>
          <table:table-cell table:formula="of:=COM.MICROSOFT.IFS(MOD([.A190]+6;8)=0;&quot;Sri&quot;;MOD([.A190]+6;8)=1;&quot;Indra&quot;;MOD([.A190]+6;8)=2;&quot;Guru&quot;;MOD([.A190]+6;8)=3;&quot;Yama&quot;;MOD([.A190]+6;8)=4;&quot;Ludra&quot;;MOD([.A190]+6;8)=5;&quot;Brahma&quot;;MOD([.A190]+6;8)=6;&quot;Kala&quot;;MOD([.A190]+6;8)=7;&quot;Uma&quot;)" office:value-type="string" office:string-value="Guru" calcext:value-type="string">
            <text:p>Guru</text:p>
          </table:table-cell>
          <table:table-cell table:formula="of:=COM.MICROSOFT.IFS(MOD([.A190]+6;8)=0;6;MOD([.A190]+6;8)=1;5;MOD([.A190]+6;8)=2;8;MOD([.A190]+6;8)=3;9;MOD([.A190]+6;8)=4;3;MOD([.A190]+6;8)=5;7;MOD([.A190]+6;8)=6;1;MOD([.A190]+6;8)=7;4)" office:value-type="float" office:value="8" calcext:value-type="float">
            <text:p>8</text:p>
          </table:table-cell>
          <table:table-cell table:formula="of:=COM.MICROSOFT.IFS(MOD([.A190]-3;9)=0;&quot;Dangu&quot;;MOD([.A190]-3;9)=1;&quot;Jangur&quot;;MOD([.A190]-3;9)=2;&quot;Gigis&quot;;MOD([.A190]-3;9)=3;&quot;Nohan&quot;;MOD([.A190]-3;9)=4;&quot;Ogan&quot;;MOD([.A190]-3;9)=5;&quot;Erengan&quot;;MOD([.A190]-3;9)=6;&quot;Urungan&quot;;MOD([.A190]-3;9)=7;&quot;Tulus&quot;;MOD([.A190]-3;9)=8;&quot;Dadi&quot;)" office:value-type="string" office:string-value="Erengan" calcext:value-type="string">
            <text:p>Erengan</text:p>
          </table:table-cell>
          <table:table-cell table:formula="of:=COM.MICROSOFT.IFS(MOD([.A190]-3;9)=0;5;MOD([.A190]-3;9)=1;8;MOD([.A190]-3;9)=2;9;MOD([.A190]-3;9)=3;3;MOD([.A190]-3;9)=4;7;MOD([.A190]-3;9)=5;1;MOD([.A190]-3;9)=6;4;MOD([.A190]-3;9)=7;6;MOD([.A190]-3;9)=8;8)" office:value-type="float" office:value="1" calcext:value-type="float">
            <text:p>1</text:p>
          </table:table-cell>
          <table:table-cell table:formula="of:=COM.MICROSOFT.IFS(MOD(MOD([.N190]+[.R190];10);10)=0;&quot;Pandita&quot;;MOD(MOD([.N190]+[.R190];10);10)=1;&quot;Pati&quot;;MOD(MOD([.N190]+[.R190];10);10)=2;&quot;Suka&quot;;MOD(MOD([.N190]+[.R190];10);10)=3;&quot;Duka&quot;;MOD(MOD([.N190]+[.R190];10);10)=4;&quot;Sri&quot;;MOD(MOD([.N190]+[.R190];10);10)=5;&quot;Manuh&quot;;MOD(MOD([.N190]+[.R190];10);10)=6;&quot;Manusa&quot;;MOD(MOD([.N190]+[.R190];10);10)=7;&quot;Raja&quot;;MOD(MOD([.N190]+[.R190];10);10)=8;&quot;Dewa&quot;;MOD(MOD([.N190]+[.R190];10);10)=9;&quot;Raksasa&quot;)" office:value-type="string" office:string-value="Raja" calcext:value-type="string">
            <text:p>Raja</text:p>
          </table:table-cell>
          <table:table-cell table:formula="of:=COM.MICROSOFT.IFS(MOD(MOD([.N190]+[.R190];10);10)=0;5;MOD(MOD([.N190]+[.R190];10);10)=1;7;MOD(MOD([.N190]+[.R190];10);10)=2;10;MOD(MOD([.N190]+[.R190];10);10)=3;4;MOD(MOD([.N190]+[.R190];10);10)=4;6;MOD(MOD([.N190]+[.R190];10);10)=5;2;MOD(MOD([.N190]+[.R190];10);10)=6;3;MOD(MOD([.N190]+[.R190];10);10)=7;8;MOD(MOD([.N190]+[.R190];10);10)=8;9;MOD(MOD([.N190]+[.R190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191]-MOD([.A191];7))/7" office:value-type="float" office:value="27" calcext:value-type="float">
            <text:p>27</text:p>
          </table:table-cell>
          <table:table-cell office:value-type="string" calcext:value-type="string">
            <text:p>Kelawu</text:p>
          </table:table-cell>
          <table:table-cell office:value-type="float" office:value="6" calcext:value-type="float">
            <text:p>6</text:p>
          </table:table-cell>
          <table:table-cell table:formula="of:=IF(MOD([.N191]+[.R191];2)=1;&quot;Luang&quot;;&quot;-&quot;)" office:value-type="string" office:string-value="-" calcext:value-type="string">
            <text:p>-</text:p>
          </table:table-cell>
          <table:table-cell table:formula="of:=IF(MOD([.N191]+[.R191];2)=1;1;0)" office:value-type="float" office:value="0" calcext:value-type="float">
            <text:p>0</text:p>
          </table:table-cell>
          <table:table-cell table:formula="of:=IF(MOD([.N191]+[.R191];2)=1;&quot;Pepet&quot;;&quot;Menga&quot;)" office:value-type="string" office:string-value="Menga" calcext:value-type="string">
            <text:p>Menga</text:p>
          </table:table-cell>
          <table:table-cell table:formula="of:=IF(MOD([.N191]+[.R191];2)=1;4;5)" office:value-type="float" office:value="5" calcext:value-type="float">
            <text:p>5</text:p>
          </table:table-cell>
          <table:table-cell table:formula="of:=COM.MICROSOFT.IFS(MOD([.A191];3)=0;&quot;Pasah&quot;;MOD([.A191];3)=1;&quot;Beteng&quot;;MOD([.A191];3)=2;&quot;Kajeng&quot;)" office:value-type="string" office:string-value="Pasah" calcext:value-type="string">
            <text:p>Pasah</text:p>
          </table:table-cell>
          <table:table-cell table:formula="of:=COM.MICROSOFT.IFS(MOD([.A191];3)=0;9;MOD([.A191];3)=1;4;MOD([.A191];3)=2;7)" office:value-type="float" office:value="9" calcext:value-type="float">
            <text:p>9</text:p>
          </table:table-cell>
          <table:table-cell table:formula="of:=COM.MICROSOFT.IFS(MOD([.A191]+2;4)=0;&quot;Sri&quot;;MOD([.A191]+2;4)=1;&quot;Laba&quot;;MOD([.A191]+2;4)=2;&quot;Jaya&quot;;MOD([.A191]+2;4)=3;&quot;Menala&quot;)" office:value-type="string" office:string-value="Menala" calcext:value-type="string">
            <text:p>Menala</text:p>
          </table:table-cell>
          <table:table-cell table:formula="of:=COM.MICROSOFT.IFS(MOD([.A191]+2;4)=0;6;MOD([.A191]+2;4)=1;5;MOD([.A191]+2;4)=2;1;MOD([.A191]+2;4)=3;8)" office:value-type="float" office:value="8" calcext:value-type="float">
            <text:p>8</text:p>
          </table:table-cell>
          <table:table-cell table:formula="of:=COM.MICROSOFT.IFS(MOD([.A191];5)=0;&quot;Pahing&quot;;MOD([.A191];5)=1;&quot;Pon&quot;;MOD([.A191];5)=2;&quot;Wage&quot;;MOD([.A191];5)=3;&quot;Kliwon&quot;;MOD([.A191];5)=4;&quot;Umanis&quot;)" office:value-type="string" office:string-value="Umanis" calcext:value-type="string">
            <text:p>Umanis</text:p>
          </table:table-cell>
          <table:table-cell table:formula="of:=COM.MICROSOFT.IFS(MOD([.A191];5)=0;9;MOD([.A191];5)=1;7;MOD([.A191];5)=2;4;MOD([.A191];5)=3;8;MOD([.A191];5)=4;5)" office:value-type="float" office:value="5" calcext:value-type="float">
            <text:p>5</text:p>
          </table:table-cell>
          <table:table-cell table:formula="of:=COM.MICROSOFT.IFS(MOD([.A191];6)=0;&quot;Tungleh&quot;;MOD([.A191];6)=1;&quot;Aryang&quot;;MOD([.A191];6)=2;&quot;Urukung&quot;;MOD([.A191];6)=3;&quot;Paniron&quot;;MOD([.A191];6)=4;&quot;Was&quot;;MOD([.A191];6)=5;&quot;Maulu&quot;)" office:value-type="string" office:string-value="Paniron" calcext:value-type="string">
            <text:p>Paniron</text:p>
          </table:table-cell>
          <table:table-cell table:formula="of:=COM.MICROSOFT.IFS(MOD([.A191];6)=0;7;MOD([.A191];6)=1;6;MOD([.A191];6)=2;5;MOD([.A191];6)=3;8;MOD([.A191];6)=4;9;MOD([.A191];6)=5;3)" office:value-type="float" office:value="8" calcext:value-type="float">
            <text:p>8</text:p>
          </table:table-cell>
          <table:table-cell table:formula="of:=COM.MICROSOFT.IFS(MOD([.A191];7)=0;&quot;Redite&quot;;MOD([.A191];7)=1;&quot;Soma&quot;;MOD([.A191];7)=2;&quot;Anggara&quot;;MOD([.A191];7)=3;&quot;Budha&quot;;MOD([.A191];7)=4;&quot;Wraspati&quot;;MOD([.A191];7)=5;&quot;Sukra&quot;;MOD([.A191];7);&quot;Saniscara&quot;)" office:value-type="string" office:string-value="Redite" calcext:value-type="string">
            <text:p>Redite</text:p>
          </table:table-cell>
          <table:table-cell table:formula="of:=COM.MICROSOFT.IFS(MOD([.A191];7)=0;5;MOD([.A191];7)=1;4;MOD([.A191];7)=2;3;MOD([.A191];7)=3;7;MOD([.A191];7)=4;8;MOD([.A191];7)=5;6;MOD([.A191];7);9)" office:value-type="float" office:value="5" calcext:value-type="float">
            <text:p>5</text:p>
          </table:table-cell>
          <table:table-cell table:formula="of:=COM.MICROSOFT.IFS(MOD([.A191]+6;8)=0;&quot;Sri&quot;;MOD([.A191]+6;8)=1;&quot;Indra&quot;;MOD([.A191]+6;8)=2;&quot;Guru&quot;;MOD([.A191]+6;8)=3;&quot;Yama&quot;;MOD([.A191]+6;8)=4;&quot;Ludra&quot;;MOD([.A191]+6;8)=5;&quot;Brahma&quot;;MOD([.A191]+6;8)=6;&quot;Kala&quot;;MOD([.A191]+6;8)=7;&quot;Uma&quot;)" office:value-type="string" office:string-value="Yama" calcext:value-type="string">
            <text:p>Yama</text:p>
          </table:table-cell>
          <table:table-cell table:formula="of:=COM.MICROSOFT.IFS(MOD([.A191]+6;8)=0;6;MOD([.A191]+6;8)=1;5;MOD([.A191]+6;8)=2;8;MOD([.A191]+6;8)=3;9;MOD([.A191]+6;8)=4;3;MOD([.A191]+6;8)=5;7;MOD([.A191]+6;8)=6;1;MOD([.A191]+6;8)=7;4)" office:value-type="float" office:value="9" calcext:value-type="float">
            <text:p>9</text:p>
          </table:table-cell>
          <table:table-cell table:formula="of:=COM.MICROSOFT.IFS(MOD([.A191]-3;9)=0;&quot;Dangu&quot;;MOD([.A191]-3;9)=1;&quot;Jangur&quot;;MOD([.A191]-3;9)=2;&quot;Gigis&quot;;MOD([.A191]-3;9)=3;&quot;Nohan&quot;;MOD([.A191]-3;9)=4;&quot;Ogan&quot;;MOD([.A191]-3;9)=5;&quot;Erengan&quot;;MOD([.A191]-3;9)=6;&quot;Urungan&quot;;MOD([.A191]-3;9)=7;&quot;Tulus&quot;;MOD([.A191]-3;9)=8;&quot;Dadi&quot;)" office:value-type="string" office:string-value="Urungan" calcext:value-type="string">
            <text:p>Urungan</text:p>
          </table:table-cell>
          <table:table-cell table:formula="of:=COM.MICROSOFT.IFS(MOD([.A191]-3;9)=0;5;MOD([.A191]-3;9)=1;8;MOD([.A191]-3;9)=2;9;MOD([.A191]-3;9)=3;3;MOD([.A191]-3;9)=4;7;MOD([.A191]-3;9)=5;1;MOD([.A191]-3;9)=6;4;MOD([.A191]-3;9)=7;6;MOD([.A191]-3;9)=8;8)" office:value-type="float" office:value="4" calcext:value-type="float">
            <text:p>4</text:p>
          </table:table-cell>
          <table:table-cell table:formula="of:=COM.MICROSOFT.IFS(MOD(MOD([.N191]+[.R191];10);10)=0;&quot;Pandita&quot;;MOD(MOD([.N191]+[.R191];10);10)=1;&quot;Pati&quot;;MOD(MOD([.N191]+[.R191];10);10)=2;&quot;Suka&quot;;MOD(MOD([.N191]+[.R191];10);10)=3;&quot;Duka&quot;;MOD(MOD([.N191]+[.R191];10);10)=4;&quot;Sri&quot;;MOD(MOD([.N191]+[.R191];10);10)=5;&quot;Manuh&quot;;MOD(MOD([.N191]+[.R191];10);10)=6;&quot;Manusa&quot;;MOD(MOD([.N191]+[.R191];10);10)=7;&quot;Raja&quot;;MOD(MOD([.N191]+[.R191];10);10)=8;&quot;Dewa&quot;;MOD(MOD([.N191]+[.R191];10);10)=9;&quot;Raksasa&quot;)" office:value-type="string" office:string-value="Pandita" calcext:value-type="string">
            <text:p>Pandita</text:p>
          </table:table-cell>
          <table:table-cell table:formula="of:=COM.MICROSOFT.IFS(MOD(MOD([.N191]+[.R191];10);10)=0;5;MOD(MOD([.N191]+[.R191];10);10)=1;7;MOD(MOD([.N191]+[.R191];10);10)=2;10;MOD(MOD([.N191]+[.R191];10);10)=3;4;MOD(MOD([.N191]+[.R191];10);10)=4;6;MOD(MOD([.N191]+[.R191];10);10)=5;2;MOD(MOD([.N191]+[.R191];10);10)=6;3;MOD(MOD([.N191]+[.R191];10);10)=7;8;MOD(MOD([.N191]+[.R191];10);10)=8;9;MOD(MOD([.N191]+[.R191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192]-MOD([.A192];7))/7" office:value-type="float" office:value="27" calcext:value-type="float">
            <text:p>27</text:p>
          </table:table-cell>
          <table:table-cell office:value-type="string" calcext:value-type="string">
            <text:p>Kelawu</text:p>
          </table:table-cell>
          <table:table-cell office:value-type="float" office:value="6" calcext:value-type="float">
            <text:p>6</text:p>
          </table:table-cell>
          <table:table-cell table:formula="of:=IF(MOD([.N192]+[.R192];2)=1;&quot;Luang&quot;;&quot;-&quot;)" office:value-type="string" office:string-value="Luang" calcext:value-type="string">
            <text:p>Luang</text:p>
          </table:table-cell>
          <table:table-cell table:formula="of:=IF(MOD([.N192]+[.R192];2)=1;1;0)" office:value-type="float" office:value="1" calcext:value-type="float">
            <text:p>1</text:p>
          </table:table-cell>
          <table:table-cell table:formula="of:=IF(MOD([.N192]+[.R192];2)=1;&quot;Pepet&quot;;&quot;Menga&quot;)" office:value-type="string" office:string-value="Pepet" calcext:value-type="string">
            <text:p>Pepet</text:p>
          </table:table-cell>
          <table:table-cell table:formula="of:=IF(MOD([.N192]+[.R192];2)=1;4;5)" office:value-type="float" office:value="4" calcext:value-type="float">
            <text:p>4</text:p>
          </table:table-cell>
          <table:table-cell table:formula="of:=COM.MICROSOFT.IFS(MOD([.A192];3)=0;&quot;Pasah&quot;;MOD([.A192];3)=1;&quot;Beteng&quot;;MOD([.A192];3)=2;&quot;Kajeng&quot;)" office:value-type="string" office:string-value="Beteng" calcext:value-type="string">
            <text:p>Beteng</text:p>
          </table:table-cell>
          <table:table-cell table:formula="of:=COM.MICROSOFT.IFS(MOD([.A192];3)=0;9;MOD([.A192];3)=1;4;MOD([.A192];3)=2;7)" office:value-type="float" office:value="4" calcext:value-type="float">
            <text:p>4</text:p>
          </table:table-cell>
          <table:table-cell table:formula="of:=COM.MICROSOFT.IFS(MOD([.A192]+2;4)=0;&quot;Sri&quot;;MOD([.A192]+2;4)=1;&quot;Laba&quot;;MOD([.A192]+2;4)=2;&quot;Jaya&quot;;MOD([.A192]+2;4)=3;&quot;Menala&quot;)" office:value-type="string" office:string-value="Sri" calcext:value-type="string">
            <text:p>Sri</text:p>
          </table:table-cell>
          <table:table-cell table:formula="of:=COM.MICROSOFT.IFS(MOD([.A192]+2;4)=0;6;MOD([.A192]+2;4)=1;5;MOD([.A192]+2;4)=2;1;MOD([.A192]+2;4)=3;8)" office:value-type="float" office:value="6" calcext:value-type="float">
            <text:p>6</text:p>
          </table:table-cell>
          <table:table-cell table:formula="of:=COM.MICROSOFT.IFS(MOD([.A192];5)=0;&quot;Pahing&quot;;MOD([.A192];5)=1;&quot;Pon&quot;;MOD([.A192];5)=2;&quot;Wage&quot;;MOD([.A192];5)=3;&quot;Kliwon&quot;;MOD([.A192];5)=4;&quot;Umanis&quot;)" office:value-type="string" office:string-value="Pahing" calcext:value-type="string">
            <text:p>Pahing</text:p>
          </table:table-cell>
          <table:table-cell table:formula="of:=COM.MICROSOFT.IFS(MOD([.A192];5)=0;9;MOD([.A192];5)=1;7;MOD([.A192];5)=2;4;MOD([.A192];5)=3;8;MOD([.A192];5)=4;5)" office:value-type="float" office:value="9" calcext:value-type="float">
            <text:p>9</text:p>
          </table:table-cell>
          <table:table-cell table:formula="of:=COM.MICROSOFT.IFS(MOD([.A192];6)=0;&quot;Tungleh&quot;;MOD([.A192];6)=1;&quot;Aryang&quot;;MOD([.A192];6)=2;&quot;Urukung&quot;;MOD([.A192];6)=3;&quot;Paniron&quot;;MOD([.A192];6)=4;&quot;Was&quot;;MOD([.A192];6)=5;&quot;Maulu&quot;)" office:value-type="string" office:string-value="Was" calcext:value-type="string">
            <text:p>Was</text:p>
          </table:table-cell>
          <table:table-cell table:formula="of:=COM.MICROSOFT.IFS(MOD([.A192];6)=0;7;MOD([.A192];6)=1;6;MOD([.A192];6)=2;5;MOD([.A192];6)=3;8;MOD([.A192];6)=4;9;MOD([.A192];6)=5;3)" office:value-type="float" office:value="9" calcext:value-type="float">
            <text:p>9</text:p>
          </table:table-cell>
          <table:table-cell table:formula="of:=COM.MICROSOFT.IFS(MOD([.A192];7)=0;&quot;Redite&quot;;MOD([.A192];7)=1;&quot;Soma&quot;;MOD([.A192];7)=2;&quot;Anggara&quot;;MOD([.A192];7)=3;&quot;Budha&quot;;MOD([.A192];7)=4;&quot;Wraspati&quot;;MOD([.A192];7)=5;&quot;Sukra&quot;;MOD([.A192];7);&quot;Saniscara&quot;)" office:value-type="string" office:string-value="Soma" calcext:value-type="string">
            <text:p>Soma</text:p>
          </table:table-cell>
          <table:table-cell table:formula="of:=COM.MICROSOFT.IFS(MOD([.A192];7)=0;5;MOD([.A192];7)=1;4;MOD([.A192];7)=2;3;MOD([.A192];7)=3;7;MOD([.A192];7)=4;8;MOD([.A192];7)=5;6;MOD([.A192];7);9)" office:value-type="float" office:value="4" calcext:value-type="float">
            <text:p>4</text:p>
          </table:table-cell>
          <table:table-cell table:formula="of:=COM.MICROSOFT.IFS(MOD([.A192]+6;8)=0;&quot;Sri&quot;;MOD([.A192]+6;8)=1;&quot;Indra&quot;;MOD([.A192]+6;8)=2;&quot;Guru&quot;;MOD([.A192]+6;8)=3;&quot;Yama&quot;;MOD([.A192]+6;8)=4;&quot;Ludra&quot;;MOD([.A192]+6;8)=5;&quot;Brahma&quot;;MOD([.A192]+6;8)=6;&quot;Kala&quot;;MOD([.A192]+6;8)=7;&quot;Uma&quot;)" office:value-type="string" office:string-value="Ludra" calcext:value-type="string">
            <text:p>Ludra</text:p>
          </table:table-cell>
          <table:table-cell table:formula="of:=COM.MICROSOFT.IFS(MOD([.A192]+6;8)=0;6;MOD([.A192]+6;8)=1;5;MOD([.A192]+6;8)=2;8;MOD([.A192]+6;8)=3;9;MOD([.A192]+6;8)=4;3;MOD([.A192]+6;8)=5;7;MOD([.A192]+6;8)=6;1;MOD([.A192]+6;8)=7;4)" office:value-type="float" office:value="3" calcext:value-type="float">
            <text:p>3</text:p>
          </table:table-cell>
          <table:table-cell table:formula="of:=COM.MICROSOFT.IFS(MOD([.A192]-3;9)=0;&quot;Dangu&quot;;MOD([.A192]-3;9)=1;&quot;Jangur&quot;;MOD([.A192]-3;9)=2;&quot;Gigis&quot;;MOD([.A192]-3;9)=3;&quot;Nohan&quot;;MOD([.A192]-3;9)=4;&quot;Ogan&quot;;MOD([.A192]-3;9)=5;&quot;Erengan&quot;;MOD([.A192]-3;9)=6;&quot;Urungan&quot;;MOD([.A192]-3;9)=7;&quot;Tulus&quot;;MOD([.A192]-3;9)=8;&quot;Dadi&quot;)" office:value-type="string" office:string-value="Tulus" calcext:value-type="string">
            <text:p>Tulus</text:p>
          </table:table-cell>
          <table:table-cell table:formula="of:=COM.MICROSOFT.IFS(MOD([.A192]-3;9)=0;5;MOD([.A192]-3;9)=1;8;MOD([.A192]-3;9)=2;9;MOD([.A192]-3;9)=3;3;MOD([.A192]-3;9)=4;7;MOD([.A192]-3;9)=5;1;MOD([.A192]-3;9)=6;4;MOD([.A192]-3;9)=7;6;MOD([.A192]-3;9)=8;8)" office:value-type="float" office:value="6" calcext:value-type="float">
            <text:p>6</text:p>
          </table:table-cell>
          <table:table-cell table:formula="of:=COM.MICROSOFT.IFS(MOD(MOD([.N192]+[.R192];10);10)=0;&quot;Pandita&quot;;MOD(MOD([.N192]+[.R192];10);10)=1;&quot;Pati&quot;;MOD(MOD([.N192]+[.R192];10);10)=2;&quot;Suka&quot;;MOD(MOD([.N192]+[.R192];10);10)=3;&quot;Duka&quot;;MOD(MOD([.N192]+[.R192];10);10)=4;&quot;Sri&quot;;MOD(MOD([.N192]+[.R192];10);10)=5;&quot;Manuh&quot;;MOD(MOD([.N192]+[.R192];10);10)=6;&quot;Manusa&quot;;MOD(MOD([.N192]+[.R192];10);10)=7;&quot;Raja&quot;;MOD(MOD([.N192]+[.R192];10);10)=8;&quot;Dewa&quot;;MOD(MOD([.N192]+[.R192];10);10)=9;&quot;Raksasa&quot;)" office:value-type="string" office:string-value="Duka" calcext:value-type="string">
            <text:p>Duka</text:p>
          </table:table-cell>
          <table:table-cell table:formula="of:=COM.MICROSOFT.IFS(MOD(MOD([.N192]+[.R192];10);10)=0;5;MOD(MOD([.N192]+[.R192];10);10)=1;7;MOD(MOD([.N192]+[.R192];10);10)=2;10;MOD(MOD([.N192]+[.R192];10);10)=3;4;MOD(MOD([.N192]+[.R192];10);10)=4;6;MOD(MOD([.N192]+[.R192];10);10)=5;2;MOD(MOD([.N192]+[.R192];10);10)=6;3;MOD(MOD([.N192]+[.R192];10);10)=7;8;MOD(MOD([.N192]+[.R192];10);10)=8;9;MOD(MOD([.N192]+[.R192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193]-MOD([.A193];7))/7" office:value-type="float" office:value="27" calcext:value-type="float">
            <text:p>27</text:p>
          </table:table-cell>
          <table:table-cell office:value-type="string" calcext:value-type="string">
            <text:p>Kelawu</text:p>
          </table:table-cell>
          <table:table-cell office:value-type="float" office:value="6" calcext:value-type="float">
            <text:p>6</text:p>
          </table:table-cell>
          <table:table-cell table:formula="of:=IF(MOD([.N193]+[.R193];2)=1;&quot;Luang&quot;;&quot;-&quot;)" office:value-type="string" office:string-value="-" calcext:value-type="string">
            <text:p>-</text:p>
          </table:table-cell>
          <table:table-cell table:formula="of:=IF(MOD([.N193]+[.R193];2)=1;1;0)" office:value-type="float" office:value="0" calcext:value-type="float">
            <text:p>0</text:p>
          </table:table-cell>
          <table:table-cell table:formula="of:=IF(MOD([.N193]+[.R193];2)=1;&quot;Pepet&quot;;&quot;Menga&quot;)" office:value-type="string" office:string-value="Menga" calcext:value-type="string">
            <text:p>Menga</text:p>
          </table:table-cell>
          <table:table-cell table:formula="of:=IF(MOD([.N193]+[.R193];2)=1;4;5)" office:value-type="float" office:value="5" calcext:value-type="float">
            <text:p>5</text:p>
          </table:table-cell>
          <table:table-cell table:formula="of:=COM.MICROSOFT.IFS(MOD([.A193];3)=0;&quot;Pasah&quot;;MOD([.A193];3)=1;&quot;Beteng&quot;;MOD([.A193];3)=2;&quot;Kajeng&quot;)" office:value-type="string" office:string-value="Kajeng" calcext:value-type="string">
            <text:p>Kajeng</text:p>
          </table:table-cell>
          <table:table-cell table:formula="of:=COM.MICROSOFT.IFS(MOD([.A193];3)=0;9;MOD([.A193];3)=1;4;MOD([.A193];3)=2;7)" office:value-type="float" office:value="7" calcext:value-type="float">
            <text:p>7</text:p>
          </table:table-cell>
          <table:table-cell table:formula="of:=COM.MICROSOFT.IFS(MOD([.A193]+2;4)=0;&quot;Sri&quot;;MOD([.A193]+2;4)=1;&quot;Laba&quot;;MOD([.A193]+2;4)=2;&quot;Jaya&quot;;MOD([.A193]+2;4)=3;&quot;Menala&quot;)" office:value-type="string" office:string-value="Laba" calcext:value-type="string">
            <text:p>Laba</text:p>
          </table:table-cell>
          <table:table-cell table:formula="of:=COM.MICROSOFT.IFS(MOD([.A193]+2;4)=0;6;MOD([.A193]+2;4)=1;5;MOD([.A193]+2;4)=2;1;MOD([.A193]+2;4)=3;8)" office:value-type="float" office:value="5" calcext:value-type="float">
            <text:p>5</text:p>
          </table:table-cell>
          <table:table-cell table:formula="of:=COM.MICROSOFT.IFS(MOD([.A193];5)=0;&quot;Pahing&quot;;MOD([.A193];5)=1;&quot;Pon&quot;;MOD([.A193];5)=2;&quot;Wage&quot;;MOD([.A193];5)=3;&quot;Kliwon&quot;;MOD([.A193];5)=4;&quot;Umanis&quot;)" office:value-type="string" office:string-value="Pon" calcext:value-type="string">
            <text:p>Pon</text:p>
          </table:table-cell>
          <table:table-cell table:formula="of:=COM.MICROSOFT.IFS(MOD([.A193];5)=0;9;MOD([.A193];5)=1;7;MOD([.A193];5)=2;4;MOD([.A193];5)=3;8;MOD([.A193];5)=4;5)" office:value-type="float" office:value="7" calcext:value-type="float">
            <text:p>7</text:p>
          </table:table-cell>
          <table:table-cell table:formula="of:=COM.MICROSOFT.IFS(MOD([.A193];6)=0;&quot;Tungleh&quot;;MOD([.A193];6)=1;&quot;Aryang&quot;;MOD([.A193];6)=2;&quot;Urukung&quot;;MOD([.A193];6)=3;&quot;Paniron&quot;;MOD([.A193];6)=4;&quot;Was&quot;;MOD([.A193];6)=5;&quot;Maulu&quot;)" office:value-type="string" office:string-value="Maulu" calcext:value-type="string">
            <text:p>Maulu</text:p>
          </table:table-cell>
          <table:table-cell table:formula="of:=COM.MICROSOFT.IFS(MOD([.A193];6)=0;7;MOD([.A193];6)=1;6;MOD([.A193];6)=2;5;MOD([.A193];6)=3;8;MOD([.A193];6)=4;9;MOD([.A193];6)=5;3)" office:value-type="float" office:value="3" calcext:value-type="float">
            <text:p>3</text:p>
          </table:table-cell>
          <table:table-cell table:formula="of:=COM.MICROSOFT.IFS(MOD([.A193];7)=0;&quot;Redite&quot;;MOD([.A193];7)=1;&quot;Soma&quot;;MOD([.A193];7)=2;&quot;Anggara&quot;;MOD([.A193];7)=3;&quot;Budha&quot;;MOD([.A193];7)=4;&quot;Wraspati&quot;;MOD([.A193];7)=5;&quot;Sukra&quot;;MOD([.A193];7);&quot;Saniscara&quot;)" office:value-type="string" office:string-value="Anggara" calcext:value-type="string">
            <text:p>Anggara</text:p>
          </table:table-cell>
          <table:table-cell table:formula="of:=COM.MICROSOFT.IFS(MOD([.A193];7)=0;5;MOD([.A193];7)=1;4;MOD([.A193];7)=2;3;MOD([.A193];7)=3;7;MOD([.A193];7)=4;8;MOD([.A193];7)=5;6;MOD([.A193];7);9)" office:value-type="float" office:value="3" calcext:value-type="float">
            <text:p>3</text:p>
          </table:table-cell>
          <table:table-cell table:formula="of:=COM.MICROSOFT.IFS(MOD([.A193]+6;8)=0;&quot;Sri&quot;;MOD([.A193]+6;8)=1;&quot;Indra&quot;;MOD([.A193]+6;8)=2;&quot;Guru&quot;;MOD([.A193]+6;8)=3;&quot;Yama&quot;;MOD([.A193]+6;8)=4;&quot;Ludra&quot;;MOD([.A193]+6;8)=5;&quot;Brahma&quot;;MOD([.A193]+6;8)=6;&quot;Kala&quot;;MOD([.A193]+6;8)=7;&quot;Uma&quot;)" office:value-type="string" office:string-value="Brahma" calcext:value-type="string">
            <text:p>Brahma</text:p>
          </table:table-cell>
          <table:table-cell table:formula="of:=COM.MICROSOFT.IFS(MOD([.A193]+6;8)=0;6;MOD([.A193]+6;8)=1;5;MOD([.A193]+6;8)=2;8;MOD([.A193]+6;8)=3;9;MOD([.A193]+6;8)=4;3;MOD([.A193]+6;8)=5;7;MOD([.A193]+6;8)=6;1;MOD([.A193]+6;8)=7;4)" office:value-type="float" office:value="7" calcext:value-type="float">
            <text:p>7</text:p>
          </table:table-cell>
          <table:table-cell table:formula="of:=COM.MICROSOFT.IFS(MOD([.A193]-3;9)=0;&quot;Dangu&quot;;MOD([.A193]-3;9)=1;&quot;Jangur&quot;;MOD([.A193]-3;9)=2;&quot;Gigis&quot;;MOD([.A193]-3;9)=3;&quot;Nohan&quot;;MOD([.A193]-3;9)=4;&quot;Ogan&quot;;MOD([.A193]-3;9)=5;&quot;Erengan&quot;;MOD([.A193]-3;9)=6;&quot;Urungan&quot;;MOD([.A193]-3;9)=7;&quot;Tulus&quot;;MOD([.A193]-3;9)=8;&quot;Dadi&quot;)" office:value-type="string" office:string-value="Dadi" calcext:value-type="string">
            <text:p>Dadi</text:p>
          </table:table-cell>
          <table:table-cell table:formula="of:=COM.MICROSOFT.IFS(MOD([.A193]-3;9)=0;5;MOD([.A193]-3;9)=1;8;MOD([.A193]-3;9)=2;9;MOD([.A193]-3;9)=3;3;MOD([.A193]-3;9)=4;7;MOD([.A193]-3;9)=5;1;MOD([.A193]-3;9)=6;4;MOD([.A193]-3;9)=7;6;MOD([.A193]-3;9)=8;8)" office:value-type="float" office:value="8" calcext:value-type="float">
            <text:p>8</text:p>
          </table:table-cell>
          <table:table-cell table:formula="of:=COM.MICROSOFT.IFS(MOD(MOD([.N193]+[.R193];10);10)=0;&quot;Pandita&quot;;MOD(MOD([.N193]+[.R193];10);10)=1;&quot;Pati&quot;;MOD(MOD([.N193]+[.R193];10);10)=2;&quot;Suka&quot;;MOD(MOD([.N193]+[.R193];10);10)=3;&quot;Duka&quot;;MOD(MOD([.N193]+[.R193];10);10)=4;&quot;Sri&quot;;MOD(MOD([.N193]+[.R193];10);10)=5;&quot;Manuh&quot;;MOD(MOD([.N193]+[.R193];10);10)=6;&quot;Manusa&quot;;MOD(MOD([.N193]+[.R193];10);10)=7;&quot;Raja&quot;;MOD(MOD([.N193]+[.R193];10);10)=8;&quot;Dewa&quot;;MOD(MOD([.N193]+[.R193];10);10)=9;&quot;Raksasa&quot;)" office:value-type="string" office:string-value="Pandita" calcext:value-type="string">
            <text:p>Pandita</text:p>
          </table:table-cell>
          <table:table-cell table:formula="of:=COM.MICROSOFT.IFS(MOD(MOD([.N193]+[.R193];10);10)=0;5;MOD(MOD([.N193]+[.R193];10);10)=1;7;MOD(MOD([.N193]+[.R193];10);10)=2;10;MOD(MOD([.N193]+[.R193];10);10)=3;4;MOD(MOD([.N193]+[.R193];10);10)=4;6;MOD(MOD([.N193]+[.R193];10);10)=5;2;MOD(MOD([.N193]+[.R193];10);10)=6;3;MOD(MOD([.N193]+[.R193];10);10)=7;8;MOD(MOD([.N193]+[.R193];10);10)=8;9;MOD(MOD([.N193]+[.R193];10);10)=9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A194]-MOD([.A194];7))/7" office:value-type="float" office:value="27" calcext:value-type="float">
            <text:p>27</text:p>
          </table:table-cell>
          <table:table-cell office:value-type="string" calcext:value-type="string">
            <text:p>Kelawu</text:p>
          </table:table-cell>
          <table:table-cell office:value-type="float" office:value="6" calcext:value-type="float">
            <text:p>6</text:p>
          </table:table-cell>
          <table:table-cell table:formula="of:=IF(MOD([.N194]+[.R194];2)=1;&quot;Luang&quot;;&quot;-&quot;)" office:value-type="string" office:string-value="Luang" calcext:value-type="string">
            <text:p>Luang</text:p>
          </table:table-cell>
          <table:table-cell table:formula="of:=IF(MOD([.N194]+[.R194];2)=1;1;0)" office:value-type="float" office:value="1" calcext:value-type="float">
            <text:p>1</text:p>
          </table:table-cell>
          <table:table-cell table:formula="of:=IF(MOD([.N194]+[.R194];2)=1;&quot;Pepet&quot;;&quot;Menga&quot;)" office:value-type="string" office:string-value="Pepet" calcext:value-type="string">
            <text:p>Pepet</text:p>
          </table:table-cell>
          <table:table-cell table:formula="of:=IF(MOD([.N194]+[.R194];2)=1;4;5)" office:value-type="float" office:value="4" calcext:value-type="float">
            <text:p>4</text:p>
          </table:table-cell>
          <table:table-cell table:formula="of:=COM.MICROSOFT.IFS(MOD([.A194];3)=0;&quot;Pasah&quot;;MOD([.A194];3)=1;&quot;Beteng&quot;;MOD([.A194];3)=2;&quot;Kajeng&quot;)" office:value-type="string" office:string-value="Pasah" calcext:value-type="string">
            <text:p>Pasah</text:p>
          </table:table-cell>
          <table:table-cell table:formula="of:=COM.MICROSOFT.IFS(MOD([.A194];3)=0;9;MOD([.A194];3)=1;4;MOD([.A194];3)=2;7)" office:value-type="float" office:value="9" calcext:value-type="float">
            <text:p>9</text:p>
          </table:table-cell>
          <table:table-cell table:formula="of:=COM.MICROSOFT.IFS(MOD([.A194]+2;4)=0;&quot;Sri&quot;;MOD([.A194]+2;4)=1;&quot;Laba&quot;;MOD([.A194]+2;4)=2;&quot;Jaya&quot;;MOD([.A194]+2;4)=3;&quot;Menala&quot;)" office:value-type="string" office:string-value="Jaya" calcext:value-type="string">
            <text:p>Jaya</text:p>
          </table:table-cell>
          <table:table-cell table:formula="of:=COM.MICROSOFT.IFS(MOD([.A194]+2;4)=0;6;MOD([.A194]+2;4)=1;5;MOD([.A194]+2;4)=2;1;MOD([.A194]+2;4)=3;8)" office:value-type="float" office:value="1" calcext:value-type="float">
            <text:p>1</text:p>
          </table:table-cell>
          <table:table-cell table:formula="of:=COM.MICROSOFT.IFS(MOD([.A194];5)=0;&quot;Pahing&quot;;MOD([.A194];5)=1;&quot;Pon&quot;;MOD([.A194];5)=2;&quot;Wage&quot;;MOD([.A194];5)=3;&quot;Kliwon&quot;;MOD([.A194];5)=4;&quot;Umanis&quot;)" office:value-type="string" office:string-value="Wage" calcext:value-type="string">
            <text:p>Wage</text:p>
          </table:table-cell>
          <table:table-cell table:formula="of:=COM.MICROSOFT.IFS(MOD([.A194];5)=0;9;MOD([.A194];5)=1;7;MOD([.A194];5)=2;4;MOD([.A194];5)=3;8;MOD([.A194];5)=4;5)" office:value-type="float" office:value="4" calcext:value-type="float">
            <text:p>4</text:p>
          </table:table-cell>
          <table:table-cell table:formula="of:=COM.MICROSOFT.IFS(MOD([.A194];6)=0;&quot;Tungleh&quot;;MOD([.A194];6)=1;&quot;Aryang&quot;;MOD([.A194];6)=2;&quot;Urukung&quot;;MOD([.A194];6)=3;&quot;Paniron&quot;;MOD([.A194];6)=4;&quot;Was&quot;;MOD([.A194];6)=5;&quot;Maulu&quot;)" office:value-type="string" office:string-value="Tungleh" calcext:value-type="string">
            <text:p>Tungleh</text:p>
          </table:table-cell>
          <table:table-cell table:formula="of:=COM.MICROSOFT.IFS(MOD([.A194];6)=0;7;MOD([.A194];6)=1;6;MOD([.A194];6)=2;5;MOD([.A194];6)=3;8;MOD([.A194];6)=4;9;MOD([.A194];6)=5;3)" office:value-type="float" office:value="7" calcext:value-type="float">
            <text:p>7</text:p>
          </table:table-cell>
          <table:table-cell table:formula="of:=COM.MICROSOFT.IFS(MOD([.A194];7)=0;&quot;Redite&quot;;MOD([.A194];7)=1;&quot;Soma&quot;;MOD([.A194];7)=2;&quot;Anggara&quot;;MOD([.A194];7)=3;&quot;Budha&quot;;MOD([.A194];7)=4;&quot;Wraspati&quot;;MOD([.A194];7)=5;&quot;Sukra&quot;;MOD([.A194];7);&quot;Saniscara&quot;)" office:value-type="string" office:string-value="Budha" calcext:value-type="string">
            <text:p>Budha</text:p>
          </table:table-cell>
          <table:table-cell table:formula="of:=COM.MICROSOFT.IFS(MOD([.A194];7)=0;5;MOD([.A194];7)=1;4;MOD([.A194];7)=2;3;MOD([.A194];7)=3;7;MOD([.A194];7)=4;8;MOD([.A194];7)=5;6;MOD([.A194];7);9)" office:value-type="float" office:value="7" calcext:value-type="float">
            <text:p>7</text:p>
          </table:table-cell>
          <table:table-cell table:formula="of:=COM.MICROSOFT.IFS(MOD([.A194]+6;8)=0;&quot;Sri&quot;;MOD([.A194]+6;8)=1;&quot;Indra&quot;;MOD([.A194]+6;8)=2;&quot;Guru&quot;;MOD([.A194]+6;8)=3;&quot;Yama&quot;;MOD([.A194]+6;8)=4;&quot;Ludra&quot;;MOD([.A194]+6;8)=5;&quot;Brahma&quot;;MOD([.A194]+6;8)=6;&quot;Kala&quot;;MOD([.A194]+6;8)=7;&quot;Uma&quot;)" office:value-type="string" office:string-value="Kala" calcext:value-type="string">
            <text:p>Kala</text:p>
          </table:table-cell>
          <table:table-cell table:formula="of:=COM.MICROSOFT.IFS(MOD([.A194]+6;8)=0;6;MOD([.A194]+6;8)=1;5;MOD([.A194]+6;8)=2;8;MOD([.A194]+6;8)=3;9;MOD([.A194]+6;8)=4;3;MOD([.A194]+6;8)=5;7;MOD([.A194]+6;8)=6;1;MOD([.A194]+6;8)=7;4)" office:value-type="float" office:value="1" calcext:value-type="float">
            <text:p>1</text:p>
          </table:table-cell>
          <table:table-cell table:formula="of:=COM.MICROSOFT.IFS(MOD([.A194]-3;9)=0;&quot;Dangu&quot;;MOD([.A194]-3;9)=1;&quot;Jangur&quot;;MOD([.A194]-3;9)=2;&quot;Gigis&quot;;MOD([.A194]-3;9)=3;&quot;Nohan&quot;;MOD([.A194]-3;9)=4;&quot;Ogan&quot;;MOD([.A194]-3;9)=5;&quot;Erengan&quot;;MOD([.A194]-3;9)=6;&quot;Urungan&quot;;MOD([.A194]-3;9)=7;&quot;Tulus&quot;;MOD([.A194]-3;9)=8;&quot;Dadi&quot;)" office:value-type="string" office:string-value="Dangu" calcext:value-type="string">
            <text:p>Dangu</text:p>
          </table:table-cell>
          <table:table-cell table:formula="of:=COM.MICROSOFT.IFS(MOD([.A194]-3;9)=0;5;MOD([.A194]-3;9)=1;8;MOD([.A194]-3;9)=2;9;MOD([.A194]-3;9)=3;3;MOD([.A194]-3;9)=4;7;MOD([.A194]-3;9)=5;1;MOD([.A194]-3;9)=6;4;MOD([.A194]-3;9)=7;6;MOD([.A194]-3;9)=8;8)" office:value-type="float" office:value="5" calcext:value-type="float">
            <text:p>5</text:p>
          </table:table-cell>
          <table:table-cell table:formula="of:=COM.MICROSOFT.IFS(MOD(MOD([.N194]+[.R194];10);10)=0;&quot;Pandita&quot;;MOD(MOD([.N194]+[.R194];10);10)=1;&quot;Pati&quot;;MOD(MOD([.N194]+[.R194];10);10)=2;&quot;Suka&quot;;MOD(MOD([.N194]+[.R194];10);10)=3;&quot;Duka&quot;;MOD(MOD([.N194]+[.R194];10);10)=4;&quot;Sri&quot;;MOD(MOD([.N194]+[.R194];10);10)=5;&quot;Manuh&quot;;MOD(MOD([.N194]+[.R194];10);10)=6;&quot;Manusa&quot;;MOD(MOD([.N194]+[.R194];10);10)=7;&quot;Raja&quot;;MOD(MOD([.N194]+[.R194];10);10)=8;&quot;Dewa&quot;;MOD(MOD([.N194]+[.R194];10);10)=9;&quot;Raksasa&quot;)" office:value-type="string" office:string-value="Pati" calcext:value-type="string">
            <text:p>Pati</text:p>
          </table:table-cell>
          <table:table-cell table:formula="of:=COM.MICROSOFT.IFS(MOD(MOD([.N194]+[.R194];10);10)=0;5;MOD(MOD([.N194]+[.R194];10);10)=1;7;MOD(MOD([.N194]+[.R194];10);10)=2;10;MOD(MOD([.N194]+[.R194];10);10)=3;4;MOD(MOD([.N194]+[.R194];10);10)=4;6;MOD(MOD([.N194]+[.R194];10);10)=5;2;MOD(MOD([.N194]+[.R194];10);10)=6;3;MOD(MOD([.N194]+[.R194];10);10)=7;8;MOD(MOD([.N194]+[.R194];10);10)=8;9;MOD(MOD([.N194]+[.R194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195]-MOD([.A195];7))/7" office:value-type="float" office:value="27" calcext:value-type="float">
            <text:p>27</text:p>
          </table:table-cell>
          <table:table-cell office:value-type="string" calcext:value-type="string">
            <text:p>Kelawu</text:p>
          </table:table-cell>
          <table:table-cell office:value-type="float" office:value="6" calcext:value-type="float">
            <text:p>6</text:p>
          </table:table-cell>
          <table:table-cell table:formula="of:=IF(MOD([.N195]+[.R195];2)=1;&quot;Luang&quot;;&quot;-&quot;)" office:value-type="string" office:string-value="-" calcext:value-type="string">
            <text:p>-</text:p>
          </table:table-cell>
          <table:table-cell table:formula="of:=IF(MOD([.N195]+[.R195];2)=1;1;0)" office:value-type="float" office:value="0" calcext:value-type="float">
            <text:p>0</text:p>
          </table:table-cell>
          <table:table-cell table:formula="of:=IF(MOD([.N195]+[.R195];2)=1;&quot;Pepet&quot;;&quot;Menga&quot;)" office:value-type="string" office:string-value="Menga" calcext:value-type="string">
            <text:p>Menga</text:p>
          </table:table-cell>
          <table:table-cell table:formula="of:=IF(MOD([.N195]+[.R195];2)=1;4;5)" office:value-type="float" office:value="5" calcext:value-type="float">
            <text:p>5</text:p>
          </table:table-cell>
          <table:table-cell table:formula="of:=COM.MICROSOFT.IFS(MOD([.A195];3)=0;&quot;Pasah&quot;;MOD([.A195];3)=1;&quot;Beteng&quot;;MOD([.A195];3)=2;&quot;Kajeng&quot;)" office:value-type="string" office:string-value="Beteng" calcext:value-type="string">
            <text:p>Beteng</text:p>
          </table:table-cell>
          <table:table-cell table:formula="of:=COM.MICROSOFT.IFS(MOD([.A195];3)=0;9;MOD([.A195];3)=1;4;MOD([.A195];3)=2;7)" office:value-type="float" office:value="4" calcext:value-type="float">
            <text:p>4</text:p>
          </table:table-cell>
          <table:table-cell table:formula="of:=COM.MICROSOFT.IFS(MOD([.A195]+2;4)=0;&quot;Sri&quot;;MOD([.A195]+2;4)=1;&quot;Laba&quot;;MOD([.A195]+2;4)=2;&quot;Jaya&quot;;MOD([.A195]+2;4)=3;&quot;Menala&quot;)" office:value-type="string" office:string-value="Menala" calcext:value-type="string">
            <text:p>Menala</text:p>
          </table:table-cell>
          <table:table-cell table:formula="of:=COM.MICROSOFT.IFS(MOD([.A195]+2;4)=0;6;MOD([.A195]+2;4)=1;5;MOD([.A195]+2;4)=2;1;MOD([.A195]+2;4)=3;8)" office:value-type="float" office:value="8" calcext:value-type="float">
            <text:p>8</text:p>
          </table:table-cell>
          <table:table-cell table:formula="of:=COM.MICROSOFT.IFS(MOD([.A195];5)=0;&quot;Pahing&quot;;MOD([.A195];5)=1;&quot;Pon&quot;;MOD([.A195];5)=2;&quot;Wage&quot;;MOD([.A195];5)=3;&quot;Kliwon&quot;;MOD([.A195];5)=4;&quot;Umanis&quot;)" office:value-type="string" office:string-value="Kliwon" calcext:value-type="string">
            <text:p>Kliwon</text:p>
          </table:table-cell>
          <table:table-cell table:formula="of:=COM.MICROSOFT.IFS(MOD([.A195];5)=0;9;MOD([.A195];5)=1;7;MOD([.A195];5)=2;4;MOD([.A195];5)=3;8;MOD([.A195];5)=4;5)" office:value-type="float" office:value="8" calcext:value-type="float">
            <text:p>8</text:p>
          </table:table-cell>
          <table:table-cell table:formula="of:=COM.MICROSOFT.IFS(MOD([.A195];6)=0;&quot;Tungleh&quot;;MOD([.A195];6)=1;&quot;Aryang&quot;;MOD([.A195];6)=2;&quot;Urukung&quot;;MOD([.A195];6)=3;&quot;Paniron&quot;;MOD([.A195];6)=4;&quot;Was&quot;;MOD([.A195];6)=5;&quot;Maulu&quot;)" office:value-type="string" office:string-value="Aryang" calcext:value-type="string">
            <text:p>Aryang</text:p>
          </table:table-cell>
          <table:table-cell table:formula="of:=COM.MICROSOFT.IFS(MOD([.A195];6)=0;7;MOD([.A195];6)=1;6;MOD([.A195];6)=2;5;MOD([.A195];6)=3;8;MOD([.A195];6)=4;9;MOD([.A195];6)=5;3)" office:value-type="float" office:value="6" calcext:value-type="float">
            <text:p>6</text:p>
          </table:table-cell>
          <table:table-cell table:formula="of:=COM.MICROSOFT.IFS(MOD([.A195];7)=0;&quot;Redite&quot;;MOD([.A195];7)=1;&quot;Soma&quot;;MOD([.A195];7)=2;&quot;Anggara&quot;;MOD([.A195];7)=3;&quot;Budha&quot;;MOD([.A195];7)=4;&quot;Wraspati&quot;;MOD([.A195];7)=5;&quot;Sukra&quot;;MOD([.A195];7);&quot;Saniscara&quot;)" office:value-type="string" office:string-value="Wraspati" calcext:value-type="string">
            <text:p>Wraspati</text:p>
          </table:table-cell>
          <table:table-cell table:formula="of:=COM.MICROSOFT.IFS(MOD([.A195];7)=0;5;MOD([.A195];7)=1;4;MOD([.A195];7)=2;3;MOD([.A195];7)=3;7;MOD([.A195];7)=4;8;MOD([.A195];7)=5;6;MOD([.A195];7);9)" office:value-type="float" office:value="8" calcext:value-type="float">
            <text:p>8</text:p>
          </table:table-cell>
          <table:table-cell table:formula="of:=COM.MICROSOFT.IFS(MOD([.A195]+6;8)=0;&quot;Sri&quot;;MOD([.A195]+6;8)=1;&quot;Indra&quot;;MOD([.A195]+6;8)=2;&quot;Guru&quot;;MOD([.A195]+6;8)=3;&quot;Yama&quot;;MOD([.A195]+6;8)=4;&quot;Ludra&quot;;MOD([.A195]+6;8)=5;&quot;Brahma&quot;;MOD([.A195]+6;8)=6;&quot;Kala&quot;;MOD([.A195]+6;8)=7;&quot;Uma&quot;)" office:value-type="string" office:string-value="Uma" calcext:value-type="string">
            <text:p>Uma</text:p>
          </table:table-cell>
          <table:table-cell table:formula="of:=COM.MICROSOFT.IFS(MOD([.A195]+6;8)=0;6;MOD([.A195]+6;8)=1;5;MOD([.A195]+6;8)=2;8;MOD([.A195]+6;8)=3;9;MOD([.A195]+6;8)=4;3;MOD([.A195]+6;8)=5;7;MOD([.A195]+6;8)=6;1;MOD([.A195]+6;8)=7;4)" office:value-type="float" office:value="4" calcext:value-type="float">
            <text:p>4</text:p>
          </table:table-cell>
          <table:table-cell table:formula="of:=COM.MICROSOFT.IFS(MOD([.A195]-3;9)=0;&quot;Dangu&quot;;MOD([.A195]-3;9)=1;&quot;Jangur&quot;;MOD([.A195]-3;9)=2;&quot;Gigis&quot;;MOD([.A195]-3;9)=3;&quot;Nohan&quot;;MOD([.A195]-3;9)=4;&quot;Ogan&quot;;MOD([.A195]-3;9)=5;&quot;Erengan&quot;;MOD([.A195]-3;9)=6;&quot;Urungan&quot;;MOD([.A195]-3;9)=7;&quot;Tulus&quot;;MOD([.A195]-3;9)=8;&quot;Dadi&quot;)" office:value-type="string" office:string-value="Jangur" calcext:value-type="string">
            <text:p>Jangur</text:p>
          </table:table-cell>
          <table:table-cell table:formula="of:=COM.MICROSOFT.IFS(MOD([.A195]-3;9)=0;5;MOD([.A195]-3;9)=1;8;MOD([.A195]-3;9)=2;9;MOD([.A195]-3;9)=3;3;MOD([.A195]-3;9)=4;7;MOD([.A195]-3;9)=5;1;MOD([.A195]-3;9)=6;4;MOD([.A195]-3;9)=7;6;MOD([.A195]-3;9)=8;8)" office:value-type="float" office:value="8" calcext:value-type="float">
            <text:p>8</text:p>
          </table:table-cell>
          <table:table-cell table:formula="of:=COM.MICROSOFT.IFS(MOD(MOD([.N195]+[.R195];10);10)=0;&quot;Pandita&quot;;MOD(MOD([.N195]+[.R195];10);10)=1;&quot;Pati&quot;;MOD(MOD([.N195]+[.R195];10);10)=2;&quot;Suka&quot;;MOD(MOD([.N195]+[.R195];10);10)=3;&quot;Duka&quot;;MOD(MOD([.N195]+[.R195];10);10)=4;&quot;Sri&quot;;MOD(MOD([.N195]+[.R195];10);10)=5;&quot;Manuh&quot;;MOD(MOD([.N195]+[.R195];10);10)=6;&quot;Manusa&quot;;MOD(MOD([.N195]+[.R195];10);10)=7;&quot;Raja&quot;;MOD(MOD([.N195]+[.R195];10);10)=8;&quot;Dewa&quot;;MOD(MOD([.N195]+[.R195];10);10)=9;&quot;Raksasa&quot;)" office:value-type="string" office:string-value="Manusa" calcext:value-type="string">
            <text:p>Manusa</text:p>
          </table:table-cell>
          <table:table-cell table:formula="of:=COM.MICROSOFT.IFS(MOD(MOD([.N195]+[.R195];10);10)=0;5;MOD(MOD([.N195]+[.R195];10);10)=1;7;MOD(MOD([.N195]+[.R195];10);10)=2;10;MOD(MOD([.N195]+[.R195];10);10)=3;4;MOD(MOD([.N195]+[.R195];10);10)=4;6;MOD(MOD([.N195]+[.R195];10);10)=5;2;MOD(MOD([.N195]+[.R195];10);10)=6;3;MOD(MOD([.N195]+[.R195];10);10)=7;8;MOD(MOD([.N195]+[.R195];10);10)=8;9;MOD(MOD([.N195]+[.R195];10);10)=9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A196]-MOD([.A196];7))/7" office:value-type="float" office:value="27" calcext:value-type="float">
            <text:p>27</text:p>
          </table:table-cell>
          <table:table-cell office:value-type="string" calcext:value-type="string">
            <text:p>Kelawu</text:p>
          </table:table-cell>
          <table:table-cell office:value-type="float" office:value="6" calcext:value-type="float">
            <text:p>6</text:p>
          </table:table-cell>
          <table:table-cell table:formula="of:=IF(MOD([.N196]+[.R196];2)=1;&quot;Luang&quot;;&quot;-&quot;)" office:value-type="string" office:string-value="Luang" calcext:value-type="string">
            <text:p>Luang</text:p>
          </table:table-cell>
          <table:table-cell table:formula="of:=IF(MOD([.N196]+[.R196];2)=1;1;0)" office:value-type="float" office:value="1" calcext:value-type="float">
            <text:p>1</text:p>
          </table:table-cell>
          <table:table-cell table:formula="of:=IF(MOD([.N196]+[.R196];2)=1;&quot;Pepet&quot;;&quot;Menga&quot;)" office:value-type="string" office:string-value="Pepet" calcext:value-type="string">
            <text:p>Pepet</text:p>
          </table:table-cell>
          <table:table-cell table:formula="of:=IF(MOD([.N196]+[.R196];2)=1;4;5)" office:value-type="float" office:value="4" calcext:value-type="float">
            <text:p>4</text:p>
          </table:table-cell>
          <table:table-cell table:formula="of:=COM.MICROSOFT.IFS(MOD([.A196];3)=0;&quot;Pasah&quot;;MOD([.A196];3)=1;&quot;Beteng&quot;;MOD([.A196];3)=2;&quot;Kajeng&quot;)" office:value-type="string" office:string-value="Kajeng" calcext:value-type="string">
            <text:p>Kajeng</text:p>
          </table:table-cell>
          <table:table-cell table:formula="of:=COM.MICROSOFT.IFS(MOD([.A196];3)=0;9;MOD([.A196];3)=1;4;MOD([.A196];3)=2;7)" office:value-type="float" office:value="7" calcext:value-type="float">
            <text:p>7</text:p>
          </table:table-cell>
          <table:table-cell table:formula="of:=COM.MICROSOFT.IFS(MOD([.A196]+2;4)=0;&quot;Sri&quot;;MOD([.A196]+2;4)=1;&quot;Laba&quot;;MOD([.A196]+2;4)=2;&quot;Jaya&quot;;MOD([.A196]+2;4)=3;&quot;Menala&quot;)" office:value-type="string" office:string-value="Sri" calcext:value-type="string">
            <text:p>Sri</text:p>
          </table:table-cell>
          <table:table-cell table:formula="of:=COM.MICROSOFT.IFS(MOD([.A196]+2;4)=0;6;MOD([.A196]+2;4)=1;5;MOD([.A196]+2;4)=2;1;MOD([.A196]+2;4)=3;8)" office:value-type="float" office:value="6" calcext:value-type="float">
            <text:p>6</text:p>
          </table:table-cell>
          <table:table-cell table:formula="of:=COM.MICROSOFT.IFS(MOD([.A196];5)=0;&quot;Pahing&quot;;MOD([.A196];5)=1;&quot;Pon&quot;;MOD([.A196];5)=2;&quot;Wage&quot;;MOD([.A196];5)=3;&quot;Kliwon&quot;;MOD([.A196];5)=4;&quot;Umanis&quot;)" office:value-type="string" office:string-value="Umanis" calcext:value-type="string">
            <text:p>Umanis</text:p>
          </table:table-cell>
          <table:table-cell table:formula="of:=COM.MICROSOFT.IFS(MOD([.A196];5)=0;9;MOD([.A196];5)=1;7;MOD([.A196];5)=2;4;MOD([.A196];5)=3;8;MOD([.A196];5)=4;5)" office:value-type="float" office:value="5" calcext:value-type="float">
            <text:p>5</text:p>
          </table:table-cell>
          <table:table-cell table:formula="of:=COM.MICROSOFT.IFS(MOD([.A196];6)=0;&quot;Tungleh&quot;;MOD([.A196];6)=1;&quot;Aryang&quot;;MOD([.A196];6)=2;&quot;Urukung&quot;;MOD([.A196];6)=3;&quot;Paniron&quot;;MOD([.A196];6)=4;&quot;Was&quot;;MOD([.A196];6)=5;&quot;Maulu&quot;)" office:value-type="string" office:string-value="Urukung" calcext:value-type="string">
            <text:p>Urukung</text:p>
          </table:table-cell>
          <table:table-cell table:formula="of:=COM.MICROSOFT.IFS(MOD([.A196];6)=0;7;MOD([.A196];6)=1;6;MOD([.A196];6)=2;5;MOD([.A196];6)=3;8;MOD([.A196];6)=4;9;MOD([.A196];6)=5;3)" office:value-type="float" office:value="5" calcext:value-type="float">
            <text:p>5</text:p>
          </table:table-cell>
          <table:table-cell table:formula="of:=COM.MICROSOFT.IFS(MOD([.A196];7)=0;&quot;Redite&quot;;MOD([.A196];7)=1;&quot;Soma&quot;;MOD([.A196];7)=2;&quot;Anggara&quot;;MOD([.A196];7)=3;&quot;Budha&quot;;MOD([.A196];7)=4;&quot;Wraspati&quot;;MOD([.A196];7)=5;&quot;Sukra&quot;;MOD([.A196];7);&quot;Saniscara&quot;)" office:value-type="string" office:string-value="Sukra" calcext:value-type="string">
            <text:p>Sukra</text:p>
          </table:table-cell>
          <table:table-cell table:formula="of:=COM.MICROSOFT.IFS(MOD([.A196];7)=0;5;MOD([.A196];7)=1;4;MOD([.A196];7)=2;3;MOD([.A196];7)=3;7;MOD([.A196];7)=4;8;MOD([.A196];7)=5;6;MOD([.A196];7);9)" office:value-type="float" office:value="6" calcext:value-type="float">
            <text:p>6</text:p>
          </table:table-cell>
          <table:table-cell table:formula="of:=COM.MICROSOFT.IFS(MOD([.A196]+6;8)=0;&quot;Sri&quot;;MOD([.A196]+6;8)=1;&quot;Indra&quot;;MOD([.A196]+6;8)=2;&quot;Guru&quot;;MOD([.A196]+6;8)=3;&quot;Yama&quot;;MOD([.A196]+6;8)=4;&quot;Ludra&quot;;MOD([.A196]+6;8)=5;&quot;Brahma&quot;;MOD([.A196]+6;8)=6;&quot;Kala&quot;;MOD([.A196]+6;8)=7;&quot;Uma&quot;)" office:value-type="string" office:string-value="Sri" calcext:value-type="string">
            <text:p>Sri</text:p>
          </table:table-cell>
          <table:table-cell table:formula="of:=COM.MICROSOFT.IFS(MOD([.A196]+6;8)=0;6;MOD([.A196]+6;8)=1;5;MOD([.A196]+6;8)=2;8;MOD([.A196]+6;8)=3;9;MOD([.A196]+6;8)=4;3;MOD([.A196]+6;8)=5;7;MOD([.A196]+6;8)=6;1;MOD([.A196]+6;8)=7;4)" office:value-type="float" office:value="6" calcext:value-type="float">
            <text:p>6</text:p>
          </table:table-cell>
          <table:table-cell table:formula="of:=COM.MICROSOFT.IFS(MOD([.A196]-3;9)=0;&quot;Dangu&quot;;MOD([.A196]-3;9)=1;&quot;Jangur&quot;;MOD([.A196]-3;9)=2;&quot;Gigis&quot;;MOD([.A196]-3;9)=3;&quot;Nohan&quot;;MOD([.A196]-3;9)=4;&quot;Ogan&quot;;MOD([.A196]-3;9)=5;&quot;Erengan&quot;;MOD([.A196]-3;9)=6;&quot;Urungan&quot;;MOD([.A196]-3;9)=7;&quot;Tulus&quot;;MOD([.A196]-3;9)=8;&quot;Dadi&quot;)" office:value-type="string" office:string-value="Gigis" calcext:value-type="string">
            <text:p>Gigis</text:p>
          </table:table-cell>
          <table:table-cell table:formula="of:=COM.MICROSOFT.IFS(MOD([.A196]-3;9)=0;5;MOD([.A196]-3;9)=1;8;MOD([.A196]-3;9)=2;9;MOD([.A196]-3;9)=3;3;MOD([.A196]-3;9)=4;7;MOD([.A196]-3;9)=5;1;MOD([.A196]-3;9)=6;4;MOD([.A196]-3;9)=7;6;MOD([.A196]-3;9)=8;8)" office:value-type="float" office:value="9" calcext:value-type="float">
            <text:p>9</text:p>
          </table:table-cell>
          <table:table-cell table:formula="of:=COM.MICROSOFT.IFS(MOD(MOD([.N196]+[.R196];10);10)=0;&quot;Pandita&quot;;MOD(MOD([.N196]+[.R196];10);10)=1;&quot;Pati&quot;;MOD(MOD([.N196]+[.R196];10);10)=2;&quot;Suka&quot;;MOD(MOD([.N196]+[.R196];10);10)=3;&quot;Duka&quot;;MOD(MOD([.N196]+[.R196];10);10)=4;&quot;Sri&quot;;MOD(MOD([.N196]+[.R196];10);10)=5;&quot;Manuh&quot;;MOD(MOD([.N196]+[.R196];10);10)=6;&quot;Manusa&quot;;MOD(MOD([.N196]+[.R196];10);10)=7;&quot;Raja&quot;;MOD(MOD([.N196]+[.R196];10);10)=8;&quot;Dewa&quot;;MOD(MOD([.N196]+[.R196];10);10)=9;&quot;Raksasa&quot;)" office:value-type="string" office:string-value="Pati" calcext:value-type="string">
            <text:p>Pati</text:p>
          </table:table-cell>
          <table:table-cell table:formula="of:=COM.MICROSOFT.IFS(MOD(MOD([.N196]+[.R196];10);10)=0;5;MOD(MOD([.N196]+[.R196];10);10)=1;7;MOD(MOD([.N196]+[.R196];10);10)=2;10;MOD(MOD([.N196]+[.R196];10);10)=3;4;MOD(MOD([.N196]+[.R196];10);10)=4;6;MOD(MOD([.N196]+[.R196];10);10)=5;2;MOD(MOD([.N196]+[.R196];10);10)=6;3;MOD(MOD([.N196]+[.R196];10);10)=7;8;MOD(MOD([.N196]+[.R196];10);10)=8;9;MOD(MOD([.N196]+[.R196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[.A197]-MOD([.A197];7))/7" office:value-type="float" office:value="27" calcext:value-type="float">
            <text:p>27</text:p>
          </table:table-cell>
          <table:table-cell office:value-type="string" calcext:value-type="string">
            <text:p>Kelawu</text:p>
          </table:table-cell>
          <table:table-cell office:value-type="float" office:value="6" calcext:value-type="float">
            <text:p>6</text:p>
          </table:table-cell>
          <table:table-cell table:formula="of:=IF(MOD([.N197]+[.R197];2)=1;&quot;Luang&quot;;&quot;-&quot;)" office:value-type="string" office:string-value="-" calcext:value-type="string">
            <text:p>-</text:p>
          </table:table-cell>
          <table:table-cell table:formula="of:=IF(MOD([.N197]+[.R197];2)=1;1;0)" office:value-type="float" office:value="0" calcext:value-type="float">
            <text:p>0</text:p>
          </table:table-cell>
          <table:table-cell table:formula="of:=IF(MOD([.N197]+[.R197];2)=1;&quot;Pepet&quot;;&quot;Menga&quot;)" office:value-type="string" office:string-value="Menga" calcext:value-type="string">
            <text:p>Menga</text:p>
          </table:table-cell>
          <table:table-cell table:formula="of:=IF(MOD([.N197]+[.R197];2)=1;4;5)" office:value-type="float" office:value="5" calcext:value-type="float">
            <text:p>5</text:p>
          </table:table-cell>
          <table:table-cell table:formula="of:=COM.MICROSOFT.IFS(MOD([.A197];3)=0;&quot;Pasah&quot;;MOD([.A197];3)=1;&quot;Beteng&quot;;MOD([.A197];3)=2;&quot;Kajeng&quot;)" office:value-type="string" office:string-value="Pasah" calcext:value-type="string">
            <text:p>Pasah</text:p>
          </table:table-cell>
          <table:table-cell table:formula="of:=COM.MICROSOFT.IFS(MOD([.A197];3)=0;9;MOD([.A197];3)=1;4;MOD([.A197];3)=2;7)" office:value-type="float" office:value="9" calcext:value-type="float">
            <text:p>9</text:p>
          </table:table-cell>
          <table:table-cell table:formula="of:=COM.MICROSOFT.IFS(MOD([.A197]+2;4)=0;&quot;Sri&quot;;MOD([.A197]+2;4)=1;&quot;Laba&quot;;MOD([.A197]+2;4)=2;&quot;Jaya&quot;;MOD([.A197]+2;4)=3;&quot;Menala&quot;)" office:value-type="string" office:string-value="Laba" calcext:value-type="string">
            <text:p>Laba</text:p>
          </table:table-cell>
          <table:table-cell table:formula="of:=COM.MICROSOFT.IFS(MOD([.A197]+2;4)=0;6;MOD([.A197]+2;4)=1;5;MOD([.A197]+2;4)=2;1;MOD([.A197]+2;4)=3;8)" office:value-type="float" office:value="5" calcext:value-type="float">
            <text:p>5</text:p>
          </table:table-cell>
          <table:table-cell table:formula="of:=COM.MICROSOFT.IFS(MOD([.A197];5)=0;&quot;Pahing&quot;;MOD([.A197];5)=1;&quot;Pon&quot;;MOD([.A197];5)=2;&quot;Wage&quot;;MOD([.A197];5)=3;&quot;Kliwon&quot;;MOD([.A197];5)=4;&quot;Umanis&quot;)" office:value-type="string" office:string-value="Pahing" calcext:value-type="string">
            <text:p>Pahing</text:p>
          </table:table-cell>
          <table:table-cell table:formula="of:=COM.MICROSOFT.IFS(MOD([.A197];5)=0;9;MOD([.A197];5)=1;7;MOD([.A197];5)=2;4;MOD([.A197];5)=3;8;MOD([.A197];5)=4;5)" office:value-type="float" office:value="9" calcext:value-type="float">
            <text:p>9</text:p>
          </table:table-cell>
          <table:table-cell table:formula="of:=COM.MICROSOFT.IFS(MOD([.A197];6)=0;&quot;Tungleh&quot;;MOD([.A197];6)=1;&quot;Aryang&quot;;MOD([.A197];6)=2;&quot;Urukung&quot;;MOD([.A197];6)=3;&quot;Paniron&quot;;MOD([.A197];6)=4;&quot;Was&quot;;MOD([.A197];6)=5;&quot;Maulu&quot;)" office:value-type="string" office:string-value="Paniron" calcext:value-type="string">
            <text:p>Paniron</text:p>
          </table:table-cell>
          <table:table-cell table:formula="of:=COM.MICROSOFT.IFS(MOD([.A197];6)=0;7;MOD([.A197];6)=1;6;MOD([.A197];6)=2;5;MOD([.A197];6)=3;8;MOD([.A197];6)=4;9;MOD([.A197];6)=5;3)" office:value-type="float" office:value="8" calcext:value-type="float">
            <text:p>8</text:p>
          </table:table-cell>
          <table:table-cell table:formula="of:=COM.MICROSOFT.IFS(MOD([.A197];7)=0;&quot;Redite&quot;;MOD([.A197];7)=1;&quot;Soma&quot;;MOD([.A197];7)=2;&quot;Anggara&quot;;MOD([.A197];7)=3;&quot;Budha&quot;;MOD([.A197];7)=4;&quot;Wraspati&quot;;MOD([.A197];7)=5;&quot;Sukra&quot;;MOD([.A197];7);&quot;Saniscara&quot;)" office:value-type="string" office:string-value="Saniscara" calcext:value-type="string">
            <text:p>Saniscara</text:p>
          </table:table-cell>
          <table:table-cell table:formula="of:=COM.MICROSOFT.IFS(MOD([.A197];7)=0;5;MOD([.A197];7)=1;4;MOD([.A197];7)=2;3;MOD([.A197];7)=3;7;MOD([.A197];7)=4;8;MOD([.A197];7)=5;6;MOD([.A197];7);9)" office:value-type="float" office:value="9" calcext:value-type="float">
            <text:p>9</text:p>
          </table:table-cell>
          <table:table-cell table:formula="of:=COM.MICROSOFT.IFS(MOD([.A197]+6;8)=0;&quot;Sri&quot;;MOD([.A197]+6;8)=1;&quot;Indra&quot;;MOD([.A197]+6;8)=2;&quot;Guru&quot;;MOD([.A197]+6;8)=3;&quot;Yama&quot;;MOD([.A197]+6;8)=4;&quot;Ludra&quot;;MOD([.A197]+6;8)=5;&quot;Brahma&quot;;MOD([.A197]+6;8)=6;&quot;Kala&quot;;MOD([.A197]+6;8)=7;&quot;Uma&quot;)" office:value-type="string" office:string-value="Indra" calcext:value-type="string">
            <text:p>Indra</text:p>
          </table:table-cell>
          <table:table-cell table:formula="of:=COM.MICROSOFT.IFS(MOD([.A197]+6;8)=0;6;MOD([.A197]+6;8)=1;5;MOD([.A197]+6;8)=2;8;MOD([.A197]+6;8)=3;9;MOD([.A197]+6;8)=4;3;MOD([.A197]+6;8)=5;7;MOD([.A197]+6;8)=6;1;MOD([.A197]+6;8)=7;4)" office:value-type="float" office:value="5" calcext:value-type="float">
            <text:p>5</text:p>
          </table:table-cell>
          <table:table-cell table:formula="of:=COM.MICROSOFT.IFS(MOD([.A197]-3;9)=0;&quot;Dangu&quot;;MOD([.A197]-3;9)=1;&quot;Jangur&quot;;MOD([.A197]-3;9)=2;&quot;Gigis&quot;;MOD([.A197]-3;9)=3;&quot;Nohan&quot;;MOD([.A197]-3;9)=4;&quot;Ogan&quot;;MOD([.A197]-3;9)=5;&quot;Erengan&quot;;MOD([.A197]-3;9)=6;&quot;Urungan&quot;;MOD([.A197]-3;9)=7;&quot;Tulus&quot;;MOD([.A197]-3;9)=8;&quot;Dadi&quot;)" office:value-type="string" office:string-value="Nohan" calcext:value-type="string">
            <text:p>Nohan</text:p>
          </table:table-cell>
          <table:table-cell table:formula="of:=COM.MICROSOFT.IFS(MOD([.A197]-3;9)=0;5;MOD([.A197]-3;9)=1;8;MOD([.A197]-3;9)=2;9;MOD([.A197]-3;9)=3;3;MOD([.A197]-3;9)=4;7;MOD([.A197]-3;9)=5;1;MOD([.A197]-3;9)=6;4;MOD([.A197]-3;9)=7;6;MOD([.A197]-3;9)=8;8)" office:value-type="float" office:value="3" calcext:value-type="float">
            <text:p>3</text:p>
          </table:table-cell>
          <table:table-cell table:formula="of:=COM.MICROSOFT.IFS(MOD(MOD([.N197]+[.R197];10);10)=0;&quot;Pandita&quot;;MOD(MOD([.N197]+[.R197];10);10)=1;&quot;Pati&quot;;MOD(MOD([.N197]+[.R197];10);10)=2;&quot;Suka&quot;;MOD(MOD([.N197]+[.R197];10);10)=3;&quot;Duka&quot;;MOD(MOD([.N197]+[.R197];10);10)=4;&quot;Sri&quot;;MOD(MOD([.N197]+[.R197];10);10)=5;&quot;Manuh&quot;;MOD(MOD([.N197]+[.R197];10);10)=6;&quot;Manusa&quot;;MOD(MOD([.N197]+[.R197];10);10)=7;&quot;Raja&quot;;MOD(MOD([.N197]+[.R197];10);10)=8;&quot;Dewa&quot;;MOD(MOD([.N197]+[.R197];10);10)=9;&quot;Raksasa&quot;)" office:value-type="string" office:string-value="Dewa" calcext:value-type="string">
            <text:p>Dewa</text:p>
          </table:table-cell>
          <table:table-cell table:formula="of:=COM.MICROSOFT.IFS(MOD(MOD([.N197]+[.R197];10);10)=0;5;MOD(MOD([.N197]+[.R197];10);10)=1;7;MOD(MOD([.N197]+[.R197];10);10)=2;10;MOD(MOD([.N197]+[.R197];10);10)=3;4;MOD(MOD([.N197]+[.R197];10);10)=4;6;MOD(MOD([.N197]+[.R197];10);10)=5;2;MOD(MOD([.N197]+[.R197];10);10)=6;3;MOD(MOD([.N197]+[.R197];10);10)=7;8;MOD(MOD([.N197]+[.R197];10);10)=8;9;MOD(MOD([.N197]+[.R197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[.A198]-MOD([.A198];7))/7" office:value-type="float" office:value="28" calcext:value-type="float">
            <text:p>28</text:p>
          </table:table-cell>
          <table:table-cell office:value-type="string" calcext:value-type="string">
            <text:p>Dukut</text:p>
          </table:table-cell>
          <table:table-cell office:value-type="float" office:value="5" calcext:value-type="float">
            <text:p>5</text:p>
          </table:table-cell>
          <table:table-cell table:formula="of:=IF(MOD([.N198]+[.R198];2)=1;&quot;Luang&quot;;&quot;-&quot;)" office:value-type="string" office:string-value="-" calcext:value-type="string">
            <text:p>-</text:p>
          </table:table-cell>
          <table:table-cell table:formula="of:=IF(MOD([.N198]+[.R198];2)=1;1;0)" office:value-type="float" office:value="0" calcext:value-type="float">
            <text:p>0</text:p>
          </table:table-cell>
          <table:table-cell table:formula="of:=IF(MOD([.N198]+[.R198];2)=1;&quot;Pepet&quot;;&quot;Menga&quot;)" office:value-type="string" office:string-value="Menga" calcext:value-type="string">
            <text:p>Menga</text:p>
          </table:table-cell>
          <table:table-cell table:formula="of:=IF(MOD([.N198]+[.R198];2)=1;4;5)" office:value-type="float" office:value="5" calcext:value-type="float">
            <text:p>5</text:p>
          </table:table-cell>
          <table:table-cell table:formula="of:=COM.MICROSOFT.IFS(MOD([.A198];3)=0;&quot;Pasah&quot;;MOD([.A198];3)=1;&quot;Beteng&quot;;MOD([.A198];3)=2;&quot;Kajeng&quot;)" office:value-type="string" office:string-value="Beteng" calcext:value-type="string">
            <text:p>Beteng</text:p>
          </table:table-cell>
          <table:table-cell table:formula="of:=COM.MICROSOFT.IFS(MOD([.A198];3)=0;9;MOD([.A198];3)=1;4;MOD([.A198];3)=2;7)" office:value-type="float" office:value="4" calcext:value-type="float">
            <text:p>4</text:p>
          </table:table-cell>
          <table:table-cell table:formula="of:=COM.MICROSOFT.IFS(MOD([.A198]+2;4)=0;&quot;Sri&quot;;MOD([.A198]+2;4)=1;&quot;Laba&quot;;MOD([.A198]+2;4)=2;&quot;Jaya&quot;;MOD([.A198]+2;4)=3;&quot;Menala&quot;)" office:value-type="string" office:string-value="Jaya" calcext:value-type="string">
            <text:p>Jaya</text:p>
          </table:table-cell>
          <table:table-cell table:formula="of:=COM.MICROSOFT.IFS(MOD([.A198]+2;4)=0;6;MOD([.A198]+2;4)=1;5;MOD([.A198]+2;4)=2;1;MOD([.A198]+2;4)=3;8)" office:value-type="float" office:value="1" calcext:value-type="float">
            <text:p>1</text:p>
          </table:table-cell>
          <table:table-cell table:formula="of:=COM.MICROSOFT.IFS(MOD([.A198];5)=0;&quot;Pahing&quot;;MOD([.A198];5)=1;&quot;Pon&quot;;MOD([.A198];5)=2;&quot;Wage&quot;;MOD([.A198];5)=3;&quot;Kliwon&quot;;MOD([.A198];5)=4;&quot;Umanis&quot;)" office:value-type="string" office:string-value="Pon" calcext:value-type="string">
            <text:p>Pon</text:p>
          </table:table-cell>
          <table:table-cell table:formula="of:=COM.MICROSOFT.IFS(MOD([.A198];5)=0;9;MOD([.A198];5)=1;7;MOD([.A198];5)=2;4;MOD([.A198];5)=3;8;MOD([.A198];5)=4;5)" office:value-type="float" office:value="7" calcext:value-type="float">
            <text:p>7</text:p>
          </table:table-cell>
          <table:table-cell table:formula="of:=COM.MICROSOFT.IFS(MOD([.A198];6)=0;&quot;Tungleh&quot;;MOD([.A198];6)=1;&quot;Aryang&quot;;MOD([.A198];6)=2;&quot;Urukung&quot;;MOD([.A198];6)=3;&quot;Paniron&quot;;MOD([.A198];6)=4;&quot;Was&quot;;MOD([.A198];6)=5;&quot;Maulu&quot;)" office:value-type="string" office:string-value="Was" calcext:value-type="string">
            <text:p>Was</text:p>
          </table:table-cell>
          <table:table-cell table:formula="of:=COM.MICROSOFT.IFS(MOD([.A198];6)=0;7;MOD([.A198];6)=1;6;MOD([.A198];6)=2;5;MOD([.A198];6)=3;8;MOD([.A198];6)=4;9;MOD([.A198];6)=5;3)" office:value-type="float" office:value="9" calcext:value-type="float">
            <text:p>9</text:p>
          </table:table-cell>
          <table:table-cell table:formula="of:=COM.MICROSOFT.IFS(MOD([.A198];7)=0;&quot;Redite&quot;;MOD([.A198];7)=1;&quot;Soma&quot;;MOD([.A198];7)=2;&quot;Anggara&quot;;MOD([.A198];7)=3;&quot;Budha&quot;;MOD([.A198];7)=4;&quot;Wraspati&quot;;MOD([.A198];7)=5;&quot;Sukra&quot;;MOD([.A198];7);&quot;Saniscara&quot;)" office:value-type="string" office:string-value="Redite" calcext:value-type="string">
            <text:p>Redite</text:p>
          </table:table-cell>
          <table:table-cell table:formula="of:=COM.MICROSOFT.IFS(MOD([.A198];7)=0;5;MOD([.A198];7)=1;4;MOD([.A198];7)=2;3;MOD([.A198];7)=3;7;MOD([.A198];7)=4;8;MOD([.A198];7)=5;6;MOD([.A198];7);9)" office:value-type="float" office:value="5" calcext:value-type="float">
            <text:p>5</text:p>
          </table:table-cell>
          <table:table-cell table:formula="of:=COM.MICROSOFT.IFS(MOD([.A198]+6;8)=0;&quot;Sri&quot;;MOD([.A198]+6;8)=1;&quot;Indra&quot;;MOD([.A198]+6;8)=2;&quot;Guru&quot;;MOD([.A198]+6;8)=3;&quot;Yama&quot;;MOD([.A198]+6;8)=4;&quot;Ludra&quot;;MOD([.A198]+6;8)=5;&quot;Brahma&quot;;MOD([.A198]+6;8)=6;&quot;Kala&quot;;MOD([.A198]+6;8)=7;&quot;Uma&quot;)" office:value-type="string" office:string-value="Guru" calcext:value-type="string">
            <text:p>Guru</text:p>
          </table:table-cell>
          <table:table-cell table:formula="of:=COM.MICROSOFT.IFS(MOD([.A198]+6;8)=0;6;MOD([.A198]+6;8)=1;5;MOD([.A198]+6;8)=2;8;MOD([.A198]+6;8)=3;9;MOD([.A198]+6;8)=4;3;MOD([.A198]+6;8)=5;7;MOD([.A198]+6;8)=6;1;MOD([.A198]+6;8)=7;4)" office:value-type="float" office:value="8" calcext:value-type="float">
            <text:p>8</text:p>
          </table:table-cell>
          <table:table-cell table:formula="of:=COM.MICROSOFT.IFS(MOD([.A198]-3;9)=0;&quot;Dangu&quot;;MOD([.A198]-3;9)=1;&quot;Jangur&quot;;MOD([.A198]-3;9)=2;&quot;Gigis&quot;;MOD([.A198]-3;9)=3;&quot;Nohan&quot;;MOD([.A198]-3;9)=4;&quot;Ogan&quot;;MOD([.A198]-3;9)=5;&quot;Erengan&quot;;MOD([.A198]-3;9)=6;&quot;Urungan&quot;;MOD([.A198]-3;9)=7;&quot;Tulus&quot;;MOD([.A198]-3;9)=8;&quot;Dadi&quot;)" office:value-type="string" office:string-value="Ogan" calcext:value-type="string">
            <text:p>Ogan</text:p>
          </table:table-cell>
          <table:table-cell table:formula="of:=COM.MICROSOFT.IFS(MOD([.A198]-3;9)=0;5;MOD([.A198]-3;9)=1;8;MOD([.A198]-3;9)=2;9;MOD([.A198]-3;9)=3;3;MOD([.A198]-3;9)=4;7;MOD([.A198]-3;9)=5;1;MOD([.A198]-3;9)=6;4;MOD([.A198]-3;9)=7;6;MOD([.A198]-3;9)=8;8)" office:value-type="float" office:value="7" calcext:value-type="float">
            <text:p>7</text:p>
          </table:table-cell>
          <table:table-cell table:formula="of:=COM.MICROSOFT.IFS(MOD(MOD([.N198]+[.R198];10);10)=0;&quot;Pandita&quot;;MOD(MOD([.N198]+[.R198];10);10)=1;&quot;Pati&quot;;MOD(MOD([.N198]+[.R198];10);10)=2;&quot;Suka&quot;;MOD(MOD([.N198]+[.R198];10);10)=3;&quot;Duka&quot;;MOD(MOD([.N198]+[.R198];10);10)=4;&quot;Sri&quot;;MOD(MOD([.N198]+[.R198];10);10)=5;&quot;Manuh&quot;;MOD(MOD([.N198]+[.R198];10);10)=6;&quot;Manusa&quot;;MOD(MOD([.N198]+[.R198];10);10)=7;&quot;Raja&quot;;MOD(MOD([.N198]+[.R198];10);10)=8;&quot;Dewa&quot;;MOD(MOD([.N198]+[.R198];10);10)=9;&quot;Raksasa&quot;)" office:value-type="string" office:string-value="Suka" calcext:value-type="string">
            <text:p>Suka</text:p>
          </table:table-cell>
          <table:table-cell table:formula="of:=COM.MICROSOFT.IFS(MOD(MOD([.N198]+[.R198];10);10)=0;5;MOD(MOD([.N198]+[.R198];10);10)=1;7;MOD(MOD([.N198]+[.R198];10);10)=2;10;MOD(MOD([.N198]+[.R198];10);10)=3;4;MOD(MOD([.N198]+[.R198];10);10)=4;6;MOD(MOD([.N198]+[.R198];10);10)=5;2;MOD(MOD([.N198]+[.R198];10);10)=6;3;MOD(MOD([.N198]+[.R198];10);10)=7;8;MOD(MOD([.N198]+[.R198];10);10)=8;9;MOD(MOD([.N198]+[.R198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[.A199]-MOD([.A199];7))/7" office:value-type="float" office:value="28" calcext:value-type="float">
            <text:p>28</text:p>
          </table:table-cell>
          <table:table-cell office:value-type="string" calcext:value-type="string">
            <text:p>Dukut</text:p>
          </table:table-cell>
          <table:table-cell office:value-type="float" office:value="5" calcext:value-type="float">
            <text:p>5</text:p>
          </table:table-cell>
          <table:table-cell table:formula="of:=IF(MOD([.N199]+[.R199];2)=1;&quot;Luang&quot;;&quot;-&quot;)" office:value-type="string" office:string-value="-" calcext:value-type="string">
            <text:p>-</text:p>
          </table:table-cell>
          <table:table-cell table:formula="of:=IF(MOD([.N199]+[.R199];2)=1;1;0)" office:value-type="float" office:value="0" calcext:value-type="float">
            <text:p>0</text:p>
          </table:table-cell>
          <table:table-cell table:formula="of:=IF(MOD([.N199]+[.R199];2)=1;&quot;Pepet&quot;;&quot;Menga&quot;)" office:value-type="string" office:string-value="Menga" calcext:value-type="string">
            <text:p>Menga</text:p>
          </table:table-cell>
          <table:table-cell table:formula="of:=IF(MOD([.N199]+[.R199];2)=1;4;5)" office:value-type="float" office:value="5" calcext:value-type="float">
            <text:p>5</text:p>
          </table:table-cell>
          <table:table-cell table:formula="of:=COM.MICROSOFT.IFS(MOD([.A199];3)=0;&quot;Pasah&quot;;MOD([.A199];3)=1;&quot;Beteng&quot;;MOD([.A199];3)=2;&quot;Kajeng&quot;)" office:value-type="string" office:string-value="Kajeng" calcext:value-type="string">
            <text:p>Kajeng</text:p>
          </table:table-cell>
          <table:table-cell table:formula="of:=COM.MICROSOFT.IFS(MOD([.A199];3)=0;9;MOD([.A199];3)=1;4;MOD([.A199];3)=2;7)" office:value-type="float" office:value="7" calcext:value-type="float">
            <text:p>7</text:p>
          </table:table-cell>
          <table:table-cell table:formula="of:=COM.MICROSOFT.IFS(MOD([.A199]+2;4)=0;&quot;Sri&quot;;MOD([.A199]+2;4)=1;&quot;Laba&quot;;MOD([.A199]+2;4)=2;&quot;Jaya&quot;;MOD([.A199]+2;4)=3;&quot;Menala&quot;)" office:value-type="string" office:string-value="Menala" calcext:value-type="string">
            <text:p>Menala</text:p>
          </table:table-cell>
          <table:table-cell table:formula="of:=COM.MICROSOFT.IFS(MOD([.A199]+2;4)=0;6;MOD([.A199]+2;4)=1;5;MOD([.A199]+2;4)=2;1;MOD([.A199]+2;4)=3;8)" office:value-type="float" office:value="8" calcext:value-type="float">
            <text:p>8</text:p>
          </table:table-cell>
          <table:table-cell table:formula="of:=COM.MICROSOFT.IFS(MOD([.A199];5)=0;&quot;Pahing&quot;;MOD([.A199];5)=1;&quot;Pon&quot;;MOD([.A199];5)=2;&quot;Wage&quot;;MOD([.A199];5)=3;&quot;Kliwon&quot;;MOD([.A199];5)=4;&quot;Umanis&quot;)" office:value-type="string" office:string-value="Wage" calcext:value-type="string">
            <text:p>Wage</text:p>
          </table:table-cell>
          <table:table-cell table:formula="of:=COM.MICROSOFT.IFS(MOD([.A199];5)=0;9;MOD([.A199];5)=1;7;MOD([.A199];5)=2;4;MOD([.A199];5)=3;8;MOD([.A199];5)=4;5)" office:value-type="float" office:value="4" calcext:value-type="float">
            <text:p>4</text:p>
          </table:table-cell>
          <table:table-cell table:formula="of:=COM.MICROSOFT.IFS(MOD([.A199];6)=0;&quot;Tungleh&quot;;MOD([.A199];6)=1;&quot;Aryang&quot;;MOD([.A199];6)=2;&quot;Urukung&quot;;MOD([.A199];6)=3;&quot;Paniron&quot;;MOD([.A199];6)=4;&quot;Was&quot;;MOD([.A199];6)=5;&quot;Maulu&quot;)" office:value-type="string" office:string-value="Maulu" calcext:value-type="string">
            <text:p>Maulu</text:p>
          </table:table-cell>
          <table:table-cell table:formula="of:=COM.MICROSOFT.IFS(MOD([.A199];6)=0;7;MOD([.A199];6)=1;6;MOD([.A199];6)=2;5;MOD([.A199];6)=3;8;MOD([.A199];6)=4;9;MOD([.A199];6)=5;3)" office:value-type="float" office:value="3" calcext:value-type="float">
            <text:p>3</text:p>
          </table:table-cell>
          <table:table-cell table:formula="of:=COM.MICROSOFT.IFS(MOD([.A199];7)=0;&quot;Redite&quot;;MOD([.A199];7)=1;&quot;Soma&quot;;MOD([.A199];7)=2;&quot;Anggara&quot;;MOD([.A199];7)=3;&quot;Budha&quot;;MOD([.A199];7)=4;&quot;Wraspati&quot;;MOD([.A199];7)=5;&quot;Sukra&quot;;MOD([.A199];7);&quot;Saniscara&quot;)" office:value-type="string" office:string-value="Soma" calcext:value-type="string">
            <text:p>Soma</text:p>
          </table:table-cell>
          <table:table-cell table:formula="of:=COM.MICROSOFT.IFS(MOD([.A199];7)=0;5;MOD([.A199];7)=1;4;MOD([.A199];7)=2;3;MOD([.A199];7)=3;7;MOD([.A199];7)=4;8;MOD([.A199];7)=5;6;MOD([.A199];7);9)" office:value-type="float" office:value="4" calcext:value-type="float">
            <text:p>4</text:p>
          </table:table-cell>
          <table:table-cell table:formula="of:=COM.MICROSOFT.IFS(MOD([.A199]+6;8)=0;&quot;Sri&quot;;MOD([.A199]+6;8)=1;&quot;Indra&quot;;MOD([.A199]+6;8)=2;&quot;Guru&quot;;MOD([.A199]+6;8)=3;&quot;Yama&quot;;MOD([.A199]+6;8)=4;&quot;Ludra&quot;;MOD([.A199]+6;8)=5;&quot;Brahma&quot;;MOD([.A199]+6;8)=6;&quot;Kala&quot;;MOD([.A199]+6;8)=7;&quot;Uma&quot;)" office:value-type="string" office:string-value="Yama" calcext:value-type="string">
            <text:p>Yama</text:p>
          </table:table-cell>
          <table:table-cell table:formula="of:=COM.MICROSOFT.IFS(MOD([.A199]+6;8)=0;6;MOD([.A199]+6;8)=1;5;MOD([.A199]+6;8)=2;8;MOD([.A199]+6;8)=3;9;MOD([.A199]+6;8)=4;3;MOD([.A199]+6;8)=5;7;MOD([.A199]+6;8)=6;1;MOD([.A199]+6;8)=7;4)" office:value-type="float" office:value="9" calcext:value-type="float">
            <text:p>9</text:p>
          </table:table-cell>
          <table:table-cell table:formula="of:=COM.MICROSOFT.IFS(MOD([.A199]-3;9)=0;&quot;Dangu&quot;;MOD([.A199]-3;9)=1;&quot;Jangur&quot;;MOD([.A199]-3;9)=2;&quot;Gigis&quot;;MOD([.A199]-3;9)=3;&quot;Nohan&quot;;MOD([.A199]-3;9)=4;&quot;Ogan&quot;;MOD([.A199]-3;9)=5;&quot;Erengan&quot;;MOD([.A199]-3;9)=6;&quot;Urungan&quot;;MOD([.A199]-3;9)=7;&quot;Tulus&quot;;MOD([.A199]-3;9)=8;&quot;Dadi&quot;)" office:value-type="string" office:string-value="Erengan" calcext:value-type="string">
            <text:p>Erengan</text:p>
          </table:table-cell>
          <table:table-cell table:formula="of:=COM.MICROSOFT.IFS(MOD([.A199]-3;9)=0;5;MOD([.A199]-3;9)=1;8;MOD([.A199]-3;9)=2;9;MOD([.A199]-3;9)=3;3;MOD([.A199]-3;9)=4;7;MOD([.A199]-3;9)=5;1;MOD([.A199]-3;9)=6;4;MOD([.A199]-3;9)=7;6;MOD([.A199]-3;9)=8;8)" office:value-type="float" office:value="1" calcext:value-type="float">
            <text:p>1</text:p>
          </table:table-cell>
          <table:table-cell table:formula="of:=COM.MICROSOFT.IFS(MOD(MOD([.N199]+[.R199];10);10)=0;&quot;Pandita&quot;;MOD(MOD([.N199]+[.R199];10);10)=1;&quot;Pati&quot;;MOD(MOD([.N199]+[.R199];10);10)=2;&quot;Suka&quot;;MOD(MOD([.N199]+[.R199];10);10)=3;&quot;Duka&quot;;MOD(MOD([.N199]+[.R199];10);10)=4;&quot;Sri&quot;;MOD(MOD([.N199]+[.R199];10);10)=5;&quot;Manuh&quot;;MOD(MOD([.N199]+[.R199];10);10)=6;&quot;Manusa&quot;;MOD(MOD([.N199]+[.R199];10);10)=7;&quot;Raja&quot;;MOD(MOD([.N199]+[.R199];10);10)=8;&quot;Dewa&quot;;MOD(MOD([.N199]+[.R199];10);10)=9;&quot;Raksasa&quot;)" office:value-type="string" office:string-value="Dewa" calcext:value-type="string">
            <text:p>Dewa</text:p>
          </table:table-cell>
          <table:table-cell table:formula="of:=COM.MICROSOFT.IFS(MOD(MOD([.N199]+[.R199];10);10)=0;5;MOD(MOD([.N199]+[.R199];10);10)=1;7;MOD(MOD([.N199]+[.R199];10);10)=2;10;MOD(MOD([.N199]+[.R199];10);10)=3;4;MOD(MOD([.N199]+[.R199];10);10)=4;6;MOD(MOD([.N199]+[.R199];10);10)=5;2;MOD(MOD([.N199]+[.R199];10);10)=6;3;MOD(MOD([.N199]+[.R199];10);10)=7;8;MOD(MOD([.N199]+[.R199];10);10)=8;9;MOD(MOD([.N199]+[.R199];10);10)=9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[.A200]-MOD([.A200];7))/7" office:value-type="float" office:value="28" calcext:value-type="float">
            <text:p>28</text:p>
          </table:table-cell>
          <table:table-cell office:value-type="string" calcext:value-type="string">
            <text:p>Dukut</text:p>
          </table:table-cell>
          <table:table-cell office:value-type="float" office:value="5" calcext:value-type="float">
            <text:p>5</text:p>
          </table:table-cell>
          <table:table-cell table:formula="of:=IF(MOD([.N200]+[.R200];2)=1;&quot;Luang&quot;;&quot;-&quot;)" office:value-type="string" office:string-value="Luang" calcext:value-type="string">
            <text:p>Luang</text:p>
          </table:table-cell>
          <table:table-cell table:formula="of:=IF(MOD([.N200]+[.R200];2)=1;1;0)" office:value-type="float" office:value="1" calcext:value-type="float">
            <text:p>1</text:p>
          </table:table-cell>
          <table:table-cell table:formula="of:=IF(MOD([.N200]+[.R200];2)=1;&quot;Pepet&quot;;&quot;Menga&quot;)" office:value-type="string" office:string-value="Pepet" calcext:value-type="string">
            <text:p>Pepet</text:p>
          </table:table-cell>
          <table:table-cell table:formula="of:=IF(MOD([.N200]+[.R200];2)=1;4;5)" office:value-type="float" office:value="4" calcext:value-type="float">
            <text:p>4</text:p>
          </table:table-cell>
          <table:table-cell table:formula="of:=COM.MICROSOFT.IFS(MOD([.A200];3)=0;&quot;Pasah&quot;;MOD([.A200];3)=1;&quot;Beteng&quot;;MOD([.A200];3)=2;&quot;Kajeng&quot;)" office:value-type="string" office:string-value="Pasah" calcext:value-type="string">
            <text:p>Pasah</text:p>
          </table:table-cell>
          <table:table-cell table:formula="of:=COM.MICROSOFT.IFS(MOD([.A200];3)=0;9;MOD([.A200];3)=1;4;MOD([.A200];3)=2;7)" office:value-type="float" office:value="9" calcext:value-type="float">
            <text:p>9</text:p>
          </table:table-cell>
          <table:table-cell table:formula="of:=COM.MICROSOFT.IFS(MOD([.A200]+2;4)=0;&quot;Sri&quot;;MOD([.A200]+2;4)=1;&quot;Laba&quot;;MOD([.A200]+2;4)=2;&quot;Jaya&quot;;MOD([.A200]+2;4)=3;&quot;Menala&quot;)" office:value-type="string" office:string-value="Sri" calcext:value-type="string">
            <text:p>Sri</text:p>
          </table:table-cell>
          <table:table-cell table:formula="of:=COM.MICROSOFT.IFS(MOD([.A200]+2;4)=0;6;MOD([.A200]+2;4)=1;5;MOD([.A200]+2;4)=2;1;MOD([.A200]+2;4)=3;8)" office:value-type="float" office:value="6" calcext:value-type="float">
            <text:p>6</text:p>
          </table:table-cell>
          <table:table-cell table:formula="of:=COM.MICROSOFT.IFS(MOD([.A200];5)=0;&quot;Pahing&quot;;MOD([.A200];5)=1;&quot;Pon&quot;;MOD([.A200];5)=2;&quot;Wage&quot;;MOD([.A200];5)=3;&quot;Kliwon&quot;;MOD([.A200];5)=4;&quot;Umanis&quot;)" office:value-type="string" office:string-value="Kliwon" calcext:value-type="string">
            <text:p>Kliwon</text:p>
          </table:table-cell>
          <table:table-cell table:formula="of:=COM.MICROSOFT.IFS(MOD([.A200];5)=0;9;MOD([.A200];5)=1;7;MOD([.A200];5)=2;4;MOD([.A200];5)=3;8;MOD([.A200];5)=4;5)" office:value-type="float" office:value="8" calcext:value-type="float">
            <text:p>8</text:p>
          </table:table-cell>
          <table:table-cell table:formula="of:=COM.MICROSOFT.IFS(MOD([.A200];6)=0;&quot;Tungleh&quot;;MOD([.A200];6)=1;&quot;Aryang&quot;;MOD([.A200];6)=2;&quot;Urukung&quot;;MOD([.A200];6)=3;&quot;Paniron&quot;;MOD([.A200];6)=4;&quot;Was&quot;;MOD([.A200];6)=5;&quot;Maulu&quot;)" office:value-type="string" office:string-value="Tungleh" calcext:value-type="string">
            <text:p>Tungleh</text:p>
          </table:table-cell>
          <table:table-cell table:formula="of:=COM.MICROSOFT.IFS(MOD([.A200];6)=0;7;MOD([.A200];6)=1;6;MOD([.A200];6)=2;5;MOD([.A200];6)=3;8;MOD([.A200];6)=4;9;MOD([.A200];6)=5;3)" office:value-type="float" office:value="7" calcext:value-type="float">
            <text:p>7</text:p>
          </table:table-cell>
          <table:table-cell table:formula="of:=COM.MICROSOFT.IFS(MOD([.A200];7)=0;&quot;Redite&quot;;MOD([.A200];7)=1;&quot;Soma&quot;;MOD([.A200];7)=2;&quot;Anggara&quot;;MOD([.A200];7)=3;&quot;Budha&quot;;MOD([.A200];7)=4;&quot;Wraspati&quot;;MOD([.A200];7)=5;&quot;Sukra&quot;;MOD([.A200];7);&quot;Saniscara&quot;)" office:value-type="string" office:string-value="Anggara" calcext:value-type="string">
            <text:p>Anggara</text:p>
          </table:table-cell>
          <table:table-cell table:formula="of:=COM.MICROSOFT.IFS(MOD([.A200];7)=0;5;MOD([.A200];7)=1;4;MOD([.A200];7)=2;3;MOD([.A200];7)=3;7;MOD([.A200];7)=4;8;MOD([.A200];7)=5;6;MOD([.A200];7);9)" office:value-type="float" office:value="3" calcext:value-type="float">
            <text:p>3</text:p>
          </table:table-cell>
          <table:table-cell table:formula="of:=COM.MICROSOFT.IFS(MOD([.A200]+6;8)=0;&quot;Sri&quot;;MOD([.A200]+6;8)=1;&quot;Indra&quot;;MOD([.A200]+6;8)=2;&quot;Guru&quot;;MOD([.A200]+6;8)=3;&quot;Yama&quot;;MOD([.A200]+6;8)=4;&quot;Ludra&quot;;MOD([.A200]+6;8)=5;&quot;Brahma&quot;;MOD([.A200]+6;8)=6;&quot;Kala&quot;;MOD([.A200]+6;8)=7;&quot;Uma&quot;)" office:value-type="string" office:string-value="Ludra" calcext:value-type="string">
            <text:p>Ludra</text:p>
          </table:table-cell>
          <table:table-cell table:formula="of:=COM.MICROSOFT.IFS(MOD([.A200]+6;8)=0;6;MOD([.A200]+6;8)=1;5;MOD([.A200]+6;8)=2;8;MOD([.A200]+6;8)=3;9;MOD([.A200]+6;8)=4;3;MOD([.A200]+6;8)=5;7;MOD([.A200]+6;8)=6;1;MOD([.A200]+6;8)=7;4)" office:value-type="float" office:value="3" calcext:value-type="float">
            <text:p>3</text:p>
          </table:table-cell>
          <table:table-cell table:formula="of:=COM.MICROSOFT.IFS(MOD([.A200]-3;9)=0;&quot;Dangu&quot;;MOD([.A200]-3;9)=1;&quot;Jangur&quot;;MOD([.A200]-3;9)=2;&quot;Gigis&quot;;MOD([.A200]-3;9)=3;&quot;Nohan&quot;;MOD([.A200]-3;9)=4;&quot;Ogan&quot;;MOD([.A200]-3;9)=5;&quot;Erengan&quot;;MOD([.A200]-3;9)=6;&quot;Urungan&quot;;MOD([.A200]-3;9)=7;&quot;Tulus&quot;;MOD([.A200]-3;9)=8;&quot;Dadi&quot;)" office:value-type="string" office:string-value="Urungan" calcext:value-type="string">
            <text:p>Urungan</text:p>
          </table:table-cell>
          <table:table-cell table:formula="of:=COM.MICROSOFT.IFS(MOD([.A200]-3;9)=0;5;MOD([.A200]-3;9)=1;8;MOD([.A200]-3;9)=2;9;MOD([.A200]-3;9)=3;3;MOD([.A200]-3;9)=4;7;MOD([.A200]-3;9)=5;1;MOD([.A200]-3;9)=6;4;MOD([.A200]-3;9)=7;6;MOD([.A200]-3;9)=8;8)" office:value-type="float" office:value="4" calcext:value-type="float">
            <text:p>4</text:p>
          </table:table-cell>
          <table:table-cell table:formula="of:=COM.MICROSOFT.IFS(MOD(MOD([.N200]+[.R200];10);10)=0;&quot;Pandita&quot;;MOD(MOD([.N200]+[.R200];10);10)=1;&quot;Pati&quot;;MOD(MOD([.N200]+[.R200];10);10)=2;&quot;Suka&quot;;MOD(MOD([.N200]+[.R200];10);10)=3;&quot;Duka&quot;;MOD(MOD([.N200]+[.R200];10);10)=4;&quot;Sri&quot;;MOD(MOD([.N200]+[.R200];10);10)=5;&quot;Manuh&quot;;MOD(MOD([.N200]+[.R200];10);10)=6;&quot;Manusa&quot;;MOD(MOD([.N200]+[.R200];10);10)=7;&quot;Raja&quot;;MOD(MOD([.N200]+[.R200];10);10)=8;&quot;Dewa&quot;;MOD(MOD([.N200]+[.R200];10);10)=9;&quot;Raksasa&quot;)" office:value-type="string" office:string-value="Pati" calcext:value-type="string">
            <text:p>Pati</text:p>
          </table:table-cell>
          <table:table-cell table:formula="of:=COM.MICROSOFT.IFS(MOD(MOD([.N200]+[.R200];10);10)=0;5;MOD(MOD([.N200]+[.R200];10);10)=1;7;MOD(MOD([.N200]+[.R200];10);10)=2;10;MOD(MOD([.N200]+[.R200];10);10)=3;4;MOD(MOD([.N200]+[.R200];10);10)=4;6;MOD(MOD([.N200]+[.R200];10);10)=5;2;MOD(MOD([.N200]+[.R200];10);10)=6;3;MOD(MOD([.N200]+[.R200];10);10)=7;8;MOD(MOD([.N200]+[.R200];10);10)=8;9;MOD(MOD([.N200]+[.R200];10);10)=9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A201]-MOD([.A201];7))/7" office:value-type="float" office:value="28" calcext:value-type="float">
            <text:p>28</text:p>
          </table:table-cell>
          <table:table-cell office:value-type="string" calcext:value-type="string">
            <text:p>Dukut</text:p>
          </table:table-cell>
          <table:table-cell office:value-type="float" office:value="5" calcext:value-type="float">
            <text:p>5</text:p>
          </table:table-cell>
          <table:table-cell table:formula="of:=IF(MOD([.N201]+[.R201];2)=1;&quot;Luang&quot;;&quot;-&quot;)" office:value-type="string" office:string-value="-" calcext:value-type="string">
            <text:p>-</text:p>
          </table:table-cell>
          <table:table-cell table:formula="of:=IF(MOD([.N201]+[.R201];2)=1;1;0)" office:value-type="float" office:value="0" calcext:value-type="float">
            <text:p>0</text:p>
          </table:table-cell>
          <table:table-cell table:formula="of:=IF(MOD([.N201]+[.R201];2)=1;&quot;Pepet&quot;;&quot;Menga&quot;)" office:value-type="string" office:string-value="Menga" calcext:value-type="string">
            <text:p>Menga</text:p>
          </table:table-cell>
          <table:table-cell table:formula="of:=IF(MOD([.N201]+[.R201];2)=1;4;5)" office:value-type="float" office:value="5" calcext:value-type="float">
            <text:p>5</text:p>
          </table:table-cell>
          <table:table-cell table:formula="of:=COM.MICROSOFT.IFS(MOD([.A201];3)=0;&quot;Pasah&quot;;MOD([.A201];3)=1;&quot;Beteng&quot;;MOD([.A201];3)=2;&quot;Kajeng&quot;)" office:value-type="string" office:string-value="Beteng" calcext:value-type="string">
            <text:p>Beteng</text:p>
          </table:table-cell>
          <table:table-cell table:formula="of:=COM.MICROSOFT.IFS(MOD([.A201];3)=0;9;MOD([.A201];3)=1;4;MOD([.A201];3)=2;7)" office:value-type="float" office:value="4" calcext:value-type="float">
            <text:p>4</text:p>
          </table:table-cell>
          <table:table-cell table:formula="of:=COM.MICROSOFT.IFS(MOD([.A201]+2;4)=0;&quot;Sri&quot;;MOD([.A201]+2;4)=1;&quot;Laba&quot;;MOD([.A201]+2;4)=2;&quot;Jaya&quot;;MOD([.A201]+2;4)=3;&quot;Menala&quot;)" office:value-type="string" office:string-value="Laba" calcext:value-type="string">
            <text:p>Laba</text:p>
          </table:table-cell>
          <table:table-cell table:formula="of:=COM.MICROSOFT.IFS(MOD([.A201]+2;4)=0;6;MOD([.A201]+2;4)=1;5;MOD([.A201]+2;4)=2;1;MOD([.A201]+2;4)=3;8)" office:value-type="float" office:value="5" calcext:value-type="float">
            <text:p>5</text:p>
          </table:table-cell>
          <table:table-cell table:formula="of:=COM.MICROSOFT.IFS(MOD([.A201];5)=0;&quot;Pahing&quot;;MOD([.A201];5)=1;&quot;Pon&quot;;MOD([.A201];5)=2;&quot;Wage&quot;;MOD([.A201];5)=3;&quot;Kliwon&quot;;MOD([.A201];5)=4;&quot;Umanis&quot;)" office:value-type="string" office:string-value="Umanis" calcext:value-type="string">
            <text:p>Umanis</text:p>
          </table:table-cell>
          <table:table-cell table:formula="of:=COM.MICROSOFT.IFS(MOD([.A201];5)=0;9;MOD([.A201];5)=1;7;MOD([.A201];5)=2;4;MOD([.A201];5)=3;8;MOD([.A201];5)=4;5)" office:value-type="float" office:value="5" calcext:value-type="float">
            <text:p>5</text:p>
          </table:table-cell>
          <table:table-cell table:formula="of:=COM.MICROSOFT.IFS(MOD([.A201];6)=0;&quot;Tungleh&quot;;MOD([.A201];6)=1;&quot;Aryang&quot;;MOD([.A201];6)=2;&quot;Urukung&quot;;MOD([.A201];6)=3;&quot;Paniron&quot;;MOD([.A201];6)=4;&quot;Was&quot;;MOD([.A201];6)=5;&quot;Maulu&quot;)" office:value-type="string" office:string-value="Aryang" calcext:value-type="string">
            <text:p>Aryang</text:p>
          </table:table-cell>
          <table:table-cell table:formula="of:=COM.MICROSOFT.IFS(MOD([.A201];6)=0;7;MOD([.A201];6)=1;6;MOD([.A201];6)=2;5;MOD([.A201];6)=3;8;MOD([.A201];6)=4;9;MOD([.A201];6)=5;3)" office:value-type="float" office:value="6" calcext:value-type="float">
            <text:p>6</text:p>
          </table:table-cell>
          <table:table-cell table:formula="of:=COM.MICROSOFT.IFS(MOD([.A201];7)=0;&quot;Redite&quot;;MOD([.A201];7)=1;&quot;Soma&quot;;MOD([.A201];7)=2;&quot;Anggara&quot;;MOD([.A201];7)=3;&quot;Budha&quot;;MOD([.A201];7)=4;&quot;Wraspati&quot;;MOD([.A201];7)=5;&quot;Sukra&quot;;MOD([.A201];7);&quot;Saniscara&quot;)" office:value-type="string" office:string-value="Budha" calcext:value-type="string">
            <text:p>Budha</text:p>
          </table:table-cell>
          <table:table-cell table:formula="of:=COM.MICROSOFT.IFS(MOD([.A201];7)=0;5;MOD([.A201];7)=1;4;MOD([.A201];7)=2;3;MOD([.A201];7)=3;7;MOD([.A201];7)=4;8;MOD([.A201];7)=5;6;MOD([.A201];7);9)" office:value-type="float" office:value="7" calcext:value-type="float">
            <text:p>7</text:p>
          </table:table-cell>
          <table:table-cell table:formula="of:=COM.MICROSOFT.IFS(MOD([.A201]+6;8)=0;&quot;Sri&quot;;MOD([.A201]+6;8)=1;&quot;Indra&quot;;MOD([.A201]+6;8)=2;&quot;Guru&quot;;MOD([.A201]+6;8)=3;&quot;Yama&quot;;MOD([.A201]+6;8)=4;&quot;Ludra&quot;;MOD([.A201]+6;8)=5;&quot;Brahma&quot;;MOD([.A201]+6;8)=6;&quot;Kala&quot;;MOD([.A201]+6;8)=7;&quot;Uma&quot;)" office:value-type="string" office:string-value="Brahma" calcext:value-type="string">
            <text:p>Brahma</text:p>
          </table:table-cell>
          <table:table-cell table:formula="of:=COM.MICROSOFT.IFS(MOD([.A201]+6;8)=0;6;MOD([.A201]+6;8)=1;5;MOD([.A201]+6;8)=2;8;MOD([.A201]+6;8)=3;9;MOD([.A201]+6;8)=4;3;MOD([.A201]+6;8)=5;7;MOD([.A201]+6;8)=6;1;MOD([.A201]+6;8)=7;4)" office:value-type="float" office:value="7" calcext:value-type="float">
            <text:p>7</text:p>
          </table:table-cell>
          <table:table-cell table:formula="of:=COM.MICROSOFT.IFS(MOD([.A201]-3;9)=0;&quot;Dangu&quot;;MOD([.A201]-3;9)=1;&quot;Jangur&quot;;MOD([.A201]-3;9)=2;&quot;Gigis&quot;;MOD([.A201]-3;9)=3;&quot;Nohan&quot;;MOD([.A201]-3;9)=4;&quot;Ogan&quot;;MOD([.A201]-3;9)=5;&quot;Erengan&quot;;MOD([.A201]-3;9)=6;&quot;Urungan&quot;;MOD([.A201]-3;9)=7;&quot;Tulus&quot;;MOD([.A201]-3;9)=8;&quot;Dadi&quot;)" office:value-type="string" office:string-value="Tulus" calcext:value-type="string">
            <text:p>Tulus</text:p>
          </table:table-cell>
          <table:table-cell table:formula="of:=COM.MICROSOFT.IFS(MOD([.A201]-3;9)=0;5;MOD([.A201]-3;9)=1;8;MOD([.A201]-3;9)=2;9;MOD([.A201]-3;9)=3;3;MOD([.A201]-3;9)=4;7;MOD([.A201]-3;9)=5;1;MOD([.A201]-3;9)=6;4;MOD([.A201]-3;9)=7;6;MOD([.A201]-3;9)=8;8)" office:value-type="float" office:value="6" calcext:value-type="float">
            <text:p>6</text:p>
          </table:table-cell>
          <table:table-cell table:formula="of:=COM.MICROSOFT.IFS(MOD(MOD([.N201]+[.R201];10);10)=0;&quot;Pandita&quot;;MOD(MOD([.N201]+[.R201];10);10)=1;&quot;Pati&quot;;MOD(MOD([.N201]+[.R201];10);10)=2;&quot;Suka&quot;;MOD(MOD([.N201]+[.R201];10);10)=3;&quot;Duka&quot;;MOD(MOD([.N201]+[.R201];10);10)=4;&quot;Sri&quot;;MOD(MOD([.N201]+[.R201];10);10)=5;&quot;Manuh&quot;;MOD(MOD([.N201]+[.R201];10);10)=6;&quot;Manusa&quot;;MOD(MOD([.N201]+[.R201];10);10)=7;&quot;Raja&quot;;MOD(MOD([.N201]+[.R201];10);10)=8;&quot;Dewa&quot;;MOD(MOD([.N201]+[.R201];10);10)=9;&quot;Raksasa&quot;)" office:value-type="string" office:string-value="Suka" calcext:value-type="string">
            <text:p>Suka</text:p>
          </table:table-cell>
          <table:table-cell table:formula="of:=COM.MICROSOFT.IFS(MOD(MOD([.N201]+[.R201];10);10)=0;5;MOD(MOD([.N201]+[.R201];10);10)=1;7;MOD(MOD([.N201]+[.R201];10);10)=2;10;MOD(MOD([.N201]+[.R201];10);10)=3;4;MOD(MOD([.N201]+[.R201];10);10)=4;6;MOD(MOD([.N201]+[.R201];10);10)=5;2;MOD(MOD([.N201]+[.R201];10);10)=6;3;MOD(MOD([.N201]+[.R201];10);10)=7;8;MOD(MOD([.N201]+[.R201];10);10)=8;9;MOD(MOD([.N201]+[.R201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02]-MOD([.A202];7))/7" office:value-type="float" office:value="28" calcext:value-type="float">
            <text:p>28</text:p>
          </table:table-cell>
          <table:table-cell office:value-type="string" calcext:value-type="string">
            <text:p>Dukut</text:p>
          </table:table-cell>
          <table:table-cell office:value-type="float" office:value="5" calcext:value-type="float">
            <text:p>5</text:p>
          </table:table-cell>
          <table:table-cell table:formula="of:=IF(MOD([.N202]+[.R202];2)=1;&quot;Luang&quot;;&quot;-&quot;)" office:value-type="string" office:string-value="Luang" calcext:value-type="string">
            <text:p>Luang</text:p>
          </table:table-cell>
          <table:table-cell table:formula="of:=IF(MOD([.N202]+[.R202];2)=1;1;0)" office:value-type="float" office:value="1" calcext:value-type="float">
            <text:p>1</text:p>
          </table:table-cell>
          <table:table-cell table:formula="of:=IF(MOD([.N202]+[.R202];2)=1;&quot;Pepet&quot;;&quot;Menga&quot;)" office:value-type="string" office:string-value="Pepet" calcext:value-type="string">
            <text:p>Pepet</text:p>
          </table:table-cell>
          <table:table-cell table:formula="of:=IF(MOD([.N202]+[.R202];2)=1;4;5)" office:value-type="float" office:value="4" calcext:value-type="float">
            <text:p>4</text:p>
          </table:table-cell>
          <table:table-cell table:formula="of:=COM.MICROSOFT.IFS(MOD([.A202];3)=0;&quot;Pasah&quot;;MOD([.A202];3)=1;&quot;Beteng&quot;;MOD([.A202];3)=2;&quot;Kajeng&quot;)" office:value-type="string" office:string-value="Kajeng" calcext:value-type="string">
            <text:p>Kajeng</text:p>
          </table:table-cell>
          <table:table-cell table:formula="of:=COM.MICROSOFT.IFS(MOD([.A202];3)=0;9;MOD([.A202];3)=1;4;MOD([.A202];3)=2;7)" office:value-type="float" office:value="7" calcext:value-type="float">
            <text:p>7</text:p>
          </table:table-cell>
          <table:table-cell table:formula="of:=COM.MICROSOFT.IFS(MOD([.A202]+2;4)=0;&quot;Sri&quot;;MOD([.A202]+2;4)=1;&quot;Laba&quot;;MOD([.A202]+2;4)=2;&quot;Jaya&quot;;MOD([.A202]+2;4)=3;&quot;Menala&quot;)" office:value-type="string" office:string-value="Jaya" calcext:value-type="string">
            <text:p>Jaya</text:p>
          </table:table-cell>
          <table:table-cell table:formula="of:=COM.MICROSOFT.IFS(MOD([.A202]+2;4)=0;6;MOD([.A202]+2;4)=1;5;MOD([.A202]+2;4)=2;1;MOD([.A202]+2;4)=3;8)" office:value-type="float" office:value="1" calcext:value-type="float">
            <text:p>1</text:p>
          </table:table-cell>
          <table:table-cell table:formula="of:=COM.MICROSOFT.IFS(MOD([.A202];5)=0;&quot;Pahing&quot;;MOD([.A202];5)=1;&quot;Pon&quot;;MOD([.A202];5)=2;&quot;Wage&quot;;MOD([.A202];5)=3;&quot;Kliwon&quot;;MOD([.A202];5)=4;&quot;Umanis&quot;)" office:value-type="string" office:string-value="Pahing" calcext:value-type="string">
            <text:p>Pahing</text:p>
          </table:table-cell>
          <table:table-cell table:formula="of:=COM.MICROSOFT.IFS(MOD([.A202];5)=0;9;MOD([.A202];5)=1;7;MOD([.A202];5)=2;4;MOD([.A202];5)=3;8;MOD([.A202];5)=4;5)" office:value-type="float" office:value="9" calcext:value-type="float">
            <text:p>9</text:p>
          </table:table-cell>
          <table:table-cell table:formula="of:=COM.MICROSOFT.IFS(MOD([.A202];6)=0;&quot;Tungleh&quot;;MOD([.A202];6)=1;&quot;Aryang&quot;;MOD([.A202];6)=2;&quot;Urukung&quot;;MOD([.A202];6)=3;&quot;Paniron&quot;;MOD([.A202];6)=4;&quot;Was&quot;;MOD([.A202];6)=5;&quot;Maulu&quot;)" office:value-type="string" office:string-value="Urukung" calcext:value-type="string">
            <text:p>Urukung</text:p>
          </table:table-cell>
          <table:table-cell table:formula="of:=COM.MICROSOFT.IFS(MOD([.A202];6)=0;7;MOD([.A202];6)=1;6;MOD([.A202];6)=2;5;MOD([.A202];6)=3;8;MOD([.A202];6)=4;9;MOD([.A202];6)=5;3)" office:value-type="float" office:value="5" calcext:value-type="float">
            <text:p>5</text:p>
          </table:table-cell>
          <table:table-cell table:formula="of:=COM.MICROSOFT.IFS(MOD([.A202];7)=0;&quot;Redite&quot;;MOD([.A202];7)=1;&quot;Soma&quot;;MOD([.A202];7)=2;&quot;Anggara&quot;;MOD([.A202];7)=3;&quot;Budha&quot;;MOD([.A202];7)=4;&quot;Wraspati&quot;;MOD([.A202];7)=5;&quot;Sukra&quot;;MOD([.A202];7);&quot;Saniscara&quot;)" office:value-type="string" office:string-value="Wraspati" calcext:value-type="string">
            <text:p>Wraspati</text:p>
          </table:table-cell>
          <table:table-cell table:formula="of:=COM.MICROSOFT.IFS(MOD([.A202];7)=0;5;MOD([.A202];7)=1;4;MOD([.A202];7)=2;3;MOD([.A202];7)=3;7;MOD([.A202];7)=4;8;MOD([.A202];7)=5;6;MOD([.A202];7);9)" office:value-type="float" office:value="8" calcext:value-type="float">
            <text:p>8</text:p>
          </table:table-cell>
          <table:table-cell table:formula="of:=COM.MICROSOFT.IFS(MOD([.A202]+6;8)=0;&quot;Sri&quot;;MOD([.A202]+6;8)=1;&quot;Indra&quot;;MOD([.A202]+6;8)=2;&quot;Guru&quot;;MOD([.A202]+6;8)=3;&quot;Yama&quot;;MOD([.A202]+6;8)=4;&quot;Ludra&quot;;MOD([.A202]+6;8)=5;&quot;Brahma&quot;;MOD([.A202]+6;8)=6;&quot;Kala&quot;;MOD([.A202]+6;8)=7;&quot;Uma&quot;)" office:value-type="string" office:string-value="Kala" calcext:value-type="string">
            <text:p>Kala</text:p>
          </table:table-cell>
          <table:table-cell table:formula="of:=COM.MICROSOFT.IFS(MOD([.A202]+6;8)=0;6;MOD([.A202]+6;8)=1;5;MOD([.A202]+6;8)=2;8;MOD([.A202]+6;8)=3;9;MOD([.A202]+6;8)=4;3;MOD([.A202]+6;8)=5;7;MOD([.A202]+6;8)=6;1;MOD([.A202]+6;8)=7;4)" office:value-type="float" office:value="1" calcext:value-type="float">
            <text:p>1</text:p>
          </table:table-cell>
          <table:table-cell table:formula="of:=COM.MICROSOFT.IFS(MOD([.A202]-3;9)=0;&quot;Dangu&quot;;MOD([.A202]-3;9)=1;&quot;Jangur&quot;;MOD([.A202]-3;9)=2;&quot;Gigis&quot;;MOD([.A202]-3;9)=3;&quot;Nohan&quot;;MOD([.A202]-3;9)=4;&quot;Ogan&quot;;MOD([.A202]-3;9)=5;&quot;Erengan&quot;;MOD([.A202]-3;9)=6;&quot;Urungan&quot;;MOD([.A202]-3;9)=7;&quot;Tulus&quot;;MOD([.A202]-3;9)=8;&quot;Dadi&quot;)" office:value-type="string" office:string-value="Dadi" calcext:value-type="string">
            <text:p>Dadi</text:p>
          </table:table-cell>
          <table:table-cell table:formula="of:=COM.MICROSOFT.IFS(MOD([.A202]-3;9)=0;5;MOD([.A202]-3;9)=1;8;MOD([.A202]-3;9)=2;9;MOD([.A202]-3;9)=3;3;MOD([.A202]-3;9)=4;7;MOD([.A202]-3;9)=5;1;MOD([.A202]-3;9)=6;4;MOD([.A202]-3;9)=7;6;MOD([.A202]-3;9)=8;8)" office:value-type="float" office:value="8" calcext:value-type="float">
            <text:p>8</text:p>
          </table:table-cell>
          <table:table-cell table:formula="of:=COM.MICROSOFT.IFS(MOD(MOD([.N202]+[.R202];10);10)=0;&quot;Pandita&quot;;MOD(MOD([.N202]+[.R202];10);10)=1;&quot;Pati&quot;;MOD(MOD([.N202]+[.R202];10);10)=2;&quot;Suka&quot;;MOD(MOD([.N202]+[.R202];10);10)=3;&quot;Duka&quot;;MOD(MOD([.N202]+[.R202];10);10)=4;&quot;Sri&quot;;MOD(MOD([.N202]+[.R202];10);10)=5;&quot;Manuh&quot;;MOD(MOD([.N202]+[.R202];10);10)=6;&quot;Manusa&quot;;MOD(MOD([.N202]+[.R202];10);10)=7;&quot;Raja&quot;;MOD(MOD([.N202]+[.R202];10);10)=8;&quot;Dewa&quot;;MOD(MOD([.N202]+[.R202];10);10)=9;&quot;Raksasa&quot;)" office:value-type="string" office:string-value="Raja" calcext:value-type="string">
            <text:p>Raja</text:p>
          </table:table-cell>
          <table:table-cell table:formula="of:=COM.MICROSOFT.IFS(MOD(MOD([.N202]+[.R202];10);10)=0;5;MOD(MOD([.N202]+[.R202];10);10)=1;7;MOD(MOD([.N202]+[.R202];10);10)=2;10;MOD(MOD([.N202]+[.R202];10);10)=3;4;MOD(MOD([.N202]+[.R202];10);10)=4;6;MOD(MOD([.N202]+[.R202];10);10)=5;2;MOD(MOD([.N202]+[.R202];10);10)=6;3;MOD(MOD([.N202]+[.R202];10);10)=7;8;MOD(MOD([.N202]+[.R202];10);10)=8;9;MOD(MOD([.N202]+[.R202];10);10)=9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[.A203]-MOD([.A203];7))/7" office:value-type="float" office:value="28" calcext:value-type="float">
            <text:p>28</text:p>
          </table:table-cell>
          <table:table-cell office:value-type="string" calcext:value-type="string">
            <text:p>Dukut</text:p>
          </table:table-cell>
          <table:table-cell office:value-type="float" office:value="5" calcext:value-type="float">
            <text:p>5</text:p>
          </table:table-cell>
          <table:table-cell table:formula="of:=IF(MOD([.N203]+[.R203];2)=1;&quot;Luang&quot;;&quot;-&quot;)" office:value-type="string" office:string-value="Luang" calcext:value-type="string">
            <text:p>Luang</text:p>
          </table:table-cell>
          <table:table-cell table:formula="of:=IF(MOD([.N203]+[.R203];2)=1;1;0)" office:value-type="float" office:value="1" calcext:value-type="float">
            <text:p>1</text:p>
          </table:table-cell>
          <table:table-cell table:formula="of:=IF(MOD([.N203]+[.R203];2)=1;&quot;Pepet&quot;;&quot;Menga&quot;)" office:value-type="string" office:string-value="Pepet" calcext:value-type="string">
            <text:p>Pepet</text:p>
          </table:table-cell>
          <table:table-cell table:formula="of:=IF(MOD([.N203]+[.R203];2)=1;4;5)" office:value-type="float" office:value="4" calcext:value-type="float">
            <text:p>4</text:p>
          </table:table-cell>
          <table:table-cell table:formula="of:=COM.MICROSOFT.IFS(MOD([.A203];3)=0;&quot;Pasah&quot;;MOD([.A203];3)=1;&quot;Beteng&quot;;MOD([.A203];3)=2;&quot;Kajeng&quot;)" office:value-type="string" office:string-value="Pasah" calcext:value-type="string">
            <text:p>Pasah</text:p>
          </table:table-cell>
          <table:table-cell table:formula="of:=COM.MICROSOFT.IFS(MOD([.A203];3)=0;9;MOD([.A203];3)=1;4;MOD([.A203];3)=2;7)" office:value-type="float" office:value="9" calcext:value-type="float">
            <text:p>9</text:p>
          </table:table-cell>
          <table:table-cell table:formula="of:=COM.MICROSOFT.IFS(MOD([.A203]+2;4)=0;&quot;Sri&quot;;MOD([.A203]+2;4)=1;&quot;Laba&quot;;MOD([.A203]+2;4)=2;&quot;Jaya&quot;;MOD([.A203]+2;4)=3;&quot;Menala&quot;)" office:value-type="string" office:string-value="Menala" calcext:value-type="string">
            <text:p>Menala</text:p>
          </table:table-cell>
          <table:table-cell table:formula="of:=COM.MICROSOFT.IFS(MOD([.A203]+2;4)=0;6;MOD([.A203]+2;4)=1;5;MOD([.A203]+2;4)=2;1;MOD([.A203]+2;4)=3;8)" office:value-type="float" office:value="8" calcext:value-type="float">
            <text:p>8</text:p>
          </table:table-cell>
          <table:table-cell table:formula="of:=COM.MICROSOFT.IFS(MOD([.A203];5)=0;&quot;Pahing&quot;;MOD([.A203];5)=1;&quot;Pon&quot;;MOD([.A203];5)=2;&quot;Wage&quot;;MOD([.A203];5)=3;&quot;Kliwon&quot;;MOD([.A203];5)=4;&quot;Umanis&quot;)" office:value-type="string" office:string-value="Pon" calcext:value-type="string">
            <text:p>Pon</text:p>
          </table:table-cell>
          <table:table-cell table:formula="of:=COM.MICROSOFT.IFS(MOD([.A203];5)=0;9;MOD([.A203];5)=1;7;MOD([.A203];5)=2;4;MOD([.A203];5)=3;8;MOD([.A203];5)=4;5)" office:value-type="float" office:value="7" calcext:value-type="float">
            <text:p>7</text:p>
          </table:table-cell>
          <table:table-cell table:formula="of:=COM.MICROSOFT.IFS(MOD([.A203];6)=0;&quot;Tungleh&quot;;MOD([.A203];6)=1;&quot;Aryang&quot;;MOD([.A203];6)=2;&quot;Urukung&quot;;MOD([.A203];6)=3;&quot;Paniron&quot;;MOD([.A203];6)=4;&quot;Was&quot;;MOD([.A203];6)=5;&quot;Maulu&quot;)" office:value-type="string" office:string-value="Paniron" calcext:value-type="string">
            <text:p>Paniron</text:p>
          </table:table-cell>
          <table:table-cell table:formula="of:=COM.MICROSOFT.IFS(MOD([.A203];6)=0;7;MOD([.A203];6)=1;6;MOD([.A203];6)=2;5;MOD([.A203];6)=3;8;MOD([.A203];6)=4;9;MOD([.A203];6)=5;3)" office:value-type="float" office:value="8" calcext:value-type="float">
            <text:p>8</text:p>
          </table:table-cell>
          <table:table-cell table:formula="of:=COM.MICROSOFT.IFS(MOD([.A203];7)=0;&quot;Redite&quot;;MOD([.A203];7)=1;&quot;Soma&quot;;MOD([.A203];7)=2;&quot;Anggara&quot;;MOD([.A203];7)=3;&quot;Budha&quot;;MOD([.A203];7)=4;&quot;Wraspati&quot;;MOD([.A203];7)=5;&quot;Sukra&quot;;MOD([.A203];7);&quot;Saniscara&quot;)" office:value-type="string" office:string-value="Sukra" calcext:value-type="string">
            <text:p>Sukra</text:p>
          </table:table-cell>
          <table:table-cell table:formula="of:=COM.MICROSOFT.IFS(MOD([.A203];7)=0;5;MOD([.A203];7)=1;4;MOD([.A203];7)=2;3;MOD([.A203];7)=3;7;MOD([.A203];7)=4;8;MOD([.A203];7)=5;6;MOD([.A203];7);9)" office:value-type="float" office:value="6" calcext:value-type="float">
            <text:p>6</text:p>
          </table:table-cell>
          <table:table-cell table:formula="of:=COM.MICROSOFT.IFS(MOD([.A203]+6;8)=0;&quot;Sri&quot;;MOD([.A203]+6;8)=1;&quot;Indra&quot;;MOD([.A203]+6;8)=2;&quot;Guru&quot;;MOD([.A203]+6;8)=3;&quot;Yama&quot;;MOD([.A203]+6;8)=4;&quot;Ludra&quot;;MOD([.A203]+6;8)=5;&quot;Brahma&quot;;MOD([.A203]+6;8)=6;&quot;Kala&quot;;MOD([.A203]+6;8)=7;&quot;Uma&quot;)" office:value-type="string" office:string-value="Uma" calcext:value-type="string">
            <text:p>Uma</text:p>
          </table:table-cell>
          <table:table-cell table:formula="of:=COM.MICROSOFT.IFS(MOD([.A203]+6;8)=0;6;MOD([.A203]+6;8)=1;5;MOD([.A203]+6;8)=2;8;MOD([.A203]+6;8)=3;9;MOD([.A203]+6;8)=4;3;MOD([.A203]+6;8)=5;7;MOD([.A203]+6;8)=6;1;MOD([.A203]+6;8)=7;4)" office:value-type="float" office:value="4" calcext:value-type="float">
            <text:p>4</text:p>
          </table:table-cell>
          <table:table-cell table:formula="of:=COM.MICROSOFT.IFS(MOD([.A203]-3;9)=0;&quot;Dangu&quot;;MOD([.A203]-3;9)=1;&quot;Jangur&quot;;MOD([.A203]-3;9)=2;&quot;Gigis&quot;;MOD([.A203]-3;9)=3;&quot;Nohan&quot;;MOD([.A203]-3;9)=4;&quot;Ogan&quot;;MOD([.A203]-3;9)=5;&quot;Erengan&quot;;MOD([.A203]-3;9)=6;&quot;Urungan&quot;;MOD([.A203]-3;9)=7;&quot;Tulus&quot;;MOD([.A203]-3;9)=8;&quot;Dadi&quot;)" office:value-type="string" office:string-value="Dangu" calcext:value-type="string">
            <text:p>Dangu</text:p>
          </table:table-cell>
          <table:table-cell table:formula="of:=COM.MICROSOFT.IFS(MOD([.A203]-3;9)=0;5;MOD([.A203]-3;9)=1;8;MOD([.A203]-3;9)=2;9;MOD([.A203]-3;9)=3;3;MOD([.A203]-3;9)=4;7;MOD([.A203]-3;9)=5;1;MOD([.A203]-3;9)=6;4;MOD([.A203]-3;9)=7;6;MOD([.A203]-3;9)=8;8)" office:value-type="float" office:value="5" calcext:value-type="float">
            <text:p>5</text:p>
          </table:table-cell>
          <table:table-cell table:formula="of:=COM.MICROSOFT.IFS(MOD(MOD([.N203]+[.R203];10);10)=0;&quot;Pandita&quot;;MOD(MOD([.N203]+[.R203];10);10)=1;&quot;Pati&quot;;MOD(MOD([.N203]+[.R203];10);10)=2;&quot;Suka&quot;;MOD(MOD([.N203]+[.R203];10);10)=3;&quot;Duka&quot;;MOD(MOD([.N203]+[.R203];10);10)=4;&quot;Sri&quot;;MOD(MOD([.N203]+[.R203];10);10)=5;&quot;Manuh&quot;;MOD(MOD([.N203]+[.R203];10);10)=6;&quot;Manusa&quot;;MOD(MOD([.N203]+[.R203];10);10)=7;&quot;Raja&quot;;MOD(MOD([.N203]+[.R203];10);10)=8;&quot;Dewa&quot;;MOD(MOD([.N203]+[.R203];10);10)=9;&quot;Raksasa&quot;)" office:value-type="string" office:string-value="Duka" calcext:value-type="string">
            <text:p>Duka</text:p>
          </table:table-cell>
          <table:table-cell table:formula="of:=COM.MICROSOFT.IFS(MOD(MOD([.N203]+[.R203];10);10)=0;5;MOD(MOD([.N203]+[.R203];10);10)=1;7;MOD(MOD([.N203]+[.R203];10);10)=2;10;MOD(MOD([.N203]+[.R203];10);10)=3;4;MOD(MOD([.N203]+[.R203];10);10)=4;6;MOD(MOD([.N203]+[.R203];10);10)=5;2;MOD(MOD([.N203]+[.R203];10);10)=6;3;MOD(MOD([.N203]+[.R203];10);10)=7;8;MOD(MOD([.N203]+[.R203];10);10)=8;9;MOD(MOD([.N203]+[.R203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[.A204]-MOD([.A204];7))/7" office:value-type="float" office:value="28" calcext:value-type="float">
            <text:p>28</text:p>
          </table:table-cell>
          <table:table-cell office:value-type="string" calcext:value-type="string">
            <text:p>Dukut</text:p>
          </table:table-cell>
          <table:table-cell office:value-type="float" office:value="5" calcext:value-type="float">
            <text:p>5</text:p>
          </table:table-cell>
          <table:table-cell table:formula="of:=IF(MOD([.N204]+[.R204];2)=1;&quot;Luang&quot;;&quot;-&quot;)" office:value-type="string" office:string-value="Luang" calcext:value-type="string">
            <text:p>Luang</text:p>
          </table:table-cell>
          <table:table-cell table:formula="of:=IF(MOD([.N204]+[.R204];2)=1;1;0)" office:value-type="float" office:value="1" calcext:value-type="float">
            <text:p>1</text:p>
          </table:table-cell>
          <table:table-cell table:formula="of:=IF(MOD([.N204]+[.R204];2)=1;&quot;Pepet&quot;;&quot;Menga&quot;)" office:value-type="string" office:string-value="Pepet" calcext:value-type="string">
            <text:p>Pepet</text:p>
          </table:table-cell>
          <table:table-cell table:formula="of:=IF(MOD([.N204]+[.R204];2)=1;4;5)" office:value-type="float" office:value="4" calcext:value-type="float">
            <text:p>4</text:p>
          </table:table-cell>
          <table:table-cell table:formula="of:=COM.MICROSOFT.IFS(MOD([.A204];3)=0;&quot;Pasah&quot;;MOD([.A204];3)=1;&quot;Beteng&quot;;MOD([.A204];3)=2;&quot;Kajeng&quot;)" office:value-type="string" office:string-value="Beteng" calcext:value-type="string">
            <text:p>Beteng</text:p>
          </table:table-cell>
          <table:table-cell table:formula="of:=COM.MICROSOFT.IFS(MOD([.A204];3)=0;9;MOD([.A204];3)=1;4;MOD([.A204];3)=2;7)" office:value-type="float" office:value="4" calcext:value-type="float">
            <text:p>4</text:p>
          </table:table-cell>
          <table:table-cell table:formula="of:=COM.MICROSOFT.IFS(MOD([.A204]+2;4)=0;&quot;Sri&quot;;MOD([.A204]+2;4)=1;&quot;Laba&quot;;MOD([.A204]+2;4)=2;&quot;Jaya&quot;;MOD([.A204]+2;4)=3;&quot;Menala&quot;)" office:value-type="string" office:string-value="Sri" calcext:value-type="string">
            <text:p>Sri</text:p>
          </table:table-cell>
          <table:table-cell table:formula="of:=COM.MICROSOFT.IFS(MOD([.A204]+2;4)=0;6;MOD([.A204]+2;4)=1;5;MOD([.A204]+2;4)=2;1;MOD([.A204]+2;4)=3;8)" office:value-type="float" office:value="6" calcext:value-type="float">
            <text:p>6</text:p>
          </table:table-cell>
          <table:table-cell table:formula="of:=COM.MICROSOFT.IFS(MOD([.A204];5)=0;&quot;Pahing&quot;;MOD([.A204];5)=1;&quot;Pon&quot;;MOD([.A204];5)=2;&quot;Wage&quot;;MOD([.A204];5)=3;&quot;Kliwon&quot;;MOD([.A204];5)=4;&quot;Umanis&quot;)" office:value-type="string" office:string-value="Wage" calcext:value-type="string">
            <text:p>Wage</text:p>
          </table:table-cell>
          <table:table-cell table:formula="of:=COM.MICROSOFT.IFS(MOD([.A204];5)=0;9;MOD([.A204];5)=1;7;MOD([.A204];5)=2;4;MOD([.A204];5)=3;8;MOD([.A204];5)=4;5)" office:value-type="float" office:value="4" calcext:value-type="float">
            <text:p>4</text:p>
          </table:table-cell>
          <table:table-cell table:formula="of:=COM.MICROSOFT.IFS(MOD([.A204];6)=0;&quot;Tungleh&quot;;MOD([.A204];6)=1;&quot;Aryang&quot;;MOD([.A204];6)=2;&quot;Urukung&quot;;MOD([.A204];6)=3;&quot;Paniron&quot;;MOD([.A204];6)=4;&quot;Was&quot;;MOD([.A204];6)=5;&quot;Maulu&quot;)" office:value-type="string" office:string-value="Was" calcext:value-type="string">
            <text:p>Was</text:p>
          </table:table-cell>
          <table:table-cell table:formula="of:=COM.MICROSOFT.IFS(MOD([.A204];6)=0;7;MOD([.A204];6)=1;6;MOD([.A204];6)=2;5;MOD([.A204];6)=3;8;MOD([.A204];6)=4;9;MOD([.A204];6)=5;3)" office:value-type="float" office:value="9" calcext:value-type="float">
            <text:p>9</text:p>
          </table:table-cell>
          <table:table-cell table:formula="of:=COM.MICROSOFT.IFS(MOD([.A204];7)=0;&quot;Redite&quot;;MOD([.A204];7)=1;&quot;Soma&quot;;MOD([.A204];7)=2;&quot;Anggara&quot;;MOD([.A204];7)=3;&quot;Budha&quot;;MOD([.A204];7)=4;&quot;Wraspati&quot;;MOD([.A204];7)=5;&quot;Sukra&quot;;MOD([.A204];7);&quot;Saniscara&quot;)" office:value-type="string" office:string-value="Saniscara" calcext:value-type="string">
            <text:p>Saniscara</text:p>
          </table:table-cell>
          <table:table-cell table:formula="of:=COM.MICROSOFT.IFS(MOD([.A204];7)=0;5;MOD([.A204];7)=1;4;MOD([.A204];7)=2;3;MOD([.A204];7)=3;7;MOD([.A204];7)=4;8;MOD([.A204];7)=5;6;MOD([.A204];7);9)" office:value-type="float" office:value="9" calcext:value-type="float">
            <text:p>9</text:p>
          </table:table-cell>
          <table:table-cell table:formula="of:=COM.MICROSOFT.IFS(MOD([.A204]+6;8)=0;&quot;Sri&quot;;MOD([.A204]+6;8)=1;&quot;Indra&quot;;MOD([.A204]+6;8)=2;&quot;Guru&quot;;MOD([.A204]+6;8)=3;&quot;Yama&quot;;MOD([.A204]+6;8)=4;&quot;Ludra&quot;;MOD([.A204]+6;8)=5;&quot;Brahma&quot;;MOD([.A204]+6;8)=6;&quot;Kala&quot;;MOD([.A204]+6;8)=7;&quot;Uma&quot;)" office:value-type="string" office:string-value="Sri" calcext:value-type="string">
            <text:p>Sri</text:p>
          </table:table-cell>
          <table:table-cell table:formula="of:=COM.MICROSOFT.IFS(MOD([.A204]+6;8)=0;6;MOD([.A204]+6;8)=1;5;MOD([.A204]+6;8)=2;8;MOD([.A204]+6;8)=3;9;MOD([.A204]+6;8)=4;3;MOD([.A204]+6;8)=5;7;MOD([.A204]+6;8)=6;1;MOD([.A204]+6;8)=7;4)" office:value-type="float" office:value="6" calcext:value-type="float">
            <text:p>6</text:p>
          </table:table-cell>
          <table:table-cell table:formula="of:=COM.MICROSOFT.IFS(MOD([.A204]-3;9)=0;&quot;Dangu&quot;;MOD([.A204]-3;9)=1;&quot;Jangur&quot;;MOD([.A204]-3;9)=2;&quot;Gigis&quot;;MOD([.A204]-3;9)=3;&quot;Nohan&quot;;MOD([.A204]-3;9)=4;&quot;Ogan&quot;;MOD([.A204]-3;9)=5;&quot;Erengan&quot;;MOD([.A204]-3;9)=6;&quot;Urungan&quot;;MOD([.A204]-3;9)=7;&quot;Tulus&quot;;MOD([.A204]-3;9)=8;&quot;Dadi&quot;)" office:value-type="string" office:string-value="Jangur" calcext:value-type="string">
            <text:p>Jangur</text:p>
          </table:table-cell>
          <table:table-cell table:formula="of:=COM.MICROSOFT.IFS(MOD([.A204]-3;9)=0;5;MOD([.A204]-3;9)=1;8;MOD([.A204]-3;9)=2;9;MOD([.A204]-3;9)=3;3;MOD([.A204]-3;9)=4;7;MOD([.A204]-3;9)=5;1;MOD([.A204]-3;9)=6;4;MOD([.A204]-3;9)=7;6;MOD([.A204]-3;9)=8;8)" office:value-type="float" office:value="8" calcext:value-type="float">
            <text:p>8</text:p>
          </table:table-cell>
          <table:table-cell table:formula="of:=COM.MICROSOFT.IFS(MOD(MOD([.N204]+[.R204];10);10)=0;&quot;Pandita&quot;;MOD(MOD([.N204]+[.R204];10);10)=1;&quot;Pati&quot;;MOD(MOD([.N204]+[.R204];10);10)=2;&quot;Suka&quot;;MOD(MOD([.N204]+[.R204];10);10)=3;&quot;Duka&quot;;MOD(MOD([.N204]+[.R204];10);10)=4;&quot;Sri&quot;;MOD(MOD([.N204]+[.R204];10);10)=5;&quot;Manuh&quot;;MOD(MOD([.N204]+[.R204];10);10)=6;&quot;Manusa&quot;;MOD(MOD([.N204]+[.R204];10);10)=7;&quot;Raja&quot;;MOD(MOD([.N204]+[.R204];10);10)=8;&quot;Dewa&quot;;MOD(MOD([.N204]+[.R204];10);10)=9;&quot;Raksasa&quot;)" office:value-type="string" office:string-value="Duka" calcext:value-type="string">
            <text:p>Duka</text:p>
          </table:table-cell>
          <table:table-cell table:formula="of:=COM.MICROSOFT.IFS(MOD(MOD([.N204]+[.R204];10);10)=0;5;MOD(MOD([.N204]+[.R204];10);10)=1;7;MOD(MOD([.N204]+[.R204];10);10)=2;10;MOD(MOD([.N204]+[.R204];10);10)=3;4;MOD(MOD([.N204]+[.R204];10);10)=4;6;MOD(MOD([.N204]+[.R204];10);10)=5;2;MOD(MOD([.N204]+[.R204];10);10)=6;3;MOD(MOD([.N204]+[.R204];10);10)=7;8;MOD(MOD([.N204]+[.R204];10);10)=8;9;MOD(MOD([.N204]+[.R204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[.A205]-MOD([.A205];7))/7" office:value-type="float" office:value="29" calcext:value-type="float">
            <text:p>29</text:p>
          </table:table-cell>
          <table:table-cell office:value-type="string" calcext:value-type="string">
            <text:p>Watugunung</text:p>
          </table:table-cell>
          <table:table-cell office:value-type="float" office:value="8" calcext:value-type="float">
            <text:p>8</text:p>
          </table:table-cell>
          <table:table-cell table:formula="of:=IF(MOD([.N205]+[.R205];2)=1;&quot;Luang&quot;;&quot;-&quot;)" office:value-type="string" office:string-value="Luang" calcext:value-type="string">
            <text:p>Luang</text:p>
          </table:table-cell>
          <table:table-cell table:formula="of:=IF(MOD([.N205]+[.R205];2)=1;1;0)" office:value-type="float" office:value="1" calcext:value-type="float">
            <text:p>1</text:p>
          </table:table-cell>
          <table:table-cell table:formula="of:=IF(MOD([.N205]+[.R205];2)=1;&quot;Pepet&quot;;&quot;Menga&quot;)" office:value-type="string" office:string-value="Pepet" calcext:value-type="string">
            <text:p>Pepet</text:p>
          </table:table-cell>
          <table:table-cell table:formula="of:=IF(MOD([.N205]+[.R205];2)=1;4;5)" office:value-type="float" office:value="4" calcext:value-type="float">
            <text:p>4</text:p>
          </table:table-cell>
          <table:table-cell table:formula="of:=COM.MICROSOFT.IFS(MOD([.A205];3)=0;&quot;Pasah&quot;;MOD([.A205];3)=1;&quot;Beteng&quot;;MOD([.A205];3)=2;&quot;Kajeng&quot;)" office:value-type="string" office:string-value="Kajeng" calcext:value-type="string">
            <text:p>Kajeng</text:p>
          </table:table-cell>
          <table:table-cell table:formula="of:=COM.MICROSOFT.IFS(MOD([.A205];3)=0;9;MOD([.A205];3)=1;4;MOD([.A205];3)=2;7)" office:value-type="float" office:value="7" calcext:value-type="float">
            <text:p>7</text:p>
          </table:table-cell>
          <table:table-cell table:formula="of:=COM.MICROSOFT.IFS(MOD([.A205]+2;4)=0;&quot;Sri&quot;;MOD([.A205]+2;4)=1;&quot;Laba&quot;;MOD([.A205]+2;4)=2;&quot;Jaya&quot;;MOD([.A205]+2;4)=3;&quot;Menala&quot;)" office:value-type="string" office:string-value="Laba" calcext:value-type="string">
            <text:p>Laba</text:p>
          </table:table-cell>
          <table:table-cell table:formula="of:=COM.MICROSOFT.IFS(MOD([.A205]+2;4)=0;6;MOD([.A205]+2;4)=1;5;MOD([.A205]+2;4)=2;1;MOD([.A205]+2;4)=3;8)" office:value-type="float" office:value="5" calcext:value-type="float">
            <text:p>5</text:p>
          </table:table-cell>
          <table:table-cell table:formula="of:=COM.MICROSOFT.IFS(MOD([.A205];5)=0;&quot;Pahing&quot;;MOD([.A205];5)=1;&quot;Pon&quot;;MOD([.A205];5)=2;&quot;Wage&quot;;MOD([.A205];5)=3;&quot;Kliwon&quot;;MOD([.A205];5)=4;&quot;Umanis&quot;)" office:value-type="string" office:string-value="Kliwon" calcext:value-type="string">
            <text:p>Kliwon</text:p>
          </table:table-cell>
          <table:table-cell table:formula="of:=COM.MICROSOFT.IFS(MOD([.A205];5)=0;9;MOD([.A205];5)=1;7;MOD([.A205];5)=2;4;MOD([.A205];5)=3;8;MOD([.A205];5)=4;5)" office:value-type="float" office:value="8" calcext:value-type="float">
            <text:p>8</text:p>
          </table:table-cell>
          <table:table-cell table:formula="of:=COM.MICROSOFT.IFS(MOD([.A205];6)=0;&quot;Tungleh&quot;;MOD([.A205];6)=1;&quot;Aryang&quot;;MOD([.A205];6)=2;&quot;Urukung&quot;;MOD([.A205];6)=3;&quot;Paniron&quot;;MOD([.A205];6)=4;&quot;Was&quot;;MOD([.A205];6)=5;&quot;Maulu&quot;)" office:value-type="string" office:string-value="Maulu" calcext:value-type="string">
            <text:p>Maulu</text:p>
          </table:table-cell>
          <table:table-cell table:formula="of:=COM.MICROSOFT.IFS(MOD([.A205];6)=0;7;MOD([.A205];6)=1;6;MOD([.A205];6)=2;5;MOD([.A205];6)=3;8;MOD([.A205];6)=4;9;MOD([.A205];6)=5;3)" office:value-type="float" office:value="3" calcext:value-type="float">
            <text:p>3</text:p>
          </table:table-cell>
          <table:table-cell table:formula="of:=COM.MICROSOFT.IFS(MOD([.A205];7)=0;&quot;Redite&quot;;MOD([.A205];7)=1;&quot;Soma&quot;;MOD([.A205];7)=2;&quot;Anggara&quot;;MOD([.A205];7)=3;&quot;Budha&quot;;MOD([.A205];7)=4;&quot;Wraspati&quot;;MOD([.A205];7)=5;&quot;Sukra&quot;;MOD([.A205];7);&quot;Saniscara&quot;)" office:value-type="string" office:string-value="Redite" calcext:value-type="string">
            <text:p>Redite</text:p>
          </table:table-cell>
          <table:table-cell table:formula="of:=COM.MICROSOFT.IFS(MOD([.A205];7)=0;5;MOD([.A205];7)=1;4;MOD([.A205];7)=2;3;MOD([.A205];7)=3;7;MOD([.A205];7)=4;8;MOD([.A205];7)=5;6;MOD([.A205];7);9)" office:value-type="float" office:value="5" calcext:value-type="float">
            <text:p>5</text:p>
          </table:table-cell>
          <table:table-cell table:formula="of:=COM.MICROSOFT.IFS(MOD([.A205]+6;8)=0;&quot;Sri&quot;;MOD([.A205]+6;8)=1;&quot;Indra&quot;;MOD([.A205]+6;8)=2;&quot;Guru&quot;;MOD([.A205]+6;8)=3;&quot;Yama&quot;;MOD([.A205]+6;8)=4;&quot;Ludra&quot;;MOD([.A205]+6;8)=5;&quot;Brahma&quot;;MOD([.A205]+6;8)=6;&quot;Kala&quot;;MOD([.A205]+6;8)=7;&quot;Uma&quot;)" office:value-type="string" office:string-value="Indra" calcext:value-type="string">
            <text:p>Indra</text:p>
          </table:table-cell>
          <table:table-cell table:formula="of:=COM.MICROSOFT.IFS(MOD([.A205]+6;8)=0;6;MOD([.A205]+6;8)=1;5;MOD([.A205]+6;8)=2;8;MOD([.A205]+6;8)=3;9;MOD([.A205]+6;8)=4;3;MOD([.A205]+6;8)=5;7;MOD([.A205]+6;8)=6;1;MOD([.A205]+6;8)=7;4)" office:value-type="float" office:value="5" calcext:value-type="float">
            <text:p>5</text:p>
          </table:table-cell>
          <table:table-cell table:formula="of:=COM.MICROSOFT.IFS(MOD([.A205]-3;9)=0;&quot;Dangu&quot;;MOD([.A205]-3;9)=1;&quot;Jangur&quot;;MOD([.A205]-3;9)=2;&quot;Gigis&quot;;MOD([.A205]-3;9)=3;&quot;Nohan&quot;;MOD([.A205]-3;9)=4;&quot;Ogan&quot;;MOD([.A205]-3;9)=5;&quot;Erengan&quot;;MOD([.A205]-3;9)=6;&quot;Urungan&quot;;MOD([.A205]-3;9)=7;&quot;Tulus&quot;;MOD([.A205]-3;9)=8;&quot;Dadi&quot;)" office:value-type="string" office:string-value="Gigis" calcext:value-type="string">
            <text:p>Gigis</text:p>
          </table:table-cell>
          <table:table-cell table:formula="of:=COM.MICROSOFT.IFS(MOD([.A205]-3;9)=0;5;MOD([.A205]-3;9)=1;8;MOD([.A205]-3;9)=2;9;MOD([.A205]-3;9)=3;3;MOD([.A205]-3;9)=4;7;MOD([.A205]-3;9)=5;1;MOD([.A205]-3;9)=6;4;MOD([.A205]-3;9)=7;6;MOD([.A205]-3;9)=8;8)" office:value-type="float" office:value="9" calcext:value-type="float">
            <text:p>9</text:p>
          </table:table-cell>
          <table:table-cell table:formula="of:=COM.MICROSOFT.IFS(MOD(MOD([.N205]+[.R205];10);10)=0;&quot;Pandita&quot;;MOD(MOD([.N205]+[.R205];10);10)=1;&quot;Pati&quot;;MOD(MOD([.N205]+[.R205];10);10)=2;&quot;Suka&quot;;MOD(MOD([.N205]+[.R205];10);10)=3;&quot;Duka&quot;;MOD(MOD([.N205]+[.R205];10);10)=4;&quot;Sri&quot;;MOD(MOD([.N205]+[.R205];10);10)=5;&quot;Manuh&quot;;MOD(MOD([.N205]+[.R205];10);10)=6;&quot;Manusa&quot;;MOD(MOD([.N205]+[.R205];10);10)=7;&quot;Raja&quot;;MOD(MOD([.N205]+[.R205];10);10)=8;&quot;Dewa&quot;;MOD(MOD([.N205]+[.R205];10);10)=9;&quot;Raksasa&quot;)" office:value-type="string" office:string-value="Duka" calcext:value-type="string">
            <text:p>Duka</text:p>
          </table:table-cell>
          <table:table-cell table:formula="of:=COM.MICROSOFT.IFS(MOD(MOD([.N205]+[.R205];10);10)=0;5;MOD(MOD([.N205]+[.R205];10);10)=1;7;MOD(MOD([.N205]+[.R205];10);10)=2;10;MOD(MOD([.N205]+[.R205];10);10)=3;4;MOD(MOD([.N205]+[.R205];10);10)=4;6;MOD(MOD([.N205]+[.R205];10);10)=5;2;MOD(MOD([.N205]+[.R205];10);10)=6;3;MOD(MOD([.N205]+[.R205];10);10)=7;8;MOD(MOD([.N205]+[.R205];10);10)=8;9;MOD(MOD([.N205]+[.R205];10);10)=9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206]-MOD([.A206];7))/7" office:value-type="float" office:value="29" calcext:value-type="float">
            <text:p>29</text:p>
          </table:table-cell>
          <table:table-cell office:value-type="string" calcext:value-type="string">
            <text:p>Watugunung</text:p>
          </table:table-cell>
          <table:table-cell office:value-type="float" office:value="8" calcext:value-type="float">
            <text:p>8</text:p>
          </table:table-cell>
          <table:table-cell table:formula="of:=IF(MOD([.N206]+[.R206];2)=1;&quot;Luang&quot;;&quot;-&quot;)" office:value-type="string" office:string-value="Luang" calcext:value-type="string">
            <text:p>Luang</text:p>
          </table:table-cell>
          <table:table-cell table:formula="of:=IF(MOD([.N206]+[.R206];2)=1;1;0)" office:value-type="float" office:value="1" calcext:value-type="float">
            <text:p>1</text:p>
          </table:table-cell>
          <table:table-cell table:formula="of:=IF(MOD([.N206]+[.R206];2)=1;&quot;Pepet&quot;;&quot;Menga&quot;)" office:value-type="string" office:string-value="Pepet" calcext:value-type="string">
            <text:p>Pepet</text:p>
          </table:table-cell>
          <table:table-cell table:formula="of:=IF(MOD([.N206]+[.R206];2)=1;4;5)" office:value-type="float" office:value="4" calcext:value-type="float">
            <text:p>4</text:p>
          </table:table-cell>
          <table:table-cell table:formula="of:=COM.MICROSOFT.IFS(MOD([.A206];3)=0;&quot;Pasah&quot;;MOD([.A206];3)=1;&quot;Beteng&quot;;MOD([.A206];3)=2;&quot;Kajeng&quot;)" office:value-type="string" office:string-value="Pasah" calcext:value-type="string">
            <text:p>Pasah</text:p>
          </table:table-cell>
          <table:table-cell table:formula="of:=COM.MICROSOFT.IFS(MOD([.A206];3)=0;9;MOD([.A206];3)=1;4;MOD([.A206];3)=2;7)" office:value-type="float" office:value="9" calcext:value-type="float">
            <text:p>9</text:p>
          </table:table-cell>
          <table:table-cell table:formula="of:=COM.MICROSOFT.IFS(MOD([.A206]+2;4)=0;&quot;Sri&quot;;MOD([.A206]+2;4)=1;&quot;Laba&quot;;MOD([.A206]+2;4)=2;&quot;Jaya&quot;;MOD([.A206]+2;4)=3;&quot;Menala&quot;)" office:value-type="string" office:string-value="Jaya" calcext:value-type="string">
            <text:p>Jaya</text:p>
          </table:table-cell>
          <table:table-cell table:formula="of:=COM.MICROSOFT.IFS(MOD([.A206]+2;4)=0;6;MOD([.A206]+2;4)=1;5;MOD([.A206]+2;4)=2;1;MOD([.A206]+2;4)=3;8)" office:value-type="float" office:value="1" calcext:value-type="float">
            <text:p>1</text:p>
          </table:table-cell>
          <table:table-cell table:formula="of:=COM.MICROSOFT.IFS(MOD([.A206];5)=0;&quot;Pahing&quot;;MOD([.A206];5)=1;&quot;Pon&quot;;MOD([.A206];5)=2;&quot;Wage&quot;;MOD([.A206];5)=3;&quot;Kliwon&quot;;MOD([.A206];5)=4;&quot;Umanis&quot;)" office:value-type="string" office:string-value="Umanis" calcext:value-type="string">
            <text:p>Umanis</text:p>
          </table:table-cell>
          <table:table-cell table:formula="of:=COM.MICROSOFT.IFS(MOD([.A206];5)=0;9;MOD([.A206];5)=1;7;MOD([.A206];5)=2;4;MOD([.A206];5)=3;8;MOD([.A206];5)=4;5)" office:value-type="float" office:value="5" calcext:value-type="float">
            <text:p>5</text:p>
          </table:table-cell>
          <table:table-cell table:formula="of:=COM.MICROSOFT.IFS(MOD([.A206];6)=0;&quot;Tungleh&quot;;MOD([.A206];6)=1;&quot;Aryang&quot;;MOD([.A206];6)=2;&quot;Urukung&quot;;MOD([.A206];6)=3;&quot;Paniron&quot;;MOD([.A206];6)=4;&quot;Was&quot;;MOD([.A206];6)=5;&quot;Maulu&quot;)" office:value-type="string" office:string-value="Tungleh" calcext:value-type="string">
            <text:p>Tungleh</text:p>
          </table:table-cell>
          <table:table-cell table:formula="of:=COM.MICROSOFT.IFS(MOD([.A206];6)=0;7;MOD([.A206];6)=1;6;MOD([.A206];6)=2;5;MOD([.A206];6)=3;8;MOD([.A206];6)=4;9;MOD([.A206];6)=5;3)" office:value-type="float" office:value="7" calcext:value-type="float">
            <text:p>7</text:p>
          </table:table-cell>
          <table:table-cell table:formula="of:=COM.MICROSOFT.IFS(MOD([.A206];7)=0;&quot;Redite&quot;;MOD([.A206];7)=1;&quot;Soma&quot;;MOD([.A206];7)=2;&quot;Anggara&quot;;MOD([.A206];7)=3;&quot;Budha&quot;;MOD([.A206];7)=4;&quot;Wraspati&quot;;MOD([.A206];7)=5;&quot;Sukra&quot;;MOD([.A206];7);&quot;Saniscara&quot;)" office:value-type="string" office:string-value="Soma" calcext:value-type="string">
            <text:p>Soma</text:p>
          </table:table-cell>
          <table:table-cell table:formula="of:=COM.MICROSOFT.IFS(MOD([.A206];7)=0;5;MOD([.A206];7)=1;4;MOD([.A206];7)=2;3;MOD([.A206];7)=3;7;MOD([.A206];7)=4;8;MOD([.A206];7)=5;6;MOD([.A206];7);9)" office:value-type="float" office:value="4" calcext:value-type="float">
            <text:p>4</text:p>
          </table:table-cell>
          <table:table-cell table:formula="of:=COM.MICROSOFT.IFS(MOD([.A206]+6;8)=0;&quot;Sri&quot;;MOD([.A206]+6;8)=1;&quot;Indra&quot;;MOD([.A206]+6;8)=2;&quot;Guru&quot;;MOD([.A206]+6;8)=3;&quot;Yama&quot;;MOD([.A206]+6;8)=4;&quot;Ludra&quot;;MOD([.A206]+6;8)=5;&quot;Brahma&quot;;MOD([.A206]+6;8)=6;&quot;Kala&quot;;MOD([.A206]+6;8)=7;&quot;Uma&quot;)" office:value-type="string" office:string-value="Guru" calcext:value-type="string">
            <text:p>Guru</text:p>
          </table:table-cell>
          <table:table-cell table:formula="of:=COM.MICROSOFT.IFS(MOD([.A206]+6;8)=0;6;MOD([.A206]+6;8)=1;5;MOD([.A206]+6;8)=2;8;MOD([.A206]+6;8)=3;9;MOD([.A206]+6;8)=4;3;MOD([.A206]+6;8)=5;7;MOD([.A206]+6;8)=6;1;MOD([.A206]+6;8)=7;4)" office:value-type="float" office:value="8" calcext:value-type="float">
            <text:p>8</text:p>
          </table:table-cell>
          <table:table-cell table:formula="of:=COM.MICROSOFT.IFS(MOD([.A206]-3;9)=0;&quot;Dangu&quot;;MOD([.A206]-3;9)=1;&quot;Jangur&quot;;MOD([.A206]-3;9)=2;&quot;Gigis&quot;;MOD([.A206]-3;9)=3;&quot;Nohan&quot;;MOD([.A206]-3;9)=4;&quot;Ogan&quot;;MOD([.A206]-3;9)=5;&quot;Erengan&quot;;MOD([.A206]-3;9)=6;&quot;Urungan&quot;;MOD([.A206]-3;9)=7;&quot;Tulus&quot;;MOD([.A206]-3;9)=8;&quot;Dadi&quot;)" office:value-type="string" office:string-value="Nohan" calcext:value-type="string">
            <text:p>Nohan</text:p>
          </table:table-cell>
          <table:table-cell table:formula="of:=COM.MICROSOFT.IFS(MOD([.A206]-3;9)=0;5;MOD([.A206]-3;9)=1;8;MOD([.A206]-3;9)=2;9;MOD([.A206]-3;9)=3;3;MOD([.A206]-3;9)=4;7;MOD([.A206]-3;9)=5;1;MOD([.A206]-3;9)=6;4;MOD([.A206]-3;9)=7;6;MOD([.A206]-3;9)=8;8)" office:value-type="float" office:value="3" calcext:value-type="float">
            <text:p>3</text:p>
          </table:table-cell>
          <table:table-cell table:formula="of:=COM.MICROSOFT.IFS(MOD(MOD([.N206]+[.R206];10);10)=0;&quot;Pandita&quot;;MOD(MOD([.N206]+[.R206];10);10)=1;&quot;Pati&quot;;MOD(MOD([.N206]+[.R206];10);10)=2;&quot;Suka&quot;;MOD(MOD([.N206]+[.R206];10);10)=3;&quot;Duka&quot;;MOD(MOD([.N206]+[.R206];10);10)=4;&quot;Sri&quot;;MOD(MOD([.N206]+[.R206];10);10)=5;&quot;Manuh&quot;;MOD(MOD([.N206]+[.R206];10);10)=6;&quot;Manusa&quot;;MOD(MOD([.N206]+[.R206];10);10)=7;&quot;Raja&quot;;MOD(MOD([.N206]+[.R206];10);10)=8;&quot;Dewa&quot;;MOD(MOD([.N206]+[.R206];10);10)=9;&quot;Raksasa&quot;)" office:value-type="string" office:string-value="Raksasa" calcext:value-type="string">
            <text:p>Raksasa</text:p>
          </table:table-cell>
          <table:table-cell table:formula="of:=COM.MICROSOFT.IFS(MOD(MOD([.N206]+[.R206];10);10)=0;5;MOD(MOD([.N206]+[.R206];10);10)=1;7;MOD(MOD([.N206]+[.R206];10);10)=2;10;MOD(MOD([.N206]+[.R206];10);10)=3;4;MOD(MOD([.N206]+[.R206];10);10)=4;6;MOD(MOD([.N206]+[.R206];10);10)=5;2;MOD(MOD([.N206]+[.R206];10);10)=6;3;MOD(MOD([.N206]+[.R206];10);10)=7;8;MOD(MOD([.N206]+[.R206];10);10)=8;9;MOD(MOD([.N206]+[.R206];10);10)=9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[.A207]-MOD([.A207];7))/7" office:value-type="float" office:value="29" calcext:value-type="float">
            <text:p>29</text:p>
          </table:table-cell>
          <table:table-cell office:value-type="string" calcext:value-type="string">
            <text:p>Watugunung</text:p>
          </table:table-cell>
          <table:table-cell office:value-type="float" office:value="8" calcext:value-type="float">
            <text:p>8</text:p>
          </table:table-cell>
          <table:table-cell table:formula="of:=IF(MOD([.N207]+[.R207];2)=1;&quot;Luang&quot;;&quot;-&quot;)" office:value-type="string" office:string-value="-" calcext:value-type="string">
            <text:p>-</text:p>
          </table:table-cell>
          <table:table-cell table:formula="of:=IF(MOD([.N207]+[.R207];2)=1;1;0)" office:value-type="float" office:value="0" calcext:value-type="float">
            <text:p>0</text:p>
          </table:table-cell>
          <table:table-cell table:formula="of:=IF(MOD([.N207]+[.R207];2)=1;&quot;Pepet&quot;;&quot;Menga&quot;)" office:value-type="string" office:string-value="Menga" calcext:value-type="string">
            <text:p>Menga</text:p>
          </table:table-cell>
          <table:table-cell table:formula="of:=IF(MOD([.N207]+[.R207];2)=1;4;5)" office:value-type="float" office:value="5" calcext:value-type="float">
            <text:p>5</text:p>
          </table:table-cell>
          <table:table-cell table:formula="of:=COM.MICROSOFT.IFS(MOD([.A207];3)=0;&quot;Pasah&quot;;MOD([.A207];3)=1;&quot;Beteng&quot;;MOD([.A207];3)=2;&quot;Kajeng&quot;)" office:value-type="string" office:string-value="Beteng" calcext:value-type="string">
            <text:p>Beteng</text:p>
          </table:table-cell>
          <table:table-cell table:formula="of:=COM.MICROSOFT.IFS(MOD([.A207];3)=0;9;MOD([.A207];3)=1;4;MOD([.A207];3)=2;7)" office:value-type="float" office:value="4" calcext:value-type="float">
            <text:p>4</text:p>
          </table:table-cell>
          <table:table-cell table:formula="of:=COM.MICROSOFT.IFS(MOD([.A207]+2;4)=0;&quot;Sri&quot;;MOD([.A207]+2;4)=1;&quot;Laba&quot;;MOD([.A207]+2;4)=2;&quot;Jaya&quot;;MOD([.A207]+2;4)=3;&quot;Menala&quot;)" office:value-type="string" office:string-value="Menala" calcext:value-type="string">
            <text:p>Menala</text:p>
          </table:table-cell>
          <table:table-cell table:formula="of:=COM.MICROSOFT.IFS(MOD([.A207]+2;4)=0;6;MOD([.A207]+2;4)=1;5;MOD([.A207]+2;4)=2;1;MOD([.A207]+2;4)=3;8)" office:value-type="float" office:value="8" calcext:value-type="float">
            <text:p>8</text:p>
          </table:table-cell>
          <table:table-cell table:formula="of:=COM.MICROSOFT.IFS(MOD([.A207];5)=0;&quot;Pahing&quot;;MOD([.A207];5)=1;&quot;Pon&quot;;MOD([.A207];5)=2;&quot;Wage&quot;;MOD([.A207];5)=3;&quot;Kliwon&quot;;MOD([.A207];5)=4;&quot;Umanis&quot;)" office:value-type="string" office:string-value="Pahing" calcext:value-type="string">
            <text:p>Pahing</text:p>
          </table:table-cell>
          <table:table-cell table:formula="of:=COM.MICROSOFT.IFS(MOD([.A207];5)=0;9;MOD([.A207];5)=1;7;MOD([.A207];5)=2;4;MOD([.A207];5)=3;8;MOD([.A207];5)=4;5)" office:value-type="float" office:value="9" calcext:value-type="float">
            <text:p>9</text:p>
          </table:table-cell>
          <table:table-cell table:formula="of:=COM.MICROSOFT.IFS(MOD([.A207];6)=0;&quot;Tungleh&quot;;MOD([.A207];6)=1;&quot;Aryang&quot;;MOD([.A207];6)=2;&quot;Urukung&quot;;MOD([.A207];6)=3;&quot;Paniron&quot;;MOD([.A207];6)=4;&quot;Was&quot;;MOD([.A207];6)=5;&quot;Maulu&quot;)" office:value-type="string" office:string-value="Aryang" calcext:value-type="string">
            <text:p>Aryang</text:p>
          </table:table-cell>
          <table:table-cell table:formula="of:=COM.MICROSOFT.IFS(MOD([.A207];6)=0;7;MOD([.A207];6)=1;6;MOD([.A207];6)=2;5;MOD([.A207];6)=3;8;MOD([.A207];6)=4;9;MOD([.A207];6)=5;3)" office:value-type="float" office:value="6" calcext:value-type="float">
            <text:p>6</text:p>
          </table:table-cell>
          <table:table-cell table:formula="of:=COM.MICROSOFT.IFS(MOD([.A207];7)=0;&quot;Redite&quot;;MOD([.A207];7)=1;&quot;Soma&quot;;MOD([.A207];7)=2;&quot;Anggara&quot;;MOD([.A207];7)=3;&quot;Budha&quot;;MOD([.A207];7)=4;&quot;Wraspati&quot;;MOD([.A207];7)=5;&quot;Sukra&quot;;MOD([.A207];7);&quot;Saniscara&quot;)" office:value-type="string" office:string-value="Anggara" calcext:value-type="string">
            <text:p>Anggara</text:p>
          </table:table-cell>
          <table:table-cell table:formula="of:=COM.MICROSOFT.IFS(MOD([.A207];7)=0;5;MOD([.A207];7)=1;4;MOD([.A207];7)=2;3;MOD([.A207];7)=3;7;MOD([.A207];7)=4;8;MOD([.A207];7)=5;6;MOD([.A207];7);9)" office:value-type="float" office:value="3" calcext:value-type="float">
            <text:p>3</text:p>
          </table:table-cell>
          <table:table-cell table:formula="of:=COM.MICROSOFT.IFS(MOD([.A207]+6;8)=0;&quot;Sri&quot;;MOD([.A207]+6;8)=1;&quot;Indra&quot;;MOD([.A207]+6;8)=2;&quot;Guru&quot;;MOD([.A207]+6;8)=3;&quot;Yama&quot;;MOD([.A207]+6;8)=4;&quot;Ludra&quot;;MOD([.A207]+6;8)=5;&quot;Brahma&quot;;MOD([.A207]+6;8)=6;&quot;Kala&quot;;MOD([.A207]+6;8)=7;&quot;Uma&quot;)" office:value-type="string" office:string-value="Yama" calcext:value-type="string">
            <text:p>Yama</text:p>
          </table:table-cell>
          <table:table-cell table:formula="of:=COM.MICROSOFT.IFS(MOD([.A207]+6;8)=0;6;MOD([.A207]+6;8)=1;5;MOD([.A207]+6;8)=2;8;MOD([.A207]+6;8)=3;9;MOD([.A207]+6;8)=4;3;MOD([.A207]+6;8)=5;7;MOD([.A207]+6;8)=6;1;MOD([.A207]+6;8)=7;4)" office:value-type="float" office:value="9" calcext:value-type="float">
            <text:p>9</text:p>
          </table:table-cell>
          <table:table-cell table:formula="of:=COM.MICROSOFT.IFS(MOD([.A207]-3;9)=0;&quot;Dangu&quot;;MOD([.A207]-3;9)=1;&quot;Jangur&quot;;MOD([.A207]-3;9)=2;&quot;Gigis&quot;;MOD([.A207]-3;9)=3;&quot;Nohan&quot;;MOD([.A207]-3;9)=4;&quot;Ogan&quot;;MOD([.A207]-3;9)=5;&quot;Erengan&quot;;MOD([.A207]-3;9)=6;&quot;Urungan&quot;;MOD([.A207]-3;9)=7;&quot;Tulus&quot;;MOD([.A207]-3;9)=8;&quot;Dadi&quot;)" office:value-type="string" office:string-value="Ogan" calcext:value-type="string">
            <text:p>Ogan</text:p>
          </table:table-cell>
          <table:table-cell table:formula="of:=COM.MICROSOFT.IFS(MOD([.A207]-3;9)=0;5;MOD([.A207]-3;9)=1;8;MOD([.A207]-3;9)=2;9;MOD([.A207]-3;9)=3;3;MOD([.A207]-3;9)=4;7;MOD([.A207]-3;9)=5;1;MOD([.A207]-3;9)=6;4;MOD([.A207]-3;9)=7;6;MOD([.A207]-3;9)=8;8)" office:value-type="float" office:value="7" calcext:value-type="float">
            <text:p>7</text:p>
          </table:table-cell>
          <table:table-cell table:formula="of:=COM.MICROSOFT.IFS(MOD(MOD([.N207]+[.R207];10);10)=0;&quot;Pandita&quot;;MOD(MOD([.N207]+[.R207];10);10)=1;&quot;Pati&quot;;MOD(MOD([.N207]+[.R207];10);10)=2;&quot;Suka&quot;;MOD(MOD([.N207]+[.R207];10);10)=3;&quot;Duka&quot;;MOD(MOD([.N207]+[.R207];10);10)=4;&quot;Sri&quot;;MOD(MOD([.N207]+[.R207];10);10)=5;&quot;Manuh&quot;;MOD(MOD([.N207]+[.R207];10);10)=6;&quot;Manusa&quot;;MOD(MOD([.N207]+[.R207];10);10)=7;&quot;Raja&quot;;MOD(MOD([.N207]+[.R207];10);10)=8;&quot;Dewa&quot;;MOD(MOD([.N207]+[.R207];10);10)=9;&quot;Raksasa&quot;)" office:value-type="string" office:string-value="Suka" calcext:value-type="string">
            <text:p>Suka</text:p>
          </table:table-cell>
          <table:table-cell table:formula="of:=COM.MICROSOFT.IFS(MOD(MOD([.N207]+[.R207];10);10)=0;5;MOD(MOD([.N207]+[.R207];10);10)=1;7;MOD(MOD([.N207]+[.R207];10);10)=2;10;MOD(MOD([.N207]+[.R207];10);10)=3;4;MOD(MOD([.N207]+[.R207];10);10)=4;6;MOD(MOD([.N207]+[.R207];10);10)=5;2;MOD(MOD([.N207]+[.R207];10);10)=6;3;MOD(MOD([.N207]+[.R207];10);10)=7;8;MOD(MOD([.N207]+[.R207];10);10)=8;9;MOD(MOD([.N207]+[.R207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[.A208]-MOD([.A208];7))/7" office:value-type="float" office:value="29" calcext:value-type="float">
            <text:p>29</text:p>
          </table:table-cell>
          <table:table-cell office:value-type="string" calcext:value-type="string">
            <text:p>Watugunung</text:p>
          </table:table-cell>
          <table:table-cell office:value-type="float" office:value="8" calcext:value-type="float">
            <text:p>8</text:p>
          </table:table-cell>
          <table:table-cell table:formula="of:=IF(MOD([.N208]+[.R208];2)=1;&quot;Luang&quot;;&quot;-&quot;)" office:value-type="string" office:string-value="-" calcext:value-type="string">
            <text:p>-</text:p>
          </table:table-cell>
          <table:table-cell table:formula="of:=IF(MOD([.N208]+[.R208];2)=1;1;0)" office:value-type="float" office:value="0" calcext:value-type="float">
            <text:p>0</text:p>
          </table:table-cell>
          <table:table-cell table:formula="of:=IF(MOD([.N208]+[.R208];2)=1;&quot;Pepet&quot;;&quot;Menga&quot;)" office:value-type="string" office:string-value="Menga" calcext:value-type="string">
            <text:p>Menga</text:p>
          </table:table-cell>
          <table:table-cell table:formula="of:=IF(MOD([.N208]+[.R208];2)=1;4;5)" office:value-type="float" office:value="5" calcext:value-type="float">
            <text:p>5</text:p>
          </table:table-cell>
          <table:table-cell table:formula="of:=COM.MICROSOFT.IFS(MOD([.A208];3)=0;&quot;Pasah&quot;;MOD([.A208];3)=1;&quot;Beteng&quot;;MOD([.A208];3)=2;&quot;Kajeng&quot;)" office:value-type="string" office:string-value="Kajeng" calcext:value-type="string">
            <text:p>Kajeng</text:p>
          </table:table-cell>
          <table:table-cell table:formula="of:=COM.MICROSOFT.IFS(MOD([.A208];3)=0;9;MOD([.A208];3)=1;4;MOD([.A208];3)=2;7)" office:value-type="float" office:value="7" calcext:value-type="float">
            <text:p>7</text:p>
          </table:table-cell>
          <table:table-cell table:formula="of:=COM.MICROSOFT.IFS(MOD([.A208]+2;4)=0;&quot;Sri&quot;;MOD([.A208]+2;4)=1;&quot;Laba&quot;;MOD([.A208]+2;4)=2;&quot;Jaya&quot;;MOD([.A208]+2;4)=3;&quot;Menala&quot;)" office:value-type="string" office:string-value="Sri" calcext:value-type="string">
            <text:p>Sri</text:p>
          </table:table-cell>
          <table:table-cell table:formula="of:=COM.MICROSOFT.IFS(MOD([.A208]+2;4)=0;6;MOD([.A208]+2;4)=1;5;MOD([.A208]+2;4)=2;1;MOD([.A208]+2;4)=3;8)" office:value-type="float" office:value="6" calcext:value-type="float">
            <text:p>6</text:p>
          </table:table-cell>
          <table:table-cell table:formula="of:=COM.MICROSOFT.IFS(MOD([.A208];5)=0;&quot;Pahing&quot;;MOD([.A208];5)=1;&quot;Pon&quot;;MOD([.A208];5)=2;&quot;Wage&quot;;MOD([.A208];5)=3;&quot;Kliwon&quot;;MOD([.A208];5)=4;&quot;Umanis&quot;)" office:value-type="string" office:string-value="Pon" calcext:value-type="string">
            <text:p>Pon</text:p>
          </table:table-cell>
          <table:table-cell table:formula="of:=COM.MICROSOFT.IFS(MOD([.A208];5)=0;9;MOD([.A208];5)=1;7;MOD([.A208];5)=2;4;MOD([.A208];5)=3;8;MOD([.A208];5)=4;5)" office:value-type="float" office:value="7" calcext:value-type="float">
            <text:p>7</text:p>
          </table:table-cell>
          <table:table-cell table:formula="of:=COM.MICROSOFT.IFS(MOD([.A208];6)=0;&quot;Tungleh&quot;;MOD([.A208];6)=1;&quot;Aryang&quot;;MOD([.A208];6)=2;&quot;Urukung&quot;;MOD([.A208];6)=3;&quot;Paniron&quot;;MOD([.A208];6)=4;&quot;Was&quot;;MOD([.A208];6)=5;&quot;Maulu&quot;)" office:value-type="string" office:string-value="Urukung" calcext:value-type="string">
            <text:p>Urukung</text:p>
          </table:table-cell>
          <table:table-cell table:formula="of:=COM.MICROSOFT.IFS(MOD([.A208];6)=0;7;MOD([.A208];6)=1;6;MOD([.A208];6)=2;5;MOD([.A208];6)=3;8;MOD([.A208];6)=4;9;MOD([.A208];6)=5;3)" office:value-type="float" office:value="5" calcext:value-type="float">
            <text:p>5</text:p>
          </table:table-cell>
          <table:table-cell table:formula="of:=COM.MICROSOFT.IFS(MOD([.A208];7)=0;&quot;Redite&quot;;MOD([.A208];7)=1;&quot;Soma&quot;;MOD([.A208];7)=2;&quot;Anggara&quot;;MOD([.A208];7)=3;&quot;Budha&quot;;MOD([.A208];7)=4;&quot;Wraspati&quot;;MOD([.A208];7)=5;&quot;Sukra&quot;;MOD([.A208];7);&quot;Saniscara&quot;)" office:value-type="string" office:string-value="Budha" calcext:value-type="string">
            <text:p>Budha</text:p>
          </table:table-cell>
          <table:table-cell table:formula="of:=COM.MICROSOFT.IFS(MOD([.A208];7)=0;5;MOD([.A208];7)=1;4;MOD([.A208];7)=2;3;MOD([.A208];7)=3;7;MOD([.A208];7)=4;8;MOD([.A208];7)=5;6;MOD([.A208];7);9)" office:value-type="float" office:value="7" calcext:value-type="float">
            <text:p>7</text:p>
          </table:table-cell>
          <table:table-cell table:formula="of:=COM.MICROSOFT.IFS(MOD([.A208]+6;8)=0;&quot;Sri&quot;;MOD([.A208]+6;8)=1;&quot;Indra&quot;;MOD([.A208]+6;8)=2;&quot;Guru&quot;;MOD([.A208]+6;8)=3;&quot;Yama&quot;;MOD([.A208]+6;8)=4;&quot;Ludra&quot;;MOD([.A208]+6;8)=5;&quot;Brahma&quot;;MOD([.A208]+6;8)=6;&quot;Kala&quot;;MOD([.A208]+6;8)=7;&quot;Uma&quot;)" office:value-type="string" office:string-value="Ludra" calcext:value-type="string">
            <text:p>Ludra</text:p>
          </table:table-cell>
          <table:table-cell table:formula="of:=COM.MICROSOFT.IFS(MOD([.A208]+6;8)=0;6;MOD([.A208]+6;8)=1;5;MOD([.A208]+6;8)=2;8;MOD([.A208]+6;8)=3;9;MOD([.A208]+6;8)=4;3;MOD([.A208]+6;8)=5;7;MOD([.A208]+6;8)=6;1;MOD([.A208]+6;8)=7;4)" office:value-type="float" office:value="3" calcext:value-type="float">
            <text:p>3</text:p>
          </table:table-cell>
          <table:table-cell table:formula="of:=COM.MICROSOFT.IFS(MOD([.A208]-3;9)=0;&quot;Dangu&quot;;MOD([.A208]-3;9)=1;&quot;Jangur&quot;;MOD([.A208]-3;9)=2;&quot;Gigis&quot;;MOD([.A208]-3;9)=3;&quot;Nohan&quot;;MOD([.A208]-3;9)=4;&quot;Ogan&quot;;MOD([.A208]-3;9)=5;&quot;Erengan&quot;;MOD([.A208]-3;9)=6;&quot;Urungan&quot;;MOD([.A208]-3;9)=7;&quot;Tulus&quot;;MOD([.A208]-3;9)=8;&quot;Dadi&quot;)" office:value-type="string" office:string-value="Erengan" calcext:value-type="string">
            <text:p>Erengan</text:p>
          </table:table-cell>
          <table:table-cell table:formula="of:=COM.MICROSOFT.IFS(MOD([.A208]-3;9)=0;5;MOD([.A208]-3;9)=1;8;MOD([.A208]-3;9)=2;9;MOD([.A208]-3;9)=3;3;MOD([.A208]-3;9)=4;7;MOD([.A208]-3;9)=5;1;MOD([.A208]-3;9)=6;4;MOD([.A208]-3;9)=7;6;MOD([.A208]-3;9)=8;8)" office:value-type="float" office:value="1" calcext:value-type="float">
            <text:p>1</text:p>
          </table:table-cell>
          <table:table-cell table:formula="of:=COM.MICROSOFT.IFS(MOD(MOD([.N208]+[.R208];10);10)=0;&quot;Pandita&quot;;MOD(MOD([.N208]+[.R208];10);10)=1;&quot;Pati&quot;;MOD(MOD([.N208]+[.R208];10);10)=2;&quot;Suka&quot;;MOD(MOD([.N208]+[.R208];10);10)=3;&quot;Duka&quot;;MOD(MOD([.N208]+[.R208];10);10)=4;&quot;Sri&quot;;MOD(MOD([.N208]+[.R208];10);10)=5;&quot;Manuh&quot;;MOD(MOD([.N208]+[.R208];10);10)=6;&quot;Manusa&quot;;MOD(MOD([.N208]+[.R208];10);10)=7;&quot;Raja&quot;;MOD(MOD([.N208]+[.R208];10);10)=8;&quot;Dewa&quot;;MOD(MOD([.N208]+[.R208];10);10)=9;&quot;Raksasa&quot;)" office:value-type="string" office:string-value="Sri" calcext:value-type="string">
            <text:p>Sri</text:p>
          </table:table-cell>
          <table:table-cell table:formula="of:=COM.MICROSOFT.IFS(MOD(MOD([.N208]+[.R208];10);10)=0;5;MOD(MOD([.N208]+[.R208];10);10)=1;7;MOD(MOD([.N208]+[.R208];10);10)=2;10;MOD(MOD([.N208]+[.R208];10);10)=3;4;MOD(MOD([.N208]+[.R208];10);10)=4;6;MOD(MOD([.N208]+[.R208];10);10)=5;2;MOD(MOD([.N208]+[.R208];10);10)=6;3;MOD(MOD([.N208]+[.R208];10);10)=7;8;MOD(MOD([.N208]+[.R208];10);10)=8;9;MOD(MOD([.N208]+[.R208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A209]-MOD([.A209];7))/7" office:value-type="float" office:value="29" calcext:value-type="float">
            <text:p>29</text:p>
          </table:table-cell>
          <table:table-cell office:value-type="string" calcext:value-type="string">
            <text:p>Watugunung</text:p>
          </table:table-cell>
          <table:table-cell office:value-type="float" office:value="8" calcext:value-type="float">
            <text:p>8</text:p>
          </table:table-cell>
          <table:table-cell table:formula="of:=IF(MOD([.N209]+[.R209];2)=1;&quot;Luang&quot;;&quot;-&quot;)" office:value-type="string" office:string-value="-" calcext:value-type="string">
            <text:p>-</text:p>
          </table:table-cell>
          <table:table-cell table:formula="of:=IF(MOD([.N209]+[.R209];2)=1;1;0)" office:value-type="float" office:value="0" calcext:value-type="float">
            <text:p>0</text:p>
          </table:table-cell>
          <table:table-cell table:formula="of:=IF(MOD([.N209]+[.R209];2)=1;&quot;Pepet&quot;;&quot;Menga&quot;)" office:value-type="string" office:string-value="Menga" calcext:value-type="string">
            <text:p>Menga</text:p>
          </table:table-cell>
          <table:table-cell table:formula="of:=IF(MOD([.N209]+[.R209];2)=1;4;5)" office:value-type="float" office:value="5" calcext:value-type="float">
            <text:p>5</text:p>
          </table:table-cell>
          <table:table-cell table:formula="of:=COM.MICROSOFT.IFS(MOD([.A209];3)=0;&quot;Pasah&quot;;MOD([.A209];3)=1;&quot;Beteng&quot;;MOD([.A209];3)=2;&quot;Kajeng&quot;)" office:value-type="string" office:string-value="Pasah" calcext:value-type="string">
            <text:p>Pasah</text:p>
          </table:table-cell>
          <table:table-cell table:formula="of:=COM.MICROSOFT.IFS(MOD([.A209];3)=0;9;MOD([.A209];3)=1;4;MOD([.A209];3)=2;7)" office:value-type="float" office:value="9" calcext:value-type="float">
            <text:p>9</text:p>
          </table:table-cell>
          <table:table-cell table:formula="of:=COM.MICROSOFT.IFS(MOD([.A209]+2;4)=0;&quot;Sri&quot;;MOD([.A209]+2;4)=1;&quot;Laba&quot;;MOD([.A209]+2;4)=2;&quot;Jaya&quot;;MOD([.A209]+2;4)=3;&quot;Menala&quot;)" office:value-type="string" office:string-value="Laba" calcext:value-type="string">
            <text:p>Laba</text:p>
          </table:table-cell>
          <table:table-cell table:formula="of:=COM.MICROSOFT.IFS(MOD([.A209]+2;4)=0;6;MOD([.A209]+2;4)=1;5;MOD([.A209]+2;4)=2;1;MOD([.A209]+2;4)=3;8)" office:value-type="float" office:value="5" calcext:value-type="float">
            <text:p>5</text:p>
          </table:table-cell>
          <table:table-cell table:formula="of:=COM.MICROSOFT.IFS(MOD([.A209];5)=0;&quot;Pahing&quot;;MOD([.A209];5)=1;&quot;Pon&quot;;MOD([.A209];5)=2;&quot;Wage&quot;;MOD([.A209];5)=3;&quot;Kliwon&quot;;MOD([.A209];5)=4;&quot;Umanis&quot;)" office:value-type="string" office:string-value="Wage" calcext:value-type="string">
            <text:p>Wage</text:p>
          </table:table-cell>
          <table:table-cell table:formula="of:=COM.MICROSOFT.IFS(MOD([.A209];5)=0;9;MOD([.A209];5)=1;7;MOD([.A209];5)=2;4;MOD([.A209];5)=3;8;MOD([.A209];5)=4;5)" office:value-type="float" office:value="4" calcext:value-type="float">
            <text:p>4</text:p>
          </table:table-cell>
          <table:table-cell table:formula="of:=COM.MICROSOFT.IFS(MOD([.A209];6)=0;&quot;Tungleh&quot;;MOD([.A209];6)=1;&quot;Aryang&quot;;MOD([.A209];6)=2;&quot;Urukung&quot;;MOD([.A209];6)=3;&quot;Paniron&quot;;MOD([.A209];6)=4;&quot;Was&quot;;MOD([.A209];6)=5;&quot;Maulu&quot;)" office:value-type="string" office:string-value="Paniron" calcext:value-type="string">
            <text:p>Paniron</text:p>
          </table:table-cell>
          <table:table-cell table:formula="of:=COM.MICROSOFT.IFS(MOD([.A209];6)=0;7;MOD([.A209];6)=1;6;MOD([.A209];6)=2;5;MOD([.A209];6)=3;8;MOD([.A209];6)=4;9;MOD([.A209];6)=5;3)" office:value-type="float" office:value="8" calcext:value-type="float">
            <text:p>8</text:p>
          </table:table-cell>
          <table:table-cell table:formula="of:=COM.MICROSOFT.IFS(MOD([.A209];7)=0;&quot;Redite&quot;;MOD([.A209];7)=1;&quot;Soma&quot;;MOD([.A209];7)=2;&quot;Anggara&quot;;MOD([.A209];7)=3;&quot;Budha&quot;;MOD([.A209];7)=4;&quot;Wraspati&quot;;MOD([.A209];7)=5;&quot;Sukra&quot;;MOD([.A209];7);&quot;Saniscara&quot;)" office:value-type="string" office:string-value="Wraspati" calcext:value-type="string">
            <text:p>Wraspati</text:p>
          </table:table-cell>
          <table:table-cell table:formula="of:=COM.MICROSOFT.IFS(MOD([.A209];7)=0;5;MOD([.A209];7)=1;4;MOD([.A209];7)=2;3;MOD([.A209];7)=3;7;MOD([.A209];7)=4;8;MOD([.A209];7)=5;6;MOD([.A209];7);9)" office:value-type="float" office:value="8" calcext:value-type="float">
            <text:p>8</text:p>
          </table:table-cell>
          <table:table-cell table:formula="of:=COM.MICROSOFT.IFS(MOD([.A209]+6;8)=0;&quot;Sri&quot;;MOD([.A209]+6;8)=1;&quot;Indra&quot;;MOD([.A209]+6;8)=2;&quot;Guru&quot;;MOD([.A209]+6;8)=3;&quot;Yama&quot;;MOD([.A209]+6;8)=4;&quot;Ludra&quot;;MOD([.A209]+6;8)=5;&quot;Brahma&quot;;MOD([.A209]+6;8)=6;&quot;Kala&quot;;MOD([.A209]+6;8)=7;&quot;Uma&quot;)" office:value-type="string" office:string-value="Brahma" calcext:value-type="string">
            <text:p>Brahma</text:p>
          </table:table-cell>
          <table:table-cell table:formula="of:=COM.MICROSOFT.IFS(MOD([.A209]+6;8)=0;6;MOD([.A209]+6;8)=1;5;MOD([.A209]+6;8)=2;8;MOD([.A209]+6;8)=3;9;MOD([.A209]+6;8)=4;3;MOD([.A209]+6;8)=5;7;MOD([.A209]+6;8)=6;1;MOD([.A209]+6;8)=7;4)" office:value-type="float" office:value="7" calcext:value-type="float">
            <text:p>7</text:p>
          </table:table-cell>
          <table:table-cell table:formula="of:=COM.MICROSOFT.IFS(MOD([.A209]-3;9)=0;&quot;Dangu&quot;;MOD([.A209]-3;9)=1;&quot;Jangur&quot;;MOD([.A209]-3;9)=2;&quot;Gigis&quot;;MOD([.A209]-3;9)=3;&quot;Nohan&quot;;MOD([.A209]-3;9)=4;&quot;Ogan&quot;;MOD([.A209]-3;9)=5;&quot;Erengan&quot;;MOD([.A209]-3;9)=6;&quot;Urungan&quot;;MOD([.A209]-3;9)=7;&quot;Tulus&quot;;MOD([.A209]-3;9)=8;&quot;Dadi&quot;)" office:value-type="string" office:string-value="Urungan" calcext:value-type="string">
            <text:p>Urungan</text:p>
          </table:table-cell>
          <table:table-cell table:formula="of:=COM.MICROSOFT.IFS(MOD([.A209]-3;9)=0;5;MOD([.A209]-3;9)=1;8;MOD([.A209]-3;9)=2;9;MOD([.A209]-3;9)=3;3;MOD([.A209]-3;9)=4;7;MOD([.A209]-3;9)=5;1;MOD([.A209]-3;9)=6;4;MOD([.A209]-3;9)=7;6;MOD([.A209]-3;9)=8;8)" office:value-type="float" office:value="4" calcext:value-type="float">
            <text:p>4</text:p>
          </table:table-cell>
          <table:table-cell table:formula="of:=COM.MICROSOFT.IFS(MOD(MOD([.N209]+[.R209];10);10)=0;&quot;Pandita&quot;;MOD(MOD([.N209]+[.R209];10);10)=1;&quot;Pati&quot;;MOD(MOD([.N209]+[.R209];10);10)=2;&quot;Suka&quot;;MOD(MOD([.N209]+[.R209];10);10)=3;&quot;Duka&quot;;MOD(MOD([.N209]+[.R209];10);10)=4;&quot;Sri&quot;;MOD(MOD([.N209]+[.R209];10);10)=5;&quot;Manuh&quot;;MOD(MOD([.N209]+[.R209];10);10)=6;&quot;Manusa&quot;;MOD(MOD([.N209]+[.R209];10);10)=7;&quot;Raja&quot;;MOD(MOD([.N209]+[.R209];10);10)=8;&quot;Dewa&quot;;MOD(MOD([.N209]+[.R209];10);10)=9;&quot;Raksasa&quot;)" office:value-type="string" office:string-value="Suka" calcext:value-type="string">
            <text:p>Suka</text:p>
          </table:table-cell>
          <table:table-cell table:formula="of:=COM.MICROSOFT.IFS(MOD(MOD([.N209]+[.R209];10);10)=0;5;MOD(MOD([.N209]+[.R209];10);10)=1;7;MOD(MOD([.N209]+[.R209];10);10)=2;10;MOD(MOD([.N209]+[.R209];10);10)=3;4;MOD(MOD([.N209]+[.R209];10);10)=4;6;MOD(MOD([.N209]+[.R209];10);10)=5;2;MOD(MOD([.N209]+[.R209];10);10)=6;3;MOD(MOD([.N209]+[.R209];10);10)=7;8;MOD(MOD([.N209]+[.R209];10);10)=8;9;MOD(MOD([.N209]+[.R209];10);10)=9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[.A210]-MOD([.A210];7))/7" office:value-type="float" office:value="29" calcext:value-type="float">
            <text:p>29</text:p>
          </table:table-cell>
          <table:table-cell office:value-type="string" calcext:value-type="string">
            <text:p>Watugunung</text:p>
          </table:table-cell>
          <table:table-cell office:value-type="float" office:value="8" calcext:value-type="float">
            <text:p>8</text:p>
          </table:table-cell>
          <table:table-cell table:formula="of:=IF(MOD([.N210]+[.R210];2)=1;&quot;Luang&quot;;&quot;-&quot;)" office:value-type="string" office:string-value="-" calcext:value-type="string">
            <text:p>-</text:p>
          </table:table-cell>
          <table:table-cell table:formula="of:=IF(MOD([.N210]+[.R210];2)=1;1;0)" office:value-type="float" office:value="0" calcext:value-type="float">
            <text:p>0</text:p>
          </table:table-cell>
          <table:table-cell table:formula="of:=IF(MOD([.N210]+[.R210];2)=1;&quot;Pepet&quot;;&quot;Menga&quot;)" office:value-type="string" office:string-value="Menga" calcext:value-type="string">
            <text:p>Menga</text:p>
          </table:table-cell>
          <table:table-cell table:formula="of:=IF(MOD([.N210]+[.R210];2)=1;4;5)" office:value-type="float" office:value="5" calcext:value-type="float">
            <text:p>5</text:p>
          </table:table-cell>
          <table:table-cell table:formula="of:=COM.MICROSOFT.IFS(MOD([.A210];3)=0;&quot;Pasah&quot;;MOD([.A210];3)=1;&quot;Beteng&quot;;MOD([.A210];3)=2;&quot;Kajeng&quot;)" office:value-type="string" office:string-value="Beteng" calcext:value-type="string">
            <text:p>Beteng</text:p>
          </table:table-cell>
          <table:table-cell table:formula="of:=COM.MICROSOFT.IFS(MOD([.A210];3)=0;9;MOD([.A210];3)=1;4;MOD([.A210];3)=2;7)" office:value-type="float" office:value="4" calcext:value-type="float">
            <text:p>4</text:p>
          </table:table-cell>
          <table:table-cell table:formula="of:=COM.MICROSOFT.IFS(MOD([.A210]+2;4)=0;&quot;Sri&quot;;MOD([.A210]+2;4)=1;&quot;Laba&quot;;MOD([.A210]+2;4)=2;&quot;Jaya&quot;;MOD([.A210]+2;4)=3;&quot;Menala&quot;)" office:value-type="string" office:string-value="Jaya" calcext:value-type="string">
            <text:p>Jaya</text:p>
          </table:table-cell>
          <table:table-cell table:formula="of:=COM.MICROSOFT.IFS(MOD([.A210]+2;4)=0;6;MOD([.A210]+2;4)=1;5;MOD([.A210]+2;4)=2;1;MOD([.A210]+2;4)=3;8)" office:value-type="float" office:value="1" calcext:value-type="float">
            <text:p>1</text:p>
          </table:table-cell>
          <table:table-cell table:formula="of:=COM.MICROSOFT.IFS(MOD([.A210];5)=0;&quot;Pahing&quot;;MOD([.A210];5)=1;&quot;Pon&quot;;MOD([.A210];5)=2;&quot;Wage&quot;;MOD([.A210];5)=3;&quot;Kliwon&quot;;MOD([.A210];5)=4;&quot;Umanis&quot;)" office:value-type="string" office:string-value="Kliwon" calcext:value-type="string">
            <text:p>Kliwon</text:p>
          </table:table-cell>
          <table:table-cell table:formula="of:=COM.MICROSOFT.IFS(MOD([.A210];5)=0;9;MOD([.A210];5)=1;7;MOD([.A210];5)=2;4;MOD([.A210];5)=3;8;MOD([.A210];5)=4;5)" office:value-type="float" office:value="8" calcext:value-type="float">
            <text:p>8</text:p>
          </table:table-cell>
          <table:table-cell table:formula="of:=COM.MICROSOFT.IFS(MOD([.A210];6)=0;&quot;Tungleh&quot;;MOD([.A210];6)=1;&quot;Aryang&quot;;MOD([.A210];6)=2;&quot;Urukung&quot;;MOD([.A210];6)=3;&quot;Paniron&quot;;MOD([.A210];6)=4;&quot;Was&quot;;MOD([.A210];6)=5;&quot;Maulu&quot;)" office:value-type="string" office:string-value="Was" calcext:value-type="string">
            <text:p>Was</text:p>
          </table:table-cell>
          <table:table-cell table:formula="of:=COM.MICROSOFT.IFS(MOD([.A210];6)=0;7;MOD([.A210];6)=1;6;MOD([.A210];6)=2;5;MOD([.A210];6)=3;8;MOD([.A210];6)=4;9;MOD([.A210];6)=5;3)" office:value-type="float" office:value="9" calcext:value-type="float">
            <text:p>9</text:p>
          </table:table-cell>
          <table:table-cell table:formula="of:=COM.MICROSOFT.IFS(MOD([.A210];7)=0;&quot;Redite&quot;;MOD([.A210];7)=1;&quot;Soma&quot;;MOD([.A210];7)=2;&quot;Anggara&quot;;MOD([.A210];7)=3;&quot;Budha&quot;;MOD([.A210];7)=4;&quot;Wraspati&quot;;MOD([.A210];7)=5;&quot;Sukra&quot;;MOD([.A210];7);&quot;Saniscara&quot;)" office:value-type="string" office:string-value="Sukra" calcext:value-type="string">
            <text:p>Sukra</text:p>
          </table:table-cell>
          <table:table-cell table:formula="of:=COM.MICROSOFT.IFS(MOD([.A210];7)=0;5;MOD([.A210];7)=1;4;MOD([.A210];7)=2;3;MOD([.A210];7)=3;7;MOD([.A210];7)=4;8;MOD([.A210];7)=5;6;MOD([.A210];7);9)" office:value-type="float" office:value="6" calcext:value-type="float">
            <text:p>6</text:p>
          </table:table-cell>
          <table:table-cell table:formula="of:=COM.MICROSOFT.IFS(MOD([.A210]+6;8)=0;&quot;Sri&quot;;MOD([.A210]+6;8)=1;&quot;Indra&quot;;MOD([.A210]+6;8)=2;&quot;Guru&quot;;MOD([.A210]+6;8)=3;&quot;Yama&quot;;MOD([.A210]+6;8)=4;&quot;Ludra&quot;;MOD([.A210]+6;8)=5;&quot;Brahma&quot;;MOD([.A210]+6;8)=6;&quot;Kala&quot;;MOD([.A210]+6;8)=7;&quot;Uma&quot;)" office:value-type="string" office:string-value="Kala" calcext:value-type="string">
            <text:p>Kala</text:p>
          </table:table-cell>
          <table:table-cell table:formula="of:=COM.MICROSOFT.IFS(MOD([.A210]+6;8)=0;6;MOD([.A210]+6;8)=1;5;MOD([.A210]+6;8)=2;8;MOD([.A210]+6;8)=3;9;MOD([.A210]+6;8)=4;3;MOD([.A210]+6;8)=5;7;MOD([.A210]+6;8)=6;1;MOD([.A210]+6;8)=7;4)" office:value-type="float" office:value="1" calcext:value-type="float">
            <text:p>1</text:p>
          </table:table-cell>
          <table:table-cell table:formula="of:=COM.MICROSOFT.IFS(MOD([.A210]-3;9)=0;&quot;Dangu&quot;;MOD([.A210]-3;9)=1;&quot;Jangur&quot;;MOD([.A210]-3;9)=2;&quot;Gigis&quot;;MOD([.A210]-3;9)=3;&quot;Nohan&quot;;MOD([.A210]-3;9)=4;&quot;Ogan&quot;;MOD([.A210]-3;9)=5;&quot;Erengan&quot;;MOD([.A210]-3;9)=6;&quot;Urungan&quot;;MOD([.A210]-3;9)=7;&quot;Tulus&quot;;MOD([.A210]-3;9)=8;&quot;Dadi&quot;)" office:value-type="string" office:string-value="Tulus" calcext:value-type="string">
            <text:p>Tulus</text:p>
          </table:table-cell>
          <table:table-cell table:formula="of:=COM.MICROSOFT.IFS(MOD([.A210]-3;9)=0;5;MOD([.A210]-3;9)=1;8;MOD([.A210]-3;9)=2;9;MOD([.A210]-3;9)=3;3;MOD([.A210]-3;9)=4;7;MOD([.A210]-3;9)=5;1;MOD([.A210]-3;9)=6;4;MOD([.A210]-3;9)=7;6;MOD([.A210]-3;9)=8;8)" office:value-type="float" office:value="6" calcext:value-type="float">
            <text:p>6</text:p>
          </table:table-cell>
          <table:table-cell table:formula="of:=COM.MICROSOFT.IFS(MOD(MOD([.N210]+[.R210];10);10)=0;&quot;Pandita&quot;;MOD(MOD([.N210]+[.R210];10);10)=1;&quot;Pati&quot;;MOD(MOD([.N210]+[.R210];10);10)=2;&quot;Suka&quot;;MOD(MOD([.N210]+[.R210];10);10)=3;&quot;Duka&quot;;MOD(MOD([.N210]+[.R210];10);10)=4;&quot;Sri&quot;;MOD(MOD([.N210]+[.R210];10);10)=5;&quot;Manuh&quot;;MOD(MOD([.N210]+[.R210];10);10)=6;&quot;Manusa&quot;;MOD(MOD([.N210]+[.R210];10);10)=7;&quot;Raja&quot;;MOD(MOD([.N210]+[.R210];10);10)=8;&quot;Dewa&quot;;MOD(MOD([.N210]+[.R210];10);10)=9;&quot;Raksasa&quot;)" office:value-type="string" office:string-value="Sri" calcext:value-type="string">
            <text:p>Sri</text:p>
          </table:table-cell>
          <table:table-cell table:formula="of:=COM.MICROSOFT.IFS(MOD(MOD([.N210]+[.R210];10);10)=0;5;MOD(MOD([.N210]+[.R210];10);10)=1;7;MOD(MOD([.N210]+[.R210];10);10)=2;10;MOD(MOD([.N210]+[.R210];10);10)=3;4;MOD(MOD([.N210]+[.R210];10);10)=4;6;MOD(MOD([.N210]+[.R210];10);10)=5;2;MOD(MOD([.N210]+[.R210];10);10)=6;3;MOD(MOD([.N210]+[.R210];10);10)=7;8;MOD(MOD([.N210]+[.R210];10);10)=8;9;MOD(MOD([.N210]+[.R210];10);10)=9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[.A211]-MOD([.A211];7))/7" office:value-type="float" office:value="29" calcext:value-type="float">
            <text:p>29</text:p>
          </table:table-cell>
          <table:table-cell office:value-type="string" calcext:value-type="string">
            <text:p>Watugunung</text:p>
          </table:table-cell>
          <table:table-cell office:value-type="float" office:value="8" calcext:value-type="float">
            <text:p>8</text:p>
          </table:table-cell>
          <table:table-cell table:formula="of:=IF(MOD([.N211]+[.R211];2)=1;&quot;Luang&quot;;&quot;-&quot;)" office:value-type="string" office:string-value="-" calcext:value-type="string">
            <text:p>-</text:p>
          </table:table-cell>
          <table:table-cell table:formula="of:=IF(MOD([.N211]+[.R211];2)=1;1;0)" office:value-type="float" office:value="0" calcext:value-type="float">
            <text:p>0</text:p>
          </table:table-cell>
          <table:table-cell table:formula="of:=IF(MOD([.N211]+[.R211];2)=1;&quot;Pepet&quot;;&quot;Menga&quot;)" office:value-type="string" office:string-value="Menga" calcext:value-type="string">
            <text:p>Menga</text:p>
          </table:table-cell>
          <table:table-cell table:formula="of:=IF(MOD([.N211]+[.R211];2)=1;4;5)" office:value-type="float" office:value="5" calcext:value-type="float">
            <text:p>5</text:p>
          </table:table-cell>
          <table:table-cell table:formula="of:=COM.MICROSOFT.IFS(MOD([.A211];3)=0;&quot;Pasah&quot;;MOD([.A211];3)=1;&quot;Beteng&quot;;MOD([.A211];3)=2;&quot;Kajeng&quot;)" office:value-type="string" office:string-value="Kajeng" calcext:value-type="string">
            <text:p>Kajeng</text:p>
          </table:table-cell>
          <table:table-cell table:formula="of:=COM.MICROSOFT.IFS(MOD([.A211];3)=0;9;MOD([.A211];3)=1;4;MOD([.A211];3)=2;7)" office:value-type="float" office:value="7" calcext:value-type="float">
            <text:p>7</text:p>
          </table:table-cell>
          <table:table-cell table:formula="of:=COM.MICROSOFT.IFS(MOD([.A211]+2;4)=0;&quot;Sri&quot;;MOD([.A211]+2;4)=1;&quot;Laba&quot;;MOD([.A211]+2;4)=2;&quot;Jaya&quot;;MOD([.A211]+2;4)=3;&quot;Menala&quot;)" office:value-type="string" office:string-value="Menala" calcext:value-type="string">
            <text:p>Menala</text:p>
          </table:table-cell>
          <table:table-cell table:formula="of:=COM.MICROSOFT.IFS(MOD([.A211]+2;4)=0;6;MOD([.A211]+2;4)=1;5;MOD([.A211]+2;4)=2;1;MOD([.A211]+2;4)=3;8)" office:value-type="float" office:value="8" calcext:value-type="float">
            <text:p>8</text:p>
          </table:table-cell>
          <table:table-cell table:formula="of:=COM.MICROSOFT.IFS(MOD([.A211];5)=0;&quot;Pahing&quot;;MOD([.A211];5)=1;&quot;Pon&quot;;MOD([.A211];5)=2;&quot;Wage&quot;;MOD([.A211];5)=3;&quot;Kliwon&quot;;MOD([.A211];5)=4;&quot;Umanis&quot;)" office:value-type="string" office:string-value="Umanis" calcext:value-type="string">
            <text:p>Umanis</text:p>
          </table:table-cell>
          <table:table-cell table:formula="of:=COM.MICROSOFT.IFS(MOD([.A211];5)=0;9;MOD([.A211];5)=1;7;MOD([.A211];5)=2;4;MOD([.A211];5)=3;8;MOD([.A211];5)=4;5)" office:value-type="float" office:value="5" calcext:value-type="float">
            <text:p>5</text:p>
          </table:table-cell>
          <table:table-cell table:formula="of:=COM.MICROSOFT.IFS(MOD([.A211];6)=0;&quot;Tungleh&quot;;MOD([.A211];6)=1;&quot;Aryang&quot;;MOD([.A211];6)=2;&quot;Urukung&quot;;MOD([.A211];6)=3;&quot;Paniron&quot;;MOD([.A211];6)=4;&quot;Was&quot;;MOD([.A211];6)=5;&quot;Maulu&quot;)" office:value-type="string" office:string-value="Maulu" calcext:value-type="string">
            <text:p>Maulu</text:p>
          </table:table-cell>
          <table:table-cell table:formula="of:=COM.MICROSOFT.IFS(MOD([.A211];6)=0;7;MOD([.A211];6)=1;6;MOD([.A211];6)=2;5;MOD([.A211];6)=3;8;MOD([.A211];6)=4;9;MOD([.A211];6)=5;3)" office:value-type="float" office:value="3" calcext:value-type="float">
            <text:p>3</text:p>
          </table:table-cell>
          <table:table-cell table:formula="of:=COM.MICROSOFT.IFS(MOD([.A211];7)=0;&quot;Redite&quot;;MOD([.A211];7)=1;&quot;Soma&quot;;MOD([.A211];7)=2;&quot;Anggara&quot;;MOD([.A211];7)=3;&quot;Budha&quot;;MOD([.A211];7)=4;&quot;Wraspati&quot;;MOD([.A211];7)=5;&quot;Sukra&quot;;MOD([.A211];7);&quot;Saniscara&quot;)" office:value-type="string" office:string-value="Saniscara" calcext:value-type="string">
            <text:p>Saniscara</text:p>
          </table:table-cell>
          <table:table-cell table:formula="of:=COM.MICROSOFT.IFS(MOD([.A211];7)=0;5;MOD([.A211];7)=1;4;MOD([.A211];7)=2;3;MOD([.A211];7)=3;7;MOD([.A211];7)=4;8;MOD([.A211];7)=5;6;MOD([.A211];7);9)" office:value-type="float" office:value="9" calcext:value-type="float">
            <text:p>9</text:p>
          </table:table-cell>
          <table:table-cell table:formula="of:=COM.MICROSOFT.IFS(MOD([.A211]+6;8)=0;&quot;Sri&quot;;MOD([.A211]+6;8)=1;&quot;Indra&quot;;MOD([.A211]+6;8)=2;&quot;Guru&quot;;MOD([.A211]+6;8)=3;&quot;Yama&quot;;MOD([.A211]+6;8)=4;&quot;Ludra&quot;;MOD([.A211]+6;8)=5;&quot;Brahma&quot;;MOD([.A211]+6;8)=6;&quot;Kala&quot;;MOD([.A211]+6;8)=7;&quot;Uma&quot;)" office:value-type="string" office:string-value="Uma" calcext:value-type="string">
            <text:p>Uma</text:p>
          </table:table-cell>
          <table:table-cell table:formula="of:=COM.MICROSOFT.IFS(MOD([.A211]+6;8)=0;6;MOD([.A211]+6;8)=1;5;MOD([.A211]+6;8)=2;8;MOD([.A211]+6;8)=3;9;MOD([.A211]+6;8)=4;3;MOD([.A211]+6;8)=5;7;MOD([.A211]+6;8)=6;1;MOD([.A211]+6;8)=7;4)" office:value-type="float" office:value="4" calcext:value-type="float">
            <text:p>4</text:p>
          </table:table-cell>
          <table:table-cell table:formula="of:=COM.MICROSOFT.IFS(MOD([.A211]-3;9)=0;&quot;Dangu&quot;;MOD([.A211]-3;9)=1;&quot;Jangur&quot;;MOD([.A211]-3;9)=2;&quot;Gigis&quot;;MOD([.A211]-3;9)=3;&quot;Nohan&quot;;MOD([.A211]-3;9)=4;&quot;Ogan&quot;;MOD([.A211]-3;9)=5;&quot;Erengan&quot;;MOD([.A211]-3;9)=6;&quot;Urungan&quot;;MOD([.A211]-3;9)=7;&quot;Tulus&quot;;MOD([.A211]-3;9)=8;&quot;Dadi&quot;)" office:value-type="string" office:string-value="Dadi" calcext:value-type="string">
            <text:p>Dadi</text:p>
          </table:table-cell>
          <table:table-cell table:formula="of:=COM.MICROSOFT.IFS(MOD([.A211]-3;9)=0;5;MOD([.A211]-3;9)=1;8;MOD([.A211]-3;9)=2;9;MOD([.A211]-3;9)=3;3;MOD([.A211]-3;9)=4;7;MOD([.A211]-3;9)=5;1;MOD([.A211]-3;9)=6;4;MOD([.A211]-3;9)=7;6;MOD([.A211]-3;9)=8;8)" office:value-type="float" office:value="8" calcext:value-type="float">
            <text:p>8</text:p>
          </table:table-cell>
          <table:table-cell table:formula="of:=COM.MICROSOFT.IFS(MOD(MOD([.N211]+[.R211];10);10)=0;&quot;Pandita&quot;;MOD(MOD([.N211]+[.R211];10);10)=1;&quot;Pati&quot;;MOD(MOD([.N211]+[.R211];10);10)=2;&quot;Suka&quot;;MOD(MOD([.N211]+[.R211];10);10)=3;&quot;Duka&quot;;MOD(MOD([.N211]+[.R211];10);10)=4;&quot;Sri&quot;;MOD(MOD([.N211]+[.R211];10);10)=5;&quot;Manuh&quot;;MOD(MOD([.N211]+[.R211];10);10)=6;&quot;Manusa&quot;;MOD(MOD([.N211]+[.R211];10);10)=7;&quot;Raja&quot;;MOD(MOD([.N211]+[.R211];10);10)=8;&quot;Dewa&quot;;MOD(MOD([.N211]+[.R211];10);10)=9;&quot;Raksasa&quot;)" office:value-type="string" office:string-value="Sri" calcext:value-type="string">
            <text:p>Sri</text:p>
          </table:table-cell>
          <table:table-cell table:formula="of:=COM.MICROSOFT.IFS(MOD(MOD([.N211]+[.R211];10);10)=0;5;MOD(MOD([.N211]+[.R211];10);10)=1;7;MOD(MOD([.N211]+[.R211];10);10)=2;10;MOD(MOD([.N211]+[.R211];10);10)=3;4;MOD(MOD([.N211]+[.R211];10);10)=4;6;MOD(MOD([.N211]+[.R211];10);10)=5;2;MOD(MOD([.N211]+[.R211];10);10)=6;3;MOD(MOD([.N211]+[.R211];10);10)=7;8;MOD(MOD([.N211]+[.R211];10);10)=8;9;MOD(MOD([.N211]+[.R211];10);10)=9;1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9T19:47:32.815916554</meta:creation-date>
    <dc:date>2024-06-29T22:50:12.852853963</dc:date>
    <meta:editing-duration>PT22M3S</meta:editing-duration>
    <meta:editing-cycles>6</meta:editing-cycles>
    <meta:generator>LibreOffice/6.4.7.2$Linux_X86_64 LibreOffice_project/40$Build-2</meta:generator>
    <meta:document-statistic meta:table-count="1" meta:cell-count="5064" meta:object-count="0"/>
  </office:meta>
</office:document-meta>
</file>